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43in"/>
    </style:style>
    <style:style style:name="co2" style:family="table-column">
      <style:table-column-properties fo:break-before="auto" style:column-width="1.3799in"/>
    </style:style>
    <style:style style:name="co3" style:family="table-column">
      <style:table-column-properties fo:break-before="auto" style:column-width="0.7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65in" svg:height="8.1827in" svg:x="9.4134in" svg:y="0.9764in">
            <draw:object draw:notify-on-update-of-ranges="Sheet1.D2:Sheet1.D1809 Sheet1.E2:Sheet1.E180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3"/>
          <table:table-cell office:value-type="string" calcext:value-type="string">
            <text:p><text:s/>Time (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6447360.00025" calcext:value-type="float">
            <text:p>1456447360.00025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56447360.07313" calcext:value-type="float">
            <text:p>1456447360.07313</text:p>
          </table:table-cell>
          <table:table-cell table:formula="of:=[.G2]-[.B2]" office:value-type="float" office:value="0.0728762149810791" calcext:value-type="float">
            <text:p>0.072876215</text:p>
          </table:table-cell>
          <table:table-cell table:formula="of:=MAX([.H1:.H3000])" office:value-type="float" office:value="3.62505793571472" calcext:value-type="float">
            <text:p>3.62505793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6447360.01449" calcext:value-type="float">
            <text:p>1456447360.01449</text:p>
          </table:table-cell>
          <table:table-cell office:value-type="float" office:value="1120" calcext:value-type="float">
            <text:p>1120</text:p>
          </table:table-cell>
          <table:table-cell table:formula="of:=[.B3]-[.B$2]" office:value-type="float" office:value="0.0142347812652588" calcext:value-type="float">
            <text:p>0.0142347813</text:p>
          </table:table-cell>
          <table:table-cell table:formula="of:=[.C3]/([.D3]-[.D2])" office:value-type="float" office:value="78680.5205594171" calcext:value-type="float">
            <text:p>78680.5205594171</text:p>
          </table:table-cell>
          <table:table-cell/>
          <table:table-cell office:value-type="float" office:value="1456447360.0871" calcext:value-type="float">
            <text:p>1456447360.0871</text:p>
          </table:table-cell>
          <table:table-cell table:formula="of:=[.G3]-[.B3]" office:value-type="float" office:value="0.0726115703582764" calcext:value-type="float">
            <text:p>0.07261157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6447360.02871" calcext:value-type="float">
            <text:p>1456447360.02871</text:p>
          </table:table-cell>
          <table:table-cell office:value-type="float" office:value="1120" calcext:value-type="float">
            <text:p>1120</text:p>
          </table:table-cell>
          <table:table-cell table:formula="of:=[.B4]-[.B$2]" office:value-type="float" office:value="0.0284547805786133" calcext:value-type="float">
            <text:p>0.0284547806</text:p>
          </table:table-cell>
          <table:table-cell table:formula="of:=[.C4]/([.D4]-[.D3])" office:value-type="float" office:value="78762.3104136278" calcext:value-type="float">
            <text:p>78762.3104136278</text:p>
          </table:table-cell>
          <table:table-cell/>
          <table:table-cell office:value-type="float" office:value="1456447360.10126" calcext:value-type="float">
            <text:p>1456447360.10126</text:p>
          </table:table-cell>
          <table:table-cell table:formula="of:=[.G4]-[.B4]" office:value-type="float" office:value="0.0725514888763428" calcext:value-type="float">
            <text:p>0.07255148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6447360.04287" calcext:value-type="float">
            <text:p>1456447360.04287</text:p>
          </table:table-cell>
          <table:table-cell office:value-type="float" office:value="1120" calcext:value-type="float">
            <text:p>1120</text:p>
          </table:table-cell>
          <table:table-cell table:formula="of:=[.B5]-[.B$2]" office:value-type="float" office:value="0.0426192283630371" calcext:value-type="float">
            <text:p>0.0426192284</text:p>
          </table:table-cell>
          <table:table-cell table:formula="of:=[.C5]/([.D5]-[.D4])" office:value-type="float" office:value="79071.2082141054" calcext:value-type="float">
            <text:p>79071.2082141054</text:p>
          </table:table-cell>
          <table:table-cell/>
          <table:table-cell office:value-type="float" office:value="1456447360.11858" calcext:value-type="float">
            <text:p>1456447360.11858</text:p>
          </table:table-cell>
          <table:table-cell table:formula="of:=[.G5]-[.B5]" office:value-type="float" office:value="0.0757071971893311" calcext:value-type="float">
            <text:p>0.07570719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6447360.05701" calcext:value-type="float">
            <text:p>1456447360.05701</text:p>
          </table:table-cell>
          <table:table-cell office:value-type="float" office:value="1120" calcext:value-type="float">
            <text:p>1120</text:p>
          </table:table-cell>
          <table:table-cell table:formula="of:=[.B6]-[.B$2]" office:value-type="float" office:value="0.0567610263824463" calcext:value-type="float">
            <text:p>0.0567610264</text:p>
          </table:table-cell>
          <table:table-cell table:formula="of:=[.C6]/([.D6]-[.D5])" office:value-type="float" office:value="79197.8501222288" calcext:value-type="float">
            <text:p>79197.8501222288</text:p>
          </table:table-cell>
          <table:table-cell/>
          <table:table-cell office:value-type="float" office:value="1456447360.12974" calcext:value-type="float">
            <text:p>1456447360.12974</text:p>
          </table:table-cell>
          <table:table-cell table:formula="of:=[.G6]-[.B6]" office:value-type="float" office:value="0.0727252960205078" calcext:value-type="float">
            <text:p>0.07272529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6447360.07115" calcext:value-type="float">
            <text:p>1456447360.07115</text:p>
          </table:table-cell>
          <table:table-cell office:value-type="float" office:value="1120" calcext:value-type="float">
            <text:p>1120</text:p>
          </table:table-cell>
          <table:table-cell table:formula="of:=[.B7]-[.B$2]" office:value-type="float" office:value="0.0708992481231689" calcext:value-type="float">
            <text:p>0.0708992481</text:p>
          </table:table-cell>
          <table:table-cell table:formula="of:=[.C7]/([.D7]-[.D6])" office:value-type="float" office:value="79217.8833052277" calcext:value-type="float">
            <text:p>79217.8833052277</text:p>
          </table:table-cell>
          <table:table-cell/>
          <table:table-cell office:value-type="float" office:value="1456447360.14372" calcext:value-type="float">
            <text:p>1456447360.14372</text:p>
          </table:table-cell>
          <table:table-cell table:formula="of:=[.G7]-[.B7]" office:value-type="float" office:value="0.0725669860839844" calcext:value-type="float">
            <text:p>0.072566986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6447360.08529" calcext:value-type="float">
            <text:p>1456447360.08529</text:p>
          </table:table-cell>
          <table:table-cell office:value-type="float" office:value="1120" calcext:value-type="float">
            <text:p>1120</text:p>
          </table:table-cell>
          <table:table-cell table:formula="of:=[.B8]-[.B$2]" office:value-type="float" office:value="0.0850350856781006" calcext:value-type="float">
            <text:p>0.0850350857</text:p>
          </table:table-cell>
          <table:table-cell table:formula="of:=[.C8]/([.D8]-[.D7])" office:value-type="float" office:value="79231.2443919717" calcext:value-type="float">
            <text:p>79231.2443919717</text:p>
          </table:table-cell>
          <table:table-cell/>
          <table:table-cell office:value-type="float" office:value="1456447360.15775" calcext:value-type="float">
            <text:p>1456447360.15775</text:p>
          </table:table-cell>
          <table:table-cell table:formula="of:=[.G8]-[.B8]" office:value-type="float" office:value="0.0724611282348633" calcext:value-type="float">
            <text:p>0.072461128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6447360.09942" calcext:value-type="float">
            <text:p>1456447360.09942</text:p>
          </table:table-cell>
          <table:table-cell office:value-type="float" office:value="1120" calcext:value-type="float">
            <text:p>1120</text:p>
          </table:table-cell>
          <table:table-cell table:formula="of:=[.B9]-[.B$2]" office:value-type="float" office:value="0.0991668701171875" calcext:value-type="float">
            <text:p>0.0991668701</text:p>
          </table:table-cell>
          <table:table-cell table:formula="of:=[.C9]/([.D9]-[.D8])" office:value-type="float" office:value="79253.9685860341" calcext:value-type="float">
            <text:p>79253.9685860341</text:p>
          </table:table-cell>
          <table:table-cell/>
          <table:table-cell office:value-type="float" office:value="1456447360.17179" calcext:value-type="float">
            <text:p>1456447360.17179</text:p>
          </table:table-cell>
          <table:table-cell table:formula="of:=[.G9]-[.B9]" office:value-type="float" office:value="0.0723693370819092" calcext:value-type="float">
            <text:p>0.07236933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6447360.11355" calcext:value-type="float">
            <text:p>1456447360.11355</text:p>
          </table:table-cell>
          <table:table-cell office:value-type="float" office:value="1120" calcext:value-type="float">
            <text:p>1120</text:p>
          </table:table-cell>
          <table:table-cell table:formula="of:=[.B10]-[.B$2]" office:value-type="float" office:value="0.113300323486328" calcext:value-type="float">
            <text:p>0.1133003235</text:p>
          </table:table-cell>
          <table:table-cell table:formula="of:=[.C10]/([.D10]-[.D9])" office:value-type="float" office:value="79244.6099865047" calcext:value-type="float">
            <text:p>79244.6099865047</text:p>
          </table:table-cell>
          <table:table-cell/>
          <table:table-cell office:value-type="float" office:value="1456447360.18606" calcext:value-type="float">
            <text:p>1456447360.18606</text:p>
          </table:table-cell>
          <table:table-cell table:formula="of:=[.G10]-[.B10]" office:value-type="float" office:value="0.0725059509277344" calcext:value-type="float">
            <text:p>0.072505950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447360.12769" calcext:value-type="float">
            <text:p>1456447360.12769</text:p>
          </table:table-cell>
          <table:table-cell office:value-type="float" office:value="1120" calcext:value-type="float">
            <text:p>1120</text:p>
          </table:table-cell>
          <table:table-cell table:formula="of:=[.B11]-[.B$2]" office:value-type="float" office:value="0.127433776855469" calcext:value-type="float">
            <text:p>0.1274337769</text:p>
          </table:table-cell>
          <table:table-cell table:formula="of:=[.C11]/([.D11]-[.D10])" office:value-type="float" office:value="79244.6099865047" calcext:value-type="float">
            <text:p>79244.6099865047</text:p>
          </table:table-cell>
          <table:table-cell/>
          <table:table-cell office:value-type="float" office:value="1456447360.20001" calcext:value-type="float">
            <text:p>1456447360.20001</text:p>
          </table:table-cell>
          <table:table-cell table:formula="of:=[.G11]-[.B11]" office:value-type="float" office:value="0.0723226070404053" calcext:value-type="float">
            <text:p>0.0723226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447360.14182" calcext:value-type="float">
            <text:p>1456447360.14182</text:p>
          </table:table-cell>
          <table:table-cell office:value-type="float" office:value="1120" calcext:value-type="float">
            <text:p>1120</text:p>
          </table:table-cell>
          <table:table-cell table:formula="of:=[.B12]-[.B$2]" office:value-type="float" office:value="0.141564846038818" calcext:value-type="float">
            <text:p>0.141564846</text:p>
          </table:table-cell>
          <table:table-cell table:formula="of:=[.C12]/([.D12]-[.D11])" office:value-type="float" office:value="79257.9800911085" calcext:value-type="float">
            <text:p>79257.9800911085</text:p>
          </table:table-cell>
          <table:table-cell/>
          <table:table-cell office:value-type="float" office:value="1456447360.21422" calcext:value-type="float">
            <text:p>1456447360.21422</text:p>
          </table:table-cell>
          <table:table-cell table:formula="of:=[.G12]-[.B12]" office:value-type="float" office:value="0.0724015235900879" calcext:value-type="float">
            <text:p>0.072401523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447360.15596" calcext:value-type="float">
            <text:p>1456447360.15596</text:p>
          </table:table-cell>
          <table:table-cell office:value-type="float" office:value="1120" calcext:value-type="float">
            <text:p>1120</text:p>
          </table:table-cell>
          <table:table-cell table:formula="of:=[.B13]-[.B$2]" office:value-type="float" office:value="0.15570330619812" calcext:value-type="float">
            <text:p>0.1557033062</text:p>
          </table:table-cell>
          <table:table-cell table:formula="of:=[.C13]/([.D13]-[.D12])" office:value-type="float" office:value="79216.5474443939" calcext:value-type="float">
            <text:p>79216.5474443939</text:p>
          </table:table-cell>
          <table:table-cell/>
          <table:table-cell office:value-type="float" office:value="1456447360.22852" calcext:value-type="float">
            <text:p>1456447360.22852</text:p>
          </table:table-cell>
          <table:table-cell table:formula="of:=[.G13]-[.B13]" office:value-type="float" office:value="0.0725629329681397" calcext:value-type="float">
            <text:p>0.07256293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447360.17009" calcext:value-type="float">
            <text:p>1456447360.17009</text:p>
          </table:table-cell>
          <table:table-cell office:value-type="float" office:value="1120" calcext:value-type="float">
            <text:p>1120</text:p>
          </table:table-cell>
          <table:table-cell table:formula="of:=[.B14]-[.B$2]" office:value-type="float" office:value="0.169837713241577" calcext:value-type="float">
            <text:p>0.1698377132</text:p>
          </table:table-cell>
          <table:table-cell table:formula="of:=[.C14]/([.D14]-[.D13])" office:value-type="float" office:value="79239.2632076108" calcext:value-type="float">
            <text:p>79239.2632076108</text:p>
          </table:table-cell>
          <table:table-cell/>
          <table:table-cell office:value-type="float" office:value="1456447360.24259" calcext:value-type="float">
            <text:p>1456447360.24259</text:p>
          </table:table-cell>
          <table:table-cell table:formula="of:=[.G14]-[.B14]" office:value-type="float" office:value="0.0724985599517822" calcext:value-type="float">
            <text:p>0.0724985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447360.18422" calcext:value-type="float">
            <text:p>1456447360.18422</text:p>
          </table:table-cell>
          <table:table-cell office:value-type="float" office:value="1120" calcext:value-type="float">
            <text:p>1120</text:p>
          </table:table-cell>
          <table:table-cell table:formula="of:=[.B15]-[.B$2]" office:value-type="float" office:value="0.183969259262085" calcext:value-type="float">
            <text:p>0.1839692593</text:p>
          </table:table-cell>
          <table:table-cell table:formula="of:=[.C15]/([.D15]-[.D14])" office:value-type="float" office:value="79255.3057092725" calcext:value-type="float">
            <text:p>79255.3057092725</text:p>
          </table:table-cell>
          <table:table-cell/>
          <table:table-cell office:value-type="float" office:value="1456447360.25668" calcext:value-type="float">
            <text:p>1456447360.25668</text:p>
          </table:table-cell>
          <table:table-cell table:formula="of:=[.G15]-[.B15]" office:value-type="float" office:value="0.0724570751190186" calcext:value-type="float">
            <text:p>0.072457075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447360.19835" calcext:value-type="float">
            <text:p>1456447360.19835</text:p>
          </table:table-cell>
          <table:table-cell office:value-type="float" office:value="1120" calcext:value-type="float">
            <text:p>1120</text:p>
          </table:table-cell>
          <table:table-cell table:formula="of:=[.B16]-[.B$2]" office:value-type="float" office:value="0.198100328445435" calcext:value-type="float">
            <text:p>0.1981003284</text:p>
          </table:table-cell>
          <table:table-cell table:formula="of:=[.C16]/([.D16]-[.D15])" office:value-type="float" office:value="79257.9800911085" calcext:value-type="float">
            <text:p>79257.9800911085</text:p>
          </table:table-cell>
          <table:table-cell/>
          <table:table-cell office:value-type="float" office:value="1456447360.27085" calcext:value-type="float">
            <text:p>1456447360.27085</text:p>
          </table:table-cell>
          <table:table-cell table:formula="of:=[.G16]-[.B16]" office:value-type="float" office:value="0.0724959373474121" calcext:value-type="float">
            <text:p>0.072495937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447360.21249" calcext:value-type="float">
            <text:p>1456447360.21249</text:p>
          </table:table-cell>
          <table:table-cell office:value-type="float" office:value="1120" calcext:value-type="float">
            <text:p>1120</text:p>
          </table:table-cell>
          <table:table-cell table:formula="of:=[.B17]-[.B$2]" office:value-type="float" office:value="0.212232112884521" calcext:value-type="float">
            <text:p>0.2122321129</text:p>
          </table:table-cell>
          <table:table-cell table:formula="of:=[.C17]/([.D17]-[.D16])" office:value-type="float" office:value="79253.9685860341" calcext:value-type="float">
            <text:p>79253.9685860341</text:p>
          </table:table-cell>
          <table:table-cell/>
          <table:table-cell office:value-type="float" office:value="1456447360.285" calcext:value-type="float">
            <text:p>1456447360.285</text:p>
          </table:table-cell>
          <table:table-cell table:formula="of:=[.G17]-[.B17]" office:value-type="float" office:value="0.0725142955780029" calcext:value-type="float">
            <text:p>0.072514295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447360.22661" calcext:value-type="float">
            <text:p>1456447360.22661</text:p>
          </table:table-cell>
          <table:table-cell office:value-type="float" office:value="1120" calcext:value-type="float">
            <text:p>1120</text:p>
          </table:table-cell>
          <table:table-cell table:formula="of:=[.B18]-[.B$2]" office:value-type="float" office:value="0.226361036300659" calcext:value-type="float">
            <text:p>0.2263610363</text:p>
          </table:table-cell>
          <table:table-cell table:formula="of:=[.C18]/([.D18]-[.D17])" office:value-type="float" office:value="79270.0170432494" calcext:value-type="float">
            <text:p>79270.0170432494</text:p>
          </table:table-cell>
          <table:table-cell/>
          <table:table-cell office:value-type="float" office:value="1456447360.29903" calcext:value-type="float">
            <text:p>1456447360.29903</text:p>
          </table:table-cell>
          <table:table-cell table:formula="of:=[.G18]-[.B18]" office:value-type="float" office:value="0.0724153518676758" calcext:value-type="float">
            <text:p>0.072415351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447360.24074" calcext:value-type="float">
            <text:p>1456447360.24074</text:p>
          </table:table-cell>
          <table:table-cell office:value-type="float" office:value="1120" calcext:value-type="float">
            <text:p>1120</text:p>
          </table:table-cell>
          <table:table-cell table:formula="of:=[.B19]-[.B$2]" office:value-type="float" office:value="0.240490913391113" calcext:value-type="float">
            <text:p>0.2404909134</text:p>
          </table:table-cell>
          <table:table-cell table:formula="of:=[.C19]/([.D19]-[.D18])" office:value-type="float" office:value="79264.6668354003" calcext:value-type="float">
            <text:p>79264.6668354003</text:p>
          </table:table-cell>
          <table:table-cell/>
          <table:table-cell office:value-type="float" office:value="1456447360.3131" calcext:value-type="float">
            <text:p>1456447360.3131</text:p>
          </table:table-cell>
          <table:table-cell table:formula="of:=[.G19]-[.B19]" office:value-type="float" office:value="0.0723555088043213" calcext:value-type="float">
            <text:p>0.072355508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447360.25493" calcext:value-type="float">
            <text:p>1456447360.25493</text:p>
          </table:table-cell>
          <table:table-cell office:value-type="float" office:value="1120" calcext:value-type="float">
            <text:p>1120</text:p>
          </table:table-cell>
          <table:table-cell table:formula="of:=[.B20]-[.B$2]" office:value-type="float" office:value="0.254672288894653" calcext:value-type="float">
            <text:p>0.2546722889</text:p>
          </table:table-cell>
          <table:table-cell table:formula="of:=[.C20]/([.D20]-[.D19])" office:value-type="float" office:value="78976.8241959617" calcext:value-type="float">
            <text:p>78976.8241959617</text:p>
          </table:table-cell>
          <table:table-cell/>
          <table:table-cell office:value-type="float" office:value="1456447360.33065" calcext:value-type="float">
            <text:p>1456447360.33065</text:p>
          </table:table-cell>
          <table:table-cell table:formula="of:=[.G20]-[.B20]" office:value-type="float" office:value="0.0757241249084473" calcext:value-type="float">
            <text:p>0.075724124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447360.26908" calcext:value-type="float">
            <text:p>1456447360.26908</text:p>
          </table:table-cell>
          <table:table-cell office:value-type="float" office:value="1120" calcext:value-type="float">
            <text:p>1120</text:p>
          </table:table-cell>
          <table:table-cell table:formula="of:=[.B21]-[.B$2]" office:value-type="float" office:value="0.268821477890015" calcext:value-type="float">
            <text:p>0.2688214779</text:p>
          </table:table-cell>
          <table:table-cell table:formula="of:=[.C21]/([.D21]-[.D20])" office:value-type="float" office:value="79156.480301958" calcext:value-type="float">
            <text:p>79156.480301958</text:p>
          </table:table-cell>
          <table:table-cell/>
          <table:table-cell office:value-type="float" office:value="1456447360.34162" calcext:value-type="float">
            <text:p>1456447360.34162</text:p>
          </table:table-cell>
          <table:table-cell table:formula="of:=[.G21]-[.B21]" office:value-type="float" office:value="0.0725448131561279" calcext:value-type="float">
            <text:p>0.072544813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447360.28322" calcext:value-type="float">
            <text:p>1456447360.28322</text:p>
          </table:table-cell>
          <table:table-cell office:value-type="float" office:value="1120" calcext:value-type="float">
            <text:p>1120</text:p>
          </table:table-cell>
          <table:table-cell table:formula="of:=[.B22]-[.B$2]" office:value-type="float" office:value="0.282961368560791" calcext:value-type="float">
            <text:p>0.2829613686</text:p>
          </table:table-cell>
          <table:table-cell table:formula="of:=[.C22]/([.D22]-[.D21])" office:value-type="float" office:value="79208.5332254203" calcext:value-type="float">
            <text:p>79208.5332254203</text:p>
          </table:table-cell>
          <table:table-cell/>
          <table:table-cell office:value-type="float" office:value="1456447360.3559" calcext:value-type="float">
            <text:p>1456447360.3559</text:p>
          </table:table-cell>
          <table:table-cell table:formula="of:=[.G22]-[.B22]" office:value-type="float" office:value="0.0726850032806397" calcext:value-type="float">
            <text:p>0.072685003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447360.29736" calcext:value-type="float">
            <text:p>1456447360.29736</text:p>
          </table:table-cell>
          <table:table-cell office:value-type="float" office:value="1120" calcext:value-type="float">
            <text:p>1120</text:p>
          </table:table-cell>
          <table:table-cell table:formula="of:=[.B23]-[.B$2]" office:value-type="float" office:value="0.297101497650146" calcext:value-type="float">
            <text:p>0.2971014977</text:p>
          </table:table-cell>
          <table:table-cell table:formula="of:=[.C23]/([.D23]-[.D22])" office:value-type="float" office:value="79207.1976799083" calcext:value-type="float">
            <text:p>79207.1976799083</text:p>
          </table:table-cell>
          <table:table-cell/>
          <table:table-cell office:value-type="float" office:value="1456447360.36974" calcext:value-type="float">
            <text:p>1456447360.36974</text:p>
          </table:table-cell>
          <table:table-cell table:formula="of:=[.G23]-[.B23]" office:value-type="float" office:value="0.0723848342895508" calcext:value-type="float">
            <text:p>0.07238483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447360.31149" calcext:value-type="float">
            <text:p>1456447360.31149</text:p>
          </table:table-cell>
          <table:table-cell office:value-type="float" office:value="1120" calcext:value-type="float">
            <text:p>1120</text:p>
          </table:table-cell>
          <table:table-cell table:formula="of:=[.B24]-[.B$2]" office:value-type="float" office:value="0.311235666275024" calcext:value-type="float">
            <text:p>0.3112356663</text:p>
          </table:table-cell>
          <table:table-cell table:formula="of:=[.C24]/([.D24]-[.D23])" office:value-type="float" office:value="79240.5998346912" calcext:value-type="float">
            <text:p>79240.5998346912</text:p>
          </table:table-cell>
          <table:table-cell/>
          <table:table-cell office:value-type="float" office:value="1456447360.38388" calcext:value-type="float">
            <text:p>1456447360.38388</text:p>
          </table:table-cell>
          <table:table-cell table:formula="of:=[.G24]-[.B24]" office:value-type="float" office:value="0.0723905563354492" calcext:value-type="float">
            <text:p>0.072390556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447360.32562" calcext:value-type="float">
            <text:p>1456447360.32562</text:p>
          </table:table-cell>
          <table:table-cell office:value-type="float" office:value="1120" calcext:value-type="float">
            <text:p>1120</text:p>
          </table:table-cell>
          <table:table-cell table:formula="of:=[.B25]-[.B$2]" office:value-type="float" office:value="0.325368404388428" calcext:value-type="float">
            <text:p>0.3253684044</text:p>
          </table:table-cell>
          <table:table-cell table:formula="of:=[.C25]/([.D25]-[.D24])" office:value-type="float" office:value="79248.6205442246" calcext:value-type="float">
            <text:p>79248.6205442246</text:p>
          </table:table-cell>
          <table:table-cell/>
          <table:table-cell office:value-type="float" office:value="1456447360.39812" calcext:value-type="float">
            <text:p>1456447360.39812</text:p>
          </table:table-cell>
          <table:table-cell table:formula="of:=[.G25]-[.B25]" office:value-type="float" office:value="0.0724978446960449" calcext:value-type="float">
            <text:p>0.07249784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447360.33978" calcext:value-type="float">
            <text:p>1456447360.33978</text:p>
          </table:table-cell>
          <table:table-cell office:value-type="float" office:value="1120" calcext:value-type="float">
            <text:p>1120</text:p>
          </table:table-cell>
          <table:table-cell table:formula="of:=[.B26]-[.B$2]" office:value-type="float" office:value="0.339527606964111" calcext:value-type="float">
            <text:p>0.339527607</text:p>
          </table:table-cell>
          <table:table-cell table:formula="of:=[.C26]/([.D26]-[.D25])" office:value-type="float" office:value="79100.4997642621" calcext:value-type="float">
            <text:p>79100.4997642621</text:p>
          </table:table-cell>
          <table:table-cell/>
          <table:table-cell office:value-type="float" office:value="1456447360.41226" calcext:value-type="float">
            <text:p>1456447360.41226</text:p>
          </table:table-cell>
          <table:table-cell table:formula="of:=[.G26]-[.B26]" office:value-type="float" office:value="0.0724787712097168" calcext:value-type="float">
            <text:p>0.072478771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447360.35391" calcext:value-type="float">
            <text:p>1456447360.35391</text:p>
          </table:table-cell>
          <table:table-cell office:value-type="float" office:value="1120" calcext:value-type="float">
            <text:p>1120</text:p>
          </table:table-cell>
          <table:table-cell table:formula="of:=[.B27]-[.B$2]" office:value-type="float" office:value="0.353660106658936" calcext:value-type="float">
            <text:p>0.3536601067</text:p>
          </table:table-cell>
          <table:table-cell table:formula="of:=[.C27]/([.D27]-[.D26])" office:value-type="float" office:value="79249.9574870099" calcext:value-type="float">
            <text:p>79249.9574870099</text:p>
          </table:table-cell>
          <table:table-cell/>
          <table:table-cell office:value-type="float" office:value="1456447360.42635" calcext:value-type="float">
            <text:p>1456447360.42635</text:p>
          </table:table-cell>
          <table:table-cell table:formula="of:=[.G27]-[.B27]" office:value-type="float" office:value="0.0724363327026367" calcext:value-type="float">
            <text:p>0.072436332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447360.36807" calcext:value-type="float">
            <text:p>1456447360.36807</text:p>
          </table:table-cell>
          <table:table-cell office:value-type="float" office:value="1120" calcext:value-type="float">
            <text:p>1120</text:p>
          </table:table-cell>
          <table:table-cell table:formula="of:=[.B28]-[.B$2]" office:value-type="float" office:value="0.36781644821167" calcext:value-type="float">
            <text:p>0.3678164482</text:p>
          </table:table-cell>
          <table:table-cell table:formula="of:=[.C28]/([.D28]-[.D27])" office:value-type="float" office:value="79116.486122339" calcext:value-type="float">
            <text:p>79116.486122339</text:p>
          </table:table-cell>
          <table:table-cell/>
          <table:table-cell office:value-type="float" office:value="1456447360.44384" calcext:value-type="float">
            <text:p>1456447360.44384</text:p>
          </table:table-cell>
          <table:table-cell table:formula="of:=[.G28]-[.B28]" office:value-type="float" office:value="0.0757699012756348" calcext:value-type="float">
            <text:p>0.075769901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447360.38221" calcext:value-type="float">
            <text:p>1456447360.38221</text:p>
          </table:table-cell>
          <table:table-cell office:value-type="float" office:value="1120" calcext:value-type="float">
            <text:p>1120</text:p>
          </table:table-cell>
          <table:table-cell table:formula="of:=[.B29]-[.B$2]" office:value-type="float" office:value="0.3819580078125" calcext:value-type="float">
            <text:p>0.3819580078</text:p>
          </table:table-cell>
          <table:table-cell table:formula="of:=[.C29]/([.D29]-[.D28])" office:value-type="float" office:value="79199.1853525306" calcext:value-type="float">
            <text:p>79199.1853525306</text:p>
          </table:table-cell>
          <table:table-cell/>
          <table:table-cell office:value-type="float" office:value="1456447360.45456" calcext:value-type="float">
            <text:p>1456447360.45456</text:p>
          </table:table-cell>
          <table:table-cell table:formula="of:=[.G29]-[.B29]" office:value-type="float" office:value="0.0723483562469482" calcext:value-type="float">
            <text:p>0.072348356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447360.39634" calcext:value-type="float">
            <text:p>1456447360.39634</text:p>
          </table:table-cell>
          <table:table-cell office:value-type="float" office:value="1120" calcext:value-type="float">
            <text:p>1120</text:p>
          </table:table-cell>
          <table:table-cell table:formula="of:=[.B30]-[.B$2]" office:value-type="float" office:value="0.396090984344482" calcext:value-type="float">
            <text:p>0.3960909843</text:p>
          </table:table-cell>
          <table:table-cell table:formula="of:=[.C30]/([.D30]-[.D29])" office:value-type="float" office:value="79247.2836465468" calcext:value-type="float">
            <text:p>79247.2836465468</text:p>
          </table:table-cell>
          <table:table-cell/>
          <table:table-cell office:value-type="float" office:value="1456447360.46878" calcext:value-type="float">
            <text:p>1456447360.46878</text:p>
          </table:table-cell>
          <table:table-cell table:formula="of:=[.G30]-[.B30]" office:value-type="float" office:value="0.0724353790283203" calcext:value-type="float">
            <text:p>0.07243537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447360.41048" calcext:value-type="float">
            <text:p>1456447360.41048</text:p>
          </table:table-cell>
          <table:table-cell office:value-type="float" office:value="1120" calcext:value-type="float">
            <text:p>1120</text:p>
          </table:table-cell>
          <table:table-cell table:formula="of:=[.B31]-[.B$2]" office:value-type="float" office:value="0.410222053527832" calcext:value-type="float">
            <text:p>0.4102220535</text:p>
          </table:table-cell>
          <table:table-cell table:formula="of:=[.C31]/([.D31]-[.D30])" office:value-type="float" office:value="79257.9800911085" calcext:value-type="float">
            <text:p>79257.9800911085</text:p>
          </table:table-cell>
          <table:table-cell/>
          <table:table-cell office:value-type="float" office:value="1456447360.48297" calcext:value-type="float">
            <text:p>1456447360.48297</text:p>
          </table:table-cell>
          <table:table-cell table:formula="of:=[.G31]-[.B31]" office:value-type="float" office:value="0.0724942684173584" calcext:value-type="float">
            <text:p>0.072494268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447360.42461" calcext:value-type="float">
            <text:p>1456447360.42461</text:p>
          </table:table-cell>
          <table:table-cell office:value-type="float" office:value="1120" calcext:value-type="float">
            <text:p>1120</text:p>
          </table:table-cell>
          <table:table-cell table:formula="of:=[.B32]-[.B$2]" office:value-type="float" office:value="0.424359083175659" calcext:value-type="float">
            <text:p>0.4243590832</text:p>
          </table:table-cell>
          <table:table-cell table:formula="of:=[.C32]/([.D32]-[.D31])" office:value-type="float" office:value="79224.5632852686" calcext:value-type="float">
            <text:p>79224.5632852686</text:p>
          </table:table-cell>
          <table:table-cell/>
          <table:table-cell office:value-type="float" office:value="1456447360.4971" calcext:value-type="float">
            <text:p>1456447360.4971</text:p>
          </table:table-cell>
          <table:table-cell table:formula="of:=[.G32]-[.B32]" office:value-type="float" office:value="0.0724873542785645" calcext:value-type="float">
            <text:p>0.072487354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447360.43875" calcext:value-type="float">
            <text:p>1456447360.43875</text:p>
          </table:table-cell>
          <table:table-cell office:value-type="float" office:value="1120" calcext:value-type="float">
            <text:p>1120</text:p>
          </table:table-cell>
          <table:table-cell table:formula="of:=[.B33]-[.B$2]" office:value-type="float" office:value="0.438494205474854" calcext:value-type="float">
            <text:p>0.4384942055</text:p>
          </table:table-cell>
          <table:table-cell table:formula="of:=[.C33]/([.D33]-[.D32])" office:value-type="float" office:value="79235.2535969099" calcext:value-type="float">
            <text:p>79235.2535969099</text:p>
          </table:table-cell>
          <table:table-cell/>
          <table:table-cell office:value-type="float" office:value="1456447360.51112" calcext:value-type="float">
            <text:p>1456447360.51112</text:p>
          </table:table-cell>
          <table:table-cell table:formula="of:=[.G33]-[.B33]" office:value-type="float" office:value="0.0723721981048584" calcext:value-type="float">
            <text:p>0.072372198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447360.45288" calcext:value-type="float">
            <text:p>1456447360.45288</text:p>
          </table:table-cell>
          <table:table-cell office:value-type="float" office:value="1120" calcext:value-type="float">
            <text:p>1120</text:p>
          </table:table-cell>
          <table:table-cell table:formula="of:=[.B34]-[.B$2]" office:value-type="float" office:value="0.452627182006836" calcext:value-type="float">
            <text:p>0.452627182</text:p>
          </table:table-cell>
          <table:table-cell table:formula="of:=[.C34]/([.D34]-[.D33])" office:value-type="float" office:value="79247.2836465468" calcext:value-type="float">
            <text:p>79247.2836465468</text:p>
          </table:table-cell>
          <table:table-cell/>
          <table:table-cell office:value-type="float" office:value="1456447360.52522" calcext:value-type="float">
            <text:p>1456447360.52522</text:p>
          </table:table-cell>
          <table:table-cell table:formula="of:=[.G34]-[.B34]" office:value-type="float" office:value="0.0723390579223633" calcext:value-type="float">
            <text:p>0.072339057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447360.46703" calcext:value-type="float">
            <text:p>1456447360.46703</text:p>
          </table:table-cell>
          <table:table-cell office:value-type="float" office:value="1120" calcext:value-type="float">
            <text:p>1120</text:p>
          </table:table-cell>
          <table:table-cell table:formula="of:=[.B35]-[.B$2]" office:value-type="float" office:value="0.466774940490723" calcext:value-type="float">
            <text:p>0.4667749405</text:p>
          </table:table-cell>
          <table:table-cell table:formula="of:=[.C35]/([.D35]-[.D34])" office:value-type="float" office:value="79164.4839905629" calcext:value-type="float">
            <text:p>79164.4839905629</text:p>
          </table:table-cell>
          <table:table-cell/>
          <table:table-cell office:value-type="float" office:value="1456447360.53951" calcext:value-type="float">
            <text:p>1456447360.53951</text:p>
          </table:table-cell>
          <table:table-cell table:formula="of:=[.G35]-[.B35]" office:value-type="float" office:value="0.0724813938140869" calcext:value-type="float">
            <text:p>0.072481393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447360.48117" calcext:value-type="float">
            <text:p>1456447360.48117</text:p>
          </table:table-cell>
          <table:table-cell office:value-type="float" office:value="1120" calcext:value-type="float">
            <text:p>1120</text:p>
          </table:table-cell>
          <table:table-cell table:formula="of:=[.B36]-[.B$2]" office:value-type="float" office:value="0.480911254882813" calcext:value-type="float">
            <text:p>0.4809112549</text:p>
          </table:table-cell>
          <table:table-cell table:formula="of:=[.C36]/([.D36]-[.D35])" office:value-type="float" office:value="79228.5718140727" calcext:value-type="float">
            <text:p>79228.5718140727</text:p>
          </table:table-cell>
          <table:table-cell/>
          <table:table-cell office:value-type="float" office:value="1456447360.55715" calcext:value-type="float">
            <text:p>1456447360.55715</text:p>
          </table:table-cell>
          <table:table-cell table:formula="of:=[.G36]-[.B36]" office:value-type="float" office:value="0.0759849548339844" calcext:value-type="float">
            <text:p>0.075984954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447360.4953" calcext:value-type="float">
            <text:p>1456447360.4953</text:p>
          </table:table-cell>
          <table:table-cell office:value-type="float" office:value="1120" calcext:value-type="float">
            <text:p>1120</text:p>
          </table:table-cell>
          <table:table-cell table:formula="of:=[.B37]-[.B$2]" office:value-type="float" office:value="0.495043277740479" calcext:value-type="float">
            <text:p>0.4950432777</text:p>
          </table:table-cell>
          <table:table-cell table:formula="of:=[.C37]/([.D37]-[.D36])" office:value-type="float" office:value="79252.6315079124" calcext:value-type="float">
            <text:p>79252.6315079124</text:p>
          </table:table-cell>
          <table:table-cell/>
          <table:table-cell office:value-type="float" office:value="1456447360.56768" calcext:value-type="float">
            <text:p>1456447360.56768</text:p>
          </table:table-cell>
          <table:table-cell table:formula="of:=[.G37]-[.B37]" office:value-type="float" office:value="0.072382926940918" calcext:value-type="float">
            <text:p>0.072382926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447360.50943" calcext:value-type="float">
            <text:p>1456447360.50943</text:p>
          </table:table-cell>
          <table:table-cell office:value-type="float" office:value="1120" calcext:value-type="float">
            <text:p>1120</text:p>
          </table:table-cell>
          <table:table-cell table:formula="of:=[.B38]-[.B$2]" office:value-type="float" office:value="0.509175062179565" calcext:value-type="float">
            <text:p>0.5091750622</text:p>
          </table:table-cell>
          <table:table-cell table:formula="of:=[.C38]/([.D38]-[.D37])" office:value-type="float" office:value="79253.9685860341" calcext:value-type="float">
            <text:p>79253.9685860341</text:p>
          </table:table-cell>
          <table:table-cell/>
          <table:table-cell office:value-type="float" office:value="1456447360.58179" calcext:value-type="float">
            <text:p>1456447360.58179</text:p>
          </table:table-cell>
          <table:table-cell table:formula="of:=[.G38]-[.B38]" office:value-type="float" office:value="0.0723612308502197" calcext:value-type="float">
            <text:p>0.072361230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447360.52356" calcext:value-type="float">
            <text:p>1456447360.52356</text:p>
          </table:table-cell>
          <table:table-cell office:value-type="float" office:value="1120" calcext:value-type="float">
            <text:p>1120</text:p>
          </table:table-cell>
          <table:table-cell table:formula="of:=[.B39]-[.B$2]" office:value-type="float" office:value="0.52331018447876" calcext:value-type="float">
            <text:p>0.5233101845</text:p>
          </table:table-cell>
          <table:table-cell table:formula="of:=[.C39]/([.D39]-[.D38])" office:value-type="float" office:value="79235.2535969099" calcext:value-type="float">
            <text:p>79235.2535969099</text:p>
          </table:table-cell>
          <table:table-cell/>
          <table:table-cell office:value-type="float" office:value="1456447360.59608" calcext:value-type="float">
            <text:p>1456447360.59608</text:p>
          </table:table-cell>
          <table:table-cell table:formula="of:=[.G39]-[.B39]" office:value-type="float" office:value="0.0725162029266357" calcext:value-type="float">
            <text:p>0.072516202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447360.53771" calcext:value-type="float">
            <text:p>1456447360.53771</text:p>
          </table:table-cell>
          <table:table-cell office:value-type="float" office:value="1120" calcext:value-type="float">
            <text:p>1120</text:p>
          </table:table-cell>
          <table:table-cell table:formula="of:=[.B40]-[.B$2]" office:value-type="float" office:value="0.537459850311279" calcext:value-type="float">
            <text:p>0.5374598503</text:p>
          </table:table-cell>
          <table:table-cell table:formula="of:=[.C40]/([.D40]-[.D39])" office:value-type="float" office:value="79153.8127653838" calcext:value-type="float">
            <text:p>79153.8127653838</text:p>
          </table:table-cell>
          <table:table-cell/>
          <table:table-cell office:value-type="float" office:value="1456447360.61018" calcext:value-type="float">
            <text:p>1456447360.61018</text:p>
          </table:table-cell>
          <table:table-cell table:formula="of:=[.G40]-[.B40]" office:value-type="float" office:value="0.0724663734436035" calcext:value-type="float">
            <text:p>0.072466373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447360.55186" calcext:value-type="float">
            <text:p>1456447360.55186</text:p>
          </table:table-cell>
          <table:table-cell office:value-type="float" office:value="1120" calcext:value-type="float">
            <text:p>1120</text:p>
          </table:table-cell>
          <table:table-cell table:formula="of:=[.B41]-[.B$2]" office:value-type="float" office:value="0.551603555679321" calcext:value-type="float">
            <text:p>0.5516035557</text:p>
          </table:table-cell>
          <table:table-cell table:formula="of:=[.C41]/([.D41]-[.D40])" office:value-type="float" office:value="79187.1699003759" calcext:value-type="float">
            <text:p>79187.1699003759</text:p>
          </table:table-cell>
          <table:table-cell/>
          <table:table-cell office:value-type="float" office:value="1456447360.62432" calcext:value-type="float">
            <text:p>1456447360.62432</text:p>
          </table:table-cell>
          <table:table-cell table:formula="of:=[.G41]-[.B41]" office:value-type="float" office:value="0.072462797164917" calcext:value-type="float">
            <text:p>0.07246279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447360.566" calcext:value-type="float">
            <text:p>1456447360.566</text:p>
          </table:table-cell>
          <table:table-cell office:value-type="float" office:value="1120" calcext:value-type="float">
            <text:p>1120</text:p>
          </table:table-cell>
          <table:table-cell table:formula="of:=[.B42]-[.B$2]" office:value-type="float" office:value="0.565742254257202" calcext:value-type="float">
            <text:p>0.5657422543</text:p>
          </table:table-cell>
          <table:table-cell table:formula="of:=[.C42]/([.D42]-[.D41])" office:value-type="float" office:value="79215.2116286129" calcext:value-type="float">
            <text:p>79215.2116286129</text:p>
          </table:table-cell>
          <table:table-cell/>
          <table:table-cell office:value-type="float" office:value="1456447360.63836" calcext:value-type="float">
            <text:p>1456447360.63836</text:p>
          </table:table-cell>
          <table:table-cell table:formula="of:=[.G42]-[.B42]" office:value-type="float" office:value="0.0723640918731689" calcext:value-type="float">
            <text:p>0.072364091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447360.58013" calcext:value-type="float">
            <text:p>1456447360.58013</text:p>
          </table:table-cell>
          <table:table-cell office:value-type="float" office:value="1120" calcext:value-type="float">
            <text:p>1120</text:p>
          </table:table-cell>
          <table:table-cell table:formula="of:=[.B43]-[.B$2]" office:value-type="float" office:value="0.579873323440552" calcext:value-type="float">
            <text:p>0.5798733234</text:p>
          </table:table-cell>
          <table:table-cell table:formula="of:=[.C43]/([.D43]-[.D42])" office:value-type="float" office:value="79257.9800911085" calcext:value-type="float">
            <text:p>79257.9800911085</text:p>
          </table:table-cell>
          <table:table-cell/>
          <table:table-cell office:value-type="float" office:value="1456447360.65249" calcext:value-type="float">
            <text:p>1456447360.65249</text:p>
          </table:table-cell>
          <table:table-cell table:formula="of:=[.G43]-[.B43]" office:value-type="float" office:value="0.0723628997802734" calcext:value-type="float">
            <text:p>0.072362899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447360.59425" calcext:value-type="float">
            <text:p>1456447360.59425</text:p>
          </table:table-cell>
          <table:table-cell office:value-type="float" office:value="1120" calcext:value-type="float">
            <text:p>1120</text:p>
          </table:table-cell>
          <table:table-cell table:formula="of:=[.B44]-[.B$2]" office:value-type="float" office:value="0.593999624252319" calcext:value-type="float">
            <text:p>0.5939996243</text:p>
          </table:table-cell>
          <table:table-cell table:formula="of:=[.C44]/([.D44]-[.D43])" office:value-type="float" office:value="79284.7338396624" calcext:value-type="float">
            <text:p>79284.7338396624</text:p>
          </table:table-cell>
          <table:table-cell/>
          <table:table-cell office:value-type="float" office:value="1456447360.67065" calcext:value-type="float">
            <text:p>1456447360.67065</text:p>
          </table:table-cell>
          <table:table-cell table:formula="of:=[.G44]-[.B44]" office:value-type="float" office:value="0.0763967037200928" calcext:value-type="float">
            <text:p>0.076396703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447360.60843" calcext:value-type="float">
            <text:p>1456447360.60843</text:p>
          </table:table-cell>
          <table:table-cell office:value-type="float" office:value="1120" calcext:value-type="float">
            <text:p>1120</text:p>
          </table:table-cell>
          <table:table-cell table:formula="of:=[.B45]-[.B$2]" office:value-type="float" office:value="0.608171224594116" calcext:value-type="float">
            <text:p>0.6081712246</text:p>
          </table:table-cell>
          <table:table-cell table:formula="of:=[.C45]/([.D45]-[.D44])" office:value-type="float" office:value="79031.3001345895" calcext:value-type="float">
            <text:p>79031.3001345895</text:p>
          </table:table-cell>
          <table:table-cell/>
          <table:table-cell office:value-type="float" office:value="1456447360.68095" calcext:value-type="float">
            <text:p>1456447360.68095</text:p>
          </table:table-cell>
          <table:table-cell table:formula="of:=[.G45]-[.B45]" office:value-type="float" office:value="0.0725250244140625" calcext:value-type="float">
            <text:p>0.072525024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447360.62257" calcext:value-type="float">
            <text:p>1456447360.62257</text:p>
          </table:table-cell>
          <table:table-cell office:value-type="float" office:value="1120" calcext:value-type="float">
            <text:p>1120</text:p>
          </table:table-cell>
          <table:table-cell table:formula="of:=[.B46]-[.B$2]" office:value-type="float" office:value="0.622314691543579" calcext:value-type="float">
            <text:p>0.6223146915</text:p>
          </table:table-cell>
          <table:table-cell table:formula="of:=[.C46]/([.D46]-[.D45])" office:value-type="float" office:value="79188.5047705742" calcext:value-type="float">
            <text:p>79188.5047705742</text:p>
          </table:table-cell>
          <table:table-cell/>
          <table:table-cell office:value-type="float" office:value="1456447360.69513" calcext:value-type="float">
            <text:p>1456447360.69513</text:p>
          </table:table-cell>
          <table:table-cell table:formula="of:=[.G46]-[.B46]" office:value-type="float" office:value="0.0725617408752441" calcext:value-type="float">
            <text:p>0.072561740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447360.63671" calcext:value-type="float">
            <text:p>1456447360.63671</text:p>
          </table:table-cell>
          <table:table-cell office:value-type="float" office:value="1120" calcext:value-type="float">
            <text:p>1120</text:p>
          </table:table-cell>
          <table:table-cell table:formula="of:=[.B47]-[.B$2]" office:value-type="float" office:value="0.636453628540039" calcext:value-type="float">
            <text:p>0.6364536285</text:p>
          </table:table-cell>
          <table:table-cell table:formula="of:=[.C47]/([.D47]-[.D46])" office:value-type="float" office:value="79213.8758578824" calcext:value-type="float">
            <text:p>79213.8758578824</text:p>
          </table:table-cell>
          <table:table-cell/>
          <table:table-cell office:value-type="float" office:value="1456447360.70911" calcext:value-type="float">
            <text:p>1456447360.70911</text:p>
          </table:table-cell>
          <table:table-cell table:formula="of:=[.G47]-[.B47]" office:value-type="float" office:value="0.0724027156829834" calcext:value-type="float">
            <text:p>0.072402715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447360.65085" calcext:value-type="float">
            <text:p>1456447360.65085</text:p>
          </table:table-cell>
          <table:table-cell office:value-type="float" office:value="1120" calcext:value-type="float">
            <text:p>1120</text:p>
          </table:table-cell>
          <table:table-cell table:formula="of:=[.B48]-[.B$2]" office:value-type="float" office:value="0.650593280792236" calcext:value-type="float">
            <text:p>0.6505932808</text:p>
          </table:table-cell>
          <table:table-cell table:formula="of:=[.C48]/([.D48]-[.D47])" office:value-type="float" office:value="79209.8688159714" calcext:value-type="float">
            <text:p>79209.8688159714</text:p>
          </table:table-cell>
          <table:table-cell/>
          <table:table-cell office:value-type="float" office:value="1456447360.72335" calcext:value-type="float">
            <text:p>1456447360.72335</text:p>
          </table:table-cell>
          <table:table-cell table:formula="of:=[.G48]-[.B48]" office:value-type="float" office:value="0.0725030899047852" calcext:value-type="float">
            <text:p>0.072503089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447360.66498" calcext:value-type="float">
            <text:p>1456447360.66498</text:p>
          </table:table-cell>
          <table:table-cell office:value-type="float" office:value="1120" calcext:value-type="float">
            <text:p>1120</text:p>
          </table:table-cell>
          <table:table-cell table:formula="of:=[.B49]-[.B$2]" office:value-type="float" office:value="0.66472864151001" calcext:value-type="float">
            <text:p>0.6647286415</text:p>
          </table:table-cell>
          <table:table-cell table:formula="of:=[.C49]/([.D49]-[.D48])" office:value-type="float" office:value="79233.9171501822" calcext:value-type="float">
            <text:p>79233.9171501822</text:p>
          </table:table-cell>
          <table:table-cell/>
          <table:table-cell office:value-type="float" office:value="1456447360.73769" calcext:value-type="float">
            <text:p>1456447360.73769</text:p>
          </table:table-cell>
          <table:table-cell table:formula="of:=[.G49]-[.B49]" office:value-type="float" office:value="0.0727076530456543" calcext:value-type="float">
            <text:p>0.07270765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447360.67912" calcext:value-type="float">
            <text:p>1456447360.67912</text:p>
          </table:table-cell>
          <table:table-cell office:value-type="float" office:value="1120" calcext:value-type="float">
            <text:p>1120</text:p>
          </table:table-cell>
          <table:table-cell table:formula="of:=[.B50]-[.B$2]" office:value-type="float" office:value="0.678870916366577" calcext:value-type="float">
            <text:p>0.6788709164</text:p>
          </table:table-cell>
          <table:table-cell table:formula="of:=[.C50]/([.D50]-[.D49])" office:value-type="float" office:value="79195.1797966856" calcext:value-type="float">
            <text:p>79195.1797966856</text:p>
          </table:table-cell>
          <table:table-cell/>
          <table:table-cell office:value-type="float" office:value="1456447360.75151" calcext:value-type="float">
            <text:p>1456447360.75151</text:p>
          </table:table-cell>
          <table:table-cell table:formula="of:=[.G50]-[.B50]" office:value-type="float" office:value="0.072385311126709" calcext:value-type="float">
            <text:p>0.072385311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447360.69326" calcext:value-type="float">
            <text:p>1456447360.69326</text:p>
          </table:table-cell>
          <table:table-cell office:value-type="float" office:value="1120" calcext:value-type="float">
            <text:p>1120</text:p>
          </table:table-cell>
          <table:table-cell table:formula="of:=[.B51]-[.B$2]" office:value-type="float" office:value="0.69300651550293" calcext:value-type="float">
            <text:p>0.6930065155</text:p>
          </table:table-cell>
          <table:table-cell table:formula="of:=[.C51]/([.D51]-[.D50])" office:value-type="float" office:value="79232.5807485368" calcext:value-type="float">
            <text:p>79232.5807485368</text:p>
          </table:table-cell>
          <table:table-cell/>
          <table:table-cell office:value-type="float" office:value="1456447360.76579" calcext:value-type="float">
            <text:p>1456447360.76579</text:p>
          </table:table-cell>
          <table:table-cell table:formula="of:=[.G51]-[.B51]" office:value-type="float" office:value="0.0725297927856445" calcext:value-type="float">
            <text:p>0.072529792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447360.70739" calcext:value-type="float">
            <text:p>1456447360.70739</text:p>
          </table:table-cell>
          <table:table-cell office:value-type="float" office:value="1120" calcext:value-type="float">
            <text:p>1120</text:p>
          </table:table-cell>
          <table:table-cell table:formula="of:=[.B52]-[.B$2]" office:value-type="float" office:value="0.707140922546387" calcext:value-type="float">
            <text:p>0.7071409225</text:p>
          </table:table-cell>
          <table:table-cell table:formula="of:=[.C52]/([.D52]-[.D51])" office:value-type="float" office:value="79239.2632076108" calcext:value-type="float">
            <text:p>79239.2632076108</text:p>
          </table:table-cell>
          <table:table-cell/>
          <table:table-cell office:value-type="float" office:value="1456447360.78385" calcext:value-type="float">
            <text:p>1456447360.78385</text:p>
          </table:table-cell>
          <table:table-cell table:formula="of:=[.G52]-[.B52]" office:value-type="float" office:value="0.0764553546905518" calcext:value-type="float">
            <text:p>0.076455354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447360.72153" calcext:value-type="float">
            <text:p>1456447360.72153</text:p>
          </table:table-cell>
          <table:table-cell office:value-type="float" office:value="1120" calcext:value-type="float">
            <text:p>1120</text:p>
          </table:table-cell>
          <table:table-cell table:formula="of:=[.B53]-[.B$2]" office:value-type="float" office:value="0.721271991729736" calcext:value-type="float">
            <text:p>0.7212719917</text:p>
          </table:table-cell>
          <table:table-cell table:formula="of:=[.C53]/([.D53]-[.D52])" office:value-type="float" office:value="79257.9800911085" calcext:value-type="float">
            <text:p>79257.9800911085</text:p>
          </table:table-cell>
          <table:table-cell/>
          <table:table-cell office:value-type="float" office:value="1456447360.79804" calcext:value-type="float">
            <text:p>1456447360.79804</text:p>
          </table:table-cell>
          <table:table-cell table:formula="of:=[.G53]-[.B53]" office:value-type="float" office:value="0.0765142440795898" calcext:value-type="float">
            <text:p>0.076514244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447360.73566" calcext:value-type="float">
            <text:p>1456447360.73566</text:p>
          </table:table-cell>
          <table:table-cell office:value-type="float" office:value="1120" calcext:value-type="float">
            <text:p>1120</text:p>
          </table:table-cell>
          <table:table-cell table:formula="of:=[.B54]-[.B$2]" office:value-type="float" office:value="0.735403299331665" calcext:value-type="float">
            <text:p>0.7354032993</text:p>
          </table:table-cell>
          <table:table-cell table:formula="of:=[.C54]/([.D54]-[.D53])" office:value-type="float" office:value="79256.6428776299" calcext:value-type="float">
            <text:p>79256.6428776299</text:p>
          </table:table-cell>
          <table:table-cell/>
          <table:table-cell office:value-type="float" office:value="1456447360.80805" calcext:value-type="float">
            <text:p>1456447360.80805</text:p>
          </table:table-cell>
          <table:table-cell table:formula="of:=[.G54]-[.B54]" office:value-type="float" office:value="0.0723929405212402" calcext:value-type="float">
            <text:p>0.072392940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6447360.7498" calcext:value-type="float">
            <text:p>1456447360.7498</text:p>
          </table:table-cell>
          <table:table-cell office:value-type="float" office:value="1120" calcext:value-type="float">
            <text:p>1120</text:p>
          </table:table-cell>
          <table:table-cell table:formula="of:=[.B55]-[.B$2]" office:value-type="float" office:value="0.749546527862549" calcext:value-type="float">
            <text:p>0.7495465279</text:p>
          </table:table-cell>
          <table:table-cell table:formula="of:=[.C55]/([.D55]-[.D54])" office:value-type="float" office:value="79189.8396857774" calcext:value-type="float">
            <text:p>79189.8396857774</text:p>
          </table:table-cell>
          <table:table-cell/>
          <table:table-cell office:value-type="float" office:value="1456447360.82227" calcext:value-type="float">
            <text:p>1456447360.82227</text:p>
          </table:table-cell>
          <table:table-cell table:formula="of:=[.G55]-[.B55]" office:value-type="float" office:value="0.0724697113037109" calcext:value-type="float">
            <text:p>0.072469711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447360.76393" calcext:value-type="float">
            <text:p>1456447360.76393</text:p>
          </table:table-cell>
          <table:table-cell office:value-type="float" office:value="1120" calcext:value-type="float">
            <text:p>1120</text:p>
          </table:table-cell>
          <table:table-cell table:formula="of:=[.B56]-[.B$2]" office:value-type="float" office:value="0.763681173324585" calcext:value-type="float">
            <text:p>0.7636811733</text:p>
          </table:table-cell>
          <table:table-cell table:formula="of:=[.C56]/([.D56]-[.D55])" office:value-type="float" office:value="79237.926625622" calcext:value-type="float">
            <text:p>79237.926625622</text:p>
          </table:table-cell>
          <table:table-cell/>
          <table:table-cell office:value-type="float" office:value="1456447360.83647" calcext:value-type="float">
            <text:p>1456447360.83647</text:p>
          </table:table-cell>
          <table:table-cell table:formula="of:=[.G56]-[.B56]" office:value-type="float" office:value="0.0725350379943848" calcext:value-type="float">
            <text:p>0.07253503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6447360.77807" calcext:value-type="float">
            <text:p>1456447360.77807</text:p>
          </table:table-cell>
          <table:table-cell office:value-type="float" office:value="1120" calcext:value-type="float">
            <text:p>1120</text:p>
          </table:table-cell>
          <table:table-cell table:formula="of:=[.B57]-[.B$2]" office:value-type="float" office:value="0.777812004089356" calcext:value-type="float">
            <text:p>0.7778120041</text:p>
          </table:table-cell>
          <table:table-cell table:formula="of:=[.C57]/([.D57]-[.D56])" office:value-type="float" office:value="79259.3173497107" calcext:value-type="float">
            <text:p>79259.3173497107</text:p>
          </table:table-cell>
          <table:table-cell/>
          <table:table-cell office:value-type="float" office:value="1456447360.85066" calcext:value-type="float">
            <text:p>1456447360.85066</text:p>
          </table:table-cell>
          <table:table-cell table:formula="of:=[.G57]-[.B57]" office:value-type="float" office:value="0.0725944042205811" calcext:value-type="float">
            <text:p>0.072594404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6447360.7922" calcext:value-type="float">
            <text:p>1456447360.7922</text:p>
          </table:table-cell>
          <table:table-cell office:value-type="float" office:value="1120" calcext:value-type="float">
            <text:p>1120</text:p>
          </table:table-cell>
          <table:table-cell table:formula="of:=[.B58]-[.B$2]" office:value-type="float" office:value="0.79194188117981" calcext:value-type="float">
            <text:p>0.7919418812</text:p>
          </table:table-cell>
          <table:table-cell table:formula="of:=[.C58]/([.D58]-[.D57])" office:value-type="float" office:value="79264.6668354003" calcext:value-type="float">
            <text:p>79264.6668354003</text:p>
          </table:table-cell>
          <table:table-cell/>
          <table:table-cell office:value-type="float" office:value="1456447360.86465" calcext:value-type="float">
            <text:p>1456447360.86465</text:p>
          </table:table-cell>
          <table:table-cell table:formula="of:=[.G58]-[.B58]" office:value-type="float" office:value="0.0724544525146484" calcext:value-type="float">
            <text:p>0.072454452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6447360.80633" calcext:value-type="float">
            <text:p>1456447360.80633</text:p>
          </table:table-cell>
          <table:table-cell office:value-type="float" office:value="1120" calcext:value-type="float">
            <text:p>1120</text:p>
          </table:table-cell>
          <table:table-cell table:formula="of:=[.B59]-[.B$2]" office:value-type="float" office:value="0.806076765060425" calcext:value-type="float">
            <text:p>0.8060767651</text:p>
          </table:table-cell>
          <table:table-cell table:formula="of:=[.C59]/([.D59]-[.D58])" office:value-type="float" office:value="79236.5900887225" calcext:value-type="float">
            <text:p>79236.5900887225</text:p>
          </table:table-cell>
          <table:table-cell/>
          <table:table-cell office:value-type="float" office:value="1456447360.8788" calcext:value-type="float">
            <text:p>1456447360.8788</text:p>
          </table:table-cell>
          <table:table-cell table:formula="of:=[.G59]-[.B59]" office:value-type="float" office:value="0.0724694728851318" calcext:value-type="float">
            <text:p>0.072469472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6447360.82043" calcext:value-type="float">
            <text:p>1456447360.82043</text:p>
          </table:table-cell>
          <table:table-cell office:value-type="float" office:value="1120" calcext:value-type="float">
            <text:p>1120</text:p>
          </table:table-cell>
          <table:table-cell table:formula="of:=[.B60]-[.B$2]" office:value-type="float" office:value="0.820180654525757" calcext:value-type="float">
            <text:p>0.8201806545</text:p>
          </table:table-cell>
          <table:table-cell table:formula="of:=[.C60]/([.D60]-[.D59])" office:value-type="float" office:value="79410.7187774697" calcext:value-type="float">
            <text:p>79410.7187774697</text:p>
          </table:table-cell>
          <table:table-cell/>
          <table:table-cell office:value-type="float" office:value="1456447360.89731" calcext:value-type="float">
            <text:p>1456447360.89731</text:p>
          </table:table-cell>
          <table:table-cell table:formula="of:=[.G60]-[.B60]" office:value-type="float" office:value="0.0768756866455078" calcext:value-type="float">
            <text:p>0.076875686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6447360.83457" calcext:value-type="float">
            <text:p>1456447360.83457</text:p>
          </table:table-cell>
          <table:table-cell office:value-type="float" office:value="1120" calcext:value-type="float">
            <text:p>1120</text:p>
          </table:table-cell>
          <table:table-cell table:formula="of:=[.B61]-[.B$2]" office:value-type="float" office:value="0.834316492080689" calcext:value-type="float">
            <text:p>0.8343164921</text:p>
          </table:table-cell>
          <table:table-cell table:formula="of:=[.C61]/([.D61]-[.D60])" office:value-type="float" office:value="79231.2443919717" calcext:value-type="float">
            <text:p>79231.2443919717</text:p>
          </table:table-cell>
          <table:table-cell/>
          <table:table-cell office:value-type="float" office:value="1456447360.91142" calcext:value-type="float">
            <text:p>1456447360.91142</text:p>
          </table:table-cell>
          <table:table-cell table:formula="of:=[.G61]-[.B61]" office:value-type="float" office:value="0.0768499374389648" calcext:value-type="float">
            <text:p>0.076849937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447360.8487" calcext:value-type="float">
            <text:p>1456447360.8487</text:p>
          </table:table-cell>
          <table:table-cell office:value-type="float" office:value="1120" calcext:value-type="float">
            <text:p>1120</text:p>
          </table:table-cell>
          <table:table-cell table:formula="of:=[.B62]-[.B$2]" office:value-type="float" office:value="0.848449230194092" calcext:value-type="float">
            <text:p>0.8484492302</text:p>
          </table:table-cell>
          <table:table-cell table:formula="of:=[.C62]/([.D62]-[.D61])" office:value-type="float" office:value="79248.6205442246" calcext:value-type="float">
            <text:p>79248.6205442246</text:p>
          </table:table-cell>
          <table:table-cell/>
          <table:table-cell office:value-type="float" office:value="1456447360.92104" calcext:value-type="float">
            <text:p>1456447360.92104</text:p>
          </table:table-cell>
          <table:table-cell table:formula="of:=[.G62]-[.B62]" office:value-type="float" office:value="0.0723371505737305" calcext:value-type="float">
            <text:p>0.072337150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6447360.86284" calcext:value-type="float">
            <text:p>1456447360.86284</text:p>
          </table:table-cell>
          <table:table-cell office:value-type="float" office:value="1120" calcext:value-type="float">
            <text:p>1120</text:p>
          </table:table-cell>
          <table:table-cell table:formula="of:=[.B63]-[.B$2]" office:value-type="float" office:value="0.862581729888916" calcext:value-type="float">
            <text:p>0.8625817299</text:p>
          </table:table-cell>
          <table:table-cell table:formula="of:=[.C63]/([.D63]-[.D62])" office:value-type="float" office:value="79249.9574870099" calcext:value-type="float">
            <text:p>79249.9574870099</text:p>
          </table:table-cell>
          <table:table-cell/>
          <table:table-cell office:value-type="float" office:value="1456447360.93516" calcext:value-type="float">
            <text:p>1456447360.93516</text:p>
          </table:table-cell>
          <table:table-cell table:formula="of:=[.G63]-[.B63]" office:value-type="float" office:value="0.0723245143890381" calcext:value-type="float">
            <text:p>0.072324514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6447360.87697" calcext:value-type="float">
            <text:p>1456447360.87697</text:p>
          </table:table-cell>
          <table:table-cell office:value-type="float" office:value="1120" calcext:value-type="float">
            <text:p>1120</text:p>
          </table:table-cell>
          <table:table-cell table:formula="of:=[.B64]-[.B$2]" office:value-type="float" office:value="0.876714468002319" calcext:value-type="float">
            <text:p>0.876714468</text:p>
          </table:table-cell>
          <table:table-cell table:formula="of:=[.C64]/([.D64]-[.D63])" office:value-type="float" office:value="79248.6205442246" calcext:value-type="float">
            <text:p>79248.6205442246</text:p>
          </table:table-cell>
          <table:table-cell/>
          <table:table-cell office:value-type="float" office:value="1456447360.94944" calcext:value-type="float">
            <text:p>1456447360.94944</text:p>
          </table:table-cell>
          <table:table-cell table:formula="of:=[.G64]-[.B64]" office:value-type="float" office:value="0.0724718570709229" calcext:value-type="float">
            <text:p>0.072471857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6447360.8911" calcext:value-type="float">
            <text:p>1456447360.8911</text:p>
          </table:table-cell>
          <table:table-cell office:value-type="float" office:value="1120" calcext:value-type="float">
            <text:p>1120</text:p>
          </table:table-cell>
          <table:table-cell table:formula="of:=[.B65]-[.B$2]" office:value-type="float" office:value="0.890845060348511" calcext:value-type="float">
            <text:p>0.8908450603</text:p>
          </table:table-cell>
          <table:table-cell table:formula="of:=[.C65]/([.D65]-[.D64])" office:value-type="float" office:value="79260.6546534386" calcext:value-type="float">
            <text:p>79260.6546534386</text:p>
          </table:table-cell>
          <table:table-cell/>
          <table:table-cell office:value-type="float" office:value="1456447360.96367" calcext:value-type="float">
            <text:p>1456447360.96367</text:p>
          </table:table-cell>
          <table:table-cell table:formula="of:=[.G65]-[.B65]" office:value-type="float" office:value="0.0725712776184082" calcext:value-type="float">
            <text:p>0.072571277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6447360.90523" calcext:value-type="float">
            <text:p>1456447360.90523</text:p>
          </table:table-cell>
          <table:table-cell office:value-type="float" office:value="1120" calcext:value-type="float">
            <text:p>1120</text:p>
          </table:table-cell>
          <table:table-cell table:formula="of:=[.B66]-[.B$2]" office:value-type="float" office:value="0.904975414276123" calcext:value-type="float">
            <text:p>0.9049754143</text:p>
          </table:table-cell>
          <table:table-cell table:formula="of:=[.C66]/([.D66]-[.D65])" office:value-type="float" office:value="79261.9920022947" calcext:value-type="float">
            <text:p>79261.9920022947</text:p>
          </table:table-cell>
          <table:table-cell/>
          <table:table-cell office:value-type="float" office:value="1456447360.97789" calcext:value-type="float">
            <text:p>1456447360.97789</text:p>
          </table:table-cell>
          <table:table-cell table:formula="of:=[.G66]-[.B66]" office:value-type="float" office:value="0.0726609230041504" calcext:value-type="float">
            <text:p>0.07266092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6447360.91936" calcext:value-type="float">
            <text:p>1456447360.91936</text:p>
          </table:table-cell>
          <table:table-cell office:value-type="float" office:value="1120" calcext:value-type="float">
            <text:p>1120</text:p>
          </table:table-cell>
          <table:table-cell table:formula="of:=[.B67]-[.B$2]" office:value-type="float" office:value="0.919110774993897" calcext:value-type="float">
            <text:p>0.919110775</text:p>
          </table:table-cell>
          <table:table-cell table:formula="of:=[.C67]/([.D67]-[.D66])" office:value-type="float" office:value="79233.9171501822" calcext:value-type="float">
            <text:p>79233.9171501822</text:p>
          </table:table-cell>
          <table:table-cell/>
          <table:table-cell office:value-type="float" office:value="1456447360.9919" calcext:value-type="float">
            <text:p>1456447360.9919</text:p>
          </table:table-cell>
          <table:table-cell table:formula="of:=[.G67]-[.B67]" office:value-type="float" office:value="0.072535514831543" calcext:value-type="float">
            <text:p>0.072535514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6447360.9335" calcext:value-type="float">
            <text:p>1456447360.9335</text:p>
          </table:table-cell>
          <table:table-cell office:value-type="float" office:value="1120" calcext:value-type="float">
            <text:p>1120</text:p>
          </table:table-cell>
          <table:table-cell table:formula="of:=[.B68]-[.B$2]" office:value-type="float" office:value="0.933249235153198" calcext:value-type="float">
            <text:p>0.9332492352</text:p>
          </table:table-cell>
          <table:table-cell table:formula="of:=[.C68]/([.D68]-[.D67])" office:value-type="float" office:value="79216.5474443939" calcext:value-type="float">
            <text:p>79216.5474443939</text:p>
          </table:table-cell>
          <table:table-cell/>
          <table:table-cell office:value-type="float" office:value="1456447361.01078" calcext:value-type="float">
            <text:p>1456447361.01078</text:p>
          </table:table-cell>
          <table:table-cell table:formula="of:=[.G68]-[.B68]" office:value-type="float" office:value="0.0772771835327148" calcext:value-type="float">
            <text:p>0.077277183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6447360.94764" calcext:value-type="float">
            <text:p>1456447360.94764</text:p>
          </table:table-cell>
          <table:table-cell office:value-type="float" office:value="1120" calcext:value-type="float">
            <text:p>1120</text:p>
          </table:table-cell>
          <table:table-cell table:formula="of:=[.B69]-[.B$2]" office:value-type="float" office:value="0.947383403778076" calcext:value-type="float">
            <text:p>0.9473834038</text:p>
          </table:table-cell>
          <table:table-cell table:formula="of:=[.C69]/([.D69]-[.D68])" office:value-type="float" office:value="79240.5998346912" calcext:value-type="float">
            <text:p>79240.5998346912</text:p>
          </table:table-cell>
          <table:table-cell/>
          <table:table-cell office:value-type="float" office:value="1456447361.02494" calcext:value-type="float">
            <text:p>1456447361.02494</text:p>
          </table:table-cell>
          <table:table-cell table:formula="of:=[.G69]-[.B69]" office:value-type="float" office:value="0.0773029327392578" calcext:value-type="float">
            <text:p>0.077302932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6447360.96177" calcext:value-type="float">
            <text:p>1456447360.96177</text:p>
          </table:table-cell>
          <table:table-cell office:value-type="float" office:value="1120" calcext:value-type="float">
            <text:p>1120</text:p>
          </table:table-cell>
          <table:table-cell table:formula="of:=[.B70]-[.B$2]" office:value-type="float" office:value="0.961515665054321" calcext:value-type="float">
            <text:p>0.9615156651</text:p>
          </table:table-cell>
          <table:table-cell table:formula="of:=[.C70]/([.D70]-[.D69])" office:value-type="float" office:value="79251.2944749051" calcext:value-type="float">
            <text:p>79251.2944749051</text:p>
          </table:table-cell>
          <table:table-cell/>
          <table:table-cell office:value-type="float" office:value="1456447361.0343" calcext:value-type="float">
            <text:p>1456447361.0343</text:p>
          </table:table-cell>
          <table:table-cell table:formula="of:=[.G70]-[.B70]" office:value-type="float" office:value="0.0725307464599609" calcext:value-type="float">
            <text:p>0.072530746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6447360.9759" calcext:value-type="float">
            <text:p>1456447360.9759</text:p>
          </table:table-cell>
          <table:table-cell office:value-type="float" office:value="1120" calcext:value-type="float">
            <text:p>1120</text:p>
          </table:table-cell>
          <table:table-cell table:formula="of:=[.B71]-[.B$2]" office:value-type="float" office:value="0.975645542144775" calcext:value-type="float">
            <text:p>0.9756455421</text:p>
          </table:table-cell>
          <table:table-cell table:formula="of:=[.C71]/([.D71]-[.D70])" office:value-type="float" office:value="79264.6668354003" calcext:value-type="float">
            <text:p>79264.6668354003</text:p>
          </table:table-cell>
          <table:table-cell/>
          <table:table-cell office:value-type="float" office:value="1456447361.05309" calcext:value-type="float">
            <text:p>1456447361.05309</text:p>
          </table:table-cell>
          <table:table-cell table:formula="of:=[.G71]-[.B71]" office:value-type="float" office:value="0.0771908760070801" calcext:value-type="float">
            <text:p>0.07719087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6447360.99" calcext:value-type="float">
            <text:p>1456447360.99</text:p>
          </table:table-cell>
          <table:table-cell office:value-type="float" office:value="1120" calcext:value-type="float">
            <text:p>1120</text:p>
          </table:table-cell>
          <table:table-cell table:formula="of:=[.B72]-[.B$2]" office:value-type="float" office:value="0.98974609375" calcext:value-type="float">
            <text:p>0.9897460938</text:p>
          </table:table-cell>
          <table:table-cell table:formula="of:=[.C72]/([.D72]-[.D71])" office:value-type="float" office:value="79429.5167562815" calcext:value-type="float">
            <text:p>79429.5167562815</text:p>
          </table:table-cell>
          <table:table-cell/>
          <table:table-cell office:value-type="float" office:value="1456447361.06236" calcext:value-type="float">
            <text:p>1456447361.06236</text:p>
          </table:table-cell>
          <table:table-cell table:formula="of:=[.G72]-[.B72]" office:value-type="float" office:value="0.0723602771759033" calcext:value-type="float">
            <text:p>0.072360277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6447361.00395" calcext:value-type="float">
            <text:p>1456447361.00395</text:p>
          </table:table-cell>
          <table:table-cell office:value-type="float" office:value="1120" calcext:value-type="float">
            <text:p>1120</text:p>
          </table:table-cell>
          <table:table-cell table:formula="of:=[.B73]-[.B$2]" office:value-type="float" office:value="1.00369572639465" calcext:value-type="float">
            <text:p>1.0036957264</text:p>
          </table:table-cell>
          <table:table-cell table:formula="of:=[.C73]/([.D73]-[.D72])" office:value-type="float" office:value="80288.8526551471" calcext:value-type="float">
            <text:p>80288.8526551471</text:p>
          </table:table-cell>
          <table:table-cell/>
          <table:table-cell office:value-type="float" office:value="1456447361.07643" calcext:value-type="float">
            <text:p>1456447361.07643</text:p>
          </table:table-cell>
          <table:table-cell table:formula="of:=[.G73]-[.B73]" office:value-type="float" office:value="0.0724806785583496" calcext:value-type="float">
            <text:p>0.072480678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6447361.01735" calcext:value-type="float">
            <text:p>1456447361.01735</text:p>
          </table:table-cell>
          <table:table-cell office:value-type="float" office:value="1120" calcext:value-type="float">
            <text:p>1120</text:p>
          </table:table-cell>
          <table:table-cell table:formula="of:=[.B74]-[.B$2]" office:value-type="float" office:value="1.01709318161011" calcext:value-type="float">
            <text:p>1.0170931816</text:p>
          </table:table-cell>
          <table:table-cell table:formula="of:=[.C74]/([.D74]-[.D73])" office:value-type="float" office:value="83597.9655829018" calcext:value-type="float">
            <text:p>83597.9655829018</text:p>
          </table:table-cell>
          <table:table-cell/>
          <table:table-cell office:value-type="float" office:value="1456447361.09005" calcext:value-type="float">
            <text:p>1456447361.09005</text:p>
          </table:table-cell>
          <table:table-cell table:formula="of:=[.G74]-[.B74]" office:value-type="float" office:value="0.0727031230926514" calcext:value-type="float">
            <text:p>0.072703123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6447361.03072" calcext:value-type="float">
            <text:p>1456447361.03072</text:p>
          </table:table-cell>
          <table:table-cell office:value-type="float" office:value="1120" calcext:value-type="float">
            <text:p>1120</text:p>
          </table:table-cell>
          <table:table-cell table:formula="of:=[.B75]-[.B$2]" office:value-type="float" office:value="1.03046250343323" calcext:value-type="float">
            <text:p>1.0304625034</text:p>
          </table:table-cell>
          <table:table-cell table:formula="of:=[.C75]/([.D75]-[.D74])" office:value-type="float" office:value="83773.8828354882" calcext:value-type="float">
            <text:p>83773.8828354882</text:p>
          </table:table-cell>
          <table:table-cell/>
          <table:table-cell office:value-type="float" office:value="1456447361.10347" calcext:value-type="float">
            <text:p>1456447361.10347</text:p>
          </table:table-cell>
          <table:table-cell table:formula="of:=[.G75]-[.B75]" office:value-type="float" office:value="0.07275390625" calcext:value-type="float">
            <text:p>0.072753906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6447361.04405" calcext:value-type="float">
            <text:p>1456447361.04405</text:p>
          </table:table-cell>
          <table:table-cell office:value-type="float" office:value="1120" calcext:value-type="float">
            <text:p>1120</text:p>
          </table:table-cell>
          <table:table-cell table:formula="of:=[.B76]-[.B$2]" office:value-type="float" office:value="1.04379749298096" calcext:value-type="float">
            <text:p>1.043797493</text:p>
          </table:table-cell>
          <table:table-cell table:formula="of:=[.C76]/([.D76]-[.D75])" office:value-type="float" office:value="83989.5671452325" calcext:value-type="float">
            <text:p>83989.5671452325</text:p>
          </table:table-cell>
          <table:table-cell/>
          <table:table-cell office:value-type="float" office:value="1456447361.11664" calcext:value-type="float">
            <text:p>1456447361.11664</text:p>
          </table:table-cell>
          <table:table-cell table:formula="of:=[.G76]-[.B76]" office:value-type="float" office:value="0.0725889205932617" calcext:value-type="float">
            <text:p>0.072588920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6447361.05738" calcext:value-type="float">
            <text:p>1456447361.05738</text:p>
          </table:table-cell>
          <table:table-cell office:value-type="float" office:value="1120" calcext:value-type="float">
            <text:p>1120</text:p>
          </table:table-cell>
          <table:table-cell table:formula="of:=[.B77]-[.B$2]" office:value-type="float" office:value="1.0571277141571" calcext:value-type="float">
            <text:p>1.0571277142</text:p>
          </table:table-cell>
          <table:table-cell table:formula="of:=[.C77]/([.D77]-[.D76])" office:value-type="float" office:value="84019.6111677487" calcext:value-type="float">
            <text:p>84019.6111677487</text:p>
          </table:table-cell>
          <table:table-cell/>
          <table:table-cell office:value-type="float" office:value="1456447361.1299" calcext:value-type="float">
            <text:p>1456447361.1299</text:p>
          </table:table-cell>
          <table:table-cell table:formula="of:=[.G77]-[.B77]" office:value-type="float" office:value="0.0725185871124268" calcext:value-type="float">
            <text:p>0.072518587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6447361.0707" calcext:value-type="float">
            <text:p>1456447361.0707</text:p>
          </table:table-cell>
          <table:table-cell office:value-type="float" office:value="1120" calcext:value-type="float">
            <text:p>1120</text:p>
          </table:table-cell>
          <table:table-cell table:formula="of:=[.B78]-[.B$2]" office:value-type="float" office:value="1.07044291496277" calcext:value-type="float">
            <text:p>1.070442915</text:p>
          </table:table-cell>
          <table:table-cell table:formula="of:=[.C78]/([.D78]-[.D77])" office:value-type="float" office:value="84114.3904884687" calcext:value-type="float">
            <text:p>84114.3904884687</text:p>
          </table:table-cell>
          <table:table-cell/>
          <table:table-cell office:value-type="float" office:value="1456447361.14321" calcext:value-type="float">
            <text:p>1456447361.14321</text:p>
          </table:table-cell>
          <table:table-cell table:formula="of:=[.G78]-[.B78]" office:value-type="float" office:value="0.0725133419036865" calcext:value-type="float">
            <text:p>0.072513341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6447361.08401" calcext:value-type="float">
            <text:p>1456447361.08401</text:p>
          </table:table-cell>
          <table:table-cell office:value-type="float" office:value="1120" calcext:value-type="float">
            <text:p>1120</text:p>
          </table:table-cell>
          <table:table-cell table:formula="of:=[.B79]-[.B$2]" office:value-type="float" office:value="1.08375453948975" calcext:value-type="float">
            <text:p>1.0837545395</text:p>
          </table:table-cell>
          <table:table-cell table:formula="of:=[.C79]/([.D79]-[.D78])" office:value-type="float" office:value="84136.9885193344" calcext:value-type="float">
            <text:p>84136.9885193344</text:p>
          </table:table-cell>
          <table:table-cell/>
          <table:table-cell office:value-type="float" office:value="1456447361.1564" calcext:value-type="float">
            <text:p>1456447361.1564</text:p>
          </table:table-cell>
          <table:table-cell table:formula="of:=[.G79]-[.B79]" office:value-type="float" office:value="0.0723917484283447" calcext:value-type="float">
            <text:p>0.072391748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6447361.09732" calcext:value-type="float">
            <text:p>1456447361.09732</text:p>
          </table:table-cell>
          <table:table-cell office:value-type="float" office:value="1120" calcext:value-type="float">
            <text:p>1120</text:p>
          </table:table-cell>
          <table:table-cell table:formula="of:=[.B80]-[.B$2]" office:value-type="float" office:value="1.0970618724823" calcext:value-type="float">
            <text:p>1.0970618725</text:p>
          </table:table-cell>
          <table:table-cell table:formula="of:=[.C80]/([.D80]-[.D79])" office:value-type="float" office:value="84164.1221893756" calcext:value-type="float">
            <text:p>84164.1221893756</text:p>
          </table:table-cell>
          <table:table-cell/>
          <table:table-cell office:value-type="float" office:value="1456447361.16967" calcext:value-type="float">
            <text:p>1456447361.16967</text:p>
          </table:table-cell>
          <table:table-cell table:formula="of:=[.G80]-[.B80]" office:value-type="float" office:value="0.0723545551300049" calcext:value-type="float">
            <text:p>0.072354555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6447361.11062" calcext:value-type="float">
            <text:p>1456447361.11062</text:p>
          </table:table-cell>
          <table:table-cell office:value-type="float" office:value="1120" calcext:value-type="float">
            <text:p>1120</text:p>
          </table:table-cell>
          <table:table-cell table:formula="of:=[.B81]-[.B$2]" office:value-type="float" office:value="1.11037111282349" calcext:value-type="float">
            <text:p>1.1103711128</text:p>
          </table:table-cell>
          <table:table-cell table:formula="of:=[.C81]/([.D81]-[.D80])" office:value-type="float" office:value="84152.0606201745" calcext:value-type="float">
            <text:p>84152.0606201745</text:p>
          </table:table-cell>
          <table:table-cell/>
          <table:table-cell office:value-type="float" office:value="1456447361.18301" calcext:value-type="float">
            <text:p>1456447361.18301</text:p>
          </table:table-cell>
          <table:table-cell table:formula="of:=[.G81]-[.B81]" office:value-type="float" office:value="0.072385311126709" calcext:value-type="float">
            <text:p>0.072385311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6447361.12393" calcext:value-type="float">
            <text:p>1456447361.12393</text:p>
          </table:table-cell>
          <table:table-cell office:value-type="float" office:value="1120" calcext:value-type="float">
            <text:p>1120</text:p>
          </table:table-cell>
          <table:table-cell table:formula="of:=[.B82]-[.B$2]" office:value-type="float" office:value="1.12367820739746" calcext:value-type="float">
            <text:p>1.1236782074</text:p>
          </table:table-cell>
          <table:table-cell table:formula="of:=[.C82]/([.D82]-[.D81])" office:value-type="float" office:value="84165.6301286416" calcext:value-type="float">
            <text:p>84165.6301286416</text:p>
          </table:table-cell>
          <table:table-cell/>
          <table:table-cell office:value-type="float" office:value="1456447361.19625" calcext:value-type="float">
            <text:p>1456447361.19625</text:p>
          </table:table-cell>
          <table:table-cell table:formula="of:=[.G82]-[.B82]" office:value-type="float" office:value="0.0723180770874023" calcext:value-type="float">
            <text:p>0.072318077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6447361.13724" calcext:value-type="float">
            <text:p>1456447361.13724</text:p>
          </table:table-cell>
          <table:table-cell office:value-type="float" office:value="1120" calcext:value-type="float">
            <text:p>1120</text:p>
          </table:table-cell>
          <table:table-cell table:formula="of:=[.B83]-[.B$2]" office:value-type="float" office:value="1.13698577880859" calcext:value-type="float">
            <text:p>1.1369857788</text:p>
          </table:table-cell>
          <table:table-cell table:formula="of:=[.C83]/([.D83]-[.D82])" office:value-type="float" office:value="84162.6143041422" calcext:value-type="float">
            <text:p>84162.6143041422</text:p>
          </table:table-cell>
          <table:table-cell/>
          <table:table-cell office:value-type="float" office:value="1456447361.20959" calcext:value-type="float">
            <text:p>1456447361.20959</text:p>
          </table:table-cell>
          <table:table-cell table:formula="of:=[.G83]-[.B83]" office:value-type="float" office:value="0.0723505020141602" calcext:value-type="float">
            <text:p>0.07235050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6447361.15055" calcext:value-type="float">
            <text:p>1456447361.15055</text:p>
          </table:table-cell>
          <table:table-cell office:value-type="float" office:value="1120" calcext:value-type="float">
            <text:p>1120</text:p>
          </table:table-cell>
          <table:table-cell table:formula="of:=[.B84]-[.B$2]" office:value-type="float" office:value="1.15029191970825" calcext:value-type="float">
            <text:p>1.1502919197</text:p>
          </table:table-cell>
          <table:table-cell table:formula="of:=[.C84]/([.D84]-[.D83])" office:value-type="float" office:value="84171.6624260885" calcext:value-type="float">
            <text:p>84171.6624260885</text:p>
          </table:table-cell>
          <table:table-cell/>
          <table:table-cell office:value-type="float" office:value="1456447361.22391" calcext:value-type="float">
            <text:p>1456447361.22391</text:p>
          </table:table-cell>
          <table:table-cell table:formula="of:=[.G84]-[.B84]" office:value-type="float" office:value="0.0733644962310791" calcext:value-type="float">
            <text:p>0.073364496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6447361.16385" calcext:value-type="float">
            <text:p>1456447361.16385</text:p>
          </table:table-cell>
          <table:table-cell office:value-type="float" office:value="1120" calcext:value-type="float">
            <text:p>1120</text:p>
          </table:table-cell>
          <table:table-cell table:formula="of:=[.B85]-[.B$2]" office:value-type="float" office:value="1.16359829902649" calcext:value-type="float">
            <text:p>1.163598299</text:p>
          </table:table-cell>
          <table:table-cell table:formula="of:=[.C85]/([.D85]-[.D84])" office:value-type="float" office:value="84170.1542706635" calcext:value-type="float">
            <text:p>84170.1542706635</text:p>
          </table:table-cell>
          <table:table-cell/>
          <table:table-cell office:value-type="float" office:value="1456447361.23626" calcext:value-type="float">
            <text:p>1456447361.23626</text:p>
          </table:table-cell>
          <table:table-cell table:formula="of:=[.G85]-[.B85]" office:value-type="float" office:value="0.0724079608917236" calcext:value-type="float">
            <text:p>0.072407960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6447361.17716" calcext:value-type="float">
            <text:p>1456447361.17716</text:p>
          </table:table-cell>
          <table:table-cell office:value-type="float" office:value="1120" calcext:value-type="float">
            <text:p>1120</text:p>
          </table:table-cell>
          <table:table-cell table:formula="of:=[.B86]-[.B$2]" office:value-type="float" office:value="1.17690324783325" calcext:value-type="float">
            <text:p>1.1769032478</text:p>
          </table:table-cell>
          <table:table-cell table:formula="of:=[.C86]/([.D86]-[.D85])" office:value-type="float" office:value="84179.2040139772" calcext:value-type="float">
            <text:p>84179.2040139772</text:p>
          </table:table-cell>
          <table:table-cell/>
          <table:table-cell office:value-type="float" office:value="1456447361.24974" calcext:value-type="float">
            <text:p>1456447361.24974</text:p>
          </table:table-cell>
          <table:table-cell table:formula="of:=[.G86]-[.B86]" office:value-type="float" office:value="0.0725829601287842" calcext:value-type="float">
            <text:p>0.072582960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6447361.19047" calcext:value-type="float">
            <text:p>1456447361.19047</text:p>
          </table:table-cell>
          <table:table-cell office:value-type="float" office:value="1120" calcext:value-type="float">
            <text:p>1120</text:p>
          </table:table-cell>
          <table:table-cell table:formula="of:=[.B87]-[.B$2]" office:value-type="float" office:value="1.19021224975586" calcext:value-type="float">
            <text:p>1.1902122498</text:p>
          </table:table-cell>
          <table:table-cell table:formula="of:=[.C87]/([.D87]-[.D86])" office:value-type="float" office:value="84153.5681272616" calcext:value-type="float">
            <text:p>84153.5681272616</text:p>
          </table:table-cell>
          <table:table-cell/>
          <table:table-cell office:value-type="float" office:value="1456447361.26303" calcext:value-type="float">
            <text:p>1456447361.26303</text:p>
          </table:table-cell>
          <table:table-cell table:formula="of:=[.G87]-[.B87]" office:value-type="float" office:value="0.0725641250610352" calcext:value-type="float">
            <text:p>0.072564125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6447361.20378" calcext:value-type="float">
            <text:p>1456447361.20378</text:p>
          </table:table-cell>
          <table:table-cell office:value-type="float" office:value="1120" calcext:value-type="float">
            <text:p>1120</text:p>
          </table:table-cell>
          <table:table-cell table:formula="of:=[.B88]-[.B$2]" office:value-type="float" office:value="1.20352149009705" calcext:value-type="float">
            <text:p>1.2035214901</text:p>
          </table:table-cell>
          <table:table-cell table:formula="of:=[.C88]/([.D88]-[.D87])" office:value-type="float" office:value="84152.0606201745" calcext:value-type="float">
            <text:p>84152.0606201745</text:p>
          </table:table-cell>
          <table:table-cell/>
          <table:table-cell office:value-type="float" office:value="1456447361.27623" calcext:value-type="float">
            <text:p>1456447361.27623</text:p>
          </table:table-cell>
          <table:table-cell table:formula="of:=[.G88]-[.B88]" office:value-type="float" office:value="0.0724549293518066" calcext:value-type="float">
            <text:p>0.072454929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6447361.21709" calcext:value-type="float">
            <text:p>1456447361.21709</text:p>
          </table:table-cell>
          <table:table-cell office:value-type="float" office:value="1120" calcext:value-type="float">
            <text:p>1120</text:p>
          </table:table-cell>
          <table:table-cell table:formula="of:=[.B89]-[.B$2]" office:value-type="float" office:value="1.21683216094971" calcext:value-type="float">
            <text:p>1.2168321609</text:p>
          </table:table-cell>
          <table:table-cell table:formula="of:=[.C89]/([.D89]-[.D88])" office:value-type="float" office:value="84143.0167117448" calcext:value-type="float">
            <text:p>84143.0167117448</text:p>
          </table:table-cell>
          <table:table-cell/>
          <table:table-cell office:value-type="float" office:value="1456447361.28947" calcext:value-type="float">
            <text:p>1456447361.28947</text:p>
          </table:table-cell>
          <table:table-cell table:formula="of:=[.G89]-[.B89]" office:value-type="float" office:value="0.0723841190338135" calcext:value-type="float">
            <text:p>0.07238411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6447361.23039" calcext:value-type="float">
            <text:p>1456447361.23039</text:p>
          </table:table-cell>
          <table:table-cell office:value-type="float" office:value="1120" calcext:value-type="float">
            <text:p>1120</text:p>
          </table:table-cell>
          <table:table-cell table:formula="of:=[.B90]-[.B$2]" office:value-type="float" office:value="1.23013854026794" calcext:value-type="float">
            <text:p>1.2301385403</text:p>
          </table:table-cell>
          <table:table-cell table:formula="of:=[.C90]/([.D90]-[.D89])" office:value-type="float" office:value="84170.1542706635" calcext:value-type="float">
            <text:p>84170.1542706635</text:p>
          </table:table-cell>
          <table:table-cell/>
          <table:table-cell office:value-type="float" office:value="1456447361.30277" calcext:value-type="float">
            <text:p>1456447361.30277</text:p>
          </table:table-cell>
          <table:table-cell table:formula="of:=[.G90]-[.B90]" office:value-type="float" office:value="0.0723776817321777" calcext:value-type="float">
            <text:p>0.072377681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6447361.24373" calcext:value-type="float">
            <text:p>1456447361.24373</text:p>
          </table:table-cell>
          <table:table-cell office:value-type="float" office:value="1120" calcext:value-type="float">
            <text:p>1120</text:p>
          </table:table-cell>
          <table:table-cell table:formula="of:=[.B91]-[.B$2]" office:value-type="float" office:value="1.2434778213501" calcext:value-type="float">
            <text:p>1.2434778214</text:p>
          </table:table-cell>
          <table:table-cell table:formula="of:=[.C91]/([.D91]-[.D90])" office:value-type="float" office:value="83962.545890007" calcext:value-type="float">
            <text:p>83962.545890007</text:p>
          </table:table-cell>
          <table:table-cell/>
          <table:table-cell office:value-type="float" office:value="1456447361.31609" calcext:value-type="float">
            <text:p>1456447361.31609</text:p>
          </table:table-cell>
          <table:table-cell table:formula="of:=[.G91]-[.B91]" office:value-type="float" office:value="0.0723586082458496" calcext:value-type="float">
            <text:p>0.072358608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6447361.25708" calcext:value-type="float">
            <text:p>1456447361.25708</text:p>
          </table:table-cell>
          <table:table-cell office:value-type="float" office:value="1120" calcext:value-type="float">
            <text:p>1120</text:p>
          </table:table-cell>
          <table:table-cell table:formula="of:=[.B92]-[.B$2]" office:value-type="float" office:value="1.25682878494263" calcext:value-type="float">
            <text:p>1.2568287849</text:p>
          </table:table-cell>
          <table:table-cell table:formula="of:=[.C92]/([.D92]-[.D91])" office:value-type="float" office:value="83889.07603843" calcext:value-type="float">
            <text:p>83889.07603843</text:p>
          </table:table-cell>
          <table:table-cell/>
          <table:table-cell office:value-type="float" office:value="1456447361.32958" calcext:value-type="float">
            <text:p>1456447361.32958</text:p>
          </table:table-cell>
          <table:table-cell table:formula="of:=[.G92]-[.B92]" office:value-type="float" office:value="0.0724976062774658" calcext:value-type="float">
            <text:p>0.072497606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6447361.27041" calcext:value-type="float">
            <text:p>1456447361.27041</text:p>
          </table:table-cell>
          <table:table-cell office:value-type="float" office:value="1120" calcext:value-type="float">
            <text:p>1120</text:p>
          </table:table-cell>
          <table:table-cell table:formula="of:=[.B93]-[.B$2]" office:value-type="float" office:value="1.27015161514282" calcext:value-type="float">
            <text:p>1.2701516151</text:p>
          </table:table-cell>
          <table:table-cell table:formula="of:=[.C93]/([.D93]-[.D92])" office:value-type="float" office:value="84066.2219040802" calcext:value-type="float">
            <text:p>84066.2219040802</text:p>
          </table:table-cell>
          <table:table-cell/>
          <table:table-cell office:value-type="float" office:value="1456447361.34284" calcext:value-type="float">
            <text:p>1456447361.34284</text:p>
          </table:table-cell>
          <table:table-cell table:formula="of:=[.G93]-[.B93]" office:value-type="float" office:value="0.072434663772583" calcext:value-type="float">
            <text:p>0.072434663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6447361.28372" calcext:value-type="float">
            <text:p>1456447361.28372</text:p>
          </table:table-cell>
          <table:table-cell office:value-type="float" office:value="1120" calcext:value-type="float">
            <text:p>1120</text:p>
          </table:table-cell>
          <table:table-cell table:formula="of:=[.B94]-[.B$2]" office:value-type="float" office:value="1.28346419334412" calcext:value-type="float">
            <text:p>1.2834641933</text:p>
          </table:table-cell>
          <table:table-cell table:formula="of:=[.C94]/([.D94]-[.D93])" office:value-type="float" office:value="84130.9611906084" calcext:value-type="float">
            <text:p>84130.9611906084</text:p>
          </table:table-cell>
          <table:table-cell/>
          <table:table-cell office:value-type="float" office:value="1456447361.35611" calcext:value-type="float">
            <text:p>1456447361.35611</text:p>
          </table:table-cell>
          <table:table-cell table:formula="of:=[.G94]-[.B94]" office:value-type="float" office:value="0.0723922252655029" calcext:value-type="float">
            <text:p>0.072392225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6447361.29703" calcext:value-type="float">
            <text:p>1456447361.29703</text:p>
          </table:table-cell>
          <table:table-cell office:value-type="float" office:value="1120" calcext:value-type="float">
            <text:p>1120</text:p>
          </table:table-cell>
          <table:table-cell table:formula="of:=[.B95]-[.B$2]" office:value-type="float" office:value="1.29677557945251" calcext:value-type="float">
            <text:p>1.2967755795</text:p>
          </table:table-cell>
          <table:table-cell table:formula="of:=[.C95]/([.D95]-[.D94])" office:value-type="float" office:value="84138.4954864594" calcext:value-type="float">
            <text:p>84138.4954864594</text:p>
          </table:table-cell>
          <table:table-cell/>
          <table:table-cell office:value-type="float" office:value="1456447361.3695" calcext:value-type="float">
            <text:p>1456447361.3695</text:p>
          </table:table-cell>
          <table:table-cell table:formula="of:=[.G95]-[.B95]" office:value-type="float" office:value="0.0724706649780273" calcext:value-type="float">
            <text:p>0.07247066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6447361.31034" calcext:value-type="float">
            <text:p>1456447361.31034</text:p>
          </table:table-cell>
          <table:table-cell office:value-type="float" office:value="1120" calcext:value-type="float">
            <text:p>1120</text:p>
          </table:table-cell>
          <table:table-cell table:formula="of:=[.B96]-[.B$2]" office:value-type="float" office:value="1.3100893497467" calcext:value-type="float">
            <text:p>1.3100893497</text:p>
          </table:table-cell>
          <table:table-cell table:formula="of:=[.C96]/([.D96]-[.D95])" office:value-type="float" office:value="84123.4282439741" calcext:value-type="float">
            <text:p>84123.4282439741</text:p>
          </table:table-cell>
          <table:table-cell/>
          <table:table-cell office:value-type="float" office:value="1456447361.38304" calcext:value-type="float">
            <text:p>1456447361.38304</text:p>
          </table:table-cell>
          <table:table-cell table:formula="of:=[.G96]-[.B96]" office:value-type="float" office:value="0.0726969242095947" calcext:value-type="float">
            <text:p>0.072696924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6447361.32365" calcext:value-type="float">
            <text:p>1456447361.32365</text:p>
          </table:table-cell>
          <table:table-cell office:value-type="float" office:value="1120" calcext:value-type="float">
            <text:p>1120</text:p>
          </table:table-cell>
          <table:table-cell table:formula="of:=[.B97]-[.B$2]" office:value-type="float" office:value="1.32339882850647" calcext:value-type="float">
            <text:p>1.3233988285</text:p>
          </table:table-cell>
          <table:table-cell table:formula="of:=[.C97]/([.D97]-[.D96])" office:value-type="float" office:value="84150.5531670966" calcext:value-type="float">
            <text:p>84150.5531670966</text:p>
          </table:table-cell>
          <table:table-cell/>
          <table:table-cell office:value-type="float" office:value="1456447361.39622" calcext:value-type="float">
            <text:p>1456447361.39622</text:p>
          </table:table-cell>
          <table:table-cell table:formula="of:=[.G97]-[.B97]" office:value-type="float" office:value="0.0725674629211426" calcext:value-type="float">
            <text:p>0.072567462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6447361.33696" calcext:value-type="float">
            <text:p>1456447361.33696</text:p>
          </table:table-cell>
          <table:table-cell office:value-type="float" office:value="1120" calcext:value-type="float">
            <text:p>1120</text:p>
          </table:table-cell>
          <table:table-cell table:formula="of:=[.B98]-[.B$2]" office:value-type="float" office:value="1.33670663833618" calcext:value-type="float">
            <text:p>1.3367066383</text:p>
          </table:table-cell>
          <table:table-cell table:formula="of:=[.C98]/([.D98]-[.D97])" office:value-type="float" office:value="84161.1064729383" calcext:value-type="float">
            <text:p>84161.1064729383</text:p>
          </table:table-cell>
          <table:table-cell/>
          <table:table-cell office:value-type="float" office:value="1456447361.40942" calcext:value-type="float">
            <text:p>1456447361.40942</text:p>
          </table:table-cell>
          <table:table-cell table:formula="of:=[.G98]-[.B98]" office:value-type="float" office:value="0.0724596977233887" calcext:value-type="float">
            <text:p>0.072459697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6447361.35027" calcext:value-type="float">
            <text:p>1456447361.35027</text:p>
          </table:table-cell>
          <table:table-cell office:value-type="float" office:value="1120" calcext:value-type="float">
            <text:p>1120</text:p>
          </table:table-cell>
          <table:table-cell table:formula="of:=[.B99]-[.B$2]" office:value-type="float" office:value="1.35001707077026" calcext:value-type="float">
            <text:p>1.3500170708</text:p>
          </table:table-cell>
          <table:table-cell table:formula="of:=[.C99]/([.D99]-[.D98])" office:value-type="float" office:value="84144.5238948198" calcext:value-type="float">
            <text:p>84144.5238948198</text:p>
          </table:table-cell>
          <table:table-cell/>
          <table:table-cell office:value-type="float" office:value="1456447361.42266" calcext:value-type="float">
            <text:p>1456447361.42266</text:p>
          </table:table-cell>
          <table:table-cell table:formula="of:=[.G99]-[.B99]" office:value-type="float" office:value="0.0723893642425537" calcext:value-type="float">
            <text:p>0.072389364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6447361.3636" calcext:value-type="float">
            <text:p>1456447361.3636</text:p>
          </table:table-cell>
          <table:table-cell office:value-type="float" office:value="1120" calcext:value-type="float">
            <text:p>1120</text:p>
          </table:table-cell>
          <table:table-cell table:formula="of:=[.B100]-[.B$2]" office:value-type="float" office:value="1.36334824562073" calcext:value-type="float">
            <text:p>1.3633482456</text:p>
          </table:table-cell>
          <table:table-cell table:formula="of:=[.C100]/([.D100]-[.D99])" office:value-type="float" office:value="84013.6006438344" calcext:value-type="float">
            <text:p>84013.6006438344</text:p>
          </table:table-cell>
          <table:table-cell/>
          <table:table-cell office:value-type="float" office:value="1456447361.44168" calcext:value-type="float">
            <text:p>1456447361.44168</text:p>
          </table:table-cell>
          <table:table-cell table:formula="of:=[.G100]-[.B100]" office:value-type="float" office:value="0.078078031539917" calcext:value-type="float">
            <text:p>0.078078031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6447361.37692" calcext:value-type="float">
            <text:p>1456447361.37692</text:p>
          </table:table-cell>
          <table:table-cell office:value-type="float" office:value="1120" calcext:value-type="float">
            <text:p>1120</text:p>
          </table:table-cell>
          <table:table-cell table:formula="of:=[.B101]-[.B$2]" office:value-type="float" office:value="1.37666344642639" calcext:value-type="float">
            <text:p>1.3766634464</text:p>
          </table:table-cell>
          <table:table-cell table:formula="of:=[.C101]/([.D101]-[.D100])" office:value-type="float" office:value="84114.3904884687" calcext:value-type="float">
            <text:p>84114.3904884687</text:p>
          </table:table-cell>
          <table:table-cell/>
          <table:table-cell office:value-type="float" office:value="1456447361.45513" calcext:value-type="float">
            <text:p>1456447361.45513</text:p>
          </table:table-cell>
          <table:table-cell table:formula="of:=[.G101]-[.B101]" office:value-type="float" office:value="0.0782129764556885" calcext:value-type="float">
            <text:p>0.078212976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6447361.39023" calcext:value-type="float">
            <text:p>1456447361.39023</text:p>
          </table:table-cell>
          <table:table-cell office:value-type="float" office:value="1120" calcext:value-type="float">
            <text:p>1120</text:p>
          </table:table-cell>
          <table:table-cell table:formula="of:=[.B102]-[.B$2]" office:value-type="float" office:value="1.38997197151184" calcext:value-type="float">
            <text:p>1.3899719715</text:p>
          </table:table-cell>
          <table:table-cell table:formula="of:=[.C102]/([.D102]-[.D101])" office:value-type="float" office:value="84156.5833034755" calcext:value-type="float">
            <text:p>84156.5833034755</text:p>
          </table:table-cell>
          <table:table-cell/>
          <table:table-cell office:value-type="float" office:value="1456447361.4685" calcext:value-type="float">
            <text:p>1456447361.4685</text:p>
          </table:table-cell>
          <table:table-cell table:formula="of:=[.G102]-[.B102]" office:value-type="float" office:value="0.0782742500305176" calcext:value-type="float">
            <text:p>0.0782742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6447361.40353" calcext:value-type="float">
            <text:p>1456447361.40353</text:p>
          </table:table-cell>
          <table:table-cell office:value-type="float" office:value="1120" calcext:value-type="float">
            <text:p>1120</text:p>
          </table:table-cell>
          <table:table-cell table:formula="of:=[.B103]-[.B$2]" office:value-type="float" office:value="1.40328073501587" calcext:value-type="float">
            <text:p>1.403280735</text:p>
          </table:table-cell>
          <table:table-cell table:formula="of:=[.C103]/([.D103]-[.D102])" office:value-type="float" office:value="84155.075688361" calcext:value-type="float">
            <text:p>84155.075688361</text:p>
          </table:table-cell>
          <table:table-cell/>
          <table:table-cell office:value-type="float" office:value="1456447361.48179" calcext:value-type="float">
            <text:p>1456447361.48179</text:p>
          </table:table-cell>
          <table:table-cell table:formula="of:=[.G103]-[.B103]" office:value-type="float" office:value="0.0782556533813477" calcext:value-type="float">
            <text:p>0.078255653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6447361.41684" calcext:value-type="float">
            <text:p>1456447361.41684</text:p>
          </table:table-cell>
          <table:table-cell office:value-type="float" office:value="1120" calcext:value-type="float">
            <text:p>1120</text:p>
          </table:table-cell>
          <table:table-cell table:formula="of:=[.B104]-[.B$2]" office:value-type="float" office:value="1.41658759117126" calcext:value-type="float">
            <text:p>1.4165875912</text:p>
          </table:table-cell>
          <table:table-cell table:formula="of:=[.C104]/([.D104]-[.D103])" office:value-type="float" office:value="84167.1381219429" calcext:value-type="float">
            <text:p>84167.1381219429</text:p>
          </table:table-cell>
          <table:table-cell/>
          <table:table-cell office:value-type="float" office:value="1456447361.49515" calcext:value-type="float">
            <text:p>1456447361.49515</text:p>
          </table:table-cell>
          <table:table-cell table:formula="of:=[.G104]-[.B104]" office:value-type="float" office:value="0.0783088207244873" calcext:value-type="float">
            <text:p>0.078308820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6447361.43015" calcext:value-type="float">
            <text:p>1456447361.43015</text:p>
          </table:table-cell>
          <table:table-cell office:value-type="float" office:value="1120" calcext:value-type="float">
            <text:p>1120</text:p>
          </table:table-cell>
          <table:table-cell table:formula="of:=[.B105]-[.B$2]" office:value-type="float" office:value="1.42989420890808" calcext:value-type="float">
            <text:p>1.4298942089</text:p>
          </table:table-cell>
          <table:table-cell table:formula="of:=[.C105]/([.D105]-[.D104])" office:value-type="float" office:value="84168.6461692826" calcext:value-type="float">
            <text:p>84168.6461692826</text:p>
          </table:table-cell>
          <table:table-cell/>
          <table:table-cell office:value-type="float" office:value="1456447361.50864" calcext:value-type="float">
            <text:p>1456447361.50864</text:p>
          </table:table-cell>
          <table:table-cell table:formula="of:=[.G105]-[.B105]" office:value-type="float" office:value="0.0784921646118164" calcext:value-type="float">
            <text:p>0.078492164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6447361.44346" calcext:value-type="float">
            <text:p>1456447361.44346</text:p>
          </table:table-cell>
          <table:table-cell office:value-type="float" office:value="1120" calcext:value-type="float">
            <text:p>1120</text:p>
          </table:table-cell>
          <table:table-cell table:formula="of:=[.B106]-[.B$2]" office:value-type="float" office:value="1.44320797920227" calcext:value-type="float">
            <text:p>1.4432079792</text:p>
          </table:table-cell>
          <table:table-cell table:formula="of:=[.C106]/([.D106]-[.D105])" office:value-type="float" office:value="84123.4282439741" calcext:value-type="float">
            <text:p>84123.4282439741</text:p>
          </table:table-cell>
          <table:table-cell/>
          <table:table-cell office:value-type="float" office:value="1456447361.52206" calcext:value-type="float">
            <text:p>1456447361.52206</text:p>
          </table:table-cell>
          <table:table-cell table:formula="of:=[.G106]-[.B106]" office:value-type="float" office:value="0.0785982608795166" calcext:value-type="float">
            <text:p>0.078598260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6447361.45677" calcext:value-type="float">
            <text:p>1456447361.45677</text:p>
          </table:table-cell>
          <table:table-cell office:value-type="float" office:value="1120" calcext:value-type="float">
            <text:p>1120</text:p>
          </table:table-cell>
          <table:table-cell table:formula="of:=[.B107]-[.B$2]" office:value-type="float" office:value="1.45651626586914" calcext:value-type="float">
            <text:p>1.4565162659</text:p>
          </table:table-cell>
          <table:table-cell table:formula="of:=[.C107]/([.D107]-[.D106])" office:value-type="float" office:value="84158.0909726079" calcext:value-type="float">
            <text:p>84158.0909726079</text:p>
          </table:table-cell>
          <table:table-cell/>
          <table:table-cell office:value-type="float" office:value="1456447361.53528" calcext:value-type="float">
            <text:p>1456447361.53528</text:p>
          </table:table-cell>
          <table:table-cell table:formula="of:=[.G107]-[.B107]" office:value-type="float" office:value="0.078510046005249" calcext:value-type="float">
            <text:p>0.07851004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6447361.47004" calcext:value-type="float">
            <text:p>1456447361.47004</text:p>
          </table:table-cell>
          <table:table-cell office:value-type="float" office:value="1120" calcext:value-type="float">
            <text:p>1120</text:p>
          </table:table-cell>
          <table:table-cell table:formula="of:=[.B108]-[.B$2]" office:value-type="float" office:value="1.46978545188904" calcext:value-type="float">
            <text:p>1.4697854519</text:p>
          </table:table-cell>
          <table:table-cell table:formula="of:=[.C108]/([.D108]-[.D107])" office:value-type="float" office:value="84406.081753661" calcext:value-type="float">
            <text:p>84406.081753661</text:p>
          </table:table-cell>
          <table:table-cell/>
          <table:table-cell office:value-type="float" office:value="1456447361.5484" calcext:value-type="float">
            <text:p>1456447361.5484</text:p>
          </table:table-cell>
          <table:table-cell table:formula="of:=[.G108]-[.B108]" office:value-type="float" office:value="0.0783607959747314" calcext:value-type="float">
            <text:p>0.07836079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6447361.48335" calcext:value-type="float">
            <text:p>1456447361.48335</text:p>
          </table:table-cell>
          <table:table-cell office:value-type="float" office:value="1120" calcext:value-type="float">
            <text:p>1120</text:p>
          </table:table-cell>
          <table:table-cell table:formula="of:=[.B109]-[.B$2]" office:value-type="float" office:value="1.48309254646301" calcext:value-type="float">
            <text:p>1.4830925465</text:p>
          </table:table-cell>
          <table:table-cell table:formula="of:=[.C109]/([.D109]-[.D108])" office:value-type="float" office:value="84165.6301286416" calcext:value-type="float">
            <text:p>84165.6301286416</text:p>
          </table:table-cell>
          <table:table-cell/>
          <table:table-cell office:value-type="float" office:value="1456447361.56181" calcext:value-type="float">
            <text:p>1456447361.56181</text:p>
          </table:table-cell>
          <table:table-cell table:formula="of:=[.G109]-[.B109]" office:value-type="float" office:value="0.0784637928009033" calcext:value-type="float">
            <text:p>0.078463792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447361.49665" calcext:value-type="float">
            <text:p>1456447361.49665</text:p>
          </table:table-cell>
          <table:table-cell office:value-type="float" office:value="1120" calcext:value-type="float">
            <text:p>1120</text:p>
          </table:table-cell>
          <table:table-cell table:formula="of:=[.B110]-[.B$2]" office:value-type="float" office:value="1.49639892578125" calcext:value-type="float">
            <text:p>1.4963989258</text:p>
          </table:table-cell>
          <table:table-cell table:formula="of:=[.C110]/([.D110]-[.D109])" office:value-type="float" office:value="84170.1542706635" calcext:value-type="float">
            <text:p>84170.1542706635</text:p>
          </table:table-cell>
          <table:table-cell/>
          <table:table-cell office:value-type="float" office:value="1456447361.57536" calcext:value-type="float">
            <text:p>1456447361.57536</text:p>
          </table:table-cell>
          <table:table-cell table:formula="of:=[.G110]-[.B110]" office:value-type="float" office:value="0.0787074565887451" calcext:value-type="float">
            <text:p>0.078707456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6447361.50992" calcext:value-type="float">
            <text:p>1456447361.50992</text:p>
          </table:table-cell>
          <table:table-cell office:value-type="float" office:value="1120" calcext:value-type="float">
            <text:p>1120</text:p>
          </table:table-cell>
          <table:table-cell table:formula="of:=[.B111]-[.B$2]" office:value-type="float" office:value="1.50966668128967" calcext:value-type="float">
            <text:p>1.5096666813</text:p>
          </table:table-cell>
          <table:table-cell table:formula="of:=[.C111]/([.D111]-[.D110])" office:value-type="float" office:value="84415.1823033658" calcext:value-type="float">
            <text:p>84415.1823033658</text:p>
          </table:table-cell>
          <table:table-cell/>
          <table:table-cell office:value-type="float" office:value="1456447361.58866" calcext:value-type="float">
            <text:p>1456447361.58866</text:p>
          </table:table-cell>
          <table:table-cell table:formula="of:=[.G111]-[.B111]" office:value-type="float" office:value="0.0787396430969238" calcext:value-type="float">
            <text:p>0.078739643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6447361.52323" calcext:value-type="float">
            <text:p>1456447361.52323</text:p>
          </table:table-cell>
          <table:table-cell office:value-type="float" office:value="1120" calcext:value-type="float">
            <text:p>1120</text:p>
          </table:table-cell>
          <table:table-cell table:formula="of:=[.B112]-[.B$2]" office:value-type="float" office:value="1.52297210693359" calcext:value-type="float">
            <text:p>1.5229721069</text:p>
          </table:table-cell>
          <table:table-cell table:formula="of:=[.C112]/([.D112]-[.D111])" office:value-type="float" office:value="84176.1872166574" calcext:value-type="float">
            <text:p>84176.1872166574</text:p>
          </table:table-cell>
          <table:table-cell/>
          <table:table-cell office:value-type="float" office:value="1456447361.60202" calcext:value-type="float">
            <text:p>1456447361.60202</text:p>
          </table:table-cell>
          <table:table-cell table:formula="of:=[.G112]-[.B112]" office:value-type="float" office:value="0.0787942409515381" calcext:value-type="float">
            <text:p>0.07879424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6447361.53653" calcext:value-type="float">
            <text:p>1456447361.53653</text:p>
          </table:table-cell>
          <table:table-cell office:value-type="float" office:value="1120" calcext:value-type="float">
            <text:p>1120</text:p>
          </table:table-cell>
          <table:table-cell table:formula="of:=[.B113]-[.B$2]" office:value-type="float" office:value="1.53627824783325" calcext:value-type="float">
            <text:p>1.5362782478</text:p>
          </table:table-cell>
          <table:table-cell table:formula="of:=[.C113]/([.D113]-[.D112])" office:value-type="float" office:value="84171.6624260885" calcext:value-type="float">
            <text:p>84171.6624260885</text:p>
          </table:table-cell>
          <table:table-cell/>
          <table:table-cell office:value-type="float" office:value="1456447361.61528" calcext:value-type="float">
            <text:p>1456447361.61528</text:p>
          </table:table-cell>
          <table:table-cell table:formula="of:=[.G113]-[.B113]" office:value-type="float" office:value="0.0787479877471924" calcext:value-type="float">
            <text:p>0.078747987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6447361.54979" calcext:value-type="float">
            <text:p>1456447361.54979</text:p>
          </table:table-cell>
          <table:table-cell office:value-type="float" office:value="1120" calcext:value-type="float">
            <text:p>1120</text:p>
          </table:table-cell>
          <table:table-cell table:formula="of:=[.B114]-[.B$2]" office:value-type="float" office:value="1.54953837394714" calcext:value-type="float">
            <text:p>1.5495383739</text:p>
          </table:table-cell>
          <table:table-cell table:formula="of:=[.C114]/([.D114]-[.D113])" office:value-type="float" office:value="84463.751730586" calcext:value-type="float">
            <text:p>84463.751730586</text:p>
          </table:table-cell>
          <table:table-cell/>
          <table:table-cell office:value-type="float" office:value="1456447361.62973" calcext:value-type="float">
            <text:p>1456447361.62973</text:p>
          </table:table-cell>
          <table:table-cell table:formula="of:=[.G114]-[.B114]" office:value-type="float" office:value="0.0799379348754883" calcext:value-type="float">
            <text:p>0.079937934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6447361.5631" calcext:value-type="float">
            <text:p>1456447361.5631</text:p>
          </table:table-cell>
          <table:table-cell office:value-type="float" office:value="1120" calcext:value-type="float">
            <text:p>1120</text:p>
          </table:table-cell>
          <table:table-cell table:formula="of:=[.B115]-[.B$2]" office:value-type="float" office:value="1.56284379959106" calcext:value-type="float">
            <text:p>1.5628437996</text:p>
          </table:table-cell>
          <table:table-cell table:formula="of:=[.C115]/([.D115]-[.D114])" office:value-type="float" office:value="84176.1872166574" calcext:value-type="float">
            <text:p>84176.1872166574</text:p>
          </table:table-cell>
          <table:table-cell/>
          <table:table-cell office:value-type="float" office:value="1456447361.64209" calcext:value-type="float">
            <text:p>1456447361.64209</text:p>
          </table:table-cell>
          <table:table-cell table:formula="of:=[.G115]-[.B115]" office:value-type="float" office:value="0.0789926052093506" calcext:value-type="float">
            <text:p>0.078992605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6447361.57641" calcext:value-type="float">
            <text:p>1456447361.57641</text:p>
          </table:table-cell>
          <table:table-cell office:value-type="float" office:value="1120" calcext:value-type="float">
            <text:p>1120</text:p>
          </table:table-cell>
          <table:table-cell table:formula="of:=[.B116]-[.B$2]" office:value-type="float" office:value="1.57615327835083" calcext:value-type="float">
            <text:p>1.5761532784</text:p>
          </table:table-cell>
          <table:table-cell table:formula="of:=[.C116]/([.D116]-[.D115])" office:value-type="float" office:value="84150.5531670966" calcext:value-type="float">
            <text:p>84150.5531670966</text:p>
          </table:table-cell>
          <table:table-cell/>
          <table:table-cell office:value-type="float" office:value="1456447361.65592" calcext:value-type="float">
            <text:p>1456447361.65592</text:p>
          </table:table-cell>
          <table:table-cell table:formula="of:=[.G116]-[.B116]" office:value-type="float" office:value="0.0795130729675293" calcext:value-type="float">
            <text:p>0.07951307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6447361.58976" calcext:value-type="float">
            <text:p>1456447361.58976</text:p>
          </table:table-cell>
          <table:table-cell office:value-type="float" office:value="1120" calcext:value-type="float">
            <text:p>1120</text:p>
          </table:table-cell>
          <table:table-cell table:formula="of:=[.B117]-[.B$2]" office:value-type="float" office:value="1.5895049571991" calcext:value-type="float">
            <text:p>1.5895049572</text:p>
          </table:table-cell>
          <table:table-cell table:formula="of:=[.C117]/([.D117]-[.D116])" office:value-type="float" office:value="83884.5820610346" calcext:value-type="float">
            <text:p>83884.5820610346</text:p>
          </table:table-cell>
          <table:table-cell/>
          <table:table-cell office:value-type="float" office:value="1456447361.66887" calcext:value-type="float">
            <text:p>1456447361.66887</text:p>
          </table:table-cell>
          <table:table-cell table:formula="of:=[.G117]-[.B117]" office:value-type="float" office:value="0.0791113376617432" calcext:value-type="float">
            <text:p>0.079111337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6447361.60307" calcext:value-type="float">
            <text:p>1456447361.60307</text:p>
          </table:table-cell>
          <table:table-cell office:value-type="float" office:value="1120" calcext:value-type="float">
            <text:p>1120</text:p>
          </table:table-cell>
          <table:table-cell table:formula="of:=[.B118]-[.B$2]" office:value-type="float" office:value="1.60281324386597" calcext:value-type="float">
            <text:p>1.6028132439</text:p>
          </table:table-cell>
          <table:table-cell table:formula="of:=[.C118]/([.D118]-[.D117])" office:value-type="float" office:value="84158.0909726079" calcext:value-type="float">
            <text:p>84158.0909726079</text:p>
          </table:table-cell>
          <table:table-cell/>
          <table:table-cell office:value-type="float" office:value="1456447361.68219" calcext:value-type="float">
            <text:p>1456447361.68219</text:p>
          </table:table-cell>
          <table:table-cell table:formula="of:=[.G118]-[.B118]" office:value-type="float" office:value="0.0791230201721191" calcext:value-type="float">
            <text:p>0.079123020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6447361.61637" calcext:value-type="float">
            <text:p>1456447361.61637</text:p>
          </table:table-cell>
          <table:table-cell office:value-type="float" office:value="1120" calcext:value-type="float">
            <text:p>1120</text:p>
          </table:table-cell>
          <table:table-cell table:formula="of:=[.B119]-[.B$2]" office:value-type="float" office:value="1.61612010002136" calcext:value-type="float">
            <text:p>1.6161201</text:p>
          </table:table-cell>
          <table:table-cell table:formula="of:=[.C119]/([.D119]-[.D118])" office:value-type="float" office:value="84167.1381219429" calcext:value-type="float">
            <text:p>84167.1381219429</text:p>
          </table:table-cell>
          <table:table-cell/>
          <table:table-cell office:value-type="float" office:value="1456447361.69585" calcext:value-type="float">
            <text:p>1456447361.69585</text:p>
          </table:table-cell>
          <table:table-cell table:formula="of:=[.G119]-[.B119]" office:value-type="float" office:value="0.0794761180877686" calcext:value-type="float">
            <text:p>0.079476118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6447361.62968" calcext:value-type="float">
            <text:p>1456447361.62968</text:p>
          </table:table-cell>
          <table:table-cell office:value-type="float" office:value="1120" calcext:value-type="float">
            <text:p>1120</text:p>
          </table:table-cell>
          <table:table-cell table:formula="of:=[.B120]-[.B$2]" office:value-type="float" office:value="1.62942576408386" calcext:value-type="float">
            <text:p>1.6294257641</text:p>
          </table:table-cell>
          <table:table-cell table:formula="of:=[.C120]/([.D120]-[.D119])" office:value-type="float" office:value="84174.6788990826" calcext:value-type="float">
            <text:p>84174.6788990826</text:p>
          </table:table-cell>
          <table:table-cell/>
          <table:table-cell office:value-type="float" office:value="1456447361.70226" calcext:value-type="float">
            <text:p>1456447361.70226</text:p>
          </table:table-cell>
          <table:table-cell table:formula="of:=[.G120]-[.B120]" office:value-type="float" office:value="0.0725805759429932" calcext:value-type="float">
            <text:p>0.072580575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6447361.64299" calcext:value-type="float">
            <text:p>1456447361.64299</text:p>
          </table:table-cell>
          <table:table-cell office:value-type="float" office:value="1120" calcext:value-type="float">
            <text:p>1120</text:p>
          </table:table-cell>
          <table:table-cell table:formula="of:=[.B121]-[.B$2]" office:value-type="float" office:value="1.64273881912231" calcext:value-type="float">
            <text:p>1.6427388191</text:p>
          </table:table-cell>
          <table:table-cell table:formula="of:=[.C121]/([.D121]-[.D120])" office:value-type="float" office:value="84127.947850069" calcext:value-type="float">
            <text:p>84127.947850069</text:p>
          </table:table-cell>
          <table:table-cell/>
          <table:table-cell office:value-type="float" office:value="1456447361.71526" calcext:value-type="float">
            <text:p>1456447361.71526</text:p>
          </table:table-cell>
          <table:table-cell table:formula="of:=[.G121]-[.B121]" office:value-type="float" office:value="0.0722675323486328" calcext:value-type="float">
            <text:p>0.072267532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6447361.6563" calcext:value-type="float">
            <text:p>1456447361.6563</text:p>
          </table:table-cell>
          <table:table-cell office:value-type="float" office:value="1120" calcext:value-type="float">
            <text:p>1120</text:p>
          </table:table-cell>
          <table:table-cell table:formula="of:=[.B122]-[.B$2]" office:value-type="float" office:value="1.65604972839355" calcext:value-type="float">
            <text:p>1.6560497284</text:p>
          </table:table-cell>
          <table:table-cell table:formula="of:=[.C122]/([.D122]-[.D121])" office:value-type="float" office:value="84141.5095826616" calcext:value-type="float">
            <text:p>84141.5095826616</text:p>
          </table:table-cell>
          <table:table-cell/>
          <table:table-cell office:value-type="float" office:value="1456447361.72867" calcext:value-type="float">
            <text:p>1456447361.72867</text:p>
          </table:table-cell>
          <table:table-cell table:formula="of:=[.G122]-[.B122]" office:value-type="float" office:value="0.07236647605896" calcext:value-type="float">
            <text:p>0.072366476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6447361.66961" calcext:value-type="float">
            <text:p>1456447361.66961</text:p>
          </table:table-cell>
          <table:table-cell office:value-type="float" office:value="1120" calcext:value-type="float">
            <text:p>1120</text:p>
          </table:table-cell>
          <table:table-cell table:formula="of:=[.B123]-[.B$2]" office:value-type="float" office:value="1.66935920715332" calcext:value-type="float">
            <text:p>1.6693592072</text:p>
          </table:table-cell>
          <table:table-cell table:formula="of:=[.C123]/([.D123]-[.D122])" office:value-type="float" office:value="84150.5531670966" calcext:value-type="float">
            <text:p>84150.5531670966</text:p>
          </table:table-cell>
          <table:table-cell/>
          <table:table-cell office:value-type="float" office:value="1456447361.74192" calcext:value-type="float">
            <text:p>1456447361.74192</text:p>
          </table:table-cell>
          <table:table-cell table:formula="of:=[.G123]-[.B123]" office:value-type="float" office:value="0.0723071098327637" calcext:value-type="float">
            <text:p>0.072307109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6447361.68293" calcext:value-type="float">
            <text:p>1456447361.68293</text:p>
          </table:table-cell>
          <table:table-cell office:value-type="float" office:value="1120" calcext:value-type="float">
            <text:p>1120</text:p>
          </table:table-cell>
          <table:table-cell table:formula="of:=[.B124]-[.B$2]" office:value-type="float" office:value="1.68267130851746" calcext:value-type="float">
            <text:p>1.6826713085</text:p>
          </table:table-cell>
          <table:table-cell table:formula="of:=[.C124]/([.D124]-[.D123])" office:value-type="float" office:value="84133.9747470225" calcext:value-type="float">
            <text:p>84133.9747470225</text:p>
          </table:table-cell>
          <table:table-cell/>
          <table:table-cell office:value-type="float" office:value="1456447361.75538" calcext:value-type="float">
            <text:p>1456447361.75538</text:p>
          </table:table-cell>
          <table:table-cell table:formula="of:=[.G124]-[.B124]" office:value-type="float" office:value="0.0724549293518066" calcext:value-type="float">
            <text:p>0.072454929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6447361.69624" calcext:value-type="float">
            <text:p>1456447361.69624</text:p>
          </table:table-cell>
          <table:table-cell office:value-type="float" office:value="1120" calcext:value-type="float">
            <text:p>1120</text:p>
          </table:table-cell>
          <table:table-cell table:formula="of:=[.B125]-[.B$2]" office:value-type="float" office:value="1.69598627090454" calcext:value-type="float">
            <text:p>1.6959862709</text:p>
          </table:table-cell>
          <table:table-cell table:formula="of:=[.C125]/([.D125]-[.D124])" office:value-type="float" office:value="84115.8966461941" calcext:value-type="float">
            <text:p>84115.8966461941</text:p>
          </table:table-cell>
          <table:table-cell/>
          <table:table-cell office:value-type="float" office:value="1456447361.76875" calcext:value-type="float">
            <text:p>1456447361.76875</text:p>
          </table:table-cell>
          <table:table-cell table:formula="of:=[.G125]-[.B125]" office:value-type="float" office:value="0.0725100040435791" calcext:value-type="float">
            <text:p>0.07251000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6447361.70955" calcext:value-type="float">
            <text:p>1456447361.70955</text:p>
          </table:table-cell>
          <table:table-cell office:value-type="float" office:value="1120" calcext:value-type="float">
            <text:p>1120</text:p>
          </table:table-cell>
          <table:table-cell table:formula="of:=[.B126]-[.B$2]" office:value-type="float" office:value="1.70929551124573" calcext:value-type="float">
            <text:p>1.7092955112</text:p>
          </table:table-cell>
          <table:table-cell table:formula="of:=[.C126]/([.D126]-[.D125])" office:value-type="float" office:value="84152.0606201745" calcext:value-type="float">
            <text:p>84152.0606201745</text:p>
          </table:table-cell>
          <table:table-cell/>
          <table:table-cell office:value-type="float" office:value="1456447361.78207" calcext:value-type="float">
            <text:p>1456447361.78207</text:p>
          </table:table-cell>
          <table:table-cell table:formula="of:=[.G126]-[.B126]" office:value-type="float" office:value="0.0725207328796387" calcext:value-type="float">
            <text:p>0.0725207329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6447361.72286" calcext:value-type="float">
            <text:p>1456447361.72286</text:p>
          </table:table-cell>
          <table:table-cell office:value-type="float" office:value="1120" calcext:value-type="float">
            <text:p>1120</text:p>
          </table:table-cell>
          <table:table-cell table:formula="of:=[.B127]-[.B$2]" office:value-type="float" office:value="1.72260499000549" calcext:value-type="float">
            <text:p>1.72260499</text:p>
          </table:table-cell>
          <table:table-cell table:formula="of:=[.C127]/([.D127]-[.D126])" office:value-type="float" office:value="84150.5531670966" calcext:value-type="float">
            <text:p>84150.5531670966</text:p>
          </table:table-cell>
          <table:table-cell/>
          <table:table-cell office:value-type="float" office:value="1456447361.79542" calcext:value-type="float">
            <text:p>1456447361.79542</text:p>
          </table:table-cell>
          <table:table-cell table:formula="of:=[.G127]-[.B127]" office:value-type="float" office:value="0.0725612640380859" calcext:value-type="float">
            <text:p>0.07256126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6447361.7362" calcext:value-type="float">
            <text:p>1456447361.7362</text:p>
          </table:table-cell>
          <table:table-cell office:value-type="float" office:value="1120" calcext:value-type="float">
            <text:p>1120</text:p>
          </table:table-cell>
          <table:table-cell table:formula="of:=[.B128]-[.B$2]" office:value-type="float" office:value="1.73594427108765" calcext:value-type="float">
            <text:p>1.7359442711</text:p>
          </table:table-cell>
          <table:table-cell table:formula="of:=[.C128]/([.D128]-[.D127])" office:value-type="float" office:value="83962.545890007" calcext:value-type="float">
            <text:p>83962.545890007</text:p>
          </table:table-cell>
          <table:table-cell/>
          <table:table-cell office:value-type="float" office:value="1456447361.80871" calcext:value-type="float">
            <text:p>1456447361.80871</text:p>
          </table:table-cell>
          <table:table-cell table:formula="of:=[.G128]-[.B128]" office:value-type="float" office:value="0.072512149810791" calcext:value-type="float">
            <text:p>0.072512149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6447361.74953" calcext:value-type="float">
            <text:p>1456447361.74953</text:p>
          </table:table-cell>
          <table:table-cell office:value-type="float" office:value="1120" calcext:value-type="float">
            <text:p>1120</text:p>
          </table:table-cell>
          <table:table-cell table:formula="of:=[.B129]-[.B$2]" office:value-type="float" office:value="1.74927234649658" calcext:value-type="float">
            <text:p>1.7492723465</text:p>
          </table:table-cell>
          <table:table-cell table:formula="of:=[.C129]/([.D129]-[.D128])" office:value-type="float" office:value="84033.1379914851" calcext:value-type="float">
            <text:p>84033.1379914851</text:p>
          </table:table-cell>
          <table:table-cell/>
          <table:table-cell office:value-type="float" office:value="1456447361.8219" calcext:value-type="float">
            <text:p>1456447361.8219</text:p>
          </table:table-cell>
          <table:table-cell table:formula="of:=[.G129]-[.B129]" office:value-type="float" office:value="0.0723738670349121" calcext:value-type="float">
            <text:p>0.07237386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6447361.76284" calcext:value-type="float">
            <text:p>1456447361.76284</text:p>
          </table:table-cell>
          <table:table-cell office:value-type="float" office:value="1120" calcext:value-type="float">
            <text:p>1120</text:p>
          </table:table-cell>
          <table:table-cell table:formula="of:=[.B130]-[.B$2]" office:value-type="float" office:value="1.76259016990662" calcext:value-type="float">
            <text:p>1.7625901699</text:p>
          </table:table-cell>
          <table:table-cell table:formula="of:=[.C130]/([.D130]-[.D129])" office:value-type="float" office:value="84097.8263126802" calcext:value-type="float">
            <text:p>84097.8263126802</text:p>
          </table:table-cell>
          <table:table-cell/>
          <table:table-cell office:value-type="float" office:value="1456447361.83519" calcext:value-type="float">
            <text:p>1456447361.83519</text:p>
          </table:table-cell>
          <table:table-cell table:formula="of:=[.G130]-[.B130]" office:value-type="float" office:value="0.0723462104797363" calcext:value-type="float">
            <text:p>0.072346210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6447361.77616" calcext:value-type="float">
            <text:p>1456447361.77616</text:p>
          </table:table-cell>
          <table:table-cell office:value-type="float" office:value="1120" calcext:value-type="float">
            <text:p>1120</text:p>
          </table:table-cell>
          <table:table-cell table:formula="of:=[.B131]-[.B$2]" office:value-type="float" office:value="1.77591109275818" calcext:value-type="float">
            <text:p>1.7759110928</text:p>
          </table:table-cell>
          <table:table-cell table:formula="of:=[.C131]/([.D131]-[.D130])" office:value-type="float" office:value="84078.2588774341" calcext:value-type="float">
            <text:p>84078.2588774341</text:p>
          </table:table-cell>
          <table:table-cell/>
          <table:table-cell office:value-type="float" office:value="1456447361.84853" calcext:value-type="float">
            <text:p>1456447361.84853</text:p>
          </table:table-cell>
          <table:table-cell table:formula="of:=[.G131]-[.B131]" office:value-type="float" office:value="0.0723652839660645" calcext:value-type="float">
            <text:p>0.07236528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6447361.78948" calcext:value-type="float">
            <text:p>1456447361.78948</text:p>
          </table:table-cell>
          <table:table-cell office:value-type="float" office:value="1120" calcext:value-type="float">
            <text:p>1120</text:p>
          </table:table-cell>
          <table:table-cell table:formula="of:=[.B132]-[.B$2]" office:value-type="float" office:value="1.78922510147095" calcext:value-type="float">
            <text:p>1.7892251015</text:p>
          </table:table-cell>
          <table:table-cell table:formula="of:=[.C132]/([.D132]-[.D131])" office:value-type="float" office:value="84121.9218165213" calcext:value-type="float">
            <text:p>84121.9218165213</text:p>
          </table:table-cell>
          <table:table-cell/>
          <table:table-cell office:value-type="float" office:value="1456447361.8618" calcext:value-type="float">
            <text:p>1456447361.8618</text:p>
          </table:table-cell>
          <table:table-cell table:formula="of:=[.G132]-[.B132]" office:value-type="float" office:value="0.0723211765289307" calcext:value-type="float">
            <text:p>0.072321176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6447361.80279" calcext:value-type="float">
            <text:p>1456447361.80279</text:p>
          </table:table-cell>
          <table:table-cell office:value-type="float" office:value="1120" calcext:value-type="float">
            <text:p>1120</text:p>
          </table:table-cell>
          <table:table-cell table:formula="of:=[.B133]-[.B$2]" office:value-type="float" office:value="1.80253434181213" calcext:value-type="float">
            <text:p>1.8025343418</text:p>
          </table:table-cell>
          <table:table-cell table:formula="of:=[.C133]/([.D133]-[.D132])" office:value-type="float" office:value="84152.0606201745" calcext:value-type="float">
            <text:p>84152.0606201745</text:p>
          </table:table-cell>
          <table:table-cell/>
          <table:table-cell office:value-type="float" office:value="1456447361.87509" calcext:value-type="float">
            <text:p>1456447361.87509</text:p>
          </table:table-cell>
          <table:table-cell table:formula="of:=[.G133]-[.B133]" office:value-type="float" office:value="0.0723018646240234" calcext:value-type="float">
            <text:p>0.072301864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6447361.8161" calcext:value-type="float">
            <text:p>1456447361.8161</text:p>
          </table:table-cell>
          <table:table-cell office:value-type="float" office:value="1120" calcext:value-type="float">
            <text:p>1120</text:p>
          </table:table-cell>
          <table:table-cell table:formula="of:=[.B134]-[.B$2]" office:value-type="float" office:value="1.81584167480469" calcext:value-type="float">
            <text:p>1.8158416748</text:p>
          </table:table-cell>
          <table:table-cell table:formula="of:=[.C134]/([.D134]-[.D133])" office:value-type="float" office:value="84164.1221893756" calcext:value-type="float">
            <text:p>84164.1221893756</text:p>
          </table:table-cell>
          <table:table-cell/>
          <table:table-cell office:value-type="float" office:value="1456447361.88852" calcext:value-type="float">
            <text:p>1456447361.88852</text:p>
          </table:table-cell>
          <table:table-cell table:formula="of:=[.G134]-[.B134]" office:value-type="float" office:value="0.0724246501922607" calcext:value-type="float">
            <text:p>0.072424650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6447361.82942" calcext:value-type="float">
            <text:p>1456447361.82942</text:p>
          </table:table-cell>
          <table:table-cell office:value-type="float" office:value="1120" calcext:value-type="float">
            <text:p>1120</text:p>
          </table:table-cell>
          <table:table-cell table:formula="of:=[.B135]-[.B$2]" office:value-type="float" office:value="1.82916188240051" calcext:value-type="float">
            <text:p>1.8291618824</text:p>
          </table:table-cell>
          <table:table-cell table:formula="of:=[.C135]/([.D135]-[.D134])" office:value-type="float" office:value="84082.7736311729" calcext:value-type="float">
            <text:p>84082.7736311729</text:p>
          </table:table-cell>
          <table:table-cell/>
          <table:table-cell office:value-type="float" office:value="1456447361.90191" calcext:value-type="float">
            <text:p>1456447361.90191</text:p>
          </table:table-cell>
          <table:table-cell table:formula="of:=[.G135]-[.B135]" office:value-type="float" office:value="0.0724945068359375" calcext:value-type="float">
            <text:p>0.072494506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6447361.84273" calcext:value-type="float">
            <text:p>1456447361.84273</text:p>
          </table:table-cell>
          <table:table-cell office:value-type="float" office:value="1120" calcext:value-type="float">
            <text:p>1120</text:p>
          </table:table-cell>
          <table:table-cell table:formula="of:=[.B136]-[.B$2]" office:value-type="float" office:value="1.84247374534607" calcext:value-type="float">
            <text:p>1.8424737453</text:p>
          </table:table-cell>
          <table:table-cell table:formula="of:=[.C136]/([.D136]-[.D135])" office:value-type="float" office:value="84135.4816061898" calcext:value-type="float">
            <text:p>84135.4816061898</text:p>
          </table:table-cell>
          <table:table-cell/>
          <table:table-cell office:value-type="float" office:value="1456447361.91526" calcext:value-type="float">
            <text:p>1456447361.91526</text:p>
          </table:table-cell>
          <table:table-cell table:formula="of:=[.G136]-[.B136]" office:value-type="float" office:value="0.0725326538085938" calcext:value-type="float">
            <text:p>0.072532653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6447361.85604" calcext:value-type="float">
            <text:p>1456447361.85604</text:p>
          </table:table-cell>
          <table:table-cell office:value-type="float" office:value="1120" calcext:value-type="float">
            <text:p>1120</text:p>
          </table:table-cell>
          <table:table-cell table:formula="of:=[.B137]-[.B$2]" office:value-type="float" office:value="1.85578298568726" calcext:value-type="float">
            <text:p>1.8557829857</text:p>
          </table:table-cell>
          <table:table-cell table:formula="of:=[.C137]/([.D137]-[.D136])" office:value-type="float" office:value="84152.0606201745" calcext:value-type="float">
            <text:p>84152.0606201745</text:p>
          </table:table-cell>
          <table:table-cell/>
          <table:table-cell office:value-type="float" office:value="1456447361.92854" calcext:value-type="float">
            <text:p>1456447361.92854</text:p>
          </table:table-cell>
          <table:table-cell table:formula="of:=[.G137]-[.B137]" office:value-type="float" office:value="0.0725033283233643" calcext:value-type="float">
            <text:p>0.072503328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6447361.86934" calcext:value-type="float">
            <text:p>1456447361.86934</text:p>
          </table:table-cell>
          <table:table-cell office:value-type="float" office:value="1120" calcext:value-type="float">
            <text:p>1120</text:p>
          </table:table-cell>
          <table:table-cell table:formula="of:=[.B138]-[.B$2]" office:value-type="float" office:value="1.86908984184265" calcext:value-type="float">
            <text:p>1.8690898418</text:p>
          </table:table-cell>
          <table:table-cell table:formula="of:=[.C138]/([.D138]-[.D137])" office:value-type="float" office:value="84167.1381219429" calcext:value-type="float">
            <text:p>84167.1381219429</text:p>
          </table:table-cell>
          <table:table-cell/>
          <table:table-cell office:value-type="float" office:value="1456447361.9418" calcext:value-type="float">
            <text:p>1456447361.9418</text:p>
          </table:table-cell>
          <table:table-cell table:formula="of:=[.G138]-[.B138]" office:value-type="float" office:value="0.0724565982818604" calcext:value-type="float">
            <text:p>0.072456598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6447361.88265" calcext:value-type="float">
            <text:p>1456447361.88265</text:p>
          </table:table-cell>
          <table:table-cell office:value-type="float" office:value="1120" calcext:value-type="float">
            <text:p>1120</text:p>
          </table:table-cell>
          <table:table-cell table:formula="of:=[.B139]-[.B$2]" office:value-type="float" office:value="1.88239574432373" calcext:value-type="float">
            <text:p>1.8823957443</text:p>
          </table:table-cell>
          <table:table-cell table:formula="of:=[.C139]/([.D139]-[.D138])" office:value-type="float" office:value="84173.1706355606" calcext:value-type="float">
            <text:p>84173.1706355606</text:p>
          </table:table-cell>
          <table:table-cell/>
          <table:table-cell office:value-type="float" office:value="1456447361.95506" calcext:value-type="float">
            <text:p>1456447361.95506</text:p>
          </table:table-cell>
          <table:table-cell table:formula="of:=[.G139]-[.B139]" office:value-type="float" office:value="0.0724105834960938" calcext:value-type="float">
            <text:p>0.072410583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6447361.89596" calcext:value-type="float">
            <text:p>1456447361.89596</text:p>
          </table:table-cell>
          <table:table-cell office:value-type="float" office:value="1120" calcext:value-type="float">
            <text:p>1120</text:p>
          </table:table-cell>
          <table:table-cell table:formula="of:=[.B140]-[.B$2]" office:value-type="float" office:value="1.89570212364197" calcext:value-type="float">
            <text:p>1.8957021236</text:p>
          </table:table-cell>
          <table:table-cell table:formula="of:=[.C140]/([.D140]-[.D139])" office:value-type="float" office:value="84170.1542706635" calcext:value-type="float">
            <text:p>84170.1542706635</text:p>
          </table:table-cell>
          <table:table-cell/>
          <table:table-cell office:value-type="float" office:value="1456447361.96831" calcext:value-type="float">
            <text:p>1456447361.96831</text:p>
          </table:table-cell>
          <table:table-cell table:formula="of:=[.G140]-[.B140]" office:value-type="float" office:value="0.0723543167114258" calcext:value-type="float">
            <text:p>0.072354316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6447361.90926" calcext:value-type="float">
            <text:p>1456447361.90926</text:p>
          </table:table-cell>
          <table:table-cell office:value-type="float" office:value="1120" calcext:value-type="float">
            <text:p>1120</text:p>
          </table:table-cell>
          <table:table-cell table:formula="of:=[.B141]-[.B$2]" office:value-type="float" office:value="1.90900778770447" calcext:value-type="float">
            <text:p>1.9090077877</text:p>
          </table:table-cell>
          <table:table-cell table:formula="of:=[.C141]/([.D141]-[.D140])" office:value-type="float" office:value="84174.6788990826" calcext:value-type="float">
            <text:p>84174.6788990826</text:p>
          </table:table-cell>
          <table:table-cell/>
          <table:table-cell office:value-type="float" office:value="1456447361.98162" calcext:value-type="float">
            <text:p>1456447361.98162</text:p>
          </table:table-cell>
          <table:table-cell table:formula="of:=[.G141]-[.B141]" office:value-type="float" office:value="0.0723586082458496" calcext:value-type="float">
            <text:p>0.072358608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6447361.92257" calcext:value-type="float">
            <text:p>1456447361.92257</text:p>
          </table:table-cell>
          <table:table-cell office:value-type="float" office:value="1120" calcext:value-type="float">
            <text:p>1120</text:p>
          </table:table-cell>
          <table:table-cell table:formula="of:=[.B142]-[.B$2]" office:value-type="float" office:value="1.92231392860413" calcext:value-type="float">
            <text:p>1.9223139286</text:p>
          </table:table-cell>
          <table:table-cell table:formula="of:=[.C142]/([.D142]-[.D141])" office:value-type="float" office:value="84171.6624260885" calcext:value-type="float">
            <text:p>84171.6624260885</text:p>
          </table:table-cell>
          <table:table-cell/>
          <table:table-cell office:value-type="float" office:value="1456447361.99495" calcext:value-type="float">
            <text:p>1456447361.99495</text:p>
          </table:table-cell>
          <table:table-cell table:formula="of:=[.G142]-[.B142]" office:value-type="float" office:value="0.0723824501037598" calcext:value-type="float">
            <text:p>0.072382450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6447361.93587" calcext:value-type="float">
            <text:p>1456447361.93587</text:p>
          </table:table-cell>
          <table:table-cell office:value-type="float" office:value="1120" calcext:value-type="float">
            <text:p>1120</text:p>
          </table:table-cell>
          <table:table-cell table:formula="of:=[.B143]-[.B$2]" office:value-type="float" office:value="1.93562054634094" calcext:value-type="float">
            <text:p>1.9356205463</text:p>
          </table:table-cell>
          <table:table-cell table:formula="of:=[.C143]/([.D143]-[.D142])" office:value-type="float" office:value="84168.6461692826" calcext:value-type="float">
            <text:p>84168.6461692826</text:p>
          </table:table-cell>
          <table:table-cell/>
          <table:table-cell office:value-type="float" office:value="1456447362.01628" calcext:value-type="float">
            <text:p>1456447362.01628</text:p>
          </table:table-cell>
          <table:table-cell table:formula="of:=[.G143]-[.B143]" office:value-type="float" office:value="0.0804057121276856" calcext:value-type="float">
            <text:p>0.080405712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6447361.94915" calcext:value-type="float">
            <text:p>1456447361.94915</text:p>
          </table:table-cell>
          <table:table-cell office:value-type="float" office:value="1120" calcext:value-type="float">
            <text:p>1120</text:p>
          </table:table-cell>
          <table:table-cell table:formula="of:=[.B144]-[.B$2]" office:value-type="float" office:value="1.94889235496521" calcext:value-type="float">
            <text:p>1.948892355</text:p>
          </table:table-cell>
          <table:table-cell table:formula="of:=[.C144]/([.D144]-[.D143])" office:value-type="float" office:value="84389.4025078145" calcext:value-type="float">
            <text:p>84389.4025078145</text:p>
          </table:table-cell>
          <table:table-cell/>
          <table:table-cell office:value-type="float" office:value="1456447362.02173" calcext:value-type="float">
            <text:p>1456447362.02173</text:p>
          </table:table-cell>
          <table:table-cell table:formula="of:=[.G144]-[.B144]" office:value-type="float" office:value="0.0725839138031006" calcext:value-type="float">
            <text:p>0.072583913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6447361.96246" calcext:value-type="float">
            <text:p>1456447361.96246</text:p>
          </table:table-cell>
          <table:table-cell office:value-type="float" office:value="1120" calcext:value-type="float">
            <text:p>1120</text:p>
          </table:table-cell>
          <table:table-cell table:formula="of:=[.B145]-[.B$2]" office:value-type="float" office:value="1.9622015953064" calcext:value-type="float">
            <text:p>1.9622015953</text:p>
          </table:table-cell>
          <table:table-cell table:formula="of:=[.C145]/([.D145]-[.D144])" office:value-type="float" office:value="84152.0606201745" calcext:value-type="float">
            <text:p>84152.0606201745</text:p>
          </table:table-cell>
          <table:table-cell/>
          <table:table-cell office:value-type="float" office:value="1456447362.03501" calcext:value-type="float">
            <text:p>1456447362.03501</text:p>
          </table:table-cell>
          <table:table-cell table:formula="of:=[.G145]-[.B145]" office:value-type="float" office:value="0.0725548267364502" calcext:value-type="float">
            <text:p>0.072554826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6447361.97576" calcext:value-type="float">
            <text:p>1456447361.97576</text:p>
          </table:table-cell>
          <table:table-cell office:value-type="float" office:value="1120" calcext:value-type="float">
            <text:p>1120</text:p>
          </table:table-cell>
          <table:table-cell table:formula="of:=[.B146]-[.B$2]" office:value-type="float" office:value="1.97551012039185" calcext:value-type="float">
            <text:p>1.9755101204</text:p>
          </table:table-cell>
          <table:table-cell table:formula="of:=[.C146]/([.D146]-[.D145])" office:value-type="float" office:value="84156.5833034755" calcext:value-type="float">
            <text:p>84156.5833034755</text:p>
          </table:table-cell>
          <table:table-cell/>
          <table:table-cell office:value-type="float" office:value="1456447362.05631" calcext:value-type="float">
            <text:p>1456447362.05631</text:p>
          </table:table-cell>
          <table:table-cell table:formula="of:=[.G146]-[.B146]" office:value-type="float" office:value="0.0805461406707764" calcext:value-type="float">
            <text:p>0.080546140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6447361.98907" calcext:value-type="float">
            <text:p>1456447361.98907</text:p>
          </table:table-cell>
          <table:table-cell office:value-type="float" office:value="1120" calcext:value-type="float">
            <text:p>1120</text:p>
          </table:table-cell>
          <table:table-cell table:formula="of:=[.B147]-[.B$2]" office:value-type="float" office:value="1.98881769180298" calcext:value-type="float">
            <text:p>1.9888176918</text:p>
          </table:table-cell>
          <table:table-cell table:formula="of:=[.C147]/([.D147]-[.D146])" office:value-type="float" office:value="84162.6143041422" calcext:value-type="float">
            <text:p>84162.6143041422</text:p>
          </table:table-cell>
          <table:table-cell/>
          <table:table-cell office:value-type="float" office:value="1456447362.06956" calcext:value-type="float">
            <text:p>1456447362.06956</text:p>
          </table:table-cell>
          <table:table-cell table:formula="of:=[.G147]-[.B147]" office:value-type="float" office:value="0.0804886817932129" calcext:value-type="float">
            <text:p>0.080488681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6447362.00207" calcext:value-type="float">
            <text:p>1456447362.00207</text:p>
          </table:table-cell>
          <table:table-cell office:value-type="float" office:value="1120" calcext:value-type="float">
            <text:p>1120</text:p>
          </table:table-cell>
          <table:table-cell table:formula="of:=[.B148]-[.B$2]" office:value-type="float" office:value="2.00181913375854" calcext:value-type="float">
            <text:p>2.0018191338</text:p>
          </table:table-cell>
          <table:table-cell table:formula="of:=[.C148]/([.D148]-[.D147])" office:value-type="float" office:value="86144.2910584611" calcext:value-type="float">
            <text:p>86144.2910584611</text:p>
          </table:table-cell>
          <table:table-cell/>
          <table:table-cell office:value-type="float" office:value="1456447362.08173" calcext:value-type="float">
            <text:p>1456447362.08173</text:p>
          </table:table-cell>
          <table:table-cell table:formula="of:=[.G148]-[.B148]" office:value-type="float" office:value="0.0796570777893066" calcext:value-type="float">
            <text:p>0.079657077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6447362.01324" calcext:value-type="float">
            <text:p>1456447362.01324</text:p>
          </table:table-cell>
          <table:table-cell office:value-type="float" office:value="1120" calcext:value-type="float">
            <text:p>1120</text:p>
          </table:table-cell>
          <table:table-cell table:formula="of:=[.B149]-[.B$2]" office:value-type="float" office:value="2.01298713684082" calcext:value-type="float">
            <text:p>2.0129871368</text:p>
          </table:table-cell>
          <table:table-cell table:formula="of:=[.C149]/([.D149]-[.D148])" office:value-type="float" office:value="100286.505273046" calcext:value-type="float">
            <text:p>100286.505273046</text:p>
          </table:table-cell>
          <table:table-cell/>
          <table:table-cell office:value-type="float" office:value="1456447362.09317" calcext:value-type="float">
            <text:p>1456447362.09317</text:p>
          </table:table-cell>
          <table:table-cell table:formula="of:=[.G149]-[.B149]" office:value-type="float" office:value="0.0799291133880615" calcext:value-type="float">
            <text:p>0.079929113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6447362.02442" calcext:value-type="float">
            <text:p>1456447362.02442</text:p>
          </table:table-cell>
          <table:table-cell office:value-type="float" office:value="1120" calcext:value-type="float">
            <text:p>1120</text:p>
          </table:table-cell>
          <table:table-cell table:formula="of:=[.B150]-[.B$2]" office:value-type="float" office:value="2.02416491508484" calcext:value-type="float">
            <text:p>2.0241649151</text:p>
          </table:table-cell>
          <table:table-cell table:formula="of:=[.C150]/([.D150]-[.D149])" office:value-type="float" office:value="100198.802977625" calcext:value-type="float">
            <text:p>100198.802977625</text:p>
          </table:table-cell>
          <table:table-cell/>
          <table:table-cell office:value-type="float" office:value="1456447362.10424" calcext:value-type="float">
            <text:p>1456447362.10424</text:p>
          </table:table-cell>
          <table:table-cell table:formula="of:=[.G150]-[.B150]" office:value-type="float" office:value="0.0798213481903076" calcext:value-type="float">
            <text:p>0.079821348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6447362.03552" calcext:value-type="float">
            <text:p>1456447362.03552</text:p>
          </table:table-cell>
          <table:table-cell office:value-type="float" office:value="1120" calcext:value-type="float">
            <text:p>1120</text:p>
          </table:table-cell>
          <table:table-cell table:formula="of:=[.B151]-[.B$2]" office:value-type="float" office:value="2.03526401519775" calcext:value-type="float">
            <text:p>2.0352640152</text:p>
          </table:table-cell>
          <table:table-cell table:formula="of:=[.C151]/([.D151]-[.D150])" office:value-type="float" office:value="100909.081691835" calcext:value-type="float">
            <text:p>100909.081691835</text:p>
          </table:table-cell>
          <table:table-cell/>
          <table:table-cell office:value-type="float" office:value="1456447362.1153" calcext:value-type="float">
            <text:p>1456447362.1153</text:p>
          </table:table-cell>
          <table:table-cell table:formula="of:=[.G151]-[.B151]" office:value-type="float" office:value="0.079782247543335" calcext:value-type="float">
            <text:p>0.079782247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6447362.04661" calcext:value-type="float">
            <text:p>1456447362.04661</text:p>
          </table:table-cell>
          <table:table-cell office:value-type="float" office:value="1120" calcext:value-type="float">
            <text:p>1120</text:p>
          </table:table-cell>
          <table:table-cell table:formula="of:=[.B152]-[.B$2]" office:value-type="float" office:value="2.04635238647461" calcext:value-type="float">
            <text:p>2.0463523865</text:p>
          </table:table-cell>
          <table:table-cell table:formula="of:=[.C152]/([.D152]-[.D151])" office:value-type="float" office:value="101006.71884407" calcext:value-type="float">
            <text:p>101006.71884407</text:p>
          </table:table-cell>
          <table:table-cell/>
          <table:table-cell office:value-type="float" office:value="1456447362.1301" calcext:value-type="float">
            <text:p>1456447362.1301</text:p>
          </table:table-cell>
          <table:table-cell table:formula="of:=[.G152]-[.B152]" office:value-type="float" office:value="0.0834939479827881" calcext:value-type="float">
            <text:p>0.08349394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6447362.05768" calcext:value-type="float">
            <text:p>1456447362.05768</text:p>
          </table:table-cell>
          <table:table-cell office:value-type="float" office:value="1120" calcext:value-type="float">
            <text:p>1120</text:p>
          </table:table-cell>
          <table:table-cell table:formula="of:=[.B153]-[.B$2]" office:value-type="float" office:value="2.05742931365967" calcext:value-type="float">
            <text:p>2.0574293137</text:p>
          </table:table-cell>
          <table:table-cell table:formula="of:=[.C153]/([.D153]-[.D152])" office:value-type="float" office:value="101111.073611709" calcext:value-type="float">
            <text:p>101111.073611709</text:p>
          </table:table-cell>
          <table:table-cell/>
          <table:table-cell office:value-type="float" office:value="1456447362.14119" calcext:value-type="float">
            <text:p>1456447362.14119</text:p>
          </table:table-cell>
          <table:table-cell table:formula="of:=[.G153]-[.B153]" office:value-type="float" office:value="0.0835070610046387" calcext:value-type="float">
            <text:p>0.08350706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6447362.06876" calcext:value-type="float">
            <text:p>1456447362.06876</text:p>
          </table:table-cell>
          <table:table-cell office:value-type="float" office:value="1120" calcext:value-type="float">
            <text:p>1120</text:p>
          </table:table-cell>
          <table:table-cell table:formula="of:=[.B154]-[.B$2]" office:value-type="float" office:value="2.06850218772888" calcext:value-type="float">
            <text:p>2.0685021877</text:p>
          </table:table-cell>
          <table:table-cell table:formula="of:=[.C154]/([.D154]-[.D153])" office:value-type="float" office:value="101148.084318412" calcext:value-type="float">
            <text:p>101148.084318412</text:p>
          </table:table-cell>
          <table:table-cell/>
          <table:table-cell office:value-type="float" office:value="1456447362.15219" calcext:value-type="float">
            <text:p>1456447362.15219</text:p>
          </table:table-cell>
          <table:table-cell table:formula="of:=[.G154]-[.B154]" office:value-type="float" office:value="0.0834341049194336" calcext:value-type="float">
            <text:p>0.083434104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6447362.07981" calcext:value-type="float">
            <text:p>1456447362.07981</text:p>
          </table:table-cell>
          <table:table-cell office:value-type="float" office:value="1120" calcext:value-type="float">
            <text:p>1120</text:p>
          </table:table-cell>
          <table:table-cell table:formula="of:=[.B155]-[.B$2]" office:value-type="float" office:value="2.07955741882324" calcext:value-type="float">
            <text:p>2.0795574188</text:p>
          </table:table-cell>
          <table:table-cell table:formula="of:=[.C155]/([.D155]-[.D154])" office:value-type="float" office:value="101309.505919903" calcext:value-type="float">
            <text:p>101309.505919903</text:p>
          </table:table-cell>
          <table:table-cell/>
          <table:table-cell office:value-type="float" office:value="1456447362.16321" calcext:value-type="float">
            <text:p>1456447362.16321</text:p>
          </table:table-cell>
          <table:table-cell table:formula="of:=[.G155]-[.B155]" office:value-type="float" office:value="0.0833988189697266" calcext:value-type="float">
            <text:p>0.08339881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6447362.09089" calcext:value-type="float">
            <text:p>1456447362.09089</text:p>
          </table:table-cell>
          <table:table-cell office:value-type="float" office:value="1120" calcext:value-type="float">
            <text:p>1120</text:p>
          </table:table-cell>
          <table:table-cell table:formula="of:=[.B156]-[.B$2]" office:value-type="float" office:value="2.09063172340393" calcext:value-type="float">
            <text:p>2.0906317234</text:p>
          </table:table-cell>
          <table:table-cell table:formula="of:=[.C156]/([.D156]-[.D155])" office:value-type="float" office:value="101135.018622575" calcext:value-type="float">
            <text:p>101135.018622575</text:p>
          </table:table-cell>
          <table:table-cell/>
          <table:table-cell office:value-type="float" office:value="1456447362.18365" calcext:value-type="float">
            <text:p>1456447362.18365</text:p>
          </table:table-cell>
          <table:table-cell table:formula="of:=[.G156]-[.B156]" office:value-type="float" office:value="0.0927646160125732" calcext:value-type="float">
            <text:p>0.09276461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6447362.10196" calcext:value-type="float">
            <text:p>1456447362.10196</text:p>
          </table:table-cell>
          <table:table-cell office:value-type="float" office:value="1120" calcext:value-type="float">
            <text:p>1120</text:p>
          </table:table-cell>
          <table:table-cell table:formula="of:=[.B157]-[.B$2]" office:value-type="float" office:value="2.10170245170593" calcext:value-type="float">
            <text:p>2.1017024517</text:p>
          </table:table-cell>
          <table:table-cell table:formula="of:=[.C157]/([.D157]-[.D156])" office:value-type="float" office:value="101167.689193264" calcext:value-type="float">
            <text:p>101167.689193264</text:p>
          </table:table-cell>
          <table:table-cell/>
          <table:table-cell office:value-type="float" office:value="1456447362.19315" calcext:value-type="float">
            <text:p>1456447362.19315</text:p>
          </table:table-cell>
          <table:table-cell table:formula="of:=[.G157]-[.B157]" office:value-type="float" office:value="0.0911939144134522" calcext:value-type="float">
            <text:p>0.091193914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6447362.11302" calcext:value-type="float">
            <text:p>1456447362.11302</text:p>
          </table:table-cell>
          <table:table-cell office:value-type="float" office:value="1120" calcext:value-type="float">
            <text:p>1120</text:p>
          </table:table-cell>
          <table:table-cell table:formula="of:=[.B158]-[.B$2]" office:value-type="float" office:value="2.11277079582214" calcext:value-type="float">
            <text:p>2.1127707958</text:p>
          </table:table-cell>
          <table:table-cell table:formula="of:=[.C158]/([.D158]-[.D157])" office:value-type="float" office:value="101189.481302774" calcext:value-type="float">
            <text:p>101189.481302774</text:p>
          </table:table-cell>
          <table:table-cell/>
          <table:table-cell office:value-type="float" office:value="1456447362.20433" calcext:value-type="float">
            <text:p>1456447362.20433</text:p>
          </table:table-cell>
          <table:table-cell table:formula="of:=[.G158]-[.B158]" office:value-type="float" office:value="0.0913054943084717" calcext:value-type="float">
            <text:p>0.091305494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6447362.12409" calcext:value-type="float">
            <text:p>1456447362.12409</text:p>
          </table:table-cell>
          <table:table-cell office:value-type="float" office:value="1120" calcext:value-type="float">
            <text:p>1120</text:p>
          </table:table-cell>
          <table:table-cell table:formula="of:=[.B159]-[.B$2]" office:value-type="float" office:value="2.12383770942688" calcext:value-type="float">
            <text:p>2.1238377094</text:p>
          </table:table-cell>
          <table:table-cell table:formula="of:=[.C159]/([.D159]-[.D158])" office:value-type="float" office:value="101202.561075445" calcext:value-type="float">
            <text:p>101202.561075445</text:p>
          </table:table-cell>
          <table:table-cell/>
          <table:table-cell office:value-type="float" office:value="1456447362.21546" calcext:value-type="float">
            <text:p>1456447362.21546</text:p>
          </table:table-cell>
          <table:table-cell table:formula="of:=[.G159]-[.B159]" office:value-type="float" office:value="0.0913686752319336" calcext:value-type="float">
            <text:p>0.091368675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6447362.13516" calcext:value-type="float">
            <text:p>1456447362.13516</text:p>
          </table:table-cell>
          <table:table-cell office:value-type="float" office:value="1120" calcext:value-type="float">
            <text:p>1120</text:p>
          </table:table-cell>
          <table:table-cell table:formula="of:=[.B160]-[.B$2]" office:value-type="float" office:value="2.13490462303162" calcext:value-type="float">
            <text:p>2.134904623</text:p>
          </table:table-cell>
          <table:table-cell table:formula="of:=[.C160]/([.D160]-[.D159])" office:value-type="float" office:value="101202.561075445" calcext:value-type="float">
            <text:p>101202.561075445</text:p>
          </table:table-cell>
          <table:table-cell/>
          <table:table-cell office:value-type="float" office:value="1456447362.22652" calcext:value-type="float">
            <text:p>1456447362.22652</text:p>
          </table:table-cell>
          <table:table-cell table:formula="of:=[.G160]-[.B160]" office:value-type="float" office:value="0.0913617610931397" calcext:value-type="float">
            <text:p>0.091361761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6447362.14623" calcext:value-type="float">
            <text:p>1456447362.14623</text:p>
          </table:table-cell>
          <table:table-cell office:value-type="float" office:value="1120" calcext:value-type="float">
            <text:p>1120</text:p>
          </table:table-cell>
          <table:table-cell table:formula="of:=[.B161]-[.B$2]" office:value-type="float" office:value="2.14597201347351" calcext:value-type="float">
            <text:p>2.1459720135</text:p>
          </table:table-cell>
          <table:table-cell table:formula="of:=[.C161]/([.D161]-[.D160])" office:value-type="float" office:value="101198.200775528" calcext:value-type="float">
            <text:p>101198.200775528</text:p>
          </table:table-cell>
          <table:table-cell/>
          <table:table-cell office:value-type="float" office:value="1456447362.23766" calcext:value-type="float">
            <text:p>1456447362.23766</text:p>
          </table:table-cell>
          <table:table-cell table:formula="of:=[.G161]-[.B161]" office:value-type="float" office:value="0.0914342403411865" calcext:value-type="float">
            <text:p>0.091434240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6447362.15729" calcext:value-type="float">
            <text:p>1456447362.15729</text:p>
          </table:table-cell>
          <table:table-cell office:value-type="float" office:value="1120" calcext:value-type="float">
            <text:p>1120</text:p>
          </table:table-cell>
          <table:table-cell table:formula="of:=[.B162]-[.B$2]" office:value-type="float" office:value="2.15703845024109" calcext:value-type="float">
            <text:p>2.1570384502</text:p>
          </table:table-cell>
          <table:table-cell table:formula="of:=[.C162]/([.D162]-[.D161])" office:value-type="float" office:value="101206.92175112" calcext:value-type="float">
            <text:p>101206.92175112</text:p>
          </table:table-cell>
          <table:table-cell/>
          <table:table-cell office:value-type="float" office:value="1456447362.2486" calcext:value-type="float">
            <text:p>1456447362.2486</text:p>
          </table:table-cell>
          <table:table-cell table:formula="of:=[.G162]-[.B162]" office:value-type="float" office:value="0.0913078784942627" calcext:value-type="float">
            <text:p>0.091307878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6447362.16836" calcext:value-type="float">
            <text:p>1456447362.16836</text:p>
          </table:table-cell>
          <table:table-cell office:value-type="float" office:value="1120" calcext:value-type="float">
            <text:p>1120</text:p>
          </table:table-cell>
          <table:table-cell table:formula="of:=[.B163]-[.B$2]" office:value-type="float" office:value="2.16810464859009" calcext:value-type="float">
            <text:p>2.1681046486</text:p>
          </table:table-cell>
          <table:table-cell table:formula="of:=[.C163]/([.D163]-[.D162])" office:value-type="float" office:value="101209.102229883" calcext:value-type="float">
            <text:p>101209.102229883</text:p>
          </table:table-cell>
          <table:table-cell/>
          <table:table-cell office:value-type="float" office:value="1456447362.25975" calcext:value-type="float">
            <text:p>1456447362.25975</text:p>
          </table:table-cell>
          <table:table-cell table:formula="of:=[.G163]-[.B163]" office:value-type="float" office:value="0.0913915634155273" calcext:value-type="float">
            <text:p>0.091391563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6447362.17943" calcext:value-type="float">
            <text:p>1456447362.17943</text:p>
          </table:table-cell>
          <table:table-cell office:value-type="float" office:value="1120" calcext:value-type="float">
            <text:p>1120</text:p>
          </table:table-cell>
          <table:table-cell table:formula="of:=[.B164]-[.B$2]" office:value-type="float" office:value="2.17917132377625" calcext:value-type="float">
            <text:p>2.1791713238</text:p>
          </table:table-cell>
          <table:table-cell table:formula="of:=[.C164]/([.D164]-[.D163])" office:value-type="float" office:value="101204.74136631" calcext:value-type="float">
            <text:p>101204.74136631</text:p>
          </table:table-cell>
          <table:table-cell/>
          <table:table-cell office:value-type="float" office:value="1456447362.27397" calcext:value-type="float">
            <text:p>1456447362.27397</text:p>
          </table:table-cell>
          <table:table-cell table:formula="of:=[.G164]-[.B164]" office:value-type="float" office:value="0.0945448875427246" calcext:value-type="float">
            <text:p>0.094544887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6447362.19049" calcext:value-type="float">
            <text:p>1456447362.19049</text:p>
          </table:table-cell>
          <table:table-cell office:value-type="float" office:value="1120" calcext:value-type="float">
            <text:p>1120</text:p>
          </table:table-cell>
          <table:table-cell table:formula="of:=[.B165]-[.B$2]" office:value-type="float" office:value="2.1902391910553" calcext:value-type="float">
            <text:p>2.1902391911</text:p>
          </table:table-cell>
          <table:table-cell table:formula="of:=[.C165]/([.D165]-[.D164])" office:value-type="float" office:value="101193.84085132" calcext:value-type="float">
            <text:p>101193.84085132</text:p>
          </table:table-cell>
          <table:table-cell/>
          <table:table-cell office:value-type="float" office:value="1456447362.2851" calcext:value-type="float">
            <text:p>1456447362.2851</text:p>
          </table:table-cell>
          <table:table-cell table:formula="of:=[.G165]-[.B165]" office:value-type="float" office:value="0.0946071147918701" calcext:value-type="float">
            <text:p>0.094607114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6447362.20156" calcext:value-type="float">
            <text:p>1456447362.20156</text:p>
          </table:table-cell>
          <table:table-cell office:value-type="float" office:value="1120" calcext:value-type="float">
            <text:p>1120</text:p>
          </table:table-cell>
          <table:table-cell table:formula="of:=[.B166]-[.B$2]" office:value-type="float" office:value="2.20130729675293" calcext:value-type="float">
            <text:p>2.2013072968</text:p>
          </table:table-cell>
          <table:table-cell table:formula="of:=[.C166]/([.D166]-[.D165])" office:value-type="float" office:value="101191.661030093" calcext:value-type="float">
            <text:p>101191.661030093</text:p>
          </table:table-cell>
          <table:table-cell/>
          <table:table-cell office:value-type="float" office:value="1456447362.29609" calcext:value-type="float">
            <text:p>1456447362.29609</text:p>
          </table:table-cell>
          <table:table-cell table:formula="of:=[.G166]-[.B166]" office:value-type="float" office:value="0.0945289134979248" calcext:value-type="float">
            <text:p>0.094528913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6447362.21263" calcext:value-type="float">
            <text:p>1456447362.21263</text:p>
          </table:table-cell>
          <table:table-cell office:value-type="float" office:value="1120" calcext:value-type="float">
            <text:p>1120</text:p>
          </table:table-cell>
          <table:table-cell table:formula="of:=[.B167]-[.B$2]" office:value-type="float" office:value="2.21237945556641" calcext:value-type="float">
            <text:p>2.2123794556</text:p>
          </table:table-cell>
          <table:table-cell table:formula="of:=[.C167]/([.D167]-[.D166])" office:value-type="float" office:value="101154.618432386" calcext:value-type="float">
            <text:p>101154.618432386</text:p>
          </table:table-cell>
          <table:table-cell/>
          <table:table-cell office:value-type="float" office:value="1456447362.31528" calcext:value-type="float">
            <text:p>1456447362.31528</text:p>
          </table:table-cell>
          <table:table-cell table:formula="of:=[.G167]-[.B167]" office:value-type="float" office:value="0.102646827697754" calcext:value-type="float">
            <text:p>0.1026468277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6447362.22373" calcext:value-type="float">
            <text:p>1456447362.22373</text:p>
          </table:table-cell>
          <table:table-cell office:value-type="float" office:value="1120" calcext:value-type="float">
            <text:p>1120</text:p>
          </table:table-cell>
          <table:table-cell table:formula="of:=[.B168]-[.B$2]" office:value-type="float" office:value="2.22347450256348" calcext:value-type="float">
            <text:p>2.2234745026</text:p>
          </table:table-cell>
          <table:table-cell table:formula="of:=[.C168]/([.D168]-[.D167])" office:value-type="float" office:value="100945.944645006" calcext:value-type="float">
            <text:p>100945.944645006</text:p>
          </table:table-cell>
          <table:table-cell/>
          <table:table-cell office:value-type="float" office:value="1456447362.32931" calcext:value-type="float">
            <text:p>1456447362.32931</text:p>
          </table:table-cell>
          <table:table-cell table:formula="of:=[.G168]-[.B168]" office:value-type="float" office:value="0.105581760406494" calcext:value-type="float">
            <text:p>0.105581760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6447362.23481" calcext:value-type="float">
            <text:p>1456447362.23481</text:p>
          </table:table-cell>
          <table:table-cell office:value-type="float" office:value="1120" calcext:value-type="float">
            <text:p>1120</text:p>
          </table:table-cell>
          <table:table-cell table:formula="of:=[.B169]-[.B$2]" office:value-type="float" office:value="2.23455309867859" calcext:value-type="float">
            <text:p>2.2345530987</text:p>
          </table:table-cell>
          <table:table-cell table:formula="of:=[.C169]/([.D169]-[.D168])" office:value-type="float" office:value="101095.841780188" calcext:value-type="float">
            <text:p>101095.841780188</text:p>
          </table:table-cell>
          <table:table-cell/>
          <table:table-cell office:value-type="float" office:value="1456447362.33768" calcext:value-type="float">
            <text:p>1456447362.33768</text:p>
          </table:table-cell>
          <table:table-cell table:formula="of:=[.G169]-[.B169]" office:value-type="float" office:value="0.1028733253479" calcext:value-type="float">
            <text:p>0.102873325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6447362.24588" calcext:value-type="float">
            <text:p>1456447362.24588</text:p>
          </table:table-cell>
          <table:table-cell office:value-type="float" office:value="1120" calcext:value-type="float">
            <text:p>1120</text:p>
          </table:table-cell>
          <table:table-cell table:formula="of:=[.B170]-[.B$2]" office:value-type="float" office:value="2.24562931060791" calcext:value-type="float">
            <text:p>2.2456293106</text:p>
          </table:table-cell>
          <table:table-cell table:formula="of:=[.C170]/([.D170]-[.D169])" office:value-type="float" office:value="101117.602944659" calcext:value-type="float">
            <text:p>101117.602944659</text:p>
          </table:table-cell>
          <table:table-cell/>
          <table:table-cell office:value-type="float" office:value="1456447362.34869" calcext:value-type="float">
            <text:p>1456447362.34869</text:p>
          </table:table-cell>
          <table:table-cell table:formula="of:=[.G170]-[.B170]" office:value-type="float" office:value="0.10280704498291" calcext:value-type="float">
            <text:p>0.10280704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6447362.25696" calcext:value-type="float">
            <text:p>1456447362.25696</text:p>
          </table:table-cell>
          <table:table-cell office:value-type="float" office:value="1120" calcext:value-type="float">
            <text:p>1120</text:p>
          </table:table-cell>
          <table:table-cell table:formula="of:=[.B171]-[.B$2]" office:value-type="float" office:value="2.25670218467712" calcext:value-type="float">
            <text:p>2.2567021847</text:p>
          </table:table-cell>
          <table:table-cell table:formula="of:=[.C171]/([.D171]-[.D170])" office:value-type="float" office:value="101148.084318412" calcext:value-type="float">
            <text:p>101148.084318412</text:p>
          </table:table-cell>
          <table:table-cell/>
          <table:table-cell office:value-type="float" office:value="1456447362.35976" calcext:value-type="float">
            <text:p>1456447362.35976</text:p>
          </table:table-cell>
          <table:table-cell table:formula="of:=[.G171]-[.B171]" office:value-type="float" office:value="0.102804183959961" calcext:value-type="float">
            <text:p>0.10280418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6447362.26806" calcext:value-type="float">
            <text:p>1456447362.26806</text:p>
          </table:table-cell>
          <table:table-cell office:value-type="float" office:value="1120" calcext:value-type="float">
            <text:p>1120</text:p>
          </table:table-cell>
          <table:table-cell table:formula="of:=[.B172]-[.B$2]" office:value-type="float" office:value="2.26780915260315" calcext:value-type="float">
            <text:p>2.2678091526</text:p>
          </table:table-cell>
          <table:table-cell table:formula="of:=[.C172]/([.D172]-[.D171])" office:value-type="float" office:value="100837.600996007" calcext:value-type="float">
            <text:p>100837.600996007</text:p>
          </table:table-cell>
          <table:table-cell/>
          <table:table-cell office:value-type="float" office:value="1456447362.37086" calcext:value-type="float">
            <text:p>1456447362.37086</text:p>
          </table:table-cell>
          <table:table-cell table:formula="of:=[.G172]-[.B172]" office:value-type="float" office:value="0.102797269821167" calcext:value-type="float">
            <text:p>0.1027972698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6447362.27915" calcext:value-type="float">
            <text:p>1456447362.27915</text:p>
          </table:table-cell>
          <table:table-cell office:value-type="float" office:value="1120" calcext:value-type="float">
            <text:p>1120</text:p>
          </table:table-cell>
          <table:table-cell table:formula="of:=[.B173]-[.B$2]" office:value-type="float" office:value="2.27889537811279" calcext:value-type="float">
            <text:p>2.2788953781</text:p>
          </table:table-cell>
          <table:table-cell table:formula="of:=[.C173]/([.D173]-[.D172])" office:value-type="float" office:value="101026.26895202" calcext:value-type="float">
            <text:p>101026.26895202</text:p>
          </table:table-cell>
          <table:table-cell/>
          <table:table-cell office:value-type="float" office:value="1456447362.38189" calcext:value-type="float">
            <text:p>1456447362.38189</text:p>
          </table:table-cell>
          <table:table-cell table:formula="of:=[.G173]-[.B173]" office:value-type="float" office:value="0.102741003036499" calcext:value-type="float">
            <text:p>0.10274100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6447362.29022" calcext:value-type="float">
            <text:p>1456447362.29022</text:p>
          </table:table-cell>
          <table:table-cell office:value-type="float" office:value="1120" calcext:value-type="float">
            <text:p>1120</text:p>
          </table:table-cell>
          <table:table-cell table:formula="of:=[.B174]-[.B$2]" office:value-type="float" office:value="2.28996920585632" calcext:value-type="float">
            <text:p>2.2899692059</text:p>
          </table:table-cell>
          <table:table-cell table:formula="of:=[.C174]/([.D174]-[.D173])" office:value-type="float" office:value="101139.37347945" calcext:value-type="float">
            <text:p>101139.37347945</text:p>
          </table:table-cell>
          <table:table-cell/>
          <table:table-cell office:value-type="float" office:value="1456447362.39297" calcext:value-type="float">
            <text:p>1456447362.39297</text:p>
          </table:table-cell>
          <table:table-cell table:formula="of:=[.G174]-[.B174]" office:value-type="float" office:value="0.102747201919556" calcext:value-type="float">
            <text:p>0.102747201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6447362.3013" calcext:value-type="float">
            <text:p>1456447362.3013</text:p>
          </table:table-cell>
          <table:table-cell office:value-type="float" office:value="1120" calcext:value-type="float">
            <text:p>1120</text:p>
          </table:table-cell>
          <table:table-cell table:formula="of:=[.B175]-[.B$2]" office:value-type="float" office:value="2.30104231834412" calcext:value-type="float">
            <text:p>2.3010423183</text:p>
          </table:table-cell>
          <table:table-cell table:formula="of:=[.C175]/([.D175]-[.D174])" office:value-type="float" office:value="101145.906468004" calcext:value-type="float">
            <text:p>101145.906468004</text:p>
          </table:table-cell>
          <table:table-cell/>
          <table:table-cell office:value-type="float" office:value="1456447362.407" calcext:value-type="float">
            <text:p>1456447362.407</text:p>
          </table:table-cell>
          <table:table-cell table:formula="of:=[.G175]-[.B175]" office:value-type="float" office:value="0.105704069137573" calcext:value-type="float">
            <text:p>0.105704069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6447362.31236" calcext:value-type="float">
            <text:p>1456447362.31236</text:p>
          </table:table-cell>
          <table:table-cell office:value-type="float" office:value="1120" calcext:value-type="float">
            <text:p>1120</text:p>
          </table:table-cell>
          <table:table-cell table:formula="of:=[.B176]-[.B$2]" office:value-type="float" office:value="2.31211018562317" calcext:value-type="float">
            <text:p>2.3121101856</text:p>
          </table:table-cell>
          <table:table-cell table:formula="of:=[.C176]/([.D176]-[.D175])" office:value-type="float" office:value="101193.84085132" calcext:value-type="float">
            <text:p>101193.84085132</text:p>
          </table:table-cell>
          <table:table-cell/>
          <table:table-cell office:value-type="float" office:value="1456447362.41791" calcext:value-type="float">
            <text:p>1456447362.41791</text:p>
          </table:table-cell>
          <table:table-cell table:formula="of:=[.G176]-[.B176]" office:value-type="float" office:value="0.105546236038208" calcext:value-type="float">
            <text:p>0.10554623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6447362.32343" calcext:value-type="float">
            <text:p>1456447362.32343</text:p>
          </table:table-cell>
          <table:table-cell office:value-type="float" office:value="1120" calcext:value-type="float">
            <text:p>1120</text:p>
          </table:table-cell>
          <table:table-cell table:formula="of:=[.B177]-[.B$2]" office:value-type="float" office:value="2.32317781448364" calcext:value-type="float">
            <text:p>2.3231778145</text:p>
          </table:table-cell>
          <table:table-cell table:formula="of:=[.C177]/([.D177]-[.D176])" office:value-type="float" office:value="101196.020766463" calcext:value-type="float">
            <text:p>101196.020766463</text:p>
          </table:table-cell>
          <table:table-cell/>
          <table:table-cell office:value-type="float" office:value="1456447362.42893" calcext:value-type="float">
            <text:p>1456447362.42893</text:p>
          </table:table-cell>
          <table:table-cell table:formula="of:=[.G177]-[.B177]" office:value-type="float" office:value="0.105498552322388" calcext:value-type="float">
            <text:p>0.105498552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6447362.33451" calcext:value-type="float">
            <text:p>1456447362.33451</text:p>
          </table:table-cell>
          <table:table-cell office:value-type="float" office:value="1120" calcext:value-type="float">
            <text:p>1120</text:p>
          </table:table-cell>
          <table:table-cell table:formula="of:=[.B178]-[.B$2]" office:value-type="float" office:value="2.33425283432007" calcext:value-type="float">
            <text:p>2.3342528343</text:p>
          </table:table-cell>
          <table:table-cell table:formula="of:=[.C178]/([.D178]-[.D177])" office:value-type="float" office:value="101128.487040386" calcext:value-type="float">
            <text:p>101128.487040386</text:p>
          </table:table-cell>
          <table:table-cell/>
          <table:table-cell office:value-type="float" office:value="1456447362.44841" calcext:value-type="float">
            <text:p>1456447362.44841</text:p>
          </table:table-cell>
          <table:table-cell table:formula="of:=[.G178]-[.B178]" office:value-type="float" office:value="0.113903522491455" calcext:value-type="float">
            <text:p>0.113903522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6447362.34558" calcext:value-type="float">
            <text:p>1456447362.34558</text:p>
          </table:table-cell>
          <table:table-cell office:value-type="float" office:value="1120" calcext:value-type="float">
            <text:p>1120</text:p>
          </table:table-cell>
          <table:table-cell table:formula="of:=[.B179]-[.B$2]" office:value-type="float" office:value="2.34532356262207" calcext:value-type="float">
            <text:p>2.3453235626</text:p>
          </table:table-cell>
          <table:table-cell table:formula="of:=[.C179]/([.D179]-[.D178])" office:value-type="float" office:value="101167.689193264" calcext:value-type="float">
            <text:p>101167.689193264</text:p>
          </table:table-cell>
          <table:table-cell/>
          <table:table-cell office:value-type="float" office:value="1456447362.45958" calcext:value-type="float">
            <text:p>1456447362.45958</text:p>
          </table:table-cell>
          <table:table-cell table:formula="of:=[.G179]-[.B179]" office:value-type="float" office:value="0.114002704620361" calcext:value-type="float">
            <text:p>0.114002704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6447362.35664" calcext:value-type="float">
            <text:p>1456447362.35664</text:p>
          </table:table-cell>
          <table:table-cell office:value-type="float" office:value="1120" calcext:value-type="float">
            <text:p>1120</text:p>
          </table:table-cell>
          <table:table-cell table:formula="of:=[.B180]-[.B$2]" office:value-type="float" office:value="2.35639095306396" calcext:value-type="float">
            <text:p>2.3563909531</text:p>
          </table:table-cell>
          <table:table-cell table:formula="of:=[.C180]/([.D180]-[.D179])" office:value-type="float" office:value="101198.200775528" calcext:value-type="float">
            <text:p>101198.200775528</text:p>
          </table:table-cell>
          <table:table-cell/>
          <table:table-cell office:value-type="float" office:value="1456447362.47082" calcext:value-type="float">
            <text:p>1456447362.47082</text:p>
          </table:table-cell>
          <table:table-cell table:formula="of:=[.G180]-[.B180]" office:value-type="float" office:value="0.114175319671631" calcext:value-type="float">
            <text:p>0.1141753197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6447362.36774" calcext:value-type="float">
            <text:p>1456447362.36774</text:p>
          </table:table-cell>
          <table:table-cell office:value-type="float" office:value="1120" calcext:value-type="float">
            <text:p>1120</text:p>
          </table:table-cell>
          <table:table-cell table:formula="of:=[.B181]-[.B$2]" office:value-type="float" office:value="2.36748266220093" calcext:value-type="float">
            <text:p>2.3674826622</text:p>
          </table:table-cell>
          <table:table-cell table:formula="of:=[.C181]/([.D181]-[.D180])" office:value-type="float" office:value="100976.32260006" calcext:value-type="float">
            <text:p>100976.32260006</text:p>
          </table:table-cell>
          <table:table-cell/>
          <table:table-cell office:value-type="float" office:value="1456447362.48189" calcext:value-type="float">
            <text:p>1456447362.48189</text:p>
          </table:table-cell>
          <table:table-cell table:formula="of:=[.G181]-[.B181]" office:value-type="float" office:value="0.114153623580933" calcext:value-type="float">
            <text:p>0.114153623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6447362.37881" calcext:value-type="float">
            <text:p>1456447362.37881</text:p>
          </table:table-cell>
          <table:table-cell office:value-type="float" office:value="1120" calcext:value-type="float">
            <text:p>1120</text:p>
          </table:table-cell>
          <table:table-cell table:formula="of:=[.B182]-[.B$2]" office:value-type="float" office:value="2.37855768203735" calcext:value-type="float">
            <text:p>2.378557682</text:p>
          </table:table-cell>
          <table:table-cell table:formula="of:=[.C182]/([.D182]-[.D181])" office:value-type="float" office:value="101128.487040386" calcext:value-type="float">
            <text:p>101128.487040386</text:p>
          </table:table-cell>
          <table:table-cell/>
          <table:table-cell office:value-type="float" office:value="1456447362.49298" calcext:value-type="float">
            <text:p>1456447362.49298</text:p>
          </table:table-cell>
          <table:table-cell table:formula="of:=[.G182]-[.B182]" office:value-type="float" office:value="0.114168643951416" calcext:value-type="float">
            <text:p>0.11416864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6447362.38985" calcext:value-type="float">
            <text:p>1456447362.38985</text:p>
          </table:table-cell>
          <table:table-cell office:value-type="float" office:value="1120" calcext:value-type="float">
            <text:p>1120</text:p>
          </table:table-cell>
          <table:table-cell table:formula="of:=[.B183]-[.B$2]" office:value-type="float" office:value="2.38959288597107" calcext:value-type="float">
            <text:p>2.389592886</text:p>
          </table:table-cell>
          <table:table-cell table:formula="of:=[.C183]/([.D183]-[.D182])" office:value-type="float" office:value="101493.366749487" calcext:value-type="float">
            <text:p>101493.366749487</text:p>
          </table:table-cell>
          <table:table-cell/>
          <table:table-cell office:value-type="float" office:value="1456447362.5041" calcext:value-type="float">
            <text:p>1456447362.5041</text:p>
          </table:table-cell>
          <table:table-cell table:formula="of:=[.G183]-[.B183]" office:value-type="float" office:value="0.114253520965576" calcext:value-type="float">
            <text:p>0.11425352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6447362.40092" calcext:value-type="float">
            <text:p>1456447362.40092</text:p>
          </table:table-cell>
          <table:table-cell office:value-type="float" office:value="1120" calcext:value-type="float">
            <text:p>1120</text:p>
          </table:table-cell>
          <table:table-cell table:formula="of:=[.B184]-[.B$2]" office:value-type="float" office:value="2.40066313743591" calcext:value-type="float">
            <text:p>2.4006631374</text:p>
          </table:table-cell>
          <table:table-cell table:formula="of:=[.C184]/([.D184]-[.D183])" office:value-type="float" office:value="101172.046864232" calcext:value-type="float">
            <text:p>101172.046864232</text:p>
          </table:table-cell>
          <table:table-cell/>
          <table:table-cell office:value-type="float" office:value="1456447362.51512" calcext:value-type="float">
            <text:p>1456447362.51512</text:p>
          </table:table-cell>
          <table:table-cell table:formula="of:=[.G184]-[.B184]" office:value-type="float" office:value="0.114203214645386" calcext:value-type="float">
            <text:p>0.114203214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6447362.41198" calcext:value-type="float">
            <text:p>1456447362.41198</text:p>
          </table:table-cell>
          <table:table-cell office:value-type="float" office:value="1120" calcext:value-type="float">
            <text:p>1120</text:p>
          </table:table-cell>
          <table:table-cell table:formula="of:=[.B185]-[.B$2]" office:value-type="float" office:value="2.41173076629639" calcext:value-type="float">
            <text:p>2.4117307663</text:p>
          </table:table-cell>
          <table:table-cell table:formula="of:=[.C185]/([.D185]-[.D184])" office:value-type="float" office:value="101196.020766463" calcext:value-type="float">
            <text:p>101196.020766463</text:p>
          </table:table-cell>
          <table:table-cell/>
          <table:table-cell office:value-type="float" office:value="1456447362.52618" calcext:value-type="float">
            <text:p>1456447362.52618</text:p>
          </table:table-cell>
          <table:table-cell table:formula="of:=[.G185]-[.B185]" office:value-type="float" office:value="0.114195585250855" calcext:value-type="float">
            <text:p>0.114195585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6447362.42305" calcext:value-type="float">
            <text:p>1456447362.42305</text:p>
          </table:table-cell>
          <table:table-cell office:value-type="float" office:value="1120" calcext:value-type="float">
            <text:p>1120</text:p>
          </table:table-cell>
          <table:table-cell table:formula="of:=[.B186]-[.B$2]" office:value-type="float" office:value="2.42279767990112" calcext:value-type="float">
            <text:p>2.4227976799</text:p>
          </table:table-cell>
          <table:table-cell table:formula="of:=[.C186]/([.D186]-[.D185])" office:value-type="float" office:value="101202.561075445" calcext:value-type="float">
            <text:p>101202.561075445</text:p>
          </table:table-cell>
          <table:table-cell/>
          <table:table-cell office:value-type="float" office:value="1456447362.53968" calcext:value-type="float">
            <text:p>1456447362.53968</text:p>
          </table:table-cell>
          <table:table-cell table:formula="of:=[.G186]-[.B186]" office:value-type="float" office:value="0.116628646850586" calcext:value-type="float">
            <text:p>0.116628646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6447362.43412" calcext:value-type="float">
            <text:p>1456447362.43412</text:p>
          </table:table-cell>
          <table:table-cell office:value-type="float" office:value="1120" calcext:value-type="float">
            <text:p>1120</text:p>
          </table:table-cell>
          <table:table-cell table:formula="of:=[.B187]-[.B$2]" office:value-type="float" office:value="2.43386602401733" calcext:value-type="float">
            <text:p>2.433866024</text:p>
          </table:table-cell>
          <table:table-cell table:formula="of:=[.C187]/([.D187]-[.D186])" office:value-type="float" office:value="101189.481302774" calcext:value-type="float">
            <text:p>101189.481302774</text:p>
          </table:table-cell>
          <table:table-cell/>
          <table:table-cell office:value-type="float" office:value="1456447362.55068" calcext:value-type="float">
            <text:p>1456447362.55068</text:p>
          </table:table-cell>
          <table:table-cell table:formula="of:=[.G187]-[.B187]" office:value-type="float" office:value="0.116560220718384" calcext:value-type="float">
            <text:p>0.116560220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6447362.44519" calcext:value-type="float">
            <text:p>1456447362.44519</text:p>
          </table:table-cell>
          <table:table-cell office:value-type="float" office:value="1120" calcext:value-type="float">
            <text:p>1120</text:p>
          </table:table-cell>
          <table:table-cell table:formula="of:=[.B188]-[.B$2]" office:value-type="float" office:value="2.44493174552917" calcext:value-type="float">
            <text:p>2.4449317455</text:p>
          </table:table-cell>
          <table:table-cell table:formula="of:=[.C188]/([.D188]-[.D187])" office:value-type="float" office:value="101213.463469287" calcext:value-type="float">
            <text:p>101213.463469287</text:p>
          </table:table-cell>
          <table:table-cell/>
          <table:table-cell office:value-type="float" office:value="1456447362.5618" calcext:value-type="float">
            <text:p>1456447362.5618</text:p>
          </table:table-cell>
          <table:table-cell table:formula="of:=[.G188]-[.B188]" office:value-type="float" office:value="0.116614580154419" calcext:value-type="float">
            <text:p>0.116614580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6447362.45625" calcext:value-type="float">
            <text:p>1456447362.45625</text:p>
          </table:table-cell>
          <table:table-cell office:value-type="float" office:value="1120" calcext:value-type="float">
            <text:p>1120</text:p>
          </table:table-cell>
          <table:table-cell table:formula="of:=[.B189]-[.B$2]" office:value-type="float" office:value="2.45599794387817" calcext:value-type="float">
            <text:p>2.4559979439</text:p>
          </table:table-cell>
          <table:table-cell table:formula="of:=[.C189]/([.D189]-[.D188])" office:value-type="float" office:value="101209.102229883" calcext:value-type="float">
            <text:p>101209.102229883</text:p>
          </table:table-cell>
          <table:table-cell/>
          <table:table-cell office:value-type="float" office:value="1456447362.58176" calcext:value-type="float">
            <text:p>1456447362.58176</text:p>
          </table:table-cell>
          <table:table-cell table:formula="of:=[.G189]-[.B189]" office:value-type="float" office:value="0.125508308410645" calcext:value-type="float">
            <text:p>0.125508308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6447362.46733" calcext:value-type="float">
            <text:p>1456447362.46733</text:p>
          </table:table-cell>
          <table:table-cell office:value-type="float" office:value="1120" calcext:value-type="float">
            <text:p>1120</text:p>
          </table:table-cell>
          <table:table-cell table:formula="of:=[.B190]-[.B$2]" office:value-type="float" office:value="2.46707153320312" calcext:value-type="float">
            <text:p>2.4670715332</text:p>
          </table:table-cell>
          <table:table-cell table:formula="of:=[.C190]/([.D190]-[.D189])" office:value-type="float" office:value="101141.551048529" calcext:value-type="float">
            <text:p>101141.551048529</text:p>
          </table:table-cell>
          <table:table-cell/>
          <table:table-cell office:value-type="float" office:value="1456447362.59278" calcext:value-type="float">
            <text:p>1456447362.59278</text:p>
          </table:table-cell>
          <table:table-cell table:formula="of:=[.G190]-[.B190]" office:value-type="float" office:value="0.125454902648926" calcext:value-type="float">
            <text:p>0.125454902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6447362.4784" calcext:value-type="float">
            <text:p>1456447362.4784</text:p>
          </table:table-cell>
          <table:table-cell office:value-type="float" office:value="1120" calcext:value-type="float">
            <text:p>1120</text:p>
          </table:table-cell>
          <table:table-cell table:formula="of:=[.B191]-[.B$2]" office:value-type="float" office:value="2.47814178466797" calcext:value-type="float">
            <text:p>2.4781417847</text:p>
          </table:table-cell>
          <table:table-cell table:formula="of:=[.C191]/([.D191]-[.D190])" office:value-type="float" office:value="101172.046864232" calcext:value-type="float">
            <text:p>101172.046864232</text:p>
          </table:table-cell>
          <table:table-cell/>
          <table:table-cell office:value-type="float" office:value="1456447362.60384" calcext:value-type="float">
            <text:p>1456447362.60384</text:p>
          </table:table-cell>
          <table:table-cell table:formula="of:=[.G191]-[.B191]" office:value-type="float" office:value="0.125444650650024" calcext:value-type="float">
            <text:p>0.125444650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6447362.48946" calcext:value-type="float">
            <text:p>1456447362.48946</text:p>
          </table:table-cell>
          <table:table-cell office:value-type="float" office:value="1120" calcext:value-type="float">
            <text:p>1120</text:p>
          </table:table-cell>
          <table:table-cell table:formula="of:=[.B192]-[.B$2]" office:value-type="float" office:value="2.48921036720276" calcext:value-type="float">
            <text:p>2.4892103672</text:p>
          </table:table-cell>
          <table:table-cell table:formula="of:=[.C192]/([.D192]-[.D191])" office:value-type="float" office:value="101187.301669359" calcext:value-type="float">
            <text:p>101187.301669359</text:p>
          </table:table-cell>
          <table:table-cell/>
          <table:table-cell office:value-type="float" office:value="1456447362.615" calcext:value-type="float">
            <text:p>1456447362.615</text:p>
          </table:table-cell>
          <table:table-cell table:formula="of:=[.G192]-[.B192]" office:value-type="float" office:value="0.12553596496582" calcext:value-type="float">
            <text:p>0.12553596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6447362.50053" calcext:value-type="float">
            <text:p>1456447362.50053</text:p>
          </table:table-cell>
          <table:table-cell office:value-type="float" office:value="1120" calcext:value-type="float">
            <text:p>1120</text:p>
          </table:table-cell>
          <table:table-cell table:formula="of:=[.B193]-[.B$2]" office:value-type="float" office:value="2.50027775764465" calcext:value-type="float">
            <text:p>2.5002777576</text:p>
          </table:table-cell>
          <table:table-cell table:formula="of:=[.C193]/([.D193]-[.D192])" office:value-type="float" office:value="101198.200775528" calcext:value-type="float">
            <text:p>101198.200775528</text:p>
          </table:table-cell>
          <table:table-cell/>
          <table:table-cell office:value-type="float" office:value="1456447362.62622" calcext:value-type="float">
            <text:p>1456447362.62622</text:p>
          </table:table-cell>
          <table:table-cell table:formula="of:=[.G193]-[.B193]" office:value-type="float" office:value="0.125688552856445" calcext:value-type="float">
            <text:p>0.125688552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6447362.5116" calcext:value-type="float">
            <text:p>1456447362.5116</text:p>
          </table:table-cell>
          <table:table-cell office:value-type="float" office:value="1120" calcext:value-type="float">
            <text:p>1120</text:p>
          </table:table-cell>
          <table:table-cell table:formula="of:=[.B194]-[.B$2]" office:value-type="float" office:value="2.51134443283081" calcext:value-type="float">
            <text:p>2.5113444328</text:p>
          </table:table-cell>
          <table:table-cell table:formula="of:=[.C194]/([.D194]-[.D193])" office:value-type="float" office:value="101204.74136631" calcext:value-type="float">
            <text:p>101204.74136631</text:p>
          </table:table-cell>
          <table:table-cell/>
          <table:table-cell office:value-type="float" office:value="1456447362.63729" calcext:value-type="float">
            <text:p>1456447362.63729</text:p>
          </table:table-cell>
          <table:table-cell table:formula="of:=[.G194]-[.B194]" office:value-type="float" office:value="0.125691890716553" calcext:value-type="float">
            <text:p>0.125691890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6447362.52266" calcext:value-type="float">
            <text:p>1456447362.52266</text:p>
          </table:table-cell>
          <table:table-cell office:value-type="float" office:value="1120" calcext:value-type="float">
            <text:p>1120</text:p>
          </table:table-cell>
          <table:table-cell table:formula="of:=[.B195]-[.B$2]" office:value-type="float" office:value="2.52241110801697" calcext:value-type="float">
            <text:p>2.522411108</text:p>
          </table:table-cell>
          <table:table-cell table:formula="of:=[.C195]/([.D195]-[.D194])" office:value-type="float" office:value="101204.74136631" calcext:value-type="float">
            <text:p>101204.74136631</text:p>
          </table:table-cell>
          <table:table-cell/>
          <table:table-cell office:value-type="float" office:value="1456447362.64841" calcext:value-type="float">
            <text:p>1456447362.64841</text:p>
          </table:table-cell>
          <table:table-cell table:formula="of:=[.G195]-[.B195]" office:value-type="float" office:value="0.125745296478271" calcext:value-type="float">
            <text:p>0.125745296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6447362.53373" calcext:value-type="float">
            <text:p>1456447362.53373</text:p>
          </table:table-cell>
          <table:table-cell office:value-type="float" office:value="1120" calcext:value-type="float">
            <text:p>1120</text:p>
          </table:table-cell>
          <table:table-cell table:formula="of:=[.B196]-[.B$2]" office:value-type="float" office:value="2.5334780216217" calcext:value-type="float">
            <text:p>2.5334780216</text:p>
          </table:table-cell>
          <table:table-cell table:formula="of:=[.C196]/([.D196]-[.D195])" office:value-type="float" office:value="101202.561075445" calcext:value-type="float">
            <text:p>101202.561075445</text:p>
          </table:table-cell>
          <table:table-cell/>
          <table:table-cell office:value-type="float" office:value="1456447362.65933" calcext:value-type="float">
            <text:p>1456447362.65933</text:p>
          </table:table-cell>
          <table:table-cell table:formula="of:=[.G196]-[.B196]" office:value-type="float" office:value="0.125598192214966" calcext:value-type="float">
            <text:p>0.125598192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6447362.5448" calcext:value-type="float">
            <text:p>1456447362.5448</text:p>
          </table:table-cell>
          <table:table-cell office:value-type="float" office:value="1120" calcext:value-type="float">
            <text:p>1120</text:p>
          </table:table-cell>
          <table:table-cell table:formula="of:=[.B197]-[.B$2]" office:value-type="float" office:value="2.54454398155212" calcext:value-type="float">
            <text:p>2.5445439816</text:p>
          </table:table-cell>
          <table:table-cell table:formula="of:=[.C197]/([.D197]-[.D196])" office:value-type="float" office:value="101211.282802603" calcext:value-type="float">
            <text:p>101211.282802603</text:p>
          </table:table-cell>
          <table:table-cell/>
          <table:table-cell office:value-type="float" office:value="1456447362.67252" calcext:value-type="float">
            <text:p>1456447362.67252</text:p>
          </table:table-cell>
          <table:table-cell table:formula="of:=[.G197]-[.B197]" office:value-type="float" office:value="0.127722263336182" calcext:value-type="float">
            <text:p>0.127722263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6447362.55586" calcext:value-type="float">
            <text:p>1456447362.55586</text:p>
          </table:table-cell>
          <table:table-cell office:value-type="float" office:value="1120" calcext:value-type="float">
            <text:p>1120</text:p>
          </table:table-cell>
          <table:table-cell table:formula="of:=[.B198]-[.B$2]" office:value-type="float" office:value="2.55560946464539" calcext:value-type="float">
            <text:p>2.5556094646</text:p>
          </table:table-cell>
          <table:table-cell table:formula="of:=[.C198]/([.D198]-[.D197])" office:value-type="float" office:value="101215.644229941" calcext:value-type="float">
            <text:p>101215.644229941</text:p>
          </table:table-cell>
          <table:table-cell/>
          <table:table-cell office:value-type="float" office:value="1456447362.68361" calcext:value-type="float">
            <text:p>1456447362.68361</text:p>
          </table:table-cell>
          <table:table-cell table:formula="of:=[.G198]-[.B198]" office:value-type="float" office:value="0.127746820449829" calcext:value-type="float">
            <text:p>0.127746820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6447362.56693" calcext:value-type="float">
            <text:p>1456447362.56693</text:p>
          </table:table-cell>
          <table:table-cell office:value-type="float" office:value="1120" calcext:value-type="float">
            <text:p>1120</text:p>
          </table:table-cell>
          <table:table-cell table:formula="of:=[.B199]-[.B$2]" office:value-type="float" office:value="2.56667566299438" calcext:value-type="float">
            <text:p>2.566675663</text:p>
          </table:table-cell>
          <table:table-cell table:formula="of:=[.C199]/([.D199]-[.D198])" office:value-type="float" office:value="101209.102229883" calcext:value-type="float">
            <text:p>101209.102229883</text:p>
          </table:table-cell>
          <table:table-cell/>
          <table:table-cell office:value-type="float" office:value="1456447362.70387" calcext:value-type="float">
            <text:p>1456447362.70387</text:p>
          </table:table-cell>
          <table:table-cell table:formula="of:=[.G199]-[.B199]" office:value-type="float" office:value="0.136940717697144" calcext:value-type="float">
            <text:p>0.136940717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6447362.578" calcext:value-type="float">
            <text:p>1456447362.578</text:p>
          </table:table-cell>
          <table:table-cell office:value-type="float" office:value="1120" calcext:value-type="float">
            <text:p>1120</text:p>
          </table:table-cell>
          <table:table-cell table:formula="of:=[.B200]-[.B$2]" office:value-type="float" office:value="2.5777428150177" calcext:value-type="float">
            <text:p>2.577742815</text:p>
          </table:table-cell>
          <table:table-cell table:formula="of:=[.C200]/([.D200]-[.D199])" office:value-type="float" office:value="101200.38087852" calcext:value-type="float">
            <text:p>101200.38087852</text:p>
          </table:table-cell>
          <table:table-cell/>
          <table:table-cell office:value-type="float" office:value="1456447362.71487" calcext:value-type="float">
            <text:p>1456447362.71487</text:p>
          </table:table-cell>
          <table:table-cell table:formula="of:=[.G200]-[.B200]" office:value-type="float" office:value="0.136873483657837" calcext:value-type="float">
            <text:p>0.1368734837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6447362.58906" calcext:value-type="float">
            <text:p>1456447362.58906</text:p>
          </table:table-cell>
          <table:table-cell office:value-type="float" office:value="1120" calcext:value-type="float">
            <text:p>1120</text:p>
          </table:table-cell>
          <table:table-cell table:formula="of:=[.B201]-[.B$2]" office:value-type="float" office:value="2.58880925178528" calcext:value-type="float">
            <text:p>2.5888092518</text:p>
          </table:table-cell>
          <table:table-cell table:formula="of:=[.C201]/([.D201]-[.D200])" office:value-type="float" office:value="101206.92175112" calcext:value-type="float">
            <text:p>101206.92175112</text:p>
          </table:table-cell>
          <table:table-cell/>
          <table:table-cell office:value-type="float" office:value="1456447362.72596" calcext:value-type="float">
            <text:p>1456447362.72596</text:p>
          </table:table-cell>
          <table:table-cell table:formula="of:=[.G201]-[.B201]" office:value-type="float" office:value="0.136897087097168" calcext:value-type="float">
            <text:p>0.136897087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6447362.60013" calcext:value-type="float">
            <text:p>1456447362.60013</text:p>
          </table:table-cell>
          <table:table-cell office:value-type="float" office:value="1120" calcext:value-type="float">
            <text:p>1120</text:p>
          </table:table-cell>
          <table:table-cell table:formula="of:=[.B202]-[.B$2]" office:value-type="float" office:value="2.5998797416687" calcext:value-type="float">
            <text:p>2.5998797417</text:p>
          </table:table-cell>
          <table:table-cell table:formula="of:=[.C202]/([.D202]-[.D201])" office:value-type="float" office:value="101169.867981823" calcext:value-type="float">
            <text:p>101169.867981823</text:p>
          </table:table-cell>
          <table:table-cell/>
          <table:table-cell office:value-type="float" office:value="1456447362.737" calcext:value-type="float">
            <text:p>1456447362.737</text:p>
          </table:table-cell>
          <table:table-cell table:formula="of:=[.G202]-[.B202]" office:value-type="float" office:value="0.136866569519043" calcext:value-type="float">
            <text:p>0.136866569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6447362.6112" calcext:value-type="float">
            <text:p>1456447362.6112</text:p>
          </table:table-cell>
          <table:table-cell office:value-type="float" office:value="1120" calcext:value-type="float">
            <text:p>1120</text:p>
          </table:table-cell>
          <table:table-cell table:formula="of:=[.B203]-[.B$2]" office:value-type="float" office:value="2.61094880104065" calcext:value-type="float">
            <text:p>2.610948801</text:p>
          </table:table-cell>
          <table:table-cell table:formula="of:=[.C203]/([.D203]-[.D202])" office:value-type="float" office:value="101182.942684214" calcext:value-type="float">
            <text:p>101182.942684214</text:p>
          </table:table-cell>
          <table:table-cell/>
          <table:table-cell office:value-type="float" office:value="1456447362.74818" calcext:value-type="float">
            <text:p>1456447362.74818</text:p>
          </table:table-cell>
          <table:table-cell table:formula="of:=[.G203]-[.B203]" office:value-type="float" office:value="0.136977434158325" calcext:value-type="float">
            <text:p>0.136977434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6447362.62228" calcext:value-type="float">
            <text:p>1456447362.62228</text:p>
          </table:table-cell>
          <table:table-cell office:value-type="float" office:value="1120" calcext:value-type="float">
            <text:p>1120</text:p>
          </table:table-cell>
          <table:table-cell table:formula="of:=[.B204]-[.B$2]" office:value-type="float" office:value="2.62202262878418" calcext:value-type="float">
            <text:p>2.6220226288</text:p>
          </table:table-cell>
          <table:table-cell table:formula="of:=[.C204]/([.D204]-[.D203])" office:value-type="float" office:value="101139.37347945" calcext:value-type="float">
            <text:p>101139.37347945</text:p>
          </table:table-cell>
          <table:table-cell/>
          <table:table-cell office:value-type="float" office:value="1456447362.75939" calcext:value-type="float">
            <text:p>1456447362.75939</text:p>
          </table:table-cell>
          <table:table-cell table:formula="of:=[.G204]-[.B204]" office:value-type="float" office:value="0.137113809585571" calcext:value-type="float">
            <text:p>0.137113809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6447362.63334" calcext:value-type="float">
            <text:p>1456447362.63334</text:p>
          </table:table-cell>
          <table:table-cell office:value-type="float" office:value="1120" calcext:value-type="float">
            <text:p>1120</text:p>
          </table:table-cell>
          <table:table-cell table:formula="of:=[.B205]-[.B$2]" office:value-type="float" office:value="2.63309073448181" calcext:value-type="float">
            <text:p>2.6330907345</text:p>
          </table:table-cell>
          <table:table-cell table:formula="of:=[.C205]/([.D205]-[.D204])" office:value-type="float" office:value="101191.661030093" calcext:value-type="float">
            <text:p>101191.661030093</text:p>
          </table:table-cell>
          <table:table-cell/>
          <table:table-cell office:value-type="float" office:value="1456447362.77063" calcext:value-type="float">
            <text:p>1456447362.77063</text:p>
          </table:table-cell>
          <table:table-cell table:formula="of:=[.G205]-[.B205]" office:value-type="float" office:value="0.137285470962524" calcext:value-type="float">
            <text:p>0.13728547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6447362.64442" calcext:value-type="float">
            <text:p>1456447362.64442</text:p>
          </table:table-cell>
          <table:table-cell office:value-type="float" office:value="1120" calcext:value-type="float">
            <text:p>1120</text:p>
          </table:table-cell>
          <table:table-cell table:formula="of:=[.B206]-[.B$2]" office:value-type="float" office:value="2.64416527748108" calcext:value-type="float">
            <text:p>2.6441652775</text:p>
          </table:table-cell>
          <table:table-cell table:formula="of:=[.C206]/([.D206]-[.D205])" office:value-type="float" office:value="101132.841334769" calcext:value-type="float">
            <text:p>101132.841334769</text:p>
          </table:table-cell>
          <table:table-cell/>
          <table:table-cell office:value-type="float" office:value="1456447362.78168" calcext:value-type="float">
            <text:p>1456447362.78168</text:p>
          </table:table-cell>
          <table:table-cell table:formula="of:=[.G206]-[.B206]" office:value-type="float" office:value="0.137261152267456" calcext:value-type="float">
            <text:p>0.137261152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6447362.65549" calcext:value-type="float">
            <text:p>1456447362.65549</text:p>
          </table:table-cell>
          <table:table-cell office:value-type="float" office:value="1120" calcext:value-type="float">
            <text:p>1120</text:p>
          </table:table-cell>
          <table:table-cell table:formula="of:=[.B207]-[.B$2]" office:value-type="float" office:value="2.6552357673645" calcext:value-type="float">
            <text:p>2.6552357674</text:p>
          </table:table-cell>
          <table:table-cell table:formula="of:=[.C207]/([.D207]-[.D206])" office:value-type="float" office:value="101169.867981823" calcext:value-type="float">
            <text:p>101169.867981823</text:p>
          </table:table-cell>
          <table:table-cell/>
          <table:table-cell office:value-type="float" office:value="1456447362.79244" calcext:value-type="float">
            <text:p>1456447362.79244</text:p>
          </table:table-cell>
          <table:table-cell table:formula="of:=[.G207]-[.B207]" office:value-type="float" office:value="0.136950492858887" calcext:value-type="float">
            <text:p>0.136950492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6447362.66656" calcext:value-type="float">
            <text:p>1456447362.66656</text:p>
          </table:table-cell>
          <table:table-cell office:value-type="float" office:value="1120" calcext:value-type="float">
            <text:p>1120</text:p>
          </table:table-cell>
          <table:table-cell table:formula="of:=[.B208]-[.B$2]" office:value-type="float" office:value="2.66630458831787" calcext:value-type="float">
            <text:p>2.6663045883</text:p>
          </table:table-cell>
          <table:table-cell table:formula="of:=[.C208]/([.D208]-[.D207])" office:value-type="float" office:value="101185.122129841" calcext:value-type="float">
            <text:p>101185.122129841</text:p>
          </table:table-cell>
          <table:table-cell/>
          <table:table-cell office:value-type="float" office:value="1456447362.80386" calcext:value-type="float">
            <text:p>1456447362.80386</text:p>
          </table:table-cell>
          <table:table-cell table:formula="of:=[.G208]-[.B208]" office:value-type="float" office:value="0.137301683425903" calcext:value-type="float">
            <text:p>0.137301683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6447362.67763" calcext:value-type="float">
            <text:p>1456447362.67763</text:p>
          </table:table-cell>
          <table:table-cell office:value-type="float" office:value="1120" calcext:value-type="float">
            <text:p>1120</text:p>
          </table:table-cell>
          <table:table-cell table:formula="of:=[.B209]-[.B$2]" office:value-type="float" office:value="2.6773784160614" calcext:value-type="float">
            <text:p>2.6773784161</text:p>
          </table:table-cell>
          <table:table-cell table:formula="of:=[.C209]/([.D209]-[.D208])" office:value-type="float" office:value="101139.37347945" calcext:value-type="float">
            <text:p>101139.37347945</text:p>
          </table:table-cell>
          <table:table-cell/>
          <table:table-cell office:value-type="float" office:value="1456447362.81637" calcext:value-type="float">
            <text:p>1456447362.81637</text:p>
          </table:table-cell>
          <table:table-cell table:formula="of:=[.G209]-[.B209]" office:value-type="float" office:value="0.138737916946411" calcext:value-type="float">
            <text:p>0.1387379169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6447362.6887" calcext:value-type="float">
            <text:p>1456447362.6887</text:p>
          </table:table-cell>
          <table:table-cell office:value-type="float" office:value="1120" calcext:value-type="float">
            <text:p>1120</text:p>
          </table:table-cell>
          <table:table-cell table:formula="of:=[.B210]-[.B$2]" office:value-type="float" office:value="2.68844866752625" calcext:value-type="float">
            <text:p>2.6884486675</text:p>
          </table:table-cell>
          <table:table-cell table:formula="of:=[.C210]/([.D210]-[.D209])" office:value-type="float" office:value="101172.046864232" calcext:value-type="float">
            <text:p>101172.046864232</text:p>
          </table:table-cell>
          <table:table-cell/>
          <table:table-cell office:value-type="float" office:value="1456447362.8372" calcext:value-type="float">
            <text:p>1456447362.8372</text:p>
          </table:table-cell>
          <table:table-cell table:formula="of:=[.G210]-[.B210]" office:value-type="float" office:value="0.148497581481934" calcext:value-type="float">
            <text:p>0.1484975815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6447362.69979" calcext:value-type="float">
            <text:p>1456447362.69979</text:p>
          </table:table-cell>
          <table:table-cell office:value-type="float" office:value="1120" calcext:value-type="float">
            <text:p>1120</text:p>
          </table:table-cell>
          <table:table-cell table:formula="of:=[.B211]-[.B$2]" office:value-type="float" office:value="2.69954085350037" calcext:value-type="float">
            <text:p>2.6995408535</text:p>
          </table:table-cell>
          <table:table-cell table:formula="of:=[.C211]/([.D211]-[.D210])" office:value-type="float" office:value="100971.981772848" calcext:value-type="float">
            <text:p>100971.981772848</text:p>
          </table:table-cell>
          <table:table-cell/>
          <table:table-cell office:value-type="float" office:value="1456447362.84832" calcext:value-type="float">
            <text:p>1456447362.84832</text:p>
          </table:table-cell>
          <table:table-cell table:formula="of:=[.G211]-[.B211]" office:value-type="float" office:value="0.148525476455688" calcext:value-type="float">
            <text:p>0.148525476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6447362.71086" calcext:value-type="float">
            <text:p>1456447362.71086</text:p>
          </table:table-cell>
          <table:table-cell office:value-type="float" office:value="1120" calcext:value-type="float">
            <text:p>1120</text:p>
          </table:table-cell>
          <table:table-cell table:formula="of:=[.B212]-[.B$2]" office:value-type="float" office:value="2.710608959198" calcext:value-type="float">
            <text:p>2.7106089592</text:p>
          </table:table-cell>
          <table:table-cell table:formula="of:=[.C212]/([.D212]-[.D211])" office:value-type="float" office:value="101191.661030093" calcext:value-type="float">
            <text:p>101191.661030093</text:p>
          </table:table-cell>
          <table:table-cell/>
          <table:table-cell office:value-type="float" office:value="1456447362.85944" calcext:value-type="float">
            <text:p>1456447362.85944</text:p>
          </table:table-cell>
          <table:table-cell table:formula="of:=[.G212]-[.B212]" office:value-type="float" office:value="0.148577451705933" calcext:value-type="float">
            <text:p>0.148577451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6447362.72193" calcext:value-type="float">
            <text:p>1456447362.72193</text:p>
          </table:table-cell>
          <table:table-cell office:value-type="float" office:value="1120" calcext:value-type="float">
            <text:p>1120</text:p>
          </table:table-cell>
          <table:table-cell table:formula="of:=[.B213]-[.B$2]" office:value-type="float" office:value="2.72167992591858" calcext:value-type="float">
            <text:p>2.7216799259</text:p>
          </table:table-cell>
          <table:table-cell table:formula="of:=[.C213]/([.D213]-[.D212])" office:value-type="float" office:value="101165.510498546" calcext:value-type="float">
            <text:p>101165.510498546</text:p>
          </table:table-cell>
          <table:table-cell/>
          <table:table-cell office:value-type="float" office:value="1456447362.87052" calcext:value-type="float">
            <text:p>1456447362.87052</text:p>
          </table:table-cell>
          <table:table-cell table:formula="of:=[.G213]-[.B213]" office:value-type="float" office:value="0.148586511611938" calcext:value-type="float">
            <text:p>0.148586511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6447362.733" calcext:value-type="float">
            <text:p>1456447362.733</text:p>
          </table:table-cell>
          <table:table-cell office:value-type="float" office:value="1120" calcext:value-type="float">
            <text:p>1120</text:p>
          </table:table-cell>
          <table:table-cell table:formula="of:=[.B214]-[.B$2]" office:value-type="float" office:value="2.73275089263916" calcext:value-type="float">
            <text:p>2.7327508926</text:p>
          </table:table-cell>
          <table:table-cell table:formula="of:=[.C214]/([.D214]-[.D213])" office:value-type="float" office:value="101165.510498546" calcext:value-type="float">
            <text:p>101165.510498546</text:p>
          </table:table-cell>
          <table:table-cell/>
          <table:table-cell office:value-type="float" office:value="1456447362.88161" calcext:value-type="float">
            <text:p>1456447362.88161</text:p>
          </table:table-cell>
          <table:table-cell table:formula="of:=[.G214]-[.B214]" office:value-type="float" office:value="0.148605346679688" calcext:value-type="float">
            <text:p>0.148605346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6447362.74408" calcext:value-type="float">
            <text:p>1456447362.74408</text:p>
          </table:table-cell>
          <table:table-cell office:value-type="float" office:value="1120" calcext:value-type="float">
            <text:p>1120</text:p>
          </table:table-cell>
          <table:table-cell table:formula="of:=[.B215]-[.B$2]" office:value-type="float" office:value="2.74382448196411" calcext:value-type="float">
            <text:p>2.743824482</text:p>
          </table:table-cell>
          <table:table-cell table:formula="of:=[.C215]/([.D215]-[.D214])" office:value-type="float" office:value="101141.551048529" calcext:value-type="float">
            <text:p>101141.551048529</text:p>
          </table:table-cell>
          <table:table-cell/>
          <table:table-cell office:value-type="float" office:value="1456447362.89278" calcext:value-type="float">
            <text:p>1456447362.89278</text:p>
          </table:table-cell>
          <table:table-cell table:formula="of:=[.G215]-[.B215]" office:value-type="float" office:value="0.148701906204224" calcext:value-type="float">
            <text:p>0.148701906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6447362.75515" calcext:value-type="float">
            <text:p>1456447362.75515</text:p>
          </table:table-cell>
          <table:table-cell office:value-type="float" office:value="1120" calcext:value-type="float">
            <text:p>1120</text:p>
          </table:table-cell>
          <table:table-cell table:formula="of:=[.B216]-[.B$2]" office:value-type="float" office:value="2.75489592552185" calcext:value-type="float">
            <text:p>2.7548959255</text:p>
          </table:table-cell>
          <table:table-cell table:formula="of:=[.C216]/([.D216]-[.D215])" office:value-type="float" office:value="101161.153390615" calcext:value-type="float">
            <text:p>101161.153390615</text:p>
          </table:table-cell>
          <table:table-cell/>
          <table:table-cell office:value-type="float" office:value="1456447362.90398" calcext:value-type="float">
            <text:p>1456447362.90398</text:p>
          </table:table-cell>
          <table:table-cell table:formula="of:=[.G216]-[.B216]" office:value-type="float" office:value="0.148830413818359" calcext:value-type="float">
            <text:p>0.1488304138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6447362.76622" calcext:value-type="float">
            <text:p>1456447362.76622</text:p>
          </table:table-cell>
          <table:table-cell office:value-type="float" office:value="1120" calcext:value-type="float">
            <text:p>1120</text:p>
          </table:table-cell>
          <table:table-cell table:formula="of:=[.B217]-[.B$2]" office:value-type="float" office:value="2.7659637928009" calcext:value-type="float">
            <text:p>2.7659637928</text:p>
          </table:table-cell>
          <table:table-cell table:formula="of:=[.C217]/([.D217]-[.D216])" office:value-type="float" office:value="101193.84085132" calcext:value-type="float">
            <text:p>101193.84085132</text:p>
          </table:table-cell>
          <table:table-cell/>
          <table:table-cell office:value-type="float" office:value="1456447362.91513" calcext:value-type="float">
            <text:p>1456447362.91513</text:p>
          </table:table-cell>
          <table:table-cell table:formula="of:=[.G217]-[.B217]" office:value-type="float" office:value="0.14891242980957" calcext:value-type="float">
            <text:p>0.1489124298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6447362.77729" calcext:value-type="float">
            <text:p>1456447362.77729</text:p>
          </table:table-cell>
          <table:table-cell office:value-type="float" office:value="1120" calcext:value-type="float">
            <text:p>1120</text:p>
          </table:table-cell>
          <table:table-cell table:formula="of:=[.B218]-[.B$2]" office:value-type="float" office:value="2.77703142166138" calcext:value-type="float">
            <text:p>2.7770314217</text:p>
          </table:table-cell>
          <table:table-cell table:formula="of:=[.C218]/([.D218]-[.D217])" office:value-type="float" office:value="101196.020766463" calcext:value-type="float">
            <text:p>101196.020766463</text:p>
          </table:table-cell>
          <table:table-cell/>
          <table:table-cell office:value-type="float" office:value="1456447362.92621" calcext:value-type="float">
            <text:p>1456447362.92621</text:p>
          </table:table-cell>
          <table:table-cell table:formula="of:=[.G218]-[.B218]" office:value-type="float" office:value="0.148924827575684" calcext:value-type="float">
            <text:p>0.148924827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6447362.78835" calcext:value-type="float">
            <text:p>1456447362.78835</text:p>
          </table:table-cell>
          <table:table-cell office:value-type="float" office:value="1120" calcext:value-type="float">
            <text:p>1120</text:p>
          </table:table-cell>
          <table:table-cell table:formula="of:=[.B219]-[.B$2]" office:value-type="float" office:value="2.78809833526611" calcext:value-type="float">
            <text:p>2.7880983353</text:p>
          </table:table-cell>
          <table:table-cell table:formula="of:=[.C219]/([.D219]-[.D218])" office:value-type="float" office:value="101202.561075445" calcext:value-type="float">
            <text:p>101202.561075445</text:p>
          </table:table-cell>
          <table:table-cell/>
          <table:table-cell office:value-type="float" office:value="1456447362.93711" calcext:value-type="float">
            <text:p>1456447362.93711</text:p>
          </table:table-cell>
          <table:table-cell table:formula="of:=[.G219]-[.B219]" office:value-type="float" office:value="0.148757934570313" calcext:value-type="float">
            <text:p>0.148757934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6447362.79942" calcext:value-type="float">
            <text:p>1456447362.79942</text:p>
          </table:table-cell>
          <table:table-cell office:value-type="float" office:value="1120" calcext:value-type="float">
            <text:p>1120</text:p>
          </table:table-cell>
          <table:table-cell table:formula="of:=[.B220]-[.B$2]" office:value-type="float" office:value="2.79916596412659" calcext:value-type="float">
            <text:p>2.7991659641</text:p>
          </table:table-cell>
          <table:table-cell table:formula="of:=[.C220]/([.D220]-[.D219])" office:value-type="float" office:value="101196.020766463" calcext:value-type="float">
            <text:p>101196.020766463</text:p>
          </table:table-cell>
          <table:table-cell/>
          <table:table-cell office:value-type="float" office:value="1456447362.94923" calcext:value-type="float">
            <text:p>1456447362.94923</text:p>
          </table:table-cell>
          <table:table-cell table:formula="of:=[.G220]-[.B220]" office:value-type="float" office:value="0.149810314178467" calcext:value-type="float">
            <text:p>0.149810314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6447362.81049" calcext:value-type="float">
            <text:p>1456447362.81049</text:p>
          </table:table-cell>
          <table:table-cell office:value-type="float" office:value="1120" calcext:value-type="float">
            <text:p>1120</text:p>
          </table:table-cell>
          <table:table-cell table:formula="of:=[.B221]-[.B$2]" office:value-type="float" office:value="2.8102331161499" calcext:value-type="float">
            <text:p>2.8102331161</text:p>
          </table:table-cell>
          <table:table-cell table:formula="of:=[.C221]/([.D221]-[.D220])" office:value-type="float" office:value="101200.38087852" calcext:value-type="float">
            <text:p>101200.38087852</text:p>
          </table:table-cell>
          <table:table-cell/>
          <table:table-cell office:value-type="float" office:value="1456447362.97073" calcext:value-type="float">
            <text:p>1456447362.97073</text:p>
          </table:table-cell>
          <table:table-cell table:formula="of:=[.G221]-[.B221]" office:value-type="float" office:value="0.160243272781372" calcext:value-type="float">
            <text:p>0.160243272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6447362.82156" calcext:value-type="float">
            <text:p>1456447362.82156</text:p>
          </table:table-cell>
          <table:table-cell office:value-type="float" office:value="1120" calcext:value-type="float">
            <text:p>1120</text:p>
          </table:table-cell>
          <table:table-cell table:formula="of:=[.B222]-[.B$2]" office:value-type="float" office:value="2.82130646705627" calcext:value-type="float">
            <text:p>2.8213064671</text:p>
          </table:table-cell>
          <table:table-cell table:formula="of:=[.C222]/([.D222]-[.D221])" office:value-type="float" office:value="101143.728711379" calcext:value-type="float">
            <text:p>101143.728711379</text:p>
          </table:table-cell>
          <table:table-cell/>
          <table:table-cell office:value-type="float" office:value="1456447362.98162" calcext:value-type="float">
            <text:p>1456447362.98162</text:p>
          </table:table-cell>
          <table:table-cell table:formula="of:=[.G222]-[.B222]" office:value-type="float" office:value="0.160059928894043" calcext:value-type="float">
            <text:p>0.160059928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6447362.83263" calcext:value-type="float">
            <text:p>1456447362.83263</text:p>
          </table:table-cell>
          <table:table-cell office:value-type="float" office:value="1120" calcext:value-type="float">
            <text:p>1120</text:p>
          </table:table-cell>
          <table:table-cell table:formula="of:=[.B223]-[.B$2]" office:value-type="float" office:value="2.83237814903259" calcext:value-type="float">
            <text:p>2.832378149</text:p>
          </table:table-cell>
          <table:table-cell table:formula="of:=[.C223]/([.D223]-[.D222])" office:value-type="float" office:value="101158.974977389" calcext:value-type="float">
            <text:p>101158.974977389</text:p>
          </table:table-cell>
          <table:table-cell/>
          <table:table-cell office:value-type="float" office:value="1456447362.99263" calcext:value-type="float">
            <text:p>1456447362.99263</text:p>
          </table:table-cell>
          <table:table-cell table:formula="of:=[.G223]-[.B223]" office:value-type="float" office:value="0.159998178482056" calcext:value-type="float">
            <text:p>0.159998178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6447362.8437" calcext:value-type="float">
            <text:p>1456447362.8437</text:p>
          </table:table-cell>
          <table:table-cell office:value-type="float" office:value="1120" calcext:value-type="float">
            <text:p>1120</text:p>
          </table:table-cell>
          <table:table-cell table:formula="of:=[.B224]-[.B$2]" office:value-type="float" office:value="2.84344792366028" calcext:value-type="float">
            <text:p>2.8434479237</text:p>
          </table:table-cell>
          <table:table-cell table:formula="of:=[.C224]/([.D224]-[.D223])" office:value-type="float" office:value="101176.404910618" calcext:value-type="float">
            <text:p>101176.404910618</text:p>
          </table:table-cell>
          <table:table-cell/>
          <table:table-cell office:value-type="float" office:value="1456447363.0039" calcext:value-type="float">
            <text:p>1456447363.0039</text:p>
          </table:table-cell>
          <table:table-cell table:formula="of:=[.G224]-[.B224]" office:value-type="float" office:value="0.160198450088501" calcext:value-type="float">
            <text:p>0.160198450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6447362.85477" calcext:value-type="float">
            <text:p>1456447362.85477</text:p>
          </table:table-cell>
          <table:table-cell office:value-type="float" office:value="1120" calcext:value-type="float">
            <text:p>1120</text:p>
          </table:table-cell>
          <table:table-cell table:formula="of:=[.B225]-[.B$2]" office:value-type="float" office:value="2.8545184135437" calcext:value-type="float">
            <text:p>2.8545184135</text:p>
          </table:table-cell>
          <table:table-cell table:formula="of:=[.C225]/([.D225]-[.D224])" office:value-type="float" office:value="101169.867981823" calcext:value-type="float">
            <text:p>101169.867981823</text:p>
          </table:table-cell>
          <table:table-cell/>
          <table:table-cell office:value-type="float" office:value="1456447363.01535" calcext:value-type="float">
            <text:p>1456447363.01535</text:p>
          </table:table-cell>
          <table:table-cell table:formula="of:=[.G225]-[.B225]" office:value-type="float" office:value="0.160578012466431" calcext:value-type="float">
            <text:p>0.160578012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6447362.86584" calcext:value-type="float">
            <text:p>1456447362.86584</text:p>
          </table:table-cell>
          <table:table-cell office:value-type="float" office:value="1120" calcext:value-type="float">
            <text:p>1120</text:p>
          </table:table-cell>
          <table:table-cell table:formula="of:=[.B226]-[.B$2]" office:value-type="float" office:value="2.86558866500854" calcext:value-type="float">
            <text:p>2.865588665</text:p>
          </table:table-cell>
          <table:table-cell table:formula="of:=[.C226]/([.D226]-[.D225])" office:value-type="float" office:value="101172.046864232" calcext:value-type="float">
            <text:p>101172.046864232</text:p>
          </table:table-cell>
          <table:table-cell/>
          <table:table-cell office:value-type="float" office:value="1456447363.01931" calcext:value-type="float">
            <text:p>1456447363.01931</text:p>
          </table:table-cell>
          <table:table-cell table:formula="of:=[.G226]-[.B226]" office:value-type="float" office:value="0.153467655181885" calcext:value-type="float">
            <text:p>0.153467655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6447362.87691" calcext:value-type="float">
            <text:p>1456447362.87691</text:p>
          </table:table-cell>
          <table:table-cell office:value-type="float" office:value="1120" calcext:value-type="float">
            <text:p>1120</text:p>
          </table:table-cell>
          <table:table-cell table:formula="of:=[.B227]-[.B$2]" office:value-type="float" office:value="2.8766565322876" calcext:value-type="float">
            <text:p>2.8766565323</text:p>
          </table:table-cell>
          <table:table-cell table:formula="of:=[.C227]/([.D227]-[.D226])" office:value-type="float" office:value="101193.84085132" calcext:value-type="float">
            <text:p>101193.84085132</text:p>
          </table:table-cell>
          <table:table-cell/>
          <table:table-cell office:value-type="float" office:value="1456447363.02327" calcext:value-type="float">
            <text:p>1456447363.02327</text:p>
          </table:table-cell>
          <table:table-cell table:formula="of:=[.G227]-[.B227]" office:value-type="float" office:value="0.14635968208313" calcext:value-type="float">
            <text:p>0.146359682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6447362.88798" calcext:value-type="float">
            <text:p>1456447362.88798</text:p>
          </table:table-cell>
          <table:table-cell office:value-type="float" office:value="1120" calcext:value-type="float">
            <text:p>1120</text:p>
          </table:table-cell>
          <table:table-cell table:formula="of:=[.B228]-[.B$2]" office:value-type="float" office:value="2.8877260684967" calcext:value-type="float">
            <text:p>2.8877260685</text:p>
          </table:table-cell>
          <table:table-cell table:formula="of:=[.C228]/([.D228]-[.D227])" office:value-type="float" office:value="101178.584074609" calcext:value-type="float">
            <text:p>101178.584074609</text:p>
          </table:table-cell>
          <table:table-cell/>
          <table:table-cell office:value-type="float" office:value="1456447363.03076" calcext:value-type="float">
            <text:p>1456447363.03076</text:p>
          </table:table-cell>
          <table:table-cell table:formula="of:=[.G228]-[.B228]" office:value-type="float" office:value="0.142780303955078" calcext:value-type="float">
            <text:p>0.14278030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6447362.89905" calcext:value-type="float">
            <text:p>1456447362.89905</text:p>
          </table:table-cell>
          <table:table-cell office:value-type="float" office:value="1120" calcext:value-type="float">
            <text:p>1120</text:p>
          </table:table-cell>
          <table:table-cell table:formula="of:=[.B229]-[.B$2]" office:value-type="float" office:value="2.89879369735718" calcext:value-type="float">
            <text:p>2.8987936974</text:p>
          </table:table-cell>
          <table:table-cell table:formula="of:=[.C229]/([.D229]-[.D228])" office:value-type="float" office:value="101196.020766463" calcext:value-type="float">
            <text:p>101196.020766463</text:p>
          </table:table-cell>
          <table:table-cell/>
          <table:table-cell office:value-type="float" office:value="1456447363.0462" calcext:value-type="float">
            <text:p>1456447363.0462</text:p>
          </table:table-cell>
          <table:table-cell table:formula="of:=[.G229]-[.B229]" office:value-type="float" office:value="0.147152662277222" calcext:value-type="float">
            <text:p>0.147152662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6447362.91011" calcext:value-type="float">
            <text:p>1456447362.91011</text:p>
          </table:table-cell>
          <table:table-cell office:value-type="float" office:value="1120" calcext:value-type="float">
            <text:p>1120</text:p>
          </table:table-cell>
          <table:table-cell table:formula="of:=[.B230]-[.B$2]" office:value-type="float" office:value="2.90986013412476" calcext:value-type="float">
            <text:p>2.9098601341</text:p>
          </table:table-cell>
          <table:table-cell table:formula="of:=[.C230]/([.D230]-[.D229])" office:value-type="float" office:value="101206.92175112" calcext:value-type="float">
            <text:p>101206.92175112</text:p>
          </table:table-cell>
          <table:table-cell/>
          <table:table-cell office:value-type="float" office:value="1456447363.05014" calcext:value-type="float">
            <text:p>1456447363.05014</text:p>
          </table:table-cell>
          <table:table-cell table:formula="of:=[.G230]-[.B230]" office:value-type="float" office:value="0.140026092529297" calcext:value-type="float">
            <text:p>0.140026092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6447362.92118" calcext:value-type="float">
            <text:p>1456447362.92118</text:p>
          </table:table-cell>
          <table:table-cell office:value-type="float" office:value="1120" calcext:value-type="float">
            <text:p>1120</text:p>
          </table:table-cell>
          <table:table-cell table:formula="of:=[.B231]-[.B$2]" office:value-type="float" office:value="2.92092704772949" calcext:value-type="float">
            <text:p>2.9209270477</text:p>
          </table:table-cell>
          <table:table-cell table:formula="of:=[.C231]/([.D231]-[.D230])" office:value-type="float" office:value="101202.561075445" calcext:value-type="float">
            <text:p>101202.561075445</text:p>
          </table:table-cell>
          <table:table-cell/>
          <table:table-cell office:value-type="float" office:value="1456447363.05411" calcext:value-type="float">
            <text:p>1456447363.05411</text:p>
          </table:table-cell>
          <table:table-cell table:formula="of:=[.G231]-[.B231]" office:value-type="float" office:value="0.13292932510376" calcext:value-type="float">
            <text:p>0.132929325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6447362.93225" calcext:value-type="float">
            <text:p>1456447362.93225</text:p>
          </table:table-cell>
          <table:table-cell office:value-type="float" office:value="1120" calcext:value-type="float">
            <text:p>1120</text:p>
          </table:table-cell>
          <table:table-cell table:formula="of:=[.B232]-[.B$2]" office:value-type="float" office:value="2.93199348449707" calcext:value-type="float">
            <text:p>2.9319934845</text:p>
          </table:table-cell>
          <table:table-cell table:formula="of:=[.C232]/([.D232]-[.D231])" office:value-type="float" office:value="101206.92175112" calcext:value-type="float">
            <text:p>101206.92175112</text:p>
          </table:table-cell>
          <table:table-cell/>
          <table:table-cell office:value-type="float" office:value="1456447363.05807" calcext:value-type="float">
            <text:p>1456447363.05807</text:p>
          </table:table-cell>
          <table:table-cell table:formula="of:=[.G232]-[.B232]" office:value-type="float" office:value="0.12582278251648" calcext:value-type="float">
            <text:p>0.125822782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6447362.94331" calcext:value-type="float">
            <text:p>1456447362.94331</text:p>
          </table:table-cell>
          <table:table-cell office:value-type="float" office:value="1120" calcext:value-type="float">
            <text:p>1120</text:p>
          </table:table-cell>
          <table:table-cell table:formula="of:=[.B233]-[.B$2]" office:value-type="float" office:value="2.94306039810181" calcext:value-type="float">
            <text:p>2.9430603981</text:p>
          </table:table-cell>
          <table:table-cell table:formula="of:=[.C233]/([.D233]-[.D232])" office:value-type="float" office:value="101202.561075445" calcext:value-type="float">
            <text:p>101202.561075445</text:p>
          </table:table-cell>
          <table:table-cell/>
          <table:table-cell office:value-type="float" office:value="1456447363.06199" calcext:value-type="float">
            <text:p>1456447363.06199</text:p>
          </table:table-cell>
          <table:table-cell table:formula="of:=[.G233]-[.B233]" office:value-type="float" office:value="0.118675947189331" calcext:value-type="float">
            <text:p>0.118675947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6447362.95438" calcext:value-type="float">
            <text:p>1456447362.95438</text:p>
          </table:table-cell>
          <table:table-cell office:value-type="float" office:value="1120" calcext:value-type="float">
            <text:p>1120</text:p>
          </table:table-cell>
          <table:table-cell table:formula="of:=[.B234]-[.B$2]" office:value-type="float" office:value="2.95412707328796" calcext:value-type="float">
            <text:p>2.9541270733</text:p>
          </table:table-cell>
          <table:table-cell table:formula="of:=[.C234]/([.D234]-[.D233])" office:value-type="float" office:value="101204.74136631" calcext:value-type="float">
            <text:p>101204.74136631</text:p>
          </table:table-cell>
          <table:table-cell/>
          <table:table-cell office:value-type="float" office:value="1456447363.06594" calcext:value-type="float">
            <text:p>1456447363.06594</text:p>
          </table:table-cell>
          <table:table-cell table:formula="of:=[.G234]-[.B234]" office:value-type="float" office:value="0.111559152603149" calcext:value-type="float">
            <text:p>0.111559152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6447362.96545" calcext:value-type="float">
            <text:p>1456447362.96545</text:p>
          </table:table-cell>
          <table:table-cell office:value-type="float" office:value="1120" calcext:value-type="float">
            <text:p>1120</text:p>
          </table:table-cell>
          <table:table-cell table:formula="of:=[.B235]-[.B$2]" office:value-type="float" office:value="2.96519303321838" calcext:value-type="float">
            <text:p>2.9651930332</text:p>
          </table:table-cell>
          <table:table-cell table:formula="of:=[.C235]/([.D235]-[.D234])" office:value-type="float" office:value="101211.282802603" calcext:value-type="float">
            <text:p>101211.282802603</text:p>
          </table:table-cell>
          <table:table-cell/>
          <table:table-cell office:value-type="float" office:value="1456447363.06989" calcext:value-type="float">
            <text:p>1456447363.06989</text:p>
          </table:table-cell>
          <table:table-cell table:formula="of:=[.G235]-[.B235]" office:value-type="float" office:value="0.104443311691284" calcext:value-type="float">
            <text:p>0.104443311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6447362.97652" calcext:value-type="float">
            <text:p>1456447362.97652</text:p>
          </table:table-cell>
          <table:table-cell office:value-type="float" office:value="1120" calcext:value-type="float">
            <text:p>1120</text:p>
          </table:table-cell>
          <table:table-cell table:formula="of:=[.B236]-[.B$2]" office:value-type="float" office:value="2.97626686096191" calcext:value-type="float">
            <text:p>2.976266861</text:p>
          </table:table-cell>
          <table:table-cell table:formula="of:=[.C236]/([.D236]-[.D235])" office:value-type="float" office:value="101139.37347945" calcext:value-type="float">
            <text:p>101139.37347945</text:p>
          </table:table-cell>
          <table:table-cell/>
          <table:table-cell office:value-type="float" office:value="1456447363.07384" calcext:value-type="float">
            <text:p>1456447363.07384</text:p>
          </table:table-cell>
          <table:table-cell table:formula="of:=[.G236]-[.B236]" office:value-type="float" office:value="0.0973193645477295" calcext:value-type="float">
            <text:p>0.097319364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6447362.98759" calcext:value-type="float">
            <text:p>1456447362.98759</text:p>
          </table:table-cell>
          <table:table-cell office:value-type="float" office:value="1120" calcext:value-type="float">
            <text:p>1120</text:p>
          </table:table-cell>
          <table:table-cell table:formula="of:=[.B237]-[.B$2]" office:value-type="float" office:value="2.98733901977539" calcext:value-type="float">
            <text:p>2.9873390198</text:p>
          </table:table-cell>
          <table:table-cell table:formula="of:=[.C237]/([.D237]-[.D236])" office:value-type="float" office:value="101154.618432386" calcext:value-type="float">
            <text:p>101154.618432386</text:p>
          </table:table-cell>
          <table:table-cell/>
          <table:table-cell office:value-type="float" office:value="1456447363.0778" calcext:value-type="float">
            <text:p>1456447363.0778</text:p>
          </table:table-cell>
          <table:table-cell table:formula="of:=[.G237]-[.B237]" office:value-type="float" office:value="0.0902073383331299" calcext:value-type="float">
            <text:p>0.090207338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6447362.99867" calcext:value-type="float">
            <text:p>1456447362.99867</text:p>
          </table:table-cell>
          <table:table-cell office:value-type="float" office:value="1120" calcext:value-type="float">
            <text:p>1120</text:p>
          </table:table-cell>
          <table:table-cell table:formula="of:=[.B238]-[.B$2]" office:value-type="float" office:value="2.9984142780304" calcext:value-type="float">
            <text:p>2.998414278</text:p>
          </table:table-cell>
          <table:table-cell table:formula="of:=[.C238]/([.D238]-[.D237])" office:value-type="float" office:value="101126.310033798" calcext:value-type="float">
            <text:p>101126.310033798</text:p>
          </table:table-cell>
          <table:table-cell/>
          <table:table-cell office:value-type="float" office:value="1456447363.08196" calcext:value-type="float">
            <text:p>1456447363.08196</text:p>
          </table:table-cell>
          <table:table-cell table:formula="of:=[.G238]-[.B238]" office:value-type="float" office:value="0.0832920074462891" calcext:value-type="float">
            <text:p>0.083292007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6447363.01006" calcext:value-type="float">
            <text:p>1456447363.01006</text:p>
          </table:table-cell>
          <table:table-cell office:value-type="float" office:value="1120" calcext:value-type="float">
            <text:p>1120</text:p>
          </table:table-cell>
          <table:table-cell table:formula="of:=[.B239]-[.B$2]" office:value-type="float" office:value="3.00981044769287" calcext:value-type="float">
            <text:p>3.0098104477</text:p>
          </table:table-cell>
          <table:table-cell table:formula="of:=[.C239]/([.D239]-[.D238])" office:value-type="float" office:value="98278.6351178895" calcext:value-type="float">
            <text:p>98278.6351178895</text:p>
          </table:table-cell>
          <table:table-cell/>
          <table:table-cell office:value-type="float" office:value="1456447363.09327" calcext:value-type="float">
            <text:p>1456447363.09327</text:p>
          </table:table-cell>
          <table:table-cell table:formula="of:=[.G239]-[.B239]" office:value-type="float" office:value="0.0832059383392334" calcext:value-type="float">
            <text:p>0.083205938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6447363.02148" calcext:value-type="float">
            <text:p>1456447363.02148</text:p>
          </table:table-cell>
          <table:table-cell office:value-type="float" office:value="1120" calcext:value-type="float">
            <text:p>1120</text:p>
          </table:table-cell>
          <table:table-cell table:formula="of:=[.B240]-[.B$2]" office:value-type="float" office:value="3.02122664451599" calcext:value-type="float">
            <text:p>3.0212266445</text:p>
          </table:table-cell>
          <table:table-cell table:formula="of:=[.C240]/([.D240]-[.D239])" office:value-type="float" office:value="98106.2272622852" calcext:value-type="float">
            <text:p>98106.2272622852</text:p>
          </table:table-cell>
          <table:table-cell/>
          <table:table-cell office:value-type="float" office:value="1456447363.10459" calcext:value-type="float">
            <text:p>1456447363.10459</text:p>
          </table:table-cell>
          <table:table-cell table:formula="of:=[.G240]-[.B240]" office:value-type="float" office:value="0.0831096172332764" calcext:value-type="float">
            <text:p>0.083109617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6447363.03285" calcext:value-type="float">
            <text:p>1456447363.03285</text:p>
          </table:table-cell>
          <table:table-cell office:value-type="float" office:value="1120" calcext:value-type="float">
            <text:p>1120</text:p>
          </table:table-cell>
          <table:table-cell table:formula="of:=[.B241]-[.B$2]" office:value-type="float" office:value="3.03259229660034" calcext:value-type="float">
            <text:p>3.0325922966</text:p>
          </table:table-cell>
          <table:table-cell table:formula="of:=[.C241]/([.D241]-[.D240])" office:value-type="float" office:value="98542.5201904722" calcext:value-type="float">
            <text:p>98542.5201904722</text:p>
          </table:table-cell>
          <table:table-cell/>
          <table:table-cell office:value-type="float" office:value="1456447363.11609" calcext:value-type="float">
            <text:p>1456447363.11609</text:p>
          </table:table-cell>
          <table:table-cell table:formula="of:=[.G241]-[.B241]" office:value-type="float" office:value="0.0832440853118897" calcext:value-type="float">
            <text:p>0.083244085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6447363.0442" calcext:value-type="float">
            <text:p>1456447363.0442</text:p>
          </table:table-cell>
          <table:table-cell office:value-type="float" office:value="1120" calcext:value-type="float">
            <text:p>1120</text:p>
          </table:table-cell>
          <table:table-cell table:formula="of:=[.B242]-[.B$2]" office:value-type="float" office:value="3.04394221305847" calcext:value-type="float">
            <text:p>3.0439422131</text:p>
          </table:table-cell>
          <table:table-cell table:formula="of:=[.C242]/([.D242]-[.D241])" office:value-type="float" office:value="98679.1404264258" calcext:value-type="float">
            <text:p>98679.1404264258</text:p>
          </table:table-cell>
          <table:table-cell/>
          <table:table-cell office:value-type="float" office:value="1456447363.12735" calcext:value-type="float">
            <text:p>1456447363.12735</text:p>
          </table:table-cell>
          <table:table-cell table:formula="of:=[.G242]-[.B242]" office:value-type="float" office:value="0.0831542015075684" calcext:value-type="float">
            <text:p>0.083154201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6447363.05553" calcext:value-type="float">
            <text:p>1456447363.05553</text:p>
          </table:table-cell>
          <table:table-cell office:value-type="float" office:value="1120" calcext:value-type="float">
            <text:p>1120</text:p>
          </table:table-cell>
          <table:table-cell table:formula="of:=[.B243]-[.B$2]" office:value-type="float" office:value="3.0552806854248" calcext:value-type="float">
            <text:p>3.0552806854</text:p>
          </table:table-cell>
          <table:table-cell table:formula="of:=[.C243]/([.D243]-[.D242])" office:value-type="float" office:value="98778.7387766259" calcext:value-type="float">
            <text:p>98778.7387766259</text:p>
          </table:table-cell>
          <table:table-cell/>
          <table:table-cell office:value-type="float" office:value="1456447363.13871" calcext:value-type="float">
            <text:p>1456447363.13871</text:p>
          </table:table-cell>
          <table:table-cell table:formula="of:=[.G243]-[.B243]" office:value-type="float" office:value="0.0831756591796875" calcext:value-type="float">
            <text:p>0.083175659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6447363.06687" calcext:value-type="float">
            <text:p>1456447363.06687</text:p>
          </table:table-cell>
          <table:table-cell office:value-type="float" office:value="1120" calcext:value-type="float">
            <text:p>1120</text:p>
          </table:table-cell>
          <table:table-cell table:formula="of:=[.B244]-[.B$2]" office:value-type="float" office:value="3.0666184425354" calcext:value-type="float">
            <text:p>3.0666184425</text:p>
          </table:table-cell>
          <table:table-cell table:formula="of:=[.C244]/([.D244]-[.D243])" office:value-type="float" office:value="98784.9703494974" calcext:value-type="float">
            <text:p>98784.9703494974</text:p>
          </table:table-cell>
          <table:table-cell/>
          <table:table-cell office:value-type="float" office:value="1456447363.15005" calcext:value-type="float">
            <text:p>1456447363.15005</text:p>
          </table:table-cell>
          <table:table-cell table:formula="of:=[.G244]-[.B244]" office:value-type="float" office:value="0.0831778049468994" calcext:value-type="float">
            <text:p>0.083177804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6447363.0782" calcext:value-type="float">
            <text:p>1456447363.0782</text:p>
          </table:table-cell>
          <table:table-cell office:value-type="float" office:value="1120" calcext:value-type="float">
            <text:p>1120</text:p>
          </table:table-cell>
          <table:table-cell table:formula="of:=[.B245]-[.B$2]" office:value-type="float" office:value="3.07794904708862" calcext:value-type="float">
            <text:p>3.0779490471</text:p>
          </table:table-cell>
          <table:table-cell table:formula="of:=[.C245]/([.D245]-[.D244])" office:value-type="float" office:value="98847.3293493814" calcext:value-type="float">
            <text:p>98847.3293493814</text:p>
          </table:table-cell>
          <table:table-cell/>
          <table:table-cell office:value-type="float" office:value="1456447363.16138" calcext:value-type="float">
            <text:p>1456447363.16138</text:p>
          </table:table-cell>
          <table:table-cell table:formula="of:=[.G245]-[.B245]" office:value-type="float" office:value="0.0831773281097412" calcext:value-type="float">
            <text:p>0.083177328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6447363.08953" calcext:value-type="float">
            <text:p>1456447363.08953</text:p>
          </table:table-cell>
          <table:table-cell office:value-type="float" office:value="1120" calcext:value-type="float">
            <text:p>1120</text:p>
          </table:table-cell>
          <table:table-cell table:formula="of:=[.B246]-[.B$2]" office:value-type="float" office:value="3.08928036689758" calcext:value-type="float">
            <text:p>3.0892803669</text:p>
          </table:table-cell>
          <table:table-cell table:formula="of:=[.C246]/([.D246]-[.D245])" office:value-type="float" office:value="98841.0899067898" calcext:value-type="float">
            <text:p>98841.0899067898</text:p>
          </table:table-cell>
          <table:table-cell/>
          <table:table-cell office:value-type="float" office:value="1456447363.1727" calcext:value-type="float">
            <text:p>1456447363.1727</text:p>
          </table:table-cell>
          <table:table-cell table:formula="of:=[.G246]-[.B246]" office:value-type="float" office:value="0.0831658840179443" calcext:value-type="float">
            <text:p>0.08316588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6447363.10086" calcext:value-type="float">
            <text:p>1456447363.10086</text:p>
          </table:table-cell>
          <table:table-cell office:value-type="float" office:value="1120" calcext:value-type="float">
            <text:p>1120</text:p>
          </table:table-cell>
          <table:table-cell table:formula="of:=[.B247]-[.B$2]" office:value-type="float" office:value="3.10061025619507" calcext:value-type="float">
            <text:p>3.1006102562</text:p>
          </table:table-cell>
          <table:table-cell table:formula="of:=[.C247]/([.D247]-[.D246])" office:value-type="float" office:value="98853.5695797647" calcext:value-type="float">
            <text:p>98853.5695797647</text:p>
          </table:table-cell>
          <table:table-cell/>
          <table:table-cell office:value-type="float" office:value="1456447363.18658" calcext:value-type="float">
            <text:p>1456447363.18658</text:p>
          </table:table-cell>
          <table:table-cell table:formula="of:=[.G247]-[.B247]" office:value-type="float" office:value="0.0857160091400147" calcext:value-type="float">
            <text:p>0.085716009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6447363.11221" calcext:value-type="float">
            <text:p>1456447363.11221</text:p>
          </table:table-cell>
          <table:table-cell office:value-type="float" office:value="1120" calcext:value-type="float">
            <text:p>1120</text:p>
          </table:table-cell>
          <table:table-cell table:formula="of:=[.B248]-[.B$2]" office:value-type="float" office:value="3.11195158958435" calcext:value-type="float">
            <text:p>3.1119515896</text:p>
          </table:table-cell>
          <table:table-cell table:formula="of:=[.C248]/([.D248]-[.D247])" office:value-type="float" office:value="98753.8203451828" calcext:value-type="float">
            <text:p>98753.8203451828</text:p>
          </table:table-cell>
          <table:table-cell/>
          <table:table-cell office:value-type="float" office:value="1456447363.19605" calcext:value-type="float">
            <text:p>1456447363.19605</text:p>
          </table:table-cell>
          <table:table-cell table:formula="of:=[.G248]-[.B248]" office:value-type="float" office:value="0.0838446617126465" calcext:value-type="float">
            <text:p>0.083844661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6447363.12354" calcext:value-type="float">
            <text:p>1456447363.12354</text:p>
          </table:table-cell>
          <table:table-cell office:value-type="float" office:value="1120" calcext:value-type="float">
            <text:p>1120</text:p>
          </table:table-cell>
          <table:table-cell table:formula="of:=[.B249]-[.B$2]" office:value-type="float" office:value="3.12328577041626" calcext:value-type="float">
            <text:p>3.1232857704</text:p>
          </table:table-cell>
          <table:table-cell table:formula="of:=[.C249]/([.D249]-[.D248])" office:value-type="float" office:value="98816.1400113591" calcext:value-type="float">
            <text:p>98816.1400113591</text:p>
          </table:table-cell>
          <table:table-cell/>
          <table:table-cell office:value-type="float" office:value="1456447363.20716" calcext:value-type="float">
            <text:p>1456447363.20716</text:p>
          </table:table-cell>
          <table:table-cell table:formula="of:=[.G249]-[.B249]" office:value-type="float" office:value="0.083620548248291" calcext:value-type="float">
            <text:p>0.083620548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6447363.13487" calcext:value-type="float">
            <text:p>1456447363.13487</text:p>
          </table:table-cell>
          <table:table-cell office:value-type="float" office:value="1120" calcext:value-type="float">
            <text:p>1120</text:p>
          </table:table-cell>
          <table:table-cell table:formula="of:=[.B250]-[.B$2]" office:value-type="float" office:value="3.13461709022522" calcext:value-type="float">
            <text:p>3.1346170902</text:p>
          </table:table-cell>
          <table:table-cell table:formula="of:=[.C250]/([.D250]-[.D249])" office:value-type="float" office:value="98841.0899067898" calcext:value-type="float">
            <text:p>98841.0899067898</text:p>
          </table:table-cell>
          <table:table-cell/>
          <table:table-cell office:value-type="float" office:value="1456447363.21846" calcext:value-type="float">
            <text:p>1456447363.21846</text:p>
          </table:table-cell>
          <table:table-cell table:formula="of:=[.G250]-[.B250]" office:value-type="float" office:value="0.0835893154144287" calcext:value-type="float">
            <text:p>0.083589315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6447363.1462" calcext:value-type="float">
            <text:p>1456447363.1462</text:p>
          </table:table-cell>
          <table:table-cell office:value-type="float" office:value="1120" calcext:value-type="float">
            <text:p>1120</text:p>
          </table:table-cell>
          <table:table-cell table:formula="of:=[.B251]-[.B$2]" office:value-type="float" office:value="3.14594674110413" calcext:value-type="float">
            <text:p>3.1459467411</text:p>
          </table:table-cell>
          <table:table-cell table:formula="of:=[.C251]/([.D251]-[.D250])" office:value-type="float" office:value="98855.6498316498" calcext:value-type="float">
            <text:p>98855.6498316498</text:p>
          </table:table-cell>
          <table:table-cell/>
          <table:table-cell office:value-type="float" office:value="1456447363.22981" calcext:value-type="float">
            <text:p>1456447363.22981</text:p>
          </table:table-cell>
          <table:table-cell table:formula="of:=[.G251]-[.B251]" office:value-type="float" office:value="0.0836095809936523" calcext:value-type="float">
            <text:p>0.08360958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6447363.15753" calcext:value-type="float">
            <text:p>1456447363.15753</text:p>
          </table:table-cell>
          <table:table-cell office:value-type="float" office:value="1120" calcext:value-type="float">
            <text:p>1120</text:p>
          </table:table-cell>
          <table:table-cell table:formula="of:=[.B252]-[.B$2]" office:value-type="float" office:value="3.15727663040161" calcext:value-type="float">
            <text:p>3.1572766304</text:p>
          </table:table-cell>
          <table:table-cell table:formula="of:=[.C252]/([.D252]-[.D251])" office:value-type="float" office:value="98853.5695797647" calcext:value-type="float">
            <text:p>98853.5695797647</text:p>
          </table:table-cell>
          <table:table-cell/>
          <table:table-cell office:value-type="float" office:value="1456447363.24108" calcext:value-type="float">
            <text:p>1456447363.24108</text:p>
          </table:table-cell>
          <table:table-cell table:formula="of:=[.G252]-[.B252]" office:value-type="float" office:value="0.0835497379302979" calcext:value-type="float">
            <text:p>0.083549737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6447363.16886" calcext:value-type="float">
            <text:p>1456447363.16886</text:p>
          </table:table-cell>
          <table:table-cell office:value-type="float" office:value="1120" calcext:value-type="float">
            <text:p>1120</text:p>
          </table:table-cell>
          <table:table-cell table:formula="of:=[.B253]-[.B$2]" office:value-type="float" office:value="3.16860628128052" calcext:value-type="float">
            <text:p>3.1686062813</text:p>
          </table:table-cell>
          <table:table-cell table:formula="of:=[.C253]/([.D253]-[.D252])" office:value-type="float" office:value="98855.6498316498" calcext:value-type="float">
            <text:p>98855.6498316498</text:p>
          </table:table-cell>
          <table:table-cell/>
          <table:table-cell office:value-type="float" office:value="1456447363.25237" calcext:value-type="float">
            <text:p>1456447363.25237</text:p>
          </table:table-cell>
          <table:table-cell table:formula="of:=[.G253]-[.B253]" office:value-type="float" office:value="0.083510160446167" calcext:value-type="float">
            <text:p>0.083510160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6447363.18019" calcext:value-type="float">
            <text:p>1456447363.18019</text:p>
          </table:table-cell>
          <table:table-cell office:value-type="float" office:value="1120" calcext:value-type="float">
            <text:p>1120</text:p>
          </table:table-cell>
          <table:table-cell table:formula="of:=[.B254]-[.B$2]" office:value-type="float" office:value="3.17993569374084" calcext:value-type="float">
            <text:p>3.1799356937</text:p>
          </table:table-cell>
          <table:table-cell table:formula="of:=[.C254]/([.D254]-[.D253])" office:value-type="float" office:value="98857.7301710895" calcext:value-type="float">
            <text:p>98857.7301710895</text:p>
          </table:table-cell>
          <table:table-cell/>
          <table:table-cell office:value-type="float" office:value="1456447363.26382" calcext:value-type="float">
            <text:p>1456447363.26382</text:p>
          </table:table-cell>
          <table:table-cell table:formula="of:=[.G254]-[.B254]" office:value-type="float" office:value="0.0836305618286133" calcext:value-type="float">
            <text:p>0.083630561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6447363.19152" calcext:value-type="float">
            <text:p>1456447363.19152</text:p>
          </table:table-cell>
          <table:table-cell office:value-type="float" office:value="1120" calcext:value-type="float">
            <text:p>1120</text:p>
          </table:table-cell>
          <table:table-cell table:formula="of:=[.B255]-[.B$2]" office:value-type="float" office:value="3.19126605987549" calcext:value-type="float">
            <text:p>3.1912660599</text:p>
          </table:table-cell>
          <table:table-cell table:formula="of:=[.C255]/([.D255]-[.D254])" office:value-type="float" office:value="98849.409338636" calcext:value-type="float">
            <text:p>98849.409338636</text:p>
          </table:table-cell>
          <table:table-cell/>
          <table:table-cell office:value-type="float" office:value="1456447363.27515" calcext:value-type="float">
            <text:p>1456447363.27515</text:p>
          </table:table-cell>
          <table:table-cell table:formula="of:=[.G255]-[.B255]" office:value-type="float" office:value="0.0836303234100342" calcext:value-type="float">
            <text:p>0.083630323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6447363.20285" calcext:value-type="float">
            <text:p>1456447363.20285</text:p>
          </table:table-cell>
          <table:table-cell office:value-type="float" office:value="1120" calcext:value-type="float">
            <text:p>1120</text:p>
          </table:table-cell>
          <table:table-cell table:formula="of:=[.B256]-[.B$2]" office:value-type="float" office:value="3.20259404182434" calcext:value-type="float">
            <text:p>3.2025940418</text:p>
          </table:table-cell>
          <table:table-cell table:formula="of:=[.C256]/([.D256]-[.D255])" office:value-type="float" office:value="98870.214046682" calcext:value-type="float">
            <text:p>98870.214046682</text:p>
          </table:table-cell>
          <table:table-cell/>
          <table:table-cell office:value-type="float" office:value="1456447363.28649" calcext:value-type="float">
            <text:p>1456447363.28649</text:p>
          </table:table-cell>
          <table:table-cell table:formula="of:=[.G256]-[.B256]" office:value-type="float" office:value="0.0836422443389893" calcext:value-type="float">
            <text:p>0.083642244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6447363.21418" calcext:value-type="float">
            <text:p>1456447363.21418</text:p>
          </table:table-cell>
          <table:table-cell office:value-type="float" office:value="1120" calcext:value-type="float">
            <text:p>1120</text:p>
          </table:table-cell>
          <table:table-cell table:formula="of:=[.B257]-[.B$2]" office:value-type="float" office:value="3.21392297744751" calcext:value-type="float">
            <text:p>3.2139229774</text:p>
          </table:table-cell>
          <table:table-cell table:formula="of:=[.C257]/([.D257]-[.D256])" office:value-type="float" office:value="98861.8911126544" calcext:value-type="float">
            <text:p>98861.8911126544</text:p>
          </table:table-cell>
          <table:table-cell/>
          <table:table-cell office:value-type="float" office:value="1456447363.29776" calcext:value-type="float">
            <text:p>1456447363.29776</text:p>
          </table:table-cell>
          <table:table-cell table:formula="of:=[.G257]-[.B257]" office:value-type="float" office:value="0.0835833549499512" calcext:value-type="float">
            <text:p>0.083583354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6447363.22551" calcext:value-type="float">
            <text:p>1456447363.22551</text:p>
          </table:table-cell>
          <table:table-cell office:value-type="float" office:value="1120" calcext:value-type="float">
            <text:p>1120</text:p>
          </table:table-cell>
          <table:table-cell table:formula="of:=[.B258]-[.B$2]" office:value-type="float" office:value="3.22525238990784" calcext:value-type="float">
            <text:p>3.2252523899</text:p>
          </table:table-cell>
          <table:table-cell table:formula="of:=[.C258]/([.D258]-[.D257])" office:value-type="float" office:value="98857.7301710895" calcext:value-type="float">
            <text:p>98857.7301710895</text:p>
          </table:table-cell>
          <table:table-cell/>
          <table:table-cell office:value-type="float" office:value="1456447363.3092" calcext:value-type="float">
            <text:p>1456447363.3092</text:p>
          </table:table-cell>
          <table:table-cell table:formula="of:=[.G258]-[.B258]" office:value-type="float" office:value="0.0836939811706543" calcext:value-type="float">
            <text:p>0.083693981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6447363.23687" calcext:value-type="float">
            <text:p>1456447363.23687</text:p>
          </table:table-cell>
          <table:table-cell office:value-type="float" office:value="1120" calcext:value-type="float">
            <text:p>1120</text:p>
          </table:table-cell>
          <table:table-cell table:formula="of:=[.B259]-[.B$2]" office:value-type="float" office:value="3.23661255836487" calcext:value-type="float">
            <text:p>3.2366125584</text:p>
          </table:table-cell>
          <table:table-cell table:formula="of:=[.C259]/([.D259]-[.D258])" office:value-type="float" office:value="98590.0873069174" calcext:value-type="float">
            <text:p>98590.0873069174</text:p>
          </table:table-cell>
          <table:table-cell/>
          <table:table-cell office:value-type="float" office:value="1456447363.32068" calcext:value-type="float">
            <text:p>1456447363.32068</text:p>
          </table:table-cell>
          <table:table-cell table:formula="of:=[.G259]-[.B259]" office:value-type="float" office:value="0.0838136672973633" calcext:value-type="float">
            <text:p>0.083813667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6447363.24825" calcext:value-type="float">
            <text:p>1456447363.24825</text:p>
          </table:table-cell>
          <table:table-cell office:value-type="float" office:value="1120" calcext:value-type="float">
            <text:p>1120</text:p>
          </table:table-cell>
          <table:table-cell table:formula="of:=[.B260]-[.B$2]" office:value-type="float" office:value="3.24799680709839" calcext:value-type="float">
            <text:p>3.2479968071</text:p>
          </table:table-cell>
          <table:table-cell table:formula="of:=[.C260]/([.D260]-[.D259])" office:value-type="float" office:value="98381.5468386773" calcext:value-type="float">
            <text:p>98381.5468386773</text:p>
          </table:table-cell>
          <table:table-cell/>
          <table:table-cell office:value-type="float" office:value="1456447363.33205" calcext:value-type="float">
            <text:p>1456447363.33205</text:p>
          </table:table-cell>
          <table:table-cell table:formula="of:=[.G260]-[.B260]" office:value-type="float" office:value="0.0837996006011963" calcext:value-type="float">
            <text:p>0.083799600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6447363.2596" calcext:value-type="float">
            <text:p>1456447363.2596</text:p>
          </table:table-cell>
          <table:table-cell office:value-type="float" office:value="1120" calcext:value-type="float">
            <text:p>1120</text:p>
          </table:table-cell>
          <table:table-cell table:formula="of:=[.B261]-[.B$2]" office:value-type="float" office:value="3.2593469619751" calcext:value-type="float">
            <text:p>3.259346962</text:p>
          </table:table-cell>
          <table:table-cell table:formula="of:=[.C261]/([.D261]-[.D260])" office:value-type="float" office:value="98677.0675965214" calcext:value-type="float">
            <text:p>98677.0675965214</text:p>
          </table:table-cell>
          <table:table-cell/>
          <table:table-cell office:value-type="float" office:value="1456447363.34346" calcext:value-type="float">
            <text:p>1456447363.34346</text:p>
          </table:table-cell>
          <table:table-cell table:formula="of:=[.G261]-[.B261]" office:value-type="float" office:value="0.0838594436645508" calcext:value-type="float">
            <text:p>0.083859443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6447363.27094" calcext:value-type="float">
            <text:p>1456447363.27094</text:p>
          </table:table-cell>
          <table:table-cell office:value-type="float" office:value="1120" calcext:value-type="float">
            <text:p>1120</text:p>
          </table:table-cell>
          <table:table-cell table:formula="of:=[.B262]-[.B$2]" office:value-type="float" office:value="3.27068543434143" calcext:value-type="float">
            <text:p>3.2706854343</text:p>
          </table:table-cell>
          <table:table-cell table:formula="of:=[.C262]/([.D262]-[.D261])" office:value-type="float" office:value="98778.7387766259" calcext:value-type="float">
            <text:p>98778.7387766259</text:p>
          </table:table-cell>
          <table:table-cell/>
          <table:table-cell office:value-type="float" office:value="1456447363.35475" calcext:value-type="float">
            <text:p>1456447363.35475</text:p>
          </table:table-cell>
          <table:table-cell table:formula="of:=[.G262]-[.B262]" office:value-type="float" office:value="0.0838108062744141" calcext:value-type="float">
            <text:p>0.083810806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6447363.28228" calcext:value-type="float">
            <text:p>1456447363.28228</text:p>
          </table:table-cell>
          <table:table-cell office:value-type="float" office:value="1120" calcext:value-type="float">
            <text:p>1120</text:p>
          </table:table-cell>
          <table:table-cell table:formula="of:=[.B263]-[.B$2]" office:value-type="float" office:value="3.28202176094055" calcext:value-type="float">
            <text:p>3.2820217609</text:p>
          </table:table-cell>
          <table:table-cell table:formula="of:=[.C263]/([.D263]-[.D262])" office:value-type="float" office:value="98797.4358542946" calcext:value-type="float">
            <text:p>98797.4358542946</text:p>
          </table:table-cell>
          <table:table-cell/>
          <table:table-cell office:value-type="float" office:value="1456447363.3662" calcext:value-type="float">
            <text:p>1456447363.3662</text:p>
          </table:table-cell>
          <table:table-cell table:formula="of:=[.G263]-[.B263]" office:value-type="float" office:value="0.0839245319366455" calcext:value-type="float">
            <text:p>0.083924531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6447363.29361" calcext:value-type="float">
            <text:p>1456447363.29361</text:p>
          </table:table-cell>
          <table:table-cell office:value-type="float" office:value="1120" calcext:value-type="float">
            <text:p>1120</text:p>
          </table:table-cell>
          <table:table-cell table:formula="of:=[.B264]-[.B$2]" office:value-type="float" office:value="3.2933554649353" calcext:value-type="float">
            <text:p>3.2933554649</text:p>
          </table:table-cell>
          <table:table-cell table:formula="of:=[.C264]/([.D264]-[.D263])" office:value-type="float" office:value="98820.2974525107" calcext:value-type="float">
            <text:p>98820.2974525107</text:p>
          </table:table-cell>
          <table:table-cell/>
          <table:table-cell office:value-type="float" office:value="1456447363.37737" calcext:value-type="float">
            <text:p>1456447363.37737</text:p>
          </table:table-cell>
          <table:table-cell table:formula="of:=[.G264]-[.B264]" office:value-type="float" office:value="0.0837609767913818" calcext:value-type="float">
            <text:p>0.083760976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6447363.30494" calcext:value-type="float">
            <text:p>1456447363.30494</text:p>
          </table:table-cell>
          <table:table-cell office:value-type="float" office:value="1120" calcext:value-type="float">
            <text:p>1120</text:p>
          </table:table-cell>
          <table:table-cell table:formula="of:=[.B265]-[.B$2]" office:value-type="float" office:value="3.3046875" calcext:value-type="float">
            <text:p>3.3046875</text:p>
          </table:table-cell>
          <table:table-cell table:formula="of:=[.C265]/([.D265]-[.D264])" office:value-type="float" office:value="98834.8512518409" calcext:value-type="float">
            <text:p>98834.8512518409</text:p>
          </table:table-cell>
          <table:table-cell/>
          <table:table-cell office:value-type="float" office:value="1456447363.38872" calcext:value-type="float">
            <text:p>1456447363.38872</text:p>
          </table:table-cell>
          <table:table-cell table:formula="of:=[.G265]-[.B265]" office:value-type="float" office:value="0.0837788581848145" calcext:value-type="float">
            <text:p>0.083778858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6447363.31627" calcext:value-type="float">
            <text:p>1456447363.31627</text:p>
          </table:table-cell>
          <table:table-cell office:value-type="float" office:value="1120" calcext:value-type="float">
            <text:p>1120</text:p>
          </table:table-cell>
          <table:table-cell table:formula="of:=[.B266]-[.B$2]" office:value-type="float" office:value="3.31601643562317" calcext:value-type="float">
            <text:p>3.3160164356</text:p>
          </table:table-cell>
          <table:table-cell table:formula="of:=[.C266]/([.D266]-[.D265])" office:value-type="float" office:value="98861.8911126544" calcext:value-type="float">
            <text:p>98861.8911126544</text:p>
          </table:table-cell>
          <table:table-cell/>
          <table:table-cell office:value-type="float" office:value="1456447363.40004" calcext:value-type="float">
            <text:p>1456447363.40004</text:p>
          </table:table-cell>
          <table:table-cell table:formula="of:=[.G266]-[.B266]" office:value-type="float" office:value="0.0837697982788086" calcext:value-type="float">
            <text:p>0.083769798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6447363.3276" calcext:value-type="float">
            <text:p>1456447363.3276</text:p>
          </table:table-cell>
          <table:table-cell office:value-type="float" office:value="1120" calcext:value-type="float">
            <text:p>1120</text:p>
          </table:table-cell>
          <table:table-cell table:formula="of:=[.B267]-[.B$2]" office:value-type="float" office:value="3.32734537124634" calcext:value-type="float">
            <text:p>3.3273453712</text:p>
          </table:table-cell>
          <table:table-cell table:formula="of:=[.C267]/([.D267]-[.D266])" office:value-type="float" office:value="98861.8911126544" calcext:value-type="float">
            <text:p>98861.8911126544</text:p>
          </table:table-cell>
          <table:table-cell/>
          <table:table-cell office:value-type="float" office:value="1456447363.41143" calcext:value-type="float">
            <text:p>1456447363.41143</text:p>
          </table:table-cell>
          <table:table-cell table:formula="of:=[.G267]-[.B267]" office:value-type="float" office:value="0.0838308334350586" calcext:value-type="float">
            <text:p>0.083830833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6447363.33893" calcext:value-type="float">
            <text:p>1456447363.33893</text:p>
          </table:table-cell>
          <table:table-cell office:value-type="float" office:value="1120" calcext:value-type="float">
            <text:p>1120</text:p>
          </table:table-cell>
          <table:table-cell table:formula="of:=[.B268]-[.B$2]" office:value-type="float" office:value="3.33867502212524" calcext:value-type="float">
            <text:p>3.3386750221</text:p>
          </table:table-cell>
          <table:table-cell table:formula="of:=[.C268]/([.D268]-[.D267])" office:value-type="float" office:value="98855.6498316498" calcext:value-type="float">
            <text:p>98855.6498316498</text:p>
          </table:table-cell>
          <table:table-cell/>
          <table:table-cell office:value-type="float" office:value="1456447363.42272" calcext:value-type="float">
            <text:p>1456447363.42272</text:p>
          </table:table-cell>
          <table:table-cell table:formula="of:=[.G268]-[.B268]" office:value-type="float" office:value="0.0837912559509277" calcext:value-type="float">
            <text:p>0.08379125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6447363.35026" calcext:value-type="float">
            <text:p>1456447363.35026</text:p>
          </table:table-cell>
          <table:table-cell office:value-type="float" office:value="1120" calcext:value-type="float">
            <text:p>1120</text:p>
          </table:table-cell>
          <table:table-cell table:formula="of:=[.B269]-[.B$2]" office:value-type="float" office:value="3.35000681877136" calcext:value-type="float">
            <text:p>3.3500068188</text:p>
          </table:table-cell>
          <table:table-cell table:formula="of:=[.C269]/([.D269]-[.D268])" office:value-type="float" office:value="98836.9307159839" calcext:value-type="float">
            <text:p>98836.9307159839</text:p>
          </table:table-cell>
          <table:table-cell/>
          <table:table-cell office:value-type="float" office:value="1456447363.43404" calcext:value-type="float">
            <text:p>1456447363.43404</text:p>
          </table:table-cell>
          <table:table-cell table:formula="of:=[.G269]-[.B269]" office:value-type="float" office:value="0.0837795734405518" calcext:value-type="float">
            <text:p>0.083779573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6447363.3616" calcext:value-type="float">
            <text:p>1456447363.3616</text:p>
          </table:table-cell>
          <table:table-cell office:value-type="float" office:value="1120" calcext:value-type="float">
            <text:p>1120</text:p>
          </table:table-cell>
          <table:table-cell table:formula="of:=[.B270]-[.B$2]" office:value-type="float" office:value="3.36134600639343" calcext:value-type="float">
            <text:p>3.3613460064</text:p>
          </table:table-cell>
          <table:table-cell table:formula="of:=[.C270]/([.D270]-[.D269])" office:value-type="float" office:value="98772.5079899075" calcext:value-type="float">
            <text:p>98772.5079899075</text:p>
          </table:table-cell>
          <table:table-cell/>
          <table:table-cell office:value-type="float" office:value="1456447363.44531" calcext:value-type="float">
            <text:p>1456447363.44531</text:p>
          </table:table-cell>
          <table:table-cell table:formula="of:=[.G270]-[.B270]" office:value-type="float" office:value="0.0837104320526123" calcext:value-type="float">
            <text:p>0.083710432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6447363.37295" calcext:value-type="float">
            <text:p>1456447363.37295</text:p>
          </table:table-cell>
          <table:table-cell office:value-type="float" office:value="1120" calcext:value-type="float">
            <text:p>1120</text:p>
          </table:table-cell>
          <table:table-cell table:formula="of:=[.B271]-[.B$2]" office:value-type="float" office:value="3.37269687652588" calcext:value-type="float">
            <text:p>3.3726968765</text:p>
          </table:table-cell>
          <table:table-cell table:formula="of:=[.C271]/([.D271]-[.D270])" office:value-type="float" office:value="98670.8496292718" calcext:value-type="float">
            <text:p>98670.8496292718</text:p>
          </table:table-cell>
          <table:table-cell/>
          <table:table-cell office:value-type="float" office:value="1456447363.45662" calcext:value-type="float">
            <text:p>1456447363.45662</text:p>
          </table:table-cell>
          <table:table-cell table:formula="of:=[.G271]-[.B271]" office:value-type="float" office:value="0.0836694240570068" calcext:value-type="float">
            <text:p>0.083669424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6447363.38429" calcext:value-type="float">
            <text:p>1456447363.38429</text:p>
          </table:table-cell>
          <table:table-cell office:value-type="float" office:value="1120" calcext:value-type="float">
            <text:p>1120</text:p>
          </table:table-cell>
          <table:table-cell table:formula="of:=[.B272]-[.B$2]" office:value-type="float" office:value="3.38403391838074" calcext:value-type="float">
            <text:p>3.3840339184</text:p>
          </table:table-cell>
          <table:table-cell table:formula="of:=[.C272]/([.D272]-[.D271])" office:value-type="float" office:value="98791.2027086707" calcext:value-type="float">
            <text:p>98791.2027086707</text:p>
          </table:table-cell>
          <table:table-cell/>
          <table:table-cell office:value-type="float" office:value="1456447363.46808" calcext:value-type="float">
            <text:p>1456447363.46808</text:p>
          </table:table-cell>
          <table:table-cell table:formula="of:=[.G272]-[.B272]" office:value-type="float" office:value="0.0837924480438232" calcext:value-type="float">
            <text:p>0.08379244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6447363.39562" calcext:value-type="float">
            <text:p>1456447363.39562</text:p>
          </table:table-cell>
          <table:table-cell office:value-type="float" office:value="1120" calcext:value-type="float">
            <text:p>1120</text:p>
          </table:table-cell>
          <table:table-cell table:formula="of:=[.B273]-[.B$2]" office:value-type="float" office:value="3.39536833763123" calcext:value-type="float">
            <text:p>3.3953683376</text:p>
          </table:table-cell>
          <table:table-cell table:formula="of:=[.C273]/([.D273]-[.D272])" office:value-type="float" office:value="98814.0614219605" calcext:value-type="float">
            <text:p>98814.0614219605</text:p>
          </table:table-cell>
          <table:table-cell/>
          <table:table-cell office:value-type="float" office:value="1456447363.47941" calcext:value-type="float">
            <text:p>1456447363.47941</text:p>
          </table:table-cell>
          <table:table-cell table:formula="of:=[.G273]-[.B273]" office:value-type="float" office:value="0.0837879180908203" calcext:value-type="float">
            <text:p>0.083787918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6447363.40695" calcext:value-type="float">
            <text:p>1456447363.40695</text:p>
          </table:table-cell>
          <table:table-cell office:value-type="float" office:value="1120" calcext:value-type="float">
            <text:p>1120</text:p>
          </table:table-cell>
          <table:table-cell table:formula="of:=[.B274]-[.B$2]" office:value-type="float" office:value="3.40670013427734" calcext:value-type="float">
            <text:p>3.4067001343</text:p>
          </table:table-cell>
          <table:table-cell table:formula="of:=[.C274]/([.D274]-[.D273])" office:value-type="float" office:value="98836.9307159839" calcext:value-type="float">
            <text:p>98836.9307159839</text:p>
          </table:table-cell>
          <table:table-cell/>
          <table:table-cell office:value-type="float" office:value="1456447363.49076" calcext:value-type="float">
            <text:p>1456447363.49076</text:p>
          </table:table-cell>
          <table:table-cell table:formula="of:=[.G274]-[.B274]" office:value-type="float" office:value="0.0838062763214111" calcext:value-type="float">
            <text:p>0.083806276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6447363.41829" calcext:value-type="float">
            <text:p>1456447363.41829</text:p>
          </table:table-cell>
          <table:table-cell office:value-type="float" office:value="1120" calcext:value-type="float">
            <text:p>1120</text:p>
          </table:table-cell>
          <table:table-cell table:formula="of:=[.B275]-[.B$2]" office:value-type="float" office:value="3.41803169250488" calcext:value-type="float">
            <text:p>3.4180316925</text:p>
          </table:table-cell>
          <table:table-cell table:formula="of:=[.C275]/([.D275]-[.D274])" office:value-type="float" office:value="98839.0102676317" calcext:value-type="float">
            <text:p>98839.0102676317</text:p>
          </table:table-cell>
          <table:table-cell/>
          <table:table-cell office:value-type="float" office:value="1456447363.50213" calcext:value-type="float">
            <text:p>1456447363.50213</text:p>
          </table:table-cell>
          <table:table-cell table:formula="of:=[.G275]-[.B275]" office:value-type="float" office:value="0.0838446617126465" calcext:value-type="float">
            <text:p>0.083844661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6447363.42962" calcext:value-type="float">
            <text:p>1456447363.42962</text:p>
          </table:table-cell>
          <table:table-cell office:value-type="float" office:value="1120" calcext:value-type="float">
            <text:p>1120</text:p>
          </table:table-cell>
          <table:table-cell table:formula="of:=[.B276]-[.B$2]" office:value-type="float" office:value="3.42936277389526" calcext:value-type="float">
            <text:p>3.4293627739</text:p>
          </table:table-cell>
          <table:table-cell table:formula="of:=[.C276]/([.D276]-[.D275])" office:value-type="float" office:value="98843.1696334638" calcext:value-type="float">
            <text:p>98843.1696334638</text:p>
          </table:table-cell>
          <table:table-cell/>
          <table:table-cell office:value-type="float" office:value="1456447363.51341" calcext:value-type="float">
            <text:p>1456447363.51341</text:p>
          </table:table-cell>
          <table:table-cell table:formula="of:=[.G276]-[.B276]" office:value-type="float" office:value="0.0837936401367188" calcext:value-type="float">
            <text:p>0.083793640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6447363.44095" calcext:value-type="float">
            <text:p>1456447363.44095</text:p>
          </table:table-cell>
          <table:table-cell office:value-type="float" office:value="1120" calcext:value-type="float">
            <text:p>1120</text:p>
          </table:table-cell>
          <table:table-cell table:formula="of:=[.B277]-[.B$2]" office:value-type="float" office:value="3.44069314002991" calcext:value-type="float">
            <text:p>3.44069314</text:p>
          </table:table-cell>
          <table:table-cell table:formula="of:=[.C277]/([.D277]-[.D276])" office:value-type="float" office:value="98849.409338636" calcext:value-type="float">
            <text:p>98849.409338636</text:p>
          </table:table-cell>
          <table:table-cell/>
          <table:table-cell office:value-type="float" office:value="1456447363.52472" calcext:value-type="float">
            <text:p>1456447363.52472</text:p>
          </table:table-cell>
          <table:table-cell table:formula="of:=[.G277]-[.B277]" office:value-type="float" office:value="0.083773136138916" calcext:value-type="float">
            <text:p>0.083773136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6447363.45228" calcext:value-type="float">
            <text:p>1456447363.45228</text:p>
          </table:table-cell>
          <table:table-cell office:value-type="float" office:value="1120" calcext:value-type="float">
            <text:p>1120</text:p>
          </table:table-cell>
          <table:table-cell table:formula="of:=[.B278]-[.B$2]" office:value-type="float" office:value="3.45202302932739" calcext:value-type="float">
            <text:p>3.4520230293</text:p>
          </table:table-cell>
          <table:table-cell table:formula="of:=[.C278]/([.D278]-[.D277])" office:value-type="float" office:value="98853.5695797647" calcext:value-type="float">
            <text:p>98853.5695797647</text:p>
          </table:table-cell>
          <table:table-cell/>
          <table:table-cell office:value-type="float" office:value="1456447363.53611" calcext:value-type="float">
            <text:p>1456447363.53611</text:p>
          </table:table-cell>
          <table:table-cell table:formula="of:=[.G278]-[.B278]" office:value-type="float" office:value="0.0838332176208496" calcext:value-type="float">
            <text:p>0.083833217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6447363.46361" calcext:value-type="float">
            <text:p>1456447363.46361</text:p>
          </table:table-cell>
          <table:table-cell office:value-type="float" office:value="1120" calcext:value-type="float">
            <text:p>1120</text:p>
          </table:table-cell>
          <table:table-cell table:formula="of:=[.B279]-[.B$2]" office:value-type="float" office:value="3.46335244178772" calcext:value-type="float">
            <text:p>3.4633524418</text:p>
          </table:table-cell>
          <table:table-cell table:formula="of:=[.C279]/([.D279]-[.D278])" office:value-type="float" office:value="98857.7301710895" calcext:value-type="float">
            <text:p>98857.7301710895</text:p>
          </table:table-cell>
          <table:table-cell/>
          <table:table-cell office:value-type="float" office:value="1456447363.54734" calcext:value-type="float">
            <text:p>1456447363.54734</text:p>
          </table:table-cell>
          <table:table-cell table:formula="of:=[.G279]-[.B279]" office:value-type="float" office:value="0.0837337970733643" calcext:value-type="float">
            <text:p>0.083733797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6447363.47494" calcext:value-type="float">
            <text:p>1456447363.47494</text:p>
          </table:table-cell>
          <table:table-cell office:value-type="float" office:value="1120" calcext:value-type="float">
            <text:p>1120</text:p>
          </table:table-cell>
          <table:table-cell table:formula="of:=[.B280]-[.B$2]" office:value-type="float" office:value="3.47468423843384" calcext:value-type="float">
            <text:p>3.4746842384</text:p>
          </table:table-cell>
          <table:table-cell table:formula="of:=[.C280]/([.D280]-[.D279])" office:value-type="float" office:value="98836.9307159839" calcext:value-type="float">
            <text:p>98836.9307159839</text:p>
          </table:table-cell>
          <table:table-cell/>
          <table:table-cell office:value-type="float" office:value="1456447363.55865" calcext:value-type="float">
            <text:p>1456447363.55865</text:p>
          </table:table-cell>
          <table:table-cell table:formula="of:=[.G280]-[.B280]" office:value-type="float" office:value="0.083712100982666" calcext:value-type="float">
            <text:p>0.08371210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6447363.48627" calcext:value-type="float">
            <text:p>1456447363.48627</text:p>
          </table:table-cell>
          <table:table-cell office:value-type="float" office:value="1120" calcext:value-type="float">
            <text:p>1120</text:p>
          </table:table-cell>
          <table:table-cell table:formula="of:=[.B281]-[.B$2]" office:value-type="float" office:value="3.48601508140564" calcext:value-type="float">
            <text:p>3.4860150814</text:p>
          </table:table-cell>
          <table:table-cell table:formula="of:=[.C281]/([.D281]-[.D280])" office:value-type="float" office:value="98845.2494476591" calcext:value-type="float">
            <text:p>98845.2494476591</text:p>
          </table:table-cell>
          <table:table-cell/>
          <table:table-cell office:value-type="float" office:value="1456447363.56995" calcext:value-type="float">
            <text:p>1456447363.56995</text:p>
          </table:table-cell>
          <table:table-cell table:formula="of:=[.G281]-[.B281]" office:value-type="float" office:value="0.0836813449859619" calcext:value-type="float">
            <text:p>0.083681345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6447363.4976" calcext:value-type="float">
            <text:p>1456447363.4976</text:p>
          </table:table-cell>
          <table:table-cell office:value-type="float" office:value="1120" calcext:value-type="float">
            <text:p>1120</text:p>
          </table:table-cell>
          <table:table-cell table:formula="of:=[.B282]-[.B$2]" office:value-type="float" office:value="3.49734950065613" calcext:value-type="float">
            <text:p>3.4973495007</text:p>
          </table:table-cell>
          <table:table-cell table:formula="of:=[.C282]/([.D282]-[.D281])" office:value-type="float" office:value="98814.0614219605" calcext:value-type="float">
            <text:p>98814.0614219605</text:p>
          </table:table-cell>
          <table:table-cell/>
          <table:table-cell office:value-type="float" office:value="1456447363.58125" calcext:value-type="float">
            <text:p>1456447363.58125</text:p>
          </table:table-cell>
          <table:table-cell table:formula="of:=[.G282]-[.B282]" office:value-type="float" office:value="0.0836467742919922" calcext:value-type="float">
            <text:p>0.0836467743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6447363.50894" calcext:value-type="float">
            <text:p>1456447363.50894</text:p>
          </table:table-cell>
          <table:table-cell office:value-type="float" office:value="1120" calcext:value-type="float">
            <text:p>1120</text:p>
          </table:table-cell>
          <table:table-cell table:formula="of:=[.B283]-[.B$2]" office:value-type="float" office:value="3.50868344306946" calcext:value-type="float">
            <text:p>3.5086834431</text:p>
          </table:table-cell>
          <table:table-cell table:formula="of:=[.C283]/([.D283]-[.D282])" office:value-type="float" office:value="98818.2186882073" calcext:value-type="float">
            <text:p>98818.2186882073</text:p>
          </table:table-cell>
          <table:table-cell/>
          <table:table-cell office:value-type="float" office:value="1456447363.5926" calcext:value-type="float">
            <text:p>1456447363.5926</text:p>
          </table:table-cell>
          <table:table-cell table:formula="of:=[.G283]-[.B283]" office:value-type="float" office:value="0.0836629867553711" calcext:value-type="float">
            <text:p>0.083662986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6447363.52027" calcext:value-type="float">
            <text:p>1456447363.52027</text:p>
          </table:table-cell>
          <table:table-cell office:value-type="float" office:value="1120" calcext:value-type="float">
            <text:p>1120</text:p>
          </table:table-cell>
          <table:table-cell table:formula="of:=[.B284]-[.B$2]" office:value-type="float" office:value="3.52001333236694" calcext:value-type="float">
            <text:p>3.5200133324</text:p>
          </table:table-cell>
          <table:table-cell table:formula="of:=[.C284]/([.D284]-[.D283])" office:value-type="float" office:value="98853.5695797647" calcext:value-type="float">
            <text:p>98853.5695797647</text:p>
          </table:table-cell>
          <table:table-cell/>
          <table:table-cell office:value-type="float" office:value="1456447363.60392" calcext:value-type="float">
            <text:p>1456447363.60392</text:p>
          </table:table-cell>
          <table:table-cell table:formula="of:=[.G284]-[.B284]" office:value-type="float" office:value="0.0836529731750488" calcext:value-type="float">
            <text:p>0.083652973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6447363.5316" calcext:value-type="float">
            <text:p>1456447363.5316</text:p>
          </table:table-cell>
          <table:table-cell office:value-type="float" office:value="1120" calcext:value-type="float">
            <text:p>1120</text:p>
          </table:table-cell>
          <table:table-cell table:formula="of:=[.B285]-[.B$2]" office:value-type="float" office:value="3.53134441375732" calcext:value-type="float">
            <text:p>3.5313444138</text:p>
          </table:table-cell>
          <table:table-cell table:formula="of:=[.C285]/([.D285]-[.D284])" office:value-type="float" office:value="98843.1696334638" calcext:value-type="float">
            <text:p>98843.1696334638</text:p>
          </table:table-cell>
          <table:table-cell/>
          <table:table-cell office:value-type="float" office:value="1456447363.61536" calcext:value-type="float">
            <text:p>1456447363.61536</text:p>
          </table:table-cell>
          <table:table-cell table:formula="of:=[.G285]-[.B285]" office:value-type="float" office:value="0.0837619304656982" calcext:value-type="float">
            <text:p>0.083761930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6447363.54293" calcext:value-type="float">
            <text:p>1456447363.54293</text:p>
          </table:table-cell>
          <table:table-cell office:value-type="float" office:value="1120" calcext:value-type="float">
            <text:p>1120</text:p>
          </table:table-cell>
          <table:table-cell table:formula="of:=[.B286]-[.B$2]" office:value-type="float" office:value="3.54267334938049" calcext:value-type="float">
            <text:p>3.5426733494</text:p>
          </table:table-cell>
          <table:table-cell table:formula="of:=[.C286]/([.D286]-[.D285])" office:value-type="float" office:value="98861.8911126544" calcext:value-type="float">
            <text:p>98861.8911126544</text:p>
          </table:table-cell>
          <table:table-cell/>
          <table:table-cell office:value-type="float" office:value="1456447363.62668" calcext:value-type="float">
            <text:p>1456447363.62668</text:p>
          </table:table-cell>
          <table:table-cell table:formula="of:=[.G286]-[.B286]" office:value-type="float" office:value="0.0837528705596924" calcext:value-type="float">
            <text:p>0.0837528706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6447363.55426" calcext:value-type="float">
            <text:p>1456447363.55426</text:p>
          </table:table-cell>
          <table:table-cell office:value-type="float" office:value="1120" calcext:value-type="float">
            <text:p>1120</text:p>
          </table:table-cell>
          <table:table-cell table:formula="of:=[.B287]-[.B$2]" office:value-type="float" office:value="3.55400347709656" calcext:value-type="float">
            <text:p>3.5540034771</text:p>
          </table:table-cell>
          <table:table-cell table:formula="of:=[.C287]/([.D287]-[.D286])" office:value-type="float" office:value="98851.4894154286" calcext:value-type="float">
            <text:p>98851.4894154286</text:p>
          </table:table-cell>
          <table:table-cell/>
          <table:table-cell office:value-type="float" office:value="1456447363.63811" calcext:value-type="float">
            <text:p>1456447363.63811</text:p>
          </table:table-cell>
          <table:table-cell table:formula="of:=[.G287]-[.B287]" office:value-type="float" office:value="0.0838527679443359" calcext:value-type="float">
            <text:p>0.0838527679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6447363.56559" calcext:value-type="float">
            <text:p>1456447363.56559</text:p>
          </table:table-cell>
          <table:table-cell office:value-type="float" office:value="1120" calcext:value-type="float">
            <text:p>1120</text:p>
          </table:table-cell>
          <table:table-cell table:formula="of:=[.B288]-[.B$2]" office:value-type="float" office:value="3.56533336639404" calcext:value-type="float">
            <text:p>3.5653333664</text:p>
          </table:table-cell>
          <table:table-cell table:formula="of:=[.C288]/([.D288]-[.D287])" office:value-type="float" office:value="98853.5695797647" calcext:value-type="float">
            <text:p>98853.5695797647</text:p>
          </table:table-cell>
          <table:table-cell/>
          <table:table-cell office:value-type="float" office:value="1456447363.6495" calcext:value-type="float">
            <text:p>1456447363.6495</text:p>
          </table:table-cell>
          <table:table-cell table:formula="of:=[.G288]-[.B288]" office:value-type="float" office:value="0.0839128494262695" calcext:value-type="float">
            <text:p>0.0839128494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6447363.57692" calcext:value-type="float">
            <text:p>1456447363.57692</text:p>
          </table:table-cell>
          <table:table-cell office:value-type="float" office:value="1120" calcext:value-type="float">
            <text:p>1120</text:p>
          </table:table-cell>
          <table:table-cell table:formula="of:=[.B289]-[.B$2]" office:value-type="float" office:value="3.57666301727295" calcext:value-type="float">
            <text:p>3.5766630173</text:p>
          </table:table-cell>
          <table:table-cell table:formula="of:=[.C289]/([.D289]-[.D288])" office:value-type="float" office:value="98855.6498316498" calcext:value-type="float">
            <text:p>98855.6498316498</text:p>
          </table:table-cell>
          <table:table-cell/>
          <table:table-cell office:value-type="float" office:value="1456447363.66073" calcext:value-type="float">
            <text:p>1456447363.66073</text:p>
          </table:table-cell>
          <table:table-cell table:formula="of:=[.G289]-[.B289]" office:value-type="float" office:value="0.0838131904602051" calcext:value-type="float">
            <text:p>0.083813190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6447363.58824" calcext:value-type="float">
            <text:p>1456447363.58824</text:p>
          </table:table-cell>
          <table:table-cell office:value-type="float" office:value="1120" calcext:value-type="float">
            <text:p>1120</text:p>
          </table:table-cell>
          <table:table-cell table:formula="of:=[.B290]-[.B$2]" office:value-type="float" office:value="3.58799123764038" calcext:value-type="float">
            <text:p>3.5879912376</text:p>
          </table:table-cell>
          <table:table-cell table:formula="of:=[.C290]/([.D290]-[.D289])" office:value-type="float" office:value="98868.133181799" calcext:value-type="float">
            <text:p>98868.133181799</text:p>
          </table:table-cell>
          <table:table-cell/>
          <table:table-cell office:value-type="float" office:value="1456447363.67202" calcext:value-type="float">
            <text:p>1456447363.67202</text:p>
          </table:table-cell>
          <table:table-cell table:formula="of:=[.G290]-[.B290]" office:value-type="float" office:value="0.0837750434875488" calcext:value-type="float">
            <text:p>0.083775043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6447363.59957" calcext:value-type="float">
            <text:p>1456447363.59957</text:p>
          </table:table-cell>
          <table:table-cell office:value-type="float" office:value="1120" calcext:value-type="float">
            <text:p>1120</text:p>
          </table:table-cell>
          <table:table-cell table:formula="of:=[.B291]-[.B$2]" office:value-type="float" office:value="3.59931945800781" calcext:value-type="float">
            <text:p>3.599319458</text:p>
          </table:table-cell>
          <table:table-cell table:formula="of:=[.C291]/([.D291]-[.D290])" office:value-type="float" office:value="98868.133181799" calcext:value-type="float">
            <text:p>98868.133181799</text:p>
          </table:table-cell>
          <table:table-cell/>
          <table:table-cell office:value-type="float" office:value="1456447363.68331" calcext:value-type="float">
            <text:p>1456447363.68331</text:p>
          </table:table-cell>
          <table:table-cell table:formula="of:=[.G291]-[.B291]" office:value-type="float" office:value="0.0837368965148926" calcext:value-type="float">
            <text:p>0.083736896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6447363.6109" calcext:value-type="float">
            <text:p>1456447363.6109</text:p>
          </table:table-cell>
          <table:table-cell office:value-type="float" office:value="1120" calcext:value-type="float">
            <text:p>1120</text:p>
          </table:table-cell>
          <table:table-cell table:formula="of:=[.B292]-[.B$2]" office:value-type="float" office:value="3.61064863204956" calcext:value-type="float">
            <text:p>3.610648632</text:p>
          </table:table-cell>
          <table:table-cell table:formula="of:=[.C292]/([.D292]-[.D291])" office:value-type="float" office:value="98859.8105980891" calcext:value-type="float">
            <text:p>98859.8105980891</text:p>
          </table:table-cell>
          <table:table-cell/>
          <table:table-cell office:value-type="float" office:value="1456447363.69459" calcext:value-type="float">
            <text:p>1456447363.69459</text:p>
          </table:table-cell>
          <table:table-cell table:formula="of:=[.G292]-[.B292]" office:value-type="float" office:value="0.0836877822875977" calcext:value-type="float">
            <text:p>0.083687782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6447363.62224" calcext:value-type="float">
            <text:p>1456447363.62224</text:p>
          </table:table-cell>
          <table:table-cell office:value-type="float" office:value="1120" calcext:value-type="float">
            <text:p>1120</text:p>
          </table:table-cell>
          <table:table-cell table:formula="of:=[.B293]-[.B$2]" office:value-type="float" office:value="3.62198138237" calcext:value-type="float">
            <text:p>3.6219813824</text:p>
          </table:table-cell>
          <table:table-cell table:formula="of:=[.C293]/([.D293]-[.D292])" office:value-type="float" office:value="98828.6133843856" calcext:value-type="float">
            <text:p>98828.6133843856</text:p>
          </table:table-cell>
          <table:table-cell/>
          <table:table-cell office:value-type="float" office:value="1456447363.70603" calcext:value-type="float">
            <text:p>1456447363.70603</text:p>
          </table:table-cell>
          <table:table-cell table:formula="of:=[.G293]-[.B293]" office:value-type="float" office:value="0.0837948322296143" calcext:value-type="float">
            <text:p>0.083794832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6447363.63357" calcext:value-type="float">
            <text:p>1456447363.63357</text:p>
          </table:table-cell>
          <table:table-cell office:value-type="float" office:value="1120" calcext:value-type="float">
            <text:p>1120</text:p>
          </table:table-cell>
          <table:table-cell table:formula="of:=[.B294]-[.B$2]" office:value-type="float" office:value="3.63331127166748" calcext:value-type="float">
            <text:p>3.6333112717</text:p>
          </table:table-cell>
          <table:table-cell table:formula="of:=[.C294]/([.D294]-[.D293])" office:value-type="float" office:value="98853.5695797647" calcext:value-type="float">
            <text:p>98853.5695797647</text:p>
          </table:table-cell>
          <table:table-cell/>
          <table:table-cell office:value-type="float" office:value="1456447363.71725" calcext:value-type="float">
            <text:p>1456447363.71725</text:p>
          </table:table-cell>
          <table:table-cell table:formula="of:=[.G294]-[.B294]" office:value-type="float" office:value="0.0836851596832275" calcext:value-type="float">
            <text:p>0.0836851597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6447363.6449" calcext:value-type="float">
            <text:p>1456447363.6449</text:p>
          </table:table-cell>
          <table:table-cell office:value-type="float" office:value="1120" calcext:value-type="float">
            <text:p>1120</text:p>
          </table:table-cell>
          <table:table-cell table:formula="of:=[.B295]-[.B$2]" office:value-type="float" office:value="3.64464855194092" calcext:value-type="float">
            <text:p>3.6446485519</text:p>
          </table:table-cell>
          <table:table-cell table:formula="of:=[.C295]/([.D295]-[.D294])" office:value-type="float" office:value="98789.1251682369" calcext:value-type="float">
            <text:p>98789.1251682369</text:p>
          </table:table-cell>
          <table:table-cell/>
          <table:table-cell office:value-type="float" office:value="1456447363.72855" calcext:value-type="float">
            <text:p>1456447363.72855</text:p>
          </table:table-cell>
          <table:table-cell table:formula="of:=[.G295]-[.B295]" office:value-type="float" office:value="0.0836477279663086" calcext:value-type="float">
            <text:p>0.083647728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6447363.65623" calcext:value-type="float">
            <text:p>1456447363.65623</text:p>
          </table:table-cell>
          <table:table-cell office:value-type="float" office:value="1120" calcext:value-type="float">
            <text:p>1120</text:p>
          </table:table-cell>
          <table:table-cell table:formula="of:=[.B296]-[.B$2]" office:value-type="float" office:value="3.65598106384277" calcext:value-type="float">
            <text:p>3.6559810638</text:p>
          </table:table-cell>
          <table:table-cell table:formula="of:=[.C296]/([.D296]-[.D295])" office:value-type="float" office:value="98830.6925860473" calcext:value-type="float">
            <text:p>98830.6925860473</text:p>
          </table:table-cell>
          <table:table-cell/>
          <table:table-cell office:value-type="float" office:value="1456447363.73987" calcext:value-type="float">
            <text:p>1456447363.73987</text:p>
          </table:table-cell>
          <table:table-cell table:formula="of:=[.G296]-[.B296]" office:value-type="float" office:value="0.0836353302001953" calcext:value-type="float">
            <text:p>0.083635330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6447363.66757" calcext:value-type="float">
            <text:p>1456447363.66757</text:p>
          </table:table-cell>
          <table:table-cell office:value-type="float" office:value="1120" calcext:value-type="float">
            <text:p>1120</text:p>
          </table:table-cell>
          <table:table-cell table:formula="of:=[.B297]-[.B$2]" office:value-type="float" office:value="3.66731190681458" calcext:value-type="float">
            <text:p>3.6673119068</text:p>
          </table:table-cell>
          <table:table-cell table:formula="of:=[.C297]/([.D297]-[.D296])" office:value-type="float" office:value="98845.2494476591" calcext:value-type="float">
            <text:p>98845.2494476591</text:p>
          </table:table-cell>
          <table:table-cell/>
          <table:table-cell office:value-type="float" office:value="1456447363.75136" calcext:value-type="float">
            <text:p>1456447363.75136</text:p>
          </table:table-cell>
          <table:table-cell table:formula="of:=[.G297]-[.B297]" office:value-type="float" office:value="0.0837943553924561" calcext:value-type="float">
            <text:p>0.0837943554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6447363.6789" calcext:value-type="float">
            <text:p>1456447363.6789</text:p>
          </table:table-cell>
          <table:table-cell office:value-type="float" office:value="1120" calcext:value-type="float">
            <text:p>1120</text:p>
          </table:table-cell>
          <table:table-cell table:formula="of:=[.B298]-[.B$2]" office:value-type="float" office:value="3.67864942550659" calcext:value-type="float">
            <text:p>3.6786494255</text:p>
          </table:table-cell>
          <table:table-cell table:formula="of:=[.C298]/([.D298]-[.D297])" office:value-type="float" office:value="98787.047715181" calcext:value-type="float">
            <text:p>98787.047715181</text:p>
          </table:table-cell>
          <table:table-cell/>
          <table:table-cell office:value-type="float" office:value="1456447363.76278" calcext:value-type="float">
            <text:p>1456447363.76278</text:p>
          </table:table-cell>
          <table:table-cell table:formula="of:=[.G298]-[.B298]" office:value-type="float" office:value="0.0838768482208252" calcext:value-type="float">
            <text:p>0.0838768482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6447363.69023" calcext:value-type="float">
            <text:p>1456447363.69023</text:p>
          </table:table-cell>
          <table:table-cell office:value-type="float" office:value="1120" calcext:value-type="float">
            <text:p>1120</text:p>
          </table:table-cell>
          <table:table-cell table:formula="of:=[.B299]-[.B$2]" office:value-type="float" office:value="3.68998074531555" calcext:value-type="float">
            <text:p>3.6899807453</text:p>
          </table:table-cell>
          <table:table-cell table:formula="of:=[.C299]/([.D299]-[.D298])" office:value-type="float" office:value="98841.0899067898" calcext:value-type="float">
            <text:p>98841.0899067898</text:p>
          </table:table-cell>
          <table:table-cell/>
          <table:table-cell office:value-type="float" office:value="1456447363.77417" calcext:value-type="float">
            <text:p>1456447363.77417</text:p>
          </table:table-cell>
          <table:table-cell table:formula="of:=[.G299]-[.B299]" office:value-type="float" office:value="0.0839354991912842" calcext:value-type="float">
            <text:p>0.0839354992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6447363.70157" calcext:value-type="float">
            <text:p>1456447363.70157</text:p>
          </table:table-cell>
          <table:table-cell office:value-type="float" office:value="1120" calcext:value-type="float">
            <text:p>1120</text:p>
          </table:table-cell>
          <table:table-cell table:formula="of:=[.B300]-[.B$2]" office:value-type="float" office:value="3.70131158828735" calcext:value-type="float">
            <text:p>3.7013115883</text:p>
          </table:table-cell>
          <table:table-cell table:formula="of:=[.C300]/([.D300]-[.D299])" office:value-type="float" office:value="98845.2494476591" calcext:value-type="float">
            <text:p>98845.2494476591</text:p>
          </table:table-cell>
          <table:table-cell/>
          <table:table-cell office:value-type="float" office:value="1456447363.78549" calcext:value-type="float">
            <text:p>1456447363.78549</text:p>
          </table:table-cell>
          <table:table-cell table:formula="of:=[.G300]-[.B300]" office:value-type="float" office:value="0.0839247703552246" calcext:value-type="float">
            <text:p>0.083924770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6447363.7129" calcext:value-type="float">
            <text:p>1456447363.7129</text:p>
          </table:table-cell>
          <table:table-cell office:value-type="float" office:value="1120" calcext:value-type="float">
            <text:p>1120</text:p>
          </table:table-cell>
          <table:table-cell table:formula="of:=[.B301]-[.B$2]" office:value-type="float" office:value="3.71264219284058" calcext:value-type="float">
            <text:p>3.7126421928</text:p>
          </table:table-cell>
          <table:table-cell table:formula="of:=[.C301]/([.D301]-[.D300])" office:value-type="float" office:value="98847.3293493814" calcext:value-type="float">
            <text:p>98847.3293493814</text:p>
          </table:table-cell>
          <table:table-cell/>
          <table:table-cell office:value-type="float" office:value="1456447363.79669" calcext:value-type="float">
            <text:p>1456447363.79669</text:p>
          </table:table-cell>
          <table:table-cell table:formula="of:=[.G301]-[.B301]" office:value-type="float" office:value="0.083794116973877" calcext:value-type="float">
            <text:p>0.08379411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6447363.72423" calcext:value-type="float">
            <text:p>1456447363.72423</text:p>
          </table:table-cell>
          <table:table-cell office:value-type="float" office:value="1120" calcext:value-type="float">
            <text:p>1120</text:p>
          </table:table-cell>
          <table:table-cell table:formula="of:=[.B302]-[.B$2]" office:value-type="float" office:value="3.72397136688232" calcext:value-type="float">
            <text:p>3.7239713669</text:p>
          </table:table-cell>
          <table:table-cell table:formula="of:=[.C302]/([.D302]-[.D301])" office:value-type="float" office:value="98859.8105980891" calcext:value-type="float">
            <text:p>98859.8105980891</text:p>
          </table:table-cell>
          <table:table-cell/>
          <table:table-cell office:value-type="float" office:value="1456447363.80797" calcext:value-type="float">
            <text:p>1456447363.80797</text:p>
          </table:table-cell>
          <table:table-cell table:formula="of:=[.G302]-[.B302]" office:value-type="float" office:value="0.083745002746582" calcext:value-type="float">
            <text:p>0.0837450027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6447363.73559" calcext:value-type="float">
            <text:p>1456447363.73559</text:p>
          </table:table-cell>
          <table:table-cell office:value-type="float" office:value="1120" calcext:value-type="float">
            <text:p>1120</text:p>
          </table:table-cell>
          <table:table-cell table:formula="of:=[.B303]-[.B$2]" office:value-type="float" office:value="3.7353343963623" calcext:value-type="float">
            <text:p>3.7353343964</text:p>
          </table:table-cell>
          <table:table-cell table:formula="of:=[.C303]/([.D303]-[.D302])" office:value-type="float" office:value="98565.2639530004" calcext:value-type="float">
            <text:p>98565.2639530004</text:p>
          </table:table-cell>
          <table:table-cell/>
          <table:table-cell office:value-type="float" office:value="1456447363.81934" calcext:value-type="float">
            <text:p>1456447363.81934</text:p>
          </table:table-cell>
          <table:table-cell table:formula="of:=[.G303]-[.B303]" office:value-type="float" office:value="0.083751916885376" calcext:value-type="float">
            <text:p>0.0837519169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6447363.74694" calcext:value-type="float">
            <text:p>1456447363.74694</text:p>
          </table:table-cell>
          <table:table-cell office:value-type="float" office:value="1120" calcext:value-type="float">
            <text:p>1120</text:p>
          </table:table-cell>
          <table:table-cell table:formula="of:=[.B304]-[.B$2]" office:value-type="float" office:value="3.74668979644775" calcext:value-type="float">
            <text:p>3.7466897964</text:p>
          </table:table-cell>
          <table:table-cell table:formula="of:=[.C304]/([.D304]-[.D303])" office:value-type="float" office:value="98631.4873603763" calcext:value-type="float">
            <text:p>98631.4873603763</text:p>
          </table:table-cell>
          <table:table-cell/>
          <table:table-cell office:value-type="float" office:value="1456447363.83061" calcext:value-type="float">
            <text:p>1456447363.83061</text:p>
          </table:table-cell>
          <table:table-cell table:formula="of:=[.G304]-[.B304]" office:value-type="float" office:value="0.0836665630340576" calcext:value-type="float">
            <text:p>0.08366656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6447363.75828" calcext:value-type="float">
            <text:p>1456447363.75828</text:p>
          </table:table-cell>
          <table:table-cell office:value-type="float" office:value="1120" calcext:value-type="float">
            <text:p>1120</text:p>
          </table:table-cell>
          <table:table-cell table:formula="of:=[.B305]-[.B$2]" office:value-type="float" office:value="3.75803089141846" calcext:value-type="float">
            <text:p>3.7580308914</text:p>
          </table:table-cell>
          <table:table-cell table:formula="of:=[.C305]/([.D305]-[.D304])" office:value-type="float" office:value="98755.8964009418" calcext:value-type="float">
            <text:p>98755.8964009418</text:p>
          </table:table-cell>
          <table:table-cell/>
          <table:table-cell office:value-type="float" office:value="1456447363.84195" calcext:value-type="float">
            <text:p>1456447363.84195</text:p>
          </table:table-cell>
          <table:table-cell table:formula="of:=[.G305]-[.B305]" office:value-type="float" office:value="0.0836653709411621" calcext:value-type="float">
            <text:p>0.083665370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6447363.76962" calcext:value-type="float">
            <text:p>1456447363.76962</text:p>
          </table:table-cell>
          <table:table-cell office:value-type="float" office:value="1120" calcext:value-type="float">
            <text:p>1120</text:p>
          </table:table-cell>
          <table:table-cell table:formula="of:=[.B306]-[.B$2]" office:value-type="float" office:value="3.76936459541321" calcext:value-type="float">
            <text:p>3.7693645954</text:p>
          </table:table-cell>
          <table:table-cell table:formula="of:=[.C306]/([.D306]-[.D305])" office:value-type="float" office:value="98820.2974525107" calcext:value-type="float">
            <text:p>98820.2974525107</text:p>
          </table:table-cell>
          <table:table-cell/>
          <table:table-cell office:value-type="float" office:value="1456447363.85326" calcext:value-type="float">
            <text:p>1456447363.85326</text:p>
          </table:table-cell>
          <table:table-cell table:formula="of:=[.G306]-[.B306]" office:value-type="float" office:value="0.0836417675018311" calcext:value-type="float">
            <text:p>0.0836417675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6447363.78095" calcext:value-type="float">
            <text:p>1456447363.78095</text:p>
          </table:table-cell>
          <table:table-cell office:value-type="float" office:value="1120" calcext:value-type="float">
            <text:p>1120</text:p>
          </table:table-cell>
          <table:table-cell table:formula="of:=[.B307]-[.B$2]" office:value-type="float" office:value="3.78069853782654" calcext:value-type="float">
            <text:p>3.7806985378</text:p>
          </table:table-cell>
          <table:table-cell table:formula="of:=[.C307]/([.D307]-[.D306])" office:value-type="float" office:value="98818.2186882073" calcext:value-type="float">
            <text:p>98818.2186882073</text:p>
          </table:table-cell>
          <table:table-cell/>
          <table:table-cell office:value-type="float" office:value="1456447363.8646" calcext:value-type="float">
            <text:p>1456447363.8646</text:p>
          </table:table-cell>
          <table:table-cell table:formula="of:=[.G307]-[.B307]" office:value-type="float" office:value="0.0836477279663086" calcext:value-type="float">
            <text:p>0.083647728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6447363.79228" calcext:value-type="float">
            <text:p>1456447363.79228</text:p>
          </table:table-cell>
          <table:table-cell office:value-type="float" office:value="1120" calcext:value-type="float">
            <text:p>1120</text:p>
          </table:table-cell>
          <table:table-cell table:formula="of:=[.B308]-[.B$2]" office:value-type="float" office:value="3.79202842712402" calcext:value-type="float">
            <text:p>3.7920284271</text:p>
          </table:table-cell>
          <table:table-cell table:formula="of:=[.C308]/([.D308]-[.D307])" office:value-type="float" office:value="98853.5695797647" calcext:value-type="float">
            <text:p>98853.5695797647</text:p>
          </table:table-cell>
          <table:table-cell/>
          <table:table-cell office:value-type="float" office:value="1456447363.87598" calcext:value-type="float">
            <text:p>1456447363.87598</text:p>
          </table:table-cell>
          <table:table-cell table:formula="of:=[.G308]-[.B308]" office:value-type="float" office:value="0.0836977958679199" calcext:value-type="float">
            <text:p>0.0836977959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447363.80361" calcext:value-type="float">
            <text:p>1456447363.80361</text:p>
          </table:table-cell>
          <table:table-cell office:value-type="float" office:value="1120" calcext:value-type="float">
            <text:p>1120</text:p>
          </table:table-cell>
          <table:table-cell table:formula="of:=[.B309]-[.B$2]" office:value-type="float" office:value="3.80335998535156" calcext:value-type="float">
            <text:p>3.8033599854</text:p>
          </table:table-cell>
          <table:table-cell table:formula="of:=[.C309]/([.D309]-[.D308])" office:value-type="float" office:value="98839.0102676317" calcext:value-type="float">
            <text:p>98839.0102676317</text:p>
          </table:table-cell>
          <table:table-cell/>
          <table:table-cell office:value-type="float" office:value="1456447363.88923" calcext:value-type="float">
            <text:p>1456447363.88923</text:p>
          </table:table-cell>
          <table:table-cell table:formula="of:=[.G309]-[.B309]" office:value-type="float" office:value="0.0856163501739502" calcext:value-type="float">
            <text:p>0.0856163502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6447363.81494" calcext:value-type="float">
            <text:p>1456447363.81494</text:p>
          </table:table-cell>
          <table:table-cell office:value-type="float" office:value="1120" calcext:value-type="float">
            <text:p>1120</text:p>
          </table:table-cell>
          <table:table-cell table:formula="of:=[.B310]-[.B$2]" office:value-type="float" office:value="3.81468963623047" calcext:value-type="float">
            <text:p>3.8146896362</text:p>
          </table:table-cell>
          <table:table-cell table:formula="of:=[.C310]/([.D310]-[.D309])" office:value-type="float" office:value="98855.6498316498" calcext:value-type="float">
            <text:p>98855.6498316498</text:p>
          </table:table-cell>
          <table:table-cell/>
          <table:table-cell office:value-type="float" office:value="1456447363.89881" calcext:value-type="float">
            <text:p>1456447363.89881</text:p>
          </table:table-cell>
          <table:table-cell table:formula="of:=[.G310]-[.B310]" office:value-type="float" office:value="0.0838665962219238" calcext:value-type="float">
            <text:p>0.083866596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6447363.82628" calcext:value-type="float">
            <text:p>1456447363.82628</text:p>
          </table:table-cell>
          <table:table-cell office:value-type="float" office:value="1120" calcext:value-type="float">
            <text:p>1120</text:p>
          </table:table-cell>
          <table:table-cell table:formula="of:=[.B311]-[.B$2]" office:value-type="float" office:value="3.82602691650391" calcext:value-type="float">
            <text:p>3.8260269165</text:p>
          </table:table-cell>
          <table:table-cell table:formula="of:=[.C311]/([.D311]-[.D310])" office:value-type="float" office:value="98789.1251682369" calcext:value-type="float">
            <text:p>98789.1251682369</text:p>
          </table:table-cell>
          <table:table-cell/>
          <table:table-cell office:value-type="float" office:value="1456447363.91018" calcext:value-type="float">
            <text:p>1456447363.91018</text:p>
          </table:table-cell>
          <table:table-cell table:formula="of:=[.G311]-[.B311]" office:value-type="float" office:value="0.0838994979858398" calcext:value-type="float">
            <text:p>0.08389949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6447363.83761" calcext:value-type="float">
            <text:p>1456447363.83761</text:p>
          </table:table-cell>
          <table:table-cell office:value-type="float" office:value="1120" calcext:value-type="float">
            <text:p>1120</text:p>
          </table:table-cell>
          <table:table-cell table:formula="of:=[.B312]-[.B$2]" office:value-type="float" office:value="3.83735942840576" calcext:value-type="float">
            <text:p>3.8373594284</text:p>
          </table:table-cell>
          <table:table-cell table:formula="of:=[.C312]/([.D312]-[.D311])" office:value-type="float" office:value="98830.6925860473" calcext:value-type="float">
            <text:p>98830.6925860473</text:p>
          </table:table-cell>
          <table:table-cell/>
          <table:table-cell office:value-type="float" office:value="1456447363.92159" calcext:value-type="float">
            <text:p>1456447363.92159</text:p>
          </table:table-cell>
          <table:table-cell table:formula="of:=[.G312]-[.B312]" office:value-type="float" office:value="0.0839769840240479" calcext:value-type="float">
            <text:p>0.083976984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6447363.84894" calcext:value-type="float">
            <text:p>1456447363.84894</text:p>
          </table:table-cell>
          <table:table-cell office:value-type="float" office:value="1120" calcext:value-type="float">
            <text:p>1120</text:p>
          </table:table-cell>
          <table:table-cell table:formula="of:=[.B313]-[.B$2]" office:value-type="float" office:value="3.84869074821472" calcext:value-type="float">
            <text:p>3.8486907482</text:p>
          </table:table-cell>
          <table:table-cell table:formula="of:=[.C313]/([.D313]-[.D312])" office:value-type="float" office:value="98841.0899067898" calcext:value-type="float">
            <text:p>98841.0899067898</text:p>
          </table:table-cell>
          <table:table-cell/>
          <table:table-cell office:value-type="float" office:value="1456447363.93282" calcext:value-type="float">
            <text:p>1456447363.93282</text:p>
          </table:table-cell>
          <table:table-cell table:formula="of:=[.G313]-[.B313]" office:value-type="float" office:value="0.0838756561279297" calcext:value-type="float">
            <text:p>0.083875656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6447363.86027" calcext:value-type="float">
            <text:p>1456447363.86027</text:p>
          </table:table-cell>
          <table:table-cell office:value-type="float" office:value="1120" calcext:value-type="float">
            <text:p>1120</text:p>
          </table:table-cell>
          <table:table-cell table:formula="of:=[.B314]-[.B$2]" office:value-type="float" office:value="3.86002039909363" calcext:value-type="float">
            <text:p>3.8600203991</text:p>
          </table:table-cell>
          <table:table-cell table:formula="of:=[.C314]/([.D314]-[.D313])" office:value-type="float" office:value="98855.6498316498" calcext:value-type="float">
            <text:p>98855.6498316498</text:p>
          </table:table-cell>
          <table:table-cell/>
          <table:table-cell office:value-type="float" office:value="1456447363.944" calcext:value-type="float">
            <text:p>1456447363.944</text:p>
          </table:table-cell>
          <table:table-cell table:formula="of:=[.G314]-[.B314]" office:value-type="float" office:value="0.0837259292602539" calcext:value-type="float">
            <text:p>0.083725929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6447363.87161" calcext:value-type="float">
            <text:p>1456447363.87161</text:p>
          </table:table-cell>
          <table:table-cell office:value-type="float" office:value="1120" calcext:value-type="float">
            <text:p>1120</text:p>
          </table:table-cell>
          <table:table-cell table:formula="of:=[.B315]-[.B$2]" office:value-type="float" office:value="3.87135553359985" calcext:value-type="float">
            <text:p>3.8713555336</text:p>
          </table:table-cell>
          <table:table-cell table:formula="of:=[.C315]/([.D315]-[.D314])" office:value-type="float" office:value="98807.8261784069" calcext:value-type="float">
            <text:p>98807.8261784069</text:p>
          </table:table-cell>
          <table:table-cell/>
          <table:table-cell office:value-type="float" office:value="1456447363.95527" calcext:value-type="float">
            <text:p>1456447363.95527</text:p>
          </table:table-cell>
          <table:table-cell table:formula="of:=[.G315]-[.B315]" office:value-type="float" office:value="0.0836608409881592" calcext:value-type="float">
            <text:p>0.08366084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6447363.88295" calcext:value-type="float">
            <text:p>1456447363.88295</text:p>
          </table:table-cell>
          <table:table-cell office:value-type="float" office:value="1120" calcext:value-type="float">
            <text:p>1120</text:p>
          </table:table-cell>
          <table:table-cell table:formula="of:=[.B316]-[.B$2]" office:value-type="float" office:value="3.8826916217804" calcext:value-type="float">
            <text:p>3.8826916218</text:p>
          </table:table-cell>
          <table:table-cell table:formula="of:=[.C316]/([.D316]-[.D315])" office:value-type="float" office:value="98799.5137442951" calcext:value-type="float">
            <text:p>98799.5137442951</text:p>
          </table:table-cell>
          <table:table-cell/>
          <table:table-cell office:value-type="float" office:value="1456447363.9666" calcext:value-type="float">
            <text:p>1456447363.9666</text:p>
          </table:table-cell>
          <table:table-cell table:formula="of:=[.G316]-[.B316]" office:value-type="float" office:value="0.0836546421051025" calcext:value-type="float">
            <text:p>0.083654642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6447363.89428" calcext:value-type="float">
            <text:p>1456447363.89428</text:p>
          </table:table-cell>
          <table:table-cell office:value-type="float" office:value="1120" calcext:value-type="float">
            <text:p>1120</text:p>
          </table:table-cell>
          <table:table-cell table:formula="of:=[.B317]-[.B$2]" office:value-type="float" office:value="3.89402318000793" calcext:value-type="float">
            <text:p>3.89402318</text:p>
          </table:table-cell>
          <table:table-cell table:formula="of:=[.C317]/([.D317]-[.D316])" office:value-type="float" office:value="98839.0102676317" calcext:value-type="float">
            <text:p>98839.0102676317</text:p>
          </table:table-cell>
          <table:table-cell/>
          <table:table-cell office:value-type="float" office:value="1456447363.97787" calcext:value-type="float">
            <text:p>1456447363.97787</text:p>
          </table:table-cell>
          <table:table-cell table:formula="of:=[.G317]-[.B317]" office:value-type="float" office:value="0.0835931301116943" calcext:value-type="float">
            <text:p>0.083593130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6447363.90561" calcext:value-type="float">
            <text:p>1456447363.90561</text:p>
          </table:table-cell>
          <table:table-cell office:value-type="float" office:value="1120" calcext:value-type="float">
            <text:p>1120</text:p>
          </table:table-cell>
          <table:table-cell table:formula="of:=[.B318]-[.B$2]" office:value-type="float" office:value="3.90535283088684" calcext:value-type="float">
            <text:p>3.9053528309</text:p>
          </table:table-cell>
          <table:table-cell table:formula="of:=[.C318]/([.D318]-[.D317])" office:value-type="float" office:value="98855.6498316498" calcext:value-type="float">
            <text:p>98855.6498316498</text:p>
          </table:table-cell>
          <table:table-cell/>
          <table:table-cell office:value-type="float" office:value="1456447363.98933" calcext:value-type="float">
            <text:p>1456447363.98933</text:p>
          </table:table-cell>
          <table:table-cell table:formula="of:=[.G318]-[.B318]" office:value-type="float" office:value="0.0837235450744629" calcext:value-type="float">
            <text:p>0.083723545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6447363.91694" calcext:value-type="float">
            <text:p>1456447363.91694</text:p>
          </table:table-cell>
          <table:table-cell office:value-type="float" office:value="1120" calcext:value-type="float">
            <text:p>1120</text:p>
          </table:table-cell>
          <table:table-cell table:formula="of:=[.B319]-[.B$2]" office:value-type="float" office:value="3.91668272018433" calcext:value-type="float">
            <text:p>3.9166827202</text:p>
          </table:table-cell>
          <table:table-cell table:formula="of:=[.C319]/([.D319]-[.D318])" office:value-type="float" office:value="98853.5695797647" calcext:value-type="float">
            <text:p>98853.5695797647</text:p>
          </table:table-cell>
          <table:table-cell/>
          <table:table-cell office:value-type="float" office:value="1456447364.00294" calcext:value-type="float">
            <text:p>1456447364.00294</text:p>
          </table:table-cell>
          <table:table-cell table:formula="of:=[.G319]-[.B319]" office:value-type="float" office:value="0.0860035419464111" calcext:value-type="float">
            <text:p>0.0860035419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6447363.92827" calcext:value-type="float">
            <text:p>1456447363.92827</text:p>
          </table:table-cell>
          <table:table-cell office:value-type="float" office:value="1120" calcext:value-type="float">
            <text:p>1120</text:p>
          </table:table-cell>
          <table:table-cell table:formula="of:=[.B320]-[.B$2]" office:value-type="float" office:value="3.92801189422607" calcext:value-type="float">
            <text:p>3.9280118942</text:p>
          </table:table-cell>
          <table:table-cell table:formula="of:=[.C320]/([.D320]-[.D319])" office:value-type="float" office:value="98859.8105980891" calcext:value-type="float">
            <text:p>98859.8105980891</text:p>
          </table:table-cell>
          <table:table-cell/>
          <table:table-cell office:value-type="float" office:value="1456447364.01222" calcext:value-type="float">
            <text:p>1456447364.01222</text:p>
          </table:table-cell>
          <table:table-cell table:formula="of:=[.G320]-[.B320]" office:value-type="float" office:value="0.0839543342590332" calcext:value-type="float">
            <text:p>0.0839543343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6447363.9396" calcext:value-type="float">
            <text:p>1456447363.9396</text:p>
          </table:table-cell>
          <table:table-cell office:value-type="float" office:value="1120" calcext:value-type="float">
            <text:p>1120</text:p>
          </table:table-cell>
          <table:table-cell table:formula="of:=[.B321]-[.B$2]" office:value-type="float" office:value="3.93934273719788" calcext:value-type="float">
            <text:p>3.9393427372</text:p>
          </table:table-cell>
          <table:table-cell table:formula="of:=[.C321]/([.D321]-[.D320])" office:value-type="float" office:value="98845.2494476591" calcext:value-type="float">
            <text:p>98845.2494476591</text:p>
          </table:table-cell>
          <table:table-cell/>
          <table:table-cell office:value-type="float" office:value="1456447364.02356" calcext:value-type="float">
            <text:p>1456447364.02356</text:p>
          </table:table-cell>
          <table:table-cell table:formula="of:=[.G321]-[.B321]" office:value-type="float" office:value="0.0839636325836182" calcext:value-type="float">
            <text:p>0.0839636326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6447363.95093" calcext:value-type="float">
            <text:p>1456447363.95093</text:p>
          </table:table-cell>
          <table:table-cell office:value-type="float" office:value="1120" calcext:value-type="float">
            <text:p>1120</text:p>
          </table:table-cell>
          <table:table-cell table:formula="of:=[.B322]-[.B$2]" office:value-type="float" office:value="3.9506733417511" calcext:value-type="float">
            <text:p>3.9506733418</text:p>
          </table:table-cell>
          <table:table-cell table:formula="of:=[.C322]/([.D322]-[.D321])" office:value-type="float" office:value="98847.3293493814" calcext:value-type="float">
            <text:p>98847.3293493814</text:p>
          </table:table-cell>
          <table:table-cell/>
          <table:table-cell office:value-type="float" office:value="1456447364.03091" calcext:value-type="float">
            <text:p>1456447364.03091</text:p>
          </table:table-cell>
          <table:table-cell table:formula="of:=[.G322]-[.B322]" office:value-type="float" office:value="0.0799829959869385" calcext:value-type="float">
            <text:p>0.079982996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6447363.96226" calcext:value-type="float">
            <text:p>1456447363.96226</text:p>
          </table:table-cell>
          <table:table-cell office:value-type="float" office:value="1120" calcext:value-type="float">
            <text:p>1120</text:p>
          </table:table-cell>
          <table:table-cell table:formula="of:=[.B323]-[.B$2]" office:value-type="float" office:value="3.96200370788574" calcext:value-type="float">
            <text:p>3.9620037079</text:p>
          </table:table-cell>
          <table:table-cell table:formula="of:=[.C323]/([.D323]-[.D322])" office:value-type="float" office:value="98849.409338636" calcext:value-type="float">
            <text:p>98849.409338636</text:p>
          </table:table-cell>
          <table:table-cell/>
          <table:table-cell office:value-type="float" office:value="1456447364.04631" calcext:value-type="float">
            <text:p>1456447364.04631</text:p>
          </table:table-cell>
          <table:table-cell table:formula="of:=[.G323]-[.B323]" office:value-type="float" office:value="0.0840525627136231" calcext:value-type="float">
            <text:p>0.0840525627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6447363.97359" calcext:value-type="float">
            <text:p>1456447363.97359</text:p>
          </table:table-cell>
          <table:table-cell office:value-type="float" office:value="1120" calcext:value-type="float">
            <text:p>1120</text:p>
          </table:table-cell>
          <table:table-cell table:formula="of:=[.B324]-[.B$2]" office:value-type="float" office:value="3.97333407402039" calcext:value-type="float">
            <text:p>3.973334074</text:p>
          </table:table-cell>
          <table:table-cell table:formula="of:=[.C324]/([.D324]-[.D323])" office:value-type="float" office:value="98849.409338636" calcext:value-type="float">
            <text:p>98849.409338636</text:p>
          </table:table-cell>
          <table:table-cell/>
          <table:table-cell office:value-type="float" office:value="1456447364.05743" calcext:value-type="float">
            <text:p>1456447364.05743</text:p>
          </table:table-cell>
          <table:table-cell table:formula="of:=[.G324]-[.B324]" office:value-type="float" office:value="0.0838422775268555" calcext:value-type="float">
            <text:p>0.0838422775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6447363.98492" calcext:value-type="float">
            <text:p>1456447363.98492</text:p>
          </table:table-cell>
          <table:table-cell office:value-type="float" office:value="1120" calcext:value-type="float">
            <text:p>1120</text:p>
          </table:table-cell>
          <table:table-cell table:formula="of:=[.B325]-[.B$2]" office:value-type="float" office:value="3.98466491699219" calcext:value-type="float">
            <text:p>3.984664917</text:p>
          </table:table-cell>
          <table:table-cell table:formula="of:=[.C325]/([.D325]-[.D324])" office:value-type="float" office:value="98845.2494476591" calcext:value-type="float">
            <text:p>98845.2494476591</text:p>
          </table:table-cell>
          <table:table-cell/>
          <table:table-cell office:value-type="float" office:value="1456447364.06874" calcext:value-type="float">
            <text:p>1456447364.06874</text:p>
          </table:table-cell>
          <table:table-cell table:formula="of:=[.G325]-[.B325]" office:value-type="float" office:value="0.0838212966918945" calcext:value-type="float">
            <text:p>0.0838212967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6447363.99626" calcext:value-type="float">
            <text:p>1456447363.99626</text:p>
          </table:table-cell>
          <table:table-cell office:value-type="float" office:value="1120" calcext:value-type="float">
            <text:p>1120</text:p>
          </table:table-cell>
          <table:table-cell table:formula="of:=[.B326]-[.B$2]" office:value-type="float" office:value="3.99600172042847" calcext:value-type="float">
            <text:p>3.9960017204</text:p>
          </table:table-cell>
          <table:table-cell table:formula="of:=[.C326]/([.D326]-[.D325])" office:value-type="float" office:value="98793.2803364879" calcext:value-type="float">
            <text:p>98793.2803364879</text:p>
          </table:table-cell>
          <table:table-cell/>
          <table:table-cell office:value-type="float" office:value="1456447364.0802" calcext:value-type="float">
            <text:p>1456447364.0802</text:p>
          </table:table-cell>
          <table:table-cell table:formula="of:=[.G326]-[.B326]" office:value-type="float" office:value="0.08394455909729" calcext:value-type="float">
            <text:p>0.083944559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6447364.00767" calcext:value-type="float">
            <text:p>1456447364.00767</text:p>
          </table:table-cell>
          <table:table-cell office:value-type="float" office:value="1120" calcext:value-type="float">
            <text:p>1120</text:p>
          </table:table-cell>
          <table:table-cell table:formula="of:=[.B327]-[.B$2]" office:value-type="float" office:value="4.00741720199585" calcext:value-type="float">
            <text:p>4.007417202</text:p>
          </table:table-cell>
          <table:table-cell table:formula="of:=[.C327]/([.D327]-[.D326])" office:value-type="float" office:value="98112.3742690058" calcext:value-type="float">
            <text:p>98112.3742690058</text:p>
          </table:table-cell>
          <table:table-cell/>
          <table:table-cell office:value-type="float" office:value="1456447364.0916" calcext:value-type="float">
            <text:p>1456447364.0916</text:p>
          </table:table-cell>
          <table:table-cell table:formula="of:=[.G327]-[.B327]" office:value-type="float" office:value="0.0839290618896484" calcext:value-type="float">
            <text:p>0.083929061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6447364.01904" calcext:value-type="float">
            <text:p>1456447364.01904</text:p>
          </table:table-cell>
          <table:table-cell office:value-type="float" office:value="1120" calcext:value-type="float">
            <text:p>1120</text:p>
          </table:table-cell>
          <table:table-cell table:formula="of:=[.B328]-[.B$2]" office:value-type="float" office:value="4.0187828540802" calcext:value-type="float">
            <text:p>4.0187828541</text:p>
          </table:table-cell>
          <table:table-cell table:formula="of:=[.C328]/([.D328]-[.D327])" office:value-type="float" office:value="98542.5201904722" calcext:value-type="float">
            <text:p>98542.5201904722</text:p>
          </table:table-cell>
          <table:table-cell/>
          <table:table-cell office:value-type="float" office:value="1456447364.10289" calcext:value-type="float">
            <text:p>1456447364.10289</text:p>
          </table:table-cell>
          <table:table-cell table:formula="of:=[.G328]-[.B328]" office:value-type="float" office:value="0.0838534832000732" calcext:value-type="float">
            <text:p>0.0838534832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6447364.03037" calcext:value-type="float">
            <text:p>1456447364.03037</text:p>
          </table:table-cell>
          <table:table-cell office:value-type="float" office:value="1120" calcext:value-type="float">
            <text:p>1120</text:p>
          </table:table-cell>
          <table:table-cell table:formula="of:=[.B329]-[.B$2]" office:value-type="float" office:value="4.03012084960938" calcext:value-type="float">
            <text:p>4.0301208496</text:p>
          </table:table-cell>
          <table:table-cell table:formula="of:=[.C329]/([.D329]-[.D328])" office:value-type="float" office:value="98782.8930711807" calcext:value-type="float">
            <text:p>98782.8930711807</text:p>
          </table:table-cell>
          <table:table-cell/>
          <table:table-cell office:value-type="float" office:value="1456447364.11413" calcext:value-type="float">
            <text:p>1456447364.11413</text:p>
          </table:table-cell>
          <table:table-cell table:formula="of:=[.G329]-[.B329]" office:value-type="float" office:value="0.0837554931640625" calcext:value-type="float">
            <text:p>0.0837554932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6447364.04168" calcext:value-type="float">
            <text:p>1456447364.04168</text:p>
          </table:table-cell>
          <table:table-cell office:value-type="float" office:value="1120" calcext:value-type="float">
            <text:p>1120</text:p>
          </table:table-cell>
          <table:table-cell table:formula="of:=[.B330]-[.B$2]" office:value-type="float" office:value="4.04142546653748" calcext:value-type="float">
            <text:p>4.0414254665</text:p>
          </table:table-cell>
          <table:table-cell table:formula="of:=[.C330]/([.D330]-[.D329])" office:value-type="float" office:value="99074.564589265" calcext:value-type="float">
            <text:p>99074.564589265</text:p>
          </table:table-cell>
          <table:table-cell/>
          <table:table-cell office:value-type="float" office:value="1456447364.12863" calcext:value-type="float">
            <text:p>1456447364.12863</text:p>
          </table:table-cell>
          <table:table-cell table:formula="of:=[.G330]-[.B330]" office:value-type="float" office:value="0.0869507789611816" calcext:value-type="float">
            <text:p>0.086950779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6447364.05296" calcext:value-type="float">
            <text:p>1456447364.05296</text:p>
          </table:table-cell>
          <table:table-cell office:value-type="float" office:value="1120" calcext:value-type="float">
            <text:p>1120</text:p>
          </table:table-cell>
          <table:table-cell table:formula="of:=[.B331]-[.B$2]" office:value-type="float" office:value="4.05271100997925" calcext:value-type="float">
            <text:p>4.05271101</text:p>
          </table:table-cell>
          <table:table-cell table:formula="of:=[.C331]/([.D331]-[.D330])" office:value-type="float" office:value="99242.0086616668" calcext:value-type="float">
            <text:p>99242.0086616668</text:p>
          </table:table-cell>
          <table:table-cell/>
          <table:table-cell office:value-type="float" office:value="1456447364.13996" calcext:value-type="float">
            <text:p>1456447364.13996</text:p>
          </table:table-cell>
          <table:table-cell table:formula="of:=[.G331]-[.B331]" office:value-type="float" office:value="0.0869953632354736" calcext:value-type="float">
            <text:p>0.0869953632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6447364.06425" calcext:value-type="float">
            <text:p>1456447364.06425</text:p>
          </table:table-cell>
          <table:table-cell office:value-type="float" office:value="1120" calcext:value-type="float">
            <text:p>1120</text:p>
          </table:table-cell>
          <table:table-cell table:formula="of:=[.B332]-[.B$2]" office:value-type="float" office:value="4.06399393081665" calcext:value-type="float">
            <text:p>4.0639939308</text:p>
          </table:table-cell>
          <table:table-cell table:formula="of:=[.C332]/([.D332]-[.D331])" office:value-type="float" office:value="99265.0764939566" calcext:value-type="float">
            <text:p>99265.0764939566</text:p>
          </table:table-cell>
          <table:table-cell/>
          <table:table-cell office:value-type="float" office:value="1456447364.1592" calcext:value-type="float">
            <text:p>1456447364.1592</text:p>
          </table:table-cell>
          <table:table-cell table:formula="of:=[.G332]-[.B332]" office:value-type="float" office:value="0.0949523448944092" calcext:value-type="float">
            <text:p>0.0949523449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6447364.07553" calcext:value-type="float">
            <text:p>1456447364.07553</text:p>
          </table:table-cell>
          <table:table-cell office:value-type="float" office:value="1120" calcext:value-type="float">
            <text:p>1120</text:p>
          </table:table-cell>
          <table:table-cell table:formula="of:=[.B333]-[.B$2]" office:value-type="float" office:value="4.0752739906311" calcext:value-type="float">
            <text:p>4.0752739906</text:p>
          </table:table-cell>
          <table:table-cell table:formula="of:=[.C333]/([.D333]-[.D332])" office:value-type="float" office:value="99290.2536354413" calcext:value-type="float">
            <text:p>99290.2536354413</text:p>
          </table:table-cell>
          <table:table-cell/>
          <table:table-cell office:value-type="float" office:value="1456447364.17095" calcext:value-type="float">
            <text:p>1456447364.17095</text:p>
          </table:table-cell>
          <table:table-cell table:formula="of:=[.G333]-[.B333]" office:value-type="float" office:value="0.0954222679138184" calcext:value-type="float">
            <text:p>0.095422267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6447364.08681" calcext:value-type="float">
            <text:p>1456447364.08681</text:p>
          </table:table-cell>
          <table:table-cell office:value-type="float" office:value="1120" calcext:value-type="float">
            <text:p>1120</text:p>
          </table:table-cell>
          <table:table-cell table:formula="of:=[.B334]-[.B$2]" office:value-type="float" office:value="4.08655285835266" calcext:value-type="float">
            <text:p>4.0865528584</text:p>
          </table:table-cell>
          <table:table-cell table:formula="of:=[.C334]/([.D334]-[.D333])" office:value-type="float" office:value="99300.7478808633" calcext:value-type="float">
            <text:p>99300.7478808633</text:p>
          </table:table-cell>
          <table:table-cell/>
          <table:table-cell office:value-type="float" office:value="1456447364.18195" calcext:value-type="float">
            <text:p>1456447364.18195</text:p>
          </table:table-cell>
          <table:table-cell table:formula="of:=[.G334]-[.B334]" office:value-type="float" office:value="0.0951435565948486" calcext:value-type="float">
            <text:p>0.0951435566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6447364.09808" calcext:value-type="float">
            <text:p>1456447364.09808</text:p>
          </table:table-cell>
          <table:table-cell office:value-type="float" office:value="1120" calcext:value-type="float">
            <text:p>1120</text:p>
          </table:table-cell>
          <table:table-cell table:formula="of:=[.B335]-[.B$2]" office:value-type="float" office:value="4.0978274345398" calcext:value-type="float">
            <text:p>4.0978274345</text:p>
          </table:table-cell>
          <table:table-cell table:formula="of:=[.C335]/([.D335]-[.D334])" office:value-type="float" office:value="99338.5455391317" calcext:value-type="float">
            <text:p>99338.5455391317</text:p>
          </table:table-cell>
          <table:table-cell/>
          <table:table-cell office:value-type="float" office:value="1456447364.19311" calcext:value-type="float">
            <text:p>1456447364.19311</text:p>
          </table:table-cell>
          <table:table-cell table:formula="of:=[.G335]-[.B335]" office:value-type="float" office:value="0.0950288772583008" calcext:value-type="float">
            <text:p>0.0950288773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6447364.10935" calcext:value-type="float">
            <text:p>1456447364.10935</text:p>
          </table:table-cell>
          <table:table-cell office:value-type="float" office:value="1120" calcext:value-type="float">
            <text:p>1120</text:p>
          </table:table-cell>
          <table:table-cell table:formula="of:=[.B336]-[.B$2]" office:value-type="float" office:value="4.10910034179688" calcext:value-type="float">
            <text:p>4.1091003418</text:p>
          </table:table-cell>
          <table:table-cell table:formula="of:=[.C336]/([.D336]-[.D335])" office:value-type="float" office:value="99353.2524004907" calcext:value-type="float">
            <text:p>99353.2524004907</text:p>
          </table:table-cell>
          <table:table-cell/>
          <table:table-cell office:value-type="float" office:value="1456447364.20442" calcext:value-type="float">
            <text:p>1456447364.20442</text:p>
          </table:table-cell>
          <table:table-cell table:formula="of:=[.G336]-[.B336]" office:value-type="float" office:value="0.0950660705566406" calcext:value-type="float">
            <text:p>0.095066070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6447364.12063" calcext:value-type="float">
            <text:p>1456447364.12063</text:p>
          </table:table-cell>
          <table:table-cell office:value-type="float" office:value="1120" calcext:value-type="float">
            <text:p>1120</text:p>
          </table:table-cell>
          <table:table-cell table:formula="of:=[.B337]-[.B$2]" office:value-type="float" office:value="4.12037539482117" calcext:value-type="float">
            <text:p>4.1203753948</text:p>
          </table:table-cell>
          <table:table-cell table:formula="of:=[.C337]/([.D337]-[.D336])" office:value-type="float" office:value="99334.344378423" calcext:value-type="float">
            <text:p>99334.344378423</text:p>
          </table:table-cell>
          <table:table-cell/>
          <table:table-cell office:value-type="float" office:value="1456447364.2156" calcext:value-type="float">
            <text:p>1456447364.2156</text:p>
          </table:table-cell>
          <table:table-cell table:formula="of:=[.G337]-[.B337]" office:value-type="float" office:value="0.0949709415435791" calcext:value-type="float">
            <text:p>0.094970941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6447364.13191" calcext:value-type="float">
            <text:p>1456447364.13191</text:p>
          </table:table-cell>
          <table:table-cell office:value-type="float" office:value="1120" calcext:value-type="float">
            <text:p>1120</text:p>
          </table:table-cell>
          <table:table-cell table:formula="of:=[.B338]-[.B$2]" office:value-type="float" office:value="4.13165974617004" calcext:value-type="float">
            <text:p>4.1316597462</text:p>
          </table:table-cell>
          <table:table-cell table:formula="of:=[.C338]/([.D338]-[.D337])" office:value-type="float" office:value="99252.4927107543" calcext:value-type="float">
            <text:p>99252.4927107543</text:p>
          </table:table-cell>
          <table:table-cell/>
          <table:table-cell office:value-type="float" office:value="1456447364.23049" calcext:value-type="float">
            <text:p>1456447364.23049</text:p>
          </table:table-cell>
          <table:table-cell table:formula="of:=[.G338]-[.B338]" office:value-type="float" office:value="0.098576545715332" calcext:value-type="float">
            <text:p>0.0985765457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6447364.14319" calcext:value-type="float">
            <text:p>1456447364.14319</text:p>
          </table:table-cell>
          <table:table-cell office:value-type="float" office:value="1120" calcext:value-type="float">
            <text:p>1120</text:p>
          </table:table-cell>
          <table:table-cell table:formula="of:=[.B339]-[.B$2]" office:value-type="float" office:value="4.14293718338013" calcext:value-type="float">
            <text:p>4.1429371834</text:p>
          </table:table-cell>
          <table:table-cell table:formula="of:=[.C339]/([.D339]-[.D338])" office:value-type="float" office:value="99313.3439039344" calcext:value-type="float">
            <text:p>99313.3439039344</text:p>
          </table:table-cell>
          <table:table-cell/>
          <table:table-cell office:value-type="float" office:value="1456447364.24172" calcext:value-type="float">
            <text:p>1456447364.24172</text:p>
          </table:table-cell>
          <table:table-cell table:formula="of:=[.G339]-[.B339]" office:value-type="float" office:value="0.0985291004180908" calcext:value-type="float">
            <text:p>0.0985291004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6447364.15447" calcext:value-type="float">
            <text:p>1456447364.15447</text:p>
          </table:table-cell>
          <table:table-cell office:value-type="float" office:value="1120" calcext:value-type="float">
            <text:p>1120</text:p>
          </table:table-cell>
          <table:table-cell table:formula="of:=[.B340]-[.B$2]" office:value-type="float" office:value="4.15421319007874" calcext:value-type="float">
            <text:p>4.1542131901</text:p>
          </table:table-cell>
          <table:table-cell table:formula="of:=[.C340]/([.D340]-[.D339])" office:value-type="float" office:value="99325.9431229517" calcext:value-type="float">
            <text:p>99325.9431229517</text:p>
          </table:table-cell>
          <table:table-cell/>
          <table:table-cell office:value-type="float" office:value="1456447364.25317" calcext:value-type="float">
            <text:p>1456447364.25317</text:p>
          </table:table-cell>
          <table:table-cell table:formula="of:=[.G340]-[.B340]" office:value-type="float" office:value="0.098703145980835" calcext:value-type="float">
            <text:p>0.098703146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6447364.16574" calcext:value-type="float">
            <text:p>1456447364.16574</text:p>
          </table:table-cell>
          <table:table-cell office:value-type="float" office:value="1120" calcext:value-type="float">
            <text:p>1120</text:p>
          </table:table-cell>
          <table:table-cell table:formula="of:=[.B341]-[.B$2]" office:value-type="float" office:value="4.16548705101013" calcext:value-type="float">
            <text:p>4.165487051</text:p>
          </table:table-cell>
          <table:table-cell table:formula="of:=[.C341]/([.D341]-[.D340])" office:value-type="float" office:value="99344.8479465381" calcext:value-type="float">
            <text:p>99344.8479465381</text:p>
          </table:table-cell>
          <table:table-cell/>
          <table:table-cell office:value-type="float" office:value="1456447364.27197" calcext:value-type="float">
            <text:p>1456447364.27197</text:p>
          </table:table-cell>
          <table:table-cell table:formula="of:=[.G341]-[.B341]" office:value-type="float" office:value="0.106229305267334" calcext:value-type="float">
            <text:p>0.1062293053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6447364.17702" calcext:value-type="float">
            <text:p>1456447364.17702</text:p>
          </table:table-cell>
          <table:table-cell office:value-type="float" office:value="1120" calcext:value-type="float">
            <text:p>1120</text:p>
          </table:table-cell>
          <table:table-cell table:formula="of:=[.B342]-[.B$2]" office:value-type="float" office:value="4.1767635345459" calcext:value-type="float">
            <text:p>4.1767635345</text:p>
          </table:table-cell>
          <table:table-cell table:formula="of:=[.C342]/([.D342]-[.D341])" office:value-type="float" office:value="99321.743028099" calcext:value-type="float">
            <text:p>99321.743028099</text:p>
          </table:table-cell>
          <table:table-cell/>
          <table:table-cell office:value-type="float" office:value="1456447364.28328" calcext:value-type="float">
            <text:p>1456447364.28328</text:p>
          </table:table-cell>
          <table:table-cell table:formula="of:=[.G342]-[.B342]" office:value-type="float" office:value="0.106262683868408" calcext:value-type="float">
            <text:p>0.106262683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6447364.18829" calcext:value-type="float">
            <text:p>1456447364.18829</text:p>
          </table:table-cell>
          <table:table-cell office:value-type="float" office:value="1120" calcext:value-type="float">
            <text:p>1120</text:p>
          </table:table-cell>
          <table:table-cell table:formula="of:=[.B343]-[.B$2]" office:value-type="float" office:value="4.1880373954773" calcext:value-type="float">
            <text:p>4.1880373955</text:p>
          </table:table-cell>
          <table:table-cell table:formula="of:=[.C343]/([.D343]-[.D342])" office:value-type="float" office:value="99344.8479465381" calcext:value-type="float">
            <text:p>99344.8479465381</text:p>
          </table:table-cell>
          <table:table-cell/>
          <table:table-cell office:value-type="float" office:value="1456447364.29452" calcext:value-type="float">
            <text:p>1456447364.29452</text:p>
          </table:table-cell>
          <table:table-cell table:formula="of:=[.G343]-[.B343]" office:value-type="float" office:value="0.106228828430176" calcext:value-type="float">
            <text:p>0.1062288284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6447364.19956" calcext:value-type="float">
            <text:p>1456447364.19956</text:p>
          </table:table-cell>
          <table:table-cell office:value-type="float" office:value="1120" calcext:value-type="float">
            <text:p>1120</text:p>
          </table:table-cell>
          <table:table-cell table:formula="of:=[.B344]-[.B$2]" office:value-type="float" office:value="4.19931077957153" calcext:value-type="float">
            <text:p>4.1993107796</text:p>
          </table:table-cell>
          <table:table-cell table:formula="of:=[.C344]/([.D344]-[.D343])" office:value-type="float" office:value="99349.0499957702" calcext:value-type="float">
            <text:p>99349.0499957702</text:p>
          </table:table-cell>
          <table:table-cell/>
          <table:table-cell office:value-type="float" office:value="1456447364.30588" calcext:value-type="float">
            <text:p>1456447364.30588</text:p>
          </table:table-cell>
          <table:table-cell table:formula="of:=[.G344]-[.B344]" office:value-type="float" office:value="0.106315612792969" calcext:value-type="float">
            <text:p>0.1063156128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6447364.21084" calcext:value-type="float">
            <text:p>1456447364.21084</text:p>
          </table:table-cell>
          <table:table-cell office:value-type="float" office:value="1120" calcext:value-type="float">
            <text:p>1120</text:p>
          </table:table-cell>
          <table:table-cell table:formula="of:=[.B345]-[.B$2]" office:value-type="float" office:value="4.21058344841003" calcext:value-type="float">
            <text:p>4.2105834484</text:p>
          </table:table-cell>
          <table:table-cell table:formula="of:=[.C345]/([.D345]-[.D344])" office:value-type="float" office:value="99355.3537361731" calcext:value-type="float">
            <text:p>99355.3537361731</text:p>
          </table:table-cell>
          <table:table-cell/>
          <table:table-cell office:value-type="float" office:value="1456447364.31709" calcext:value-type="float">
            <text:p>1456447364.31709</text:p>
          </table:table-cell>
          <table:table-cell table:formula="of:=[.G345]-[.B345]" office:value-type="float" office:value="0.106252908706665" calcext:value-type="float">
            <text:p>0.1062529087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6447364.22211" calcext:value-type="float">
            <text:p>1456447364.22211</text:p>
          </table:table-cell>
          <table:table-cell office:value-type="float" office:value="1120" calcext:value-type="float">
            <text:p>1120</text:p>
          </table:table-cell>
          <table:table-cell table:formula="of:=[.B346]-[.B$2]" office:value-type="float" office:value="4.22185754776001" calcext:value-type="float">
            <text:p>4.2218575478</text:p>
          </table:table-cell>
          <table:table-cell table:formula="of:=[.C346]/([.D346]-[.D345])" office:value-type="float" office:value="99342.747055216" calcext:value-type="float">
            <text:p>99342.747055216</text:p>
          </table:table-cell>
          <table:table-cell/>
          <table:table-cell office:value-type="float" office:value="1456447364.32841" calcext:value-type="float">
            <text:p>1456447364.32841</text:p>
          </table:table-cell>
          <table:table-cell table:formula="of:=[.G346]-[.B346]" office:value-type="float" office:value="0.106298685073853" calcext:value-type="float">
            <text:p>0.106298685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6447364.23339" calcext:value-type="float">
            <text:p>1456447364.23339</text:p>
          </table:table-cell>
          <table:table-cell office:value-type="float" office:value="1120" calcext:value-type="float">
            <text:p>1120</text:p>
          </table:table-cell>
          <table:table-cell table:formula="of:=[.B347]-[.B$2]" office:value-type="float" office:value="4.23313140869141" calcext:value-type="float">
            <text:p>4.2331314087</text:p>
          </table:table-cell>
          <table:table-cell table:formula="of:=[.C347]/([.D347]-[.D346])" office:value-type="float" office:value="99344.8479465381" calcext:value-type="float">
            <text:p>99344.8479465381</text:p>
          </table:table-cell>
          <table:table-cell/>
          <table:table-cell office:value-type="float" office:value="1456447364.34379" calcext:value-type="float">
            <text:p>1456447364.34379</text:p>
          </table:table-cell>
          <table:table-cell table:formula="of:=[.G347]-[.B347]" office:value-type="float" office:value="0.110404968261719" calcext:value-type="float">
            <text:p>0.1104049683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6447364.24466" calcext:value-type="float">
            <text:p>1456447364.24466</text:p>
          </table:table-cell>
          <table:table-cell office:value-type="float" office:value="1120" calcext:value-type="float">
            <text:p>1120</text:p>
          </table:table-cell>
          <table:table-cell table:formula="of:=[.B348]-[.B$2]" office:value-type="float" office:value="4.24440407752991" calcext:value-type="float">
            <text:p>4.2444040775</text:p>
          </table:table-cell>
          <table:table-cell table:formula="of:=[.C348]/([.D348]-[.D347])" office:value-type="float" office:value="99355.3537361731" calcext:value-type="float">
            <text:p>99355.3537361731</text:p>
          </table:table-cell>
          <table:table-cell/>
          <table:table-cell office:value-type="float" office:value="1456447364.35499" calcext:value-type="float">
            <text:p>1456447364.35499</text:p>
          </table:table-cell>
          <table:table-cell table:formula="of:=[.G348]-[.B348]" office:value-type="float" office:value="0.110332250595093" calcext:value-type="float">
            <text:p>0.1103322506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6447364.25594" calcext:value-type="float">
            <text:p>1456447364.25594</text:p>
          </table:table-cell>
          <table:table-cell office:value-type="float" office:value="1120" calcext:value-type="float">
            <text:p>1120</text:p>
          </table:table-cell>
          <table:table-cell table:formula="of:=[.B349]-[.B$2]" office:value-type="float" office:value="4.25568294525147" calcext:value-type="float">
            <text:p>4.2556829453</text:p>
          </table:table-cell>
          <table:table-cell table:formula="of:=[.C349]/([.D349]-[.D348])" office:value-type="float" office:value="99300.7478808633" calcext:value-type="float">
            <text:p>99300.7478808633</text:p>
          </table:table-cell>
          <table:table-cell/>
          <table:table-cell office:value-type="float" office:value="1456447364.37346" calcext:value-type="float">
            <text:p>1456447364.37346</text:p>
          </table:table-cell>
          <table:table-cell table:formula="of:=[.G349]-[.B349]" office:value-type="float" office:value="0.117523431777954" calcext:value-type="float">
            <text:p>0.1175234318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6447364.26721" calcext:value-type="float">
            <text:p>1456447364.26721</text:p>
          </table:table-cell>
          <table:table-cell office:value-type="float" office:value="1120" calcext:value-type="float">
            <text:p>1120</text:p>
          </table:table-cell>
          <table:table-cell table:formula="of:=[.B350]-[.B$2]" office:value-type="float" office:value="4.26695847511292" calcext:value-type="float">
            <text:p>4.2669584751</text:p>
          </table:table-cell>
          <table:table-cell table:formula="of:=[.C350]/([.D350]-[.D349])" office:value-type="float" office:value="99330.1435730446" calcext:value-type="float">
            <text:p>99330.1435730446</text:p>
          </table:table-cell>
          <table:table-cell/>
          <table:table-cell office:value-type="float" office:value="1456447364.38471" calcext:value-type="float">
            <text:p>1456447364.38471</text:p>
          </table:table-cell>
          <table:table-cell table:formula="of:=[.G350]-[.B350]" office:value-type="float" office:value="0.11749792098999" calcext:value-type="float">
            <text:p>0.11749792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6447364.27849" calcext:value-type="float">
            <text:p>1456447364.27849</text:p>
          </table:table-cell>
          <table:table-cell office:value-type="float" office:value="1120" calcext:value-type="float">
            <text:p>1120</text:p>
          </table:table-cell>
          <table:table-cell table:formula="of:=[.B351]-[.B$2]" office:value-type="float" office:value="4.27823209762573" calcext:value-type="float">
            <text:p>4.2782320976</text:p>
          </table:table-cell>
          <table:table-cell table:formula="of:=[.C351]/([.D351]-[.D350])" office:value-type="float" office:value="99346.948926721" calcext:value-type="float">
            <text:p>99346.948926721</text:p>
          </table:table-cell>
          <table:table-cell/>
          <table:table-cell office:value-type="float" office:value="1456447364.39606" calcext:value-type="float">
            <text:p>1456447364.39606</text:p>
          </table:table-cell>
          <table:table-cell table:formula="of:=[.G351]-[.B351]" office:value-type="float" office:value="0.117574214935303" calcext:value-type="float">
            <text:p>0.1175742149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6447364.28979" calcext:value-type="float">
            <text:p>1456447364.28979</text:p>
          </table:table-cell>
          <table:table-cell office:value-type="float" office:value="1120" calcext:value-type="float">
            <text:p>1120</text:p>
          </table:table-cell>
          <table:table-cell table:formula="of:=[.B352]-[.B$2]" office:value-type="float" office:value="4.28953742980957" calcext:value-type="float">
            <text:p>4.2895374298</text:p>
          </table:table-cell>
          <table:table-cell table:formula="of:=[.C352]/([.D352]-[.D351])" office:value-type="float" office:value="99068.296427517" calcext:value-type="float">
            <text:p>99068.296427517</text:p>
          </table:table-cell>
          <table:table-cell/>
          <table:table-cell office:value-type="float" office:value="1456447364.40732" calcext:value-type="float">
            <text:p>1456447364.40732</text:p>
          </table:table-cell>
          <table:table-cell table:formula="of:=[.G352]-[.B352]" office:value-type="float" office:value="0.117528915405273" calcext:value-type="float">
            <text:p>0.1175289154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6447364.30107" calcext:value-type="float">
            <text:p>1456447364.30107</text:p>
          </table:table-cell>
          <table:table-cell office:value-type="float" office:value="1120" calcext:value-type="float">
            <text:p>1120</text:p>
          </table:table-cell>
          <table:table-cell table:formula="of:=[.B353]-[.B$2]" office:value-type="float" office:value="4.30081152915955" calcext:value-type="float">
            <text:p>4.3008115292</text:p>
          </table:table-cell>
          <table:table-cell table:formula="of:=[.C353]/([.D353]-[.D352])" office:value-type="float" office:value="99342.747055216" calcext:value-type="float">
            <text:p>99342.747055216</text:p>
          </table:table-cell>
          <table:table-cell/>
          <table:table-cell office:value-type="float" office:value="1456447364.41859" calcext:value-type="float">
            <text:p>1456447364.41859</text:p>
          </table:table-cell>
          <table:table-cell table:formula="of:=[.G353]-[.B353]" office:value-type="float" office:value="0.117524862289429" calcext:value-type="float">
            <text:p>0.117524862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6447364.31234" calcext:value-type="float">
            <text:p>1456447364.31234</text:p>
          </table:table-cell>
          <table:table-cell office:value-type="float" office:value="1120" calcext:value-type="float">
            <text:p>1120</text:p>
          </table:table-cell>
          <table:table-cell table:formula="of:=[.B354]-[.B$2]" office:value-type="float" office:value="4.3120858669281" calcext:value-type="float">
            <text:p>4.3120858669</text:p>
          </table:table-cell>
          <table:table-cell table:formula="of:=[.C354]/([.D354]-[.D353])" office:value-type="float" office:value="99340.6462527491" calcext:value-type="float">
            <text:p>99340.6462527491</text:p>
          </table:table-cell>
          <table:table-cell/>
          <table:table-cell office:value-type="float" office:value="1456447364.42975" calcext:value-type="float">
            <text:p>1456447364.42975</text:p>
          </table:table-cell>
          <table:table-cell table:formula="of:=[.G354]-[.B354]" office:value-type="float" office:value="0.11741042137146" calcext:value-type="float">
            <text:p>0.1174104214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6447364.32361" calcext:value-type="float">
            <text:p>1456447364.32361</text:p>
          </table:table-cell>
          <table:table-cell office:value-type="float" office:value="1120" calcext:value-type="float">
            <text:p>1120</text:p>
          </table:table-cell>
          <table:table-cell table:formula="of:=[.B355]-[.B$2]" office:value-type="float" office:value="4.32335925102234" calcext:value-type="float">
            <text:p>4.323359251</text:p>
          </table:table-cell>
          <table:table-cell table:formula="of:=[.C355]/([.D355]-[.D354])" office:value-type="float" office:value="99349.0499957702" calcext:value-type="float">
            <text:p>99349.0499957702</text:p>
          </table:table-cell>
          <table:table-cell/>
          <table:table-cell office:value-type="float" office:value="1456447364.44521" calcext:value-type="float">
            <text:p>1456447364.44521</text:p>
          </table:table-cell>
          <table:table-cell table:formula="of:=[.G355]-[.B355]" office:value-type="float" office:value="0.121597051620483" calcext:value-type="float">
            <text:p>0.1215970516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6447364.33489" calcext:value-type="float">
            <text:p>1456447364.33489</text:p>
          </table:table-cell>
          <table:table-cell office:value-type="float" office:value="1120" calcext:value-type="float">
            <text:p>1120</text:p>
          </table:table-cell>
          <table:table-cell table:formula="of:=[.B356]-[.B$2]" office:value-type="float" office:value="4.33463382720947" calcext:value-type="float">
            <text:p>4.3346338272</text:p>
          </table:table-cell>
          <table:table-cell table:formula="of:=[.C356]/([.D356]-[.D355])" office:value-type="float" office:value="99338.5455391317" calcext:value-type="float">
            <text:p>99338.5455391317</text:p>
          </table:table-cell>
          <table:table-cell/>
          <table:table-cell office:value-type="float" office:value="1456447364.45664" calcext:value-type="float">
            <text:p>1456447364.45664</text:p>
          </table:table-cell>
          <table:table-cell table:formula="of:=[.G356]-[.B356]" office:value-type="float" office:value="0.121752500534058" calcext:value-type="float">
            <text:p>0.1217525005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6447364.34616" calcext:value-type="float">
            <text:p>1456447364.34616</text:p>
          </table:table-cell>
          <table:table-cell office:value-type="float" office:value="1120" calcext:value-type="float">
            <text:p>1120</text:p>
          </table:table-cell>
          <table:table-cell table:formula="of:=[.B357]-[.B$2]" office:value-type="float" office:value="4.34590792655945" calcext:value-type="float">
            <text:p>4.3459079266</text:p>
          </table:table-cell>
          <table:table-cell table:formula="of:=[.C357]/([.D357]-[.D356])" office:value-type="float" office:value="99342.747055216" calcext:value-type="float">
            <text:p>99342.747055216</text:p>
          </table:table-cell>
          <table:table-cell/>
          <table:table-cell office:value-type="float" office:value="1456447364.46798" calcext:value-type="float">
            <text:p>1456447364.46798</text:p>
          </table:table-cell>
          <table:table-cell table:formula="of:=[.G357]-[.B357]" office:value-type="float" office:value="0.12181830406189" calcext:value-type="float">
            <text:p>0.121818304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6447364.35743" calcext:value-type="float">
            <text:p>1456447364.35743</text:p>
          </table:table-cell>
          <table:table-cell office:value-type="float" office:value="1120" calcext:value-type="float">
            <text:p>1120</text:p>
          </table:table-cell>
          <table:table-cell table:formula="of:=[.B358]-[.B$2]" office:value-type="float" office:value="4.35718107223511" calcext:value-type="float">
            <text:p>4.3571810722</text:p>
          </table:table-cell>
          <table:table-cell table:formula="of:=[.C358]/([.D358]-[.D357])" office:value-type="float" office:value="99351.1511536916" calcext:value-type="float">
            <text:p>99351.1511536916</text:p>
          </table:table-cell>
          <table:table-cell/>
          <table:table-cell office:value-type="float" office:value="1456447364.48622" calcext:value-type="float">
            <text:p>1456447364.48622</text:p>
          </table:table-cell>
          <table:table-cell table:formula="of:=[.G358]-[.B358]" office:value-type="float" office:value="0.128785133361816" calcext:value-type="float">
            <text:p>0.1287851334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6447364.36873" calcext:value-type="float">
            <text:p>1456447364.36873</text:p>
          </table:table-cell>
          <table:table-cell office:value-type="float" office:value="1120" calcext:value-type="float">
            <text:p>1120</text:p>
          </table:table-cell>
          <table:table-cell table:formula="of:=[.B359]-[.B$2]" office:value-type="float" office:value="4.36847972869873" calcext:value-type="float">
            <text:p>4.3684797287</text:p>
          </table:table-cell>
          <table:table-cell table:formula="of:=[.C359]/([.D359]-[.D358])" office:value-type="float" office:value="99126.8301329395" calcext:value-type="float">
            <text:p>99126.8301329395</text:p>
          </table:table-cell>
          <table:table-cell/>
          <table:table-cell office:value-type="float" office:value="1456447364.49743" calcext:value-type="float">
            <text:p>1456447364.49743</text:p>
          </table:table-cell>
          <table:table-cell table:formula="of:=[.G359]-[.B359]" office:value-type="float" office:value="0.12869668006897" calcext:value-type="float">
            <text:p>0.128696680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6447364.37998" calcext:value-type="float">
            <text:p>1456447364.37998</text:p>
          </table:table-cell>
          <table:table-cell office:value-type="float" office:value="1120" calcext:value-type="float">
            <text:p>1120</text:p>
          </table:table-cell>
          <table:table-cell table:formula="of:=[.B360]-[.B$2]" office:value-type="float" office:value="4.37972569465637" calcext:value-type="float">
            <text:p>4.3797256947</text:p>
          </table:table-cell>
          <table:table-cell table:formula="of:=[.C360]/([.D360]-[.D359])" office:value-type="float" office:value="99591.2671457949" calcext:value-type="float">
            <text:p>99591.2671457949</text:p>
          </table:table-cell>
          <table:table-cell/>
          <table:table-cell office:value-type="float" office:value="1456447364.5087" calcext:value-type="float">
            <text:p>1456447364.5087</text:p>
          </table:table-cell>
          <table:table-cell table:formula="of:=[.G360]-[.B360]" office:value-type="float" office:value="0.12872052192688" calcext:value-type="float">
            <text:p>0.1287205219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6447364.39126" calcext:value-type="float">
            <text:p>1456447364.39126</text:p>
          </table:table-cell>
          <table:table-cell office:value-type="float" office:value="1120" calcext:value-type="float">
            <text:p>1120</text:p>
          </table:table-cell>
          <table:table-cell table:formula="of:=[.B361]-[.B$2]" office:value-type="float" office:value="4.39100790023804" calcext:value-type="float">
            <text:p>4.3910079002</text:p>
          </table:table-cell>
          <table:table-cell table:formula="of:=[.C361]/([.D361]-[.D360])" office:value-type="float" office:value="99271.3695822151" calcext:value-type="float">
            <text:p>99271.3695822151</text:p>
          </table:table-cell>
          <table:table-cell/>
          <table:table-cell office:value-type="float" office:value="1456447364.52007" calcext:value-type="float">
            <text:p>1456447364.52007</text:p>
          </table:table-cell>
          <table:table-cell table:formula="of:=[.G361]-[.B361]" office:value-type="float" office:value="0.128808498382568" calcext:value-type="float">
            <text:p>0.1288084984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6447364.40254" calcext:value-type="float">
            <text:p>1456447364.40254</text:p>
          </table:table-cell>
          <table:table-cell office:value-type="float" office:value="1120" calcext:value-type="float">
            <text:p>1120</text:p>
          </table:table-cell>
          <table:table-cell table:formula="of:=[.B362]-[.B$2]" office:value-type="float" office:value="4.4022855758667" calcext:value-type="float">
            <text:p>4.4022855759</text:p>
          </table:table-cell>
          <table:table-cell table:formula="of:=[.C362]/([.D362]-[.D361])" office:value-type="float" office:value="99311.244344848" calcext:value-type="float">
            <text:p>99311.244344848</text:p>
          </table:table-cell>
          <table:table-cell/>
          <table:table-cell office:value-type="float" office:value="1456447364.53136" calcext:value-type="float">
            <text:p>1456447364.53136</text:p>
          </table:table-cell>
          <table:table-cell table:formula="of:=[.G362]-[.B362]" office:value-type="float" office:value="0.128820657730103" calcext:value-type="float">
            <text:p>0.1288206577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6447364.41382" calcext:value-type="float">
            <text:p>1456447364.41382</text:p>
          </table:table-cell>
          <table:table-cell office:value-type="float" office:value="1120" calcext:value-type="float">
            <text:p>1120</text:p>
          </table:table-cell>
          <table:table-cell table:formula="of:=[.B363]-[.B$2]" office:value-type="float" office:value="4.41356325149536" calcext:value-type="float">
            <text:p>4.4135632515</text:p>
          </table:table-cell>
          <table:table-cell table:formula="of:=[.C363]/([.D363]-[.D362])" office:value-type="float" office:value="99311.244344848" calcext:value-type="float">
            <text:p>99311.244344848</text:p>
          </table:table-cell>
          <table:table-cell/>
          <table:table-cell office:value-type="float" office:value="1456447364.54686" calcext:value-type="float">
            <text:p>1456447364.54686</text:p>
          </table:table-cell>
          <table:table-cell table:formula="of:=[.G363]-[.B363]" office:value-type="float" office:value="0.133043050765991" calcext:value-type="float">
            <text:p>0.1330430508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6447364.42509" calcext:value-type="float">
            <text:p>1456447364.42509</text:p>
          </table:table-cell>
          <table:table-cell office:value-type="float" office:value="1120" calcext:value-type="float">
            <text:p>1120</text:p>
          </table:table-cell>
          <table:table-cell table:formula="of:=[.B364]-[.B$2]" office:value-type="float" office:value="4.42483687400818" calcext:value-type="float">
            <text:p>4.424836874</text:p>
          </table:table-cell>
          <table:table-cell table:formula="of:=[.C364]/([.D364]-[.D363])" office:value-type="float" office:value="99346.948926721" calcext:value-type="float">
            <text:p>99346.948926721</text:p>
          </table:table-cell>
          <table:table-cell/>
          <table:table-cell office:value-type="float" office:value="1456447364.5583" calcext:value-type="float">
            <text:p>1456447364.5583</text:p>
          </table:table-cell>
          <table:table-cell table:formula="of:=[.G364]-[.B364]" office:value-type="float" office:value="0.133209466934204" calcext:value-type="float">
            <text:p>0.1332094669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6447364.43637" calcext:value-type="float">
            <text:p>1456447364.43637</text:p>
          </table:table-cell>
          <table:table-cell office:value-type="float" office:value="1120" calcext:value-type="float">
            <text:p>1120</text:p>
          </table:table-cell>
          <table:table-cell table:formula="of:=[.B365]-[.B$2]" office:value-type="float" office:value="4.43611764907837" calcext:value-type="float">
            <text:p>4.4361176491</text:p>
          </table:table-cell>
          <table:table-cell table:formula="of:=[.C365]/([.D365]-[.D364])" office:value-type="float" office:value="99283.9581528057" calcext:value-type="float">
            <text:p>99283.9581528057</text:p>
          </table:table-cell>
          <table:table-cell/>
          <table:table-cell office:value-type="float" office:value="1456447364.56964" calcext:value-type="float">
            <text:p>1456447364.56964</text:p>
          </table:table-cell>
          <table:table-cell table:formula="of:=[.G365]-[.B365]" office:value-type="float" office:value="0.133268594741821" calcext:value-type="float">
            <text:p>0.133268594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6447364.44765" calcext:value-type="float">
            <text:p>1456447364.44765</text:p>
          </table:table-cell>
          <table:table-cell office:value-type="float" office:value="1120" calcext:value-type="float">
            <text:p>1120</text:p>
          </table:table-cell>
          <table:table-cell table:formula="of:=[.B366]-[.B$2]" office:value-type="float" office:value="4.44739413261414" calcext:value-type="float">
            <text:p>4.4473941326</text:p>
          </table:table-cell>
          <table:table-cell table:formula="of:=[.C366]/([.D366]-[.D365])" office:value-type="float" office:value="99321.743028099" calcext:value-type="float">
            <text:p>99321.743028099</text:p>
          </table:table-cell>
          <table:table-cell/>
          <table:table-cell office:value-type="float" office:value="1456447364.58098" calcext:value-type="float">
            <text:p>1456447364.58098</text:p>
          </table:table-cell>
          <table:table-cell table:formula="of:=[.G366]-[.B366]" office:value-type="float" office:value="0.133332252502441" calcext:value-type="float">
            <text:p>0.133332252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6447364.45892" calcext:value-type="float">
            <text:p>1456447364.45892</text:p>
          </table:table-cell>
          <table:table-cell office:value-type="float" office:value="1120" calcext:value-type="float">
            <text:p>1120</text:p>
          </table:table-cell>
          <table:table-cell table:formula="of:=[.B367]-[.B$2]" office:value-type="float" office:value="4.45866918563843" calcext:value-type="float">
            <text:p>4.4586691856</text:p>
          </table:table-cell>
          <table:table-cell table:formula="of:=[.C367]/([.D367]-[.D366])" office:value-type="float" office:value="99334.344378423" calcext:value-type="float">
            <text:p>99334.344378423</text:p>
          </table:table-cell>
          <table:table-cell/>
          <table:table-cell office:value-type="float" office:value="1456447364.59903" calcext:value-type="float">
            <text:p>1456447364.59903</text:p>
          </table:table-cell>
          <table:table-cell table:formula="of:=[.G367]-[.B367]" office:value-type="float" office:value="0.140107154846191" calcext:value-type="float">
            <text:p>0.1401071548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6447364.4702" calcext:value-type="float">
            <text:p>1456447364.4702</text:p>
          </table:table-cell>
          <table:table-cell office:value-type="float" office:value="1120" calcext:value-type="float">
            <text:p>1120</text:p>
          </table:table-cell>
          <table:table-cell table:formula="of:=[.B368]-[.B$2]" office:value-type="float" office:value="4.46994352340698" calcext:value-type="float">
            <text:p>4.4699435234</text:p>
          </table:table-cell>
          <table:table-cell table:formula="of:=[.C368]/([.D368]-[.D367])" office:value-type="float" office:value="99340.6462527491" calcext:value-type="float">
            <text:p>99340.6462527491</text:p>
          </table:table-cell>
          <table:table-cell/>
          <table:table-cell office:value-type="float" office:value="1456447364.61033" calcext:value-type="float">
            <text:p>1456447364.61033</text:p>
          </table:table-cell>
          <table:table-cell table:formula="of:=[.G368]-[.B368]" office:value-type="float" office:value="0.140132904052734" calcext:value-type="float">
            <text:p>0.140132904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6447364.48147" calcext:value-type="float">
            <text:p>1456447364.48147</text:p>
          </table:table-cell>
          <table:table-cell office:value-type="float" office:value="1120" calcext:value-type="float">
            <text:p>1120</text:p>
          </table:table-cell>
          <table:table-cell table:formula="of:=[.B369]-[.B$2]" office:value-type="float" office:value="4.48121881484985" calcext:value-type="float">
            <text:p>4.4812188148</text:p>
          </table:table-cell>
          <table:table-cell table:formula="of:=[.C369]/([.D369]-[.D368])" office:value-type="float" office:value="99332.2439313203" calcext:value-type="float">
            <text:p>99332.2439313203</text:p>
          </table:table-cell>
          <table:table-cell/>
          <table:table-cell office:value-type="float" office:value="1456447364.62162" calcext:value-type="float">
            <text:p>1456447364.62162</text:p>
          </table:table-cell>
          <table:table-cell table:formula="of:=[.G369]-[.B369]" office:value-type="float" office:value="0.14014744758606" calcext:value-type="float">
            <text:p>0.1401474476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6447364.49275" calcext:value-type="float">
            <text:p>1456447364.49275</text:p>
          </table:table-cell>
          <table:table-cell office:value-type="float" office:value="1120" calcext:value-type="float">
            <text:p>1120</text:p>
          </table:table-cell>
          <table:table-cell table:formula="of:=[.B370]-[.B$2]" office:value-type="float" office:value="4.49249386787415" calcext:value-type="float">
            <text:p>4.4924938679</text:p>
          </table:table-cell>
          <table:table-cell table:formula="of:=[.C370]/([.D370]-[.D369])" office:value-type="float" office:value="99334.344378423" calcext:value-type="float">
            <text:p>99334.344378423</text:p>
          </table:table-cell>
          <table:table-cell/>
          <table:table-cell office:value-type="float" office:value="1456447364.63295" calcext:value-type="float">
            <text:p>1456447364.63295</text:p>
          </table:table-cell>
          <table:table-cell table:formula="of:=[.G370]-[.B370]" office:value-type="float" office:value="0.140202522277832" calcext:value-type="float">
            <text:p>0.1402025223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6447364.50402" calcext:value-type="float">
            <text:p>1456447364.50402</text:p>
          </table:table-cell>
          <table:table-cell office:value-type="float" office:value="1120" calcext:value-type="float">
            <text:p>1120</text:p>
          </table:table-cell>
          <table:table-cell table:formula="of:=[.B371]-[.B$2]" office:value-type="float" office:value="4.50376844406128" calcext:value-type="float">
            <text:p>4.5037684441</text:p>
          </table:table-cell>
          <table:table-cell table:formula="of:=[.C371]/([.D371]-[.D370])" office:value-type="float" office:value="99338.5455391317" calcext:value-type="float">
            <text:p>99338.5455391317</text:p>
          </table:table-cell>
          <table:table-cell/>
          <table:table-cell office:value-type="float" office:value="1456447364.64412" calcext:value-type="float">
            <text:p>1456447364.64412</text:p>
          </table:table-cell>
          <table:table-cell table:formula="of:=[.G371]-[.B371]" office:value-type="float" office:value="0.140097856521606" calcext:value-type="float">
            <text:p>0.1400978565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6447364.5153" calcext:value-type="float">
            <text:p>1456447364.5153</text:p>
          </table:table-cell>
          <table:table-cell office:value-type="float" office:value="1120" calcext:value-type="float">
            <text:p>1120</text:p>
          </table:table-cell>
          <table:table-cell table:formula="of:=[.B372]-[.B$2]" office:value-type="float" office:value="4.51504945755005" calcext:value-type="float">
            <text:p>4.5150494576</text:p>
          </table:table-cell>
          <table:table-cell table:formula="of:=[.C372]/([.D372]-[.D371])" office:value-type="float" office:value="99281.8598359963" calcext:value-type="float">
            <text:p>99281.8598359963</text:p>
          </table:table-cell>
          <table:table-cell/>
          <table:table-cell office:value-type="float" office:value="1456447364.65999" calcext:value-type="float">
            <text:p>1456447364.65999</text:p>
          </table:table-cell>
          <table:table-cell table:formula="of:=[.G372]-[.B372]" office:value-type="float" office:value="0.144686937332153" calcext:value-type="float">
            <text:p>0.1446869373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6447364.52658" calcext:value-type="float">
            <text:p>1456447364.52658</text:p>
          </table:table-cell>
          <table:table-cell office:value-type="float" office:value="1120" calcext:value-type="float">
            <text:p>1120</text:p>
          </table:table-cell>
          <table:table-cell table:formula="of:=[.B373]-[.B$2]" office:value-type="float" office:value="4.52632474899292" calcext:value-type="float">
            <text:p>4.526324749</text:p>
          </table:table-cell>
          <table:table-cell table:formula="of:=[.C373]/([.D373]-[.D372])" office:value-type="float" office:value="99332.2439313203" calcext:value-type="float">
            <text:p>99332.2439313203</text:p>
          </table:table-cell>
          <table:table-cell/>
          <table:table-cell office:value-type="float" office:value="1456447364.67132" calcext:value-type="float">
            <text:p>1456447364.67132</text:p>
          </table:table-cell>
          <table:table-cell table:formula="of:=[.G373]-[.B373]" office:value-type="float" office:value="0.144741535186768" calcext:value-type="float">
            <text:p>0.144741535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6447364.53785" calcext:value-type="float">
            <text:p>1456447364.53785</text:p>
          </table:table-cell>
          <table:table-cell office:value-type="float" office:value="1120" calcext:value-type="float">
            <text:p>1120</text:p>
          </table:table-cell>
          <table:table-cell table:formula="of:=[.B374]-[.B$2]" office:value-type="float" office:value="4.53760004043579" calcext:value-type="float">
            <text:p>4.5376000404</text:p>
          </table:table-cell>
          <table:table-cell table:formula="of:=[.C374]/([.D374]-[.D373])" office:value-type="float" office:value="99332.2439313203" calcext:value-type="float">
            <text:p>99332.2439313203</text:p>
          </table:table-cell>
          <table:table-cell/>
          <table:table-cell office:value-type="float" office:value="1456447364.68265" calcext:value-type="float">
            <text:p>1456447364.68265</text:p>
          </table:table-cell>
          <table:table-cell table:formula="of:=[.G374]-[.B374]" office:value-type="float" office:value="0.144796371459961" calcext:value-type="float">
            <text:p>0.1447963715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6447364.54913" calcext:value-type="float">
            <text:p>1456447364.54913</text:p>
          </table:table-cell>
          <table:table-cell office:value-type="float" office:value="1120" calcext:value-type="float">
            <text:p>1120</text:p>
          </table:table-cell>
          <table:table-cell table:formula="of:=[.B375]-[.B$2]" office:value-type="float" office:value="4.54887461662293" calcext:value-type="float">
            <text:p>4.5488746166</text:p>
          </table:table-cell>
          <table:table-cell table:formula="of:=[.C375]/([.D375]-[.D374])" office:value-type="float" office:value="99338.5455391317" calcext:value-type="float">
            <text:p>99338.5455391317</text:p>
          </table:table-cell>
          <table:table-cell/>
          <table:table-cell office:value-type="float" office:value="1456447364.70043" calcext:value-type="float">
            <text:p>1456447364.70043</text:p>
          </table:table-cell>
          <table:table-cell table:formula="of:=[.G375]-[.B375]" office:value-type="float" office:value="0.151301622390747" calcext:value-type="float">
            <text:p>0.1513016224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6447364.5604" calcext:value-type="float">
            <text:p>1456447364.5604</text:p>
          </table:table-cell>
          <table:table-cell office:value-type="float" office:value="1120" calcext:value-type="float">
            <text:p>1120</text:p>
          </table:table-cell>
          <table:table-cell table:formula="of:=[.B376]-[.B$2]" office:value-type="float" office:value="4.56014943122864" calcext:value-type="float">
            <text:p>4.5601494312</text:p>
          </table:table-cell>
          <table:table-cell table:formula="of:=[.C376]/([.D376]-[.D375])" office:value-type="float" office:value="99336.4449143582" calcext:value-type="float">
            <text:p>99336.4449143582</text:p>
          </table:table-cell>
          <table:table-cell/>
          <table:table-cell office:value-type="float" office:value="1456447364.71172" calcext:value-type="float">
            <text:p>1456447364.71172</text:p>
          </table:table-cell>
          <table:table-cell table:formula="of:=[.G376]-[.B376]" office:value-type="float" office:value="0.15131688117981" calcext:value-type="float">
            <text:p>0.1513168812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6447364.57168" calcext:value-type="float">
            <text:p>1456447364.57168</text:p>
          </table:table-cell>
          <table:table-cell office:value-type="float" office:value="1120" calcext:value-type="float">
            <text:p>1120</text:p>
          </table:table-cell>
          <table:table-cell table:formula="of:=[.B377]-[.B$2]" office:value-type="float" office:value="4.57142472267151" calcext:value-type="float">
            <text:p>4.5714247227</text:p>
          </table:table-cell>
          <table:table-cell table:formula="of:=[.C377]/([.D377]-[.D376])" office:value-type="float" office:value="99332.2439313203" calcext:value-type="float">
            <text:p>99332.2439313203</text:p>
          </table:table-cell>
          <table:table-cell/>
          <table:table-cell office:value-type="float" office:value="1456447364.72298" calcext:value-type="float">
            <text:p>1456447364.72298</text:p>
          </table:table-cell>
          <table:table-cell table:formula="of:=[.G377]-[.B377]" office:value-type="float" office:value="0.151301622390747" calcext:value-type="float">
            <text:p>0.1513016224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6447364.58295" calcext:value-type="float">
            <text:p>1456447364.58295</text:p>
          </table:table-cell>
          <table:table-cell office:value-type="float" office:value="1120" calcext:value-type="float">
            <text:p>1120</text:p>
          </table:table-cell>
          <table:table-cell table:formula="of:=[.B378]-[.B$2]" office:value-type="float" office:value="4.58269762992859" calcext:value-type="float">
            <text:p>4.5826976299</text:p>
          </table:table-cell>
          <table:table-cell table:formula="of:=[.C378]/([.D378]-[.D377])" office:value-type="float" office:value="99353.2524004907" calcext:value-type="float">
            <text:p>99353.2524004907</text:p>
          </table:table-cell>
          <table:table-cell/>
          <table:table-cell office:value-type="float" office:value="1456447364.73437" calcext:value-type="float">
            <text:p>1456447364.73437</text:p>
          </table:table-cell>
          <table:table-cell table:formula="of:=[.G378]-[.B378]" office:value-type="float" office:value="0.151418685913086" calcext:value-type="float">
            <text:p>0.1514186859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6447364.59423" calcext:value-type="float">
            <text:p>1456447364.59423</text:p>
          </table:table-cell>
          <table:table-cell office:value-type="float" office:value="1120" calcext:value-type="float">
            <text:p>1120</text:p>
          </table:table-cell>
          <table:table-cell table:formula="of:=[.B379]-[.B$2]" office:value-type="float" office:value="4.59397959709168" calcext:value-type="float">
            <text:p>4.5939795971</text:p>
          </table:table-cell>
          <table:table-cell table:formula="of:=[.C379]/([.D379]-[.D378])" office:value-type="float" office:value="99273.4674556213" calcext:value-type="float">
            <text:p>99273.4674556213</text:p>
          </table:table-cell>
          <table:table-cell/>
          <table:table-cell office:value-type="float" office:value="1456447364.74592" calcext:value-type="float">
            <text:p>1456447364.74592</text:p>
          </table:table-cell>
          <table:table-cell table:formula="of:=[.G379]-[.B379]" office:value-type="float" office:value="0.151686668395996" calcext:value-type="float">
            <text:p>0.1516866684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6447364.60553" calcext:value-type="float">
            <text:p>1456447364.60553</text:p>
          </table:table-cell>
          <table:table-cell office:value-type="float" office:value="1120" calcext:value-type="float">
            <text:p>1120</text:p>
          </table:table-cell>
          <table:table-cell table:formula="of:=[.B380]-[.B$2]" office:value-type="float" office:value="4.60527563095093" calcext:value-type="float">
            <text:p>4.605275631</text:p>
          </table:table-cell>
          <table:table-cell table:formula="of:=[.C380]/([.D380]-[.D379])" office:value-type="float" office:value="99149.8444458516" calcext:value-type="float">
            <text:p>99149.8444458516</text:p>
          </table:table-cell>
          <table:table-cell/>
          <table:table-cell office:value-type="float" office:value="1456447364.76196" calcext:value-type="float">
            <text:p>1456447364.76196</text:p>
          </table:table-cell>
          <table:table-cell table:formula="of:=[.G380]-[.B380]" office:value-type="float" office:value="0.156430721282959" calcext:value-type="float">
            <text:p>0.1564307213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6447364.61682" calcext:value-type="float">
            <text:p>1456447364.61682</text:p>
          </table:table-cell>
          <table:table-cell office:value-type="float" office:value="1120" calcext:value-type="float">
            <text:p>1120</text:p>
          </table:table-cell>
          <table:table-cell table:formula="of:=[.B381]-[.B$2]" office:value-type="float" office:value="4.61656141281128" calcext:value-type="float">
            <text:p>4.6165614128</text:p>
          </table:table-cell>
          <table:table-cell table:formula="of:=[.C381]/([.D381]-[.D380])" office:value-type="float" office:value="99239.9121176272" calcext:value-type="float">
            <text:p>99239.9121176272</text:p>
          </table:table-cell>
          <table:table-cell/>
          <table:table-cell office:value-type="float" office:value="1456447364.77323" calcext:value-type="float">
            <text:p>1456447364.77323</text:p>
          </table:table-cell>
          <table:table-cell table:formula="of:=[.G381]-[.B381]" office:value-type="float" office:value="0.156414985656738" calcext:value-type="float">
            <text:p>0.156414985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6447364.6281" calcext:value-type="float">
            <text:p>1456447364.6281</text:p>
          </table:table-cell>
          <table:table-cell office:value-type="float" office:value="1120" calcext:value-type="float">
            <text:p>1120</text:p>
          </table:table-cell>
          <table:table-cell table:formula="of:=[.B382]-[.B$2]" office:value-type="float" office:value="4.62784218788147" calcext:value-type="float">
            <text:p>4.6278421879</text:p>
          </table:table-cell>
          <table:table-cell table:formula="of:=[.C382]/([.D382]-[.D381])" office:value-type="float" office:value="99283.9581528057" calcext:value-type="float">
            <text:p>99283.9581528057</text:p>
          </table:table-cell>
          <table:table-cell/>
          <table:table-cell office:value-type="float" office:value="1456447364.78446" calcext:value-type="float">
            <text:p>1456447364.78446</text:p>
          </table:table-cell>
          <table:table-cell table:formula="of:=[.G382]-[.B382]" office:value-type="float" office:value="0.15636420249939" calcext:value-type="float">
            <text:p>0.1563642025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6447364.63938" calcext:value-type="float">
            <text:p>1456447364.63938</text:p>
          </table:table-cell>
          <table:table-cell office:value-type="float" office:value="1120" calcext:value-type="float">
            <text:p>1120</text:p>
          </table:table-cell>
          <table:table-cell table:formula="of:=[.B383]-[.B$2]" office:value-type="float" office:value="4.63912844657898" calcext:value-type="float">
            <text:p>4.6391284466</text:p>
          </table:table-cell>
          <table:table-cell table:formula="of:=[.C383]/([.D383]-[.D382])" office:value-type="float" office:value="99235.7192952808" calcext:value-type="float">
            <text:p>99235.7192952808</text:p>
          </table:table-cell>
          <table:table-cell/>
          <table:table-cell office:value-type="float" office:value="1456447364.79581" calcext:value-type="float">
            <text:p>1456447364.79581</text:p>
          </table:table-cell>
          <table:table-cell table:formula="of:=[.G383]-[.B383]" office:value-type="float" office:value="0.15642786026001" calcext:value-type="float">
            <text:p>0.1564278603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6447364.65066" calcext:value-type="float">
            <text:p>1456447364.65066</text:p>
          </table:table-cell>
          <table:table-cell office:value-type="float" office:value="1120" calcext:value-type="float">
            <text:p>1120</text:p>
          </table:table-cell>
          <table:table-cell table:formula="of:=[.B384]-[.B$2]" office:value-type="float" office:value="4.6504111289978" calcext:value-type="float">
            <text:p>4.650411129</text:p>
          </table:table-cell>
          <table:table-cell table:formula="of:=[.C384]/([.D384]-[.D383])" office:value-type="float" office:value="99267.1741013883" calcext:value-type="float">
            <text:p>99267.1741013883</text:p>
          </table:table-cell>
          <table:table-cell/>
          <table:table-cell office:value-type="float" office:value="1456447364.81336" calcext:value-type="float">
            <text:p>1456447364.81336</text:p>
          </table:table-cell>
          <table:table-cell table:formula="of:=[.G384]-[.B384]" office:value-type="float" office:value="0.162695169448853" calcext:value-type="float">
            <text:p>0.1626951694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6447364.66194" calcext:value-type="float">
            <text:p>1456447364.66194</text:p>
          </table:table-cell>
          <table:table-cell office:value-type="float" office:value="1120" calcext:value-type="float">
            <text:p>1120</text:p>
          </table:table-cell>
          <table:table-cell table:formula="of:=[.B385]-[.B$2]" office:value-type="float" office:value="4.66168975830078" calcext:value-type="float">
            <text:p>4.6616897583</text:p>
          </table:table-cell>
          <table:table-cell table:formula="of:=[.C385]/([.D385]-[.D384])" office:value-type="float" office:value="99302.8469961527" calcext:value-type="float">
            <text:p>99302.8469961527</text:p>
          </table:table-cell>
          <table:table-cell/>
          <table:table-cell office:value-type="float" office:value="1456447364.82455" calcext:value-type="float">
            <text:p>1456447364.82455</text:p>
          </table:table-cell>
          <table:table-cell table:formula="of:=[.G385]-[.B385]" office:value-type="float" office:value="0.162606477737427" calcext:value-type="float">
            <text:p>0.1626064777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6447364.6733" calcext:value-type="float">
            <text:p>1456447364.6733</text:p>
          </table:table-cell>
          <table:table-cell office:value-type="float" office:value="1120" calcext:value-type="float">
            <text:p>1120</text:p>
          </table:table-cell>
          <table:table-cell table:formula="of:=[.B386]-[.B$2]" office:value-type="float" office:value="4.67304158210754" calcext:value-type="float">
            <text:p>4.6730415821</text:p>
          </table:table-cell>
          <table:table-cell table:formula="of:=[.C386]/([.D386]-[.D385])" office:value-type="float" office:value="98662.5602251486" calcext:value-type="float">
            <text:p>98662.5602251486</text:p>
          </table:table-cell>
          <table:table-cell/>
          <table:table-cell office:value-type="float" office:value="1456447364.83591" calcext:value-type="float">
            <text:p>1456447364.83591</text:p>
          </table:table-cell>
          <table:table-cell table:formula="of:=[.G386]-[.B386]" office:value-type="float" office:value="0.162614822387695" calcext:value-type="float">
            <text:p>0.1626148224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6447364.68457" calcext:value-type="float">
            <text:p>1456447364.68457</text:p>
          </table:table-cell>
          <table:table-cell office:value-type="float" office:value="1120" calcext:value-type="float">
            <text:p>1120</text:p>
          </table:table-cell>
          <table:table-cell table:formula="of:=[.B387]-[.B$2]" office:value-type="float" office:value="4.6843204498291" calcext:value-type="float">
            <text:p>4.6843204498</text:p>
          </table:table-cell>
          <table:table-cell table:formula="of:=[.C387]/([.D387]-[.D386])" office:value-type="float" office:value="99300.7478808633" calcext:value-type="float">
            <text:p>99300.7478808633</text:p>
          </table:table-cell>
          <table:table-cell/>
          <table:table-cell office:value-type="float" office:value="1456447364.84709" calcext:value-type="float">
            <text:p>1456447364.84709</text:p>
          </table:table-cell>
          <table:table-cell table:formula="of:=[.G387]-[.B387]" office:value-type="float" office:value="0.162515878677368" calcext:value-type="float">
            <text:p>0.162515878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6447364.69585" calcext:value-type="float">
            <text:p>1456447364.69585</text:p>
          </table:table-cell>
          <table:table-cell office:value-type="float" office:value="1120" calcext:value-type="float">
            <text:p>1120</text:p>
          </table:table-cell>
          <table:table-cell table:formula="of:=[.B388]-[.B$2]" office:value-type="float" office:value="4.69559574127197" calcext:value-type="float">
            <text:p>4.6955957413</text:p>
          </table:table-cell>
          <table:table-cell table:formula="of:=[.C388]/([.D388]-[.D387])" office:value-type="float" office:value="99332.2439313203" calcext:value-type="float">
            <text:p>99332.2439313203</text:p>
          </table:table-cell>
          <table:table-cell/>
          <table:table-cell office:value-type="float" office:value="1456447364.86432" calcext:value-type="float">
            <text:p>1456447364.86432</text:p>
          </table:table-cell>
          <table:table-cell table:formula="of:=[.G388]-[.B388]" office:value-type="float" office:value="0.168470621109009" calcext:value-type="float">
            <text:p>0.168470621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6447364.70712" calcext:value-type="float">
            <text:p>1456447364.70712</text:p>
          </table:table-cell>
          <table:table-cell office:value-type="float" office:value="1120" calcext:value-type="float">
            <text:p>1120</text:p>
          </table:table-cell>
          <table:table-cell table:formula="of:=[.B389]-[.B$2]" office:value-type="float" office:value="4.70687103271484" calcext:value-type="float">
            <text:p>4.7068710327</text:p>
          </table:table-cell>
          <table:table-cell table:formula="of:=[.C389]/([.D389]-[.D388])" office:value-type="float" office:value="99332.2439313203" calcext:value-type="float">
            <text:p>99332.2439313203</text:p>
          </table:table-cell>
          <table:table-cell/>
          <table:table-cell office:value-type="float" office:value="1456447364.87531" calcext:value-type="float">
            <text:p>1456447364.87531</text:p>
          </table:table-cell>
          <table:table-cell table:formula="of:=[.G389]-[.B389]" office:value-type="float" office:value="0.168185234069824" calcext:value-type="float">
            <text:p>0.168185234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6447364.7184" calcext:value-type="float">
            <text:p>1456447364.7184</text:p>
          </table:table-cell>
          <table:table-cell office:value-type="float" office:value="1120" calcext:value-type="float">
            <text:p>1120</text:p>
          </table:table-cell>
          <table:table-cell table:formula="of:=[.B390]-[.B$2]" office:value-type="float" office:value="4.71814465522766" calcext:value-type="float">
            <text:p>4.7181446552</text:p>
          </table:table-cell>
          <table:table-cell table:formula="of:=[.C390]/([.D390]-[.D389])" office:value-type="float" office:value="99346.948926721" calcext:value-type="float">
            <text:p>99346.948926721</text:p>
          </table:table-cell>
          <table:table-cell/>
          <table:table-cell office:value-type="float" office:value="1456447364.88648" calcext:value-type="float">
            <text:p>1456447364.88648</text:p>
          </table:table-cell>
          <table:table-cell table:formula="of:=[.G390]-[.B390]" office:value-type="float" office:value="0.168081760406494" calcext:value-type="float">
            <text:p>0.1680817604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6447364.72967" calcext:value-type="float">
            <text:p>1456447364.72967</text:p>
          </table:table-cell>
          <table:table-cell office:value-type="float" office:value="1120" calcext:value-type="float">
            <text:p>1120</text:p>
          </table:table-cell>
          <table:table-cell table:formula="of:=[.B391]-[.B$2]" office:value-type="float" office:value="4.7294180393219" calcext:value-type="float">
            <text:p>4.7294180393</text:p>
          </table:table-cell>
          <table:table-cell table:formula="of:=[.C391]/([.D391]-[.D390])" office:value-type="float" office:value="99349.0499957702" calcext:value-type="float">
            <text:p>99349.0499957702</text:p>
          </table:table-cell>
          <table:table-cell/>
          <table:table-cell office:value-type="float" office:value="1456447364.89794" calcext:value-type="float">
            <text:p>1456447364.89794</text:p>
          </table:table-cell>
          <table:table-cell table:formula="of:=[.G391]-[.B391]" office:value-type="float" office:value="0.168268203735352" calcext:value-type="float">
            <text:p>0.1682682037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6447364.74095" calcext:value-type="float">
            <text:p>1456447364.74095</text:p>
          </table:table-cell>
          <table:table-cell office:value-type="float" office:value="1120" calcext:value-type="float">
            <text:p>1120</text:p>
          </table:table-cell>
          <table:table-cell table:formula="of:=[.B392]-[.B$2]" office:value-type="float" office:value="4.74069571495056" calcext:value-type="float">
            <text:p>4.740695715</text:p>
          </table:table-cell>
          <table:table-cell table:formula="of:=[.C392]/([.D392]-[.D391])" office:value-type="float" office:value="99311.244344848" calcext:value-type="float">
            <text:p>99311.244344848</text:p>
          </table:table-cell>
          <table:table-cell/>
          <table:table-cell office:value-type="float" office:value="1456447364.90914" calcext:value-type="float">
            <text:p>1456447364.90914</text:p>
          </table:table-cell>
          <table:table-cell table:formula="of:=[.G392]-[.B392]" office:value-type="float" office:value="0.168190717697144" calcext:value-type="float">
            <text:p>0.1681907177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6447364.75223" calcext:value-type="float">
            <text:p>1456447364.75223</text:p>
          </table:table-cell>
          <table:table-cell office:value-type="float" office:value="1120" calcext:value-type="float">
            <text:p>1120</text:p>
          </table:table-cell>
          <table:table-cell table:formula="of:=[.B393]-[.B$2]" office:value-type="float" office:value="4.75197434425354" calcext:value-type="float">
            <text:p>4.7519743443</text:p>
          </table:table-cell>
          <table:table-cell table:formula="of:=[.C393]/([.D393]-[.D392])" office:value-type="float" office:value="99302.8469961527" calcext:value-type="float">
            <text:p>99302.8469961527</text:p>
          </table:table-cell>
          <table:table-cell/>
          <table:table-cell office:value-type="float" office:value="1456447364.92663" calcext:value-type="float">
            <text:p>1456447364.92663</text:p>
          </table:table-cell>
          <table:table-cell table:formula="of:=[.G393]-[.B393]" office:value-type="float" office:value="0.174401998519897" calcext:value-type="float">
            <text:p>0.1744019985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6447364.7635" calcext:value-type="float">
            <text:p>1456447364.7635</text:p>
          </table:table-cell>
          <table:table-cell office:value-type="float" office:value="1120" calcext:value-type="float">
            <text:p>1120</text:p>
          </table:table-cell>
          <table:table-cell table:formula="of:=[.B394]-[.B$2]" office:value-type="float" office:value="4.7632486820221" calcext:value-type="float">
            <text:p>4.763248682</text:p>
          </table:table-cell>
          <table:table-cell table:formula="of:=[.C394]/([.D394]-[.D393])" office:value-type="float" office:value="99340.6462527491" calcext:value-type="float">
            <text:p>99340.6462527491</text:p>
          </table:table-cell>
          <table:table-cell/>
          <table:table-cell office:value-type="float" office:value="1456447364.93776" calcext:value-type="float">
            <text:p>1456447364.93776</text:p>
          </table:table-cell>
          <table:table-cell table:formula="of:=[.G394]-[.B394]" office:value-type="float" office:value="0.174257755279541" calcext:value-type="float">
            <text:p>0.1742577553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6447364.77478" calcext:value-type="float">
            <text:p>1456447364.77478</text:p>
          </table:table-cell>
          <table:table-cell office:value-type="float" office:value="1120" calcext:value-type="float">
            <text:p>1120</text:p>
          </table:table-cell>
          <table:table-cell table:formula="of:=[.B395]-[.B$2]" office:value-type="float" office:value="4.77452993392944" calcext:value-type="float">
            <text:p>4.7745299339</text:p>
          </table:table-cell>
          <table:table-cell table:formula="of:=[.C395]/([.D395]-[.D394])" office:value-type="float" office:value="99279.7616078788" calcext:value-type="float">
            <text:p>99279.7616078788</text:p>
          </table:table-cell>
          <table:table-cell/>
          <table:table-cell office:value-type="float" office:value="1456447364.94905" calcext:value-type="float">
            <text:p>1456447364.94905</text:p>
          </table:table-cell>
          <table:table-cell table:formula="of:=[.G395]-[.B395]" office:value-type="float" office:value="0.174266338348389" calcext:value-type="float">
            <text:p>0.1742663383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6447364.78606" calcext:value-type="float">
            <text:p>1456447364.78606</text:p>
          </table:table-cell>
          <table:table-cell office:value-type="float" office:value="1120" calcext:value-type="float">
            <text:p>1120</text:p>
          </table:table-cell>
          <table:table-cell table:formula="of:=[.B396]-[.B$2]" office:value-type="float" office:value="4.78580665588379" calcext:value-type="float">
            <text:p>4.7858066559</text:p>
          </table:table-cell>
          <table:table-cell table:formula="of:=[.C396]/([.D396]-[.D395])" office:value-type="float" office:value="99319.6431138737" calcext:value-type="float">
            <text:p>99319.6431138737</text:p>
          </table:table-cell>
          <table:table-cell/>
          <table:table-cell office:value-type="float" office:value="1456447364.96031" calcext:value-type="float">
            <text:p>1456447364.96031</text:p>
          </table:table-cell>
          <table:table-cell table:formula="of:=[.G396]-[.B396]" office:value-type="float" office:value="0.174249649047852" calcext:value-type="float">
            <text:p>0.174249649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6447364.79734" calcext:value-type="float">
            <text:p>1456447364.79734</text:p>
          </table:table-cell>
          <table:table-cell office:value-type="float" office:value="1120" calcext:value-type="float">
            <text:p>1120</text:p>
          </table:table-cell>
          <table:table-cell table:formula="of:=[.B397]-[.B$2]" office:value-type="float" office:value="4.79708170890808" calcext:value-type="float">
            <text:p>4.7970817089</text:p>
          </table:table-cell>
          <table:table-cell table:formula="of:=[.C397]/([.D397]-[.D396])" office:value-type="float" office:value="99334.344378423" calcext:value-type="float">
            <text:p>99334.344378423</text:p>
          </table:table-cell>
          <table:table-cell/>
          <table:table-cell office:value-type="float" office:value="1456447364.97696" calcext:value-type="float">
            <text:p>1456447364.97696</text:p>
          </table:table-cell>
          <table:table-cell table:formula="of:=[.G397]-[.B397]" office:value-type="float" office:value="0.179624557495117" calcext:value-type="float">
            <text:p>0.1796245575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6447364.80861" calcext:value-type="float">
            <text:p>1456447364.80861</text:p>
          </table:table-cell>
          <table:table-cell office:value-type="float" office:value="1120" calcext:value-type="float">
            <text:p>1120</text:p>
          </table:table-cell>
          <table:table-cell table:formula="of:=[.B398]-[.B$2]" office:value-type="float" office:value="4.80835628509522" calcext:value-type="float">
            <text:p>4.8083562851</text:p>
          </table:table-cell>
          <table:table-cell table:formula="of:=[.C398]/([.D398]-[.D397])" office:value-type="float" office:value="99338.5455391317" calcext:value-type="float">
            <text:p>99338.5455391317</text:p>
          </table:table-cell>
          <table:table-cell/>
          <table:table-cell office:value-type="float" office:value="1456447364.98824" calcext:value-type="float">
            <text:p>1456447364.98824</text:p>
          </table:table-cell>
          <table:table-cell table:formula="of:=[.G398]-[.B398]" office:value-type="float" office:value="0.179630041122437" calcext:value-type="float">
            <text:p>0.179630041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6447364.82035" calcext:value-type="float">
            <text:p>1456447364.82035</text:p>
          </table:table-cell>
          <table:table-cell office:value-type="float" office:value="1120" calcext:value-type="float">
            <text:p>1120</text:p>
          </table:table-cell>
          <table:table-cell table:formula="of:=[.B399]-[.B$2]" office:value-type="float" office:value="4.82009291648865" calcext:value-type="float">
            <text:p>4.8200929165</text:p>
          </table:table-cell>
          <table:table-cell table:formula="of:=[.C399]/([.D399]-[.D398])" office:value-type="float" office:value="95427.7221849798" calcext:value-type="float">
            <text:p>95427.7221849798</text:p>
          </table:table-cell>
          <table:table-cell/>
          <table:table-cell office:value-type="float" office:value="1456447364.99959" calcext:value-type="float">
            <text:p>1456447364.99959</text:p>
          </table:table-cell>
          <table:table-cell table:formula="of:=[.G399]-[.B399]" office:value-type="float" office:value="0.179243326187134" calcext:value-type="float">
            <text:p>0.1792433262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6447364.83162" calcext:value-type="float">
            <text:p>1456447364.83162</text:p>
          </table:table-cell>
          <table:table-cell office:value-type="float" office:value="1120" calcext:value-type="float">
            <text:p>1120</text:p>
          </table:table-cell>
          <table:table-cell table:formula="of:=[.B400]-[.B$2]" office:value-type="float" office:value="4.83136916160584" calcext:value-type="float">
            <text:p>4.8313691616</text:p>
          </table:table-cell>
          <table:table-cell table:formula="of:=[.C400]/([.D400]-[.D399])" office:value-type="float" office:value="99323.8430311231" calcext:value-type="float">
            <text:p>99323.8430311231</text:p>
          </table:table-cell>
          <table:table-cell/>
          <table:table-cell office:value-type="float" office:value="1456447365.01153" calcext:value-type="float">
            <text:p>1456447365.01153</text:p>
          </table:table-cell>
          <table:table-cell table:formula="of:=[.G400]-[.B400]" office:value-type="float" office:value="0.179907083511353" calcext:value-type="float">
            <text:p>0.1799070835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6447364.8429" calcext:value-type="float">
            <text:p>1456447364.8429</text:p>
          </table:table-cell>
          <table:table-cell office:value-type="float" office:value="1120" calcext:value-type="float">
            <text:p>1120</text:p>
          </table:table-cell>
          <table:table-cell table:formula="of:=[.B401]-[.B$2]" office:value-type="float" office:value="4.84264540672302" calcext:value-type="float">
            <text:p>4.8426454067</text:p>
          </table:table-cell>
          <table:table-cell table:formula="of:=[.C401]/([.D401]-[.D400])" office:value-type="float" office:value="99323.8430311231" calcext:value-type="float">
            <text:p>99323.8430311231</text:p>
          </table:table-cell>
          <table:table-cell/>
          <table:table-cell office:value-type="float" office:value="1456447365.02343" calcext:value-type="float">
            <text:p>1456447365.02343</text:p>
          </table:table-cell>
          <table:table-cell table:formula="of:=[.G401]-[.B401]" office:value-type="float" office:value="0.180531024932861" calcext:value-type="float">
            <text:p>0.180531024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6447364.85417" calcext:value-type="float">
            <text:p>1456447364.85417</text:p>
          </table:table-cell>
          <table:table-cell office:value-type="float" office:value="1120" calcext:value-type="float">
            <text:p>1120</text:p>
          </table:table-cell>
          <table:table-cell table:formula="of:=[.B402]-[.B$2]" office:value-type="float" office:value="4.85392093658447" calcext:value-type="float">
            <text:p>4.8539209366</text:p>
          </table:table-cell>
          <table:table-cell table:formula="of:=[.C402]/([.D402]-[.D401])" office:value-type="float" office:value="99330.1435730446" calcext:value-type="float">
            <text:p>99330.1435730446</text:p>
          </table:table-cell>
          <table:table-cell/>
          <table:table-cell office:value-type="float" office:value="1456447365.03025" calcext:value-type="float">
            <text:p>1456447365.03025</text:p>
          </table:table-cell>
          <table:table-cell table:formula="of:=[.G402]-[.B402]" office:value-type="float" office:value="0.176075458526611" calcext:value-type="float">
            <text:p>0.1760754585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6447364.86545" calcext:value-type="float">
            <text:p>1456447364.86545</text:p>
          </table:table-cell>
          <table:table-cell office:value-type="float" office:value="1120" calcext:value-type="float">
            <text:p>1120</text:p>
          </table:table-cell>
          <table:table-cell table:formula="of:=[.B403]-[.B$2]" office:value-type="float" office:value="4.86519885063171" calcext:value-type="float">
            <text:p>4.8651988506</text:p>
          </table:table-cell>
          <table:table-cell table:formula="of:=[.C403]/([.D403]-[.D402])" office:value-type="float" office:value="99309.1448745323" calcext:value-type="float">
            <text:p>99309.1448745323</text:p>
          </table:table-cell>
          <table:table-cell/>
          <table:table-cell office:value-type="float" office:value="1456447365.03387" calcext:value-type="float">
            <text:p>1456447365.03387</text:p>
          </table:table-cell>
          <table:table-cell table:formula="of:=[.G403]-[.B403]" office:value-type="float" office:value="0.168417453765869" calcext:value-type="float">
            <text:p>0.1684174538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6447364.87673" calcext:value-type="float">
            <text:p>1456447364.87673</text:p>
          </table:table-cell>
          <table:table-cell office:value-type="float" office:value="1120" calcext:value-type="float">
            <text:p>1120</text:p>
          </table:table-cell>
          <table:table-cell table:formula="of:=[.B404]-[.B$2]" office:value-type="float" office:value="4.87647366523743" calcext:value-type="float">
            <text:p>4.8764736652</text:p>
          </table:table-cell>
          <table:table-cell table:formula="of:=[.C404]/([.D404]-[.D403])" office:value-type="float" office:value="99336.4449143582" calcext:value-type="float">
            <text:p>99336.4449143582</text:p>
          </table:table-cell>
          <table:table-cell/>
          <table:table-cell office:value-type="float" office:value="1456447365.0396" calcext:value-type="float">
            <text:p>1456447365.0396</text:p>
          </table:table-cell>
          <table:table-cell table:formula="of:=[.G404]-[.B404]" office:value-type="float" office:value="0.162872552871704" calcext:value-type="float">
            <text:p>0.1628725529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6447364.888" calcext:value-type="float">
            <text:p>1456447364.888</text:p>
          </table:table-cell>
          <table:table-cell office:value-type="float" office:value="1120" calcext:value-type="float">
            <text:p>1120</text:p>
          </table:table-cell>
          <table:table-cell table:formula="of:=[.B405]-[.B$2]" office:value-type="float" office:value="4.88774752616882" calcext:value-type="float">
            <text:p>4.8877475262</text:p>
          </table:table-cell>
          <table:table-cell table:formula="of:=[.C405]/([.D405]-[.D404])" office:value-type="float" office:value="99344.8479465381" calcext:value-type="float">
            <text:p>99344.8479465381</text:p>
          </table:table-cell>
          <table:table-cell/>
          <table:table-cell office:value-type="float" office:value="1456447365.04596" calcext:value-type="float">
            <text:p>1456447365.04596</text:p>
          </table:table-cell>
          <table:table-cell table:formula="of:=[.G405]-[.B405]" office:value-type="float" office:value="0.157958745956421" calcext:value-type="float">
            <text:p>0.157958746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6447364.89928" calcext:value-type="float">
            <text:p>1456447364.89928</text:p>
          </table:table-cell>
          <table:table-cell office:value-type="float" office:value="1120" calcext:value-type="float">
            <text:p>1120</text:p>
          </table:table-cell>
          <table:table-cell table:formula="of:=[.B406]-[.B$2]" office:value-type="float" office:value="4.8990273475647" calcext:value-type="float">
            <text:p>4.8990273476</text:p>
          </table:table-cell>
          <table:table-cell table:formula="of:=[.C406]/([.D406]-[.D405])" office:value-type="float" office:value="99292.3523070745" calcext:value-type="float">
            <text:p>99292.3523070745</text:p>
          </table:table-cell>
          <table:table-cell/>
          <table:table-cell office:value-type="float" office:value="1456447365.05657" calcext:value-type="float">
            <text:p>1456447365.05657</text:p>
          </table:table-cell>
          <table:table-cell table:formula="of:=[.G406]-[.B406]" office:value-type="float" office:value="0.157289028167725" calcext:value-type="float">
            <text:p>0.1572890282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6447364.91056" calcext:value-type="float">
            <text:p>1456447364.91056</text:p>
          </table:table-cell>
          <table:table-cell office:value-type="float" office:value="1120" calcext:value-type="float">
            <text:p>1120</text:p>
          </table:table-cell>
          <table:table-cell table:formula="of:=[.B407]-[.B$2]" office:value-type="float" office:value="4.91030311584473" calcext:value-type="float">
            <text:p>4.9103031158</text:p>
          </table:table-cell>
          <table:table-cell table:formula="of:=[.C407]/([.D407]-[.D406])" office:value-type="float" office:value="99328.0433035903" calcext:value-type="float">
            <text:p>99328.0433035903</text:p>
          </table:table-cell>
          <table:table-cell/>
          <table:table-cell office:value-type="float" office:value="1456447365.06194" calcext:value-type="float">
            <text:p>1456447365.06194</text:p>
          </table:table-cell>
          <table:table-cell table:formula="of:=[.G407]-[.B407]" office:value-type="float" office:value="0.1513831615448" calcext:value-type="float">
            <text:p>0.1513831615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6447364.92183" calcext:value-type="float">
            <text:p>1456447364.92183</text:p>
          </table:table-cell>
          <table:table-cell office:value-type="float" office:value="1120" calcext:value-type="float">
            <text:p>1120</text:p>
          </table:table-cell>
          <table:table-cell table:formula="of:=[.B408]-[.B$2]" office:value-type="float" office:value="4.92157959938049" calcext:value-type="float">
            <text:p>4.9215795994</text:p>
          </table:table-cell>
          <table:table-cell table:formula="of:=[.C408]/([.D408]-[.D407])" office:value-type="float" office:value="99321.743028099" calcext:value-type="float">
            <text:p>99321.743028099</text:p>
          </table:table-cell>
          <table:table-cell/>
          <table:table-cell office:value-type="float" office:value="1456447365.07051" calcext:value-type="float">
            <text:p>1456447365.07051</text:p>
          </table:table-cell>
          <table:table-cell table:formula="of:=[.G408]-[.B408]" office:value-type="float" office:value="0.148676633834839" calcext:value-type="float">
            <text:p>0.1486766338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6447364.93311" calcext:value-type="float">
            <text:p>1456447364.93311</text:p>
          </table:table-cell>
          <table:table-cell office:value-type="float" office:value="1120" calcext:value-type="float">
            <text:p>1120</text:p>
          </table:table-cell>
          <table:table-cell table:formula="of:=[.B409]-[.B$2]" office:value-type="float" office:value="4.93285465240479" calcext:value-type="float">
            <text:p>4.9328546524</text:p>
          </table:table-cell>
          <table:table-cell table:formula="of:=[.C409]/([.D409]-[.D408])" office:value-type="float" office:value="99334.344378423" calcext:value-type="float">
            <text:p>99334.344378423</text:p>
          </table:table-cell>
          <table:table-cell/>
          <table:table-cell office:value-type="float" office:value="1456447365.07719" calcext:value-type="float">
            <text:p>1456447365.07719</text:p>
          </table:table-cell>
          <table:table-cell table:formula="of:=[.G409]-[.B409]" office:value-type="float" office:value="0.144081592559814" calcext:value-type="float">
            <text:p>0.1440815926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6447364.94438" calcext:value-type="float">
            <text:p>1456447364.94438</text:p>
          </table:table-cell>
          <table:table-cell office:value-type="float" office:value="1120" calcext:value-type="float">
            <text:p>1120</text:p>
          </table:table-cell>
          <table:table-cell table:formula="of:=[.B410]-[.B$2]" office:value-type="float" office:value="4.94412779808044" calcext:value-type="float">
            <text:p>4.9441277981</text:p>
          </table:table-cell>
          <table:table-cell table:formula="of:=[.C410]/([.D410]-[.D409])" office:value-type="float" office:value="99351.1511536916" calcext:value-type="float">
            <text:p>99351.1511536916</text:p>
          </table:table-cell>
          <table:table-cell/>
          <table:table-cell office:value-type="float" office:value="1456447365.08076" calcext:value-type="float">
            <text:p>1456447365.08076</text:p>
          </table:table-cell>
          <table:table-cell table:formula="of:=[.G410]-[.B410]" office:value-type="float" office:value="0.136378526687622" calcext:value-type="float">
            <text:p>0.1363785267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6447364.95565" calcext:value-type="float">
            <text:p>1456447364.95565</text:p>
          </table:table-cell>
          <table:table-cell office:value-type="float" office:value="1120" calcext:value-type="float">
            <text:p>1120</text:p>
          </table:table-cell>
          <table:table-cell table:formula="of:=[.B411]-[.B$2]" office:value-type="float" office:value="4.95540046691895" calcext:value-type="float">
            <text:p>4.9554004669</text:p>
          </table:table-cell>
          <table:table-cell table:formula="of:=[.C411]/([.D411]-[.D410])" office:value-type="float" office:value="99355.3537361731" calcext:value-type="float">
            <text:p>99355.3537361731</text:p>
          </table:table-cell>
          <table:table-cell/>
          <table:table-cell office:value-type="float" office:value="1456447365.08435" calcext:value-type="float">
            <text:p>1456447365.08435</text:p>
          </table:table-cell>
          <table:table-cell table:formula="of:=[.G411]-[.B411]" office:value-type="float" office:value="0.128695964813232" calcext:value-type="float">
            <text:p>0.1286959648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6447364.96693" calcext:value-type="float">
            <text:p>1456447364.96693</text:p>
          </table:table-cell>
          <table:table-cell office:value-type="float" office:value="1120" calcext:value-type="float">
            <text:p>1120</text:p>
          </table:table-cell>
          <table:table-cell table:formula="of:=[.B412]-[.B$2]" office:value-type="float" office:value="4.9666736125946" calcext:value-type="float">
            <text:p>4.9666736126</text:p>
          </table:table-cell>
          <table:table-cell table:formula="of:=[.C412]/([.D412]-[.D411])" office:value-type="float" office:value="99351.1511536916" calcext:value-type="float">
            <text:p>99351.1511536916</text:p>
          </table:table-cell>
          <table:table-cell/>
          <table:table-cell office:value-type="float" office:value="1456447365.08793" calcext:value-type="float">
            <text:p>1456447365.08793</text:p>
          </table:table-cell>
          <table:table-cell table:formula="of:=[.G412]-[.B412]" office:value-type="float" office:value="0.121002674102783" calcext:value-type="float">
            <text:p>0.1210026741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6447364.9782" calcext:value-type="float">
            <text:p>1456447364.9782</text:p>
          </table:table-cell>
          <table:table-cell office:value-type="float" office:value="1120" calcext:value-type="float">
            <text:p>1120</text:p>
          </table:table-cell>
          <table:table-cell table:formula="of:=[.B413]-[.B$2]" office:value-type="float" office:value="4.977947473526" calcext:value-type="float">
            <text:p>4.9779474735</text:p>
          </table:table-cell>
          <table:table-cell table:formula="of:=[.C413]/([.D413]-[.D412])" office:value-type="float" office:value="99344.8479465381" calcext:value-type="float">
            <text:p>99344.8479465381</text:p>
          </table:table-cell>
          <table:table-cell/>
          <table:table-cell office:value-type="float" office:value="1456447365.0915" calcext:value-type="float">
            <text:p>1456447365.0915</text:p>
          </table:table-cell>
          <table:table-cell table:formula="of:=[.G413]-[.B413]" office:value-type="float" office:value="0.113298892974854" calcext:value-type="float">
            <text:p>0.113298893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6447364.98947" calcext:value-type="float">
            <text:p>1456447364.98947</text:p>
          </table:table-cell>
          <table:table-cell office:value-type="float" office:value="1120" calcext:value-type="float">
            <text:p>1120</text:p>
          </table:table-cell>
          <table:table-cell table:formula="of:=[.B414]-[.B$2]" office:value-type="float" office:value="4.98922085762024" calcext:value-type="float">
            <text:p>4.9892208576</text:p>
          </table:table-cell>
          <table:table-cell table:formula="of:=[.C414]/([.D414]-[.D413])" office:value-type="float" office:value="99349.0499957702" calcext:value-type="float">
            <text:p>99349.0499957702</text:p>
          </table:table-cell>
          <table:table-cell/>
          <table:table-cell office:value-type="float" office:value="1456447365.09506" calcext:value-type="float">
            <text:p>1456447365.09506</text:p>
          </table:table-cell>
          <table:table-cell table:formula="of:=[.G414]-[.B414]" office:value-type="float" office:value="0.10558557510376" calcext:value-type="float">
            <text:p>0.105585575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6447365.00197" calcext:value-type="float">
            <text:p>1456447365.00197</text:p>
          </table:table-cell>
          <table:table-cell office:value-type="float" office:value="1120" calcext:value-type="float">
            <text:p>1120</text:p>
          </table:table-cell>
          <table:table-cell table:formula="of:=[.B415]-[.B$2]" office:value-type="float" office:value="5.00171399116516" calcext:value-type="float">
            <text:p>5.0017139912</text:p>
          </table:table-cell>
          <table:table-cell table:formula="of:=[.C415]/([.D415]-[.D414])" office:value-type="float" office:value="89649.2458015267" calcext:value-type="float">
            <text:p>89649.2458015267</text:p>
          </table:table-cell>
          <table:table-cell/>
          <table:table-cell office:value-type="float" office:value="1456447365.09862" calcext:value-type="float">
            <text:p>1456447365.09862</text:p>
          </table:table-cell>
          <table:table-cell table:formula="of:=[.G415]-[.B415]" office:value-type="float" office:value="0.0966522693634033" calcext:value-type="float">
            <text:p>0.0966522694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6447365.01289" calcext:value-type="float">
            <text:p>1456447365.01289</text:p>
          </table:table-cell>
          <table:table-cell office:value-type="float" office:value="1120" calcext:value-type="float">
            <text:p>1120</text:p>
          </table:table-cell>
          <table:table-cell table:formula="of:=[.B416]-[.B$2]" office:value-type="float" office:value="5.01264095306397" calcext:value-type="float">
            <text:p>5.0126409531</text:p>
          </table:table-cell>
          <table:table-cell table:formula="of:=[.C416]/([.D416]-[.D415])" office:value-type="float" office:value="102498.755863935" calcext:value-type="float">
            <text:p>102498.755863935</text:p>
          </table:table-cell>
          <table:table-cell/>
          <table:table-cell office:value-type="float" office:value="1456447365.10218" calcext:value-type="float">
            <text:p>1456447365.10218</text:p>
          </table:table-cell>
          <table:table-cell table:formula="of:=[.G416]-[.B416]" office:value-type="float" office:value="0.0892853736877441" calcext:value-type="float">
            <text:p>0.0892853737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6447365.0238" calcext:value-type="float">
            <text:p>1456447365.0238</text:p>
          </table:table-cell>
          <table:table-cell office:value-type="float" office:value="1120" calcext:value-type="float">
            <text:p>1120</text:p>
          </table:table-cell>
          <table:table-cell table:formula="of:=[.B417]-[.B$2]" office:value-type="float" office:value="5.02354526519775" calcext:value-type="float">
            <text:p>5.0235452652</text:p>
          </table:table-cell>
          <table:table-cell table:formula="of:=[.C417]/([.D417]-[.D416])" office:value-type="float" office:value="102711.659961518" calcext:value-type="float">
            <text:p>102711.659961518</text:p>
          </table:table-cell>
          <table:table-cell/>
          <table:table-cell office:value-type="float" office:value="1456447365.10605" calcext:value-type="float">
            <text:p>1456447365.10605</text:p>
          </table:table-cell>
          <table:table-cell table:formula="of:=[.G417]-[.B417]" office:value-type="float" office:value="0.0822510719299316" calcext:value-type="float">
            <text:p>0.0822510719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6447365.03463" calcext:value-type="float">
            <text:p>1456447365.03463</text:p>
          </table:table-cell>
          <table:table-cell office:value-type="float" office:value="1120" calcext:value-type="float">
            <text:p>1120</text:p>
          </table:table-cell>
          <table:table-cell table:formula="of:=[.B418]-[.B$2]" office:value-type="float" office:value="5.03437447547913" calcext:value-type="float">
            <text:p>5.0343744755</text:p>
          </table:table-cell>
          <table:table-cell table:formula="of:=[.C418]/([.D418]-[.D417])" office:value-type="float" office:value="103423.977455362" calcext:value-type="float">
            <text:p>103423.977455362</text:p>
          </table:table-cell>
          <table:table-cell/>
          <table:table-cell office:value-type="float" office:value="1456447365.10962" calcext:value-type="float">
            <text:p>1456447365.10962</text:p>
          </table:table-cell>
          <table:table-cell table:formula="of:=[.G418]-[.B418]" office:value-type="float" office:value="0.0749919414520264" calcext:value-type="float">
            <text:p>0.0749919415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6447365.04544" calcext:value-type="float">
            <text:p>1456447365.04544</text:p>
          </table:table-cell>
          <table:table-cell office:value-type="float" office:value="1120" calcext:value-type="float">
            <text:p>1120</text:p>
          </table:table-cell>
          <table:table-cell table:formula="of:=[.B419]-[.B$2]" office:value-type="float" office:value="5.04519104957581" calcext:value-type="float">
            <text:p>5.0451910496</text:p>
          </table:table-cell>
          <table:table-cell table:formula="of:=[.C419]/([.D419]-[.D418])" office:value-type="float" office:value="103544.799858931" calcext:value-type="float">
            <text:p>103544.799858931</text:p>
          </table:table-cell>
          <table:table-cell/>
          <table:table-cell office:value-type="float" office:value="1456447365.11778" calcext:value-type="float">
            <text:p>1456447365.11778</text:p>
          </table:table-cell>
          <table:table-cell table:formula="of:=[.G419]-[.B419]" office:value-type="float" office:value="0.0723352432250977" calcext:value-type="float">
            <text:p>0.0723352432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6447365.05625" calcext:value-type="float">
            <text:p>1456447365.05625</text:p>
          </table:table-cell>
          <table:table-cell office:value-type="float" office:value="1120" calcext:value-type="float">
            <text:p>1120</text:p>
          </table:table-cell>
          <table:table-cell table:formula="of:=[.B420]-[.B$2]" office:value-type="float" office:value="5.0559995174408" calcext:value-type="float">
            <text:p>5.0559995174</text:p>
          </table:table-cell>
          <table:table-cell table:formula="of:=[.C420]/([.D420]-[.D419])" office:value-type="float" office:value="103622.457316804" calcext:value-type="float">
            <text:p>103622.457316804</text:p>
          </table:table-cell>
          <table:table-cell/>
          <table:table-cell office:value-type="float" office:value="1456447365.13266" calcext:value-type="float">
            <text:p>1456447365.13266</text:p>
          </table:table-cell>
          <table:table-cell table:formula="of:=[.G420]-[.B420]" office:value-type="float" office:value="0.076406717300415" calcext:value-type="float">
            <text:p>0.0764067173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6447365.06705" calcext:value-type="float">
            <text:p>1456447365.06705</text:p>
          </table:table-cell>
          <table:table-cell office:value-type="float" office:value="1120" calcext:value-type="float">
            <text:p>1120</text:p>
          </table:table-cell>
          <table:table-cell table:formula="of:=[.B421]-[.B$2]" office:value-type="float" office:value="5.06680059432983" calcext:value-type="float">
            <text:p>5.0668005943</text:p>
          </table:table-cell>
          <table:table-cell table:formula="of:=[.C421]/([.D421]-[.D420])" office:value-type="float" office:value="103693.364236364" calcext:value-type="float">
            <text:p>103693.364236364</text:p>
          </table:table-cell>
          <table:table-cell/>
          <table:table-cell office:value-type="float" office:value="1456447365.14348" calcext:value-type="float">
            <text:p>1456447365.14348</text:p>
          </table:table-cell>
          <table:table-cell table:formula="of:=[.G421]-[.B421]" office:value-type="float" office:value="0.0764257907867432" calcext:value-type="float">
            <text:p>0.0764257908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6447365.07785" calcext:value-type="float">
            <text:p>1456447365.07785</text:p>
          </table:table-cell>
          <table:table-cell office:value-type="float" office:value="1120" calcext:value-type="float">
            <text:p>1120</text:p>
          </table:table-cell>
          <table:table-cell table:formula="of:=[.B422]-[.B$2]" office:value-type="float" office:value="5.07760000228882" calcext:value-type="float">
            <text:p>5.0776000023</text:p>
          </table:table-cell>
          <table:table-cell table:formula="of:=[.C422]/([.D422]-[.D421])" office:value-type="float" office:value="103709.388908513" calcext:value-type="float">
            <text:p>103709.388908513</text:p>
          </table:table-cell>
          <table:table-cell/>
          <table:table-cell office:value-type="float" office:value="1456447365.15432" calcext:value-type="float">
            <text:p>1456447365.15432</text:p>
          </table:table-cell>
          <table:table-cell table:formula="of:=[.G422]-[.B422]" office:value-type="float" office:value="0.0764663219451904" calcext:value-type="float">
            <text:p>0.0764663219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6447365.08865" calcext:value-type="float">
            <text:p>1456447365.08865</text:p>
          </table:table-cell>
          <table:table-cell office:value-type="float" office:value="1120" calcext:value-type="float">
            <text:p>1120</text:p>
          </table:table-cell>
          <table:table-cell table:formula="of:=[.B423]-[.B$2]" office:value-type="float" office:value="5.08839845657349" calcext:value-type="float">
            <text:p>5.0883984566</text:p>
          </table:table-cell>
          <table:table-cell table:formula="of:=[.C423]/([.D423]-[.D422])" office:value-type="float" office:value="103718.548087963" calcext:value-type="float">
            <text:p>103718.548087963</text:p>
          </table:table-cell>
          <table:table-cell/>
          <table:table-cell office:value-type="float" office:value="1456447365.16504" calcext:value-type="float">
            <text:p>1456447365.16504</text:p>
          </table:table-cell>
          <table:table-cell table:formula="of:=[.G423]-[.B423]" office:value-type="float" office:value="0.076387882232666" calcext:value-type="float">
            <text:p>0.0763878822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6447365.09945" calcext:value-type="float">
            <text:p>1456447365.09945</text:p>
          </table:table-cell>
          <table:table-cell office:value-type="float" office:value="1120" calcext:value-type="float">
            <text:p>1120</text:p>
          </table:table-cell>
          <table:table-cell table:formula="of:=[.B424]-[.B$2]" office:value-type="float" office:value="5.09919404983521" calcext:value-type="float">
            <text:p>5.0991940498</text:p>
          </table:table-cell>
          <table:table-cell table:formula="of:=[.C424]/([.D424]-[.D423])" office:value-type="float" office:value="103746.035335689" calcext:value-type="float">
            <text:p>103746.035335689</text:p>
          </table:table-cell>
          <table:table-cell/>
          <table:table-cell office:value-type="float" office:value="1456447365.17663" calcext:value-type="float">
            <text:p>1456447365.17663</text:p>
          </table:table-cell>
          <table:table-cell table:formula="of:=[.G424]-[.B424]" office:value-type="float" office:value="0.0771822929382324" calcext:value-type="float">
            <text:p>0.0771822929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6447365.11025" calcext:value-type="float">
            <text:p>1456447365.11025</text:p>
          </table:table-cell>
          <table:table-cell office:value-type="float" office:value="1120" calcext:value-type="float">
            <text:p>1120</text:p>
          </table:table-cell>
          <table:table-cell table:formula="of:=[.B425]-[.B$2]" office:value-type="float" office:value="5.10999178886414" calcext:value-type="float">
            <text:p>5.1099917889</text:p>
          </table:table-cell>
          <table:table-cell table:formula="of:=[.C425]/([.D425]-[.D424])" office:value-type="float" office:value="103725.418534302" calcext:value-type="float">
            <text:p>103725.418534302</text:p>
          </table:table-cell>
          <table:table-cell/>
          <table:table-cell office:value-type="float" office:value="1456447365.18696" calcext:value-type="float">
            <text:p>1456447365.18696</text:p>
          </table:table-cell>
          <table:table-cell table:formula="of:=[.G425]-[.B425]" office:value-type="float" office:value="0.0767145156860352" calcext:value-type="float">
            <text:p>0.0767145157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6447365.12104" calcext:value-type="float">
            <text:p>1456447365.12104</text:p>
          </table:table-cell>
          <table:table-cell office:value-type="float" office:value="1120" calcext:value-type="float">
            <text:p>1120</text:p>
          </table:table-cell>
          <table:table-cell table:formula="of:=[.B426]-[.B$2]" office:value-type="float" office:value="5.12078976631165" calcext:value-type="float">
            <text:p>5.1207897663</text:p>
          </table:table-cell>
          <table:table-cell table:formula="of:=[.C426]/([.D426]-[.D425])" office:value-type="float" office:value="103723.12828439" calcext:value-type="float">
            <text:p>103723.12828439</text:p>
          </table:table-cell>
          <table:table-cell/>
          <table:table-cell office:value-type="float" office:value="1456447365.19779" calcext:value-type="float">
            <text:p>1456447365.19779</text:p>
          </table:table-cell>
          <table:table-cell table:formula="of:=[.G426]-[.B426]" office:value-type="float" office:value="0.0767464637756348" calcext:value-type="float">
            <text:p>0.0767464638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6447365.13184" calcext:value-type="float">
            <text:p>1456447365.13184</text:p>
          </table:table-cell>
          <table:table-cell office:value-type="float" office:value="1120" calcext:value-type="float">
            <text:p>1120</text:p>
          </table:table-cell>
          <table:table-cell table:formula="of:=[.B427]-[.B$2]" office:value-type="float" office:value="5.13158631324768" calcext:value-type="float">
            <text:p>5.1315863132</text:p>
          </table:table-cell>
          <table:table-cell table:formula="of:=[.C427]/([.D427]-[.D426])" office:value-type="float" office:value="103736.871301122" calcext:value-type="float">
            <text:p>103736.871301122</text:p>
          </table:table-cell>
          <table:table-cell/>
          <table:table-cell office:value-type="float" office:value="1456447365.20872" calcext:value-type="float">
            <text:p>1456447365.20872</text:p>
          </table:table-cell>
          <table:table-cell table:formula="of:=[.G427]-[.B427]" office:value-type="float" office:value="0.0768799781799316" calcext:value-type="float">
            <text:p>0.0768799782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6447365.14264" calcext:value-type="float">
            <text:p>1456447365.14264</text:p>
          </table:table-cell>
          <table:table-cell office:value-type="float" office:value="1120" calcext:value-type="float">
            <text:p>1120</text:p>
          </table:table-cell>
          <table:table-cell table:formula="of:=[.B428]-[.B$2]" office:value-type="float" office:value="5.14238333702087" calcext:value-type="float">
            <text:p>5.142383337</text:p>
          </table:table-cell>
          <table:table-cell table:formula="of:=[.C428]/([.D428]-[.D427])" office:value-type="float" office:value="103732.289890916" calcext:value-type="float">
            <text:p>103732.289890916</text:p>
          </table:table-cell>
          <table:table-cell/>
          <table:table-cell office:value-type="float" office:value="1456447365.21499" calcext:value-type="float">
            <text:p>1456447365.21499</text:p>
          </table:table-cell>
          <table:table-cell table:formula="of:=[.G428]-[.B428]" office:value-type="float" office:value="0.0723528861999512" calcext:value-type="float">
            <text:p>0.072352886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6447365.15344" calcext:value-type="float">
            <text:p>1456447365.15344</text:p>
          </table:table-cell>
          <table:table-cell office:value-type="float" office:value="1120" calcext:value-type="float">
            <text:p>1120</text:p>
          </table:table-cell>
          <table:table-cell table:formula="of:=[.B429]-[.B$2]" office:value-type="float" office:value="5.1531879901886" calcext:value-type="float">
            <text:p>5.1531879902</text:p>
          </table:table-cell>
          <table:table-cell table:formula="of:=[.C429]/([.D429]-[.D428])" office:value-type="float" office:value="103659.042323139" calcext:value-type="float">
            <text:p>103659.042323139</text:p>
          </table:table-cell>
          <table:table-cell/>
          <table:table-cell office:value-type="float" office:value="1456447365.22593" calcext:value-type="float">
            <text:p>1456447365.22593</text:p>
          </table:table-cell>
          <table:table-cell table:formula="of:=[.G429]-[.B429]" office:value-type="float" office:value="0.0724883079528809" calcext:value-type="float">
            <text:p>0.072488308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6447365.16424" calcext:value-type="float">
            <text:p>1456447365.16424</text:p>
          </table:table-cell>
          <table:table-cell office:value-type="float" office:value="1120" calcext:value-type="float">
            <text:p>1120</text:p>
          </table:table-cell>
          <table:table-cell table:formula="of:=[.B430]-[.B$2]" office:value-type="float" office:value="5.16398882865906" calcext:value-type="float">
            <text:p>5.1639888287</text:p>
          </table:table-cell>
          <table:table-cell table:formula="of:=[.C430]/([.D430]-[.D429])" office:value-type="float" office:value="103695.653172045" calcext:value-type="float">
            <text:p>103695.653172045</text:p>
          </table:table-cell>
          <table:table-cell/>
          <table:table-cell office:value-type="float" office:value="1456447365.23655" calcext:value-type="float">
            <text:p>1456447365.23655</text:p>
          </table:table-cell>
          <table:table-cell table:formula="of:=[.G430]-[.B430]" office:value-type="float" office:value="0.0723075866699219" calcext:value-type="float">
            <text:p>0.0723075867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6447365.17504" calcext:value-type="float">
            <text:p>1456447365.17504</text:p>
          </table:table-cell>
          <table:table-cell office:value-type="float" office:value="1120" calcext:value-type="float">
            <text:p>1120</text:p>
          </table:table-cell>
          <table:table-cell table:formula="of:=[.B431]-[.B$2]" office:value-type="float" office:value="5.17478680610657" calcext:value-type="float">
            <text:p>5.1747868061</text:p>
          </table:table-cell>
          <table:table-cell table:formula="of:=[.C431]/([.D431]-[.D430])" office:value-type="float" office:value="103723.12828439" calcext:value-type="float">
            <text:p>103723.12828439</text:p>
          </table:table-cell>
          <table:table-cell/>
          <table:table-cell office:value-type="float" office:value="1456447365.24742" calcext:value-type="float">
            <text:p>1456447365.24742</text:p>
          </table:table-cell>
          <table:table-cell table:formula="of:=[.G431]-[.B431]" office:value-type="float" office:value="0.0723795890808106" calcext:value-type="float">
            <text:p>0.072379589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6447365.18584" calcext:value-type="float">
            <text:p>1456447365.18584</text:p>
          </table:table-cell>
          <table:table-cell office:value-type="float" office:value="1120" calcext:value-type="float">
            <text:p>1120</text:p>
          </table:table-cell>
          <table:table-cell table:formula="of:=[.B432]-[.B$2]" office:value-type="float" office:value="5.18558645248413" calcext:value-type="float">
            <text:p>5.1855864525</text:p>
          </table:table-cell>
          <table:table-cell table:formula="of:=[.C432]/([.D432]-[.D431])" office:value-type="float" office:value="103707.099366404" calcext:value-type="float">
            <text:p>103707.099366404</text:p>
          </table:table-cell>
          <table:table-cell/>
          <table:table-cell office:value-type="float" office:value="1456447365.25815" calcext:value-type="float">
            <text:p>1456447365.25815</text:p>
          </table:table-cell>
          <table:table-cell table:formula="of:=[.G432]-[.B432]" office:value-type="float" office:value="0.0723099708557129" calcext:value-type="float">
            <text:p>0.0723099709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6447365.19664" calcext:value-type="float">
            <text:p>1456447365.19664</text:p>
          </table:table-cell>
          <table:table-cell office:value-type="float" office:value="1120" calcext:value-type="float">
            <text:p>1120</text:p>
          </table:table-cell>
          <table:table-cell table:formula="of:=[.B433]-[.B$2]" office:value-type="float" office:value="5.1963837146759" calcext:value-type="float">
            <text:p>5.1963837147</text:p>
          </table:table-cell>
          <table:table-cell table:formula="of:=[.C433]/([.D433]-[.D432])" office:value-type="float" office:value="103729.999337558" calcext:value-type="float">
            <text:p>103729.999337558</text:p>
          </table:table-cell>
          <table:table-cell/>
          <table:table-cell office:value-type="float" office:value="1456447365.26904" calcext:value-type="float">
            <text:p>1456447365.26904</text:p>
          </table:table-cell>
          <table:table-cell table:formula="of:=[.G433]-[.B433]" office:value-type="float" office:value="0.0724027156829834" calcext:value-type="float">
            <text:p>0.0724027157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6447365.20744" calcext:value-type="float">
            <text:p>1456447365.20744</text:p>
          </table:table-cell>
          <table:table-cell office:value-type="float" office:value="1120" calcext:value-type="float">
            <text:p>1120</text:p>
          </table:table-cell>
          <table:table-cell table:formula="of:=[.B434]-[.B$2]" office:value-type="float" office:value="5.20718169212341" calcext:value-type="float">
            <text:p>5.2071816921</text:p>
          </table:table-cell>
          <table:table-cell table:formula="of:=[.C434]/([.D434]-[.D433])" office:value-type="float" office:value="103723.12828439" calcext:value-type="float">
            <text:p>103723.12828439</text:p>
          </table:table-cell>
          <table:table-cell/>
          <table:table-cell office:value-type="float" office:value="1456447365.27989" calcext:value-type="float">
            <text:p>1456447365.27989</text:p>
          </table:table-cell>
          <table:table-cell table:formula="of:=[.G434]-[.B434]" office:value-type="float" office:value="0.0724546909332275" calcext:value-type="float">
            <text:p>0.0724546909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6447365.21823" calcext:value-type="float">
            <text:p>1456447365.21823</text:p>
          </table:table-cell>
          <table:table-cell office:value-type="float" office:value="1120" calcext:value-type="float">
            <text:p>1120</text:p>
          </table:table-cell>
          <table:table-cell table:formula="of:=[.B435]-[.B$2]" office:value-type="float" office:value="5.21798086166382" calcext:value-type="float">
            <text:p>5.2179808617</text:p>
          </table:table-cell>
          <table:table-cell table:formula="of:=[.C435]/([.D435]-[.D434])" office:value-type="float" office:value="103711.678551717" calcext:value-type="float">
            <text:p>103711.678551717</text:p>
          </table:table-cell>
          <table:table-cell/>
          <table:table-cell office:value-type="float" office:value="1456447365.29072" calcext:value-type="float">
            <text:p>1456447365.29072</text:p>
          </table:table-cell>
          <table:table-cell table:formula="of:=[.G435]-[.B435]" office:value-type="float" office:value="0.0724854469299316" calcext:value-type="float">
            <text:p>0.0724854469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6447365.22903" calcext:value-type="float">
            <text:p>1456447365.22903</text:p>
          </table:table-cell>
          <table:table-cell office:value-type="float" office:value="1120" calcext:value-type="float">
            <text:p>1120</text:p>
          </table:table-cell>
          <table:table-cell table:formula="of:=[.B436]-[.B$2]" office:value-type="float" office:value="5.22877812385559" calcext:value-type="float">
            <text:p>5.2287781239</text:p>
          </table:table-cell>
          <table:table-cell table:formula="of:=[.C436]/([.D436]-[.D435])" office:value-type="float" office:value="103729.999337558" calcext:value-type="float">
            <text:p>103729.999337558</text:p>
          </table:table-cell>
          <table:table-cell/>
          <table:table-cell office:value-type="float" office:value="1456447365.30147" calcext:value-type="float">
            <text:p>1456447365.30147</text:p>
          </table:table-cell>
          <table:table-cell table:formula="of:=[.G436]-[.B436]" office:value-type="float" office:value="0.0724382400512695" calcext:value-type="float">
            <text:p>0.072438240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6447365.23991" calcext:value-type="float">
            <text:p>1456447365.23991</text:p>
          </table:table-cell>
          <table:table-cell office:value-type="float" office:value="1120" calcext:value-type="float">
            <text:p>1120</text:p>
          </table:table-cell>
          <table:table-cell table:formula="of:=[.B437]-[.B$2]" office:value-type="float" office:value="5.23966121673584" calcext:value-type="float">
            <text:p>5.2396612167</text:p>
          </table:table-cell>
          <table:table-cell table:formula="of:=[.C437]/([.D437]-[.D436])" office:value-type="float" office:value="102911.921484435" calcext:value-type="float">
            <text:p>102911.921484435</text:p>
          </table:table-cell>
          <table:table-cell/>
          <table:table-cell office:value-type="float" office:value="1456447365.31237" calcext:value-type="float">
            <text:p>1456447365.31237</text:p>
          </table:table-cell>
          <table:table-cell table:formula="of:=[.G437]-[.B437]" office:value-type="float" office:value="0.0724551677703857" calcext:value-type="float">
            <text:p>0.0724551678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6447365.25073" calcext:value-type="float">
            <text:p>1456447365.25073</text:p>
          </table:table-cell>
          <table:table-cell office:value-type="float" office:value="1120" calcext:value-type="float">
            <text:p>1120</text:p>
          </table:table-cell>
          <table:table-cell table:formula="of:=[.B438]-[.B$2]" office:value-type="float" office:value="5.25047707557678" calcext:value-type="float">
            <text:p>5.2504770756</text:p>
          </table:table-cell>
          <table:table-cell table:formula="of:=[.C438]/([.D438]-[.D437])" office:value-type="float" office:value="103551.647305191" calcext:value-type="float">
            <text:p>103551.647305191</text:p>
          </table:table-cell>
          <table:table-cell/>
          <table:table-cell office:value-type="float" office:value="1456447365.32321" calcext:value-type="float">
            <text:p>1456447365.32321</text:p>
          </table:table-cell>
          <table:table-cell table:formula="of:=[.G438]-[.B438]" office:value-type="float" office:value="0.072479248046875" calcext:value-type="float">
            <text:p>0.072479248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6447365.26154" calcext:value-type="float">
            <text:p>1456447365.26154</text:p>
          </table:table-cell>
          <table:table-cell office:value-type="float" office:value="1120" calcext:value-type="float">
            <text:p>1120</text:p>
          </table:table-cell>
          <table:table-cell table:formula="of:=[.B439]-[.B$2]" office:value-type="float" office:value="5.26128220558167" calcext:value-type="float">
            <text:p>5.2612822056</text:p>
          </table:table-cell>
          <table:table-cell table:formula="of:=[.C439]/([.D439]-[.D438])" office:value-type="float" office:value="103654.467784643" calcext:value-type="float">
            <text:p>103654.467784643</text:p>
          </table:table-cell>
          <table:table-cell/>
          <table:table-cell office:value-type="float" office:value="1456447365.33403" calcext:value-type="float">
            <text:p>1456447365.33403</text:p>
          </table:table-cell>
          <table:table-cell table:formula="of:=[.G439]-[.B439]" office:value-type="float" office:value="0.0724940299987793" calcext:value-type="float">
            <text:p>0.07249403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6447365.27234" calcext:value-type="float">
            <text:p>1456447365.27234</text:p>
          </table:table-cell>
          <table:table-cell office:value-type="float" office:value="1120" calcext:value-type="float">
            <text:p>1120</text:p>
          </table:table-cell>
          <table:table-cell table:formula="of:=[.B440]-[.B$2]" office:value-type="float" office:value="5.27208161354065" calcext:value-type="float">
            <text:p>5.2720816135</text:p>
          </table:table-cell>
          <table:table-cell table:formula="of:=[.C440]/([.D440]-[.D439])" office:value-type="float" office:value="103709.388908513" calcext:value-type="float">
            <text:p>103709.388908513</text:p>
          </table:table-cell>
          <table:table-cell/>
          <table:table-cell office:value-type="float" office:value="1456447365.34954" calcext:value-type="float">
            <text:p>1456447365.34954</text:p>
          </table:table-cell>
          <table:table-cell table:formula="of:=[.G440]-[.B440]" office:value-type="float" office:value="0.077204704284668" calcext:value-type="float">
            <text:p>0.0772047043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6447365.28314" calcext:value-type="float">
            <text:p>1456447365.28314</text:p>
          </table:table-cell>
          <table:table-cell office:value-type="float" office:value="1120" calcext:value-type="float">
            <text:p>1120</text:p>
          </table:table-cell>
          <table:table-cell table:formula="of:=[.B441]-[.B$2]" office:value-type="float" office:value="5.28288817405701" calcext:value-type="float">
            <text:p>5.2828881741</text:p>
          </table:table-cell>
          <table:table-cell table:formula="of:=[.C441]/([.D441]-[.D440])" office:value-type="float" office:value="103640.74659136" calcext:value-type="float">
            <text:p>103640.74659136</text:p>
          </table:table-cell>
          <table:table-cell/>
          <table:table-cell office:value-type="float" office:value="1456447365.36034" calcext:value-type="float">
            <text:p>1456447365.36034</text:p>
          </table:table-cell>
          <table:table-cell table:formula="of:=[.G441]-[.B441]" office:value-type="float" office:value="0.0771982669830322" calcext:value-type="float">
            <text:p>0.077198267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6447365.29394" calcext:value-type="float">
            <text:p>1456447365.29394</text:p>
          </table:table-cell>
          <table:table-cell office:value-type="float" office:value="1120" calcext:value-type="float">
            <text:p>1120</text:p>
          </table:table-cell>
          <table:table-cell table:formula="of:=[.B442]-[.B$2]" office:value-type="float" office:value="5.29368686676025" calcext:value-type="float">
            <text:p>5.2936868668</text:p>
          </table:table-cell>
          <table:table-cell table:formula="of:=[.C442]/([.D442]-[.D441])" office:value-type="float" office:value="103716.258141435" calcext:value-type="float">
            <text:p>103716.258141435</text:p>
          </table:table-cell>
          <table:table-cell/>
          <table:table-cell office:value-type="float" office:value="1456447365.37101" calcext:value-type="float">
            <text:p>1456447365.37101</text:p>
          </table:table-cell>
          <table:table-cell table:formula="of:=[.G442]-[.B442]" office:value-type="float" office:value="0.0770695209503174" calcext:value-type="float">
            <text:p>0.07706952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6447365.30474" calcext:value-type="float">
            <text:p>1456447365.30474</text:p>
          </table:table-cell>
          <table:table-cell office:value-type="float" office:value="1120" calcext:value-type="float">
            <text:p>1120</text:p>
          </table:table-cell>
          <table:table-cell table:formula="of:=[.B443]-[.B$2]" office:value-type="float" office:value="5.30448317527771" calcext:value-type="float">
            <text:p>5.3044831753</text:p>
          </table:table-cell>
          <table:table-cell table:formula="of:=[.C443]/([.D443]-[.D442])" office:value-type="float" office:value="103739.162157984" calcext:value-type="float">
            <text:p>103739.162157984</text:p>
          </table:table-cell>
          <table:table-cell/>
          <table:table-cell office:value-type="float" office:value="1456447365.38178" calcext:value-type="float">
            <text:p>1456447365.38178</text:p>
          </table:table-cell>
          <table:table-cell table:formula="of:=[.G443]-[.B443]" office:value-type="float" office:value="0.0770430564880371" calcext:value-type="float">
            <text:p>0.0770430565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6447365.31553" calcext:value-type="float">
            <text:p>1456447365.31553</text:p>
          </table:table-cell>
          <table:table-cell office:value-type="float" office:value="1120" calcext:value-type="float">
            <text:p>1120</text:p>
          </table:table-cell>
          <table:table-cell table:formula="of:=[.B444]-[.B$2]" office:value-type="float" office:value="5.31527829170227" calcext:value-type="float">
            <text:p>5.3152782917</text:p>
          </table:table-cell>
          <table:table-cell table:formula="of:=[.C444]/([.D444]-[.D443])" office:value-type="float" office:value="103750.617960157" calcext:value-type="float">
            <text:p>103750.617960157</text:p>
          </table:table-cell>
          <table:table-cell/>
          <table:table-cell office:value-type="float" office:value="1456447365.39265" calcext:value-type="float">
            <text:p>1456447365.39265</text:p>
          </table:table-cell>
          <table:table-cell table:formula="of:=[.G444]-[.B444]" office:value-type="float" office:value="0.077117919921875" calcext:value-type="float">
            <text:p>0.0771179199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6447365.32633" calcext:value-type="float">
            <text:p>1456447365.32633</text:p>
          </table:table-cell>
          <table:table-cell office:value-type="float" office:value="1120" calcext:value-type="float">
            <text:p>1120</text:p>
          </table:table-cell>
          <table:table-cell table:formula="of:=[.B445]-[.B$2]" office:value-type="float" office:value="5.32607460021973" calcext:value-type="float">
            <text:p>5.3260746002</text:p>
          </table:table-cell>
          <table:table-cell table:formula="of:=[.C445]/([.D445]-[.D444])" office:value-type="float" office:value="103739.162157984" calcext:value-type="float">
            <text:p>103739.162157984</text:p>
          </table:table-cell>
          <table:table-cell/>
          <table:table-cell office:value-type="float" office:value="1456447365.40346" calcext:value-type="float">
            <text:p>1456447365.40346</text:p>
          </table:table-cell>
          <table:table-cell table:formula="of:=[.G445]-[.B445]" office:value-type="float" office:value="0.0771317481994629" calcext:value-type="float">
            <text:p>0.0771317482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6447365.33712" calcext:value-type="float">
            <text:p>1456447365.33712</text:p>
          </table:table-cell>
          <table:table-cell office:value-type="float" office:value="1120" calcext:value-type="float">
            <text:p>1120</text:p>
          </table:table-cell>
          <table:table-cell table:formula="of:=[.B446]-[.B$2]" office:value-type="float" office:value="5.33686995506287" calcext:value-type="float">
            <text:p>5.3368699551</text:p>
          </table:table-cell>
          <table:table-cell table:formula="of:=[.C446]/([.D446]-[.D445])" office:value-type="float" office:value="103748.326597319" calcext:value-type="float">
            <text:p>103748.326597319</text:p>
          </table:table-cell>
          <table:table-cell/>
          <table:table-cell office:value-type="float" office:value="1456447365.41432" calcext:value-type="float">
            <text:p>1456447365.41432</text:p>
          </table:table-cell>
          <table:table-cell table:formula="of:=[.G446]-[.B446]" office:value-type="float" office:value="0.0771963596343994" calcext:value-type="float">
            <text:p>0.0771963596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6447365.34792" calcext:value-type="float">
            <text:p>1456447365.34792</text:p>
          </table:table-cell>
          <table:table-cell office:value-type="float" office:value="1120" calcext:value-type="float">
            <text:p>1120</text:p>
          </table:table-cell>
          <table:table-cell table:formula="of:=[.B447]-[.B$2]" office:value-type="float" office:value="5.34766483306885" calcext:value-type="float">
            <text:p>5.3476648331</text:p>
          </table:table-cell>
          <table:table-cell table:formula="of:=[.C447]/([.D447]-[.D446])" office:value-type="float" office:value="103752.909424211" calcext:value-type="float">
            <text:p>103752.909424211</text:p>
          </table:table-cell>
          <table:table-cell/>
          <table:table-cell office:value-type="float" office:value="1456447365.42504" calcext:value-type="float">
            <text:p>1456447365.42504</text:p>
          </table:table-cell>
          <table:table-cell table:formula="of:=[.G447]-[.B447]" office:value-type="float" office:value="0.0771214962005615" calcext:value-type="float">
            <text:p>0.0771214962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6447365.35871" calcext:value-type="float">
            <text:p>1456447365.35871</text:p>
          </table:table-cell>
          <table:table-cell office:value-type="float" office:value="1120" calcext:value-type="float">
            <text:p>1120</text:p>
          </table:table-cell>
          <table:table-cell table:formula="of:=[.B448]-[.B$2]" office:value-type="float" office:value="5.35846090316772" calcext:value-type="float">
            <text:p>5.3584609032</text:p>
          </table:table-cell>
          <table:table-cell table:formula="of:=[.C448]/([.D448]-[.D447])" office:value-type="float" office:value="103741.453116028" calcext:value-type="float">
            <text:p>103741.453116028</text:p>
          </table:table-cell>
          <table:table-cell/>
          <table:table-cell office:value-type="float" office:value="1456447365.43594" calcext:value-type="float">
            <text:p>1456447365.43594</text:p>
          </table:table-cell>
          <table:table-cell table:formula="of:=[.G448]-[.B448]" office:value-type="float" office:value="0.0772254467010498" calcext:value-type="float">
            <text:p>0.0772254467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6447365.36953" calcext:value-type="float">
            <text:p>1456447365.36953</text:p>
          </table:table-cell>
          <table:table-cell office:value-type="float" office:value="1120" calcext:value-type="float">
            <text:p>1120</text:p>
          </table:table-cell>
          <table:table-cell table:formula="of:=[.B449]-[.B$2]" office:value-type="float" office:value="5.36928033828735" calcext:value-type="float">
            <text:p>5.3692803383</text:p>
          </table:table-cell>
          <table:table-cell table:formula="of:=[.C449]/([.D449]-[.D448])" office:value-type="float" office:value="103517.419127369" calcext:value-type="float">
            <text:p>103517.419127369</text:p>
          </table:table-cell>
          <table:table-cell/>
          <table:table-cell office:value-type="float" office:value="1456447365.4419" calcext:value-type="float">
            <text:p>1456447365.4419</text:p>
          </table:table-cell>
          <table:table-cell table:formula="of:=[.G449]-[.B449]" office:value-type="float" office:value="0.0723659992218018" calcext:value-type="float">
            <text:p>0.0723659992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6447365.38034" calcext:value-type="float">
            <text:p>1456447365.38034</text:p>
          </table:table-cell>
          <table:table-cell office:value-type="float" office:value="1120" calcext:value-type="float">
            <text:p>1120</text:p>
          </table:table-cell>
          <table:table-cell table:formula="of:=[.B450]-[.B$2]" office:value-type="float" office:value="5.3800835609436" calcext:value-type="float">
            <text:p>5.3800835609</text:p>
          </table:table-cell>
          <table:table-cell table:formula="of:=[.C450]/([.D450]-[.D449])" office:value-type="float" office:value="103672.768361582" calcext:value-type="float">
            <text:p>103672.768361582</text:p>
          </table:table-cell>
          <table:table-cell/>
          <table:table-cell office:value-type="float" office:value="1456447365.45283" calcext:value-type="float">
            <text:p>1456447365.45283</text:p>
          </table:table-cell>
          <table:table-cell table:formula="of:=[.G450]-[.B450]" office:value-type="float" office:value="0.0724928379058838" calcext:value-type="float">
            <text:p>0.0724928379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6447365.39114" calcext:value-type="float">
            <text:p>1456447365.39114</text:p>
          </table:table-cell>
          <table:table-cell office:value-type="float" office:value="1120" calcext:value-type="float">
            <text:p>1120</text:p>
          </table:table-cell>
          <table:table-cell table:formula="of:=[.B451]-[.B$2]" office:value-type="float" office:value="5.39088177680969" calcext:value-type="float">
            <text:p>5.3908817768</text:p>
          </table:table-cell>
          <table:table-cell table:formula="of:=[.C451]/([.D451]-[.D450])" office:value-type="float" office:value="103720.838135612" calcext:value-type="float">
            <text:p>103720.838135612</text:p>
          </table:table-cell>
          <table:table-cell/>
          <table:table-cell office:value-type="float" office:value="1456447365.46362" calcext:value-type="float">
            <text:p>1456447365.46362</text:p>
          </table:table-cell>
          <table:table-cell table:formula="of:=[.G451]-[.B451]" office:value-type="float" office:value="0.0724844932556152" calcext:value-type="float">
            <text:p>0.0724844933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6447365.40193" calcext:value-type="float">
            <text:p>1456447365.40193</text:p>
          </table:table-cell>
          <table:table-cell office:value-type="float" office:value="1120" calcext:value-type="float">
            <text:p>1120</text:p>
          </table:table-cell>
          <table:table-cell table:formula="of:=[.B452]-[.B$2]" office:value-type="float" office:value="5.40167951583862" calcext:value-type="float">
            <text:p>5.4016795158</text:p>
          </table:table-cell>
          <table:table-cell table:formula="of:=[.C452]/([.D452]-[.D451])" office:value-type="float" office:value="103725.418534302" calcext:value-type="float">
            <text:p>103725.418534302</text:p>
          </table:table-cell>
          <table:table-cell/>
          <table:table-cell office:value-type="float" office:value="1456447365.47439" calcext:value-type="float">
            <text:p>1456447365.47439</text:p>
          </table:table-cell>
          <table:table-cell table:formula="of:=[.G452]-[.B452]" office:value-type="float" office:value="0.0724568367004395" calcext:value-type="float">
            <text:p>0.0724568367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6447365.41274" calcext:value-type="float">
            <text:p>1456447365.41274</text:p>
          </table:table-cell>
          <table:table-cell office:value-type="float" office:value="1120" calcext:value-type="float">
            <text:p>1120</text:p>
          </table:table-cell>
          <table:table-cell table:formula="of:=[.B453]-[.B$2]" office:value-type="float" office:value="5.41248273849487" calcext:value-type="float">
            <text:p>5.4124827385</text:p>
          </table:table-cell>
          <table:table-cell table:formula="of:=[.C453]/([.D453]-[.D452])" office:value-type="float" office:value="103672.768361582" calcext:value-type="float">
            <text:p>103672.768361582</text:p>
          </table:table-cell>
          <table:table-cell/>
          <table:table-cell office:value-type="float" office:value="1456447365.48525" calcext:value-type="float">
            <text:p>1456447365.48525</text:p>
          </table:table-cell>
          <table:table-cell table:formula="of:=[.G453]-[.B453]" office:value-type="float" office:value="0.0725135803222656" calcext:value-type="float">
            <text:p>0.0725135803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6447365.42354" calcext:value-type="float">
            <text:p>1456447365.42354</text:p>
          </table:table-cell>
          <table:table-cell office:value-type="float" office:value="1120" calcext:value-type="float">
            <text:p>1120</text:p>
          </table:table-cell>
          <table:table-cell table:formula="of:=[.B454]-[.B$2]" office:value-type="float" office:value="5.42328214645386" calcext:value-type="float">
            <text:p>5.4232821465</text:p>
          </table:table-cell>
          <table:table-cell table:formula="of:=[.C454]/([.D454]-[.D453])" office:value-type="float" office:value="103709.388908513" calcext:value-type="float">
            <text:p>103709.388908513</text:p>
          </table:table-cell>
          <table:table-cell/>
          <table:table-cell office:value-type="float" office:value="1456447365.49614" calcext:value-type="float">
            <text:p>1456447365.49614</text:p>
          </table:table-cell>
          <table:table-cell table:formula="of:=[.G454]-[.B454]" office:value-type="float" office:value="0.0726041793823242" calcext:value-type="float">
            <text:p>0.0726041794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6447365.43433" calcext:value-type="float">
            <text:p>1456447365.43433</text:p>
          </table:table-cell>
          <table:table-cell office:value-type="float" office:value="1120" calcext:value-type="float">
            <text:p>1120</text:p>
          </table:table-cell>
          <table:table-cell table:formula="of:=[.B455]-[.B$2]" office:value-type="float" office:value="5.43407964706421" calcext:value-type="float">
            <text:p>5.4340796471</text:p>
          </table:table-cell>
          <table:table-cell table:formula="of:=[.C455]/([.D455]-[.D454])" office:value-type="float" office:value="103727.708885356" calcext:value-type="float">
            <text:p>103727.708885356</text:p>
          </table:table-cell>
          <table:table-cell/>
          <table:table-cell office:value-type="float" office:value="1456447365.50668" calcext:value-type="float">
            <text:p>1456447365.50668</text:p>
          </table:table-cell>
          <table:table-cell table:formula="of:=[.G455]-[.B455]" office:value-type="float" office:value="0.0723466873168945" calcext:value-type="float">
            <text:p>0.0723466873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6447365.44513" calcext:value-type="float">
            <text:p>1456447365.44513</text:p>
          </table:table-cell>
          <table:table-cell office:value-type="float" office:value="1120" calcext:value-type="float">
            <text:p>1120</text:p>
          </table:table-cell>
          <table:table-cell table:formula="of:=[.B456]-[.B$2]" office:value-type="float" office:value="5.44487571716309" calcext:value-type="float">
            <text:p>5.4448757172</text:p>
          </table:table-cell>
          <table:table-cell table:formula="of:=[.C456]/([.D456]-[.D455])" office:value-type="float" office:value="103741.453116028" calcext:value-type="float">
            <text:p>103741.453116028</text:p>
          </table:table-cell>
          <table:table-cell/>
          <table:table-cell office:value-type="float" office:value="1456447365.51759" calcext:value-type="float">
            <text:p>1456447365.51759</text:p>
          </table:table-cell>
          <table:table-cell table:formula="of:=[.G456]-[.B456]" office:value-type="float" office:value="0.0724606513977051" calcext:value-type="float">
            <text:p>0.0724606514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6447365.45593" calcext:value-type="float">
            <text:p>1456447365.45593</text:p>
          </table:table-cell>
          <table:table-cell office:value-type="float" office:value="1120" calcext:value-type="float">
            <text:p>1120</text:p>
          </table:table-cell>
          <table:table-cell table:formula="of:=[.B457]-[.B$2]" office:value-type="float" office:value="5.45567154884338" calcext:value-type="float">
            <text:p>5.4556715488</text:p>
          </table:table-cell>
          <table:table-cell table:formula="of:=[.C457]/([.D457]-[.D456])" office:value-type="float" office:value="103743.744175261" calcext:value-type="float">
            <text:p>103743.744175261</text:p>
          </table:table-cell>
          <table:table-cell/>
          <table:table-cell office:value-type="float" office:value="1456447365.52834" calcext:value-type="float">
            <text:p>1456447365.52834</text:p>
          </table:table-cell>
          <table:table-cell table:formula="of:=[.G457]-[.B457]" office:value-type="float" office:value="0.0724148750305176" calcext:value-type="float">
            <text:p>0.072414875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6447365.46672" calcext:value-type="float">
            <text:p>1456447365.46672</text:p>
          </table:table-cell>
          <table:table-cell office:value-type="float" office:value="1120" calcext:value-type="float">
            <text:p>1120</text:p>
          </table:table-cell>
          <table:table-cell table:formula="of:=[.B458]-[.B$2]" office:value-type="float" office:value="5.46646738052368" calcext:value-type="float">
            <text:p>5.4664673805</text:p>
          </table:table-cell>
          <table:table-cell table:formula="of:=[.C458]/([.D458]-[.D457])" office:value-type="float" office:value="103743.744175261" calcext:value-type="float">
            <text:p>103743.744175261</text:p>
          </table:table-cell>
          <table:table-cell/>
          <table:table-cell office:value-type="float" office:value="1456447365.53919" calcext:value-type="float">
            <text:p>1456447365.53919</text:p>
          </table:table-cell>
          <table:table-cell table:formula="of:=[.G458]-[.B458]" office:value-type="float" office:value="0.0724689960479736" calcext:value-type="float">
            <text:p>0.072468996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6447365.47752" calcext:value-type="float">
            <text:p>1456447365.47752</text:p>
          </table:table-cell>
          <table:table-cell office:value-type="float" office:value="1120" calcext:value-type="float">
            <text:p>1120</text:p>
          </table:table-cell>
          <table:table-cell table:formula="of:=[.B459]-[.B$2]" office:value-type="float" office:value="5.47726392745972" calcext:value-type="float">
            <text:p>5.4772639275</text:p>
          </table:table-cell>
          <table:table-cell table:formula="of:=[.C459]/([.D459]-[.D458])" office:value-type="float" office:value="103736.871301122" calcext:value-type="float">
            <text:p>103736.871301122</text:p>
          </table:table-cell>
          <table:table-cell/>
          <table:table-cell office:value-type="float" office:value="1456447365.54993" calcext:value-type="float">
            <text:p>1456447365.54993</text:p>
          </table:table-cell>
          <table:table-cell table:formula="of:=[.G459]-[.B459]" office:value-type="float" office:value="0.0724124908447266" calcext:value-type="float">
            <text:p>0.0724124908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6447365.48831" calcext:value-type="float">
            <text:p>1456447365.48831</text:p>
          </table:table-cell>
          <table:table-cell office:value-type="float" office:value="1120" calcext:value-type="float">
            <text:p>1120</text:p>
          </table:table-cell>
          <table:table-cell table:formula="of:=[.B460]-[.B$2]" office:value-type="float" office:value="5.48806047439575" calcext:value-type="float">
            <text:p>5.4880604744</text:p>
          </table:table-cell>
          <table:table-cell table:formula="of:=[.C460]/([.D460]-[.D459])" office:value-type="float" office:value="103736.871301122" calcext:value-type="float">
            <text:p>103736.871301122</text:p>
          </table:table-cell>
          <table:table-cell/>
          <table:table-cell office:value-type="float" office:value="1456447365.5607" calcext:value-type="float">
            <text:p>1456447365.5607</text:p>
          </table:table-cell>
          <table:table-cell table:formula="of:=[.G460]-[.B460]" office:value-type="float" office:value="0.0723857879638672" calcext:value-type="float">
            <text:p>0.072385788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6447365.49911" calcext:value-type="float">
            <text:p>1456447365.49911</text:p>
          </table:table-cell>
          <table:table-cell office:value-type="float" office:value="1120" calcext:value-type="float">
            <text:p>1120</text:p>
          </table:table-cell>
          <table:table-cell table:formula="of:=[.B461]-[.B$2]" office:value-type="float" office:value="5.49885702133179" calcext:value-type="float">
            <text:p>5.4988570213</text:p>
          </table:table-cell>
          <table:table-cell table:formula="of:=[.C461]/([.D461]-[.D460])" office:value-type="float" office:value="103736.871301122" calcext:value-type="float">
            <text:p>103736.871301122</text:p>
          </table:table-cell>
          <table:table-cell/>
          <table:table-cell office:value-type="float" office:value="1456447365.57703" calcext:value-type="float">
            <text:p>1456447365.57703</text:p>
          </table:table-cell>
          <table:table-cell table:formula="of:=[.G461]-[.B461]" office:value-type="float" office:value="0.0779192447662354" calcext:value-type="float">
            <text:p>0.0779192448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6447365.50987" calcext:value-type="float">
            <text:p>1456447365.50987</text:p>
          </table:table-cell>
          <table:table-cell office:value-type="float" office:value="1120" calcext:value-type="float">
            <text:p>1120</text:p>
          </table:table-cell>
          <table:table-cell table:formula="of:=[.B462]-[.B$2]" office:value-type="float" office:value="5.50961422920227" calcext:value-type="float">
            <text:p>5.5096142292</text:p>
          </table:table-cell>
          <table:table-cell table:formula="of:=[.C462]/([.D462]-[.D461])" office:value-type="float" office:value="104116.236618719" calcext:value-type="float">
            <text:p>104116.236618719</text:p>
          </table:table-cell>
          <table:table-cell/>
          <table:table-cell office:value-type="float" office:value="1456447365.58788" calcext:value-type="float">
            <text:p>1456447365.58788</text:p>
          </table:table-cell>
          <table:table-cell table:formula="of:=[.G462]-[.B462]" office:value-type="float" office:value="0.0780119895935059" calcext:value-type="float">
            <text:p>0.0780119896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6447365.52066" calcext:value-type="float">
            <text:p>1456447365.52066</text:p>
          </table:table-cell>
          <table:table-cell office:value-type="float" office:value="1120" calcext:value-type="float">
            <text:p>1120</text:p>
          </table:table-cell>
          <table:table-cell table:formula="of:=[.B463]-[.B$2]" office:value-type="float" office:value="5.52040958404541" calcext:value-type="float">
            <text:p>5.520409584</text:p>
          </table:table-cell>
          <table:table-cell table:formula="of:=[.C463]/([.D463]-[.D462])" office:value-type="float" office:value="103748.326597319" calcext:value-type="float">
            <text:p>103748.326597319</text:p>
          </table:table-cell>
          <table:table-cell/>
          <table:table-cell office:value-type="float" office:value="1456447365.59915" calcext:value-type="float">
            <text:p>1456447365.59915</text:p>
          </table:table-cell>
          <table:table-cell table:formula="of:=[.G463]-[.B463]" office:value-type="float" office:value="0.0784866809844971" calcext:value-type="float">
            <text:p>0.078486681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6447365.53146" calcext:value-type="float">
            <text:p>1456447365.53146</text:p>
          </table:table-cell>
          <table:table-cell office:value-type="float" office:value="1120" calcext:value-type="float">
            <text:p>1120</text:p>
          </table:table-cell>
          <table:table-cell table:formula="of:=[.B464]-[.B$2]" office:value-type="float" office:value="5.53120636940002" calcext:value-type="float">
            <text:p>5.5312063694</text:p>
          </table:table-cell>
          <table:table-cell table:formula="of:=[.C464]/([.D464]-[.D463])" office:value-type="float" office:value="103734.580545434" calcext:value-type="float">
            <text:p>103734.580545434</text:p>
          </table:table-cell>
          <table:table-cell/>
          <table:table-cell office:value-type="float" office:value="1456447365.60957" calcext:value-type="float">
            <text:p>1456447365.60957</text:p>
          </table:table-cell>
          <table:table-cell table:formula="of:=[.G464]-[.B464]" office:value-type="float" office:value="0.0781099796295166" calcext:value-type="float">
            <text:p>0.0781099796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6447365.54226" calcext:value-type="float">
            <text:p>1456447365.54226</text:p>
          </table:table-cell>
          <table:table-cell office:value-type="float" office:value="1120" calcext:value-type="float">
            <text:p>1120</text:p>
          </table:table-cell>
          <table:table-cell table:formula="of:=[.B465]-[.B$2]" office:value-type="float" office:value="5.54200744628906" calcext:value-type="float">
            <text:p>5.5420074463</text:p>
          </table:table-cell>
          <table:table-cell table:formula="of:=[.C465]/([.D465]-[.D464])" office:value-type="float" office:value="103693.364236364" calcext:value-type="float">
            <text:p>103693.364236364</text:p>
          </table:table-cell>
          <table:table-cell/>
          <table:table-cell office:value-type="float" office:value="1456447365.62035" calcext:value-type="float">
            <text:p>1456447365.62035</text:p>
          </table:table-cell>
          <table:table-cell table:formula="of:=[.G465]-[.B465]" office:value-type="float" office:value="0.0780887603759766" calcext:value-type="float">
            <text:p>0.0780887604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6447365.55306" calcext:value-type="float">
            <text:p>1456447365.55306</text:p>
          </table:table-cell>
          <table:table-cell office:value-type="float" office:value="1120" calcext:value-type="float">
            <text:p>1120</text:p>
          </table:table-cell>
          <table:table-cell table:formula="of:=[.B466]-[.B$2]" office:value-type="float" office:value="5.55280661582947" calcext:value-type="float">
            <text:p>5.5528066158</text:p>
          </table:table-cell>
          <table:table-cell table:formula="of:=[.C466]/([.D466]-[.D465])" office:value-type="float" office:value="103711.678551717" calcext:value-type="float">
            <text:p>103711.678551717</text:p>
          </table:table-cell>
          <table:table-cell/>
          <table:table-cell office:value-type="float" office:value="1456447365.63118" calcext:value-type="float">
            <text:p>1456447365.63118</text:p>
          </table:table-cell>
          <table:table-cell table:formula="of:=[.G466]-[.B466]" office:value-type="float" office:value="0.0781197547912598" calcext:value-type="float">
            <text:p>0.0781197548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6447365.56386" calcext:value-type="float">
            <text:p>1456447365.56386</text:p>
          </table:table-cell>
          <table:table-cell office:value-type="float" office:value="1120" calcext:value-type="float">
            <text:p>1120</text:p>
          </table:table-cell>
          <table:table-cell table:formula="of:=[.B467]-[.B$2]" office:value-type="float" office:value="5.56360268592835" calcext:value-type="float">
            <text:p>5.5636026859</text:p>
          </table:table-cell>
          <table:table-cell table:formula="of:=[.C467]/([.D467]-[.D466])" office:value-type="float" office:value="103741.453116028" calcext:value-type="float">
            <text:p>103741.453116028</text:p>
          </table:table-cell>
          <table:table-cell/>
          <table:table-cell office:value-type="float" office:value="1456447365.64204" calcext:value-type="float">
            <text:p>1456447365.64204</text:p>
          </table:table-cell>
          <table:table-cell table:formula="of:=[.G467]-[.B467]" office:value-type="float" office:value="0.078183650970459" calcext:value-type="float">
            <text:p>0.07818365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6447365.57465" calcext:value-type="float">
            <text:p>1456447365.57465</text:p>
          </table:table-cell>
          <table:table-cell office:value-type="float" office:value="1120" calcext:value-type="float">
            <text:p>1120</text:p>
          </table:table-cell>
          <table:table-cell table:formula="of:=[.B468]-[.B$2]" office:value-type="float" office:value="5.57439827919006" calcext:value-type="float">
            <text:p>5.5743982792</text:p>
          </table:table-cell>
          <table:table-cell table:formula="of:=[.C468]/([.D468]-[.D467])" office:value-type="float" office:value="103746.035335689" calcext:value-type="float">
            <text:p>103746.035335689</text:p>
          </table:table-cell>
          <table:table-cell/>
          <table:table-cell office:value-type="float" office:value="1456447365.65278" calcext:value-type="float">
            <text:p>1456447365.65278</text:p>
          </table:table-cell>
          <table:table-cell table:formula="of:=[.G468]-[.B468]" office:value-type="float" office:value="0.0781280994415283" calcext:value-type="float">
            <text:p>0.0781280994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6447365.58545" calcext:value-type="float">
            <text:p>1456447365.58545</text:p>
          </table:table-cell>
          <table:table-cell office:value-type="float" office:value="1120" calcext:value-type="float">
            <text:p>1120</text:p>
          </table:table-cell>
          <table:table-cell table:formula="of:=[.B469]-[.B$2]" office:value-type="float" office:value="5.58519387245178" calcext:value-type="float">
            <text:p>5.5851938725</text:p>
          </table:table-cell>
          <table:table-cell table:formula="of:=[.C469]/([.D469]-[.D468])" office:value-type="float" office:value="103746.035335689" calcext:value-type="float">
            <text:p>103746.035335689</text:p>
          </table:table-cell>
          <table:table-cell/>
          <table:table-cell office:value-type="float" office:value="1456447365.66352" calcext:value-type="float">
            <text:p>1456447365.66352</text:p>
          </table:table-cell>
          <table:table-cell table:formula="of:=[.G469]-[.B469]" office:value-type="float" office:value="0.0780725479125977" calcext:value-type="float">
            <text:p>0.0780725479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6447365.59628" calcext:value-type="float">
            <text:p>1456447365.59628</text:p>
          </table:table-cell>
          <table:table-cell office:value-type="float" office:value="1120" calcext:value-type="float">
            <text:p>1120</text:p>
          </table:table-cell>
          <table:table-cell table:formula="of:=[.B470]-[.B$2]" office:value-type="float" office:value="5.59603047370911" calcext:value-type="float">
            <text:p>5.5960304737</text:p>
          </table:table-cell>
          <table:table-cell table:formula="of:=[.C470]/([.D470]-[.D469])" office:value-type="float" office:value="103353.438352548" calcext:value-type="float">
            <text:p>103353.438352548</text:p>
          </table:table-cell>
          <table:table-cell/>
          <table:table-cell office:value-type="float" office:value="1456447365.67439" calcext:value-type="float">
            <text:p>1456447365.67439</text:p>
          </table:table-cell>
          <table:table-cell table:formula="of:=[.G470]-[.B470]" office:value-type="float" office:value="0.0781059265136719" calcext:value-type="float">
            <text:p>0.0781059265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6447365.6071" calcext:value-type="float">
            <text:p>1456447365.6071</text:p>
          </table:table-cell>
          <table:table-cell office:value-type="float" office:value="1120" calcext:value-type="float">
            <text:p>1120</text:p>
          </table:table-cell>
          <table:table-cell table:formula="of:=[.B471]-[.B$2]" office:value-type="float" office:value="5.60684323310852" calcext:value-type="float">
            <text:p>5.6068432331</text:p>
          </table:table-cell>
          <table:table-cell table:formula="of:=[.C471]/([.D471]-[.D470])" office:value-type="float" office:value="103581.330040572" calcext:value-type="float">
            <text:p>103581.330040572</text:p>
          </table:table-cell>
          <table:table-cell/>
          <table:table-cell office:value-type="float" office:value="1456447365.67948" calcext:value-type="float">
            <text:p>1456447365.67948</text:p>
          </table:table-cell>
          <table:table-cell table:formula="of:=[.G471]-[.B471]" office:value-type="float" office:value="0.0723831653594971" calcext:value-type="float">
            <text:p>0.0723831654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6447365.6179" calcext:value-type="float">
            <text:p>1456447365.6179</text:p>
          </table:table-cell>
          <table:table-cell office:value-type="float" office:value="1120" calcext:value-type="float">
            <text:p>1120</text:p>
          </table:table-cell>
          <table:table-cell table:formula="of:=[.B472]-[.B$2]" office:value-type="float" office:value="5.61764812469482" calcext:value-type="float">
            <text:p>5.6176481247</text:p>
          </table:table-cell>
          <table:table-cell table:formula="of:=[.C472]/([.D472]-[.D471])" office:value-type="float" office:value="103656.75500342" calcext:value-type="float">
            <text:p>103656.75500342</text:p>
          </table:table-cell>
          <table:table-cell/>
          <table:table-cell office:value-type="float" office:value="1456447365.69026" calcext:value-type="float">
            <text:p>1456447365.69026</text:p>
          </table:table-cell>
          <table:table-cell table:formula="of:=[.G472]-[.B472]" office:value-type="float" office:value="0.0723581314086914" calcext:value-type="float">
            <text:p>0.0723581314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6447365.6287" calcext:value-type="float">
            <text:p>1456447365.6287</text:p>
          </table:table-cell>
          <table:table-cell office:value-type="float" office:value="1120" calcext:value-type="float">
            <text:p>1120</text:p>
          </table:table-cell>
          <table:table-cell table:formula="of:=[.B473]-[.B$2]" office:value-type="float" office:value="5.62844848632813" calcext:value-type="float">
            <text:p>5.6284484863</text:p>
          </table:table-cell>
          <table:table-cell table:formula="of:=[.C473]/([.D473]-[.D472])" office:value-type="float" office:value="103700.231346578" calcext:value-type="float">
            <text:p>103700.231346578</text:p>
          </table:table-cell>
          <table:table-cell/>
          <table:table-cell office:value-type="float" office:value="1456447365.70102" calcext:value-type="float">
            <text:p>1456447365.70102</text:p>
          </table:table-cell>
          <table:table-cell table:formula="of:=[.G473]-[.B473]" office:value-type="float" office:value="0.0723178386688232" calcext:value-type="float">
            <text:p>0.0723178387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6447365.63951" calcext:value-type="float">
            <text:p>1456447365.63951</text:p>
          </table:table-cell>
          <table:table-cell office:value-type="float" office:value="1120" calcext:value-type="float">
            <text:p>1120</text:p>
          </table:table-cell>
          <table:table-cell table:formula="of:=[.B474]-[.B$2]" office:value-type="float" office:value="5.63925647735596" calcext:value-type="float">
            <text:p>5.6392564774</text:p>
          </table:table-cell>
          <table:table-cell table:formula="of:=[.C474]/([.D474]-[.D473])" office:value-type="float" office:value="103627.029030266" calcext:value-type="float">
            <text:p>103627.029030266</text:p>
          </table:table-cell>
          <table:table-cell/>
          <table:table-cell office:value-type="float" office:value="1456447365.71183" calcext:value-type="float">
            <text:p>1456447365.71183</text:p>
          </table:table-cell>
          <table:table-cell table:formula="of:=[.G474]-[.B474]" office:value-type="float" office:value="0.0723197460174561" calcext:value-type="float">
            <text:p>0.072319746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6447365.65031" calcext:value-type="float">
            <text:p>1456447365.65031</text:p>
          </table:table-cell>
          <table:table-cell office:value-type="float" office:value="1120" calcext:value-type="float">
            <text:p>1120</text:p>
          </table:table-cell>
          <table:table-cell table:formula="of:=[.B475]-[.B$2]" office:value-type="float" office:value="5.65005660057068" calcext:value-type="float">
            <text:p>5.6500566006</text:p>
          </table:table-cell>
          <table:table-cell table:formula="of:=[.C475]/([.D475]-[.D474])" office:value-type="float" office:value="103702.520585443" calcext:value-type="float">
            <text:p>103702.520585443</text:p>
          </table:table-cell>
          <table:table-cell/>
          <table:table-cell office:value-type="float" office:value="1456447365.72261" calcext:value-type="float">
            <text:p>1456447365.72261</text:p>
          </table:table-cell>
          <table:table-cell table:formula="of:=[.G475]-[.B475]" office:value-type="float" office:value="0.0722997188568115" calcext:value-type="float">
            <text:p>0.0722997189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6447365.66111" calcext:value-type="float">
            <text:p>1456447365.66111</text:p>
          </table:table-cell>
          <table:table-cell office:value-type="float" office:value="1120" calcext:value-type="float">
            <text:p>1120</text:p>
          </table:table-cell>
          <table:table-cell table:formula="of:=[.B476]-[.B$2]" office:value-type="float" office:value="5.66085577011108" calcext:value-type="float">
            <text:p>5.6608557701</text:p>
          </table:table-cell>
          <table:table-cell table:formula="of:=[.C476]/([.D476]-[.D475])" office:value-type="float" office:value="103711.678551717" calcext:value-type="float">
            <text:p>103711.678551717</text:p>
          </table:table-cell>
          <table:table-cell/>
          <table:table-cell office:value-type="float" office:value="1456447365.7336" calcext:value-type="float">
            <text:p>1456447365.7336</text:p>
          </table:table-cell>
          <table:table-cell table:formula="of:=[.G476]-[.B476]" office:value-type="float" office:value="0.0724904537200928" calcext:value-type="float">
            <text:p>0.0724904537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6447365.67191" calcext:value-type="float">
            <text:p>1456447365.67191</text:p>
          </table:table-cell>
          <table:table-cell office:value-type="float" office:value="1120" calcext:value-type="float">
            <text:p>1120</text:p>
          </table:table-cell>
          <table:table-cell table:formula="of:=[.B477]-[.B$2]" office:value-type="float" office:value="5.67165780067444" calcext:value-type="float">
            <text:p>5.6716578007</text:p>
          </table:table-cell>
          <table:table-cell table:formula="of:=[.C477]/([.D477]-[.D476])" office:value-type="float" office:value="103684.20950405" calcext:value-type="float">
            <text:p>103684.20950405</text:p>
          </table:table-cell>
          <table:table-cell/>
          <table:table-cell office:value-type="float" office:value="1456447365.7444" calcext:value-type="float">
            <text:p>1456447365.7444</text:p>
          </table:table-cell>
          <table:table-cell table:formula="of:=[.G477]-[.B477]" office:value-type="float" office:value="0.07248854637146" calcext:value-type="float">
            <text:p>0.0724885464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6447365.68272" calcext:value-type="float">
            <text:p>1456447365.68272</text:p>
          </table:table-cell>
          <table:table-cell office:value-type="float" office:value="1120" calcext:value-type="float">
            <text:p>1120</text:p>
          </table:table-cell>
          <table:table-cell table:formula="of:=[.B478]-[.B$2]" office:value-type="float" office:value="5.6824631690979" calcext:value-type="float">
            <text:p>5.6824631691</text:p>
          </table:table-cell>
          <table:table-cell table:formula="of:=[.C478]/([.D478]-[.D477])" office:value-type="float" office:value="103652.180666799" calcext:value-type="float">
            <text:p>103652.180666799</text:p>
          </table:table-cell>
          <table:table-cell/>
          <table:table-cell office:value-type="float" office:value="1456447365.75518" calcext:value-type="float">
            <text:p>1456447365.75518</text:p>
          </table:table-cell>
          <table:table-cell table:formula="of:=[.G478]-[.B478]" office:value-type="float" office:value="0.0724630355834961" calcext:value-type="float">
            <text:p>0.0724630356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6447365.69352" calcext:value-type="float">
            <text:p>1456447365.69352</text:p>
          </table:table-cell>
          <table:table-cell office:value-type="float" office:value="1120" calcext:value-type="float">
            <text:p>1120</text:p>
          </table:table-cell>
          <table:table-cell table:formula="of:=[.B479]-[.B$2]" office:value-type="float" office:value="5.69326424598694" calcext:value-type="float">
            <text:p>5.693264246</text:p>
          </table:table-cell>
          <table:table-cell table:formula="of:=[.C479]/([.D479]-[.D478])" office:value-type="float" office:value="103693.364236364" calcext:value-type="float">
            <text:p>103693.364236364</text:p>
          </table:table-cell>
          <table:table-cell/>
          <table:table-cell office:value-type="float" office:value="1456447365.76631" calcext:value-type="float">
            <text:p>1456447365.76631</text:p>
          </table:table-cell>
          <table:table-cell table:formula="of:=[.G479]-[.B479]" office:value-type="float" office:value="0.0727920532226563" calcext:value-type="float">
            <text:p>0.0727920532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6447365.70431" calcext:value-type="float">
            <text:p>1456447365.70431</text:p>
          </table:table-cell>
          <table:table-cell office:value-type="float" office:value="1120" calcext:value-type="float">
            <text:p>1120</text:p>
          </table:table-cell>
          <table:table-cell table:formula="of:=[.B480]-[.B$2]" office:value-type="float" office:value="5.70406103134155" calcext:value-type="float">
            <text:p>5.7040610313</text:p>
          </table:table-cell>
          <table:table-cell table:formula="of:=[.C480]/([.D480]-[.D479])" office:value-type="float" office:value="103734.580545434" calcext:value-type="float">
            <text:p>103734.580545434</text:p>
          </table:table-cell>
          <table:table-cell/>
          <table:table-cell office:value-type="float" office:value="1456447365.77683" calcext:value-type="float">
            <text:p>1456447365.77683</text:p>
          </table:table-cell>
          <table:table-cell table:formula="of:=[.G480]-[.B480]" office:value-type="float" office:value="0.0725152492523193" calcext:value-type="float">
            <text:p>0.0725152493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6447365.71511" calcext:value-type="float">
            <text:p>1456447365.71511</text:p>
          </table:table-cell>
          <table:table-cell office:value-type="float" office:value="1120" calcext:value-type="float">
            <text:p>1120</text:p>
          </table:table-cell>
          <table:table-cell table:formula="of:=[.B481]-[.B$2]" office:value-type="float" office:value="5.71485805511475" calcext:value-type="float">
            <text:p>5.7148580551</text:p>
          </table:table-cell>
          <table:table-cell table:formula="of:=[.C481]/([.D481]-[.D480])" office:value-type="float" office:value="103732.289890916" calcext:value-type="float">
            <text:p>103732.289890916</text:p>
          </table:table-cell>
          <table:table-cell/>
          <table:table-cell office:value-type="float" office:value="1456447365.79371" calcext:value-type="float">
            <text:p>1456447365.79371</text:p>
          </table:table-cell>
          <table:table-cell table:formula="of:=[.G481]-[.B481]" office:value-type="float" office:value="0.0785982608795166" calcext:value-type="float">
            <text:p>0.078598260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6447365.72591" calcext:value-type="float">
            <text:p>1456447365.72591</text:p>
          </table:table-cell>
          <table:table-cell office:value-type="float" office:value="1120" calcext:value-type="float">
            <text:p>1120</text:p>
          </table:table-cell>
          <table:table-cell table:formula="of:=[.B482]-[.B$2]" office:value-type="float" office:value="5.7256543636322" calcext:value-type="float">
            <text:p>5.7256543636</text:p>
          </table:table-cell>
          <table:table-cell table:formula="of:=[.C482]/([.D482]-[.D481])" office:value-type="float" office:value="103739.162157984" calcext:value-type="float">
            <text:p>103739.162157984</text:p>
          </table:table-cell>
          <table:table-cell/>
          <table:table-cell office:value-type="float" office:value="1456447365.80446" calcext:value-type="float">
            <text:p>1456447365.80446</text:p>
          </table:table-cell>
          <table:table-cell table:formula="of:=[.G482]-[.B482]" office:value-type="float" office:value="0.0785520076751709" calcext:value-type="float">
            <text:p>0.0785520077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6447365.7367" calcext:value-type="float">
            <text:p>1456447365.7367</text:p>
          </table:table-cell>
          <table:table-cell office:value-type="float" office:value="1120" calcext:value-type="float">
            <text:p>1120</text:p>
          </table:table-cell>
          <table:table-cell table:formula="of:=[.B483]-[.B$2]" office:value-type="float" office:value="5.73645067214966" calcext:value-type="float">
            <text:p>5.7364506721</text:p>
          </table:table-cell>
          <table:table-cell table:formula="of:=[.C483]/([.D483]-[.D482])" office:value-type="float" office:value="103739.162157984" calcext:value-type="float">
            <text:p>103739.162157984</text:p>
          </table:table-cell>
          <table:table-cell/>
          <table:table-cell office:value-type="float" office:value="1456447365.81546" calcext:value-type="float">
            <text:p>1456447365.81546</text:p>
          </table:table-cell>
          <table:table-cell table:formula="of:=[.G483]-[.B483]" office:value-type="float" office:value="0.0787556171417236" calcext:value-type="float">
            <text:p>0.0787556171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6447365.74751" calcext:value-type="float">
            <text:p>1456447365.74751</text:p>
          </table:table-cell>
          <table:table-cell office:value-type="float" office:value="1120" calcext:value-type="float">
            <text:p>1120</text:p>
          </table:table-cell>
          <table:table-cell table:formula="of:=[.B484]-[.B$2]" office:value-type="float" office:value="5.74725151062012" calcext:value-type="float">
            <text:p>5.7472515106</text:p>
          </table:table-cell>
          <table:table-cell table:formula="of:=[.C484]/([.D484]-[.D483])" office:value-type="float" office:value="103695.653172045" calcext:value-type="float">
            <text:p>103695.653172045</text:p>
          </table:table-cell>
          <table:table-cell/>
          <table:table-cell office:value-type="float" office:value="1456447365.82629" calcext:value-type="float">
            <text:p>1456447365.82629</text:p>
          </table:table-cell>
          <table:table-cell table:formula="of:=[.G484]-[.B484]" office:value-type="float" office:value="0.078784704208374" calcext:value-type="float">
            <text:p>0.0787847042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6447365.7583" calcext:value-type="float">
            <text:p>1456447365.7583</text:p>
          </table:table-cell>
          <table:table-cell office:value-type="float" office:value="1120" calcext:value-type="float">
            <text:p>1120</text:p>
          </table:table-cell>
          <table:table-cell table:formula="of:=[.B485]-[.B$2]" office:value-type="float" office:value="5.75804853439331" calcext:value-type="float">
            <text:p>5.7580485344</text:p>
          </table:table-cell>
          <table:table-cell table:formula="of:=[.C485]/([.D485]-[.D484])" office:value-type="float" office:value="103732.289890916" calcext:value-type="float">
            <text:p>103732.289890916</text:p>
          </table:table-cell>
          <table:table-cell/>
          <table:table-cell office:value-type="float" office:value="1456447365.83715" calcext:value-type="float">
            <text:p>1456447365.83715</text:p>
          </table:table-cell>
          <table:table-cell table:formula="of:=[.G485]-[.B485]" office:value-type="float" office:value="0.0788478851318359" calcext:value-type="float">
            <text:p>0.0788478851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6447365.7691" calcext:value-type="float">
            <text:p>1456447365.7691</text:p>
          </table:table-cell>
          <table:table-cell office:value-type="float" office:value="1120" calcext:value-type="float">
            <text:p>1120</text:p>
          </table:table-cell>
          <table:table-cell table:formula="of:=[.B486]-[.B$2]" office:value-type="float" office:value="5.76884531974793" calcext:value-type="float">
            <text:p>5.7688453197</text:p>
          </table:table-cell>
          <table:table-cell table:formula="of:=[.C486]/([.D486]-[.D485])" office:value-type="float" office:value="103734.580545434" calcext:value-type="float">
            <text:p>103734.580545434</text:p>
          </table:table-cell>
          <table:table-cell/>
          <table:table-cell office:value-type="float" office:value="1456447365.84799" calcext:value-type="float">
            <text:p>1456447365.84799</text:p>
          </table:table-cell>
          <table:table-cell table:formula="of:=[.G486]-[.B486]" office:value-type="float" office:value="0.0788910388946533" calcext:value-type="float">
            <text:p>0.0788910389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6447365.77986" calcext:value-type="float">
            <text:p>1456447365.77986</text:p>
          </table:table-cell>
          <table:table-cell office:value-type="float" office:value="1120" calcext:value-type="float">
            <text:p>1120</text:p>
          </table:table-cell>
          <table:table-cell table:formula="of:=[.B487]-[.B$2]" office:value-type="float" office:value="5.77960443496704" calcext:value-type="float">
            <text:p>5.779604435</text:p>
          </table:table-cell>
          <table:table-cell table:formula="of:=[.C487]/([.D487]-[.D486])" office:value-type="float" office:value="104097.779156602" calcext:value-type="float">
            <text:p>104097.779156602</text:p>
          </table:table-cell>
          <table:table-cell/>
          <table:table-cell office:value-type="float" office:value="1456447365.85887" calcext:value-type="float">
            <text:p>1456447365.85887</text:p>
          </table:table-cell>
          <table:table-cell table:formula="of:=[.G487]-[.B487]" office:value-type="float" office:value="0.0790119171142578" calcext:value-type="float">
            <text:p>0.0790119171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6447365.79065" calcext:value-type="float">
            <text:p>1456447365.79065</text:p>
          </table:table-cell>
          <table:table-cell office:value-type="float" office:value="1120" calcext:value-type="float">
            <text:p>1120</text:p>
          </table:table-cell>
          <table:table-cell table:formula="of:=[.B488]-[.B$2]" office:value-type="float" office:value="5.79039931297302" calcext:value-type="float">
            <text:p>5.790399313</text:p>
          </table:table-cell>
          <table:table-cell table:formula="of:=[.C488]/([.D488]-[.D487])" office:value-type="float" office:value="103752.909424211" calcext:value-type="float">
            <text:p>103752.909424211</text:p>
          </table:table-cell>
          <table:table-cell/>
          <table:table-cell office:value-type="float" office:value="1456447365.86974" calcext:value-type="float">
            <text:p>1456447365.86974</text:p>
          </table:table-cell>
          <table:table-cell table:formula="of:=[.G488]-[.B488]" office:value-type="float" office:value="0.0790870189666748" calcext:value-type="float">
            <text:p>0.07908701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6447365.80145" calcext:value-type="float">
            <text:p>1456447365.80145</text:p>
          </table:table-cell>
          <table:table-cell office:value-type="float" office:value="1120" calcext:value-type="float">
            <text:p>1120</text:p>
          </table:table-cell>
          <table:table-cell table:formula="of:=[.B489]-[.B$2]" office:value-type="float" office:value="5.80119919776917" calcext:value-type="float">
            <text:p>5.8011991978</text:p>
          </table:table-cell>
          <table:table-cell table:formula="of:=[.C489]/([.D489]-[.D488])" office:value-type="float" office:value="103704.809925383" calcext:value-type="float">
            <text:p>103704.809925383</text:p>
          </table:table-cell>
          <table:table-cell/>
          <table:table-cell office:value-type="float" office:value="1456447365.88061" calcext:value-type="float">
            <text:p>1456447365.88061</text:p>
          </table:table-cell>
          <table:table-cell table:formula="of:=[.G489]-[.B489]" office:value-type="float" office:value="0.0791571140289307" calcext:value-type="float">
            <text:p>0.079157114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6447365.81225" calcext:value-type="float">
            <text:p>1456447365.81225</text:p>
          </table:table-cell>
          <table:table-cell office:value-type="float" office:value="1120" calcext:value-type="float">
            <text:p>1120</text:p>
          </table:table-cell>
          <table:table-cell table:formula="of:=[.B490]-[.B$2]" office:value-type="float" office:value="5.81199789047241" calcext:value-type="float">
            <text:p>5.8119978905</text:p>
          </table:table-cell>
          <table:table-cell table:formula="of:=[.C490]/([.D490]-[.D489])" office:value-type="float" office:value="103716.258141435" calcext:value-type="float">
            <text:p>103716.258141435</text:p>
          </table:table-cell>
          <table:table-cell/>
          <table:table-cell office:value-type="float" office:value="1456447365.89148" calcext:value-type="float">
            <text:p>1456447365.89148</text:p>
          </table:table-cell>
          <table:table-cell table:formula="of:=[.G490]-[.B490]" office:value-type="float" office:value="0.079228401184082" calcext:value-type="float">
            <text:p>0.0792284012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6447365.82305" calcext:value-type="float">
            <text:p>1456447365.82305</text:p>
          </table:table-cell>
          <table:table-cell office:value-type="float" office:value="1120" calcext:value-type="float">
            <text:p>1120</text:p>
          </table:table-cell>
          <table:table-cell table:formula="of:=[.B491]-[.B$2]" office:value-type="float" office:value="5.8228006362915" calcext:value-type="float">
            <text:p>5.8228006363</text:p>
          </table:table-cell>
          <table:table-cell table:formula="of:=[.C491]/([.D491]-[.D490])" office:value-type="float" office:value="103677.344515559" calcext:value-type="float">
            <text:p>103677.344515559</text:p>
          </table:table-cell>
          <table:table-cell/>
          <table:table-cell office:value-type="float" office:value="1456447365.90235" calcext:value-type="float">
            <text:p>1456447365.90235</text:p>
          </table:table-cell>
          <table:table-cell table:formula="of:=[.G491]-[.B491]" office:value-type="float" office:value="0.0792956352233887" calcext:value-type="float">
            <text:p>0.079295635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6447365.83385" calcext:value-type="float">
            <text:p>1456447365.83385</text:p>
          </table:table-cell>
          <table:table-cell office:value-type="float" office:value="1120" calcext:value-type="float">
            <text:p>1120</text:p>
          </table:table-cell>
          <table:table-cell table:formula="of:=[.B492]-[.B$2]" office:value-type="float" office:value="5.83359956741333" calcext:value-type="float">
            <text:p>5.8335995674</text:p>
          </table:table-cell>
          <table:table-cell table:formula="of:=[.C492]/([.D492]-[.D491])" office:value-type="float" office:value="103713.968296022" calcext:value-type="float">
            <text:p>103713.968296022</text:p>
          </table:table-cell>
          <table:table-cell/>
          <table:table-cell office:value-type="float" office:value="1456447365.91317" calcext:value-type="float">
            <text:p>1456447365.91317</text:p>
          </table:table-cell>
          <table:table-cell table:formula="of:=[.G492]-[.B492]" office:value-type="float" office:value="0.0793168544769287" calcext:value-type="float">
            <text:p>0.0793168545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6447365.84465" calcext:value-type="float">
            <text:p>1456447365.84465</text:p>
          </table:table-cell>
          <table:table-cell office:value-type="float" office:value="1120" calcext:value-type="float">
            <text:p>1120</text:p>
          </table:table-cell>
          <table:table-cell table:formula="of:=[.B493]-[.B$2]" office:value-type="float" office:value="5.84439849853516" calcext:value-type="float">
            <text:p>5.8443984985</text:p>
          </table:table-cell>
          <table:table-cell table:formula="of:=[.C493]/([.D493]-[.D492])" office:value-type="float" office:value="103713.968296022" calcext:value-type="float">
            <text:p>103713.968296022</text:p>
          </table:table-cell>
          <table:table-cell/>
          <table:table-cell office:value-type="float" office:value="1456447365.91711" calcext:value-type="float">
            <text:p>1456447365.91711</text:p>
          </table:table-cell>
          <table:table-cell table:formula="of:=[.G493]-[.B493]" office:value-type="float" office:value="0.0724577903747559" calcext:value-type="float">
            <text:p>0.072457790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6447365.85545" calcext:value-type="float">
            <text:p>1456447365.85545</text:p>
          </table:table-cell>
          <table:table-cell office:value-type="float" office:value="1120" calcext:value-type="float">
            <text:p>1120</text:p>
          </table:table-cell>
          <table:table-cell table:formula="of:=[.B494]-[.B$2]" office:value-type="float" office:value="5.85519456863403" calcext:value-type="float">
            <text:p>5.8551945686</text:p>
          </table:table-cell>
          <table:table-cell table:formula="of:=[.C494]/([.D494]-[.D493])" office:value-type="float" office:value="103741.453116028" calcext:value-type="float">
            <text:p>103741.453116028</text:p>
          </table:table-cell>
          <table:table-cell/>
          <table:table-cell office:value-type="float" office:value="1456447365.92776" calcext:value-type="float">
            <text:p>1456447365.92776</text:p>
          </table:table-cell>
          <table:table-cell table:formula="of:=[.G494]-[.B494]" office:value-type="float" office:value="0.0723116397857666" calcext:value-type="float">
            <text:p>0.0723116398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6447365.86624" calcext:value-type="float">
            <text:p>1456447365.86624</text:p>
          </table:table-cell>
          <table:table-cell office:value-type="float" office:value="1120" calcext:value-type="float">
            <text:p>1120</text:p>
          </table:table-cell>
          <table:table-cell table:formula="of:=[.B495]-[.B$2]" office:value-type="float" office:value="5.86598968505859" calcext:value-type="float">
            <text:p>5.8659896851</text:p>
          </table:table-cell>
          <table:table-cell table:formula="of:=[.C495]/([.D495]-[.D494])" office:value-type="float" office:value="103750.617960157" calcext:value-type="float">
            <text:p>103750.617960157</text:p>
          </table:table-cell>
          <table:table-cell/>
          <table:table-cell office:value-type="float" office:value="1456447365.93859" calcext:value-type="float">
            <text:p>1456447365.93859</text:p>
          </table:table-cell>
          <table:table-cell table:formula="of:=[.G495]-[.B495]" office:value-type="float" office:value="0.0723466873168945" calcext:value-type="float">
            <text:p>0.0723466873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6447365.87704" calcext:value-type="float">
            <text:p>1456447365.87704</text:p>
          </table:table-cell>
          <table:table-cell office:value-type="float" office:value="1120" calcext:value-type="float">
            <text:p>1120</text:p>
          </table:table-cell>
          <table:table-cell table:formula="of:=[.B496]-[.B$2]" office:value-type="float" office:value="5.87678527832031" calcext:value-type="float">
            <text:p>5.8767852783</text:p>
          </table:table-cell>
          <table:table-cell table:formula="of:=[.C496]/([.D496]-[.D495])" office:value-type="float" office:value="103746.035335689" calcext:value-type="float">
            <text:p>103746.035335689</text:p>
          </table:table-cell>
          <table:table-cell/>
          <table:table-cell office:value-type="float" office:value="1456447365.94934" calcext:value-type="float">
            <text:p>1456447365.94934</text:p>
          </table:table-cell>
          <table:table-cell table:formula="of:=[.G496]-[.B496]" office:value-type="float" office:value="0.0723011493682861" calcext:value-type="float">
            <text:p>0.0723011494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6447365.88783" calcext:value-type="float">
            <text:p>1456447365.88783</text:p>
          </table:table-cell>
          <table:table-cell office:value-type="float" office:value="1120" calcext:value-type="float">
            <text:p>1120</text:p>
          </table:table-cell>
          <table:table-cell table:formula="of:=[.B497]-[.B$2]" office:value-type="float" office:value="5.88758015632629" calcext:value-type="float">
            <text:p>5.8875801563</text:p>
          </table:table-cell>
          <table:table-cell table:formula="of:=[.C497]/([.D497]-[.D496])" office:value-type="float" office:value="103752.909424211" calcext:value-type="float">
            <text:p>103752.909424211</text:p>
          </table:table-cell>
          <table:table-cell/>
          <table:table-cell office:value-type="float" office:value="1456447365.96013" calcext:value-type="float">
            <text:p>1456447365.96013</text:p>
          </table:table-cell>
          <table:table-cell table:formula="of:=[.G497]-[.B497]" office:value-type="float" office:value="0.072296142578125" calcext:value-type="float">
            <text:p>0.0722961426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6447365.89863" calcext:value-type="float">
            <text:p>1456447365.89863</text:p>
          </table:table-cell>
          <table:table-cell office:value-type="float" office:value="1120" calcext:value-type="float">
            <text:p>1120</text:p>
          </table:table-cell>
          <table:table-cell table:formula="of:=[.B498]-[.B$2]" office:value-type="float" office:value="5.89837574958801" calcext:value-type="float">
            <text:p>5.8983757496</text:p>
          </table:table-cell>
          <table:table-cell table:formula="of:=[.C498]/([.D498]-[.D497])" office:value-type="float" office:value="103746.035335689" calcext:value-type="float">
            <text:p>103746.035335689</text:p>
          </table:table-cell>
          <table:table-cell/>
          <table:table-cell office:value-type="float" office:value="1456447365.97093" calcext:value-type="float">
            <text:p>1456447365.97093</text:p>
          </table:table-cell>
          <table:table-cell table:formula="of:=[.G498]-[.B498]" office:value-type="float" office:value="0.0723006725311279" calcext:value-type="float">
            <text:p>0.0723006725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6447365.90942" calcext:value-type="float">
            <text:p>1456447365.90942</text:p>
          </table:table-cell>
          <table:table-cell office:value-type="float" office:value="1120" calcext:value-type="float">
            <text:p>1120</text:p>
          </table:table-cell>
          <table:table-cell table:formula="of:=[.B499]-[.B$2]" office:value-type="float" office:value="5.90917062759399" calcext:value-type="float">
            <text:p>5.9091706276</text:p>
          </table:table-cell>
          <table:table-cell table:formula="of:=[.C499]/([.D499]-[.D498])" office:value-type="float" office:value="103752.909424211" calcext:value-type="float">
            <text:p>103752.909424211</text:p>
          </table:table-cell>
          <table:table-cell/>
          <table:table-cell office:value-type="float" office:value="1456447365.98172" calcext:value-type="float">
            <text:p>1456447365.98172</text:p>
          </table:table-cell>
          <table:table-cell table:formula="of:=[.G499]-[.B499]" office:value-type="float" office:value="0.0722956657409668" calcext:value-type="float">
            <text:p>0.0722956657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6447365.92022" calcext:value-type="float">
            <text:p>1456447365.92022</text:p>
          </table:table-cell>
          <table:table-cell office:value-type="float" office:value="1120" calcext:value-type="float">
            <text:p>1120</text:p>
          </table:table-cell>
          <table:table-cell table:formula="of:=[.B500]-[.B$2]" office:value-type="float" office:value="5.91996598243713" calcext:value-type="float">
            <text:p>5.9199659824</text:p>
          </table:table-cell>
          <table:table-cell table:formula="of:=[.C500]/([.D500]-[.D499])" office:value-type="float" office:value="103748.326597319" calcext:value-type="float">
            <text:p>103748.326597319</text:p>
          </table:table-cell>
          <table:table-cell/>
          <table:table-cell office:value-type="float" office:value="1456447365.99263" calcext:value-type="float">
            <text:p>1456447365.99263</text:p>
          </table:table-cell>
          <table:table-cell table:formula="of:=[.G500]-[.B500]" office:value-type="float" office:value="0.0724103450775147" calcext:value-type="float">
            <text:p>0.072410345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6447365.93102" calcext:value-type="float">
            <text:p>1456447365.93102</text:p>
          </table:table-cell>
          <table:table-cell office:value-type="float" office:value="1120" calcext:value-type="float">
            <text:p>1120</text:p>
          </table:table-cell>
          <table:table-cell table:formula="of:=[.B501]-[.B$2]" office:value-type="float" office:value="5.93076539039612" calcext:value-type="float">
            <text:p>5.9307653904</text:p>
          </table:table-cell>
          <table:table-cell table:formula="of:=[.C501]/([.D501]-[.D500])" office:value-type="float" office:value="103709.388908513" calcext:value-type="float">
            <text:p>103709.388908513</text:p>
          </table:table-cell>
          <table:table-cell/>
          <table:table-cell office:value-type="float" office:value="1456447366.01537" calcext:value-type="float">
            <text:p>1456447366.01537</text:p>
          </table:table-cell>
          <table:table-cell table:formula="of:=[.G501]-[.B501]" office:value-type="float" office:value="0.0843508243560791" calcext:value-type="float">
            <text:p>0.0843508244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56447365.94182" calcext:value-type="float">
            <text:p>1456447365.94182</text:p>
          </table:table-cell>
          <table:table-cell office:value-type="float" office:value="1120" calcext:value-type="float">
            <text:p>1120</text:p>
          </table:table-cell>
          <table:table-cell table:formula="of:=[.B502]-[.B$2]" office:value-type="float" office:value="5.94156384468079" calcext:value-type="float">
            <text:p>5.9415638447</text:p>
          </table:table-cell>
          <table:table-cell table:formula="of:=[.C502]/([.D502]-[.D501])" office:value-type="float" office:value="103718.548087963" calcext:value-type="float">
            <text:p>103718.548087963</text:p>
          </table:table-cell>
          <table:table-cell/>
          <table:table-cell office:value-type="float" office:value="1456447366.02518" calcext:value-type="float">
            <text:p>1456447366.02518</text:p>
          </table:table-cell>
          <table:table-cell table:formula="of:=[.G502]-[.B502]" office:value-type="float" office:value="0.0833625793457031" calcext:value-type="float">
            <text:p>0.0833625793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56447365.95261" calcext:value-type="float">
            <text:p>1456447365.95261</text:p>
          </table:table-cell>
          <table:table-cell office:value-type="float" office:value="1120" calcext:value-type="float">
            <text:p>1120</text:p>
          </table:table-cell>
          <table:table-cell table:formula="of:=[.B503]-[.B$2]" office:value-type="float" office:value="5.95236015319824" calcext:value-type="float">
            <text:p>5.9523601532</text:p>
          </table:table-cell>
          <table:table-cell table:formula="of:=[.C503]/([.D503]-[.D502])" office:value-type="float" office:value="103739.162157984" calcext:value-type="float">
            <text:p>103739.162157984</text:p>
          </table:table-cell>
          <table:table-cell/>
          <table:table-cell office:value-type="float" office:value="1456447366.02854" calcext:value-type="float">
            <text:p>1456447366.02854</text:p>
          </table:table-cell>
          <table:table-cell table:formula="of:=[.G503]-[.B503]" office:value-type="float" office:value="0.0759260654449463" calcext:value-type="float">
            <text:p>0.0759260654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56447365.96341" calcext:value-type="float">
            <text:p>1456447365.96341</text:p>
          </table:table-cell>
          <table:table-cell office:value-type="float" office:value="1120" calcext:value-type="float">
            <text:p>1120</text:p>
          </table:table-cell>
          <table:table-cell table:formula="of:=[.B504]-[.B$2]" office:value-type="float" office:value="5.96315550804138" calcext:value-type="float">
            <text:p>5.963155508</text:p>
          </table:table-cell>
          <table:table-cell table:formula="of:=[.C504]/([.D504]-[.D503])" office:value-type="float" office:value="103748.326597319" calcext:value-type="float">
            <text:p>103748.326597319</text:p>
          </table:table-cell>
          <table:table-cell/>
          <table:table-cell office:value-type="float" office:value="1456447366.05382" calcext:value-type="float">
            <text:p>1456447366.05382</text:p>
          </table:table-cell>
          <table:table-cell table:formula="of:=[.G504]-[.B504]" office:value-type="float" office:value="0.0904107093811035" calcext:value-type="float">
            <text:p>0.0904107094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56447365.97421" calcext:value-type="float">
            <text:p>1456447365.97421</text:p>
          </table:table-cell>
          <table:table-cell office:value-type="float" office:value="1120" calcext:value-type="float">
            <text:p>1120</text:p>
          </table:table-cell>
          <table:table-cell table:formula="of:=[.B505]-[.B$2]" office:value-type="float" office:value="5.97395491600037" calcext:value-type="float">
            <text:p>5.973954916</text:p>
          </table:table-cell>
          <table:table-cell table:formula="of:=[.C505]/([.D505]-[.D504])" office:value-type="float" office:value="103709.388908513" calcext:value-type="float">
            <text:p>103709.388908513</text:p>
          </table:table-cell>
          <table:table-cell/>
          <table:table-cell office:value-type="float" office:value="1456447366.05718" calcext:value-type="float">
            <text:p>1456447366.05718</text:p>
          </table:table-cell>
          <table:table-cell table:formula="of:=[.G505]-[.B505]" office:value-type="float" office:value="0.0829713344573975" calcext:value-type="float">
            <text:p>0.0829713345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56447365.98501" calcext:value-type="float">
            <text:p>1456447365.98501</text:p>
          </table:table-cell>
          <table:table-cell office:value-type="float" office:value="1120" calcext:value-type="float">
            <text:p>1120</text:p>
          </table:table-cell>
          <table:table-cell table:formula="of:=[.B506]-[.B$2]" office:value-type="float" office:value="5.98475456237793" calcext:value-type="float">
            <text:p>5.9847545624</text:p>
          </table:table-cell>
          <table:table-cell table:formula="of:=[.C506]/([.D506]-[.D505])" office:value-type="float" office:value="103707.099366404" calcext:value-type="float">
            <text:p>103707.099366404</text:p>
          </table:table-cell>
          <table:table-cell/>
          <table:table-cell office:value-type="float" office:value="1456447366.06473" calcext:value-type="float">
            <text:p>1456447366.06473</text:p>
          </table:table-cell>
          <table:table-cell table:formula="of:=[.G506]-[.B506]" office:value-type="float" office:value="0.0797216892242432" calcext:value-type="float">
            <text:p>0.0797216892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56447365.99581" calcext:value-type="float">
            <text:p>1456447365.99581</text:p>
          </table:table-cell>
          <table:table-cell office:value-type="float" office:value="1120" calcext:value-type="float">
            <text:p>1120</text:p>
          </table:table-cell>
          <table:table-cell table:formula="of:=[.B507]-[.B$2]" office:value-type="float" office:value="5.99555563926697" calcext:value-type="float">
            <text:p>5.9955556393</text:p>
          </table:table-cell>
          <table:table-cell table:formula="of:=[.C507]/([.D507]-[.D506])" office:value-type="float" office:value="103693.364236364" calcext:value-type="float">
            <text:p>103693.364236364</text:p>
          </table:table-cell>
          <table:table-cell/>
          <table:table-cell office:value-type="float" office:value="1456447366.07601" calcext:value-type="float">
            <text:p>1456447366.07601</text:p>
          </table:table-cell>
          <table:table-cell table:formula="of:=[.G507]-[.B507]" office:value-type="float" office:value="0.0802006721496582" calcext:value-type="float">
            <text:p>0.080200672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56447366.0064" calcext:value-type="float">
            <text:p>1456447366.0064</text:p>
          </table:table-cell>
          <table:table-cell office:value-type="float" office:value="1120" calcext:value-type="float">
            <text:p>1120</text:p>
          </table:table-cell>
          <table:table-cell table:formula="of:=[.B508]-[.B$2]" office:value-type="float" office:value="6.00614905357361" calcext:value-type="float">
            <text:p>6.0061490536</text:p>
          </table:table-cell>
          <table:table-cell table:formula="of:=[.C508]/([.D508]-[.D507])" office:value-type="float" office:value="105726.064097947" calcext:value-type="float">
            <text:p>105726.064097947</text:p>
          </table:table-cell>
          <table:table-cell/>
          <table:table-cell office:value-type="float" office:value="1456447366.07929" calcext:value-type="float">
            <text:p>1456447366.07929</text:p>
          </table:table-cell>
          <table:table-cell table:formula="of:=[.G508]-[.B508]" office:value-type="float" office:value="0.0728871822357178" calcext:value-type="float">
            <text:p>0.0728871822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56447366.01688" calcext:value-type="float">
            <text:p>1456447366.01688</text:p>
          </table:table-cell>
          <table:table-cell office:value-type="float" office:value="1120" calcext:value-type="float">
            <text:p>1120</text:p>
          </table:table-cell>
          <table:table-cell table:formula="of:=[.B509]-[.B$2]" office:value-type="float" office:value="6.01662302017212" calcext:value-type="float">
            <text:p>6.0166230202</text:p>
          </table:table-cell>
          <table:table-cell table:formula="of:=[.C509]/([.D509]-[.D508])" office:value-type="float" office:value="106931.790307528" calcext:value-type="float">
            <text:p>106931.790307528</text:p>
          </table:table-cell>
          <table:table-cell/>
          <table:table-cell office:value-type="float" office:value="1456447366.0894" calcext:value-type="float">
            <text:p>1456447366.0894</text:p>
          </table:table-cell>
          <table:table-cell table:formula="of:=[.G509]-[.B509]" office:value-type="float" office:value="0.0725233554840088" calcext:value-type="float">
            <text:p>0.0725233555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56447366.02728" calcext:value-type="float">
            <text:p>1456447366.02728</text:p>
          </table:table-cell>
          <table:table-cell office:value-type="float" office:value="1120" calcext:value-type="float">
            <text:p>1120</text:p>
          </table:table-cell>
          <table:table-cell table:formula="of:=[.B510]-[.B$2]" office:value-type="float" office:value="6.02702736854553" calcext:value-type="float">
            <text:p>6.0270273685</text:p>
          </table:table-cell>
          <table:table-cell table:formula="of:=[.C510]/([.D510]-[.D509])" office:value-type="float" office:value="107647.298975687" calcext:value-type="float">
            <text:p>107647.298975687</text:p>
          </table:table-cell>
          <table:table-cell/>
          <table:table-cell office:value-type="float" office:value="1456447366.09977" calcext:value-type="float">
            <text:p>1456447366.09977</text:p>
          </table:table-cell>
          <table:table-cell table:formula="of:=[.G510]-[.B510]" office:value-type="float" office:value="0.0724890232086182" calcext:value-type="float">
            <text:p>0.072489023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56447366.03762" calcext:value-type="float">
            <text:p>1456447366.03762</text:p>
          </table:table-cell>
          <table:table-cell office:value-type="float" office:value="1120" calcext:value-type="float">
            <text:p>1120</text:p>
          </table:table-cell>
          <table:table-cell table:formula="of:=[.B511]-[.B$2]" office:value-type="float" office:value="6.03736782073975" calcext:value-type="float">
            <text:p>6.0373678207</text:p>
          </table:table-cell>
          <table:table-cell table:formula="of:=[.C511]/([.D511]-[.D510])" office:value-type="float" office:value="108312.477923036" calcext:value-type="float">
            <text:p>108312.477923036</text:p>
          </table:table-cell>
          <table:table-cell/>
          <table:table-cell office:value-type="float" office:value="1456447366.11715" calcext:value-type="float">
            <text:p>1456447366.11715</text:p>
          </table:table-cell>
          <table:table-cell table:formula="of:=[.G511]-[.B511]" office:value-type="float" office:value="0.0795285701751709" calcext:value-type="float">
            <text:p>0.0795285702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56447366.04795" calcext:value-type="float">
            <text:p>1456447366.04795</text:p>
          </table:table-cell>
          <table:table-cell office:value-type="float" office:value="1120" calcext:value-type="float">
            <text:p>1120</text:p>
          </table:table-cell>
          <table:table-cell table:formula="of:=[.B512]-[.B$2]" office:value-type="float" office:value="6.04769706726074" calcext:value-type="float">
            <text:p>6.0476970673</text:p>
          </table:table-cell>
          <table:table-cell table:formula="of:=[.C512]/([.D512]-[.D511])" office:value-type="float" office:value="108429.980611209" calcext:value-type="float">
            <text:p>108429.980611209</text:p>
          </table:table-cell>
          <table:table-cell/>
          <table:table-cell office:value-type="float" office:value="1456447366.12738" calcext:value-type="float">
            <text:p>1456447366.12738</text:p>
          </table:table-cell>
          <table:table-cell table:formula="of:=[.G512]-[.B512]" office:value-type="float" office:value="0.0794291496276856" calcext:value-type="float">
            <text:p>0.0794291496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56447366.05828" calcext:value-type="float">
            <text:p>1456447366.05828</text:p>
          </table:table-cell>
          <table:table-cell office:value-type="float" office:value="1120" calcext:value-type="float">
            <text:p>1120</text:p>
          </table:table-cell>
          <table:table-cell table:formula="of:=[.B513]-[.B$2]" office:value-type="float" office:value="6.05802249908447" calcext:value-type="float">
            <text:p>6.0580224991</text:p>
          </table:table-cell>
          <table:table-cell table:formula="of:=[.C513]/([.D513]-[.D512])" office:value-type="float" office:value="108470.039715526" calcext:value-type="float">
            <text:p>108470.039715526</text:p>
          </table:table-cell>
          <table:table-cell/>
          <table:table-cell office:value-type="float" office:value="1456447366.13781" calcext:value-type="float">
            <text:p>1456447366.13781</text:p>
          </table:table-cell>
          <table:table-cell table:formula="of:=[.G513]-[.B513]" office:value-type="float" office:value="0.0795338153839111" calcext:value-type="float">
            <text:p>0.079533815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56447366.0686" calcext:value-type="float">
            <text:p>1456447366.0686</text:p>
          </table:table-cell>
          <table:table-cell office:value-type="float" office:value="1120" calcext:value-type="float">
            <text:p>1120</text:p>
          </table:table-cell>
          <table:table-cell table:formula="of:=[.B514]-[.B$2]" office:value-type="float" office:value="6.06834220886231" calcext:value-type="float">
            <text:p>6.0683422089</text:p>
          </table:table-cell>
          <table:table-cell table:formula="of:=[.C514]/([.D514]-[.D513])" office:value-type="float" office:value="108530.183901673" calcext:value-type="float">
            <text:p>108530.183901673</text:p>
          </table:table-cell>
          <table:table-cell/>
          <table:table-cell office:value-type="float" office:value="1456447366.14806" calcext:value-type="float">
            <text:p>1456447366.14806</text:p>
          </table:table-cell>
          <table:table-cell table:formula="of:=[.G514]-[.B514]" office:value-type="float" office:value="0.0794641971588135" calcext:value-type="float">
            <text:p>0.079464197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56447366.07896" calcext:value-type="float">
            <text:p>1456447366.07896</text:p>
          </table:table-cell>
          <table:table-cell office:value-type="float" office:value="1120" calcext:value-type="float">
            <text:p>1120</text:p>
          </table:table-cell>
          <table:table-cell table:formula="of:=[.B515]-[.B$2]" office:value-type="float" office:value="6.07870721817017" calcext:value-type="float">
            <text:p>6.0787072182</text:p>
          </table:table-cell>
          <table:table-cell table:formula="of:=[.C515]/([.D515]-[.D514])" office:value-type="float" office:value="108055.86051433" calcext:value-type="float">
            <text:p>108055.86051433</text:p>
          </table:table-cell>
          <table:table-cell/>
          <table:table-cell office:value-type="float" office:value="1456447366.15844" calcext:value-type="float">
            <text:p>1456447366.15844</text:p>
          </table:table-cell>
          <table:table-cell table:formula="of:=[.G515]-[.B515]" office:value-type="float" office:value="0.0794792175292969" calcext:value-type="float">
            <text:p>0.0794792175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56447366.08929" calcext:value-type="float">
            <text:p>1456447366.08929</text:p>
          </table:table-cell>
          <table:table-cell office:value-type="float" office:value="1120" calcext:value-type="float">
            <text:p>1120</text:p>
          </table:table-cell>
          <table:table-cell table:formula="of:=[.B516]-[.B$2]" office:value-type="float" office:value="6.08903670310974" calcext:value-type="float">
            <text:p>6.0890367031</text:p>
          </table:table-cell>
          <table:table-cell table:formula="of:=[.C516]/([.D516]-[.D515])" office:value-type="float" office:value="108427.477899596" calcext:value-type="float">
            <text:p>108427.477899596</text:p>
          </table:table-cell>
          <table:table-cell/>
          <table:table-cell office:value-type="float" office:value="1456447366.16932" calcext:value-type="float">
            <text:p>1456447366.16932</text:p>
          </table:table-cell>
          <table:table-cell table:formula="of:=[.G516]-[.B516]" office:value-type="float" office:value="0.0800297260284424" calcext:value-type="float">
            <text:p>0.080029726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56447366.09961" calcext:value-type="float">
            <text:p>1456447366.09961</text:p>
          </table:table-cell>
          <table:table-cell office:value-type="float" office:value="1120" calcext:value-type="float">
            <text:p>1120</text:p>
          </table:table-cell>
          <table:table-cell table:formula="of:=[.B517]-[.B$2]" office:value-type="float" office:value="6.0993537902832" calcext:value-type="float">
            <text:p>6.0993537903</text:p>
          </table:table-cell>
          <table:table-cell table:formula="of:=[.C517]/([.D517]-[.D516])" office:value-type="float" office:value="108557.772282948" calcext:value-type="float">
            <text:p>108557.772282948</text:p>
          </table:table-cell>
          <table:table-cell/>
          <table:table-cell office:value-type="float" office:value="1456447366.17929" calcext:value-type="float">
            <text:p>1456447366.17929</text:p>
          </table:table-cell>
          <table:table-cell table:formula="of:=[.G517]-[.B517]" office:value-type="float" office:value="0.0796825885772705" calcext:value-type="float">
            <text:p>0.0796825886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56447366.10988" calcext:value-type="float">
            <text:p>1456447366.10988</text:p>
          </table:table-cell>
          <table:table-cell office:value-type="float" office:value="1120" calcext:value-type="float">
            <text:p>1120</text:p>
          </table:table-cell>
          <table:table-cell table:formula="of:=[.B518]-[.B$2]" office:value-type="float" office:value="6.1096293926239" calcext:value-type="float">
            <text:p>6.1096293926</text:p>
          </table:table-cell>
          <table:table-cell table:formula="of:=[.C518]/([.D518]-[.D517])" office:value-type="float" office:value="108996.043527692" calcext:value-type="float">
            <text:p>108996.043527692</text:p>
          </table:table-cell>
          <table:table-cell/>
          <table:table-cell office:value-type="float" office:value="1456447366.18263" calcext:value-type="float">
            <text:p>1456447366.18263</text:p>
          </table:table-cell>
          <table:table-cell table:formula="of:=[.G518]-[.B518]" office:value-type="float" office:value="0.0727469921112061" calcext:value-type="float">
            <text:p>0.072746992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56447366.12019" calcext:value-type="float">
            <text:p>1456447366.12019</text:p>
          </table:table-cell>
          <table:table-cell office:value-type="float" office:value="1120" calcext:value-type="float">
            <text:p>1120</text:p>
          </table:table-cell>
          <table:table-cell table:formula="of:=[.B519]-[.B$2]" office:value-type="float" office:value="6.11994099617004" calcext:value-type="float">
            <text:p>6.1199409962</text:p>
          </table:table-cell>
          <table:table-cell table:formula="of:=[.C519]/([.D519]-[.D518])" office:value-type="float" office:value="108615.502427746" calcext:value-type="float">
            <text:p>108615.502427746</text:p>
          </table:table-cell>
          <table:table-cell/>
          <table:table-cell office:value-type="float" office:value="1456447366.19265" calcext:value-type="float">
            <text:p>1456447366.19265</text:p>
          </table:table-cell>
          <table:table-cell table:formula="of:=[.G519]-[.B519]" office:value-type="float" office:value="0.0724554061889648" calcext:value-type="float">
            <text:p>0.072455406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56447366.13051" calcext:value-type="float">
            <text:p>1456447366.13051</text:p>
          </table:table-cell>
          <table:table-cell office:value-type="float" office:value="1120" calcext:value-type="float">
            <text:p>1120</text:p>
          </table:table-cell>
          <table:table-cell table:formula="of:=[.B520]-[.B$2]" office:value-type="float" office:value="6.13025283813477" calcext:value-type="float">
            <text:p>6.1302528381</text:p>
          </table:table-cell>
          <table:table-cell table:formula="of:=[.C520]/([.D520]-[.D519])" office:value-type="float" office:value="108612.991144713" calcext:value-type="float">
            <text:p>108612.991144713</text:p>
          </table:table-cell>
          <table:table-cell/>
          <table:table-cell office:value-type="float" office:value="1456447366.20302" calcext:value-type="float">
            <text:p>1456447366.20302</text:p>
          </table:table-cell>
          <table:table-cell table:formula="of:=[.G520]-[.B520]" office:value-type="float" office:value="0.0725135803222656" calcext:value-type="float">
            <text:p>0.072513580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56447366.14082" calcext:value-type="float">
            <text:p>1456447366.14082</text:p>
          </table:table-cell>
          <table:table-cell office:value-type="float" office:value="1120" calcext:value-type="float">
            <text:p>1120</text:p>
          </table:table-cell>
          <table:table-cell table:formula="of:=[.B521]-[.B$2]" office:value-type="float" office:value="6.14056491851807" calcext:value-type="float">
            <text:p>6.1405649185</text:p>
          </table:table-cell>
          <table:table-cell table:formula="of:=[.C521]/([.D521]-[.D520])" office:value-type="float" office:value="108610.479977805" calcext:value-type="float">
            <text:p>108610.479977805</text:p>
          </table:table-cell>
          <table:table-cell/>
          <table:table-cell office:value-type="float" office:value="1456447366.21328" calcext:value-type="float">
            <text:p>1456447366.21328</text:p>
          </table:table-cell>
          <table:table-cell table:formula="of:=[.G521]-[.B521]" office:value-type="float" office:value="0.0724613666534424" calcext:value-type="float">
            <text:p>0.0724613667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56447366.15113" calcext:value-type="float">
            <text:p>1456447366.15113</text:p>
          </table:table-cell>
          <table:table-cell office:value-type="float" office:value="1120" calcext:value-type="float">
            <text:p>1120</text:p>
          </table:table-cell>
          <table:table-cell table:formula="of:=[.B522]-[.B$2]" office:value-type="float" office:value="6.15087604522705" calcext:value-type="float">
            <text:p>6.1508760452</text:p>
          </table:table-cell>
          <table:table-cell table:formula="of:=[.C522]/([.D522]-[.D521])" office:value-type="float" office:value="108620.525342212" calcext:value-type="float">
            <text:p>108620.525342212</text:p>
          </table:table-cell>
          <table:table-cell/>
          <table:table-cell office:value-type="float" office:value="1456447366.23097" calcext:value-type="float">
            <text:p>1456447366.23097</text:p>
          </table:table-cell>
          <table:table-cell table:formula="of:=[.G522]-[.B522]" office:value-type="float" office:value="0.0798401832580566" calcext:value-type="float">
            <text:p>0.0798401833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56447366.16144" calcext:value-type="float">
            <text:p>1456447366.16144</text:p>
          </table:table-cell>
          <table:table-cell office:value-type="float" office:value="1120" calcext:value-type="float">
            <text:p>1120</text:p>
          </table:table-cell>
          <table:table-cell table:formula="of:=[.B523]-[.B$2]" office:value-type="float" office:value="6.16118955612183" calcext:value-type="float">
            <text:p>6.1611895561</text:p>
          </table:table-cell>
          <table:table-cell table:formula="of:=[.C523]/([.D523]-[.D522])" office:value-type="float" office:value="108595.41541449" calcext:value-type="float">
            <text:p>108595.41541449</text:p>
          </table:table-cell>
          <table:table-cell/>
          <table:table-cell office:value-type="float" office:value="1456447366.24128" calcext:value-type="float">
            <text:p>1456447366.24128</text:p>
          </table:table-cell>
          <table:table-cell table:formula="of:=[.G523]-[.B523]" office:value-type="float" office:value="0.0798368453979492" calcext:value-type="float">
            <text:p>0.0798368454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56447366.17175" calcext:value-type="float">
            <text:p>1456447366.17175</text:p>
          </table:table-cell>
          <table:table-cell office:value-type="float" office:value="1120" calcext:value-type="float">
            <text:p>1120</text:p>
          </table:table-cell>
          <table:table-cell table:formula="of:=[.B524]-[.B$2]" office:value-type="float" office:value="6.17150115966797" calcext:value-type="float">
            <text:p>6.1715011597</text:p>
          </table:table-cell>
          <table:table-cell table:formula="of:=[.C524]/([.D524]-[.D523])" office:value-type="float" office:value="108615.502427746" calcext:value-type="float">
            <text:p>108615.502427746</text:p>
          </table:table-cell>
          <table:table-cell/>
          <table:table-cell office:value-type="float" office:value="1456447366.25153" calcext:value-type="float">
            <text:p>1456447366.25153</text:p>
          </table:table-cell>
          <table:table-cell table:formula="of:=[.G524]-[.B524]" office:value-type="float" office:value="0.0797750949859619" calcext:value-type="float">
            <text:p>0.079775095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56447366.18207" calcext:value-type="float">
            <text:p>1456447366.18207</text:p>
          </table:table-cell>
          <table:table-cell office:value-type="float" office:value="1120" calcext:value-type="float">
            <text:p>1120</text:p>
          </table:table-cell>
          <table:table-cell table:formula="of:=[.B525]-[.B$2]" office:value-type="float" office:value="6.18182110786438" calcext:value-type="float">
            <text:p>6.1818211079</text:p>
          </table:table-cell>
          <table:table-cell table:formula="of:=[.C525]/([.D525]-[.D524])" office:value-type="float" office:value="108527.67656232" calcext:value-type="float">
            <text:p>108527.67656232</text:p>
          </table:table-cell>
          <table:table-cell/>
          <table:table-cell office:value-type="float" office:value="1456447366.26189" calcext:value-type="float">
            <text:p>1456447366.26189</text:p>
          </table:table-cell>
          <table:table-cell table:formula="of:=[.G525]-[.B525]" office:value-type="float" office:value="0.079815149307251" calcext:value-type="float">
            <text:p>0.0798151493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56447366.19239" calcext:value-type="float">
            <text:p>1456447366.19239</text:p>
          </table:table-cell>
          <table:table-cell office:value-type="float" office:value="1120" calcext:value-type="float">
            <text:p>1120</text:p>
          </table:table-cell>
          <table:table-cell table:formula="of:=[.B526]-[.B$2]" office:value-type="float" office:value="6.19213557243347" calcext:value-type="float">
            <text:p>6.1921355724</text:p>
          </table:table-cell>
          <table:table-cell table:formula="of:=[.C526]/([.D526]-[.D525])" office:value-type="float" office:value="108585.374693727" calcext:value-type="float">
            <text:p>108585.374693727</text:p>
          </table:table-cell>
          <table:table-cell/>
          <table:table-cell office:value-type="float" office:value="1456447366.27227" calcext:value-type="float">
            <text:p>1456447366.27227</text:p>
          </table:table-cell>
          <table:table-cell table:formula="of:=[.G526]-[.B526]" office:value-type="float" office:value="0.0798807144165039" calcext:value-type="float">
            <text:p>0.0798807144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56447366.20349" calcext:value-type="float">
            <text:p>1456447366.20349</text:p>
          </table:table-cell>
          <table:table-cell office:value-type="float" office:value="1120" calcext:value-type="float">
            <text:p>1120</text:p>
          </table:table-cell>
          <table:table-cell table:formula="of:=[.B527]-[.B$2]" office:value-type="float" office:value="6.20323419570923" calcext:value-type="float">
            <text:p>6.2032341957</text:p>
          </table:table-cell>
          <table:table-cell table:formula="of:=[.C527]/([.D527]-[.D526])" office:value-type="float" office:value="100913.417112414" calcext:value-type="float">
            <text:p>100913.417112414</text:p>
          </table:table-cell>
          <table:table-cell/>
          <table:table-cell office:value-type="float" office:value="1456447366.28267" calcext:value-type="float">
            <text:p>1456447366.28267</text:p>
          </table:table-cell>
          <table:table-cell table:formula="of:=[.G527]-[.B527]" office:value-type="float" office:value="0.0791821479797363" calcext:value-type="float">
            <text:p>0.079182148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56447366.21382" calcext:value-type="float">
            <text:p>1456447366.21382</text:p>
          </table:table-cell>
          <table:table-cell office:value-type="float" office:value="1120" calcext:value-type="float">
            <text:p>1120</text:p>
          </table:table-cell>
          <table:table-cell table:formula="of:=[.B528]-[.B$2]" office:value-type="float" office:value="6.21356749534607" calcext:value-type="float">
            <text:p>6.2135674953</text:p>
          </table:table-cell>
          <table:table-cell table:formula="of:=[.C528]/([.D528]-[.D527])" office:value-type="float" office:value="108387.450220346" calcext:value-type="float">
            <text:p>108387.450220346</text:p>
          </table:table-cell>
          <table:table-cell/>
          <table:table-cell office:value-type="float" office:value="1456447366.29304" calcext:value-type="float">
            <text:p>1456447366.29304</text:p>
          </table:table-cell>
          <table:table-cell table:formula="of:=[.G528]-[.B528]" office:value-type="float" office:value="0.079218864440918" calcext:value-type="float">
            <text:p>0.0792188644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56447366.22414" calcext:value-type="float">
            <text:p>1456447366.22414</text:p>
          </table:table-cell>
          <table:table-cell office:value-type="float" office:value="1120" calcext:value-type="float">
            <text:p>1120</text:p>
          </table:table-cell>
          <table:table-cell table:formula="of:=[.B529]-[.B$2]" office:value-type="float" office:value="6.22388982772827" calcext:value-type="float">
            <text:p>6.2238898277</text:p>
          </table:table-cell>
          <table:table-cell table:formula="of:=[.C529]/([.D529]-[.D528])" office:value-type="float" office:value="108502.609539208" calcext:value-type="float">
            <text:p>108502.609539208</text:p>
          </table:table-cell>
          <table:table-cell/>
          <table:table-cell office:value-type="float" office:value="1456447366.29659" calcext:value-type="float">
            <text:p>1456447366.29659</text:p>
          </table:table-cell>
          <table:table-cell table:formula="of:=[.G529]-[.B529]" office:value-type="float" office:value="0.0724465847015381" calcext:value-type="float">
            <text:p>0.0724465847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56447366.23446" calcext:value-type="float">
            <text:p>1456447366.23446</text:p>
          </table:table-cell>
          <table:table-cell office:value-type="float" office:value="1120" calcext:value-type="float">
            <text:p>1120</text:p>
          </table:table-cell>
          <table:table-cell table:formula="of:=[.B530]-[.B$2]" office:value-type="float" office:value="6.23420977592468" calcext:value-type="float">
            <text:p>6.2342097759</text:p>
          </table:table-cell>
          <table:table-cell table:formula="of:=[.C530]/([.D530]-[.D529])" office:value-type="float" office:value="108527.67656232" calcext:value-type="float">
            <text:p>108527.67656232</text:p>
          </table:table-cell>
          <table:table-cell/>
          <table:table-cell office:value-type="float" office:value="1456447366.30697" calcext:value-type="float">
            <text:p>1456447366.30697</text:p>
          </table:table-cell>
          <table:table-cell table:formula="of:=[.G530]-[.B530]" office:value-type="float" office:value="0.0725064277648926" calcext:value-type="float">
            <text:p>0.0725064278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56447366.24478" calcext:value-type="float">
            <text:p>1456447366.24478</text:p>
          </table:table-cell>
          <table:table-cell office:value-type="float" office:value="1120" calcext:value-type="float">
            <text:p>1120</text:p>
          </table:table-cell>
          <table:table-cell table:formula="of:=[.B531]-[.B$2]" office:value-type="float" office:value="6.2445216178894" calcext:value-type="float">
            <text:p>6.2445216179</text:p>
          </table:table-cell>
          <table:table-cell table:formula="of:=[.C531]/([.D531]-[.D530])" office:value-type="float" office:value="108612.991144713" calcext:value-type="float">
            <text:p>108612.991144713</text:p>
          </table:table-cell>
          <table:table-cell/>
          <table:table-cell office:value-type="float" office:value="1456447366.31819" calcext:value-type="float">
            <text:p>1456447366.31819</text:p>
          </table:table-cell>
          <table:table-cell table:formula="of:=[.G531]-[.B531]" office:value-type="float" office:value="0.0734148025512695" calcext:value-type="float">
            <text:p>0.0734148026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56447366.25509" calcext:value-type="float">
            <text:p>1456447366.25509</text:p>
          </table:table-cell>
          <table:table-cell office:value-type="float" office:value="1120" calcext:value-type="float">
            <text:p>1120</text:p>
          </table:table-cell>
          <table:table-cell table:formula="of:=[.B532]-[.B$2]" office:value-type="float" office:value="6.25483465194702" calcext:value-type="float">
            <text:p>6.2548346519</text:p>
          </table:table-cell>
          <table:table-cell table:formula="of:=[.C532]/([.D532]-[.D531])" office:value-type="float" office:value="108600.436471241" calcext:value-type="float">
            <text:p>108600.436471241</text:p>
          </table:table-cell>
          <table:table-cell/>
          <table:table-cell office:value-type="float" office:value="1456447366.32757" calcext:value-type="float">
            <text:p>1456447366.32757</text:p>
          </table:table-cell>
          <table:table-cell table:formula="of:=[.G532]-[.B532]" office:value-type="float" office:value="0.072481632232666" calcext:value-type="float">
            <text:p>0.0724816322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56447366.2654" calcext:value-type="float">
            <text:p>1456447366.2654</text:p>
          </table:table-cell>
          <table:table-cell office:value-type="float" office:value="1120" calcext:value-type="float">
            <text:p>1120</text:p>
          </table:table-cell>
          <table:table-cell table:formula="of:=[.B533]-[.B$2]" office:value-type="float" office:value="6.26514554023743" calcext:value-type="float">
            <text:p>6.2651455402</text:p>
          </table:table-cell>
          <table:table-cell table:formula="of:=[.C533]/([.D533]-[.D532])" office:value-type="float" office:value="108623.036973663" calcext:value-type="float">
            <text:p>108623.036973663</text:p>
          </table:table-cell>
          <table:table-cell/>
          <table:table-cell office:value-type="float" office:value="1456447366.34515" calcext:value-type="float">
            <text:p>1456447366.34515</text:p>
          </table:table-cell>
          <table:table-cell table:formula="of:=[.G533]-[.B533]" office:value-type="float" office:value="0.0797507762908936" calcext:value-type="float">
            <text:p>0.0797507763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56447366.27571" calcext:value-type="float">
            <text:p>1456447366.27571</text:p>
          </table:table-cell>
          <table:table-cell office:value-type="float" office:value="1120" calcext:value-type="float">
            <text:p>1120</text:p>
          </table:table-cell>
          <table:table-cell table:formula="of:=[.B534]-[.B$2]" office:value-type="float" office:value="6.27545666694641" calcext:value-type="float">
            <text:p>6.2754566669</text:p>
          </table:table-cell>
          <table:table-cell table:formula="of:=[.C534]/([.D534]-[.D533])" office:value-type="float" office:value="108620.525342212" calcext:value-type="float">
            <text:p>108620.525342212</text:p>
          </table:table-cell>
          <table:table-cell/>
          <table:table-cell office:value-type="float" office:value="1456447366.35531" calcext:value-type="float">
            <text:p>1456447366.35531</text:p>
          </table:table-cell>
          <table:table-cell table:formula="of:=[.G534]-[.B534]" office:value-type="float" office:value="0.0795996189117432" calcext:value-type="float">
            <text:p>0.0795996189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56447366.28602" calcext:value-type="float">
            <text:p>1456447366.28602</text:p>
          </table:table-cell>
          <table:table-cell office:value-type="float" office:value="1120" calcext:value-type="float">
            <text:p>1120</text:p>
          </table:table-cell>
          <table:table-cell table:formula="of:=[.B535]-[.B$2]" office:value-type="float" office:value="6.28576731681824" calcext:value-type="float">
            <text:p>6.2857673168</text:p>
          </table:table-cell>
          <table:table-cell table:formula="of:=[.C535]/([.D535]-[.D534])" office:value-type="float" office:value="108625.548721269" calcext:value-type="float">
            <text:p>108625.548721269</text:p>
          </table:table-cell>
          <table:table-cell/>
          <table:table-cell office:value-type="float" office:value="1456447366.36587" calcext:value-type="float">
            <text:p>1456447366.36587</text:p>
          </table:table-cell>
          <table:table-cell table:formula="of:=[.G535]-[.B535]" office:value-type="float" office:value="0.0798490047454834" calcext:value-type="float">
            <text:p>0.079849004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56447366.29633" calcext:value-type="float">
            <text:p>1456447366.29633</text:p>
          </table:table-cell>
          <table:table-cell office:value-type="float" office:value="1120" calcext:value-type="float">
            <text:p>1120</text:p>
          </table:table-cell>
          <table:table-cell table:formula="of:=[.B536]-[.B$2]" office:value-type="float" office:value="6.2960786819458" calcext:value-type="float">
            <text:p>6.2960786819</text:p>
          </table:table-cell>
          <table:table-cell table:formula="of:=[.C536]/([.D536]-[.D535])" office:value-type="float" office:value="108618.013826909" calcext:value-type="float">
            <text:p>108618.013826909</text:p>
          </table:table-cell>
          <table:table-cell/>
          <table:table-cell office:value-type="float" office:value="1456447366.37613" calcext:value-type="float">
            <text:p>1456447366.37613</text:p>
          </table:table-cell>
          <table:table-cell table:formula="of:=[.G536]-[.B536]" office:value-type="float" office:value="0.0797977447509766" calcext:value-type="float">
            <text:p>0.0797977448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56447366.30665" calcext:value-type="float">
            <text:p>1456447366.30665</text:p>
          </table:table-cell>
          <table:table-cell office:value-type="float" office:value="1120" calcext:value-type="float">
            <text:p>1120</text:p>
          </table:table-cell>
          <table:table-cell table:formula="of:=[.B537]-[.B$2]" office:value-type="float" office:value="6.30639791488647" calcext:value-type="float">
            <text:p>6.3063979149</text:p>
          </table:table-cell>
          <table:table-cell table:formula="of:=[.C537]/([.D537]-[.D536])" office:value-type="float" office:value="108535.198927961" calcext:value-type="float">
            <text:p>108535.198927961</text:p>
          </table:table-cell>
          <table:table-cell/>
          <table:table-cell office:value-type="float" office:value="1456447366.38617" calcext:value-type="float">
            <text:p>1456447366.38617</text:p>
          </table:table-cell>
          <table:table-cell table:formula="of:=[.G537]-[.B537]" office:value-type="float" office:value="0.0795183181762695" calcext:value-type="float">
            <text:p>0.079518318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56447366.31697" calcext:value-type="float">
            <text:p>1456447366.31697</text:p>
          </table:table-cell>
          <table:table-cell office:value-type="float" office:value="1120" calcext:value-type="float">
            <text:p>1120</text:p>
          </table:table-cell>
          <table:table-cell table:formula="of:=[.B538]-[.B$2]" office:value-type="float" office:value="6.31671214103699" calcext:value-type="float">
            <text:p>6.316712141</text:p>
          </table:table-cell>
          <table:table-cell table:formula="of:=[.C538]/([.D538]-[.D537])" office:value-type="float" office:value="108587.884699845" calcext:value-type="float">
            <text:p>108587.884699845</text:p>
          </table:table-cell>
          <table:table-cell/>
          <table:table-cell office:value-type="float" office:value="1456447366.39659" calcext:value-type="float">
            <text:p>1456447366.39659</text:p>
          </table:table-cell>
          <table:table-cell table:formula="of:=[.G538]-[.B538]" office:value-type="float" office:value="0.0796241760253906" calcext:value-type="float">
            <text:p>0.079624176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56447366.32728" calcext:value-type="float">
            <text:p>1456447366.32728</text:p>
          </table:table-cell>
          <table:table-cell office:value-type="float" office:value="1120" calcext:value-type="float">
            <text:p>1120</text:p>
          </table:table-cell>
          <table:table-cell table:formula="of:=[.B539]-[.B$2]" office:value-type="float" office:value="6.32702541351318" calcext:value-type="float">
            <text:p>6.3270254135</text:p>
          </table:table-cell>
          <table:table-cell table:formula="of:=[.C539]/([.D539]-[.D538])" office:value-type="float" office:value="108597.925884828" calcext:value-type="float">
            <text:p>108597.925884828</text:p>
          </table:table-cell>
          <table:table-cell/>
          <table:table-cell office:value-type="float" office:value="1456447366.40695" calcext:value-type="float">
            <text:p>1456447366.40695</text:p>
          </table:table-cell>
          <table:table-cell table:formula="of:=[.G539]-[.B539]" office:value-type="float" office:value="0.0796709060668945" calcext:value-type="float">
            <text:p>0.079670906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56447366.33759" calcext:value-type="float">
            <text:p>1456447366.33759</text:p>
          </table:table-cell>
          <table:table-cell office:value-type="float" office:value="1120" calcext:value-type="float">
            <text:p>1120</text:p>
          </table:table-cell>
          <table:table-cell table:formula="of:=[.B540]-[.B$2]" office:value-type="float" office:value="6.33733677864075" calcext:value-type="float">
            <text:p>6.3373367786</text:p>
          </table:table-cell>
          <table:table-cell table:formula="of:=[.C540]/([.D540]-[.D539])" office:value-type="float" office:value="108618.013826909" calcext:value-type="float">
            <text:p>108618.013826909</text:p>
          </table:table-cell>
          <table:table-cell/>
          <table:table-cell office:value-type="float" office:value="1456447366.4102" calcext:value-type="float">
            <text:p>1456447366.4102</text:p>
          </table:table-cell>
          <table:table-cell table:formula="of:=[.G540]-[.B540]" office:value-type="float" office:value="0.0726096630096436" calcext:value-type="float">
            <text:p>0.072609663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56447366.3479" calcext:value-type="float">
            <text:p>1456447366.3479</text:p>
          </table:table-cell>
          <table:table-cell office:value-type="float" office:value="1120" calcext:value-type="float">
            <text:p>1120</text:p>
          </table:table-cell>
          <table:table-cell table:formula="of:=[.B541]-[.B$2]" office:value-type="float" office:value="6.34765100479126" calcext:value-type="float">
            <text:p>6.3476510048</text:p>
          </table:table-cell>
          <table:table-cell table:formula="of:=[.C541]/([.D541]-[.D540])" office:value-type="float" office:value="108587.884699845" calcext:value-type="float">
            <text:p>108587.884699845</text:p>
          </table:table-cell>
          <table:table-cell/>
          <table:table-cell office:value-type="float" office:value="1456447366.42029" calcext:value-type="float">
            <text:p>1456447366.42029</text:p>
          </table:table-cell>
          <table:table-cell table:formula="of:=[.G541]-[.B541]" office:value-type="float" office:value="0.072385311126709" calcext:value-type="float">
            <text:p>0.072385311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56447366.35822" calcext:value-type="float">
            <text:p>1456447366.35822</text:p>
          </table:table-cell>
          <table:table-cell office:value-type="float" office:value="1120" calcext:value-type="float">
            <text:p>1120</text:p>
          </table:table-cell>
          <table:table-cell table:formula="of:=[.B542]-[.B$2]" office:value-type="float" office:value="6.3579626083374" calcext:value-type="float">
            <text:p>6.3579626083</text:p>
          </table:table-cell>
          <table:table-cell table:formula="of:=[.C542]/([.D542]-[.D541])" office:value-type="float" office:value="108615.502427746" calcext:value-type="float">
            <text:p>108615.502427746</text:p>
          </table:table-cell>
          <table:table-cell/>
          <table:table-cell office:value-type="float" office:value="1456447366.43057" calcext:value-type="float">
            <text:p>1456447366.43057</text:p>
          </table:table-cell>
          <table:table-cell table:formula="of:=[.G542]-[.B542]" office:value-type="float" office:value="0.0723536014556885" calcext:value-type="float">
            <text:p>0.0723536015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56447366.36855" calcext:value-type="float">
            <text:p>1456447366.36855</text:p>
          </table:table-cell>
          <table:table-cell office:value-type="float" office:value="1120" calcext:value-type="float">
            <text:p>1120</text:p>
          </table:table-cell>
          <table:table-cell table:formula="of:=[.B543]-[.B$2]" office:value-type="float" office:value="6.36829900741577" calcext:value-type="float">
            <text:p>6.3682990074</text:p>
          </table:table-cell>
          <table:table-cell table:formula="of:=[.C543]/([.D543]-[.D542])" office:value-type="float" office:value="108354.94948563" calcext:value-type="float">
            <text:p>108354.94948563</text:p>
          </table:table-cell>
          <table:table-cell/>
          <table:table-cell office:value-type="float" office:value="1456447366.44952" calcext:value-type="float">
            <text:p>1456447366.44952</text:p>
          </table:table-cell>
          <table:table-cell table:formula="of:=[.G543]-[.B543]" office:value-type="float" office:value="0.0809674263000488" calcext:value-type="float">
            <text:p>0.0809674263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56447366.37888" calcext:value-type="float">
            <text:p>1456447366.37888</text:p>
          </table:table-cell>
          <table:table-cell office:value-type="float" office:value="1120" calcext:value-type="float">
            <text:p>1120</text:p>
          </table:table-cell>
          <table:table-cell table:formula="of:=[.B544]-[.B$2]" office:value-type="float" office:value="6.37862133979797" calcext:value-type="float">
            <text:p>6.3786213398</text:p>
          </table:table-cell>
          <table:table-cell table:formula="of:=[.C544]/([.D544]-[.D543])" office:value-type="float" office:value="108502.609539208" calcext:value-type="float">
            <text:p>108502.609539208</text:p>
          </table:table-cell>
          <table:table-cell/>
          <table:table-cell office:value-type="float" office:value="1456447366.45904" calcext:value-type="float">
            <text:p>1456447366.45904</text:p>
          </table:table-cell>
          <table:table-cell table:formula="of:=[.G544]-[.B544]" office:value-type="float" office:value="0.080164909362793" calcext:value-type="float">
            <text:p>0.0801649094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56447366.38919" calcext:value-type="float">
            <text:p>1456447366.38919</text:p>
          </table:table-cell>
          <table:table-cell office:value-type="float" office:value="1120" calcext:value-type="float">
            <text:p>1120</text:p>
          </table:table-cell>
          <table:table-cell table:formula="of:=[.B545]-[.B$2]" office:value-type="float" office:value="6.38893437385559" calcext:value-type="float">
            <text:p>6.3889343739</text:p>
          </table:table-cell>
          <table:table-cell table:formula="of:=[.C545]/([.D545]-[.D544])" office:value-type="float" office:value="108600.436471241" calcext:value-type="float">
            <text:p>108600.436471241</text:p>
          </table:table-cell>
          <table:table-cell/>
          <table:table-cell office:value-type="float" office:value="1456447366.46943" calcext:value-type="float">
            <text:p>1456447366.46943</text:p>
          </table:table-cell>
          <table:table-cell table:formula="of:=[.G545]-[.B545]" office:value-type="float" office:value="0.0802419185638428" calcext:value-type="float">
            <text:p>0.080241918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56447366.3995" calcext:value-type="float">
            <text:p>1456447366.3995</text:p>
          </table:table-cell>
          <table:table-cell office:value-type="float" office:value="1120" calcext:value-type="float">
            <text:p>1120</text:p>
          </table:table-cell>
          <table:table-cell table:formula="of:=[.B546]-[.B$2]" office:value-type="float" office:value="6.39924812316895" calcext:value-type="float">
            <text:p>6.3992481232</text:p>
          </table:table-cell>
          <table:table-cell table:formula="of:=[.C546]/([.D546]-[.D545])" office:value-type="float" office:value="108592.905060219" calcext:value-type="float">
            <text:p>108592.905060219</text:p>
          </table:table-cell>
          <table:table-cell/>
          <table:table-cell office:value-type="float" office:value="1456447366.4797" calcext:value-type="float">
            <text:p>1456447366.4797</text:p>
          </table:table-cell>
          <table:table-cell table:formula="of:=[.G546]-[.B546]" office:value-type="float" office:value="0.0801982879638672" calcext:value-type="float">
            <text:p>0.080198288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56447366.40979" calcext:value-type="float">
            <text:p>1456447366.40979</text:p>
          </table:table-cell>
          <table:table-cell office:value-type="float" office:value="1120" calcext:value-type="float">
            <text:p>1120</text:p>
          </table:table-cell>
          <table:table-cell table:formula="of:=[.B547]-[.B$2]" office:value-type="float" office:value="6.40953779220581" calcext:value-type="float">
            <text:p>6.4095377922</text:p>
          </table:table-cell>
          <table:table-cell table:formula="of:=[.C547]/([.D547]-[.D546])" office:value-type="float" office:value="108847.038324297" calcext:value-type="float">
            <text:p>108847.038324297</text:p>
          </table:table-cell>
          <table:table-cell/>
          <table:table-cell office:value-type="float" office:value="1456447366.48994" calcext:value-type="float">
            <text:p>1456447366.48994</text:p>
          </table:table-cell>
          <table:table-cell table:formula="of:=[.G547]-[.B547]" office:value-type="float" office:value="0.080148458480835" calcext:value-type="float">
            <text:p>0.0801484585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56447366.4201" calcext:value-type="float">
            <text:p>1456447366.4201</text:p>
          </table:table-cell>
          <table:table-cell office:value-type="float" office:value="1120" calcext:value-type="float">
            <text:p>1120</text:p>
          </table:table-cell>
          <table:table-cell table:formula="of:=[.B548]-[.B$2]" office:value-type="float" office:value="6.41984939575195" calcext:value-type="float">
            <text:p>6.4198493958</text:p>
          </table:table-cell>
          <table:table-cell table:formula="of:=[.C548]/([.D548]-[.D547])" office:value-type="float" office:value="108615.502427746" calcext:value-type="float">
            <text:p>108615.502427746</text:p>
          </table:table-cell>
          <table:table-cell/>
          <table:table-cell office:value-type="float" office:value="1456447366.50017" calcext:value-type="float">
            <text:p>1456447366.50017</text:p>
          </table:table-cell>
          <table:table-cell table:formula="of:=[.G548]-[.B548]" office:value-type="float" office:value="0.0800669193267822" calcext:value-type="float">
            <text:p>0.0800669193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56447366.43042" calcext:value-type="float">
            <text:p>1456447366.43042</text:p>
          </table:table-cell>
          <table:table-cell office:value-type="float" office:value="1120" calcext:value-type="float">
            <text:p>1120</text:p>
          </table:table-cell>
          <table:table-cell table:formula="of:=[.B549]-[.B$2]" office:value-type="float" office:value="6.43016147613525" calcext:value-type="float">
            <text:p>6.4301614761</text:p>
          </table:table-cell>
          <table:table-cell table:formula="of:=[.C549]/([.D549]-[.D548])" office:value-type="float" office:value="108610.479977805" calcext:value-type="float">
            <text:p>108610.479977805</text:p>
          </table:table-cell>
          <table:table-cell/>
          <table:table-cell office:value-type="float" office:value="1456447366.51052" calcext:value-type="float">
            <text:p>1456447366.51052</text:p>
          </table:table-cell>
          <table:table-cell table:formula="of:=[.G549]-[.B549]" office:value-type="float" office:value="0.0801048278808594" calcext:value-type="float">
            <text:p>0.0801048279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56447366.44073" calcext:value-type="float">
            <text:p>1456447366.44073</text:p>
          </table:table-cell>
          <table:table-cell office:value-type="float" office:value="1120" calcext:value-type="float">
            <text:p>1120</text:p>
          </table:table-cell>
          <table:table-cell table:formula="of:=[.B550]-[.B$2]" office:value-type="float" office:value="6.44047927856445" calcext:value-type="float">
            <text:p>6.4404792786</text:p>
          </table:table-cell>
          <table:table-cell table:formula="of:=[.C550]/([.D550]-[.D549])" office:value-type="float" office:value="108550.246788058" calcext:value-type="float">
            <text:p>108550.246788058</text:p>
          </table:table-cell>
          <table:table-cell/>
          <table:table-cell office:value-type="float" office:value="1456447366.52086" calcext:value-type="float">
            <text:p>1456447366.52086</text:p>
          </table:table-cell>
          <table:table-cell table:formula="of:=[.G550]-[.B550]" office:value-type="float" office:value="0.0801270008087158" calcext:value-type="float">
            <text:p>0.0801270008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56447366.45105" calcext:value-type="float">
            <text:p>1456447366.45105</text:p>
          </table:table-cell>
          <table:table-cell office:value-type="float" office:value="1120" calcext:value-type="float">
            <text:p>1120</text:p>
          </table:table-cell>
          <table:table-cell table:formula="of:=[.B551]-[.B$2]" office:value-type="float" office:value="6.45079374313355" calcext:value-type="float">
            <text:p>6.4507937431</text:p>
          </table:table-cell>
          <table:table-cell table:formula="of:=[.C551]/([.D551]-[.D550])" office:value-type="float" office:value="108585.374693727" calcext:value-type="float">
            <text:p>108585.374693727</text:p>
          </table:table-cell>
          <table:table-cell/>
          <table:table-cell office:value-type="float" office:value="1456447366.52416" calcext:value-type="float">
            <text:p>1456447366.52416</text:p>
          </table:table-cell>
          <table:table-cell table:formula="of:=[.G551]-[.B551]" office:value-type="float" office:value="0.0731124877929688" calcext:value-type="float">
            <text:p>0.0731124878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56447366.46136" calcext:value-type="float">
            <text:p>1456447366.46136</text:p>
          </table:table-cell>
          <table:table-cell office:value-type="float" office:value="1120" calcext:value-type="float">
            <text:p>1120</text:p>
          </table:table-cell>
          <table:table-cell table:formula="of:=[.B552]-[.B$2]" office:value-type="float" office:value="6.46110773086548" calcext:value-type="float">
            <text:p>6.4611077309</text:p>
          </table:table-cell>
          <table:table-cell table:formula="of:=[.C552]/([.D552]-[.D551])" office:value-type="float" office:value="108590.394822006" calcext:value-type="float">
            <text:p>108590.394822006</text:p>
          </table:table-cell>
          <table:table-cell/>
          <table:table-cell office:value-type="float" office:value="1456447366.53378" calcext:value-type="float">
            <text:p>1456447366.53378</text:p>
          </table:table-cell>
          <table:table-cell table:formula="of:=[.G552]-[.B552]" office:value-type="float" office:value="0.0724186897277832" calcext:value-type="float">
            <text:p>0.0724186897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56447366.47167" calcext:value-type="float">
            <text:p>1456447366.47167</text:p>
          </table:table-cell>
          <table:table-cell office:value-type="float" office:value="1120" calcext:value-type="float">
            <text:p>1120</text:p>
          </table:table-cell>
          <table:table-cell table:formula="of:=[.B553]-[.B$2]" office:value-type="float" office:value="6.47142028808594" calcext:value-type="float">
            <text:p>6.4714202881</text:p>
          </table:table-cell>
          <table:table-cell table:formula="of:=[.C553]/([.D553]-[.D552])" office:value-type="float" office:value="108605.457992324" calcext:value-type="float">
            <text:p>108605.457992324</text:p>
          </table:table-cell>
          <table:table-cell/>
          <table:table-cell office:value-type="float" office:value="1456447366.54406" calcext:value-type="float">
            <text:p>1456447366.54406</text:p>
          </table:table-cell>
          <table:table-cell table:formula="of:=[.G553]-[.B553]" office:value-type="float" office:value="0.0723860263824463" calcext:value-type="float">
            <text:p>0.0723860264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56447366.48199" calcext:value-type="float">
            <text:p>1456447366.48199</text:p>
          </table:table-cell>
          <table:table-cell office:value-type="float" office:value="1120" calcext:value-type="float">
            <text:p>1120</text:p>
          </table:table-cell>
          <table:table-cell table:formula="of:=[.B554]-[.B$2]" office:value-type="float" office:value="6.48173236846924" calcext:value-type="float">
            <text:p>6.4817323685</text:p>
          </table:table-cell>
          <table:table-cell table:formula="of:=[.C554]/([.D554]-[.D553])" office:value-type="float" office:value="108610.479977805" calcext:value-type="float">
            <text:p>108610.479977805</text:p>
          </table:table-cell>
          <table:table-cell/>
          <table:table-cell office:value-type="float" office:value="1456447366.56242" calcext:value-type="float">
            <text:p>1456447366.56242</text:p>
          </table:table-cell>
          <table:table-cell table:formula="of:=[.G554]-[.B554]" office:value-type="float" office:value="0.0804338455200195" calcext:value-type="float">
            <text:p>0.080433845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56447366.4923" calcext:value-type="float">
            <text:p>1456447366.4923</text:p>
          </table:table-cell>
          <table:table-cell office:value-type="float" office:value="1120" calcext:value-type="float">
            <text:p>1120</text:p>
          </table:table-cell>
          <table:table-cell table:formula="of:=[.B555]-[.B$2]" office:value-type="float" office:value="6.49204444885254" calcext:value-type="float">
            <text:p>6.4920444489</text:p>
          </table:table-cell>
          <table:table-cell table:formula="of:=[.C555]/([.D555]-[.D554])" office:value-type="float" office:value="108610.479977805" calcext:value-type="float">
            <text:p>108610.479977805</text:p>
          </table:table-cell>
          <table:table-cell/>
          <table:table-cell office:value-type="float" office:value="1456447366.57288" calcext:value-type="float">
            <text:p>1456447366.57288</text:p>
          </table:table-cell>
          <table:table-cell table:formula="of:=[.G555]-[.B555]" office:value-type="float" office:value="0.0805819034576416" calcext:value-type="float">
            <text:p>0.080581903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56447366.50261" calcext:value-type="float">
            <text:p>1456447366.50261</text:p>
          </table:table-cell>
          <table:table-cell office:value-type="float" office:value="1120" calcext:value-type="float">
            <text:p>1120</text:p>
          </table:table-cell>
          <table:table-cell table:formula="of:=[.B556]-[.B$2]" office:value-type="float" office:value="6.50235605239868" calcext:value-type="float">
            <text:p>6.5023560524</text:p>
          </table:table-cell>
          <table:table-cell table:formula="of:=[.C556]/([.D556]-[.D555])" office:value-type="float" office:value="108615.502427746" calcext:value-type="float">
            <text:p>108615.502427746</text:p>
          </table:table-cell>
          <table:table-cell/>
          <table:table-cell office:value-type="float" office:value="1456447366.58329" calcext:value-type="float">
            <text:p>1456447366.58329</text:p>
          </table:table-cell>
          <table:table-cell table:formula="of:=[.G556]-[.B556]" office:value-type="float" office:value="0.0806803703308106" calcext:value-type="float">
            <text:p>0.0806803703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56447366.51292" calcext:value-type="float">
            <text:p>1456447366.51292</text:p>
          </table:table-cell>
          <table:table-cell office:value-type="float" office:value="1120" calcext:value-type="float">
            <text:p>1120</text:p>
          </table:table-cell>
          <table:table-cell table:formula="of:=[.B557]-[.B$2]" office:value-type="float" office:value="6.51266765594482" calcext:value-type="float">
            <text:p>6.5126676559</text:p>
          </table:table-cell>
          <table:table-cell table:formula="of:=[.C557]/([.D557]-[.D556])" office:value-type="float" office:value="108615.502427746" calcext:value-type="float">
            <text:p>108615.502427746</text:p>
          </table:table-cell>
          <table:table-cell/>
          <table:table-cell office:value-type="float" office:value="1456447366.59705" calcext:value-type="float">
            <text:p>1456447366.59705</text:p>
          </table:table-cell>
          <table:table-cell table:formula="of:=[.G557]-[.B557]" office:value-type="float" office:value="0.0841286182403564" calcext:value-type="float">
            <text:p>0.0841286182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56447366.52323" calcext:value-type="float">
            <text:p>1456447366.52323</text:p>
          </table:table-cell>
          <table:table-cell office:value-type="float" office:value="1120" calcext:value-type="float">
            <text:p>1120</text:p>
          </table:table-cell>
          <table:table-cell table:formula="of:=[.B558]-[.B$2]" office:value-type="float" office:value="6.52298092842102" calcext:value-type="float">
            <text:p>6.5229809284</text:p>
          </table:table-cell>
          <table:table-cell table:formula="of:=[.C558]/([.D558]-[.D557])" office:value-type="float" office:value="108597.925884828" calcext:value-type="float">
            <text:p>108597.925884828</text:p>
          </table:table-cell>
          <table:table-cell/>
          <table:table-cell office:value-type="float" office:value="1456447366.60399" calcext:value-type="float">
            <text:p>1456447366.60399</text:p>
          </table:table-cell>
          <table:table-cell table:formula="of:=[.G558]-[.B558]" office:value-type="float" office:value="0.0807554721832275" calcext:value-type="float">
            <text:p>0.0807554722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56447366.53355" calcext:value-type="float">
            <text:p>1456447366.53355</text:p>
          </table:table-cell>
          <table:table-cell office:value-type="float" office:value="1120" calcext:value-type="float">
            <text:p>1120</text:p>
          </table:table-cell>
          <table:table-cell table:formula="of:=[.B559]-[.B$2]" office:value-type="float" office:value="6.53329372406006" calcext:value-type="float">
            <text:p>6.5332937241</text:p>
          </table:table-cell>
          <table:table-cell table:formula="of:=[.C559]/([.D559]-[.D558])" office:value-type="float" office:value="108602.947173737" calcext:value-type="float">
            <text:p>108602.947173737</text:p>
          </table:table-cell>
          <table:table-cell/>
          <table:table-cell office:value-type="float" office:value="1456447366.61434" calcext:value-type="float">
            <text:p>1456447366.61434</text:p>
          </table:table-cell>
          <table:table-cell table:formula="of:=[.G559]-[.B559]" office:value-type="float" office:value="0.0807926654815674" calcext:value-type="float">
            <text:p>0.0807926655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56447366.54386" calcext:value-type="float">
            <text:p>1456447366.54386</text:p>
          </table:table-cell>
          <table:table-cell office:value-type="float" office:value="1120" calcext:value-type="float">
            <text:p>1120</text:p>
          </table:table-cell>
          <table:table-cell table:formula="of:=[.B560]-[.B$2]" office:value-type="float" office:value="6.54360485076904" calcext:value-type="float">
            <text:p>6.5436048508</text:p>
          </table:table-cell>
          <table:table-cell table:formula="of:=[.C560]/([.D560]-[.D559])" office:value-type="float" office:value="108620.525342212" calcext:value-type="float">
            <text:p>108620.525342212</text:p>
          </table:table-cell>
          <table:table-cell/>
          <table:table-cell office:value-type="float" office:value="1456447366.62467" calcext:value-type="float">
            <text:p>1456447366.62467</text:p>
          </table:table-cell>
          <table:table-cell table:formula="of:=[.G560]-[.B560]" office:value-type="float" office:value="0.0808115005493164" calcext:value-type="float">
            <text:p>0.0808115005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56447366.55417" calcext:value-type="float">
            <text:p>1456447366.55417</text:p>
          </table:table-cell>
          <table:table-cell office:value-type="float" office:value="1120" calcext:value-type="float">
            <text:p>1120</text:p>
          </table:table-cell>
          <table:table-cell table:formula="of:=[.B561]-[.B$2]" office:value-type="float" office:value="6.55391526222229" calcext:value-type="float">
            <text:p>6.5539152622</text:p>
          </table:table-cell>
          <table:table-cell table:formula="of:=[.C561]/([.D561]-[.D560])" office:value-type="float" office:value="108628.060585039" calcext:value-type="float">
            <text:p>108628.060585039</text:p>
          </table:table-cell>
          <table:table-cell/>
          <table:table-cell office:value-type="float" office:value="1456447366.63505" calcext:value-type="float">
            <text:p>1456447366.63505</text:p>
          </table:table-cell>
          <table:table-cell table:formula="of:=[.G561]-[.B561]" office:value-type="float" office:value="0.0808811187744141" calcext:value-type="float">
            <text:p>0.0808811188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56447366.56448" calcext:value-type="float">
            <text:p>1456447366.56448</text:p>
          </table:table-cell>
          <table:table-cell office:value-type="float" office:value="1120" calcext:value-type="float">
            <text:p>1120</text:p>
          </table:table-cell>
          <table:table-cell table:formula="of:=[.B562]-[.B$2]" office:value-type="float" office:value="6.56423091888428" calcext:value-type="float">
            <text:p>6.5642309189</text:p>
          </table:table-cell>
          <table:table-cell table:formula="of:=[.C562]/([.D562]-[.D561])" office:value-type="float" office:value="108572.826403495" calcext:value-type="float">
            <text:p>108572.826403495</text:p>
          </table:table-cell>
          <table:table-cell/>
          <table:table-cell office:value-type="float" office:value="1456447366.63837" calcext:value-type="float">
            <text:p>1456447366.63837</text:p>
          </table:table-cell>
          <table:table-cell table:formula="of:=[.G562]-[.B562]" office:value-type="float" office:value="0.073885440826416" calcext:value-type="float">
            <text:p>0.0738854408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56447366.5748" calcext:value-type="float">
            <text:p>1456447366.5748</text:p>
          </table:table-cell>
          <table:table-cell office:value-type="float" office:value="1120" calcext:value-type="float">
            <text:p>1120</text:p>
          </table:table-cell>
          <table:table-cell table:formula="of:=[.B563]-[.B$2]" office:value-type="float" office:value="6.57454490661621" calcext:value-type="float">
            <text:p>6.5745449066</text:p>
          </table:table-cell>
          <table:table-cell table:formula="of:=[.C563]/([.D563]-[.D562])" office:value-type="float" office:value="108590.394822006" calcext:value-type="float">
            <text:p>108590.394822006</text:p>
          </table:table-cell>
          <table:table-cell/>
          <table:table-cell office:value-type="float" office:value="1456447366.64721" calcext:value-type="float">
            <text:p>1456447366.64721</text:p>
          </table:table-cell>
          <table:table-cell table:formula="of:=[.G563]-[.B563]" office:value-type="float" office:value="0.0724112987518311" calcext:value-type="float">
            <text:p>0.0724112988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56447366.58511" calcext:value-type="float">
            <text:p>1456447366.58511</text:p>
          </table:table-cell>
          <table:table-cell office:value-type="float" office:value="1120" calcext:value-type="float">
            <text:p>1120</text:p>
          </table:table-cell>
          <table:table-cell table:formula="of:=[.B564]-[.B$2]" office:value-type="float" office:value="6.58485722541809" calcext:value-type="float">
            <text:p>6.5848572254</text:p>
          </table:table-cell>
          <table:table-cell table:formula="of:=[.C564]/([.D564]-[.D563])" office:value-type="float" office:value="108607.968927011" calcext:value-type="float">
            <text:p>108607.968927011</text:p>
          </table:table-cell>
          <table:table-cell/>
          <table:table-cell office:value-type="float" office:value="1456447366.66607" calcext:value-type="float">
            <text:p>1456447366.66607</text:p>
          </table:table-cell>
          <table:table-cell table:formula="of:=[.G564]-[.B564]" office:value-type="float" office:value="0.0809590816497803" calcext:value-type="float">
            <text:p>0.0809590816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56447366.59542" calcext:value-type="float">
            <text:p>1456447366.59542</text:p>
          </table:table-cell>
          <table:table-cell office:value-type="float" office:value="1120" calcext:value-type="float">
            <text:p>1120</text:p>
          </table:table-cell>
          <table:table-cell table:formula="of:=[.B565]-[.B$2]" office:value-type="float" office:value="6.59517002105713" calcext:value-type="float">
            <text:p>6.5951700211</text:p>
          </table:table-cell>
          <table:table-cell table:formula="of:=[.C565]/([.D565]-[.D564])" office:value-type="float" office:value="108602.947173737" calcext:value-type="float">
            <text:p>108602.947173737</text:p>
          </table:table-cell>
          <table:table-cell/>
          <table:table-cell office:value-type="float" office:value="1456447366.67609" calcext:value-type="float">
            <text:p>1456447366.67609</text:p>
          </table:table-cell>
          <table:table-cell table:formula="of:=[.G565]-[.B565]" office:value-type="float" office:value="0.0806663036346436" calcext:value-type="float">
            <text:p>0.0806663036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56447366.60574" calcext:value-type="float">
            <text:p>1456447366.60574</text:p>
          </table:table-cell>
          <table:table-cell office:value-type="float" office:value="1120" calcext:value-type="float">
            <text:p>1120</text:p>
          </table:table-cell>
          <table:table-cell table:formula="of:=[.B566]-[.B$2]" office:value-type="float" office:value="6.60548186302185" calcext:value-type="float">
            <text:p>6.605481863</text:p>
          </table:table-cell>
          <table:table-cell table:formula="of:=[.C566]/([.D566]-[.D565])" office:value-type="float" office:value="108612.991144713" calcext:value-type="float">
            <text:p>108612.991144713</text:p>
          </table:table-cell>
          <table:table-cell/>
          <table:table-cell office:value-type="float" office:value="1456447366.68656" calcext:value-type="float">
            <text:p>1456447366.68656</text:p>
          </table:table-cell>
          <table:table-cell table:formula="of:=[.G566]-[.B566]" office:value-type="float" office:value="0.0808243751525879" calcext:value-type="float">
            <text:p>0.0808243752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56447366.61605" calcext:value-type="float">
            <text:p>1456447366.61605</text:p>
          </table:table-cell>
          <table:table-cell office:value-type="float" office:value="1120" calcext:value-type="float">
            <text:p>1120</text:p>
          </table:table-cell>
          <table:table-cell table:formula="of:=[.B567]-[.B$2]" office:value-type="float" office:value="6.61579251289368" calcext:value-type="float">
            <text:p>6.6157925129</text:p>
          </table:table-cell>
          <table:table-cell table:formula="of:=[.C567]/([.D567]-[.D566])" office:value-type="float" office:value="108625.548721269" calcext:value-type="float">
            <text:p>108625.548721269</text:p>
          </table:table-cell>
          <table:table-cell/>
          <table:table-cell office:value-type="float" office:value="1456447366.69781" calcext:value-type="float">
            <text:p>1456447366.69781</text:p>
          </table:table-cell>
          <table:table-cell table:formula="of:=[.G567]-[.B567]" office:value-type="float" office:value="0.0817637443542481" calcext:value-type="float">
            <text:p>0.0817637444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56447366.62636" calcext:value-type="float">
            <text:p>1456447366.62636</text:p>
          </table:table-cell>
          <table:table-cell office:value-type="float" office:value="1120" calcext:value-type="float">
            <text:p>1120</text:p>
          </table:table-cell>
          <table:table-cell table:formula="of:=[.B568]-[.B$2]" office:value-type="float" office:value="6.62610340118408" calcext:value-type="float">
            <text:p>6.6261034012</text:p>
          </table:table-cell>
          <table:table-cell table:formula="of:=[.C568]/([.D568]-[.D567])" office:value-type="float" office:value="108623.036973663" calcext:value-type="float">
            <text:p>108623.036973663</text:p>
          </table:table-cell>
          <table:table-cell/>
          <table:table-cell office:value-type="float" office:value="1456447366.70733" calcext:value-type="float">
            <text:p>1456447366.70733</text:p>
          </table:table-cell>
          <table:table-cell table:formula="of:=[.G568]-[.B568]" office:value-type="float" office:value="0.0809729099273682" calcext:value-type="float">
            <text:p>0.0809729099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56447366.63667" calcext:value-type="float">
            <text:p>1456447366.63667</text:p>
          </table:table-cell>
          <table:table-cell office:value-type="float" office:value="1120" calcext:value-type="float">
            <text:p>1120</text:p>
          </table:table-cell>
          <table:table-cell table:formula="of:=[.B569]-[.B$2]" office:value-type="float" office:value="6.63641500473022" calcext:value-type="float">
            <text:p>6.6364150047</text:p>
          </table:table-cell>
          <table:table-cell table:formula="of:=[.C569]/([.D569]-[.D568])" office:value-type="float" office:value="108615.502427746" calcext:value-type="float">
            <text:p>108615.502427746</text:p>
          </table:table-cell>
          <table:table-cell/>
          <table:table-cell office:value-type="float" office:value="1456447366.7176" calcext:value-type="float">
            <text:p>1456447366.7176</text:p>
          </table:table-cell>
          <table:table-cell table:formula="of:=[.G569]-[.B569]" office:value-type="float" office:value="0.0809314250946045" calcext:value-type="float">
            <text:p>0.080931425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56447366.64699" calcext:value-type="float">
            <text:p>1456447366.64699</text:p>
          </table:table-cell>
          <table:table-cell office:value-type="float" office:value="1120" calcext:value-type="float">
            <text:p>1120</text:p>
          </table:table-cell>
          <table:table-cell table:formula="of:=[.B570]-[.B$2]" office:value-type="float" office:value="6.64673495292664" calcext:value-type="float">
            <text:p>6.6467349529</text:p>
          </table:table-cell>
          <table:table-cell table:formula="of:=[.C570]/([.D570]-[.D569])" office:value-type="float" office:value="108527.67656232" calcext:value-type="float">
            <text:p>108527.67656232</text:p>
          </table:table-cell>
          <table:table-cell/>
          <table:table-cell office:value-type="float" office:value="1456447366.73098" calcext:value-type="float">
            <text:p>1456447366.73098</text:p>
          </table:table-cell>
          <table:table-cell table:formula="of:=[.G570]-[.B570]" office:value-type="float" office:value="0.0839912891387939" calcext:value-type="float">
            <text:p>0.083991289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56447366.65731" calcext:value-type="float">
            <text:p>1456447366.65731</text:p>
          </table:table-cell>
          <table:table-cell office:value-type="float" office:value="1120" calcext:value-type="float">
            <text:p>1120</text:p>
          </table:table-cell>
          <table:table-cell table:formula="of:=[.B571]-[.B$2]" office:value-type="float" office:value="6.65705180168152" calcext:value-type="float">
            <text:p>6.6570518017</text:p>
          </table:table-cell>
          <table:table-cell table:formula="of:=[.C571]/([.D571]-[.D570])" office:value-type="float" office:value="108560.281013126" calcext:value-type="float">
            <text:p>108560.281013126</text:p>
          </table:table-cell>
          <table:table-cell/>
          <table:table-cell office:value-type="float" office:value="1456447366.73827" calcext:value-type="float">
            <text:p>1456447366.73827</text:p>
          </table:table-cell>
          <table:table-cell table:formula="of:=[.G571]-[.B571]" office:value-type="float" office:value="0.0809645652770996" calcext:value-type="float">
            <text:p>0.080964565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56447366.66762" calcext:value-type="float">
            <text:p>1456447366.66762</text:p>
          </table:table-cell>
          <table:table-cell office:value-type="float" office:value="1120" calcext:value-type="float">
            <text:p>1120</text:p>
          </table:table-cell>
          <table:table-cell table:formula="of:=[.B572]-[.B$2]" office:value-type="float" office:value="6.66736507415772" calcext:value-type="float">
            <text:p>6.6673650742</text:p>
          </table:table-cell>
          <table:table-cell table:formula="of:=[.C572]/([.D572]-[.D571])" office:value-type="float" office:value="108597.925884828" calcext:value-type="float">
            <text:p>108597.925884828</text:p>
          </table:table-cell>
          <table:table-cell/>
          <table:table-cell office:value-type="float" office:value="1456447366.74861" calcext:value-type="float">
            <text:p>1456447366.74861</text:p>
          </table:table-cell>
          <table:table-cell table:formula="of:=[.G572]-[.B572]" office:value-type="float" office:value="0.080991268157959" calcext:value-type="float">
            <text:p>0.0809912682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56447366.67794" calcext:value-type="float">
            <text:p>1456447366.67794</text:p>
          </table:table-cell>
          <table:table-cell office:value-type="float" office:value="1120" calcext:value-type="float">
            <text:p>1120</text:p>
          </table:table-cell>
          <table:table-cell table:formula="of:=[.B573]-[.B$2]" office:value-type="float" office:value="6.67768287658691" calcext:value-type="float">
            <text:p>6.6776828766</text:p>
          </table:table-cell>
          <table:table-cell table:formula="of:=[.C573]/([.D573]-[.D572])" office:value-type="float" office:value="108550.246788058" calcext:value-type="float">
            <text:p>108550.246788058</text:p>
          </table:table-cell>
          <table:table-cell/>
          <table:table-cell office:value-type="float" office:value="1456447366.75194" calcext:value-type="float">
            <text:p>1456447366.75194</text:p>
          </table:table-cell>
          <table:table-cell table:formula="of:=[.G573]-[.B573]" office:value-type="float" office:value="0.0740034580230713" calcext:value-type="float">
            <text:p>0.074003458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56447366.68825" calcext:value-type="float">
            <text:p>1456447366.68825</text:p>
          </table:table-cell>
          <table:table-cell office:value-type="float" office:value="1120" calcext:value-type="float">
            <text:p>1120</text:p>
          </table:table-cell>
          <table:table-cell table:formula="of:=[.B574]-[.B$2]" office:value-type="float" office:value="6.68799710273743" calcext:value-type="float">
            <text:p>6.6879971027</text:p>
          </table:table-cell>
          <table:table-cell table:formula="of:=[.C574]/([.D574]-[.D573])" office:value-type="float" office:value="108587.884699845" calcext:value-type="float">
            <text:p>108587.884699845</text:p>
          </table:table-cell>
          <table:table-cell/>
          <table:table-cell office:value-type="float" office:value="1456447366.76074" calcext:value-type="float">
            <text:p>1456447366.76074</text:p>
          </table:table-cell>
          <table:table-cell table:formula="of:=[.G574]-[.B574]" office:value-type="float" office:value="0.0724892616271973" calcext:value-type="float">
            <text:p>0.0724892616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56447366.69857" calcext:value-type="float">
            <text:p>1456447366.69857</text:p>
          </table:table-cell>
          <table:table-cell office:value-type="float" office:value="1120" calcext:value-type="float">
            <text:p>1120</text:p>
          </table:table-cell>
          <table:table-cell table:formula="of:=[.B575]-[.B$2]" office:value-type="float" office:value="6.69831609725952" calcext:value-type="float">
            <text:p>6.6983160973</text:p>
          </table:table-cell>
          <table:table-cell table:formula="of:=[.C575]/([.D575]-[.D574])" office:value-type="float" office:value="108537.706614912" calcext:value-type="float">
            <text:p>108537.706614912</text:p>
          </table:table-cell>
          <table:table-cell/>
          <table:table-cell office:value-type="float" office:value="1456447366.77965" calcext:value-type="float">
            <text:p>1456447366.77965</text:p>
          </table:table-cell>
          <table:table-cell table:formula="of:=[.G575]-[.B575]" office:value-type="float" office:value="0.0810801982879639" calcext:value-type="float">
            <text:p>0.0810801983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56447366.70889" calcext:value-type="float">
            <text:p>1456447366.70889</text:p>
          </table:table-cell>
          <table:table-cell office:value-type="float" office:value="1120" calcext:value-type="float">
            <text:p>1120</text:p>
          </table:table-cell>
          <table:table-cell table:formula="of:=[.B576]-[.B$2]" office:value-type="float" office:value="6.70863223075867" calcext:value-type="float">
            <text:p>6.7086322308</text:p>
          </table:table-cell>
          <table:table-cell table:formula="of:=[.C576]/([.D576]-[.D575])" office:value-type="float" office:value="108567.80789942" calcext:value-type="float">
            <text:p>108567.80789942</text:p>
          </table:table-cell>
          <table:table-cell/>
          <table:table-cell office:value-type="float" office:value="1456447366.7899" calcext:value-type="float">
            <text:p>1456447366.7899</text:p>
          </table:table-cell>
          <table:table-cell table:formula="of:=[.G576]-[.B576]" office:value-type="float" office:value="0.0810141563415527" calcext:value-type="float">
            <text:p>0.081014156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56447366.7192" calcext:value-type="float">
            <text:p>1456447366.7192</text:p>
          </table:table-cell>
          <table:table-cell office:value-type="float" office:value="1120" calcext:value-type="float">
            <text:p>1120</text:p>
          </table:table-cell>
          <table:table-cell table:formula="of:=[.B577]-[.B$2]" office:value-type="float" office:value="6.71894860267639" calcext:value-type="float">
            <text:p>6.7189486027</text:p>
          </table:table-cell>
          <table:table-cell table:formula="of:=[.C577]/([.D577]-[.D576])" office:value-type="float" office:value="108565.298821354" calcext:value-type="float">
            <text:p>108565.298821354</text:p>
          </table:table-cell>
          <table:table-cell/>
          <table:table-cell office:value-type="float" office:value="1456447366.80027" calcext:value-type="float">
            <text:p>1456447366.80027</text:p>
          </table:table-cell>
          <table:table-cell table:formula="of:=[.G577]-[.B577]" office:value-type="float" office:value="0.0810678005218506" calcext:value-type="float">
            <text:p>0.0810678005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56447366.72956" calcext:value-type="float">
            <text:p>1456447366.72956</text:p>
          </table:table-cell>
          <table:table-cell office:value-type="float" office:value="1120" calcext:value-type="float">
            <text:p>1120</text:p>
          </table:table-cell>
          <table:table-cell table:formula="of:=[.B578]-[.B$2]" office:value-type="float" office:value="6.72930717468262" calcext:value-type="float">
            <text:p>6.7293071747</text:p>
          </table:table-cell>
          <table:table-cell table:formula="of:=[.C578]/([.D578]-[.D577])" office:value-type="float" office:value="108123.011485258" calcext:value-type="float">
            <text:p>108123.011485258</text:p>
          </table:table-cell>
          <table:table-cell/>
          <table:table-cell office:value-type="float" office:value="1456447366.81069" calcext:value-type="float">
            <text:p>1456447366.81069</text:p>
          </table:table-cell>
          <table:table-cell table:formula="of:=[.G578]-[.B578]" office:value-type="float" office:value="0.0811290740966797" calcext:value-type="float">
            <text:p>0.081129074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56447366.73988" calcext:value-type="float">
            <text:p>1456447366.73988</text:p>
          </table:table-cell>
          <table:table-cell office:value-type="float" office:value="1120" calcext:value-type="float">
            <text:p>1120</text:p>
          </table:table-cell>
          <table:table-cell table:formula="of:=[.B579]-[.B$2]" office:value-type="float" office:value="6.7396228313446" calcext:value-type="float">
            <text:p>6.7396228313</text:p>
          </table:table-cell>
          <table:table-cell table:formula="of:=[.C579]/([.D579]-[.D578])" office:value-type="float" office:value="108572.826403495" calcext:value-type="float">
            <text:p>108572.826403495</text:p>
          </table:table-cell>
          <table:table-cell/>
          <table:table-cell office:value-type="float" office:value="1456447366.82114" calcext:value-type="float">
            <text:p>1456447366.82114</text:p>
          </table:table-cell>
          <table:table-cell table:formula="of:=[.G579]-[.B579]" office:value-type="float" office:value="0.081263542175293" calcext:value-type="float">
            <text:p>0.0812635422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56447366.7502" calcext:value-type="float">
            <text:p>1456447366.7502</text:p>
          </table:table-cell>
          <table:table-cell office:value-type="float" office:value="1120" calcext:value-type="float">
            <text:p>1120</text:p>
          </table:table-cell>
          <table:table-cell table:formula="of:=[.B580]-[.B$2]" office:value-type="float" office:value="6.74994707107544" calcext:value-type="float">
            <text:p>6.7499470711</text:p>
          </table:table-cell>
          <table:table-cell table:formula="of:=[.C580]/([.D580]-[.D579])" office:value-type="float" office:value="108482.564256518" calcext:value-type="float">
            <text:p>108482.564256518</text:p>
          </table:table-cell>
          <table:table-cell/>
          <table:table-cell office:value-type="float" office:value="1456447366.83149" calcext:value-type="float">
            <text:p>1456447366.83149</text:p>
          </table:table-cell>
          <table:table-cell table:formula="of:=[.G580]-[.B580]" office:value-type="float" office:value="0.0812892913818359" calcext:value-type="float">
            <text:p>0.0812892914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56447366.76052" calcext:value-type="float">
            <text:p>1456447366.76052</text:p>
          </table:table-cell>
          <table:table-cell office:value-type="float" office:value="1120" calcext:value-type="float">
            <text:p>1120</text:p>
          </table:table-cell>
          <table:table-cell table:formula="of:=[.B581]-[.B$2]" office:value-type="float" office:value="6.76026177406311" calcext:value-type="float">
            <text:p>6.7602617741</text:p>
          </table:table-cell>
          <table:table-cell table:formula="of:=[.C581]/([.D581]-[.D580])" office:value-type="float" office:value="108582.864803643" calcext:value-type="float">
            <text:p>108582.864803643</text:p>
          </table:table-cell>
          <table:table-cell/>
          <table:table-cell office:value-type="float" office:value="1456447366.84183" calcext:value-type="float">
            <text:p>1456447366.84183</text:p>
          </table:table-cell>
          <table:table-cell table:formula="of:=[.G581]-[.B581]" office:value-type="float" office:value="0.0813145637512207" calcext:value-type="float">
            <text:p>0.0813145638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56447366.77083" calcext:value-type="float">
            <text:p>1456447366.77083</text:p>
          </table:table-cell>
          <table:table-cell office:value-type="float" office:value="1120" calcext:value-type="float">
            <text:p>1120</text:p>
          </table:table-cell>
          <table:table-cell table:formula="of:=[.B582]-[.B$2]" office:value-type="float" office:value="6.77057456970215" calcext:value-type="float">
            <text:p>6.7705745697</text:p>
          </table:table-cell>
          <table:table-cell table:formula="of:=[.C582]/([.D582]-[.D581])" office:value-type="float" office:value="108602.947173737" calcext:value-type="float">
            <text:p>108602.947173737</text:p>
          </table:table-cell>
          <table:table-cell/>
          <table:table-cell office:value-type="float" office:value="1456447366.85229" calcext:value-type="float">
            <text:p>1456447366.85229</text:p>
          </table:table-cell>
          <table:table-cell table:formula="of:=[.G582]-[.B582]" office:value-type="float" office:value="0.0814616680145264" calcext:value-type="float">
            <text:p>0.08146166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56447366.78114" calcext:value-type="float">
            <text:p>1456447366.78114</text:p>
          </table:table-cell>
          <table:table-cell office:value-type="float" office:value="1120" calcext:value-type="float">
            <text:p>1120</text:p>
          </table:table-cell>
          <table:table-cell table:formula="of:=[.B583]-[.B$2]" office:value-type="float" office:value="6.78088665008545" calcext:value-type="float">
            <text:p>6.7808866501</text:p>
          </table:table-cell>
          <table:table-cell table:formula="of:=[.C583]/([.D583]-[.D582])" office:value-type="float" office:value="108610.479977805" calcext:value-type="float">
            <text:p>108610.479977805</text:p>
          </table:table-cell>
          <table:table-cell/>
          <table:table-cell office:value-type="float" office:value="1456447366.86256" calcext:value-type="float">
            <text:p>1456447366.86256</text:p>
          </table:table-cell>
          <table:table-cell table:formula="of:=[.G583]-[.B583]" office:value-type="float" office:value="0.0814197063446045" calcext:value-type="float">
            <text:p>0.0814197063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56447366.79145" calcext:value-type="float">
            <text:p>1456447366.79145</text:p>
          </table:table-cell>
          <table:table-cell office:value-type="float" office:value="1120" calcext:value-type="float">
            <text:p>1120</text:p>
          </table:table-cell>
          <table:table-cell table:formula="of:=[.B584]-[.B$2]" office:value-type="float" office:value="6.79119873046875" calcext:value-type="float">
            <text:p>6.7911987305</text:p>
          </table:table-cell>
          <table:table-cell table:formula="of:=[.C584]/([.D584]-[.D583])" office:value-type="float" office:value="108610.479977805" calcext:value-type="float">
            <text:p>108610.479977805</text:p>
          </table:table-cell>
          <table:table-cell/>
          <table:table-cell office:value-type="float" office:value="1456447366.873" calcext:value-type="float">
            <text:p>1456447366.873</text:p>
          </table:table-cell>
          <table:table-cell table:formula="of:=[.G584]-[.B584]" office:value-type="float" office:value="0.0815474987030029" calcext:value-type="float">
            <text:p>0.0815474987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56447366.80176" calcext:value-type="float">
            <text:p>1456447366.80176</text:p>
          </table:table-cell>
          <table:table-cell office:value-type="float" office:value="1120" calcext:value-type="float">
            <text:p>1120</text:p>
          </table:table-cell>
          <table:table-cell table:formula="of:=[.B585]-[.B$2]" office:value-type="float" office:value="6.80150938034058" calcext:value-type="float">
            <text:p>6.8015093803</text:p>
          </table:table-cell>
          <table:table-cell table:formula="of:=[.C585]/([.D585]-[.D584])" office:value-type="float" office:value="108625.548721269" calcext:value-type="float">
            <text:p>108625.548721269</text:p>
          </table:table-cell>
          <table:table-cell/>
          <table:table-cell office:value-type="float" office:value="1456447366.87632" calcext:value-type="float">
            <text:p>1456447366.87632</text:p>
          </table:table-cell>
          <table:table-cell table:formula="of:=[.G585]-[.B585]" office:value-type="float" office:value="0.074556827545166" calcext:value-type="float">
            <text:p>0.0745568275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56447366.81207" calcext:value-type="float">
            <text:p>1456447366.81207</text:p>
          </table:table-cell>
          <table:table-cell office:value-type="float" office:value="1120" calcext:value-type="float">
            <text:p>1120</text:p>
          </table:table-cell>
          <table:table-cell table:formula="of:=[.B586]-[.B$2]" office:value-type="float" office:value="6.81181979179382" calcext:value-type="float">
            <text:p>6.8118197918</text:p>
          </table:table-cell>
          <table:table-cell table:formula="of:=[.C586]/([.D586]-[.D585])" office:value-type="float" office:value="108628.060585039" calcext:value-type="float">
            <text:p>108628.060585039</text:p>
          </table:table-cell>
          <table:table-cell/>
          <table:table-cell office:value-type="float" office:value="1456447366.89372" calcext:value-type="float">
            <text:p>1456447366.89372</text:p>
          </table:table-cell>
          <table:table-cell table:formula="of:=[.G586]-[.B586]" office:value-type="float" office:value="0.0816464424133301" calcext:value-type="float">
            <text:p>0.0816464424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56447366.8224" calcext:value-type="float">
            <text:p>1456447366.8224</text:p>
          </table:table-cell>
          <table:table-cell office:value-type="float" office:value="1120" calcext:value-type="float">
            <text:p>1120</text:p>
          </table:table-cell>
          <table:table-cell table:formula="of:=[.B587]-[.B$2]" office:value-type="float" office:value="6.82214140892029" calcext:value-type="float">
            <text:p>6.8221414089</text:p>
          </table:table-cell>
          <table:table-cell table:formula="of:=[.C587]/([.D587]-[.D586])" office:value-type="float" office:value="108510.128430195" calcext:value-type="float">
            <text:p>108510.128430195</text:p>
          </table:table-cell>
          <table:table-cell/>
          <table:table-cell office:value-type="float" office:value="1456447366.90409" calcext:value-type="float">
            <text:p>1456447366.90409</text:p>
          </table:table-cell>
          <table:table-cell table:formula="of:=[.G587]-[.B587]" office:value-type="float" office:value="0.0816948413848877" calcext:value-type="float">
            <text:p>0.0816948414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56447366.83271" calcext:value-type="float">
            <text:p>1456447366.83271</text:p>
          </table:table-cell>
          <table:table-cell office:value-type="float" office:value="1120" calcext:value-type="float">
            <text:p>1120</text:p>
          </table:table-cell>
          <table:table-cell table:formula="of:=[.B588]-[.B$2]" office:value-type="float" office:value="6.83245849609375" calcext:value-type="float">
            <text:p>6.8324584961</text:p>
          </table:table-cell>
          <table:table-cell table:formula="of:=[.C588]/([.D588]-[.D587])" office:value-type="float" office:value="108557.772282948" calcext:value-type="float">
            <text:p>108557.772282948</text:p>
          </table:table-cell>
          <table:table-cell/>
          <table:table-cell office:value-type="float" office:value="1456447366.91439" calcext:value-type="float">
            <text:p>1456447366.91439</text:p>
          </table:table-cell>
          <table:table-cell table:formula="of:=[.G588]-[.B588]" office:value-type="float" office:value="0.0816779136657715" calcext:value-type="float">
            <text:p>0.0816779137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56447366.84303" calcext:value-type="float">
            <text:p>1456447366.84303</text:p>
          </table:table-cell>
          <table:table-cell office:value-type="float" office:value="1120" calcext:value-type="float">
            <text:p>1120</text:p>
          </table:table-cell>
          <table:table-cell table:formula="of:=[.B589]-[.B$2]" office:value-type="float" office:value="6.8427722454071" calcext:value-type="float">
            <text:p>6.8427722454</text:p>
          </table:table-cell>
          <table:table-cell table:formula="of:=[.C589]/([.D589]-[.D588])" office:value-type="float" office:value="108592.905060219" calcext:value-type="float">
            <text:p>108592.905060219</text:p>
          </table:table-cell>
          <table:table-cell/>
          <table:table-cell office:value-type="float" office:value="1456447366.92453" calcext:value-type="float">
            <text:p>1456447366.92453</text:p>
          </table:table-cell>
          <table:table-cell table:formula="of:=[.G589]-[.B589]" office:value-type="float" office:value="0.0815041065216064" calcext:value-type="float">
            <text:p>0.0815041065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56447366.85334" calcext:value-type="float">
            <text:p>1456447366.85334</text:p>
          </table:table-cell>
          <table:table-cell office:value-type="float" office:value="1120" calcext:value-type="float">
            <text:p>1120</text:p>
          </table:table-cell>
          <table:table-cell table:formula="of:=[.B590]-[.B$2]" office:value-type="float" office:value="6.85308527946472" calcext:value-type="float">
            <text:p>6.8530852795</text:p>
          </table:table-cell>
          <table:table-cell table:formula="of:=[.C590]/([.D590]-[.D589])" office:value-type="float" office:value="108600.436471241" calcext:value-type="float">
            <text:p>108600.436471241</text:p>
          </table:table-cell>
          <table:table-cell/>
          <table:table-cell office:value-type="float" office:value="1456447366.93485" calcext:value-type="float">
            <text:p>1456447366.93485</text:p>
          </table:table-cell>
          <table:table-cell table:formula="of:=[.G590]-[.B590]" office:value-type="float" office:value="0.0815110206604004" calcext:value-type="float">
            <text:p>0.0815110207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56447366.86365" calcext:value-type="float">
            <text:p>1456447366.86365</text:p>
          </table:table-cell>
          <table:table-cell office:value-type="float" office:value="1120" calcext:value-type="float">
            <text:p>1120</text:p>
          </table:table-cell>
          <table:table-cell table:formula="of:=[.B591]-[.B$2]" office:value-type="float" office:value="6.86339616775513" calcext:value-type="float">
            <text:p>6.8633961678</text:p>
          </table:table-cell>
          <table:table-cell table:formula="of:=[.C591]/([.D591]-[.D590])" office:value-type="float" office:value="108623.036973663" calcext:value-type="float">
            <text:p>108623.036973663</text:p>
          </table:table-cell>
          <table:table-cell/>
          <table:table-cell office:value-type="float" office:value="1456447366.94528" calcext:value-type="float">
            <text:p>1456447366.94528</text:p>
          </table:table-cell>
          <table:table-cell table:formula="of:=[.G591]-[.B591]" office:value-type="float" office:value="0.0816302299499512" calcext:value-type="float">
            <text:p>0.0816302299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56447366.87396" calcext:value-type="float">
            <text:p>1456447366.87396</text:p>
          </table:table-cell>
          <table:table-cell office:value-type="float" office:value="1120" calcext:value-type="float">
            <text:p>1120</text:p>
          </table:table-cell>
          <table:table-cell table:formula="of:=[.B592]-[.B$2]" office:value-type="float" office:value="6.87370681762695" calcext:value-type="float">
            <text:p>6.8737068176</text:p>
          </table:table-cell>
          <table:table-cell table:formula="of:=[.C592]/([.D592]-[.D591])" office:value-type="float" office:value="108625.548721269" calcext:value-type="float">
            <text:p>108625.548721269</text:p>
          </table:table-cell>
          <table:table-cell/>
          <table:table-cell office:value-type="float" office:value="1456447366.95596" calcext:value-type="float">
            <text:p>1456447366.95596</text:p>
          </table:table-cell>
          <table:table-cell table:formula="of:=[.G592]-[.B592]" office:value-type="float" office:value="0.0819995403289795" calcext:value-type="float">
            <text:p>0.0819995403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56447366.88427" calcext:value-type="float">
            <text:p>1456447366.88427</text:p>
          </table:table-cell>
          <table:table-cell office:value-type="float" office:value="1120" calcext:value-type="float">
            <text:p>1120</text:p>
          </table:table-cell>
          <table:table-cell table:formula="of:=[.B593]-[.B$2]" office:value-type="float" office:value="6.88401818275452" calcext:value-type="float">
            <text:p>6.8840181828</text:p>
          </table:table-cell>
          <table:table-cell table:formula="of:=[.C593]/([.D593]-[.D592])" office:value-type="float" office:value="108618.013826909" calcext:value-type="float">
            <text:p>108618.013826909</text:p>
          </table:table-cell>
          <table:table-cell/>
          <table:table-cell office:value-type="float" office:value="1456447366.9662" calcext:value-type="float">
            <text:p>1456447366.9662</text:p>
          </table:table-cell>
          <table:table-cell table:formula="of:=[.G593]-[.B593]" office:value-type="float" office:value="0.0819282531738281" calcext:value-type="float">
            <text:p>0.0819282532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56447366.89458" calcext:value-type="float">
            <text:p>1456447366.89458</text:p>
          </table:table-cell>
          <table:table-cell office:value-type="float" office:value="1120" calcext:value-type="float">
            <text:p>1120</text:p>
          </table:table-cell>
          <table:table-cell table:formula="of:=[.B594]-[.B$2]" office:value-type="float" office:value="6.89432978630066" calcext:value-type="float">
            <text:p>6.8943297863</text:p>
          </table:table-cell>
          <table:table-cell table:formula="of:=[.C594]/([.D594]-[.D593])" office:value-type="float" office:value="108615.502427746" calcext:value-type="float">
            <text:p>108615.502427746</text:p>
          </table:table-cell>
          <table:table-cell/>
          <table:table-cell office:value-type="float" office:value="1456447366.97646" calcext:value-type="float">
            <text:p>1456447366.97646</text:p>
          </table:table-cell>
          <table:table-cell table:formula="of:=[.G594]-[.B594]" office:value-type="float" office:value="0.0818765163421631" calcext:value-type="float">
            <text:p>0.0818765163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56447366.9049" calcext:value-type="float">
            <text:p>1456447366.9049</text:p>
          </table:table-cell>
          <table:table-cell office:value-type="float" office:value="1120" calcext:value-type="float">
            <text:p>1120</text:p>
          </table:table-cell>
          <table:table-cell table:formula="of:=[.B595]-[.B$2]" office:value-type="float" office:value="6.9046413898468" calcext:value-type="float">
            <text:p>6.9046413898</text:p>
          </table:table-cell>
          <table:table-cell table:formula="of:=[.C595]/([.D595]-[.D594])" office:value-type="float" office:value="108615.502427746" calcext:value-type="float">
            <text:p>108615.502427746</text:p>
          </table:table-cell>
          <table:table-cell/>
          <table:table-cell office:value-type="float" office:value="1456447366.98676" calcext:value-type="float">
            <text:p>1456447366.98676</text:p>
          </table:table-cell>
          <table:table-cell table:formula="of:=[.G595]-[.B595]" office:value-type="float" office:value="0.0818648338317871" calcext:value-type="float">
            <text:p>0.081864833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56447366.91521" calcext:value-type="float">
            <text:p>1456447366.91521</text:p>
          </table:table-cell>
          <table:table-cell office:value-type="float" office:value="1120" calcext:value-type="float">
            <text:p>1120</text:p>
          </table:table-cell>
          <table:table-cell table:formula="of:=[.B596]-[.B$2]" office:value-type="float" office:value="6.91495227813721" calcext:value-type="float">
            <text:p>6.9149522781</text:p>
          </table:table-cell>
          <table:table-cell table:formula="of:=[.C596]/([.D596]-[.D595])" office:value-type="float" office:value="108623.036973663" calcext:value-type="float">
            <text:p>108623.036973663</text:p>
          </table:table-cell>
          <table:table-cell/>
          <table:table-cell office:value-type="float" office:value="1456447366.99005" calcext:value-type="float">
            <text:p>1456447366.99005</text:p>
          </table:table-cell>
          <table:table-cell table:formula="of:=[.G596]-[.B596]" office:value-type="float" office:value="0.0748441219329834" calcext:value-type="float">
            <text:p>0.074844121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56447366.92552" calcext:value-type="float">
            <text:p>1456447366.92552</text:p>
          </table:table-cell>
          <table:table-cell office:value-type="float" office:value="1120" calcext:value-type="float">
            <text:p>1120</text:p>
          </table:table-cell>
          <table:table-cell table:formula="of:=[.B597]-[.B$2]" office:value-type="float" office:value="6.92526292800903" calcext:value-type="float">
            <text:p>6.925262928</text:p>
          </table:table-cell>
          <table:table-cell table:formula="of:=[.C597]/([.D597]-[.D596])" office:value-type="float" office:value="108625.548721269" calcext:value-type="float">
            <text:p>108625.548721269</text:p>
          </table:table-cell>
          <table:table-cell/>
          <table:table-cell office:value-type="float" office:value="1456447367.01205" calcext:value-type="float">
            <text:p>1456447367.01205</text:p>
          </table:table-cell>
          <table:table-cell table:formula="of:=[.G597]-[.B597]" office:value-type="float" office:value="0.0865333080291748" calcext:value-type="float">
            <text:p>0.086533308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56447366.93583" calcext:value-type="float">
            <text:p>1456447366.93583</text:p>
          </table:table-cell>
          <table:table-cell office:value-type="float" office:value="1120" calcext:value-type="float">
            <text:p>1120</text:p>
          </table:table-cell>
          <table:table-cell table:formula="of:=[.B598]-[.B$2]" office:value-type="float" office:value="6.9355742931366" calcext:value-type="float">
            <text:p>6.9355742931</text:p>
          </table:table-cell>
          <table:table-cell table:formula="of:=[.C598]/([.D598]-[.D597])" office:value-type="float" office:value="108618.013826909" calcext:value-type="float">
            <text:p>108618.013826909</text:p>
          </table:table-cell>
          <table:table-cell/>
          <table:table-cell office:value-type="float" office:value="1456447370.00657" calcext:value-type="float">
            <text:p>1456447370.00657</text:p>
          </table:table-cell>
          <table:table-cell table:formula="of:=[.G598]-[.B598]" office:value-type="float" office:value="3.07074213027954" calcext:value-type="float">
            <text:p>3.0707421303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56447366.94611" calcext:value-type="float">
            <text:p>1456447366.94611</text:p>
          </table:table-cell>
          <table:table-cell office:value-type="float" office:value="1120" calcext:value-type="float">
            <text:p>1120</text:p>
          </table:table-cell>
          <table:table-cell table:formula="of:=[.B599]-[.B$2]" office:value-type="float" office:value="6.94585704803467" calcext:value-type="float">
            <text:p>6.945857048</text:p>
          </table:table-cell>
          <table:table-cell table:formula="of:=[.C599]/([.D599]-[.D598])" office:value-type="float" office:value="108920.227225301" calcext:value-type="float">
            <text:p>108920.227225301</text:p>
          </table:table-cell>
          <table:table-cell/>
          <table:table-cell office:value-type="float" office:value="1456447370.01155" calcext:value-type="float">
            <text:p>1456447370.01155</text:p>
          </table:table-cell>
          <table:table-cell table:formula="of:=[.G599]-[.B599]" office:value-type="float" office:value="3.06543922424316" calcext:value-type="float">
            <text:p>3.065439224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56447366.95642" calcext:value-type="float">
            <text:p>1456447366.95642</text:p>
          </table:table-cell>
          <table:table-cell office:value-type="float" office:value="1120" calcext:value-type="float">
            <text:p>1120</text:p>
          </table:table-cell>
          <table:table-cell table:formula="of:=[.B600]-[.B$2]" office:value-type="float" office:value="6.95617127418518" calcext:value-type="float">
            <text:p>6.9561712742</text:p>
          </table:table-cell>
          <table:table-cell table:formula="of:=[.C600]/([.D600]-[.D599])" office:value-type="float" office:value="108587.884699845" calcext:value-type="float">
            <text:p>108587.884699845</text:p>
          </table:table-cell>
          <table:table-cell/>
          <table:table-cell office:value-type="float" office:value="1456447370.01644" calcext:value-type="float">
            <text:p>1456447370.01644</text:p>
          </table:table-cell>
          <table:table-cell table:formula="of:=[.G600]-[.B600]" office:value-type="float" office:value="3.06001496315002" calcext:value-type="float">
            <text:p>3.060014963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56447366.96674" calcext:value-type="float">
            <text:p>1456447366.96674</text:p>
          </table:table-cell>
          <table:table-cell office:value-type="float" office:value="1120" calcext:value-type="float">
            <text:p>1120</text:p>
          </table:table-cell>
          <table:table-cell table:formula="of:=[.B601]-[.B$2]" office:value-type="float" office:value="6.96648502349854" calcext:value-type="float">
            <text:p>6.9664850235</text:p>
          </table:table-cell>
          <table:table-cell table:formula="of:=[.C601]/([.D601]-[.D600])" office:value-type="float" office:value="108592.905060219" calcext:value-type="float">
            <text:p>108592.905060219</text:p>
          </table:table-cell>
          <table:table-cell/>
          <table:table-cell office:value-type="float" office:value="1456447370.02137" calcext:value-type="float">
            <text:p>1456447370.02137</text:p>
          </table:table-cell>
          <table:table-cell table:formula="of:=[.G601]-[.B601]" office:value-type="float" office:value="3.05463123321533" calcext:value-type="float">
            <text:p>3.054631233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56447366.97705" calcext:value-type="float">
            <text:p>1456447366.97705</text:p>
          </table:table-cell>
          <table:table-cell office:value-type="float" office:value="1120" calcext:value-type="float">
            <text:p>1120</text:p>
          </table:table-cell>
          <table:table-cell table:formula="of:=[.B602]-[.B$2]" office:value-type="float" office:value="6.97679829597473" calcext:value-type="float">
            <text:p>6.976798296</text:p>
          </table:table-cell>
          <table:table-cell table:formula="of:=[.C602]/([.D602]-[.D601])" office:value-type="float" office:value="108597.925884828" calcext:value-type="float">
            <text:p>108597.925884828</text:p>
          </table:table-cell>
          <table:table-cell/>
          <table:table-cell office:value-type="float" office:value="1456447370.60211" calcext:value-type="float">
            <text:p>1456447370.60211</text:p>
          </table:table-cell>
          <table:table-cell table:formula="of:=[.G602]-[.B602]" office:value-type="float" office:value="3.62505793571472" calcext:value-type="float">
            <text:p>3.6250579357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56447366.98736" calcext:value-type="float">
            <text:p>1456447366.98736</text:p>
          </table:table-cell>
          <table:table-cell office:value-type="float" office:value="1120" calcext:value-type="float">
            <text:p>1120</text:p>
          </table:table-cell>
          <table:table-cell table:formula="of:=[.B603]-[.B$2]" office:value-type="float" office:value="6.98711037635803" calcext:value-type="float">
            <text:p>6.9871103764</text:p>
          </table:table-cell>
          <table:table-cell table:formula="of:=[.C603]/([.D603]-[.D602])" office:value-type="float" office:value="108610.479977805" calcext:value-type="float">
            <text:p>108610.479977805</text:p>
          </table:table-cell>
          <table:table-cell/>
          <table:table-cell office:value-type="float" office:value="1456447370.60697" calcext:value-type="float">
            <text:p>1456447370.60697</text:p>
          </table:table-cell>
          <table:table-cell table:formula="of:=[.G603]-[.B603]" office:value-type="float" office:value="3.61960601806641" calcext:value-type="float">
            <text:p>3.6196060181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56447366.99768" calcext:value-type="float">
            <text:p>1456447366.99768</text:p>
          </table:table-cell>
          <table:table-cell office:value-type="float" office:value="1120" calcext:value-type="float">
            <text:p>1120</text:p>
          </table:table-cell>
          <table:table-cell table:formula="of:=[.B604]-[.B$2]" office:value-type="float" office:value="6.99742937088013" calcext:value-type="float">
            <text:p>6.9974293709</text:p>
          </table:table-cell>
          <table:table-cell table:formula="of:=[.C604]/([.D604]-[.D603])" office:value-type="float" office:value="108537.706614912" calcext:value-type="float">
            <text:p>108537.706614912</text:p>
          </table:table-cell>
          <table:table-cell/>
          <table:table-cell office:value-type="float" office:value="1456447370.61185" calcext:value-type="float">
            <text:p>1456447370.61185</text:p>
          </table:table-cell>
          <table:table-cell table:formula="of:=[.G604]-[.B604]" office:value-type="float" office:value="3.61416697502136" calcext:value-type="float">
            <text:p>3.61416697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56447380.01102" calcext:value-type="float">
            <text:p>1456447380.01102</text:p>
          </table:table-cell>
          <table:table-cell office:value-type="float" office:value="1120" calcext:value-type="float">
            <text:p>1120</text:p>
          </table:table-cell>
          <table:table-cell table:formula="of:=[.B605]-[.B$2]" office:value-type="float" office:value="20.010769367218" calcext:value-type="float">
            <text:p>20.0107693672</text:p>
          </table:table-cell>
          <table:table-cell table:formula="of:=[.C605]/([.D605]-[.D604])" office:value-type="float" office:value="86.0655297037641" calcext:value-type="float">
            <text:p>86.0655297038</text:p>
          </table:table-cell>
          <table:table-cell/>
          <table:table-cell office:value-type="float" office:value="1456447380.08365" calcext:value-type="float">
            <text:p>1456447380.08365</text:p>
          </table:table-cell>
          <table:table-cell table:formula="of:=[.G605]-[.B605]" office:value-type="float" office:value="0.072627067565918" calcext:value-type="float">
            <text:p>0.072627067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56447380.02525" calcext:value-type="float">
            <text:p>1456447380.02525</text:p>
          </table:table-cell>
          <table:table-cell office:value-type="float" office:value="1120" calcext:value-type="float">
            <text:p>1120</text:p>
          </table:table-cell>
          <table:table-cell table:formula="of:=[.B606]-[.B$2]" office:value-type="float" office:value="20.0249929428101" calcext:value-type="float">
            <text:p>20.0249929428</text:p>
          </table:table-cell>
          <table:table-cell table:formula="of:=[.C606]/([.D606]-[.D605])" office:value-type="float" office:value="78742.5069563177" calcext:value-type="float">
            <text:p>78742.5069563177</text:p>
          </table:table-cell>
          <table:table-cell/>
          <table:table-cell office:value-type="float" office:value="1456447380.09779" calcext:value-type="float">
            <text:p>1456447380.09779</text:p>
          </table:table-cell>
          <table:table-cell table:formula="of:=[.G606]-[.B606]" office:value-type="float" office:value="0.0725433826446533" calcext:value-type="float">
            <text:p>0.0725433826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56447380.03941" calcext:value-type="float">
            <text:p>1456447380.03941</text:p>
          </table:table-cell>
          <table:table-cell office:value-type="float" office:value="1120" calcext:value-type="float">
            <text:p>1120</text:p>
          </table:table-cell>
          <table:table-cell table:formula="of:=[.B607]-[.B$2]" office:value-type="float" office:value="20.0391540527344" calcext:value-type="float">
            <text:p>20.0391540527</text:p>
          </table:table-cell>
          <table:table-cell table:formula="of:=[.C607]/([.D607]-[.D606])" office:value-type="float" office:value="79089.8457808607" calcext:value-type="float">
            <text:p>79089.8457808607</text:p>
          </table:table-cell>
          <table:table-cell/>
          <table:table-cell office:value-type="float" office:value="1456447380.11199" calcext:value-type="float">
            <text:p>1456447380.11199</text:p>
          </table:table-cell>
          <table:table-cell table:formula="of:=[.G607]-[.B607]" office:value-type="float" office:value="0.0725822448730469" calcext:value-type="float">
            <text:p>0.0725822449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56447380.05356" calcext:value-type="float">
            <text:p>1456447380.05356</text:p>
          </table:table-cell>
          <table:table-cell office:value-type="float" office:value="1120" calcext:value-type="float">
            <text:p>1120</text:p>
          </table:table-cell>
          <table:table-cell table:formula="of:=[.B608]-[.B$2]" office:value-type="float" office:value="20.053302526474" calcext:value-type="float">
            <text:p>20.0533025265</text:p>
          </table:table-cell>
          <table:table-cell table:formula="of:=[.C608]/([.D608]-[.D607])" office:value-type="float" office:value="79160.481943953" calcext:value-type="float">
            <text:p>79160.481943953</text:p>
          </table:table-cell>
          <table:table-cell/>
          <table:table-cell office:value-type="float" office:value="1456447380.12624" calcext:value-type="float">
            <text:p>1456447380.12624</text:p>
          </table:table-cell>
          <table:table-cell table:formula="of:=[.G608]-[.B608]" office:value-type="float" office:value="0.0726838111877441" calcext:value-type="float">
            <text:p>0.0726838112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56447380.06769" calcext:value-type="float">
            <text:p>1456447380.06769</text:p>
          </table:table-cell>
          <table:table-cell office:value-type="float" office:value="1120" calcext:value-type="float">
            <text:p>1120</text:p>
          </table:table-cell>
          <table:table-cell table:formula="of:=[.B609]-[.B$2]" office:value-type="float" office:value="20.0674397945404" calcext:value-type="float">
            <text:p>20.0674397945</text:p>
          </table:table-cell>
          <table:table-cell table:formula="of:=[.C609]/([.D609]-[.D608])" office:value-type="float" office:value="79223.2271991365" calcext:value-type="float">
            <text:p>79223.2271991365</text:p>
          </table:table-cell>
          <table:table-cell/>
          <table:table-cell office:value-type="float" office:value="1456447380.1402" calcext:value-type="float">
            <text:p>1456447380.1402</text:p>
          </table:table-cell>
          <table:table-cell table:formula="of:=[.G609]-[.B609]" office:value-type="float" office:value="0.0725064277648926" calcext:value-type="float">
            <text:p>0.0725064278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56447380.08183" calcext:value-type="float">
            <text:p>1456447380.08183</text:p>
          </table:table-cell>
          <table:table-cell office:value-type="float" office:value="1120" calcext:value-type="float">
            <text:p>1120</text:p>
          </table:table-cell>
          <table:table-cell table:formula="of:=[.B610]-[.B$2]" office:value-type="float" office:value="20.0815761089325" calcext:value-type="float">
            <text:p>20.0815761089</text:p>
          </table:table-cell>
          <table:table-cell table:formula="of:=[.C610]/([.D610]-[.D609])" office:value-type="float" office:value="79228.5718140727" calcext:value-type="float">
            <text:p>79228.5718140727</text:p>
          </table:table-cell>
          <table:table-cell/>
          <table:table-cell office:value-type="float" office:value="1456447380.15419" calcext:value-type="float">
            <text:p>1456447380.15419</text:p>
          </table:table-cell>
          <table:table-cell table:formula="of:=[.G610]-[.B610]" office:value-type="float" office:value="0.0723602771759033" calcext:value-type="float">
            <text:p>0.0723602772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56447380.09596" calcext:value-type="float">
            <text:p>1456447380.09596</text:p>
          </table:table-cell>
          <table:table-cell office:value-type="float" office:value="1120" calcext:value-type="float">
            <text:p>1120</text:p>
          </table:table-cell>
          <table:table-cell table:formula="of:=[.B611]-[.B$2]" office:value-type="float" office:value="20.0957081317902" calcext:value-type="float">
            <text:p>20.0957081318</text:p>
          </table:table-cell>
          <table:table-cell table:formula="of:=[.C611]/([.D611]-[.D610])" office:value-type="float" office:value="79252.6315079124" calcext:value-type="float">
            <text:p>79252.6315079124</text:p>
          </table:table-cell>
          <table:table-cell/>
          <table:table-cell office:value-type="float" office:value="1456447380.16828" calcext:value-type="float">
            <text:p>1456447380.16828</text:p>
          </table:table-cell>
          <table:table-cell table:formula="of:=[.G611]-[.B611]" office:value-type="float" office:value="0.0723180770874023" calcext:value-type="float">
            <text:p>0.072318077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56447380.11009" calcext:value-type="float">
            <text:p>1456447380.11009</text:p>
          </table:table-cell>
          <table:table-cell office:value-type="float" office:value="1120" calcext:value-type="float">
            <text:p>1120</text:p>
          </table:table-cell>
          <table:table-cell table:formula="of:=[.B612]-[.B$2]" office:value-type="float" office:value="20.1098387241363" calcext:value-type="float">
            <text:p>20.1098387241</text:p>
          </table:table-cell>
          <table:table-cell table:formula="of:=[.C612]/([.D612]-[.D611])" office:value-type="float" office:value="79260.6546534386" calcext:value-type="float">
            <text:p>79260.6546534386</text:p>
          </table:table-cell>
          <table:table-cell/>
          <table:table-cell office:value-type="float" office:value="1456447380.1824" calcext:value-type="float">
            <text:p>1456447380.1824</text:p>
          </table:table-cell>
          <table:table-cell table:formula="of:=[.G612]-[.B612]" office:value-type="float" office:value="0.0723075866699219" calcext:value-type="float">
            <text:p>0.0723075867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56447380.12422" calcext:value-type="float">
            <text:p>1456447380.12422</text:p>
          </table:table-cell>
          <table:table-cell office:value-type="float" office:value="1120" calcext:value-type="float">
            <text:p>1120</text:p>
          </table:table-cell>
          <table:table-cell table:formula="of:=[.B613]-[.B$2]" office:value-type="float" office:value="20.1239702701569" calcext:value-type="float">
            <text:p>20.1239702702</text:p>
          </table:table-cell>
          <table:table-cell table:formula="of:=[.C613]/([.D613]-[.D612])" office:value-type="float" office:value="79255.3057092725" calcext:value-type="float">
            <text:p>79255.3057092725</text:p>
          </table:table-cell>
          <table:table-cell/>
          <table:table-cell office:value-type="float" office:value="1456447380.19655" calcext:value-type="float">
            <text:p>1456447380.19655</text:p>
          </table:table-cell>
          <table:table-cell table:formula="of:=[.G613]-[.B613]" office:value-type="float" office:value="0.0723259449005127" calcext:value-type="float">
            <text:p>0.0723259449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56447380.13835" calcext:value-type="float">
            <text:p>1456447380.13835</text:p>
          </table:table-cell>
          <table:table-cell office:value-type="float" office:value="1120" calcext:value-type="float">
            <text:p>1120</text:p>
          </table:table-cell>
          <table:table-cell table:formula="of:=[.B614]-[.B$2]" office:value-type="float" office:value="20.138100862503" calcext:value-type="float">
            <text:p>20.1381008625</text:p>
          </table:table-cell>
          <table:table-cell table:formula="of:=[.C614]/([.D614]-[.D613])" office:value-type="float" office:value="79260.6546534386" calcext:value-type="float">
            <text:p>79260.6546534386</text:p>
          </table:table-cell>
          <table:table-cell/>
          <table:table-cell office:value-type="float" office:value="1456447380.21064" calcext:value-type="float">
            <text:p>1456447380.21064</text:p>
          </table:table-cell>
          <table:table-cell table:formula="of:=[.G614]-[.B614]" office:value-type="float" office:value="0.0722854137420654" calcext:value-type="float">
            <text:p>0.0722854137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56447380.15249" calcext:value-type="float">
            <text:p>1456447380.15249</text:p>
          </table:table-cell>
          <table:table-cell office:value-type="float" office:value="1120" calcext:value-type="float">
            <text:p>1120</text:p>
          </table:table-cell>
          <table:table-cell table:formula="of:=[.B615]-[.B$2]" office:value-type="float" office:value="20.1522388458252" calcext:value-type="float">
            <text:p>20.1522388458</text:p>
          </table:table-cell>
          <table:table-cell table:formula="of:=[.C615]/([.D615]-[.D614])" office:value-type="float" office:value="79219.2192111166" calcext:value-type="float">
            <text:p>79219.2192111166</text:p>
          </table:table-cell>
          <table:table-cell/>
          <table:table-cell office:value-type="float" office:value="1456447380.22486" calcext:value-type="float">
            <text:p>1456447380.22486</text:p>
          </table:table-cell>
          <table:table-cell table:formula="of:=[.G615]-[.B615]" office:value-type="float" office:value="0.0723674297332764" calcext:value-type="float">
            <text:p>0.0723674297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56447380.16663" calcext:value-type="float">
            <text:p>1456447380.16663</text:p>
          </table:table-cell>
          <table:table-cell office:value-type="float" office:value="1120" calcext:value-type="float">
            <text:p>1120</text:p>
          </table:table-cell>
          <table:table-cell table:formula="of:=[.B616]-[.B$2]" office:value-type="float" office:value="20.1663725376129" calcext:value-type="float">
            <text:p>20.1663725376</text:p>
          </table:table-cell>
          <table:table-cell table:formula="of:=[.C616]/([.D616]-[.D615])" office:value-type="float" office:value="79243.2732241359" calcext:value-type="float">
            <text:p>79243.2732241359</text:p>
          </table:table-cell>
          <table:table-cell/>
          <table:table-cell office:value-type="float" office:value="1456447380.25228" calcext:value-type="float">
            <text:p>1456447380.25228</text:p>
          </table:table-cell>
          <table:table-cell table:formula="of:=[.G616]-[.B616]" office:value-type="float" office:value="0.0856537818908691" calcext:value-type="float">
            <text:p>0.0856537819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56447380.18076" calcext:value-type="float">
            <text:p>1456447380.18076</text:p>
          </table:table-cell>
          <table:table-cell office:value-type="float" office:value="1120" calcext:value-type="float">
            <text:p>1120</text:p>
          </table:table-cell>
          <table:table-cell table:formula="of:=[.B617]-[.B$2]" office:value-type="float" office:value="20.1805057525635" calcext:value-type="float">
            <text:p>20.1805057526</text:p>
          </table:table-cell>
          <table:table-cell table:formula="of:=[.C617]/([.D617]-[.D616])" office:value-type="float" office:value="79245.9467939743" calcext:value-type="float">
            <text:p>79245.9467939743</text:p>
          </table:table-cell>
          <table:table-cell/>
          <table:table-cell office:value-type="float" office:value="1456447380.26627" calcext:value-type="float">
            <text:p>1456447380.26627</text:p>
          </table:table-cell>
          <table:table-cell table:formula="of:=[.G617]-[.B617]" office:value-type="float" office:value="0.0855104923248291" calcext:value-type="float">
            <text:p>0.0855104923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56447380.19489" calcext:value-type="float">
            <text:p>1456447380.19489</text:p>
          </table:table-cell>
          <table:table-cell office:value-type="float" office:value="1120" calcext:value-type="float">
            <text:p>1120</text:p>
          </table:table-cell>
          <table:table-cell table:formula="of:=[.B618]-[.B$2]" office:value-type="float" office:value="20.1946365833282" calcext:value-type="float">
            <text:p>20.1946365833</text:p>
          </table:table-cell>
          <table:table-cell table:formula="of:=[.C618]/([.D618]-[.D617])" office:value-type="float" office:value="79259.3173497107" calcext:value-type="float">
            <text:p>79259.3173497107</text:p>
          </table:table-cell>
          <table:table-cell/>
          <table:table-cell office:value-type="float" office:value="1456447380.28046" calcext:value-type="float">
            <text:p>1456447380.28046</text:p>
          </table:table-cell>
          <table:table-cell table:formula="of:=[.G618]-[.B618]" office:value-type="float" office:value="0.0855696201324463" calcext:value-type="float">
            <text:p>0.085569620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56447380.20902" calcext:value-type="float">
            <text:p>1456447380.20902</text:p>
          </table:table-cell>
          <table:table-cell office:value-type="float" office:value="1120" calcext:value-type="float">
            <text:p>1120</text:p>
          </table:table-cell>
          <table:table-cell table:formula="of:=[.B619]-[.B$2]" office:value-type="float" office:value="20.2087678909302" calcext:value-type="float">
            <text:p>20.2087678909</text:p>
          </table:table-cell>
          <table:table-cell table:formula="of:=[.C619]/([.D619]-[.D618])" office:value-type="float" office:value="79256.6428776299" calcext:value-type="float">
            <text:p>79256.6428776299</text:p>
          </table:table-cell>
          <table:table-cell/>
          <table:table-cell office:value-type="float" office:value="1456447380.29463" calcext:value-type="float">
            <text:p>1456447380.29463</text:p>
          </table:table-cell>
          <table:table-cell table:formula="of:=[.G619]-[.B619]" office:value-type="float" office:value="0.0856084823608398" calcext:value-type="float">
            <text:p>0.0856084824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56447380.22315" calcext:value-type="float">
            <text:p>1456447380.22315</text:p>
          </table:table-cell>
          <table:table-cell office:value-type="float" office:value="1120" calcext:value-type="float">
            <text:p>1120</text:p>
          </table:table-cell>
          <table:table-cell table:formula="of:=[.B620]-[.B$2]" office:value-type="float" office:value="20.222897529602" calcext:value-type="float">
            <text:p>20.2228975296</text:p>
          </table:table-cell>
          <table:table-cell table:formula="of:=[.C620]/([.D620]-[.D619])" office:value-type="float" office:value="79266.0043196544" calcext:value-type="float">
            <text:p>79266.0043196544</text:p>
          </table:table-cell>
          <table:table-cell/>
          <table:table-cell office:value-type="float" office:value="1456447380.30883" calcext:value-type="float">
            <text:p>1456447380.30883</text:p>
          </table:table-cell>
          <table:table-cell table:formula="of:=[.G620]-[.B620]" office:value-type="float" office:value="0.0856788158416748" calcext:value-type="float">
            <text:p>0.0856788158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56447380.23728" calcext:value-type="float">
            <text:p>1456447380.23728</text:p>
          </table:table-cell>
          <table:table-cell office:value-type="float" office:value="1120" calcext:value-type="float">
            <text:p>1120</text:p>
          </table:table-cell>
          <table:table-cell table:formula="of:=[.B621]-[.B$2]" office:value-type="float" office:value="20.2370271682739" calcext:value-type="float">
            <text:p>20.2370271683</text:p>
          </table:table-cell>
          <table:table-cell table:formula="of:=[.C621]/([.D621]-[.D620])" office:value-type="float" office:value="79266.0043196544" calcext:value-type="float">
            <text:p>79266.0043196544</text:p>
          </table:table-cell>
          <table:table-cell/>
          <table:table-cell office:value-type="float" office:value="1456447380.32289" calcext:value-type="float">
            <text:p>1456447380.32289</text:p>
          </table:table-cell>
          <table:table-cell table:formula="of:=[.G621]-[.B621]" office:value-type="float" office:value="0.0856091976165772" calcext:value-type="float">
            <text:p>0.0856091976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56447380.25141" calcext:value-type="float">
            <text:p>1456447380.25141</text:p>
          </table:table-cell>
          <table:table-cell office:value-type="float" office:value="1120" calcext:value-type="float">
            <text:p>1120</text:p>
          </table:table-cell>
          <table:table-cell table:formula="of:=[.B622]-[.B$2]" office:value-type="float" office:value="20.2511570453644" calcext:value-type="float">
            <text:p>20.2511570454</text:p>
          </table:table-cell>
          <table:table-cell table:formula="of:=[.C622]/([.D622]-[.D621])" office:value-type="float" office:value="79264.6668354003" calcext:value-type="float">
            <text:p>79264.6668354003</text:p>
          </table:table-cell>
          <table:table-cell/>
          <table:table-cell office:value-type="float" office:value="1456447380.33733" calcext:value-type="float">
            <text:p>1456447380.33733</text:p>
          </table:table-cell>
          <table:table-cell table:formula="of:=[.G622]-[.B622]" office:value-type="float" office:value="0.0859193801879883" calcext:value-type="float">
            <text:p>0.0859193802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56447380.26558" calcext:value-type="float">
            <text:p>1456447380.26558</text:p>
          </table:table-cell>
          <table:table-cell office:value-type="float" office:value="1120" calcext:value-type="float">
            <text:p>1120</text:p>
          </table:table-cell>
          <table:table-cell table:formula="of:=[.B623]-[.B$2]" office:value-type="float" office:value="20.2653245925903" calcext:value-type="float">
            <text:p>20.2653245926</text:p>
          </table:table-cell>
          <table:table-cell table:formula="of:=[.C623]/([.D623]-[.D622])" office:value-type="float" office:value="79053.909765579" calcext:value-type="float">
            <text:p>79053.909765579</text:p>
          </table:table-cell>
          <table:table-cell/>
          <table:table-cell office:value-type="float" office:value="1456447380.35142" calcext:value-type="float">
            <text:p>1456447380.35142</text:p>
          </table:table-cell>
          <table:table-cell table:formula="of:=[.G623]-[.B623]" office:value-type="float" office:value="0.0858416557312012" calcext:value-type="float">
            <text:p>0.0858416557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56447380.2798" calcext:value-type="float">
            <text:p>1456447380.2798</text:p>
          </table:table-cell>
          <table:table-cell office:value-type="float" office:value="1120" calcext:value-type="float">
            <text:p>1120</text:p>
          </table:table-cell>
          <table:table-cell table:formula="of:=[.B624]-[.B$2]" office:value-type="float" office:value="20.2795414924622" calcext:value-type="float">
            <text:p>20.2795414925</text:p>
          </table:table-cell>
          <table:table-cell table:formula="of:=[.C624]/([.D624]-[.D623])" office:value-type="float" office:value="78779.4814690592" calcext:value-type="float">
            <text:p>78779.4814690592</text:p>
          </table:table-cell>
          <table:table-cell/>
          <table:table-cell office:value-type="float" office:value="1456447380.36558" calcext:value-type="float">
            <text:p>1456447380.36558</text:p>
          </table:table-cell>
          <table:table-cell table:formula="of:=[.G624]-[.B624]" office:value-type="float" office:value="0.085784912109375" calcext:value-type="float">
            <text:p>0.0857849121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56447380.29393" calcext:value-type="float">
            <text:p>1456447380.29393</text:p>
          </table:table-cell>
          <table:table-cell office:value-type="float" office:value="1120" calcext:value-type="float">
            <text:p>1120</text:p>
          </table:table-cell>
          <table:table-cell table:formula="of:=[.B625]-[.B$2]" office:value-type="float" office:value="20.2936775684357" calcext:value-type="float">
            <text:p>20.2936775684</text:p>
          </table:table-cell>
          <table:table-cell table:formula="of:=[.C625]/([.D625]-[.D624])" office:value-type="float" office:value="79229.9080804844" calcext:value-type="float">
            <text:p>79229.9080804844</text:p>
          </table:table-cell>
          <table:table-cell/>
          <table:table-cell office:value-type="float" office:value="1456447380.37971" calcext:value-type="float">
            <text:p>1456447380.37971</text:p>
          </table:table-cell>
          <table:table-cell table:formula="of:=[.G625]-[.B625]" office:value-type="float" office:value="0.0857787132263184" calcext:value-type="float">
            <text:p>0.0857787132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56447380.30806" calcext:value-type="float">
            <text:p>1456447380.30806</text:p>
          </table:table-cell>
          <table:table-cell office:value-type="float" office:value="1120" calcext:value-type="float">
            <text:p>1120</text:p>
          </table:table-cell>
          <table:table-cell table:formula="of:=[.B626]-[.B$2]" office:value-type="float" office:value="20.3078098297119" calcext:value-type="float">
            <text:p>20.3078098297</text:p>
          </table:table-cell>
          <table:table-cell table:formula="of:=[.C626]/([.D626]-[.D625])" office:value-type="float" office:value="79251.2944749051" calcext:value-type="float">
            <text:p>79251.2944749051</text:p>
          </table:table-cell>
          <table:table-cell/>
          <table:table-cell office:value-type="float" office:value="1456447380.39382" calcext:value-type="float">
            <text:p>1456447380.39382</text:p>
          </table:table-cell>
          <table:table-cell table:formula="of:=[.G626]-[.B626]" office:value-type="float" office:value="0.0857565402984619" calcext:value-type="float">
            <text:p>0.0857565403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56447380.32219" calcext:value-type="float">
            <text:p>1456447380.32219</text:p>
          </table:table-cell>
          <table:table-cell office:value-type="float" office:value="1120" calcext:value-type="float">
            <text:p>1120</text:p>
          </table:table-cell>
          <table:table-cell table:formula="of:=[.B627]-[.B$2]" office:value-type="float" office:value="20.3219404220581" calcext:value-type="float">
            <text:p>20.3219404221</text:p>
          </table:table-cell>
          <table:table-cell table:formula="of:=[.C627]/([.D627]-[.D626])" office:value-type="float" office:value="79260.6546534386" calcext:value-type="float">
            <text:p>79260.6546534386</text:p>
          </table:table-cell>
          <table:table-cell/>
          <table:table-cell office:value-type="float" office:value="1456447380.40797" calcext:value-type="float">
            <text:p>1456447380.40797</text:p>
          </table:table-cell>
          <table:table-cell table:formula="of:=[.G627]-[.B627]" office:value-type="float" office:value="0.0857758522033691" calcext:value-type="float">
            <text:p>0.085775852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56447380.33633" calcext:value-type="float">
            <text:p>1456447380.33633</text:p>
          </table:table-cell>
          <table:table-cell office:value-type="float" office:value="1120" calcext:value-type="float">
            <text:p>1120</text:p>
          </table:table-cell>
          <table:table-cell table:formula="of:=[.B628]-[.B$2]" office:value-type="float" office:value="20.3360712528229" calcext:value-type="float">
            <text:p>20.3360712528</text:p>
          </table:table-cell>
          <table:table-cell table:formula="of:=[.C628]/([.D628]-[.D627])" office:value-type="float" office:value="79259.3173497107" calcext:value-type="float">
            <text:p>79259.3173497107</text:p>
          </table:table-cell>
          <table:table-cell/>
          <table:table-cell office:value-type="float" office:value="1456447380.42229" calcext:value-type="float">
            <text:p>1456447380.42229</text:p>
          </table:table-cell>
          <table:table-cell table:formula="of:=[.G628]-[.B628]" office:value-type="float" office:value="0.0859651565551758" calcext:value-type="float">
            <text:p>0.0859651566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56447380.35045" calcext:value-type="float">
            <text:p>1456447380.35045</text:p>
          </table:table-cell>
          <table:table-cell office:value-type="float" office:value="1120" calcext:value-type="float">
            <text:p>1120</text:p>
          </table:table-cell>
          <table:table-cell table:formula="of:=[.B629]-[.B$2]" office:value-type="float" office:value="20.3501992225647" calcext:value-type="float">
            <text:p>20.3501992226</text:p>
          </table:table-cell>
          <table:table-cell table:formula="of:=[.C629]/([.D629]-[.D628])" office:value-type="float" office:value="79275.367973404" calcext:value-type="float">
            <text:p>79275.367973404</text:p>
          </table:table-cell>
          <table:table-cell/>
          <table:table-cell office:value-type="float" office:value="1456447380.43646" calcext:value-type="float">
            <text:p>1456447380.43646</text:p>
          </table:table-cell>
          <table:table-cell table:formula="of:=[.G629]-[.B629]" office:value-type="float" office:value="0.0860071182250977" calcext:value-type="float">
            <text:p>0.0860071182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56447380.3646" calcext:value-type="float">
            <text:p>1456447380.3646</text:p>
          </table:table-cell>
          <table:table-cell office:value-type="float" office:value="1120" calcext:value-type="float">
            <text:p>1120</text:p>
          </table:table-cell>
          <table:table-cell table:formula="of:=[.B630]-[.B$2]" office:value-type="float" office:value="20.364349603653" calcext:value-type="float">
            <text:p>20.3643496037</text:p>
          </table:table-cell>
          <table:table-cell table:formula="of:=[.C630]/([.D630]-[.D629])" office:value-type="float" office:value="79149.8117976108" calcext:value-type="float">
            <text:p>79149.8117976108</text:p>
          </table:table-cell>
          <table:table-cell/>
          <table:table-cell office:value-type="float" office:value="1456447380.45051" calcext:value-type="float">
            <text:p>1456447380.45051</text:p>
          </table:table-cell>
          <table:table-cell table:formula="of:=[.G630]-[.B630]" office:value-type="float" office:value="0.0859067440032959" calcext:value-type="float">
            <text:p>0.08590674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56447380.37874" calcext:value-type="float">
            <text:p>1456447380.37874</text:p>
          </table:table-cell>
          <table:table-cell office:value-type="float" office:value="1120" calcext:value-type="float">
            <text:p>1120</text:p>
          </table:table-cell>
          <table:table-cell table:formula="of:=[.B631]-[.B$2]" office:value-type="float" office:value="20.3784892559052" calcext:value-type="float">
            <text:p>20.3784892559</text:p>
          </table:table-cell>
          <table:table-cell table:formula="of:=[.C631]/([.D631]-[.D630])" office:value-type="float" office:value="79209.8688159714" calcext:value-type="float">
            <text:p>79209.8688159714</text:p>
          </table:table-cell>
          <table:table-cell/>
          <table:table-cell office:value-type="float" office:value="1456447380.4647" calcext:value-type="float">
            <text:p>1456447380.4647</text:p>
          </table:table-cell>
          <table:table-cell table:formula="of:=[.G631]-[.B631]" office:value-type="float" office:value="0.0859570503234863" calcext:value-type="float">
            <text:p>0.0859570503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56447380.39288" calcext:value-type="float">
            <text:p>1456447380.39288</text:p>
          </table:table-cell>
          <table:table-cell office:value-type="float" office:value="1120" calcext:value-type="float">
            <text:p>1120</text:p>
          </table:table-cell>
          <table:table-cell table:formula="of:=[.B632]-[.B$2]" office:value-type="float" office:value="20.3926219940186" calcext:value-type="float">
            <text:p>20.392621994</text:p>
          </table:table-cell>
          <table:table-cell table:formula="of:=[.C632]/([.D632]-[.D631])" office:value-type="float" office:value="79248.6205442246" calcext:value-type="float">
            <text:p>79248.6205442246</text:p>
          </table:table-cell>
          <table:table-cell/>
          <table:table-cell office:value-type="float" office:value="1456447380.47886" calcext:value-type="float">
            <text:p>1456447380.47886</text:p>
          </table:table-cell>
          <table:table-cell table:formula="of:=[.G632]-[.B632]" office:value-type="float" office:value="0.0859842300415039" calcext:value-type="float">
            <text:p>0.08598423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56447380.40701" calcext:value-type="float">
            <text:p>1456447380.40701</text:p>
          </table:table-cell>
          <table:table-cell office:value-type="float" office:value="1120" calcext:value-type="float">
            <text:p>1120</text:p>
          </table:table-cell>
          <table:table-cell table:formula="of:=[.B633]-[.B$2]" office:value-type="float" office:value="20.4067597389221" calcext:value-type="float">
            <text:p>20.4067597389</text:p>
          </table:table-cell>
          <table:table-cell table:formula="of:=[.C633]/([.D633]-[.D632])" office:value-type="float" office:value="79220.5551620628" calcext:value-type="float">
            <text:p>79220.5551620628</text:p>
          </table:table-cell>
          <table:table-cell/>
          <table:table-cell office:value-type="float" office:value="1456447380.49301" calcext:value-type="float">
            <text:p>1456447380.49301</text:p>
          </table:table-cell>
          <table:table-cell table:formula="of:=[.G633]-[.B633]" office:value-type="float" office:value="0.0859966278076172" calcext:value-type="float">
            <text:p>0.0859966278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56447380.42115" calcext:value-type="float">
            <text:p>1456447380.42115</text:p>
          </table:table-cell>
          <table:table-cell office:value-type="float" office:value="1120" calcext:value-type="float">
            <text:p>1120</text:p>
          </table:table-cell>
          <table:table-cell table:formula="of:=[.B634]-[.B$2]" office:value-type="float" office:value="20.4208934307098" calcext:value-type="float">
            <text:p>20.4208934307</text:p>
          </table:table-cell>
          <table:table-cell table:formula="of:=[.C634]/([.D634]-[.D633])" office:value-type="float" office:value="79243.2732241359" calcext:value-type="float">
            <text:p>79243.2732241359</text:p>
          </table:table-cell>
          <table:table-cell/>
          <table:table-cell office:value-type="float" office:value="1456447380.50704" calcext:value-type="float">
            <text:p>1456447380.50704</text:p>
          </table:table-cell>
          <table:table-cell table:formula="of:=[.G634]-[.B634]" office:value-type="float" office:value="0.085892915725708" calcext:value-type="float">
            <text:p>0.0858929157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56447380.43528" calcext:value-type="float">
            <text:p>1456447380.43528</text:p>
          </table:table-cell>
          <table:table-cell office:value-type="float" office:value="1120" calcext:value-type="float">
            <text:p>1120</text:p>
          </table:table-cell>
          <table:table-cell table:formula="of:=[.B635]-[.B$2]" office:value-type="float" office:value="20.4350242614746" calcext:value-type="float">
            <text:p>20.4350242615</text:p>
          </table:table-cell>
          <table:table-cell table:formula="of:=[.C635]/([.D635]-[.D634])" office:value-type="float" office:value="79259.3173497107" calcext:value-type="float">
            <text:p>79259.3173497107</text:p>
          </table:table-cell>
          <table:table-cell/>
          <table:table-cell office:value-type="float" office:value="1456447380.52149" calcext:value-type="float">
            <text:p>1456447380.52149</text:p>
          </table:table-cell>
          <table:table-cell table:formula="of:=[.G635]-[.B635]" office:value-type="float" office:value="0.086212158203125" calcext:value-type="float">
            <text:p>0.0862121582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56447380.44945" calcext:value-type="float">
            <text:p>1456447380.44945</text:p>
          </table:table-cell>
          <table:table-cell office:value-type="float" office:value="1120" calcext:value-type="float">
            <text:p>1120</text:p>
          </table:table-cell>
          <table:table-cell table:formula="of:=[.B636]-[.B$2]" office:value-type="float" office:value="20.449197769165" calcext:value-type="float">
            <text:p>20.4491977692</text:p>
          </table:table-cell>
          <table:table-cell table:formula="of:=[.C636]/([.D636]-[.D635])" office:value-type="float" office:value="79020.6647826672" calcext:value-type="float">
            <text:p>79020.6647826672</text:p>
          </table:table-cell>
          <table:table-cell/>
          <table:table-cell office:value-type="float" office:value="1456447380.53556" calcext:value-type="float">
            <text:p>1456447380.53556</text:p>
          </table:table-cell>
          <table:table-cell table:formula="of:=[.G636]-[.B636]" office:value-type="float" office:value="0.0861084461212158" calcext:value-type="float">
            <text:p>0.0861084461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56447380.4636" calcext:value-type="float">
            <text:p>1456447380.4636</text:p>
          </table:table-cell>
          <table:table-cell office:value-type="float" office:value="1120" calcext:value-type="float">
            <text:p>1120</text:p>
          </table:table-cell>
          <table:table-cell table:formula="of:=[.B637]-[.B$2]" office:value-type="float" office:value="20.4633452892303" calcext:value-type="float">
            <text:p>20.4633452892</text:p>
          </table:table-cell>
          <table:table-cell table:formula="of:=[.C637]/([.D637]-[.D636])" office:value-type="float" office:value="79165.8180960245" calcext:value-type="float">
            <text:p>79165.8180960245</text:p>
          </table:table-cell>
          <table:table-cell/>
          <table:table-cell office:value-type="float" office:value="1456447380.54988" calcext:value-type="float">
            <text:p>1456447380.54988</text:p>
          </table:table-cell>
          <table:table-cell table:formula="of:=[.G637]-[.B637]" office:value-type="float" office:value="0.0862810611724854" calcext:value-type="float">
            <text:p>0.0862810612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56447380.47773" calcext:value-type="float">
            <text:p>1456447380.47773</text:p>
          </table:table-cell>
          <table:table-cell office:value-type="float" office:value="1120" calcext:value-type="float">
            <text:p>1120</text:p>
          </table:table-cell>
          <table:table-cell table:formula="of:=[.B638]-[.B$2]" office:value-type="float" office:value="20.4774806499481" calcext:value-type="float">
            <text:p>20.4774806499</text:p>
          </table:table-cell>
          <table:table-cell table:formula="of:=[.C638]/([.D638]-[.D637])" office:value-type="float" office:value="79233.9171501822" calcext:value-type="float">
            <text:p>79233.9171501822</text:p>
          </table:table-cell>
          <table:table-cell/>
          <table:table-cell office:value-type="float" office:value="1456447380.56399" calcext:value-type="float">
            <text:p>1456447380.56399</text:p>
          </table:table-cell>
          <table:table-cell table:formula="of:=[.G638]-[.B638]" office:value-type="float" office:value="0.0862557888031006" calcext:value-type="float">
            <text:p>0.0862557888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56447380.49188" calcext:value-type="float">
            <text:p>1456447380.49188</text:p>
          </table:table-cell>
          <table:table-cell office:value-type="float" office:value="1120" calcext:value-type="float">
            <text:p>1120</text:p>
          </table:table-cell>
          <table:table-cell table:formula="of:=[.B639]-[.B$2]" office:value-type="float" office:value="20.4916257858276" calcext:value-type="float">
            <text:p>20.4916257858</text:p>
          </table:table-cell>
          <table:table-cell table:formula="of:=[.C639]/([.D639]-[.D638])" office:value-type="float" office:value="79179.1616241636" calcext:value-type="float">
            <text:p>79179.1616241636</text:p>
          </table:table-cell>
          <table:table-cell/>
          <table:table-cell office:value-type="float" office:value="1456447380.57808" calcext:value-type="float">
            <text:p>1456447380.57808</text:p>
          </table:table-cell>
          <table:table-cell table:formula="of:=[.G639]-[.B639]" office:value-type="float" office:value="0.086200475692749" calcext:value-type="float">
            <text:p>0.0862004757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56447380.50601" calcext:value-type="float">
            <text:p>1456447380.50601</text:p>
          </table:table-cell>
          <table:table-cell office:value-type="float" office:value="1120" calcext:value-type="float">
            <text:p>1120</text:p>
          </table:table-cell>
          <table:table-cell table:formula="of:=[.B640]-[.B$2]" office:value-type="float" office:value="20.5057609081268" calcext:value-type="float">
            <text:p>20.5057609081</text:p>
          </table:table-cell>
          <table:table-cell table:formula="of:=[.C640]/([.D640]-[.D639])" office:value-type="float" office:value="79235.2535969099" calcext:value-type="float">
            <text:p>79235.2535969099</text:p>
          </table:table-cell>
          <table:table-cell/>
          <table:table-cell office:value-type="float" office:value="1456447380.59225" calcext:value-type="float">
            <text:p>1456447380.59225</text:p>
          </table:table-cell>
          <table:table-cell table:formula="of:=[.G640]-[.B640]" office:value-type="float" office:value="0.086235523223877" calcext:value-type="float">
            <text:p>0.0862355232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56447380.52015" calcext:value-type="float">
            <text:p>1456447380.52015</text:p>
          </table:table-cell>
          <table:table-cell office:value-type="float" office:value="1120" calcext:value-type="float">
            <text:p>1120</text:p>
          </table:table-cell>
          <table:table-cell table:formula="of:=[.B641]-[.B$2]" office:value-type="float" office:value="20.5198919773102" calcext:value-type="float">
            <text:p>20.5198919773</text:p>
          </table:table-cell>
          <table:table-cell table:formula="of:=[.C641]/([.D641]-[.D640])" office:value-type="float" office:value="79257.9800911085" calcext:value-type="float">
            <text:p>79257.9800911085</text:p>
          </table:table-cell>
          <table:table-cell/>
          <table:table-cell office:value-type="float" office:value="1456447380.60642" calcext:value-type="float">
            <text:p>1456447380.60642</text:p>
          </table:table-cell>
          <table:table-cell table:formula="of:=[.G641]-[.B641]" office:value-type="float" office:value="0.0862743854522705" calcext:value-type="float">
            <text:p>0.0862743855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56447380.53428" calcext:value-type="float">
            <text:p>1456447380.53428</text:p>
          </table:table-cell>
          <table:table-cell office:value-type="float" office:value="1120" calcext:value-type="float">
            <text:p>1120</text:p>
          </table:table-cell>
          <table:table-cell table:formula="of:=[.B642]-[.B$2]" office:value-type="float" office:value="20.5340292453766" calcext:value-type="float">
            <text:p>20.5340292454</text:p>
          </table:table-cell>
          <table:table-cell table:formula="of:=[.C642]/([.D642]-[.D641])" office:value-type="float" office:value="79223.2271991365" calcext:value-type="float">
            <text:p>79223.2271991365</text:p>
          </table:table-cell>
          <table:table-cell/>
          <table:table-cell office:value-type="float" office:value="1456447380.62055" calcext:value-type="float">
            <text:p>1456447380.62055</text:p>
          </table:table-cell>
          <table:table-cell table:formula="of:=[.G642]-[.B642]" office:value-type="float" office:value="0.0862669944763184" calcext:value-type="float">
            <text:p>0.0862669945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56447380.54842" calcext:value-type="float">
            <text:p>1456447380.54842</text:p>
          </table:table-cell>
          <table:table-cell office:value-type="float" office:value="1120" calcext:value-type="float">
            <text:p>1120</text:p>
          </table:table-cell>
          <table:table-cell table:formula="of:=[.B643]-[.B$2]" office:value-type="float" office:value="20.5481615066528" calcext:value-type="float">
            <text:p>20.5481615067</text:p>
          </table:table-cell>
          <table:table-cell table:formula="of:=[.C643]/([.D643]-[.D642])" office:value-type="float" office:value="79251.2944749051" calcext:value-type="float">
            <text:p>79251.2944749051</text:p>
          </table:table-cell>
          <table:table-cell/>
          <table:table-cell office:value-type="float" office:value="1456447380.63462" calcext:value-type="float">
            <text:p>1456447380.63462</text:p>
          </table:table-cell>
          <table:table-cell table:formula="of:=[.G643]-[.B643]" office:value-type="float" office:value="0.0862047672271729" calcext:value-type="float">
            <text:p>0.0862047672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56447380.56255" calcext:value-type="float">
            <text:p>1456447380.56255</text:p>
          </table:table-cell>
          <table:table-cell office:value-type="float" office:value="1120" calcext:value-type="float">
            <text:p>1120</text:p>
          </table:table-cell>
          <table:table-cell table:formula="of:=[.B644]-[.B$2]" office:value-type="float" office:value="20.5622928142548" calcext:value-type="float">
            <text:p>20.5622928143</text:p>
          </table:table-cell>
          <table:table-cell table:formula="of:=[.C644]/([.D644]-[.D643])" office:value-type="float" office:value="79256.6428776299" calcext:value-type="float">
            <text:p>79256.6428776299</text:p>
          </table:table-cell>
          <table:table-cell/>
          <table:table-cell office:value-type="float" office:value="1456447380.6488" calcext:value-type="float">
            <text:p>1456447380.6488</text:p>
          </table:table-cell>
          <table:table-cell table:formula="of:=[.G644]-[.B644]" office:value-type="float" office:value="0.0862534046173096" calcext:value-type="float">
            <text:p>0.0862534046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56447380.57668" calcext:value-type="float">
            <text:p>1456447380.57668</text:p>
          </table:table-cell>
          <table:table-cell office:value-type="float" office:value="1120" calcext:value-type="float">
            <text:p>1120</text:p>
          </table:table-cell>
          <table:table-cell table:formula="of:=[.B645]-[.B$2]" office:value-type="float" office:value="20.5764255523682" calcext:value-type="float">
            <text:p>20.5764255524</text:p>
          </table:table-cell>
          <table:table-cell table:formula="of:=[.C645]/([.D645]-[.D644])" office:value-type="float" office:value="79248.6205442246" calcext:value-type="float">
            <text:p>79248.6205442246</text:p>
          </table:table-cell>
          <table:table-cell/>
          <table:table-cell office:value-type="float" office:value="1456447380.66313" calcext:value-type="float">
            <text:p>1456447380.66313</text:p>
          </table:table-cell>
          <table:table-cell table:formula="of:=[.G645]-[.B645]" office:value-type="float" office:value="0.0864508152008057" calcext:value-type="float">
            <text:p>0.0864508152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56447380.59081" calcext:value-type="float">
            <text:p>1456447380.59081</text:p>
          </table:table-cell>
          <table:table-cell office:value-type="float" office:value="1120" calcext:value-type="float">
            <text:p>1120</text:p>
          </table:table-cell>
          <table:table-cell table:formula="of:=[.B646]-[.B$2]" office:value-type="float" office:value="20.5905561447144" calcext:value-type="float">
            <text:p>20.5905561447</text:p>
          </table:table-cell>
          <table:table-cell table:formula="of:=[.C646]/([.D646]-[.D645])" office:value-type="float" office:value="79260.6546534386" calcext:value-type="float">
            <text:p>79260.6546534386</text:p>
          </table:table-cell>
          <table:table-cell/>
          <table:table-cell office:value-type="float" office:value="1456447380.67734" calcext:value-type="float">
            <text:p>1456447380.67734</text:p>
          </table:table-cell>
          <table:table-cell table:formula="of:=[.G646]-[.B646]" office:value-type="float" office:value="0.0865302085876465" calcext:value-type="float">
            <text:p>0.0865302086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56447380.60497" calcext:value-type="float">
            <text:p>1456447380.60497</text:p>
          </table:table-cell>
          <table:table-cell office:value-type="float" office:value="1120" calcext:value-type="float">
            <text:p>1120</text:p>
          </table:table-cell>
          <table:table-cell table:formula="of:=[.B647]-[.B$2]" office:value-type="float" office:value="20.6047146320343" calcext:value-type="float">
            <text:p>20.604714632</text:p>
          </table:table-cell>
          <table:table-cell table:formula="of:=[.C647]/([.D647]-[.D646])" office:value-type="float" office:value="79104.4957480845" calcext:value-type="float">
            <text:p>79104.4957480845</text:p>
          </table:table-cell>
          <table:table-cell/>
          <table:table-cell office:value-type="float" office:value="1456447380.69153" calcext:value-type="float">
            <text:p>1456447380.69153</text:p>
          </table:table-cell>
          <table:table-cell table:formula="of:=[.G647]-[.B647]" office:value-type="float" office:value="0.0865616798400879" calcext:value-type="float">
            <text:p>0.0865616798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56447380.61913" calcext:value-type="float">
            <text:p>1456447380.61913</text:p>
          </table:table-cell>
          <table:table-cell office:value-type="float" office:value="1120" calcext:value-type="float">
            <text:p>1120</text:p>
          </table:table-cell>
          <table:table-cell table:formula="of:=[.B648]-[.B$2]" office:value-type="float" office:value="20.6188743114471" calcext:value-type="float">
            <text:p>20.6188743114</text:p>
          </table:table-cell>
          <table:table-cell table:formula="of:=[.C648]/([.D648]-[.D647])" office:value-type="float" office:value="79097.8359993265" calcext:value-type="float">
            <text:p>79097.8359993265</text:p>
          </table:table-cell>
          <table:table-cell/>
          <table:table-cell office:value-type="float" office:value="1456447380.69639" calcext:value-type="float">
            <text:p>1456447380.69639</text:p>
          </table:table-cell>
          <table:table-cell table:formula="of:=[.G648]-[.B648]" office:value-type="float" office:value="0.0772619247436523" calcext:value-type="float">
            <text:p>0.0772619247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56447380.63327" calcext:value-type="float">
            <text:p>1456447380.63327</text:p>
          </table:table-cell>
          <table:table-cell office:value-type="float" office:value="1120" calcext:value-type="float">
            <text:p>1120</text:p>
          </table:table-cell>
          <table:table-cell table:formula="of:=[.B649]-[.B$2]" office:value-type="float" office:value="20.6330192089081" calcext:value-type="float">
            <text:p>20.6330192089</text:p>
          </table:table-cell>
          <table:table-cell table:formula="of:=[.C649]/([.D649]-[.D648])" office:value-type="float" office:value="79180.4962243797" calcext:value-type="float">
            <text:p>79180.4962243797</text:p>
          </table:table-cell>
          <table:table-cell/>
          <table:table-cell office:value-type="float" office:value="1456447380.7055" calcext:value-type="float">
            <text:p>1456447380.7055</text:p>
          </table:table-cell>
          <table:table-cell table:formula="of:=[.G649]-[.B649]" office:value-type="float" office:value="0.0722270011901856" calcext:value-type="float">
            <text:p>0.0722270012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56447380.64742" calcext:value-type="float">
            <text:p>1456447380.64742</text:p>
          </table:table-cell>
          <table:table-cell office:value-type="float" office:value="1120" calcext:value-type="float">
            <text:p>1120</text:p>
          </table:table-cell>
          <table:table-cell table:formula="of:=[.B650]-[.B$2]" office:value-type="float" office:value="20.6471617221832" calcext:value-type="float">
            <text:p>20.6471617222</text:p>
          </table:table-cell>
          <table:table-cell table:formula="of:=[.C650]/([.D650]-[.D649])" office:value-type="float" office:value="79193.8447014397" calcext:value-type="float">
            <text:p>79193.8447014397</text:p>
          </table:table-cell>
          <table:table-cell/>
          <table:table-cell office:value-type="float" office:value="1456447380.73399" calcext:value-type="float">
            <text:p>1456447380.73399</text:p>
          </table:table-cell>
          <table:table-cell table:formula="of:=[.G650]-[.B650]" office:value-type="float" office:value="0.0865745544433594" calcext:value-type="float">
            <text:p>0.0865745544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56447380.66156" calcext:value-type="float">
            <text:p>1456447380.66156</text:p>
          </table:table-cell>
          <table:table-cell office:value-type="float" office:value="1120" calcext:value-type="float">
            <text:p>1120</text:p>
          </table:table-cell>
          <table:table-cell table:formula="of:=[.B651]-[.B$2]" office:value-type="float" office:value="20.661304473877" calcext:value-type="float">
            <text:p>20.6613044739</text:p>
          </table:table-cell>
          <table:table-cell table:formula="of:=[.C651]/([.D651]-[.D650])" office:value-type="float" office:value="79192.5096512079" calcext:value-type="float">
            <text:p>79192.5096512079</text:p>
          </table:table-cell>
          <table:table-cell/>
          <table:table-cell office:value-type="float" office:value="1456447380.74787" calcext:value-type="float">
            <text:p>1456447380.74787</text:p>
          </table:table-cell>
          <table:table-cell table:formula="of:=[.G651]-[.B651]" office:value-type="float" office:value="0.0863118171691895" calcext:value-type="float">
            <text:p>0.0863118172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56447380.6757" calcext:value-type="float">
            <text:p>1456447380.6757</text:p>
          </table:table-cell>
          <table:table-cell office:value-type="float" office:value="1120" calcext:value-type="float">
            <text:p>1120</text:p>
          </table:table-cell>
          <table:table-cell table:formula="of:=[.B652]-[.B$2]" office:value-type="float" office:value="20.6754472255707" calcext:value-type="float">
            <text:p>20.6754472256</text:p>
          </table:table-cell>
          <table:table-cell table:formula="of:=[.C652]/([.D652]-[.D651])" office:value-type="float" office:value="79192.5096512079" calcext:value-type="float">
            <text:p>79192.5096512079</text:p>
          </table:table-cell>
          <table:table-cell/>
          <table:table-cell office:value-type="float" office:value="1456447380.76205" calcext:value-type="float">
            <text:p>1456447380.76205</text:p>
          </table:table-cell>
          <table:table-cell table:formula="of:=[.G652]-[.B652]" office:value-type="float" office:value="0.0863490104675293" calcext:value-type="float">
            <text:p>0.0863490105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56447380.6898" calcext:value-type="float">
            <text:p>1456447380.6898</text:p>
          </table:table-cell>
          <table:table-cell office:value-type="float" office:value="1120" calcext:value-type="float">
            <text:p>1120</text:p>
          </table:table-cell>
          <table:table-cell table:formula="of:=[.B653]-[.B$2]" office:value-type="float" office:value="20.6895427703857" calcext:value-type="float">
            <text:p>20.6895427704</text:p>
          </table:table-cell>
          <table:table-cell table:formula="of:=[.C653]/([.D653]-[.D652])" office:value-type="float" office:value="79457.7304172798" calcext:value-type="float">
            <text:p>79457.7304172798</text:p>
          </table:table-cell>
          <table:table-cell/>
          <table:table-cell office:value-type="float" office:value="1456447380.77609" calcext:value-type="float">
            <text:p>1456447380.77609</text:p>
          </table:table-cell>
          <table:table-cell table:formula="of:=[.G653]-[.B653]" office:value-type="float" office:value="0.0862934589385986" calcext:value-type="float">
            <text:p>0.086293458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56447380.70393" calcext:value-type="float">
            <text:p>1456447380.70393</text:p>
          </table:table-cell>
          <table:table-cell office:value-type="float" office:value="1120" calcext:value-type="float">
            <text:p>1120</text:p>
          </table:table-cell>
          <table:table-cell table:formula="of:=[.B654]-[.B$2]" office:value-type="float" office:value="20.7036757469177" calcext:value-type="float">
            <text:p>20.7036757469</text:p>
          </table:table-cell>
          <table:table-cell table:formula="of:=[.C654]/([.D654]-[.D653])" office:value-type="float" office:value="79247.2836465468" calcext:value-type="float">
            <text:p>79247.2836465468</text:p>
          </table:table-cell>
          <table:table-cell/>
          <table:table-cell office:value-type="float" office:value="1456447380.79046" calcext:value-type="float">
            <text:p>1456447380.79046</text:p>
          </table:table-cell>
          <table:table-cell table:formula="of:=[.G654]-[.B654]" office:value-type="float" office:value="0.0865306854248047" calcext:value-type="float">
            <text:p>0.0865306854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56447380.71806" calcext:value-type="float">
            <text:p>1456447380.71806</text:p>
          </table:table-cell>
          <table:table-cell office:value-type="float" office:value="1120" calcext:value-type="float">
            <text:p>1120</text:p>
          </table:table-cell>
          <table:table-cell table:formula="of:=[.B655]-[.B$2]" office:value-type="float" office:value="20.7178089618683" calcext:value-type="float">
            <text:p>20.7178089619</text:p>
          </table:table-cell>
          <table:table-cell table:formula="of:=[.C655]/([.D655]-[.D654])" office:value-type="float" office:value="79245.9467939743" calcext:value-type="float">
            <text:p>79245.9467939743</text:p>
          </table:table-cell>
          <table:table-cell/>
          <table:table-cell office:value-type="float" office:value="1456447380.80476" calcext:value-type="float">
            <text:p>1456447380.80476</text:p>
          </table:table-cell>
          <table:table-cell table:formula="of:=[.G655]-[.B655]" office:value-type="float" office:value="0.0866973400115967" calcext:value-type="float">
            <text:p>0.08669734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56447380.7322" calcext:value-type="float">
            <text:p>1456447380.7322</text:p>
          </table:table-cell>
          <table:table-cell office:value-type="float" office:value="1120" calcext:value-type="float">
            <text:p>1120</text:p>
          </table:table-cell>
          <table:table-cell table:formula="of:=[.B656]-[.B$2]" office:value-type="float" office:value="20.7319412231445" calcext:value-type="float">
            <text:p>20.7319412231</text:p>
          </table:table-cell>
          <table:table-cell table:formula="of:=[.C656]/([.D656]-[.D655])" office:value-type="float" office:value="79251.2944749051" calcext:value-type="float">
            <text:p>79251.2944749051</text:p>
          </table:table-cell>
          <table:table-cell/>
          <table:table-cell office:value-type="float" office:value="1456447380.80969" calcext:value-type="float">
            <text:p>1456447380.80969</text:p>
          </table:table-cell>
          <table:table-cell table:formula="of:=[.G656]-[.B656]" office:value-type="float" office:value="0.0774950981140137" calcext:value-type="float">
            <text:p>0.077495098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56447380.74633" calcext:value-type="float">
            <text:p>1456447380.74633</text:p>
          </table:table-cell>
          <table:table-cell office:value-type="float" office:value="1120" calcext:value-type="float">
            <text:p>1120</text:p>
          </table:table-cell>
          <table:table-cell table:formula="of:=[.B657]-[.B$2]" office:value-type="float" office:value="20.7460749149322" calcext:value-type="float">
            <text:p>20.7460749149</text:p>
          </table:table-cell>
          <table:table-cell table:formula="of:=[.C657]/([.D657]-[.D656])" office:value-type="float" office:value="79243.2732241359" calcext:value-type="float">
            <text:p>79243.2732241359</text:p>
          </table:table-cell>
          <table:table-cell/>
          <table:table-cell office:value-type="float" office:value="1456447380.81878" calcext:value-type="float">
            <text:p>1456447380.81878</text:p>
          </table:table-cell>
          <table:table-cell table:formula="of:=[.G657]-[.B657]" office:value-type="float" office:value="0.0724513530731201" calcext:value-type="float">
            <text:p>0.0724513531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56447380.76046" calcext:value-type="float">
            <text:p>1456447380.76046</text:p>
          </table:table-cell>
          <table:table-cell office:value-type="float" office:value="1120" calcext:value-type="float">
            <text:p>1120</text:p>
          </table:table-cell>
          <table:table-cell table:formula="of:=[.B658]-[.B$2]" office:value-type="float" office:value="20.7602083683014" calcext:value-type="float">
            <text:p>20.7602083683</text:p>
          </table:table-cell>
          <table:table-cell table:formula="of:=[.C658]/([.D658]-[.D657])" office:value-type="float" office:value="79244.6099865047" calcext:value-type="float">
            <text:p>79244.6099865047</text:p>
          </table:table-cell>
          <table:table-cell/>
          <table:table-cell office:value-type="float" office:value="1456447380.83299" calcext:value-type="float">
            <text:p>1456447380.83299</text:p>
          </table:table-cell>
          <table:table-cell table:formula="of:=[.G658]-[.B658]" office:value-type="float" office:value="0.0725278854370117" calcext:value-type="float">
            <text:p>0.0725278854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56447380.77459" calcext:value-type="float">
            <text:p>1456447380.77459</text:p>
          </table:table-cell>
          <table:table-cell office:value-type="float" office:value="1120" calcext:value-type="float">
            <text:p>1120</text:p>
          </table:table-cell>
          <table:table-cell table:formula="of:=[.B659]-[.B$2]" office:value-type="float" office:value="20.7743403911591" calcext:value-type="float">
            <text:p>20.7743403912</text:p>
          </table:table-cell>
          <table:table-cell table:formula="of:=[.C659]/([.D659]-[.D658])" office:value-type="float" office:value="79252.6315079124" calcext:value-type="float">
            <text:p>79252.6315079124</text:p>
          </table:table-cell>
          <table:table-cell/>
          <table:table-cell office:value-type="float" office:value="1456447380.84709" calcext:value-type="float">
            <text:p>1456447380.84709</text:p>
          </table:table-cell>
          <table:table-cell table:formula="of:=[.G659]-[.B659]" office:value-type="float" office:value="0.0724959373474121" calcext:value-type="float">
            <text:p>0.072495937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56447380.78873" calcext:value-type="float">
            <text:p>1456447380.78873</text:p>
          </table:table-cell>
          <table:table-cell office:value-type="float" office:value="1120" calcext:value-type="float">
            <text:p>1120</text:p>
          </table:table-cell>
          <table:table-cell table:formula="of:=[.B660]-[.B$2]" office:value-type="float" office:value="20.7884757518768" calcext:value-type="float">
            <text:p>20.7884757519</text:p>
          </table:table-cell>
          <table:table-cell table:formula="of:=[.C660]/([.D660]-[.D659])" office:value-type="float" office:value="79233.9171501822" calcext:value-type="float">
            <text:p>79233.9171501822</text:p>
          </table:table-cell>
          <table:table-cell/>
          <table:table-cell office:value-type="float" office:value="1456447380.8612" calcext:value-type="float">
            <text:p>1456447380.8612</text:p>
          </table:table-cell>
          <table:table-cell table:formula="of:=[.G660]-[.B660]" office:value-type="float" office:value="0.0724706649780273" calcext:value-type="float">
            <text:p>0.072470665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56447380.80286" calcext:value-type="float">
            <text:p>1456447380.80286</text:p>
          </table:table-cell>
          <table:table-cell office:value-type="float" office:value="1120" calcext:value-type="float">
            <text:p>1120</text:p>
          </table:table-cell>
          <table:table-cell table:formula="of:=[.B661]-[.B$2]" office:value-type="float" office:value="20.8026103973389" calcext:value-type="float">
            <text:p>20.8026103973</text:p>
          </table:table-cell>
          <table:table-cell table:formula="of:=[.C661]/([.D661]-[.D660])" office:value-type="float" office:value="79237.926625622" calcext:value-type="float">
            <text:p>79237.926625622</text:p>
          </table:table-cell>
          <table:table-cell/>
          <table:table-cell office:value-type="float" office:value="1456447380.87526" calcext:value-type="float">
            <text:p>1456447380.87526</text:p>
          </table:table-cell>
          <table:table-cell table:formula="of:=[.G661]-[.B661]" office:value-type="float" office:value="0.0723960399627686" calcext:value-type="float">
            <text:p>0.07239604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56447380.817" calcext:value-type="float">
            <text:p>1456447380.817</text:p>
          </table:table-cell>
          <table:table-cell office:value-type="float" office:value="1120" calcext:value-type="float">
            <text:p>1120</text:p>
          </table:table-cell>
          <table:table-cell table:formula="of:=[.B662]-[.B$2]" office:value-type="float" office:value="20.816746711731" calcext:value-type="float">
            <text:p>20.8167467117</text:p>
          </table:table-cell>
          <table:table-cell table:formula="of:=[.C662]/([.D662]-[.D661])" office:value-type="float" office:value="79228.5718140727" calcext:value-type="float">
            <text:p>79228.5718140727</text:p>
          </table:table-cell>
          <table:table-cell/>
          <table:table-cell office:value-type="float" office:value="1456447380.88938" calcext:value-type="float">
            <text:p>1456447380.88938</text:p>
          </table:table-cell>
          <table:table-cell table:formula="of:=[.G662]-[.B662]" office:value-type="float" office:value="0.0723795890808106" calcext:value-type="float">
            <text:p>0.0723795891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56447380.83114" calcext:value-type="float">
            <text:p>1456447380.83114</text:p>
          </table:table-cell>
          <table:table-cell office:value-type="float" office:value="1120" calcext:value-type="float">
            <text:p>1120</text:p>
          </table:table-cell>
          <table:table-cell table:formula="of:=[.B663]-[.B$2]" office:value-type="float" office:value="20.8308825492859" calcext:value-type="float">
            <text:p>20.8308825493</text:p>
          </table:table-cell>
          <table:table-cell table:formula="of:=[.C663]/([.D663]-[.D662])" office:value-type="float" office:value="79231.2443919717" calcext:value-type="float">
            <text:p>79231.2443919717</text:p>
          </table:table-cell>
          <table:table-cell/>
          <table:table-cell office:value-type="float" office:value="1456447380.90346" calcext:value-type="float">
            <text:p>1456447380.90346</text:p>
          </table:table-cell>
          <table:table-cell table:formula="of:=[.G663]-[.B663]" office:value-type="float" office:value="0.0723237991333008" calcext:value-type="float">
            <text:p>0.0723237991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56447380.84527" calcext:value-type="float">
            <text:p>1456447380.84527</text:p>
          </table:table-cell>
          <table:table-cell office:value-type="float" office:value="1120" calcext:value-type="float">
            <text:p>1120</text:p>
          </table:table-cell>
          <table:table-cell table:formula="of:=[.B664]-[.B$2]" office:value-type="float" office:value="20.8450148105621" calcext:value-type="float">
            <text:p>20.8450148106</text:p>
          </table:table-cell>
          <table:table-cell table:formula="of:=[.C664]/([.D664]-[.D663])" office:value-type="float" office:value="79251.2944749051" calcext:value-type="float">
            <text:p>79251.2944749051</text:p>
          </table:table-cell>
          <table:table-cell/>
          <table:table-cell office:value-type="float" office:value="1456447380.91762" calcext:value-type="float">
            <text:p>1456447380.91762</text:p>
          </table:table-cell>
          <table:table-cell table:formula="of:=[.G664]-[.B664]" office:value-type="float" office:value="0.0723514556884766" calcext:value-type="float">
            <text:p>0.0723514557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56447380.8594" calcext:value-type="float">
            <text:p>1456447380.8594</text:p>
          </table:table-cell>
          <table:table-cell office:value-type="float" office:value="1120" calcext:value-type="float">
            <text:p>1120</text:p>
          </table:table-cell>
          <table:table-cell table:formula="of:=[.B665]-[.B$2]" office:value-type="float" office:value="20.8591454029083" calcext:value-type="float">
            <text:p>20.8591454029</text:p>
          </table:table-cell>
          <table:table-cell table:formula="of:=[.C665]/([.D665]-[.D664])" office:value-type="float" office:value="79260.6546534386" calcext:value-type="float">
            <text:p>79260.6546534386</text:p>
          </table:table-cell>
          <table:table-cell/>
          <table:table-cell office:value-type="float" office:value="1456447380.93184" calcext:value-type="float">
            <text:p>1456447380.93184</text:p>
          </table:table-cell>
          <table:table-cell table:formula="of:=[.G665]-[.B665]" office:value-type="float" office:value="0.0724408626556397" calcext:value-type="float">
            <text:p>0.0724408627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56447380.87353" calcext:value-type="float">
            <text:p>1456447380.87353</text:p>
          </table:table-cell>
          <table:table-cell office:value-type="float" office:value="1120" calcext:value-type="float">
            <text:p>1120</text:p>
          </table:table-cell>
          <table:table-cell table:formula="of:=[.B666]-[.B$2]" office:value-type="float" office:value="20.8732767105103" calcext:value-type="float">
            <text:p>20.8732767105</text:p>
          </table:table-cell>
          <table:table-cell table:formula="of:=[.C666]/([.D666]-[.D665])" office:value-type="float" office:value="79256.6428776299" calcext:value-type="float">
            <text:p>79256.6428776299</text:p>
          </table:table-cell>
          <table:table-cell/>
          <table:table-cell office:value-type="float" office:value="1456447380.94617" calcext:value-type="float">
            <text:p>1456447380.94617</text:p>
          </table:table-cell>
          <table:table-cell table:formula="of:=[.G666]-[.B666]" office:value-type="float" office:value="0.0726397037506104" calcext:value-type="float">
            <text:p>0.072639703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56447380.88766" calcext:value-type="float">
            <text:p>1456447380.88766</text:p>
          </table:table-cell>
          <table:table-cell office:value-type="float" office:value="1120" calcext:value-type="float">
            <text:p>1120</text:p>
          </table:table-cell>
          <table:table-cell table:formula="of:=[.B667]-[.B$2]" office:value-type="float" office:value="20.8874065876007" calcext:value-type="float">
            <text:p>20.8874065876</text:p>
          </table:table-cell>
          <table:table-cell table:formula="of:=[.C667]/([.D667]-[.D666])" office:value-type="float" office:value="79264.6668354003" calcext:value-type="float">
            <text:p>79264.6668354003</text:p>
          </table:table-cell>
          <table:table-cell/>
          <table:table-cell office:value-type="float" office:value="1456447380.96019" calcext:value-type="float">
            <text:p>1456447380.96019</text:p>
          </table:table-cell>
          <table:table-cell table:formula="of:=[.G667]-[.B667]" office:value-type="float" office:value="0.0725297927856445" calcext:value-type="float">
            <text:p>0.0725297928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56447380.90182" calcext:value-type="float">
            <text:p>1456447380.90182</text:p>
          </table:table-cell>
          <table:table-cell office:value-type="float" office:value="1120" calcext:value-type="float">
            <text:p>1120</text:p>
          </table:table-cell>
          <table:table-cell table:formula="of:=[.B668]-[.B$2]" office:value-type="float" office:value="20.9015657901764" calcext:value-type="float">
            <text:p>20.9015657902</text:p>
          </table:table-cell>
          <table:table-cell table:formula="of:=[.C668]/([.D668]-[.D667])" office:value-type="float" office:value="79100.4997642621" calcext:value-type="float">
            <text:p>79100.4997642621</text:p>
          </table:table-cell>
          <table:table-cell/>
          <table:table-cell office:value-type="float" office:value="1456447380.97445" calcext:value-type="float">
            <text:p>1456447380.97445</text:p>
          </table:table-cell>
          <table:table-cell table:formula="of:=[.G668]-[.B668]" office:value-type="float" office:value="0.0726306438446045" calcext:value-type="float">
            <text:p>0.0726306438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56447380.91597" calcext:value-type="float">
            <text:p>1456447380.91597</text:p>
          </table:table-cell>
          <table:table-cell office:value-type="float" office:value="1120" calcext:value-type="float">
            <text:p>1120</text:p>
          </table:table-cell>
          <table:table-cell table:formula="of:=[.B669]-[.B$2]" office:value-type="float" office:value="20.9157128334045" calcext:value-type="float">
            <text:p>20.9157128334</text:p>
          </table:table-cell>
          <table:table-cell table:formula="of:=[.C669]/([.D669]-[.D668])" office:value-type="float" office:value="79168.4864418491" calcext:value-type="float">
            <text:p>79168.4864418491</text:p>
          </table:table-cell>
          <table:table-cell/>
          <table:table-cell office:value-type="float" office:value="1456447380.98846" calcext:value-type="float">
            <text:p>1456447380.98846</text:p>
          </table:table-cell>
          <table:table-cell table:formula="of:=[.G669]-[.B669]" office:value-type="float" office:value="0.0724935531616211" calcext:value-type="float">
            <text:p>0.0724935532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56447380.93011" calcext:value-type="float">
            <text:p>1456447380.93011</text:p>
          </table:table-cell>
          <table:table-cell office:value-type="float" office:value="1120" calcext:value-type="float">
            <text:p>1120</text:p>
          </table:table-cell>
          <table:table-cell table:formula="of:=[.B670]-[.B$2]" office:value-type="float" office:value="20.9298512935638" calcext:value-type="float">
            <text:p>20.9298512936</text:p>
          </table:table-cell>
          <table:table-cell table:formula="of:=[.C670]/([.D670]-[.D669])" office:value-type="float" office:value="79216.5474443939" calcext:value-type="float">
            <text:p>79216.5474443939</text:p>
          </table:table-cell>
          <table:table-cell/>
          <table:table-cell office:value-type="float" office:value="1456447381.00295" calcext:value-type="float">
            <text:p>1456447381.00295</text:p>
          </table:table-cell>
          <table:table-cell table:formula="of:=[.G670]-[.B670]" office:value-type="float" office:value="0.0728449821472168" calcext:value-type="float">
            <text:p>0.0728449821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56447380.94424" calcext:value-type="float">
            <text:p>1456447380.94424</text:p>
          </table:table-cell>
          <table:table-cell office:value-type="float" office:value="1120" calcext:value-type="float">
            <text:p>1120</text:p>
          </table:table-cell>
          <table:table-cell table:formula="of:=[.B671]-[.B$2]" office:value-type="float" office:value="20.9439873695374" calcext:value-type="float">
            <text:p>20.9439873695</text:p>
          </table:table-cell>
          <table:table-cell table:formula="of:=[.C671]/([.D671]-[.D670])" office:value-type="float" office:value="79229.9080804844" calcext:value-type="float">
            <text:p>79229.9080804844</text:p>
          </table:table-cell>
          <table:table-cell/>
          <table:table-cell office:value-type="float" office:value="1456447381.01667" calcext:value-type="float">
            <text:p>1456447381.01667</text:p>
          </table:table-cell>
          <table:table-cell table:formula="of:=[.G671]-[.B671]" office:value-type="float" office:value="0.0724289417266846" calcext:value-type="float">
            <text:p>0.0724289417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56447380.95837" calcext:value-type="float">
            <text:p>1456447380.95837</text:p>
          </table:table-cell>
          <table:table-cell office:value-type="float" office:value="1120" calcext:value-type="float">
            <text:p>1120</text:p>
          </table:table-cell>
          <table:table-cell table:formula="of:=[.B672]-[.B$2]" office:value-type="float" office:value="20.9581172466278" calcext:value-type="float">
            <text:p>20.9581172466</text:p>
          </table:table-cell>
          <table:table-cell table:formula="of:=[.C672]/([.D672]-[.D671])" office:value-type="float" office:value="79264.6668354003" calcext:value-type="float">
            <text:p>79264.6668354003</text:p>
          </table:table-cell>
          <table:table-cell/>
          <table:table-cell office:value-type="float" office:value="1456447381.03084" calcext:value-type="float">
            <text:p>1456447381.03084</text:p>
          </table:table-cell>
          <table:table-cell table:formula="of:=[.G672]-[.B672]" office:value-type="float" office:value="0.0724689960479736" calcext:value-type="float">
            <text:p>0.072468996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56447380.9725" calcext:value-type="float">
            <text:p>1456447380.9725</text:p>
          </table:table-cell>
          <table:table-cell office:value-type="float" office:value="1120" calcext:value-type="float">
            <text:p>1120</text:p>
          </table:table-cell>
          <table:table-cell table:formula="of:=[.B673]-[.B$2]" office:value-type="float" office:value="20.9722499847412" calcext:value-type="float">
            <text:p>20.9722499847</text:p>
          </table:table-cell>
          <table:table-cell table:formula="of:=[.C673]/([.D673]-[.D672])" office:value-type="float" office:value="79248.6205442246" calcext:value-type="float">
            <text:p>79248.6205442246</text:p>
          </table:table-cell>
          <table:table-cell/>
          <table:table-cell office:value-type="float" office:value="1456447381.04487" calcext:value-type="float">
            <text:p>1456447381.04487</text:p>
          </table:table-cell>
          <table:table-cell table:formula="of:=[.G673]-[.B673]" office:value-type="float" office:value="0.0723662376403809" calcext:value-type="float">
            <text:p>0.0723662376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56447380.98663" calcext:value-type="float">
            <text:p>1456447380.98663</text:p>
          </table:table-cell>
          <table:table-cell office:value-type="float" office:value="1120" calcext:value-type="float">
            <text:p>1120</text:p>
          </table:table-cell>
          <table:table-cell table:formula="of:=[.B674]-[.B$2]" office:value-type="float" office:value="20.9863803386688" calcext:value-type="float">
            <text:p>20.9863803387</text:p>
          </table:table-cell>
          <table:table-cell table:formula="of:=[.C674]/([.D674]-[.D673])" office:value-type="float" office:value="79261.9920022947" calcext:value-type="float">
            <text:p>79261.9920022947</text:p>
          </table:table-cell>
          <table:table-cell/>
          <table:table-cell office:value-type="float" office:value="1456447381.06354" calcext:value-type="float">
            <text:p>1456447381.06354</text:p>
          </table:table-cell>
          <table:table-cell table:formula="of:=[.G674]-[.B674]" office:value-type="float" office:value="0.0769059658050537" calcext:value-type="float">
            <text:p>0.0769059658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56447381.0028" calcext:value-type="float">
            <text:p>1456447381.0028</text:p>
          </table:table-cell>
          <table:table-cell office:value-type="float" office:value="1120" calcext:value-type="float">
            <text:p>1120</text:p>
          </table:table-cell>
          <table:table-cell table:formula="of:=[.B675]-[.B$2]" office:value-type="float" office:value="21.0025472640991" calcext:value-type="float">
            <text:p>21.0025472641</text:p>
          </table:table-cell>
          <table:table-cell table:formula="of:=[.C675]/([.D675]-[.D674])" office:value-type="float" office:value="69277.2416640859" calcext:value-type="float">
            <text:p>69277.2416640859</text:p>
          </table:table-cell>
          <table:table-cell/>
          <table:table-cell office:value-type="float" office:value="1456447381.08775" calcext:value-type="float">
            <text:p>1456447381.08775</text:p>
          </table:table-cell>
          <table:table-cell table:formula="of:=[.G675]-[.B675]" office:value-type="float" office:value="0.0849490165710449" calcext:value-type="float">
            <text:p>0.0849490166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56447381.01623" calcext:value-type="float">
            <text:p>1456447381.01623</text:p>
          </table:table-cell>
          <table:table-cell office:value-type="float" office:value="1120" calcext:value-type="float">
            <text:p>1120</text:p>
          </table:table-cell>
          <table:table-cell table:formula="of:=[.B676]-[.B$2]" office:value-type="float" office:value="21.0159714221954" calcext:value-type="float">
            <text:p>21.0159714222</text:p>
          </table:table-cell>
          <table:table-cell table:formula="of:=[.C676]/([.D676]-[.D675])" office:value-type="float" office:value="83431.6753396679" calcext:value-type="float">
            <text:p>83431.6753396679</text:p>
          </table:table-cell>
          <table:table-cell/>
          <table:table-cell office:value-type="float" office:value="1456447381.10119" calcext:value-type="float">
            <text:p>1456447381.10119</text:p>
          </table:table-cell>
          <table:table-cell table:formula="of:=[.G676]-[.B676]" office:value-type="float" office:value="0.0849649906158447" calcext:value-type="float">
            <text:p>0.0849649906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56447381.02964" calcext:value-type="float">
            <text:p>1456447381.02964</text:p>
          </table:table-cell>
          <table:table-cell office:value-type="float" office:value="1120" calcext:value-type="float">
            <text:p>1120</text:p>
          </table:table-cell>
          <table:table-cell table:formula="of:=[.B677]-[.B$2]" office:value-type="float" office:value="21.0293824672699" calcext:value-type="float">
            <text:p>21.0293824673</text:p>
          </table:table-cell>
          <table:table-cell table:formula="of:=[.C677]/([.D677]-[.D676])" office:value-type="float" office:value="83513.2529777778" calcext:value-type="float">
            <text:p>83513.2529777778</text:p>
          </table:table-cell>
          <table:table-cell/>
          <table:table-cell office:value-type="float" office:value="1456447381.11442" calcext:value-type="float">
            <text:p>1456447381.11442</text:p>
          </table:table-cell>
          <table:table-cell table:formula="of:=[.G677]-[.B677]" office:value-type="float" office:value="0.0847837924957275" calcext:value-type="float">
            <text:p>0.0847837925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56447381.04298" calcext:value-type="float">
            <text:p>1456447381.04298</text:p>
          </table:table-cell>
          <table:table-cell office:value-type="float" office:value="1120" calcext:value-type="float">
            <text:p>1120</text:p>
          </table:table-cell>
          <table:table-cell table:formula="of:=[.B678]-[.B$2]" office:value-type="float" office:value="21.0427286624908" calcext:value-type="float">
            <text:p>21.0427286625</text:p>
          </table:table-cell>
          <table:table-cell table:formula="of:=[.C678]/([.D678]-[.D677])" office:value-type="float" office:value="83919.0481975062" calcext:value-type="float">
            <text:p>83919.0481975062</text:p>
          </table:table-cell>
          <table:table-cell/>
          <table:table-cell office:value-type="float" office:value="1456447381.12777" calcext:value-type="float">
            <text:p>1456447381.12777</text:p>
          </table:table-cell>
          <table:table-cell table:formula="of:=[.G678]-[.B678]" office:value-type="float" office:value="0.0847876071929932" calcext:value-type="float">
            <text:p>0.0847876072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56447381.05631" calcext:value-type="float">
            <text:p>1456447381.05631</text:p>
          </table:table-cell>
          <table:table-cell office:value-type="float" office:value="1120" calcext:value-type="float">
            <text:p>1120</text:p>
          </table:table-cell>
          <table:table-cell table:formula="of:=[.B679]-[.B$2]" office:value-type="float" office:value="21.0560541152954" calcext:value-type="float">
            <text:p>21.0560541153</text:p>
          </table:table-cell>
          <table:table-cell table:formula="of:=[.C679]/([.D679]-[.D678])" office:value-type="float" office:value="84049.6766921329" calcext:value-type="float">
            <text:p>84049.6766921329</text:p>
          </table:table-cell>
          <table:table-cell/>
          <table:table-cell office:value-type="float" office:value="1456447381.14111" calcext:value-type="float">
            <text:p>1456447381.14111</text:p>
          </table:table-cell>
          <table:table-cell table:formula="of:=[.G679]-[.B679]" office:value-type="float" office:value="0.0848021507263184" calcext:value-type="float">
            <text:p>0.0848021507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56447381.06962" calcext:value-type="float">
            <text:p>1456447381.06962</text:p>
          </table:table-cell>
          <table:table-cell office:value-type="float" office:value="1120" calcext:value-type="float">
            <text:p>1120</text:p>
          </table:table-cell>
          <table:table-cell table:formula="of:=[.B680]-[.B$2]" office:value-type="float" office:value="21.0693693161011" calcext:value-type="float">
            <text:p>21.0693693161</text:p>
          </table:table-cell>
          <table:table-cell table:formula="of:=[.C680]/([.D680]-[.D679])" office:value-type="float" office:value="84114.3904884687" calcext:value-type="float">
            <text:p>84114.3904884687</text:p>
          </table:table-cell>
          <table:table-cell/>
          <table:table-cell office:value-type="float" office:value="1456447381.15431" calcext:value-type="float">
            <text:p>1456447381.15431</text:p>
          </table:table-cell>
          <table:table-cell table:formula="of:=[.G680]-[.B680]" office:value-type="float" office:value="0.0846869945526123" calcext:value-type="float">
            <text:p>0.084686994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56447381.08298" calcext:value-type="float">
            <text:p>1456447381.08298</text:p>
          </table:table-cell>
          <table:table-cell office:value-type="float" office:value="1120" calcext:value-type="float">
            <text:p>1120</text:p>
          </table:table-cell>
          <table:table-cell table:formula="of:=[.B681]-[.B$2]" office:value-type="float" office:value="21.0827262401581" calcext:value-type="float">
            <text:p>21.0827262402</text:p>
          </table:table-cell>
          <table:table-cell table:formula="of:=[.C681]/([.D681]-[.D680])" office:value-type="float" office:value="83851.6409331882" calcext:value-type="float">
            <text:p>83851.6409331882</text:p>
          </table:table-cell>
          <table:table-cell/>
          <table:table-cell office:value-type="float" office:value="1456447381.1677" calcext:value-type="float">
            <text:p>1456447381.1677</text:p>
          </table:table-cell>
          <table:table-cell table:formula="of:=[.G681]-[.B681]" office:value-type="float" office:value="0.0847201347351074" calcext:value-type="float">
            <text:p>0.084720134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56447381.09631" calcext:value-type="float">
            <text:p>1456447381.09631</text:p>
          </table:table-cell>
          <table:table-cell office:value-type="float" office:value="1120" calcext:value-type="float">
            <text:p>1120</text:p>
          </table:table-cell>
          <table:table-cell table:formula="of:=[.B682]-[.B$2]" office:value-type="float" office:value="21.0960536003113" calcext:value-type="float">
            <text:p>21.0960536003</text:p>
          </table:table-cell>
          <table:table-cell table:formula="of:=[.C682]/([.D682]-[.D681])" office:value-type="float" office:value="84037.647900678" calcext:value-type="float">
            <text:p>84037.647900678</text:p>
          </table:table-cell>
          <table:table-cell/>
          <table:table-cell office:value-type="float" office:value="1456447381.18124" calcext:value-type="float">
            <text:p>1456447381.18124</text:p>
          </table:table-cell>
          <table:table-cell table:formula="of:=[.G682]-[.B682]" office:value-type="float" office:value="0.084932804107666" calcext:value-type="float">
            <text:p>0.0849328041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56447381.10962" calcext:value-type="float">
            <text:p>1456447381.10962</text:p>
          </table:table-cell>
          <table:table-cell office:value-type="float" office:value="1120" calcext:value-type="float">
            <text:p>1120</text:p>
          </table:table-cell>
          <table:table-cell table:formula="of:=[.B683]-[.B$2]" office:value-type="float" office:value="21.109367609024" calcext:value-type="float">
            <text:p>21.109367609</text:p>
          </table:table-cell>
          <table:table-cell table:formula="of:=[.C683]/([.D683]-[.D682])" office:value-type="float" office:value="84121.9218165213" calcext:value-type="float">
            <text:p>84121.9218165213</text:p>
          </table:table-cell>
          <table:table-cell/>
          <table:table-cell office:value-type="float" office:value="1456447381.19444" calcext:value-type="float">
            <text:p>1456447381.19444</text:p>
          </table:table-cell>
          <table:table-cell table:formula="of:=[.G683]-[.B683]" office:value-type="float" office:value="0.0848186016082764" calcext:value-type="float">
            <text:p>0.0848186016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56447381.12293" calcext:value-type="float">
            <text:p>1456447381.12293</text:p>
          </table:table-cell>
          <table:table-cell office:value-type="float" office:value="1120" calcext:value-type="float">
            <text:p>1120</text:p>
          </table:table-cell>
          <table:table-cell table:formula="of:=[.B684]-[.B$2]" office:value-type="float" office:value="21.1226799488068" calcext:value-type="float">
            <text:p>21.1226799488</text:p>
          </table:table-cell>
          <table:table-cell table:formula="of:=[.C684]/([.D684]-[.D683])" office:value-type="float" office:value="84132.4679418296" calcext:value-type="float">
            <text:p>84132.4679418296</text:p>
          </table:table-cell>
          <table:table-cell/>
          <table:table-cell office:value-type="float" office:value="1456447381.20827" calcext:value-type="float">
            <text:p>1456447381.20827</text:p>
          </table:table-cell>
          <table:table-cell table:formula="of:=[.G684]-[.B684]" office:value-type="float" office:value="0.085336446762085" calcext:value-type="float">
            <text:p>0.0853364468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56447381.13624" calcext:value-type="float">
            <text:p>1456447381.13624</text:p>
          </table:table-cell>
          <table:table-cell office:value-type="float" office:value="1120" calcext:value-type="float">
            <text:p>1120</text:p>
          </table:table-cell>
          <table:table-cell table:formula="of:=[.B685]-[.B$2]" office:value-type="float" office:value="21.1359894275665" calcext:value-type="float">
            <text:p>21.1359894276</text:p>
          </table:table-cell>
          <table:table-cell table:formula="of:=[.C685]/([.D685]-[.D684])" office:value-type="float" office:value="84150.5531670966" calcext:value-type="float">
            <text:p>84150.5531670966</text:p>
          </table:table-cell>
          <table:table-cell/>
          <table:table-cell office:value-type="float" office:value="1456447381.22114" calcext:value-type="float">
            <text:p>1456447381.22114</text:p>
          </table:table-cell>
          <table:table-cell table:formula="of:=[.G685]-[.B685]" office:value-type="float" office:value="0.0848968029022217" calcext:value-type="float">
            <text:p>0.0848968029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56447381.14955" calcext:value-type="float">
            <text:p>1456447381.14955</text:p>
          </table:table-cell>
          <table:table-cell office:value-type="float" office:value="1120" calcext:value-type="float">
            <text:p>1120</text:p>
          </table:table-cell>
          <table:table-cell table:formula="of:=[.B686]-[.B$2]" office:value-type="float" office:value="21.1492967605591" calcext:value-type="float">
            <text:p>21.1492967606</text:p>
          </table:table-cell>
          <table:table-cell table:formula="of:=[.C686]/([.D686]-[.D685])" office:value-type="float" office:value="84164.1221893756" calcext:value-type="float">
            <text:p>84164.1221893756</text:p>
          </table:table-cell>
          <table:table-cell/>
          <table:table-cell office:value-type="float" office:value="1456447381.23455" calcext:value-type="float">
            <text:p>1456447381.23455</text:p>
          </table:table-cell>
          <table:table-cell table:formula="of:=[.G686]-[.B686]" office:value-type="float" office:value="0.0849995613098145" calcext:value-type="float">
            <text:p>0.0849995613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56447381.16286" calcext:value-type="float">
            <text:p>1456447381.16286</text:p>
          </table:table-cell>
          <table:table-cell office:value-type="float" office:value="1120" calcext:value-type="float">
            <text:p>1120</text:p>
          </table:table-cell>
          <table:table-cell table:formula="of:=[.B687]-[.B$2]" office:value-type="float" office:value="21.1626031398773" calcext:value-type="float">
            <text:p>21.1626031399</text:p>
          </table:table-cell>
          <table:table-cell table:formula="of:=[.C687]/([.D687]-[.D686])" office:value-type="float" office:value="84170.1542706635" calcext:value-type="float">
            <text:p>84170.1542706635</text:p>
          </table:table-cell>
          <table:table-cell/>
          <table:table-cell office:value-type="float" office:value="1456447381.24792" calcext:value-type="float">
            <text:p>1456447381.24792</text:p>
          </table:table-cell>
          <table:table-cell table:formula="of:=[.G687]-[.B687]" office:value-type="float" office:value="0.0850632190704346" calcext:value-type="float">
            <text:p>0.0850632191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56447381.17617" calcext:value-type="float">
            <text:p>1456447381.17617</text:p>
          </table:table-cell>
          <table:table-cell office:value-type="float" office:value="1120" calcext:value-type="float">
            <text:p>1120</text:p>
          </table:table-cell>
          <table:table-cell table:formula="of:=[.B688]-[.B$2]" office:value-type="float" office:value="21.1759164333343" calcext:value-type="float">
            <text:p>21.1759164333</text:p>
          </table:table-cell>
          <table:table-cell table:formula="of:=[.C688]/([.D688]-[.D687])" office:value-type="float" office:value="84126.441260745" calcext:value-type="float">
            <text:p>84126.441260745</text:p>
          </table:table-cell>
          <table:table-cell/>
          <table:table-cell office:value-type="float" office:value="1456447381.2611" calcext:value-type="float">
            <text:p>1456447381.2611</text:p>
          </table:table-cell>
          <table:table-cell table:formula="of:=[.G688]-[.B688]" office:value-type="float" office:value="0.0849299430847168" calcext:value-type="float">
            <text:p>0.084929943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56447381.18948" calcext:value-type="float">
            <text:p>1456447381.18948</text:p>
          </table:table-cell>
          <table:table-cell office:value-type="float" office:value="1120" calcext:value-type="float">
            <text:p>1120</text:p>
          </table:table-cell>
          <table:table-cell table:formula="of:=[.B689]-[.B$2]" office:value-type="float" office:value="21.1892251968384" calcext:value-type="float">
            <text:p>21.1892251968</text:p>
          </table:table-cell>
          <table:table-cell table:formula="of:=[.C689]/([.D689]-[.D688])" office:value-type="float" office:value="84155.075688361" calcext:value-type="float">
            <text:p>84155.075688361</text:p>
          </table:table-cell>
          <table:table-cell/>
          <table:table-cell office:value-type="float" office:value="1456447381.27435" calcext:value-type="float">
            <text:p>1456447381.27435</text:p>
          </table:table-cell>
          <table:table-cell table:formula="of:=[.G689]-[.B689]" office:value-type="float" office:value="0.0848710536956787" calcext:value-type="float">
            <text:p>0.0848710537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56447381.20279" calcext:value-type="float">
            <text:p>1456447381.20279</text:p>
          </table:table-cell>
          <table:table-cell office:value-type="float" office:value="1120" calcext:value-type="float">
            <text:p>1120</text:p>
          </table:table-cell>
          <table:table-cell table:formula="of:=[.B690]-[.B$2]" office:value-type="float" office:value="21.2025339603424" calcext:value-type="float">
            <text:p>21.2025339603</text:p>
          </table:table-cell>
          <table:table-cell table:formula="of:=[.C690]/([.D690]-[.D689])" office:value-type="float" office:value="84155.075688361" calcext:value-type="float">
            <text:p>84155.075688361</text:p>
          </table:table-cell>
          <table:table-cell/>
          <table:table-cell office:value-type="float" office:value="1456447381.2878" calcext:value-type="float">
            <text:p>1456447381.2878</text:p>
          </table:table-cell>
          <table:table-cell table:formula="of:=[.G690]-[.B690]" office:value-type="float" office:value="0.0850124359130859" calcext:value-type="float">
            <text:p>0.0850124359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56447381.21614" calcext:value-type="float">
            <text:p>1456447381.21614</text:p>
          </table:table-cell>
          <table:table-cell office:value-type="float" office:value="1120" calcext:value-type="float">
            <text:p>1120</text:p>
          </table:table-cell>
          <table:table-cell table:formula="of:=[.B691]-[.B$2]" office:value-type="float" office:value="21.2158815860748" calcext:value-type="float">
            <text:p>21.2158815861</text:p>
          </table:table-cell>
          <table:table-cell table:formula="of:=[.C691]/([.D691]-[.D690])" office:value-type="float" office:value="83910.0543012289" calcext:value-type="float">
            <text:p>83910.0543012289</text:p>
          </table:table-cell>
          <table:table-cell/>
          <table:table-cell office:value-type="float" office:value="1456447381.30115" calcext:value-type="float">
            <text:p>1456447381.30115</text:p>
          </table:table-cell>
          <table:table-cell table:formula="of:=[.G691]-[.B691]" office:value-type="float" office:value="0.085014820098877" calcext:value-type="float">
            <text:p>0.0850148201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56447381.22945" calcext:value-type="float">
            <text:p>1456447381.22945</text:p>
          </table:table-cell>
          <table:table-cell office:value-type="float" office:value="1120" calcext:value-type="float">
            <text:p>1120</text:p>
          </table:table-cell>
          <table:table-cell table:formula="of:=[.B692]-[.B$2]" office:value-type="float" office:value="21.2292006015778" calcext:value-type="float">
            <text:p>21.2292006016</text:p>
          </table:table-cell>
          <table:table-cell table:formula="of:=[.C692]/([.D692]-[.D691])" office:value-type="float" office:value="84090.2992982959" calcext:value-type="float">
            <text:p>84090.2992982959</text:p>
          </table:table-cell>
          <table:table-cell/>
          <table:table-cell office:value-type="float" office:value="1456447381.31451" calcext:value-type="float">
            <text:p>1456447381.31451</text:p>
          </table:table-cell>
          <table:table-cell table:formula="of:=[.G692]-[.B692]" office:value-type="float" office:value="0.0850558280944824" calcext:value-type="float">
            <text:p>0.0850558281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56447381.24277" calcext:value-type="float">
            <text:p>1456447381.24277</text:p>
          </table:table-cell>
          <table:table-cell office:value-type="float" office:value="1120" calcext:value-type="float">
            <text:p>1120</text:p>
          </table:table-cell>
          <table:table-cell table:formula="of:=[.B693]-[.B$2]" office:value-type="float" office:value="21.2425150871277" calcext:value-type="float">
            <text:p>21.2425150871</text:p>
          </table:table-cell>
          <table:table-cell table:formula="of:=[.C693]/([.D693]-[.D692])" office:value-type="float" office:value="84118.9091234667" calcext:value-type="float">
            <text:p>84118.9091234667</text:p>
          </table:table-cell>
          <table:table-cell/>
          <table:table-cell office:value-type="float" office:value="1456447381.32774" calcext:value-type="float">
            <text:p>1456447381.32774</text:p>
          </table:table-cell>
          <table:table-cell table:formula="of:=[.G693]-[.B693]" office:value-type="float" office:value="0.0849711894989014" calcext:value-type="float">
            <text:p>0.0849711895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56447381.25608" calcext:value-type="float">
            <text:p>1456447381.25608</text:p>
          </table:table-cell>
          <table:table-cell office:value-type="float" office:value="1120" calcext:value-type="float">
            <text:p>1120</text:p>
          </table:table-cell>
          <table:table-cell table:formula="of:=[.B694]-[.B$2]" office:value-type="float" office:value="21.2558274269104" calcext:value-type="float">
            <text:p>21.2558274269</text:p>
          </table:table-cell>
          <table:table-cell table:formula="of:=[.C694]/([.D694]-[.D693])" office:value-type="float" office:value="84132.4679418296" calcext:value-type="float">
            <text:p>84132.4679418296</text:p>
          </table:table-cell>
          <table:table-cell/>
          <table:table-cell office:value-type="float" office:value="1456447381.34117" calcext:value-type="float">
            <text:p>1456447381.34117</text:p>
          </table:table-cell>
          <table:table-cell table:formula="of:=[.G694]-[.B694]" office:value-type="float" office:value="0.0850889682769775" calcext:value-type="float">
            <text:p>0.0850889683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56447381.26939" calcext:value-type="float">
            <text:p>1456447381.26939</text:p>
          </table:table-cell>
          <table:table-cell office:value-type="float" office:value="1120" calcext:value-type="float">
            <text:p>1120</text:p>
          </table:table-cell>
          <table:table-cell table:formula="of:=[.B695]-[.B$2]" office:value-type="float" office:value="21.2691357135773" calcext:value-type="float">
            <text:p>21.2691357136</text:p>
          </table:table-cell>
          <table:table-cell table:formula="of:=[.C695]/([.D695]-[.D694])" office:value-type="float" office:value="84158.0909726079" calcext:value-type="float">
            <text:p>84158.0909726079</text:p>
          </table:table-cell>
          <table:table-cell/>
          <table:table-cell office:value-type="float" office:value="1456447381.35455" calcext:value-type="float">
            <text:p>1456447381.35455</text:p>
          </table:table-cell>
          <table:table-cell table:formula="of:=[.G695]-[.B695]" office:value-type="float" office:value="0.085160493850708" calcext:value-type="float">
            <text:p>0.0851604939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56447381.2827" calcext:value-type="float">
            <text:p>1456447381.2827</text:p>
          </table:table-cell>
          <table:table-cell office:value-type="float" office:value="1120" calcext:value-type="float">
            <text:p>1120</text:p>
          </table:table-cell>
          <table:table-cell table:formula="of:=[.B696]-[.B$2]" office:value-type="float" office:value="21.2824444770813" calcext:value-type="float">
            <text:p>21.2824444771</text:p>
          </table:table-cell>
          <table:table-cell table:formula="of:=[.C696]/([.D696]-[.D695])" office:value-type="float" office:value="84155.075688361" calcext:value-type="float">
            <text:p>84155.075688361</text:p>
          </table:table-cell>
          <table:table-cell/>
          <table:table-cell office:value-type="float" office:value="1456447381.36797" calcext:value-type="float">
            <text:p>1456447381.36797</text:p>
          </table:table-cell>
          <table:table-cell table:formula="of:=[.G696]-[.B696]" office:value-type="float" office:value="0.0852718353271484" calcext:value-type="float">
            <text:p>0.0852718353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56447381.29601" calcext:value-type="float">
            <text:p>1456447381.29601</text:p>
          </table:table-cell>
          <table:table-cell office:value-type="float" office:value="1120" calcext:value-type="float">
            <text:p>1120</text:p>
          </table:table-cell>
          <table:table-cell table:formula="of:=[.B697]-[.B$2]" office:value-type="float" office:value="21.2957515716553" calcext:value-type="float">
            <text:p>21.2957515717</text:p>
          </table:table-cell>
          <table:table-cell table:formula="of:=[.C697]/([.D697]-[.D696])" office:value-type="float" office:value="84165.6301286416" calcext:value-type="float">
            <text:p>84165.6301286416</text:p>
          </table:table-cell>
          <table:table-cell/>
          <table:table-cell office:value-type="float" office:value="1456447381.38126" calcext:value-type="float">
            <text:p>1456447381.38126</text:p>
          </table:table-cell>
          <table:table-cell table:formula="of:=[.G697]-[.B697]" office:value-type="float" office:value="0.0852546691894531" calcext:value-type="float">
            <text:p>0.0852546692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56447381.30932" calcext:value-type="float">
            <text:p>1456447381.30932</text:p>
          </table:table-cell>
          <table:table-cell office:value-type="float" office:value="1120" calcext:value-type="float">
            <text:p>1120</text:p>
          </table:table-cell>
          <table:table-cell table:formula="of:=[.B698]-[.B$2]" office:value-type="float" office:value="21.3090651035309" calcext:value-type="float">
            <text:p>21.3090651035</text:p>
          </table:table-cell>
          <table:table-cell table:formula="of:=[.C698]/([.D698]-[.D697])" office:value-type="float" office:value="84124.934725381" calcext:value-type="float">
            <text:p>84124.934725381</text:p>
          </table:table-cell>
          <table:table-cell/>
          <table:table-cell office:value-type="float" office:value="1456447381.39453" calcext:value-type="float">
            <text:p>1456447381.39453</text:p>
          </table:table-cell>
          <table:table-cell table:formula="of:=[.G698]-[.B698]" office:value-type="float" office:value="0.0852112770080566" calcext:value-type="float">
            <text:p>0.085211277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56447381.32263" calcext:value-type="float">
            <text:p>1456447381.32263</text:p>
          </table:table-cell>
          <table:table-cell office:value-type="float" office:value="1120" calcext:value-type="float">
            <text:p>1120</text:p>
          </table:table-cell>
          <table:table-cell table:formula="of:=[.B699]-[.B$2]" office:value-type="float" office:value="21.3223750591278" calcext:value-type="float">
            <text:p>21.3223750591</text:p>
          </table:table-cell>
          <table:table-cell table:formula="of:=[.C699]/([.D699]-[.D698])" office:value-type="float" office:value="84147.538422957" calcext:value-type="float">
            <text:p>84147.538422957</text:p>
          </table:table-cell>
          <table:table-cell/>
          <table:table-cell office:value-type="float" office:value="1456447381.40779" calcext:value-type="float">
            <text:p>1456447381.40779</text:p>
          </table:table-cell>
          <table:table-cell table:formula="of:=[.G699]-[.B699]" office:value-type="float" office:value="0.0851612091064453" calcext:value-type="float">
            <text:p>0.0851612091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56447381.33594" calcext:value-type="float">
            <text:p>1456447381.33594</text:p>
          </table:table-cell>
          <table:table-cell office:value-type="float" office:value="1120" calcext:value-type="float">
            <text:p>1120</text:p>
          </table:table-cell>
          <table:table-cell table:formula="of:=[.B700]-[.B$2]" office:value-type="float" office:value="21.3356833457947" calcext:value-type="float">
            <text:p>21.3356833458</text:p>
          </table:table-cell>
          <table:table-cell table:formula="of:=[.C700]/([.D700]-[.D699])" office:value-type="float" office:value="84158.0909726079" calcext:value-type="float">
            <text:p>84158.0909726079</text:p>
          </table:table-cell>
          <table:table-cell/>
          <table:table-cell office:value-type="float" office:value="1456447381.42121" calcext:value-type="float">
            <text:p>1456447381.42121</text:p>
          </table:table-cell>
          <table:table-cell table:formula="of:=[.G700]-[.B700]" office:value-type="float" office:value="0.0852730274200439" calcext:value-type="float">
            <text:p>0.0852730274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56447381.34924" calcext:value-type="float">
            <text:p>1456447381.34924</text:p>
          </table:table-cell>
          <table:table-cell office:value-type="float" office:value="1120" calcext:value-type="float">
            <text:p>1120</text:p>
          </table:table-cell>
          <table:table-cell table:formula="of:=[.B701]-[.B$2]" office:value-type="float" office:value="21.3489892482758" calcext:value-type="float">
            <text:p>21.3489892483</text:p>
          </table:table-cell>
          <table:table-cell table:formula="of:=[.C701]/([.D701]-[.D700])" office:value-type="float" office:value="84173.1706355606" calcext:value-type="float">
            <text:p>84173.1706355606</text:p>
          </table:table-cell>
          <table:table-cell/>
          <table:table-cell office:value-type="float" office:value="1456447381.43459" calcext:value-type="float">
            <text:p>1456447381.43459</text:p>
          </table:table-cell>
          <table:table-cell table:formula="of:=[.G701]-[.B701]" office:value-type="float" office:value="0.0853471755981445" calcext:value-type="float">
            <text:p>0.0853471756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56447381.36257" calcext:value-type="float">
            <text:p>1456447381.36257</text:p>
          </table:table-cell>
          <table:table-cell office:value-type="float" office:value="1120" calcext:value-type="float">
            <text:p>1120</text:p>
          </table:table-cell>
          <table:table-cell table:formula="of:=[.B702]-[.B$2]" office:value-type="float" office:value="21.362318277359" calcext:value-type="float">
            <text:p>21.3623182774</text:p>
          </table:table-cell>
          <table:table-cell table:formula="of:=[.C702]/([.D702]-[.D701])" office:value-type="float" office:value="84027.1255321432" calcext:value-type="float">
            <text:p>84027.1255321432</text:p>
          </table:table-cell>
          <table:table-cell/>
          <table:table-cell office:value-type="float" office:value="1456447381.44785" calcext:value-type="float">
            <text:p>1456447381.44785</text:p>
          </table:table-cell>
          <table:table-cell table:formula="of:=[.G702]-[.B702]" office:value-type="float" office:value="0.0852780342102051" calcext:value-type="float">
            <text:p>0.0852780342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56447381.37589" calcext:value-type="float">
            <text:p>1456447381.37589</text:p>
          </table:table-cell>
          <table:table-cell office:value-type="float" office:value="1120" calcext:value-type="float">
            <text:p>1120</text:p>
          </table:table-cell>
          <table:table-cell table:formula="of:=[.B703]-[.B$2]" office:value-type="float" office:value="21.3756337165832" calcext:value-type="float">
            <text:p>21.3756337166</text:p>
          </table:table-cell>
          <table:table-cell table:formula="of:=[.C703]/([.D703]-[.D702])" office:value-type="float" office:value="84112.8843846801" calcext:value-type="float">
            <text:p>84112.8843846801</text:p>
          </table:table-cell>
          <table:table-cell/>
          <table:table-cell office:value-type="float" office:value="1456447381.46114" calcext:value-type="float">
            <text:p>1456447381.46114</text:p>
          </table:table-cell>
          <table:table-cell table:formula="of:=[.G703]-[.B703]" office:value-type="float" office:value="0.0852525234222412" calcext:value-type="float">
            <text:p>0.0852525234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56447381.3892" calcext:value-type="float">
            <text:p>1456447381.3892</text:p>
          </table:table-cell>
          <table:table-cell office:value-type="float" office:value="1120" calcext:value-type="float">
            <text:p>1120</text:p>
          </table:table-cell>
          <table:table-cell table:formula="of:=[.B704]-[.B$2]" office:value-type="float" office:value="21.3889458179474" calcext:value-type="float">
            <text:p>21.3889458179</text:p>
          </table:table-cell>
          <table:table-cell table:formula="of:=[.C704]/([.D704]-[.D703])" office:value-type="float" office:value="84133.9747470225" calcext:value-type="float">
            <text:p>84133.9747470225</text:p>
          </table:table-cell>
          <table:table-cell/>
          <table:table-cell office:value-type="float" office:value="1456447381.47454" calcext:value-type="float">
            <text:p>1456447381.47454</text:p>
          </table:table-cell>
          <table:table-cell table:formula="of:=[.G704]-[.B704]" office:value-type="float" office:value="0.0853404998779297" calcext:value-type="float">
            <text:p>0.0853404999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56447381.40251" calcext:value-type="float">
            <text:p>1456447381.40251</text:p>
          </table:table-cell>
          <table:table-cell office:value-type="float" office:value="1120" calcext:value-type="float">
            <text:p>1120</text:p>
          </table:table-cell>
          <table:table-cell table:formula="of:=[.B705]-[.B$2]" office:value-type="float" office:value="21.4022526741028" calcext:value-type="float">
            <text:p>21.4022526741</text:p>
          </table:table-cell>
          <table:table-cell table:formula="of:=[.C705]/([.D705]-[.D704])" office:value-type="float" office:value="84167.1381219429" calcext:value-type="float">
            <text:p>84167.1381219429</text:p>
          </table:table-cell>
          <table:table-cell/>
          <table:table-cell office:value-type="float" office:value="1456447381.4878" calcext:value-type="float">
            <text:p>1456447381.4878</text:p>
          </table:table-cell>
          <table:table-cell table:formula="of:=[.G705]-[.B705]" office:value-type="float" office:value="0.0852935314178467" calcext:value-type="float">
            <text:p>0.0852935314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56447381.41581" calcext:value-type="float">
            <text:p>1456447381.41581</text:p>
          </table:table-cell>
          <table:table-cell office:value-type="float" office:value="1120" calcext:value-type="float">
            <text:p>1120</text:p>
          </table:table-cell>
          <table:table-cell table:formula="of:=[.B706]-[.B$2]" office:value-type="float" office:value="21.4155583381653" calcext:value-type="float">
            <text:p>21.4155583382</text:p>
          </table:table-cell>
          <table:table-cell table:formula="of:=[.C706]/([.D706]-[.D705])" office:value-type="float" office:value="84174.6788990826" calcext:value-type="float">
            <text:p>84174.6788990826</text:p>
          </table:table-cell>
          <table:table-cell/>
          <table:table-cell office:value-type="float" office:value="1456447381.50135" calcext:value-type="float">
            <text:p>1456447381.50135</text:p>
          </table:table-cell>
          <table:table-cell table:formula="of:=[.G706]-[.B706]" office:value-type="float" office:value="0.0855379104614258" calcext:value-type="float">
            <text:p>0.0855379105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56447381.42913" calcext:value-type="float">
            <text:p>1456447381.42913</text:p>
          </table:table-cell>
          <table:table-cell office:value-type="float" office:value="1120" calcext:value-type="float">
            <text:p>1120</text:p>
          </table:table-cell>
          <table:table-cell table:formula="of:=[.B707]-[.B$2]" office:value-type="float" office:value="21.4288728237152" calcext:value-type="float">
            <text:p>21.4288728237</text:p>
          </table:table-cell>
          <table:table-cell table:formula="of:=[.C707]/([.D707]-[.D706])" office:value-type="float" office:value="84118.9091234667" calcext:value-type="float">
            <text:p>84118.9091234667</text:p>
          </table:table-cell>
          <table:table-cell/>
          <table:table-cell office:value-type="float" office:value="1456447381.51474" calcext:value-type="float">
            <text:p>1456447381.51474</text:p>
          </table:table-cell>
          <table:table-cell table:formula="of:=[.G707]-[.B707]" office:value-type="float" office:value="0.085613489151001" calcext:value-type="float">
            <text:p>0.085613489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56447381.44244" calcext:value-type="float">
            <text:p>1456447381.44244</text:p>
          </table:table-cell>
          <table:table-cell office:value-type="float" office:value="1120" calcext:value-type="float">
            <text:p>1120</text:p>
          </table:table-cell>
          <table:table-cell table:formula="of:=[.B708]-[.B$2]" office:value-type="float" office:value="21.4421832561493" calcext:value-type="float">
            <text:p>21.4421832561</text:p>
          </table:table-cell>
          <table:table-cell table:formula="of:=[.C708]/([.D708]-[.D707])" office:value-type="float" office:value="84144.5238948198" calcext:value-type="float">
            <text:p>84144.5238948198</text:p>
          </table:table-cell>
          <table:table-cell/>
          <table:table-cell office:value-type="float" office:value="1456447381.52782" calcext:value-type="float">
            <text:p>1456447381.52782</text:p>
          </table:table-cell>
          <table:table-cell table:formula="of:=[.G708]-[.B708]" office:value-type="float" office:value="0.0853831768035889" calcext:value-type="float">
            <text:p>0.0853831768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56447381.45575" calcext:value-type="float">
            <text:p>1456447381.45575</text:p>
          </table:table-cell>
          <table:table-cell office:value-type="float" office:value="1120" calcext:value-type="float">
            <text:p>1120</text:p>
          </table:table-cell>
          <table:table-cell table:formula="of:=[.B709]-[.B$2]" office:value-type="float" office:value="21.4554936885834" calcext:value-type="float">
            <text:p>21.4554936886</text:p>
          </table:table-cell>
          <table:table-cell table:formula="of:=[.C709]/([.D709]-[.D708])" office:value-type="float" office:value="84144.5238948198" calcext:value-type="float">
            <text:p>84144.5238948198</text:p>
          </table:table-cell>
          <table:table-cell/>
          <table:table-cell office:value-type="float" office:value="1456447381.54123" calcext:value-type="float">
            <text:p>1456447381.54123</text:p>
          </table:table-cell>
          <table:table-cell table:formula="of:=[.G709]-[.B709]" office:value-type="float" office:value="0.0854825973510742" calcext:value-type="float">
            <text:p>0.0854825974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56447381.46905" calcext:value-type="float">
            <text:p>1456447381.46905</text:p>
          </table:table-cell>
          <table:table-cell office:value-type="float" office:value="1120" calcext:value-type="float">
            <text:p>1120</text:p>
          </table:table-cell>
          <table:table-cell table:formula="of:=[.B710]-[.B$2]" office:value-type="float" office:value="21.4688007831573" calcext:value-type="float">
            <text:p>21.4688007832</text:p>
          </table:table-cell>
          <table:table-cell table:formula="of:=[.C710]/([.D710]-[.D709])" office:value-type="float" office:value="84165.6301286416" calcext:value-type="float">
            <text:p>84165.6301286416</text:p>
          </table:table-cell>
          <table:table-cell/>
          <table:table-cell office:value-type="float" office:value="1456447381.5547" calcext:value-type="float">
            <text:p>1456447381.5547</text:p>
          </table:table-cell>
          <table:table-cell table:formula="of:=[.G710]-[.B710]" office:value-type="float" office:value="0.0856454372406006" calcext:value-type="float">
            <text:p>0.0856454372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56447381.48236" calcext:value-type="float">
            <text:p>1456447381.48236</text:p>
          </table:table-cell>
          <table:table-cell office:value-type="float" office:value="1120" calcext:value-type="float">
            <text:p>1120</text:p>
          </table:table-cell>
          <table:table-cell table:formula="of:=[.B711]-[.B$2]" office:value-type="float" office:value="21.4821064472198" calcext:value-type="float">
            <text:p>21.4821064472</text:p>
          </table:table-cell>
          <table:table-cell table:formula="of:=[.C711]/([.D711]-[.D710])" office:value-type="float" office:value="84174.6788990826" calcext:value-type="float">
            <text:p>84174.6788990826</text:p>
          </table:table-cell>
          <table:table-cell/>
          <table:table-cell office:value-type="float" office:value="1456447381.56797" calcext:value-type="float">
            <text:p>1456447381.56797</text:p>
          </table:table-cell>
          <table:table-cell table:formula="of:=[.G711]-[.B711]" office:value-type="float" office:value="0.0856099128723145" calcext:value-type="float">
            <text:p>0.0856099129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56447381.49567" calcext:value-type="float">
            <text:p>1456447381.49567</text:p>
          </table:table-cell>
          <table:table-cell office:value-type="float" office:value="1120" calcext:value-type="float">
            <text:p>1120</text:p>
          </table:table-cell>
          <table:table-cell table:formula="of:=[.B712]-[.B$2]" office:value-type="float" office:value="21.4954125881195" calcext:value-type="float">
            <text:p>21.4954125881</text:p>
          </table:table-cell>
          <table:table-cell table:formula="of:=[.C712]/([.D712]-[.D711])" office:value-type="float" office:value="84171.6624260885" calcext:value-type="float">
            <text:p>84171.6624260885</text:p>
          </table:table-cell>
          <table:table-cell/>
          <table:table-cell office:value-type="float" office:value="1456447381.58131" calcext:value-type="float">
            <text:p>1456447381.58131</text:p>
          </table:table-cell>
          <table:table-cell table:formula="of:=[.G712]-[.B712]" office:value-type="float" office:value="0.0856437683105469" calcext:value-type="float">
            <text:p>0.0856437683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56447381.50897" calcext:value-type="float">
            <text:p>1456447381.50897</text:p>
          </table:table-cell>
          <table:table-cell office:value-type="float" office:value="1120" calcext:value-type="float">
            <text:p>1120</text:p>
          </table:table-cell>
          <table:table-cell table:formula="of:=[.B713]-[.B$2]" office:value-type="float" office:value="21.5087196826935" calcext:value-type="float">
            <text:p>21.5087196827</text:p>
          </table:table-cell>
          <table:table-cell table:formula="of:=[.C713]/([.D713]-[.D712])" office:value-type="float" office:value="84165.6301286416" calcext:value-type="float">
            <text:p>84165.6301286416</text:p>
          </table:table-cell>
          <table:table-cell/>
          <table:table-cell office:value-type="float" office:value="1456447381.5946" calcext:value-type="float">
            <text:p>1456447381.5946</text:p>
          </table:table-cell>
          <table:table-cell table:formula="of:=[.G713]-[.B713]" office:value-type="float" office:value="0.0856266021728516" calcext:value-type="float">
            <text:p>0.0856266022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56447381.52228" calcext:value-type="float">
            <text:p>1456447381.52228</text:p>
          </table:table-cell>
          <table:table-cell office:value-type="float" office:value="1120" calcext:value-type="float">
            <text:p>1120</text:p>
          </table:table-cell>
          <table:table-cell table:formula="of:=[.B714]-[.B$2]" office:value-type="float" office:value="21.5220267772675" calcext:value-type="float">
            <text:p>21.5220267773</text:p>
          </table:table-cell>
          <table:table-cell table:formula="of:=[.C714]/([.D714]-[.D713])" office:value-type="float" office:value="84165.6301286416" calcext:value-type="float">
            <text:p>84165.6301286416</text:p>
          </table:table-cell>
          <table:table-cell/>
          <table:table-cell office:value-type="float" office:value="1456447381.60786" calcext:value-type="float">
            <text:p>1456447381.60786</text:p>
          </table:table-cell>
          <table:table-cell table:formula="of:=[.G714]-[.B714]" office:value-type="float" office:value="0.0855796337127686" calcext:value-type="float">
            <text:p>0.0855796337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56447381.53559" calcext:value-type="float">
            <text:p>1456447381.53559</text:p>
          </table:table-cell>
          <table:table-cell office:value-type="float" office:value="1120" calcext:value-type="float">
            <text:p>1120</text:p>
          </table:table-cell>
          <table:table-cell table:formula="of:=[.B715]-[.B$2]" office:value-type="float" office:value="21.5353329181671" calcext:value-type="float">
            <text:p>21.5353329182</text:p>
          </table:table-cell>
          <table:table-cell table:formula="of:=[.C715]/([.D715]-[.D714])" office:value-type="float" office:value="84171.6624260885" calcext:value-type="float">
            <text:p>84171.6624260885</text:p>
          </table:table-cell>
          <table:table-cell/>
          <table:table-cell office:value-type="float" office:value="1456447381.62152" calcext:value-type="float">
            <text:p>1456447381.62152</text:p>
          </table:table-cell>
          <table:table-cell table:formula="of:=[.G715]-[.B715]" office:value-type="float" office:value="0.0859334468841553" calcext:value-type="float">
            <text:p>0.0859334469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56447381.54889" calcext:value-type="float">
            <text:p>1456447381.54889</text:p>
          </table:table-cell>
          <table:table-cell office:value-type="float" office:value="1120" calcext:value-type="float">
            <text:p>1120</text:p>
          </table:table-cell>
          <table:table-cell table:formula="of:=[.B716]-[.B$2]" office:value-type="float" office:value="21.5486381053925" calcext:value-type="float">
            <text:p>21.5486381054</text:p>
          </table:table-cell>
          <table:table-cell table:formula="of:=[.C716]/([.D716]-[.D715])" office:value-type="float" office:value="84177.695588288" calcext:value-type="float">
            <text:p>84177.695588288</text:p>
          </table:table-cell>
          <table:table-cell/>
          <table:table-cell office:value-type="float" office:value="1456447381.62624" calcext:value-type="float">
            <text:p>1456447381.62624</text:p>
          </table:table-cell>
          <table:table-cell table:formula="of:=[.G716]-[.B716]" office:value-type="float" office:value="0.0773482322692871" calcext:value-type="float">
            <text:p>0.0773482323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56447381.5622" calcext:value-type="float">
            <text:p>1456447381.5622</text:p>
          </table:table-cell>
          <table:table-cell office:value-type="float" office:value="1120" calcext:value-type="float">
            <text:p>1120</text:p>
          </table:table-cell>
          <table:table-cell table:formula="of:=[.B717]-[.B$2]" office:value-type="float" office:value="21.5619466304779" calcext:value-type="float">
            <text:p>21.5619466305</text:p>
          </table:table-cell>
          <table:table-cell table:formula="of:=[.C717]/([.D717]-[.D716])" office:value-type="float" office:value="84156.5833034755" calcext:value-type="float">
            <text:p>84156.5833034755</text:p>
          </table:table-cell>
          <table:table-cell/>
          <table:table-cell office:value-type="float" office:value="1456447381.6348" calcext:value-type="float">
            <text:p>1456447381.6348</text:p>
          </table:table-cell>
          <table:table-cell table:formula="of:=[.G717]-[.B717]" office:value-type="float" office:value="0.0725996494293213" calcext:value-type="float">
            <text:p>0.0725996494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56447381.57551" calcext:value-type="float">
            <text:p>1456447381.57551</text:p>
          </table:table-cell>
          <table:table-cell office:value-type="float" office:value="1120" calcext:value-type="float">
            <text:p>1120</text:p>
          </table:table-cell>
          <table:table-cell table:formula="of:=[.B718]-[.B$2]" office:value-type="float" office:value="21.5752544403076" calcext:value-type="float">
            <text:p>21.5752544403</text:p>
          </table:table-cell>
          <table:table-cell table:formula="of:=[.C718]/([.D718]-[.D717])" office:value-type="float" office:value="84161.1064729383" calcext:value-type="float">
            <text:p>84161.1064729383</text:p>
          </table:table-cell>
          <table:table-cell/>
          <table:table-cell office:value-type="float" office:value="1456447381.64794" calcext:value-type="float">
            <text:p>1456447381.64794</text:p>
          </table:table-cell>
          <table:table-cell table:formula="of:=[.G718]-[.B718]" office:value-type="float" office:value="0.0724318027496338" calcext:value-type="float">
            <text:p>0.0724318027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56447381.58881" calcext:value-type="float">
            <text:p>1456447381.58881</text:p>
          </table:table-cell>
          <table:table-cell office:value-type="float" office:value="1120" calcext:value-type="float">
            <text:p>1120</text:p>
          </table:table-cell>
          <table:table-cell table:formula="of:=[.B719]-[.B$2]" office:value-type="float" office:value="21.5885605812073" calcext:value-type="float">
            <text:p>21.5885605812</text:p>
          </table:table-cell>
          <table:table-cell table:formula="of:=[.C719]/([.D719]-[.D718])" office:value-type="float" office:value="84171.6624260885" calcext:value-type="float">
            <text:p>84171.6624260885</text:p>
          </table:table-cell>
          <table:table-cell/>
          <table:table-cell office:value-type="float" office:value="1456447381.66124" calcext:value-type="float">
            <text:p>1456447381.66124</text:p>
          </table:table-cell>
          <table:table-cell table:formula="of:=[.G719]-[.B719]" office:value-type="float" office:value="0.0724258422851563" calcext:value-type="float">
            <text:p>0.0724258423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56447381.60213" calcext:value-type="float">
            <text:p>1456447381.60213</text:p>
          </table:table-cell>
          <table:table-cell office:value-type="float" office:value="1120" calcext:value-type="float">
            <text:p>1120</text:p>
          </table:table-cell>
          <table:table-cell table:formula="of:=[.B720]-[.B$2]" office:value-type="float" office:value="21.60187292099" calcext:value-type="float">
            <text:p>21.601872921</text:p>
          </table:table-cell>
          <table:table-cell table:formula="of:=[.C720]/([.D720]-[.D719])" office:value-type="float" office:value="84132.4679418296" calcext:value-type="float">
            <text:p>84132.4679418296</text:p>
          </table:table-cell>
          <table:table-cell/>
          <table:table-cell office:value-type="float" office:value="1456447381.6745" calcext:value-type="float">
            <text:p>1456447381.6745</text:p>
          </table:table-cell>
          <table:table-cell table:formula="of:=[.G720]-[.B720]" office:value-type="float" office:value="0.0723733901977539" calcext:value-type="float">
            <text:p>0.0723733902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56447381.61544" calcext:value-type="float">
            <text:p>1456447381.61544</text:p>
          </table:table-cell>
          <table:table-cell office:value-type="float" office:value="1120" calcext:value-type="float">
            <text:p>1120</text:p>
          </table:table-cell>
          <table:table-cell table:formula="of:=[.B721]-[.B$2]" office:value-type="float" office:value="21.6151823997498" calcext:value-type="float">
            <text:p>21.6151823997</text:p>
          </table:table-cell>
          <table:table-cell table:formula="of:=[.C721]/([.D721]-[.D720])" office:value-type="float" office:value="84150.5531670966" calcext:value-type="float">
            <text:p>84150.5531670966</text:p>
          </table:table-cell>
          <table:table-cell/>
          <table:table-cell office:value-type="float" office:value="1456447381.68772" calcext:value-type="float">
            <text:p>1456447381.68772</text:p>
          </table:table-cell>
          <table:table-cell table:formula="of:=[.G721]-[.B721]" office:value-type="float" office:value="0.0722839832305908" calcext:value-type="float">
            <text:p>0.0722839832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56447381.62874" calcext:value-type="float">
            <text:p>1456447381.62874</text:p>
          </table:table-cell>
          <table:table-cell office:value-type="float" office:value="1120" calcext:value-type="float">
            <text:p>1120</text:p>
          </table:table-cell>
          <table:table-cell table:formula="of:=[.B722]-[.B$2]" office:value-type="float" office:value="21.6284892559052" calcext:value-type="float">
            <text:p>21.6284892559</text:p>
          </table:table-cell>
          <table:table-cell table:formula="of:=[.C722]/([.D722]-[.D721])" office:value-type="float" office:value="84167.1381219429" calcext:value-type="float">
            <text:p>84167.1381219429</text:p>
          </table:table-cell>
          <table:table-cell/>
          <table:table-cell office:value-type="float" office:value="1456447381.70113" calcext:value-type="float">
            <text:p>1456447381.70113</text:p>
          </table:table-cell>
          <table:table-cell table:formula="of:=[.G722]-[.B722]" office:value-type="float" office:value="0.0723869800567627" calcext:value-type="float">
            <text:p>0.0723869801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56447381.64206" calcext:value-type="float">
            <text:p>1456447381.64206</text:p>
          </table:table-cell>
          <table:table-cell office:value-type="float" office:value="1120" calcext:value-type="float">
            <text:p>1120</text:p>
          </table:table-cell>
          <table:table-cell table:formula="of:=[.B723]-[.B$2]" office:value-type="float" office:value="21.6418044567108" calcext:value-type="float">
            <text:p>21.6418044567</text:p>
          </table:table-cell>
          <table:table-cell table:formula="of:=[.C723]/([.D723]-[.D722])" office:value-type="float" office:value="84114.3904884687" calcext:value-type="float">
            <text:p>84114.3904884687</text:p>
          </table:table-cell>
          <table:table-cell/>
          <table:table-cell office:value-type="float" office:value="1456447381.71439" calcext:value-type="float">
            <text:p>1456447381.71439</text:p>
          </table:table-cell>
          <table:table-cell table:formula="of:=[.G723]-[.B723]" office:value-type="float" office:value="0.0723319053649902" calcext:value-type="float">
            <text:p>0.0723319054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56447381.65537" calcext:value-type="float">
            <text:p>1456447381.65537</text:p>
          </table:table-cell>
          <table:table-cell office:value-type="float" office:value="1120" calcext:value-type="float">
            <text:p>1120</text:p>
          </table:table-cell>
          <table:table-cell table:formula="of:=[.B724]-[.B$2]" office:value-type="float" office:value="21.6551127433777" calcext:value-type="float">
            <text:p>21.6551127434</text:p>
          </table:table-cell>
          <table:table-cell table:formula="of:=[.C724]/([.D724]-[.D723])" office:value-type="float" office:value="84158.0909726079" calcext:value-type="float">
            <text:p>84158.0909726079</text:p>
          </table:table-cell>
          <table:table-cell/>
          <table:table-cell office:value-type="float" office:value="1456447381.72774" calcext:value-type="float">
            <text:p>1456447381.72774</text:p>
          </table:table-cell>
          <table:table-cell table:formula="of:=[.G724]-[.B724]" office:value-type="float" office:value="0.072373628616333" calcext:value-type="float">
            <text:p>0.0723736286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56447381.66867" calcext:value-type="float">
            <text:p>1456447381.66867</text:p>
          </table:table-cell>
          <table:table-cell office:value-type="float" office:value="1120" calcext:value-type="float">
            <text:p>1120</text:p>
          </table:table-cell>
          <table:table-cell table:formula="of:=[.B725]-[.B$2]" office:value-type="float" office:value="21.6684193611145" calcext:value-type="float">
            <text:p>21.6684193611</text:p>
          </table:table-cell>
          <table:table-cell table:formula="of:=[.C725]/([.D725]-[.D724])" office:value-type="float" office:value="84168.6461692826" calcext:value-type="float">
            <text:p>84168.6461692826</text:p>
          </table:table-cell>
          <table:table-cell/>
          <table:table-cell office:value-type="float" office:value="1456447381.74111" calcext:value-type="float">
            <text:p>1456447381.74111</text:p>
          </table:table-cell>
          <table:table-cell table:formula="of:=[.G725]-[.B725]" office:value-type="float" office:value="0.072437047958374" calcext:value-type="float">
            <text:p>0.072437048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56447381.68199" calcext:value-type="float">
            <text:p>1456447381.68199</text:p>
          </table:table-cell>
          <table:table-cell office:value-type="float" office:value="1120" calcext:value-type="float">
            <text:p>1120</text:p>
          </table:table-cell>
          <table:table-cell table:formula="of:=[.B726]-[.B$2]" office:value-type="float" office:value="21.6817374229431" calcext:value-type="float">
            <text:p>21.6817374229</text:p>
          </table:table-cell>
          <table:table-cell table:formula="of:=[.C726]/([.D726]-[.D725])" office:value-type="float" office:value="84096.320802005" calcext:value-type="float">
            <text:p>84096.320802005</text:p>
          </table:table-cell>
          <table:table-cell/>
          <table:table-cell office:value-type="float" office:value="1456447381.75459" calcext:value-type="float">
            <text:p>1456447381.75459</text:p>
          </table:table-cell>
          <table:table-cell table:formula="of:=[.G726]-[.B726]" office:value-type="float" office:value="0.072598934173584" calcext:value-type="float">
            <text:p>0.0725989342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6447381.69531" calcext:value-type="float">
            <text:p>1456447381.69531</text:p>
          </table:table-cell>
          <table:table-cell office:value-type="float" office:value="1120" calcext:value-type="float">
            <text:p>1120</text:p>
          </table:table-cell>
          <table:table-cell table:formula="of:=[.B727]-[.B$2]" office:value-type="float" office:value="21.6950514316559" calcext:value-type="float">
            <text:p>21.6950514317</text:p>
          </table:table-cell>
          <table:table-cell table:formula="of:=[.C727]/([.D727]-[.D726])" office:value-type="float" office:value="84121.9218165213" calcext:value-type="float">
            <text:p>84121.9218165213</text:p>
          </table:table-cell>
          <table:table-cell/>
          <table:table-cell office:value-type="float" office:value="1456447381.76784" calcext:value-type="float">
            <text:p>1456447381.76784</text:p>
          </table:table-cell>
          <table:table-cell table:formula="of:=[.G727]-[.B727]" office:value-type="float" office:value="0.0725347995758057" calcext:value-type="float">
            <text:p>0.0725347996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56447381.70861" calcext:value-type="float">
            <text:p>1456447381.70861</text:p>
          </table:table-cell>
          <table:table-cell office:value-type="float" office:value="1120" calcext:value-type="float">
            <text:p>1120</text:p>
          </table:table-cell>
          <table:table-cell table:formula="of:=[.B728]-[.B$2]" office:value-type="float" office:value="21.7083592414856" calcext:value-type="float">
            <text:p>21.7083592415</text:p>
          </table:table-cell>
          <table:table-cell table:formula="of:=[.C728]/([.D728]-[.D727])" office:value-type="float" office:value="84161.1064729383" calcext:value-type="float">
            <text:p>84161.1064729383</text:p>
          </table:table-cell>
          <table:table-cell/>
          <table:table-cell office:value-type="float" office:value="1456447381.78115" calcext:value-type="float">
            <text:p>1456447381.78115</text:p>
          </table:table-cell>
          <table:table-cell table:formula="of:=[.G728]-[.B728]" office:value-type="float" office:value="0.0725371837615967" calcext:value-type="float">
            <text:p>0.0725371838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56447381.72192" calcext:value-type="float">
            <text:p>1456447381.72192</text:p>
          </table:table-cell>
          <table:table-cell office:value-type="float" office:value="1120" calcext:value-type="float">
            <text:p>1120</text:p>
          </table:table-cell>
          <table:table-cell table:formula="of:=[.B729]-[.B$2]" office:value-type="float" office:value="21.7216656208038" calcext:value-type="float">
            <text:p>21.7216656208</text:p>
          </table:table-cell>
          <table:table-cell table:formula="of:=[.C729]/([.D729]-[.D728])" office:value-type="float" office:value="84170.1542706635" calcext:value-type="float">
            <text:p>84170.1542706635</text:p>
          </table:table-cell>
          <table:table-cell/>
          <table:table-cell office:value-type="float" office:value="1456447381.79434" calcext:value-type="float">
            <text:p>1456447381.79434</text:p>
          </table:table-cell>
          <table:table-cell table:formula="of:=[.G729]-[.B729]" office:value-type="float" office:value="0.072420597076416" calcext:value-type="float">
            <text:p>0.0724205971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56447381.73526" calcext:value-type="float">
            <text:p>1456447381.73526</text:p>
          </table:table-cell>
          <table:table-cell office:value-type="float" office:value="1120" calcext:value-type="float">
            <text:p>1120</text:p>
          </table:table-cell>
          <table:table-cell table:formula="of:=[.B730]-[.B$2]" office:value-type="float" office:value="21.7350063323975" calcext:value-type="float">
            <text:p>21.7350063324</text:p>
          </table:table-cell>
          <table:table-cell table:formula="of:=[.C730]/([.D730]-[.D729])" office:value-type="float" office:value="83953.5426682155" calcext:value-type="float">
            <text:p>83953.5426682155</text:p>
          </table:table-cell>
          <table:table-cell/>
          <table:table-cell office:value-type="float" office:value="1456447381.80766" calcext:value-type="float">
            <text:p>1456447381.80766</text:p>
          </table:table-cell>
          <table:table-cell table:formula="of:=[.G730]-[.B730]" office:value-type="float" office:value="0.0724000930786133" calcext:value-type="float">
            <text:p>0.0724000931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56447381.74859" calcext:value-type="float">
            <text:p>1456447381.74859</text:p>
          </table:table-cell>
          <table:table-cell office:value-type="float" office:value="1120" calcext:value-type="float">
            <text:p>1120</text:p>
          </table:table-cell>
          <table:table-cell table:formula="of:=[.B731]-[.B$2]" office:value-type="float" office:value="21.7483329772949" calcext:value-type="float">
            <text:p>21.7483329773</text:p>
          </table:table-cell>
          <table:table-cell table:formula="of:=[.C731]/([.D731]-[.D730])" office:value-type="float" office:value="84042.1582939745" calcext:value-type="float">
            <text:p>84042.1582939745</text:p>
          </table:table-cell>
          <table:table-cell/>
          <table:table-cell office:value-type="float" office:value="1456447381.82096" calcext:value-type="float">
            <text:p>1456447381.82096</text:p>
          </table:table-cell>
          <table:table-cell table:formula="of:=[.G731]-[.B731]" office:value-type="float" office:value="0.0723733901977539" calcext:value-type="float">
            <text:p>0.0723733902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56447381.7619" calcext:value-type="float">
            <text:p>1456447381.7619</text:p>
          </table:table-cell>
          <table:table-cell office:value-type="float" office:value="1120" calcext:value-type="float">
            <text:p>1120</text:p>
          </table:table-cell>
          <table:table-cell table:formula="of:=[.B732]-[.B$2]" office:value-type="float" office:value="21.7616491317749" calcext:value-type="float">
            <text:p>21.7616491318</text:p>
          </table:table-cell>
          <table:table-cell table:formula="of:=[.C732]/([.D732]-[.D731])" office:value-type="float" office:value="84108.3663969061" calcext:value-type="float">
            <text:p>84108.3663969061</text:p>
          </table:table-cell>
          <table:table-cell/>
          <table:table-cell office:value-type="float" office:value="1456447381.83427" calcext:value-type="float">
            <text:p>1456447381.83427</text:p>
          </table:table-cell>
          <table:table-cell table:formula="of:=[.G732]-[.B732]" office:value-type="float" office:value="0.0723671913146973" calcext:value-type="float">
            <text:p>0.0723671913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56447381.77521" calcext:value-type="float">
            <text:p>1456447381.77521</text:p>
          </table:table-cell>
          <table:table-cell office:value-type="float" office:value="1120" calcext:value-type="float">
            <text:p>1120</text:p>
          </table:table-cell>
          <table:table-cell table:formula="of:=[.B733]-[.B$2]" office:value-type="float" office:value="21.7749586105347" calcext:value-type="float">
            <text:p>21.7749586105</text:p>
          </table:table-cell>
          <table:table-cell table:formula="of:=[.C733]/([.D733]-[.D732])" office:value-type="float" office:value="84150.5531670966" calcext:value-type="float">
            <text:p>84150.5531670966</text:p>
          </table:table-cell>
          <table:table-cell/>
          <table:table-cell office:value-type="float" office:value="1456447381.84755" calcext:value-type="float">
            <text:p>1456447381.84755</text:p>
          </table:table-cell>
          <table:table-cell table:formula="of:=[.G733]-[.B733]" office:value-type="float" office:value="0.0723376274108887" calcext:value-type="float">
            <text:p>0.0723376274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56447381.78853" calcext:value-type="float">
            <text:p>1456447381.78853</text:p>
          </table:table-cell>
          <table:table-cell office:value-type="float" office:value="1120" calcext:value-type="float">
            <text:p>1120</text:p>
          </table:table-cell>
          <table:table-cell table:formula="of:=[.B734]-[.B$2]" office:value-type="float" office:value="21.7882783412933" calcext:value-type="float">
            <text:p>21.7882783413</text:p>
          </table:table-cell>
          <table:table-cell table:formula="of:=[.C734]/([.D734]-[.D733])" office:value-type="float" office:value="84085.7837363739" calcext:value-type="float">
            <text:p>84085.7837363739</text:p>
          </table:table-cell>
          <table:table-cell/>
          <table:table-cell office:value-type="float" office:value="1456447381.86094" calcext:value-type="float">
            <text:p>1456447381.86094</text:p>
          </table:table-cell>
          <table:table-cell table:formula="of:=[.G734]-[.B734]" office:value-type="float" office:value="0.0724079608917236" calcext:value-type="float">
            <text:p>0.0724079609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56447381.80184" calcext:value-type="float">
            <text:p>1456447381.80184</text:p>
          </table:table-cell>
          <table:table-cell office:value-type="float" office:value="1120" calcext:value-type="float">
            <text:p>1120</text:p>
          </table:table-cell>
          <table:table-cell table:formula="of:=[.B735]-[.B$2]" office:value-type="float" office:value="21.8015892505646" calcext:value-type="float">
            <text:p>21.8015892506</text:p>
          </table:table-cell>
          <table:table-cell table:formula="of:=[.C735]/([.D735]-[.D734])" office:value-type="float" office:value="84141.5095826616" calcext:value-type="float">
            <text:p>84141.5095826616</text:p>
          </table:table-cell>
          <table:table-cell/>
          <table:table-cell office:value-type="float" office:value="1456447381.87428" calcext:value-type="float">
            <text:p>1456447381.87428</text:p>
          </table:table-cell>
          <table:table-cell table:formula="of:=[.G735]-[.B735]" office:value-type="float" office:value="0.072437047958374" calcext:value-type="float">
            <text:p>0.072437048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56447381.81516" calcext:value-type="float">
            <text:p>1456447381.81516</text:p>
          </table:table-cell>
          <table:table-cell office:value-type="float" office:value="1120" calcext:value-type="float">
            <text:p>1120</text:p>
          </table:table-cell>
          <table:table-cell table:formula="of:=[.B736]-[.B$2]" office:value-type="float" office:value="21.8149046897888" calcext:value-type="float">
            <text:p>21.8149046898</text:p>
          </table:table-cell>
          <table:table-cell table:formula="of:=[.C736]/([.D736]-[.D735])" office:value-type="float" office:value="84112.8843846801" calcext:value-type="float">
            <text:p>84112.8843846801</text:p>
          </table:table-cell>
          <table:table-cell/>
          <table:table-cell office:value-type="float" office:value="1456447381.88769" calcext:value-type="float">
            <text:p>1456447381.88769</text:p>
          </table:table-cell>
          <table:table-cell table:formula="of:=[.G736]-[.B736]" office:value-type="float" office:value="0.0725317001342773" calcext:value-type="float">
            <text:p>0.0725317001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56447381.82847" calcext:value-type="float">
            <text:p>1456447381.82847</text:p>
          </table:table-cell>
          <table:table-cell office:value-type="float" office:value="1120" calcext:value-type="float">
            <text:p>1120</text:p>
          </table:table-cell>
          <table:table-cell table:formula="of:=[.B737]-[.B$2]" office:value-type="float" office:value="21.8282189369202" calcext:value-type="float">
            <text:p>21.8282189369</text:p>
          </table:table-cell>
          <table:table-cell table:formula="of:=[.C737]/([.D737]-[.D736])" office:value-type="float" office:value="84120.4154430198" calcext:value-type="float">
            <text:p>84120.4154430198</text:p>
          </table:table-cell>
          <table:table-cell/>
          <table:table-cell office:value-type="float" office:value="1456447381.901" calcext:value-type="float">
            <text:p>1456447381.901</text:p>
          </table:table-cell>
          <table:table-cell table:formula="of:=[.G737]-[.B737]" office:value-type="float" office:value="0.0725274085998535" calcext:value-type="float">
            <text:p>0.0725274086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56447381.84178" calcext:value-type="float">
            <text:p>1456447381.84178</text:p>
          </table:table-cell>
          <table:table-cell office:value-type="float" office:value="1120" calcext:value-type="float">
            <text:p>1120</text:p>
          </table:table-cell>
          <table:table-cell table:formula="of:=[.B738]-[.B$2]" office:value-type="float" office:value="21.8415305614471" calcext:value-type="float">
            <text:p>21.8415305614</text:p>
          </table:table-cell>
          <table:table-cell table:formula="of:=[.C738]/([.D738]-[.D737])" office:value-type="float" office:value="84136.9885193344" calcext:value-type="float">
            <text:p>84136.9885193344</text:p>
          </table:table-cell>
          <table:table-cell/>
          <table:table-cell office:value-type="float" office:value="1456447381.91437" calcext:value-type="float">
            <text:p>1456447381.91437</text:p>
          </table:table-cell>
          <table:table-cell table:formula="of:=[.G738]-[.B738]" office:value-type="float" office:value="0.0725858211517334" calcext:value-type="float">
            <text:p>0.0725858212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56447381.85509" calcext:value-type="float">
            <text:p>1456447381.85509</text:p>
          </table:table-cell>
          <table:table-cell office:value-type="float" office:value="1120" calcext:value-type="float">
            <text:p>1120</text:p>
          </table:table-cell>
          <table:table-cell table:formula="of:=[.B739]-[.B$2]" office:value-type="float" office:value="21.8548383712769" calcext:value-type="float">
            <text:p>21.8548383713</text:p>
          </table:table-cell>
          <table:table-cell table:formula="of:=[.C739]/([.D739]-[.D738])" office:value-type="float" office:value="84161.1064729383" calcext:value-type="float">
            <text:p>84161.1064729383</text:p>
          </table:table-cell>
          <table:table-cell/>
          <table:table-cell office:value-type="float" office:value="1456447381.92754" calcext:value-type="float">
            <text:p>1456447381.92754</text:p>
          </table:table-cell>
          <table:table-cell table:formula="of:=[.G739]-[.B739]" office:value-type="float" office:value="0.0724480152130127" calcext:value-type="float">
            <text:p>0.0724480152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56447381.8684" calcext:value-type="float">
            <text:p>1456447381.8684</text:p>
          </table:table-cell>
          <table:table-cell office:value-type="float" office:value="1120" calcext:value-type="float">
            <text:p>1120</text:p>
          </table:table-cell>
          <table:table-cell table:formula="of:=[.B740]-[.B$2]" office:value-type="float" office:value="21.8681464195251" calcext:value-type="float">
            <text:p>21.8681464195</text:p>
          </table:table-cell>
          <table:table-cell table:formula="of:=[.C740]/([.D740]-[.D739])" office:value-type="float" office:value="84159.5986957612" calcext:value-type="float">
            <text:p>84159.5986957612</text:p>
          </table:table-cell>
          <table:table-cell/>
          <table:table-cell office:value-type="float" office:value="1456447381.94079" calcext:value-type="float">
            <text:p>1456447381.94079</text:p>
          </table:table-cell>
          <table:table-cell table:formula="of:=[.G740]-[.B740]" office:value-type="float" office:value="0.0723898410797119" calcext:value-type="float">
            <text:p>0.0723898411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56447381.88171" calcext:value-type="float">
            <text:p>1456447381.88171</text:p>
          </table:table-cell>
          <table:table-cell office:value-type="float" office:value="1120" calcext:value-type="float">
            <text:p>1120</text:p>
          </table:table-cell>
          <table:table-cell table:formula="of:=[.B741]-[.B$2]" office:value-type="float" office:value="21.8814532756805" calcext:value-type="float">
            <text:p>21.8814532757</text:p>
          </table:table-cell>
          <table:table-cell table:formula="of:=[.C741]/([.D741]-[.D740])" office:value-type="float" office:value="84167.1381219429" calcext:value-type="float">
            <text:p>84167.1381219429</text:p>
          </table:table-cell>
          <table:table-cell/>
          <table:table-cell office:value-type="float" office:value="1456447381.95407" calcext:value-type="float">
            <text:p>1456447381.95407</text:p>
          </table:table-cell>
          <table:table-cell table:formula="of:=[.G741]-[.B741]" office:value-type="float" office:value="0.0723631381988525" calcext:value-type="float">
            <text:p>0.0723631382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56447381.89501" calcext:value-type="float">
            <text:p>1456447381.89501</text:p>
          </table:table-cell>
          <table:table-cell office:value-type="float" office:value="1120" calcext:value-type="float">
            <text:p>1120</text:p>
          </table:table-cell>
          <table:table-cell table:formula="of:=[.B742]-[.B$2]" office:value-type="float" office:value="21.8947598934174" calcext:value-type="float">
            <text:p>21.8947598934</text:p>
          </table:table-cell>
          <table:table-cell table:formula="of:=[.C742]/([.D742]-[.D741])" office:value-type="float" office:value="84168.6461692826" calcext:value-type="float">
            <text:p>84168.6461692826</text:p>
          </table:table-cell>
          <table:table-cell/>
          <table:table-cell office:value-type="float" office:value="1456447381.96734" calcext:value-type="float">
            <text:p>1456447381.96734</text:p>
          </table:table-cell>
          <table:table-cell table:formula="of:=[.G742]-[.B742]" office:value-type="float" office:value="0.0723264217376709" calcext:value-type="float">
            <text:p>0.0723264217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56447381.90832" calcext:value-type="float">
            <text:p>1456447381.90832</text:p>
          </table:table-cell>
          <table:table-cell office:value-type="float" office:value="1120" calcext:value-type="float">
            <text:p>1120</text:p>
          </table:table-cell>
          <table:table-cell table:formula="of:=[.B743]-[.B$2]" office:value-type="float" office:value="21.908066034317" calcext:value-type="float">
            <text:p>21.9080660343</text:p>
          </table:table-cell>
          <table:table-cell table:formula="of:=[.C743]/([.D743]-[.D742])" office:value-type="float" office:value="84171.6624260885" calcext:value-type="float">
            <text:p>84171.6624260885</text:p>
          </table:table-cell>
          <table:table-cell/>
          <table:table-cell office:value-type="float" office:value="1456447381.98071" calcext:value-type="float">
            <text:p>1456447381.98071</text:p>
          </table:table-cell>
          <table:table-cell table:formula="of:=[.G743]-[.B743]" office:value-type="float" office:value="0.0723903179168701" calcext:value-type="float">
            <text:p>0.0723903179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56447381.92163" calcext:value-type="float">
            <text:p>1456447381.92163</text:p>
          </table:table-cell>
          <table:table-cell office:value-type="float" office:value="1120" calcext:value-type="float">
            <text:p>1120</text:p>
          </table:table-cell>
          <table:table-cell table:formula="of:=[.B744]-[.B$2]" office:value-type="float" office:value="21.9213714599609" calcext:value-type="float">
            <text:p>21.92137146</text:p>
          </table:table-cell>
          <table:table-cell table:formula="of:=[.C744]/([.D744]-[.D743])" office:value-type="float" office:value="84176.1872166574" calcext:value-type="float">
            <text:p>84176.1872166574</text:p>
          </table:table-cell>
          <table:table-cell/>
          <table:table-cell office:value-type="float" office:value="1456447381.99409" calcext:value-type="float">
            <text:p>1456447381.99409</text:p>
          </table:table-cell>
          <table:table-cell table:formula="of:=[.G744]-[.B744]" office:value-type="float" office:value="0.0724649429321289" calcext:value-type="float">
            <text:p>0.0724649429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56447381.93493" calcext:value-type="float">
            <text:p>1456447381.93493</text:p>
          </table:table-cell>
          <table:table-cell office:value-type="float" office:value="1120" calcext:value-type="float">
            <text:p>1120</text:p>
          </table:table-cell>
          <table:table-cell table:formula="of:=[.B745]-[.B$2]" office:value-type="float" office:value="21.9346776008606" calcext:value-type="float">
            <text:p>21.9346776009</text:p>
          </table:table-cell>
          <table:table-cell table:formula="of:=[.C745]/([.D745]-[.D744])" office:value-type="float" office:value="84171.6624260885" calcext:value-type="float">
            <text:p>84171.6624260885</text:p>
          </table:table-cell>
          <table:table-cell/>
          <table:table-cell office:value-type="float" office:value="1456447382.00751" calcext:value-type="float">
            <text:p>1456447382.00751</text:p>
          </table:table-cell>
          <table:table-cell table:formula="of:=[.G745]-[.B745]" office:value-type="float" office:value="0.0725786685943604" calcext:value-type="float">
            <text:p>0.0725786686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56447381.94824" calcext:value-type="float">
            <text:p>1456447381.94824</text:p>
          </table:table-cell>
          <table:table-cell office:value-type="float" office:value="1120" calcext:value-type="float">
            <text:p>1120</text:p>
          </table:table-cell>
          <table:table-cell table:formula="of:=[.B746]-[.B$2]" office:value-type="float" office:value="21.9479875564575" calcext:value-type="float">
            <text:p>21.9479875565</text:p>
          </table:table-cell>
          <table:table-cell table:formula="of:=[.C746]/([.D746]-[.D745])" office:value-type="float" office:value="84147.538422957" calcext:value-type="float">
            <text:p>84147.538422957</text:p>
          </table:table-cell>
          <table:table-cell/>
          <table:table-cell office:value-type="float" office:value="1456447382.02081" calcext:value-type="float">
            <text:p>1456447382.02081</text:p>
          </table:table-cell>
          <table:table-cell table:formula="of:=[.G746]-[.B746]" office:value-type="float" office:value="0.0725686550140381" calcext:value-type="float">
            <text:p>0.072568655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56447381.96155" calcext:value-type="float">
            <text:p>1456447381.96155</text:p>
          </table:table-cell>
          <table:table-cell office:value-type="float" office:value="1120" calcext:value-type="float">
            <text:p>1120</text:p>
          </table:table-cell>
          <table:table-cell table:formula="of:=[.B747]-[.B$2]" office:value-type="float" office:value="21.9612991809845" calcext:value-type="float">
            <text:p>21.961299181</text:p>
          </table:table-cell>
          <table:table-cell table:formula="of:=[.C747]/([.D747]-[.D746])" office:value-type="float" office:value="84136.9885193344" calcext:value-type="float">
            <text:p>84136.9885193344</text:p>
          </table:table-cell>
          <table:table-cell/>
          <table:table-cell office:value-type="float" office:value="1456447382.04504" calcext:value-type="float">
            <text:p>1456447382.04504</text:p>
          </table:table-cell>
          <table:table-cell table:formula="of:=[.G747]-[.B747]" office:value-type="float" office:value="0.0834870338439941" calcext:value-type="float">
            <text:p>0.0834870338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56447381.97486" calcext:value-type="float">
            <text:p>1456447381.97486</text:p>
          </table:table-cell>
          <table:table-cell office:value-type="float" office:value="1120" calcext:value-type="float">
            <text:p>1120</text:p>
          </table:table-cell>
          <table:table-cell table:formula="of:=[.B748]-[.B$2]" office:value-type="float" office:value="21.9746084213257" calcext:value-type="float">
            <text:p>21.9746084213</text:p>
          </table:table-cell>
          <table:table-cell table:formula="of:=[.C748]/([.D748]-[.D747])" office:value-type="float" office:value="84152.0606201745" calcext:value-type="float">
            <text:p>84152.0606201745</text:p>
          </table:table-cell>
          <table:table-cell/>
          <table:table-cell office:value-type="float" office:value="1456447382.04931" calcext:value-type="float">
            <text:p>1456447382.04931</text:p>
          </table:table-cell>
          <table:table-cell table:formula="of:=[.G748]-[.B748]" office:value-type="float" office:value="0.0744478702545166" calcext:value-type="float">
            <text:p>0.0744478703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56447381.98817" calcext:value-type="float">
            <text:p>1456447381.98817</text:p>
          </table:table-cell>
          <table:table-cell office:value-type="float" office:value="1120" calcext:value-type="float">
            <text:p>1120</text:p>
          </table:table-cell>
          <table:table-cell table:formula="of:=[.B749]-[.B$2]" office:value-type="float" office:value="21.9879188537598" calcext:value-type="float">
            <text:p>21.9879188538</text:p>
          </table:table-cell>
          <table:table-cell table:formula="of:=[.C749]/([.D749]-[.D748])" office:value-type="float" office:value="84144.5238948198" calcext:value-type="float">
            <text:p>84144.5238948198</text:p>
          </table:table-cell>
          <table:table-cell/>
          <table:table-cell office:value-type="float" office:value="1456447382.06065" calcext:value-type="float">
            <text:p>1456447382.06065</text:p>
          </table:table-cell>
          <table:table-cell table:formula="of:=[.G749]-[.B749]" office:value-type="float" office:value="0.0724775791168213" calcext:value-type="float">
            <text:p>0.0724775791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56447382.00196" calcext:value-type="float">
            <text:p>1456447382.00196</text:p>
          </table:table-cell>
          <table:table-cell office:value-type="float" office:value="1120" calcext:value-type="float">
            <text:p>1120</text:p>
          </table:table-cell>
          <table:table-cell table:formula="of:=[.B750]-[.B$2]" office:value-type="float" office:value="22.001704454422" calcext:value-type="float">
            <text:p>22.0017044544</text:p>
          </table:table-cell>
          <table:table-cell table:formula="of:=[.C750]/([.D750]-[.D749])" office:value-type="float" office:value="81244.1929402812" calcext:value-type="float">
            <text:p>81244.1929402812</text:p>
          </table:table-cell>
          <table:table-cell/>
          <table:table-cell office:value-type="float" office:value="1456447382.07447" calcext:value-type="float">
            <text:p>1456447382.07447</text:p>
          </table:table-cell>
          <table:table-cell table:formula="of:=[.G750]-[.B750]" office:value-type="float" office:value="0.0725119113922119" calcext:value-type="float">
            <text:p>0.072511911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56447382.01313" calcext:value-type="float">
            <text:p>1456447382.01313</text:p>
          </table:table-cell>
          <table:table-cell office:value-type="float" office:value="1120" calcext:value-type="float">
            <text:p>1120</text:p>
          </table:table-cell>
          <table:table-cell table:formula="of:=[.B751]-[.B$2]" office:value-type="float" office:value="22.0128798484802" calcext:value-type="float">
            <text:p>22.0128798485</text:p>
          </table:table-cell>
          <table:table-cell table:formula="of:=[.C751]/([.D751]-[.D750])" office:value-type="float" office:value="100220.179634331" calcext:value-type="float">
            <text:p>100220.179634331</text:p>
          </table:table-cell>
          <table:table-cell/>
          <table:table-cell office:value-type="float" office:value="1456447382.08609" calcext:value-type="float">
            <text:p>1456447382.08609</text:p>
          </table:table-cell>
          <table:table-cell table:formula="of:=[.G751]-[.B751]" office:value-type="float" office:value="0.0729565620422363" calcext:value-type="float">
            <text:p>0.072956562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56447382.0243" calcext:value-type="float">
            <text:p>1456447382.0243</text:p>
          </table:table-cell>
          <table:table-cell office:value-type="float" office:value="1120" calcext:value-type="float">
            <text:p>1120</text:p>
          </table:table-cell>
          <table:table-cell table:formula="of:=[.B752]-[.B$2]" office:value-type="float" office:value="22.0240471363068" calcext:value-type="float">
            <text:p>22.0240471363</text:p>
          </table:table-cell>
          <table:table-cell table:formula="of:=[.C752]/([.D752]-[.D751])" office:value-type="float" office:value="100292.928542454" calcext:value-type="float">
            <text:p>100292.928542454</text:p>
          </table:table-cell>
          <table:table-cell/>
          <table:table-cell office:value-type="float" office:value="1456447382.09684" calcext:value-type="float">
            <text:p>1456447382.09684</text:p>
          </table:table-cell>
          <table:table-cell table:formula="of:=[.G752]-[.B752]" office:value-type="float" office:value="0.0725390911102295" calcext:value-type="float">
            <text:p>0.0725390911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56447382.0354" calcext:value-type="float">
            <text:p>1456447382.0354</text:p>
          </table:table-cell>
          <table:table-cell office:value-type="float" office:value="1120" calcext:value-type="float">
            <text:p>1120</text:p>
          </table:table-cell>
          <table:table-cell table:formula="of:=[.B753]-[.B$2]" office:value-type="float" office:value="22.0351467132568" calcext:value-type="float">
            <text:p>22.0351467133</text:p>
          </table:table-cell>
          <table:table-cell table:formula="of:=[.C753]/([.D753]-[.D752])" office:value-type="float" office:value="100904.746643755" calcext:value-type="float">
            <text:p>100904.746643755</text:p>
          </table:table-cell>
          <table:table-cell/>
          <table:table-cell office:value-type="float" office:value="1456447382.10844" calcext:value-type="float">
            <text:p>1456447382.10844</text:p>
          </table:table-cell>
          <table:table-cell table:formula="of:=[.G753]-[.B753]" office:value-type="float" office:value="0.0730395317077637" calcext:value-type="float">
            <text:p>0.0730395317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56447382.04648" calcext:value-type="float">
            <text:p>1456447382.04648</text:p>
          </table:table-cell>
          <table:table-cell office:value-type="float" office:value="1120" calcext:value-type="float">
            <text:p>1120</text:p>
          </table:table-cell>
          <table:table-cell table:formula="of:=[.B754]-[.B$2]" office:value-type="float" office:value="22.0462281703949" calcext:value-type="float">
            <text:p>22.0462281704</text:p>
          </table:table-cell>
          <table:table-cell table:formula="of:=[.C754]/([.D754]-[.D753])" office:value-type="float" office:value="101069.740743131" calcext:value-type="float">
            <text:p>101069.740743131</text:p>
          </table:table-cell>
          <table:table-cell/>
          <table:table-cell office:value-type="float" office:value="1456447382.13001" calcext:value-type="float">
            <text:p>1456447382.13001</text:p>
          </table:table-cell>
          <table:table-cell table:formula="of:=[.G754]-[.B754]" office:value-type="float" office:value="0.0835280418395996" calcext:value-type="float">
            <text:p>0.0835280418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56447382.05756" calcext:value-type="float">
            <text:p>1456447382.05756</text:p>
          </table:table-cell>
          <table:table-cell office:value-type="float" office:value="1120" calcext:value-type="float">
            <text:p>1120</text:p>
          </table:table-cell>
          <table:table-cell table:formula="of:=[.B755]-[.B$2]" office:value-type="float" office:value="22.0573110580444" calcext:value-type="float">
            <text:p>22.057311058</text:p>
          </table:table-cell>
          <table:table-cell table:formula="of:=[.C755]/([.D755]-[.D754])" office:value-type="float" office:value="101056.695278047" calcext:value-type="float">
            <text:p>101056.695278047</text:p>
          </table:table-cell>
          <table:table-cell/>
          <table:table-cell office:value-type="float" office:value="1456447382.14111" calcext:value-type="float">
            <text:p>1456447382.14111</text:p>
          </table:table-cell>
          <table:table-cell table:formula="of:=[.G755]-[.B755]" office:value-type="float" office:value="0.0835452079772949" calcext:value-type="float">
            <text:p>0.083545208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56447382.06865" calcext:value-type="float">
            <text:p>1456447382.06865</text:p>
          </table:table-cell>
          <table:table-cell office:value-type="float" office:value="1120" calcext:value-type="float">
            <text:p>1120</text:p>
          </table:table-cell>
          <table:table-cell table:formula="of:=[.B756]-[.B$2]" office:value-type="float" office:value="22.0683946609497" calcext:value-type="float">
            <text:p>22.0683946609</text:p>
          </table:table-cell>
          <table:table-cell table:formula="of:=[.C756]/([.D756]-[.D755])" office:value-type="float" office:value="101050.173808295" calcext:value-type="float">
            <text:p>101050.173808295</text:p>
          </table:table-cell>
          <table:table-cell/>
          <table:table-cell office:value-type="float" office:value="1456447382.1521" calcext:value-type="float">
            <text:p>1456447382.1521</text:p>
          </table:table-cell>
          <table:table-cell table:formula="of:=[.G756]-[.B756]" office:value-type="float" office:value="0.0834517478942871" calcext:value-type="float">
            <text:p>0.0834517479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56447382.07976" calcext:value-type="float">
            <text:p>1456447382.07976</text:p>
          </table:table-cell>
          <table:table-cell office:value-type="float" office:value="1120" calcext:value-type="float">
            <text:p>1120</text:p>
          </table:table-cell>
          <table:table-cell table:formula="of:=[.B757]-[.B$2]" office:value-type="float" office:value="22.0795021057129" calcext:value-type="float">
            <text:p>22.0795021057</text:p>
          </table:table-cell>
          <table:table-cell table:formula="of:=[.C757]/([.D757]-[.D756])" office:value-type="float" office:value="100833.272087233" calcext:value-type="float">
            <text:p>100833.272087233</text:p>
          </table:table-cell>
          <table:table-cell/>
          <table:table-cell office:value-type="float" office:value="1456447382.16314" calcext:value-type="float">
            <text:p>1456447382.16314</text:p>
          </table:table-cell>
          <table:table-cell table:formula="of:=[.G757]-[.B757]" office:value-type="float" office:value="0.0833842754364014" calcext:value-type="float">
            <text:p>0.0833842754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56447382.09083" calcext:value-type="float">
            <text:p>1456447382.09083</text:p>
          </table:table-cell>
          <table:table-cell office:value-type="float" office:value="1120" calcext:value-type="float">
            <text:p>1120</text:p>
          </table:table-cell>
          <table:table-cell table:formula="of:=[.B758]-[.B$2]" office:value-type="float" office:value="22.0905737876892" calcext:value-type="float">
            <text:p>22.0905737877</text:p>
          </table:table-cell>
          <table:table-cell table:formula="of:=[.C758]/([.D758]-[.D757])" office:value-type="float" office:value="101158.974977389" calcext:value-type="float">
            <text:p>101158.974977389</text:p>
          </table:table-cell>
          <table:table-cell/>
          <table:table-cell office:value-type="float" office:value="1456447382.17433" calcext:value-type="float">
            <text:p>1456447382.17433</text:p>
          </table:table-cell>
          <table:table-cell table:formula="of:=[.G758]-[.B758]" office:value-type="float" office:value="0.0835025310516357" calcext:value-type="float">
            <text:p>0.0835025311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56447382.1019" calcext:value-type="float">
            <text:p>1456447382.1019</text:p>
          </table:table-cell>
          <table:table-cell office:value-type="float" office:value="1120" calcext:value-type="float">
            <text:p>1120</text:p>
          </table:table-cell>
          <table:table-cell table:formula="of:=[.B759]-[.B$2]" office:value-type="float" office:value="22.1016452312469" calcext:value-type="float">
            <text:p>22.1016452312</text:p>
          </table:table-cell>
          <table:table-cell table:formula="of:=[.C759]/([.D759]-[.D758])" office:value-type="float" office:value="101161.153390615" calcext:value-type="float">
            <text:p>101161.153390615</text:p>
          </table:table-cell>
          <table:table-cell/>
          <table:table-cell office:value-type="float" office:value="1456447382.18587" calcext:value-type="float">
            <text:p>1456447382.18587</text:p>
          </table:table-cell>
          <table:table-cell table:formula="of:=[.G759]-[.B759]" office:value-type="float" office:value="0.0839710235595703" calcext:value-type="float">
            <text:p>0.0839710236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56447382.11297" calcext:value-type="float">
            <text:p>1456447382.11297</text:p>
          </table:table-cell>
          <table:table-cell office:value-type="float" office:value="1120" calcext:value-type="float">
            <text:p>1120</text:p>
          </table:table-cell>
          <table:table-cell table:formula="of:=[.B760]-[.B$2]" office:value-type="float" office:value="22.1127135753632" calcext:value-type="float">
            <text:p>22.1127135754</text:p>
          </table:table-cell>
          <table:table-cell table:formula="of:=[.C760]/([.D760]-[.D759])" office:value-type="float" office:value="101189.481302774" calcext:value-type="float">
            <text:p>101189.481302774</text:p>
          </table:table-cell>
          <table:table-cell/>
          <table:table-cell office:value-type="float" office:value="1456447382.1964" calcext:value-type="float">
            <text:p>1456447382.1964</text:p>
          </table:table-cell>
          <table:table-cell table:formula="of:=[.G760]-[.B760]" office:value-type="float" office:value="0.083432674407959" calcext:value-type="float">
            <text:p>0.0834326744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56447382.12403" calcext:value-type="float">
            <text:p>1456447382.12403</text:p>
          </table:table-cell>
          <table:table-cell office:value-type="float" office:value="1120" calcext:value-type="float">
            <text:p>1120</text:p>
          </table:table-cell>
          <table:table-cell table:formula="of:=[.B761]-[.B$2]" office:value-type="float" office:value="22.1237790584564" calcext:value-type="float">
            <text:p>22.1237790585</text:p>
          </table:table-cell>
          <table:table-cell table:formula="of:=[.C761]/([.D761]-[.D760])" office:value-type="float" office:value="101215.644229941" calcext:value-type="float">
            <text:p>101215.644229941</text:p>
          </table:table-cell>
          <table:table-cell/>
          <table:table-cell office:value-type="float" office:value="1456447382.20753" calcext:value-type="float">
            <text:p>1456447382.20753</text:p>
          </table:table-cell>
          <table:table-cell table:formula="of:=[.G761]-[.B761]" office:value-type="float" office:value="0.0834972858428955" calcext:value-type="float">
            <text:p>0.0834972858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56447382.1351" calcext:value-type="float">
            <text:p>1456447382.1351</text:p>
          </table:table-cell>
          <table:table-cell office:value-type="float" office:value="1120" calcext:value-type="float">
            <text:p>1120</text:p>
          </table:table-cell>
          <table:table-cell table:formula="of:=[.B762]-[.B$2]" office:value-type="float" office:value="22.1348457336426" calcext:value-type="float">
            <text:p>22.1348457336</text:p>
          </table:table-cell>
          <table:table-cell table:formula="of:=[.C762]/([.D762]-[.D761])" office:value-type="float" office:value="101204.74136631" calcext:value-type="float">
            <text:p>101204.74136631</text:p>
          </table:table-cell>
          <table:table-cell/>
          <table:table-cell office:value-type="float" office:value="1456447382.21853" calcext:value-type="float">
            <text:p>1456447382.21853</text:p>
          </table:table-cell>
          <table:table-cell table:formula="of:=[.G762]-[.B762]" office:value-type="float" office:value="0.0834305286407471" calcext:value-type="float">
            <text:p>0.0834305286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56447382.14617" calcext:value-type="float">
            <text:p>1456447382.14617</text:p>
          </table:table-cell>
          <table:table-cell office:value-type="float" office:value="1120" calcext:value-type="float">
            <text:p>1120</text:p>
          </table:table-cell>
          <table:table-cell table:formula="of:=[.B763]-[.B$2]" office:value-type="float" office:value="22.1459112167358" calcext:value-type="float">
            <text:p>22.1459112167</text:p>
          </table:table-cell>
          <table:table-cell table:formula="of:=[.C763]/([.D763]-[.D762])" office:value-type="float" office:value="101215.644229941" calcext:value-type="float">
            <text:p>101215.644229941</text:p>
          </table:table-cell>
          <table:table-cell/>
          <table:table-cell office:value-type="float" office:value="1456447382.22952" calcext:value-type="float">
            <text:p>1456447382.22952</text:p>
          </table:table-cell>
          <table:table-cell table:formula="of:=[.G763]-[.B763]" office:value-type="float" office:value="0.083355188369751" calcext:value-type="float">
            <text:p>0.0833551884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56447382.15723" calcext:value-type="float">
            <text:p>1456447382.15723</text:p>
          </table:table-cell>
          <table:table-cell office:value-type="float" office:value="1120" calcext:value-type="float">
            <text:p>1120</text:p>
          </table:table-cell>
          <table:table-cell table:formula="of:=[.B764]-[.B$2]" office:value-type="float" office:value="22.1569783687592" calcext:value-type="float">
            <text:p>22.1569783688</text:p>
          </table:table-cell>
          <table:table-cell table:formula="of:=[.C764]/([.D764]-[.D763])" office:value-type="float" office:value="101200.38087852" calcext:value-type="float">
            <text:p>101200.38087852</text:p>
          </table:table-cell>
          <table:table-cell/>
          <table:table-cell office:value-type="float" office:value="1456447382.24174" calcext:value-type="float">
            <text:p>1456447382.24174</text:p>
          </table:table-cell>
          <table:table-cell table:formula="of:=[.G764]-[.B764]" office:value-type="float" office:value="0.084507942199707" calcext:value-type="float">
            <text:p>0.0845079422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56447382.1683" calcext:value-type="float">
            <text:p>1456447382.1683</text:p>
          </table:table-cell>
          <table:table-cell office:value-type="float" office:value="1120" calcext:value-type="float">
            <text:p>1120</text:p>
          </table:table-cell>
          <table:table-cell table:formula="of:=[.B765]-[.B$2]" office:value-type="float" office:value="22.1680455207825" calcext:value-type="float">
            <text:p>22.1680455208</text:p>
          </table:table-cell>
          <table:table-cell table:formula="of:=[.C765]/([.D765]-[.D764])" office:value-type="float" office:value="101200.38087852" calcext:value-type="float">
            <text:p>101200.38087852</text:p>
          </table:table-cell>
          <table:table-cell/>
          <table:table-cell office:value-type="float" office:value="1456447382.26288" calcext:value-type="float">
            <text:p>1456447382.26288</text:p>
          </table:table-cell>
          <table:table-cell table:formula="of:=[.G765]-[.B765]" office:value-type="float" office:value="0.0945808887481689" calcext:value-type="float">
            <text:p>0.0945808887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56447382.17937" calcext:value-type="float">
            <text:p>1456447382.17937</text:p>
          </table:table-cell>
          <table:table-cell office:value-type="float" office:value="1120" calcext:value-type="float">
            <text:p>1120</text:p>
          </table:table-cell>
          <table:table-cell table:formula="of:=[.B766]-[.B$2]" office:value-type="float" office:value="22.1791126728058" calcext:value-type="float">
            <text:p>22.1791126728</text:p>
          </table:table-cell>
          <table:table-cell table:formula="of:=[.C766]/([.D766]-[.D765])" office:value-type="float" office:value="101200.38087852" calcext:value-type="float">
            <text:p>101200.38087852</text:p>
          </table:table-cell>
          <table:table-cell/>
          <table:table-cell office:value-type="float" office:value="1456447382.27397" calcext:value-type="float">
            <text:p>1456447382.27397</text:p>
          </table:table-cell>
          <table:table-cell table:formula="of:=[.G766]-[.B766]" office:value-type="float" office:value="0.0946035385131836" calcext:value-type="float">
            <text:p>0.0946035385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56447382.19043" calcext:value-type="float">
            <text:p>1456447382.19043</text:p>
          </table:table-cell>
          <table:table-cell office:value-type="float" office:value="1120" calcext:value-type="float">
            <text:p>1120</text:p>
          </table:table-cell>
          <table:table-cell table:formula="of:=[.B767]-[.B$2]" office:value-type="float" office:value="22.1901795864105" calcext:value-type="float">
            <text:p>22.1901795864</text:p>
          </table:table-cell>
          <table:table-cell table:formula="of:=[.C767]/([.D767]-[.D766])" office:value-type="float" office:value="101202.561075445" calcext:value-type="float">
            <text:p>101202.561075445</text:p>
          </table:table-cell>
          <table:table-cell/>
          <table:table-cell office:value-type="float" office:value="1456447382.28493" calcext:value-type="float">
            <text:p>1456447382.28493</text:p>
          </table:table-cell>
          <table:table-cell table:formula="of:=[.G767]-[.B767]" office:value-type="float" office:value="0.0944967269897461" calcext:value-type="float">
            <text:p>0.094496727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56447382.20151" calcext:value-type="float">
            <text:p>1456447382.20151</text:p>
          </table:table-cell>
          <table:table-cell office:value-type="float" office:value="1120" calcext:value-type="float">
            <text:p>1120</text:p>
          </table:table-cell>
          <table:table-cell table:formula="of:=[.B768]-[.B$2]" office:value-type="float" office:value="22.2012512683868" calcext:value-type="float">
            <text:p>22.2012512684</text:p>
          </table:table-cell>
          <table:table-cell table:formula="of:=[.C768]/([.D768]-[.D767])" office:value-type="float" office:value="101158.974977389" calcext:value-type="float">
            <text:p>101158.974977389</text:p>
          </table:table-cell>
          <table:table-cell/>
          <table:table-cell office:value-type="float" office:value="1456447382.29603" calcext:value-type="float">
            <text:p>1456447382.29603</text:p>
          </table:table-cell>
          <table:table-cell table:formula="of:=[.G768]-[.B768]" office:value-type="float" office:value="0.0945250988006592" calcext:value-type="float">
            <text:p>0.0945250988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56447382.21258" calcext:value-type="float">
            <text:p>1456447382.21258</text:p>
          </table:table-cell>
          <table:table-cell office:value-type="float" office:value="1120" calcext:value-type="float">
            <text:p>1120</text:p>
          </table:table-cell>
          <table:table-cell table:formula="of:=[.B769]-[.B$2]" office:value-type="float" office:value="22.2123217582703" calcext:value-type="float">
            <text:p>22.2123217583</text:p>
          </table:table-cell>
          <table:table-cell table:formula="of:=[.C769]/([.D769]-[.D768])" office:value-type="float" office:value="101169.867981823" calcext:value-type="float">
            <text:p>101169.867981823</text:p>
          </table:table-cell>
          <table:table-cell/>
          <table:table-cell office:value-type="float" office:value="1456447382.30708" calcext:value-type="float">
            <text:p>1456447382.30708</text:p>
          </table:table-cell>
          <table:table-cell table:formula="of:=[.G769]-[.B769]" office:value-type="float" office:value="0.0945045948028564" calcext:value-type="float">
            <text:p>0.0945045948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56447382.22368" calcext:value-type="float">
            <text:p>1456447382.22368</text:p>
          </table:table-cell>
          <table:table-cell office:value-type="float" office:value="1120" calcext:value-type="float">
            <text:p>1120</text:p>
          </table:table-cell>
          <table:table-cell table:formula="of:=[.B770]-[.B$2]" office:value-type="float" office:value="22.2234253883362" calcext:value-type="float">
            <text:p>22.2234253883</text:p>
          </table:table-cell>
          <table:table-cell table:formula="of:=[.C770]/([.D770]-[.D769])" office:value-type="float" office:value="100867.913767929" calcext:value-type="float">
            <text:p>100867.913767929</text:p>
          </table:table-cell>
          <table:table-cell/>
          <table:table-cell office:value-type="float" office:value="1456447382.31877" calcext:value-type="float">
            <text:p>1456447382.31877</text:p>
          </table:table-cell>
          <table:table-cell table:formula="of:=[.G770]-[.B770]" office:value-type="float" office:value="0.0950908660888672" calcext:value-type="float">
            <text:p>0.0950908661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56447382.23477" calcext:value-type="float">
            <text:p>1456447382.23477</text:p>
          </table:table-cell>
          <table:table-cell office:value-type="float" office:value="1120" calcext:value-type="float">
            <text:p>1120</text:p>
          </table:table-cell>
          <table:table-cell table:formula="of:=[.B771]-[.B$2]" office:value-type="float" office:value="22.2345113754272" calcext:value-type="float">
            <text:p>22.2345113754</text:p>
          </table:table-cell>
          <table:table-cell table:formula="of:=[.C771]/([.D771]-[.D770])" office:value-type="float" office:value="101028.441653404" calcext:value-type="float">
            <text:p>101028.441653404</text:p>
          </table:table-cell>
          <table:table-cell/>
          <table:table-cell office:value-type="float" office:value="1456447382.32938" calcext:value-type="float">
            <text:p>1456447382.32938</text:p>
          </table:table-cell>
          <table:table-cell table:formula="of:=[.G771]-[.B771]" office:value-type="float" office:value="0.0946149826049805" calcext:value-type="float">
            <text:p>0.0946149826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56447382.24584" calcext:value-type="float">
            <text:p>1456447382.24584</text:p>
          </table:table-cell>
          <table:table-cell office:value-type="float" office:value="1120" calcext:value-type="float">
            <text:p>1120</text:p>
          </table:table-cell>
          <table:table-cell table:formula="of:=[.B772]-[.B$2]" office:value-type="float" office:value="22.245587348938" calcext:value-type="float">
            <text:p>22.2455873489</text:p>
          </table:table-cell>
          <table:table-cell table:formula="of:=[.C772]/([.D772]-[.D771])" office:value-type="float" office:value="101119.779576373" calcext:value-type="float">
            <text:p>101119.779576373</text:p>
          </table:table-cell>
          <table:table-cell/>
          <table:table-cell office:value-type="float" office:value="1456447382.34045" calcext:value-type="float">
            <text:p>1456447382.34045</text:p>
          </table:table-cell>
          <table:table-cell table:formula="of:=[.G772]-[.B772]" office:value-type="float" office:value="0.0946090221405029" calcext:value-type="float">
            <text:p>0.0946090221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56447382.25691" calcext:value-type="float">
            <text:p>1456447382.25691</text:p>
          </table:table-cell>
          <table:table-cell office:value-type="float" office:value="1120" calcext:value-type="float">
            <text:p>1120</text:p>
          </table:table-cell>
          <table:table-cell table:formula="of:=[.B773]-[.B$2]" office:value-type="float" office:value="22.2566587924957" calcext:value-type="float">
            <text:p>22.2566587925</text:p>
          </table:table-cell>
          <table:table-cell table:formula="of:=[.C773]/([.D773]-[.D772])" office:value-type="float" office:value="101161.153390615" calcext:value-type="float">
            <text:p>101161.153390615</text:p>
          </table:table-cell>
          <table:table-cell/>
          <table:table-cell office:value-type="float" office:value="1456447382.35153" calcext:value-type="float">
            <text:p>1456447382.35153</text:p>
          </table:table-cell>
          <table:table-cell table:formula="of:=[.G773]-[.B773]" office:value-type="float" office:value="0.0946176052093506" calcext:value-type="float">
            <text:p>0.0946176052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56447382.26798" calcext:value-type="float">
            <text:p>1456447382.26798</text:p>
          </table:table-cell>
          <table:table-cell office:value-type="float" office:value="1120" calcext:value-type="float">
            <text:p>1120</text:p>
          </table:table-cell>
          <table:table-cell table:formula="of:=[.B774]-[.B$2]" office:value-type="float" office:value="22.2677280902863" calcext:value-type="float">
            <text:p>22.2677280903</text:p>
          </table:table-cell>
          <table:table-cell table:formula="of:=[.C774]/([.D774]-[.D773])" office:value-type="float" office:value="101180.763332472" calcext:value-type="float">
            <text:p>101180.763332472</text:p>
          </table:table-cell>
          <table:table-cell/>
          <table:table-cell office:value-type="float" office:value="1456447382.36252" calcext:value-type="float">
            <text:p>1456447382.36252</text:p>
          </table:table-cell>
          <table:table-cell table:formula="of:=[.G774]-[.B774]" office:value-type="float" office:value="0.0945382118225098" calcext:value-type="float">
            <text:p>0.0945382118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56447382.27905" calcext:value-type="float">
            <text:p>1456447382.27905</text:p>
          </table:table-cell>
          <table:table-cell office:value-type="float" office:value="1120" calcext:value-type="float">
            <text:p>1120</text:p>
          </table:table-cell>
          <table:table-cell table:formula="of:=[.B775]-[.B$2]" office:value-type="float" office:value="22.278796672821" calcext:value-type="float">
            <text:p>22.2787966728</text:p>
          </table:table-cell>
          <table:table-cell table:formula="of:=[.C775]/([.D775]-[.D774])" office:value-type="float" office:value="101187.301669359" calcext:value-type="float">
            <text:p>101187.301669359</text:p>
          </table:table-cell>
          <table:table-cell/>
          <table:table-cell office:value-type="float" office:value="1456447382.37494" calcext:value-type="float">
            <text:p>1456447382.37494</text:p>
          </table:table-cell>
          <table:table-cell table:formula="of:=[.G775]-[.B775]" office:value-type="float" office:value="0.0958895683288574" calcext:value-type="float">
            <text:p>0.0958895683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56447382.29012" calcext:value-type="float">
            <text:p>1456447382.29012</text:p>
          </table:table-cell>
          <table:table-cell office:value-type="float" office:value="1120" calcext:value-type="float">
            <text:p>1120</text:p>
          </table:table-cell>
          <table:table-cell table:formula="of:=[.B776]-[.B$2]" office:value-type="float" office:value="22.2898659706116" calcext:value-type="float">
            <text:p>22.2898659706</text:p>
          </table:table-cell>
          <table:table-cell table:formula="of:=[.C776]/([.D776]-[.D775])" office:value-type="float" office:value="101180.763332472" calcext:value-type="float">
            <text:p>101180.763332472</text:p>
          </table:table-cell>
          <table:table-cell/>
          <table:table-cell office:value-type="float" office:value="1456447382.39591" calcext:value-type="float">
            <text:p>1456447382.39591</text:p>
          </table:table-cell>
          <table:table-cell table:formula="of:=[.G776]-[.B776]" office:value-type="float" office:value="0.105790376663208" calcext:value-type="float">
            <text:p>0.105790376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56447382.30119" calcext:value-type="float">
            <text:p>1456447382.30119</text:p>
          </table:table-cell>
          <table:table-cell office:value-type="float" office:value="1120" calcext:value-type="float">
            <text:p>1120</text:p>
          </table:table-cell>
          <table:table-cell table:formula="of:=[.B777]-[.B$2]" office:value-type="float" office:value="22.3009331226349" calcext:value-type="float">
            <text:p>22.3009331226</text:p>
          </table:table-cell>
          <table:table-cell table:formula="of:=[.C777]/([.D777]-[.D776])" office:value-type="float" office:value="101200.38087852" calcext:value-type="float">
            <text:p>101200.38087852</text:p>
          </table:table-cell>
          <table:table-cell/>
          <table:table-cell office:value-type="float" office:value="1456447382.40692" calcext:value-type="float">
            <text:p>1456447382.40692</text:p>
          </table:table-cell>
          <table:table-cell table:formula="of:=[.G777]-[.B777]" office:value-type="float" office:value="0.105733156204224" calcext:value-type="float">
            <text:p>0.1057331562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56447382.31226" calcext:value-type="float">
            <text:p>1456447382.31226</text:p>
          </table:table-cell>
          <table:table-cell office:value-type="float" office:value="1120" calcext:value-type="float">
            <text:p>1120</text:p>
          </table:table-cell>
          <table:table-cell table:formula="of:=[.B778]-[.B$2]" office:value-type="float" office:value="22.3120048046112" calcext:value-type="float">
            <text:p>22.3120048046</text:p>
          </table:table-cell>
          <table:table-cell table:formula="of:=[.C778]/([.D778]-[.D777])" office:value-type="float" office:value="101158.974977389" calcext:value-type="float">
            <text:p>101158.974977389</text:p>
          </table:table-cell>
          <table:table-cell/>
          <table:table-cell office:value-type="float" office:value="1456447382.41777" calcext:value-type="float">
            <text:p>1456447382.41777</text:p>
          </table:table-cell>
          <table:table-cell table:formula="of:=[.G778]-[.B778]" office:value-type="float" office:value="0.105511426925659" calcext:value-type="float">
            <text:p>0.1055114269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56447382.32334" calcext:value-type="float">
            <text:p>1456447382.32334</text:p>
          </table:table-cell>
          <table:table-cell office:value-type="float" office:value="1120" calcext:value-type="float">
            <text:p>1120</text:p>
          </table:table-cell>
          <table:table-cell table:formula="of:=[.B779]-[.B$2]" office:value-type="float" office:value="22.3230817317963" calcext:value-type="float">
            <text:p>22.3230817318</text:p>
          </table:table-cell>
          <table:table-cell table:formula="of:=[.C779]/([.D779]-[.D778])" office:value-type="float" office:value="101111.073611709" calcext:value-type="float">
            <text:p>101111.073611709</text:p>
          </table:table-cell>
          <table:table-cell/>
          <table:table-cell office:value-type="float" office:value="1456447382.42884" calcext:value-type="float">
            <text:p>1456447382.42884</text:p>
          </table:table-cell>
          <table:table-cell table:formula="of:=[.G779]-[.B779]" office:value-type="float" office:value="0.105504512786865" calcext:value-type="float">
            <text:p>0.105504512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56447382.33441" calcext:value-type="float">
            <text:p>1456447382.33441</text:p>
          </table:table-cell>
          <table:table-cell office:value-type="float" office:value="1120" calcext:value-type="float">
            <text:p>1120</text:p>
          </table:table-cell>
          <table:table-cell table:formula="of:=[.B780]-[.B$2]" office:value-type="float" office:value="22.3341519832611" calcext:value-type="float">
            <text:p>22.3341519833</text:p>
          </table:table-cell>
          <table:table-cell table:formula="of:=[.C780]/([.D780]-[.D779])" office:value-type="float" office:value="101172.046864232" calcext:value-type="float">
            <text:p>101172.046864232</text:p>
          </table:table-cell>
          <table:table-cell/>
          <table:table-cell office:value-type="float" office:value="1456447382.43998" calcext:value-type="float">
            <text:p>1456447382.43998</text:p>
          </table:table-cell>
          <table:table-cell table:formula="of:=[.G780]-[.B780]" office:value-type="float" office:value="0.105574369430542" calcext:value-type="float">
            <text:p>0.1055743694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56447382.34548" calcext:value-type="float">
            <text:p>1456447382.34548</text:p>
          </table:table-cell>
          <table:table-cell office:value-type="float" office:value="1120" calcext:value-type="float">
            <text:p>1120</text:p>
          </table:table-cell>
          <table:table-cell table:formula="of:=[.B781]-[.B$2]" office:value-type="float" office:value="22.3452215194702" calcext:value-type="float">
            <text:p>22.3452215195</text:p>
          </table:table-cell>
          <table:table-cell table:formula="of:=[.C781]/([.D781]-[.D780])" office:value-type="float" office:value="101178.584074609" calcext:value-type="float">
            <text:p>101178.584074609</text:p>
          </table:table-cell>
          <table:table-cell/>
          <table:table-cell office:value-type="float" office:value="1456447382.45112" calcext:value-type="float">
            <text:p>1456447382.45112</text:p>
          </table:table-cell>
          <table:table-cell table:formula="of:=[.G781]-[.B781]" office:value-type="float" office:value="0.105644702911377" calcext:value-type="float">
            <text:p>0.105644702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56447382.35654" calcext:value-type="float">
            <text:p>1456447382.35654</text:p>
          </table:table-cell>
          <table:table-cell office:value-type="float" office:value="1120" calcext:value-type="float">
            <text:p>1120</text:p>
          </table:table-cell>
          <table:table-cell table:formula="of:=[.B782]-[.B$2]" office:value-type="float" office:value="22.356290102005" calcext:value-type="float">
            <text:p>22.356290102</text:p>
          </table:table-cell>
          <table:table-cell table:formula="of:=[.C782]/([.D782]-[.D781])" office:value-type="float" office:value="101187.301669359" calcext:value-type="float">
            <text:p>101187.301669359</text:p>
          </table:table-cell>
          <table:table-cell/>
          <table:table-cell office:value-type="float" office:value="1456447382.4623" calcext:value-type="float">
            <text:p>1456447382.4623</text:p>
          </table:table-cell>
          <table:table-cell table:formula="of:=[.G782]-[.B782]" office:value-type="float" office:value="0.105756282806396" calcext:value-type="float">
            <text:p>0.1057562828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56447382.36764" calcext:value-type="float">
            <text:p>1456447382.36764</text:p>
          </table:table-cell>
          <table:table-cell office:value-type="float" office:value="1120" calcext:value-type="float">
            <text:p>1120</text:p>
          </table:table-cell>
          <table:table-cell table:formula="of:=[.B783]-[.B$2]" office:value-type="float" office:value="22.367383480072" calcext:value-type="float">
            <text:p>22.3673834801</text:p>
          </table:table-cell>
          <table:table-cell table:formula="of:=[.C783]/([.D783]-[.D782])" office:value-type="float" office:value="100961.131337445" calcext:value-type="float">
            <text:p>100961.131337445</text:p>
          </table:table-cell>
          <table:table-cell/>
          <table:table-cell office:value-type="float" office:value="1456447382.47334" calcext:value-type="float">
            <text:p>1456447382.47334</text:p>
          </table:table-cell>
          <table:table-cell table:formula="of:=[.G783]-[.B783]" office:value-type="float" office:value="0.105702877044678" calcext:value-type="float">
            <text:p>0.105702877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56447382.37871" calcext:value-type="float">
            <text:p>1456447382.37871</text:p>
          </table:table-cell>
          <table:table-cell office:value-type="float" office:value="1120" calcext:value-type="float">
            <text:p>1120</text:p>
          </table:table-cell>
          <table:table-cell table:formula="of:=[.B784]-[.B$2]" office:value-type="float" office:value="22.3784599304199" calcext:value-type="float">
            <text:p>22.3784599304</text:p>
          </table:table-cell>
          <table:table-cell table:formula="of:=[.C784]/([.D784]-[.D783])" office:value-type="float" office:value="101115.426406647" calcext:value-type="float">
            <text:p>101115.426406647</text:p>
          </table:table-cell>
          <table:table-cell/>
          <table:table-cell office:value-type="float" office:value="1456447382.48439" calcext:value-type="float">
            <text:p>1456447382.48439</text:p>
          </table:table-cell>
          <table:table-cell table:formula="of:=[.G784]-[.B784]" office:value-type="float" office:value="0.105676412582397" calcext:value-type="float">
            <text:p>0.1056764126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56447382.38979" calcext:value-type="float">
            <text:p>1456447382.38979</text:p>
          </table:table-cell>
          <table:table-cell office:value-type="float" office:value="1120" calcext:value-type="float">
            <text:p>1120</text:p>
          </table:table-cell>
          <table:table-cell table:formula="of:=[.B785]-[.B$2]" office:value-type="float" office:value="22.3895404338837" calcext:value-type="float">
            <text:p>22.3895404339</text:p>
          </table:table-cell>
          <table:table-cell table:formula="of:=[.C785]/([.D785]-[.D784])" office:value-type="float" office:value="101078.439591178" calcext:value-type="float">
            <text:p>101078.439591178</text:p>
          </table:table-cell>
          <table:table-cell/>
          <table:table-cell office:value-type="float" office:value="1456447382.49533" calcext:value-type="float">
            <text:p>1456447382.49533</text:p>
          </table:table-cell>
          <table:table-cell table:formula="of:=[.G785]-[.B785]" office:value-type="float" office:value="0.105535984039307" calcext:value-type="float">
            <text:p>0.105535984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56447382.40086" calcext:value-type="float">
            <text:p>1456447382.40086</text:p>
          </table:table-cell>
          <table:table-cell office:value-type="float" office:value="1120" calcext:value-type="float">
            <text:p>1120</text:p>
          </table:table-cell>
          <table:table-cell table:formula="of:=[.B786]-[.B$2]" office:value-type="float" office:value="22.4006090164185" calcext:value-type="float">
            <text:p>22.4006090164</text:p>
          </table:table-cell>
          <table:table-cell table:formula="of:=[.C786]/([.D786]-[.D785])" office:value-type="float" office:value="101187.301669359" calcext:value-type="float">
            <text:p>101187.301669359</text:p>
          </table:table-cell>
          <table:table-cell/>
          <table:table-cell office:value-type="float" office:value="1456447382.50824" calcext:value-type="float">
            <text:p>1456447382.50824</text:p>
          </table:table-cell>
          <table:table-cell table:formula="of:=[.G786]-[.B786]" office:value-type="float" office:value="0.107377290725708" calcext:value-type="float">
            <text:p>0.1073772907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56447382.41193" calcext:value-type="float">
            <text:p>1456447382.41193</text:p>
          </table:table-cell>
          <table:table-cell office:value-type="float" office:value="1120" calcext:value-type="float">
            <text:p>1120</text:p>
          </table:table-cell>
          <table:table-cell table:formula="of:=[.B787]-[.B$2]" office:value-type="float" office:value="22.4116771221161" calcext:value-type="float">
            <text:p>22.4116771221</text:p>
          </table:table-cell>
          <table:table-cell table:formula="of:=[.C787]/([.D787]-[.D786])" office:value-type="float" office:value="101191.661030093" calcext:value-type="float">
            <text:p>101191.661030093</text:p>
          </table:table-cell>
          <table:table-cell/>
          <table:table-cell office:value-type="float" office:value="1456447382.51941" calcext:value-type="float">
            <text:p>1456447382.51941</text:p>
          </table:table-cell>
          <table:table-cell table:formula="of:=[.G787]-[.B787]" office:value-type="float" office:value="0.107479095458984" calcext:value-type="float">
            <text:p>0.1074790955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56447382.423" calcext:value-type="float">
            <text:p>1456447382.423</text:p>
          </table:table-cell>
          <table:table-cell office:value-type="float" office:value="1120" calcext:value-type="float">
            <text:p>1120</text:p>
          </table:table-cell>
          <table:table-cell table:formula="of:=[.B788]-[.B$2]" office:value-type="float" office:value="22.4227440357208" calcext:value-type="float">
            <text:p>22.4227440357</text:p>
          </table:table-cell>
          <table:table-cell table:formula="of:=[.C788]/([.D788]-[.D787])" office:value-type="float" office:value="101202.561075445" calcext:value-type="float">
            <text:p>101202.561075445</text:p>
          </table:table-cell>
          <table:table-cell/>
          <table:table-cell office:value-type="float" office:value="1456447382.53963" calcext:value-type="float">
            <text:p>1456447382.53963</text:p>
          </table:table-cell>
          <table:table-cell table:formula="of:=[.G788]-[.B788]" office:value-type="float" office:value="0.116632223129272" calcext:value-type="float">
            <text:p>0.1166322231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56447382.43407" calcext:value-type="float">
            <text:p>1456447382.43407</text:p>
          </table:table-cell>
          <table:table-cell office:value-type="float" office:value="1120" calcext:value-type="float">
            <text:p>1120</text:p>
          </table:table-cell>
          <table:table-cell table:formula="of:=[.B789]-[.B$2]" office:value-type="float" office:value="22.4338114261627" calcext:value-type="float">
            <text:p>22.4338114262</text:p>
          </table:table-cell>
          <table:table-cell table:formula="of:=[.C789]/([.D789]-[.D788])" office:value-type="float" office:value="101198.200775528" calcext:value-type="float">
            <text:p>101198.200775528</text:p>
          </table:table-cell>
          <table:table-cell/>
          <table:table-cell office:value-type="float" office:value="1456447382.55072" calcext:value-type="float">
            <text:p>1456447382.55072</text:p>
          </table:table-cell>
          <table:table-cell table:formula="of:=[.G789]-[.B789]" office:value-type="float" office:value="0.116654872894287" calcext:value-type="float">
            <text:p>0.1166548729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56447382.44513" calcext:value-type="float">
            <text:p>1456447382.44513</text:p>
          </table:table-cell>
          <table:table-cell office:value-type="float" office:value="1120" calcext:value-type="float">
            <text:p>1120</text:p>
          </table:table-cell>
          <table:table-cell table:formula="of:=[.B790]-[.B$2]" office:value-type="float" office:value="22.4448788166046" calcext:value-type="float">
            <text:p>22.4448788166</text:p>
          </table:table-cell>
          <table:table-cell table:formula="of:=[.C790]/([.D790]-[.D789])" office:value-type="float" office:value="101198.200775528" calcext:value-type="float">
            <text:p>101198.200775528</text:p>
          </table:table-cell>
          <table:table-cell/>
          <table:table-cell office:value-type="float" office:value="1456447382.56173" calcext:value-type="float">
            <text:p>1456447382.56173</text:p>
          </table:table-cell>
          <table:table-cell table:formula="of:=[.G790]-[.B790]" office:value-type="float" office:value="0.116597414016724" calcext:value-type="float">
            <text:p>0.116597414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56447382.45621" calcext:value-type="float">
            <text:p>1456447382.45621</text:p>
          </table:table-cell>
          <table:table-cell office:value-type="float" office:value="1120" calcext:value-type="float">
            <text:p>1120</text:p>
          </table:table-cell>
          <table:table-cell table:formula="of:=[.B791]-[.B$2]" office:value-type="float" office:value="22.4559535980225" calcext:value-type="float">
            <text:p>22.455953598</text:p>
          </table:table-cell>
          <table:table-cell table:formula="of:=[.C791]/([.D791]-[.D790])" office:value-type="float" office:value="101130.664140707" calcext:value-type="float">
            <text:p>101130.664140707</text:p>
          </table:table-cell>
          <table:table-cell/>
          <table:table-cell office:value-type="float" office:value="1456447382.57281" calcext:value-type="float">
            <text:p>1456447382.57281</text:p>
          </table:table-cell>
          <table:table-cell table:formula="of:=[.G791]-[.B791]" office:value-type="float" office:value="0.116602659225464" calcext:value-type="float">
            <text:p>0.1166026592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56447382.46728" calcext:value-type="float">
            <text:p>1456447382.46728</text:p>
          </table:table-cell>
          <table:table-cell office:value-type="float" office:value="1120" calcext:value-type="float">
            <text:p>1120</text:p>
          </table:table-cell>
          <table:table-cell table:formula="of:=[.B792]-[.B$2]" office:value-type="float" office:value="22.4670252799988" calcext:value-type="float">
            <text:p>22.46702528</text:p>
          </table:table-cell>
          <table:table-cell table:formula="of:=[.C792]/([.D792]-[.D791])" office:value-type="float" office:value="101158.974977389" calcext:value-type="float">
            <text:p>101158.974977389</text:p>
          </table:table-cell>
          <table:table-cell/>
          <table:table-cell office:value-type="float" office:value="1456447382.58386" calcext:value-type="float">
            <text:p>1456447382.58386</text:p>
          </table:table-cell>
          <table:table-cell table:formula="of:=[.G792]-[.B792]" office:value-type="float" office:value="0.116580963134766" calcext:value-type="float">
            <text:p>0.1165809631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56447382.47835" calcext:value-type="float">
            <text:p>1456447382.47835</text:p>
          </table:table-cell>
          <table:table-cell office:value-type="float" office:value="1120" calcext:value-type="float">
            <text:p>1120</text:p>
          </table:table-cell>
          <table:table-cell table:formula="of:=[.B793]-[.B$2]" office:value-type="float" office:value="22.4780948162079" calcext:value-type="float">
            <text:p>22.4780948162</text:p>
          </table:table-cell>
          <table:table-cell table:formula="of:=[.C793]/([.D793]-[.D792])" office:value-type="float" office:value="101178.584074609" calcext:value-type="float">
            <text:p>101178.584074609</text:p>
          </table:table-cell>
          <table:table-cell/>
          <table:table-cell office:value-type="float" office:value="1456447382.59503" calcext:value-type="float">
            <text:p>1456447382.59503</text:p>
          </table:table-cell>
          <table:table-cell table:formula="of:=[.G793]-[.B793]" office:value-type="float" office:value="0.116681575775146" calcext:value-type="float">
            <text:p>0.1166815758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56447382.48942" calcext:value-type="float">
            <text:p>1456447382.48942</text:p>
          </table:table-cell>
          <table:table-cell office:value-type="float" office:value="1120" calcext:value-type="float">
            <text:p>1120</text:p>
          </table:table-cell>
          <table:table-cell table:formula="of:=[.B794]-[.B$2]" office:value-type="float" office:value="22.4891617298126" calcext:value-type="float">
            <text:p>22.4891617298</text:p>
          </table:table-cell>
          <table:table-cell table:formula="of:=[.C794]/([.D794]-[.D793])" office:value-type="float" office:value="101202.561075445" calcext:value-type="float">
            <text:p>101202.561075445</text:p>
          </table:table-cell>
          <table:table-cell/>
          <table:table-cell office:value-type="float" office:value="1456447382.60617" calcext:value-type="float">
            <text:p>1456447382.60617</text:p>
          </table:table-cell>
          <table:table-cell table:formula="of:=[.G794]-[.B794]" office:value-type="float" office:value="0.116754531860352" calcext:value-type="float">
            <text:p>0.1167545319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56447382.50048" calcext:value-type="float">
            <text:p>1456447382.50048</text:p>
          </table:table-cell>
          <table:table-cell office:value-type="float" office:value="1120" calcext:value-type="float">
            <text:p>1120</text:p>
          </table:table-cell>
          <table:table-cell table:formula="of:=[.B795]-[.B$2]" office:value-type="float" office:value="22.5002284049988" calcext:value-type="float">
            <text:p>22.500228405</text:p>
          </table:table-cell>
          <table:table-cell table:formula="of:=[.C795]/([.D795]-[.D794])" office:value-type="float" office:value="101204.74136631" calcext:value-type="float">
            <text:p>101204.74136631</text:p>
          </table:table-cell>
          <table:table-cell/>
          <table:table-cell office:value-type="float" office:value="1456447382.61717" calcext:value-type="float">
            <text:p>1456447382.61717</text:p>
          </table:table-cell>
          <table:table-cell table:formula="of:=[.G795]-[.B795]" office:value-type="float" office:value="0.116688013076782" calcext:value-type="float">
            <text:p>0.1166880131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56447382.51155" calcext:value-type="float">
            <text:p>1456447382.51155</text:p>
          </table:table-cell>
          <table:table-cell office:value-type="float" office:value="1120" calcext:value-type="float">
            <text:p>1120</text:p>
          </table:table-cell>
          <table:table-cell table:formula="of:=[.B796]-[.B$2]" office:value-type="float" office:value="22.5112946033478" calcext:value-type="float">
            <text:p>22.5112946033</text:p>
          </table:table-cell>
          <table:table-cell table:formula="of:=[.C796]/([.D796]-[.D795])" office:value-type="float" office:value="101209.102229883" calcext:value-type="float">
            <text:p>101209.102229883</text:p>
          </table:table-cell>
          <table:table-cell/>
          <table:table-cell office:value-type="float" office:value="1456447382.62831" calcext:value-type="float">
            <text:p>1456447382.62831</text:p>
          </table:table-cell>
          <table:table-cell table:formula="of:=[.G796]-[.B796]" office:value-type="float" office:value="0.116761684417725" calcext:value-type="float">
            <text:p>0.1167616844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56447382.52261" calcext:value-type="float">
            <text:p>1456447382.52261</text:p>
          </table:table-cell>
          <table:table-cell office:value-type="float" office:value="1120" calcext:value-type="float">
            <text:p>1120</text:p>
          </table:table-cell>
          <table:table-cell table:formula="of:=[.B797]-[.B$2]" office:value-type="float" office:value="22.5223610401154" calcext:value-type="float">
            <text:p>22.5223610401</text:p>
          </table:table-cell>
          <table:table-cell table:formula="of:=[.C797]/([.D797]-[.D796])" office:value-type="float" office:value="101206.92175112" calcext:value-type="float">
            <text:p>101206.92175112</text:p>
          </table:table-cell>
          <table:table-cell/>
          <table:table-cell office:value-type="float" office:value="1456447382.64168" calcext:value-type="float">
            <text:p>1456447382.64168</text:p>
          </table:table-cell>
          <table:table-cell table:formula="of:=[.G797]-[.B797]" office:value-type="float" office:value="0.119065284729004" calcext:value-type="float">
            <text:p>0.1190652847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56447382.53368" calcext:value-type="float">
            <text:p>1456447382.53368</text:p>
          </table:table-cell>
          <table:table-cell office:value-type="float" office:value="1120" calcext:value-type="float">
            <text:p>1120</text:p>
          </table:table-cell>
          <table:table-cell table:formula="of:=[.B798]-[.B$2]" office:value-type="float" office:value="22.5334286689758" calcext:value-type="float">
            <text:p>22.533428669</text:p>
          </table:table-cell>
          <table:table-cell table:formula="of:=[.C798]/([.D798]-[.D797])" office:value-type="float" office:value="101196.020766463" calcext:value-type="float">
            <text:p>101196.020766463</text:p>
          </table:table-cell>
          <table:table-cell/>
          <table:table-cell office:value-type="float" office:value="1456447382.65277" calcext:value-type="float">
            <text:p>1456447382.65277</text:p>
          </table:table-cell>
          <table:table-cell table:formula="of:=[.G798]-[.B798]" office:value-type="float" office:value="0.119087696075439" calcext:value-type="float">
            <text:p>0.1190876961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56447382.54475" calcext:value-type="float">
            <text:p>1456447382.54475</text:p>
          </table:table-cell>
          <table:table-cell office:value-type="float" office:value="1120" calcext:value-type="float">
            <text:p>1120</text:p>
          </table:table-cell>
          <table:table-cell table:formula="of:=[.B799]-[.B$2]" office:value-type="float" office:value="22.5444960594177" calcext:value-type="float">
            <text:p>22.5444960594</text:p>
          </table:table-cell>
          <table:table-cell table:formula="of:=[.C799]/([.D799]-[.D798])" office:value-type="float" office:value="101198.200775528" calcext:value-type="float">
            <text:p>101198.200775528</text:p>
          </table:table-cell>
          <table:table-cell/>
          <table:table-cell office:value-type="float" office:value="1456447382.67235" calcext:value-type="float">
            <text:p>1456447382.67235</text:p>
          </table:table-cell>
          <table:table-cell table:formula="of:=[.G799]-[.B799]" office:value-type="float" office:value="0.127600193023682" calcext:value-type="float">
            <text:p>0.127600193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56447382.55582" calcext:value-type="float">
            <text:p>1456447382.55582</text:p>
          </table:table-cell>
          <table:table-cell office:value-type="float" office:value="1120" calcext:value-type="float">
            <text:p>1120</text:p>
          </table:table-cell>
          <table:table-cell table:formula="of:=[.B800]-[.B$2]" office:value-type="float" office:value="22.555563211441" calcext:value-type="float">
            <text:p>22.5555632114</text:p>
          </table:table-cell>
          <table:table-cell table:formula="of:=[.C800]/([.D800]-[.D799])" office:value-type="float" office:value="101200.38087852" calcext:value-type="float">
            <text:p>101200.38087852</text:p>
          </table:table-cell>
          <table:table-cell/>
          <table:table-cell office:value-type="float" office:value="1456447382.68342" calcext:value-type="float">
            <text:p>1456447382.68342</text:p>
          </table:table-cell>
          <table:table-cell table:formula="of:=[.G800]-[.B800]" office:value-type="float" office:value="0.127603054046631" calcext:value-type="float">
            <text:p>0.127603054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56447382.56688" calcext:value-type="float">
            <text:p>1456447382.56688</text:p>
          </table:table-cell>
          <table:table-cell office:value-type="float" office:value="1120" calcext:value-type="float">
            <text:p>1120</text:p>
          </table:table-cell>
          <table:table-cell table:formula="of:=[.B801]-[.B$2]" office:value-type="float" office:value="22.5666298866272" calcext:value-type="float">
            <text:p>22.5666298866</text:p>
          </table:table-cell>
          <table:table-cell table:formula="of:=[.C801]/([.D801]-[.D800])" office:value-type="float" office:value="101204.74136631" calcext:value-type="float">
            <text:p>101204.74136631</text:p>
          </table:table-cell>
          <table:table-cell/>
          <table:table-cell office:value-type="float" office:value="1456447382.69445" calcext:value-type="float">
            <text:p>1456447382.69445</text:p>
          </table:table-cell>
          <table:table-cell table:formula="of:=[.G801]-[.B801]" office:value-type="float" office:value="0.127566337585449" calcext:value-type="float">
            <text:p>0.1275663376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56447382.57792" calcext:value-type="float">
            <text:p>1456447382.57792</text:p>
          </table:table-cell>
          <table:table-cell office:value-type="float" office:value="1120" calcext:value-type="float">
            <text:p>1120</text:p>
          </table:table-cell>
          <table:table-cell table:formula="of:=[.B802]-[.B$2]" office:value-type="float" office:value="22.577662229538" calcext:value-type="float">
            <text:p>22.5776622295</text:p>
          </table:table-cell>
          <table:table-cell table:formula="of:=[.C802]/([.D802]-[.D801])" office:value-type="float" office:value="101519.687074536" calcext:value-type="float">
            <text:p>101519.687074536</text:p>
          </table:table-cell>
          <table:table-cell/>
          <table:table-cell office:value-type="float" office:value="1456447382.70554" calcext:value-type="float">
            <text:p>1456447382.70554</text:p>
          </table:table-cell>
          <table:table-cell table:formula="of:=[.G802]-[.B802]" office:value-type="float" office:value="0.127624034881592" calcext:value-type="float">
            <text:p>0.1276240349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56447382.58899" calcext:value-type="float">
            <text:p>1456447382.58899</text:p>
          </table:table-cell>
          <table:table-cell office:value-type="float" office:value="1120" calcext:value-type="float">
            <text:p>1120</text:p>
          </table:table-cell>
          <table:table-cell table:formula="of:=[.B803]-[.B$2]" office:value-type="float" office:value="22.5887315273285" calcext:value-type="float">
            <text:p>22.5887315273</text:p>
          </table:table-cell>
          <table:table-cell table:formula="of:=[.C803]/([.D803]-[.D802])" office:value-type="float" office:value="101180.763332472" calcext:value-type="float">
            <text:p>101180.763332472</text:p>
          </table:table-cell>
          <table:table-cell/>
          <table:table-cell office:value-type="float" office:value="1456447382.7166" calcext:value-type="float">
            <text:p>1456447382.7166</text:p>
          </table:table-cell>
          <table:table-cell table:formula="of:=[.G803]-[.B803]" office:value-type="float" office:value="0.127614736557007" calcext:value-type="float">
            <text:p>0.1276147366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56447382.60001" calcext:value-type="float">
            <text:p>1456447382.60001</text:p>
          </table:table-cell>
          <table:table-cell office:value-type="float" office:value="1120" calcext:value-type="float">
            <text:p>1120</text:p>
          </table:table-cell>
          <table:table-cell table:formula="of:=[.B804]-[.B$2]" office:value-type="float" office:value="22.5997612476349" calcext:value-type="float">
            <text:p>22.5997612476</text:p>
          </table:table-cell>
          <table:table-cell table:formula="of:=[.C804]/([.D804]-[.D803])" office:value-type="float" office:value="101543.826034326" calcext:value-type="float">
            <text:p>101543.826034326</text:p>
          </table:table-cell>
          <table:table-cell/>
          <table:table-cell office:value-type="float" office:value="1456447382.72895" calcext:value-type="float">
            <text:p>1456447382.72895</text:p>
          </table:table-cell>
          <table:table-cell table:formula="of:=[.G804]-[.B804]" office:value-type="float" office:value="0.128935098648071" calcext:value-type="float">
            <text:p>0.1289350986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56447382.61108" calcext:value-type="float">
            <text:p>1456447382.61108</text:p>
          </table:table-cell>
          <table:table-cell office:value-type="float" office:value="1120" calcext:value-type="float">
            <text:p>1120</text:p>
          </table:table-cell>
          <table:table-cell table:formula="of:=[.B805]-[.B$2]" office:value-type="float" office:value="22.6108291149139" calcext:value-type="float">
            <text:p>22.6108291149</text:p>
          </table:table-cell>
          <table:table-cell table:formula="of:=[.C805]/([.D805]-[.D804])" office:value-type="float" office:value="101193.84085132" calcext:value-type="float">
            <text:p>101193.84085132</text:p>
          </table:table-cell>
          <table:table-cell/>
          <table:table-cell office:value-type="float" office:value="1456447382.73889" calcext:value-type="float">
            <text:p>1456447382.73889</text:p>
          </table:table-cell>
          <table:table-cell table:formula="of:=[.G805]-[.B805]" office:value-type="float" office:value="0.127807140350342" calcext:value-type="float">
            <text:p>0.1278071404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56447382.62215" calcext:value-type="float">
            <text:p>1456447382.62215</text:p>
          </table:table-cell>
          <table:table-cell office:value-type="float" office:value="1120" calcext:value-type="float">
            <text:p>1120</text:p>
          </table:table-cell>
          <table:table-cell table:formula="of:=[.B806]-[.B$2]" office:value-type="float" office:value="22.6218953132629" calcext:value-type="float">
            <text:p>22.6218953133</text:p>
          </table:table-cell>
          <table:table-cell table:formula="of:=[.C806]/([.D806]-[.D805])" office:value-type="float" office:value="101209.102229883" calcext:value-type="float">
            <text:p>101209.102229883</text:p>
          </table:table-cell>
          <table:table-cell/>
          <table:table-cell office:value-type="float" office:value="1456447382.75015" calcext:value-type="float">
            <text:p>1456447382.75015</text:p>
          </table:table-cell>
          <table:table-cell table:formula="of:=[.G806]-[.B806]" office:value-type="float" office:value="0.128000974655151" calcext:value-type="float">
            <text:p>0.1280009747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56447382.63322" calcext:value-type="float">
            <text:p>1456447382.63322</text:p>
          </table:table-cell>
          <table:table-cell office:value-type="float" office:value="1120" calcext:value-type="float">
            <text:p>1120</text:p>
          </table:table-cell>
          <table:table-cell table:formula="of:=[.B807]-[.B$2]" office:value-type="float" office:value="22.6329624652863" calcext:value-type="float">
            <text:p>22.6329624653</text:p>
          </table:table-cell>
          <table:table-cell table:formula="of:=[.C807]/([.D807]-[.D806])" office:value-type="float" office:value="101200.38087852" calcext:value-type="float">
            <text:p>101200.38087852</text:p>
          </table:table-cell>
          <table:table-cell/>
          <table:table-cell office:value-type="float" office:value="1456447382.76118" calcext:value-type="float">
            <text:p>1456447382.76118</text:p>
          </table:table-cell>
          <table:table-cell table:formula="of:=[.G807]-[.B807]" office:value-type="float" office:value="0.127963781356812" calcext:value-type="float">
            <text:p>0.1279637814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56447382.6443" calcext:value-type="float">
            <text:p>1456447382.6443</text:p>
          </table:table-cell>
          <table:table-cell office:value-type="float" office:value="1120" calcext:value-type="float">
            <text:p>1120</text:p>
          </table:table-cell>
          <table:table-cell table:formula="of:=[.B808]-[.B$2]" office:value-type="float" office:value="22.6440420150757" calcext:value-type="float">
            <text:p>22.6440420151</text:p>
          </table:table-cell>
          <table:table-cell table:formula="of:=[.C808]/([.D808]-[.D807])" office:value-type="float" office:value="101087.139936735" calcext:value-type="float">
            <text:p>101087.139936735</text:p>
          </table:table-cell>
          <table:table-cell/>
          <table:table-cell office:value-type="float" office:value="1456447382.77516" calcext:value-type="float">
            <text:p>1456447382.77516</text:p>
          </table:table-cell>
          <table:table-cell table:formula="of:=[.G808]-[.B808]" office:value-type="float" office:value="0.130864381790161" calcext:value-type="float">
            <text:p>0.1308643818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56447382.65537" calcext:value-type="float">
            <text:p>1456447382.65537</text:p>
          </table:table-cell>
          <table:table-cell office:value-type="float" office:value="1120" calcext:value-type="float">
            <text:p>1120</text:p>
          </table:table-cell>
          <table:table-cell table:formula="of:=[.B809]-[.B$2]" office:value-type="float" office:value="22.6551153659821" calcext:value-type="float">
            <text:p>22.655115366</text:p>
          </table:table-cell>
          <table:table-cell table:formula="of:=[.C809]/([.D809]-[.D808])" office:value-type="float" office:value="101143.728711379" calcext:value-type="float">
            <text:p>101143.728711379</text:p>
          </table:table-cell>
          <table:table-cell/>
          <table:table-cell office:value-type="float" office:value="1456447382.78635" calcext:value-type="float">
            <text:p>1456447382.78635</text:p>
          </table:table-cell>
          <table:table-cell table:formula="of:=[.G809]-[.B809]" office:value-type="float" office:value="0.130980968475342" calcext:value-type="float">
            <text:p>0.1309809685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56447382.66644" calcext:value-type="float">
            <text:p>1456447382.66644</text:p>
          </table:table-cell>
          <table:table-cell office:value-type="float" office:value="1120" calcext:value-type="float">
            <text:p>1120</text:p>
          </table:table-cell>
          <table:table-cell table:formula="of:=[.B810]-[.B$2]" office:value-type="float" office:value="22.6661849021912" calcext:value-type="float">
            <text:p>22.6661849022</text:p>
          </table:table-cell>
          <table:table-cell table:formula="of:=[.C810]/([.D810]-[.D809])" office:value-type="float" office:value="101178.584074609" calcext:value-type="float">
            <text:p>101178.584074609</text:p>
          </table:table-cell>
          <table:table-cell/>
          <table:table-cell office:value-type="float" office:value="1456447382.79744" calcext:value-type="float">
            <text:p>1456447382.79744</text:p>
          </table:table-cell>
          <table:table-cell table:formula="of:=[.G810]-[.B810]" office:value-type="float" office:value="0.131001472473145" calcext:value-type="float">
            <text:p>0.1310014725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56447382.67751" calcext:value-type="float">
            <text:p>1456447382.67751</text:p>
          </table:table-cell>
          <table:table-cell office:value-type="float" office:value="1120" calcext:value-type="float">
            <text:p>1120</text:p>
          </table:table-cell>
          <table:table-cell table:formula="of:=[.B811]-[.B$2]" office:value-type="float" office:value="22.6772601604462" calcext:value-type="float">
            <text:p>22.6772601604</text:p>
          </table:table-cell>
          <table:table-cell table:formula="of:=[.C811]/([.D811]-[.D810])" office:value-type="float" office:value="101126.310033798" calcext:value-type="float">
            <text:p>101126.310033798</text:p>
          </table:table-cell>
          <table:table-cell/>
          <table:table-cell office:value-type="float" office:value="1456447382.81627" calcext:value-type="float">
            <text:p>1456447382.81627</text:p>
          </table:table-cell>
          <table:table-cell table:formula="of:=[.G811]-[.B811]" office:value-type="float" office:value="0.138756275177002" calcext:value-type="float">
            <text:p>0.1387562752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56447382.68859" calcext:value-type="float">
            <text:p>1456447382.68859</text:p>
          </table:table-cell>
          <table:table-cell office:value-type="float" office:value="1120" calcext:value-type="float">
            <text:p>1120</text:p>
          </table:table-cell>
          <table:table-cell table:formula="of:=[.B812]-[.B$2]" office:value-type="float" office:value="22.6883318424225" calcext:value-type="float">
            <text:p>22.6883318424</text:p>
          </table:table-cell>
          <table:table-cell table:formula="of:=[.C812]/([.D812]-[.D811])" office:value-type="float" office:value="101158.974977389" calcext:value-type="float">
            <text:p>101158.974977389</text:p>
          </table:table-cell>
          <table:table-cell/>
          <table:table-cell office:value-type="float" office:value="1456447382.82731" calcext:value-type="float">
            <text:p>1456447382.82731</text:p>
          </table:table-cell>
          <table:table-cell table:formula="of:=[.G812]-[.B812]" office:value-type="float" office:value="0.138724565505981" calcext:value-type="float">
            <text:p>0.1387245655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56447382.69965" calcext:value-type="float">
            <text:p>1456447382.69965</text:p>
          </table:table-cell>
          <table:table-cell office:value-type="float" office:value="1120" calcext:value-type="float">
            <text:p>1120</text:p>
          </table:table-cell>
          <table:table-cell table:formula="of:=[.B813]-[.B$2]" office:value-type="float" office:value="22.6994001865387" calcext:value-type="float">
            <text:p>22.6994001865</text:p>
          </table:table-cell>
          <table:table-cell table:formula="of:=[.C813]/([.D813]-[.D812])" office:value-type="float" office:value="101189.481302774" calcext:value-type="float">
            <text:p>101189.481302774</text:p>
          </table:table-cell>
          <table:table-cell/>
          <table:table-cell office:value-type="float" office:value="1456447382.83841" calcext:value-type="float">
            <text:p>1456447382.83841</text:p>
          </table:table-cell>
          <table:table-cell table:formula="of:=[.G813]-[.B813]" office:value-type="float" office:value="0.138756036758423" calcext:value-type="float">
            <text:p>0.1387560368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56447382.71073" calcext:value-type="float">
            <text:p>1456447382.71073</text:p>
          </table:table-cell>
          <table:table-cell office:value-type="float" office:value="1120" calcext:value-type="float">
            <text:p>1120</text:p>
          </table:table-cell>
          <table:table-cell table:formula="of:=[.B814]-[.B$2]" office:value-type="float" office:value="22.7104730606079" calcext:value-type="float">
            <text:p>22.7104730606</text:p>
          </table:table-cell>
          <table:table-cell table:formula="of:=[.C814]/([.D814]-[.D813])" office:value-type="float" office:value="101148.084318412" calcext:value-type="float">
            <text:p>101148.084318412</text:p>
          </table:table-cell>
          <table:table-cell/>
          <table:table-cell office:value-type="float" office:value="1456447382.84946" calcext:value-type="float">
            <text:p>1456447382.84946</text:p>
          </table:table-cell>
          <table:table-cell table:formula="of:=[.G814]-[.B814]" office:value-type="float" office:value="0.138733148574829" calcext:value-type="float">
            <text:p>0.1387331486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56447382.7218" calcext:value-type="float">
            <text:p>1456447382.7218</text:p>
          </table:table-cell>
          <table:table-cell office:value-type="float" office:value="1120" calcext:value-type="float">
            <text:p>1120</text:p>
          </table:table-cell>
          <table:table-cell table:formula="of:=[.B815]-[.B$2]" office:value-type="float" office:value="22.7215421199799" calcext:value-type="float">
            <text:p>22.72154212</text:p>
          </table:table-cell>
          <table:table-cell table:formula="of:=[.C815]/([.D815]-[.D814])" office:value-type="float" office:value="101182.942684214" calcext:value-type="float">
            <text:p>101182.942684214</text:p>
          </table:table-cell>
          <table:table-cell/>
          <table:table-cell office:value-type="float" office:value="1456447382.86053" calcext:value-type="float">
            <text:p>1456447382.86053</text:p>
          </table:table-cell>
          <table:table-cell table:formula="of:=[.G815]-[.B815]" office:value-type="float" office:value="0.138734102249146" calcext:value-type="float">
            <text:p>0.1387341022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56447382.73286" calcext:value-type="float">
            <text:p>1456447382.73286</text:p>
          </table:table-cell>
          <table:table-cell office:value-type="float" office:value="1120" calcext:value-type="float">
            <text:p>1120</text:p>
          </table:table-cell>
          <table:table-cell table:formula="of:=[.B816]-[.B$2]" office:value-type="float" office:value="22.7326109409332" calcext:value-type="float">
            <text:p>22.7326109409</text:p>
          </table:table-cell>
          <table:table-cell table:formula="of:=[.C816]/([.D816]-[.D815])" office:value-type="float" office:value="101185.122129841" calcext:value-type="float">
            <text:p>101185.122129841</text:p>
          </table:table-cell>
          <table:table-cell/>
          <table:table-cell office:value-type="float" office:value="1456447382.87165" calcext:value-type="float">
            <text:p>1456447382.87165</text:p>
          </table:table-cell>
          <table:table-cell table:formula="of:=[.G816]-[.B816]" office:value-type="float" office:value="0.138785362243652" calcext:value-type="float">
            <text:p>0.1387853622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56447382.74393" calcext:value-type="float">
            <text:p>1456447382.74393</text:p>
          </table:table-cell>
          <table:table-cell office:value-type="float" office:value="1120" calcext:value-type="float">
            <text:p>1120</text:p>
          </table:table-cell>
          <table:table-cell table:formula="of:=[.B817]-[.B$2]" office:value-type="float" office:value="22.7436802387238" calcext:value-type="float">
            <text:p>22.7436802387</text:p>
          </table:table-cell>
          <table:table-cell table:formula="of:=[.C817]/([.D817]-[.D816])" office:value-type="float" office:value="101180.763332472" calcext:value-type="float">
            <text:p>101180.763332472</text:p>
          </table:table-cell>
          <table:table-cell/>
          <table:table-cell office:value-type="float" office:value="1456447382.8829" calcext:value-type="float">
            <text:p>1456447382.8829</text:p>
          </table:table-cell>
          <table:table-cell table:formula="of:=[.G817]-[.B817]" office:value-type="float" office:value="0.138966083526611" calcext:value-type="float">
            <text:p>0.138966083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56447382.755" calcext:value-type="float">
            <text:p>1456447382.755</text:p>
          </table:table-cell>
          <table:table-cell office:value-type="float" office:value="1120" calcext:value-type="float">
            <text:p>1120</text:p>
          </table:table-cell>
          <table:table-cell table:formula="of:=[.B818]-[.B$2]" office:value-type="float" office:value="22.7547509670258" calcext:value-type="float">
            <text:p>22.754750967</text:p>
          </table:table-cell>
          <table:table-cell table:formula="of:=[.C818]/([.D818]-[.D817])" office:value-type="float" office:value="101167.689193264" calcext:value-type="float">
            <text:p>101167.689193264</text:p>
          </table:table-cell>
          <table:table-cell/>
          <table:table-cell office:value-type="float" office:value="1456447382.89406" calcext:value-type="float">
            <text:p>1456447382.89406</text:p>
          </table:table-cell>
          <table:table-cell table:formula="of:=[.G818]-[.B818]" office:value-type="float" office:value="0.139055252075195" calcext:value-type="float">
            <text:p>0.1390552521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56447382.76607" calcext:value-type="float">
            <text:p>1456447382.76607</text:p>
          </table:table-cell>
          <table:table-cell office:value-type="float" office:value="1120" calcext:value-type="float">
            <text:p>1120</text:p>
          </table:table-cell>
          <table:table-cell table:formula="of:=[.B819]-[.B$2]" office:value-type="float" office:value="22.7658200263977" calcext:value-type="float">
            <text:p>22.7658200264</text:p>
          </table:table-cell>
          <table:table-cell table:formula="of:=[.C819]/([.D819]-[.D818])" office:value-type="float" office:value="101182.942684214" calcext:value-type="float">
            <text:p>101182.942684214</text:p>
          </table:table-cell>
          <table:table-cell/>
          <table:table-cell office:value-type="float" office:value="1456447382.90853" calcext:value-type="float">
            <text:p>1456447382.90853</text:p>
          </table:table-cell>
          <table:table-cell table:formula="of:=[.G819]-[.B819]" office:value-type="float" office:value="0.142456293106079" calcext:value-type="float">
            <text:p>0.1424562931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56447382.77714" calcext:value-type="float">
            <text:p>1456447382.77714</text:p>
          </table:table-cell>
          <table:table-cell office:value-type="float" office:value="1120" calcext:value-type="float">
            <text:p>1120</text:p>
          </table:table-cell>
          <table:table-cell table:formula="of:=[.B820]-[.B$2]" office:value-type="float" office:value="22.7768867015839" calcext:value-type="float">
            <text:p>22.7768867016</text:p>
          </table:table-cell>
          <table:table-cell table:formula="of:=[.C820]/([.D820]-[.D819])" office:value-type="float" office:value="101204.74136631" calcext:value-type="float">
            <text:p>101204.74136631</text:p>
          </table:table-cell>
          <table:table-cell/>
          <table:table-cell office:value-type="float" office:value="1456447382.91958" calcext:value-type="float">
            <text:p>1456447382.91958</text:p>
          </table:table-cell>
          <table:table-cell table:formula="of:=[.G820]-[.B820]" office:value-type="float" office:value="0.142439603805542" calcext:value-type="float">
            <text:p>0.1424396038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56447382.78821" calcext:value-type="float">
            <text:p>1456447382.78821</text:p>
          </table:table-cell>
          <table:table-cell office:value-type="float" office:value="1120" calcext:value-type="float">
            <text:p>1120</text:p>
          </table:table-cell>
          <table:table-cell table:formula="of:=[.B821]-[.B$2]" office:value-type="float" office:value="22.7879524230957" calcext:value-type="float">
            <text:p>22.7879524231</text:p>
          </table:table-cell>
          <table:table-cell table:formula="of:=[.C821]/([.D821]-[.D820])" office:value-type="float" office:value="101213.463469287" calcext:value-type="float">
            <text:p>101213.463469287</text:p>
          </table:table-cell>
          <table:table-cell/>
          <table:table-cell office:value-type="float" office:value="1456447382.93078" calcext:value-type="float">
            <text:p>1456447382.93078</text:p>
          </table:table-cell>
          <table:table-cell table:formula="of:=[.G821]-[.B821]" office:value-type="float" office:value="0.142573833465576" calcext:value-type="float">
            <text:p>0.1425738335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56447382.79927" calcext:value-type="float">
            <text:p>1456447382.79927</text:p>
          </table:table-cell>
          <table:table-cell office:value-type="float" office:value="1120" calcext:value-type="float">
            <text:p>1120</text:p>
          </table:table-cell>
          <table:table-cell table:formula="of:=[.B822]-[.B$2]" office:value-type="float" office:value="22.7990183830261" calcext:value-type="float">
            <text:p>22.799018383</text:p>
          </table:table-cell>
          <table:table-cell table:formula="of:=[.C822]/([.D822]-[.D821])" office:value-type="float" office:value="101211.282802603" calcext:value-type="float">
            <text:p>101211.282802603</text:p>
          </table:table-cell>
          <table:table-cell/>
          <table:table-cell office:value-type="float" office:value="1456447382.94909" calcext:value-type="float">
            <text:p>1456447382.94909</text:p>
          </table:table-cell>
          <table:table-cell table:formula="of:=[.G822]-[.B822]" office:value-type="float" office:value="0.149817943572998" calcext:value-type="float">
            <text:p>0.1498179436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56447382.81034" calcext:value-type="float">
            <text:p>1456447382.81034</text:p>
          </table:table-cell>
          <table:table-cell office:value-type="float" office:value="1120" calcext:value-type="float">
            <text:p>1120</text:p>
          </table:table-cell>
          <table:table-cell table:formula="of:=[.B823]-[.B$2]" office:value-type="float" office:value="22.8100855350494" calcext:value-type="float">
            <text:p>22.810085535</text:p>
          </table:table-cell>
          <table:table-cell table:formula="of:=[.C823]/([.D823]-[.D822])" office:value-type="float" office:value="101200.38087852" calcext:value-type="float">
            <text:p>101200.38087852</text:p>
          </table:table-cell>
          <table:table-cell/>
          <table:table-cell office:value-type="float" office:value="1456447382.96027" calcext:value-type="float">
            <text:p>1456447382.96027</text:p>
          </table:table-cell>
          <table:table-cell table:formula="of:=[.G823]-[.B823]" office:value-type="float" office:value="0.149930715560913" calcext:value-type="float">
            <text:p>0.1499307156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56447382.82141" calcext:value-type="float">
            <text:p>1456447382.82141</text:p>
          </table:table-cell>
          <table:table-cell office:value-type="float" office:value="1120" calcext:value-type="float">
            <text:p>1120</text:p>
          </table:table-cell>
          <table:table-cell table:formula="of:=[.B824]-[.B$2]" office:value-type="float" office:value="22.8211598396301" calcext:value-type="float">
            <text:p>22.8211598396</text:p>
          </table:table-cell>
          <table:table-cell table:formula="of:=[.C824]/([.D824]-[.D823])" office:value-type="float" office:value="101135.018622575" calcext:value-type="float">
            <text:p>101135.018622575</text:p>
          </table:table-cell>
          <table:table-cell/>
          <table:table-cell office:value-type="float" office:value="1456447382.97129" calcext:value-type="float">
            <text:p>1456447382.97129</text:p>
          </table:table-cell>
          <table:table-cell table:formula="of:=[.G824]-[.B824]" office:value-type="float" office:value="0.149876594543457" calcext:value-type="float">
            <text:p>0.1498765945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56447382.83248" calcext:value-type="float">
            <text:p>1456447382.83248</text:p>
          </table:table-cell>
          <table:table-cell office:value-type="float" office:value="1120" calcext:value-type="float">
            <text:p>1120</text:p>
          </table:table-cell>
          <table:table-cell table:formula="of:=[.B825]-[.B$2]" office:value-type="float" office:value="22.8322303295135" calcext:value-type="float">
            <text:p>22.8322303295</text:p>
          </table:table-cell>
          <table:table-cell table:formula="of:=[.C825]/([.D825]-[.D824])" office:value-type="float" office:value="101169.867981823" calcext:value-type="float">
            <text:p>101169.867981823</text:p>
          </table:table-cell>
          <table:table-cell/>
          <table:table-cell office:value-type="float" office:value="1456447382.98243" calcext:value-type="float">
            <text:p>1456447382.98243</text:p>
          </table:table-cell>
          <table:table-cell table:formula="of:=[.G825]-[.B825]" office:value-type="float" office:value="0.149945974349976" calcext:value-type="float">
            <text:p>0.1499459743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56447382.84356" calcext:value-type="float">
            <text:p>1456447382.84356</text:p>
          </table:table-cell>
          <table:table-cell office:value-type="float" office:value="1120" calcext:value-type="float">
            <text:p>1120</text:p>
          </table:table-cell>
          <table:table-cell table:formula="of:=[.B826]-[.B$2]" office:value-type="float" office:value="22.8433036804199" calcext:value-type="float">
            <text:p>22.8433036804</text:p>
          </table:table-cell>
          <table:table-cell table:formula="of:=[.C826]/([.D826]-[.D825])" office:value-type="float" office:value="101143.728711379" calcext:value-type="float">
            <text:p>101143.728711379</text:p>
          </table:table-cell>
          <table:table-cell/>
          <table:table-cell office:value-type="float" office:value="1456447382.9936" calcext:value-type="float">
            <text:p>1456447382.9936</text:p>
          </table:table-cell>
          <table:table-cell table:formula="of:=[.G826]-[.B826]" office:value-type="float" office:value="0.150042533874512" calcext:value-type="float">
            <text:p>0.1500425339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56447382.85463" calcext:value-type="float">
            <text:p>1456447382.85463</text:p>
          </table:table-cell>
          <table:table-cell office:value-type="float" office:value="1120" calcext:value-type="float">
            <text:p>1120</text:p>
          </table:table-cell>
          <table:table-cell table:formula="of:=[.B827]-[.B$2]" office:value-type="float" office:value="22.8543744087219" calcext:value-type="float">
            <text:p>22.8543744087</text:p>
          </table:table-cell>
          <table:table-cell table:formula="of:=[.C827]/([.D827]-[.D826])" office:value-type="float" office:value="101167.689193264" calcext:value-type="float">
            <text:p>101167.689193264</text:p>
          </table:table-cell>
          <table:table-cell/>
          <table:table-cell office:value-type="float" office:value="1456447383.00468" calcext:value-type="float">
            <text:p>1456447383.00468</text:p>
          </table:table-cell>
          <table:table-cell table:formula="of:=[.G827]-[.B827]" office:value-type="float" office:value="0.150051832199097" calcext:value-type="float">
            <text:p>0.1500518322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56447382.8657" calcext:value-type="float">
            <text:p>1456447382.8657</text:p>
          </table:table-cell>
          <table:table-cell office:value-type="float" office:value="1120" calcext:value-type="float">
            <text:p>1120</text:p>
          </table:table-cell>
          <table:table-cell table:formula="of:=[.B828]-[.B$2]" office:value-type="float" office:value="22.8654441833496" calcext:value-type="float">
            <text:p>22.8654441833</text:p>
          </table:table-cell>
          <table:table-cell table:formula="of:=[.C828]/([.D828]-[.D827])" office:value-type="float" office:value="101176.404910618" calcext:value-type="float">
            <text:p>101176.404910618</text:p>
          </table:table-cell>
          <table:table-cell/>
          <table:table-cell office:value-type="float" office:value="1456447383.02602" calcext:value-type="float">
            <text:p>1456447383.02602</text:p>
          </table:table-cell>
          <table:table-cell table:formula="of:=[.G828]-[.B828]" office:value-type="float" office:value="0.160322189331055" calcext:value-type="float">
            <text:p>0.1603221893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56447382.87676" calcext:value-type="float">
            <text:p>1456447382.87676</text:p>
          </table:table-cell>
          <table:table-cell office:value-type="float" office:value="1120" calcext:value-type="float">
            <text:p>1120</text:p>
          </table:table-cell>
          <table:table-cell table:formula="of:=[.B829]-[.B$2]" office:value-type="float" office:value="22.8765103816986" calcext:value-type="float">
            <text:p>22.8765103817</text:p>
          </table:table-cell>
          <table:table-cell table:formula="of:=[.C829]/([.D829]-[.D828])" office:value-type="float" office:value="101209.102229883" calcext:value-type="float">
            <text:p>101209.102229883</text:p>
          </table:table-cell>
          <table:table-cell/>
          <table:table-cell office:value-type="float" office:value="1456447383.03" calcext:value-type="float">
            <text:p>1456447383.03</text:p>
          </table:table-cell>
          <table:table-cell table:formula="of:=[.G829]-[.B829]" office:value-type="float" office:value="0.153235912322998" calcext:value-type="float">
            <text:p>0.1532359123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56447382.88787" calcext:value-type="float">
            <text:p>1456447382.88787</text:p>
          </table:table-cell>
          <table:table-cell office:value-type="float" office:value="1120" calcext:value-type="float">
            <text:p>1120</text:p>
          </table:table-cell>
          <table:table-cell table:formula="of:=[.B830]-[.B$2]" office:value-type="float" office:value="22.8876175880432" calcext:value-type="float">
            <text:p>22.887617588</text:p>
          </table:table-cell>
          <table:table-cell table:formula="of:=[.C830]/([.D830]-[.D829])" office:value-type="float" office:value="100835.43649516" calcext:value-type="float">
            <text:p>100835.43649516</text:p>
          </table:table-cell>
          <table:table-cell/>
          <table:table-cell office:value-type="float" office:value="1456447383.03392" calcext:value-type="float">
            <text:p>1456447383.03392</text:p>
          </table:table-cell>
          <table:table-cell table:formula="of:=[.G830]-[.B830]" office:value-type="float" office:value="0.146048784255981" calcext:value-type="float">
            <text:p>0.1460487843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56447382.89896" calcext:value-type="float">
            <text:p>1456447382.89896</text:p>
          </table:table-cell>
          <table:table-cell office:value-type="float" office:value="1120" calcext:value-type="float">
            <text:p>1120</text:p>
          </table:table-cell>
          <table:table-cell table:formula="of:=[.B831]-[.B$2]" office:value-type="float" office:value="22.89870429039" calcext:value-type="float">
            <text:p>22.8987042904</text:p>
          </table:table-cell>
          <table:table-cell table:formula="of:=[.C831]/([.D831]-[.D830])" office:value-type="float" office:value="101021.923829595" calcext:value-type="float">
            <text:p>101021.923829595</text:p>
          </table:table-cell>
          <table:table-cell/>
          <table:table-cell office:value-type="float" office:value="1456447383.03787" calcext:value-type="float">
            <text:p>1456447383.03787</text:p>
          </table:table-cell>
          <table:table-cell table:formula="of:=[.G831]-[.B831]" office:value-type="float" office:value="0.138911962509155" calcext:value-type="float">
            <text:p>0.1389119625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56447382.91" calcext:value-type="float">
            <text:p>1456447382.91</text:p>
          </table:table-cell>
          <table:table-cell office:value-type="float" office:value="1120" calcext:value-type="float">
            <text:p>1120</text:p>
          </table:table-cell>
          <table:table-cell table:formula="of:=[.B832]-[.B$2]" office:value-type="float" office:value="22.9097416400909" calcext:value-type="float">
            <text:p>22.9097416401</text:p>
          </table:table-cell>
          <table:table-cell table:formula="of:=[.C832]/([.D832]-[.D831])" office:value-type="float" office:value="101473.635460319" calcext:value-type="float">
            <text:p>101473.635460319</text:p>
          </table:table-cell>
          <table:table-cell/>
          <table:table-cell office:value-type="float" office:value="1456447383.04603" calcext:value-type="float">
            <text:p>1456447383.04603</text:p>
          </table:table-cell>
          <table:table-cell table:formula="of:=[.G832]-[.B832]" office:value-type="float" office:value="0.136034727096558" calcext:value-type="float">
            <text:p>0.136034727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56447382.92107" calcext:value-type="float">
            <text:p>1456447382.92107</text:p>
          </table:table-cell>
          <table:table-cell office:value-type="float" office:value="1120" calcext:value-type="float">
            <text:p>1120</text:p>
          </table:table-cell>
          <table:table-cell table:formula="of:=[.B833]-[.B$2]" office:value-type="float" office:value="22.9208171367645" calcext:value-type="float">
            <text:p>22.9208171368</text:p>
          </table:table-cell>
          <table:table-cell table:formula="of:=[.C833]/([.D833]-[.D832])" office:value-type="float" office:value="101124.133120937" calcext:value-type="float">
            <text:p>101124.133120937</text:p>
          </table:table-cell>
          <table:table-cell/>
          <table:table-cell office:value-type="float" office:value="1456447383.05298" calcext:value-type="float">
            <text:p>1456447383.05298</text:p>
          </table:table-cell>
          <table:table-cell table:formula="of:=[.G833]-[.B833]" office:value-type="float" office:value="0.131909132003784" calcext:value-type="float">
            <text:p>0.131909132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56447382.93214" calcext:value-type="float">
            <text:p>1456447382.93214</text:p>
          </table:table-cell>
          <table:table-cell office:value-type="float" office:value="1120" calcext:value-type="float">
            <text:p>1120</text:p>
          </table:table-cell>
          <table:table-cell table:formula="of:=[.B834]-[.B$2]" office:value-type="float" office:value="22.9318871498108" calcext:value-type="float">
            <text:p>22.9318871498</text:p>
          </table:table-cell>
          <table:table-cell table:formula="of:=[.C834]/([.D834]-[.D833])" office:value-type="float" office:value="101174.225840495" calcext:value-type="float">
            <text:p>101174.225840495</text:p>
          </table:table-cell>
          <table:table-cell/>
          <table:table-cell office:value-type="float" office:value="1456447383.06428" calcext:value-type="float">
            <text:p>1456447383.06428</text:p>
          </table:table-cell>
          <table:table-cell table:formula="of:=[.G834]-[.B834]" office:value-type="float" office:value="0.132139205932617" calcext:value-type="float">
            <text:p>0.1321392059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56447382.94321" calcext:value-type="float">
            <text:p>1456447382.94321</text:p>
          </table:table-cell>
          <table:table-cell office:value-type="float" office:value="1120" calcext:value-type="float">
            <text:p>1120</text:p>
          </table:table-cell>
          <table:table-cell table:formula="of:=[.B835]-[.B$2]" office:value-type="float" office:value="22.9429564476013" calcext:value-type="float">
            <text:p>22.9429564476</text:p>
          </table:table-cell>
          <table:table-cell table:formula="of:=[.C835]/([.D835]-[.D834])" office:value-type="float" office:value="101180.763332472" calcext:value-type="float">
            <text:p>101180.763332472</text:p>
          </table:table-cell>
          <table:table-cell/>
          <table:table-cell office:value-type="float" office:value="1456447383.06822" calcext:value-type="float">
            <text:p>1456447383.06822</text:p>
          </table:table-cell>
          <table:table-cell table:formula="of:=[.G835]-[.B835]" office:value-type="float" office:value="0.125009775161743" calcext:value-type="float">
            <text:p>0.1250097752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56447382.95428" calcext:value-type="float">
            <text:p>1456447382.95428</text:p>
          </table:table-cell>
          <table:table-cell office:value-type="float" office:value="1120" calcext:value-type="float">
            <text:p>1120</text:p>
          </table:table-cell>
          <table:table-cell table:formula="of:=[.B836]-[.B$2]" office:value-type="float" office:value="22.9540266990662" calcext:value-type="float">
            <text:p>22.9540266991</text:p>
          </table:table-cell>
          <table:table-cell table:formula="of:=[.C836]/([.D836]-[.D835])" office:value-type="float" office:value="101172.046864232" calcext:value-type="float">
            <text:p>101172.046864232</text:p>
          </table:table-cell>
          <table:table-cell/>
          <table:table-cell office:value-type="float" office:value="1456447383.07407" calcext:value-type="float">
            <text:p>1456447383.07407</text:p>
          </table:table-cell>
          <table:table-cell table:formula="of:=[.G836]-[.B836]" office:value-type="float" office:value="0.119789600372314" calcext:value-type="float">
            <text:p>0.1197896004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56447382.96536" calcext:value-type="float">
            <text:p>1456447382.96536</text:p>
          </table:table-cell>
          <table:table-cell office:value-type="float" office:value="1120" calcext:value-type="float">
            <text:p>1120</text:p>
          </table:table-cell>
          <table:table-cell table:formula="of:=[.B837]-[.B$2]" office:value-type="float" office:value="22.9651024341583" calcext:value-type="float">
            <text:p>22.9651024342</text:p>
          </table:table-cell>
          <table:table-cell table:formula="of:=[.C837]/([.D837]-[.D836])" office:value-type="float" office:value="101121.956301797" calcext:value-type="float">
            <text:p>101121.956301797</text:p>
          </table:table-cell>
          <table:table-cell/>
          <table:table-cell office:value-type="float" office:value="1456447383.07802" calcext:value-type="float">
            <text:p>1456447383.07802</text:p>
          </table:table-cell>
          <table:table-cell table:formula="of:=[.G837]-[.B837]" office:value-type="float" office:value="0.112663984298706" calcext:value-type="float">
            <text:p>0.112663984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56447382.97643" calcext:value-type="float">
            <text:p>1456447382.97643</text:p>
          </table:table-cell>
          <table:table-cell office:value-type="float" office:value="1120" calcext:value-type="float">
            <text:p>1120</text:p>
          </table:table-cell>
          <table:table-cell table:formula="of:=[.B838]-[.B$2]" office:value-type="float" office:value="22.9761779308319" calcext:value-type="float">
            <text:p>22.9761779308</text:p>
          </table:table-cell>
          <table:table-cell table:formula="of:=[.C838]/([.D838]-[.D837])" office:value-type="float" office:value="101124.133120937" calcext:value-type="float">
            <text:p>101124.133120937</text:p>
          </table:table-cell>
          <table:table-cell/>
          <table:table-cell office:value-type="float" office:value="1456447383.08194" calcext:value-type="float">
            <text:p>1456447383.08194</text:p>
          </table:table-cell>
          <table:table-cell table:formula="of:=[.G838]-[.B838]" office:value-type="float" office:value="0.105508327484131" calcext:value-type="float">
            <text:p>0.1055083275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56447382.9875" calcext:value-type="float">
            <text:p>1456447382.9875</text:p>
          </table:table-cell>
          <table:table-cell office:value-type="float" office:value="1120" calcext:value-type="float">
            <text:p>1120</text:p>
          </table:table-cell>
          <table:table-cell table:formula="of:=[.B839]-[.B$2]" office:value-type="float" office:value="22.9872498512268" calcext:value-type="float">
            <text:p>22.9872498512</text:p>
          </table:table-cell>
          <table:table-cell table:formula="of:=[.C839]/([.D839]-[.D838])" office:value-type="float" office:value="101156.796657981" calcext:value-type="float">
            <text:p>101156.796657981</text:p>
          </table:table-cell>
          <table:table-cell/>
          <table:table-cell office:value-type="float" office:value="1456447383.08592" calcext:value-type="float">
            <text:p>1456447383.08592</text:p>
          </table:table-cell>
          <table:table-cell table:formula="of:=[.G839]-[.B839]" office:value-type="float" office:value="0.0984165668487549" calcext:value-type="float">
            <text:p>0.0984165668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56447382.99858" calcext:value-type="float">
            <text:p>1456447382.99858</text:p>
          </table:table-cell>
          <table:table-cell office:value-type="float" office:value="1120" calcext:value-type="float">
            <text:p>1120</text:p>
          </table:table-cell>
          <table:table-cell table:formula="of:=[.B840]-[.B$2]" office:value-type="float" office:value="22.998327255249" calcext:value-type="float">
            <text:p>22.9983272552</text:p>
          </table:table-cell>
          <table:table-cell table:formula="of:=[.C840]/([.D840]-[.D839])" office:value-type="float" office:value="101106.721191511" calcext:value-type="float">
            <text:p>101106.721191511</text:p>
          </table:table-cell>
          <table:table-cell/>
          <table:table-cell office:value-type="float" office:value="1456447383.08982" calcext:value-type="float">
            <text:p>1456447383.08982</text:p>
          </table:table-cell>
          <table:table-cell table:formula="of:=[.G840]-[.B840]" office:value-type="float" office:value="0.0912389755249023" calcext:value-type="float">
            <text:p>0.0912389755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56447383.01006" calcext:value-type="float">
            <text:p>1456447383.01006</text:p>
          </table:table-cell>
          <table:table-cell office:value-type="float" office:value="1120" calcext:value-type="float">
            <text:p>1120</text:p>
          </table:table-cell>
          <table:table-cell table:formula="of:=[.B841]-[.B$2]" office:value-type="float" office:value="23.0098068714142" calcext:value-type="float">
            <text:p>23.0098068714</text:p>
          </table:table-cell>
          <table:table-cell table:formula="of:=[.C841]/([.D841]-[.D840])" office:value-type="float" office:value="97564.2376788719" calcext:value-type="float">
            <text:p>97564.2376788719</text:p>
          </table:table-cell>
          <table:table-cell/>
          <table:table-cell office:value-type="float" office:value="1456447383.09371" calcext:value-type="float">
            <text:p>1456447383.09371</text:p>
          </table:table-cell>
          <table:table-cell table:formula="of:=[.G841]-[.B841]" office:value-type="float" office:value="0.0836493968963623" calcext:value-type="float">
            <text:p>0.0836493969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56447383.02147" calcext:value-type="float">
            <text:p>1456447383.02147</text:p>
          </table:table-cell>
          <table:table-cell office:value-type="float" office:value="1120" calcext:value-type="float">
            <text:p>1120</text:p>
          </table:table-cell>
          <table:table-cell table:formula="of:=[.B842]-[.B$2]" office:value-type="float" office:value="23.0212206840515" calcext:value-type="float">
            <text:p>23.0212206841</text:p>
          </table:table-cell>
          <table:table-cell table:formula="of:=[.C842]/([.D842]-[.D841])" office:value-type="float" office:value="98126.7202807428" calcext:value-type="float">
            <text:p>98126.7202807428</text:p>
          </table:table-cell>
          <table:table-cell/>
          <table:table-cell office:value-type="float" office:value="1456447383.09777" calcext:value-type="float">
            <text:p>1456447383.09777</text:p>
          </table:table-cell>
          <table:table-cell table:formula="of:=[.G842]-[.B842]" office:value-type="float" office:value="0.0762956142425537" calcext:value-type="float">
            <text:p>0.0762956142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56447383.03284" calcext:value-type="float">
            <text:p>1456447383.03284</text:p>
          </table:table-cell>
          <table:table-cell office:value-type="float" office:value="1120" calcext:value-type="float">
            <text:p>1120</text:p>
          </table:table-cell>
          <table:table-cell table:formula="of:=[.B843]-[.B$2]" office:value-type="float" office:value="23.0325829982758" calcext:value-type="float">
            <text:p>23.0325829983</text:p>
          </table:table-cell>
          <table:table-cell table:formula="of:=[.C843]/([.D843]-[.D842])" office:value-type="float" office:value="98571.4686195103" calcext:value-type="float">
            <text:p>98571.4686195103</text:p>
          </table:table-cell>
          <table:table-cell/>
          <table:table-cell office:value-type="float" office:value="1456447383.10916" calcext:value-type="float">
            <text:p>1456447383.10916</text:p>
          </table:table-cell>
          <table:table-cell table:formula="of:=[.G843]-[.B843]" office:value-type="float" office:value="0.0763232707977295" calcext:value-type="float">
            <text:p>0.0763232708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56447383.04418" calcext:value-type="float">
            <text:p>1456447383.04418</text:p>
          </table:table-cell>
          <table:table-cell office:value-type="float" office:value="1120" calcext:value-type="float">
            <text:p>1120</text:p>
          </table:table-cell>
          <table:table-cell table:formula="of:=[.B844]-[.B$2]" office:value-type="float" office:value="23.0439298152924" calcext:value-type="float">
            <text:p>23.0439298153</text:p>
          </table:table-cell>
          <table:table-cell table:formula="of:=[.C844]/([.D844]-[.D843])" office:value-type="float" office:value="98706.0951420407" calcext:value-type="float">
            <text:p>98706.0951420407</text:p>
          </table:table-cell>
          <table:table-cell/>
          <table:table-cell office:value-type="float" office:value="1456447383.1205" calcext:value-type="float">
            <text:p>1456447383.1205</text:p>
          </table:table-cell>
          <table:table-cell table:formula="of:=[.G844]-[.B844]" office:value-type="float" office:value="0.0763165950775147" calcext:value-type="float">
            <text:p>0.0763165951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56447383.05552" calcext:value-type="float">
            <text:p>1456447383.05552</text:p>
          </table:table-cell>
          <table:table-cell office:value-type="float" office:value="1120" calcext:value-type="float">
            <text:p>1120</text:p>
          </table:table-cell>
          <table:table-cell table:formula="of:=[.B845]-[.B$2]" office:value-type="float" office:value="23.0552699565887" calcext:value-type="float">
            <text:p>23.0552699566</text:p>
          </table:table-cell>
          <table:table-cell table:formula="of:=[.C845]/([.D845]-[.D844])" office:value-type="float" office:value="98764.2014969305" calcext:value-type="float">
            <text:p>98764.2014969305</text:p>
          </table:table-cell>
          <table:table-cell/>
          <table:table-cell office:value-type="float" office:value="1456447383.1318" calcext:value-type="float">
            <text:p>1456447383.1318</text:p>
          </table:table-cell>
          <table:table-cell table:formula="of:=[.G845]-[.B845]" office:value-type="float" office:value="0.0762763023376465" calcext:value-type="float">
            <text:p>0.0762763023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56447383.06686" calcext:value-type="float">
            <text:p>1456447383.06686</text:p>
          </table:table-cell>
          <table:table-cell office:value-type="float" office:value="1120" calcext:value-type="float">
            <text:p>1120</text:p>
          </table:table-cell>
          <table:table-cell table:formula="of:=[.B846]-[.B$2]" office:value-type="float" office:value="23.0666060447693" calcext:value-type="float">
            <text:p>23.0666060448</text:p>
          </table:table-cell>
          <table:table-cell table:formula="of:=[.C846]/([.D846]-[.D845])" office:value-type="float" office:value="98799.5137442951" calcext:value-type="float">
            <text:p>98799.5137442951</text:p>
          </table:table-cell>
          <table:table-cell/>
          <table:table-cell office:value-type="float" office:value="1456447383.14316" calcext:value-type="float">
            <text:p>1456447383.14316</text:p>
          </table:table-cell>
          <table:table-cell table:formula="of:=[.G846]-[.B846]" office:value-type="float" office:value="0.0763003826141357" calcext:value-type="float">
            <text:p>0.0763003826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56447383.07819" calcext:value-type="float">
            <text:p>1456447383.07819</text:p>
          </table:table-cell>
          <table:table-cell office:value-type="float" office:value="1120" calcext:value-type="float">
            <text:p>1120</text:p>
          </table:table-cell>
          <table:table-cell table:formula="of:=[.B847]-[.B$2]" office:value-type="float" office:value="23.0779392719269" calcext:value-type="float">
            <text:p>23.0779392719</text:p>
          </table:table-cell>
          <table:table-cell table:formula="of:=[.C847]/([.D847]-[.D846])" office:value-type="float" office:value="98824.4552435048" calcext:value-type="float">
            <text:p>98824.4552435048</text:p>
          </table:table-cell>
          <table:table-cell/>
          <table:table-cell office:value-type="float" office:value="1456447383.15442" calcext:value-type="float">
            <text:p>1456447383.15442</text:p>
          </table:table-cell>
          <table:table-cell table:formula="of:=[.G847]-[.B847]" office:value-type="float" office:value="0.0762269496917725" calcext:value-type="float">
            <text:p>0.0762269497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56447383.08952" calcext:value-type="float">
            <text:p>1456447383.08952</text:p>
          </table:table-cell>
          <table:table-cell office:value-type="float" office:value="1120" calcext:value-type="float">
            <text:p>1120</text:p>
          </table:table-cell>
          <table:table-cell table:formula="of:=[.B848]-[.B$2]" office:value-type="float" office:value="23.0892705917358" calcext:value-type="float">
            <text:p>23.0892705917</text:p>
          </table:table-cell>
          <table:table-cell table:formula="of:=[.C848]/([.D848]-[.D847])" office:value-type="float" office:value="98841.0899067898" calcext:value-type="float">
            <text:p>98841.0899067898</text:p>
          </table:table-cell>
          <table:table-cell/>
          <table:table-cell office:value-type="float" office:value="1456447383.16617" calcext:value-type="float">
            <text:p>1456447383.16617</text:p>
          </table:table-cell>
          <table:table-cell table:formula="of:=[.G848]-[.B848]" office:value-type="float" office:value="0.0766456127166748" calcext:value-type="float">
            <text:p>0.0766456127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56447383.10086" calcext:value-type="float">
            <text:p>1456447383.10086</text:p>
          </table:table-cell>
          <table:table-cell office:value-type="float" office:value="1120" calcext:value-type="float">
            <text:p>1120</text:p>
          </table:table-cell>
          <table:table-cell table:formula="of:=[.B849]-[.B$2]" office:value-type="float" office:value="23.1006083488464" calcext:value-type="float">
            <text:p>23.1006083488</text:p>
          </table:table-cell>
          <table:table-cell table:formula="of:=[.C849]/([.D849]-[.D848])" office:value-type="float" office:value="98784.9703494974" calcext:value-type="float">
            <text:p>98784.9703494974</text:p>
          </table:table-cell>
          <table:table-cell/>
          <table:table-cell office:value-type="float" office:value="1456447383.17746" calcext:value-type="float">
            <text:p>1456447383.17746</text:p>
          </table:table-cell>
          <table:table-cell table:formula="of:=[.G849]-[.B849]" office:value-type="float" office:value="0.0765979290008545" calcext:value-type="float">
            <text:p>0.076597929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56447383.11219" calcext:value-type="float">
            <text:p>1456447383.11219</text:p>
          </table:table-cell>
          <table:table-cell office:value-type="float" office:value="1120" calcext:value-type="float">
            <text:p>1120</text:p>
          </table:table-cell>
          <table:table-cell table:formula="of:=[.B850]-[.B$2]" office:value-type="float" office:value="23.1119410991669" calcext:value-type="float">
            <text:p>23.1119410992</text:p>
          </table:table-cell>
          <table:table-cell table:formula="of:=[.C850]/([.D850]-[.D849])" office:value-type="float" office:value="98828.6133843856" calcext:value-type="float">
            <text:p>98828.6133843856</text:p>
          </table:table-cell>
          <table:table-cell/>
          <table:table-cell office:value-type="float" office:value="1456447383.18892" calcext:value-type="float">
            <text:p>1456447383.18892</text:p>
          </table:table-cell>
          <table:table-cell table:formula="of:=[.G850]-[.B850]" office:value-type="float" office:value="0.0767252445220947" calcext:value-type="float">
            <text:p>0.0767252445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56447383.12353" calcext:value-type="float">
            <text:p>1456447383.12353</text:p>
          </table:table-cell>
          <table:table-cell office:value-type="float" office:value="1120" calcext:value-type="float">
            <text:p>1120</text:p>
          </table:table-cell>
          <table:table-cell table:formula="of:=[.B851]-[.B$2]" office:value-type="float" office:value="23.1232731342316" calcext:value-type="float">
            <text:p>23.1232731342</text:p>
          </table:table-cell>
          <table:table-cell table:formula="of:=[.C851]/([.D851]-[.D850])" office:value-type="float" office:value="98834.8512518409" calcext:value-type="float">
            <text:p>98834.8512518409</text:p>
          </table:table-cell>
          <table:table-cell/>
          <table:table-cell office:value-type="float" office:value="1456447383.20019" calcext:value-type="float">
            <text:p>1456447383.20019</text:p>
          </table:table-cell>
          <table:table-cell table:formula="of:=[.G851]-[.B851]" office:value-type="float" office:value="0.0766632556915283" calcext:value-type="float">
            <text:p>0.0766632557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56447383.13486" calcext:value-type="float">
            <text:p>1456447383.13486</text:p>
          </table:table-cell>
          <table:table-cell office:value-type="float" office:value="1120" calcext:value-type="float">
            <text:p>1120</text:p>
          </table:table-cell>
          <table:table-cell table:formula="of:=[.B852]-[.B$2]" office:value-type="float" office:value="23.1346051692963" calcext:value-type="float">
            <text:p>23.1346051693</text:p>
          </table:table-cell>
          <table:table-cell table:formula="of:=[.C852]/([.D852]-[.D851])" office:value-type="float" office:value="98834.8512518409" calcext:value-type="float">
            <text:p>98834.8512518409</text:p>
          </table:table-cell>
          <table:table-cell/>
          <table:table-cell office:value-type="float" office:value="1456447383.21151" calcext:value-type="float">
            <text:p>1456447383.21151</text:p>
          </table:table-cell>
          <table:table-cell table:formula="of:=[.G852]-[.B852]" office:value-type="float" office:value="0.0766510963439941" calcext:value-type="float">
            <text:p>0.0766510963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56447383.14619" calcext:value-type="float">
            <text:p>1456447383.14619</text:p>
          </table:table-cell>
          <table:table-cell office:value-type="float" office:value="1120" calcext:value-type="float">
            <text:p>1120</text:p>
          </table:table-cell>
          <table:table-cell table:formula="of:=[.B853]-[.B$2]" office:value-type="float" office:value="23.1459374427795" calcext:value-type="float">
            <text:p>23.1459374428</text:p>
          </table:table-cell>
          <table:table-cell table:formula="of:=[.C853]/([.D853]-[.D852])" office:value-type="float" office:value="98832.7718751972" calcext:value-type="float">
            <text:p>98832.7718751972</text:p>
          </table:table-cell>
          <table:table-cell/>
          <table:table-cell office:value-type="float" office:value="1456447383.22275" calcext:value-type="float">
            <text:p>1456447383.22275</text:p>
          </table:table-cell>
          <table:table-cell table:formula="of:=[.G853]-[.B853]" office:value-type="float" office:value="0.0765588283538818" calcext:value-type="float">
            <text:p>0.0765588284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56447383.15752" calcext:value-type="float">
            <text:p>1456447383.15752</text:p>
          </table:table-cell>
          <table:table-cell office:value-type="float" office:value="1120" calcext:value-type="float">
            <text:p>1120</text:p>
          </table:table-cell>
          <table:table-cell table:formula="of:=[.B854]-[.B$2]" office:value-type="float" office:value="23.1572678089142" calcext:value-type="float">
            <text:p>23.1572678089</text:p>
          </table:table-cell>
          <table:table-cell table:formula="of:=[.C854]/([.D854]-[.D853])" office:value-type="float" office:value="98849.409338636" calcext:value-type="float">
            <text:p>98849.409338636</text:p>
          </table:table-cell>
          <table:table-cell/>
          <table:table-cell office:value-type="float" office:value="1456447383.23408" calcext:value-type="float">
            <text:p>1456447383.23408</text:p>
          </table:table-cell>
          <table:table-cell table:formula="of:=[.G854]-[.B854]" office:value-type="float" office:value="0.0765585899353027" calcext:value-type="float">
            <text:p>0.0765585899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56447383.16885" calcext:value-type="float">
            <text:p>1456447383.16885</text:p>
          </table:table-cell>
          <table:table-cell office:value-type="float" office:value="1120" calcext:value-type="float">
            <text:p>1120</text:p>
          </table:table-cell>
          <table:table-cell table:formula="of:=[.B855]-[.B$2]" office:value-type="float" office:value="23.1685962677002" calcext:value-type="float">
            <text:p>23.1685962677</text:p>
          </table:table-cell>
          <table:table-cell table:formula="of:=[.C855]/([.D855]-[.D854])" office:value-type="float" office:value="98866.0524045038" calcext:value-type="float">
            <text:p>98866.0524045038</text:p>
          </table:table-cell>
          <table:table-cell/>
          <table:table-cell office:value-type="float" office:value="1456447383.2454" calcext:value-type="float">
            <text:p>1456447383.2454</text:p>
          </table:table-cell>
          <table:table-cell table:formula="of:=[.G855]-[.B855]" office:value-type="float" office:value="0.0765500068664551" calcext:value-type="float">
            <text:p>0.0765500069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56447383.18018" calcext:value-type="float">
            <text:p>1456447383.18018</text:p>
          </table:table-cell>
          <table:table-cell office:value-type="float" office:value="1120" calcext:value-type="float">
            <text:p>1120</text:p>
          </table:table-cell>
          <table:table-cell table:formula="of:=[.B856]-[.B$2]" office:value-type="float" office:value="23.179927110672" calcext:value-type="float">
            <text:p>23.1799271107</text:p>
          </table:table-cell>
          <table:table-cell table:formula="of:=[.C856]/([.D856]-[.D855])" office:value-type="float" office:value="98845.2494476591" calcext:value-type="float">
            <text:p>98845.2494476591</text:p>
          </table:table-cell>
          <table:table-cell/>
          <table:table-cell office:value-type="float" office:value="1456447383.25679" calcext:value-type="float">
            <text:p>1456447383.25679</text:p>
          </table:table-cell>
          <table:table-cell table:formula="of:=[.G856]-[.B856]" office:value-type="float" office:value="0.0766091346740723" calcext:value-type="float">
            <text:p>0.0766091347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56447383.19155" calcext:value-type="float">
            <text:p>1456447383.19155</text:p>
          </table:table-cell>
          <table:table-cell office:value-type="float" office:value="1120" calcext:value-type="float">
            <text:p>1120</text:p>
          </table:table-cell>
          <table:table-cell table:formula="of:=[.B857]-[.B$2]" office:value-type="float" office:value="23.1912968158722" calcext:value-type="float">
            <text:p>23.1912968159</text:p>
          </table:table-cell>
          <table:table-cell table:formula="of:=[.C857]/([.D857]-[.D856])" office:value-type="float" office:value="98507.3913772857" calcext:value-type="float">
            <text:p>98507.3913772857</text:p>
          </table:table-cell>
          <table:table-cell/>
          <table:table-cell office:value-type="float" office:value="1456447383.26816" calcext:value-type="float">
            <text:p>1456447383.26816</text:p>
          </table:table-cell>
          <table:table-cell table:formula="of:=[.G857]-[.B857]" office:value-type="float" office:value="0.0766096115112305" calcext:value-type="float">
            <text:p>0.0766096115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56447383.2029" calcext:value-type="float">
            <text:p>1456447383.2029</text:p>
          </table:table-cell>
          <table:table-cell office:value-type="float" office:value="1120" calcext:value-type="float">
            <text:p>1120</text:p>
          </table:table-cell>
          <table:table-cell table:formula="of:=[.B858]-[.B$2]" office:value-type="float" office:value="23.2026469707489" calcext:value-type="float">
            <text:p>23.2026469707</text:p>
          </table:table-cell>
          <table:table-cell table:formula="of:=[.C858]/([.D858]-[.D857])" office:value-type="float" office:value="98677.0675965214" calcext:value-type="float">
            <text:p>98677.0675965214</text:p>
          </table:table-cell>
          <table:table-cell/>
          <table:table-cell office:value-type="float" office:value="1456447383.27982" calcext:value-type="float">
            <text:p>1456447383.27982</text:p>
          </table:table-cell>
          <table:table-cell table:formula="of:=[.G858]-[.B858]" office:value-type="float" office:value="0.0769193172454834" calcext:value-type="float">
            <text:p>0.0769193172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56447383.21424" calcext:value-type="float">
            <text:p>1456447383.21424</text:p>
          </table:table-cell>
          <table:table-cell office:value-type="float" office:value="1120" calcext:value-type="float">
            <text:p>1120</text:p>
          </table:table-cell>
          <table:table-cell table:formula="of:=[.B859]-[.B$2]" office:value-type="float" office:value="23.2139863967895" calcext:value-type="float">
            <text:p>23.2139863968</text:p>
          </table:table-cell>
          <table:table-cell table:formula="of:=[.C859]/([.D859]-[.D858])" office:value-type="float" office:value="98770.4312356763" calcext:value-type="float">
            <text:p>98770.4312356763</text:p>
          </table:table-cell>
          <table:table-cell/>
          <table:table-cell office:value-type="float" office:value="1456447383.29125" calcext:value-type="float">
            <text:p>1456447383.29125</text:p>
          </table:table-cell>
          <table:table-cell table:formula="of:=[.G859]-[.B859]" office:value-type="float" office:value="0.077009916305542" calcext:value-type="float">
            <text:p>0.0770099163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56447383.22558" calcext:value-type="float">
            <text:p>1456447383.22558</text:p>
          </table:table-cell>
          <table:table-cell office:value-type="float" office:value="1120" calcext:value-type="float">
            <text:p>1120</text:p>
          </table:table-cell>
          <table:table-cell table:formula="of:=[.B860]-[.B$2]" office:value-type="float" office:value="23.2253262996674" calcext:value-type="float">
            <text:p>23.2253262997</text:p>
          </table:table-cell>
          <table:table-cell table:formula="of:=[.C860]/([.D860]-[.D859])" office:value-type="float" office:value="98766.2779891933" calcext:value-type="float">
            <text:p>98766.2779891933</text:p>
          </table:table-cell>
          <table:table-cell/>
          <table:table-cell office:value-type="float" office:value="1456447383.30267" calcext:value-type="float">
            <text:p>1456447383.30267</text:p>
          </table:table-cell>
          <table:table-cell table:formula="of:=[.G860]-[.B860]" office:value-type="float" office:value="0.0770900249481201" calcext:value-type="float">
            <text:p>0.0770900249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56447383.23692" calcext:value-type="float">
            <text:p>1456447383.23692</text:p>
          </table:table-cell>
          <table:table-cell office:value-type="float" office:value="1120" calcext:value-type="float">
            <text:p>1120</text:p>
          </table:table-cell>
          <table:table-cell table:formula="of:=[.B861]-[.B$2]" office:value-type="float" office:value="23.2366614341736" calcext:value-type="float">
            <text:p>23.2366614342</text:p>
          </table:table-cell>
          <table:table-cell table:formula="of:=[.C861]/([.D861]-[.D860])" office:value-type="float" office:value="98807.8261784069" calcext:value-type="float">
            <text:p>98807.8261784069</text:p>
          </table:table-cell>
          <table:table-cell/>
          <table:table-cell office:value-type="float" office:value="1456447383.3171" calcext:value-type="float">
            <text:p>1456447383.3171</text:p>
          </table:table-cell>
          <table:table-cell table:formula="of:=[.G861]-[.B861]" office:value-type="float" office:value="0.0801849365234375" calcext:value-type="float">
            <text:p>0.0801849365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56447383.24828" calcext:value-type="float">
            <text:p>1456447383.24828</text:p>
          </table:table-cell>
          <table:table-cell office:value-type="float" office:value="1120" calcext:value-type="float">
            <text:p>1120</text:p>
          </table:table-cell>
          <table:table-cell table:formula="of:=[.B862]-[.B$2]" office:value-type="float" office:value="23.2480294704437" calcext:value-type="float">
            <text:p>23.2480294704</text:p>
          </table:table-cell>
          <table:table-cell table:formula="of:=[.C862]/([.D862]-[.D861])" office:value-type="float" office:value="98521.8531490531" calcext:value-type="float">
            <text:p>98521.8531490531</text:p>
          </table:table-cell>
          <table:table-cell/>
          <table:table-cell office:value-type="float" office:value="1456447383.32549" calcext:value-type="float">
            <text:p>1456447383.32549</text:p>
          </table:table-cell>
          <table:table-cell table:formula="of:=[.G862]-[.B862]" office:value-type="float" office:value="0.0772068500518799" calcext:value-type="float">
            <text:p>0.077206850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56447383.25963" calcext:value-type="float">
            <text:p>1456447383.25963</text:p>
          </table:table-cell>
          <table:table-cell office:value-type="float" office:value="1120" calcext:value-type="float">
            <text:p>1120</text:p>
          </table:table-cell>
          <table:table-cell table:formula="of:=[.B863]-[.B$2]" office:value-type="float" office:value="23.2593755722046" calcext:value-type="float">
            <text:p>23.2593755722</text:p>
          </table:table-cell>
          <table:table-cell table:formula="of:=[.C863]/([.D863]-[.D862])" office:value-type="float" office:value="98712.3175523755" calcext:value-type="float">
            <text:p>98712.3175523755</text:p>
          </table:table-cell>
          <table:table-cell/>
          <table:table-cell office:value-type="float" office:value="1456447383.33699" calcext:value-type="float">
            <text:p>1456447383.33699</text:p>
          </table:table-cell>
          <table:table-cell table:formula="of:=[.G863]-[.B863]" office:value-type="float" office:value="0.0773608684539795" calcext:value-type="float">
            <text:p>0.0773608685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56447383.27097" calcext:value-type="float">
            <text:p>1456447383.27097</text:p>
          </table:table-cell>
          <table:table-cell office:value-type="float" office:value="1120" calcext:value-type="float">
            <text:p>1120</text:p>
          </table:table-cell>
          <table:table-cell table:formula="of:=[.B864]-[.B$2]" office:value-type="float" office:value="23.2707118988037" calcext:value-type="float">
            <text:p>23.2707118988</text:p>
          </table:table-cell>
          <table:table-cell table:formula="of:=[.C864]/([.D864]-[.D863])" office:value-type="float" office:value="98797.4358542946" calcext:value-type="float">
            <text:p>98797.4358542946</text:p>
          </table:table-cell>
          <table:table-cell/>
          <table:table-cell office:value-type="float" office:value="1456447383.34808" calcext:value-type="float">
            <text:p>1456447383.34808</text:p>
          </table:table-cell>
          <table:table-cell table:formula="of:=[.G864]-[.B864]" office:value-type="float" office:value="0.0771143436431885" calcext:value-type="float">
            <text:p>0.0771143436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56447383.2823" calcext:value-type="float">
            <text:p>1456447383.2823</text:p>
          </table:table-cell>
          <table:table-cell office:value-type="float" office:value="1120" calcext:value-type="float">
            <text:p>1120</text:p>
          </table:table-cell>
          <table:table-cell table:formula="of:=[.B865]-[.B$2]" office:value-type="float" office:value="23.2820470333099" calcext:value-type="float">
            <text:p>23.2820470333</text:p>
          </table:table-cell>
          <table:table-cell table:formula="of:=[.C865]/([.D865]-[.D864])" office:value-type="float" office:value="98807.8261784069" calcext:value-type="float">
            <text:p>98807.8261784069</text:p>
          </table:table-cell>
          <table:table-cell/>
          <table:table-cell office:value-type="float" office:value="1456447383.35952" calcext:value-type="float">
            <text:p>1456447383.35952</text:p>
          </table:table-cell>
          <table:table-cell table:formula="of:=[.G865]-[.B865]" office:value-type="float" office:value="0.0772192478179932" calcext:value-type="float">
            <text:p>0.077219247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56447383.29363" calcext:value-type="float">
            <text:p>1456447383.29363</text:p>
          </table:table-cell>
          <table:table-cell office:value-type="float" office:value="1120" calcext:value-type="float">
            <text:p>1120</text:p>
          </table:table-cell>
          <table:table-cell table:formula="of:=[.B866]-[.B$2]" office:value-type="float" office:value="23.2933807373047" calcext:value-type="float">
            <text:p>23.2933807373</text:p>
          </table:table-cell>
          <table:table-cell table:formula="of:=[.C866]/([.D866]-[.D865])" office:value-type="float" office:value="98820.2974525107" calcext:value-type="float">
            <text:p>98820.2974525107</text:p>
          </table:table-cell>
          <table:table-cell/>
          <table:table-cell office:value-type="float" office:value="1456447383.37073" calcext:value-type="float">
            <text:p>1456447383.37073</text:p>
          </table:table-cell>
          <table:table-cell table:formula="of:=[.G866]-[.B866]" office:value-type="float" office:value="0.0770955085754395" calcext:value-type="float">
            <text:p>0.0770955086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56447383.30497" calcext:value-type="float">
            <text:p>1456447383.30497</text:p>
          </table:table-cell>
          <table:table-cell office:value-type="float" office:value="1120" calcext:value-type="float">
            <text:p>1120</text:p>
          </table:table-cell>
          <table:table-cell table:formula="of:=[.B867]-[.B$2]" office:value-type="float" office:value="23.304713010788" calcext:value-type="float">
            <text:p>23.3047130108</text:p>
          </table:table-cell>
          <table:table-cell table:formula="of:=[.C867]/([.D867]-[.D866])" office:value-type="float" office:value="98832.7718751972" calcext:value-type="float">
            <text:p>98832.7718751972</text:p>
          </table:table-cell>
          <table:table-cell/>
          <table:table-cell office:value-type="float" office:value="1456447383.38203" calcext:value-type="float">
            <text:p>1456447383.38203</text:p>
          </table:table-cell>
          <table:table-cell table:formula="of:=[.G867]-[.B867]" office:value-type="float" office:value="0.0770633220672607" calcext:value-type="float">
            <text:p>0.0770633221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56447383.3163" calcext:value-type="float">
            <text:p>1456447383.3163</text:p>
          </table:table-cell>
          <table:table-cell office:value-type="float" office:value="1120" calcext:value-type="float">
            <text:p>1120</text:p>
          </table:table-cell>
          <table:table-cell table:formula="of:=[.B868]-[.B$2]" office:value-type="float" office:value="23.3160467147827" calcext:value-type="float">
            <text:p>23.3160467148</text:p>
          </table:table-cell>
          <table:table-cell table:formula="of:=[.C868]/([.D868]-[.D867])" office:value-type="float" office:value="98820.2974525107" calcext:value-type="float">
            <text:p>98820.2974525107</text:p>
          </table:table-cell>
          <table:table-cell/>
          <table:table-cell office:value-type="float" office:value="1456447383.39346" calcext:value-type="float">
            <text:p>1456447383.39346</text:p>
          </table:table-cell>
          <table:table-cell table:formula="of:=[.G868]-[.B868]" office:value-type="float" office:value="0.0771596431732178" calcext:value-type="float">
            <text:p>0.0771596432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56447383.32763" calcext:value-type="float">
            <text:p>1456447383.32763</text:p>
          </table:table-cell>
          <table:table-cell office:value-type="float" office:value="1120" calcext:value-type="float">
            <text:p>1120</text:p>
          </table:table-cell>
          <table:table-cell table:formula="of:=[.B869]-[.B$2]" office:value-type="float" office:value="23.3273766040802" calcext:value-type="float">
            <text:p>23.3273766041</text:p>
          </table:table-cell>
          <table:table-cell table:formula="of:=[.C869]/([.D869]-[.D868])" office:value-type="float" office:value="98853.5695797647" calcext:value-type="float">
            <text:p>98853.5695797647</text:p>
          </table:table-cell>
          <table:table-cell/>
          <table:table-cell office:value-type="float" office:value="1456447383.40488" calcext:value-type="float">
            <text:p>1456447383.40488</text:p>
          </table:table-cell>
          <table:table-cell table:formula="of:=[.G869]-[.B869]" office:value-type="float" office:value="0.0772497653961182" calcext:value-type="float">
            <text:p>0.0772497654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56447383.33896" calcext:value-type="float">
            <text:p>1456447383.33896</text:p>
          </table:table-cell>
          <table:table-cell office:value-type="float" office:value="1120" calcext:value-type="float">
            <text:p>1120</text:p>
          </table:table-cell>
          <table:table-cell table:formula="of:=[.B870]-[.B$2]" office:value-type="float" office:value="23.338707447052" calcext:value-type="float">
            <text:p>23.3387074471</text:p>
          </table:table-cell>
          <table:table-cell table:formula="of:=[.C870]/([.D870]-[.D869])" office:value-type="float" office:value="98845.2494476591" calcext:value-type="float">
            <text:p>98845.2494476591</text:p>
          </table:table-cell>
          <table:table-cell/>
          <table:table-cell office:value-type="float" office:value="1456447383.4164" calcext:value-type="float">
            <text:p>1456447383.4164</text:p>
          </table:table-cell>
          <table:table-cell table:formula="of:=[.G870]-[.B870]" office:value-type="float" office:value="0.0774388313293457" calcext:value-type="float">
            <text:p>0.0774388313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56447383.3503" calcext:value-type="float">
            <text:p>1456447383.3503</text:p>
          </table:table-cell>
          <table:table-cell office:value-type="float" office:value="1120" calcext:value-type="float">
            <text:p>1120</text:p>
          </table:table-cell>
          <table:table-cell table:formula="of:=[.B871]-[.B$2]" office:value-type="float" office:value="23.3500444889069" calcext:value-type="float">
            <text:p>23.3500444889</text:p>
          </table:table-cell>
          <table:table-cell table:formula="of:=[.C871]/([.D871]-[.D870])" office:value-type="float" office:value="98791.2027086707" calcext:value-type="float">
            <text:p>98791.2027086707</text:p>
          </table:table-cell>
          <table:table-cell/>
          <table:table-cell office:value-type="float" office:value="1456447383.42774" calcext:value-type="float">
            <text:p>1456447383.42774</text:p>
          </table:table-cell>
          <table:table-cell table:formula="of:=[.G871]-[.B871]" office:value-type="float" office:value="0.077441930770874" calcext:value-type="float">
            <text:p>0.0774419308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56447383.36164" calcext:value-type="float">
            <text:p>1456447383.36164</text:p>
          </table:table-cell>
          <table:table-cell office:value-type="float" office:value="1120" calcext:value-type="float">
            <text:p>1120</text:p>
          </table:table-cell>
          <table:table-cell table:formula="of:=[.B872]-[.B$2]" office:value-type="float" office:value="23.3613820075989" calcext:value-type="float">
            <text:p>23.3613820076</text:p>
          </table:table-cell>
          <table:table-cell table:formula="of:=[.C872]/([.D872]-[.D871])" office:value-type="float" office:value="98787.047715181" calcext:value-type="float">
            <text:p>98787.047715181</text:p>
          </table:table-cell>
          <table:table-cell/>
          <table:table-cell office:value-type="float" office:value="1456447383.4392" calcext:value-type="float">
            <text:p>1456447383.4392</text:p>
          </table:table-cell>
          <table:table-cell table:formula="of:=[.G872]-[.B872]" office:value-type="float" office:value="0.0775642395019531" calcext:value-type="float">
            <text:p>0.0775642395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56447383.37298" calcext:value-type="float">
            <text:p>1456447383.37298</text:p>
          </table:table-cell>
          <table:table-cell office:value-type="float" office:value="1120" calcext:value-type="float">
            <text:p>1120</text:p>
          </table:table-cell>
          <table:table-cell table:formula="of:=[.B873]-[.B$2]" office:value-type="float" office:value="23.372730255127" calcext:value-type="float">
            <text:p>23.3727302551</text:p>
          </table:table-cell>
          <table:table-cell table:formula="of:=[.C873]/([.D873]-[.D872])" office:value-type="float" office:value="98693.6526744821" calcext:value-type="float">
            <text:p>98693.6526744821</text:p>
          </table:table-cell>
          <table:table-cell/>
          <table:table-cell office:value-type="float" office:value="1456447383.45147" calcext:value-type="float">
            <text:p>1456447383.45147</text:p>
          </table:table-cell>
          <table:table-cell table:formula="of:=[.G873]-[.B873]" office:value-type="float" office:value="0.0784859657287598" calcext:value-type="float">
            <text:p>0.0784859657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56447383.38432" calcext:value-type="float">
            <text:p>1456447383.38432</text:p>
          </table:table-cell>
          <table:table-cell office:value-type="float" office:value="1120" calcext:value-type="float">
            <text:p>1120</text:p>
          </table:table-cell>
          <table:table-cell table:formula="of:=[.B874]-[.B$2]" office:value-type="float" office:value="23.3840684890747" calcext:value-type="float">
            <text:p>23.3840684891</text:p>
          </table:table-cell>
          <table:table-cell table:formula="of:=[.C874]/([.D874]-[.D873])" office:value-type="float" office:value="98780.8158802254" calcext:value-type="float">
            <text:p>98780.8158802254</text:p>
          </table:table-cell>
          <table:table-cell/>
          <table:table-cell office:value-type="float" office:value="1456447383.46194" calcext:value-type="float">
            <text:p>1456447383.46194</text:p>
          </table:table-cell>
          <table:table-cell table:formula="of:=[.G874]-[.B874]" office:value-type="float" office:value="0.077617883682251" calcext:value-type="float">
            <text:p>0.077617883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56447383.39566" calcext:value-type="float">
            <text:p>1456447383.39566</text:p>
          </table:table-cell>
          <table:table-cell office:value-type="float" office:value="1120" calcext:value-type="float">
            <text:p>1120</text:p>
          </table:table-cell>
          <table:table-cell table:formula="of:=[.B875]-[.B$2]" office:value-type="float" office:value="23.395402431488" calcext:value-type="float">
            <text:p>23.3954024315</text:p>
          </table:table-cell>
          <table:table-cell table:formula="of:=[.C875]/([.D875]-[.D874])" office:value-type="float" office:value="98818.2186882073" calcext:value-type="float">
            <text:p>98818.2186882073</text:p>
          </table:table-cell>
          <table:table-cell/>
          <table:table-cell office:value-type="float" office:value="1456447383.47325" calcext:value-type="float">
            <text:p>1456447383.47325</text:p>
          </table:table-cell>
          <table:table-cell table:formula="of:=[.G875]-[.B875]" office:value-type="float" office:value="0.0775938034057617" calcext:value-type="float">
            <text:p>0.0775938034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56447383.40699" calcext:value-type="float">
            <text:p>1456447383.40699</text:p>
          </table:table-cell>
          <table:table-cell office:value-type="float" office:value="1120" calcext:value-type="float">
            <text:p>1120</text:p>
          </table:table-cell>
          <table:table-cell table:formula="of:=[.B876]-[.B$2]" office:value-type="float" office:value="23.4067335128784" calcext:value-type="float">
            <text:p>23.4067335129</text:p>
          </table:table-cell>
          <table:table-cell table:formula="of:=[.C876]/([.D876]-[.D875])" office:value-type="float" office:value="98843.1696334638" calcext:value-type="float">
            <text:p>98843.1696334638</text:p>
          </table:table-cell>
          <table:table-cell/>
          <table:table-cell office:value-type="float" office:value="1456447383.48463" calcext:value-type="float">
            <text:p>1456447383.48463</text:p>
          </table:table-cell>
          <table:table-cell table:formula="of:=[.G876]-[.B876]" office:value-type="float" office:value="0.0776429176330566" calcext:value-type="float">
            <text:p>0.0776429176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56447383.41832" calcext:value-type="float">
            <text:p>1456447383.41832</text:p>
          </table:table-cell>
          <table:table-cell office:value-type="float" office:value="1120" calcext:value-type="float">
            <text:p>1120</text:p>
          </table:table-cell>
          <table:table-cell table:formula="of:=[.B877]-[.B$2]" office:value-type="float" office:value="23.4180624485016" calcext:value-type="float">
            <text:p>23.4180624485</text:p>
          </table:table-cell>
          <table:table-cell table:formula="of:=[.C877]/([.D877]-[.D876])" office:value-type="float" office:value="98861.8911126544" calcext:value-type="float">
            <text:p>98861.8911126544</text:p>
          </table:table-cell>
          <table:table-cell/>
          <table:table-cell office:value-type="float" office:value="1456447383.49612" calcext:value-type="float">
            <text:p>1456447383.49612</text:p>
          </table:table-cell>
          <table:table-cell table:formula="of:=[.G877]-[.B877]" office:value-type="float" office:value="0.0778038501739502" calcext:value-type="float">
            <text:p>0.0778038502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56447383.42965" calcext:value-type="float">
            <text:p>1456447383.42965</text:p>
          </table:table-cell>
          <table:table-cell office:value-type="float" office:value="1120" calcext:value-type="float">
            <text:p>1120</text:p>
          </table:table-cell>
          <table:table-cell table:formula="of:=[.B878]-[.B$2]" office:value-type="float" office:value="23.4293925762177" calcext:value-type="float">
            <text:p>23.4293925762</text:p>
          </table:table-cell>
          <table:table-cell table:formula="of:=[.C878]/([.D878]-[.D877])" office:value-type="float" office:value="98851.4894154286" calcext:value-type="float">
            <text:p>98851.4894154286</text:p>
          </table:table-cell>
          <table:table-cell/>
          <table:table-cell office:value-type="float" office:value="1456447383.50723" calcext:value-type="float">
            <text:p>1456447383.50723</text:p>
          </table:table-cell>
          <table:table-cell table:formula="of:=[.G878]-[.B878]" office:value-type="float" office:value="0.0775837898254395" calcext:value-type="float">
            <text:p>0.0775837898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56447383.44097" calcext:value-type="float">
            <text:p>1456447383.44097</text:p>
          </table:table-cell>
          <table:table-cell office:value-type="float" office:value="1120" calcext:value-type="float">
            <text:p>1120</text:p>
          </table:table-cell>
          <table:table-cell table:formula="of:=[.B879]-[.B$2]" office:value-type="float" office:value="23.4407205581665" calcext:value-type="float">
            <text:p>23.4407205582</text:p>
          </table:table-cell>
          <table:table-cell table:formula="of:=[.C879]/([.D879]-[.D878])" office:value-type="float" office:value="98870.214046682" calcext:value-type="float">
            <text:p>98870.214046682</text:p>
          </table:table-cell>
          <table:table-cell/>
          <table:table-cell office:value-type="float" office:value="1456447383.51853" calcext:value-type="float">
            <text:p>1456447383.51853</text:p>
          </table:table-cell>
          <table:table-cell table:formula="of:=[.G879]-[.B879]" office:value-type="float" office:value="0.0775556564331055" calcext:value-type="float">
            <text:p>0.0775556564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56447383.4523" calcext:value-type="float">
            <text:p>1456447383.4523</text:p>
          </table:table-cell>
          <table:table-cell office:value-type="float" office:value="1120" calcext:value-type="float">
            <text:p>1120</text:p>
          </table:table-cell>
          <table:table-cell table:formula="of:=[.B880]-[.B$2]" office:value-type="float" office:value="23.4520492553711" calcext:value-type="float">
            <text:p>23.4520492554</text:p>
          </table:table-cell>
          <table:table-cell table:formula="of:=[.C880]/([.D880]-[.D879])" office:value-type="float" office:value="98863.9717147908" calcext:value-type="float">
            <text:p>98863.9717147908</text:p>
          </table:table-cell>
          <table:table-cell/>
          <table:table-cell office:value-type="float" office:value="1456447383.53054" calcext:value-type="float">
            <text:p>1456447383.53054</text:p>
          </table:table-cell>
          <table:table-cell table:formula="of:=[.G880]-[.B880]" office:value-type="float" office:value="0.0782370567321777" calcext:value-type="float">
            <text:p>0.0782370567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56447383.46366" calcext:value-type="float">
            <text:p>1456447383.46366</text:p>
          </table:table-cell>
          <table:table-cell office:value-type="float" office:value="1120" calcext:value-type="float">
            <text:p>1120</text:p>
          </table:table-cell>
          <table:table-cell table:formula="of:=[.B881]-[.B$2]" office:value-type="float" office:value="23.4634068012238" calcext:value-type="float">
            <text:p>23.4634068012</text:p>
          </table:table-cell>
          <table:table-cell table:formula="of:=[.C881]/([.D881]-[.D880])" office:value-type="float" office:value="98612.853034406" calcext:value-type="float">
            <text:p>98612.853034406</text:p>
          </table:table-cell>
          <table:table-cell/>
          <table:table-cell office:value-type="float" office:value="1456447383.54193" calcext:value-type="float">
            <text:p>1456447383.54193</text:p>
          </table:table-cell>
          <table:table-cell table:formula="of:=[.G881]-[.B881]" office:value-type="float" office:value="0.0782694816589356" calcext:value-type="float">
            <text:p>0.0782694817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56447383.47497" calcext:value-type="float">
            <text:p>1456447383.47497</text:p>
          </table:table-cell>
          <table:table-cell office:value-type="float" office:value="1120" calcext:value-type="float">
            <text:p>1120</text:p>
          </table:table-cell>
          <table:table-cell table:formula="of:=[.B882]-[.B$2]" office:value-type="float" office:value="23.4747149944305" calcext:value-type="float">
            <text:p>23.4747149944</text:p>
          </table:table-cell>
          <table:table-cell table:formula="of:=[.C882]/([.D882]-[.D881])" office:value-type="float" office:value="99043.2317098883" calcext:value-type="float">
            <text:p>99043.2317098883</text:p>
          </table:table-cell>
          <table:table-cell/>
          <table:table-cell office:value-type="float" office:value="1456447383.55343" calcext:value-type="float">
            <text:p>1456447383.55343</text:p>
          </table:table-cell>
          <table:table-cell table:formula="of:=[.G882]-[.B882]" office:value-type="float" office:value="0.0784614086151123" calcext:value-type="float">
            <text:p>0.0784614086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56447383.48631" calcext:value-type="float">
            <text:p>1456447383.48631</text:p>
          </table:table-cell>
          <table:table-cell office:value-type="float" office:value="1120" calcext:value-type="float">
            <text:p>1120</text:p>
          </table:table-cell>
          <table:table-cell table:formula="of:=[.B883]-[.B$2]" office:value-type="float" office:value="23.4860534667969" calcext:value-type="float">
            <text:p>23.4860534668</text:p>
          </table:table-cell>
          <table:table-cell table:formula="of:=[.C883]/([.D883]-[.D882])" office:value-type="float" office:value="98778.7387766259" calcext:value-type="float">
            <text:p>98778.7387766259</text:p>
          </table:table-cell>
          <table:table-cell/>
          <table:table-cell office:value-type="float" office:value="1456447383.56478" calcext:value-type="float">
            <text:p>1456447383.56478</text:p>
          </table:table-cell>
          <table:table-cell table:formula="of:=[.G883]-[.B883]" office:value-type="float" office:value="0.0784728527069092" calcext:value-type="float">
            <text:p>0.0784728527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56447383.49764" calcext:value-type="float">
            <text:p>1456447383.49764</text:p>
          </table:table-cell>
          <table:table-cell office:value-type="float" office:value="1120" calcext:value-type="float">
            <text:p>1120</text:p>
          </table:table-cell>
          <table:table-cell table:formula="of:=[.B884]-[.B$2]" office:value-type="float" office:value="23.4973888397217" calcext:value-type="float">
            <text:p>23.4973888397</text:p>
          </table:table-cell>
          <table:table-cell table:formula="of:=[.C884]/([.D884]-[.D883])" office:value-type="float" office:value="98805.7479387515" calcext:value-type="float">
            <text:p>98805.7479387515</text:p>
          </table:table-cell>
          <table:table-cell/>
          <table:table-cell office:value-type="float" office:value="1456447383.5761" calcext:value-type="float">
            <text:p>1456447383.5761</text:p>
          </table:table-cell>
          <table:table-cell table:formula="of:=[.G884]-[.B884]" office:value-type="float" office:value="0.0784575939178467" calcext:value-type="float">
            <text:p>0.0784575939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56447383.50897" calcext:value-type="float">
            <text:p>1456447383.50897</text:p>
          </table:table-cell>
          <table:table-cell office:value-type="float" office:value="1120" calcext:value-type="float">
            <text:p>1120</text:p>
          </table:table-cell>
          <table:table-cell table:formula="of:=[.B885]-[.B$2]" office:value-type="float" office:value="23.5087201595306" calcext:value-type="float">
            <text:p>23.5087201595</text:p>
          </table:table-cell>
          <table:table-cell table:formula="of:=[.C885]/([.D885]-[.D884])" office:value-type="float" office:value="98841.0899067898" calcext:value-type="float">
            <text:p>98841.0899067898</text:p>
          </table:table-cell>
          <table:table-cell/>
          <table:table-cell office:value-type="float" office:value="1456447383.58743" calcext:value-type="float">
            <text:p>1456447383.58743</text:p>
          </table:table-cell>
          <table:table-cell table:formula="of:=[.G885]-[.B885]" office:value-type="float" office:value="0.0784561634063721" calcext:value-type="float">
            <text:p>0.0784561634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56447383.5203" calcext:value-type="float">
            <text:p>1456447383.5203</text:p>
          </table:table-cell>
          <table:table-cell office:value-type="float" office:value="1120" calcext:value-type="float">
            <text:p>1120</text:p>
          </table:table-cell>
          <table:table-cell table:formula="of:=[.B886]-[.B$2]" office:value-type="float" office:value="23.5200500488281" calcext:value-type="float">
            <text:p>23.5200500488</text:p>
          </table:table-cell>
          <table:table-cell table:formula="of:=[.C886]/([.D886]-[.D885])" office:value-type="float" office:value="98853.5695797647" calcext:value-type="float">
            <text:p>98853.5695797647</text:p>
          </table:table-cell>
          <table:table-cell/>
          <table:table-cell office:value-type="float" office:value="1456447383.59885" calcext:value-type="float">
            <text:p>1456447383.59885</text:p>
          </table:table-cell>
          <table:table-cell table:formula="of:=[.G886]-[.B886]" office:value-type="float" office:value="0.0785462856292725" calcext:value-type="float">
            <text:p>0.0785462856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56447383.53163" calcext:value-type="float">
            <text:p>1456447383.53163</text:p>
          </table:table-cell>
          <table:table-cell office:value-type="float" office:value="1120" calcext:value-type="float">
            <text:p>1120</text:p>
          </table:table-cell>
          <table:table-cell table:formula="of:=[.B887]-[.B$2]" office:value-type="float" office:value="23.5313804149628" calcext:value-type="float">
            <text:p>23.531380415</text:p>
          </table:table-cell>
          <table:table-cell table:formula="of:=[.C887]/([.D887]-[.D886])" office:value-type="float" office:value="98849.409338636" calcext:value-type="float">
            <text:p>98849.409338636</text:p>
          </table:table-cell>
          <table:table-cell/>
          <table:table-cell office:value-type="float" office:value="1456447383.61029" calcext:value-type="float">
            <text:p>1456447383.61029</text:p>
          </table:table-cell>
          <table:table-cell table:formula="of:=[.G887]-[.B887]" office:value-type="float" office:value="0.0786559581756592" calcext:value-type="float">
            <text:p>0.0786559582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56447383.54297" calcext:value-type="float">
            <text:p>1456447383.54297</text:p>
          </table:table-cell>
          <table:table-cell office:value-type="float" office:value="1120" calcext:value-type="float">
            <text:p>1120</text:p>
          </table:table-cell>
          <table:table-cell table:formula="of:=[.B888]-[.B$2]" office:value-type="float" office:value="23.5427117347717" calcext:value-type="float">
            <text:p>23.5427117348</text:p>
          </table:table-cell>
          <table:table-cell table:formula="of:=[.C888]/([.D888]-[.D887])" office:value-type="float" office:value="98841.0899067898" calcext:value-type="float">
            <text:p>98841.0899067898</text:p>
          </table:table-cell>
          <table:table-cell/>
          <table:table-cell office:value-type="float" office:value="1456447383.62161" calcext:value-type="float">
            <text:p>1456447383.62161</text:p>
          </table:table-cell>
          <table:table-cell table:formula="of:=[.G888]-[.B888]" office:value-type="float" office:value="0.0786445140838623" calcext:value-type="float">
            <text:p>0.0786445141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56447383.55429" calcext:value-type="float">
            <text:p>1456447383.55429</text:p>
          </table:table-cell>
          <table:table-cell office:value-type="float" office:value="1120" calcext:value-type="float">
            <text:p>1120</text:p>
          </table:table-cell>
          <table:table-cell table:formula="of:=[.B889]-[.B$2]" office:value-type="float" office:value="23.5540409088135" calcext:value-type="float">
            <text:p>23.5540409088</text:p>
          </table:table-cell>
          <table:table-cell table:formula="of:=[.C889]/([.D889]-[.D888])" office:value-type="float" office:value="98859.8105980891" calcext:value-type="float">
            <text:p>98859.8105980891</text:p>
          </table:table-cell>
          <table:table-cell/>
          <table:table-cell office:value-type="float" office:value="1456447383.63306" calcext:value-type="float">
            <text:p>1456447383.63306</text:p>
          </table:table-cell>
          <table:table-cell table:formula="of:=[.G889]-[.B889]" office:value-type="float" office:value="0.0787653923034668" calcext:value-type="float">
            <text:p>0.0787653923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56447383.56562" calcext:value-type="float">
            <text:p>1456447383.56562</text:p>
          </table:table-cell>
          <table:table-cell office:value-type="float" office:value="1120" calcext:value-type="float">
            <text:p>1120</text:p>
          </table:table-cell>
          <table:table-cell table:formula="of:=[.B890]-[.B$2]" office:value-type="float" office:value="23.5653703212738" calcext:value-type="float">
            <text:p>23.5653703213</text:p>
          </table:table-cell>
          <table:table-cell table:formula="of:=[.C890]/([.D890]-[.D889])" office:value-type="float" office:value="98857.7301710895" calcext:value-type="float">
            <text:p>98857.7301710895</text:p>
          </table:table-cell>
          <table:table-cell/>
          <table:table-cell office:value-type="float" office:value="1456447383.64432" calcext:value-type="float">
            <text:p>1456447383.64432</text:p>
          </table:table-cell>
          <table:table-cell table:formula="of:=[.G890]-[.B890]" office:value-type="float" office:value="0.0786960124969482" calcext:value-type="float">
            <text:p>0.0786960125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56447383.57695" calcext:value-type="float">
            <text:p>1456447383.57695</text:p>
          </table:table-cell>
          <table:table-cell office:value-type="float" office:value="1120" calcext:value-type="float">
            <text:p>1120</text:p>
          </table:table-cell>
          <table:table-cell table:formula="of:=[.B891]-[.B$2]" office:value-type="float" office:value="23.5766999721527" calcext:value-type="float">
            <text:p>23.5766999722</text:p>
          </table:table-cell>
          <table:table-cell table:formula="of:=[.C891]/([.D891]-[.D890])" office:value-type="float" office:value="98855.6498316498" calcext:value-type="float">
            <text:p>98855.6498316498</text:p>
          </table:table-cell>
          <table:table-cell/>
          <table:table-cell office:value-type="float" office:value="1456447383.65558" calcext:value-type="float">
            <text:p>1456447383.65558</text:p>
          </table:table-cell>
          <table:table-cell table:formula="of:=[.G891]-[.B891]" office:value-type="float" office:value="0.0786263942718506" calcext:value-type="float">
            <text:p>0.0786263943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56447383.58828" calcext:value-type="float">
            <text:p>1456447383.58828</text:p>
          </table:table-cell>
          <table:table-cell office:value-type="float" office:value="1120" calcext:value-type="float">
            <text:p>1120</text:p>
          </table:table-cell>
          <table:table-cell table:formula="of:=[.B892]-[.B$2]" office:value-type="float" office:value="23.5880305767059" calcext:value-type="float">
            <text:p>23.5880305767</text:p>
          </table:table-cell>
          <table:table-cell table:formula="of:=[.C892]/([.D892]-[.D891])" office:value-type="float" office:value="98847.3293493814" calcext:value-type="float">
            <text:p>98847.3293493814</text:p>
          </table:table-cell>
          <table:table-cell/>
          <table:table-cell office:value-type="float" office:value="1456447383.66703" calcext:value-type="float">
            <text:p>1456447383.66703</text:p>
          </table:table-cell>
          <table:table-cell table:formula="of:=[.G892]-[.B892]" office:value-type="float" office:value="0.0787458419799805" calcext:value-type="float">
            <text:p>0.078745842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56447383.59961" calcext:value-type="float">
            <text:p>1456447383.59961</text:p>
          </table:table-cell>
          <table:table-cell office:value-type="float" office:value="1120" calcext:value-type="float">
            <text:p>1120</text:p>
          </table:table-cell>
          <table:table-cell table:formula="of:=[.B893]-[.B$2]" office:value-type="float" office:value="23.5993599891663" calcext:value-type="float">
            <text:p>23.5993599892</text:p>
          </table:table-cell>
          <table:table-cell table:formula="of:=[.C893]/([.D893]-[.D892])" office:value-type="float" office:value="98857.7301710895" calcext:value-type="float">
            <text:p>98857.7301710895</text:p>
          </table:table-cell>
          <table:table-cell/>
          <table:table-cell office:value-type="float" office:value="1456447383.67844" calcext:value-type="float">
            <text:p>1456447383.67844</text:p>
          </table:table-cell>
          <table:table-cell table:formula="of:=[.G893]-[.B893]" office:value-type="float" office:value="0.0788264274597168" calcext:value-type="float">
            <text:p>0.0788264275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56447383.61095" calcext:value-type="float">
            <text:p>1456447383.61095</text:p>
          </table:table-cell>
          <table:table-cell office:value-type="float" office:value="1120" calcext:value-type="float">
            <text:p>1120</text:p>
          </table:table-cell>
          <table:table-cell table:formula="of:=[.B894]-[.B$2]" office:value-type="float" office:value="23.610701084137" calcext:value-type="float">
            <text:p>23.6107010841</text:p>
          </table:table-cell>
          <table:table-cell table:formula="of:=[.C894]/([.D894]-[.D893])" office:value-type="float" office:value="98755.8964009418" calcext:value-type="float">
            <text:p>98755.8964009418</text:p>
          </table:table-cell>
          <table:table-cell/>
          <table:table-cell office:value-type="float" office:value="1456447383.68982" calcext:value-type="float">
            <text:p>1456447383.68982</text:p>
          </table:table-cell>
          <table:table-cell table:formula="of:=[.G894]-[.B894]" office:value-type="float" office:value="0.0788652896881104" calcext:value-type="float">
            <text:p>0.0788652897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56447383.62229" calcext:value-type="float">
            <text:p>1456447383.62229</text:p>
          </table:table-cell>
          <table:table-cell office:value-type="float" office:value="1120" calcext:value-type="float">
            <text:p>1120</text:p>
          </table:table-cell>
          <table:table-cell table:formula="of:=[.B895]-[.B$2]" office:value-type="float" office:value="23.6220378875732" calcext:value-type="float">
            <text:p>23.6220378876</text:p>
          </table:table-cell>
          <table:table-cell table:formula="of:=[.C895]/([.D895]-[.D894])" office:value-type="float" office:value="98793.2803364879" calcext:value-type="float">
            <text:p>98793.2803364879</text:p>
          </table:table-cell>
          <table:table-cell/>
          <table:table-cell office:value-type="float" office:value="1456447383.70116" calcext:value-type="float">
            <text:p>1456447383.70116</text:p>
          </table:table-cell>
          <table:table-cell table:formula="of:=[.G895]-[.B895]" office:value-type="float" office:value="0.0788683891296387" calcext:value-type="float">
            <text:p>0.0788683891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56447383.63362" calcext:value-type="float">
            <text:p>1456447383.63362</text:p>
          </table:table-cell>
          <table:table-cell office:value-type="float" office:value="1120" calcext:value-type="float">
            <text:p>1120</text:p>
          </table:table-cell>
          <table:table-cell table:formula="of:=[.B896]-[.B$2]" office:value-type="float" office:value="23.6333692073822" calcext:value-type="float">
            <text:p>23.6333692074</text:p>
          </table:table-cell>
          <table:table-cell table:formula="of:=[.C896]/([.D896]-[.D895])" office:value-type="float" office:value="98841.0899067898" calcext:value-type="float">
            <text:p>98841.0899067898</text:p>
          </table:table-cell>
          <table:table-cell/>
          <table:table-cell office:value-type="float" office:value="1456447383.71242" calcext:value-type="float">
            <text:p>1456447383.71242</text:p>
          </table:table-cell>
          <table:table-cell table:formula="of:=[.G896]-[.B896]" office:value-type="float" office:value="0.0787971019744873" calcext:value-type="float">
            <text:p>0.078797102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56447383.64496" calcext:value-type="float">
            <text:p>1456447383.64496</text:p>
          </table:table-cell>
          <table:table-cell office:value-type="float" office:value="1120" calcext:value-type="float">
            <text:p>1120</text:p>
          </table:table-cell>
          <table:table-cell table:formula="of:=[.B897]-[.B$2]" office:value-type="float" office:value="23.6447038650513" calcext:value-type="float">
            <text:p>23.6447038651</text:p>
          </table:table-cell>
          <table:table-cell table:formula="of:=[.C897]/([.D897]-[.D896])" office:value-type="float" office:value="98811.9829200059" calcext:value-type="float">
            <text:p>98811.9829200059</text:p>
          </table:table-cell>
          <table:table-cell/>
          <table:table-cell office:value-type="float" office:value="1456447383.72374" calcext:value-type="float">
            <text:p>1456447383.72374</text:p>
          </table:table-cell>
          <table:table-cell table:formula="of:=[.G897]-[.B897]" office:value-type="float" office:value="0.0787825584411621" calcext:value-type="float">
            <text:p>0.0787825584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56447383.65629" calcext:value-type="float">
            <text:p>1456447383.65629</text:p>
          </table:table-cell>
          <table:table-cell office:value-type="float" office:value="1120" calcext:value-type="float">
            <text:p>1120</text:p>
          </table:table-cell>
          <table:table-cell table:formula="of:=[.B898]-[.B$2]" office:value-type="float" office:value="23.6560387611389" calcext:value-type="float">
            <text:p>23.6560387611</text:p>
          </table:table-cell>
          <table:table-cell table:formula="of:=[.C898]/([.D898]-[.D897])" office:value-type="float" office:value="98809.9045054899" calcext:value-type="float">
            <text:p>98809.9045054899</text:p>
          </table:table-cell>
          <table:table-cell/>
          <table:table-cell office:value-type="float" office:value="1456447383.7352" calcext:value-type="float">
            <text:p>1456447383.7352</text:p>
          </table:table-cell>
          <table:table-cell table:formula="of:=[.G898]-[.B898]" office:value-type="float" office:value="0.0789074897766113" calcext:value-type="float">
            <text:p>0.0789074898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56447383.66762" calcext:value-type="float">
            <text:p>1456447383.66762</text:p>
          </table:table-cell>
          <table:table-cell office:value-type="float" office:value="1120" calcext:value-type="float">
            <text:p>1120</text:p>
          </table:table-cell>
          <table:table-cell table:formula="of:=[.B899]-[.B$2]" office:value-type="float" office:value="23.667370557785" calcext:value-type="float">
            <text:p>23.6673705578</text:p>
          </table:table-cell>
          <table:table-cell table:formula="of:=[.C899]/([.D899]-[.D898])" office:value-type="float" office:value="98836.9307159839" calcext:value-type="float">
            <text:p>98836.9307159839</text:p>
          </table:table-cell>
          <table:table-cell/>
          <table:table-cell office:value-type="float" office:value="1456447383.74656" calcext:value-type="float">
            <text:p>1456447383.74656</text:p>
          </table:table-cell>
          <table:table-cell table:formula="of:=[.G899]-[.B899]" office:value-type="float" office:value="0.0789358615875244" calcext:value-type="float">
            <text:p>0.0789358616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56447383.67896" calcext:value-type="float">
            <text:p>1456447383.67896</text:p>
          </table:table-cell>
          <table:table-cell office:value-type="float" office:value="1120" calcext:value-type="float">
            <text:p>1120</text:p>
          </table:table-cell>
          <table:table-cell table:formula="of:=[.B900]-[.B$2]" office:value-type="float" office:value="23.678708076477" calcext:value-type="float">
            <text:p>23.6787080765</text:p>
          </table:table-cell>
          <table:table-cell table:formula="of:=[.C900]/([.D900]-[.D899])" office:value-type="float" office:value="98787.047715181" calcext:value-type="float">
            <text:p>98787.047715181</text:p>
          </table:table-cell>
          <table:table-cell/>
          <table:table-cell office:value-type="float" office:value="1456447383.75785" calcext:value-type="float">
            <text:p>1456447383.75785</text:p>
          </table:table-cell>
          <table:table-cell table:formula="of:=[.G900]-[.B900]" office:value-type="float" office:value="0.0788881778717041" calcext:value-type="float">
            <text:p>0.0788881779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56447383.69029" calcext:value-type="float">
            <text:p>1456447383.69029</text:p>
          </table:table-cell>
          <table:table-cell office:value-type="float" office:value="1120" calcext:value-type="float">
            <text:p>1120</text:p>
          </table:table-cell>
          <table:table-cell table:formula="of:=[.B901]-[.B$2]" office:value-type="float" office:value="23.6900401115417" calcext:value-type="float">
            <text:p>23.6900401115</text:p>
          </table:table-cell>
          <table:table-cell table:formula="of:=[.C901]/([.D901]-[.D900])" office:value-type="float" office:value="98834.8512518409" calcext:value-type="float">
            <text:p>98834.8512518409</text:p>
          </table:table-cell>
          <table:table-cell/>
          <table:table-cell office:value-type="float" office:value="1456447383.76936" calcext:value-type="float">
            <text:p>1456447383.76936</text:p>
          </table:table-cell>
          <table:table-cell table:formula="of:=[.G901]-[.B901]" office:value-type="float" office:value="0.079066276550293" calcext:value-type="float">
            <text:p>0.0790662766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56447383.70162" calcext:value-type="float">
            <text:p>1456447383.70162</text:p>
          </table:table-cell>
          <table:table-cell office:value-type="float" office:value="1120" calcext:value-type="float">
            <text:p>1120</text:p>
          </table:table-cell>
          <table:table-cell table:formula="of:=[.B902]-[.B$2]" office:value-type="float" office:value="23.7013697624207" calcext:value-type="float">
            <text:p>23.7013697624</text:p>
          </table:table-cell>
          <table:table-cell table:formula="of:=[.C902]/([.D902]-[.D901])" office:value-type="float" office:value="98855.6498316498" calcext:value-type="float">
            <text:p>98855.6498316498</text:p>
          </table:table-cell>
          <table:table-cell/>
          <table:table-cell office:value-type="float" office:value="1456447383.78071" calcext:value-type="float">
            <text:p>1456447383.78071</text:p>
          </table:table-cell>
          <table:table-cell table:formula="of:=[.G902]-[.B902]" office:value-type="float" office:value="0.0790865421295166" calcext:value-type="float">
            <text:p>0.0790865421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56447383.71295" calcext:value-type="float">
            <text:p>1456447383.71295</text:p>
          </table:table-cell>
          <table:table-cell office:value-type="float" office:value="1120" calcext:value-type="float">
            <text:p>1120</text:p>
          </table:table-cell>
          <table:table-cell table:formula="of:=[.B903]-[.B$2]" office:value-type="float" office:value="23.712700843811" calcext:value-type="float">
            <text:p>23.7127008438</text:p>
          </table:table-cell>
          <table:table-cell table:formula="of:=[.C903]/([.D903]-[.D902])" office:value-type="float" office:value="98843.1696334638" calcext:value-type="float">
            <text:p>98843.1696334638</text:p>
          </table:table-cell>
          <table:table-cell/>
          <table:table-cell office:value-type="float" office:value="1456447383.79215" calcext:value-type="float">
            <text:p>1456447383.79215</text:p>
          </table:table-cell>
          <table:table-cell table:formula="of:=[.G903]-[.B903]" office:value-type="float" office:value="0.079195499420166" calcext:value-type="float">
            <text:p>0.0791954994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56447383.72428" calcext:value-type="float">
            <text:p>1456447383.72428</text:p>
          </table:table-cell>
          <table:table-cell office:value-type="float" office:value="1120" calcext:value-type="float">
            <text:p>1120</text:p>
          </table:table-cell>
          <table:table-cell table:formula="of:=[.B904]-[.B$2]" office:value-type="float" office:value="23.7240312099457" calcext:value-type="float">
            <text:p>23.7240312099</text:p>
          </table:table-cell>
          <table:table-cell table:formula="of:=[.C904]/([.D904]-[.D903])" office:value-type="float" office:value="98849.409338636" calcext:value-type="float">
            <text:p>98849.409338636</text:p>
          </table:table-cell>
          <table:table-cell/>
          <table:table-cell office:value-type="float" office:value="1456447383.80354" calcext:value-type="float">
            <text:p>1456447383.80354</text:p>
          </table:table-cell>
          <table:table-cell table:formula="of:=[.G904]-[.B904]" office:value-type="float" office:value="0.0792551040649414" calcext:value-type="float">
            <text:p>0.0792551041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56447383.73564" calcext:value-type="float">
            <text:p>1456447383.73564</text:p>
          </table:table-cell>
          <table:table-cell office:value-type="float" office:value="1120" calcext:value-type="float">
            <text:p>1120</text:p>
          </table:table-cell>
          <table:table-cell table:formula="of:=[.B905]-[.B$2]" office:value-type="float" office:value="23.7353873252869" calcext:value-type="float">
            <text:p>23.7353873253</text:p>
          </table:table-cell>
          <table:table-cell table:formula="of:=[.C905]/([.D905]-[.D904])" office:value-type="float" office:value="98625.2751359409" calcext:value-type="float">
            <text:p>98625.2751359409</text:p>
          </table:table-cell>
          <table:table-cell/>
          <table:table-cell office:value-type="float" office:value="1456447383.81486" calcext:value-type="float">
            <text:p>1456447383.81486</text:p>
          </table:table-cell>
          <table:table-cell table:formula="of:=[.G905]-[.B905]" office:value-type="float" office:value="0.0792191028594971" calcext:value-type="float">
            <text:p>0.0792191029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56447383.74699" calcext:value-type="float">
            <text:p>1456447383.74699</text:p>
          </table:table-cell>
          <table:table-cell office:value-type="float" office:value="1120" calcext:value-type="float">
            <text:p>1120</text:p>
          </table:table-cell>
          <table:table-cell table:formula="of:=[.B906]-[.B$2]" office:value-type="float" office:value="23.7467367649078" calcext:value-type="float">
            <text:p>23.7467367649</text:p>
          </table:table-cell>
          <table:table-cell table:formula="of:=[.C906]/([.D906]-[.D905])" office:value-type="float" office:value="98683.2863474991" calcext:value-type="float">
            <text:p>98683.2863474991</text:p>
          </table:table-cell>
          <table:table-cell/>
          <table:table-cell office:value-type="float" office:value="1456447383.82604" calcext:value-type="float">
            <text:p>1456447383.82604</text:p>
          </table:table-cell>
          <table:table-cell table:formula="of:=[.G906]-[.B906]" office:value-type="float" office:value="0.0790495872497559" calcext:value-type="float">
            <text:p>0.0790495872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56447383.75833" calcext:value-type="float">
            <text:p>1456447383.75833</text:p>
          </table:table-cell>
          <table:table-cell office:value-type="float" office:value="1120" calcext:value-type="float">
            <text:p>1120</text:p>
          </table:table-cell>
          <table:table-cell table:formula="of:=[.B907]-[.B$2]" office:value-type="float" office:value="23.7580757141113" calcext:value-type="float">
            <text:p>23.7580757141</text:p>
          </table:table-cell>
          <table:table-cell table:formula="of:=[.C907]/([.D907]-[.D906])" office:value-type="float" office:value="98774.5848314725" calcext:value-type="float">
            <text:p>98774.5848314725</text:p>
          </table:table-cell>
          <table:table-cell/>
          <table:table-cell office:value-type="float" office:value="1456447383.83738" calcext:value-type="float">
            <text:p>1456447383.83738</text:p>
          </table:table-cell>
          <table:table-cell table:formula="of:=[.G907]-[.B907]" office:value-type="float" office:value="0.0790505409240723" calcext:value-type="float">
            <text:p>0.079050540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56447383.76966" calcext:value-type="float">
            <text:p>1456447383.76966</text:p>
          </table:table-cell>
          <table:table-cell office:value-type="float" office:value="1120" calcext:value-type="float">
            <text:p>1120</text:p>
          </table:table-cell>
          <table:table-cell table:formula="of:=[.B908]-[.B$2]" office:value-type="float" office:value="23.7694091796875" calcext:value-type="float">
            <text:p>23.7694091797</text:p>
          </table:table-cell>
          <table:table-cell table:formula="of:=[.C908]/([.D908]-[.D907])" office:value-type="float" office:value="98822.3763042747" calcext:value-type="float">
            <text:p>98822.3763042747</text:p>
          </table:table-cell>
          <table:table-cell/>
          <table:table-cell office:value-type="float" office:value="1456447383.84886" calcext:value-type="float">
            <text:p>1456447383.84886</text:p>
          </table:table-cell>
          <table:table-cell table:formula="of:=[.G908]-[.B908]" office:value-type="float" office:value="0.0791971683502197" calcext:value-type="float">
            <text:p>0.0791971684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56447383.78099" calcext:value-type="float">
            <text:p>1456447383.78099</text:p>
          </table:table-cell>
          <table:table-cell office:value-type="float" office:value="1120" calcext:value-type="float">
            <text:p>1120</text:p>
          </table:table-cell>
          <table:table-cell table:formula="of:=[.B909]-[.B$2]" office:value-type="float" office:value="23.780740737915" calcext:value-type="float">
            <text:p>23.7807407379</text:p>
          </table:table-cell>
          <table:table-cell table:formula="of:=[.C909]/([.D909]-[.D908])" office:value-type="float" office:value="98839.0102676317" calcext:value-type="float">
            <text:p>98839.0102676317</text:p>
          </table:table-cell>
          <table:table-cell/>
          <table:table-cell office:value-type="float" office:value="1456447383.86019" calcext:value-type="float">
            <text:p>1456447383.86019</text:p>
          </table:table-cell>
          <table:table-cell table:formula="of:=[.G909]-[.B909]" office:value-type="float" office:value="0.079195499420166" calcext:value-type="float">
            <text:p>0.0791954994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56447383.79232" calcext:value-type="float">
            <text:p>1456447383.79232</text:p>
          </table:table-cell>
          <table:table-cell office:value-type="float" office:value="1120" calcext:value-type="float">
            <text:p>1120</text:p>
          </table:table-cell>
          <table:table-cell table:formula="of:=[.B910]-[.B$2]" office:value-type="float" office:value="23.7920706272125" calcext:value-type="float">
            <text:p>23.7920706272</text:p>
          </table:table-cell>
          <table:table-cell table:formula="of:=[.C910]/([.D910]-[.D909])" office:value-type="float" office:value="98853.5695797647" calcext:value-type="float">
            <text:p>98853.5695797647</text:p>
          </table:table-cell>
          <table:table-cell/>
          <table:table-cell office:value-type="float" office:value="1456447383.87165" calcext:value-type="float">
            <text:p>1456447383.87165</text:p>
          </table:table-cell>
          <table:table-cell table:formula="of:=[.G910]-[.B910]" office:value-type="float" office:value="0.0793256759643555" calcext:value-type="float">
            <text:p>0.079325676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56447383.80365" calcext:value-type="float">
            <text:p>1456447383.80365</text:p>
          </table:table-cell>
          <table:table-cell office:value-type="float" office:value="1120" calcext:value-type="float">
            <text:p>1120</text:p>
          </table:table-cell>
          <table:table-cell table:formula="of:=[.B911]-[.B$2]" office:value-type="float" office:value="23.8034002780914" calcext:value-type="float">
            <text:p>23.8034002781</text:p>
          </table:table-cell>
          <table:table-cell table:formula="of:=[.C911]/([.D911]-[.D910])" office:value-type="float" office:value="98855.6498316498" calcext:value-type="float">
            <text:p>98855.6498316498</text:p>
          </table:table-cell>
          <table:table-cell/>
          <table:table-cell office:value-type="float" office:value="1456447383.88303" calcext:value-type="float">
            <text:p>1456447383.88303</text:p>
          </table:table-cell>
          <table:table-cell table:formula="of:=[.G911]-[.B911]" office:value-type="float" office:value="0.0793759822845459" calcext:value-type="float">
            <text:p>0.0793759823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56447383.81498" calcext:value-type="float">
            <text:p>1456447383.81498</text:p>
          </table:table-cell>
          <table:table-cell office:value-type="float" office:value="1120" calcext:value-type="float">
            <text:p>1120</text:p>
          </table:table-cell>
          <table:table-cell table:formula="of:=[.B912]-[.B$2]" office:value-type="float" office:value="23.8147311210632" calcext:value-type="float">
            <text:p>23.8147311211</text:p>
          </table:table-cell>
          <table:table-cell table:formula="of:=[.C912]/([.D912]-[.D911])" office:value-type="float" office:value="98845.2494476591" calcext:value-type="float">
            <text:p>98845.2494476591</text:p>
          </table:table-cell>
          <table:table-cell/>
          <table:table-cell office:value-type="float" office:value="1456447383.89446" calcext:value-type="float">
            <text:p>1456447383.89446</text:p>
          </table:table-cell>
          <table:table-cell table:formula="of:=[.G912]-[.B912]" office:value-type="float" office:value="0.0794751644134522" calcext:value-type="float">
            <text:p>0.0794751644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56447383.82632" calcext:value-type="float">
            <text:p>1456447383.82632</text:p>
          </table:table-cell>
          <table:table-cell office:value-type="float" office:value="1120" calcext:value-type="float">
            <text:p>1120</text:p>
          </table:table-cell>
          <table:table-cell table:formula="of:=[.B913]-[.B$2]" office:value-type="float" office:value="23.8260643482208" calcext:value-type="float">
            <text:p>23.8260643482</text:p>
          </table:table-cell>
          <table:table-cell table:formula="of:=[.C913]/([.D913]-[.D912])" office:value-type="float" office:value="98824.4552435048" calcext:value-type="float">
            <text:p>98824.4552435048</text:p>
          </table:table-cell>
          <table:table-cell/>
          <table:table-cell office:value-type="float" office:value="1456447383.90605" calcext:value-type="float">
            <text:p>1456447383.90605</text:p>
          </table:table-cell>
          <table:table-cell table:formula="of:=[.G913]-[.B913]" office:value-type="float" office:value="0.0797319412231445" calcext:value-type="float">
            <text:p>0.0797319412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56447383.83765" calcext:value-type="float">
            <text:p>1456447383.83765</text:p>
          </table:table-cell>
          <table:table-cell office:value-type="float" office:value="1120" calcext:value-type="float">
            <text:p>1120</text:p>
          </table:table-cell>
          <table:table-cell table:formula="of:=[.B914]-[.B$2]" office:value-type="float" office:value="23.8373975753784" calcext:value-type="float">
            <text:p>23.8373975754</text:p>
          </table:table-cell>
          <table:table-cell table:formula="of:=[.C914]/([.D914]-[.D913])" office:value-type="float" office:value="98824.4552435048" calcext:value-type="float">
            <text:p>98824.4552435048</text:p>
          </table:table-cell>
          <table:table-cell/>
          <table:table-cell office:value-type="float" office:value="1456447383.91721" calcext:value-type="float">
            <text:p>1456447383.91721</text:p>
          </table:table-cell>
          <table:table-cell table:formula="of:=[.G914]-[.B914]" office:value-type="float" office:value="0.0795588493347168" calcext:value-type="float">
            <text:p>0.0795588493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56447383.84898" calcext:value-type="float">
            <text:p>1456447383.84898</text:p>
          </table:table-cell>
          <table:table-cell office:value-type="float" office:value="1120" calcext:value-type="float">
            <text:p>1120</text:p>
          </table:table-cell>
          <table:table-cell table:formula="of:=[.B915]-[.B$2]" office:value-type="float" office:value="23.8487286567688" calcext:value-type="float">
            <text:p>23.8487286568</text:p>
          </table:table-cell>
          <table:table-cell table:formula="of:=[.C915]/([.D915]-[.D914])" office:value-type="float" office:value="98843.1696334638" calcext:value-type="float">
            <text:p>98843.1696334638</text:p>
          </table:table-cell>
          <table:table-cell/>
          <table:table-cell office:value-type="float" office:value="1456447383.92851" calcext:value-type="float">
            <text:p>1456447383.92851</text:p>
          </table:table-cell>
          <table:table-cell table:formula="of:=[.G915]-[.B915]" office:value-type="float" office:value="0.0795276165008545" calcext:value-type="float">
            <text:p>0.0795276165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56447383.86032" calcext:value-type="float">
            <text:p>1456447383.86032</text:p>
          </table:table-cell>
          <table:table-cell office:value-type="float" office:value="1120" calcext:value-type="float">
            <text:p>1120</text:p>
          </table:table-cell>
          <table:table-cell table:formula="of:=[.B916]-[.B$2]" office:value-type="float" office:value="23.8600625991821" calcext:value-type="float">
            <text:p>23.8600625992</text:p>
          </table:table-cell>
          <table:table-cell table:formula="of:=[.C916]/([.D916]-[.D915])" office:value-type="float" office:value="98818.2186882073" calcext:value-type="float">
            <text:p>98818.2186882073</text:p>
          </table:table-cell>
          <table:table-cell/>
          <table:table-cell office:value-type="float" office:value="1456447383.93992" calcext:value-type="float">
            <text:p>1456447383.93992</text:p>
          </table:table-cell>
          <table:table-cell table:formula="of:=[.G916]-[.B916]" office:value-type="float" office:value="0.0796036720275879" calcext:value-type="float">
            <text:p>0.079603672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56447383.87165" calcext:value-type="float">
            <text:p>1456447383.87165</text:p>
          </table:table-cell>
          <table:table-cell office:value-type="float" office:value="1120" calcext:value-type="float">
            <text:p>1120</text:p>
          </table:table-cell>
          <table:table-cell table:formula="of:=[.B917]-[.B$2]" office:value-type="float" office:value="23.8713979721069" calcext:value-type="float">
            <text:p>23.8713979721</text:p>
          </table:table-cell>
          <table:table-cell table:formula="of:=[.C917]/([.D917]-[.D916])" office:value-type="float" office:value="98805.7479387515" calcext:value-type="float">
            <text:p>98805.7479387515</text:p>
          </table:table-cell>
          <table:table-cell/>
          <table:table-cell office:value-type="float" office:value="1456447383.95115" calcext:value-type="float">
            <text:p>1456447383.95115</text:p>
          </table:table-cell>
          <table:table-cell table:formula="of:=[.G917]-[.B917]" office:value-type="float" office:value="0.079498291015625" calcext:value-type="float">
            <text:p>0.079498291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56447383.88299" calcext:value-type="float">
            <text:p>1456447383.88299</text:p>
          </table:table-cell>
          <table:table-cell office:value-type="float" office:value="1120" calcext:value-type="float">
            <text:p>1120</text:p>
          </table:table-cell>
          <table:table-cell table:formula="of:=[.B918]-[.B$2]" office:value-type="float" office:value="23.8827321529388" calcext:value-type="float">
            <text:p>23.8827321529</text:p>
          </table:table-cell>
          <table:table-cell table:formula="of:=[.C918]/([.D918]-[.D917])" office:value-type="float" office:value="98816.1400113591" calcext:value-type="float">
            <text:p>98816.1400113591</text:p>
          </table:table-cell>
          <table:table-cell/>
          <table:table-cell office:value-type="float" office:value="1456447383.96244" calcext:value-type="float">
            <text:p>1456447383.96244</text:p>
          </table:table-cell>
          <table:table-cell table:formula="of:=[.G918]-[.B918]" office:value-type="float" office:value="0.0794541835784912" calcext:value-type="float">
            <text:p>0.0794541836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56447383.89432" calcext:value-type="float">
            <text:p>1456447383.89432</text:p>
          </table:table-cell>
          <table:table-cell office:value-type="float" office:value="1120" calcext:value-type="float">
            <text:p>1120</text:p>
          </table:table-cell>
          <table:table-cell table:formula="of:=[.B919]-[.B$2]" office:value-type="float" office:value="23.8940644264221" calcext:value-type="float">
            <text:p>23.8940644264</text:p>
          </table:table-cell>
          <table:table-cell table:formula="of:=[.C919]/([.D919]-[.D918])" office:value-type="float" office:value="98832.7718751972" calcext:value-type="float">
            <text:p>98832.7718751972</text:p>
          </table:table-cell>
          <table:table-cell/>
          <table:table-cell office:value-type="float" office:value="1456447383.97378" calcext:value-type="float">
            <text:p>1456447383.97378</text:p>
          </table:table-cell>
          <table:table-cell table:formula="of:=[.G919]-[.B919]" office:value-type="float" office:value="0.0794618129730225" calcext:value-type="float">
            <text:p>0.079461813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56447383.90565" calcext:value-type="float">
            <text:p>1456447383.90565</text:p>
          </table:table-cell>
          <table:table-cell office:value-type="float" office:value="1120" calcext:value-type="float">
            <text:p>1120</text:p>
          </table:table-cell>
          <table:table-cell table:formula="of:=[.B920]-[.B$2]" office:value-type="float" office:value="23.9053955078125" calcext:value-type="float">
            <text:p>23.9053955078</text:p>
          </table:table-cell>
          <table:table-cell table:formula="of:=[.C920]/([.D920]-[.D919])" office:value-type="float" office:value="98843.1696334638" calcext:value-type="float">
            <text:p>98843.1696334638</text:p>
          </table:table-cell>
          <table:table-cell/>
          <table:table-cell office:value-type="float" office:value="1456447383.98514" calcext:value-type="float">
            <text:p>1456447383.98514</text:p>
          </table:table-cell>
          <table:table-cell table:formula="of:=[.G920]-[.B920]" office:value-type="float" office:value="0.0794909000396729" calcext:value-type="float">
            <text:p>0.0794909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56447383.91698" calcext:value-type="float">
            <text:p>1456447383.91698</text:p>
          </table:table-cell>
          <table:table-cell office:value-type="float" office:value="1120" calcext:value-type="float">
            <text:p>1120</text:p>
          </table:table-cell>
          <table:table-cell table:formula="of:=[.B921]-[.B$2]" office:value-type="float" office:value="23.9167249202728" calcext:value-type="float">
            <text:p>23.9167249203</text:p>
          </table:table-cell>
          <table:table-cell table:formula="of:=[.C921]/([.D921]-[.D920])" office:value-type="float" office:value="98857.7301710895" calcext:value-type="float">
            <text:p>98857.7301710895</text:p>
          </table:table-cell>
          <table:table-cell/>
          <table:table-cell office:value-type="float" office:value="1456447383.99651" calcext:value-type="float">
            <text:p>1456447383.99651</text:p>
          </table:table-cell>
          <table:table-cell table:formula="of:=[.G921]-[.B921]" office:value-type="float" office:value="0.0795314311981201" calcext:value-type="float">
            <text:p>0.0795314312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56447383.92831" calcext:value-type="float">
            <text:p>1456447383.92831</text:p>
          </table:table-cell>
          <table:table-cell office:value-type="float" office:value="1120" calcext:value-type="float">
            <text:p>1120</text:p>
          </table:table-cell>
          <table:table-cell table:formula="of:=[.B922]-[.B$2]" office:value-type="float" office:value="23.9280548095703" calcext:value-type="float">
            <text:p>23.9280548096</text:p>
          </table:table-cell>
          <table:table-cell table:formula="of:=[.C922]/([.D922]-[.D921])" office:value-type="float" office:value="98853.5695797647" calcext:value-type="float">
            <text:p>98853.5695797647</text:p>
          </table:table-cell>
          <table:table-cell/>
          <table:table-cell office:value-type="float" office:value="1456447384.011" calcext:value-type="float">
            <text:p>1456447384.011</text:p>
          </table:table-cell>
          <table:table-cell table:formula="of:=[.G922]-[.B922]" office:value-type="float" office:value="0.0826914310455322" calcext:value-type="float">
            <text:p>0.082691431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56447383.93964" calcext:value-type="float">
            <text:p>1456447383.93964</text:p>
          </table:table-cell>
          <table:table-cell office:value-type="float" office:value="1120" calcext:value-type="float">
            <text:p>1120</text:p>
          </table:table-cell>
          <table:table-cell table:formula="of:=[.B923]-[.B$2]" office:value-type="float" office:value="23.9393820762634" calcext:value-type="float">
            <text:p>23.9393820763</text:p>
          </table:table-cell>
          <table:table-cell table:formula="of:=[.C923]/([.D923]-[.D922])" office:value-type="float" office:value="98876.4571669122" calcext:value-type="float">
            <text:p>98876.4571669122</text:p>
          </table:table-cell>
          <table:table-cell/>
          <table:table-cell office:value-type="float" office:value="1456447384.0235" calcext:value-type="float">
            <text:p>1456447384.0235</text:p>
          </table:table-cell>
          <table:table-cell table:formula="of:=[.G923]-[.B923]" office:value-type="float" office:value="0.0838642120361328" calcext:value-type="float">
            <text:p>0.083864212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56447383.95097" calcext:value-type="float">
            <text:p>1456447383.95097</text:p>
          </table:table-cell>
          <table:table-cell office:value-type="float" office:value="1120" calcext:value-type="float">
            <text:p>1120</text:p>
          </table:table-cell>
          <table:table-cell table:formula="of:=[.B924]-[.B$2]" office:value-type="float" office:value="23.9507117271423" calcext:value-type="float">
            <text:p>23.9507117271</text:p>
          </table:table-cell>
          <table:table-cell table:formula="of:=[.C924]/([.D924]-[.D923])" office:value-type="float" office:value="98855.6498316498" calcext:value-type="float">
            <text:p>98855.6498316498</text:p>
          </table:table-cell>
          <table:table-cell/>
          <table:table-cell office:value-type="float" office:value="1456447384.03107" calcext:value-type="float">
            <text:p>1456447384.03107</text:p>
          </table:table-cell>
          <table:table-cell table:formula="of:=[.G924]-[.B924]" office:value-type="float" office:value="0.0801045894622803" calcext:value-type="float">
            <text:p>0.080104589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56447383.96229" calcext:value-type="float">
            <text:p>1456447383.96229</text:p>
          </table:table-cell>
          <table:table-cell office:value-type="float" office:value="1120" calcext:value-type="float">
            <text:p>1120</text:p>
          </table:table-cell>
          <table:table-cell table:formula="of:=[.B925]-[.B$2]" office:value-type="float" office:value="23.9620399475098" calcext:value-type="float">
            <text:p>23.9620399475</text:p>
          </table:table-cell>
          <table:table-cell table:formula="of:=[.C925]/([.D925]-[.D924])" office:value-type="float" office:value="98868.133181799" calcext:value-type="float">
            <text:p>98868.133181799</text:p>
          </table:table-cell>
          <table:table-cell/>
          <table:table-cell office:value-type="float" office:value="1456447384.03498" calcext:value-type="float">
            <text:p>1456447384.03498</text:p>
          </table:table-cell>
          <table:table-cell table:formula="of:=[.G925]-[.B925]" office:value-type="float" office:value="0.0726864337921143" calcext:value-type="float">
            <text:p>0.0726864338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56447383.97362" calcext:value-type="float">
            <text:p>1456447383.97362</text:p>
          </table:table-cell>
          <table:table-cell office:value-type="float" office:value="1120" calcext:value-type="float">
            <text:p>1120</text:p>
          </table:table-cell>
          <table:table-cell table:formula="of:=[.B926]-[.B$2]" office:value-type="float" office:value="23.9733686447144" calcext:value-type="float">
            <text:p>23.9733686447</text:p>
          </table:table-cell>
          <table:table-cell table:formula="of:=[.C926]/([.D926]-[.D925])" office:value-type="float" office:value="98863.9717147908" calcext:value-type="float">
            <text:p>98863.9717147908</text:p>
          </table:table-cell>
          <table:table-cell/>
          <table:table-cell office:value-type="float" office:value="1456447384.05374" calcext:value-type="float">
            <text:p>1456447384.05374</text:p>
          </table:table-cell>
          <table:table-cell table:formula="of:=[.G926]-[.B926]" office:value-type="float" office:value="0.0801177024841309" calcext:value-type="float">
            <text:p>0.0801177025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56447383.98495" calcext:value-type="float">
            <text:p>1456447383.98495</text:p>
          </table:table-cell>
          <table:table-cell office:value-type="float" office:value="1120" calcext:value-type="float">
            <text:p>1120</text:p>
          </table:table-cell>
          <table:table-cell table:formula="of:=[.B927]-[.B$2]" office:value-type="float" office:value="23.9846987724304" calcext:value-type="float">
            <text:p>23.9846987724</text:p>
          </table:table-cell>
          <table:table-cell table:formula="of:=[.C927]/([.D927]-[.D926])" office:value-type="float" office:value="98851.4894154286" calcext:value-type="float">
            <text:p>98851.4894154286</text:p>
          </table:table-cell>
          <table:table-cell/>
          <table:table-cell office:value-type="float" office:value="1456447384.0651" calcext:value-type="float">
            <text:p>1456447384.0651</text:p>
          </table:table-cell>
          <table:table-cell table:formula="of:=[.G927]-[.B927]" office:value-type="float" office:value="0.0801475048065186" calcext:value-type="float">
            <text:p>0.0801475048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56447383.99629" calcext:value-type="float">
            <text:p>1456447383.99629</text:p>
          </table:table-cell>
          <table:table-cell office:value-type="float" office:value="1120" calcext:value-type="float">
            <text:p>1120</text:p>
          </table:table-cell>
          <table:table-cell table:formula="of:=[.B928]-[.B$2]" office:value-type="float" office:value="23.9960374832153" calcext:value-type="float">
            <text:p>23.9960374832</text:p>
          </table:table-cell>
          <table:table-cell table:formula="of:=[.C928]/([.D928]-[.D927])" office:value-type="float" office:value="98776.6617603768" calcext:value-type="float">
            <text:p>98776.6617603768</text:p>
          </table:table-cell>
          <table:table-cell/>
          <table:table-cell office:value-type="float" office:value="1456447384.07633" calcext:value-type="float">
            <text:p>1456447384.07633</text:p>
          </table:table-cell>
          <table:table-cell table:formula="of:=[.G928]-[.B928]" office:value-type="float" office:value="0.0800387859344482" calcext:value-type="float">
            <text:p>0.0800387859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56447384.00773" calcext:value-type="float">
            <text:p>1456447384.00773</text:p>
          </table:table-cell>
          <table:table-cell office:value-type="float" office:value="1120" calcext:value-type="float">
            <text:p>1120</text:p>
          </table:table-cell>
          <table:table-cell table:formula="of:=[.B929]-[.B$2]" office:value-type="float" office:value="24.0074789524078" calcext:value-type="float">
            <text:p>24.0074789524</text:p>
          </table:table-cell>
          <table:table-cell table:formula="of:=[.C929]/([.D929]-[.D928])" office:value-type="float" office:value="97889.5263497885" calcext:value-type="float">
            <text:p>97889.5263497885</text:p>
          </table:table-cell>
          <table:table-cell/>
          <table:table-cell office:value-type="float" office:value="1456447384.08755" calcext:value-type="float">
            <text:p>1456447384.08755</text:p>
          </table:table-cell>
          <table:table-cell table:formula="of:=[.G929]-[.B929]" office:value-type="float" office:value="0.0798172950744629" calcext:value-type="float">
            <text:p>0.0798172951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56447384.01911" calcext:value-type="float">
            <text:p>1456447384.01911</text:p>
          </table:table-cell>
          <table:table-cell office:value-type="float" office:value="1120" calcext:value-type="float">
            <text:p>1120</text:p>
          </table:table-cell>
          <table:table-cell table:formula="of:=[.B930]-[.B$2]" office:value-type="float" office:value="24.018857717514" calcext:value-type="float">
            <text:p>24.0188577175</text:p>
          </table:table-cell>
          <table:table-cell table:formula="of:=[.C930]/([.D930]-[.D929])" office:value-type="float" office:value="98428.958638897" calcext:value-type="float">
            <text:p>98428.958638897</text:p>
          </table:table-cell>
          <table:table-cell/>
          <table:table-cell office:value-type="float" office:value="1456447384.09977" calcext:value-type="float">
            <text:p>1456447384.09977</text:p>
          </table:table-cell>
          <table:table-cell table:formula="of:=[.G930]-[.B930]" office:value-type="float" office:value="0.0806586742401123" calcext:value-type="float">
            <text:p>0.0806586742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56447384.03043" calcext:value-type="float">
            <text:p>1456447384.03043</text:p>
          </table:table-cell>
          <table:table-cell office:value-type="float" office:value="1120" calcext:value-type="float">
            <text:p>1120</text:p>
          </table:table-cell>
          <table:table-cell table:formula="of:=[.B931]-[.B$2]" office:value-type="float" office:value="24.0301744937897" calcext:value-type="float">
            <text:p>24.0301744938</text:p>
          </table:table-cell>
          <table:table-cell table:formula="of:=[.C931]/([.D931]-[.D930])" office:value-type="float" office:value="98968.1135971011" calcext:value-type="float">
            <text:p>98968.1135971011</text:p>
          </table:table-cell>
          <table:table-cell/>
          <table:table-cell office:value-type="float" office:value="1456447384.11012" calcext:value-type="float">
            <text:p>1456447384.11012</text:p>
          </table:table-cell>
          <table:table-cell table:formula="of:=[.G931]-[.B931]" office:value-type="float" office:value="0.0796918869018555" calcext:value-type="float">
            <text:p>0.0796918869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56447384.04173" calcext:value-type="float">
            <text:p>1456447384.04173</text:p>
          </table:table-cell>
          <table:table-cell office:value-type="float" office:value="1120" calcext:value-type="float">
            <text:p>1120</text:p>
          </table:table-cell>
          <table:table-cell table:formula="of:=[.B932]-[.B$2]" office:value-type="float" office:value="24.041473865509" calcext:value-type="float">
            <text:p>24.0414738655</text:p>
          </table:table-cell>
          <table:table-cell table:formula="of:=[.C932]/([.D932]-[.D931])" office:value-type="float" office:value="99120.5553562762" calcext:value-type="float">
            <text:p>99120.5553562762</text:p>
          </table:table-cell>
          <table:table-cell/>
          <table:table-cell office:value-type="float" office:value="1456447384.12542" calcext:value-type="float">
            <text:p>1456447384.12542</text:p>
          </table:table-cell>
          <table:table-cell table:formula="of:=[.G932]-[.B932]" office:value-type="float" office:value="0.0836925506591797" calcext:value-type="float">
            <text:p>0.0836925507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56447384.05304" calcext:value-type="float">
            <text:p>1456447384.05304</text:p>
          </table:table-cell>
          <table:table-cell office:value-type="float" office:value="1120" calcext:value-type="float">
            <text:p>1120</text:p>
          </table:table-cell>
          <table:table-cell table:formula="of:=[.B933]-[.B$2]" office:value-type="float" office:value="24.0527856349945" calcext:value-type="float">
            <text:p>24.052785635</text:p>
          </table:table-cell>
          <table:table-cell table:formula="of:=[.C933]/([.D933]-[.D932])" office:value-type="float" office:value="99011.9186426388" calcext:value-type="float">
            <text:p>99011.9186426388</text:p>
          </table:table-cell>
          <table:table-cell/>
          <table:table-cell office:value-type="float" office:value="1456447384.13672" calcext:value-type="float">
            <text:p>1456447384.13672</text:p>
          </table:table-cell>
          <table:table-cell table:formula="of:=[.G933]-[.B933]" office:value-type="float" office:value="0.0836806297302246" calcext:value-type="float">
            <text:p>0.0836806297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56447384.06433" calcext:value-type="float">
            <text:p>1456447384.06433</text:p>
          </table:table-cell>
          <table:table-cell office:value-type="float" office:value="1120" calcext:value-type="float">
            <text:p>1120</text:p>
          </table:table-cell>
          <table:table-cell table:formula="of:=[.B934]-[.B$2]" office:value-type="float" office:value="24.0640723705292" calcext:value-type="float">
            <text:p>24.0640723705</text:p>
          </table:table-cell>
          <table:table-cell table:formula="of:=[.C934]/([.D934]-[.D933])" office:value-type="float" office:value="99231.5268272074" calcext:value-type="float">
            <text:p>99231.5268272074</text:p>
          </table:table-cell>
          <table:table-cell/>
          <table:table-cell office:value-type="float" office:value="1456447384.14872" calcext:value-type="float">
            <text:p>1456447384.14872</text:p>
          </table:table-cell>
          <table:table-cell table:formula="of:=[.G934]-[.B934]" office:value-type="float" office:value="0.0843939781188965" calcext:value-type="float">
            <text:p>0.0843939781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56447384.07561" calcext:value-type="float">
            <text:p>1456447384.07561</text:p>
          </table:table-cell>
          <table:table-cell office:value-type="float" office:value="1120" calcext:value-type="float">
            <text:p>1120</text:p>
          </table:table-cell>
          <table:table-cell table:formula="of:=[.B935]-[.B$2]" office:value-type="float" office:value="24.0753555297852" calcext:value-type="float">
            <text:p>24.0753555298</text:p>
          </table:table-cell>
          <table:table-cell table:formula="of:=[.C935]/([.D935]-[.D934])" office:value-type="float" office:value="99262.9789751717" calcext:value-type="float">
            <text:p>99262.9789751717</text:p>
          </table:table-cell>
          <table:table-cell/>
          <table:table-cell office:value-type="float" office:value="1456447384.16668" calcext:value-type="float">
            <text:p>1456447384.16668</text:p>
          </table:table-cell>
          <table:table-cell table:formula="of:=[.G935]-[.B935]" office:value-type="float" office:value="0.0910708904266357" calcext:value-type="float">
            <text:p>0.0910708904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56447384.08689" calcext:value-type="float">
            <text:p>1456447384.08689</text:p>
          </table:table-cell>
          <table:table-cell office:value-type="float" office:value="1120" calcext:value-type="float">
            <text:p>1120</text:p>
          </table:table-cell>
          <table:table-cell table:formula="of:=[.B936]-[.B$2]" office:value-type="float" office:value="24.0866334438324" calcext:value-type="float">
            <text:p>24.0866334438</text:p>
          </table:table-cell>
          <table:table-cell table:formula="of:=[.C936]/([.D936]-[.D935])" office:value-type="float" office:value="99309.1448745323" calcext:value-type="float">
            <text:p>99309.1448745323</text:p>
          </table:table-cell>
          <table:table-cell/>
          <table:table-cell office:value-type="float" office:value="1456447384.17806" calcext:value-type="float">
            <text:p>1456447384.17806</text:p>
          </table:table-cell>
          <table:table-cell table:formula="of:=[.G936]-[.B936]" office:value-type="float" office:value="0.0911729335784912" calcext:value-type="float">
            <text:p>0.0911729336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56447384.09816" calcext:value-type="float">
            <text:p>1456447384.09816</text:p>
          </table:table-cell>
          <table:table-cell office:value-type="float" office:value="1120" calcext:value-type="float">
            <text:p>1120</text:p>
          </table:table-cell>
          <table:table-cell table:formula="of:=[.B937]-[.B$2]" office:value-type="float" office:value="24.0979087352753" calcext:value-type="float">
            <text:p>24.0979087353</text:p>
          </table:table-cell>
          <table:table-cell table:formula="of:=[.C937]/([.D937]-[.D936])" office:value-type="float" office:value="99332.2439313203" calcext:value-type="float">
            <text:p>99332.2439313203</text:p>
          </table:table-cell>
          <table:table-cell/>
          <table:table-cell office:value-type="float" office:value="1456447384.18949" calcext:value-type="float">
            <text:p>1456447384.18949</text:p>
          </table:table-cell>
          <table:table-cell table:formula="of:=[.G937]-[.B937]" office:value-type="float" office:value="0.0913276672363281" calcext:value-type="float">
            <text:p>0.0913276672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56447384.10944" calcext:value-type="float">
            <text:p>1456447384.10944</text:p>
          </table:table-cell>
          <table:table-cell office:value-type="float" office:value="1120" calcext:value-type="float">
            <text:p>1120</text:p>
          </table:table-cell>
          <table:table-cell table:formula="of:=[.B938]-[.B$2]" office:value-type="float" office:value="24.1091828346252" calcext:value-type="float">
            <text:p>24.1091828346</text:p>
          </table:table-cell>
          <table:table-cell table:formula="of:=[.C938]/([.D938]-[.D937])" office:value-type="float" office:value="99342.747055216" calcext:value-type="float">
            <text:p>99342.747055216</text:p>
          </table:table-cell>
          <table:table-cell/>
          <table:table-cell office:value-type="float" office:value="1456447384.20081" calcext:value-type="float">
            <text:p>1456447384.20081</text:p>
          </table:table-cell>
          <table:table-cell table:formula="of:=[.G938]-[.B938]" office:value-type="float" office:value="0.0913734436035156" calcext:value-type="float">
            <text:p>0.0913734436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56447384.12072" calcext:value-type="float">
            <text:p>1456447384.12072</text:p>
          </table:table-cell>
          <table:table-cell office:value-type="float" office:value="1120" calcext:value-type="float">
            <text:p>1120</text:p>
          </table:table-cell>
          <table:table-cell table:formula="of:=[.B939]-[.B$2]" office:value-type="float" office:value="24.1204648017883" calcext:value-type="float">
            <text:p>24.1204648018</text:p>
          </table:table-cell>
          <table:table-cell table:formula="of:=[.C939]/([.D939]-[.D938])" office:value-type="float" office:value="99273.4674556213" calcext:value-type="float">
            <text:p>99273.4674556213</text:p>
          </table:table-cell>
          <table:table-cell/>
          <table:table-cell office:value-type="float" office:value="1456447384.21202" calcext:value-type="float">
            <text:p>1456447384.21202</text:p>
          </table:table-cell>
          <table:table-cell table:formula="of:=[.G939]-[.B939]" office:value-type="float" office:value="0.091301441192627" calcext:value-type="float">
            <text:p>0.0913014412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56447384.13203" calcext:value-type="float">
            <text:p>1456447384.13203</text:p>
          </table:table-cell>
          <table:table-cell office:value-type="float" office:value="1120" calcext:value-type="float">
            <text:p>1120</text:p>
          </table:table-cell>
          <table:table-cell table:formula="of:=[.B940]-[.B$2]" office:value-type="float" office:value="24.1317720413208" calcext:value-type="float">
            <text:p>24.1317720413</text:p>
          </table:table-cell>
          <table:table-cell table:formula="of:=[.C940]/([.D940]-[.D939])" office:value-type="float" office:value="99051.5852064268" calcext:value-type="float">
            <text:p>99051.5852064268</text:p>
          </table:table-cell>
          <table:table-cell/>
          <table:table-cell office:value-type="float" office:value="1456447384.22698" calcext:value-type="float">
            <text:p>1456447384.22698</text:p>
          </table:table-cell>
          <table:table-cell table:formula="of:=[.G940]-[.B940]" office:value-type="float" office:value="0.094954252243042" calcext:value-type="float">
            <text:p>0.0949542522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56447384.14331" calcext:value-type="float">
            <text:p>1456447384.14331</text:p>
          </table:table-cell>
          <table:table-cell office:value-type="float" office:value="1120" calcext:value-type="float">
            <text:p>1120</text:p>
          </table:table-cell>
          <table:table-cell table:formula="of:=[.B941]-[.B$2]" office:value-type="float" office:value="24.1430587768555" calcext:value-type="float">
            <text:p>24.1430587769</text:p>
          </table:table-cell>
          <table:table-cell table:formula="of:=[.C941]/([.D941]-[.D940])" office:value-type="float" office:value="99231.5268272074" calcext:value-type="float">
            <text:p>99231.5268272074</text:p>
          </table:table-cell>
          <table:table-cell/>
          <table:table-cell office:value-type="float" office:value="1456447384.23818" calcext:value-type="float">
            <text:p>1456447384.23818</text:p>
          </table:table-cell>
          <table:table-cell table:formula="of:=[.G941]-[.B941]" office:value-type="float" office:value="0.094867467880249" calcext:value-type="float">
            <text:p>0.0948674679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56447384.15459" calcext:value-type="float">
            <text:p>1456447384.15459</text:p>
          </table:table-cell>
          <table:table-cell office:value-type="float" office:value="1120" calcext:value-type="float">
            <text:p>1120</text:p>
          </table:table-cell>
          <table:table-cell table:formula="of:=[.B942]-[.B$2]" office:value-type="float" office:value="24.1543383598328" calcext:value-type="float">
            <text:p>24.1543383598</text:p>
          </table:table-cell>
          <table:table-cell table:formula="of:=[.C942]/([.D942]-[.D941])" office:value-type="float" office:value="99294.4510674276" calcext:value-type="float">
            <text:p>99294.4510674276</text:p>
          </table:table-cell>
          <table:table-cell/>
          <table:table-cell office:value-type="float" office:value="1456447384.24956" calcext:value-type="float">
            <text:p>1456447384.24956</text:p>
          </table:table-cell>
          <table:table-cell table:formula="of:=[.G942]-[.B942]" office:value-type="float" office:value="0.0949680805206299" calcext:value-type="float">
            <text:p>0.0949680805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56447384.16587" calcext:value-type="float">
            <text:p>1456447384.16587</text:p>
          </table:table-cell>
          <table:table-cell office:value-type="float" office:value="1120" calcext:value-type="float">
            <text:p>1120</text:p>
          </table:table-cell>
          <table:table-cell table:formula="of:=[.B943]-[.B$2]" office:value-type="float" office:value="24.1656172275543" calcext:value-type="float">
            <text:p>24.1656172276</text:p>
          </table:table-cell>
          <table:table-cell table:formula="of:=[.C943]/([.D943]-[.D942])" office:value-type="float" office:value="99300.7478808633" calcext:value-type="float">
            <text:p>99300.7478808633</text:p>
          </table:table-cell>
          <table:table-cell/>
          <table:table-cell office:value-type="float" office:value="1456447384.26839" calcext:value-type="float">
            <text:p>1456447384.26839</text:p>
          </table:table-cell>
          <table:table-cell table:formula="of:=[.G943]-[.B943]" office:value-type="float" office:value="0.102519035339355" calcext:value-type="float">
            <text:p>0.1025190353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56447384.17718" calcext:value-type="float">
            <text:p>1456447384.17718</text:p>
          </table:table-cell>
          <table:table-cell office:value-type="float" office:value="1120" calcext:value-type="float">
            <text:p>1120</text:p>
          </table:table-cell>
          <table:table-cell table:formula="of:=[.B944]-[.B$2]" office:value-type="float" office:value="24.1769227981567" calcext:value-type="float">
            <text:p>24.1769227982</text:p>
          </table:table-cell>
          <table:table-cell table:formula="of:=[.C944]/([.D944]-[.D943])" office:value-type="float" office:value="99066.2072165166" calcext:value-type="float">
            <text:p>99066.2072165166</text:p>
          </table:table-cell>
          <table:table-cell/>
          <table:table-cell office:value-type="float" office:value="1456447384.28008" calcext:value-type="float">
            <text:p>1456447384.28008</text:p>
          </table:table-cell>
          <table:table-cell table:formula="of:=[.G944]-[.B944]" office:value-type="float" office:value="0.102903604507446" calcext:value-type="float">
            <text:p>0.1029036045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56447384.18846" calcext:value-type="float">
            <text:p>1456447384.18846</text:p>
          </table:table-cell>
          <table:table-cell office:value-type="float" office:value="1120" calcext:value-type="float">
            <text:p>1120</text:p>
          </table:table-cell>
          <table:table-cell table:formula="of:=[.B945]-[.B$2]" office:value-type="float" office:value="24.1882076263428" calcext:value-type="float">
            <text:p>24.1882076263</text:p>
          </table:table-cell>
          <table:table-cell table:formula="of:=[.C945]/([.D945]-[.D944])" office:value-type="float" office:value="99248.298825319" calcext:value-type="float">
            <text:p>99248.298825319</text:p>
          </table:table-cell>
          <table:table-cell/>
          <table:table-cell office:value-type="float" office:value="1456447384.29151" calcext:value-type="float">
            <text:p>1456447384.29151</text:p>
          </table:table-cell>
          <table:table-cell table:formula="of:=[.G945]-[.B945]" office:value-type="float" office:value="0.103048801422119" calcext:value-type="float">
            <text:p>0.1030488014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56447384.1998" calcext:value-type="float">
            <text:p>1456447384.1998</text:p>
          </table:table-cell>
          <table:table-cell office:value-type="float" office:value="1120" calcext:value-type="float">
            <text:p>1120</text:p>
          </table:table-cell>
          <table:table-cell table:formula="of:=[.B946]-[.B$2]" office:value-type="float" office:value="24.1995463371277" calcext:value-type="float">
            <text:p>24.1995463371</text:p>
          </table:table-cell>
          <table:table-cell table:formula="of:=[.C946]/([.D946]-[.D945])" office:value-type="float" office:value="98776.6617603768" calcext:value-type="float">
            <text:p>98776.6617603768</text:p>
          </table:table-cell>
          <table:table-cell/>
          <table:table-cell office:value-type="float" office:value="1456447384.30282" calcext:value-type="float">
            <text:p>1456447384.30282</text:p>
          </table:table-cell>
          <table:table-cell table:formula="of:=[.G946]-[.B946]" office:value-type="float" office:value="0.103019952774048" calcext:value-type="float">
            <text:p>0.1030199528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56447384.21108" calcext:value-type="float">
            <text:p>1456447384.21108</text:p>
          </table:table-cell>
          <table:table-cell office:value-type="float" office:value="1120" calcext:value-type="float">
            <text:p>1120</text:p>
          </table:table-cell>
          <table:table-cell table:formula="of:=[.B947]-[.B$2]" office:value-type="float" office:value="24.2108242511749" calcext:value-type="float">
            <text:p>24.2108242512</text:p>
          </table:table-cell>
          <table:table-cell table:formula="of:=[.C947]/([.D947]-[.D946])" office:value-type="float" office:value="99309.1448745323" calcext:value-type="float">
            <text:p>99309.1448745323</text:p>
          </table:table-cell>
          <table:table-cell/>
          <table:table-cell office:value-type="float" office:value="1456447384.3151" calcext:value-type="float">
            <text:p>1456447384.3151</text:p>
          </table:table-cell>
          <table:table-cell table:formula="of:=[.G947]-[.B947]" office:value-type="float" office:value="0.104022026062012" calcext:value-type="float">
            <text:p>0.1040220261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56447384.22235" calcext:value-type="float">
            <text:p>1456447384.22235</text:p>
          </table:table-cell>
          <table:table-cell office:value-type="float" office:value="1120" calcext:value-type="float">
            <text:p>1120</text:p>
          </table:table-cell>
          <table:table-cell table:formula="of:=[.B948]-[.B$2]" office:value-type="float" office:value="24.2220990657806" calcext:value-type="float">
            <text:p>24.2220990658</text:p>
          </table:table-cell>
          <table:table-cell table:formula="of:=[.C948]/([.D948]-[.D947])" office:value-type="float" office:value="99336.4449143582" calcext:value-type="float">
            <text:p>99336.4449143582</text:p>
          </table:table-cell>
          <table:table-cell/>
          <table:table-cell office:value-type="float" office:value="1456447384.32542" calcext:value-type="float">
            <text:p>1456447384.32542</text:p>
          </table:table-cell>
          <table:table-cell table:formula="of:=[.G948]-[.B948]" office:value-type="float" office:value="0.10306715965271" calcext:value-type="float">
            <text:p>0.1030671597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56447384.23363" calcext:value-type="float">
            <text:p>1456447384.23363</text:p>
          </table:table-cell>
          <table:table-cell office:value-type="float" office:value="1120" calcext:value-type="float">
            <text:p>1120</text:p>
          </table:table-cell>
          <table:table-cell table:formula="of:=[.B949]-[.B$2]" office:value-type="float" office:value="24.2333741188049" calcext:value-type="float">
            <text:p>24.2333741188</text:p>
          </table:table-cell>
          <table:table-cell table:formula="of:=[.C949]/([.D949]-[.D948])" office:value-type="float" office:value="99334.344378423" calcext:value-type="float">
            <text:p>99334.344378423</text:p>
          </table:table-cell>
          <table:table-cell/>
          <table:table-cell office:value-type="float" office:value="1456447384.33987" calcext:value-type="float">
            <text:p>1456447384.33987</text:p>
          </table:table-cell>
          <table:table-cell table:formula="of:=[.G949]-[.B949]" office:value-type="float" office:value="0.106242179870605" calcext:value-type="float">
            <text:p>0.1062421799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56447384.24491" calcext:value-type="float">
            <text:p>1456447384.24491</text:p>
          </table:table-cell>
          <table:table-cell office:value-type="float" office:value="1120" calcext:value-type="float">
            <text:p>1120</text:p>
          </table:table-cell>
          <table:table-cell table:formula="of:=[.B950]-[.B$2]" office:value-type="float" office:value="24.2446539402008" calcext:value-type="float">
            <text:p>24.2446539402</text:p>
          </table:table-cell>
          <table:table-cell table:formula="of:=[.C950]/([.D950]-[.D949])" office:value-type="float" office:value="99292.3523070745" calcext:value-type="float">
            <text:p>99292.3523070745</text:p>
          </table:table-cell>
          <table:table-cell/>
          <table:table-cell office:value-type="float" office:value="1456447384.35118" calcext:value-type="float">
            <text:p>1456447384.35118</text:p>
          </table:table-cell>
          <table:table-cell table:formula="of:=[.G950]-[.B950]" office:value-type="float" office:value="0.106272459030151" calcext:value-type="float">
            <text:p>0.106272459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56447384.25619" calcext:value-type="float">
            <text:p>1456447384.25619</text:p>
          </table:table-cell>
          <table:table-cell office:value-type="float" office:value="1120" calcext:value-type="float">
            <text:p>1120</text:p>
          </table:table-cell>
          <table:table-cell table:formula="of:=[.B951]-[.B$2]" office:value-type="float" office:value="24.2559325695038" calcext:value-type="float">
            <text:p>24.2559325695</text:p>
          </table:table-cell>
          <table:table-cell table:formula="of:=[.C951]/([.D951]-[.D950])" office:value-type="float" office:value="99302.8469961527" calcext:value-type="float">
            <text:p>99302.8469961527</text:p>
          </table:table-cell>
          <table:table-cell/>
          <table:table-cell office:value-type="float" office:value="1456447384.36243" calcext:value-type="float">
            <text:p>1456447384.36243</text:p>
          </table:table-cell>
          <table:table-cell table:formula="of:=[.G951]-[.B951]" office:value-type="float" office:value="0.106243848800659" calcext:value-type="float">
            <text:p>0.1062438488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56447384.26746" calcext:value-type="float">
            <text:p>1456447384.26746</text:p>
          </table:table-cell>
          <table:table-cell office:value-type="float" office:value="1120" calcext:value-type="float">
            <text:p>1120</text:p>
          </table:table-cell>
          <table:table-cell table:formula="of:=[.B952]-[.B$2]" office:value-type="float" office:value="24.2672109603882" calcext:value-type="float">
            <text:p>24.2672109604</text:p>
          </table:table-cell>
          <table:table-cell table:formula="of:=[.C952]/([.D952]-[.D951])" office:value-type="float" office:value="99304.9462001903" calcext:value-type="float">
            <text:p>99304.9462001903</text:p>
          </table:table-cell>
          <table:table-cell/>
          <table:table-cell office:value-type="float" office:value="1456447384.38173" calcext:value-type="float">
            <text:p>1456447384.38173</text:p>
          </table:table-cell>
          <table:table-cell table:formula="of:=[.G952]-[.B952]" office:value-type="float" office:value="0.114265441894531" calcext:value-type="float">
            <text:p>0.1142654419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56447384.27874" calcext:value-type="float">
            <text:p>1456447384.27874</text:p>
          </table:table-cell>
          <table:table-cell office:value-type="float" office:value="1120" calcext:value-type="float">
            <text:p>1120</text:p>
          </table:table-cell>
          <table:table-cell table:formula="of:=[.B953]-[.B$2]" office:value-type="float" office:value="24.2784860134125" calcext:value-type="float">
            <text:p>24.2784860134</text:p>
          </table:table-cell>
          <table:table-cell table:formula="of:=[.C953]/([.D953]-[.D952])" office:value-type="float" office:value="99334.344378423" calcext:value-type="float">
            <text:p>99334.344378423</text:p>
          </table:table-cell>
          <table:table-cell/>
          <table:table-cell office:value-type="float" office:value="1456447384.39304" calcext:value-type="float">
            <text:p>1456447384.39304</text:p>
          </table:table-cell>
          <table:table-cell table:formula="of:=[.G953]-[.B953]" office:value-type="float" office:value="0.11430025100708" calcext:value-type="float">
            <text:p>0.114300251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56447384.28998" calcext:value-type="float">
            <text:p>1456447384.28998</text:p>
          </table:table-cell>
          <table:table-cell office:value-type="float" office:value="1120" calcext:value-type="float">
            <text:p>1120</text:p>
          </table:table-cell>
          <table:table-cell table:formula="of:=[.B954]-[.B$2]" office:value-type="float" office:value="24.2897226810455" calcext:value-type="float">
            <text:p>24.289722681</text:p>
          </table:table-cell>
          <table:table-cell table:formula="of:=[.C954]/([.D954]-[.D953])" office:value-type="float" office:value="99673.6787608742" calcext:value-type="float">
            <text:p>99673.6787608742</text:p>
          </table:table-cell>
          <table:table-cell/>
          <table:table-cell office:value-type="float" office:value="1456447384.40433" calcext:value-type="float">
            <text:p>1456447384.40433</text:p>
          </table:table-cell>
          <table:table-cell table:formula="of:=[.G954]-[.B954]" office:value-type="float" office:value="0.114353656768799" calcext:value-type="float">
            <text:p>0.1143536568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56447384.30125" calcext:value-type="float">
            <text:p>1456447384.30125</text:p>
          </table:table-cell>
          <table:table-cell office:value-type="float" office:value="1120" calcext:value-type="float">
            <text:p>1120</text:p>
          </table:table-cell>
          <table:table-cell table:formula="of:=[.B955]-[.B$2]" office:value-type="float" office:value="24.3009989261627" calcext:value-type="float">
            <text:p>24.3009989262</text:p>
          </table:table-cell>
          <table:table-cell table:formula="of:=[.C955]/([.D955]-[.D954])" office:value-type="float" office:value="99323.8430311231" calcext:value-type="float">
            <text:p>99323.8430311231</text:p>
          </table:table-cell>
          <table:table-cell/>
          <table:table-cell office:value-type="float" office:value="1456447384.41599" calcext:value-type="float">
            <text:p>1456447384.41599</text:p>
          </table:table-cell>
          <table:table-cell table:formula="of:=[.G955]-[.B955]" office:value-type="float" office:value="0.114737510681152" calcext:value-type="float">
            <text:p>0.1147375107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56447384.31253" calcext:value-type="float">
            <text:p>1456447384.31253</text:p>
          </table:table-cell>
          <table:table-cell office:value-type="float" office:value="1120" calcext:value-type="float">
            <text:p>1120</text:p>
          </table:table-cell>
          <table:table-cell table:formula="of:=[.B956]-[.B$2]" office:value-type="float" office:value="24.3122735023499" calcext:value-type="float">
            <text:p>24.3122735023</text:p>
          </table:table-cell>
          <table:table-cell table:formula="of:=[.C956]/([.D956]-[.D955])" office:value-type="float" office:value="99338.5455391317" calcext:value-type="float">
            <text:p>99338.5455391317</text:p>
          </table:table-cell>
          <table:table-cell/>
          <table:table-cell office:value-type="float" office:value="1456447384.42713" calcext:value-type="float">
            <text:p>1456447384.42713</text:p>
          </table:table-cell>
          <table:table-cell table:formula="of:=[.G956]-[.B956]" office:value-type="float" office:value="0.11460280418396" calcext:value-type="float">
            <text:p>0.1146028042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56447384.3238" calcext:value-type="float">
            <text:p>1456447384.3238</text:p>
          </table:table-cell>
          <table:table-cell office:value-type="float" office:value="1120" calcext:value-type="float">
            <text:p>1120</text:p>
          </table:table-cell>
          <table:table-cell table:formula="of:=[.B957]-[.B$2]" office:value-type="float" office:value="24.3235468864441" calcext:value-type="float">
            <text:p>24.3235468864</text:p>
          </table:table-cell>
          <table:table-cell table:formula="of:=[.C957]/([.D957]-[.D956])" office:value-type="float" office:value="99349.0499957702" calcext:value-type="float">
            <text:p>99349.0499957702</text:p>
          </table:table-cell>
          <table:table-cell/>
          <table:table-cell office:value-type="float" office:value="1456447384.43847" calcext:value-type="float">
            <text:p>1456447384.43847</text:p>
          </table:table-cell>
          <table:table-cell table:formula="of:=[.G957]-[.B957]" office:value-type="float" office:value="0.114669322967529" calcext:value-type="float">
            <text:p>0.114669323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56447384.33507" calcext:value-type="float">
            <text:p>1456447384.33507</text:p>
          </table:table-cell>
          <table:table-cell office:value-type="float" office:value="1120" calcext:value-type="float">
            <text:p>1120</text:p>
          </table:table-cell>
          <table:table-cell table:formula="of:=[.B958]-[.B$2]" office:value-type="float" office:value="24.3348207473755" calcext:value-type="float">
            <text:p>24.3348207474</text:p>
          </table:table-cell>
          <table:table-cell table:formula="of:=[.C958]/([.D958]-[.D957])" office:value-type="float" office:value="99344.8479465381" calcext:value-type="float">
            <text:p>99344.8479465381</text:p>
          </table:table-cell>
          <table:table-cell/>
          <table:table-cell office:value-type="float" office:value="1456447384.45265" calcext:value-type="float">
            <text:p>1456447384.45265</text:p>
          </table:table-cell>
          <table:table-cell table:formula="of:=[.G958]-[.B958]" office:value-type="float" office:value="0.117575645446777" calcext:value-type="float">
            <text:p>0.1175756454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56447384.34635" calcext:value-type="float">
            <text:p>1456447384.34635</text:p>
          </table:table-cell>
          <table:table-cell office:value-type="float" office:value="1120" calcext:value-type="float">
            <text:p>1120</text:p>
          </table:table-cell>
          <table:table-cell table:formula="of:=[.B959]-[.B$2]" office:value-type="float" office:value="24.3460974693298" calcext:value-type="float">
            <text:p>24.3460974693</text:p>
          </table:table-cell>
          <table:table-cell table:formula="of:=[.C959]/([.D959]-[.D958])" office:value-type="float" office:value="99319.6431138737" calcext:value-type="float">
            <text:p>99319.6431138737</text:p>
          </table:table-cell>
          <table:table-cell/>
          <table:table-cell office:value-type="float" office:value="1456447384.46397" calcext:value-type="float">
            <text:p>1456447384.46397</text:p>
          </table:table-cell>
          <table:table-cell table:formula="of:=[.G959]-[.B959]" office:value-type="float" office:value="0.117618799209595" calcext:value-type="float">
            <text:p>0.1176187992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56447384.35763" calcext:value-type="float">
            <text:p>1456447384.35763</text:p>
          </table:table-cell>
          <table:table-cell office:value-type="float" office:value="1120" calcext:value-type="float">
            <text:p>1120</text:p>
          </table:table-cell>
          <table:table-cell table:formula="of:=[.B960]-[.B$2]" office:value-type="float" office:value="24.3573722839355" calcext:value-type="float">
            <text:p>24.3573722839</text:p>
          </table:table-cell>
          <table:table-cell table:formula="of:=[.C960]/([.D960]-[.D959])" office:value-type="float" office:value="99336.4449143582" calcext:value-type="float">
            <text:p>99336.4449143582</text:p>
          </table:table-cell>
          <table:table-cell/>
          <table:table-cell office:value-type="float" office:value="1456447384.48369" calcext:value-type="float">
            <text:p>1456447384.48369</text:p>
          </table:table-cell>
          <table:table-cell table:formula="of:=[.G960]-[.B960]" office:value-type="float" office:value="0.12606406211853" calcext:value-type="float">
            <text:p>0.1260640621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56447384.36892" calcext:value-type="float">
            <text:p>1456447384.36892</text:p>
          </table:table-cell>
          <table:table-cell office:value-type="float" office:value="1120" calcext:value-type="float">
            <text:p>1120</text:p>
          </table:table-cell>
          <table:table-cell table:formula="of:=[.B961]-[.B$2]" office:value-type="float" office:value="24.368670463562" calcext:value-type="float">
            <text:p>24.3686704636</text:p>
          </table:table-cell>
          <table:table-cell table:formula="of:=[.C961]/([.D961]-[.D960])" office:value-type="float" office:value="99131.0137587575" calcext:value-type="float">
            <text:p>99131.0137587575</text:p>
          </table:table-cell>
          <table:table-cell/>
          <table:table-cell office:value-type="float" office:value="1456447384.49488" calcext:value-type="float">
            <text:p>1456447384.49488</text:p>
          </table:table-cell>
          <table:table-cell table:formula="of:=[.G961]-[.B961]" office:value-type="float" office:value="0.125955820083618" calcext:value-type="float">
            <text:p>0.1259558201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56447384.38021" calcext:value-type="float">
            <text:p>1456447384.38021</text:p>
          </table:table-cell>
          <table:table-cell office:value-type="float" office:value="1120" calcext:value-type="float">
            <text:p>1120</text:p>
          </table:table-cell>
          <table:table-cell table:formula="of:=[.B962]-[.B$2]" office:value-type="float" office:value="24.3799576759338" calcext:value-type="float">
            <text:p>24.3799576759</text:p>
          </table:table-cell>
          <table:table-cell table:formula="of:=[.C962]/([.D962]-[.D961])" office:value-type="float" office:value="99227.3347133624" calcext:value-type="float">
            <text:p>99227.3347133624</text:p>
          </table:table-cell>
          <table:table-cell/>
          <table:table-cell office:value-type="float" office:value="1456447384.50608" calcext:value-type="float">
            <text:p>1456447384.50608</text:p>
          </table:table-cell>
          <table:table-cell table:formula="of:=[.G962]-[.B962]" office:value-type="float" office:value="0.125868558883667" calcext:value-type="float">
            <text:p>0.1258685589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56447384.39149" calcext:value-type="float">
            <text:p>1456447384.39149</text:p>
          </table:table-cell>
          <table:table-cell office:value-type="float" office:value="1120" calcext:value-type="float">
            <text:p>1120</text:p>
          </table:table-cell>
          <table:table-cell table:formula="of:=[.B963]-[.B$2]" office:value-type="float" office:value="24.3912391662598" calcext:value-type="float">
            <text:p>24.3912391663</text:p>
          </table:table-cell>
          <table:table-cell table:formula="of:=[.C963]/([.D963]-[.D962])" office:value-type="float" office:value="99277.6634684475" calcext:value-type="float">
            <text:p>99277.6634684475</text:p>
          </table:table-cell>
          <table:table-cell/>
          <table:table-cell office:value-type="float" office:value="1456447384.51745" calcext:value-type="float">
            <text:p>1456447384.51745</text:p>
          </table:table-cell>
          <table:table-cell table:formula="of:=[.G963]-[.B963]" office:value-type="float" office:value="0.125957250595093" calcext:value-type="float">
            <text:p>0.1259572506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56447384.40277" calcext:value-type="float">
            <text:p>1456447384.40277</text:p>
          </table:table-cell>
          <table:table-cell office:value-type="float" office:value="1120" calcext:value-type="float">
            <text:p>1120</text:p>
          </table:table-cell>
          <table:table-cell table:formula="of:=[.B964]-[.B$2]" office:value-type="float" office:value="24.4025180339813" calcext:value-type="float">
            <text:p>24.402518034</text:p>
          </table:table-cell>
          <table:table-cell table:formula="of:=[.C964]/([.D964]-[.D963])" office:value-type="float" office:value="99300.7478808633" calcext:value-type="float">
            <text:p>99300.7478808633</text:p>
          </table:table-cell>
          <table:table-cell/>
          <table:table-cell office:value-type="float" office:value="1456447384.52875" calcext:value-type="float">
            <text:p>1456447384.52875</text:p>
          </table:table-cell>
          <table:table-cell table:formula="of:=[.G964]-[.B964]" office:value-type="float" office:value="0.125978231430054" calcext:value-type="float">
            <text:p>0.1259782314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56447384.41405" calcext:value-type="float">
            <text:p>1456447384.41405</text:p>
          </table:table-cell>
          <table:table-cell office:value-type="float" office:value="1120" calcext:value-type="float">
            <text:p>1120</text:p>
          </table:table-cell>
          <table:table-cell table:formula="of:=[.B965]-[.B$2]" office:value-type="float" office:value="24.4137938022614" calcext:value-type="float">
            <text:p>24.4137938023</text:p>
          </table:table-cell>
          <table:table-cell table:formula="of:=[.C965]/([.D965]-[.D964])" office:value-type="float" office:value="99328.0433035903" calcext:value-type="float">
            <text:p>99328.0433035903</text:p>
          </table:table-cell>
          <table:table-cell/>
          <table:table-cell office:value-type="float" office:value="1456447384.5402" calcext:value-type="float">
            <text:p>1456447384.5402</text:p>
          </table:table-cell>
          <table:table-cell table:formula="of:=[.G965]-[.B965]" office:value-type="float" office:value="0.126152515411377" calcext:value-type="float">
            <text:p>0.1261525154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56447384.42532" calcext:value-type="float">
            <text:p>1456447384.42532</text:p>
          </table:table-cell>
          <table:table-cell office:value-type="float" office:value="1120" calcext:value-type="float">
            <text:p>1120</text:p>
          </table:table-cell>
          <table:table-cell table:formula="of:=[.B966]-[.B$2]" office:value-type="float" office:value="24.4250688552856" calcext:value-type="float">
            <text:p>24.4250688553</text:p>
          </table:table-cell>
          <table:table-cell table:formula="of:=[.C966]/([.D966]-[.D965])" office:value-type="float" office:value="99334.344378423" calcext:value-type="float">
            <text:p>99334.344378423</text:p>
          </table:table-cell>
          <table:table-cell/>
          <table:table-cell office:value-type="float" office:value="1456447384.55163" calcext:value-type="float">
            <text:p>1456447384.55163</text:p>
          </table:table-cell>
          <table:table-cell table:formula="of:=[.G966]-[.B966]" office:value-type="float" office:value="0.126307487487793" calcext:value-type="float">
            <text:p>0.1263074875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56447384.4366" calcext:value-type="float">
            <text:p>1456447384.4366</text:p>
          </table:table-cell>
          <table:table-cell office:value-type="float" office:value="1120" calcext:value-type="float">
            <text:p>1120</text:p>
          </table:table-cell>
          <table:table-cell table:formula="of:=[.B967]-[.B$2]" office:value-type="float" office:value="24.4363431930542" calcext:value-type="float">
            <text:p>24.4363431931</text:p>
          </table:table-cell>
          <table:table-cell table:formula="of:=[.C967]/([.D967]-[.D966])" office:value-type="float" office:value="99340.6462527491" calcext:value-type="float">
            <text:p>99340.6462527491</text:p>
          </table:table-cell>
          <table:table-cell/>
          <table:table-cell office:value-type="float" office:value="1456447384.56641" calcext:value-type="float">
            <text:p>1456447384.56641</text:p>
          </table:table-cell>
          <table:table-cell table:formula="of:=[.G967]-[.B967]" office:value-type="float" office:value="0.129813194274902" calcext:value-type="float">
            <text:p>0.1298131943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56447384.44787" calcext:value-type="float">
            <text:p>1456447384.44787</text:p>
          </table:table-cell>
          <table:table-cell office:value-type="float" office:value="1120" calcext:value-type="float">
            <text:p>1120</text:p>
          </table:table-cell>
          <table:table-cell table:formula="of:=[.B968]-[.B$2]" office:value-type="float" office:value="24.4476182460785" calcext:value-type="float">
            <text:p>24.4476182461</text:p>
          </table:table-cell>
          <table:table-cell table:formula="of:=[.C968]/([.D968]-[.D967])" office:value-type="float" office:value="99334.344378423" calcext:value-type="float">
            <text:p>99334.344378423</text:p>
          </table:table-cell>
          <table:table-cell/>
          <table:table-cell office:value-type="float" office:value="1456447384.58548" calcext:value-type="float">
            <text:p>1456447384.58548</text:p>
          </table:table-cell>
          <table:table-cell table:formula="of:=[.G968]-[.B968]" office:value-type="float" office:value="0.137608051300049" calcext:value-type="float">
            <text:p>0.1376080513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56447384.45915" calcext:value-type="float">
            <text:p>1456447384.45915</text:p>
          </table:table-cell>
          <table:table-cell office:value-type="float" office:value="1120" calcext:value-type="float">
            <text:p>1120</text:p>
          </table:table-cell>
          <table:table-cell table:formula="of:=[.B969]-[.B$2]" office:value-type="float" office:value="24.4588921070099" calcext:value-type="float">
            <text:p>24.458892107</text:p>
          </table:table-cell>
          <table:table-cell table:formula="of:=[.C969]/([.D969]-[.D968])" office:value-type="float" office:value="99344.8479465381" calcext:value-type="float">
            <text:p>99344.8479465381</text:p>
          </table:table-cell>
          <table:table-cell/>
          <table:table-cell office:value-type="float" office:value="1456447384.59678" calcext:value-type="float">
            <text:p>1456447384.59678</text:p>
          </table:table-cell>
          <table:table-cell table:formula="of:=[.G969]-[.B969]" office:value-type="float" office:value="0.13763427734375" calcext:value-type="float">
            <text:p>0.1376342773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56447384.47042" calcext:value-type="float">
            <text:p>1456447384.47042</text:p>
          </table:table-cell>
          <table:table-cell office:value-type="float" office:value="1120" calcext:value-type="float">
            <text:p>1120</text:p>
          </table:table-cell>
          <table:table-cell table:formula="of:=[.B970]-[.B$2]" office:value-type="float" office:value="24.4701662063599" calcext:value-type="float">
            <text:p>24.4701662064</text:p>
          </table:table-cell>
          <table:table-cell table:formula="of:=[.C970]/([.D970]-[.D969])" office:value-type="float" office:value="99342.747055216" calcext:value-type="float">
            <text:p>99342.747055216</text:p>
          </table:table-cell>
          <table:table-cell/>
          <table:table-cell office:value-type="float" office:value="1456447384.60812" calcext:value-type="float">
            <text:p>1456447384.60812</text:p>
          </table:table-cell>
          <table:table-cell table:formula="of:=[.G970]-[.B970]" office:value-type="float" office:value="0.137700080871582" calcext:value-type="float">
            <text:p>0.1377000809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56447384.48169" calcext:value-type="float">
            <text:p>1456447384.48169</text:p>
          </table:table-cell>
          <table:table-cell office:value-type="float" office:value="1120" calcext:value-type="float">
            <text:p>1120</text:p>
          </table:table-cell>
          <table:table-cell table:formula="of:=[.B971]-[.B$2]" office:value-type="float" office:value="24.4814393520355" calcext:value-type="float">
            <text:p>24.481439352</text:p>
          </table:table-cell>
          <table:table-cell table:formula="of:=[.C971]/([.D971]-[.D970])" office:value-type="float" office:value="99351.1511536916" calcext:value-type="float">
            <text:p>99351.1511536916</text:p>
          </table:table-cell>
          <table:table-cell/>
          <table:table-cell office:value-type="float" office:value="1456447384.61941" calcext:value-type="float">
            <text:p>1456447384.61941</text:p>
          </table:table-cell>
          <table:table-cell table:formula="of:=[.G971]-[.B971]" office:value-type="float" office:value="0.137717008590698" calcext:value-type="float">
            <text:p>0.1377170086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56447384.49297" calcext:value-type="float">
            <text:p>1456447384.49297</text:p>
          </table:table-cell>
          <table:table-cell office:value-type="float" office:value="1120" calcext:value-type="float">
            <text:p>1120</text:p>
          </table:table-cell>
          <table:table-cell table:formula="of:=[.B972]-[.B$2]" office:value-type="float" office:value="24.4927134513855" calcext:value-type="float">
            <text:p>24.4927134514</text:p>
          </table:table-cell>
          <table:table-cell table:formula="of:=[.C972]/([.D972]-[.D971])" office:value-type="float" office:value="99342.747055216" calcext:value-type="float">
            <text:p>99342.747055216</text:p>
          </table:table-cell>
          <table:table-cell/>
          <table:table-cell office:value-type="float" office:value="1456447384.63065" calcext:value-type="float">
            <text:p>1456447384.63065</text:p>
          </table:table-cell>
          <table:table-cell table:formula="of:=[.G972]-[.B972]" office:value-type="float" office:value="0.137682914733887" calcext:value-type="float">
            <text:p>0.1376829147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56447384.50425" calcext:value-type="float">
            <text:p>1456447384.50425</text:p>
          </table:table-cell>
          <table:table-cell office:value-type="float" office:value="1120" calcext:value-type="float">
            <text:p>1120</text:p>
          </table:table-cell>
          <table:table-cell table:formula="of:=[.B973]-[.B$2]" office:value-type="float" office:value="24.5039937496185" calcext:value-type="float">
            <text:p>24.5039937496</text:p>
          </table:table-cell>
          <table:table-cell table:formula="of:=[.C973]/([.D973]-[.D972])" office:value-type="float" office:value="99288.1550525226" calcext:value-type="float">
            <text:p>99288.1550525226</text:p>
          </table:table-cell>
          <table:table-cell/>
          <table:table-cell office:value-type="float" office:value="1456447384.64202" calcext:value-type="float">
            <text:p>1456447384.64202</text:p>
          </table:table-cell>
          <table:table-cell table:formula="of:=[.G973]-[.B973]" office:value-type="float" office:value="0.137772560119629" calcext:value-type="float">
            <text:p>0.1377725601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56447384.51552" calcext:value-type="float">
            <text:p>1456447384.51552</text:p>
          </table:table-cell>
          <table:table-cell office:value-type="float" office:value="1120" calcext:value-type="float">
            <text:p>1120</text:p>
          </table:table-cell>
          <table:table-cell table:formula="of:=[.B974]-[.B$2]" office:value-type="float" office:value="24.5152702331543" calcext:value-type="float">
            <text:p>24.5152702332</text:p>
          </table:table-cell>
          <table:table-cell table:formula="of:=[.C974]/([.D974]-[.D973])" office:value-type="float" office:value="99321.743028099" calcext:value-type="float">
            <text:p>99321.743028099</text:p>
          </table:table-cell>
          <table:table-cell/>
          <table:table-cell office:value-type="float" office:value="1456447384.65326" calcext:value-type="float">
            <text:p>1456447384.65326</text:p>
          </table:table-cell>
          <table:table-cell table:formula="of:=[.G974]-[.B974]" office:value-type="float" office:value="0.137736082077026" calcext:value-type="float">
            <text:p>0.137736082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56447384.5268" calcext:value-type="float">
            <text:p>1456447384.5268</text:p>
          </table:table-cell>
          <table:table-cell office:value-type="float" office:value="1120" calcext:value-type="float">
            <text:p>1120</text:p>
          </table:table-cell>
          <table:table-cell table:formula="of:=[.B975]-[.B$2]" office:value-type="float" office:value="24.5265443325043" calcext:value-type="float">
            <text:p>24.5265443325</text:p>
          </table:table-cell>
          <table:table-cell table:formula="of:=[.C975]/([.D975]-[.D974])" office:value-type="float" office:value="99342.747055216" calcext:value-type="float">
            <text:p>99342.747055216</text:p>
          </table:table-cell>
          <table:table-cell/>
          <table:table-cell office:value-type="float" office:value="1456447384.6669" calcext:value-type="float">
            <text:p>1456447384.6669</text:p>
          </table:table-cell>
          <table:table-cell table:formula="of:=[.G975]-[.B975]" office:value-type="float" office:value="0.140101909637451" calcext:value-type="float">
            <text:p>0.1401019096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56447384.53807" calcext:value-type="float">
            <text:p>1456447384.53807</text:p>
          </table:table-cell>
          <table:table-cell office:value-type="float" office:value="1120" calcext:value-type="float">
            <text:p>1120</text:p>
          </table:table-cell>
          <table:table-cell table:formula="of:=[.B976]-[.B$2]" office:value-type="float" office:value="24.53782081604" calcext:value-type="float">
            <text:p>24.537820816</text:p>
          </table:table-cell>
          <table:table-cell table:formula="of:=[.C976]/([.D976]-[.D975])" office:value-type="float" office:value="99321.743028099" calcext:value-type="float">
            <text:p>99321.743028099</text:p>
          </table:table-cell>
          <table:table-cell/>
          <table:table-cell office:value-type="float" office:value="1456447384.67809" calcext:value-type="float">
            <text:p>1456447384.67809</text:p>
          </table:table-cell>
          <table:table-cell table:formula="of:=[.G976]-[.B976]" office:value-type="float" office:value="0.140015602111816" calcext:value-type="float">
            <text:p>0.140015602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56447384.54935" calcext:value-type="float">
            <text:p>1456447384.54935</text:p>
          </table:table-cell>
          <table:table-cell office:value-type="float" office:value="1120" calcext:value-type="float">
            <text:p>1120</text:p>
          </table:table-cell>
          <table:table-cell table:formula="of:=[.B977]-[.B$2]" office:value-type="float" office:value="24.5490958690643" calcext:value-type="float">
            <text:p>24.5490958691</text:p>
          </table:table-cell>
          <table:table-cell table:formula="of:=[.C977]/([.D977]-[.D976])" office:value-type="float" office:value="99334.344378423" calcext:value-type="float">
            <text:p>99334.344378423</text:p>
          </table:table-cell>
          <table:table-cell/>
          <table:table-cell office:value-type="float" office:value="1456447384.69858" calcext:value-type="float">
            <text:p>1456447384.69858</text:p>
          </table:table-cell>
          <table:table-cell table:formula="of:=[.G977]-[.B977]" office:value-type="float" office:value="0.149230480194092" calcext:value-type="float">
            <text:p>0.1492304802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56447384.56062" calcext:value-type="float">
            <text:p>1456447384.56062</text:p>
          </table:table-cell>
          <table:table-cell office:value-type="float" office:value="1120" calcext:value-type="float">
            <text:p>1120</text:p>
          </table:table-cell>
          <table:table-cell table:formula="of:=[.B978]-[.B$2]" office:value-type="float" office:value="24.5603697299957" calcext:value-type="float">
            <text:p>24.56036973</text:p>
          </table:table-cell>
          <table:table-cell table:formula="of:=[.C978]/([.D978]-[.D977])" office:value-type="float" office:value="99344.8479465381" calcext:value-type="float">
            <text:p>99344.8479465381</text:p>
          </table:table-cell>
          <table:table-cell/>
          <table:table-cell office:value-type="float" office:value="1456447384.70982" calcext:value-type="float">
            <text:p>1456447384.70982</text:p>
          </table:table-cell>
          <table:table-cell table:formula="of:=[.G978]-[.B978]" office:value-type="float" office:value="0.149196624755859" calcext:value-type="float">
            <text:p>0.1491966248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56447384.5719" calcext:value-type="float">
            <text:p>1456447384.5719</text:p>
          </table:table-cell>
          <table:table-cell office:value-type="float" office:value="1120" calcext:value-type="float">
            <text:p>1120</text:p>
          </table:table-cell>
          <table:table-cell table:formula="of:=[.B979]-[.B$2]" office:value-type="float" office:value="24.5716457366943" calcext:value-type="float">
            <text:p>24.5716457367</text:p>
          </table:table-cell>
          <table:table-cell table:formula="of:=[.C979]/([.D979]-[.D978])" office:value-type="float" office:value="99325.9431229517" calcext:value-type="float">
            <text:p>99325.9431229517</text:p>
          </table:table-cell>
          <table:table-cell/>
          <table:table-cell office:value-type="float" office:value="1456447384.7211" calcext:value-type="float">
            <text:p>1456447384.7211</text:p>
          </table:table-cell>
          <table:table-cell table:formula="of:=[.G979]-[.B979]" office:value-type="float" office:value="0.149200677871704" calcext:value-type="float">
            <text:p>0.1492006779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56447384.58317" calcext:value-type="float">
            <text:p>1456447384.58317</text:p>
          </table:table-cell>
          <table:table-cell office:value-type="float" office:value="1120" calcext:value-type="float">
            <text:p>1120</text:p>
          </table:table-cell>
          <table:table-cell table:formula="of:=[.B980]-[.B$2]" office:value-type="float" office:value="24.5829198360443" calcext:value-type="float">
            <text:p>24.582919836</text:p>
          </table:table-cell>
          <table:table-cell table:formula="of:=[.C980]/([.D980]-[.D979])" office:value-type="float" office:value="99342.747055216" calcext:value-type="float">
            <text:p>99342.747055216</text:p>
          </table:table-cell>
          <table:table-cell/>
          <table:table-cell office:value-type="float" office:value="1456447384.73252" calcext:value-type="float">
            <text:p>1456447384.73252</text:p>
          </table:table-cell>
          <table:table-cell table:formula="of:=[.G980]-[.B980]" office:value-type="float" office:value="0.149346590042114" calcext:value-type="float">
            <text:p>0.14934659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56447384.59449" calcext:value-type="float">
            <text:p>1456447384.59449</text:p>
          </table:table-cell>
          <table:table-cell office:value-type="float" office:value="1120" calcext:value-type="float">
            <text:p>1120</text:p>
          </table:table-cell>
          <table:table-cell table:formula="of:=[.B981]-[.B$2]" office:value-type="float" office:value="24.5942327976227" calcext:value-type="float">
            <text:p>24.5942327976</text:p>
          </table:table-cell>
          <table:table-cell table:formula="of:=[.C981]/([.D981]-[.D980])" office:value-type="float" office:value="99001.4853530032" calcext:value-type="float">
            <text:p>99001.4853530032</text:p>
          </table:table-cell>
          <table:table-cell/>
          <table:table-cell office:value-type="float" office:value="1456447384.74382" calcext:value-type="float">
            <text:p>1456447384.74382</text:p>
          </table:table-cell>
          <table:table-cell table:formula="of:=[.G981]-[.B981]" office:value-type="float" office:value="0.149333477020264" calcext:value-type="float">
            <text:p>0.149333477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56447384.60578" calcext:value-type="float">
            <text:p>1456447384.60578</text:p>
          </table:table-cell>
          <table:table-cell office:value-type="float" office:value="1120" calcext:value-type="float">
            <text:p>1120</text:p>
          </table:table-cell>
          <table:table-cell table:formula="of:=[.B982]-[.B$2]" office:value-type="float" office:value="24.6055269241333" calcext:value-type="float">
            <text:p>24.6055269241</text:p>
          </table:table-cell>
          <table:table-cell table:formula="of:=[.C982]/([.D982]-[.D981])" office:value-type="float" office:value="99166.5888412742" calcext:value-type="float">
            <text:p>99166.5888412742</text:p>
          </table:table-cell>
          <table:table-cell/>
          <table:table-cell office:value-type="float" office:value="1456447384.75511" calcext:value-type="float">
            <text:p>1456447384.75511</text:p>
          </table:table-cell>
          <table:table-cell table:formula="of:=[.G982]-[.B982]" office:value-type="float" office:value="0.149329423904419" calcext:value-type="float">
            <text:p>0.1493294239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56447384.61708" calcext:value-type="float">
            <text:p>1456447384.61708</text:p>
          </table:table-cell>
          <table:table-cell office:value-type="float" office:value="1120" calcext:value-type="float">
            <text:p>1120</text:p>
          </table:table-cell>
          <table:table-cell table:formula="of:=[.B983]-[.B$2]" office:value-type="float" office:value="24.6168265342712" calcext:value-type="float">
            <text:p>24.6168265343</text:p>
          </table:table-cell>
          <table:table-cell table:formula="of:=[.C983]/([.D983]-[.D982])" office:value-type="float" office:value="99118.4639405832" calcext:value-type="float">
            <text:p>99118.4639405832</text:p>
          </table:table-cell>
          <table:table-cell/>
          <table:table-cell office:value-type="float" office:value="1456447384.76632" calcext:value-type="float">
            <text:p>1456447384.76632</text:p>
          </table:table-cell>
          <table:table-cell table:formula="of:=[.G983]-[.B983]" office:value-type="float" office:value="0.149239778518677" calcext:value-type="float">
            <text:p>0.1492397785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56447384.62837" calcext:value-type="float">
            <text:p>1456447384.62837</text:p>
          </table:table-cell>
          <table:table-cell office:value-type="float" office:value="1120" calcext:value-type="float">
            <text:p>1120</text:p>
          </table:table-cell>
          <table:table-cell table:formula="of:=[.B984]-[.B$2]" office:value-type="float" office:value="24.6281185150146" calcext:value-type="float">
            <text:p>24.628118515</text:p>
          </table:table-cell>
          <table:table-cell table:formula="of:=[.C984]/([.D984]-[.D983])" office:value-type="float" office:value="99185.4330475909" calcext:value-type="float">
            <text:p>99185.4330475909</text:p>
          </table:table-cell>
          <table:table-cell/>
          <table:table-cell office:value-type="float" office:value="1456447384.77978" calcext:value-type="float">
            <text:p>1456447384.77978</text:p>
          </table:table-cell>
          <table:table-cell table:formula="of:=[.G984]-[.B984]" office:value-type="float" office:value="0.151407718658447" calcext:value-type="float">
            <text:p>0.1514077187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56447384.63966" calcext:value-type="float">
            <text:p>1456447384.63966</text:p>
          </table:table-cell>
          <table:table-cell office:value-type="float" office:value="1120" calcext:value-type="float">
            <text:p>1120</text:p>
          </table:table-cell>
          <table:table-cell table:formula="of:=[.B985]-[.B$2]" office:value-type="float" office:value="24.6394112110138" calcext:value-type="float">
            <text:p>24.639411211</text:p>
          </table:table-cell>
          <table:table-cell table:formula="of:=[.C985]/([.D985]-[.D984])" office:value-type="float" office:value="99179.1508497836" calcext:value-type="float">
            <text:p>99179.1508497836</text:p>
          </table:table-cell>
          <table:table-cell/>
          <table:table-cell office:value-type="float" office:value="1456447384.80047" calcext:value-type="float">
            <text:p>1456447384.80047</text:p>
          </table:table-cell>
          <table:table-cell table:formula="of:=[.G985]-[.B985]" office:value-type="float" office:value="0.160805225372314" calcext:value-type="float">
            <text:p>0.160805225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56447384.65095" calcext:value-type="float">
            <text:p>1456447384.65095</text:p>
          </table:table-cell>
          <table:table-cell office:value-type="float" office:value="1120" calcext:value-type="float">
            <text:p>1120</text:p>
          </table:table-cell>
          <table:table-cell table:formula="of:=[.B986]-[.B$2]" office:value-type="float" office:value="24.6506929397583" calcext:value-type="float">
            <text:p>24.6506929398</text:p>
          </table:table-cell>
          <table:table-cell table:formula="of:=[.C986]/([.D986]-[.D985])" office:value-type="float" office:value="99275.5654176969" calcext:value-type="float">
            <text:p>99275.5654176969</text:p>
          </table:table-cell>
          <table:table-cell/>
          <table:table-cell office:value-type="float" office:value="1456447384.8118" calcext:value-type="float">
            <text:p>1456447384.8118</text:p>
          </table:table-cell>
          <table:table-cell table:formula="of:=[.G986]-[.B986]" office:value-type="float" office:value="0.160853385925293" calcext:value-type="float">
            <text:p>0.1608533859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56447384.66222" calcext:value-type="float">
            <text:p>1456447384.66222</text:p>
          </table:table-cell>
          <table:table-cell office:value-type="float" office:value="1120" calcext:value-type="float">
            <text:p>1120</text:p>
          </table:table-cell>
          <table:table-cell table:formula="of:=[.B987]-[.B$2]" office:value-type="float" office:value="24.6619696617126" calcext:value-type="float">
            <text:p>24.6619696617</text:p>
          </table:table-cell>
          <table:table-cell table:formula="of:=[.C987]/([.D987]-[.D986])" office:value-type="float" office:value="99319.6431138737" calcext:value-type="float">
            <text:p>99319.6431138737</text:p>
          </table:table-cell>
          <table:table-cell/>
          <table:table-cell office:value-type="float" office:value="1456447384.82297" calcext:value-type="float">
            <text:p>1456447384.82297</text:p>
          </table:table-cell>
          <table:table-cell table:formula="of:=[.G987]-[.B987]" office:value-type="float" office:value="0.160746574401855" calcext:value-type="float">
            <text:p>0.1607465744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56447384.67351" calcext:value-type="float">
            <text:p>1456447384.67351</text:p>
          </table:table-cell>
          <table:table-cell office:value-type="float" office:value="1120" calcext:value-type="float">
            <text:p>1120</text:p>
          </table:table-cell>
          <table:table-cell table:formula="of:=[.B988]-[.B$2]" office:value-type="float" office:value="24.6732528209686" calcext:value-type="float">
            <text:p>24.673252821</text:p>
          </table:table-cell>
          <table:table-cell table:formula="of:=[.C988]/([.D988]-[.D987])" office:value-type="float" office:value="99262.9789751717" calcext:value-type="float">
            <text:p>99262.9789751717</text:p>
          </table:table-cell>
          <table:table-cell/>
          <table:table-cell office:value-type="float" office:value="1456447384.83423" calcext:value-type="float">
            <text:p>1456447384.83423</text:p>
          </table:table-cell>
          <table:table-cell table:formula="of:=[.G988]-[.B988]" office:value-type="float" office:value="0.160723447799683" calcext:value-type="float">
            <text:p>0.1607234478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56447384.68479" calcext:value-type="float">
            <text:p>1456447384.68479</text:p>
          </table:table-cell>
          <table:table-cell office:value-type="float" office:value="1120" calcext:value-type="float">
            <text:p>1120</text:p>
          </table:table-cell>
          <table:table-cell table:formula="of:=[.B989]-[.B$2]" office:value-type="float" office:value="24.6845345497131" calcext:value-type="float">
            <text:p>24.6845345497</text:p>
          </table:table-cell>
          <table:table-cell table:formula="of:=[.C989]/([.D989]-[.D988])" office:value-type="float" office:value="99275.5654176969" calcext:value-type="float">
            <text:p>99275.5654176969</text:p>
          </table:table-cell>
          <table:table-cell/>
          <table:table-cell office:value-type="float" office:value="1456447384.84557" calcext:value-type="float">
            <text:p>1456447384.84557</text:p>
          </table:table-cell>
          <table:table-cell table:formula="of:=[.G989]-[.B989]" office:value-type="float" office:value="0.160781860351563" calcext:value-type="float">
            <text:p>0.1607818604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56447384.69607" calcext:value-type="float">
            <text:p>1456447384.69607</text:p>
          </table:table-cell>
          <table:table-cell office:value-type="float" office:value="1120" calcext:value-type="float">
            <text:p>1120</text:p>
          </table:table-cell>
          <table:table-cell table:formula="of:=[.B990]-[.B$2]" office:value-type="float" office:value="24.6958112716675" calcext:value-type="float">
            <text:p>24.6958112717</text:p>
          </table:table-cell>
          <table:table-cell table:formula="of:=[.C990]/([.D990]-[.D989])" office:value-type="float" office:value="99319.6431138737" calcext:value-type="float">
            <text:p>99319.6431138737</text:p>
          </table:table-cell>
          <table:table-cell/>
          <table:table-cell office:value-type="float" office:value="1456447384.8569" calcext:value-type="float">
            <text:p>1456447384.8569</text:p>
          </table:table-cell>
          <table:table-cell table:formula="of:=[.G990]-[.B990]" office:value-type="float" office:value="0.160835027694702" calcext:value-type="float">
            <text:p>0.1608350277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56447384.70734" calcext:value-type="float">
            <text:p>1456447384.70734</text:p>
          </table:table-cell>
          <table:table-cell office:value-type="float" office:value="1120" calcext:value-type="float">
            <text:p>1120</text:p>
          </table:table-cell>
          <table:table-cell table:formula="of:=[.B991]-[.B$2]" office:value-type="float" office:value="24.7070887088776" calcext:value-type="float">
            <text:p>24.7070887089</text:p>
          </table:table-cell>
          <table:table-cell table:formula="of:=[.C991]/([.D991]-[.D990])" office:value-type="float" office:value="99313.3439039344" calcext:value-type="float">
            <text:p>99313.3439039344</text:p>
          </table:table-cell>
          <table:table-cell/>
          <table:table-cell office:value-type="float" office:value="1456447384.86823" calcext:value-type="float">
            <text:p>1456447384.86823</text:p>
          </table:table-cell>
          <table:table-cell table:formula="of:=[.G991]-[.B991]" office:value-type="float" office:value="0.160887718200684" calcext:value-type="float">
            <text:p>0.1608877182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56447384.71862" calcext:value-type="float">
            <text:p>1456447384.71862</text:p>
          </table:table-cell>
          <table:table-cell office:value-type="float" office:value="1120" calcext:value-type="float">
            <text:p>1120</text:p>
          </table:table-cell>
          <table:table-cell table:formula="of:=[.B992]-[.B$2]" office:value-type="float" office:value="24.7183635234833" calcext:value-type="float">
            <text:p>24.7183635235</text:p>
          </table:table-cell>
          <table:table-cell table:formula="of:=[.C992]/([.D992]-[.D991])" office:value-type="float" office:value="99336.4449143582" calcext:value-type="float">
            <text:p>99336.4449143582</text:p>
          </table:table-cell>
          <table:table-cell/>
          <table:table-cell office:value-type="float" office:value="1456447384.88124" calcext:value-type="float">
            <text:p>1456447384.88124</text:p>
          </table:table-cell>
          <table:table-cell table:formula="of:=[.G992]-[.B992]" office:value-type="float" office:value="0.162622690200806" calcext:value-type="float">
            <text:p>0.1626226902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56447384.72985" calcext:value-type="float">
            <text:p>1456447384.72985</text:p>
          </table:table-cell>
          <table:table-cell office:value-type="float" office:value="1120" calcext:value-type="float">
            <text:p>1120</text:p>
          </table:table-cell>
          <table:table-cell table:formula="of:=[.B993]-[.B$2]" office:value-type="float" office:value="24.7295997142792" calcext:value-type="float">
            <text:p>24.7295997143</text:p>
          </table:table-cell>
          <table:table-cell table:formula="of:=[.C993]/([.D993]-[.D992])" office:value-type="float" office:value="99677.9086742489" calcext:value-type="float">
            <text:p>99677.9086742489</text:p>
          </table:table-cell>
          <table:table-cell/>
          <table:table-cell office:value-type="float" office:value="1456447384.8928" calcext:value-type="float">
            <text:p>1456447384.8928</text:p>
          </table:table-cell>
          <table:table-cell table:formula="of:=[.G993]-[.B993]" office:value-type="float" office:value="0.162946701049805" calcext:value-type="float">
            <text:p>0.162946701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56447384.74113" calcext:value-type="float">
            <text:p>1456447384.74113</text:p>
          </table:table-cell>
          <table:table-cell office:value-type="float" office:value="1120" calcext:value-type="float">
            <text:p>1120</text:p>
          </table:table-cell>
          <table:table-cell table:formula="of:=[.B994]-[.B$2]" office:value-type="float" office:value="24.7408776283264" calcext:value-type="float">
            <text:p>24.7408776283</text:p>
          </table:table-cell>
          <table:table-cell table:formula="of:=[.C994]/([.D994]-[.D993])" office:value-type="float" office:value="99309.1448745323" calcext:value-type="float">
            <text:p>99309.1448745323</text:p>
          </table:table-cell>
          <table:table-cell/>
          <table:table-cell office:value-type="float" office:value="1456447384.91358" calcext:value-type="float">
            <text:p>1456447384.91358</text:p>
          </table:table-cell>
          <table:table-cell table:formula="of:=[.G994]-[.B994]" office:value-type="float" office:value="0.172448635101318" calcext:value-type="float">
            <text:p>0.1724486351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56447384.75241" calcext:value-type="float">
            <text:p>1456447384.75241</text:p>
          </table:table-cell>
          <table:table-cell office:value-type="float" office:value="1120" calcext:value-type="float">
            <text:p>1120</text:p>
          </table:table-cell>
          <table:table-cell table:formula="of:=[.B995]-[.B$2]" office:value-type="float" office:value="24.7521550655365" calcext:value-type="float">
            <text:p>24.7521550655</text:p>
          </table:table-cell>
          <table:table-cell table:formula="of:=[.C995]/([.D995]-[.D994])" office:value-type="float" office:value="99313.3439039344" calcext:value-type="float">
            <text:p>99313.3439039344</text:p>
          </table:table-cell>
          <table:table-cell/>
          <table:table-cell office:value-type="float" office:value="1456447384.92493" calcext:value-type="float">
            <text:p>1456447384.92493</text:p>
          </table:table-cell>
          <table:table-cell table:formula="of:=[.G995]-[.B995]" office:value-type="float" office:value="0.172521352767944" calcext:value-type="float">
            <text:p>0.1725213528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56447384.76369" calcext:value-type="float">
            <text:p>1456447384.76369</text:p>
          </table:table-cell>
          <table:table-cell office:value-type="float" office:value="1120" calcext:value-type="float">
            <text:p>1120</text:p>
          </table:table-cell>
          <table:table-cell table:formula="of:=[.B996]-[.B$2]" office:value-type="float" office:value="24.7634365558624" calcext:value-type="float">
            <text:p>24.7634365559</text:p>
          </table:table-cell>
          <table:table-cell table:formula="of:=[.C996]/([.D996]-[.D995])" office:value-type="float" office:value="99277.6634684475" calcext:value-type="float">
            <text:p>99277.6634684475</text:p>
          </table:table-cell>
          <table:table-cell/>
          <table:table-cell office:value-type="float" office:value="1456447384.93636" calcext:value-type="float">
            <text:p>1456447384.93636</text:p>
          </table:table-cell>
          <table:table-cell table:formula="of:=[.G996]-[.B996]" office:value-type="float" office:value="0.172669649124146" calcext:value-type="float">
            <text:p>0.1726696491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56447384.77497" calcext:value-type="float">
            <text:p>1456447384.77497</text:p>
          </table:table-cell>
          <table:table-cell office:value-type="float" office:value="1120" calcext:value-type="float">
            <text:p>1120</text:p>
          </table:table-cell>
          <table:table-cell table:formula="of:=[.B997]-[.B$2]" office:value-type="float" office:value="24.7747132778168" calcext:value-type="float">
            <text:p>24.7747132778</text:p>
          </table:table-cell>
          <table:table-cell table:formula="of:=[.C997]/([.D997]-[.D996])" office:value-type="float" office:value="99319.6431138737" calcext:value-type="float">
            <text:p>99319.6431138737</text:p>
          </table:table-cell>
          <table:table-cell/>
          <table:table-cell office:value-type="float" office:value="1456447384.94763" calcext:value-type="float">
            <text:p>1456447384.94763</text:p>
          </table:table-cell>
          <table:table-cell table:formula="of:=[.G997]-[.B997]" office:value-type="float" office:value="0.172662973403931" calcext:value-type="float">
            <text:p>0.1726629734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56447384.78624" calcext:value-type="float">
            <text:p>1456447384.78624</text:p>
          </table:table-cell>
          <table:table-cell office:value-type="float" office:value="1120" calcext:value-type="float">
            <text:p>1120</text:p>
          </table:table-cell>
          <table:table-cell table:formula="of:=[.B998]-[.B$2]" office:value-type="float" office:value="24.7859880924225" calcext:value-type="float">
            <text:p>24.7859880924</text:p>
          </table:table-cell>
          <table:table-cell table:formula="of:=[.C998]/([.D998]-[.D997])" office:value-type="float" office:value="99336.4449143582" calcext:value-type="float">
            <text:p>99336.4449143582</text:p>
          </table:table-cell>
          <table:table-cell/>
          <table:table-cell office:value-type="float" office:value="1456447384.95882" calcext:value-type="float">
            <text:p>1456447384.95882</text:p>
          </table:table-cell>
          <table:table-cell table:formula="of:=[.G998]-[.B998]" office:value-type="float" office:value="0.17257833480835" calcext:value-type="float">
            <text:p>0.1725783348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56447384.79752" calcext:value-type="float">
            <text:p>1456447384.79752</text:p>
          </table:table-cell>
          <table:table-cell office:value-type="float" office:value="1120" calcext:value-type="float">
            <text:p>1120</text:p>
          </table:table-cell>
          <table:table-cell table:formula="of:=[.B999]-[.B$2]" office:value-type="float" office:value="24.7972617149353" calcext:value-type="float">
            <text:p>24.7972617149</text:p>
          </table:table-cell>
          <table:table-cell table:formula="of:=[.C999]/([.D999]-[.D998])" office:value-type="float" office:value="99346.948926721" calcext:value-type="float">
            <text:p>99346.948926721</text:p>
          </table:table-cell>
          <table:table-cell/>
          <table:table-cell office:value-type="float" office:value="1456447384.97008" calcext:value-type="float">
            <text:p>1456447384.97008</text:p>
          </table:table-cell>
          <table:table-cell table:formula="of:=[.G999]-[.B999]" office:value-type="float" office:value="0.172564506530762" calcext:value-type="float">
            <text:p>0.1725645065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56447384.80879" calcext:value-type="float">
            <text:p>1456447384.80879</text:p>
          </table:table-cell>
          <table:table-cell office:value-type="float" office:value="1120" calcext:value-type="float">
            <text:p>1120</text:p>
          </table:table-cell>
          <table:table-cell table:formula="of:=[.B1000]-[.B$2]" office:value-type="float" office:value="24.8085358142853" calcext:value-type="float">
            <text:p>24.8085358143</text:p>
          </table:table-cell>
          <table:table-cell table:formula="of:=[.C1000]/([.D1000]-[.D999])" office:value-type="float" office:value="99342.747055216" calcext:value-type="float">
            <text:p>99342.747055216</text:p>
          </table:table-cell>
          <table:table-cell/>
          <table:table-cell office:value-type="float" office:value="1456447384.98138" calcext:value-type="float">
            <text:p>1456447384.98138</text:p>
          </table:table-cell>
          <table:table-cell table:formula="of:=[.G1000]-[.B1000]" office:value-type="float" office:value="0.172590494155884" calcext:value-type="float">
            <text:p>0.1725904942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56447384.82031" calcext:value-type="float">
            <text:p>1456447384.82031</text:p>
          </table:table-cell>
          <table:table-cell office:value-type="float" office:value="1120" calcext:value-type="float">
            <text:p>1120</text:p>
          </table:table-cell>
          <table:table-cell table:formula="of:=[.B1001]-[.B$2]" office:value-type="float" office:value="24.8200523853302" calcext:value-type="float">
            <text:p>24.8200523853</text:p>
          </table:table-cell>
          <table:table-cell table:formula="of:=[.C1001]/([.D1001]-[.D1000])" office:value-type="float" office:value="97251.1692613448" calcext:value-type="float">
            <text:p>97251.1692613448</text:p>
          </table:table-cell>
          <table:table-cell/>
          <table:table-cell office:value-type="float" office:value="1456447384.99412" calcext:value-type="float">
            <text:p>1456447384.99412</text:p>
          </table:table-cell>
          <table:table-cell table:formula="of:=[.G1001]-[.B1001]" office:value-type="float" office:value="0.173813819885254" calcext:value-type="float">
            <text:p>0.173813819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56447384.83158" calcext:value-type="float">
            <text:p>1456447384.83158</text:p>
          </table:table-cell>
          <table:table-cell office:value-type="float" office:value="1120" calcext:value-type="float">
            <text:p>1120</text:p>
          </table:table-cell>
          <table:table-cell table:formula="of:=[.B1002]-[.B$2]" office:value-type="float" office:value="24.8313312530518" calcext:value-type="float">
            <text:p>24.8313312531</text:p>
          </table:table-cell>
          <table:table-cell table:formula="of:=[.C1002]/([.D1002]-[.D1001])" office:value-type="float" office:value="99300.7478808633" calcext:value-type="float">
            <text:p>99300.7478808633</text:p>
          </table:table-cell>
          <table:table-cell/>
          <table:table-cell office:value-type="float" office:value="1456447385.02599" calcext:value-type="float">
            <text:p>1456447385.02599</text:p>
          </table:table-cell>
          <table:table-cell table:formula="of:=[.G1002]-[.B1002]" office:value-type="float" office:value="0.194405078887939" calcext:value-type="float">
            <text:p>0.1944050789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56447384.84286" calcext:value-type="float">
            <text:p>1456447384.84286</text:p>
          </table:table-cell>
          <table:table-cell office:value-type="float" office:value="1120" calcext:value-type="float">
            <text:p>1120</text:p>
          </table:table-cell>
          <table:table-cell table:formula="of:=[.B1003]-[.B$2]" office:value-type="float" office:value="24.8426060676575" calcext:value-type="float">
            <text:p>24.8426060677</text:p>
          </table:table-cell>
          <table:table-cell table:formula="of:=[.C1003]/([.D1003]-[.D1002])" office:value-type="float" office:value="99336.4449143582" calcext:value-type="float">
            <text:p>99336.4449143582</text:p>
          </table:table-cell>
          <table:table-cell/>
          <table:table-cell office:value-type="float" office:value="1456447385.03615" calcext:value-type="float">
            <text:p>1456447385.03615</text:p>
          </table:table-cell>
          <table:table-cell table:formula="of:=[.G1003]-[.B1003]" office:value-type="float" office:value="0.193290233612061" calcext:value-type="float">
            <text:p>0.1932902336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456447384.85413" calcext:value-type="float">
            <text:p>1456447384.85413</text:p>
          </table:table-cell>
          <table:table-cell office:value-type="float" office:value="1120" calcext:value-type="float">
            <text:p>1120</text:p>
          </table:table-cell>
          <table:table-cell table:formula="of:=[.B1004]-[.B$2]" office:value-type="float" office:value="24.8538799285889" calcext:value-type="float">
            <text:p>24.8538799286</text:p>
          </table:table-cell>
          <table:table-cell table:formula="of:=[.C1004]/([.D1004]-[.D1003])" office:value-type="float" office:value="99344.8479465381" calcext:value-type="float">
            <text:p>99344.8479465381</text:p>
          </table:table-cell>
          <table:table-cell/>
          <table:table-cell office:value-type="float" office:value="1456447385.04312" calcext:value-type="float">
            <text:p>1456447385.04312</text:p>
          </table:table-cell>
          <table:table-cell table:formula="of:=[.G1004]-[.B1004]" office:value-type="float" office:value="0.188986301422119" calcext:value-type="float">
            <text:p>0.1889863014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456447384.86541" calcext:value-type="float">
            <text:p>1456447384.86541</text:p>
          </table:table-cell>
          <table:table-cell office:value-type="float" office:value="1120" calcext:value-type="float">
            <text:p>1120</text:p>
          </table:table-cell>
          <table:table-cell table:formula="of:=[.B1005]-[.B$2]" office:value-type="float" office:value="24.8651547431946" calcext:value-type="float">
            <text:p>24.8651547432</text:p>
          </table:table-cell>
          <table:table-cell table:formula="of:=[.C1005]/([.D1005]-[.D1004])" office:value-type="float" office:value="99336.4449143582" calcext:value-type="float">
            <text:p>99336.4449143582</text:p>
          </table:table-cell>
          <table:table-cell/>
          <table:table-cell office:value-type="float" office:value="1456447385.04941" calcext:value-type="float">
            <text:p>1456447385.04941</text:p>
          </table:table-cell>
          <table:table-cell table:formula="of:=[.G1005]-[.B1005]" office:value-type="float" office:value="0.184001684188843" calcext:value-type="float">
            <text:p>0.1840016842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56447384.87672" calcext:value-type="float">
            <text:p>1456447384.87672</text:p>
          </table:table-cell>
          <table:table-cell office:value-type="float" office:value="1120" calcext:value-type="float">
            <text:p>1120</text:p>
          </table:table-cell>
          <table:table-cell table:formula="of:=[.B1006]-[.B$2]" office:value-type="float" office:value="24.8764646053314" calcext:value-type="float">
            <text:p>24.8764646053</text:p>
          </table:table-cell>
          <table:table-cell table:formula="of:=[.C1006]/([.D1006]-[.D1005])" office:value-type="float" office:value="99028.6164808061" calcext:value-type="float">
            <text:p>99028.6164808061</text:p>
          </table:table-cell>
          <table:table-cell/>
          <table:table-cell office:value-type="float" office:value="1456447385.05302" calcext:value-type="float">
            <text:p>1456447385.05302</text:p>
          </table:table-cell>
          <table:table-cell table:formula="of:=[.G1006]-[.B1006]" office:value-type="float" office:value="0.176301717758179" calcext:value-type="float">
            <text:p>0.1763017178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456447384.88801" calcext:value-type="float">
            <text:p>1456447384.88801</text:p>
          </table:table-cell>
          <table:table-cell office:value-type="float" office:value="1120" calcext:value-type="float">
            <text:p>1120</text:p>
          </table:table-cell>
          <table:table-cell table:formula="of:=[.B1007]-[.B$2]" office:value-type="float" office:value="24.887757062912" calcext:value-type="float">
            <text:p>24.8877570629</text:p>
          </table:table-cell>
          <table:table-cell table:formula="of:=[.C1007]/([.D1007]-[.D1006])" office:value-type="float" office:value="99181.244827295" calcext:value-type="float">
            <text:p>99181.244827295</text:p>
          </table:table-cell>
          <table:table-cell/>
          <table:table-cell office:value-type="float" office:value="1456447385.06608" calcext:value-type="float">
            <text:p>1456447385.06608</text:p>
          </table:table-cell>
          <table:table-cell table:formula="of:=[.G1007]-[.B1007]" office:value-type="float" office:value="0.178069353103638" calcext:value-type="float">
            <text:p>0.1780693531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456447384.89929" calcext:value-type="float">
            <text:p>1456447384.89929</text:p>
          </table:table-cell>
          <table:table-cell office:value-type="float" office:value="1120" calcext:value-type="float">
            <text:p>1120</text:p>
          </table:table-cell>
          <table:table-cell table:formula="of:=[.B1008]-[.B$2]" office:value-type="float" office:value="24.8990404605865" calcext:value-type="float">
            <text:p>24.8990404606</text:p>
          </table:table-cell>
          <table:table-cell table:formula="of:=[.C1008]/([.D1008]-[.D1007])" office:value-type="float" office:value="99260.8815450281" calcext:value-type="float">
            <text:p>99260.8815450281</text:p>
          </table:table-cell>
          <table:table-cell/>
          <table:table-cell office:value-type="float" office:value="1456447385.06969" calcext:value-type="float">
            <text:p>1456447385.06969</text:p>
          </table:table-cell>
          <table:table-cell table:formula="of:=[.G1008]-[.B1008]" office:value-type="float" office:value="0.170395851135254" calcext:value-type="float">
            <text:p>0.1703958511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456447384.91057" calcext:value-type="float">
            <text:p>1456447384.91057</text:p>
          </table:table-cell>
          <table:table-cell office:value-type="float" office:value="1120" calcext:value-type="float">
            <text:p>1120</text:p>
          </table:table-cell>
          <table:table-cell table:formula="of:=[.B1009]-[.B$2]" office:value-type="float" office:value="24.9103164672852" calcext:value-type="float">
            <text:p>24.9103164673</text:p>
          </table:table-cell>
          <table:table-cell table:formula="of:=[.C1009]/([.D1009]-[.D1008])" office:value-type="float" office:value="99325.9431229517" calcext:value-type="float">
            <text:p>99325.9431229517</text:p>
          </table:table-cell>
          <table:table-cell/>
          <table:table-cell office:value-type="float" office:value="1456447385.07329" calcext:value-type="float">
            <text:p>1456447385.07329</text:p>
          </table:table-cell>
          <table:table-cell table:formula="of:=[.G1009]-[.B1009]" office:value-type="float" office:value="0.162719964981079" calcext:value-type="float">
            <text:p>0.162719965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56447384.92185" calcext:value-type="float">
            <text:p>1456447384.92185</text:p>
          </table:table-cell>
          <table:table-cell office:value-type="float" office:value="1120" calcext:value-type="float">
            <text:p>1120</text:p>
          </table:table-cell>
          <table:table-cell table:formula="of:=[.B1010]-[.B$2]" office:value-type="float" office:value="24.9215924739838" calcext:value-type="float">
            <text:p>24.921592474</text:p>
          </table:table-cell>
          <table:table-cell table:formula="of:=[.C1010]/([.D1010]-[.D1009])" office:value-type="float" office:value="99325.9431229517" calcext:value-type="float">
            <text:p>99325.9431229517</text:p>
          </table:table-cell>
          <table:table-cell/>
          <table:table-cell office:value-type="float" office:value="1456447385.07689" calcext:value-type="float">
            <text:p>1456447385.07689</text:p>
          </table:table-cell>
          <table:table-cell table:formula="of:=[.G1010]-[.B1010]" office:value-type="float" office:value="0.155043840408325" calcext:value-type="float">
            <text:p>0.1550438404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456447384.93312" calcext:value-type="float">
            <text:p>1456447384.93312</text:p>
          </table:table-cell>
          <table:table-cell office:value-type="float" office:value="1120" calcext:value-type="float">
            <text:p>1120</text:p>
          </table:table-cell>
          <table:table-cell table:formula="of:=[.B1011]-[.B$2]" office:value-type="float" office:value="24.932865858078" calcext:value-type="float">
            <text:p>24.9328658581</text:p>
          </table:table-cell>
          <table:table-cell table:formula="of:=[.C1011]/([.D1011]-[.D1010])" office:value-type="float" office:value="99349.0499957702" calcext:value-type="float">
            <text:p>99349.0499957702</text:p>
          </table:table-cell>
          <table:table-cell/>
          <table:table-cell office:value-type="float" office:value="1456447385.08043" calcext:value-type="float">
            <text:p>1456447385.08043</text:p>
          </table:table-cell>
          <table:table-cell table:formula="of:=[.G1011]-[.B1011]" office:value-type="float" office:value="0.147310495376587" calcext:value-type="float">
            <text:p>0.1473104954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456447384.9444" calcext:value-type="float">
            <text:p>1456447384.9444</text:p>
          </table:table-cell>
          <table:table-cell office:value-type="float" office:value="1120" calcext:value-type="float">
            <text:p>1120</text:p>
          </table:table-cell>
          <table:table-cell table:formula="of:=[.B1012]-[.B$2]" office:value-type="float" office:value="24.9441413879395" calcext:value-type="float">
            <text:p>24.9441413879</text:p>
          </table:table-cell>
          <table:table-cell table:formula="of:=[.C1012]/([.D1012]-[.D1011])" office:value-type="float" office:value="99330.1435730446" calcext:value-type="float">
            <text:p>99330.1435730446</text:p>
          </table:table-cell>
          <table:table-cell/>
          <table:table-cell office:value-type="float" office:value="1456447385.08412" calcext:value-type="float">
            <text:p>1456447385.08412</text:p>
          </table:table-cell>
          <table:table-cell table:formula="of:=[.G1012]-[.B1012]" office:value-type="float" office:value="0.139724969863892" calcext:value-type="float">
            <text:p>0.1397249699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456447384.95571" calcext:value-type="float">
            <text:p>1456447384.95571</text:p>
          </table:table-cell>
          <table:table-cell office:value-type="float" office:value="1120" calcext:value-type="float">
            <text:p>1120</text:p>
          </table:table-cell>
          <table:table-cell table:formula="of:=[.B1013]-[.B$2]" office:value-type="float" office:value="24.9554522037506" calcext:value-type="float">
            <text:p>24.9554522038</text:p>
          </table:table-cell>
          <table:table-cell table:formula="of:=[.C1013]/([.D1013]-[.D1012])" office:value-type="float" office:value="99020.2668577813" calcext:value-type="float">
            <text:p>99020.2668577813</text:p>
          </table:table-cell>
          <table:table-cell/>
          <table:table-cell office:value-type="float" office:value="1456447385.08764" calcext:value-type="float">
            <text:p>1456447385.08764</text:p>
          </table:table-cell>
          <table:table-cell table:formula="of:=[.G1013]-[.B1013]" office:value-type="float" office:value="0.13193416595459" calcext:value-type="float">
            <text:p>0.131934166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56447384.967" calcext:value-type="float">
            <text:p>1456447384.967</text:p>
          </table:table-cell>
          <table:table-cell office:value-type="float" office:value="1120" calcext:value-type="float">
            <text:p>1120</text:p>
          </table:table-cell>
          <table:table-cell table:formula="of:=[.B1014]-[.B$2]" office:value-type="float" office:value="24.9667418003082" calcext:value-type="float">
            <text:p>24.9667418003</text:p>
          </table:table-cell>
          <table:table-cell table:formula="of:=[.C1014]/([.D1014]-[.D1013])" office:value-type="float" office:value="99206.3794559892" calcext:value-type="float">
            <text:p>99206.3794559892</text:p>
          </table:table-cell>
          <table:table-cell/>
          <table:table-cell office:value-type="float" office:value="1456447385.09122" calcext:value-type="float">
            <text:p>1456447385.09122</text:p>
          </table:table-cell>
          <table:table-cell table:formula="of:=[.G1014]-[.B1014]" office:value-type="float" office:value="0.124224424362183" calcext:value-type="float">
            <text:p>0.1242244244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456447384.97828" calcext:value-type="float">
            <text:p>1456447384.97828</text:p>
          </table:table-cell>
          <table:table-cell office:value-type="float" office:value="1120" calcext:value-type="float">
            <text:p>1120</text:p>
          </table:table-cell>
          <table:table-cell table:formula="of:=[.B1015]-[.B$2]" office:value-type="float" office:value="24.9780220985413" calcext:value-type="float">
            <text:p>24.9780220985</text:p>
          </table:table-cell>
          <table:table-cell table:formula="of:=[.C1015]/([.D1015]-[.D1014])" office:value-type="float" office:value="99288.1550525226" calcext:value-type="float">
            <text:p>99288.1550525226</text:p>
          </table:table-cell>
          <table:table-cell/>
          <table:table-cell office:value-type="float" office:value="1456447385.09479" calcext:value-type="float">
            <text:p>1456447385.09479</text:p>
          </table:table-cell>
          <table:table-cell table:formula="of:=[.G1015]-[.B1015]" office:value-type="float" office:value="0.116514205932617" calcext:value-type="float">
            <text:p>0.1165142059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56447384.98955" calcext:value-type="float">
            <text:p>1456447384.98955</text:p>
          </table:table-cell>
          <table:table-cell office:value-type="float" office:value="1120" calcext:value-type="float">
            <text:p>1120</text:p>
          </table:table-cell>
          <table:table-cell table:formula="of:=[.B1016]-[.B$2]" office:value-type="float" office:value="24.9892995357513" calcext:value-type="float">
            <text:p>24.9892995358</text:p>
          </table:table-cell>
          <table:table-cell table:formula="of:=[.C1016]/([.D1016]-[.D1015])" office:value-type="float" office:value="99313.3439039344" calcext:value-type="float">
            <text:p>99313.3439039344</text:p>
          </table:table-cell>
          <table:table-cell/>
          <table:table-cell office:value-type="float" office:value="1456447385.09836" calcext:value-type="float">
            <text:p>1456447385.09836</text:p>
          </table:table-cell>
          <table:table-cell table:formula="of:=[.G1016]-[.B1016]" office:value-type="float" office:value="0.108806848526001" calcext:value-type="float">
            <text:p>0.1088068485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456447385.00195" calcext:value-type="float">
            <text:p>1456447385.00195</text:p>
          </table:table-cell>
          <table:table-cell office:value-type="float" office:value="1120" calcext:value-type="float">
            <text:p>1120</text:p>
          </table:table-cell>
          <table:table-cell table:formula="of:=[.B1017]-[.B$2]" office:value-type="float" office:value="25.0016984939575" calcext:value-type="float">
            <text:p>25.001698494</text:p>
          </table:table-cell>
          <table:table-cell table:formula="of:=[.C1017]/([.D1017]-[.D1016])" office:value-type="float" office:value="90330.1697913662" calcext:value-type="float">
            <text:p>90330.1697913662</text:p>
          </table:table-cell>
          <table:table-cell/>
          <table:table-cell office:value-type="float" office:value="1456447385.10193" calcext:value-type="float">
            <text:p>1456447385.10193</text:p>
          </table:table-cell>
          <table:table-cell table:formula="of:=[.G1017]-[.B1017]" office:value-type="float" office:value="0.0999777317047119" calcext:value-type="float">
            <text:p>0.0999777317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56447385.01282" calcext:value-type="float">
            <text:p>1456447385.01282</text:p>
          </table:table-cell>
          <table:table-cell office:value-type="float" office:value="1120" calcext:value-type="float">
            <text:p>1120</text:p>
          </table:table-cell>
          <table:table-cell table:formula="of:=[.B1018]-[.B$2]" office:value-type="float" office:value="25.01256275177" calcext:value-type="float">
            <text:p>25.0125627518</text:p>
          </table:table-cell>
          <table:table-cell table:formula="of:=[.C1018]/([.D1018]-[.D1017])" office:value-type="float" office:value="103090.337078652" calcext:value-type="float">
            <text:p>103090.337078652</text:p>
          </table:table-cell>
          <table:table-cell/>
          <table:table-cell office:value-type="float" office:value="1456447385.10549" calcext:value-type="float">
            <text:p>1456447385.10549</text:p>
          </table:table-cell>
          <table:table-cell table:formula="of:=[.G1018]-[.B1018]" office:value-type="float" office:value="0.0926735401153564" calcext:value-type="float">
            <text:p>0.0926735401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456447385.02371" calcext:value-type="float">
            <text:p>1456447385.02371</text:p>
          </table:table-cell>
          <table:table-cell office:value-type="float" office:value="1120" calcext:value-type="float">
            <text:p>1120</text:p>
          </table:table-cell>
          <table:table-cell table:formula="of:=[.B1019]-[.B$2]" office:value-type="float" office:value="25.0234594345093" calcext:value-type="float">
            <text:p>25.0234594345</text:p>
          </table:table-cell>
          <table:table-cell table:formula="of:=[.C1019]/([.D1019]-[.D1018])" office:value-type="float" office:value="102783.574304218" calcext:value-type="float">
            <text:p>102783.574304218</text:p>
          </table:table-cell>
          <table:table-cell/>
          <table:table-cell office:value-type="float" office:value="1456447385.10905" calcext:value-type="float">
            <text:p>1456447385.10905</text:p>
          </table:table-cell>
          <table:table-cell table:formula="of:=[.G1019]-[.B1019]" office:value-type="float" office:value="0.0853369235992432" calcext:value-type="float">
            <text:p>0.0853369236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56447385.03454" calcext:value-type="float">
            <text:p>1456447385.03454</text:p>
          </table:table-cell>
          <table:table-cell office:value-type="float" office:value="1120" calcext:value-type="float">
            <text:p>1120</text:p>
          </table:table-cell>
          <table:table-cell table:formula="of:=[.B1020]-[.B$2]" office:value-type="float" office:value="25.0342888832092" calcext:value-type="float">
            <text:p>25.0342888832</text:p>
          </table:table-cell>
          <table:table-cell table:formula="of:=[.C1020]/([.D1020]-[.D1019])" office:value-type="float" office:value="103421.700497556" calcext:value-type="float">
            <text:p>103421.700497556</text:p>
          </table:table-cell>
          <table:table-cell/>
          <table:table-cell office:value-type="float" office:value="1456447385.11553" calcext:value-type="float">
            <text:p>1456447385.11553</text:p>
          </table:table-cell>
          <table:table-cell table:formula="of:=[.G1020]-[.B1020]" office:value-type="float" office:value="0.0809874534606934" calcext:value-type="float">
            <text:p>0.0809874535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56447385.04535" calcext:value-type="float">
            <text:p>1456447385.04535</text:p>
          </table:table-cell>
          <table:table-cell office:value-type="float" office:value="1120" calcext:value-type="float">
            <text:p>1120</text:p>
          </table:table-cell>
          <table:table-cell table:formula="of:=[.B1021]-[.B$2]" office:value-type="float" office:value="25.04509806633" calcext:value-type="float">
            <text:p>25.0450980663</text:p>
          </table:table-cell>
          <table:table-cell table:formula="of:=[.C1021]/([.D1021]-[.D1020])" office:value-type="float" office:value="103615.600502901" calcext:value-type="float">
            <text:p>103615.600502901</text:p>
          </table:table-cell>
          <table:table-cell/>
          <table:table-cell office:value-type="float" office:value="1456447385.12605" calcext:value-type="float">
            <text:p>1456447385.12605</text:p>
          </table:table-cell>
          <table:table-cell table:formula="of:=[.G1021]-[.B1021]" office:value-type="float" office:value="0.0806982517242432" calcext:value-type="float">
            <text:p>0.0806982517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56447385.05616" calcext:value-type="float">
            <text:p>1456447385.05616</text:p>
          </table:table-cell>
          <table:table-cell office:value-type="float" office:value="1120" calcext:value-type="float">
            <text:p>1120</text:p>
          </table:table-cell>
          <table:table-cell table:formula="of:=[.B1022]-[.B$2]" office:value-type="float" office:value="25.0559065341949" calcext:value-type="float">
            <text:p>25.0559065342</text:p>
          </table:table-cell>
          <table:table-cell table:formula="of:=[.C1022]/([.D1022]-[.D1021])" office:value-type="float" office:value="103622.457316804" calcext:value-type="float">
            <text:p>103622.457316804</text:p>
          </table:table-cell>
          <table:table-cell/>
          <table:table-cell office:value-type="float" office:value="1456447385.13697" calcext:value-type="float">
            <text:p>1456447385.13697</text:p>
          </table:table-cell>
          <table:table-cell table:formula="of:=[.G1022]-[.B1022]" office:value-type="float" office:value="0.0808098316192627" calcext:value-type="float">
            <text:p>0.0808098316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456447385.06696" calcext:value-type="float">
            <text:p>1456447385.06696</text:p>
          </table:table-cell>
          <table:table-cell office:value-type="float" office:value="1120" calcext:value-type="float">
            <text:p>1120</text:p>
          </table:table-cell>
          <table:table-cell table:formula="of:=[.B1023]-[.B$2]" office:value-type="float" office:value="25.0667111873627" calcext:value-type="float">
            <text:p>25.0667111874</text:p>
          </table:table-cell>
          <table:table-cell table:formula="of:=[.C1023]/([.D1023]-[.D1022])" office:value-type="float" office:value="103659.042323139" calcext:value-type="float">
            <text:p>103659.042323139</text:p>
          </table:table-cell>
          <table:table-cell/>
          <table:table-cell office:value-type="float" office:value="1456447385.14793" calcext:value-type="float">
            <text:p>1456447385.14793</text:p>
          </table:table-cell>
          <table:table-cell table:formula="of:=[.G1023]-[.B1023]" office:value-type="float" office:value="0.0809650421142578" calcext:value-type="float">
            <text:p>0.0809650421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456447385.07777" calcext:value-type="float">
            <text:p>1456447385.07777</text:p>
          </table:table-cell>
          <table:table-cell office:value-type="float" office:value="1120" calcext:value-type="float">
            <text:p>1120</text:p>
          </table:table-cell>
          <table:table-cell table:formula="of:=[.B1024]-[.B$2]" office:value-type="float" office:value="25.0775127410889" calcext:value-type="float">
            <text:p>25.0775127411</text:p>
          </table:table-cell>
          <table:table-cell table:formula="of:=[.C1024]/([.D1024]-[.D1023])" office:value-type="float" office:value="103688.786668138" calcext:value-type="float">
            <text:p>103688.786668138</text:p>
          </table:table-cell>
          <table:table-cell/>
          <table:table-cell office:value-type="float" office:value="1456447385.15874" calcext:value-type="float">
            <text:p>1456447385.15874</text:p>
          </table:table-cell>
          <table:table-cell table:formula="of:=[.G1024]-[.B1024]" office:value-type="float" office:value="0.0809736251831055" calcext:value-type="float">
            <text:p>0.0809736252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456447385.08856" calcext:value-type="float">
            <text:p>1456447385.08856</text:p>
          </table:table-cell>
          <table:table-cell office:value-type="float" office:value="1120" calcext:value-type="float">
            <text:p>1120</text:p>
          </table:table-cell>
          <table:table-cell table:formula="of:=[.B1025]-[.B$2]" office:value-type="float" office:value="25.088310956955" calcext:value-type="float">
            <text:p>25.088310957</text:p>
          </table:table-cell>
          <table:table-cell table:formula="of:=[.C1025]/([.D1025]-[.D1024])" office:value-type="float" office:value="103720.838135612" calcext:value-type="float">
            <text:p>103720.838135612</text:p>
          </table:table-cell>
          <table:table-cell/>
          <table:table-cell office:value-type="float" office:value="1456447385.16956" calcext:value-type="float">
            <text:p>1456447385.16956</text:p>
          </table:table-cell>
          <table:table-cell table:formula="of:=[.G1025]-[.B1025]" office:value-type="float" office:value="0.0809953212738037" calcext:value-type="float">
            <text:p>0.0809953213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56447385.09936" calcext:value-type="float">
            <text:p>1456447385.09936</text:p>
          </table:table-cell>
          <table:table-cell office:value-type="float" office:value="1120" calcext:value-type="float">
            <text:p>1120</text:p>
          </table:table-cell>
          <table:table-cell table:formula="of:=[.B1026]-[.B$2]" office:value-type="float" office:value="25.0991077423096" calcext:value-type="float">
            <text:p>25.0991077423</text:p>
          </table:table-cell>
          <table:table-cell table:formula="of:=[.C1026]/([.D1026]-[.D1025])" office:value-type="float" office:value="103734.580545434" calcext:value-type="float">
            <text:p>103734.580545434</text:p>
          </table:table-cell>
          <table:table-cell/>
          <table:table-cell office:value-type="float" office:value="1456447385.18071" calcext:value-type="float">
            <text:p>1456447385.18071</text:p>
          </table:table-cell>
          <table:table-cell table:formula="of:=[.G1026]-[.B1026]" office:value-type="float" office:value="0.0813486576080322" calcext:value-type="float">
            <text:p>0.0813486576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56447385.11018" calcext:value-type="float">
            <text:p>1456447385.11018</text:p>
          </table:table-cell>
          <table:table-cell office:value-type="float" office:value="1120" calcext:value-type="float">
            <text:p>1120</text:p>
          </table:table-cell>
          <table:table-cell table:formula="of:=[.B1027]-[.B$2]" office:value-type="float" office:value="25.1099238395691" calcext:value-type="float">
            <text:p>25.1099238396</text:p>
          </table:table-cell>
          <table:table-cell table:formula="of:=[.C1027]/([.D1027]-[.D1026])" office:value-type="float" office:value="103549.364722479" calcext:value-type="float">
            <text:p>103549.364722479</text:p>
          </table:table-cell>
          <table:table-cell/>
          <table:table-cell office:value-type="float" office:value="1456447385.18432" calcext:value-type="float">
            <text:p>1456447385.18432</text:p>
          </table:table-cell>
          <table:table-cell table:formula="of:=[.G1027]-[.B1027]" office:value-type="float" office:value="0.0741424560546875" calcext:value-type="float">
            <text:p>0.0741424561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456447385.121" calcext:value-type="float">
            <text:p>1456447385.121</text:p>
          </table:table-cell>
          <table:table-cell office:value-type="float" office:value="1120" calcext:value-type="float">
            <text:p>1120</text:p>
          </table:table-cell>
          <table:table-cell table:formula="of:=[.B1028]-[.B$2]" office:value-type="float" office:value="25.1207447052002" calcext:value-type="float">
            <text:p>25.1207447052</text:p>
          </table:table-cell>
          <table:table-cell table:formula="of:=[.C1028]/([.D1028]-[.D1027])" office:value-type="float" office:value="103503.73419116" calcext:value-type="float">
            <text:p>103503.73419116</text:p>
          </table:table-cell>
          <table:table-cell/>
          <table:table-cell office:value-type="float" office:value="1456447385.19347" calcext:value-type="float">
            <text:p>1456447385.19347</text:p>
          </table:table-cell>
          <table:table-cell table:formula="of:=[.G1028]-[.B1028]" office:value-type="float" office:value="0.0724716186523438" calcext:value-type="float">
            <text:p>0.0724716187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456447385.1318" calcext:value-type="float">
            <text:p>1456447385.1318</text:p>
          </table:table-cell>
          <table:table-cell office:value-type="float" office:value="1120" calcext:value-type="float">
            <text:p>1120</text:p>
          </table:table-cell>
          <table:table-cell table:formula="of:=[.B1029]-[.B$2]" office:value-type="float" office:value="25.1315498352051" calcext:value-type="float">
            <text:p>25.1315498352</text:p>
          </table:table-cell>
          <table:table-cell table:formula="of:=[.C1029]/([.D1029]-[.D1028])" office:value-type="float" office:value="103654.467784643" calcext:value-type="float">
            <text:p>103654.467784643</text:p>
          </table:table-cell>
          <table:table-cell/>
          <table:table-cell office:value-type="float" office:value="1456447385.2043" calcext:value-type="float">
            <text:p>1456447385.2043</text:p>
          </table:table-cell>
          <table:table-cell table:formula="of:=[.G1029]-[.B1029]" office:value-type="float" office:value="0.0724964141845703" calcext:value-type="float">
            <text:p>0.0724964142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456447385.14262" calcext:value-type="float">
            <text:p>1456447385.14262</text:p>
          </table:table-cell>
          <table:table-cell office:value-type="float" office:value="1120" calcext:value-type="float">
            <text:p>1120</text:p>
          </table:table-cell>
          <table:table-cell table:formula="of:=[.B1030]-[.B$2]" office:value-type="float" office:value="25.1423623561859" calcext:value-type="float">
            <text:p>25.1423623562</text:p>
          </table:table-cell>
          <table:table-cell table:formula="of:=[.C1030]/([.D1030]-[.D1029])" office:value-type="float" office:value="103583.614032767" calcext:value-type="float">
            <text:p>103583.614032767</text:p>
          </table:table-cell>
          <table:table-cell/>
          <table:table-cell office:value-type="float" office:value="1456447385.21509" calcext:value-type="float">
            <text:p>1456447385.21509</text:p>
          </table:table-cell>
          <table:table-cell table:formula="of:=[.G1030]-[.B1030]" office:value-type="float" office:value="0.0724740028381348" calcext:value-type="float">
            <text:p>0.0724740028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56447385.15342" calcext:value-type="float">
            <text:p>1456447385.15342</text:p>
          </table:table-cell>
          <table:table-cell office:value-type="float" office:value="1120" calcext:value-type="float">
            <text:p>1120</text:p>
          </table:table-cell>
          <table:table-cell table:formula="of:=[.B1031]-[.B$2]" office:value-type="float" office:value="25.1531646251678" calcext:value-type="float">
            <text:p>25.1531646252</text:p>
          </table:table-cell>
          <table:table-cell table:formula="of:=[.C1031]/([.D1031]-[.D1030])" office:value-type="float" office:value="103681.921073541" calcext:value-type="float">
            <text:p>103681.921073541</text:p>
          </table:table-cell>
          <table:table-cell/>
          <table:table-cell office:value-type="float" office:value="1456447385.23455" calcext:value-type="float">
            <text:p>1456447385.23455</text:p>
          </table:table-cell>
          <table:table-cell table:formula="of:=[.G1031]-[.B1031]" office:value-type="float" office:value="0.0811316967010498" calcext:value-type="float">
            <text:p>0.0811316967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456447385.16422" calcext:value-type="float">
            <text:p>1456447385.16422</text:p>
          </table:table-cell>
          <table:table-cell office:value-type="float" office:value="1120" calcext:value-type="float">
            <text:p>1120</text:p>
          </table:table-cell>
          <table:table-cell table:formula="of:=[.B1032]-[.B$2]" office:value-type="float" office:value="25.1639626026154" calcext:value-type="float">
            <text:p>25.1639626026</text:p>
          </table:table-cell>
          <table:table-cell table:formula="of:=[.C1032]/([.D1032]-[.D1031])" office:value-type="float" office:value="103723.12828439" calcext:value-type="float">
            <text:p>103723.12828439</text:p>
          </table:table-cell>
          <table:table-cell/>
          <table:table-cell office:value-type="float" office:value="1456447385.24536" calcext:value-type="float">
            <text:p>1456447385.24536</text:p>
          </table:table-cell>
          <table:table-cell table:formula="of:=[.G1032]-[.B1032]" office:value-type="float" office:value="0.0811436176300049" calcext:value-type="float">
            <text:p>0.0811436176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456447385.17501" calcext:value-type="float">
            <text:p>1456447385.17501</text:p>
          </table:table-cell>
          <table:table-cell office:value-type="float" office:value="1120" calcext:value-type="float">
            <text:p>1120</text:p>
          </table:table-cell>
          <table:table-cell table:formula="of:=[.B1033]-[.B$2]" office:value-type="float" office:value="25.1747589111328" calcext:value-type="float">
            <text:p>25.1747589111</text:p>
          </table:table-cell>
          <table:table-cell table:formula="of:=[.C1033]/([.D1033]-[.D1032])" office:value-type="float" office:value="103739.162157984" calcext:value-type="float">
            <text:p>103739.162157984</text:p>
          </table:table-cell>
          <table:table-cell/>
          <table:table-cell office:value-type="float" office:value="1456447385.2561" calcext:value-type="float">
            <text:p>1456447385.2561</text:p>
          </table:table-cell>
          <table:table-cell table:formula="of:=[.G1033]-[.B1033]" office:value-type="float" office:value="0.0810873508453369" calcext:value-type="float">
            <text:p>0.0810873508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456447385.18581" calcext:value-type="float">
            <text:p>1456447385.18581</text:p>
          </table:table-cell>
          <table:table-cell office:value-type="float" office:value="1120" calcext:value-type="float">
            <text:p>1120</text:p>
          </table:table-cell>
          <table:table-cell table:formula="of:=[.B1034]-[.B$2]" office:value-type="float" office:value="25.1855556964874" calcext:value-type="float">
            <text:p>25.1855556965</text:p>
          </table:table-cell>
          <table:table-cell table:formula="of:=[.C1034]/([.D1034]-[.D1033])" office:value-type="float" office:value="103734.580545434" calcext:value-type="float">
            <text:p>103734.580545434</text:p>
          </table:table-cell>
          <table:table-cell/>
          <table:table-cell office:value-type="float" office:value="1456447385.26697" calcext:value-type="float">
            <text:p>1456447385.26697</text:p>
          </table:table-cell>
          <table:table-cell table:formula="of:=[.G1034]-[.B1034]" office:value-type="float" office:value="0.0811605453491211" calcext:value-type="float">
            <text:p>0.0811605453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456447385.19661" calcext:value-type="float">
            <text:p>1456447385.19661</text:p>
          </table:table-cell>
          <table:table-cell office:value-type="float" office:value="1120" calcext:value-type="float">
            <text:p>1120</text:p>
          </table:table-cell>
          <table:table-cell table:formula="of:=[.B1035]-[.B$2]" office:value-type="float" office:value="25.1963522434235" calcext:value-type="float">
            <text:p>25.1963522434</text:p>
          </table:table-cell>
          <table:table-cell table:formula="of:=[.C1035]/([.D1035]-[.D1034])" office:value-type="float" office:value="103736.871301122" calcext:value-type="float">
            <text:p>103736.871301122</text:p>
          </table:table-cell>
          <table:table-cell/>
          <table:table-cell office:value-type="float" office:value="1456447385.27983" calcext:value-type="float">
            <text:p>1456447385.27983</text:p>
          </table:table-cell>
          <table:table-cell table:formula="of:=[.G1035]-[.B1035]" office:value-type="float" office:value="0.0832240581512451" calcext:value-type="float">
            <text:p>0.0832240582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456447385.2074" calcext:value-type="float">
            <text:p>1456447385.2074</text:p>
          </table:table-cell>
          <table:table-cell office:value-type="float" office:value="1120" calcext:value-type="float">
            <text:p>1120</text:p>
          </table:table-cell>
          <table:table-cell table:formula="of:=[.B1036]-[.B$2]" office:value-type="float" office:value="25.2071492671967" calcext:value-type="float">
            <text:p>25.2071492672</text:p>
          </table:table-cell>
          <table:table-cell table:formula="of:=[.C1036]/([.D1036]-[.D1035])" office:value-type="float" office:value="103732.289890916" calcext:value-type="float">
            <text:p>103732.289890916</text:p>
          </table:table-cell>
          <table:table-cell/>
          <table:table-cell office:value-type="float" office:value="1456447385.29068" calcext:value-type="float">
            <text:p>1456447385.29068</text:p>
          </table:table-cell>
          <table:table-cell table:formula="of:=[.G1036]-[.B1036]" office:value-type="float" office:value="0.0832769870758057" calcext:value-type="float">
            <text:p>0.0832769871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456447385.2182" calcext:value-type="float">
            <text:p>1456447385.2182</text:p>
          </table:table-cell>
          <table:table-cell office:value-type="float" office:value="1120" calcext:value-type="float">
            <text:p>1120</text:p>
          </table:table-cell>
          <table:table-cell table:formula="of:=[.B1037]-[.B$2]" office:value-type="float" office:value="25.2179484367371" calcext:value-type="float">
            <text:p>25.2179484367</text:p>
          </table:table-cell>
          <table:table-cell table:formula="of:=[.C1037]/([.D1037]-[.D1036])" office:value-type="float" office:value="103711.678551717" calcext:value-type="float">
            <text:p>103711.678551717</text:p>
          </table:table-cell>
          <table:table-cell/>
          <table:table-cell office:value-type="float" office:value="1456447385.30136" calcext:value-type="float">
            <text:p>1456447385.30136</text:p>
          </table:table-cell>
          <table:table-cell table:formula="of:=[.G1037]-[.B1037]" office:value-type="float" office:value="0.0831577777862549" calcext:value-type="float">
            <text:p>0.0831577778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456447385.229" calcext:value-type="float">
            <text:p>1456447385.229</text:p>
          </table:table-cell>
          <table:table-cell office:value-type="float" office:value="1120" calcext:value-type="float">
            <text:p>1120</text:p>
          </table:table-cell>
          <table:table-cell table:formula="of:=[.B1038]-[.B$2]" office:value-type="float" office:value="25.2287464141846" calcext:value-type="float">
            <text:p>25.2287464142</text:p>
          </table:table-cell>
          <table:table-cell table:formula="of:=[.C1038]/([.D1038]-[.D1037])" office:value-type="float" office:value="103723.12828439" calcext:value-type="float">
            <text:p>103723.12828439</text:p>
          </table:table-cell>
          <table:table-cell/>
          <table:table-cell office:value-type="float" office:value="1456447385.31216" calcext:value-type="float">
            <text:p>1456447385.31216</text:p>
          </table:table-cell>
          <table:table-cell table:formula="of:=[.G1038]-[.B1038]" office:value-type="float" office:value="0.0831599235534668" calcext:value-type="float">
            <text:p>0.0831599236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456447385.23979" calcext:value-type="float">
            <text:p>1456447385.23979</text:p>
          </table:table-cell>
          <table:table-cell office:value-type="float" office:value="1120" calcext:value-type="float">
            <text:p>1120</text:p>
          </table:table-cell>
          <table:table-cell table:formula="of:=[.B1039]-[.B$2]" office:value-type="float" office:value="25.2395377159119" calcext:value-type="float">
            <text:p>25.2395377159</text:p>
          </table:table-cell>
          <table:table-cell table:formula="of:=[.C1039]/([.D1039]-[.D1038])" office:value-type="float" office:value="103787.293535416" calcext:value-type="float">
            <text:p>103787.293535416</text:p>
          </table:table-cell>
          <table:table-cell/>
          <table:table-cell office:value-type="float" office:value="1456447385.32313" calcext:value-type="float">
            <text:p>1456447385.32313</text:p>
          </table:table-cell>
          <table:table-cell table:formula="of:=[.G1039]-[.B1039]" office:value-type="float" office:value="0.0833384990692139" calcext:value-type="float">
            <text:p>0.0833384991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56447385.25062" calcext:value-type="float">
            <text:p>1456447385.25062</text:p>
          </table:table-cell>
          <table:table-cell office:value-type="float" office:value="1120" calcext:value-type="float">
            <text:p>1120</text:p>
          </table:table-cell>
          <table:table-cell table:formula="of:=[.B1040]-[.B$2]" office:value-type="float" office:value="25.2503690719604" calcext:value-type="float">
            <text:p>25.250369072</text:p>
          </table:table-cell>
          <table:table-cell table:formula="of:=[.C1040]/([.D1040]-[.D1039])" office:value-type="float" office:value="103403.48844376" calcext:value-type="float">
            <text:p>103403.48844376</text:p>
          </table:table-cell>
          <table:table-cell/>
          <table:table-cell office:value-type="float" office:value="1456447385.33392" calcext:value-type="float">
            <text:p>1456447385.33392</text:p>
          </table:table-cell>
          <table:table-cell table:formula="of:=[.G1040]-[.B1040]" office:value-type="float" office:value="0.0832972526550293" calcext:value-type="float">
            <text:p>0.0832972527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456447385.26143" calcext:value-type="float">
            <text:p>1456447385.26143</text:p>
          </table:table-cell>
          <table:table-cell office:value-type="float" office:value="1120" calcext:value-type="float">
            <text:p>1120</text:p>
          </table:table-cell>
          <table:table-cell table:formula="of:=[.B1041]-[.B$2]" office:value-type="float" office:value="25.2611799240112" calcext:value-type="float">
            <text:p>25.261179924</text:p>
          </table:table-cell>
          <table:table-cell table:formula="of:=[.C1041]/([.D1041]-[.D1040])" office:value-type="float" office:value="103599.604798871" calcext:value-type="float">
            <text:p>103599.604798871</text:p>
          </table:table-cell>
          <table:table-cell/>
          <table:table-cell office:value-type="float" office:value="1456447385.3447" calcext:value-type="float">
            <text:p>1456447385.3447</text:p>
          </table:table-cell>
          <table:table-cell table:formula="of:=[.G1041]-[.B1041]" office:value-type="float" office:value="0.0832664966583252" calcext:value-type="float">
            <text:p>0.0832664967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456447385.27224" calcext:value-type="float">
            <text:p>1456447385.27224</text:p>
          </table:table-cell>
          <table:table-cell office:value-type="float" office:value="1120" calcext:value-type="float">
            <text:p>1120</text:p>
          </table:table-cell>
          <table:table-cell table:formula="of:=[.B1042]-[.B$2]" office:value-type="float" office:value="25.2719912528992" calcext:value-type="float">
            <text:p>25.2719912529</text:p>
          </table:table-cell>
          <table:table-cell table:formula="of:=[.C1042]/([.D1042]-[.D1041])" office:value-type="float" office:value="103595.035504785" calcext:value-type="float">
            <text:p>103595.035504785</text:p>
          </table:table-cell>
          <table:table-cell/>
          <table:table-cell office:value-type="float" office:value="1456447385.35553" calcext:value-type="float">
            <text:p>1456447385.35553</text:p>
          </table:table-cell>
          <table:table-cell table:formula="of:=[.G1042]-[.B1042]" office:value-type="float" office:value="0.0832850933074951" calcext:value-type="float">
            <text:p>0.0832850933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456447385.28305" calcext:value-type="float">
            <text:p>1456447385.28305</text:p>
          </table:table-cell>
          <table:table-cell office:value-type="float" office:value="1120" calcext:value-type="float">
            <text:p>1120</text:p>
          </table:table-cell>
          <table:table-cell table:formula="of:=[.B1043]-[.B$2]" office:value-type="float" office:value="25.2827956676483" calcext:value-type="float">
            <text:p>25.2827956676</text:p>
          </table:table-cell>
          <table:table-cell table:formula="of:=[.C1043]/([.D1043]-[.D1042])" office:value-type="float" office:value="103661.329743805" calcext:value-type="float">
            <text:p>103661.329743805</text:p>
          </table:table-cell>
          <table:table-cell/>
          <table:table-cell office:value-type="float" office:value="1456447385.36624" calcext:value-type="float">
            <text:p>1456447385.36624</text:p>
          </table:table-cell>
          <table:table-cell table:formula="of:=[.G1043]-[.B1043]" office:value-type="float" office:value="0.0831906795501709" calcext:value-type="float">
            <text:p>0.0831906796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456447385.29385" calcext:value-type="float">
            <text:p>1456447385.29385</text:p>
          </table:table-cell>
          <table:table-cell office:value-type="float" office:value="1120" calcext:value-type="float">
            <text:p>1120</text:p>
          </table:table-cell>
          <table:table-cell table:formula="of:=[.B1044]-[.B$2]" office:value-type="float" office:value="25.2935948371887" calcext:value-type="float">
            <text:p>25.2935948372</text:p>
          </table:table-cell>
          <table:table-cell table:formula="of:=[.C1044]/([.D1044]-[.D1043])" office:value-type="float" office:value="103711.678551717" calcext:value-type="float">
            <text:p>103711.678551717</text:p>
          </table:table-cell>
          <table:table-cell/>
          <table:table-cell office:value-type="float" office:value="1456447385.37698" calcext:value-type="float">
            <text:p>1456447385.37698</text:p>
          </table:table-cell>
          <table:table-cell table:formula="of:=[.G1044]-[.B1044]" office:value-type="float" office:value="0.0831315517425537" calcext:value-type="float">
            <text:p>0.0831315517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56447385.30465" calcext:value-type="float">
            <text:p>1456447385.30465</text:p>
          </table:table-cell>
          <table:table-cell office:value-type="float" office:value="1120" calcext:value-type="float">
            <text:p>1120</text:p>
          </table:table-cell>
          <table:table-cell table:formula="of:=[.B1045]-[.B$2]" office:value-type="float" office:value="25.3043918609619" calcext:value-type="float">
            <text:p>25.304391861</text:p>
          </table:table-cell>
          <table:table-cell table:formula="of:=[.C1045]/([.D1045]-[.D1044])" office:value-type="float" office:value="103732.289890916" calcext:value-type="float">
            <text:p>103732.289890916</text:p>
          </table:table-cell>
          <table:table-cell/>
          <table:table-cell office:value-type="float" office:value="1456447385.38767" calcext:value-type="float">
            <text:p>1456447385.38767</text:p>
          </table:table-cell>
          <table:table-cell table:formula="of:=[.G1045]-[.B1045]" office:value-type="float" office:value="0.0830245018005371" calcext:value-type="float">
            <text:p>0.0830245018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456447385.31544" calcext:value-type="float">
            <text:p>1456447385.31544</text:p>
          </table:table-cell>
          <table:table-cell office:value-type="float" office:value="1120" calcext:value-type="float">
            <text:p>1120</text:p>
          </table:table-cell>
          <table:table-cell table:formula="of:=[.B1046]-[.B$2]" office:value-type="float" office:value="25.3151884078979" calcext:value-type="float">
            <text:p>25.3151884079</text:p>
          </table:table-cell>
          <table:table-cell table:formula="of:=[.C1046]/([.D1046]-[.D1045])" office:value-type="float" office:value="103736.871301122" calcext:value-type="float">
            <text:p>103736.871301122</text:p>
          </table:table-cell>
          <table:table-cell/>
          <table:table-cell office:value-type="float" office:value="1456447385.39864" calcext:value-type="float">
            <text:p>1456447385.39864</text:p>
          </table:table-cell>
          <table:table-cell table:formula="of:=[.G1046]-[.B1046]" office:value-type="float" office:value="0.0831978321075439" calcext:value-type="float">
            <text:p>0.0831978321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456447385.32624" calcext:value-type="float">
            <text:p>1456447385.32624</text:p>
          </table:table-cell>
          <table:table-cell office:value-type="float" office:value="1120" calcext:value-type="float">
            <text:p>1120</text:p>
          </table:table-cell>
          <table:table-cell table:formula="of:=[.B1047]-[.B$2]" office:value-type="float" office:value="25.3259844779968" calcext:value-type="float">
            <text:p>25.325984478</text:p>
          </table:table-cell>
          <table:table-cell table:formula="of:=[.C1047]/([.D1047]-[.D1046])" office:value-type="float" office:value="103741.453116028" calcext:value-type="float">
            <text:p>103741.453116028</text:p>
          </table:table-cell>
          <table:table-cell/>
          <table:table-cell office:value-type="float" office:value="1456447385.4022" calcext:value-type="float">
            <text:p>1456447385.4022</text:p>
          </table:table-cell>
          <table:table-cell table:formula="of:=[.G1047]-[.B1047]" office:value-type="float" office:value="0.0759618282318115" calcext:value-type="float">
            <text:p>0.0759618282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456447385.33703" calcext:value-type="float">
            <text:p>1456447385.33703</text:p>
          </table:table-cell>
          <table:table-cell office:value-type="float" office:value="1120" calcext:value-type="float">
            <text:p>1120</text:p>
          </table:table-cell>
          <table:table-cell table:formula="of:=[.B1048]-[.B$2]" office:value-type="float" office:value="25.3367805480957" calcext:value-type="float">
            <text:p>25.3367805481</text:p>
          </table:table-cell>
          <table:table-cell table:formula="of:=[.C1048]/([.D1048]-[.D1047])" office:value-type="float" office:value="103741.453116028" calcext:value-type="float">
            <text:p>103741.453116028</text:p>
          </table:table-cell>
          <table:table-cell/>
          <table:table-cell office:value-type="float" office:value="1456447385.41057" calcext:value-type="float">
            <text:p>1456447385.41057</text:p>
          </table:table-cell>
          <table:table-cell table:formula="of:=[.G1048]-[.B1048]" office:value-type="float" office:value="0.073535680770874" calcext:value-type="float">
            <text:p>0.0735356808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456447385.34783" calcext:value-type="float">
            <text:p>1456447385.34783</text:p>
          </table:table-cell>
          <table:table-cell office:value-type="float" office:value="1120" calcext:value-type="float">
            <text:p>1120</text:p>
          </table:table-cell>
          <table:table-cell table:formula="of:=[.B1049]-[.B$2]" office:value-type="float" office:value="25.3475773334503" calcext:value-type="float">
            <text:p>25.3475773335</text:p>
          </table:table-cell>
          <table:table-cell table:formula="of:=[.C1049]/([.D1049]-[.D1048])" office:value-type="float" office:value="103734.580545434" calcext:value-type="float">
            <text:p>103734.580545434</text:p>
          </table:table-cell>
          <table:table-cell/>
          <table:table-cell office:value-type="float" office:value="1456447385.42043" calcext:value-type="float">
            <text:p>1456447385.42043</text:p>
          </table:table-cell>
          <table:table-cell table:formula="of:=[.G1049]-[.B1049]" office:value-type="float" office:value="0.072598934173584" calcext:value-type="float">
            <text:p>0.0725989342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456447385.35863" calcext:value-type="float">
            <text:p>1456447385.35863</text:p>
          </table:table-cell>
          <table:table-cell office:value-type="float" office:value="1120" calcext:value-type="float">
            <text:p>1120</text:p>
          </table:table-cell>
          <table:table-cell table:formula="of:=[.B1050]-[.B$2]" office:value-type="float" office:value="25.3583734035492" calcext:value-type="float">
            <text:p>25.3583734035</text:p>
          </table:table-cell>
          <table:table-cell table:formula="of:=[.C1050]/([.D1050]-[.D1049])" office:value-type="float" office:value="103741.453116028" calcext:value-type="float">
            <text:p>103741.453116028</text:p>
          </table:table-cell>
          <table:table-cell/>
          <table:table-cell office:value-type="float" office:value="1456447385.43096" calcext:value-type="float">
            <text:p>1456447385.43096</text:p>
          </table:table-cell>
          <table:table-cell table:formula="of:=[.G1050]-[.B1050]" office:value-type="float" office:value="0.0723328590393066" calcext:value-type="float">
            <text:p>0.072332859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456447385.36945" calcext:value-type="float">
            <text:p>1456447385.36945</text:p>
          </table:table-cell>
          <table:table-cell office:value-type="float" office:value="1120" calcext:value-type="float">
            <text:p>1120</text:p>
          </table:table-cell>
          <table:table-cell table:formula="of:=[.B1051]-[.B$2]" office:value-type="float" office:value="25.3691926002502" calcext:value-type="float">
            <text:p>25.3691926003</text:p>
          </table:table-cell>
          <table:table-cell table:formula="of:=[.C1051]/([.D1051]-[.D1050])" office:value-type="float" office:value="103519.700301902" calcext:value-type="float">
            <text:p>103519.700301902</text:p>
          </table:table-cell>
          <table:table-cell/>
          <table:table-cell office:value-type="float" office:value="1456447385.44175" calcext:value-type="float">
            <text:p>1456447385.44175</text:p>
          </table:table-cell>
          <table:table-cell table:formula="of:=[.G1051]-[.B1051]" office:value-type="float" office:value="0.0723037719726563" calcext:value-type="float">
            <text:p>0.072303772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456447385.38025" calcext:value-type="float">
            <text:p>1456447385.38025</text:p>
          </table:table-cell>
          <table:table-cell office:value-type="float" office:value="1120" calcext:value-type="float">
            <text:p>1120</text:p>
          </table:table-cell>
          <table:table-cell table:formula="of:=[.B1052]-[.B$2]" office:value-type="float" office:value="25.3799965381622" calcext:value-type="float">
            <text:p>25.3799965382</text:p>
          </table:table-cell>
          <table:table-cell table:formula="of:=[.C1052]/([.D1052]-[.D1051])" office:value-type="float" office:value="103665.904888006" calcext:value-type="float">
            <text:p>103665.904888006</text:p>
          </table:table-cell>
          <table:table-cell/>
          <table:table-cell office:value-type="float" office:value="1456447385.45401" calcext:value-type="float">
            <text:p>1456447385.45401</text:p>
          </table:table-cell>
          <table:table-cell table:formula="of:=[.G1052]-[.B1052]" office:value-type="float" office:value="0.0737597942352295" calcext:value-type="float">
            <text:p>0.0737597942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456447385.39105" calcext:value-type="float">
            <text:p>1456447385.39105</text:p>
          </table:table-cell>
          <table:table-cell office:value-type="float" office:value="1120" calcext:value-type="float">
            <text:p>1120</text:p>
          </table:table-cell>
          <table:table-cell table:formula="of:=[.B1053]-[.B$2]" office:value-type="float" office:value="25.3907952308655" calcext:value-type="float">
            <text:p>25.3907952309</text:p>
          </table:table-cell>
          <table:table-cell table:formula="of:=[.C1053]/([.D1053]-[.D1052])" office:value-type="float" office:value="103716.258141435" calcext:value-type="float">
            <text:p>103716.258141435</text:p>
          </table:table-cell>
          <table:table-cell/>
          <table:table-cell office:value-type="float" office:value="1456447385.46351" calcext:value-type="float">
            <text:p>1456447385.46351</text:p>
          </table:table-cell>
          <table:table-cell table:formula="of:=[.G1053]-[.B1053]" office:value-type="float" office:value="0.0724611282348633" calcext:value-type="float">
            <text:p>0.0724611282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456447385.40185" calcext:value-type="float">
            <text:p>1456447385.40185</text:p>
          </table:table-cell>
          <table:table-cell office:value-type="float" office:value="1120" calcext:value-type="float">
            <text:p>1120</text:p>
          </table:table-cell>
          <table:table-cell table:formula="of:=[.B1054]-[.B$2]" office:value-type="float" office:value="25.4015998840332" calcext:value-type="float">
            <text:p>25.401599884</text:p>
          </table:table-cell>
          <table:table-cell table:formula="of:=[.C1054]/([.D1054]-[.D1053])" office:value-type="float" office:value="103659.042323139" calcext:value-type="float">
            <text:p>103659.042323139</text:p>
          </table:table-cell>
          <table:table-cell/>
          <table:table-cell office:value-type="float" office:value="1456447385.47433" calcext:value-type="float">
            <text:p>1456447385.47433</text:p>
          </table:table-cell>
          <table:table-cell table:formula="of:=[.G1054]-[.B1054]" office:value-type="float" office:value="0.0724763870239258" calcext:value-type="float">
            <text:p>0.072476387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456447385.41265" calcext:value-type="float">
            <text:p>1456447385.41265</text:p>
          </table:table-cell>
          <table:table-cell office:value-type="float" office:value="1120" calcext:value-type="float">
            <text:p>1120</text:p>
          </table:table-cell>
          <table:table-cell table:formula="of:=[.B1055]-[.B$2]" office:value-type="float" office:value="25.4124004840851" calcext:value-type="float">
            <text:p>25.4124004841</text:p>
          </table:table-cell>
          <table:table-cell table:formula="of:=[.C1055]/([.D1055]-[.D1054])" office:value-type="float" office:value="103697.942208781" calcext:value-type="float">
            <text:p>103697.942208781</text:p>
          </table:table-cell>
          <table:table-cell/>
          <table:table-cell office:value-type="float" office:value="1456447385.48515" calcext:value-type="float">
            <text:p>1456447385.48515</text:p>
          </table:table-cell>
          <table:table-cell table:formula="of:=[.G1055]-[.B1055]" office:value-type="float" office:value="0.0724959373474121" calcext:value-type="float">
            <text:p>0.0724959373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456447385.42345" calcext:value-type="float">
            <text:p>1456447385.42345</text:p>
          </table:table-cell>
          <table:table-cell office:value-type="float" office:value="1120" calcext:value-type="float">
            <text:p>1120</text:p>
          </table:table-cell>
          <table:table-cell table:formula="of:=[.B1056]-[.B$2]" office:value-type="float" office:value="25.4231977462769" calcext:value-type="float">
            <text:p>25.4231977463</text:p>
          </table:table-cell>
          <table:table-cell table:formula="of:=[.C1056]/([.D1056]-[.D1055])" office:value-type="float" office:value="103729.999337558" calcext:value-type="float">
            <text:p>103729.999337558</text:p>
          </table:table-cell>
          <table:table-cell/>
          <table:table-cell office:value-type="float" office:value="1456447385.49613" calcext:value-type="float">
            <text:p>1456447385.49613</text:p>
          </table:table-cell>
          <table:table-cell table:formula="of:=[.G1056]-[.B1056]" office:value-type="float" office:value="0.0726785659790039" calcext:value-type="float">
            <text:p>0.072678566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456447385.43425" calcext:value-type="float">
            <text:p>1456447385.43425</text:p>
          </table:table-cell>
          <table:table-cell office:value-type="float" office:value="1120" calcext:value-type="float">
            <text:p>1120</text:p>
          </table:table-cell>
          <table:table-cell table:formula="of:=[.B1057]-[.B$2]" office:value-type="float" office:value="25.4339940547943" calcext:value-type="float">
            <text:p>25.4339940548</text:p>
          </table:table-cell>
          <table:table-cell table:formula="of:=[.C1057]/([.D1057]-[.D1056])" office:value-type="float" office:value="103739.162157984" calcext:value-type="float">
            <text:p>103739.162157984</text:p>
          </table:table-cell>
          <table:table-cell/>
          <table:table-cell office:value-type="float" office:value="1456447385.50658" calcext:value-type="float">
            <text:p>1456447385.50658</text:p>
          </table:table-cell>
          <table:table-cell table:formula="of:=[.G1057]-[.B1057]" office:value-type="float" office:value="0.0723323822021484" calcext:value-type="float">
            <text:p>0.0723323822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456447385.44505" calcext:value-type="float">
            <text:p>1456447385.44505</text:p>
          </table:table-cell>
          <table:table-cell office:value-type="float" office:value="1120" calcext:value-type="float">
            <text:p>1120</text:p>
          </table:table-cell>
          <table:table-cell table:formula="of:=[.B1058]-[.B$2]" office:value-type="float" office:value="25.4447913169861" calcext:value-type="float">
            <text:p>25.444791317</text:p>
          </table:table-cell>
          <table:table-cell table:formula="of:=[.C1058]/([.D1058]-[.D1057])" office:value-type="float" office:value="103729.999337558" calcext:value-type="float">
            <text:p>103729.999337558</text:p>
          </table:table-cell>
          <table:table-cell/>
          <table:table-cell office:value-type="float" office:value="1456447385.51748" calcext:value-type="float">
            <text:p>1456447385.51748</text:p>
          </table:table-cell>
          <table:table-cell table:formula="of:=[.G1058]-[.B1058]" office:value-type="float" office:value="0.0724349021911621" calcext:value-type="float">
            <text:p>0.0724349022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56447385.45587" calcext:value-type="float">
            <text:p>1456447385.45587</text:p>
          </table:table-cell>
          <table:table-cell office:value-type="float" office:value="1120" calcext:value-type="float">
            <text:p>1120</text:p>
          </table:table-cell>
          <table:table-cell table:formula="of:=[.B1059]-[.B$2]" office:value-type="float" office:value="25.4556186199188" calcext:value-type="float">
            <text:p>25.4556186199</text:p>
          </table:table-cell>
          <table:table-cell table:formula="of:=[.C1059]/([.D1059]-[.D1058])" office:value-type="float" office:value="103442.196727809" calcext:value-type="float">
            <text:p>103442.196727809</text:p>
          </table:table-cell>
          <table:table-cell/>
          <table:table-cell office:value-type="float" office:value="1456447385.52831" calcext:value-type="float">
            <text:p>1456447385.52831</text:p>
          </table:table-cell>
          <table:table-cell table:formula="of:=[.G1059]-[.B1059]" office:value-type="float" office:value="0.0724377632141113" calcext:value-type="float">
            <text:p>0.0724377632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456447385.46668" calcext:value-type="float">
            <text:p>1456447385.46668</text:p>
          </table:table-cell>
          <table:table-cell office:value-type="float" office:value="1120" calcext:value-type="float">
            <text:p>1120</text:p>
          </table:table-cell>
          <table:table-cell table:formula="of:=[.B1060]-[.B$2]" office:value-type="float" office:value="25.4664280414581" calcext:value-type="float">
            <text:p>25.4664280415</text:p>
          </table:table-cell>
          <table:table-cell table:formula="of:=[.C1060]/([.D1060]-[.D1059])" office:value-type="float" office:value="103613.315099916" calcext:value-type="float">
            <text:p>103613.315099916</text:p>
          </table:table-cell>
          <table:table-cell/>
          <table:table-cell office:value-type="float" office:value="1456447385.53916" calcext:value-type="float">
            <text:p>1456447385.53916</text:p>
          </table:table-cell>
          <table:table-cell table:formula="of:=[.G1060]-[.B1060]" office:value-type="float" office:value="0.0724782943725586" calcext:value-type="float">
            <text:p>0.0724782944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456447385.47748" calcext:value-type="float">
            <text:p>1456447385.47748</text:p>
          </table:table-cell>
          <table:table-cell office:value-type="float" office:value="1120" calcext:value-type="float">
            <text:p>1120</text:p>
          </table:table-cell>
          <table:table-cell table:formula="of:=[.B1061]-[.B$2]" office:value-type="float" office:value="25.4772307872772" calcext:value-type="float">
            <text:p>25.4772307873</text:p>
          </table:table-cell>
          <table:table-cell table:formula="of:=[.C1061]/([.D1061]-[.D1060])" office:value-type="float" office:value="103677.344515559" calcext:value-type="float">
            <text:p>103677.344515559</text:p>
          </table:table-cell>
          <table:table-cell/>
          <table:table-cell office:value-type="float" office:value="1456447385.5499" calcext:value-type="float">
            <text:p>1456447385.5499</text:p>
          </table:table-cell>
          <table:table-cell table:formula="of:=[.G1061]-[.B1061]" office:value-type="float" office:value="0.0724155902862549" calcext:value-type="float">
            <text:p>0.0724155903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456447385.48828" calcext:value-type="float">
            <text:p>1456447385.48828</text:p>
          </table:table-cell>
          <table:table-cell office:value-type="float" office:value="1120" calcext:value-type="float">
            <text:p>1120</text:p>
          </table:table-cell>
          <table:table-cell table:formula="of:=[.B1062]-[.B$2]" office:value-type="float" office:value="25.4880306720734" calcext:value-type="float">
            <text:p>25.4880306721</text:p>
          </table:table-cell>
          <table:table-cell table:formula="of:=[.C1062]/([.D1062]-[.D1061])" office:value-type="float" office:value="103704.809925383" calcext:value-type="float">
            <text:p>103704.809925383</text:p>
          </table:table-cell>
          <table:table-cell/>
          <table:table-cell office:value-type="float" office:value="1456447385.56062" calcext:value-type="float">
            <text:p>1456447385.56062</text:p>
          </table:table-cell>
          <table:table-cell table:formula="of:=[.G1062]-[.B1062]" office:value-type="float" office:value="0.0723357200622559" calcext:value-type="float">
            <text:p>0.0723357201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456447385.49908" calcext:value-type="float">
            <text:p>1456447385.49908</text:p>
          </table:table-cell>
          <table:table-cell office:value-type="float" office:value="1120" calcext:value-type="float">
            <text:p>1120</text:p>
          </table:table-cell>
          <table:table-cell table:formula="of:=[.B1063]-[.B$2]" office:value-type="float" office:value="25.498829126358" calcext:value-type="float">
            <text:p>25.4988291264</text:p>
          </table:table-cell>
          <table:table-cell table:formula="of:=[.C1063]/([.D1063]-[.D1062])" office:value-type="float" office:value="103718.548087963" calcext:value-type="float">
            <text:p>103718.548087963</text:p>
          </table:table-cell>
          <table:table-cell/>
          <table:table-cell office:value-type="float" office:value="1456447385.57146" calcext:value-type="float">
            <text:p>1456447385.57146</text:p>
          </table:table-cell>
          <table:table-cell table:formula="of:=[.G1063]-[.B1063]" office:value-type="float" office:value="0.0723772048950195" calcext:value-type="float">
            <text:p>0.0723772049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456447385.50984" calcext:value-type="float">
            <text:p>1456447385.50984</text:p>
          </table:table-cell>
          <table:table-cell office:value-type="float" office:value="1120" calcext:value-type="float">
            <text:p>1120</text:p>
          </table:table-cell>
          <table:table-cell table:formula="of:=[.B1064]-[.B$2]" office:value-type="float" office:value="25.5095870494843" calcext:value-type="float">
            <text:p>25.5095870495</text:p>
          </table:table-cell>
          <table:table-cell table:formula="of:=[.C1064]/([.D1064]-[.D1063])" office:value-type="float" office:value="104109.314303444" calcext:value-type="float">
            <text:p>104109.314303444</text:p>
          </table:table-cell>
          <table:table-cell/>
          <table:table-cell office:value-type="float" office:value="1456447385.58216" calcext:value-type="float">
            <text:p>1456447385.58216</text:p>
          </table:table-cell>
          <table:table-cell table:formula="of:=[.G1064]-[.B1064]" office:value-type="float" office:value="0.0723192691802979" calcext:value-type="float">
            <text:p>0.0723192692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456447385.52064" calcext:value-type="float">
            <text:p>1456447385.52064</text:p>
          </table:table-cell>
          <table:table-cell office:value-type="float" office:value="1120" calcext:value-type="float">
            <text:p>1120</text:p>
          </table:table-cell>
          <table:table-cell table:formula="of:=[.B1065]-[.B$2]" office:value-type="float" office:value="25.5203821659088" calcext:value-type="float">
            <text:p>25.5203821659</text:p>
          </table:table-cell>
          <table:table-cell table:formula="of:=[.C1065]/([.D1065]-[.D1064])" office:value-type="float" office:value="103750.617960157" calcext:value-type="float">
            <text:p>103750.617960157</text:p>
          </table:table-cell>
          <table:table-cell/>
          <table:table-cell office:value-type="float" office:value="1456447385.59297" calcext:value-type="float">
            <text:p>1456447385.59297</text:p>
          </table:table-cell>
          <table:table-cell table:formula="of:=[.G1065]-[.B1065]" office:value-type="float" office:value="0.0723340511322022" calcext:value-type="float">
            <text:p>0.0723340511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456447385.53144" calcext:value-type="float">
            <text:p>1456447385.53144</text:p>
          </table:table-cell>
          <table:table-cell office:value-type="float" office:value="1120" calcext:value-type="float">
            <text:p>1120</text:p>
          </table:table-cell>
          <table:table-cell table:formula="of:=[.B1066]-[.B$2]" office:value-type="float" office:value="25.5311851501465" calcext:value-type="float">
            <text:p>25.5311851501</text:p>
          </table:table-cell>
          <table:table-cell table:formula="of:=[.C1066]/([.D1066]-[.D1065])" office:value-type="float" office:value="103675.056388074" calcext:value-type="float">
            <text:p>103675.056388074</text:p>
          </table:table-cell>
          <table:table-cell/>
          <table:table-cell office:value-type="float" office:value="1456447385.60388" calcext:value-type="float">
            <text:p>1456447385.60388</text:p>
          </table:table-cell>
          <table:table-cell table:formula="of:=[.G1066]-[.B1066]" office:value-type="float" office:value="0.0724411010742188" calcext:value-type="float">
            <text:p>0.0724411011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56447385.54224" calcext:value-type="float">
            <text:p>1456447385.54224</text:p>
          </table:table-cell>
          <table:table-cell office:value-type="float" office:value="1120" calcext:value-type="float">
            <text:p>1120</text:p>
          </table:table-cell>
          <table:table-cell table:formula="of:=[.B1067]-[.B$2]" office:value-type="float" office:value="25.5419874191284" calcext:value-type="float">
            <text:p>25.5419874191</text:p>
          </table:table-cell>
          <table:table-cell table:formula="of:=[.C1067]/([.D1067]-[.D1066])" office:value-type="float" office:value="103681.921073541" calcext:value-type="float">
            <text:p>103681.921073541</text:p>
          </table:table-cell>
          <table:table-cell/>
          <table:table-cell office:value-type="float" office:value="1456447385.6147" calcext:value-type="float">
            <text:p>1456447385.6147</text:p>
          </table:table-cell>
          <table:table-cell table:formula="of:=[.G1067]-[.B1067]" office:value-type="float" office:value="0.0724589824676514" calcext:value-type="float">
            <text:p>0.0724589825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456447385.55304" calcext:value-type="float">
            <text:p>1456447385.55304</text:p>
          </table:table-cell>
          <table:table-cell office:value-type="float" office:value="1120" calcext:value-type="float">
            <text:p>1120</text:p>
          </table:table-cell>
          <table:table-cell table:formula="of:=[.B1068]-[.B$2]" office:value-type="float" office:value="25.5527851581573" calcext:value-type="float">
            <text:p>25.5527851582</text:p>
          </table:table-cell>
          <table:table-cell table:formula="of:=[.C1068]/([.D1068]-[.D1067])" office:value-type="float" office:value="103725.418534302" calcext:value-type="float">
            <text:p>103725.418534302</text:p>
          </table:table-cell>
          <table:table-cell/>
          <table:table-cell office:value-type="float" office:value="1456447385.62735" calcext:value-type="float">
            <text:p>1456447385.62735</text:p>
          </table:table-cell>
          <table:table-cell table:formula="of:=[.G1068]-[.B1068]" office:value-type="float" office:value="0.0743112564086914" calcext:value-type="float">
            <text:p>0.0743112564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456447385.56384" calcext:value-type="float">
            <text:p>1456447385.56384</text:p>
          </table:table-cell>
          <table:table-cell office:value-type="float" office:value="1120" calcext:value-type="float">
            <text:p>1120</text:p>
          </table:table-cell>
          <table:table-cell table:formula="of:=[.B1069]-[.B$2]" office:value-type="float" office:value="25.5635814666748" calcext:value-type="float">
            <text:p>25.5635814667</text:p>
          </table:table-cell>
          <table:table-cell table:formula="of:=[.C1069]/([.D1069]-[.D1068])" office:value-type="float" office:value="103739.162157984" calcext:value-type="float">
            <text:p>103739.162157984</text:p>
          </table:table-cell>
          <table:table-cell/>
          <table:table-cell office:value-type="float" office:value="1456447385.6382" calcext:value-type="float">
            <text:p>1456447385.6382</text:p>
          </table:table-cell>
          <table:table-cell table:formula="of:=[.G1069]-[.B1069]" office:value-type="float" office:value="0.0743649005889893" calcext:value-type="float">
            <text:p>0.0743649006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456447385.57463" calcext:value-type="float">
            <text:p>1456447385.57463</text:p>
          </table:table-cell>
          <table:table-cell office:value-type="float" office:value="1120" calcext:value-type="float">
            <text:p>1120</text:p>
          </table:table-cell>
          <table:table-cell table:formula="of:=[.B1070]-[.B$2]" office:value-type="float" office:value="25.5743780136108" calcext:value-type="float">
            <text:p>25.5743780136</text:p>
          </table:table-cell>
          <table:table-cell table:formula="of:=[.C1070]/([.D1070]-[.D1069])" office:value-type="float" office:value="103736.871301122" calcext:value-type="float">
            <text:p>103736.871301122</text:p>
          </table:table-cell>
          <table:table-cell/>
          <table:table-cell office:value-type="float" office:value="1456447385.64897" calcext:value-type="float">
            <text:p>1456447385.64897</text:p>
          </table:table-cell>
          <table:table-cell table:formula="of:=[.G1070]-[.B1070]" office:value-type="float" office:value="0.0743381977081299" calcext:value-type="float">
            <text:p>0.0743381977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456447385.58543" calcext:value-type="float">
            <text:p>1456447385.58543</text:p>
          </table:table-cell>
          <table:table-cell office:value-type="float" office:value="1120" calcext:value-type="float">
            <text:p>1120</text:p>
          </table:table-cell>
          <table:table-cell table:formula="of:=[.B1071]-[.B$2]" office:value-type="float" office:value="25.5851743221283" calcext:value-type="float">
            <text:p>25.5851743221</text:p>
          </table:table-cell>
          <table:table-cell table:formula="of:=[.C1071]/([.D1071]-[.D1070])" office:value-type="float" office:value="103739.162157984" calcext:value-type="float">
            <text:p>103739.162157984</text:p>
          </table:table-cell>
          <table:table-cell/>
          <table:table-cell office:value-type="float" office:value="1456447385.65795" calcext:value-type="float">
            <text:p>1456447385.65795</text:p>
          </table:table-cell>
          <table:table-cell table:formula="of:=[.G1071]-[.B1071]" office:value-type="float" office:value="0.0725219249725342" calcext:value-type="float">
            <text:p>0.072521925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456447385.59626" calcext:value-type="float">
            <text:p>1456447385.59626</text:p>
          </table:table-cell>
          <table:table-cell office:value-type="float" office:value="1120" calcext:value-type="float">
            <text:p>1120</text:p>
          </table:table-cell>
          <table:table-cell table:formula="of:=[.B1072]-[.B$2]" office:value-type="float" office:value="25.5960073471069" calcext:value-type="float">
            <text:p>25.5960073471</text:p>
          </table:table-cell>
          <table:table-cell table:formula="of:=[.C1072]/([.D1072]-[.D1071])" office:value-type="float" office:value="103387.558157449" calcext:value-type="float">
            <text:p>103387.558157449</text:p>
          </table:table-cell>
          <table:table-cell/>
          <table:table-cell office:value-type="float" office:value="1456447385.66866" calcext:value-type="float">
            <text:p>1456447385.66866</text:p>
          </table:table-cell>
          <table:table-cell table:formula="of:=[.G1072]-[.B1072]" office:value-type="float" office:value="0.0723989009857178" calcext:value-type="float">
            <text:p>0.072398901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456447385.60708" calcext:value-type="float">
            <text:p>1456447385.60708</text:p>
          </table:table-cell>
          <table:table-cell office:value-type="float" office:value="1120" calcext:value-type="float">
            <text:p>1120</text:p>
          </table:table-cell>
          <table:table-cell table:formula="of:=[.B1073]-[.B$2]" office:value-type="float" office:value="25.6068222522736" calcext:value-type="float">
            <text:p>25.6068222523</text:p>
          </table:table-cell>
          <table:table-cell table:formula="of:=[.C1073]/([.D1073]-[.D1072])" office:value-type="float" office:value="103560.778642446" calcext:value-type="float">
            <text:p>103560.778642446</text:p>
          </table:table-cell>
          <table:table-cell/>
          <table:table-cell office:value-type="float" office:value="1456447385.67943" calcext:value-type="float">
            <text:p>1456447385.67943</text:p>
          </table:table-cell>
          <table:table-cell table:formula="of:=[.G1073]-[.B1073]" office:value-type="float" office:value="0.0723540782928467" calcext:value-type="float">
            <text:p>0.0723540783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456447385.6179" calcext:value-type="float">
            <text:p>1456447385.6179</text:p>
          </table:table-cell>
          <table:table-cell office:value-type="float" office:value="1120" calcext:value-type="float">
            <text:p>1120</text:p>
          </table:table-cell>
          <table:table-cell table:formula="of:=[.B1074]-[.B$2]" office:value-type="float" office:value="25.6176474094391" calcext:value-type="float">
            <text:p>25.6176474094</text:p>
          </table:table-cell>
          <table:table-cell table:formula="of:=[.C1074]/([.D1074]-[.D1073])" office:value-type="float" office:value="103462.701083605" calcext:value-type="float">
            <text:p>103462.701083605</text:p>
          </table:table-cell>
          <table:table-cell/>
          <table:table-cell office:value-type="float" office:value="1456447385.69025" calcext:value-type="float">
            <text:p>1456447385.69025</text:p>
          </table:table-cell>
          <table:table-cell table:formula="of:=[.G1074]-[.B1074]" office:value-type="float" office:value="0.0723488330841064" calcext:value-type="float">
            <text:p>0.0723488331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456447385.62871" calcext:value-type="float">
            <text:p>1456447385.62871</text:p>
          </table:table-cell>
          <table:table-cell office:value-type="float" office:value="1120" calcext:value-type="float">
            <text:p>1120</text:p>
          </table:table-cell>
          <table:table-cell table:formula="of:=[.B1075]-[.B$2]" office:value-type="float" office:value="25.6284561157227" calcext:value-type="float">
            <text:p>25.6284561157</text:p>
          </table:table-cell>
          <table:table-cell table:formula="of:=[.C1075]/([.D1075]-[.D1074])" office:value-type="float" office:value="103620.171611338" calcext:value-type="float">
            <text:p>103620.171611338</text:p>
          </table:table-cell>
          <table:table-cell/>
          <table:table-cell office:value-type="float" office:value="1456447385.70103" calcext:value-type="float">
            <text:p>1456447385.70103</text:p>
          </table:table-cell>
          <table:table-cell table:formula="of:=[.G1075]-[.B1075]" office:value-type="float" office:value="0.0723202228546143" calcext:value-type="float">
            <text:p>0.0723202229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456447385.63952" calcext:value-type="float">
            <text:p>1456447385.63952</text:p>
          </table:table-cell>
          <table:table-cell office:value-type="float" office:value="1120" calcext:value-type="float">
            <text:p>1120</text:p>
          </table:table-cell>
          <table:table-cell table:formula="of:=[.B1076]-[.B$2]" office:value-type="float" office:value="25.6392676830292" calcext:value-type="float">
            <text:p>25.639267683</text:p>
          </table:table-cell>
          <table:table-cell table:formula="of:=[.C1076]/([.D1076]-[.D1075])" office:value-type="float" office:value="103592.751008887" calcext:value-type="float">
            <text:p>103592.751008887</text:p>
          </table:table-cell>
          <table:table-cell/>
          <table:table-cell office:value-type="float" office:value="1456447385.7118" calcext:value-type="float">
            <text:p>1456447385.7118</text:p>
          </table:table-cell>
          <table:table-cell table:formula="of:=[.G1076]-[.B1076]" office:value-type="float" office:value="0.0722787380218506" calcext:value-type="float">
            <text:p>0.072278738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456447385.65032" calcext:value-type="float">
            <text:p>1456447385.65032</text:p>
          </table:table-cell>
          <table:table-cell office:value-type="float" office:value="1120" calcext:value-type="float">
            <text:p>1120</text:p>
          </table:table-cell>
          <table:table-cell table:formula="of:=[.B1077]-[.B$2]" office:value-type="float" office:value="25.6500692367554" calcext:value-type="float">
            <text:p>25.6500692368</text:p>
          </table:table-cell>
          <table:table-cell table:formula="of:=[.C1077]/([.D1077]-[.D1076])" office:value-type="float" office:value="103688.786668138" calcext:value-type="float">
            <text:p>103688.786668138</text:p>
          </table:table-cell>
          <table:table-cell/>
          <table:table-cell office:value-type="float" office:value="1456447385.72262" calcext:value-type="float">
            <text:p>1456447385.72262</text:p>
          </table:table-cell>
          <table:table-cell table:formula="of:=[.G1077]-[.B1077]" office:value-type="float" office:value="0.0722970962524414" calcext:value-type="float">
            <text:p>0.0722970963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456447385.66113" calcext:value-type="float">
            <text:p>1456447385.66113</text:p>
          </table:table-cell>
          <table:table-cell office:value-type="float" office:value="1120" calcext:value-type="float">
            <text:p>1120</text:p>
          </table:table-cell>
          <table:table-cell table:formula="of:=[.B1078]-[.B$2]" office:value-type="float" office:value="25.6608741283417" calcext:value-type="float">
            <text:p>25.6608741283</text:p>
          </table:table-cell>
          <table:table-cell table:formula="of:=[.C1078]/([.D1078]-[.D1077])" office:value-type="float" office:value="103656.75500342" calcext:value-type="float">
            <text:p>103656.75500342</text:p>
          </table:table-cell>
          <table:table-cell/>
          <table:table-cell office:value-type="float" office:value="1456447385.73351" calcext:value-type="float">
            <text:p>1456447385.73351</text:p>
          </table:table-cell>
          <table:table-cell table:formula="of:=[.G1078]-[.B1078]" office:value-type="float" office:value="0.0723822116851807" calcext:value-type="float">
            <text:p>0.0723822117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56447385.67193" calcext:value-type="float">
            <text:p>1456447385.67193</text:p>
          </table:table-cell>
          <table:table-cell office:value-type="float" office:value="1120" calcext:value-type="float">
            <text:p>1120</text:p>
          </table:table-cell>
          <table:table-cell table:formula="of:=[.B1079]-[.B$2]" office:value-type="float" office:value="25.6716740131378" calcext:value-type="float">
            <text:p>25.6716740131</text:p>
          </table:table-cell>
          <table:table-cell table:formula="of:=[.C1079]/([.D1079]-[.D1078])" office:value-type="float" office:value="103704.809925383" calcext:value-type="float">
            <text:p>103704.809925383</text:p>
          </table:table-cell>
          <table:table-cell/>
          <table:table-cell office:value-type="float" office:value="1456447385.74437" calcext:value-type="float">
            <text:p>1456447385.74437</text:p>
          </table:table-cell>
          <table:table-cell table:formula="of:=[.G1079]-[.B1079]" office:value-type="float" office:value="0.0724422931671143" calcext:value-type="float">
            <text:p>0.0724422932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456447385.68273" calcext:value-type="float">
            <text:p>1456447385.68273</text:p>
          </table:table-cell>
          <table:table-cell office:value-type="float" office:value="1120" calcext:value-type="float">
            <text:p>1120</text:p>
          </table:table-cell>
          <table:table-cell table:formula="of:=[.B1080]-[.B$2]" office:value-type="float" office:value="25.6824774742126" calcext:value-type="float">
            <text:p>25.6824774742</text:p>
          </table:table-cell>
          <table:table-cell table:formula="of:=[.C1080]/([.D1080]-[.D1079])" office:value-type="float" office:value="103670.480436078" calcext:value-type="float">
            <text:p>103670.480436078</text:p>
          </table:table-cell>
          <table:table-cell/>
          <table:table-cell office:value-type="float" office:value="1456447385.75515" calcext:value-type="float">
            <text:p>1456447385.75515</text:p>
          </table:table-cell>
          <table:table-cell table:formula="of:=[.G1080]-[.B1080]" office:value-type="float" office:value="0.0724189281463623" calcext:value-type="float">
            <text:p>0.0724189281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456447385.69353" calcext:value-type="float">
            <text:p>1456447385.69353</text:p>
          </table:table-cell>
          <table:table-cell office:value-type="float" office:value="1120" calcext:value-type="float">
            <text:p>1120</text:p>
          </table:table-cell>
          <table:table-cell table:formula="of:=[.B1081]-[.B$2]" office:value-type="float" office:value="25.6932768821716" calcext:value-type="float">
            <text:p>25.6932768822</text:p>
          </table:table-cell>
          <table:table-cell table:formula="of:=[.C1081]/([.D1081]-[.D1080])" office:value-type="float" office:value="103709.388908513" calcext:value-type="float">
            <text:p>103709.388908513</text:p>
          </table:table-cell>
          <table:table-cell/>
          <table:table-cell office:value-type="float" office:value="1456447385.76625" calcext:value-type="float">
            <text:p>1456447385.76625</text:p>
          </table:table-cell>
          <table:table-cell table:formula="of:=[.G1081]-[.B1081]" office:value-type="float" office:value="0.0727193355560303" calcext:value-type="float">
            <text:p>0.0727193356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456447385.70433" calcext:value-type="float">
            <text:p>1456447385.70433</text:p>
          </table:table-cell>
          <table:table-cell office:value-type="float" office:value="1120" calcext:value-type="float">
            <text:p>1120</text:p>
          </table:table-cell>
          <table:table-cell table:formula="of:=[.B1082]-[.B$2]" office:value-type="float" office:value="25.7040741443634" calcext:value-type="float">
            <text:p>25.7040741444</text:p>
          </table:table-cell>
          <table:table-cell table:formula="of:=[.C1082]/([.D1082]-[.D1081])" office:value-type="float" office:value="103729.999337558" calcext:value-type="float">
            <text:p>103729.999337558</text:p>
          </table:table-cell>
          <table:table-cell/>
          <table:table-cell office:value-type="float" office:value="1456447385.77682" calcext:value-type="float">
            <text:p>1456447385.77682</text:p>
          </table:table-cell>
          <table:table-cell table:formula="of:=[.G1082]-[.B1082]" office:value-type="float" office:value="0.0724921226501465" calcext:value-type="float">
            <text:p>0.0724921227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456447385.71513" calcext:value-type="float">
            <text:p>1456447385.71513</text:p>
          </table:table-cell>
          <table:table-cell office:value-type="float" office:value="1120" calcext:value-type="float">
            <text:p>1120</text:p>
          </table:table-cell>
          <table:table-cell table:formula="of:=[.B1083]-[.B$2]" office:value-type="float" office:value="25.7148721218109" calcext:value-type="float">
            <text:p>25.7148721218</text:p>
          </table:table-cell>
          <table:table-cell table:formula="of:=[.C1083]/([.D1083]-[.D1082])" office:value-type="float" office:value="103723.12828439" calcext:value-type="float">
            <text:p>103723.12828439</text:p>
          </table:table-cell>
          <table:table-cell/>
          <table:table-cell office:value-type="float" office:value="1456447385.78758" calcext:value-type="float">
            <text:p>1456447385.78758</text:p>
          </table:table-cell>
          <table:table-cell table:formula="of:=[.G1083]-[.B1083]" office:value-type="float" office:value="0.0724542140960693" calcext:value-type="float">
            <text:p>0.0724542141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456447385.72592" calcext:value-type="float">
            <text:p>1456447385.72592</text:p>
          </table:table-cell>
          <table:table-cell office:value-type="float" office:value="1120" calcext:value-type="float">
            <text:p>1120</text:p>
          </table:table-cell>
          <table:table-cell table:formula="of:=[.B1084]-[.B$2]" office:value-type="float" office:value="25.7256693840027" calcext:value-type="float">
            <text:p>25.725669384</text:p>
          </table:table-cell>
          <table:table-cell table:formula="of:=[.C1084]/([.D1084]-[.D1083])" office:value-type="float" office:value="103729.999337558" calcext:value-type="float">
            <text:p>103729.999337558</text:p>
          </table:table-cell>
          <table:table-cell/>
          <table:table-cell office:value-type="float" office:value="1456447385.79827" calcext:value-type="float">
            <text:p>1456447385.79827</text:p>
          </table:table-cell>
          <table:table-cell table:formula="of:=[.G1084]-[.B1084]" office:value-type="float" office:value="0.0723469257354736" calcext:value-type="float">
            <text:p>0.0723469257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456447385.73672" calcext:value-type="float">
            <text:p>1456447385.73672</text:p>
          </table:table-cell>
          <table:table-cell office:value-type="float" office:value="1120" calcext:value-type="float">
            <text:p>1120</text:p>
          </table:table-cell>
          <table:table-cell table:formula="of:=[.B1085]-[.B$2]" office:value-type="float" office:value="25.7364666461945" calcext:value-type="float">
            <text:p>25.7364666462</text:p>
          </table:table-cell>
          <table:table-cell table:formula="of:=[.C1085]/([.D1085]-[.D1084])" office:value-type="float" office:value="103729.999337558" calcext:value-type="float">
            <text:p>103729.999337558</text:p>
          </table:table-cell>
          <table:table-cell/>
          <table:table-cell office:value-type="float" office:value="1456447385.80907" calcext:value-type="float">
            <text:p>1456447385.80907</text:p>
          </table:table-cell>
          <table:table-cell table:formula="of:=[.G1085]-[.B1085]" office:value-type="float" office:value="0.0723497867584229" calcext:value-type="float">
            <text:p>0.0723497868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456447385.74752" calcext:value-type="float">
            <text:p>1456447385.74752</text:p>
          </table:table-cell>
          <table:table-cell office:value-type="float" office:value="1120" calcext:value-type="float">
            <text:p>1120</text:p>
          </table:table-cell>
          <table:table-cell table:formula="of:=[.B1086]-[.B$2]" office:value-type="float" office:value="25.7472689151764" calcext:value-type="float">
            <text:p>25.7472689152</text:p>
          </table:table-cell>
          <table:table-cell table:formula="of:=[.C1086]/([.D1086]-[.D1085])" office:value-type="float" office:value="103681.921073541" calcext:value-type="float">
            <text:p>103681.921073541</text:p>
          </table:table-cell>
          <table:table-cell/>
          <table:table-cell office:value-type="float" office:value="1456447385.81998" calcext:value-type="float">
            <text:p>1456447385.81998</text:p>
          </table:table-cell>
          <table:table-cell table:formula="of:=[.G1086]-[.B1086]" office:value-type="float" office:value="0.0724573135375977" calcext:value-type="float">
            <text:p>0.0724573135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456447385.75832" calcext:value-type="float">
            <text:p>1456447385.75832</text:p>
          </table:table-cell>
          <table:table-cell office:value-type="float" office:value="1120" calcext:value-type="float">
            <text:p>1120</text:p>
          </table:table-cell>
          <table:table-cell table:formula="of:=[.B1087]-[.B$2]" office:value-type="float" office:value="25.7580671310425" calcext:value-type="float">
            <text:p>25.758067131</text:p>
          </table:table-cell>
          <table:table-cell table:formula="of:=[.C1087]/([.D1087]-[.D1086])" office:value-type="float" office:value="103720.838135612" calcext:value-type="float">
            <text:p>103720.838135612</text:p>
          </table:table-cell>
          <table:table-cell/>
          <table:table-cell office:value-type="float" office:value="1456447385.83068" calcext:value-type="float">
            <text:p>1456447385.83068</text:p>
          </table:table-cell>
          <table:table-cell table:formula="of:=[.G1087]-[.B1087]" office:value-type="float" office:value="0.0723590850830078" calcext:value-type="float">
            <text:p>0.0723590851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456447385.76912" calcext:value-type="float">
            <text:p>1456447385.76912</text:p>
          </table:table-cell>
          <table:table-cell office:value-type="float" office:value="1120" calcext:value-type="float">
            <text:p>1120</text:p>
          </table:table-cell>
          <table:table-cell table:formula="of:=[.B1088]-[.B$2]" office:value-type="float" office:value="25.76886677742" calcext:value-type="float">
            <text:p>25.7688667774</text:p>
          </table:table-cell>
          <table:table-cell table:formula="of:=[.C1088]/([.D1088]-[.D1087])" office:value-type="float" office:value="103707.099366404" calcext:value-type="float">
            <text:p>103707.099366404</text:p>
          </table:table-cell>
          <table:table-cell/>
          <table:table-cell office:value-type="float" office:value="1456447385.844" calcext:value-type="float">
            <text:p>1456447385.844</text:p>
          </table:table-cell>
          <table:table-cell table:formula="of:=[.G1088]-[.B1088]" office:value-type="float" office:value="0.0748796463012695" calcext:value-type="float">
            <text:p>0.0748796463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456447385.77988" calcext:value-type="float">
            <text:p>1456447385.77988</text:p>
          </table:table-cell>
          <table:table-cell office:value-type="float" office:value="1120" calcext:value-type="float">
            <text:p>1120</text:p>
          </table:table-cell>
          <table:table-cell table:formula="of:=[.B1089]-[.B$2]" office:value-type="float" office:value="25.7796258926392" calcext:value-type="float">
            <text:p>25.7796258926</text:p>
          </table:table-cell>
          <table:table-cell table:formula="of:=[.C1089]/([.D1089]-[.D1088])" office:value-type="float" office:value="104097.779156602" calcext:value-type="float">
            <text:p>104097.779156602</text:p>
          </table:table-cell>
          <table:table-cell/>
          <table:table-cell office:value-type="float" office:value="1456447385.855" calcext:value-type="float">
            <text:p>1456447385.855</text:p>
          </table:table-cell>
          <table:table-cell table:formula="of:=[.G1089]-[.B1089]" office:value-type="float" office:value="0.0751204490661621" calcext:value-type="float">
            <text:p>0.0751204491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456447385.79068" calcext:value-type="float">
            <text:p>1456447385.79068</text:p>
          </table:table-cell>
          <table:table-cell office:value-type="float" office:value="1120" calcext:value-type="float">
            <text:p>1120</text:p>
          </table:table-cell>
          <table:table-cell table:formula="of:=[.B1090]-[.B$2]" office:value-type="float" office:value="25.7904303073883" calcext:value-type="float">
            <text:p>25.7904303074</text:p>
          </table:table-cell>
          <table:table-cell table:formula="of:=[.C1090]/([.D1090]-[.D1089])" office:value-type="float" office:value="103661.329743805" calcext:value-type="float">
            <text:p>103661.329743805</text:p>
          </table:table-cell>
          <table:table-cell/>
          <table:table-cell office:value-type="float" office:value="1456447385.86695" calcext:value-type="float">
            <text:p>1456447385.86695</text:p>
          </table:table-cell>
          <table:table-cell table:formula="of:=[.G1090]-[.B1090]" office:value-type="float" office:value="0.0762660503387451" calcext:value-type="float">
            <text:p>0.0762660503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456447385.80149" calcext:value-type="float">
            <text:p>1456447385.80149</text:p>
          </table:table-cell>
          <table:table-cell office:value-type="float" office:value="1120" calcext:value-type="float">
            <text:p>1120</text:p>
          </table:table-cell>
          <table:table-cell table:formula="of:=[.B1091]-[.B$2]" office:value-type="float" office:value="25.8012320995331" calcext:value-type="float">
            <text:p>25.8012320995</text:p>
          </table:table-cell>
          <table:table-cell table:formula="of:=[.C1091]/([.D1091]-[.D1090])" office:value-type="float" office:value="103686.49803558" calcext:value-type="float">
            <text:p>103686.49803558</text:p>
          </table:table-cell>
          <table:table-cell/>
          <table:table-cell office:value-type="float" office:value="1456447385.8766" calcext:value-type="float">
            <text:p>1456447385.8766</text:p>
          </table:table-cell>
          <table:table-cell table:formula="of:=[.G1091]-[.B1091]" office:value-type="float" office:value="0.0751142501831055" calcext:value-type="float">
            <text:p>0.0751142502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456447385.81228" calcext:value-type="float">
            <text:p>1456447385.81228</text:p>
          </table:table-cell>
          <table:table-cell office:value-type="float" office:value="1120" calcext:value-type="float">
            <text:p>1120</text:p>
          </table:table-cell>
          <table:table-cell table:formula="of:=[.B1092]-[.B$2]" office:value-type="float" office:value="25.8120305538177" calcext:value-type="float">
            <text:p>25.8120305538</text:p>
          </table:table-cell>
          <table:table-cell table:formula="of:=[.C1092]/([.D1092]-[.D1091])" office:value-type="float" office:value="103718.548087963" calcext:value-type="float">
            <text:p>103718.548087963</text:p>
          </table:table-cell>
          <table:table-cell/>
          <table:table-cell office:value-type="float" office:value="1456447385.88741" calcext:value-type="float">
            <text:p>1456447385.88741</text:p>
          </table:table-cell>
          <table:table-cell table:formula="of:=[.G1092]-[.B1092]" office:value-type="float" office:value="0.0751256942749023" calcext:value-type="float">
            <text:p>0.0751256943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456447385.82309" calcext:value-type="float">
            <text:p>1456447385.82309</text:p>
          </table:table-cell>
          <table:table-cell office:value-type="float" office:value="1120" calcext:value-type="float">
            <text:p>1120</text:p>
          </table:table-cell>
          <table:table-cell table:formula="of:=[.B1093]-[.B$2]" office:value-type="float" office:value="25.8228325843811" calcext:value-type="float">
            <text:p>25.8228325844</text:p>
          </table:table-cell>
          <table:table-cell table:formula="of:=[.C1093]/([.D1093]-[.D1092])" office:value-type="float" office:value="103684.20950405" calcext:value-type="float">
            <text:p>103684.20950405</text:p>
          </table:table-cell>
          <table:table-cell/>
          <table:table-cell office:value-type="float" office:value="1456447385.89588" calcext:value-type="float">
            <text:p>1456447385.89588</text:p>
          </table:table-cell>
          <table:table-cell table:formula="of:=[.G1093]-[.B1093]" office:value-type="float" office:value="0.07279372215271" calcext:value-type="float">
            <text:p>0.0727937222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456447385.83389" calcext:value-type="float">
            <text:p>1456447385.83389</text:p>
          </table:table-cell>
          <table:table-cell office:value-type="float" office:value="1120" calcext:value-type="float">
            <text:p>1120</text:p>
          </table:table-cell>
          <table:table-cell table:formula="of:=[.B1094]-[.B$2]" office:value-type="float" office:value="25.8336317539215" calcext:value-type="float">
            <text:p>25.8336317539</text:p>
          </table:table-cell>
          <table:table-cell table:formula="of:=[.C1094]/([.D1094]-[.D1093])" office:value-type="float" office:value="103711.678551717" calcext:value-type="float">
            <text:p>103711.678551717</text:p>
          </table:table-cell>
          <table:table-cell/>
          <table:table-cell office:value-type="float" office:value="1456447385.90644" calcext:value-type="float">
            <text:p>1456447385.90644</text:p>
          </table:table-cell>
          <table:table-cell table:formula="of:=[.G1094]-[.B1094]" office:value-type="float" office:value="0.0725545883178711" calcext:value-type="float">
            <text:p>0.0725545883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456447385.84468" calcext:value-type="float">
            <text:p>1456447385.84468</text:p>
          </table:table-cell>
          <table:table-cell office:value-type="float" office:value="1120" calcext:value-type="float">
            <text:p>1120</text:p>
          </table:table-cell>
          <table:table-cell table:formula="of:=[.B1095]-[.B$2]" office:value-type="float" office:value="25.8444278240204" calcext:value-type="float">
            <text:p>25.844427824</text:p>
          </table:table-cell>
          <table:table-cell table:formula="of:=[.C1095]/([.D1095]-[.D1094])" office:value-type="float" office:value="103741.453116028" calcext:value-type="float">
            <text:p>103741.453116028</text:p>
          </table:table-cell>
          <table:table-cell/>
          <table:table-cell office:value-type="float" office:value="1456447385.91721" calcext:value-type="float">
            <text:p>1456447385.91721</text:p>
          </table:table-cell>
          <table:table-cell table:formula="of:=[.G1095]-[.B1095]" office:value-type="float" office:value="0.072528600692749" calcext:value-type="float">
            <text:p>0.0725286007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456447385.85548" calcext:value-type="float">
            <text:p>1456447385.85548</text:p>
          </table:table-cell>
          <table:table-cell office:value-type="float" office:value="1120" calcext:value-type="float">
            <text:p>1120</text:p>
          </table:table-cell>
          <table:table-cell table:formula="of:=[.B1096]-[.B$2]" office:value-type="float" office:value="25.8552248477936" calcext:value-type="float">
            <text:p>25.8552248478</text:p>
          </table:table-cell>
          <table:table-cell table:formula="of:=[.C1096]/([.D1096]-[.D1095])" office:value-type="float" office:value="103732.289890916" calcext:value-type="float">
            <text:p>103732.289890916</text:p>
          </table:table-cell>
          <table:table-cell/>
          <table:table-cell office:value-type="float" office:value="1456447385.92779" calcext:value-type="float">
            <text:p>1456447385.92779</text:p>
          </table:table-cell>
          <table:table-cell table:formula="of:=[.G1096]-[.B1096]" office:value-type="float" office:value="0.0723114013671875" calcext:value-type="float">
            <text:p>0.0723114014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456447385.86628" calcext:value-type="float">
            <text:p>1456447385.86628</text:p>
          </table:table-cell>
          <table:table-cell office:value-type="float" office:value="1120" calcext:value-type="float">
            <text:p>1120</text:p>
          </table:table-cell>
          <table:table-cell table:formula="of:=[.B1097]-[.B$2]" office:value-type="float" office:value="25.8660225868225" calcext:value-type="float">
            <text:p>25.8660225868</text:p>
          </table:table-cell>
          <table:table-cell table:formula="of:=[.C1097]/([.D1097]-[.D1096])" office:value-type="float" office:value="103725.418534302" calcext:value-type="float">
            <text:p>103725.418534302</text:p>
          </table:table-cell>
          <table:table-cell/>
          <table:table-cell office:value-type="float" office:value="1456447385.93862" calcext:value-type="float">
            <text:p>1456447385.93862</text:p>
          </table:table-cell>
          <table:table-cell table:formula="of:=[.G1097]-[.B1097]" office:value-type="float" office:value="0.0723438262939453" calcext:value-type="float">
            <text:p>0.0723438263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56447385.87707" calcext:value-type="float">
            <text:p>1456447385.87707</text:p>
          </table:table-cell>
          <table:table-cell office:value-type="float" office:value="1120" calcext:value-type="float">
            <text:p>1120</text:p>
          </table:table-cell>
          <table:table-cell table:formula="of:=[.B1098]-[.B$2]" office:value-type="float" office:value="25.8768193721771" calcext:value-type="float">
            <text:p>25.8768193722</text:p>
          </table:table-cell>
          <table:table-cell table:formula="of:=[.C1098]/([.D1098]-[.D1097])" office:value-type="float" office:value="103734.580545434" calcext:value-type="float">
            <text:p>103734.580545434</text:p>
          </table:table-cell>
          <table:table-cell/>
          <table:table-cell office:value-type="float" office:value="1456447385.94941" calcext:value-type="float">
            <text:p>1456447385.94941</text:p>
          </table:table-cell>
          <table:table-cell table:formula="of:=[.G1098]-[.B1098]" office:value-type="float" office:value="0.0723369121551514" calcext:value-type="float">
            <text:p>0.0723369122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456447385.88791" calcext:value-type="float">
            <text:p>1456447385.88791</text:p>
          </table:table-cell>
          <table:table-cell office:value-type="float" office:value="1120" calcext:value-type="float">
            <text:p>1120</text:p>
          </table:table-cell>
          <table:table-cell table:formula="of:=[.B1099]-[.B$2]" office:value-type="float" office:value="25.8876554965973" calcext:value-type="float">
            <text:p>25.8876554966</text:p>
          </table:table-cell>
          <table:table-cell table:formula="of:=[.C1099]/([.D1099]-[.D1098])" office:value-type="float" office:value="103357.986358636" calcext:value-type="float">
            <text:p>103357.986358636</text:p>
          </table:table-cell>
          <table:table-cell/>
          <table:table-cell office:value-type="float" office:value="1456447385.9603" calcext:value-type="float">
            <text:p>1456447385.9603</text:p>
          </table:table-cell>
          <table:table-cell table:formula="of:=[.G1099]-[.B1099]" office:value-type="float" office:value="0.0723907947540283" calcext:value-type="float">
            <text:p>0.0723907948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56447385.89872" calcext:value-type="float">
            <text:p>1456447385.89872</text:p>
          </table:table-cell>
          <table:table-cell office:value-type="float" office:value="1120" calcext:value-type="float">
            <text:p>1120</text:p>
          </table:table-cell>
          <table:table-cell table:formula="of:=[.B1100]-[.B$2]" office:value-type="float" office:value="25.8984708786011" calcext:value-type="float">
            <text:p>25.8984708786</text:p>
          </table:table-cell>
          <table:table-cell table:formula="of:=[.C1100]/([.D1100]-[.D1099])" office:value-type="float" office:value="103556.212772524" calcext:value-type="float">
            <text:p>103556.212772524</text:p>
          </table:table-cell>
          <table:table-cell/>
          <table:table-cell office:value-type="float" office:value="1456447385.97105" calcext:value-type="float">
            <text:p>1456447385.97105</text:p>
          </table:table-cell>
          <table:table-cell table:formula="of:=[.G1100]-[.B1100]" office:value-type="float" office:value="0.0723254680633545" calcext:value-type="float">
            <text:p>0.0723254681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56447385.9095" calcext:value-type="float">
            <text:p>1456447385.9095</text:p>
          </table:table-cell>
          <table:table-cell office:value-type="float" office:value="1120" calcext:value-type="float">
            <text:p>1120</text:p>
          </table:table-cell>
          <table:table-cell table:formula="of:=[.B1101]-[.B$2]" office:value-type="float" office:value="25.9092426300049" calcext:value-type="float">
            <text:p>25.90924263</text:p>
          </table:table-cell>
          <table:table-cell table:formula="of:=[.C1101]/([.D1101]-[.D1100])" office:value-type="float" office:value="103975.66356795" calcext:value-type="float">
            <text:p>103975.66356795</text:p>
          </table:table-cell>
          <table:table-cell/>
          <table:table-cell office:value-type="float" office:value="1456447385.98184" calcext:value-type="float">
            <text:p>1456447385.98184</text:p>
          </table:table-cell>
          <table:table-cell table:formula="of:=[.G1101]-[.B1101]" office:value-type="float" office:value="0.0723435878753662" calcext:value-type="float">
            <text:p>0.0723435879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56447385.9203" calcext:value-type="float">
            <text:p>1456447385.9203</text:p>
          </table:table-cell>
          <table:table-cell office:value-type="float" office:value="1120" calcext:value-type="float">
            <text:p>1120</text:p>
          </table:table-cell>
          <table:table-cell table:formula="of:=[.B1102]-[.B$2]" office:value-type="float" office:value="25.9200463294983" calcext:value-type="float">
            <text:p>25.9200463295</text:p>
          </table:table-cell>
          <table:table-cell table:formula="of:=[.C1102]/([.D1102]-[.D1101])" office:value-type="float" office:value="103668.192611555" calcext:value-type="float">
            <text:p>103668.192611555</text:p>
          </table:table-cell>
          <table:table-cell/>
          <table:table-cell office:value-type="float" office:value="1456447385.99283" calcext:value-type="float">
            <text:p>1456447385.99283</text:p>
          </table:table-cell>
          <table:table-cell table:formula="of:=[.G1102]-[.B1102]" office:value-type="float" office:value="0.0725300312042236" calcext:value-type="float">
            <text:p>0.0725300312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456447385.9311" calcext:value-type="float">
            <text:p>1456447385.9311</text:p>
          </table:table-cell>
          <table:table-cell office:value-type="float" office:value="1120" calcext:value-type="float">
            <text:p>1120</text:p>
          </table:table-cell>
          <table:table-cell table:formula="of:=[.B1103]-[.B$2]" office:value-type="float" office:value="25.930846452713" calcext:value-type="float">
            <text:p>25.9308464527</text:p>
          </table:table-cell>
          <table:table-cell table:formula="of:=[.C1103]/([.D1103]-[.D1102])" office:value-type="float" office:value="103702.520585443" calcext:value-type="float">
            <text:p>103702.520585443</text:p>
          </table:table-cell>
          <table:table-cell/>
          <table:table-cell office:value-type="float" office:value="1456447386.00352" calcext:value-type="float">
            <text:p>1456447386.00352</text:p>
          </table:table-cell>
          <table:table-cell table:formula="of:=[.G1103]-[.B1103]" office:value-type="float" office:value="0.0724198818206787" calcext:value-type="float">
            <text:p>0.0724198818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456447385.9419" calcext:value-type="float">
            <text:p>1456447385.9419</text:p>
          </table:table-cell>
          <table:table-cell office:value-type="float" office:value="1120" calcext:value-type="float">
            <text:p>1120</text:p>
          </table:table-cell>
          <table:table-cell table:formula="of:=[.B1104]-[.B$2]" office:value-type="float" office:value="25.9416437149048" calcext:value-type="float">
            <text:p>25.9416437149</text:p>
          </table:table-cell>
          <table:table-cell table:formula="of:=[.C1104]/([.D1104]-[.D1103])" office:value-type="float" office:value="103729.999337558" calcext:value-type="float">
            <text:p>103729.999337558</text:p>
          </table:table-cell>
          <table:table-cell/>
          <table:table-cell office:value-type="float" office:value="1456447386.01528" calcext:value-type="float">
            <text:p>1456447386.01528</text:p>
          </table:table-cell>
          <table:table-cell table:formula="of:=[.G1104]-[.B1104]" office:value-type="float" office:value="0.0733826160430908" calcext:value-type="float">
            <text:p>0.073382616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456447385.95269" calcext:value-type="float">
            <text:p>1456447385.95269</text:p>
          </table:table-cell>
          <table:table-cell office:value-type="float" office:value="1120" calcext:value-type="float">
            <text:p>1120</text:p>
          </table:table-cell>
          <table:table-cell table:formula="of:=[.B1105]-[.B$2]" office:value-type="float" office:value="25.952440738678" calcext:value-type="float">
            <text:p>25.9524407387</text:p>
          </table:table-cell>
          <table:table-cell table:formula="of:=[.C1105]/([.D1105]-[.D1104])" office:value-type="float" office:value="103732.289890916" calcext:value-type="float">
            <text:p>103732.289890916</text:p>
          </table:table-cell>
          <table:table-cell/>
          <table:table-cell office:value-type="float" office:value="1456447386.02837" calcext:value-type="float">
            <text:p>1456447386.02837</text:p>
          </table:table-cell>
          <table:table-cell table:formula="of:=[.G1105]-[.B1105]" office:value-type="float" office:value="0.0756754875183106" calcext:value-type="float">
            <text:p>0.0756754875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456447385.96349" calcext:value-type="float">
            <text:p>1456447385.96349</text:p>
          </table:table-cell>
          <table:table-cell office:value-type="float" office:value="1120" calcext:value-type="float">
            <text:p>1120</text:p>
          </table:table-cell>
          <table:table-cell table:formula="of:=[.B1106]-[.B$2]" office:value-type="float" office:value="25.9632382392883" calcext:value-type="float">
            <text:p>25.9632382393</text:p>
          </table:table-cell>
          <table:table-cell table:formula="of:=[.C1106]/([.D1106]-[.D1105])" office:value-type="float" office:value="103727.708885356" calcext:value-type="float">
            <text:p>103727.708885356</text:p>
          </table:table-cell>
          <table:table-cell/>
          <table:table-cell office:value-type="float" office:value="1456447386.04628" calcext:value-type="float">
            <text:p>1456447386.04628</text:p>
          </table:table-cell>
          <table:table-cell table:formula="of:=[.G1106]-[.B1106]" office:value-type="float" office:value="0.0827879905700684" calcext:value-type="float">
            <text:p>0.0827879906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456447385.97429" calcext:value-type="float">
            <text:p>1456447385.97429</text:p>
          </table:table-cell>
          <table:table-cell office:value-type="float" office:value="1120" calcext:value-type="float">
            <text:p>1120</text:p>
          </table:table-cell>
          <table:table-cell table:formula="of:=[.B1107]-[.B$2]" office:value-type="float" office:value="25.9740352630615" calcext:value-type="float">
            <text:p>25.9740352631</text:p>
          </table:table-cell>
          <table:table-cell table:formula="of:=[.C1107]/([.D1107]-[.D1106])" office:value-type="float" office:value="103732.289890916" calcext:value-type="float">
            <text:p>103732.289890916</text:p>
          </table:table-cell>
          <table:table-cell/>
          <table:table-cell office:value-type="float" office:value="1456447386.04966" calcext:value-type="float">
            <text:p>1456447386.04966</text:p>
          </table:table-cell>
          <table:table-cell table:formula="of:=[.G1107]-[.B1107]" office:value-type="float" office:value="0.0753710269927979" calcext:value-type="float">
            <text:p>0.075371027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456447385.98509" calcext:value-type="float">
            <text:p>1456447385.98509</text:p>
          </table:table-cell>
          <table:table-cell office:value-type="float" office:value="1120" calcext:value-type="float">
            <text:p>1120</text:p>
          </table:table-cell>
          <table:table-cell table:formula="of:=[.B1108]-[.B$2]" office:value-type="float" office:value="25.9848327636719" calcext:value-type="float">
            <text:p>25.9848327637</text:p>
          </table:table-cell>
          <table:table-cell table:formula="of:=[.C1108]/([.D1108]-[.D1107])" office:value-type="float" office:value="103727.708885356" calcext:value-type="float">
            <text:p>103727.708885356</text:p>
          </table:table-cell>
          <table:table-cell/>
          <table:table-cell office:value-type="float" office:value="1456447386.06604" calcext:value-type="float">
            <text:p>1456447386.06604</text:p>
          </table:table-cell>
          <table:table-cell table:formula="of:=[.G1108]-[.B1108]" office:value-type="float" office:value="0.0809535980224609" calcext:value-type="float">
            <text:p>0.080953598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456447385.99589" calcext:value-type="float">
            <text:p>1456447385.99589</text:p>
          </table:table-cell>
          <table:table-cell office:value-type="float" office:value="1120" calcext:value-type="float">
            <text:p>1120</text:p>
          </table:table-cell>
          <table:table-cell table:formula="of:=[.B1109]-[.B$2]" office:value-type="float" office:value="25.9956388473511" calcext:value-type="float">
            <text:p>25.9956388474</text:p>
          </table:table-cell>
          <table:table-cell table:formula="of:=[.C1109]/([.D1109]-[.D1108])" office:value-type="float" office:value="103645.319918807" calcext:value-type="float">
            <text:p>103645.319918807</text:p>
          </table:table-cell>
          <table:table-cell/>
          <table:table-cell office:value-type="float" office:value="1456447386.06934" calcext:value-type="float">
            <text:p>1456447386.06934</text:p>
          </table:table-cell>
          <table:table-cell table:formula="of:=[.G1109]-[.B1109]" office:value-type="float" office:value="0.0734474658966064" calcext:value-type="float">
            <text:p>0.0734474659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456447386.00648" calcext:value-type="float">
            <text:p>1456447386.00648</text:p>
          </table:table-cell>
          <table:table-cell office:value-type="float" office:value="1120" calcext:value-type="float">
            <text:p>1120</text:p>
          </table:table-cell>
          <table:table-cell table:formula="of:=[.B1110]-[.B$2]" office:value-type="float" office:value="26.0062253475189" calcext:value-type="float">
            <text:p>26.0062253475</text:p>
          </table:table-cell>
          <table:table-cell table:formula="of:=[.C1110]/([.D1110]-[.D1109])" office:value-type="float" office:value="105795.114744499" calcext:value-type="float">
            <text:p>105795.114744499</text:p>
          </table:table-cell>
          <table:table-cell/>
          <table:table-cell office:value-type="float" office:value="1456447386.07906" calcext:value-type="float">
            <text:p>1456447386.07906</text:p>
          </table:table-cell>
          <table:table-cell table:formula="of:=[.G1110]-[.B1110]" office:value-type="float" office:value="0.0725810527801514" calcext:value-type="float">
            <text:p>0.0725810528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456447386.0169" calcext:value-type="float">
            <text:p>1456447386.0169</text:p>
          </table:table-cell>
          <table:table-cell office:value-type="float" office:value="1120" calcext:value-type="float">
            <text:p>1120</text:p>
          </table:table-cell>
          <table:table-cell table:formula="of:=[.B1111]-[.B$2]" office:value-type="float" office:value="26.0166428089142" calcext:value-type="float">
            <text:p>26.0166428089</text:p>
          </table:table-cell>
          <table:table-cell table:formula="of:=[.C1111]/([.D1111]-[.D1110])" office:value-type="float" office:value="107511.797500801" calcext:value-type="float">
            <text:p>107511.797500801</text:p>
          </table:table-cell>
          <table:table-cell/>
          <table:table-cell office:value-type="float" office:value="1456447386.0928" calcext:value-type="float">
            <text:p>1456447386.0928</text:p>
          </table:table-cell>
          <table:table-cell table:formula="of:=[.G1111]-[.B1111]" office:value-type="float" office:value="0.0759034156799316" calcext:value-type="float">
            <text:p>0.0759034157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456447386.02731" calcext:value-type="float">
            <text:p>1456447386.02731</text:p>
          </table:table-cell>
          <table:table-cell office:value-type="float" office:value="1120" calcext:value-type="float">
            <text:p>1120</text:p>
          </table:table-cell>
          <table:table-cell table:formula="of:=[.B1112]-[.B$2]" office:value-type="float" office:value="26.0270590782166" calcext:value-type="float">
            <text:p>26.0270590782</text:p>
          </table:table-cell>
          <table:table-cell table:formula="of:=[.C1112]/([.D1112]-[.D1111])" office:value-type="float" office:value="107524.101718968" calcext:value-type="float">
            <text:p>107524.101718968</text:p>
          </table:table-cell>
          <table:table-cell/>
          <table:table-cell office:value-type="float" office:value="1456447386.10296" calcext:value-type="float">
            <text:p>1456447386.10296</text:p>
          </table:table-cell>
          <table:table-cell table:formula="of:=[.G1112]-[.B1112]" office:value-type="float" office:value="0.0756473541259766" calcext:value-type="float">
            <text:p>0.0756473541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56447386.03762" calcext:value-type="float">
            <text:p>1456447386.03762</text:p>
          </table:table-cell>
          <table:table-cell office:value-type="float" office:value="1120" calcext:value-type="float">
            <text:p>1120</text:p>
          </table:table-cell>
          <table:table-cell table:formula="of:=[.B1113]-[.B$2]" office:value-type="float" office:value="26.0373702049255" calcext:value-type="float">
            <text:p>26.0373702049</text:p>
          </table:table-cell>
          <table:table-cell table:formula="of:=[.C1113]/([.D1113]-[.D1112])" office:value-type="float" office:value="108620.525342212" calcext:value-type="float">
            <text:p>108620.525342212</text:p>
          </table:table-cell>
          <table:table-cell/>
          <table:table-cell office:value-type="float" office:value="1456447386.11324" calcext:value-type="float">
            <text:p>1456447386.11324</text:p>
          </table:table-cell>
          <table:table-cell table:formula="of:=[.G1113]-[.B1113]" office:value-type="float" office:value="0.0756161212921143" calcext:value-type="float">
            <text:p>0.0756161213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456447386.04796" calcext:value-type="float">
            <text:p>1456447386.04796</text:p>
          </table:table-cell>
          <table:table-cell office:value-type="float" office:value="1120" calcext:value-type="float">
            <text:p>1120</text:p>
          </table:table-cell>
          <table:table-cell table:formula="of:=[.B1114]-[.B$2]" office:value-type="float" office:value="26.0477032661438" calcext:value-type="float">
            <text:p>26.0477032661</text:p>
          </table:table-cell>
          <table:table-cell table:formula="of:=[.C1114]/([.D1114]-[.D1113])" office:value-type="float" office:value="108389.951084449" calcext:value-type="float">
            <text:p>108389.951084449</text:p>
          </table:table-cell>
          <table:table-cell/>
          <table:table-cell office:value-type="float" office:value="1456447386.12034" calcext:value-type="float">
            <text:p>1456447386.12034</text:p>
          </table:table-cell>
          <table:table-cell table:formula="of:=[.G1114]-[.B1114]" office:value-type="float" office:value="0.0723831653594971" calcext:value-type="float">
            <text:p>0.0723831654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456447386.05828" calcext:value-type="float">
            <text:p>1456447386.05828</text:p>
          </table:table-cell>
          <table:table-cell office:value-type="float" office:value="1120" calcext:value-type="float">
            <text:p>1120</text:p>
          </table:table-cell>
          <table:table-cell table:formula="of:=[.B1115]-[.B$2]" office:value-type="float" office:value="26.0580277442932" calcext:value-type="float">
            <text:p>26.0580277443</text:p>
          </table:table-cell>
          <table:table-cell table:formula="of:=[.C1115]/([.D1115]-[.D1114])" office:value-type="float" office:value="108480.059116941" calcext:value-type="float">
            <text:p>108480.059116941</text:p>
          </table:table-cell>
          <table:table-cell/>
          <table:table-cell office:value-type="float" office:value="1456447386.13067" calcext:value-type="float">
            <text:p>1456447386.13067</text:p>
          </table:table-cell>
          <table:table-cell table:formula="of:=[.G1115]-[.B1115]" office:value-type="float" office:value="0.0723886489868164" calcext:value-type="float">
            <text:p>0.072388649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456447386.0686" calcext:value-type="float">
            <text:p>1456447386.0686</text:p>
          </table:table-cell>
          <table:table-cell office:value-type="float" office:value="1120" calcext:value-type="float">
            <text:p>1120</text:p>
          </table:table-cell>
          <table:table-cell table:formula="of:=[.B1116]-[.B$2]" office:value-type="float" office:value="26.0683448314667" calcext:value-type="float">
            <text:p>26.0683448315</text:p>
          </table:table-cell>
          <table:table-cell table:formula="of:=[.C1116]/([.D1116]-[.D1115])" office:value-type="float" office:value="108557.772282948" calcext:value-type="float">
            <text:p>108557.772282948</text:p>
          </table:table-cell>
          <table:table-cell/>
          <table:table-cell office:value-type="float" office:value="1456447386.14101" calcext:value-type="float">
            <text:p>1456447386.14101</text:p>
          </table:table-cell>
          <table:table-cell table:formula="of:=[.G1116]-[.B1116]" office:value-type="float" office:value="0.0724115371704102" calcext:value-type="float">
            <text:p>0.0724115372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456447386.07896" calcext:value-type="float">
            <text:p>1456447386.07896</text:p>
          </table:table-cell>
          <table:table-cell office:value-type="float" office:value="1120" calcext:value-type="float">
            <text:p>1120</text:p>
          </table:table-cell>
          <table:table-cell table:formula="of:=[.B1117]-[.B$2]" office:value-type="float" office:value="26.0787098407745" calcext:value-type="float">
            <text:p>26.0787098408</text:p>
          </table:table-cell>
          <table:table-cell table:formula="of:=[.C1117]/([.D1117]-[.D1116])" office:value-type="float" office:value="108055.86051433" calcext:value-type="float">
            <text:p>108055.86051433</text:p>
          </table:table-cell>
          <table:table-cell/>
          <table:table-cell office:value-type="float" office:value="1456447386.15143" calcext:value-type="float">
            <text:p>1456447386.15143</text:p>
          </table:table-cell>
          <table:table-cell table:formula="of:=[.G1117]-[.B1117]" office:value-type="float" office:value="0.0724663734436035" calcext:value-type="float">
            <text:p>0.0724663734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456447386.08932" calcext:value-type="float">
            <text:p>1456447386.08932</text:p>
          </table:table-cell>
          <table:table-cell office:value-type="float" office:value="1120" calcext:value-type="float">
            <text:p>1120</text:p>
          </table:table-cell>
          <table:table-cell table:formula="of:=[.B1118]-[.B$2]" office:value-type="float" office:value="26.089067697525" calcext:value-type="float">
            <text:p>26.0890676975</text:p>
          </table:table-cell>
          <table:table-cell table:formula="of:=[.C1118]/([.D1118]-[.D1117])" office:value-type="float" office:value="108130.477856551" calcext:value-type="float">
            <text:p>108130.477856551</text:p>
          </table:table-cell>
          <table:table-cell/>
          <table:table-cell office:value-type="float" office:value="1456447386.16176" calcext:value-type="float">
            <text:p>1456447386.16176</text:p>
          </table:table-cell>
          <table:table-cell table:formula="of:=[.G1118]-[.B1118]" office:value-type="float" office:value="0.0724387168884277" calcext:value-type="float">
            <text:p>0.0724387169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456447386.09965" calcext:value-type="float">
            <text:p>1456447386.09965</text:p>
          </table:table-cell>
          <table:table-cell office:value-type="float" office:value="1120" calcext:value-type="float">
            <text:p>1120</text:p>
          </table:table-cell>
          <table:table-cell table:formula="of:=[.B1119]-[.B$2]" office:value-type="float" office:value="26.0993993282318" calcext:value-type="float">
            <text:p>26.0993993282</text:p>
          </table:table-cell>
          <table:table-cell table:formula="of:=[.C1119]/([.D1119]-[.D1118])" office:value-type="float" office:value="108404.958692943" calcext:value-type="float">
            <text:p>108404.958692943</text:p>
          </table:table-cell>
          <table:table-cell/>
          <table:table-cell office:value-type="float" office:value="1456447386.17423" calcext:value-type="float">
            <text:p>1456447386.17423</text:p>
          </table:table-cell>
          <table:table-cell table:formula="of:=[.G1119]-[.B1119]" office:value-type="float" office:value="0.0745770931243897" calcext:value-type="float">
            <text:p>0.0745770931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456447386.10993" calcext:value-type="float">
            <text:p>1456447386.10993</text:p>
          </table:table-cell>
          <table:table-cell office:value-type="float" office:value="1120" calcext:value-type="float">
            <text:p>1120</text:p>
          </table:table-cell>
          <table:table-cell table:formula="of:=[.B1120]-[.B$2]" office:value-type="float" office:value="26.1096804141998" calcext:value-type="float">
            <text:p>26.1096804142</text:p>
          </table:table-cell>
          <table:table-cell table:formula="of:=[.C1120]/([.D1120]-[.D1119])" office:value-type="float" office:value="108937.908260285" calcext:value-type="float">
            <text:p>108937.908260285</text:p>
          </table:table-cell>
          <table:table-cell/>
          <table:table-cell office:value-type="float" office:value="1456447386.18254" calcext:value-type="float">
            <text:p>1456447386.18254</text:p>
          </table:table-cell>
          <table:table-cell table:formula="of:=[.G1120]-[.B1120]" office:value-type="float" office:value="0.0726058483123779" calcext:value-type="float">
            <text:p>0.0726058483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456447386.12025" calcext:value-type="float">
            <text:p>1456447386.12025</text:p>
          </table:table-cell>
          <table:table-cell office:value-type="float" office:value="1120" calcext:value-type="float">
            <text:p>1120</text:p>
          </table:table-cell>
          <table:table-cell table:formula="of:=[.B1121]-[.B$2]" office:value-type="float" office:value="26.1199955940247" calcext:value-type="float">
            <text:p>26.119995594</text:p>
          </table:table-cell>
          <table:table-cell table:formula="of:=[.C1121]/([.D1121]-[.D1120])" office:value-type="float" office:value="108577.845371547" calcext:value-type="float">
            <text:p>108577.845371547</text:p>
          </table:table-cell>
          <table:table-cell/>
          <table:table-cell office:value-type="float" office:value="1456447386.19677" calcext:value-type="float">
            <text:p>1456447386.19677</text:p>
          </table:table-cell>
          <table:table-cell table:formula="of:=[.G1121]-[.B1121]" office:value-type="float" office:value="0.0765206813812256" calcext:value-type="float">
            <text:p>0.0765206814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456447386.13056" calcext:value-type="float">
            <text:p>1456447386.13056</text:p>
          </table:table-cell>
          <table:table-cell office:value-type="float" office:value="1120" calcext:value-type="float">
            <text:p>1120</text:p>
          </table:table-cell>
          <table:table-cell table:formula="of:=[.B1122]-[.B$2]" office:value-type="float" office:value="26.1303081512451" calcext:value-type="float">
            <text:p>26.1303081512</text:p>
          </table:table-cell>
          <table:table-cell table:formula="of:=[.C1122]/([.D1122]-[.D1121])" office:value-type="float" office:value="108605.457992324" calcext:value-type="float">
            <text:p>108605.457992324</text:p>
          </table:table-cell>
          <table:table-cell/>
          <table:table-cell office:value-type="float" office:value="1456447386.20708" calcext:value-type="float">
            <text:p>1456447386.20708</text:p>
          </table:table-cell>
          <table:table-cell table:formula="of:=[.G1122]-[.B1122]" office:value-type="float" office:value="0.0765180587768555" calcext:value-type="float">
            <text:p>0.0765180588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56447386.14088" calcext:value-type="float">
            <text:p>1456447386.14088</text:p>
          </table:table-cell>
          <table:table-cell office:value-type="float" office:value="1120" calcext:value-type="float">
            <text:p>1120</text:p>
          </table:table-cell>
          <table:table-cell table:formula="of:=[.B1123]-[.B$2]" office:value-type="float" office:value="26.1406214237213" calcext:value-type="float">
            <text:p>26.1406214237</text:p>
          </table:table-cell>
          <table:table-cell table:formula="of:=[.C1123]/([.D1123]-[.D1122])" office:value-type="float" office:value="108597.925884828" calcext:value-type="float">
            <text:p>108597.925884828</text:p>
          </table:table-cell>
          <table:table-cell/>
          <table:table-cell office:value-type="float" office:value="1456447386.21739" calcext:value-type="float">
            <text:p>1456447386.21739</text:p>
          </table:table-cell>
          <table:table-cell table:formula="of:=[.G1123]-[.B1123]" office:value-type="float" office:value="0.0765149593353272" calcext:value-type="float">
            <text:p>0.0765149593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56447386.15119" calcext:value-type="float">
            <text:p>1456447386.15119</text:p>
          </table:table-cell>
          <table:table-cell office:value-type="float" office:value="1120" calcext:value-type="float">
            <text:p>1120</text:p>
          </table:table-cell>
          <table:table-cell table:formula="of:=[.B1124]-[.B$2]" office:value-type="float" office:value="26.1509335041046" calcext:value-type="float">
            <text:p>26.1509335041</text:p>
          </table:table-cell>
          <table:table-cell table:formula="of:=[.C1124]/([.D1124]-[.D1123])" office:value-type="float" office:value="108610.479977805" calcext:value-type="float">
            <text:p>108610.479977805</text:p>
          </table:table-cell>
          <table:table-cell/>
          <table:table-cell office:value-type="float" office:value="1456447386.22768" calcext:value-type="float">
            <text:p>1456447386.22768</text:p>
          </table:table-cell>
          <table:table-cell table:formula="of:=[.G1124]-[.B1124]" office:value-type="float" office:value="0.0764927864074707" calcext:value-type="float">
            <text:p>0.0764927864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56447386.1615" calcext:value-type="float">
            <text:p>1456447386.1615</text:p>
          </table:table-cell>
          <table:table-cell office:value-type="float" office:value="1120" calcext:value-type="float">
            <text:p>1120</text:p>
          </table:table-cell>
          <table:table-cell table:formula="of:=[.B1125]-[.B$2]" office:value-type="float" office:value="26.1612448692322" calcext:value-type="float">
            <text:p>26.1612448692</text:p>
          </table:table-cell>
          <table:table-cell table:formula="of:=[.C1125]/([.D1125]-[.D1124])" office:value-type="float" office:value="108618.013826909" calcext:value-type="float">
            <text:p>108618.013826909</text:p>
          </table:table-cell>
          <table:table-cell/>
          <table:table-cell office:value-type="float" office:value="1456447386.23377" calcext:value-type="float">
            <text:p>1456447386.23377</text:p>
          </table:table-cell>
          <table:table-cell table:formula="of:=[.G1125]-[.B1125]" office:value-type="float" office:value="0.0722713470458984" calcext:value-type="float">
            <text:p>0.072271347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456447386.17182" calcext:value-type="float">
            <text:p>1456447386.17182</text:p>
          </table:table-cell>
          <table:table-cell office:value-type="float" office:value="1120" calcext:value-type="float">
            <text:p>1120</text:p>
          </table:table-cell>
          <table:table-cell table:formula="of:=[.B1126]-[.B$2]" office:value-type="float" office:value="26.1715626716614" calcext:value-type="float">
            <text:p>26.1715626717</text:p>
          </table:table-cell>
          <table:table-cell table:formula="of:=[.C1126]/([.D1126]-[.D1125])" office:value-type="float" office:value="108550.246788058" calcext:value-type="float">
            <text:p>108550.246788058</text:p>
          </table:table-cell>
          <table:table-cell/>
          <table:table-cell office:value-type="float" office:value="1456447386.2441" calcext:value-type="float">
            <text:p>1456447386.2441</text:p>
          </table:table-cell>
          <table:table-cell table:formula="of:=[.G1126]-[.B1126]" office:value-type="float" office:value="0.0722837448120117" calcext:value-type="float">
            <text:p>0.0722837448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456447386.18213" calcext:value-type="float">
            <text:p>1456447386.18213</text:p>
          </table:table-cell>
          <table:table-cell office:value-type="float" office:value="1120" calcext:value-type="float">
            <text:p>1120</text:p>
          </table:table-cell>
          <table:table-cell table:formula="of:=[.B1127]-[.B$2]" office:value-type="float" office:value="26.1818768978119" calcext:value-type="float">
            <text:p>26.1818768978</text:p>
          </table:table-cell>
          <table:table-cell table:formula="of:=[.C1127]/([.D1127]-[.D1126])" office:value-type="float" office:value="108587.884699845" calcext:value-type="float">
            <text:p>108587.884699845</text:p>
          </table:table-cell>
          <table:table-cell/>
          <table:table-cell office:value-type="float" office:value="1456447386.25444" calcext:value-type="float">
            <text:p>1456447386.25444</text:p>
          </table:table-cell>
          <table:table-cell table:formula="of:=[.G1127]-[.B1127]" office:value-type="float" office:value="0.0723094940185547" calcext:value-type="float">
            <text:p>0.072309494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456447386.19245" calcext:value-type="float">
            <text:p>1456447386.19245</text:p>
          </table:table-cell>
          <table:table-cell office:value-type="float" office:value="1120" calcext:value-type="float">
            <text:p>1120</text:p>
          </table:table-cell>
          <table:table-cell table:formula="of:=[.B1128]-[.B$2]" office:value-type="float" office:value="26.192191362381" calcext:value-type="float">
            <text:p>26.1921913624</text:p>
          </table:table-cell>
          <table:table-cell table:formula="of:=[.C1128]/([.D1128]-[.D1127])" office:value-type="float" office:value="108585.374693727" calcext:value-type="float">
            <text:p>108585.374693727</text:p>
          </table:table-cell>
          <table:table-cell/>
          <table:table-cell office:value-type="float" office:value="1456447386.26482" calcext:value-type="float">
            <text:p>1456447386.26482</text:p>
          </table:table-cell>
          <table:table-cell table:formula="of:=[.G1128]-[.B1128]" office:value-type="float" office:value="0.0723750591278076" calcext:value-type="float">
            <text:p>0.0723750591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456447386.20276" calcext:value-type="float">
            <text:p>1456447386.20276</text:p>
          </table:table-cell>
          <table:table-cell office:value-type="float" office:value="1120" calcext:value-type="float">
            <text:p>1120</text:p>
          </table:table-cell>
          <table:table-cell table:formula="of:=[.B1129]-[.B$2]" office:value-type="float" office:value="26.2025036811829" calcext:value-type="float">
            <text:p>26.2025036812</text:p>
          </table:table-cell>
          <table:table-cell table:formula="of:=[.C1129]/([.D1129]-[.D1128])" office:value-type="float" office:value="108607.968927011" calcext:value-type="float">
            <text:p>108607.968927011</text:p>
          </table:table-cell>
          <table:table-cell/>
          <table:table-cell office:value-type="float" office:value="1456447386.27517" calcext:value-type="float">
            <text:p>1456447386.27517</text:p>
          </table:table-cell>
          <table:table-cell table:formula="of:=[.G1129]-[.B1129]" office:value-type="float" office:value="0.0724127292633057" calcext:value-type="float">
            <text:p>0.0724127293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456447386.21334" calcext:value-type="float">
            <text:p>1456447386.21334</text:p>
          </table:table-cell>
          <table:table-cell office:value-type="float" office:value="1120" calcext:value-type="float">
            <text:p>1120</text:p>
          </table:table-cell>
          <table:table-cell table:formula="of:=[.B1130]-[.B$2]" office:value-type="float" office:value="26.2130861282349" calcext:value-type="float">
            <text:p>26.2130861282</text:p>
          </table:table-cell>
          <table:table-cell table:formula="of:=[.C1130]/([.D1130]-[.D1129])" office:value-type="float" office:value="105835.634659577" calcext:value-type="float">
            <text:p>105835.634659577</text:p>
          </table:table-cell>
          <table:table-cell/>
          <table:table-cell office:value-type="float" office:value="1456447386.28584" calcext:value-type="float">
            <text:p>1456447386.28584</text:p>
          </table:table-cell>
          <table:table-cell table:formula="of:=[.G1130]-[.B1130]" office:value-type="float" office:value="0.0725002288818359" calcext:value-type="float">
            <text:p>0.0725002289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456447386.22367" calcext:value-type="float">
            <text:p>1456447386.22367</text:p>
          </table:table-cell>
          <table:table-cell office:value-type="float" office:value="1120" calcext:value-type="float">
            <text:p>1120</text:p>
          </table:table-cell>
          <table:table-cell table:formula="of:=[.B1131]-[.B$2]" office:value-type="float" office:value="26.2234115600586" calcext:value-type="float">
            <text:p>26.2234115601</text:p>
          </table:table-cell>
          <table:table-cell table:formula="of:=[.C1131]/([.D1131]-[.D1130])" office:value-type="float" office:value="108470.039715526" calcext:value-type="float">
            <text:p>108470.039715526</text:p>
          </table:table-cell>
          <table:table-cell/>
          <table:table-cell office:value-type="float" office:value="1456447386.29605" calcext:value-type="float">
            <text:p>1456447386.29605</text:p>
          </table:table-cell>
          <table:table-cell table:formula="of:=[.G1131]-[.B1131]" office:value-type="float" office:value="0.0723848342895508" calcext:value-type="float">
            <text:p>0.0723848343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456447386.23399" calcext:value-type="float">
            <text:p>1456447386.23399</text:p>
          </table:table-cell>
          <table:table-cell office:value-type="float" office:value="1120" calcext:value-type="float">
            <text:p>1120</text:p>
          </table:table-cell>
          <table:table-cell table:formula="of:=[.B1132]-[.B$2]" office:value-type="float" office:value="26.2337317466736" calcext:value-type="float">
            <text:p>26.2337317467</text:p>
          </table:table-cell>
          <table:table-cell table:formula="of:=[.C1132]/([.D1132]-[.D1131])" office:value-type="float" office:value="108525.169338816" calcext:value-type="float">
            <text:p>108525.169338816</text:p>
          </table:table-cell>
          <table:table-cell/>
          <table:table-cell office:value-type="float" office:value="1456447386.31066" calcext:value-type="float">
            <text:p>1456447386.31066</text:p>
          </table:table-cell>
          <table:table-cell table:formula="of:=[.G1132]-[.B1132]" office:value-type="float" office:value="0.0766744613647461" calcext:value-type="float">
            <text:p>0.0766744614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456447386.2443" calcext:value-type="float">
            <text:p>1456447386.2443</text:p>
          </table:table-cell>
          <table:table-cell office:value-type="float" office:value="1120" calcext:value-type="float">
            <text:p>1120</text:p>
          </table:table-cell>
          <table:table-cell table:formula="of:=[.B1133]-[.B$2]" office:value-type="float" office:value="26.2440507411957" calcext:value-type="float">
            <text:p>26.2440507412</text:p>
          </table:table-cell>
          <table:table-cell table:formula="of:=[.C1133]/([.D1133]-[.D1132])" office:value-type="float" office:value="108537.706614912" calcext:value-type="float">
            <text:p>108537.706614912</text:p>
          </table:table-cell>
          <table:table-cell/>
          <table:table-cell office:value-type="float" office:value="1456447386.3214" calcext:value-type="float">
            <text:p>1456447386.3214</text:p>
          </table:table-cell>
          <table:table-cell table:formula="of:=[.G1133]-[.B1133]" office:value-type="float" office:value="0.0770955085754395" calcext:value-type="float">
            <text:p>0.0770955086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456447386.25466" calcext:value-type="float">
            <text:p>1456447386.25466</text:p>
          </table:table-cell>
          <table:table-cell office:value-type="float" office:value="1120" calcext:value-type="float">
            <text:p>1120</text:p>
          </table:table-cell>
          <table:table-cell table:formula="of:=[.B1134]-[.B$2]" office:value-type="float" office:value="26.2544038295746" calcext:value-type="float">
            <text:p>26.2544038296</text:p>
          </table:table-cell>
          <table:table-cell table:formula="of:=[.C1134]/([.D1134]-[.D1133])" office:value-type="float" office:value="108180.280029477" calcext:value-type="float">
            <text:p>108180.280029477</text:p>
          </table:table-cell>
          <table:table-cell/>
          <table:table-cell office:value-type="float" office:value="1456447386.33129" calcext:value-type="float">
            <text:p>1456447386.33129</text:p>
          </table:table-cell>
          <table:table-cell table:formula="of:=[.G1134]-[.B1134]" office:value-type="float" office:value="0.0766324996948242" calcext:value-type="float">
            <text:p>0.0766324997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456447386.26498" calcext:value-type="float">
            <text:p>1456447386.26498</text:p>
          </table:table-cell>
          <table:table-cell office:value-type="float" office:value="1120" calcext:value-type="float">
            <text:p>1120</text:p>
          </table:table-cell>
          <table:table-cell table:formula="of:=[.B1135]-[.B$2]" office:value-type="float" office:value="26.2647297382355" calcext:value-type="float">
            <text:p>26.2647297382</text:p>
          </table:table-cell>
          <table:table-cell table:formula="of:=[.C1135]/([.D1135]-[.D1134])" office:value-type="float" office:value="108465.030708843" calcext:value-type="float">
            <text:p>108465.030708843</text:p>
          </table:table-cell>
          <table:table-cell/>
          <table:table-cell office:value-type="float" office:value="1456447386.34158" calcext:value-type="float">
            <text:p>1456447386.34158</text:p>
          </table:table-cell>
          <table:table-cell table:formula="of:=[.G1135]-[.B1135]" office:value-type="float" office:value="0.0765964984893799" calcext:value-type="float">
            <text:p>0.0765964985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456447386.2753" calcext:value-type="float">
            <text:p>1456447386.2753</text:p>
          </table:table-cell>
          <table:table-cell office:value-type="float" office:value="1120" calcext:value-type="float">
            <text:p>1120</text:p>
          </table:table-cell>
          <table:table-cell table:formula="of:=[.B1136]-[.B$2]" office:value-type="float" office:value="26.2750475406647" calcext:value-type="float">
            <text:p>26.2750475407</text:p>
          </table:table-cell>
          <table:table-cell table:formula="of:=[.C1136]/([.D1136]-[.D1135])" office:value-type="float" office:value="108550.246788058" calcext:value-type="float">
            <text:p>108550.246788058</text:p>
          </table:table-cell>
          <table:table-cell/>
          <table:table-cell office:value-type="float" office:value="1456447386.34773" calcext:value-type="float">
            <text:p>1456447386.34773</text:p>
          </table:table-cell>
          <table:table-cell table:formula="of:=[.G1136]-[.B1136]" office:value-type="float" office:value="0.0724287033081055" calcext:value-type="float">
            <text:p>0.0724287033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456447386.28561" calcext:value-type="float">
            <text:p>1456447386.28561</text:p>
          </table:table-cell>
          <table:table-cell office:value-type="float" office:value="1120" calcext:value-type="float">
            <text:p>1120</text:p>
          </table:table-cell>
          <table:table-cell table:formula="of:=[.B1137]-[.B$2]" office:value-type="float" office:value="26.2853608131409" calcext:value-type="float">
            <text:p>26.2853608131</text:p>
          </table:table-cell>
          <table:table-cell table:formula="of:=[.C1137]/([.D1137]-[.D1136])" office:value-type="float" office:value="108597.925884828" calcext:value-type="float">
            <text:p>108597.925884828</text:p>
          </table:table-cell>
          <table:table-cell/>
          <table:table-cell office:value-type="float" office:value="1456447386.358" calcext:value-type="float">
            <text:p>1456447386.358</text:p>
          </table:table-cell>
          <table:table-cell table:formula="of:=[.G1137]-[.B1137]" office:value-type="float" office:value="0.0723855495452881" calcext:value-type="float">
            <text:p>0.0723855495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456447386.29594" calcext:value-type="float">
            <text:p>1456447386.29594</text:p>
          </table:table-cell>
          <table:table-cell office:value-type="float" office:value="1120" calcext:value-type="float">
            <text:p>1120</text:p>
          </table:table-cell>
          <table:table-cell table:formula="of:=[.B1138]-[.B$2]" office:value-type="float" office:value="26.2956826686859" calcext:value-type="float">
            <text:p>26.2956826687</text:p>
          </table:table-cell>
          <table:table-cell table:formula="of:=[.C1138]/([.D1138]-[.D1137])" office:value-type="float" office:value="108507.622017416" calcext:value-type="float">
            <text:p>108507.622017416</text:p>
          </table:table-cell>
          <table:table-cell/>
          <table:table-cell office:value-type="float" office:value="1456447386.36837" calcext:value-type="float">
            <text:p>1456447386.36837</text:p>
          </table:table-cell>
          <table:table-cell table:formula="of:=[.G1138]-[.B1138]" office:value-type="float" office:value="0.0724337100982666" calcext:value-type="float">
            <text:p>0.0724337101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456447386.30625" calcext:value-type="float">
            <text:p>1456447386.30625</text:p>
          </table:table-cell>
          <table:table-cell office:value-type="float" office:value="1120" calcext:value-type="float">
            <text:p>1120</text:p>
          </table:table-cell>
          <table:table-cell table:formula="of:=[.B1139]-[.B$2]" office:value-type="float" office:value="26.3059992790222" calcext:value-type="float">
            <text:p>26.305999279</text:p>
          </table:table-cell>
          <table:table-cell table:formula="of:=[.C1139]/([.D1139]-[.D1138])" office:value-type="float" office:value="108562.789859259" calcext:value-type="float">
            <text:p>108562.789859259</text:p>
          </table:table-cell>
          <table:table-cell/>
          <table:table-cell office:value-type="float" office:value="1456447386.37859" calcext:value-type="float">
            <text:p>1456447386.37859</text:p>
          </table:table-cell>
          <table:table-cell table:formula="of:=[.G1139]-[.B1139]" office:value-type="float" office:value="0.0723371505737305" calcext:value-type="float">
            <text:p>0.0723371506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456447386.31657" calcext:value-type="float">
            <text:p>1456447386.31657</text:p>
          </table:table-cell>
          <table:table-cell office:value-type="float" office:value="1120" calcext:value-type="float">
            <text:p>1120</text:p>
          </table:table-cell>
          <table:table-cell table:formula="of:=[.B1140]-[.B$2]" office:value-type="float" office:value="26.3163130283356" calcext:value-type="float">
            <text:p>26.3163130283</text:p>
          </table:table-cell>
          <table:table-cell table:formula="of:=[.C1140]/([.D1140]-[.D1139])" office:value-type="float" office:value="108592.905060219" calcext:value-type="float">
            <text:p>108592.905060219</text:p>
          </table:table-cell>
          <table:table-cell/>
          <table:table-cell office:value-type="float" office:value="1456447386.38891" calcext:value-type="float">
            <text:p>1456447386.38891</text:p>
          </table:table-cell>
          <table:table-cell table:formula="of:=[.G1140]-[.B1140]" office:value-type="float" office:value="0.0723433494567871" calcext:value-type="float">
            <text:p>0.0723433495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456447386.32688" calcext:value-type="float">
            <text:p>1456447386.32688</text:p>
          </table:table-cell>
          <table:table-cell office:value-type="float" office:value="1120" calcext:value-type="float">
            <text:p>1120</text:p>
          </table:table-cell>
          <table:table-cell table:formula="of:=[.B1141]-[.B$2]" office:value-type="float" office:value="26.3266253471375" calcext:value-type="float">
            <text:p>26.3266253471</text:p>
          </table:table-cell>
          <table:table-cell table:formula="of:=[.C1141]/([.D1141]-[.D1140])" office:value-type="float" office:value="108607.968927011" calcext:value-type="float">
            <text:p>108607.968927011</text:p>
          </table:table-cell>
          <table:table-cell/>
          <table:table-cell office:value-type="float" office:value="1456447386.39929" calcext:value-type="float">
            <text:p>1456447386.39929</text:p>
          </table:table-cell>
          <table:table-cell table:formula="of:=[.G1141]-[.B1141]" office:value-type="float" office:value="0.072411060333252" calcext:value-type="float">
            <text:p>0.0724110603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56447386.33719" calcext:value-type="float">
            <text:p>1456447386.33719</text:p>
          </table:table-cell>
          <table:table-cell office:value-type="float" office:value="1120" calcext:value-type="float">
            <text:p>1120</text:p>
          </table:table-cell>
          <table:table-cell table:formula="of:=[.B1142]-[.B$2]" office:value-type="float" office:value="26.3369369506836" calcext:value-type="float">
            <text:p>26.3369369507</text:p>
          </table:table-cell>
          <table:table-cell table:formula="of:=[.C1142]/([.D1142]-[.D1141])" office:value-type="float" office:value="108615.502427746" calcext:value-type="float">
            <text:p>108615.502427746</text:p>
          </table:table-cell>
          <table:table-cell/>
          <table:table-cell office:value-type="float" office:value="1456447386.40956" calcext:value-type="float">
            <text:p>1456447386.40956</text:p>
          </table:table-cell>
          <table:table-cell table:formula="of:=[.G1142]-[.B1142]" office:value-type="float" office:value="0.0723693370819092" calcext:value-type="float">
            <text:p>0.0723693371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456447386.3475" calcext:value-type="float">
            <text:p>1456447386.3475</text:p>
          </table:table-cell>
          <table:table-cell office:value-type="float" office:value="1120" calcext:value-type="float">
            <text:p>1120</text:p>
          </table:table-cell>
          <table:table-cell table:formula="of:=[.B1143]-[.B$2]" office:value-type="float" office:value="26.347247838974" calcext:value-type="float">
            <text:p>26.347247839</text:p>
          </table:table-cell>
          <table:table-cell table:formula="of:=[.C1143]/([.D1143]-[.D1142])" office:value-type="float" office:value="108623.036973663" calcext:value-type="float">
            <text:p>108623.036973663</text:p>
          </table:table-cell>
          <table:table-cell/>
          <table:table-cell office:value-type="float" office:value="1456447386.42417" calcext:value-type="float">
            <text:p>1456447386.42417</text:p>
          </table:table-cell>
          <table:table-cell table:formula="of:=[.G1143]-[.B1143]" office:value-type="float" office:value="0.0766685009002686" calcext:value-type="float">
            <text:p>0.0766685009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456447386.35781" calcext:value-type="float">
            <text:p>1456447386.35781</text:p>
          </table:table-cell>
          <table:table-cell office:value-type="float" office:value="1120" calcext:value-type="float">
            <text:p>1120</text:p>
          </table:table-cell>
          <table:table-cell table:formula="of:=[.B1144]-[.B$2]" office:value-type="float" office:value="26.357558965683" calcext:value-type="float">
            <text:p>26.3575589657</text:p>
          </table:table-cell>
          <table:table-cell table:formula="of:=[.C1144]/([.D1144]-[.D1143])" office:value-type="float" office:value="108620.525342212" calcext:value-type="float">
            <text:p>108620.525342212</text:p>
          </table:table-cell>
          <table:table-cell/>
          <table:table-cell office:value-type="float" office:value="1456447386.43465" calcext:value-type="float">
            <text:p>1456447386.43465</text:p>
          </table:table-cell>
          <table:table-cell table:formula="of:=[.G1144]-[.B1144]" office:value-type="float" office:value="0.0768373012542725" calcext:value-type="float">
            <text:p>0.0768373013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456447386.36815" calcext:value-type="float">
            <text:p>1456447386.36815</text:p>
          </table:table-cell>
          <table:table-cell office:value-type="float" office:value="1120" calcext:value-type="float">
            <text:p>1120</text:p>
          </table:table-cell>
          <table:table-cell table:formula="of:=[.B1145]-[.B$2]" office:value-type="float" office:value="26.3678929805756" calcext:value-type="float">
            <text:p>26.3678929806</text:p>
          </table:table-cell>
          <table:table-cell table:formula="of:=[.C1145]/([.D1145]-[.D1144])" office:value-type="float" office:value="108379.948320413" calcext:value-type="float">
            <text:p>108379.948320413</text:p>
          </table:table-cell>
          <table:table-cell/>
          <table:table-cell office:value-type="float" office:value="1456447386.44508" calcext:value-type="float">
            <text:p>1456447386.44508</text:p>
          </table:table-cell>
          <table:table-cell table:formula="of:=[.G1145]-[.B1145]" office:value-type="float" office:value="0.0769333839416504" calcext:value-type="float">
            <text:p>0.0769333839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456447386.37847" calcext:value-type="float">
            <text:p>1456447386.37847</text:p>
          </table:table-cell>
          <table:table-cell office:value-type="float" office:value="1120" calcext:value-type="float">
            <text:p>1120</text:p>
          </table:table-cell>
          <table:table-cell table:formula="of:=[.B1146]-[.B$2]" office:value-type="float" office:value="26.3782136440277" calcext:value-type="float">
            <text:p>26.378213644</text:p>
          </table:table-cell>
          <table:table-cell table:formula="of:=[.C1146]/([.D1146]-[.D1145])" office:value-type="float" office:value="108520.155239327" calcext:value-type="float">
            <text:p>108520.155239327</text:p>
          </table:table-cell>
          <table:table-cell/>
          <table:table-cell office:value-type="float" office:value="1456447386.45658" calcext:value-type="float">
            <text:p>1456447386.45658</text:p>
          </table:table-cell>
          <table:table-cell table:formula="of:=[.G1146]-[.B1146]" office:value-type="float" office:value="0.0781126022338867" calcext:value-type="float">
            <text:p>0.0781126022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56447386.38878" calcext:value-type="float">
            <text:p>1456447386.38878</text:p>
          </table:table-cell>
          <table:table-cell office:value-type="float" office:value="1120" calcext:value-type="float">
            <text:p>1120</text:p>
          </table:table-cell>
          <table:table-cell table:formula="of:=[.B1147]-[.B$2]" office:value-type="float" office:value="26.3885295391083" calcext:value-type="float">
            <text:p>26.3885295391</text:p>
          </table:table-cell>
          <table:table-cell table:formula="of:=[.C1147]/([.D1147]-[.D1146])" office:value-type="float" office:value="108570.317093464" calcext:value-type="float">
            <text:p>108570.317093464</text:p>
          </table:table-cell>
          <table:table-cell/>
          <table:table-cell office:value-type="float" office:value="1456447386.46122" calcext:value-type="float">
            <text:p>1456447386.46122</text:p>
          </table:table-cell>
          <table:table-cell table:formula="of:=[.G1147]-[.B1147]" office:value-type="float" office:value="0.0724368095397949" calcext:value-type="float">
            <text:p>0.0724368095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56447386.3991" calcext:value-type="float">
            <text:p>1456447386.3991</text:p>
          </table:table-cell>
          <table:table-cell office:value-type="float" office:value="1120" calcext:value-type="float">
            <text:p>1120</text:p>
          </table:table-cell>
          <table:table-cell table:formula="of:=[.B1148]-[.B$2]" office:value-type="float" office:value="26.3988432884216" calcext:value-type="float">
            <text:p>26.3988432884</text:p>
          </table:table-cell>
          <table:table-cell table:formula="of:=[.C1148]/([.D1148]-[.D1147])" office:value-type="float" office:value="108592.905060219" calcext:value-type="float">
            <text:p>108592.905060219</text:p>
          </table:table-cell>
          <table:table-cell/>
          <table:table-cell office:value-type="float" office:value="1456447386.47158" calcext:value-type="float">
            <text:p>1456447386.47158</text:p>
          </table:table-cell>
          <table:table-cell table:formula="of:=[.G1148]-[.B1148]" office:value-type="float" office:value="0.0724830627441406" calcext:value-type="float">
            <text:p>0.0724830627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56447386.40941" calcext:value-type="float">
            <text:p>1456447386.40941</text:p>
          </table:table-cell>
          <table:table-cell office:value-type="float" office:value="1120" calcext:value-type="float">
            <text:p>1120</text:p>
          </table:table-cell>
          <table:table-cell table:formula="of:=[.B1149]-[.B$2]" office:value-type="float" office:value="26.4091546535492" calcext:value-type="float">
            <text:p>26.4091546535</text:p>
          </table:table-cell>
          <table:table-cell table:formula="of:=[.C1149]/([.D1149]-[.D1148])" office:value-type="float" office:value="108618.013826909" calcext:value-type="float">
            <text:p>108618.013826909</text:p>
          </table:table-cell>
          <table:table-cell/>
          <table:table-cell office:value-type="float" office:value="1456447386.48184" calcext:value-type="float">
            <text:p>1456447386.48184</text:p>
          </table:table-cell>
          <table:table-cell table:formula="of:=[.G1149]-[.B1149]" office:value-type="float" office:value="0.0724315643310547" calcext:value-type="float">
            <text:p>0.0724315643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56447386.41974" calcext:value-type="float">
            <text:p>1456447386.41974</text:p>
          </table:table-cell>
          <table:table-cell office:value-type="float" office:value="1120" calcext:value-type="float">
            <text:p>1120</text:p>
          </table:table-cell>
          <table:table-cell table:formula="of:=[.B1150]-[.B$2]" office:value-type="float" office:value="26.4194910526276" calcext:value-type="float">
            <text:p>26.4194910526</text:p>
          </table:table-cell>
          <table:table-cell table:formula="of:=[.C1150]/([.D1150]-[.D1149])" office:value-type="float" office:value="108354.94948563" calcext:value-type="float">
            <text:p>108354.94948563</text:p>
          </table:table-cell>
          <table:table-cell/>
          <table:table-cell office:value-type="float" office:value="1456447386.49224" calcext:value-type="float">
            <text:p>1456447386.49224</text:p>
          </table:table-cell>
          <table:table-cell table:formula="of:=[.G1150]-[.B1150]" office:value-type="float" office:value="0.0724952220916748" calcext:value-type="float">
            <text:p>0.0724952221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456447386.43002" calcext:value-type="float">
            <text:p>1456447386.43002</text:p>
          </table:table-cell>
          <table:table-cell office:value-type="float" office:value="1120" calcext:value-type="float">
            <text:p>1120</text:p>
          </table:table-cell>
          <table:table-cell table:formula="of:=[.B1151]-[.B$2]" office:value-type="float" office:value="26.4297697544098" calcext:value-type="float">
            <text:p>26.4297697544</text:p>
          </table:table-cell>
          <table:table-cell table:formula="of:=[.C1151]/([.D1151]-[.D1150])" office:value-type="float" office:value="108963.176841715" calcext:value-type="float">
            <text:p>108963.176841715</text:p>
          </table:table-cell>
          <table:table-cell/>
          <table:table-cell office:value-type="float" office:value="1456447386.50242" calcext:value-type="float">
            <text:p>1456447386.50242</text:p>
          </table:table-cell>
          <table:table-cell table:formula="of:=[.G1151]-[.B1151]" office:value-type="float" office:value="0.0723965167999268" calcext:value-type="float">
            <text:p>0.0723965168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56447386.44034" calcext:value-type="float">
            <text:p>1456447386.44034</text:p>
          </table:table-cell>
          <table:table-cell office:value-type="float" office:value="1120" calcext:value-type="float">
            <text:p>1120</text:p>
          </table:table-cell>
          <table:table-cell table:formula="of:=[.B1152]-[.B$2]" office:value-type="float" office:value="26.440084695816" calcext:value-type="float">
            <text:p>26.4400846958</text:p>
          </table:table-cell>
          <table:table-cell table:formula="of:=[.C1152]/([.D1152]-[.D1151])" office:value-type="float" office:value="108580.355029586" calcext:value-type="float">
            <text:p>108580.355029586</text:p>
          </table:table-cell>
          <table:table-cell/>
          <table:table-cell office:value-type="float" office:value="1456447386.51277" calcext:value-type="float">
            <text:p>1456447386.51277</text:p>
          </table:table-cell>
          <table:table-cell table:formula="of:=[.G1152]-[.B1152]" office:value-type="float" office:value="0.0724315643310547" calcext:value-type="float">
            <text:p>0.0724315643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456447386.45065" calcext:value-type="float">
            <text:p>1456447386.45065</text:p>
          </table:table-cell>
          <table:table-cell office:value-type="float" office:value="1120" calcext:value-type="float">
            <text:p>1120</text:p>
          </table:table-cell>
          <table:table-cell table:formula="of:=[.B1153]-[.B$2]" office:value-type="float" office:value="26.4503979682922" calcext:value-type="float">
            <text:p>26.4503979683</text:p>
          </table:table-cell>
          <table:table-cell table:formula="of:=[.C1153]/([.D1153]-[.D1152])" office:value-type="float" office:value="108597.925884828" calcext:value-type="float">
            <text:p>108597.925884828</text:p>
          </table:table-cell>
          <table:table-cell/>
          <table:table-cell office:value-type="float" office:value="1456447386.52311" calcext:value-type="float">
            <text:p>1456447386.52311</text:p>
          </table:table-cell>
          <table:table-cell table:formula="of:=[.G1153]-[.B1153]" office:value-type="float" office:value="0.0724582672119141" calcext:value-type="float">
            <text:p>0.0724582672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56447386.46097" calcext:value-type="float">
            <text:p>1456447386.46097</text:p>
          </table:table-cell>
          <table:table-cell office:value-type="float" office:value="1120" calcext:value-type="float">
            <text:p>1120</text:p>
          </table:table-cell>
          <table:table-cell table:formula="of:=[.B1154]-[.B$2]" office:value-type="float" office:value="26.4607117176056" calcext:value-type="float">
            <text:p>26.4607117176</text:p>
          </table:table-cell>
          <table:table-cell table:formula="of:=[.C1154]/([.D1154]-[.D1153])" office:value-type="float" office:value="108592.905060219" calcext:value-type="float">
            <text:p>108592.905060219</text:p>
          </table:table-cell>
          <table:table-cell/>
          <table:table-cell office:value-type="float" office:value="1456447386.53804" calcext:value-type="float">
            <text:p>1456447386.53804</text:p>
          </table:table-cell>
          <table:table-cell table:formula="of:=[.G1154]-[.B1154]" office:value-type="float" office:value="0.0770745277404785" calcext:value-type="float">
            <text:p>0.0770745277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456447386.47128" calcext:value-type="float">
            <text:p>1456447386.47128</text:p>
          </table:table-cell>
          <table:table-cell office:value-type="float" office:value="1120" calcext:value-type="float">
            <text:p>1120</text:p>
          </table:table-cell>
          <table:table-cell table:formula="of:=[.B1155]-[.B$2]" office:value-type="float" office:value="26.4710235595703" calcext:value-type="float">
            <text:p>26.4710235596</text:p>
          </table:table-cell>
          <table:table-cell table:formula="of:=[.C1155]/([.D1155]-[.D1154])" office:value-type="float" office:value="108612.991144713" calcext:value-type="float">
            <text:p>108612.991144713</text:p>
          </table:table-cell>
          <table:table-cell/>
          <table:table-cell office:value-type="float" office:value="1456447386.5485" calcext:value-type="float">
            <text:p>1456447386.5485</text:p>
          </table:table-cell>
          <table:table-cell table:formula="of:=[.G1155]-[.B1155]" office:value-type="float" office:value="0.0772228240966797" calcext:value-type="float">
            <text:p>0.0772228241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456447386.48159" calcext:value-type="float">
            <text:p>1456447386.48159</text:p>
          </table:table-cell>
          <table:table-cell office:value-type="float" office:value="1120" calcext:value-type="float">
            <text:p>1120</text:p>
          </table:table-cell>
          <table:table-cell table:formula="of:=[.B1156]-[.B$2]" office:value-type="float" office:value="26.4813358783722" calcext:value-type="float">
            <text:p>26.4813358784</text:p>
          </table:table-cell>
          <table:table-cell table:formula="of:=[.C1156]/([.D1156]-[.D1155])" office:value-type="float" office:value="108607.968927011" calcext:value-type="float">
            <text:p>108607.968927011</text:p>
          </table:table-cell>
          <table:table-cell/>
          <table:table-cell office:value-type="float" office:value="1456447386.55893" calcext:value-type="float">
            <text:p>1456447386.55893</text:p>
          </table:table-cell>
          <table:table-cell table:formula="of:=[.G1156]-[.B1156]" office:value-type="float" office:value="0.0773403644561768" calcext:value-type="float">
            <text:p>0.0773403645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56447386.4919" calcext:value-type="float">
            <text:p>1456447386.4919</text:p>
          </table:table-cell>
          <table:table-cell office:value-type="float" office:value="1120" calcext:value-type="float">
            <text:p>1120</text:p>
          </table:table-cell>
          <table:table-cell table:formula="of:=[.B1157]-[.B$2]" office:value-type="float" office:value="26.4916472434998" calcext:value-type="float">
            <text:p>26.4916472435</text:p>
          </table:table-cell>
          <table:table-cell table:formula="of:=[.C1157]/([.D1157]-[.D1156])" office:value-type="float" office:value="108618.013826909" calcext:value-type="float">
            <text:p>108618.013826909</text:p>
          </table:table-cell>
          <table:table-cell/>
          <table:table-cell office:value-type="float" office:value="1456447386.56932" calcext:value-type="float">
            <text:p>1456447386.56932</text:p>
          </table:table-cell>
          <table:table-cell table:formula="of:=[.G1157]-[.B1157]" office:value-type="float" office:value="0.0774190425872803" calcext:value-type="float">
            <text:p>0.0774190426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56447386.50221" calcext:value-type="float">
            <text:p>1456447386.50221</text:p>
          </table:table-cell>
          <table:table-cell office:value-type="float" office:value="1120" calcext:value-type="float">
            <text:p>1120</text:p>
          </table:table-cell>
          <table:table-cell table:formula="of:=[.B1158]-[.B$2]" office:value-type="float" office:value="26.5019593238831" calcext:value-type="float">
            <text:p>26.5019593239</text:p>
          </table:table-cell>
          <table:table-cell table:formula="of:=[.C1158]/([.D1158]-[.D1157])" office:value-type="float" office:value="108610.479977805" calcext:value-type="float">
            <text:p>108610.479977805</text:p>
          </table:table-cell>
          <table:table-cell/>
          <table:table-cell office:value-type="float" office:value="1456447386.57447" calcext:value-type="float">
            <text:p>1456447386.57447</text:p>
          </table:table-cell>
          <table:table-cell table:formula="of:=[.G1158]-[.B1158]" office:value-type="float" office:value="0.0722570419311523" calcext:value-type="float">
            <text:p>0.0722570419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56447386.51252" calcext:value-type="float">
            <text:p>1456447386.51252</text:p>
          </table:table-cell>
          <table:table-cell office:value-type="float" office:value="1120" calcext:value-type="float">
            <text:p>1120</text:p>
          </table:table-cell>
          <table:table-cell table:formula="of:=[.B1159]-[.B$2]" office:value-type="float" office:value="26.5122702121735" calcext:value-type="float">
            <text:p>26.5122702122</text:p>
          </table:table-cell>
          <table:table-cell table:formula="of:=[.C1159]/([.D1159]-[.D1158])" office:value-type="float" office:value="108623.036973663" calcext:value-type="float">
            <text:p>108623.036973663</text:p>
          </table:table-cell>
          <table:table-cell/>
          <table:table-cell office:value-type="float" office:value="1456447386.58483" calcext:value-type="float">
            <text:p>1456447386.58483</text:p>
          </table:table-cell>
          <table:table-cell table:formula="of:=[.G1159]-[.B1159]" office:value-type="float" office:value="0.0723061561584473" calcext:value-type="float">
            <text:p>0.0723061562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456447386.52283" calcext:value-type="float">
            <text:p>1456447386.52283</text:p>
          </table:table-cell>
          <table:table-cell office:value-type="float" office:value="1120" calcext:value-type="float">
            <text:p>1120</text:p>
          </table:table-cell>
          <table:table-cell table:formula="of:=[.B1160]-[.B$2]" office:value-type="float" office:value="26.5225801467896" calcext:value-type="float">
            <text:p>26.5225801468</text:p>
          </table:table-cell>
          <table:table-cell table:formula="of:=[.C1160]/([.D1160]-[.D1159])" office:value-type="float" office:value="108633.084661101" calcext:value-type="float">
            <text:p>108633.084661101</text:p>
          </table:table-cell>
          <table:table-cell/>
          <table:table-cell office:value-type="float" office:value="1456447386.59513" calcext:value-type="float">
            <text:p>1456447386.59513</text:p>
          </table:table-cell>
          <table:table-cell table:formula="of:=[.G1160]-[.B1160]" office:value-type="float" office:value="0.072296142578125" calcext:value-type="float">
            <text:p>0.0722961426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56447386.53314" calcext:value-type="float">
            <text:p>1456447386.53314</text:p>
          </table:table-cell>
          <table:table-cell office:value-type="float" office:value="1120" calcext:value-type="float">
            <text:p>1120</text:p>
          </table:table-cell>
          <table:table-cell table:formula="of:=[.B1161]-[.B$2]" office:value-type="float" office:value="26.5328905582428" calcext:value-type="float">
            <text:p>26.5328905582</text:p>
          </table:table-cell>
          <table:table-cell table:formula="of:=[.C1161]/([.D1161]-[.D1160])" office:value-type="float" office:value="108628.060585039" calcext:value-type="float">
            <text:p>108628.060585039</text:p>
          </table:table-cell>
          <table:table-cell/>
          <table:table-cell office:value-type="float" office:value="1456447386.60591" calcext:value-type="float">
            <text:p>1456447386.60591</text:p>
          </table:table-cell>
          <table:table-cell table:formula="of:=[.G1161]-[.B1161]" office:value-type="float" office:value="0.0727658271789551" calcext:value-type="float">
            <text:p>0.0727658272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56447386.54345" calcext:value-type="float">
            <text:p>1456447386.54345</text:p>
          </table:table-cell>
          <table:table-cell office:value-type="float" office:value="1120" calcext:value-type="float">
            <text:p>1120</text:p>
          </table:table-cell>
          <table:table-cell table:formula="of:=[.B1162]-[.B$2]" office:value-type="float" office:value="26.543200969696" calcext:value-type="float">
            <text:p>26.5432009697</text:p>
          </table:table-cell>
          <table:table-cell table:formula="of:=[.C1162]/([.D1162]-[.D1161])" office:value-type="float" office:value="108628.060585039" calcext:value-type="float">
            <text:p>108628.060585039</text:p>
          </table:table-cell>
          <table:table-cell/>
          <table:table-cell office:value-type="float" office:value="1456447386.61607" calcext:value-type="float">
            <text:p>1456447386.61607</text:p>
          </table:table-cell>
          <table:table-cell table:formula="of:=[.G1162]-[.B1162]" office:value-type="float" office:value="0.072615385055542" calcext:value-type="float">
            <text:p>0.0726153851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456447386.55377" calcext:value-type="float">
            <text:p>1456447386.55377</text:p>
          </table:table-cell>
          <table:table-cell office:value-type="float" office:value="1120" calcext:value-type="float">
            <text:p>1120</text:p>
          </table:table-cell>
          <table:table-cell table:formula="of:=[.B1163]-[.B$2]" office:value-type="float" office:value="26.553516626358" calcext:value-type="float">
            <text:p>26.5535166264</text:p>
          </table:table-cell>
          <table:table-cell table:formula="of:=[.C1163]/([.D1163]-[.D1162])" office:value-type="float" office:value="108572.826403495" calcext:value-type="float">
            <text:p>108572.826403495</text:p>
          </table:table-cell>
          <table:table-cell/>
          <table:table-cell office:value-type="float" office:value="1456447386.62618" calcext:value-type="float">
            <text:p>1456447386.62618</text:p>
          </table:table-cell>
          <table:table-cell table:formula="of:=[.G1163]-[.B1163]" office:value-type="float" office:value="0.0724096298217773" calcext:value-type="float">
            <text:p>0.0724096298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56447386.56408" calcext:value-type="float">
            <text:p>1456447386.56408</text:p>
          </table:table-cell>
          <table:table-cell office:value-type="float" office:value="1120" calcext:value-type="float">
            <text:p>1120</text:p>
          </table:table-cell>
          <table:table-cell table:formula="of:=[.B1164]-[.B$2]" office:value-type="float" office:value="26.5638291835785" calcext:value-type="float">
            <text:p>26.5638291836</text:p>
          </table:table-cell>
          <table:table-cell table:formula="of:=[.C1164]/([.D1164]-[.D1163])" office:value-type="float" office:value="108605.457992324" calcext:value-type="float">
            <text:p>108605.457992324</text:p>
          </table:table-cell>
          <table:table-cell/>
          <table:table-cell office:value-type="float" office:value="1456447386.64177" calcext:value-type="float">
            <text:p>1456447386.64177</text:p>
          </table:table-cell>
          <table:table-cell table:formula="of:=[.G1164]-[.B1164]" office:value-type="float" office:value="0.0776870250701904" calcext:value-type="float">
            <text:p>0.0776870251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56447386.57439" calcext:value-type="float">
            <text:p>1456447386.57439</text:p>
          </table:table-cell>
          <table:table-cell office:value-type="float" office:value="1120" calcext:value-type="float">
            <text:p>1120</text:p>
          </table:table-cell>
          <table:table-cell table:formula="of:=[.B1165]-[.B$2]" office:value-type="float" office:value="26.5741403102875" calcext:value-type="float">
            <text:p>26.5741403103</text:p>
          </table:table-cell>
          <table:table-cell table:formula="of:=[.C1165]/([.D1165]-[.D1164])" office:value-type="float" office:value="108620.525342212" calcext:value-type="float">
            <text:p>108620.525342212</text:p>
          </table:table-cell>
          <table:table-cell/>
          <table:table-cell office:value-type="float" office:value="1456447386.65199" calcext:value-type="float">
            <text:p>1456447386.65199</text:p>
          </table:table-cell>
          <table:table-cell table:formula="of:=[.G1165]-[.B1165]" office:value-type="float" office:value="0.0775959491729736" calcext:value-type="float">
            <text:p>0.0775959492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456447386.58471" calcext:value-type="float">
            <text:p>1456447386.58471</text:p>
          </table:table-cell>
          <table:table-cell office:value-type="float" office:value="1120" calcext:value-type="float">
            <text:p>1120</text:p>
          </table:table-cell>
          <table:table-cell table:formula="of:=[.B1166]-[.B$2]" office:value-type="float" office:value="26.5844519138336" calcext:value-type="float">
            <text:p>26.5844519138</text:p>
          </table:table-cell>
          <table:table-cell table:formula="of:=[.C1166]/([.D1166]-[.D1165])" office:value-type="float" office:value="108615.502427746" calcext:value-type="float">
            <text:p>108615.502427746</text:p>
          </table:table-cell>
          <table:table-cell/>
          <table:table-cell office:value-type="float" office:value="1456447386.6622" calcext:value-type="float">
            <text:p>1456447386.6622</text:p>
          </table:table-cell>
          <table:table-cell table:formula="of:=[.G1166]-[.B1166]" office:value-type="float" office:value="0.0774943828582764" calcext:value-type="float">
            <text:p>0.0774943829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456447386.59502" calcext:value-type="float">
            <text:p>1456447386.59502</text:p>
          </table:table-cell>
          <table:table-cell office:value-type="float" office:value="1120" calcext:value-type="float">
            <text:p>1120</text:p>
          </table:table-cell>
          <table:table-cell table:formula="of:=[.B1167]-[.B$2]" office:value-type="float" office:value="26.5947642326355" calcext:value-type="float">
            <text:p>26.5947642326</text:p>
          </table:table-cell>
          <table:table-cell table:formula="of:=[.C1167]/([.D1167]-[.D1166])" office:value-type="float" office:value="108607.968927011" calcext:value-type="float">
            <text:p>108607.968927011</text:p>
          </table:table-cell>
          <table:table-cell/>
          <table:table-cell office:value-type="float" office:value="1456447386.67267" calcext:value-type="float">
            <text:p>1456447386.67267</text:p>
          </table:table-cell>
          <table:table-cell table:formula="of:=[.G1167]-[.B1167]" office:value-type="float" office:value="0.0776519775390625" calcext:value-type="float">
            <text:p>0.0776519775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56447386.60533" calcext:value-type="float">
            <text:p>1456447386.60533</text:p>
          </table:table-cell>
          <table:table-cell office:value-type="float" office:value="1120" calcext:value-type="float">
            <text:p>1120</text:p>
          </table:table-cell>
          <table:table-cell table:formula="of:=[.B1168]-[.B$2]" office:value-type="float" office:value="26.6050755977631" calcext:value-type="float">
            <text:p>26.6050755978</text:p>
          </table:table-cell>
          <table:table-cell table:formula="of:=[.C1168]/([.D1168]-[.D1167])" office:value-type="float" office:value="108618.013826909" calcext:value-type="float">
            <text:p>108618.013826909</text:p>
          </table:table-cell>
          <table:table-cell/>
          <table:table-cell office:value-type="float" office:value="1456447386.6832" calcext:value-type="float">
            <text:p>1456447386.6832</text:p>
          </table:table-cell>
          <table:table-cell table:formula="of:=[.G1168]-[.B1168]" office:value-type="float" office:value="0.0778706073760986" calcext:value-type="float">
            <text:p>0.0778706074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56447386.61564" calcext:value-type="float">
            <text:p>1456447386.61564</text:p>
          </table:table-cell>
          <table:table-cell office:value-type="float" office:value="1120" calcext:value-type="float">
            <text:p>1120</text:p>
          </table:table-cell>
          <table:table-cell table:formula="of:=[.B1169]-[.B$2]" office:value-type="float" office:value="26.6153857707977" calcext:value-type="float">
            <text:p>26.6153857708</text:p>
          </table:table-cell>
          <table:table-cell table:formula="of:=[.C1169]/([.D1169]-[.D1168])" office:value-type="float" office:value="108630.57256498" calcext:value-type="float">
            <text:p>108630.57256498</text:p>
          </table:table-cell>
          <table:table-cell/>
          <table:table-cell office:value-type="float" office:value="1456447386.68796" calcext:value-type="float">
            <text:p>1456447386.68796</text:p>
          </table:table-cell>
          <table:table-cell table:formula="of:=[.G1169]-[.B1169]" office:value-type="float" office:value="0.0723204612731934" calcext:value-type="float">
            <text:p>0.0723204613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56447386.62595" calcext:value-type="float">
            <text:p>1456447386.62595</text:p>
          </table:table-cell>
          <table:table-cell office:value-type="float" office:value="1120" calcext:value-type="float">
            <text:p>1120</text:p>
          </table:table-cell>
          <table:table-cell table:formula="of:=[.B1170]-[.B$2]" office:value-type="float" office:value="26.6256959438324" calcext:value-type="float">
            <text:p>26.6256959438</text:p>
          </table:table-cell>
          <table:table-cell table:formula="of:=[.C1170]/([.D1170]-[.D1169])" office:value-type="float" office:value="108630.57256498" calcext:value-type="float">
            <text:p>108630.57256498</text:p>
          </table:table-cell>
          <table:table-cell/>
          <table:table-cell office:value-type="float" office:value="1456447386.69829" calcext:value-type="float">
            <text:p>1456447386.69829</text:p>
          </table:table-cell>
          <table:table-cell table:formula="of:=[.G1170]-[.B1170]" office:value-type="float" office:value="0.0723404884338379" calcext:value-type="float">
            <text:p>0.0723404884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56447386.63626" calcext:value-type="float">
            <text:p>1456447386.63626</text:p>
          </table:table-cell>
          <table:table-cell office:value-type="float" office:value="1120" calcext:value-type="float">
            <text:p>1120</text:p>
          </table:table-cell>
          <table:table-cell table:formula="of:=[.B1171]-[.B$2]" office:value-type="float" office:value="26.6360063552856" calcext:value-type="float">
            <text:p>26.6360063553</text:p>
          </table:table-cell>
          <table:table-cell table:formula="of:=[.C1171]/([.D1171]-[.D1170])" office:value-type="float" office:value="108628.060585039" calcext:value-type="float">
            <text:p>108628.060585039</text:p>
          </table:table-cell>
          <table:table-cell/>
          <table:table-cell office:value-type="float" office:value="1456447386.70859" calcext:value-type="float">
            <text:p>1456447386.70859</text:p>
          </table:table-cell>
          <table:table-cell table:formula="of:=[.G1171]-[.B1171]" office:value-type="float" office:value="0.0723299980163574" calcext:value-type="float">
            <text:p>0.072329998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56447386.64658" calcext:value-type="float">
            <text:p>1456447386.64658</text:p>
          </table:table-cell>
          <table:table-cell office:value-type="float" office:value="1120" calcext:value-type="float">
            <text:p>1120</text:p>
          </table:table-cell>
          <table:table-cell table:formula="of:=[.B1172]-[.B$2]" office:value-type="float" office:value="26.6463248729706" calcext:value-type="float">
            <text:p>26.646324873</text:p>
          </table:table-cell>
          <table:table-cell table:formula="of:=[.C1172]/([.D1172]-[.D1171])" office:value-type="float" office:value="108542.722336468" calcext:value-type="float">
            <text:p>108542.722336468</text:p>
          </table:table-cell>
          <table:table-cell/>
          <table:table-cell office:value-type="float" office:value="1456447386.71889" calcext:value-type="float">
            <text:p>1456447386.71889</text:p>
          </table:table-cell>
          <table:table-cell table:formula="of:=[.G1172]-[.B1172]" office:value-type="float" office:value="0.0723114013671875" calcext:value-type="float">
            <text:p>0.0723114014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56447386.65689" calcext:value-type="float">
            <text:p>1456447386.65689</text:p>
          </table:table-cell>
          <table:table-cell office:value-type="float" office:value="1120" calcext:value-type="float">
            <text:p>1120</text:p>
          </table:table-cell>
          <table:table-cell table:formula="of:=[.B1173]-[.B$2]" office:value-type="float" office:value="26.6566393375397" calcext:value-type="float">
            <text:p>26.6566393375</text:p>
          </table:table-cell>
          <table:table-cell table:formula="of:=[.C1173]/([.D1173]-[.D1172])" office:value-type="float" office:value="108585.374693727" calcext:value-type="float">
            <text:p>108585.374693727</text:p>
          </table:table-cell>
          <table:table-cell/>
          <table:table-cell office:value-type="float" office:value="1456447386.7292" calcext:value-type="float">
            <text:p>1456447386.7292</text:p>
          </table:table-cell>
          <table:table-cell table:formula="of:=[.G1173]-[.B1173]" office:value-type="float" office:value="0.0723068714141846" calcext:value-type="float">
            <text:p>0.0723068714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56447386.66721" calcext:value-type="float">
            <text:p>1456447386.66721</text:p>
          </table:table-cell>
          <table:table-cell office:value-type="float" office:value="1120" calcext:value-type="float">
            <text:p>1120</text:p>
          </table:table-cell>
          <table:table-cell table:formula="of:=[.B1174]-[.B$2]" office:value-type="float" office:value="26.6669526100159" calcext:value-type="float">
            <text:p>26.66695261</text:p>
          </table:table-cell>
          <table:table-cell table:formula="of:=[.C1174]/([.D1174]-[.D1173])" office:value-type="float" office:value="108597.925884828" calcext:value-type="float">
            <text:p>108597.925884828</text:p>
          </table:table-cell>
          <table:table-cell/>
          <table:table-cell office:value-type="float" office:value="1456447386.73961" calcext:value-type="float">
            <text:p>1456447386.73961</text:p>
          </table:table-cell>
          <table:table-cell table:formula="of:=[.G1174]-[.B1174]" office:value-type="float" office:value="0.0724036693572998" calcext:value-type="float">
            <text:p>0.0724036694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56447386.67753" calcext:value-type="float">
            <text:p>1456447386.67753</text:p>
          </table:table-cell>
          <table:table-cell office:value-type="float" office:value="1120" calcext:value-type="float">
            <text:p>1120</text:p>
          </table:table-cell>
          <table:table-cell table:formula="of:=[.B1175]-[.B$2]" office:value-type="float" office:value="26.677276134491" calcext:value-type="float">
            <text:p>26.6772761345</text:p>
          </table:table-cell>
          <table:table-cell table:formula="of:=[.C1175]/([.D1175]-[.D1174])" office:value-type="float" office:value="108490.080369515" calcext:value-type="float">
            <text:p>108490.080369515</text:p>
          </table:table-cell>
          <table:table-cell/>
          <table:table-cell office:value-type="float" office:value="1456447386.75557" calcext:value-type="float">
            <text:p>1456447386.75557</text:p>
          </table:table-cell>
          <table:table-cell table:formula="of:=[.G1175]-[.B1175]" office:value-type="float" office:value="0.0780401229858398" calcext:value-type="float">
            <text:p>0.078040123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56447386.68785" calcext:value-type="float">
            <text:p>1456447386.68785</text:p>
          </table:table-cell>
          <table:table-cell office:value-type="float" office:value="1120" calcext:value-type="float">
            <text:p>1120</text:p>
          </table:table-cell>
          <table:table-cell table:formula="of:=[.B1176]-[.B$2]" office:value-type="float" office:value="26.6875965595245" calcext:value-type="float">
            <text:p>26.6875965595</text:p>
          </table:table-cell>
          <table:table-cell table:formula="of:=[.C1176]/([.D1176]-[.D1175])" office:value-type="float" office:value="108522.662231155" calcext:value-type="float">
            <text:p>108522.662231155</text:p>
          </table:table-cell>
          <table:table-cell/>
          <table:table-cell office:value-type="float" office:value="1456447386.76609" calcext:value-type="float">
            <text:p>1456447386.76609</text:p>
          </table:table-cell>
          <table:table-cell table:formula="of:=[.G1176]-[.B1176]" office:value-type="float" office:value="0.0782396793365479" calcext:value-type="float">
            <text:p>0.0782396793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56447386.69817" calcext:value-type="float">
            <text:p>1456447386.69817</text:p>
          </table:table-cell>
          <table:table-cell office:value-type="float" office:value="1120" calcext:value-type="float">
            <text:p>1120</text:p>
          </table:table-cell>
          <table:table-cell table:formula="of:=[.B1177]-[.B$2]" office:value-type="float" office:value="26.6979126930237" calcext:value-type="float">
            <text:p>26.697912693</text:p>
          </table:table-cell>
          <table:table-cell table:formula="of:=[.C1177]/([.D1177]-[.D1176])" office:value-type="float" office:value="108567.80789942" calcext:value-type="float">
            <text:p>108567.80789942</text:p>
          </table:table-cell>
          <table:table-cell/>
          <table:table-cell office:value-type="float" office:value="1456447386.77624" calcext:value-type="float">
            <text:p>1456447386.77624</text:p>
          </table:table-cell>
          <table:table-cell table:formula="of:=[.G1177]-[.B1177]" office:value-type="float" office:value="0.0780737400054932" calcext:value-type="float">
            <text:p>0.07807374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456447386.70848" calcext:value-type="float">
            <text:p>1456447386.70848</text:p>
          </table:table-cell>
          <table:table-cell office:value-type="float" office:value="1120" calcext:value-type="float">
            <text:p>1120</text:p>
          </table:table-cell>
          <table:table-cell table:formula="of:=[.B1178]-[.B$2]" office:value-type="float" office:value="26.708224773407" calcext:value-type="float">
            <text:p>26.7082247734</text:p>
          </table:table-cell>
          <table:table-cell table:formula="of:=[.C1178]/([.D1178]-[.D1177])" office:value-type="float" office:value="108610.479977805" calcext:value-type="float">
            <text:p>108610.479977805</text:p>
          </table:table-cell>
          <table:table-cell/>
          <table:table-cell office:value-type="float" office:value="1456447386.78662" calcext:value-type="float">
            <text:p>1456447386.78662</text:p>
          </table:table-cell>
          <table:table-cell table:formula="of:=[.G1178]-[.B1178]" office:value-type="float" office:value="0.078141450881958" calcext:value-type="float">
            <text:p>0.0781414509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456447386.71879" calcext:value-type="float">
            <text:p>1456447386.71879</text:p>
          </table:table-cell>
          <table:table-cell office:value-type="float" office:value="1120" calcext:value-type="float">
            <text:p>1120</text:p>
          </table:table-cell>
          <table:table-cell table:formula="of:=[.B1179]-[.B$2]" office:value-type="float" office:value="26.7185370922089" calcext:value-type="float">
            <text:p>26.7185370922</text:p>
          </table:table-cell>
          <table:table-cell table:formula="of:=[.C1179]/([.D1179]-[.D1178])" office:value-type="float" office:value="108607.968927011" calcext:value-type="float">
            <text:p>108607.968927011</text:p>
          </table:table-cell>
          <table:table-cell/>
          <table:table-cell office:value-type="float" office:value="1456447386.79696" calcext:value-type="float">
            <text:p>1456447386.79696</text:p>
          </table:table-cell>
          <table:table-cell table:formula="of:=[.G1179]-[.B1179]" office:value-type="float" office:value="0.0781693458557129" calcext:value-type="float">
            <text:p>0.0781693459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456447386.72915" calcext:value-type="float">
            <text:p>1456447386.72915</text:p>
          </table:table-cell>
          <table:table-cell office:value-type="float" office:value="1120" calcext:value-type="float">
            <text:p>1120</text:p>
          </table:table-cell>
          <table:table-cell table:formula="of:=[.B1180]-[.B$2]" office:value-type="float" office:value="26.7288961410522" calcext:value-type="float">
            <text:p>26.7288961411</text:p>
          </table:table-cell>
          <table:table-cell table:formula="of:=[.C1180]/([.D1180]-[.D1179])" office:value-type="float" office:value="108118.034477203" calcext:value-type="float">
            <text:p>108118.034477203</text:p>
          </table:table-cell>
          <table:table-cell/>
          <table:table-cell office:value-type="float" office:value="1456447386.80158" calcext:value-type="float">
            <text:p>1456447386.80158</text:p>
          </table:table-cell>
          <table:table-cell table:formula="of:=[.G1180]-[.B1180]" office:value-type="float" office:value="0.0724301338195801" calcext:value-type="float">
            <text:p>0.0724301338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456447386.73948" calcext:value-type="float">
            <text:p>1456447386.73948</text:p>
          </table:table-cell>
          <table:table-cell office:value-type="float" office:value="1120" calcext:value-type="float">
            <text:p>1120</text:p>
          </table:table-cell>
          <table:table-cell table:formula="of:=[.B1181]-[.B$2]" office:value-type="float" office:value="26.739230632782" calcext:value-type="float">
            <text:p>26.7392306328</text:p>
          </table:table-cell>
          <table:table-cell table:formula="of:=[.C1181]/([.D1181]-[.D1180])" office:value-type="float" office:value="108374.947630693" calcext:value-type="float">
            <text:p>108374.947630693</text:p>
          </table:table-cell>
          <table:table-cell/>
          <table:table-cell office:value-type="float" office:value="1456447386.81183" calcext:value-type="float">
            <text:p>1456447386.81183</text:p>
          </table:table-cell>
          <table:table-cell table:formula="of:=[.G1181]-[.B1181]" office:value-type="float" office:value="0.0723457336425781" calcext:value-type="float">
            <text:p>0.0723457336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456447386.74988" calcext:value-type="float">
            <text:p>1456447386.74988</text:p>
          </table:table-cell>
          <table:table-cell office:value-type="float" office:value="1120" calcext:value-type="float">
            <text:p>1120</text:p>
          </table:table-cell>
          <table:table-cell table:formula="of:=[.B1182]-[.B$2]" office:value-type="float" office:value="26.7496213912964" calcext:value-type="float">
            <text:p>26.7496213913</text:p>
          </table:table-cell>
          <table:table-cell table:formula="of:=[.C1182]/([.D1182]-[.D1181])" office:value-type="float" office:value="107788.088660456" calcext:value-type="float">
            <text:p>107788.088660456</text:p>
          </table:table-cell>
          <table:table-cell/>
          <table:table-cell office:value-type="float" office:value="1456447386.8222" calcext:value-type="float">
            <text:p>1456447386.8222</text:p>
          </table:table-cell>
          <table:table-cell table:formula="of:=[.G1182]-[.B1182]" office:value-type="float" office:value="0.0723249912261963" calcext:value-type="float">
            <text:p>0.0723249912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456447386.76019" calcext:value-type="float">
            <text:p>1456447386.76019</text:p>
          </table:table-cell>
          <table:table-cell office:value-type="float" office:value="1120" calcext:value-type="float">
            <text:p>1120</text:p>
          </table:table-cell>
          <table:table-cell table:formula="of:=[.B1183]-[.B$2]" office:value-type="float" office:value="26.7599391937256" calcext:value-type="float">
            <text:p>26.7599391937</text:p>
          </table:table-cell>
          <table:table-cell table:formula="of:=[.C1183]/([.D1183]-[.D1182])" office:value-type="float" office:value="108550.246788058" calcext:value-type="float">
            <text:p>108550.246788058</text:p>
          </table:table-cell>
          <table:table-cell/>
          <table:table-cell office:value-type="float" office:value="1456447386.83251" calcext:value-type="float">
            <text:p>1456447386.83251</text:p>
          </table:table-cell>
          <table:table-cell table:formula="of:=[.G1183]-[.B1183]" office:value-type="float" office:value="0.0723171234130859" calcext:value-type="float">
            <text:p>0.0723171234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456447386.77051" calcext:value-type="float">
            <text:p>1456447386.77051</text:p>
          </table:table-cell>
          <table:table-cell office:value-type="float" office:value="1120" calcext:value-type="float">
            <text:p>1120</text:p>
          </table:table-cell>
          <table:table-cell table:formula="of:=[.B1184]-[.B$2]" office:value-type="float" office:value="26.7702538967133" calcext:value-type="float">
            <text:p>26.7702538967</text:p>
          </table:table-cell>
          <table:table-cell table:formula="of:=[.C1184]/([.D1184]-[.D1183])" office:value-type="float" office:value="108582.864803643" calcext:value-type="float">
            <text:p>108582.864803643</text:p>
          </table:table-cell>
          <table:table-cell/>
          <table:table-cell office:value-type="float" office:value="1456447386.84282" calcext:value-type="float">
            <text:p>1456447386.84282</text:p>
          </table:table-cell>
          <table:table-cell table:formula="of:=[.G1184]-[.B1184]" office:value-type="float" office:value="0.0723123550415039" calcext:value-type="float">
            <text:p>0.072312355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456447386.78082" calcext:value-type="float">
            <text:p>1456447386.78082</text:p>
          </table:table-cell>
          <table:table-cell office:value-type="float" office:value="1120" calcext:value-type="float">
            <text:p>1120</text:p>
          </table:table-cell>
          <table:table-cell table:formula="of:=[.B1185]-[.B$2]" office:value-type="float" office:value="26.7805669307709" calcext:value-type="float">
            <text:p>26.7805669308</text:p>
          </table:table-cell>
          <table:table-cell table:formula="of:=[.C1185]/([.D1185]-[.D1184])" office:value-type="float" office:value="108600.436471241" calcext:value-type="float">
            <text:p>108600.436471241</text:p>
          </table:table-cell>
          <table:table-cell/>
          <table:table-cell office:value-type="float" office:value="1456447386.85315" calcext:value-type="float">
            <text:p>1456447386.85315</text:p>
          </table:table-cell>
          <table:table-cell table:formula="of:=[.G1185]-[.B1185]" office:value-type="float" office:value="0.0723292827606201" calcext:value-type="float">
            <text:p>0.0723292828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456447386.79117" calcext:value-type="float">
            <text:p>1456447386.79117</text:p>
          </table:table-cell>
          <table:table-cell office:value-type="float" office:value="1120" calcext:value-type="float">
            <text:p>1120</text:p>
          </table:table-cell>
          <table:table-cell table:formula="of:=[.B1186]-[.B$2]" office:value-type="float" office:value="26.7909140586853" calcext:value-type="float">
            <text:p>26.7909140587</text:p>
          </table:table-cell>
          <table:table-cell table:formula="of:=[.C1186]/([.D1186]-[.D1185])" office:value-type="float" office:value="108242.597294869" calcext:value-type="float">
            <text:p>108242.597294869</text:p>
          </table:table-cell>
          <table:table-cell/>
          <table:table-cell office:value-type="float" office:value="1456447386.8695" calcext:value-type="float">
            <text:p>1456447386.8695</text:p>
          </table:table-cell>
          <table:table-cell table:formula="of:=[.G1186]-[.B1186]" office:value-type="float" office:value="0.0783321857452393" calcext:value-type="float">
            <text:p>0.0783321857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456447386.80149" calcext:value-type="float">
            <text:p>1456447386.80149</text:p>
          </table:table-cell>
          <table:table-cell office:value-type="float" office:value="1120" calcext:value-type="float">
            <text:p>1120</text:p>
          </table:table-cell>
          <table:table-cell table:formula="of:=[.B1187]-[.B$2]" office:value-type="float" office:value="26.8012404441833" calcext:value-type="float">
            <text:p>26.8012404442</text:p>
          </table:table-cell>
          <table:table-cell table:formula="of:=[.C1187]/([.D1187]-[.D1186])" office:value-type="float" office:value="108460.022164758" calcext:value-type="float">
            <text:p>108460.022164758</text:p>
          </table:table-cell>
          <table:table-cell/>
          <table:table-cell office:value-type="float" office:value="1456447386.87991" calcext:value-type="float">
            <text:p>1456447386.87991</text:p>
          </table:table-cell>
          <table:table-cell table:formula="of:=[.G1187]-[.B1187]" office:value-type="float" office:value="0.0784158706665039" calcext:value-type="float">
            <text:p>0.0784158707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456447386.81182" calcext:value-type="float">
            <text:p>1456447386.81182</text:p>
          </table:table-cell>
          <table:table-cell office:value-type="float" office:value="1120" calcext:value-type="float">
            <text:p>1120</text:p>
          </table:table-cell>
          <table:table-cell table:formula="of:=[.B1188]-[.B$2]" office:value-type="float" office:value="26.811564207077" calcext:value-type="float">
            <text:p>26.8115642071</text:p>
          </table:table-cell>
          <table:table-cell table:formula="of:=[.C1188]/([.D1188]-[.D1187])" office:value-type="float" office:value="108487.574882797" calcext:value-type="float">
            <text:p>108487.574882797</text:p>
          </table:table-cell>
          <table:table-cell/>
          <table:table-cell office:value-type="float" office:value="1456447386.89032" calcext:value-type="float">
            <text:p>1456447386.89032</text:p>
          </table:table-cell>
          <table:table-cell table:formula="of:=[.G1188]-[.B1188]" office:value-type="float" office:value="0.0785021781921387" calcext:value-type="float">
            <text:p>0.0785021782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56447386.82214" calcext:value-type="float">
            <text:p>1456447386.82214</text:p>
          </table:table-cell>
          <table:table-cell office:value-type="float" office:value="1120" calcext:value-type="float">
            <text:p>1120</text:p>
          </table:table-cell>
          <table:table-cell table:formula="of:=[.B1189]-[.B$2]" office:value-type="float" office:value="26.8218908309937" calcext:value-type="float">
            <text:p>26.821890831</text:p>
          </table:table-cell>
          <table:table-cell table:formula="of:=[.C1189]/([.D1189]-[.D1188])" office:value-type="float" office:value="108457.51806617" calcext:value-type="float">
            <text:p>108457.51806617</text:p>
          </table:table-cell>
          <table:table-cell/>
          <table:table-cell office:value-type="float" office:value="1456447386.90069" calcext:value-type="float">
            <text:p>1456447386.90069</text:p>
          </table:table-cell>
          <table:table-cell table:formula="of:=[.G1189]-[.B1189]" office:value-type="float" office:value="0.0785455703735352" calcext:value-type="float">
            <text:p>0.0785455704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456447386.83246" calcext:value-type="float">
            <text:p>1456447386.83246</text:p>
          </table:table-cell>
          <table:table-cell office:value-type="float" office:value="1120" calcext:value-type="float">
            <text:p>1120</text:p>
          </table:table-cell>
          <table:table-cell table:formula="of:=[.B1190]-[.B$2]" office:value-type="float" office:value="26.83220744133" calcext:value-type="float">
            <text:p>26.8322074413</text:p>
          </table:table-cell>
          <table:table-cell table:formula="of:=[.C1190]/([.D1190]-[.D1189])" office:value-type="float" office:value="108562.789859259" calcext:value-type="float">
            <text:p>108562.789859259</text:p>
          </table:table-cell>
          <table:table-cell/>
          <table:table-cell office:value-type="float" office:value="1456447386.91107" calcext:value-type="float">
            <text:p>1456447386.91107</text:p>
          </table:table-cell>
          <table:table-cell table:formula="of:=[.G1190]-[.B1190]" office:value-type="float" office:value="0.0786089897155762" calcext:value-type="float">
            <text:p>0.0786089897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456447386.84278" calcext:value-type="float">
            <text:p>1456447386.84278</text:p>
          </table:table-cell>
          <table:table-cell office:value-type="float" office:value="1120" calcext:value-type="float">
            <text:p>1120</text:p>
          </table:table-cell>
          <table:table-cell table:formula="of:=[.B1191]-[.B$2]" office:value-type="float" office:value="26.8425223827362" calcext:value-type="float">
            <text:p>26.8425223827</text:p>
          </table:table-cell>
          <table:table-cell table:formula="of:=[.C1191]/([.D1191]-[.D1190])" office:value-type="float" office:value="108580.355029586" calcext:value-type="float">
            <text:p>108580.355029586</text:p>
          </table:table-cell>
          <table:table-cell/>
          <table:table-cell office:value-type="float" office:value="1456447386.91528" calcext:value-type="float">
            <text:p>1456447386.91528</text:p>
          </table:table-cell>
          <table:table-cell table:formula="of:=[.G1191]-[.B1191]" office:value-type="float" office:value="0.0725040435791016" calcext:value-type="float">
            <text:p>0.0725040436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456447386.85309" calcext:value-type="float">
            <text:p>1456447386.85309</text:p>
          </table:table-cell>
          <table:table-cell office:value-type="float" office:value="1120" calcext:value-type="float">
            <text:p>1120</text:p>
          </table:table-cell>
          <table:table-cell table:formula="of:=[.B1192]-[.B$2]" office:value-type="float" office:value="26.8528337478638" calcext:value-type="float">
            <text:p>26.8528337479</text:p>
          </table:table-cell>
          <table:table-cell table:formula="of:=[.C1192]/([.D1192]-[.D1191])" office:value-type="float" office:value="108618.013826909" calcext:value-type="float">
            <text:p>108618.013826909</text:p>
          </table:table-cell>
          <table:table-cell/>
          <table:table-cell office:value-type="float" office:value="1456447386.92541" calcext:value-type="float">
            <text:p>1456447386.92541</text:p>
          </table:table-cell>
          <table:table-cell table:formula="of:=[.G1192]-[.B1192]" office:value-type="float" office:value="0.0723226070404053" calcext:value-type="float">
            <text:p>0.072322607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456447386.8634" calcext:value-type="float">
            <text:p>1456447386.8634</text:p>
          </table:table-cell>
          <table:table-cell office:value-type="float" office:value="1120" calcext:value-type="float">
            <text:p>1120</text:p>
          </table:table-cell>
          <table:table-cell table:formula="of:=[.B1193]-[.B$2]" office:value-type="float" office:value="26.8631446361542" calcext:value-type="float">
            <text:p>26.8631446362</text:p>
          </table:table-cell>
          <table:table-cell table:formula="of:=[.C1193]/([.D1193]-[.D1192])" office:value-type="float" office:value="108623.036973663" calcext:value-type="float">
            <text:p>108623.036973663</text:p>
          </table:table-cell>
          <table:table-cell/>
          <table:table-cell office:value-type="float" office:value="1456447386.93596" calcext:value-type="float">
            <text:p>1456447386.93596</text:p>
          </table:table-cell>
          <table:table-cell table:formula="of:=[.G1193]-[.B1193]" office:value-type="float" office:value="0.0725617408752441" calcext:value-type="float">
            <text:p>0.0725617409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456447386.87371" calcext:value-type="float">
            <text:p>1456447386.87371</text:p>
          </table:table-cell>
          <table:table-cell office:value-type="float" office:value="1120" calcext:value-type="float">
            <text:p>1120</text:p>
          </table:table-cell>
          <table:table-cell table:formula="of:=[.B1194]-[.B$2]" office:value-type="float" office:value="26.8734569549561" calcext:value-type="float">
            <text:p>26.873456955</text:p>
          </table:table-cell>
          <table:table-cell table:formula="of:=[.C1194]/([.D1194]-[.D1193])" office:value-type="float" office:value="108607.968927011" calcext:value-type="float">
            <text:p>108607.968927011</text:p>
          </table:table-cell>
          <table:table-cell/>
          <table:table-cell office:value-type="float" office:value="1456447386.94597" calcext:value-type="float">
            <text:p>1456447386.94597</text:p>
          </table:table-cell>
          <table:table-cell table:formula="of:=[.G1194]-[.B1194]" office:value-type="float" office:value="0.0722594261169434" calcext:value-type="float">
            <text:p>0.0722594261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456447386.88402" calcext:value-type="float">
            <text:p>1456447386.88402</text:p>
          </table:table-cell>
          <table:table-cell office:value-type="float" office:value="1120" calcext:value-type="float">
            <text:p>1120</text:p>
          </table:table-cell>
          <table:table-cell table:formula="of:=[.B1195]-[.B$2]" office:value-type="float" office:value="26.8837673664093" calcext:value-type="float">
            <text:p>26.8837673664</text:p>
          </table:table-cell>
          <table:table-cell table:formula="of:=[.C1195]/([.D1195]-[.D1194])" office:value-type="float" office:value="108628.060585039" calcext:value-type="float">
            <text:p>108628.060585039</text:p>
          </table:table-cell>
          <table:table-cell/>
          <table:table-cell office:value-type="float" office:value="1456447386.95633" calcext:value-type="float">
            <text:p>1456447386.95633</text:p>
          </table:table-cell>
          <table:table-cell table:formula="of:=[.G1195]-[.B1195]" office:value-type="float" office:value="0.0723090171813965" calcext:value-type="float">
            <text:p>0.0723090172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456447386.89433" calcext:value-type="float">
            <text:p>1456447386.89433</text:p>
          </table:table-cell>
          <table:table-cell office:value-type="float" office:value="1120" calcext:value-type="float">
            <text:p>1120</text:p>
          </table:table-cell>
          <table:table-cell table:formula="of:=[.B1196]-[.B$2]" office:value-type="float" office:value="26.8940770626068" calcext:value-type="float">
            <text:p>26.8940770626</text:p>
          </table:table-cell>
          <table:table-cell table:formula="of:=[.C1196]/([.D1196]-[.D1195])" office:value-type="float" office:value="108635.59687341" calcext:value-type="float">
            <text:p>108635.59687341</text:p>
          </table:table-cell>
          <table:table-cell/>
          <table:table-cell office:value-type="float" office:value="1456447386.97293" calcext:value-type="float">
            <text:p>1456447386.97293</text:p>
          </table:table-cell>
          <table:table-cell table:formula="of:=[.G1196]-[.B1196]" office:value-type="float" office:value="0.078599214553833" calcext:value-type="float">
            <text:p>0.0785992146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456447386.90464" calcext:value-type="float">
            <text:p>1456447386.90464</text:p>
          </table:table-cell>
          <table:table-cell office:value-type="float" office:value="1120" calcext:value-type="float">
            <text:p>1120</text:p>
          </table:table-cell>
          <table:table-cell table:formula="of:=[.B1197]-[.B$2]" office:value-type="float" office:value="26.9043867588043" calcext:value-type="float">
            <text:p>26.9043867588</text:p>
          </table:table-cell>
          <table:table-cell table:formula="of:=[.C1197]/([.D1197]-[.D1196])" office:value-type="float" office:value="108635.59687341" calcext:value-type="float">
            <text:p>108635.59687341</text:p>
          </table:table-cell>
          <table:table-cell/>
          <table:table-cell office:value-type="float" office:value="1456447386.98325" calcext:value-type="float">
            <text:p>1456447386.98325</text:p>
          </table:table-cell>
          <table:table-cell table:formula="of:=[.G1197]-[.B1197]" office:value-type="float" office:value="0.0786094665527344" calcext:value-type="float">
            <text:p>0.0786094666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456447386.91495" calcext:value-type="float">
            <text:p>1456447386.91495</text:p>
          </table:table-cell>
          <table:table-cell office:value-type="float" office:value="1120" calcext:value-type="float">
            <text:p>1120</text:p>
          </table:table-cell>
          <table:table-cell table:formula="of:=[.B1198]-[.B$2]" office:value-type="float" office:value="26.9146974086761" calcext:value-type="float">
            <text:p>26.9146974087</text:p>
          </table:table-cell>
          <table:table-cell table:formula="of:=[.C1198]/([.D1198]-[.D1197])" office:value-type="float" office:value="108625.548721269" calcext:value-type="float">
            <text:p>108625.548721269</text:p>
          </table:table-cell>
          <table:table-cell/>
          <table:table-cell office:value-type="float" office:value="1456447386.99359" calcext:value-type="float">
            <text:p>1456447386.99359</text:p>
          </table:table-cell>
          <table:table-cell table:formula="of:=[.G1198]-[.B1198]" office:value-type="float" office:value="0.078639030456543" calcext:value-type="float">
            <text:p>0.0786390305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456447386.92526" calcext:value-type="float">
            <text:p>1456447386.92526</text:p>
          </table:table-cell>
          <table:table-cell office:value-type="float" office:value="1120" calcext:value-type="float">
            <text:p>1120</text:p>
          </table:table-cell>
          <table:table-cell table:formula="of:=[.B1199]-[.B$2]" office:value-type="float" office:value="26.925009727478" calcext:value-type="float">
            <text:p>26.9250097275</text:p>
          </table:table-cell>
          <table:table-cell table:formula="of:=[.C1199]/([.D1199]-[.D1198])" office:value-type="float" office:value="108607.968927011" calcext:value-type="float">
            <text:p>108607.968927011</text:p>
          </table:table-cell>
          <table:table-cell/>
          <table:table-cell office:value-type="float" office:value="1456447387.00402" calcext:value-type="float">
            <text:p>1456447387.00402</text:p>
          </table:table-cell>
          <table:table-cell table:formula="of:=[.G1199]-[.B1199]" office:value-type="float" office:value="0.07875657081604" calcext:value-type="float">
            <text:p>0.0787565708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456447386.93558" calcext:value-type="float">
            <text:p>1456447386.93558</text:p>
          </table:table-cell>
          <table:table-cell office:value-type="float" office:value="1120" calcext:value-type="float">
            <text:p>1120</text:p>
          </table:table-cell>
          <table:table-cell table:formula="of:=[.B1200]-[.B$2]" office:value-type="float" office:value="26.9353265762329" calcext:value-type="float">
            <text:p>26.9353265762</text:p>
          </table:table-cell>
          <table:table-cell table:formula="of:=[.C1200]/([.D1200]-[.D1199])" office:value-type="float" office:value="108560.281013126" calcext:value-type="float">
            <text:p>108560.281013126</text:p>
          </table:table-cell>
          <table:table-cell/>
          <table:table-cell office:value-type="float" office:value="1456447390.0071" calcext:value-type="float">
            <text:p>1456447390.0071</text:p>
          </table:table-cell>
          <table:table-cell table:formula="of:=[.G1200]-[.B1200]" office:value-type="float" office:value="3.07151985168457" calcext:value-type="float">
            <text:p>3.0715198517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456447386.94589" calcext:value-type="float">
            <text:p>1456447386.94589</text:p>
          </table:table-cell>
          <table:table-cell office:value-type="float" office:value="1120" calcext:value-type="float">
            <text:p>1120</text:p>
          </table:table-cell>
          <table:table-cell table:formula="of:=[.B1201]-[.B$2]" office:value-type="float" office:value="26.9456400871277" calcext:value-type="float">
            <text:p>26.9456400871</text:p>
          </table:table-cell>
          <table:table-cell table:formula="of:=[.C1201]/([.D1201]-[.D1200])" office:value-type="float" office:value="108595.41541449" calcext:value-type="float">
            <text:p>108595.41541449</text:p>
          </table:table-cell>
          <table:table-cell/>
          <table:table-cell office:value-type="float" office:value="1456447390.0134" calcext:value-type="float">
            <text:p>1456447390.0134</text:p>
          </table:table-cell>
          <table:table-cell table:formula="of:=[.G1201]-[.B1201]" office:value-type="float" office:value="3.06750631332397" calcext:value-type="float">
            <text:p>3.0675063133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56447386.95621" calcext:value-type="float">
            <text:p>1456447386.95621</text:p>
          </table:table-cell>
          <table:table-cell office:value-type="float" office:value="1120" calcext:value-type="float">
            <text:p>1120</text:p>
          </table:table-cell>
          <table:table-cell table:formula="of:=[.B1202]-[.B$2]" office:value-type="float" office:value="26.9559512138367" calcext:value-type="float">
            <text:p>26.9559512138</text:p>
          </table:table-cell>
          <table:table-cell table:formula="of:=[.C1202]/([.D1202]-[.D1201])" office:value-type="float" office:value="108620.525342212" calcext:value-type="float">
            <text:p>108620.525342212</text:p>
          </table:table-cell>
          <table:table-cell/>
          <table:table-cell office:value-type="float" office:value="1456447390.0183" calcext:value-type="float">
            <text:p>1456447390.0183</text:p>
          </table:table-cell>
          <table:table-cell table:formula="of:=[.G1202]-[.B1202]" office:value-type="float" office:value="3.06209516525269" calcext:value-type="float">
            <text:p>3.0620951653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56447386.96652" calcext:value-type="float">
            <text:p>1456447386.96652</text:p>
          </table:table-cell>
          <table:table-cell office:value-type="float" office:value="1120" calcext:value-type="float">
            <text:p>1120</text:p>
          </table:table-cell>
          <table:table-cell table:formula="of:=[.B1203]-[.B$2]" office:value-type="float" office:value="26.9662637710571" calcext:value-type="float">
            <text:p>26.9662637711</text:p>
          </table:table-cell>
          <table:table-cell table:formula="of:=[.C1203]/([.D1203]-[.D1202])" office:value-type="float" office:value="108605.457992324" calcext:value-type="float">
            <text:p>108605.457992324</text:p>
          </table:table-cell>
          <table:table-cell/>
          <table:table-cell office:value-type="float" office:value="1456447390.02331" calcext:value-type="float">
            <text:p>1456447390.02331</text:p>
          </table:table-cell>
          <table:table-cell table:formula="of:=[.G1203]-[.B1203]" office:value-type="float" office:value="3.05679249763489" calcext:value-type="float">
            <text:p>3.0567924976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456447386.97683" calcext:value-type="float">
            <text:p>1456447386.97683</text:p>
          </table:table-cell>
          <table:table-cell office:value-type="float" office:value="1120" calcext:value-type="float">
            <text:p>1120</text:p>
          </table:table-cell>
          <table:table-cell table:formula="of:=[.B1204]-[.B$2]" office:value-type="float" office:value="26.9765756130219" calcext:value-type="float">
            <text:p>26.976575613</text:p>
          </table:table-cell>
          <table:table-cell table:formula="of:=[.C1204]/([.D1204]-[.D1203])" office:value-type="float" office:value="108612.991144713" calcext:value-type="float">
            <text:p>108612.991144713</text:p>
          </table:table-cell>
          <table:table-cell/>
          <table:table-cell office:value-type="float" office:value="1456447390.59857" calcext:value-type="float">
            <text:p>1456447390.59857</text:p>
          </table:table-cell>
          <table:table-cell table:formula="of:=[.G1204]-[.B1204]" office:value-type="float" office:value="3.62174081802368" calcext:value-type="float">
            <text:p>3.621740818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456447386.98714" calcext:value-type="float">
            <text:p>1456447386.98714</text:p>
          </table:table-cell>
          <table:table-cell office:value-type="float" office:value="1120" calcext:value-type="float">
            <text:p>1120</text:p>
          </table:table-cell>
          <table:table-cell table:formula="of:=[.B1205]-[.B$2]" office:value-type="float" office:value="26.9868876934051" calcext:value-type="float">
            <text:p>26.9868876934</text:p>
          </table:table-cell>
          <table:table-cell table:formula="of:=[.C1205]/([.D1205]-[.D1204])" office:value-type="float" office:value="108610.479977805" calcext:value-type="float">
            <text:p>108610.479977805</text:p>
          </table:table-cell>
          <table:table-cell/>
          <table:table-cell office:value-type="float" office:value="1456447390.60344" calcext:value-type="float">
            <text:p>1456447390.60344</text:p>
          </table:table-cell>
          <table:table-cell table:formula="of:=[.G1205]-[.B1205]" office:value-type="float" office:value="3.61629867553711" calcext:value-type="float">
            <text:p>3.6162986755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456447386.99749" calcext:value-type="float">
            <text:p>1456447386.99749</text:p>
          </table:table-cell>
          <table:table-cell office:value-type="float" office:value="1120" calcext:value-type="float">
            <text:p>1120</text:p>
          </table:table-cell>
          <table:table-cell table:formula="of:=[.B1206]-[.B$2]" office:value-type="float" office:value="26.9972393512726" calcext:value-type="float">
            <text:p>26.9972393513</text:p>
          </table:table-cell>
          <table:table-cell table:formula="of:=[.C1206]/([.D1206]-[.D1205])" office:value-type="float" office:value="108195.229628265" calcext:value-type="float">
            <text:p>108195.229628265</text:p>
          </table:table-cell>
          <table:table-cell/>
          <table:table-cell office:value-type="float" office:value="1456447390.60831" calcext:value-type="float">
            <text:p>1456447390.60831</text:p>
          </table:table-cell>
          <table:table-cell table:formula="of:=[.G1206]-[.B1206]" office:value-type="float" office:value="3.61081695556641" calcext:value-type="float">
            <text:p>3.6108169556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456447400.01079" calcext:value-type="float">
            <text:p>1456447400.01079</text:p>
          </table:table-cell>
          <table:table-cell office:value-type="float" office:value="1120" calcext:value-type="float">
            <text:p>1120</text:p>
          </table:table-cell>
          <table:table-cell table:formula="of:=[.B1207]-[.B$2]" office:value-type="float" office:value="40.0105397701263" calcext:value-type="float">
            <text:p>40.0105397701</text:p>
          </table:table-cell>
          <table:table-cell table:formula="of:=[.C1207]/([.D1207]-[.D1206])" office:value-type="float" office:value="86.0657914557429" calcext:value-type="float">
            <text:p>86.0657914557</text:p>
          </table:table-cell>
          <table:table-cell/>
          <table:table-cell office:value-type="float" office:value="1456447400.08349" calcext:value-type="float">
            <text:p>1456447400.08349</text:p>
          </table:table-cell>
          <table:table-cell table:formula="of:=[.G1207]-[.B1207]" office:value-type="float" office:value="0.0726964473724365" calcext:value-type="float">
            <text:p>0.0726964474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56447400.02501" calcext:value-type="float">
            <text:p>1456447400.02501</text:p>
          </table:table-cell>
          <table:table-cell office:value-type="float" office:value="1120" calcext:value-type="float">
            <text:p>1120</text:p>
          </table:table-cell>
          <table:table-cell table:formula="of:=[.B1208]-[.B$2]" office:value-type="float" office:value="40.0247571468353" calcext:value-type="float">
            <text:p>40.0247571468</text:p>
          </table:table-cell>
          <table:table-cell table:formula="of:=[.C1208]/([.D1208]-[.D1207])" office:value-type="float" office:value="78776.839280923" calcext:value-type="float">
            <text:p>78776.839280923</text:p>
          </table:table-cell>
          <table:table-cell/>
          <table:table-cell office:value-type="float" office:value="1456447400.09764" calcext:value-type="float">
            <text:p>1456447400.09764</text:p>
          </table:table-cell>
          <table:table-cell table:formula="of:=[.G1208]-[.B1208]" office:value-type="float" office:value="0.0726292133331299" calcext:value-type="float">
            <text:p>0.0726292133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456447400.03917" calcext:value-type="float">
            <text:p>1456447400.03917</text:p>
          </table:table-cell>
          <table:table-cell office:value-type="float" office:value="1120" calcext:value-type="float">
            <text:p>1120</text:p>
          </table:table-cell>
          <table:table-cell table:formula="of:=[.B1209]-[.B$2]" office:value-type="float" office:value="40.0389137268066" calcext:value-type="float">
            <text:p>40.0389137268</text:p>
          </table:table-cell>
          <table:table-cell table:formula="of:=[.C1209]/([.D1209]-[.D1208])" office:value-type="float" office:value="79115.153679034" calcext:value-type="float">
            <text:p>79115.153679034</text:p>
          </table:table-cell>
          <table:table-cell/>
          <table:table-cell office:value-type="float" office:value="1456447400.11176" calcext:value-type="float">
            <text:p>1456447400.11176</text:p>
          </table:table-cell>
          <table:table-cell table:formula="of:=[.G1209]-[.B1209]" office:value-type="float" office:value="0.0725924968719482" calcext:value-type="float">
            <text:p>0.0725924969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456447400.05331" calcext:value-type="float">
            <text:p>1456447400.05331</text:p>
          </table:table-cell>
          <table:table-cell office:value-type="float" office:value="1120" calcext:value-type="float">
            <text:p>1120</text:p>
          </table:table-cell>
          <table:table-cell table:formula="of:=[.B1210]-[.B$2]" office:value-type="float" office:value="40.053058385849" calcext:value-type="float">
            <text:p>40.0530583858</text:p>
          </table:table-cell>
          <table:table-cell table:formula="of:=[.C1210]/([.D1210]-[.D1209])" office:value-type="float" office:value="79181.8308695872" calcext:value-type="float">
            <text:p>79181.8308695872</text:p>
          </table:table-cell>
          <table:table-cell/>
          <table:table-cell office:value-type="float" office:value="1456447400.12592" calcext:value-type="float">
            <text:p>1456447400.12592</text:p>
          </table:table-cell>
          <table:table-cell table:formula="of:=[.G1210]-[.B1210]" office:value-type="float" office:value="0.0726079940795898" calcext:value-type="float">
            <text:p>0.0726079941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456447400.06745" calcext:value-type="float">
            <text:p>1456447400.06745</text:p>
          </table:table-cell>
          <table:table-cell office:value-type="float" office:value="1120" calcext:value-type="float">
            <text:p>1120</text:p>
          </table:table-cell>
          <table:table-cell table:formula="of:=[.B1211]-[.B$2]" office:value-type="float" office:value="40.0671951770782" calcext:value-type="float">
            <text:p>40.0671951771</text:p>
          </table:table-cell>
          <table:table-cell table:formula="of:=[.C1211]/([.D1211]-[.D1210])" office:value-type="float" office:value="79225.8994164671" calcext:value-type="float">
            <text:p>79225.8994164671</text:p>
          </table:table-cell>
          <table:table-cell/>
          <table:table-cell office:value-type="float" office:value="1456447400.13982" calcext:value-type="float">
            <text:p>1456447400.13982</text:p>
          </table:table-cell>
          <table:table-cell table:formula="of:=[.G1211]-[.B1211]" office:value-type="float" office:value="0.072371244430542" calcext:value-type="float">
            <text:p>0.0723712444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56447400.08158" calcext:value-type="float">
            <text:p>1456447400.08158</text:p>
          </table:table-cell>
          <table:table-cell office:value-type="float" office:value="1120" calcext:value-type="float">
            <text:p>1120</text:p>
          </table:table-cell>
          <table:table-cell table:formula="of:=[.B1212]-[.B$2]" office:value-type="float" office:value="40.0813281536102" calcext:value-type="float">
            <text:p>40.0813281536</text:p>
          </table:table-cell>
          <table:table-cell table:formula="of:=[.C1212]/([.D1212]-[.D1211])" office:value-type="float" office:value="79247.2836465468" calcext:value-type="float">
            <text:p>79247.2836465468</text:p>
          </table:table-cell>
          <table:table-cell/>
          <table:table-cell office:value-type="float" office:value="1456447400.15391" calcext:value-type="float">
            <text:p>1456447400.15391</text:p>
          </table:table-cell>
          <table:table-cell table:formula="of:=[.G1212]-[.B1212]" office:value-type="float" office:value="0.0723280906677246" calcext:value-type="float">
            <text:p>0.0723280907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456447400.09576" calcext:value-type="float">
            <text:p>1456447400.09576</text:p>
          </table:table-cell>
          <table:table-cell office:value-type="float" office:value="1120" calcext:value-type="float">
            <text:p>1120</text:p>
          </table:table-cell>
          <table:table-cell table:formula="of:=[.B1213]-[.B$2]" office:value-type="float" office:value="40.0955100059509" calcext:value-type="float">
            <text:p>40.095510006</text:p>
          </table:table-cell>
          <table:table-cell table:formula="of:=[.C1213]/([.D1213]-[.D1212])" office:value-type="float" office:value="78974.1687540978" calcext:value-type="float">
            <text:p>78974.1687540978</text:p>
          </table:table-cell>
          <table:table-cell/>
          <table:table-cell office:value-type="float" office:value="1456447400.16815" calcext:value-type="float">
            <text:p>1456447400.16815</text:p>
          </table:table-cell>
          <table:table-cell table:formula="of:=[.G1213]-[.B1213]" office:value-type="float" office:value="0.0723862648010254" calcext:value-type="float">
            <text:p>0.0723862648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56447400.10987" calcext:value-type="float">
            <text:p>1456447400.10987</text:p>
          </table:table-cell>
          <table:table-cell office:value-type="float" office:value="1120" calcext:value-type="float">
            <text:p>1120</text:p>
          </table:table-cell>
          <table:table-cell table:formula="of:=[.B1214]-[.B$2]" office:value-type="float" office:value="40.1096186637878" calcext:value-type="float">
            <text:p>40.1096186638</text:p>
          </table:table-cell>
          <table:table-cell table:formula="of:=[.C1214]/([.D1214]-[.D1213])" office:value-type="float" office:value="79383.8799513316" calcext:value-type="float">
            <text:p>79383.8799513316</text:p>
          </table:table-cell>
          <table:table-cell/>
          <table:table-cell office:value-type="float" office:value="1456447400.1822" calcext:value-type="float">
            <text:p>1456447400.1822</text:p>
          </table:table-cell>
          <table:table-cell table:formula="of:=[.G1214]-[.B1214]" office:value-type="float" office:value="0.0723276138305664" calcext:value-type="float">
            <text:p>0.0723276138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56447400.12401" calcext:value-type="float">
            <text:p>1456447400.12401</text:p>
          </table:table-cell>
          <table:table-cell office:value-type="float" office:value="1120" calcext:value-type="float">
            <text:p>1120</text:p>
          </table:table-cell>
          <table:table-cell table:formula="of:=[.B1215]-[.B$2]" office:value-type="float" office:value="40.1237573623657" calcext:value-type="float">
            <text:p>40.1237573624</text:p>
          </table:table-cell>
          <table:table-cell table:formula="of:=[.C1215]/([.D1215]-[.D1214])" office:value-type="float" office:value="79215.2116286129" calcext:value-type="float">
            <text:p>79215.2116286129</text:p>
          </table:table-cell>
          <table:table-cell/>
          <table:table-cell office:value-type="float" office:value="1456447400.19633" calcext:value-type="float">
            <text:p>1456447400.19633</text:p>
          </table:table-cell>
          <table:table-cell table:formula="of:=[.G1215]-[.B1215]" office:value-type="float" office:value="0.0723190307617188" calcext:value-type="float">
            <text:p>0.0723190308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56447400.13815" calcext:value-type="float">
            <text:p>1456447400.13815</text:p>
          </table:table-cell>
          <table:table-cell office:value-type="float" office:value="1120" calcext:value-type="float">
            <text:p>1120</text:p>
          </table:table-cell>
          <table:table-cell table:formula="of:=[.B1216]-[.B$2]" office:value-type="float" office:value="40.1379013061523" calcext:value-type="float">
            <text:p>40.1379013062</text:p>
          </table:table-cell>
          <table:table-cell table:formula="of:=[.C1216]/([.D1216]-[.D1215])" office:value-type="float" office:value="79185.8350751804" calcext:value-type="float">
            <text:p>79185.8350751804</text:p>
          </table:table-cell>
          <table:table-cell/>
          <table:table-cell office:value-type="float" office:value="1456447400.21146" calcext:value-type="float">
            <text:p>1456447400.21146</text:p>
          </table:table-cell>
          <table:table-cell table:formula="of:=[.G1216]-[.B1216]" office:value-type="float" office:value="0.0733051300048828" calcext:value-type="float">
            <text:p>0.07330513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456447400.15229" calcext:value-type="float">
            <text:p>1456447400.15229</text:p>
          </table:table-cell>
          <table:table-cell office:value-type="float" office:value="1120" calcext:value-type="float">
            <text:p>1120</text:p>
          </table:table-cell>
          <table:table-cell table:formula="of:=[.B1217]-[.B$2]" office:value-type="float" office:value="40.1520338058472" calcext:value-type="float">
            <text:p>40.1520338058</text:p>
          </table:table-cell>
          <table:table-cell table:formula="of:=[.C1217]/([.D1217]-[.D1216])" office:value-type="float" office:value="79249.9574870099" calcext:value-type="float">
            <text:p>79249.9574870099</text:p>
          </table:table-cell>
          <table:table-cell/>
          <table:table-cell office:value-type="float" office:value="1456447400.22492" calcext:value-type="float">
            <text:p>1456447400.22492</text:p>
          </table:table-cell>
          <table:table-cell table:formula="of:=[.G1217]-[.B1217]" office:value-type="float" office:value="0.0726325511932373" calcext:value-type="float">
            <text:p>0.0726325512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456447400.16642" calcext:value-type="float">
            <text:p>1456447400.16642</text:p>
          </table:table-cell>
          <table:table-cell office:value-type="float" office:value="1120" calcext:value-type="float">
            <text:p>1120</text:p>
          </table:table-cell>
          <table:table-cell table:formula="of:=[.B1218]-[.B$2]" office:value-type="float" office:value="40.1661660671234" calcext:value-type="float">
            <text:p>40.1661660671</text:p>
          </table:table-cell>
          <table:table-cell table:formula="of:=[.C1218]/([.D1218]-[.D1217])" office:value-type="float" office:value="79251.2944749051" calcext:value-type="float">
            <text:p>79251.2944749051</text:p>
          </table:table-cell>
          <table:table-cell/>
          <table:table-cell office:value-type="float" office:value="1456447400.24751" calcext:value-type="float">
            <text:p>1456447400.24751</text:p>
          </table:table-cell>
          <table:table-cell table:formula="of:=[.G1218]-[.B1218]" office:value-type="float" office:value="0.0810902118682861" calcext:value-type="float">
            <text:p>0.0810902119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456447400.18055" calcext:value-type="float">
            <text:p>1456447400.18055</text:p>
          </table:table-cell>
          <table:table-cell office:value-type="float" office:value="1120" calcext:value-type="float">
            <text:p>1120</text:p>
          </table:table-cell>
          <table:table-cell table:formula="of:=[.B1219]-[.B$2]" office:value-type="float" office:value="40.1802959442139" calcext:value-type="float">
            <text:p>40.1802959442</text:p>
          </table:table-cell>
          <table:table-cell table:formula="of:=[.C1219]/([.D1219]-[.D1218])" office:value-type="float" office:value="79264.6668354003" calcext:value-type="float">
            <text:p>79264.6668354003</text:p>
          </table:table-cell>
          <table:table-cell/>
          <table:table-cell office:value-type="float" office:value="1456447400.2614" calcext:value-type="float">
            <text:p>1456447400.2614</text:p>
          </table:table-cell>
          <table:table-cell table:formula="of:=[.G1219]-[.B1219]" office:value-type="float" office:value="0.08085036277771" calcext:value-type="float">
            <text:p>0.0808503628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456447400.19468" calcext:value-type="float">
            <text:p>1456447400.19468</text:p>
          </table:table-cell>
          <table:table-cell office:value-type="float" office:value="1120" calcext:value-type="float">
            <text:p>1120</text:p>
          </table:table-cell>
          <table:table-cell table:formula="of:=[.B1220]-[.B$2]" office:value-type="float" office:value="40.1944253444672" calcext:value-type="float">
            <text:p>40.1944253445</text:p>
          </table:table-cell>
          <table:table-cell table:formula="of:=[.C1220]/([.D1220]-[.D1219])" office:value-type="float" office:value="79267.3418490458" calcext:value-type="float">
            <text:p>79267.3418490458</text:p>
          </table:table-cell>
          <table:table-cell/>
          <table:table-cell office:value-type="float" office:value="1456447400.27555" calcext:value-type="float">
            <text:p>1456447400.27555</text:p>
          </table:table-cell>
          <table:table-cell table:formula="of:=[.G1220]-[.B1220]" office:value-type="float" office:value="0.0808708667755127" calcext:value-type="float">
            <text:p>0.0808708668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456447400.20881" calcext:value-type="float">
            <text:p>1456447400.20881</text:p>
          </table:table-cell>
          <table:table-cell office:value-type="float" office:value="1120" calcext:value-type="float">
            <text:p>1120</text:p>
          </table:table-cell>
          <table:table-cell table:formula="of:=[.B1221]-[.B$2]" office:value-type="float" office:value="40.2085566520691" calcext:value-type="float">
            <text:p>40.2085566521</text:p>
          </table:table-cell>
          <table:table-cell table:formula="of:=[.C1221]/([.D1221]-[.D1220])" office:value-type="float" office:value="79256.6428776299" calcext:value-type="float">
            <text:p>79256.6428776299</text:p>
          </table:table-cell>
          <table:table-cell/>
          <table:table-cell office:value-type="float" office:value="1456447400.28975" calcext:value-type="float">
            <text:p>1456447400.28975</text:p>
          </table:table-cell>
          <table:table-cell table:formula="of:=[.G1221]-[.B1221]" office:value-type="float" office:value="0.0809397697448731" calcext:value-type="float">
            <text:p>0.0809397697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456447400.22294" calcext:value-type="float">
            <text:p>1456447400.22294</text:p>
          </table:table-cell>
          <table:table-cell office:value-type="float" office:value="1120" calcext:value-type="float">
            <text:p>1120</text:p>
          </table:table-cell>
          <table:table-cell table:formula="of:=[.B1222]-[.B$2]" office:value-type="float" office:value="40.2226860523224" calcext:value-type="float">
            <text:p>40.2226860523</text:p>
          </table:table-cell>
          <table:table-cell table:formula="of:=[.C1222]/([.D1222]-[.D1221])" office:value-type="float" office:value="79267.3418490458" calcext:value-type="float">
            <text:p>79267.3418490458</text:p>
          </table:table-cell>
          <table:table-cell/>
          <table:table-cell office:value-type="float" office:value="1456447400.29523" calcext:value-type="float">
            <text:p>1456447400.29523</text:p>
          </table:table-cell>
          <table:table-cell table:formula="of:=[.G1222]-[.B1222]" office:value-type="float" office:value="0.0722901821136475" calcext:value-type="float">
            <text:p>0.0722901821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456447400.23707" calcext:value-type="float">
            <text:p>1456447400.23707</text:p>
          </table:table-cell>
          <table:table-cell office:value-type="float" office:value="1120" calcext:value-type="float">
            <text:p>1120</text:p>
          </table:table-cell>
          <table:table-cell table:formula="of:=[.B1223]-[.B$2]" office:value-type="float" office:value="40.2368159294128" calcext:value-type="float">
            <text:p>40.2368159294</text:p>
          </table:table-cell>
          <table:table-cell table:formula="of:=[.C1223]/([.D1223]-[.D1222])" office:value-type="float" office:value="79264.6668354003" calcext:value-type="float">
            <text:p>79264.6668354003</text:p>
          </table:table-cell>
          <table:table-cell/>
          <table:table-cell office:value-type="float" office:value="1456447400.30938" calcext:value-type="float">
            <text:p>1456447400.30938</text:p>
          </table:table-cell>
          <table:table-cell table:formula="of:=[.G1223]-[.B1223]" office:value-type="float" office:value="0.0723104476928711" calcext:value-type="float">
            <text:p>0.0723104477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456447400.2512" calcext:value-type="float">
            <text:p>1456447400.2512</text:p>
          </table:table-cell>
          <table:table-cell office:value-type="float" office:value="1120" calcext:value-type="float">
            <text:p>1120</text:p>
          </table:table-cell>
          <table:table-cell table:formula="of:=[.B1224]-[.B$2]" office:value-type="float" office:value="40.2509453296661" calcext:value-type="float">
            <text:p>40.2509453297</text:p>
          </table:table-cell>
          <table:table-cell table:formula="of:=[.C1224]/([.D1224]-[.D1223])" office:value-type="float" office:value="79267.3418490458" calcext:value-type="float">
            <text:p>79267.3418490458</text:p>
          </table:table-cell>
          <table:table-cell/>
          <table:table-cell office:value-type="float" office:value="1456447400.3235" calcext:value-type="float">
            <text:p>1456447400.3235</text:p>
          </table:table-cell>
          <table:table-cell table:formula="of:=[.G1224]-[.B1224]" office:value-type="float" office:value="0.072300910949707" calcext:value-type="float">
            <text:p>0.0723009109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456447400.26533" calcext:value-type="float">
            <text:p>1456447400.26533</text:p>
          </table:table-cell>
          <table:table-cell office:value-type="float" office:value="1120" calcext:value-type="float">
            <text:p>1120</text:p>
          </table:table-cell>
          <table:table-cell table:formula="of:=[.B1225]-[.B$2]" office:value-type="float" office:value="40.2650799751282" calcext:value-type="float">
            <text:p>40.2650799751</text:p>
          </table:table-cell>
          <table:table-cell table:formula="of:=[.C1225]/([.D1225]-[.D1224])" office:value-type="float" office:value="79237.926625622" calcext:value-type="float">
            <text:p>79237.926625622</text:p>
          </table:table-cell>
          <table:table-cell/>
          <table:table-cell office:value-type="float" office:value="1456447400.34646" calcext:value-type="float">
            <text:p>1456447400.34646</text:p>
          </table:table-cell>
          <table:table-cell table:formula="of:=[.G1225]-[.B1225]" office:value-type="float" office:value="0.0811264514923096" calcext:value-type="float">
            <text:p>0.0811264515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456447400.27947" calcext:value-type="float">
            <text:p>1456447400.27947</text:p>
          </table:table-cell>
          <table:table-cell office:value-type="float" office:value="1120" calcext:value-type="float">
            <text:p>1120</text:p>
          </table:table-cell>
          <table:table-cell table:formula="of:=[.B1226]-[.B$2]" office:value-type="float" office:value="40.279212474823" calcext:value-type="float">
            <text:p>40.2792124748</text:p>
          </table:table-cell>
          <table:table-cell table:formula="of:=[.C1226]/([.D1226]-[.D1225])" office:value-type="float" office:value="79249.9574870099" calcext:value-type="float">
            <text:p>79249.9574870099</text:p>
          </table:table-cell>
          <table:table-cell/>
          <table:table-cell office:value-type="float" office:value="1456447400.3608" calcext:value-type="float">
            <text:p>1456447400.3608</text:p>
          </table:table-cell>
          <table:table-cell table:formula="of:=[.G1226]-[.B1226]" office:value-type="float" office:value="0.0813338756561279" calcext:value-type="float">
            <text:p>0.0813338757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456447400.2936" calcext:value-type="float">
            <text:p>1456447400.2936</text:p>
          </table:table-cell>
          <table:table-cell office:value-type="float" office:value="1120" calcext:value-type="float">
            <text:p>1120</text:p>
          </table:table-cell>
          <table:table-cell table:formula="of:=[.B1227]-[.B$2]" office:value-type="float" office:value="40.2933433055878" calcext:value-type="float">
            <text:p>40.2933433056</text:p>
          </table:table-cell>
          <table:table-cell table:formula="of:=[.C1227]/([.D1227]-[.D1226])" office:value-type="float" office:value="79259.3173497107" calcext:value-type="float">
            <text:p>79259.3173497107</text:p>
          </table:table-cell>
          <table:table-cell/>
          <table:table-cell office:value-type="float" office:value="1456447400.37501" calcext:value-type="float">
            <text:p>1456447400.37501</text:p>
          </table:table-cell>
          <table:table-cell table:formula="of:=[.G1227]-[.B1227]" office:value-type="float" office:value="0.0814130306243897" calcext:value-type="float">
            <text:p>0.0814130306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456447400.30773" calcext:value-type="float">
            <text:p>1456447400.30773</text:p>
          </table:table-cell>
          <table:table-cell office:value-type="float" office:value="1120" calcext:value-type="float">
            <text:p>1120</text:p>
          </table:table-cell>
          <table:table-cell table:formula="of:=[.B1228]-[.B$2]" office:value-type="float" office:value="40.3074722290039" calcext:value-type="float">
            <text:p>40.307472229</text:p>
          </table:table-cell>
          <table:table-cell table:formula="of:=[.C1228]/([.D1228]-[.D1227])" office:value-type="float" office:value="79270.0170432494" calcext:value-type="float">
            <text:p>79270.0170432494</text:p>
          </table:table-cell>
          <table:table-cell/>
          <table:table-cell office:value-type="float" office:value="1456447400.38893" calcext:value-type="float">
            <text:p>1456447400.38893</text:p>
          </table:table-cell>
          <table:table-cell table:formula="of:=[.G1228]-[.B1228]" office:value-type="float" office:value="0.0812041759490967" calcext:value-type="float">
            <text:p>0.0812041759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456447400.32186" calcext:value-type="float">
            <text:p>1456447400.32186</text:p>
          </table:table-cell>
          <table:table-cell office:value-type="float" office:value="1120" calcext:value-type="float">
            <text:p>1120</text:p>
          </table:table-cell>
          <table:table-cell table:formula="of:=[.B1229]-[.B$2]" office:value-type="float" office:value="40.3216025829315" calcext:value-type="float">
            <text:p>40.3216025829</text:p>
          </table:table-cell>
          <table:table-cell table:formula="of:=[.C1229]/([.D1229]-[.D1228])" office:value-type="float" office:value="79261.9920022947" calcext:value-type="float">
            <text:p>79261.9920022947</text:p>
          </table:table-cell>
          <table:table-cell/>
          <table:table-cell office:value-type="float" office:value="1456447400.403" calcext:value-type="float">
            <text:p>1456447400.403</text:p>
          </table:table-cell>
          <table:table-cell table:formula="of:=[.G1229]-[.B1229]" office:value-type="float" office:value="0.081143856048584" calcext:value-type="float">
            <text:p>0.081143856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56447400.33599" calcext:value-type="float">
            <text:p>1456447400.33599</text:p>
          </table:table-cell>
          <table:table-cell office:value-type="float" office:value="1120" calcext:value-type="float">
            <text:p>1120</text:p>
          </table:table-cell>
          <table:table-cell table:formula="of:=[.B1230]-[.B$2]" office:value-type="float" office:value="40.3357322216034" calcext:value-type="float">
            <text:p>40.3357322216</text:p>
          </table:table-cell>
          <table:table-cell table:formula="of:=[.C1230]/([.D1230]-[.D1229])" office:value-type="float" office:value="79266.0043196544" calcext:value-type="float">
            <text:p>79266.0043196544</text:p>
          </table:table-cell>
          <table:table-cell/>
          <table:table-cell office:value-type="float" office:value="1456447400.4083" calcext:value-type="float">
            <text:p>1456447400.4083</text:p>
          </table:table-cell>
          <table:table-cell table:formula="of:=[.G1230]-[.B1230]" office:value-type="float" office:value="0.0723140239715576" calcext:value-type="float">
            <text:p>0.072314024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456447400.35012" calcext:value-type="float">
            <text:p>1456447400.35012</text:p>
          </table:table-cell>
          <table:table-cell office:value-type="float" office:value="1120" calcext:value-type="float">
            <text:p>1120</text:p>
          </table:table-cell>
          <table:table-cell table:formula="of:=[.B1231]-[.B$2]" office:value-type="float" office:value="40.3498613834381" calcext:value-type="float">
            <text:p>40.3498613834</text:p>
          </table:table-cell>
          <table:table-cell table:formula="of:=[.C1231]/([.D1231]-[.D1230])" office:value-type="float" office:value="79268.6794235767" calcext:value-type="float">
            <text:p>79268.6794235767</text:p>
          </table:table-cell>
          <table:table-cell/>
          <table:table-cell office:value-type="float" office:value="1456447400.42242" calcext:value-type="float">
            <text:p>1456447400.42242</text:p>
          </table:table-cell>
          <table:table-cell table:formula="of:=[.G1231]-[.B1231]" office:value-type="float" office:value="0.0723049640655518" calcext:value-type="float">
            <text:p>0.0723049641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56447400.36427" calcext:value-type="float">
            <text:p>1456447400.36427</text:p>
          </table:table-cell>
          <table:table-cell office:value-type="float" office:value="1120" calcext:value-type="float">
            <text:p>1120</text:p>
          </table:table-cell>
          <table:table-cell table:formula="of:=[.B1232]-[.B$2]" office:value-type="float" office:value="40.3640158176422" calcext:value-type="float">
            <text:p>40.3640158176</text:p>
          </table:table-cell>
          <table:table-cell table:formula="of:=[.C1232]/([.D1232]-[.D1231])" office:value-type="float" office:value="79127.1472847325" calcext:value-type="float">
            <text:p>79127.1472847325</text:p>
          </table:table-cell>
          <table:table-cell/>
          <table:table-cell office:value-type="float" office:value="1456447400.43661" calcext:value-type="float">
            <text:p>1456447400.43661</text:p>
          </table:table-cell>
          <table:table-cell table:formula="of:=[.G1232]-[.B1232]" office:value-type="float" office:value="0.0723404884338379" calcext:value-type="float">
            <text:p>0.0723404884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456447400.37841" calcext:value-type="float">
            <text:p>1456447400.37841</text:p>
          </table:table-cell>
          <table:table-cell office:value-type="float" office:value="1120" calcext:value-type="float">
            <text:p>1120</text:p>
          </table:table-cell>
          <table:table-cell table:formula="of:=[.B1233]-[.B$2]" office:value-type="float" office:value="40.3781530857086" calcext:value-type="float">
            <text:p>40.3781530857</text:p>
          </table:table-cell>
          <table:table-cell table:formula="of:=[.C1233]/([.D1233]-[.D1232])" office:value-type="float" office:value="79223.2271991365" calcext:value-type="float">
            <text:p>79223.2271991365</text:p>
          </table:table-cell>
          <table:table-cell/>
          <table:table-cell office:value-type="float" office:value="1456447400.45981" calcext:value-type="float">
            <text:p>1456447400.45981</text:p>
          </table:table-cell>
          <table:table-cell table:formula="of:=[.G1233]-[.B1233]" office:value-type="float" office:value="0.0814032554626465" calcext:value-type="float">
            <text:p>0.0814032555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456447400.39255" calcext:value-type="float">
            <text:p>1456447400.39255</text:p>
          </table:table-cell>
          <table:table-cell office:value-type="float" office:value="1120" calcext:value-type="float">
            <text:p>1120</text:p>
          </table:table-cell>
          <table:table-cell table:formula="of:=[.B1234]-[.B$2]" office:value-type="float" office:value="40.3922913074493" calcext:value-type="float">
            <text:p>40.3922913074</text:p>
          </table:table-cell>
          <table:table-cell table:formula="of:=[.C1234]/([.D1234]-[.D1233])" office:value-type="float" office:value="79217.8833052277" calcext:value-type="float">
            <text:p>79217.8833052277</text:p>
          </table:table-cell>
          <table:table-cell/>
          <table:table-cell office:value-type="float" office:value="1456447400.47395" calcext:value-type="float">
            <text:p>1456447400.47395</text:p>
          </table:table-cell>
          <table:table-cell table:formula="of:=[.G1234]-[.B1234]" office:value-type="float" office:value="0.0814049243927002" calcext:value-type="float">
            <text:p>0.0814049244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456447400.40668" calcext:value-type="float">
            <text:p>1456447400.40668</text:p>
          </table:table-cell>
          <table:table-cell office:value-type="float" office:value="1120" calcext:value-type="float">
            <text:p>1120</text:p>
          </table:table-cell>
          <table:table-cell table:formula="of:=[.B1235]-[.B$2]" office:value-type="float" office:value="40.4064264297485" calcext:value-type="float">
            <text:p>40.4064264297</text:p>
          </table:table-cell>
          <table:table-cell table:formula="of:=[.C1235]/([.D1235]-[.D1234])" office:value-type="float" office:value="79235.2535969099" calcext:value-type="float">
            <text:p>79235.2535969099</text:p>
          </table:table-cell>
          <table:table-cell/>
          <table:table-cell office:value-type="float" office:value="1456447400.48872" calcext:value-type="float">
            <text:p>1456447400.48872</text:p>
          </table:table-cell>
          <table:table-cell table:formula="of:=[.G1235]-[.B1235]" office:value-type="float" office:value="0.0820398330688477" calcext:value-type="float">
            <text:p>0.0820398331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56447400.42081" calcext:value-type="float">
            <text:p>1456447400.42081</text:p>
          </table:table-cell>
          <table:table-cell office:value-type="float" office:value="1120" calcext:value-type="float">
            <text:p>1120</text:p>
          </table:table-cell>
          <table:table-cell table:formula="of:=[.B1236]-[.B$2]" office:value-type="float" office:value="40.4205565452576" calcext:value-type="float">
            <text:p>40.4205565453</text:p>
          </table:table-cell>
          <table:table-cell table:formula="of:=[.C1236]/([.D1236]-[.D1235])" office:value-type="float" office:value="79263.3293962812" calcext:value-type="float">
            <text:p>79263.3293962812</text:p>
          </table:table-cell>
          <table:table-cell/>
          <table:table-cell office:value-type="float" office:value="1456447400.50257" calcext:value-type="float">
            <text:p>1456447400.50257</text:p>
          </table:table-cell>
          <table:table-cell table:formula="of:=[.G1236]-[.B1236]" office:value-type="float" office:value="0.0817596912384033" calcext:value-type="float">
            <text:p>0.0817596912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456447400.43494" calcext:value-type="float">
            <text:p>1456447400.43494</text:p>
          </table:table-cell>
          <table:table-cell office:value-type="float" office:value="1120" calcext:value-type="float">
            <text:p>1120</text:p>
          </table:table-cell>
          <table:table-cell table:formula="of:=[.B1237]-[.B$2]" office:value-type="float" office:value="40.4346871376038" calcext:value-type="float">
            <text:p>40.4346871376</text:p>
          </table:table-cell>
          <table:table-cell table:formula="of:=[.C1237]/([.D1237]-[.D1236])" office:value-type="float" office:value="79260.6546534386" calcext:value-type="float">
            <text:p>79260.6546534386</text:p>
          </table:table-cell>
          <table:table-cell/>
          <table:table-cell office:value-type="float" office:value="1456447400.51643" calcext:value-type="float">
            <text:p>1456447400.51643</text:p>
          </table:table-cell>
          <table:table-cell table:formula="of:=[.G1237]-[.B1237]" office:value-type="float" office:value="0.0814890861511231" calcext:value-type="float">
            <text:p>0.0814890862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56447400.44907" calcext:value-type="float">
            <text:p>1456447400.44907</text:p>
          </table:table-cell>
          <table:table-cell office:value-type="float" office:value="1120" calcext:value-type="float">
            <text:p>1120</text:p>
          </table:table-cell>
          <table:table-cell table:formula="of:=[.B1238]-[.B$2]" office:value-type="float" office:value="40.4488155841827" calcext:value-type="float">
            <text:p>40.4488155842</text:p>
          </table:table-cell>
          <table:table-cell table:formula="of:=[.C1238]/([.D1238]-[.D1237])" office:value-type="float" office:value="79272.6924180293" calcext:value-type="float">
            <text:p>79272.6924180293</text:p>
          </table:table-cell>
          <table:table-cell/>
          <table:table-cell office:value-type="float" office:value="1456447400.52154" calcext:value-type="float">
            <text:p>1456447400.52154</text:p>
          </table:table-cell>
          <table:table-cell table:formula="of:=[.G1238]-[.B1238]" office:value-type="float" office:value="0.0724706649780273" calcext:value-type="float">
            <text:p>0.072470665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456447400.46323" calcext:value-type="float">
            <text:p>1456447400.46323</text:p>
          </table:table-cell>
          <table:table-cell office:value-type="float" office:value="1120" calcext:value-type="float">
            <text:p>1120</text:p>
          </table:table-cell>
          <table:table-cell table:formula="of:=[.B1239]-[.B$2]" office:value-type="float" office:value="40.4629764556885" calcext:value-type="float">
            <text:p>40.4629764557</text:p>
          </table:table-cell>
          <table:table-cell table:formula="of:=[.C1239]/([.D1239]-[.D1238])" office:value-type="float" office:value="79091.1773718327" calcext:value-type="float">
            <text:p>79091.1773718327</text:p>
          </table:table-cell>
          <table:table-cell/>
          <table:table-cell office:value-type="float" office:value="1456447400.5358" calcext:value-type="float">
            <text:p>1456447400.5358</text:p>
          </table:table-cell>
          <table:table-cell table:formula="of:=[.G1239]-[.B1239]" office:value-type="float" office:value="0.0725698471069336" calcext:value-type="float">
            <text:p>0.0725698471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456447400.47738" calcext:value-type="float">
            <text:p>1456447400.47738</text:p>
          </table:table-cell>
          <table:table-cell office:value-type="float" office:value="1120" calcext:value-type="float">
            <text:p>1120</text:p>
          </table:table-cell>
          <table:table-cell table:formula="of:=[.B1240]-[.B$2]" office:value-type="float" office:value="40.477121591568" calcext:value-type="float">
            <text:p>40.4771215916</text:p>
          </table:table-cell>
          <table:table-cell table:formula="of:=[.C1240]/([.D1240]-[.D1239])" office:value-type="float" office:value="79179.1616241636" calcext:value-type="float">
            <text:p>79179.1616241636</text:p>
          </table:table-cell>
          <table:table-cell/>
          <table:table-cell office:value-type="float" office:value="1456447400.54974" calcext:value-type="float">
            <text:p>1456447400.54974</text:p>
          </table:table-cell>
          <table:table-cell table:formula="of:=[.G1240]-[.B1240]" office:value-type="float" office:value="0.0723648071289063" calcext:value-type="float">
            <text:p>0.0723648071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456447400.49151" calcext:value-type="float">
            <text:p>1456447400.49151</text:p>
          </table:table-cell>
          <table:table-cell office:value-type="float" office:value="1120" calcext:value-type="float">
            <text:p>1120</text:p>
          </table:table-cell>
          <table:table-cell table:formula="of:=[.B1241]-[.B$2]" office:value-type="float" office:value="40.4912586212158" calcext:value-type="float">
            <text:p>40.4912586212</text:p>
          </table:table-cell>
          <table:table-cell table:formula="of:=[.C1241]/([.D1241]-[.D1240])" office:value-type="float" office:value="79224.5632852686" calcext:value-type="float">
            <text:p>79224.5632852686</text:p>
          </table:table-cell>
          <table:table-cell/>
          <table:table-cell office:value-type="float" office:value="1456447400.57328" calcext:value-type="float">
            <text:p>1456447400.57328</text:p>
          </table:table-cell>
          <table:table-cell table:formula="of:=[.G1241]-[.B1241]" office:value-type="float" office:value="0.0817677974700928" calcext:value-type="float">
            <text:p>0.0817677975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56447400.50566" calcext:value-type="float">
            <text:p>1456447400.50566</text:p>
          </table:table-cell>
          <table:table-cell office:value-type="float" office:value="1120" calcext:value-type="float">
            <text:p>1120</text:p>
          </table:table-cell>
          <table:table-cell table:formula="of:=[.B1242]-[.B$2]" office:value-type="float" office:value="40.5054068565369" calcext:value-type="float">
            <text:p>40.5054068565</text:p>
          </table:table-cell>
          <table:table-cell table:formula="of:=[.C1242]/([.D1242]-[.D1241])" office:value-type="float" office:value="79161.8159145293" calcext:value-type="float">
            <text:p>79161.8159145293</text:p>
          </table:table-cell>
          <table:table-cell/>
          <table:table-cell office:value-type="float" office:value="1456447400.58738" calcext:value-type="float">
            <text:p>1456447400.58738</text:p>
          </table:table-cell>
          <table:table-cell table:formula="of:=[.G1242]-[.B1242]" office:value-type="float" office:value="0.0817193984985352" calcext:value-type="float">
            <text:p>0.0817193985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456447400.51981" calcext:value-type="float">
            <text:p>1456447400.51981</text:p>
          </table:table-cell>
          <table:table-cell office:value-type="float" office:value="1120" calcext:value-type="float">
            <text:p>1120</text:p>
          </table:table-cell>
          <table:table-cell table:formula="of:=[.B1243]-[.B$2]" office:value-type="float" office:value="40.519552230835" calcext:value-type="float">
            <text:p>40.5195522308</text:p>
          </table:table-cell>
          <table:table-cell table:formula="of:=[.C1243]/([.D1243]-[.D1242])" office:value-type="float" office:value="79177.8270689365" calcext:value-type="float">
            <text:p>79177.8270689365</text:p>
          </table:table-cell>
          <table:table-cell/>
          <table:table-cell office:value-type="float" office:value="1456447400.60159" calcext:value-type="float">
            <text:p>1456447400.60159</text:p>
          </table:table-cell>
          <table:table-cell table:formula="of:=[.G1243]-[.B1243]" office:value-type="float" office:value="0.0817840099334717" calcext:value-type="float">
            <text:p>0.0817840099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456447400.53394" calcext:value-type="float">
            <text:p>1456447400.53394</text:p>
          </table:table-cell>
          <table:table-cell office:value-type="float" office:value="1120" calcext:value-type="float">
            <text:p>1120</text:p>
          </table:table-cell>
          <table:table-cell table:formula="of:=[.B1244]-[.B$2]" office:value-type="float" office:value="40.5336866378784" calcext:value-type="float">
            <text:p>40.5336866379</text:p>
          </table:table-cell>
          <table:table-cell table:formula="of:=[.C1244]/([.D1244]-[.D1243])" office:value-type="float" office:value="79239.2632076108" calcext:value-type="float">
            <text:p>79239.2632076108</text:p>
          </table:table-cell>
          <table:table-cell/>
          <table:table-cell office:value-type="float" office:value="1456447400.6159" calcext:value-type="float">
            <text:p>1456447400.6159</text:p>
          </table:table-cell>
          <table:table-cell table:formula="of:=[.G1244]-[.B1244]" office:value-type="float" office:value="0.0819597244262695" calcext:value-type="float">
            <text:p>0.0819597244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456447400.54807" calcext:value-type="float">
            <text:p>1456447400.54807</text:p>
          </table:table-cell>
          <table:table-cell office:value-type="float" office:value="1120" calcext:value-type="float">
            <text:p>1120</text:p>
          </table:table-cell>
          <table:table-cell table:formula="of:=[.B1245]-[.B$2]" office:value-type="float" office:value="40.5478188991547" calcext:value-type="float">
            <text:p>40.5478188992</text:p>
          </table:table-cell>
          <table:table-cell table:formula="of:=[.C1245]/([.D1245]-[.D1244])" office:value-type="float" office:value="79251.2944749051" calcext:value-type="float">
            <text:p>79251.2944749051</text:p>
          </table:table-cell>
          <table:table-cell/>
          <table:table-cell office:value-type="float" office:value="1456447400.63001" calcext:value-type="float">
            <text:p>1456447400.63001</text:p>
          </table:table-cell>
          <table:table-cell table:formula="of:=[.G1245]-[.B1245]" office:value-type="float" office:value="0.081937313079834" calcext:value-type="float">
            <text:p>0.0819373131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56447400.5622" calcext:value-type="float">
            <text:p>1456447400.5622</text:p>
          </table:table-cell>
          <table:table-cell office:value-type="float" office:value="1120" calcext:value-type="float">
            <text:p>1120</text:p>
          </table:table-cell>
          <table:table-cell table:formula="of:=[.B1246]-[.B$2]" office:value-type="float" office:value="40.5619494915009" calcext:value-type="float">
            <text:p>40.5619494915</text:p>
          </table:table-cell>
          <table:table-cell table:formula="of:=[.C1246]/([.D1246]-[.D1245])" office:value-type="float" office:value="79260.6546534386" calcext:value-type="float">
            <text:p>79260.6546534386</text:p>
          </table:table-cell>
          <table:table-cell/>
          <table:table-cell office:value-type="float" office:value="1456447400.6441" calcext:value-type="float">
            <text:p>1456447400.6441</text:p>
          </table:table-cell>
          <table:table-cell table:formula="of:=[.G1246]-[.B1246]" office:value-type="float" office:value="0.0818967819213867" calcext:value-type="float">
            <text:p>0.0818967819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456447400.57633" calcext:value-type="float">
            <text:p>1456447400.57633</text:p>
          </table:table-cell>
          <table:table-cell office:value-type="float" office:value="1120" calcext:value-type="float">
            <text:p>1120</text:p>
          </table:table-cell>
          <table:table-cell table:formula="of:=[.B1247]-[.B$2]" office:value-type="float" office:value="40.5760793685913" calcext:value-type="float">
            <text:p>40.5760793686</text:p>
          </table:table-cell>
          <table:table-cell table:formula="of:=[.C1247]/([.D1247]-[.D1246])" office:value-type="float" office:value="79264.6668354003" calcext:value-type="float">
            <text:p>79264.6668354003</text:p>
          </table:table-cell>
          <table:table-cell/>
          <table:table-cell office:value-type="float" office:value="1456447400.64903" calcext:value-type="float">
            <text:p>1456447400.64903</text:p>
          </table:table-cell>
          <table:table-cell table:formula="of:=[.G1247]-[.B1247]" office:value-type="float" office:value="0.0726969242095947" calcext:value-type="float">
            <text:p>0.0726969242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456447400.59046" calcext:value-type="float">
            <text:p>1456447400.59046</text:p>
          </table:table-cell>
          <table:table-cell office:value-type="float" office:value="1120" calcext:value-type="float">
            <text:p>1120</text:p>
          </table:table-cell>
          <table:table-cell table:formula="of:=[.B1248]-[.B$2]" office:value-type="float" office:value="40.590208530426" calcext:value-type="float">
            <text:p>40.5902085304</text:p>
          </table:table-cell>
          <table:table-cell table:formula="of:=[.C1248]/([.D1248]-[.D1247])" office:value-type="float" office:value="79268.6794235767" calcext:value-type="float">
            <text:p>79268.6794235767</text:p>
          </table:table-cell>
          <table:table-cell/>
          <table:table-cell office:value-type="float" office:value="1456447400.66296" calcext:value-type="float">
            <text:p>1456447400.66296</text:p>
          </table:table-cell>
          <table:table-cell table:formula="of:=[.G1248]-[.B1248]" office:value-type="float" office:value="0.0724978446960449" calcext:value-type="float">
            <text:p>0.0724978447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456447400.60459" calcext:value-type="float">
            <text:p>1456447400.60459</text:p>
          </table:table-cell>
          <table:table-cell office:value-type="float" office:value="1120" calcext:value-type="float">
            <text:p>1120</text:p>
          </table:table-cell>
          <table:table-cell table:formula="of:=[.B1249]-[.B$2]" office:value-type="float" office:value="40.6043374538422" calcext:value-type="float">
            <text:p>40.6043374538</text:p>
          </table:table-cell>
          <table:table-cell table:formula="of:=[.C1249]/([.D1249]-[.D1248])" office:value-type="float" office:value="79270.0170432494" calcext:value-type="float">
            <text:p>79270.0170432494</text:p>
          </table:table-cell>
          <table:table-cell/>
          <table:table-cell office:value-type="float" office:value="1456447400.67699" calcext:value-type="float">
            <text:p>1456447400.67699</text:p>
          </table:table-cell>
          <table:table-cell table:formula="of:=[.G1249]-[.B1249]" office:value-type="float" office:value="0.0723989009857178" calcext:value-type="float">
            <text:p>0.072398901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56447400.61875" calcext:value-type="float">
            <text:p>1456447400.61875</text:p>
          </table:table-cell>
          <table:table-cell office:value-type="float" office:value="1120" calcext:value-type="float">
            <text:p>1120</text:p>
          </table:table-cell>
          <table:table-cell table:formula="of:=[.B1250]-[.B$2]" office:value-type="float" office:value="40.6184968948364" calcext:value-type="float">
            <text:p>40.6184968948</text:p>
          </table:table-cell>
          <table:table-cell table:formula="of:=[.C1250]/([.D1250]-[.D1249])" office:value-type="float" office:value="79099.1678593679" calcext:value-type="float">
            <text:p>79099.1678593679</text:p>
          </table:table-cell>
          <table:table-cell/>
          <table:table-cell office:value-type="float" office:value="1456447400.70077" calcext:value-type="float">
            <text:p>1456447400.70077</text:p>
          </table:table-cell>
          <table:table-cell table:formula="of:=[.G1250]-[.B1250]" office:value-type="float" office:value="0.0820193290710449" calcext:value-type="float">
            <text:p>0.0820193291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456447400.63289" calcext:value-type="float">
            <text:p>1456447400.63289</text:p>
          </table:table-cell>
          <table:table-cell office:value-type="float" office:value="1120" calcext:value-type="float">
            <text:p>1120</text:p>
          </table:table-cell>
          <table:table-cell table:formula="of:=[.B1251]-[.B$2]" office:value-type="float" office:value="40.6326384544373" calcext:value-type="float">
            <text:p>40.6326384544</text:p>
          </table:table-cell>
          <table:table-cell table:formula="of:=[.C1251]/([.D1251]-[.D1250])" office:value-type="float" office:value="79199.1853525306" calcext:value-type="float">
            <text:p>79199.1853525306</text:p>
          </table:table-cell>
          <table:table-cell/>
          <table:table-cell office:value-type="float" office:value="1456447400.71481" calcext:value-type="float">
            <text:p>1456447400.71481</text:p>
          </table:table-cell>
          <table:table-cell table:formula="of:=[.G1251]-[.B1251]" office:value-type="float" office:value="0.0819177627563477" calcext:value-type="float">
            <text:p>0.0819177628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56447400.64704" calcext:value-type="float">
            <text:p>1456447400.64704</text:p>
          </table:table-cell>
          <table:table-cell office:value-type="float" office:value="1120" calcext:value-type="float">
            <text:p>1120</text:p>
          </table:table-cell>
          <table:table-cell table:formula="of:=[.B1252]-[.B$2]" office:value-type="float" office:value="40.646785736084" calcext:value-type="float">
            <text:p>40.6467857361</text:p>
          </table:table-cell>
          <table:table-cell table:formula="of:=[.C1252]/([.D1252]-[.D1251])" office:value-type="float" office:value="79167.1522464525" calcext:value-type="float">
            <text:p>79167.1522464525</text:p>
          </table:table-cell>
          <table:table-cell/>
          <table:table-cell office:value-type="float" office:value="1456447400.72907" calcext:value-type="float">
            <text:p>1456447400.72907</text:p>
          </table:table-cell>
          <table:table-cell table:formula="of:=[.G1252]-[.B1252]" office:value-type="float" office:value="0.0820305347442627" calcext:value-type="float">
            <text:p>0.0820305347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56447400.66118" calcext:value-type="float">
            <text:p>1456447400.66118</text:p>
          </table:table-cell>
          <table:table-cell office:value-type="float" office:value="1120" calcext:value-type="float">
            <text:p>1120</text:p>
          </table:table-cell>
          <table:table-cell table:formula="of:=[.B1253]-[.B$2]" office:value-type="float" office:value="40.6609230041504" calcext:value-type="float">
            <text:p>40.6609230042</text:p>
          </table:table-cell>
          <table:table-cell table:formula="of:=[.C1253]/([.D1253]-[.D1252])" office:value-type="float" office:value="79223.2271991365" calcext:value-type="float">
            <text:p>79223.2271991365</text:p>
          </table:table-cell>
          <table:table-cell/>
          <table:table-cell office:value-type="float" office:value="1456447400.74324" calcext:value-type="float">
            <text:p>1456447400.74324</text:p>
          </table:table-cell>
          <table:table-cell table:formula="of:=[.G1253]-[.B1253]" office:value-type="float" office:value="0.0820634365081787" calcext:value-type="float">
            <text:p>0.0820634365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56447400.67532" calcext:value-type="float">
            <text:p>1456447400.67532</text:p>
          </table:table-cell>
          <table:table-cell office:value-type="float" office:value="1120" calcext:value-type="float">
            <text:p>1120</text:p>
          </table:table-cell>
          <table:table-cell table:formula="of:=[.B1254]-[.B$2]" office:value-type="float" office:value="40.6750638484955" calcext:value-type="float">
            <text:p>40.6750638485</text:p>
          </table:table-cell>
          <table:table-cell table:formula="of:=[.C1254]/([.D1254]-[.D1253])" office:value-type="float" office:value="79203.1913135843" calcext:value-type="float">
            <text:p>79203.1913135843</text:p>
          </table:table-cell>
          <table:table-cell/>
          <table:table-cell office:value-type="float" office:value="1456447400.75723" calcext:value-type="float">
            <text:p>1456447400.75723</text:p>
          </table:table-cell>
          <table:table-cell table:formula="of:=[.G1254]-[.B1254]" office:value-type="float" office:value="0.0819125175476074" calcext:value-type="float">
            <text:p>0.0819125175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456447400.68945" calcext:value-type="float">
            <text:p>1456447400.68945</text:p>
          </table:table-cell>
          <table:table-cell office:value-type="float" office:value="1120" calcext:value-type="float">
            <text:p>1120</text:p>
          </table:table-cell>
          <table:table-cell table:formula="of:=[.B1255]-[.B$2]" office:value-type="float" office:value="40.689197063446" calcext:value-type="float">
            <text:p>40.6891970634</text:p>
          </table:table-cell>
          <table:table-cell table:formula="of:=[.C1255]/([.D1255]-[.D1254])" office:value-type="float" office:value="79245.9467939743" calcext:value-type="float">
            <text:p>79245.9467939743</text:p>
          </table:table-cell>
          <table:table-cell/>
          <table:table-cell office:value-type="float" office:value="1456447400.76315" calcext:value-type="float">
            <text:p>1456447400.76315</text:p>
          </table:table-cell>
          <table:table-cell table:formula="of:=[.G1255]-[.B1255]" office:value-type="float" office:value="0.0736992359161377" calcext:value-type="float">
            <text:p>0.0736992359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456447400.70358" calcext:value-type="float">
            <text:p>1456447400.70358</text:p>
          </table:table-cell>
          <table:table-cell office:value-type="float" office:value="1120" calcext:value-type="float">
            <text:p>1120</text:p>
          </table:table-cell>
          <table:table-cell table:formula="of:=[.B1256]-[.B$2]" office:value-type="float" office:value="40.7033281326294" calcext:value-type="float">
            <text:p>40.7033281326</text:p>
          </table:table-cell>
          <table:table-cell table:formula="of:=[.C1256]/([.D1256]-[.D1255])" office:value-type="float" office:value="79257.9800911085" calcext:value-type="float">
            <text:p>79257.9800911085</text:p>
          </table:table-cell>
          <table:table-cell/>
          <table:table-cell office:value-type="float" office:value="1456447400.77623" calcext:value-type="float">
            <text:p>1456447400.77623</text:p>
          </table:table-cell>
          <table:table-cell table:formula="of:=[.G1256]-[.B1256]" office:value-type="float" office:value="0.072648286819458" calcext:value-type="float">
            <text:p>0.0726482868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56447400.71771" calcext:value-type="float">
            <text:p>1456447400.71771</text:p>
          </table:table-cell>
          <table:table-cell office:value-type="float" office:value="1120" calcext:value-type="float">
            <text:p>1120</text:p>
          </table:table-cell>
          <table:table-cell table:formula="of:=[.B1257]-[.B$2]" office:value-type="float" office:value="40.7174577713013" calcext:value-type="float">
            <text:p>40.7174577713</text:p>
          </table:table-cell>
          <table:table-cell table:formula="of:=[.C1257]/([.D1257]-[.D1256])" office:value-type="float" office:value="79266.0043196544" calcext:value-type="float">
            <text:p>79266.0043196544</text:p>
          </table:table-cell>
          <table:table-cell/>
          <table:table-cell office:value-type="float" office:value="1456447400.79014" calcext:value-type="float">
            <text:p>1456447400.79014</text:p>
          </table:table-cell>
          <table:table-cell table:formula="of:=[.G1257]-[.B1257]" office:value-type="float" office:value="0.0724284648895264" calcext:value-type="float">
            <text:p>0.0724284649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56447400.73184" calcext:value-type="float">
            <text:p>1456447400.73184</text:p>
          </table:table-cell>
          <table:table-cell office:value-type="float" office:value="1120" calcext:value-type="float">
            <text:p>1120</text:p>
          </table:table-cell>
          <table:table-cell table:formula="of:=[.B1258]-[.B$2]" office:value-type="float" office:value="40.7315866947174" calcext:value-type="float">
            <text:p>40.7315866947</text:p>
          </table:table-cell>
          <table:table-cell table:formula="of:=[.C1258]/([.D1258]-[.D1257])" office:value-type="float" office:value="79270.0170432494" calcext:value-type="float">
            <text:p>79270.0170432494</text:p>
          </table:table-cell>
          <table:table-cell/>
          <table:table-cell office:value-type="float" office:value="1456447400.81415" calcext:value-type="float">
            <text:p>1456447400.81415</text:p>
          </table:table-cell>
          <table:table-cell table:formula="of:=[.G1258]-[.B1258]" office:value-type="float" office:value="0.0823097229003906" calcext:value-type="float">
            <text:p>0.0823097229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56447400.74598" calcext:value-type="float">
            <text:p>1456447400.74598</text:p>
          </table:table-cell>
          <table:table-cell office:value-type="float" office:value="1120" calcext:value-type="float">
            <text:p>1120</text:p>
          </table:table-cell>
          <table:table-cell table:formula="of:=[.B1259]-[.B$2]" office:value-type="float" office:value="40.745721578598" calcext:value-type="float">
            <text:p>40.7457215786</text:p>
          </table:table-cell>
          <table:table-cell table:formula="of:=[.C1259]/([.D1259]-[.D1258])" office:value-type="float" office:value="79236.5900887225" calcext:value-type="float">
            <text:p>79236.5900887225</text:p>
          </table:table-cell>
          <table:table-cell/>
          <table:table-cell office:value-type="float" office:value="1456447400.82817" calcext:value-type="float">
            <text:p>1456447400.82817</text:p>
          </table:table-cell>
          <table:table-cell table:formula="of:=[.G1259]-[.B1259]" office:value-type="float" office:value="0.0821948051452637" calcext:value-type="float">
            <text:p>0.0821948051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56447400.76011" calcext:value-type="float">
            <text:p>1456447400.76011</text:p>
          </table:table-cell>
          <table:table-cell office:value-type="float" office:value="1120" calcext:value-type="float">
            <text:p>1120</text:p>
          </table:table-cell>
          <table:table-cell table:formula="of:=[.B1260]-[.B$2]" office:value-type="float" office:value="40.75985455513" calcext:value-type="float">
            <text:p>40.7598545551</text:p>
          </table:table-cell>
          <table:table-cell table:formula="of:=[.C1260]/([.D1260]-[.D1259])" office:value-type="float" office:value="79247.2836465468" calcext:value-type="float">
            <text:p>79247.2836465468</text:p>
          </table:table-cell>
          <table:table-cell/>
          <table:table-cell office:value-type="float" office:value="1456447400.84228" calcext:value-type="float">
            <text:p>1456447400.84228</text:p>
          </table:table-cell>
          <table:table-cell table:formula="of:=[.G1260]-[.B1260]" office:value-type="float" office:value="0.0821716785430908" calcext:value-type="float">
            <text:p>0.0821716785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56447400.77425" calcext:value-type="float">
            <text:p>1456447400.77425</text:p>
          </table:table-cell>
          <table:table-cell office:value-type="float" office:value="1120" calcext:value-type="float">
            <text:p>1120</text:p>
          </table:table-cell>
          <table:table-cell table:formula="of:=[.B1261]-[.B$2]" office:value-type="float" office:value="40.773996591568" calcext:value-type="float">
            <text:p>40.7739965916</text:p>
          </table:table-cell>
          <table:table-cell table:formula="of:=[.C1261]/([.D1261]-[.D1260])" office:value-type="float" office:value="79196.5149369479" calcext:value-type="float">
            <text:p>79196.5149369479</text:p>
          </table:table-cell>
          <table:table-cell/>
          <table:table-cell office:value-type="float" office:value="1456447400.8567" calcext:value-type="float">
            <text:p>1456447400.8567</text:p>
          </table:table-cell>
          <table:table-cell table:formula="of:=[.G1261]-[.B1261]" office:value-type="float" office:value="0.0824496746063232" calcext:value-type="float">
            <text:p>0.0824496746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56447400.78838" calcext:value-type="float">
            <text:p>1456447400.78838</text:p>
          </table:table-cell>
          <table:table-cell office:value-type="float" office:value="1120" calcext:value-type="float">
            <text:p>1120</text:p>
          </table:table-cell>
          <table:table-cell table:formula="of:=[.B1262]-[.B$2]" office:value-type="float" office:value="40.7881305217743" calcext:value-type="float">
            <text:p>40.7881305218</text:p>
          </table:table-cell>
          <table:table-cell table:formula="of:=[.C1262]/([.D1262]-[.D1261])" office:value-type="float" office:value="79241.9365068655" calcext:value-type="float">
            <text:p>79241.9365068655</text:p>
          </table:table-cell>
          <table:table-cell/>
          <table:table-cell office:value-type="float" office:value="1456447400.87071" calcext:value-type="float">
            <text:p>1456447400.87071</text:p>
          </table:table-cell>
          <table:table-cell table:formula="of:=[.G1262]-[.B1262]" office:value-type="float" office:value="0.0823256969451904" calcext:value-type="float">
            <text:p>0.0823256969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56447400.80252" calcext:value-type="float">
            <text:p>1456447400.80252</text:p>
          </table:table-cell>
          <table:table-cell office:value-type="float" office:value="1120" calcext:value-type="float">
            <text:p>1120</text:p>
          </table:table-cell>
          <table:table-cell table:formula="of:=[.B1263]-[.B$2]" office:value-type="float" office:value="40.8022632598877" calcext:value-type="float">
            <text:p>40.8022632599</text:p>
          </table:table-cell>
          <table:table-cell table:formula="of:=[.C1263]/([.D1263]-[.D1262])" office:value-type="float" office:value="79248.6205442246" calcext:value-type="float">
            <text:p>79248.6205442246</text:p>
          </table:table-cell>
          <table:table-cell/>
          <table:table-cell office:value-type="float" office:value="1456447400.87558" calcext:value-type="float">
            <text:p>1456447400.87558</text:p>
          </table:table-cell>
          <table:table-cell table:formula="of:=[.G1263]-[.B1263]" office:value-type="float" office:value="0.0730631351470947" calcext:value-type="float">
            <text:p>0.0730631351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56447400.81665" calcext:value-type="float">
            <text:p>1456447400.81665</text:p>
          </table:table-cell>
          <table:table-cell office:value-type="float" office:value="1120" calcext:value-type="float">
            <text:p>1120</text:p>
          </table:table-cell>
          <table:table-cell table:formula="of:=[.B1264]-[.B$2]" office:value-type="float" office:value="40.8163933753967" calcext:value-type="float">
            <text:p>40.8163933754</text:p>
          </table:table-cell>
          <table:table-cell table:formula="of:=[.C1264]/([.D1264]-[.D1263])" office:value-type="float" office:value="79263.3293962812" calcext:value-type="float">
            <text:p>79263.3293962812</text:p>
          </table:table-cell>
          <table:table-cell/>
          <table:table-cell office:value-type="float" office:value="1456447400.88901" calcext:value-type="float">
            <text:p>1456447400.88901</text:p>
          </table:table-cell>
          <table:table-cell table:formula="of:=[.G1264]-[.B1264]" office:value-type="float" office:value="0.0723628997802734" calcext:value-type="float">
            <text:p>0.0723628998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456447400.83078" calcext:value-type="float">
            <text:p>1456447400.83078</text:p>
          </table:table-cell>
          <table:table-cell office:value-type="float" office:value="1120" calcext:value-type="float">
            <text:p>1120</text:p>
          </table:table-cell>
          <table:table-cell table:formula="of:=[.B1265]-[.B$2]" office:value-type="float" office:value="40.8305287361145" calcext:value-type="float">
            <text:p>40.8305287361</text:p>
          </table:table-cell>
          <table:table-cell table:formula="of:=[.C1265]/([.D1265]-[.D1264])" office:value-type="float" office:value="79233.9171501822" calcext:value-type="float">
            <text:p>79233.9171501822</text:p>
          </table:table-cell>
          <table:table-cell/>
          <table:table-cell office:value-type="float" office:value="1456447400.90313" calcext:value-type="float">
            <text:p>1456447400.90313</text:p>
          </table:table-cell>
          <table:table-cell table:formula="of:=[.G1265]-[.B1265]" office:value-type="float" office:value="0.0723476409912109" calcext:value-type="float">
            <text:p>0.072347641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456447400.84492" calcext:value-type="float">
            <text:p>1456447400.84492</text:p>
          </table:table-cell>
          <table:table-cell office:value-type="float" office:value="1120" calcext:value-type="float">
            <text:p>1120</text:p>
          </table:table-cell>
          <table:table-cell table:formula="of:=[.B1266]-[.B$2]" office:value-type="float" office:value="40.8446617126465" calcext:value-type="float">
            <text:p>40.8446617126</text:p>
          </table:table-cell>
          <table:table-cell table:formula="of:=[.C1266]/([.D1266]-[.D1265])" office:value-type="float" office:value="79247.2836465468" calcext:value-type="float">
            <text:p>79247.2836465468</text:p>
          </table:table-cell>
          <table:table-cell/>
          <table:table-cell office:value-type="float" office:value="1456447400.9274" calcext:value-type="float">
            <text:p>1456447400.9274</text:p>
          </table:table-cell>
          <table:table-cell table:formula="of:=[.G1266]-[.B1266]" office:value-type="float" office:value="0.0824847221374512" calcext:value-type="float">
            <text:p>0.0824847221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56447400.85905" calcext:value-type="float">
            <text:p>1456447400.85905</text:p>
          </table:table-cell>
          <table:table-cell office:value-type="float" office:value="1120" calcext:value-type="float">
            <text:p>1120</text:p>
          </table:table-cell>
          <table:table-cell table:formula="of:=[.B1267]-[.B$2]" office:value-type="float" office:value="40.8587925434113" calcext:value-type="float">
            <text:p>40.8587925434</text:p>
          </table:table-cell>
          <table:table-cell table:formula="of:=[.C1267]/([.D1267]-[.D1266])" office:value-type="float" office:value="79259.3173497107" calcext:value-type="float">
            <text:p>79259.3173497107</text:p>
          </table:table-cell>
          <table:table-cell/>
          <table:table-cell office:value-type="float" office:value="1456447400.94166" calcext:value-type="float">
            <text:p>1456447400.94166</text:p>
          </table:table-cell>
          <table:table-cell table:formula="of:=[.G1267]-[.B1267]" office:value-type="float" office:value="0.0826137065887451" calcext:value-type="float">
            <text:p>0.0826137066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56447400.87318" calcext:value-type="float">
            <text:p>1456447400.87318</text:p>
          </table:table-cell>
          <table:table-cell office:value-type="float" office:value="1120" calcext:value-type="float">
            <text:p>1120</text:p>
          </table:table-cell>
          <table:table-cell table:formula="of:=[.B1268]-[.B$2]" office:value-type="float" office:value="40.8729224205017" calcext:value-type="float">
            <text:p>40.8729224205</text:p>
          </table:table-cell>
          <table:table-cell table:formula="of:=[.C1268]/([.D1268]-[.D1267])" office:value-type="float" office:value="79264.6668354003" calcext:value-type="float">
            <text:p>79264.6668354003</text:p>
          </table:table-cell>
          <table:table-cell/>
          <table:table-cell office:value-type="float" office:value="1456447400.95579" calcext:value-type="float">
            <text:p>1456447400.95579</text:p>
          </table:table-cell>
          <table:table-cell table:formula="of:=[.G1268]-[.B1268]" office:value-type="float" office:value="0.0826139450073242" calcext:value-type="float">
            <text:p>0.082613945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56447400.88731" calcext:value-type="float">
            <text:p>1456447400.88731</text:p>
          </table:table-cell>
          <table:table-cell office:value-type="float" office:value="1120" calcext:value-type="float">
            <text:p>1120</text:p>
          </table:table-cell>
          <table:table-cell table:formula="of:=[.B1269]-[.B$2]" office:value-type="float" office:value="40.8870532512665" calcext:value-type="float">
            <text:p>40.8870532513</text:p>
          </table:table-cell>
          <table:table-cell table:formula="of:=[.C1269]/([.D1269]-[.D1268])" office:value-type="float" office:value="79259.3173497107" calcext:value-type="float">
            <text:p>79259.3173497107</text:p>
          </table:table-cell>
          <table:table-cell/>
          <table:table-cell office:value-type="float" office:value="1456447400.96985" calcext:value-type="float">
            <text:p>1456447400.96985</text:p>
          </table:table-cell>
          <table:table-cell table:formula="of:=[.G1269]-[.B1269]" office:value-type="float" office:value="0.0825431346893311" calcext:value-type="float">
            <text:p>0.0825431347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56447400.90147" calcext:value-type="float">
            <text:p>1456447400.90147</text:p>
          </table:table-cell>
          <table:table-cell office:value-type="float" office:value="1120" calcext:value-type="float">
            <text:p>1120</text:p>
          </table:table-cell>
          <table:table-cell table:formula="of:=[.B1270]-[.B$2]" office:value-type="float" office:value="40.9012186527252" calcext:value-type="float">
            <text:p>40.9012186527</text:p>
          </table:table-cell>
          <table:table-cell table:formula="of:=[.C1270]/([.D1270]-[.D1269])" office:value-type="float" office:value="79065.8848082943" calcext:value-type="float">
            <text:p>79065.8848082943</text:p>
          </table:table-cell>
          <table:table-cell/>
          <table:table-cell office:value-type="float" office:value="1456447400.98409" calcext:value-type="float">
            <text:p>1456447400.98409</text:p>
          </table:table-cell>
          <table:table-cell table:formula="of:=[.G1270]-[.B1270]" office:value-type="float" office:value="0.0826177597045898" calcext:value-type="float">
            <text:p>0.0826177597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56447400.91564" calcext:value-type="float">
            <text:p>1456447400.91564</text:p>
          </table:table-cell>
          <table:table-cell office:value-type="float" office:value="1120" calcext:value-type="float">
            <text:p>1120</text:p>
          </table:table-cell>
          <table:table-cell table:formula="of:=[.B1271]-[.B$2]" office:value-type="float" office:value="40.9153831005096" calcext:value-type="float">
            <text:p>40.9153831005</text:p>
          </table:table-cell>
          <table:table-cell table:formula="of:=[.C1271]/([.D1271]-[.D1270])" office:value-type="float" office:value="79071.2082141054" calcext:value-type="float">
            <text:p>79071.2082141054</text:p>
          </table:table-cell>
          <table:table-cell/>
          <table:table-cell office:value-type="float" office:value="1456447400.99821" calcext:value-type="float">
            <text:p>1456447400.99821</text:p>
          </table:table-cell>
          <table:table-cell table:formula="of:=[.G1271]-[.B1271]" office:value-type="float" office:value="0.0825731754302979" calcext:value-type="float">
            <text:p>0.0825731754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56447400.92984" calcext:value-type="float">
            <text:p>1456447400.92984</text:p>
          </table:table-cell>
          <table:table-cell office:value-type="float" office:value="1120" calcext:value-type="float">
            <text:p>1120</text:p>
          </table:table-cell>
          <table:table-cell table:formula="of:=[.B1272]-[.B$2]" office:value-type="float" office:value="40.9295883178711" calcext:value-type="float">
            <text:p>40.9295883179</text:p>
          </table:table-cell>
          <table:table-cell table:formula="of:=[.C1272]/([.D1272]-[.D1271])" office:value-type="float" office:value="78844.2704889143" calcext:value-type="float">
            <text:p>78844.2704889143</text:p>
          </table:table-cell>
          <table:table-cell/>
          <table:table-cell office:value-type="float" office:value="1456447401.00305" calcext:value-type="float">
            <text:p>1456447401.00305</text:p>
          </table:table-cell>
          <table:table-cell table:formula="of:=[.G1272]-[.B1272]" office:value-type="float" office:value="0.0732080936431885" calcext:value-type="float">
            <text:p>0.0732080936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56447400.94398" calcext:value-type="float">
            <text:p>1456447400.94398</text:p>
          </table:table-cell>
          <table:table-cell office:value-type="float" office:value="1120" calcext:value-type="float">
            <text:p>1120</text:p>
          </table:table-cell>
          <table:table-cell table:formula="of:=[.B1273]-[.B$2]" office:value-type="float" office:value="40.9437227249146" calcext:value-type="float">
            <text:p>40.9437227249</text:p>
          </table:table-cell>
          <table:table-cell table:formula="of:=[.C1273]/([.D1273]-[.D1272])" office:value-type="float" office:value="79239.2632076108" calcext:value-type="float">
            <text:p>79239.2632076108</text:p>
          </table:table-cell>
          <table:table-cell/>
          <table:table-cell office:value-type="float" office:value="1456447401.01643" calcext:value-type="float">
            <text:p>1456447401.01643</text:p>
          </table:table-cell>
          <table:table-cell table:formula="of:=[.G1273]-[.B1273]" office:value-type="float" office:value="0.072453498840332" calcext:value-type="float">
            <text:p>0.0724534988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456447400.95811" calcext:value-type="float">
            <text:p>1456447400.95811</text:p>
          </table:table-cell>
          <table:table-cell office:value-type="float" office:value="1120" calcext:value-type="float">
            <text:p>1120</text:p>
          </table:table-cell>
          <table:table-cell table:formula="of:=[.B1274]-[.B$2]" office:value-type="float" office:value="40.957855463028" calcext:value-type="float">
            <text:p>40.957855463</text:p>
          </table:table-cell>
          <table:table-cell table:formula="of:=[.C1274]/([.D1274]-[.D1273])" office:value-type="float" office:value="79248.6205442246" calcext:value-type="float">
            <text:p>79248.6205442246</text:p>
          </table:table-cell>
          <table:table-cell/>
          <table:table-cell office:value-type="float" office:value="1456447401.04334" calcext:value-type="float">
            <text:p>1456447401.04334</text:p>
          </table:table-cell>
          <table:table-cell table:formula="of:=[.G1274]-[.B1274]" office:value-type="float" office:value="0.085230827331543" calcext:value-type="float">
            <text:p>0.0852308273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456447400.97224" calcext:value-type="float">
            <text:p>1456447400.97224</text:p>
          </table:table-cell>
          <table:table-cell office:value-type="float" office:value="1120" calcext:value-type="float">
            <text:p>1120</text:p>
          </table:table-cell>
          <table:table-cell table:formula="of:=[.B1275]-[.B$2]" office:value-type="float" office:value="40.9719865322113" calcext:value-type="float">
            <text:p>40.9719865322</text:p>
          </table:table-cell>
          <table:table-cell table:formula="of:=[.C1275]/([.D1275]-[.D1274])" office:value-type="float" office:value="79257.9800911085" calcext:value-type="float">
            <text:p>79257.9800911085</text:p>
          </table:table-cell>
          <table:table-cell/>
          <table:table-cell office:value-type="float" office:value="1456447401.04807" calcext:value-type="float">
            <text:p>1456447401.04807</text:p>
          </table:table-cell>
          <table:table-cell table:formula="of:=[.G1275]-[.B1275]" office:value-type="float" office:value="0.0758297443389893" calcext:value-type="float">
            <text:p>0.0758297443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456447400.98637" calcext:value-type="float">
            <text:p>1456447400.98637</text:p>
          </table:table-cell>
          <table:table-cell office:value-type="float" office:value="1120" calcext:value-type="float">
            <text:p>1120</text:p>
          </table:table-cell>
          <table:table-cell table:formula="of:=[.B1276]-[.B$2]" office:value-type="float" office:value="40.9861176013947" calcext:value-type="float">
            <text:p>40.9861176014</text:p>
          </table:table-cell>
          <table:table-cell table:formula="of:=[.C1276]/([.D1276]-[.D1275])" office:value-type="float" office:value="79257.9800911085" calcext:value-type="float">
            <text:p>79257.9800911085</text:p>
          </table:table-cell>
          <table:table-cell/>
          <table:table-cell office:value-type="float" office:value="1456447401.05878" calcext:value-type="float">
            <text:p>1456447401.05878</text:p>
          </table:table-cell>
          <table:table-cell table:formula="of:=[.G1276]-[.B1276]" office:value-type="float" office:value="0.0724086761474609" calcext:value-type="float">
            <text:p>0.0724086761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456447401.00196" calcext:value-type="float">
            <text:p>1456447401.00196</text:p>
          </table:table-cell>
          <table:table-cell office:value-type="float" office:value="1120" calcext:value-type="float">
            <text:p>1120</text:p>
          </table:table-cell>
          <table:table-cell table:formula="of:=[.B1277]-[.B$2]" office:value-type="float" office:value="41.0017087459564" calcext:value-type="float">
            <text:p>41.001708746</text:p>
          </table:table-cell>
          <table:table-cell table:formula="of:=[.C1277]/([.D1277]-[.D1276])" office:value-type="float" office:value="71835.6497538" calcext:value-type="float">
            <text:p>71835.6497538</text:p>
          </table:table-cell>
          <table:table-cell/>
          <table:table-cell office:value-type="float" office:value="1456447401.08293" calcext:value-type="float">
            <text:p>1456447401.08293</text:p>
          </table:table-cell>
          <table:table-cell table:formula="of:=[.G1277]-[.B1277]" office:value-type="float" office:value="0.0809676647186279" calcext:value-type="float">
            <text:p>0.0809676647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56447401.01542" calcext:value-type="float">
            <text:p>1456447401.01542</text:p>
          </table:table-cell>
          <table:table-cell office:value-type="float" office:value="1120" calcext:value-type="float">
            <text:p>1120</text:p>
          </table:table-cell>
          <table:table-cell table:formula="of:=[.B1278]-[.B$2]" office:value-type="float" office:value="41.0151662826538" calcext:value-type="float">
            <text:p>41.0151662827</text:p>
          </table:table-cell>
          <table:table-cell table:formula="of:=[.C1278]/([.D1278]-[.D1277])" office:value-type="float" office:value="83224.7405438923" calcext:value-type="float">
            <text:p>83224.7405438923</text:p>
          </table:table-cell>
          <table:table-cell/>
          <table:table-cell office:value-type="float" office:value="1456447401.09626" calcext:value-type="float">
            <text:p>1456447401.09626</text:p>
          </table:table-cell>
          <table:table-cell table:formula="of:=[.G1278]-[.B1278]" office:value-type="float" office:value="0.0808401107788086" calcext:value-type="float">
            <text:p>0.0808401108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56447401.02877" calcext:value-type="float">
            <text:p>1456447401.02877</text:p>
          </table:table-cell>
          <table:table-cell office:value-type="float" office:value="1120" calcext:value-type="float">
            <text:p>1120</text:p>
          </table:table-cell>
          <table:table-cell table:formula="of:=[.B1279]-[.B$2]" office:value-type="float" office:value="41.0285179615021" calcext:value-type="float">
            <text:p>41.0285179615</text:p>
          </table:table-cell>
          <table:table-cell table:formula="of:=[.C1279]/([.D1279]-[.D1278])" office:value-type="float" office:value="83884.5820610346" calcext:value-type="float">
            <text:p>83884.5820610346</text:p>
          </table:table-cell>
          <table:table-cell/>
          <table:table-cell office:value-type="float" office:value="1456447401.10954" calcext:value-type="float">
            <text:p>1456447401.10954</text:p>
          </table:table-cell>
          <table:table-cell table:formula="of:=[.G1279]-[.B1279]" office:value-type="float" office:value="0.080768346786499" calcext:value-type="float">
            <text:p>0.0807683468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56447401.04211" calcext:value-type="float">
            <text:p>1456447401.04211</text:p>
          </table:table-cell>
          <table:table-cell office:value-type="float" office:value="1120" calcext:value-type="float">
            <text:p>1120</text:p>
          </table:table-cell>
          <table:table-cell table:formula="of:=[.B1280]-[.B$2]" office:value-type="float" office:value="41.041855096817" calcext:value-type="float">
            <text:p>41.0418550968</text:p>
          </table:table-cell>
          <table:table-cell table:formula="of:=[.C1280]/([.D1280]-[.D1279])" office:value-type="float" office:value="83976.0543439399" calcext:value-type="float">
            <text:p>83976.0543439399</text:p>
          </table:table-cell>
          <table:table-cell/>
          <table:table-cell office:value-type="float" office:value="1456447401.12282" calcext:value-type="float">
            <text:p>1456447401.12282</text:p>
          </table:table-cell>
          <table:table-cell table:formula="of:=[.G1280]-[.B1280]" office:value-type="float" office:value="0.0807111263275147" calcext:value-type="float">
            <text:p>0.0807111263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456447401.05543" calcext:value-type="float">
            <text:p>1456447401.05543</text:p>
          </table:table-cell>
          <table:table-cell office:value-type="float" office:value="1120" calcext:value-type="float">
            <text:p>1120</text:p>
          </table:table-cell>
          <table:table-cell table:formula="of:=[.B1281]-[.B$2]" office:value-type="float" office:value="41.0551719665527" calcext:value-type="float">
            <text:p>41.0551719666</text:p>
          </table:table-cell>
          <table:table-cell table:formula="of:=[.C1281]/([.D1281]-[.D1280])" office:value-type="float" office:value="84103.8488944589" calcext:value-type="float">
            <text:p>84103.8488944589</text:p>
          </table:table-cell>
          <table:table-cell/>
          <table:table-cell office:value-type="float" office:value="1456447401.13622" calcext:value-type="float">
            <text:p>1456447401.13622</text:p>
          </table:table-cell>
          <table:table-cell table:formula="of:=[.G1281]-[.B1281]" office:value-type="float" office:value="0.0807943344116211" calcext:value-type="float">
            <text:p>0.0807943344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56447401.06874" calcext:value-type="float">
            <text:p>1456447401.06874</text:p>
          </table:table-cell>
          <table:table-cell office:value-type="float" office:value="1120" calcext:value-type="float">
            <text:p>1120</text:p>
          </table:table-cell>
          <table:table-cell table:formula="of:=[.B1282]-[.B$2]" office:value-type="float" office:value="41.0684888362885" calcext:value-type="float">
            <text:p>41.0684888363</text:p>
          </table:table-cell>
          <table:table-cell table:formula="of:=[.C1282]/([.D1282]-[.D1281])" office:value-type="float" office:value="84103.8488944589" calcext:value-type="float">
            <text:p>84103.8488944589</text:p>
          </table:table-cell>
          <table:table-cell/>
          <table:table-cell office:value-type="float" office:value="1456447401.14974" calcext:value-type="float">
            <text:p>1456447401.14974</text:p>
          </table:table-cell>
          <table:table-cell table:formula="of:=[.G1282]-[.B1282]" office:value-type="float" office:value="0.0809974670410156" calcext:value-type="float">
            <text:p>0.080997467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56447401.08209" calcext:value-type="float">
            <text:p>1456447401.08209</text:p>
          </table:table-cell>
          <table:table-cell office:value-type="float" office:value="1120" calcext:value-type="float">
            <text:p>1120</text:p>
          </table:table-cell>
          <table:table-cell table:formula="of:=[.B1283]-[.B$2]" office:value-type="float" office:value="41.0818350315094" calcext:value-type="float">
            <text:p>41.0818350315</text:p>
          </table:table-cell>
          <table:table-cell table:formula="of:=[.C1283]/([.D1283]-[.D1282])" office:value-type="float" office:value="83919.0481975062" calcext:value-type="float">
            <text:p>83919.0481975062</text:p>
          </table:table-cell>
          <table:table-cell/>
          <table:table-cell office:value-type="float" office:value="1456447401.16302" calcext:value-type="float">
            <text:p>1456447401.16302</text:p>
          </table:table-cell>
          <table:table-cell table:formula="of:=[.G1283]-[.B1283]" office:value-type="float" office:value="0.0809311866760254" calcext:value-type="float">
            <text:p>0.0809311867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456447401.09541" calcext:value-type="float">
            <text:p>1456447401.09541</text:p>
          </table:table-cell>
          <table:table-cell office:value-type="float" office:value="1120" calcext:value-type="float">
            <text:p>1120</text:p>
          </table:table-cell>
          <table:table-cell table:formula="of:=[.B1284]-[.B$2]" office:value-type="float" office:value="41.0951578617096" calcext:value-type="float">
            <text:p>41.0951578617</text:p>
          </table:table-cell>
          <table:table-cell table:formula="of:=[.C1284]/([.D1284]-[.D1283])" office:value-type="float" office:value="84066.2219040802" calcext:value-type="float">
            <text:p>84066.2219040802</text:p>
          </table:table-cell>
          <table:table-cell/>
          <table:table-cell office:value-type="float" office:value="1456447401.17653" calcext:value-type="float">
            <text:p>1456447401.17653</text:p>
          </table:table-cell>
          <table:table-cell table:formula="of:=[.G1284]-[.B1284]" office:value-type="float" office:value="0.0811183452606201" calcext:value-type="float">
            <text:p>0.0811183453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56447401.10873" calcext:value-type="float">
            <text:p>1456447401.10873</text:p>
          </table:table-cell>
          <table:table-cell office:value-type="float" office:value="1120" calcext:value-type="float">
            <text:p>1120</text:p>
          </table:table-cell>
          <table:table-cell table:formula="of:=[.B1285]-[.B$2]" office:value-type="float" office:value="41.1084728240967" calcext:value-type="float">
            <text:p>41.1084728241</text:p>
          </table:table-cell>
          <table:table-cell table:formula="of:=[.C1285]/([.D1285]-[.D1284])" office:value-type="float" office:value="84115.8966461941" calcext:value-type="float">
            <text:p>84115.8966461941</text:p>
          </table:table-cell>
          <table:table-cell/>
          <table:table-cell office:value-type="float" office:value="1456447401.19022" calcext:value-type="float">
            <text:p>1456447401.19022</text:p>
          </table:table-cell>
          <table:table-cell table:formula="of:=[.G1285]-[.B1285]" office:value-type="float" office:value="0.081493616104126" calcext:value-type="float">
            <text:p>0.0814936161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456447401.12204" calcext:value-type="float">
            <text:p>1456447401.12204</text:p>
          </table:table-cell>
          <table:table-cell office:value-type="float" office:value="1120" calcext:value-type="float">
            <text:p>1120</text:p>
          </table:table-cell>
          <table:table-cell table:formula="of:=[.B1286]-[.B$2]" office:value-type="float" office:value="41.1217837333679" calcext:value-type="float">
            <text:p>41.1217837334</text:p>
          </table:table-cell>
          <table:table-cell table:formula="of:=[.C1286]/([.D1286]-[.D1285])" office:value-type="float" office:value="84141.5095826616" calcext:value-type="float">
            <text:p>84141.5095826616</text:p>
          </table:table-cell>
          <table:table-cell/>
          <table:table-cell office:value-type="float" office:value="1456447401.20335" calcext:value-type="float">
            <text:p>1456447401.20335</text:p>
          </table:table-cell>
          <table:table-cell table:formula="of:=[.G1286]-[.B1286]" office:value-type="float" office:value="0.0813126564025879" calcext:value-type="float">
            <text:p>0.0813126564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456447401.13535" calcext:value-type="float">
            <text:p>1456447401.13535</text:p>
          </table:table-cell>
          <table:table-cell office:value-type="float" office:value="1120" calcext:value-type="float">
            <text:p>1120</text:p>
          </table:table-cell>
          <table:table-cell table:formula="of:=[.B1287]-[.B$2]" office:value-type="float" office:value="41.1350917816162" calcext:value-type="float">
            <text:p>41.1350917816</text:p>
          </table:table-cell>
          <table:table-cell table:formula="of:=[.C1287]/([.D1287]-[.D1286])" office:value-type="float" office:value="84159.5986957612" calcext:value-type="float">
            <text:p>84159.5986957612</text:p>
          </table:table-cell>
          <table:table-cell/>
          <table:table-cell office:value-type="float" office:value="1456447401.21659" calcext:value-type="float">
            <text:p>1456447401.21659</text:p>
          </table:table-cell>
          <table:table-cell table:formula="of:=[.G1287]-[.B1287]" office:value-type="float" office:value="0.0812444686889648" calcext:value-type="float">
            <text:p>0.0812444687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56447401.14865" calcext:value-type="float">
            <text:p>1456447401.14865</text:p>
          </table:table-cell>
          <table:table-cell office:value-type="float" office:value="1120" calcext:value-type="float">
            <text:p>1120</text:p>
          </table:table-cell>
          <table:table-cell table:formula="of:=[.B1288]-[.B$2]" office:value-type="float" office:value="41.1483981609345" calcext:value-type="float">
            <text:p>41.1483981609</text:p>
          </table:table-cell>
          <table:table-cell table:formula="of:=[.C1288]/([.D1288]-[.D1287])" office:value-type="float" office:value="84170.1542706635" calcext:value-type="float">
            <text:p>84170.1542706635</text:p>
          </table:table-cell>
          <table:table-cell/>
          <table:table-cell office:value-type="float" office:value="1456447401.22993" calcext:value-type="float">
            <text:p>1456447401.22993</text:p>
          </table:table-cell>
          <table:table-cell table:formula="of:=[.G1288]-[.B1288]" office:value-type="float" office:value="0.0812780857086182" calcext:value-type="float">
            <text:p>0.0812780857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56447401.16196" calcext:value-type="float">
            <text:p>1456447401.16196</text:p>
          </table:table-cell>
          <table:table-cell office:value-type="float" office:value="1120" calcext:value-type="float">
            <text:p>1120</text:p>
          </table:table-cell>
          <table:table-cell table:formula="of:=[.B1289]-[.B$2]" office:value-type="float" office:value="41.1617112159729" calcext:value-type="float">
            <text:p>41.161711216</text:p>
          </table:table-cell>
          <table:table-cell table:formula="of:=[.C1289]/([.D1289]-[.D1288])" office:value-type="float" office:value="84127.947850069" calcext:value-type="float">
            <text:p>84127.947850069</text:p>
          </table:table-cell>
          <table:table-cell/>
          <table:table-cell office:value-type="float" office:value="1456447401.24316" calcext:value-type="float">
            <text:p>1456447401.24316</text:p>
          </table:table-cell>
          <table:table-cell table:formula="of:=[.G1289]-[.B1289]" office:value-type="float" office:value="0.0811951160430908" calcext:value-type="float">
            <text:p>0.081195116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456447401.17528" calcext:value-type="float">
            <text:p>1456447401.17528</text:p>
          </table:table-cell>
          <table:table-cell office:value-type="float" office:value="1120" calcext:value-type="float">
            <text:p>1120</text:p>
          </table:table-cell>
          <table:table-cell table:formula="of:=[.B1290]-[.B$2]" office:value-type="float" office:value="41.175021648407" calcext:value-type="float">
            <text:p>41.1750216484</text:p>
          </table:table-cell>
          <table:table-cell table:formula="of:=[.C1290]/([.D1290]-[.D1289])" office:value-type="float" office:value="84144.5238948198" calcext:value-type="float">
            <text:p>84144.5238948198</text:p>
          </table:table-cell>
          <table:table-cell/>
          <table:table-cell office:value-type="float" office:value="1456447401.25654" calcext:value-type="float">
            <text:p>1456447401.25654</text:p>
          </table:table-cell>
          <table:table-cell table:formula="of:=[.G1290]-[.B1290]" office:value-type="float" office:value="0.0812647342681885" calcext:value-type="float">
            <text:p>0.0812647343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456447401.18858" calcext:value-type="float">
            <text:p>1456447401.18858</text:p>
          </table:table-cell>
          <table:table-cell office:value-type="float" office:value="1120" calcext:value-type="float">
            <text:p>1120</text:p>
          </table:table-cell>
          <table:table-cell table:formula="of:=[.B1291]-[.B$2]" office:value-type="float" office:value="41.1883299350739" calcext:value-type="float">
            <text:p>41.1883299351</text:p>
          </table:table-cell>
          <table:table-cell table:formula="of:=[.C1291]/([.D1291]-[.D1290])" office:value-type="float" office:value="84158.0909726079" calcext:value-type="float">
            <text:p>84158.0909726079</text:p>
          </table:table-cell>
          <table:table-cell/>
          <table:table-cell office:value-type="float" office:value="1456447401.26989" calcext:value-type="float">
            <text:p>1456447401.26989</text:p>
          </table:table-cell>
          <table:table-cell table:formula="of:=[.G1291]-[.B1291]" office:value-type="float" office:value="0.0813064575195313" calcext:value-type="float">
            <text:p>0.0813064575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56447401.20189" calcext:value-type="float">
            <text:p>1456447401.20189</text:p>
          </table:table-cell>
          <table:table-cell office:value-type="float" office:value="1120" calcext:value-type="float">
            <text:p>1120</text:p>
          </table:table-cell>
          <table:table-cell table:formula="of:=[.B1292]-[.B$2]" office:value-type="float" office:value="41.201639175415" calcext:value-type="float">
            <text:p>41.2016391754</text:p>
          </table:table-cell>
          <table:table-cell table:formula="of:=[.C1292]/([.D1292]-[.D1291])" office:value-type="float" office:value="84152.0606201745" calcext:value-type="float">
            <text:p>84152.0606201745</text:p>
          </table:table-cell>
          <table:table-cell/>
          <table:table-cell office:value-type="float" office:value="1456447401.28312" calcext:value-type="float">
            <text:p>1456447401.28312</text:p>
          </table:table-cell>
          <table:table-cell table:formula="of:=[.G1292]-[.B1292]" office:value-type="float" office:value="0.0812270641326904" calcext:value-type="float">
            <text:p>0.0812270641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56447401.2152" calcext:value-type="float">
            <text:p>1456447401.2152</text:p>
          </table:table-cell>
          <table:table-cell office:value-type="float" office:value="1120" calcext:value-type="float">
            <text:p>1120</text:p>
          </table:table-cell>
          <table:table-cell table:formula="of:=[.B1293]-[.B$2]" office:value-type="float" office:value="41.2149479389191" calcext:value-type="float">
            <text:p>41.2149479389</text:p>
          </table:table-cell>
          <table:table-cell table:formula="of:=[.C1293]/([.D1293]-[.D1292])" office:value-type="float" office:value="84155.075688361" calcext:value-type="float">
            <text:p>84155.075688361</text:p>
          </table:table-cell>
          <table:table-cell/>
          <table:table-cell office:value-type="float" office:value="1456447401.29659" calcext:value-type="float">
            <text:p>1456447401.29659</text:p>
          </table:table-cell>
          <table:table-cell table:formula="of:=[.G1293]-[.B1293]" office:value-type="float" office:value="0.0813884735107422" calcext:value-type="float">
            <text:p>0.0813884735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56447401.22851" calcext:value-type="float">
            <text:p>1456447401.22851</text:p>
          </table:table-cell>
          <table:table-cell office:value-type="float" office:value="1120" calcext:value-type="float">
            <text:p>1120</text:p>
          </table:table-cell>
          <table:table-cell table:formula="of:=[.B1294]-[.B$2]" office:value-type="float" office:value="41.2282543182373" calcext:value-type="float">
            <text:p>41.2282543182</text:p>
          </table:table-cell>
          <table:table-cell table:formula="of:=[.C1294]/([.D1294]-[.D1293])" office:value-type="float" office:value="84170.1542706635" calcext:value-type="float">
            <text:p>84170.1542706635</text:p>
          </table:table-cell>
          <table:table-cell/>
          <table:table-cell office:value-type="float" office:value="1456447401.30996" calcext:value-type="float">
            <text:p>1456447401.30996</text:p>
          </table:table-cell>
          <table:table-cell table:formula="of:=[.G1294]-[.B1294]" office:value-type="float" office:value="0.0814518928527832" calcext:value-type="float">
            <text:p>0.0814518929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56447401.24181" calcext:value-type="float">
            <text:p>1456447401.24181</text:p>
          </table:table-cell>
          <table:table-cell office:value-type="float" office:value="1120" calcext:value-type="float">
            <text:p>1120</text:p>
          </table:table-cell>
          <table:table-cell table:formula="of:=[.B1295]-[.B$2]" office:value-type="float" office:value="41.2415599822998" calcext:value-type="float">
            <text:p>41.2415599823</text:p>
          </table:table-cell>
          <table:table-cell table:formula="of:=[.C1295]/([.D1295]-[.D1294])" office:value-type="float" office:value="84174.6788990826" calcext:value-type="float">
            <text:p>84174.6788990826</text:p>
          </table:table-cell>
          <table:table-cell/>
          <table:table-cell office:value-type="float" office:value="1456447401.32325" calcext:value-type="float">
            <text:p>1456447401.32325</text:p>
          </table:table-cell>
          <table:table-cell table:formula="of:=[.G1295]-[.B1295]" office:value-type="float" office:value="0.0814363956451416" calcext:value-type="float">
            <text:p>0.0814363956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56447401.25512" calcext:value-type="float">
            <text:p>1456447401.25512</text:p>
          </table:table-cell>
          <table:table-cell office:value-type="float" office:value="1120" calcext:value-type="float">
            <text:p>1120</text:p>
          </table:table-cell>
          <table:table-cell table:formula="of:=[.B1296]-[.B$2]" office:value-type="float" office:value="41.2548666000366" calcext:value-type="float">
            <text:p>41.2548666</text:p>
          </table:table-cell>
          <table:table-cell table:formula="of:=[.C1296]/([.D1296]-[.D1295])" office:value-type="float" office:value="84168.6461692826" calcext:value-type="float">
            <text:p>84168.6461692826</text:p>
          </table:table-cell>
          <table:table-cell/>
          <table:table-cell office:value-type="float" office:value="1456447401.3366" calcext:value-type="float">
            <text:p>1456447401.3366</text:p>
          </table:table-cell>
          <table:table-cell table:formula="of:=[.G1296]-[.B1296]" office:value-type="float" office:value="0.0814797878265381" calcext:value-type="float">
            <text:p>0.0814797878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56447401.26843" calcext:value-type="float">
            <text:p>1456447401.26843</text:p>
          </table:table-cell>
          <table:table-cell office:value-type="float" office:value="1120" calcext:value-type="float">
            <text:p>1120</text:p>
          </table:table-cell>
          <table:table-cell table:formula="of:=[.B1297]-[.B$2]" office:value-type="float" office:value="41.2681720256805" calcext:value-type="float">
            <text:p>41.2681720257</text:p>
          </table:table-cell>
          <table:table-cell table:formula="of:=[.C1297]/([.D1297]-[.D1296])" office:value-type="float" office:value="84176.1872166574" calcext:value-type="float">
            <text:p>84176.1872166574</text:p>
          </table:table-cell>
          <table:table-cell/>
          <table:table-cell office:value-type="float" office:value="1456447401.34998" calcext:value-type="float">
            <text:p>1456447401.34998</text:p>
          </table:table-cell>
          <table:table-cell table:formula="of:=[.G1297]-[.B1297]" office:value-type="float" office:value="0.0815544128417969" calcext:value-type="float">
            <text:p>0.0815544128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56447401.28173" calcext:value-type="float">
            <text:p>1456447401.28173</text:p>
          </table:table-cell>
          <table:table-cell office:value-type="float" office:value="1120" calcext:value-type="float">
            <text:p>1120</text:p>
          </table:table-cell>
          <table:table-cell table:formula="of:=[.B1298]-[.B$2]" office:value-type="float" office:value="41.2814784049988" calcext:value-type="float">
            <text:p>41.281478405</text:p>
          </table:table-cell>
          <table:table-cell table:formula="of:=[.C1298]/([.D1298]-[.D1297])" office:value-type="float" office:value="84170.1542706635" calcext:value-type="float">
            <text:p>84170.1542706635</text:p>
          </table:table-cell>
          <table:table-cell/>
          <table:table-cell office:value-type="float" office:value="1456447401.36335" calcext:value-type="float">
            <text:p>1456447401.36335</text:p>
          </table:table-cell>
          <table:table-cell table:formula="of:=[.G1298]-[.B1298]" office:value-type="float" office:value="0.0816178321838379" calcext:value-type="float">
            <text:p>0.0816178322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56447401.29504" calcext:value-type="float">
            <text:p>1456447401.29504</text:p>
          </table:table-cell>
          <table:table-cell office:value-type="float" office:value="1120" calcext:value-type="float">
            <text:p>1120</text:p>
          </table:table-cell>
          <table:table-cell table:formula="of:=[.B1299]-[.B$2]" office:value-type="float" office:value="41.2947883605957" calcext:value-type="float">
            <text:p>41.2947883606</text:p>
          </table:table-cell>
          <table:table-cell table:formula="of:=[.C1299]/([.D1299]-[.D1298])" office:value-type="float" office:value="84147.538422957" calcext:value-type="float">
            <text:p>84147.538422957</text:p>
          </table:table-cell>
          <table:table-cell/>
          <table:table-cell office:value-type="float" office:value="1456447401.37667" calcext:value-type="float">
            <text:p>1456447401.37667</text:p>
          </table:table-cell>
          <table:table-cell table:formula="of:=[.G1299]-[.B1299]" office:value-type="float" office:value="0.0816278457641602" calcext:value-type="float">
            <text:p>0.0816278458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56447401.30835" calcext:value-type="float">
            <text:p>1456447401.30835</text:p>
          </table:table-cell>
          <table:table-cell office:value-type="float" office:value="1120" calcext:value-type="float">
            <text:p>1120</text:p>
          </table:table-cell>
          <table:table-cell table:formula="of:=[.B1300]-[.B$2]" office:value-type="float" office:value="41.3080973625183" calcext:value-type="float">
            <text:p>41.3080973625</text:p>
          </table:table-cell>
          <table:table-cell table:formula="of:=[.C1300]/([.D1300]-[.D1299])" office:value-type="float" office:value="84153.5681272616" calcext:value-type="float">
            <text:p>84153.5681272616</text:p>
          </table:table-cell>
          <table:table-cell/>
          <table:table-cell office:value-type="float" office:value="1456447401.38991" calcext:value-type="float">
            <text:p>1456447401.38991</text:p>
          </table:table-cell>
          <table:table-cell table:formula="of:=[.G1300]-[.B1300]" office:value-type="float" office:value="0.0815589427947998" calcext:value-type="float">
            <text:p>0.0815589428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456447401.32166" calcext:value-type="float">
            <text:p>1456447401.32166</text:p>
          </table:table-cell>
          <table:table-cell office:value-type="float" office:value="1120" calcext:value-type="float">
            <text:p>1120</text:p>
          </table:table-cell>
          <table:table-cell table:formula="of:=[.B1301]-[.B$2]" office:value-type="float" office:value="41.3214032649994" calcext:value-type="float">
            <text:p>41.321403265</text:p>
          </table:table-cell>
          <table:table-cell table:formula="of:=[.C1301]/([.D1301]-[.D1300])" office:value-type="float" office:value="84173.1706355606" calcext:value-type="float">
            <text:p>84173.1706355606</text:p>
          </table:table-cell>
          <table:table-cell/>
          <table:table-cell office:value-type="float" office:value="1456447401.40329" calcext:value-type="float">
            <text:p>1456447401.40329</text:p>
          </table:table-cell>
          <table:table-cell table:formula="of:=[.G1301]-[.B1301]" office:value-type="float" office:value="0.0816330909729004" calcext:value-type="float">
            <text:p>0.081633091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56447401.33496" calcext:value-type="float">
            <text:p>1456447401.33496</text:p>
          </table:table-cell>
          <table:table-cell office:value-type="float" office:value="1120" calcext:value-type="float">
            <text:p>1120</text:p>
          </table:table-cell>
          <table:table-cell table:formula="of:=[.B1302]-[.B$2]" office:value-type="float" office:value="41.3347101211548" calcext:value-type="float">
            <text:p>41.3347101212</text:p>
          </table:table-cell>
          <table:table-cell table:formula="of:=[.C1302]/([.D1302]-[.D1301])" office:value-type="float" office:value="84167.1381219429" calcext:value-type="float">
            <text:p>84167.1381219429</text:p>
          </table:table-cell>
          <table:table-cell/>
          <table:table-cell office:value-type="float" office:value="1456447401.41651" calcext:value-type="float">
            <text:p>1456447401.41651</text:p>
          </table:table-cell>
          <table:table-cell table:formula="of:=[.G1302]-[.B1302]" office:value-type="float" office:value="0.0815463066101074" calcext:value-type="float">
            <text:p>0.0815463066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456447401.34827" calcext:value-type="float">
            <text:p>1456447401.34827</text:p>
          </table:table-cell>
          <table:table-cell office:value-type="float" office:value="1120" calcext:value-type="float">
            <text:p>1120</text:p>
          </table:table-cell>
          <table:table-cell table:formula="of:=[.B1303]-[.B$2]" office:value-type="float" office:value="41.3480167388916" calcext:value-type="float">
            <text:p>41.3480167389</text:p>
          </table:table-cell>
          <table:table-cell table:formula="of:=[.C1303]/([.D1303]-[.D1302])" office:value-type="float" office:value="84168.6461692826" calcext:value-type="float">
            <text:p>84168.6461692826</text:p>
          </table:table-cell>
          <table:table-cell/>
          <table:table-cell office:value-type="float" office:value="1456447401.42998" calcext:value-type="float">
            <text:p>1456447401.42998</text:p>
          </table:table-cell>
          <table:table-cell table:formula="of:=[.G1303]-[.B1303]" office:value-type="float" office:value="0.081709623336792" calcext:value-type="float">
            <text:p>0.0817096233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456447401.36158" calcext:value-type="float">
            <text:p>1456447401.36158</text:p>
          </table:table-cell>
          <table:table-cell office:value-type="float" office:value="1120" calcext:value-type="float">
            <text:p>1120</text:p>
          </table:table-cell>
          <table:table-cell table:formula="of:=[.B1304]-[.B$2]" office:value-type="float" office:value="41.3613233566284" calcext:value-type="float">
            <text:p>41.3613233566</text:p>
          </table:table-cell>
          <table:table-cell table:formula="of:=[.C1304]/([.D1304]-[.D1303])" office:value-type="float" office:value="84168.6461692826" calcext:value-type="float">
            <text:p>84168.6461692826</text:p>
          </table:table-cell>
          <table:table-cell/>
          <table:table-cell office:value-type="float" office:value="1456447401.44341" calcext:value-type="float">
            <text:p>1456447401.44341</text:p>
          </table:table-cell>
          <table:table-cell table:formula="of:=[.G1304]-[.B1304]" office:value-type="float" office:value="0.0818328857421875" calcext:value-type="float">
            <text:p>0.0818328857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456447401.3749" calcext:value-type="float">
            <text:p>1456447401.3749</text:p>
          </table:table-cell>
          <table:table-cell office:value-type="float" office:value="1120" calcext:value-type="float">
            <text:p>1120</text:p>
          </table:table-cell>
          <table:table-cell table:formula="of:=[.B1305]-[.B$2]" office:value-type="float" office:value="41.3746464252472" calcext:value-type="float">
            <text:p>41.3746464252</text:p>
          </table:table-cell>
          <table:table-cell table:formula="of:=[.C1305]/([.D1305]-[.D1304])" office:value-type="float" office:value="84064.7175247401" calcext:value-type="float">
            <text:p>84064.7175247401</text:p>
          </table:table-cell>
          <table:table-cell/>
          <table:table-cell office:value-type="float" office:value="1456447401.45666" calcext:value-type="float">
            <text:p>1456447401.45666</text:p>
          </table:table-cell>
          <table:table-cell table:formula="of:=[.G1305]-[.B1305]" office:value-type="float" office:value="0.0817599296569824" calcext:value-type="float">
            <text:p>0.0817599297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456447401.38821" calcext:value-type="float">
            <text:p>1456447401.38821</text:p>
          </table:table-cell>
          <table:table-cell office:value-type="float" office:value="1120" calcext:value-type="float">
            <text:p>1120</text:p>
          </table:table-cell>
          <table:table-cell table:formula="of:=[.B1306]-[.B$2]" office:value-type="float" office:value="41.3879587650299" calcext:value-type="float">
            <text:p>41.387958765</text:p>
          </table:table-cell>
          <table:table-cell table:formula="of:=[.C1306]/([.D1306]-[.D1305])" office:value-type="float" office:value="84132.4679418296" calcext:value-type="float">
            <text:p>84132.4679418296</text:p>
          </table:table-cell>
          <table:table-cell/>
          <table:table-cell office:value-type="float" office:value="1456447401.46136" calcext:value-type="float">
            <text:p>1456447401.46136</text:p>
          </table:table-cell>
          <table:table-cell table:formula="of:=[.G1306]-[.B1306]" office:value-type="float" office:value="0.0731475353240967" calcext:value-type="float">
            <text:p>0.0731475353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56447401.40152" calcext:value-type="float">
            <text:p>1456447401.40152</text:p>
          </table:table-cell>
          <table:table-cell office:value-type="float" office:value="1120" calcext:value-type="float">
            <text:p>1120</text:p>
          </table:table-cell>
          <table:table-cell table:formula="of:=[.B1307]-[.B$2]" office:value-type="float" office:value="41.4012682437897" calcext:value-type="float">
            <text:p>41.4012682438</text:p>
          </table:table-cell>
          <table:table-cell table:formula="of:=[.C1307]/([.D1307]-[.D1306])" office:value-type="float" office:value="84150.5531670966" calcext:value-type="float">
            <text:p>84150.5531670966</text:p>
          </table:table-cell>
          <table:table-cell/>
          <table:table-cell office:value-type="float" office:value="1456447401.47398" calcext:value-type="float">
            <text:p>1456447401.47398</text:p>
          </table:table-cell>
          <table:table-cell table:formula="of:=[.G1307]-[.B1307]" office:value-type="float" office:value="0.072458028793335" calcext:value-type="float">
            <text:p>0.0724580288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56447401.41484" calcext:value-type="float">
            <text:p>1456447401.41484</text:p>
          </table:table-cell>
          <table:table-cell office:value-type="float" office:value="1120" calcext:value-type="float">
            <text:p>1120</text:p>
          </table:table-cell>
          <table:table-cell table:formula="of:=[.B1308]-[.B$2]" office:value-type="float" office:value="41.4145822525024" calcext:value-type="float">
            <text:p>41.4145822525</text:p>
          </table:table-cell>
          <table:table-cell table:formula="of:=[.C1308]/([.D1308]-[.D1307])" office:value-type="float" office:value="84121.9218165213" calcext:value-type="float">
            <text:p>84121.9218165213</text:p>
          </table:table-cell>
          <table:table-cell/>
          <table:table-cell office:value-type="float" office:value="1456447401.48724" calcext:value-type="float">
            <text:p>1456447401.48724</text:p>
          </table:table-cell>
          <table:table-cell table:formula="of:=[.G1308]-[.B1308]" office:value-type="float" office:value="0.072404146194458" calcext:value-type="float">
            <text:p>0.0724041462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456447401.42815" calcext:value-type="float">
            <text:p>1456447401.42815</text:p>
          </table:table-cell>
          <table:table-cell office:value-type="float" office:value="1120" calcext:value-type="float">
            <text:p>1120</text:p>
          </table:table-cell>
          <table:table-cell table:formula="of:=[.B1309]-[.B$2]" office:value-type="float" office:value="41.4278926849365" calcext:value-type="float">
            <text:p>41.4278926849</text:p>
          </table:table-cell>
          <table:table-cell table:formula="of:=[.C1309]/([.D1309]-[.D1308])" office:value-type="float" office:value="84144.5238948198" calcext:value-type="float">
            <text:p>84144.5238948198</text:p>
          </table:table-cell>
          <table:table-cell/>
          <table:table-cell office:value-type="float" office:value="1456447401.50068" calcext:value-type="float">
            <text:p>1456447401.50068</text:p>
          </table:table-cell>
          <table:table-cell table:formula="of:=[.G1309]-[.B1309]" office:value-type="float" office:value="0.0725336074829102" calcext:value-type="float">
            <text:p>0.0725336075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56447401.44145" calcext:value-type="float">
            <text:p>1456447401.44145</text:p>
          </table:table-cell>
          <table:table-cell office:value-type="float" office:value="1120" calcext:value-type="float">
            <text:p>1120</text:p>
          </table:table-cell>
          <table:table-cell table:formula="of:=[.B1310]-[.B$2]" office:value-type="float" office:value="41.4412002563477" calcext:value-type="float">
            <text:p>41.4412002563</text:p>
          </table:table-cell>
          <table:table-cell table:formula="of:=[.C1310]/([.D1310]-[.D1309])" office:value-type="float" office:value="84162.6143041422" calcext:value-type="float">
            <text:p>84162.6143041422</text:p>
          </table:table-cell>
          <table:table-cell/>
          <table:table-cell office:value-type="float" office:value="1456447401.51392" calcext:value-type="float">
            <text:p>1456447401.51392</text:p>
          </table:table-cell>
          <table:table-cell table:formula="of:=[.G1310]-[.B1310]" office:value-type="float" office:value="0.0724661350250244" calcext:value-type="float">
            <text:p>0.072466135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456447401.45476" calcext:value-type="float">
            <text:p>1456447401.45476</text:p>
          </table:table-cell>
          <table:table-cell office:value-type="float" office:value="1120" calcext:value-type="float">
            <text:p>1120</text:p>
          </table:table-cell>
          <table:table-cell table:formula="of:=[.B1311]-[.B$2]" office:value-type="float" office:value="41.4545063972473" calcext:value-type="float">
            <text:p>41.4545063972</text:p>
          </table:table-cell>
          <table:table-cell table:formula="of:=[.C1311]/([.D1311]-[.D1310])" office:value-type="float" office:value="84171.6624260885" calcext:value-type="float">
            <text:p>84171.6624260885</text:p>
          </table:table-cell>
          <table:table-cell/>
          <table:table-cell office:value-type="float" office:value="1456447401.52711" calcext:value-type="float">
            <text:p>1456447401.52711</text:p>
          </table:table-cell>
          <table:table-cell table:formula="of:=[.G1311]-[.B1311]" office:value-type="float" office:value="0.072350025177002" calcext:value-type="float">
            <text:p>0.0723500252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456447401.46806" calcext:value-type="float">
            <text:p>1456447401.46806</text:p>
          </table:table-cell>
          <table:table-cell office:value-type="float" office:value="1120" calcext:value-type="float">
            <text:p>1120</text:p>
          </table:table-cell>
          <table:table-cell table:formula="of:=[.B1312]-[.B$2]" office:value-type="float" office:value="41.4678103923798" calcext:value-type="float">
            <text:p>41.4678103924</text:p>
          </table:table-cell>
          <table:table-cell table:formula="of:=[.C1312]/([.D1312]-[.D1311])" office:value-type="float" office:value="84185.2382573789" calcext:value-type="float">
            <text:p>84185.2382573789</text:p>
          </table:table-cell>
          <table:table-cell/>
          <table:table-cell office:value-type="float" office:value="1456447401.54038" calcext:value-type="float">
            <text:p>1456447401.54038</text:p>
          </table:table-cell>
          <table:table-cell table:formula="of:=[.G1312]-[.B1312]" office:value-type="float" office:value="0.0723159313201904" calcext:value-type="float">
            <text:p>0.0723159313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56447401.48137" calcext:value-type="float">
            <text:p>1456447401.48137</text:p>
          </table:table-cell>
          <table:table-cell office:value-type="float" office:value="1120" calcext:value-type="float">
            <text:p>1120</text:p>
          </table:table-cell>
          <table:table-cell table:formula="of:=[.B1313]-[.B$2]" office:value-type="float" office:value="41.481116771698" calcext:value-type="float">
            <text:p>41.4811167717</text:p>
          </table:table-cell>
          <table:table-cell table:formula="of:=[.C1313]/([.D1313]-[.D1312])" office:value-type="float" office:value="84170.1542706635" calcext:value-type="float">
            <text:p>84170.1542706635</text:p>
          </table:table-cell>
          <table:table-cell/>
          <table:table-cell office:value-type="float" office:value="1456447401.55368" calcext:value-type="float">
            <text:p>1456447401.55368</text:p>
          </table:table-cell>
          <table:table-cell table:formula="of:=[.G1313]-[.B1313]" office:value-type="float" office:value="0.0723094940185547" calcext:value-type="float">
            <text:p>0.072309494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456447401.49468" calcext:value-type="float">
            <text:p>1456447401.49468</text:p>
          </table:table-cell>
          <table:table-cell office:value-type="float" office:value="1120" calcext:value-type="float">
            <text:p>1120</text:p>
          </table:table-cell>
          <table:table-cell table:formula="of:=[.B1314]-[.B$2]" office:value-type="float" office:value="41.4944217205048" calcext:value-type="float">
            <text:p>41.4944217205</text:p>
          </table:table-cell>
          <table:table-cell table:formula="of:=[.C1314]/([.D1314]-[.D1313])" office:value-type="float" office:value="84179.2040139772" calcext:value-type="float">
            <text:p>84179.2040139772</text:p>
          </table:table-cell>
          <table:table-cell/>
          <table:table-cell office:value-type="float" office:value="1456447401.56696" calcext:value-type="float">
            <text:p>1456447401.56696</text:p>
          </table:table-cell>
          <table:table-cell table:formula="of:=[.G1314]-[.B1314]" office:value-type="float" office:value="0.0722846984863281" calcext:value-type="float">
            <text:p>0.0722846985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456447401.50798" calcext:value-type="float">
            <text:p>1456447401.50798</text:p>
          </table:table-cell>
          <table:table-cell office:value-type="float" office:value="1120" calcext:value-type="float">
            <text:p>1120</text:p>
          </table:table-cell>
          <table:table-cell table:formula="of:=[.B1315]-[.B$2]" office:value-type="float" office:value="41.507728099823" calcext:value-type="float">
            <text:p>41.5077280998</text:p>
          </table:table-cell>
          <table:table-cell table:formula="of:=[.C1315]/([.D1315]-[.D1314])" office:value-type="float" office:value="84170.1542706635" calcext:value-type="float">
            <text:p>84170.1542706635</text:p>
          </table:table-cell>
          <table:table-cell/>
          <table:table-cell office:value-type="float" office:value="1456447401.58027" calcext:value-type="float">
            <text:p>1456447401.58027</text:p>
          </table:table-cell>
          <table:table-cell table:formula="of:=[.G1315]-[.B1315]" office:value-type="float" office:value="0.0722882747650147" calcext:value-type="float">
            <text:p>0.0722882748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456447401.52129" calcext:value-type="float">
            <text:p>1456447401.52129</text:p>
          </table:table-cell>
          <table:table-cell office:value-type="float" office:value="1120" calcext:value-type="float">
            <text:p>1120</text:p>
          </table:table-cell>
          <table:table-cell table:formula="of:=[.B1316]-[.B$2]" office:value-type="float" office:value="41.5210340023041" calcext:value-type="float">
            <text:p>41.5210340023</text:p>
          </table:table-cell>
          <table:table-cell table:formula="of:=[.C1316]/([.D1316]-[.D1315])" office:value-type="float" office:value="84173.1706355606" calcext:value-type="float">
            <text:p>84173.1706355606</text:p>
          </table:table-cell>
          <table:table-cell/>
          <table:table-cell office:value-type="float" office:value="1456447401.59362" calcext:value-type="float">
            <text:p>1456447401.59362</text:p>
          </table:table-cell>
          <table:table-cell table:formula="of:=[.G1316]-[.B1316]" office:value-type="float" office:value="0.0723323822021484" calcext:value-type="float">
            <text:p>0.0723323822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456447401.53459" calcext:value-type="float">
            <text:p>1456447401.53459</text:p>
          </table:table-cell>
          <table:table-cell office:value-type="float" office:value="1120" calcext:value-type="float">
            <text:p>1120</text:p>
          </table:table-cell>
          <table:table-cell table:formula="of:=[.B1317]-[.B$2]" office:value-type="float" office:value="41.5343401432037" calcext:value-type="float">
            <text:p>41.5343401432</text:p>
          </table:table-cell>
          <table:table-cell table:formula="of:=[.C1317]/([.D1317]-[.D1316])" office:value-type="float" office:value="84171.6624260885" calcext:value-type="float">
            <text:p>84171.6624260885</text:p>
          </table:table-cell>
          <table:table-cell/>
          <table:table-cell office:value-type="float" office:value="1456447401.6076" calcext:value-type="float">
            <text:p>1456447401.6076</text:p>
          </table:table-cell>
          <table:table-cell table:formula="of:=[.G1317]-[.B1317]" office:value-type="float" office:value="0.0730061531066895" calcext:value-type="float">
            <text:p>0.0730061531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456447401.54791" calcext:value-type="float">
            <text:p>1456447401.54791</text:p>
          </table:table-cell>
          <table:table-cell office:value-type="float" office:value="1120" calcext:value-type="float">
            <text:p>1120</text:p>
          </table:table-cell>
          <table:table-cell table:formula="of:=[.B1318]-[.B$2]" office:value-type="float" office:value="41.5476517677307" calcext:value-type="float">
            <text:p>41.5476517677</text:p>
          </table:table-cell>
          <table:table-cell table:formula="of:=[.C1318]/([.D1318]-[.D1317])" office:value-type="float" office:value="84136.9885193344" calcext:value-type="float">
            <text:p>84136.9885193344</text:p>
          </table:table-cell>
          <table:table-cell/>
          <table:table-cell office:value-type="float" office:value="1456447401.62042" calcext:value-type="float">
            <text:p>1456447401.62042</text:p>
          </table:table-cell>
          <table:table-cell table:formula="of:=[.G1318]-[.B1318]" office:value-type="float" office:value="0.072514533996582" calcext:value-type="float">
            <text:p>0.072514534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456447401.56121" calcext:value-type="float">
            <text:p>1456447401.56121</text:p>
          </table:table-cell>
          <table:table-cell office:value-type="float" office:value="1120" calcext:value-type="float">
            <text:p>1120</text:p>
          </table:table-cell>
          <table:table-cell table:formula="of:=[.B1319]-[.B$2]" office:value-type="float" office:value="41.5609593391419" calcext:value-type="float">
            <text:p>41.5609593391</text:p>
          </table:table-cell>
          <table:table-cell table:formula="of:=[.C1319]/([.D1319]-[.D1318])" office:value-type="float" office:value="84162.6143041422" calcext:value-type="float">
            <text:p>84162.6143041422</text:p>
          </table:table-cell>
          <table:table-cell/>
          <table:table-cell office:value-type="float" office:value="1456447401.64363" calcext:value-type="float">
            <text:p>1456447401.64363</text:p>
          </table:table-cell>
          <table:table-cell table:formula="of:=[.G1319]-[.B1319]" office:value-type="float" office:value="0.0824170112609863" calcext:value-type="float">
            <text:p>0.0824170113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456447401.57452" calcext:value-type="float">
            <text:p>1456447401.57452</text:p>
          </table:table-cell>
          <table:table-cell office:value-type="float" office:value="1120" calcext:value-type="float">
            <text:p>1120</text:p>
          </table:table-cell>
          <table:table-cell table:formula="of:=[.B1320]-[.B$2]" office:value-type="float" office:value="41.5742671489716" calcext:value-type="float">
            <text:p>41.574267149</text:p>
          </table:table-cell>
          <table:table-cell table:formula="of:=[.C1320]/([.D1320]-[.D1319])" office:value-type="float" office:value="84161.1064729383" calcext:value-type="float">
            <text:p>84161.1064729383</text:p>
          </table:table-cell>
          <table:table-cell/>
          <table:table-cell office:value-type="float" office:value="1456447401.65673" calcext:value-type="float">
            <text:p>1456447401.65673</text:p>
          </table:table-cell>
          <table:table-cell table:formula="of:=[.G1320]-[.B1320]" office:value-type="float" office:value="0.0822091102600098" calcext:value-type="float">
            <text:p>0.0822091103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456447401.58783" calcext:value-type="float">
            <text:p>1456447401.58783</text:p>
          </table:table-cell>
          <table:table-cell office:value-type="float" office:value="1120" calcext:value-type="float">
            <text:p>1120</text:p>
          </table:table-cell>
          <table:table-cell table:formula="of:=[.B1321]-[.B$2]" office:value-type="float" office:value="41.5875730514526" calcext:value-type="float">
            <text:p>41.5875730515</text:p>
          </table:table-cell>
          <table:table-cell table:formula="of:=[.C1321]/([.D1321]-[.D1320])" office:value-type="float" office:value="84173.1706355606" calcext:value-type="float">
            <text:p>84173.1706355606</text:p>
          </table:table-cell>
          <table:table-cell/>
          <table:table-cell office:value-type="float" office:value="1456447401.67011" calcext:value-type="float">
            <text:p>1456447401.67011</text:p>
          </table:table-cell>
          <table:table-cell table:formula="of:=[.G1321]-[.B1321]" office:value-type="float" office:value="0.0822832584381104" calcext:value-type="float">
            <text:p>0.0822832584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456447401.60113" calcext:value-type="float">
            <text:p>1456447401.60113</text:p>
          </table:table-cell>
          <table:table-cell office:value-type="float" office:value="1120" calcext:value-type="float">
            <text:p>1120</text:p>
          </table:table-cell>
          <table:table-cell table:formula="of:=[.B1322]-[.B$2]" office:value-type="float" office:value="41.6008787155151" calcext:value-type="float">
            <text:p>41.6008787155</text:p>
          </table:table-cell>
          <table:table-cell table:formula="of:=[.C1322]/([.D1322]-[.D1321])" office:value-type="float" office:value="84174.6788990826" calcext:value-type="float">
            <text:p>84174.6788990826</text:p>
          </table:table-cell>
          <table:table-cell/>
          <table:table-cell office:value-type="float" office:value="1456447401.68357" calcext:value-type="float">
            <text:p>1456447401.68357</text:p>
          </table:table-cell>
          <table:table-cell table:formula="of:=[.G1322]-[.B1322]" office:value-type="float" office:value="0.0824375152587891" calcext:value-type="float">
            <text:p>0.0824375153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456447401.61444" calcext:value-type="float">
            <text:p>1456447401.61444</text:p>
          </table:table-cell>
          <table:table-cell office:value-type="float" office:value="1120" calcext:value-type="float">
            <text:p>1120</text:p>
          </table:table-cell>
          <table:table-cell table:formula="of:=[.B1323]-[.B$2]" office:value-type="float" office:value="41.614185333252" calcext:value-type="float">
            <text:p>41.6141853333</text:p>
          </table:table-cell>
          <table:table-cell table:formula="of:=[.C1323]/([.D1323]-[.D1322])" office:value-type="float" office:value="84168.6461692826" calcext:value-type="float">
            <text:p>84168.6461692826</text:p>
          </table:table-cell>
          <table:table-cell/>
          <table:table-cell office:value-type="float" office:value="1456447401.69697" calcext:value-type="float">
            <text:p>1456447401.69697</text:p>
          </table:table-cell>
          <table:table-cell table:formula="of:=[.G1323]-[.B1323]" office:value-type="float" office:value="0.0825309753417969" calcext:value-type="float">
            <text:p>0.0825309753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456447401.62775" calcext:value-type="float">
            <text:p>1456447401.62775</text:p>
          </table:table-cell>
          <table:table-cell office:value-type="float" office:value="1120" calcext:value-type="float">
            <text:p>1120</text:p>
          </table:table-cell>
          <table:table-cell table:formula="of:=[.B1324]-[.B$2]" office:value-type="float" office:value="41.6274917125702" calcext:value-type="float">
            <text:p>41.6274917126</text:p>
          </table:table-cell>
          <table:table-cell table:formula="of:=[.C1324]/([.D1324]-[.D1323])" office:value-type="float" office:value="84170.1542706635" calcext:value-type="float">
            <text:p>84170.1542706635</text:p>
          </table:table-cell>
          <table:table-cell/>
          <table:table-cell office:value-type="float" office:value="1456447401.7102" calcext:value-type="float">
            <text:p>1456447401.7102</text:p>
          </table:table-cell>
          <table:table-cell table:formula="of:=[.G1324]-[.B1324]" office:value-type="float" office:value="0.0824546813964844" calcext:value-type="float">
            <text:p>0.0824546814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456447401.64106" calcext:value-type="float">
            <text:p>1456447401.64106</text:p>
          </table:table-cell>
          <table:table-cell office:value-type="float" office:value="1120" calcext:value-type="float">
            <text:p>1120</text:p>
          </table:table-cell>
          <table:table-cell table:formula="of:=[.B1325]-[.B$2]" office:value-type="float" office:value="41.64080286026" calcext:value-type="float">
            <text:p>41.6408028603</text:p>
          </table:table-cell>
          <table:table-cell table:formula="of:=[.C1325]/([.D1325]-[.D1324])" office:value-type="float" office:value="84140.0025075675" calcext:value-type="float">
            <text:p>84140.0025075675</text:p>
          </table:table-cell>
          <table:table-cell/>
          <table:table-cell office:value-type="float" office:value="1456447401.7235" calcext:value-type="float">
            <text:p>1456447401.7235</text:p>
          </table:table-cell>
          <table:table-cell table:formula="of:=[.G1325]-[.B1325]" office:value-type="float" office:value="0.0824434757232666" calcext:value-type="float">
            <text:p>0.0824434757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56447401.65437" calcext:value-type="float">
            <text:p>1456447401.65437</text:p>
          </table:table-cell>
          <table:table-cell office:value-type="float" office:value="1120" calcext:value-type="float">
            <text:p>1120</text:p>
          </table:table-cell>
          <table:table-cell table:formula="of:=[.B1326]-[.B$2]" office:value-type="float" office:value="41.6541128158569" calcext:value-type="float">
            <text:p>41.6541128159</text:p>
          </table:table-cell>
          <table:table-cell table:formula="of:=[.C1326]/([.D1326]-[.D1325])" office:value-type="float" office:value="84147.538422957" calcext:value-type="float">
            <text:p>84147.538422957</text:p>
          </table:table-cell>
          <table:table-cell/>
          <table:table-cell office:value-type="float" office:value="1456447401.73681" calcext:value-type="float">
            <text:p>1456447401.73681</text:p>
          </table:table-cell>
          <table:table-cell table:formula="of:=[.G1326]-[.B1326]" office:value-type="float" office:value="0.0824434757232666" calcext:value-type="float">
            <text:p>0.0824434757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456447401.66767" calcext:value-type="float">
            <text:p>1456447401.66767</text:p>
          </table:table-cell>
          <table:table-cell office:value-type="float" office:value="1120" calcext:value-type="float">
            <text:p>1120</text:p>
          </table:table-cell>
          <table:table-cell table:formula="of:=[.B1327]-[.B$2]" office:value-type="float" office:value="41.6674208641052" calcext:value-type="float">
            <text:p>41.6674208641</text:p>
          </table:table-cell>
          <table:table-cell table:formula="of:=[.C1327]/([.D1327]-[.D1326])" office:value-type="float" office:value="84159.5986957612" calcext:value-type="float">
            <text:p>84159.5986957612</text:p>
          </table:table-cell>
          <table:table-cell/>
          <table:table-cell office:value-type="float" office:value="1456447401.75037" calcext:value-type="float">
            <text:p>1456447401.75037</text:p>
          </table:table-cell>
          <table:table-cell table:formula="of:=[.G1327]-[.B1327]" office:value-type="float" office:value="0.082695484161377" calcext:value-type="float">
            <text:p>0.0826954842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456447401.68099" calcext:value-type="float">
            <text:p>1456447401.68099</text:p>
          </table:table-cell>
          <table:table-cell office:value-type="float" office:value="1120" calcext:value-type="float">
            <text:p>1120</text:p>
          </table:table-cell>
          <table:table-cell table:formula="of:=[.B1328]-[.B$2]" office:value-type="float" office:value="41.6807341575623" calcext:value-type="float">
            <text:p>41.6807341576</text:p>
          </table:table-cell>
          <table:table-cell table:formula="of:=[.C1328]/([.D1328]-[.D1327])" office:value-type="float" office:value="84126.441260745" calcext:value-type="float">
            <text:p>84126.441260745</text:p>
          </table:table-cell>
          <table:table-cell/>
          <table:table-cell office:value-type="float" office:value="1456447401.76372" calcext:value-type="float">
            <text:p>1456447401.76372</text:p>
          </table:table-cell>
          <table:table-cell table:formula="of:=[.G1328]-[.B1328]" office:value-type="float" office:value="0.0827322006225586" calcext:value-type="float">
            <text:p>0.0827322006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56447401.6943" calcext:value-type="float">
            <text:p>1456447401.6943</text:p>
          </table:table-cell>
          <table:table-cell office:value-type="float" office:value="1120" calcext:value-type="float">
            <text:p>1120</text:p>
          </table:table-cell>
          <table:table-cell table:formula="of:=[.B1329]-[.B$2]" office:value-type="float" office:value="41.6940441131592" calcext:value-type="float">
            <text:p>41.6940441132</text:p>
          </table:table-cell>
          <table:table-cell table:formula="of:=[.C1329]/([.D1329]-[.D1328])" office:value-type="float" office:value="84147.538422957" calcext:value-type="float">
            <text:p>84147.538422957</text:p>
          </table:table-cell>
          <table:table-cell/>
          <table:table-cell office:value-type="float" office:value="1456447401.77701" calcext:value-type="float">
            <text:p>1456447401.77701</text:p>
          </table:table-cell>
          <table:table-cell table:formula="of:=[.G1329]-[.B1329]" office:value-type="float" office:value="0.0827121734619141" calcext:value-type="float">
            <text:p>0.0827121735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456447401.70761" calcext:value-type="float">
            <text:p>1456447401.70761</text:p>
          </table:table-cell>
          <table:table-cell office:value-type="float" office:value="1120" calcext:value-type="float">
            <text:p>1120</text:p>
          </table:table-cell>
          <table:table-cell table:formula="of:=[.B1330]-[.B$2]" office:value-type="float" office:value="41.7073521614075" calcext:value-type="float">
            <text:p>41.7073521614</text:p>
          </table:table-cell>
          <table:table-cell table:formula="of:=[.C1330]/([.D1330]-[.D1329])" office:value-type="float" office:value="84159.5986957612" calcext:value-type="float">
            <text:p>84159.5986957612</text:p>
          </table:table-cell>
          <table:table-cell/>
          <table:table-cell office:value-type="float" office:value="1456447401.79035" calcext:value-type="float">
            <text:p>1456447401.79035</text:p>
          </table:table-cell>
          <table:table-cell table:formula="of:=[.G1330]-[.B1330]" office:value-type="float" office:value="0.0827441215515137" calcext:value-type="float">
            <text:p>0.0827441216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456447401.72091" calcext:value-type="float">
            <text:p>1456447401.72091</text:p>
          </table:table-cell>
          <table:table-cell office:value-type="float" office:value="1120" calcext:value-type="float">
            <text:p>1120</text:p>
          </table:table-cell>
          <table:table-cell table:formula="of:=[.B1331]-[.B$2]" office:value-type="float" office:value="41.7206597328186" calcext:value-type="float">
            <text:p>41.7206597328</text:p>
          </table:table-cell>
          <table:table-cell table:formula="of:=[.C1331]/([.D1331]-[.D1330])" office:value-type="float" office:value="84162.6143041422" calcext:value-type="float">
            <text:p>84162.6143041422</text:p>
          </table:table-cell>
          <table:table-cell/>
          <table:table-cell office:value-type="float" office:value="1456447401.80386" calcext:value-type="float">
            <text:p>1456447401.80386</text:p>
          </table:table-cell>
          <table:table-cell table:formula="of:=[.G1331]-[.B1331]" office:value-type="float" office:value="0.0829465389251709" calcext:value-type="float">
            <text:p>0.0829465389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456447401.73422" calcext:value-type="float">
            <text:p>1456447401.73422</text:p>
          </table:table-cell>
          <table:table-cell office:value-type="float" office:value="1120" calcext:value-type="float">
            <text:p>1120</text:p>
          </table:table-cell>
          <table:table-cell table:formula="of:=[.B1332]-[.B$2]" office:value-type="float" office:value="41.733964920044" calcext:value-type="float">
            <text:p>41.73396492</text:p>
          </table:table-cell>
          <table:table-cell table:formula="of:=[.C1332]/([.D1332]-[.D1331])" office:value-type="float" office:value="84177.695588288" calcext:value-type="float">
            <text:p>84177.695588288</text:p>
          </table:table-cell>
          <table:table-cell/>
          <table:table-cell office:value-type="float" office:value="1456447401.81716" calcext:value-type="float">
            <text:p>1456447401.81716</text:p>
          </table:table-cell>
          <table:table-cell table:formula="of:=[.G1332]-[.B1332]" office:value-type="float" office:value="0.0829412937164307" calcext:value-type="float">
            <text:p>0.0829412937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56447401.74753" calcext:value-type="float">
            <text:p>1456447401.74753</text:p>
          </table:table-cell>
          <table:table-cell office:value-type="float" office:value="1120" calcext:value-type="float">
            <text:p>1120</text:p>
          </table:table-cell>
          <table:table-cell table:formula="of:=[.B1333]-[.B$2]" office:value-type="float" office:value="41.7472748756409" calcext:value-type="float">
            <text:p>41.7472748756</text:p>
          </table:table-cell>
          <table:table-cell table:formula="of:=[.C1333]/([.D1333]-[.D1332])" office:value-type="float" office:value="84147.538422957" calcext:value-type="float">
            <text:p>84147.538422957</text:p>
          </table:table-cell>
          <table:table-cell/>
          <table:table-cell office:value-type="float" office:value="1456447401.83041" calcext:value-type="float">
            <text:p>1456447401.83041</text:p>
          </table:table-cell>
          <table:table-cell table:formula="of:=[.G1333]-[.B1333]" office:value-type="float" office:value="0.0828814506530762" calcext:value-type="float">
            <text:p>0.0828814507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456447401.76084" calcext:value-type="float">
            <text:p>1456447401.76084</text:p>
          </table:table-cell>
          <table:table-cell office:value-type="float" office:value="1120" calcext:value-type="float">
            <text:p>1120</text:p>
          </table:table-cell>
          <table:table-cell table:formula="of:=[.B1334]-[.B$2]" office:value-type="float" office:value="41.760585308075" calcext:value-type="float">
            <text:p>41.7605853081</text:p>
          </table:table-cell>
          <table:table-cell table:formula="of:=[.C1334]/([.D1334]-[.D1333])" office:value-type="float" office:value="84144.5238948198" calcext:value-type="float">
            <text:p>84144.5238948198</text:p>
          </table:table-cell>
          <table:table-cell/>
          <table:table-cell office:value-type="float" office:value="1456447401.84369" calcext:value-type="float">
            <text:p>1456447401.84369</text:p>
          </table:table-cell>
          <table:table-cell table:formula="of:=[.G1334]-[.B1334]" office:value-type="float" office:value="0.0828509330749512" calcext:value-type="float">
            <text:p>0.0828509331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456447401.77415" calcext:value-type="float">
            <text:p>1456447401.77415</text:p>
          </table:table-cell>
          <table:table-cell office:value-type="float" office:value="1120" calcext:value-type="float">
            <text:p>1120</text:p>
          </table:table-cell>
          <table:table-cell table:formula="of:=[.B1335]-[.B$2]" office:value-type="float" office:value="41.7738935947418" calcext:value-type="float">
            <text:p>41.7738935947</text:p>
          </table:table-cell>
          <table:table-cell table:formula="of:=[.C1335]/([.D1335]-[.D1334])" office:value-type="float" office:value="84158.0909726079" calcext:value-type="float">
            <text:p>84158.0909726079</text:p>
          </table:table-cell>
          <table:table-cell/>
          <table:table-cell office:value-type="float" office:value="1456447401.85712" calcext:value-type="float">
            <text:p>1456447401.85712</text:p>
          </table:table-cell>
          <table:table-cell table:formula="of:=[.G1335]-[.B1335]" office:value-type="float" office:value="0.0829727649688721" calcext:value-type="float">
            <text:p>0.082972765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56447401.78745" calcext:value-type="float">
            <text:p>1456447401.78745</text:p>
          </table:table-cell>
          <table:table-cell office:value-type="float" office:value="1120" calcext:value-type="float">
            <text:p>1120</text:p>
          </table:table-cell>
          <table:table-cell table:formula="of:=[.B1336]-[.B$2]" office:value-type="float" office:value="41.7871994972229" calcext:value-type="float">
            <text:p>41.7871994972</text:p>
          </table:table-cell>
          <table:table-cell table:formula="of:=[.C1336]/([.D1336]-[.D1335])" office:value-type="float" office:value="84173.1706355606" calcext:value-type="float">
            <text:p>84173.1706355606</text:p>
          </table:table-cell>
          <table:table-cell/>
          <table:table-cell office:value-type="float" office:value="1456447401.87038" calcext:value-type="float">
            <text:p>1456447401.87038</text:p>
          </table:table-cell>
          <table:table-cell table:formula="of:=[.G1336]-[.B1336]" office:value-type="float" office:value="0.0829267501831055" calcext:value-type="float">
            <text:p>0.0829267502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456447401.80077" calcext:value-type="float">
            <text:p>1456447401.80077</text:p>
          </table:table-cell>
          <table:table-cell office:value-type="float" office:value="1120" calcext:value-type="float">
            <text:p>1120</text:p>
          </table:table-cell>
          <table:table-cell table:formula="of:=[.B1337]-[.B$2]" office:value-type="float" office:value="41.8005132675171" calcext:value-type="float">
            <text:p>41.8005132675</text:p>
          </table:table-cell>
          <table:table-cell table:formula="of:=[.C1337]/([.D1337]-[.D1336])" office:value-type="float" office:value="84123.4282439741" calcext:value-type="float">
            <text:p>84123.4282439741</text:p>
          </table:table-cell>
          <table:table-cell/>
          <table:table-cell office:value-type="float" office:value="1456447401.88397" calcext:value-type="float">
            <text:p>1456447401.88397</text:p>
          </table:table-cell>
          <table:table-cell table:formula="of:=[.G1337]-[.B1337]" office:value-type="float" office:value="0.0832030773162842" calcext:value-type="float">
            <text:p>0.0832030773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456447401.81408" calcext:value-type="float">
            <text:p>1456447401.81408</text:p>
          </table:table-cell>
          <table:table-cell office:value-type="float" office:value="1120" calcext:value-type="float">
            <text:p>1120</text:p>
          </table:table-cell>
          <table:table-cell table:formula="of:=[.B1338]-[.B$2]" office:value-type="float" office:value="41.8138229846954" calcext:value-type="float">
            <text:p>41.8138229847</text:p>
          </table:table-cell>
          <table:table-cell table:formula="of:=[.C1338]/([.D1338]-[.D1337])" office:value-type="float" office:value="84149.0457680251" calcext:value-type="float">
            <text:p>84149.0457680251</text:p>
          </table:table-cell>
          <table:table-cell/>
          <table:table-cell office:value-type="float" office:value="1456447401.89725" calcext:value-type="float">
            <text:p>1456447401.89725</text:p>
          </table:table-cell>
          <table:table-cell table:formula="of:=[.G1338]-[.B1338]" office:value-type="float" office:value="0.0831732749938965" calcext:value-type="float">
            <text:p>0.083173275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456447401.82739" calcext:value-type="float">
            <text:p>1456447401.82739</text:p>
          </table:table-cell>
          <table:table-cell office:value-type="float" office:value="1120" calcext:value-type="float">
            <text:p>1120</text:p>
          </table:table-cell>
          <table:table-cell table:formula="of:=[.B1339]-[.B$2]" office:value-type="float" office:value="41.8271322250366" calcext:value-type="float">
            <text:p>41.827132225</text:p>
          </table:table-cell>
          <table:table-cell table:formula="of:=[.C1339]/([.D1339]-[.D1338])" office:value-type="float" office:value="84152.0606201745" calcext:value-type="float">
            <text:p>84152.0606201745</text:p>
          </table:table-cell>
          <table:table-cell/>
          <table:table-cell office:value-type="float" office:value="1456447401.91064" calcext:value-type="float">
            <text:p>1456447401.91064</text:p>
          </table:table-cell>
          <table:table-cell table:formula="of:=[.G1339]-[.B1339]" office:value-type="float" office:value="0.0832540988922119" calcext:value-type="float">
            <text:p>0.0832540989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456447401.8407" calcext:value-type="float">
            <text:p>1456447401.8407</text:p>
          </table:table-cell>
          <table:table-cell office:value-type="float" office:value="1120" calcext:value-type="float">
            <text:p>1120</text:p>
          </table:table-cell>
          <table:table-cell table:formula="of:=[.B1340]-[.B$2]" office:value-type="float" office:value="41.8404421806335" calcext:value-type="float">
            <text:p>41.8404421806</text:p>
          </table:table-cell>
          <table:table-cell table:formula="of:=[.C1340]/([.D1340]-[.D1339])" office:value-type="float" office:value="84147.538422957" calcext:value-type="float">
            <text:p>84147.538422957</text:p>
          </table:table-cell>
          <table:table-cell/>
          <table:table-cell office:value-type="float" office:value="1456447401.92403" calcext:value-type="float">
            <text:p>1456447401.92403</text:p>
          </table:table-cell>
          <table:table-cell table:formula="of:=[.G1340]-[.B1340]" office:value-type="float" office:value="0.08333420753479" calcext:value-type="float">
            <text:p>0.0833342075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456447401.85404" calcext:value-type="float">
            <text:p>1456447401.85404</text:p>
          </table:table-cell>
          <table:table-cell office:value-type="float" office:value="1120" calcext:value-type="float">
            <text:p>1120</text:p>
          </table:table-cell>
          <table:table-cell table:formula="of:=[.B1341]-[.B$2]" office:value-type="float" office:value="41.8537819385529" calcext:value-type="float">
            <text:p>41.8537819386</text:p>
          </table:table-cell>
          <table:table-cell table:formula="of:=[.C1341]/([.D1341]-[.D1340])" office:value-type="float" office:value="83959.5446015263" calcext:value-type="float">
            <text:p>83959.5446015263</text:p>
          </table:table-cell>
          <table:table-cell/>
          <table:table-cell office:value-type="float" office:value="1456447401.93728" calcext:value-type="float">
            <text:p>1456447401.93728</text:p>
          </table:table-cell>
          <table:table-cell table:formula="of:=[.G1341]-[.B1341]" office:value-type="float" office:value="0.0832443237304688" calcext:value-type="float">
            <text:p>0.0832443237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456447401.86736" calcext:value-type="float">
            <text:p>1456447401.86736</text:p>
          </table:table-cell>
          <table:table-cell office:value-type="float" office:value="1120" calcext:value-type="float">
            <text:p>1120</text:p>
          </table:table-cell>
          <table:table-cell table:formula="of:=[.B1342]-[.B$2]" office:value-type="float" office:value="41.8671071529388" calcext:value-type="float">
            <text:p>41.8671071529</text:p>
          </table:table-cell>
          <table:table-cell table:formula="of:=[.C1342]/([.D1342]-[.D1341])" office:value-type="float" office:value="84051.1805331902" calcext:value-type="float">
            <text:p>84051.1805331902</text:p>
          </table:table-cell>
          <table:table-cell/>
          <table:table-cell office:value-type="float" office:value="1456447401.9506" calcext:value-type="float">
            <text:p>1456447401.9506</text:p>
          </table:table-cell>
          <table:table-cell table:formula="of:=[.G1342]-[.B1342]" office:value-type="float" office:value="0.0832390785217285" calcext:value-type="float">
            <text:p>0.0832390785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456447401.88068" calcext:value-type="float">
            <text:p>1456447401.88068</text:p>
          </table:table-cell>
          <table:table-cell office:value-type="float" office:value="1120" calcext:value-type="float">
            <text:p>1120</text:p>
          </table:table-cell>
          <table:table-cell table:formula="of:=[.B1343]-[.B$2]" office:value-type="float" office:value="41.8804223537445" calcext:value-type="float">
            <text:p>41.8804223537</text:p>
          </table:table-cell>
          <table:table-cell table:formula="of:=[.C1343]/([.D1343]-[.D1342])" office:value-type="float" office:value="84114.3904884687" calcext:value-type="float">
            <text:p>84114.3904884687</text:p>
          </table:table-cell>
          <table:table-cell/>
          <table:table-cell office:value-type="float" office:value="1456447401.96388" calcext:value-type="float">
            <text:p>1456447401.96388</text:p>
          </table:table-cell>
          <table:table-cell table:formula="of:=[.G1343]-[.B1343]" office:value-type="float" office:value="0.0832040309906006" calcext:value-type="float">
            <text:p>0.083204031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456447401.89399" calcext:value-type="float">
            <text:p>1456447401.89399</text:p>
          </table:table-cell>
          <table:table-cell office:value-type="float" office:value="1120" calcext:value-type="float">
            <text:p>1120</text:p>
          </table:table-cell>
          <table:table-cell table:formula="of:=[.B1344]-[.B$2]" office:value-type="float" office:value="41.8937330245972" calcext:value-type="float">
            <text:p>41.8937330246</text:p>
          </table:table-cell>
          <table:table-cell table:formula="of:=[.C1344]/([.D1344]-[.D1343])" office:value-type="float" office:value="84143.0167117448" calcext:value-type="float">
            <text:p>84143.0167117448</text:p>
          </table:table-cell>
          <table:table-cell/>
          <table:table-cell office:value-type="float" office:value="1456447401.97717" calcext:value-type="float">
            <text:p>1456447401.97717</text:p>
          </table:table-cell>
          <table:table-cell table:formula="of:=[.G1344]-[.B1344]" office:value-type="float" office:value="0.0831832885742188" calcext:value-type="float">
            <text:p>0.0831832886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56447401.9073" calcext:value-type="float">
            <text:p>1456447401.9073</text:p>
          </table:table-cell>
          <table:table-cell office:value-type="float" office:value="1120" calcext:value-type="float">
            <text:p>1120</text:p>
          </table:table-cell>
          <table:table-cell table:formula="of:=[.B1345]-[.B$2]" office:value-type="float" office:value="41.907041311264" calcext:value-type="float">
            <text:p>41.9070413113</text:p>
          </table:table-cell>
          <table:table-cell table:formula="of:=[.C1345]/([.D1345]-[.D1344])" office:value-type="float" office:value="84158.0909726079" calcext:value-type="float">
            <text:p>84158.0909726079</text:p>
          </table:table-cell>
          <table:table-cell/>
          <table:table-cell office:value-type="float" office:value="1456447401.9905" calcext:value-type="float">
            <text:p>1456447401.9905</text:p>
          </table:table-cell>
          <table:table-cell table:formula="of:=[.G1345]-[.B1345]" office:value-type="float" office:value="0.083204984664917" calcext:value-type="float">
            <text:p>0.0832049847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56447401.92061" calcext:value-type="float">
            <text:p>1456447401.92061</text:p>
          </table:table-cell>
          <table:table-cell office:value-type="float" office:value="1120" calcext:value-type="float">
            <text:p>1120</text:p>
          </table:table-cell>
          <table:table-cell table:formula="of:=[.B1346]-[.B$2]" office:value-type="float" office:value="41.9203536510468" calcext:value-type="float">
            <text:p>41.920353651</text:p>
          </table:table-cell>
          <table:table-cell table:formula="of:=[.C1346]/([.D1346]-[.D1345])" office:value-type="float" office:value="84132.4679418296" calcext:value-type="float">
            <text:p>84132.4679418296</text:p>
          </table:table-cell>
          <table:table-cell/>
          <table:table-cell office:value-type="float" office:value="1456447402.00407" calcext:value-type="float">
            <text:p>1456447402.00407</text:p>
          </table:table-cell>
          <table:table-cell table:formula="of:=[.G1346]-[.B1346]" office:value-type="float" office:value="0.0834627151489258" calcext:value-type="float">
            <text:p>0.0834627151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56447401.93392" calcext:value-type="float">
            <text:p>1456447401.93392</text:p>
          </table:table-cell>
          <table:table-cell office:value-type="float" office:value="1120" calcext:value-type="float">
            <text:p>1120</text:p>
          </table:table-cell>
          <table:table-cell table:formula="of:=[.B1347]-[.B$2]" office:value-type="float" office:value="41.9336674213409" calcext:value-type="float">
            <text:p>41.9336674213</text:p>
          </table:table-cell>
          <table:table-cell table:formula="of:=[.C1347]/([.D1347]-[.D1346])" office:value-type="float" office:value="84123.4282439741" calcext:value-type="float">
            <text:p>84123.4282439741</text:p>
          </table:table-cell>
          <table:table-cell/>
          <table:table-cell office:value-type="float" office:value="1456447402.01923" calcext:value-type="float">
            <text:p>1456447402.01923</text:p>
          </table:table-cell>
          <table:table-cell table:formula="of:=[.G1347]-[.B1347]" office:value-type="float" office:value="0.0853087902069092" calcext:value-type="float">
            <text:p>0.0853087902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56447401.94723" calcext:value-type="float">
            <text:p>1456447401.94723</text:p>
          </table:table-cell>
          <table:table-cell office:value-type="float" office:value="1120" calcext:value-type="float">
            <text:p>1120</text:p>
          </table:table-cell>
          <table:table-cell table:formula="of:=[.B1348]-[.B$2]" office:value-type="float" office:value="41.9469752311707" calcext:value-type="float">
            <text:p>41.9469752312</text:p>
          </table:table-cell>
          <table:table-cell table:formula="of:=[.C1348]/([.D1348]-[.D1347])" office:value-type="float" office:value="84161.1064729383" calcext:value-type="float">
            <text:p>84161.1064729383</text:p>
          </table:table-cell>
          <table:table-cell/>
          <table:table-cell office:value-type="float" office:value="1456447402.03069" calcext:value-type="float">
            <text:p>1456447402.03069</text:p>
          </table:table-cell>
          <table:table-cell table:formula="of:=[.G1348]-[.B1348]" office:value-type="float" office:value="0.0834610462188721" calcext:value-type="float">
            <text:p>0.0834610462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56447401.96054" calcext:value-type="float">
            <text:p>1456447401.96054</text:p>
          </table:table-cell>
          <table:table-cell office:value-type="float" office:value="1120" calcext:value-type="float">
            <text:p>1120</text:p>
          </table:table-cell>
          <table:table-cell table:formula="of:=[.B1349]-[.B$2]" office:value-type="float" office:value="41.960282087326" calcext:value-type="float">
            <text:p>41.9602820873</text:p>
          </table:table-cell>
          <table:table-cell table:formula="of:=[.C1349]/([.D1349]-[.D1348])" office:value-type="float" office:value="84167.1381219429" calcext:value-type="float">
            <text:p>84167.1381219429</text:p>
          </table:table-cell>
          <table:table-cell/>
          <table:table-cell office:value-type="float" office:value="1456447402.03593" calcext:value-type="float">
            <text:p>1456447402.03593</text:p>
          </table:table-cell>
          <table:table-cell table:formula="of:=[.G1349]-[.B1349]" office:value-type="float" office:value="0.0753941535949707" calcext:value-type="float">
            <text:p>0.0753941536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56447401.97384" calcext:value-type="float">
            <text:p>1456447401.97384</text:p>
          </table:table-cell>
          <table:table-cell office:value-type="float" office:value="1120" calcext:value-type="float">
            <text:p>1120</text:p>
          </table:table-cell>
          <table:table-cell table:formula="of:=[.B1350]-[.B$2]" office:value-type="float" office:value="41.9735891819" calcext:value-type="float">
            <text:p>41.9735891819</text:p>
          </table:table-cell>
          <table:table-cell table:formula="of:=[.C1350]/([.D1350]-[.D1349])" office:value-type="float" office:value="84165.6301286416" calcext:value-type="float">
            <text:p>84165.6301286416</text:p>
          </table:table-cell>
          <table:table-cell/>
          <table:table-cell office:value-type="float" office:value="1456447402.04633" calcext:value-type="float">
            <text:p>1456447402.04633</text:p>
          </table:table-cell>
          <table:table-cell table:formula="of:=[.G1350]-[.B1350]" office:value-type="float" office:value="0.0724871158599854" calcext:value-type="float">
            <text:p>0.0724871159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56447401.98719" calcext:value-type="float">
            <text:p>1456447401.98719</text:p>
          </table:table-cell>
          <table:table-cell office:value-type="float" office:value="1120" calcext:value-type="float">
            <text:p>1120</text:p>
          </table:table-cell>
          <table:table-cell table:formula="of:=[.B1351]-[.B$2]" office:value-type="float" office:value="41.9869375228882" calcext:value-type="float">
            <text:p>41.9869375229</text:p>
          </table:table-cell>
          <table:table-cell table:formula="of:=[.C1351]/([.D1351]-[.D1350])" office:value-type="float" office:value="83905.5580759819" calcext:value-type="float">
            <text:p>83905.5580759819</text:p>
          </table:table-cell>
          <table:table-cell/>
          <table:table-cell office:value-type="float" office:value="1456447402.07094" calcext:value-type="float">
            <text:p>1456447402.07094</text:p>
          </table:table-cell>
          <table:table-cell table:formula="of:=[.G1351]-[.B1351]" office:value-type="float" office:value="0.0837488174438477" calcext:value-type="float">
            <text:p>0.0837488174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56447402.00196" calcext:value-type="float">
            <text:p>1456447402.00196</text:p>
          </table:table-cell>
          <table:table-cell office:value-type="float" office:value="1120" calcext:value-type="float">
            <text:p>1120</text:p>
          </table:table-cell>
          <table:table-cell table:formula="of:=[.B1352]-[.B$2]" office:value-type="float" office:value="42.0017108917236" calcext:value-type="float">
            <text:p>42.0017108917</text:p>
          </table:table-cell>
          <table:table-cell table:formula="of:=[.C1352]/([.D1352]-[.D1351])" office:value-type="float" office:value="75812.0921825576" calcext:value-type="float">
            <text:p>75812.0921825576</text:p>
          </table:table-cell>
          <table:table-cell/>
          <table:table-cell office:value-type="float" office:value="1456447402.08257" calcext:value-type="float">
            <text:p>1456447402.08257</text:p>
          </table:table-cell>
          <table:table-cell table:formula="of:=[.G1352]-[.B1352]" office:value-type="float" office:value="0.0806055068969727" calcext:value-type="float">
            <text:p>0.0806055069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456447402.01313" calcext:value-type="float">
            <text:p>1456447402.01313</text:p>
          </table:table-cell>
          <table:table-cell office:value-type="float" office:value="1120" calcext:value-type="float">
            <text:p>1120</text:p>
          </table:table-cell>
          <table:table-cell table:formula="of:=[.B1353]-[.B$2]" office:value-type="float" office:value="42.0128762722015" calcext:value-type="float">
            <text:p>42.0128762722</text:p>
          </table:table-cell>
          <table:table-cell table:formula="of:=[.C1353]/([.D1353]-[.D1352])" office:value-type="float" office:value="100310.061284192" calcext:value-type="float">
            <text:p>100310.061284192</text:p>
          </table:table-cell>
          <table:table-cell/>
          <table:table-cell office:value-type="float" office:value="1456447402.09357" calcext:value-type="float">
            <text:p>1456447402.09357</text:p>
          </table:table-cell>
          <table:table-cell table:formula="of:=[.G1353]-[.B1353]" office:value-type="float" office:value="0.0804400444030762" calcext:value-type="float">
            <text:p>0.0804400444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56447402.0243" calcext:value-type="float">
            <text:p>1456447402.0243</text:p>
          </table:table-cell>
          <table:table-cell office:value-type="float" office:value="1120" calcext:value-type="float">
            <text:p>1120</text:p>
          </table:table-cell>
          <table:table-cell table:formula="of:=[.B1354]-[.B$2]" office:value-type="float" office:value="42.0240480899811" calcext:value-type="float">
            <text:p>42.02404809</text:p>
          </table:table-cell>
          <table:table-cell table:formula="of:=[.C1354]/([.D1354]-[.D1353])" office:value-type="float" office:value="100252.26172692" calcext:value-type="float">
            <text:p>100252.26172692</text:p>
          </table:table-cell>
          <table:table-cell/>
          <table:table-cell office:value-type="float" office:value="1456447402.10787" calcext:value-type="float">
            <text:p>1456447402.10787</text:p>
          </table:table-cell>
          <table:table-cell table:formula="of:=[.G1354]-[.B1354]" office:value-type="float" office:value="0.0835683345794678" calcext:value-type="float">
            <text:p>0.0835683346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456447402.0354" calcext:value-type="float">
            <text:p>1456447402.0354</text:p>
          </table:table-cell>
          <table:table-cell office:value-type="float" office:value="1120" calcext:value-type="float">
            <text:p>1120</text:p>
          </table:table-cell>
          <table:table-cell table:formula="of:=[.B1355]-[.B$2]" office:value-type="float" office:value="42.0351462364197" calcext:value-type="float">
            <text:p>42.0351462364</text:p>
          </table:table-cell>
          <table:table-cell table:formula="of:=[.C1355]/([.D1355]-[.D1354])" office:value-type="float" office:value="100917.75290554" calcext:value-type="float">
            <text:p>100917.75290554</text:p>
          </table:table-cell>
          <table:table-cell/>
          <table:table-cell office:value-type="float" office:value="1456447402.11889" calcext:value-type="float">
            <text:p>1456447402.11889</text:p>
          </table:table-cell>
          <table:table-cell table:formula="of:=[.G1355]-[.B1355]" office:value-type="float" office:value="0.0834901332855225" calcext:value-type="float">
            <text:p>0.0834901333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456447402.04648" calcext:value-type="float">
            <text:p>1456447402.04648</text:p>
          </table:table-cell>
          <table:table-cell office:value-type="float" office:value="1120" calcext:value-type="float">
            <text:p>1120</text:p>
          </table:table-cell>
          <table:table-cell table:formula="of:=[.B1356]-[.B$2]" office:value-type="float" office:value="42.0462300777435" calcext:value-type="float">
            <text:p>42.0462300777</text:p>
          </table:table-cell>
          <table:table-cell table:formula="of:=[.C1356]/([.D1356]-[.D1355])" office:value-type="float" office:value="101048.000172084" calcext:value-type="float">
            <text:p>101048.000172084</text:p>
          </table:table-cell>
          <table:table-cell/>
          <table:table-cell office:value-type="float" office:value="1456447402.12994" calcext:value-type="float">
            <text:p>1456447402.12994</text:p>
          </table:table-cell>
          <table:table-cell table:formula="of:=[.G1356]-[.B1356]" office:value-type="float" office:value="0.08345627784729" calcext:value-type="float">
            <text:p>0.0834562778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456447402.05757" calcext:value-type="float">
            <text:p>1456447402.05757</text:p>
          </table:table-cell>
          <table:table-cell office:value-type="float" office:value="1120" calcext:value-type="float">
            <text:p>1120</text:p>
          </table:table-cell>
          <table:table-cell table:formula="of:=[.B1357]-[.B$2]" office:value-type="float" office:value="42.0573194026947" calcext:value-type="float">
            <text:p>42.0573194027</text:p>
          </table:table-cell>
          <table:table-cell table:formula="of:=[.C1357]/([.D1357]-[.D1356])" office:value-type="float" office:value="100998.032335741" calcext:value-type="float">
            <text:p>100998.032335741</text:p>
          </table:table-cell>
          <table:table-cell/>
          <table:table-cell office:value-type="float" office:value="1456447402.14952" calcext:value-type="float">
            <text:p>1456447402.14952</text:p>
          </table:table-cell>
          <table:table-cell table:formula="of:=[.G1357]-[.B1357]" office:value-type="float" office:value="0.0919468402862549" calcext:value-type="float">
            <text:p>0.0919468403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456447402.06865" calcext:value-type="float">
            <text:p>1456447402.06865</text:p>
          </table:table-cell>
          <table:table-cell office:value-type="float" office:value="1120" calcext:value-type="float">
            <text:p>1120</text:p>
          </table:table-cell>
          <table:table-cell table:formula="of:=[.B1358]-[.B$2]" office:value-type="float" office:value="42.0683960914612" calcext:value-type="float">
            <text:p>42.0683960915</text:p>
          </table:table-cell>
          <table:table-cell table:formula="of:=[.C1358]/([.D1358]-[.D1357])" office:value-type="float" office:value="101113.249962332" calcext:value-type="float">
            <text:p>101113.249962332</text:p>
          </table:table-cell>
          <table:table-cell/>
          <table:table-cell office:value-type="float" office:value="1456447402.16078" calcext:value-type="float">
            <text:p>1456447402.16078</text:p>
          </table:table-cell>
          <table:table-cell table:formula="of:=[.G1358]-[.B1358]" office:value-type="float" office:value="0.092130184173584" calcext:value-type="float">
            <text:p>0.0921301842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456447402.07986" calcext:value-type="float">
            <text:p>1456447402.07986</text:p>
          </table:table-cell>
          <table:table-cell office:value-type="float" office:value="1120" calcext:value-type="float">
            <text:p>1120</text:p>
          </table:table-cell>
          <table:table-cell table:formula="of:=[.B1359]-[.B$2]" office:value-type="float" office:value="42.0796077251434" calcext:value-type="float">
            <text:p>42.0796077251</text:p>
          </table:table-cell>
          <table:table-cell table:formula="of:=[.C1359]/([.D1359]-[.D1358])" office:value-type="float" office:value="99896.2356193514" calcext:value-type="float">
            <text:p>99896.2356193514</text:p>
          </table:table-cell>
          <table:table-cell/>
          <table:table-cell office:value-type="float" office:value="1456447402.17208" calcext:value-type="float">
            <text:p>1456447402.17208</text:p>
          </table:table-cell>
          <table:table-cell table:formula="of:=[.G1359]-[.B1359]" office:value-type="float" office:value="0.0922186374664307" calcext:value-type="float">
            <text:p>0.0922186375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456447402.09095" calcext:value-type="float">
            <text:p>1456447402.09095</text:p>
          </table:table-cell>
          <table:table-cell office:value-type="float" office:value="1120" calcext:value-type="float">
            <text:p>1120</text:p>
          </table:table-cell>
          <table:table-cell table:formula="of:=[.B1360]-[.B$2]" office:value-type="float" office:value="42.0906927585602" calcext:value-type="float">
            <text:p>42.0906927586</text:p>
          </table:table-cell>
          <table:table-cell table:formula="of:=[.C1360]/([.D1360]-[.D1359])" office:value-type="float" office:value="101037.133393556" calcext:value-type="float">
            <text:p>101037.133393556</text:p>
          </table:table-cell>
          <table:table-cell/>
          <table:table-cell office:value-type="float" office:value="1456447402.18317" calcext:value-type="float">
            <text:p>1456447402.18317</text:p>
          </table:table-cell>
          <table:table-cell table:formula="of:=[.G1360]-[.B1360]" office:value-type="float" office:value="0.0922236442565918" calcext:value-type="float">
            <text:p>0.0922236443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456447402.10202" calcext:value-type="float">
            <text:p>1456447402.10202</text:p>
          </table:table-cell>
          <table:table-cell office:value-type="float" office:value="1120" calcext:value-type="float">
            <text:p>1120</text:p>
          </table:table-cell>
          <table:table-cell table:formula="of:=[.B1361]-[.B$2]" office:value-type="float" office:value="42.1017708778381" calcext:value-type="float">
            <text:p>42.1017708778</text:p>
          </table:table-cell>
          <table:table-cell table:formula="of:=[.C1361]/([.D1361]-[.D1360])" office:value-type="float" office:value="101100.193263747" calcext:value-type="float">
            <text:p>101100.193263747</text:p>
          </table:table-cell>
          <table:table-cell/>
          <table:table-cell office:value-type="float" office:value="1456447402.19428" calcext:value-type="float">
            <text:p>1456447402.19428</text:p>
          </table:table-cell>
          <table:table-cell table:formula="of:=[.G1361]-[.B1361]" office:value-type="float" office:value="0.0922553539276123" calcext:value-type="float">
            <text:p>0.0922553539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456447402.1131" calcext:value-type="float">
            <text:p>1456447402.1131</text:p>
          </table:table-cell>
          <table:table-cell office:value-type="float" office:value="1120" calcext:value-type="float">
            <text:p>1120</text:p>
          </table:table-cell>
          <table:table-cell table:formula="of:=[.B1362]-[.B$2]" office:value-type="float" office:value="42.1128432750702" calcext:value-type="float">
            <text:p>42.1128432751</text:p>
          </table:table-cell>
          <table:table-cell table:formula="of:=[.C1362]/([.D1362]-[.D1361])" office:value-type="float" office:value="101152.440300596" calcext:value-type="float">
            <text:p>101152.440300596</text:p>
          </table:table-cell>
          <table:table-cell/>
          <table:table-cell office:value-type="float" office:value="1456447402.2054" calcext:value-type="float">
            <text:p>1456447402.2054</text:p>
          </table:table-cell>
          <table:table-cell table:formula="of:=[.G1362]-[.B1362]" office:value-type="float" office:value="0.0923030376434326" calcext:value-type="float">
            <text:p>0.0923030376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56447402.12417" calcext:value-type="float">
            <text:p>1456447402.12417</text:p>
          </table:table-cell>
          <table:table-cell office:value-type="float" office:value="1120" calcext:value-type="float">
            <text:p>1120</text:p>
          </table:table-cell>
          <table:table-cell table:formula="of:=[.B1363]-[.B$2]" office:value-type="float" office:value="42.1239140033722" calcext:value-type="float">
            <text:p>42.1239140034</text:p>
          </table:table-cell>
          <table:table-cell table:formula="of:=[.C1363]/([.D1363]-[.D1362])" office:value-type="float" office:value="101167.689193264" calcext:value-type="float">
            <text:p>101167.689193264</text:p>
          </table:table-cell>
          <table:table-cell/>
          <table:table-cell office:value-type="float" office:value="1456447402.21653" calcext:value-type="float">
            <text:p>1456447402.21653</text:p>
          </table:table-cell>
          <table:table-cell table:formula="of:=[.G1363]-[.B1363]" office:value-type="float" office:value="0.0923624038696289" calcext:value-type="float">
            <text:p>0.0923624039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456447402.13524" calcext:value-type="float">
            <text:p>1456447402.13524</text:p>
          </table:table-cell>
          <table:table-cell office:value-type="float" office:value="1120" calcext:value-type="float">
            <text:p>1120</text:p>
          </table:table-cell>
          <table:table-cell table:formula="of:=[.B1364]-[.B$2]" office:value-type="float" office:value="42.1349833011627" calcext:value-type="float">
            <text:p>42.1349833012</text:p>
          </table:table-cell>
          <table:table-cell table:formula="of:=[.C1364]/([.D1364]-[.D1363])" office:value-type="float" office:value="101180.763332472" calcext:value-type="float">
            <text:p>101180.763332472</text:p>
          </table:table-cell>
          <table:table-cell/>
          <table:table-cell office:value-type="float" office:value="1456447402.22748" calcext:value-type="float">
            <text:p>1456447402.22748</text:p>
          </table:table-cell>
          <table:table-cell table:formula="of:=[.G1364]-[.B1364]" office:value-type="float" office:value="0.092242956161499" calcext:value-type="float">
            <text:p>0.0922429562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456447402.14631" calcext:value-type="float">
            <text:p>1456447402.14631</text:p>
          </table:table-cell>
          <table:table-cell office:value-type="float" office:value="1120" calcext:value-type="float">
            <text:p>1120</text:p>
          </table:table-cell>
          <table:table-cell table:formula="of:=[.B1365]-[.B$2]" office:value-type="float" office:value="42.1460521221161" calcext:value-type="float">
            <text:p>42.1460521221</text:p>
          </table:table-cell>
          <table:table-cell table:formula="of:=[.C1365]/([.D1365]-[.D1364])" office:value-type="float" office:value="101185.122129841" calcext:value-type="float">
            <text:p>101185.122129841</text:p>
          </table:table-cell>
          <table:table-cell/>
          <table:table-cell office:value-type="float" office:value="1456447402.23851" calcext:value-type="float">
            <text:p>1456447402.23851</text:p>
          </table:table-cell>
          <table:table-cell table:formula="of:=[.G1365]-[.B1365]" office:value-type="float" office:value="0.0922040939331055" calcext:value-type="float">
            <text:p>0.0922040939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456447402.15737" calcext:value-type="float">
            <text:p>1456447402.15737</text:p>
          </table:table-cell>
          <table:table-cell office:value-type="float" office:value="1120" calcext:value-type="float">
            <text:p>1120</text:p>
          </table:table-cell>
          <table:table-cell table:formula="of:=[.B1366]-[.B$2]" office:value-type="float" office:value="42.1571183204651" calcext:value-type="float">
            <text:p>42.1571183205</text:p>
          </table:table-cell>
          <table:table-cell table:formula="of:=[.C1366]/([.D1366]-[.D1365])" office:value-type="float" office:value="101209.102229883" calcext:value-type="float">
            <text:p>101209.102229883</text:p>
          </table:table-cell>
          <table:table-cell/>
          <table:table-cell office:value-type="float" office:value="1456447402.25185" calcext:value-type="float">
            <text:p>1456447402.25185</text:p>
          </table:table-cell>
          <table:table-cell table:formula="of:=[.G1366]-[.B1366]" office:value-type="float" office:value="0.0944778919219971" calcext:value-type="float">
            <text:p>0.0944778919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56447402.16844" calcext:value-type="float">
            <text:p>1456447402.16844</text:p>
          </table:table-cell>
          <table:table-cell office:value-type="float" office:value="1120" calcext:value-type="float">
            <text:p>1120</text:p>
          </table:table-cell>
          <table:table-cell table:formula="of:=[.B1367]-[.B$2]" office:value-type="float" office:value="42.1681852340698" calcext:value-type="float">
            <text:p>42.1681852341</text:p>
          </table:table-cell>
          <table:table-cell table:formula="of:=[.C1367]/([.D1367]-[.D1366])" office:value-type="float" office:value="101202.561075445" calcext:value-type="float">
            <text:p>101202.561075445</text:p>
          </table:table-cell>
          <table:table-cell/>
          <table:table-cell office:value-type="float" office:value="1456447402.26298" calcext:value-type="float">
            <text:p>1456447402.26298</text:p>
          </table:table-cell>
          <table:table-cell table:formula="of:=[.G1367]-[.B1367]" office:value-type="float" office:value="0.094541072845459" calcext:value-type="float">
            <text:p>0.0945410728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56447402.17951" calcext:value-type="float">
            <text:p>1456447402.17951</text:p>
          </table:table-cell>
          <table:table-cell office:value-type="float" office:value="1120" calcext:value-type="float">
            <text:p>1120</text:p>
          </table:table-cell>
          <table:table-cell table:formula="of:=[.B1368]-[.B$2]" office:value-type="float" office:value="42.1792528629303" calcext:value-type="float">
            <text:p>42.1792528629</text:p>
          </table:table-cell>
          <table:table-cell table:formula="of:=[.C1368]/([.D1368]-[.D1367])" office:value-type="float" office:value="101196.020766463" calcext:value-type="float">
            <text:p>101196.020766463</text:p>
          </table:table-cell>
          <table:table-cell/>
          <table:table-cell office:value-type="float" office:value="1456447402.28284" calcext:value-type="float">
            <text:p>1456447402.28284</text:p>
          </table:table-cell>
          <table:table-cell table:formula="of:=[.G1368]-[.B1368]" office:value-type="float" office:value="0.103333473205566" calcext:value-type="float">
            <text:p>0.1033334732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456447402.19058" calcext:value-type="float">
            <text:p>1456447402.19058</text:p>
          </table:table-cell>
          <table:table-cell office:value-type="float" office:value="1120" calcext:value-type="float">
            <text:p>1120</text:p>
          </table:table-cell>
          <table:table-cell table:formula="of:=[.B1369]-[.B$2]" office:value-type="float" office:value="42.1903250217438" calcext:value-type="float">
            <text:p>42.1903250217</text:p>
          </table:table-cell>
          <table:table-cell table:formula="of:=[.C1369]/([.D1369]-[.D1368])" office:value-type="float" office:value="101154.618432386" calcext:value-type="float">
            <text:p>101154.618432386</text:p>
          </table:table-cell>
          <table:table-cell/>
          <table:table-cell office:value-type="float" office:value="1456447402.29444" calcext:value-type="float">
            <text:p>1456447402.29444</text:p>
          </table:table-cell>
          <table:table-cell table:formula="of:=[.G1369]-[.B1369]" office:value-type="float" office:value="0.103861331939697" calcext:value-type="float">
            <text:p>0.1038613319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456447402.20165" calcext:value-type="float">
            <text:p>1456447402.20165</text:p>
          </table:table-cell>
          <table:table-cell office:value-type="float" office:value="1120" calcext:value-type="float">
            <text:p>1120</text:p>
          </table:table-cell>
          <table:table-cell table:formula="of:=[.B1370]-[.B$2]" office:value-type="float" office:value="42.2013940811157" calcext:value-type="float">
            <text:p>42.2013940811</text:p>
          </table:table-cell>
          <table:table-cell table:formula="of:=[.C1370]/([.D1370]-[.D1369])" office:value-type="float" office:value="101182.942684214" calcext:value-type="float">
            <text:p>101182.942684214</text:p>
          </table:table-cell>
          <table:table-cell/>
          <table:table-cell office:value-type="float" office:value="1456447402.3058" calcext:value-type="float">
            <text:p>1456447402.3058</text:p>
          </table:table-cell>
          <table:table-cell table:formula="of:=[.G1370]-[.B1370]" office:value-type="float" office:value="0.104152202606201" calcext:value-type="float">
            <text:p>0.1041522026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56447402.21272" calcext:value-type="float">
            <text:p>1456447402.21272</text:p>
          </table:table-cell>
          <table:table-cell office:value-type="float" office:value="1120" calcext:value-type="float">
            <text:p>1120</text:p>
          </table:table-cell>
          <table:table-cell table:formula="of:=[.B1371]-[.B$2]" office:value-type="float" office:value="42.2124629020691" calcext:value-type="float">
            <text:p>42.2124629021</text:p>
          </table:table-cell>
          <table:table-cell table:formula="of:=[.C1371]/([.D1371]-[.D1370])" office:value-type="float" office:value="101185.122129841" calcext:value-type="float">
            <text:p>101185.122129841</text:p>
          </table:table-cell>
          <table:table-cell/>
          <table:table-cell office:value-type="float" office:value="1456447402.31745" calcext:value-type="float">
            <text:p>1456447402.31745</text:p>
          </table:table-cell>
          <table:table-cell table:formula="of:=[.G1371]-[.B1371]" office:value-type="float" office:value="0.104733467102051" calcext:value-type="float">
            <text:p>0.1047334671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56447402.22378" calcext:value-type="float">
            <text:p>1456447402.22378</text:p>
          </table:table-cell>
          <table:table-cell office:value-type="float" office:value="1120" calcext:value-type="float">
            <text:p>1120</text:p>
          </table:table-cell>
          <table:table-cell table:formula="of:=[.B1372]-[.B$2]" office:value-type="float" office:value="42.2235307693481" calcext:value-type="float">
            <text:p>42.2235307693</text:p>
          </table:table-cell>
          <table:table-cell table:formula="of:=[.C1372]/([.D1372]-[.D1371])" office:value-type="float" office:value="101193.84085132" calcext:value-type="float">
            <text:p>101193.84085132</text:p>
          </table:table-cell>
          <table:table-cell/>
          <table:table-cell office:value-type="float" office:value="1456447402.32777" calcext:value-type="float">
            <text:p>1456447402.32777</text:p>
          </table:table-cell>
          <table:table-cell table:formula="of:=[.G1372]-[.B1372]" office:value-type="float" office:value="0.103985548019409" calcext:value-type="float">
            <text:p>0.103985548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456447402.23485" calcext:value-type="float">
            <text:p>1456447402.23485</text:p>
          </table:table-cell>
          <table:table-cell office:value-type="float" office:value="1120" calcext:value-type="float">
            <text:p>1120</text:p>
          </table:table-cell>
          <table:table-cell table:formula="of:=[.B1373]-[.B$2]" office:value-type="float" office:value="42.2345974445343" calcext:value-type="float">
            <text:p>42.2345974445</text:p>
          </table:table-cell>
          <table:table-cell table:formula="of:=[.C1373]/([.D1373]-[.D1372])" office:value-type="float" office:value="101204.74136631" calcext:value-type="float">
            <text:p>101204.74136631</text:p>
          </table:table-cell>
          <table:table-cell/>
          <table:table-cell office:value-type="float" office:value="1456447402.33865" calcext:value-type="float">
            <text:p>1456447402.33865</text:p>
          </table:table-cell>
          <table:table-cell table:formula="of:=[.G1373]-[.B1373]" office:value-type="float" office:value="0.103798866271973" calcext:value-type="float">
            <text:p>0.1037988663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456447402.24592" calcext:value-type="float">
            <text:p>1456447402.24592</text:p>
          </table:table-cell>
          <table:table-cell office:value-type="float" office:value="1120" calcext:value-type="float">
            <text:p>1120</text:p>
          </table:table-cell>
          <table:table-cell table:formula="of:=[.B1374]-[.B$2]" office:value-type="float" office:value="42.2456638813019" calcext:value-type="float">
            <text:p>42.2456638813</text:p>
          </table:table-cell>
          <table:table-cell table:formula="of:=[.C1374]/([.D1374]-[.D1373])" office:value-type="float" office:value="101206.92175112" calcext:value-type="float">
            <text:p>101206.92175112</text:p>
          </table:table-cell>
          <table:table-cell/>
          <table:table-cell office:value-type="float" office:value="1456447402.35008" calcext:value-type="float">
            <text:p>1456447402.35008</text:p>
          </table:table-cell>
          <table:table-cell table:formula="of:=[.G1374]-[.B1374]" office:value-type="float" office:value="0.104162454605103" calcext:value-type="float">
            <text:p>0.1041624546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56447402.25698" calcext:value-type="float">
            <text:p>1456447402.25698</text:p>
          </table:table-cell>
          <table:table-cell office:value-type="float" office:value="1120" calcext:value-type="float">
            <text:p>1120</text:p>
          </table:table-cell>
          <table:table-cell table:formula="of:=[.B1375]-[.B$2]" office:value-type="float" office:value="42.2567307949066" calcext:value-type="float">
            <text:p>42.2567307949</text:p>
          </table:table-cell>
          <table:table-cell table:formula="of:=[.C1375]/([.D1375]-[.D1374])" office:value-type="float" office:value="101202.561075445" calcext:value-type="float">
            <text:p>101202.561075445</text:p>
          </table:table-cell>
          <table:table-cell/>
          <table:table-cell office:value-type="float" office:value="1456447402.36124" calcext:value-type="float">
            <text:p>1456447402.36124</text:p>
          </table:table-cell>
          <table:table-cell table:formula="of:=[.G1375]-[.B1375]" office:value-type="float" office:value="0.104255437850952" calcext:value-type="float">
            <text:p>0.1042554379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56447402.26805" calcext:value-type="float">
            <text:p>1456447402.26805</text:p>
          </table:table-cell>
          <table:table-cell office:value-type="float" office:value="1120" calcext:value-type="float">
            <text:p>1120</text:p>
          </table:table-cell>
          <table:table-cell table:formula="of:=[.B1376]-[.B$2]" office:value-type="float" office:value="42.2677965164185" calcext:value-type="float">
            <text:p>42.2677965164</text:p>
          </table:table-cell>
          <table:table-cell table:formula="of:=[.C1376]/([.D1376]-[.D1375])" office:value-type="float" office:value="101213.463469287" calcext:value-type="float">
            <text:p>101213.463469287</text:p>
          </table:table-cell>
          <table:table-cell/>
          <table:table-cell office:value-type="float" office:value="1456447402.37217" calcext:value-type="float">
            <text:p>1456447402.37217</text:p>
          </table:table-cell>
          <table:table-cell table:formula="of:=[.G1376]-[.B1376]" office:value-type="float" office:value="0.104119777679443" calcext:value-type="float">
            <text:p>0.1041197777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56447402.27912" calcext:value-type="float">
            <text:p>1456447402.27912</text:p>
          </table:table-cell>
          <table:table-cell office:value-type="float" office:value="1120" calcext:value-type="float">
            <text:p>1120</text:p>
          </table:table-cell>
          <table:table-cell table:formula="of:=[.B1377]-[.B$2]" office:value-type="float" office:value="42.2788624763489" calcext:value-type="float">
            <text:p>42.2788624763</text:p>
          </table:table-cell>
          <table:table-cell table:formula="of:=[.C1377]/([.D1377]-[.D1376])" office:value-type="float" office:value="101211.282802603" calcext:value-type="float">
            <text:p>101211.282802603</text:p>
          </table:table-cell>
          <table:table-cell/>
          <table:table-cell office:value-type="float" office:value="1456447402.38318" calcext:value-type="float">
            <text:p>1456447402.38318</text:p>
          </table:table-cell>
          <table:table-cell table:formula="of:=[.G1377]-[.B1377]" office:value-type="float" office:value="0.104063749313355" calcext:value-type="float">
            <text:p>0.1040637493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56447402.29018" calcext:value-type="float">
            <text:p>1456447402.29018</text:p>
          </table:table-cell>
          <table:table-cell office:value-type="float" office:value="1120" calcext:value-type="float">
            <text:p>1120</text:p>
          </table:table-cell>
          <table:table-cell table:formula="of:=[.B1378]-[.B$2]" office:value-type="float" office:value="42.289929151535" calcext:value-type="float">
            <text:p>42.2899291515</text:p>
          </table:table-cell>
          <table:table-cell table:formula="of:=[.C1378]/([.D1378]-[.D1377])" office:value-type="float" office:value="101204.74136631" calcext:value-type="float">
            <text:p>101204.74136631</text:p>
          </table:table-cell>
          <table:table-cell/>
          <table:table-cell office:value-type="float" office:value="1456447402.39596" calcext:value-type="float">
            <text:p>1456447402.39596</text:p>
          </table:table-cell>
          <table:table-cell table:formula="of:=[.G1378]-[.B1378]" office:value-type="float" office:value="0.105777263641357" calcext:value-type="float">
            <text:p>0.1057772636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56447402.30125" calcext:value-type="float">
            <text:p>1456447402.30125</text:p>
          </table:table-cell>
          <table:table-cell office:value-type="float" office:value="1120" calcext:value-type="float">
            <text:p>1120</text:p>
          </table:table-cell>
          <table:table-cell table:formula="of:=[.B1379]-[.B$2]" office:value-type="float" office:value="42.3009977340698" calcext:value-type="float">
            <text:p>42.3009977341</text:p>
          </table:table-cell>
          <table:table-cell table:formula="of:=[.C1379]/([.D1379]-[.D1378])" office:value-type="float" office:value="101187.301669359" calcext:value-type="float">
            <text:p>101187.301669359</text:p>
          </table:table-cell>
          <table:table-cell/>
          <table:table-cell office:value-type="float" office:value="1456447402.41662" calcext:value-type="float">
            <text:p>1456447402.41662</text:p>
          </table:table-cell>
          <table:table-cell table:formula="of:=[.G1379]-[.B1379]" office:value-type="float" office:value="0.115368604660034" calcext:value-type="float">
            <text:p>0.1153686047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56447402.31232" calcext:value-type="float">
            <text:p>1456447402.31232</text:p>
          </table:table-cell>
          <table:table-cell office:value-type="float" office:value="1120" calcext:value-type="float">
            <text:p>1120</text:p>
          </table:table-cell>
          <table:table-cell table:formula="of:=[.B1380]-[.B$2]" office:value-type="float" office:value="42.3120687007904" calcext:value-type="float">
            <text:p>42.3120687008</text:p>
          </table:table-cell>
          <table:table-cell table:formula="of:=[.C1380]/([.D1380]-[.D1379])" office:value-type="float" office:value="101165.510498546" calcext:value-type="float">
            <text:p>101165.510498546</text:p>
          </table:table-cell>
          <table:table-cell/>
          <table:table-cell office:value-type="float" office:value="1456447402.4278" calcext:value-type="float">
            <text:p>1456447402.4278</text:p>
          </table:table-cell>
          <table:table-cell table:formula="of:=[.G1380]-[.B1380]" office:value-type="float" office:value="0.115477561950684" calcext:value-type="float">
            <text:p>0.115477562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56447402.32342" calcext:value-type="float">
            <text:p>1456447402.32342</text:p>
          </table:table-cell>
          <table:table-cell office:value-type="float" office:value="1120" calcext:value-type="float">
            <text:p>1120</text:p>
          </table:table-cell>
          <table:table-cell table:formula="of:=[.B1381]-[.B$2]" office:value-type="float" office:value="42.3231656551361" calcext:value-type="float">
            <text:p>42.3231656551</text:p>
          </table:table-cell>
          <table:table-cell table:formula="of:=[.C1381]/([.D1381]-[.D1380])" office:value-type="float" office:value="100928.594018563" calcext:value-type="float">
            <text:p>100928.594018563</text:p>
          </table:table-cell>
          <table:table-cell/>
          <table:table-cell office:value-type="float" office:value="1456447402.43881" calcext:value-type="float">
            <text:p>1456447402.43881</text:p>
          </table:table-cell>
          <table:table-cell table:formula="of:=[.G1381]-[.B1381]" office:value-type="float" office:value="0.115390777587891" calcext:value-type="float">
            <text:p>0.1153907776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56447402.3345" calcext:value-type="float">
            <text:p>1456447402.3345</text:p>
          </table:table-cell>
          <table:table-cell office:value-type="float" office:value="1120" calcext:value-type="float">
            <text:p>1120</text:p>
          </table:table-cell>
          <table:table-cell table:formula="of:=[.B1382]-[.B$2]" office:value-type="float" office:value="42.3342480659485" calcext:value-type="float">
            <text:p>42.3342480659</text:p>
          </table:table-cell>
          <table:table-cell table:formula="of:=[.C1382]/([.D1382]-[.D1381])" office:value-type="float" office:value="101061.043392208" calcext:value-type="float">
            <text:p>101061.043392208</text:p>
          </table:table-cell>
          <table:table-cell/>
          <table:table-cell office:value-type="float" office:value="1456447402.44993" calcext:value-type="float">
            <text:p>1456447402.44993</text:p>
          </table:table-cell>
          <table:table-cell table:formula="of:=[.G1382]-[.B1382]" office:value-type="float" office:value="0.11542820930481" calcext:value-type="float">
            <text:p>0.1154282093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456447402.34558" calcext:value-type="float">
            <text:p>1456447402.34558</text:p>
          </table:table-cell>
          <table:table-cell office:value-type="float" office:value="1120" calcext:value-type="float">
            <text:p>1120</text:p>
          </table:table-cell>
          <table:table-cell table:formula="of:=[.B1383]-[.B$2]" office:value-type="float" office:value="42.3453254699707" calcext:value-type="float">
            <text:p>42.34532547</text:p>
          </table:table-cell>
          <table:table-cell table:formula="of:=[.C1383]/([.D1383]-[.D1382])" office:value-type="float" office:value="101106.721191511" calcext:value-type="float">
            <text:p>101106.721191511</text:p>
          </table:table-cell>
          <table:table-cell/>
          <table:table-cell office:value-type="float" office:value="1456447402.4612" calcext:value-type="float">
            <text:p>1456447402.4612</text:p>
          </table:table-cell>
          <table:table-cell table:formula="of:=[.G1383]-[.B1383]" office:value-type="float" office:value="0.115620851516724" calcext:value-type="float">
            <text:p>0.1156208515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56447402.35665" calcext:value-type="float">
            <text:p>1456447402.35665</text:p>
          </table:table-cell>
          <table:table-cell office:value-type="float" office:value="1120" calcext:value-type="float">
            <text:p>1120</text:p>
          </table:table-cell>
          <table:table-cell table:formula="of:=[.B1384]-[.B$2]" office:value-type="float" office:value="42.3563976287842" calcext:value-type="float">
            <text:p>42.3563976288</text:p>
          </table:table-cell>
          <table:table-cell table:formula="of:=[.C1384]/([.D1384]-[.D1383])" office:value-type="float" office:value="101154.618432386" calcext:value-type="float">
            <text:p>101154.618432386</text:p>
          </table:table-cell>
          <table:table-cell/>
          <table:table-cell office:value-type="float" office:value="1456447402.47229" calcext:value-type="float">
            <text:p>1456447402.47229</text:p>
          </table:table-cell>
          <table:table-cell table:formula="of:=[.G1384]-[.B1384]" office:value-type="float" office:value="0.115638732910156" calcext:value-type="float">
            <text:p>0.1156387329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56447402.36774" calcext:value-type="float">
            <text:p>1456447402.36774</text:p>
          </table:table-cell>
          <table:table-cell office:value-type="float" office:value="1120" calcext:value-type="float">
            <text:p>1120</text:p>
          </table:table-cell>
          <table:table-cell table:formula="of:=[.B1385]-[.B$2]" office:value-type="float" office:value="42.3674890995026" calcext:value-type="float">
            <text:p>42.3674890995</text:p>
          </table:table-cell>
          <table:table-cell table:formula="of:=[.C1385]/([.D1385]-[.D1384])" office:value-type="float" office:value="100978.49315363" calcext:value-type="float">
            <text:p>100978.49315363</text:p>
          </table:table-cell>
          <table:table-cell/>
          <table:table-cell office:value-type="float" office:value="1456447402.48335" calcext:value-type="float">
            <text:p>1456447402.48335</text:p>
          </table:table-cell>
          <table:table-cell table:formula="of:=[.G1385]-[.B1385]" office:value-type="float" office:value="0.115607261657715" calcext:value-type="float">
            <text:p>0.1156072617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56447402.37882" calcext:value-type="float">
            <text:p>1456447402.37882</text:p>
          </table:table-cell>
          <table:table-cell office:value-type="float" office:value="1120" calcext:value-type="float">
            <text:p>1120</text:p>
          </table:table-cell>
          <table:table-cell table:formula="of:=[.B1386]-[.B$2]" office:value-type="float" office:value="42.3785650730133" calcext:value-type="float">
            <text:p>42.378565073</text:p>
          </table:table-cell>
          <table:table-cell table:formula="of:=[.C1386]/([.D1386]-[.D1385])" office:value-type="float" office:value="101119.779576373" calcext:value-type="float">
            <text:p>101119.779576373</text:p>
          </table:table-cell>
          <table:table-cell/>
          <table:table-cell office:value-type="float" office:value="1456447402.49439" calcext:value-type="float">
            <text:p>1456447402.49439</text:p>
          </table:table-cell>
          <table:table-cell table:formula="of:=[.G1386]-[.B1386]" office:value-type="float" office:value="0.115571260452271" calcext:value-type="float">
            <text:p>0.1155712605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56447402.38991" calcext:value-type="float">
            <text:p>1456447402.38991</text:p>
          </table:table-cell>
          <table:table-cell office:value-type="float" office:value="1120" calcext:value-type="float">
            <text:p>1120</text:p>
          </table:table-cell>
          <table:table-cell table:formula="of:=[.B1387]-[.B$2]" office:value-type="float" office:value="42.389660358429" calcext:value-type="float">
            <text:p>42.3896603584</text:p>
          </table:table-cell>
          <table:table-cell table:formula="of:=[.C1387]/([.D1387]-[.D1386])" office:value-type="float" office:value="100943.77549047" calcext:value-type="float">
            <text:p>100943.77549047</text:p>
          </table:table-cell>
          <table:table-cell/>
          <table:table-cell office:value-type="float" office:value="1456447402.50544" calcext:value-type="float">
            <text:p>1456447402.50544</text:p>
          </table:table-cell>
          <table:table-cell table:formula="of:=[.G1387]-[.B1387]" office:value-type="float" office:value="0.115525960922241" calcext:value-type="float">
            <text:p>0.1155259609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56447402.401" calcext:value-type="float">
            <text:p>1456447402.401</text:p>
          </table:table-cell>
          <table:table-cell office:value-type="float" office:value="1120" calcext:value-type="float">
            <text:p>1120</text:p>
          </table:table-cell>
          <table:table-cell table:formula="of:=[.B1388]-[.B$2]" office:value-type="float" office:value="42.4007420539856" calcext:value-type="float">
            <text:p>42.400742054</text:p>
          </table:table-cell>
          <table:table-cell table:formula="of:=[.C1388]/([.D1388]-[.D1387])" office:value-type="float" office:value="101067.56626506" calcext:value-type="float">
            <text:p>101067.56626506</text:p>
          </table:table-cell>
          <table:table-cell/>
          <table:table-cell office:value-type="float" office:value="1456447402.51649" calcext:value-type="float">
            <text:p>1456447402.51649</text:p>
          </table:table-cell>
          <table:table-cell table:formula="of:=[.G1388]-[.B1388]" office:value-type="float" office:value="0.115494251251221" calcext:value-type="float">
            <text:p>0.1154942513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56447402.41207" calcext:value-type="float">
            <text:p>1456447402.41207</text:p>
          </table:table-cell>
          <table:table-cell office:value-type="float" office:value="1120" calcext:value-type="float">
            <text:p>1120</text:p>
          </table:table-cell>
          <table:table-cell table:formula="of:=[.B1389]-[.B$2]" office:value-type="float" office:value="42.4118180274963" calcext:value-type="float">
            <text:p>42.4118180275</text:p>
          </table:table-cell>
          <table:table-cell table:formula="of:=[.C1389]/([.D1389]-[.D1388])" office:value-type="float" office:value="101119.779576373" calcext:value-type="float">
            <text:p>101119.779576373</text:p>
          </table:table-cell>
          <table:table-cell/>
          <table:table-cell office:value-type="float" office:value="1456447402.5287" calcext:value-type="float">
            <text:p>1456447402.5287</text:p>
          </table:table-cell>
          <table:table-cell table:formula="of:=[.G1389]-[.B1389]" office:value-type="float" office:value="0.116628408432007" calcext:value-type="float">
            <text:p>0.1166284084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56447402.42314" calcext:value-type="float">
            <text:p>1456447402.42314</text:p>
          </table:table-cell>
          <table:table-cell office:value-type="float" office:value="1120" calcext:value-type="float">
            <text:p>1120</text:p>
          </table:table-cell>
          <table:table-cell table:formula="of:=[.B1390]-[.B$2]" office:value-type="float" office:value="42.4228904247284" calcext:value-type="float">
            <text:p>42.4228904247</text:p>
          </table:table-cell>
          <table:table-cell table:formula="of:=[.C1390]/([.D1390]-[.D1389])" office:value-type="float" office:value="101152.440300596" calcext:value-type="float">
            <text:p>101152.440300596</text:p>
          </table:table-cell>
          <table:table-cell/>
          <table:table-cell office:value-type="float" office:value="1456447402.54981" calcext:value-type="float">
            <text:p>1456447402.54981</text:p>
          </table:table-cell>
          <table:table-cell table:formula="of:=[.G1390]-[.B1390]" office:value-type="float" office:value="0.126665830612183" calcext:value-type="float">
            <text:p>0.1266658306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56447402.43422" calcext:value-type="float">
            <text:p>1456447402.43422</text:p>
          </table:table-cell>
          <table:table-cell office:value-type="float" office:value="1120" calcext:value-type="float">
            <text:p>1120</text:p>
          </table:table-cell>
          <table:table-cell table:formula="of:=[.B1391]-[.B$2]" office:value-type="float" office:value="42.433961391449" calcext:value-type="float">
            <text:p>42.4339613914</text:p>
          </table:table-cell>
          <table:table-cell table:formula="of:=[.C1391]/([.D1391]-[.D1390])" office:value-type="float" office:value="101165.510498546" calcext:value-type="float">
            <text:p>101165.510498546</text:p>
          </table:table-cell>
          <table:table-cell/>
          <table:table-cell office:value-type="float" office:value="1456447402.56102" calcext:value-type="float">
            <text:p>1456447402.56102</text:p>
          </table:table-cell>
          <table:table-cell table:formula="of:=[.G1391]-[.B1391]" office:value-type="float" office:value="0.126804828643799" calcext:value-type="float">
            <text:p>0.1268048286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456447402.44529" calcext:value-type="float">
            <text:p>1456447402.44529</text:p>
          </table:table-cell>
          <table:table-cell office:value-type="float" office:value="1120" calcext:value-type="float">
            <text:p>1120</text:p>
          </table:table-cell>
          <table:table-cell table:formula="of:=[.B1392]-[.B$2]" office:value-type="float" office:value="42.4450385570526" calcext:value-type="float">
            <text:p>42.4450385571</text:p>
          </table:table-cell>
          <table:table-cell table:formula="of:=[.C1392]/([.D1392]-[.D1391])" office:value-type="float" office:value="101108.897354771" calcext:value-type="float">
            <text:p>101108.897354771</text:p>
          </table:table-cell>
          <table:table-cell/>
          <table:table-cell office:value-type="float" office:value="1456447402.57218" calcext:value-type="float">
            <text:p>1456447402.57218</text:p>
          </table:table-cell>
          <table:table-cell table:formula="of:=[.G1392]-[.B1392]" office:value-type="float" office:value="0.126887798309326" calcext:value-type="float">
            <text:p>0.1268877983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56447402.45636" calcext:value-type="float">
            <text:p>1456447402.45636</text:p>
          </table:table-cell>
          <table:table-cell office:value-type="float" office:value="1120" calcext:value-type="float">
            <text:p>1120</text:p>
          </table:table-cell>
          <table:table-cell table:formula="of:=[.B1393]-[.B$2]" office:value-type="float" office:value="42.4561097621918" calcext:value-type="float">
            <text:p>42.4561097622</text:p>
          </table:table-cell>
          <table:table-cell table:formula="of:=[.C1393]/([.D1393]-[.D1392])" office:value-type="float" office:value="101163.331897666" calcext:value-type="float">
            <text:p>101163.331897666</text:p>
          </table:table-cell>
          <table:table-cell/>
          <table:table-cell office:value-type="float" office:value="1456447402.58314" calcext:value-type="float">
            <text:p>1456447402.58314</text:p>
          </table:table-cell>
          <table:table-cell table:formula="of:=[.G1393]-[.B1393]" office:value-type="float" office:value="0.126776456832886" calcext:value-type="float">
            <text:p>0.1267764568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456447402.46743" calcext:value-type="float">
            <text:p>1456447402.46743</text:p>
          </table:table-cell>
          <table:table-cell office:value-type="float" office:value="1120" calcext:value-type="float">
            <text:p>1120</text:p>
          </table:table-cell>
          <table:table-cell table:formula="of:=[.B1394]-[.B$2]" office:value-type="float" office:value="42.4671790599823" calcext:value-type="float">
            <text:p>42.46717906</text:p>
          </table:table-cell>
          <table:table-cell table:formula="of:=[.C1394]/([.D1394]-[.D1393])" office:value-type="float" office:value="101180.763332472" calcext:value-type="float">
            <text:p>101180.763332472</text:p>
          </table:table-cell>
          <table:table-cell/>
          <table:table-cell office:value-type="float" office:value="1456447402.59424" calcext:value-type="float">
            <text:p>1456447402.59424</text:p>
          </table:table-cell>
          <table:table-cell table:formula="of:=[.G1394]-[.B1394]" office:value-type="float" office:value="0.12680721282959" calcext:value-type="float">
            <text:p>0.1268072128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56447402.4785" calcext:value-type="float">
            <text:p>1456447402.4785</text:p>
          </table:table-cell>
          <table:table-cell office:value-type="float" office:value="1120" calcext:value-type="float">
            <text:p>1120</text:p>
          </table:table-cell>
          <table:table-cell table:formula="of:=[.B1395]-[.B$2]" office:value-type="float" office:value="42.4782474040985" calcext:value-type="float">
            <text:p>42.4782474041</text:p>
          </table:table-cell>
          <table:table-cell table:formula="of:=[.C1395]/([.D1395]-[.D1394])" office:value-type="float" office:value="101189.481302774" calcext:value-type="float">
            <text:p>101189.481302774</text:p>
          </table:table-cell>
          <table:table-cell/>
          <table:table-cell office:value-type="float" office:value="1456447402.60542" calcext:value-type="float">
            <text:p>1456447402.60542</text:p>
          </table:table-cell>
          <table:table-cell table:formula="of:=[.G1395]-[.B1395]" office:value-type="float" office:value="0.126919031143188" calcext:value-type="float">
            <text:p>0.1269190311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456447402.48957" calcext:value-type="float">
            <text:p>1456447402.48957</text:p>
          </table:table-cell>
          <table:table-cell office:value-type="float" office:value="1120" calcext:value-type="float">
            <text:p>1120</text:p>
          </table:table-cell>
          <table:table-cell table:formula="of:=[.B1396]-[.B$2]" office:value-type="float" office:value="42.4893138408661" calcext:value-type="float">
            <text:p>42.4893138409</text:p>
          </table:table-cell>
          <table:table-cell table:formula="of:=[.C1396]/([.D1396]-[.D1395])" office:value-type="float" office:value="101206.92175112" calcext:value-type="float">
            <text:p>101206.92175112</text:p>
          </table:table-cell>
          <table:table-cell/>
          <table:table-cell office:value-type="float" office:value="1456447402.61641" calcext:value-type="float">
            <text:p>1456447402.61641</text:p>
          </table:table-cell>
          <table:table-cell table:formula="of:=[.G1396]-[.B1396]" office:value-type="float" office:value="0.126842498779297" calcext:value-type="float">
            <text:p>0.1268424988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56447402.50063" calcext:value-type="float">
            <text:p>1456447402.50063</text:p>
          </table:table-cell>
          <table:table-cell office:value-type="float" office:value="1120" calcext:value-type="float">
            <text:p>1120</text:p>
          </table:table-cell>
          <table:table-cell table:formula="of:=[.B1397]-[.B$2]" office:value-type="float" office:value="42.5003805160523" calcext:value-type="float">
            <text:p>42.5003805161</text:p>
          </table:table-cell>
          <table:table-cell table:formula="of:=[.C1397]/([.D1397]-[.D1396])" office:value-type="float" office:value="101204.74136631" calcext:value-type="float">
            <text:p>101204.74136631</text:p>
          </table:table-cell>
          <table:table-cell/>
          <table:table-cell office:value-type="float" office:value="1456447402.62759" calcext:value-type="float">
            <text:p>1456447402.62759</text:p>
          </table:table-cell>
          <table:table-cell table:formula="of:=[.G1397]-[.B1397]" office:value-type="float" office:value="0.12695574760437" calcext:value-type="float">
            <text:p>0.1269557476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56447402.5117" calcext:value-type="float">
            <text:p>1456447402.5117</text:p>
          </table:table-cell>
          <table:table-cell office:value-type="float" office:value="1120" calcext:value-type="float">
            <text:p>1120</text:p>
          </table:table-cell>
          <table:table-cell table:formula="of:=[.B1398]-[.B$2]" office:value-type="float" office:value="42.5114469528198" calcext:value-type="float">
            <text:p>42.5114469528</text:p>
          </table:table-cell>
          <table:table-cell table:formula="of:=[.C1398]/([.D1398]-[.D1397])" office:value-type="float" office:value="101206.92175112" calcext:value-type="float">
            <text:p>101206.92175112</text:p>
          </table:table-cell>
          <table:table-cell/>
          <table:table-cell office:value-type="float" office:value="1456447402.63875" calcext:value-type="float">
            <text:p>1456447402.63875</text:p>
          </table:table-cell>
          <table:table-cell table:formula="of:=[.G1398]-[.B1398]" office:value-type="float" office:value="0.127049446105957" calcext:value-type="float">
            <text:p>0.1270494461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56447402.52277" calcext:value-type="float">
            <text:p>1456447402.52277</text:p>
          </table:table-cell>
          <table:table-cell office:value-type="float" office:value="1120" calcext:value-type="float">
            <text:p>1120</text:p>
          </table:table-cell>
          <table:table-cell table:formula="of:=[.B1399]-[.B$2]" office:value-type="float" office:value="42.5225129127503" calcext:value-type="float">
            <text:p>42.5225129128</text:p>
          </table:table-cell>
          <table:table-cell table:formula="of:=[.C1399]/([.D1399]-[.D1398])" office:value-type="float" office:value="101211.282802603" calcext:value-type="float">
            <text:p>101211.282802603</text:p>
          </table:table-cell>
          <table:table-cell/>
          <table:table-cell office:value-type="float" office:value="1456447402.64975" calcext:value-type="float">
            <text:p>1456447402.64975</text:p>
          </table:table-cell>
          <table:table-cell table:formula="of:=[.G1399]-[.B1399]" office:value-type="float" office:value="0.126983404159546" calcext:value-type="float">
            <text:p>0.1269834042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456447402.53383" calcext:value-type="float">
            <text:p>1456447402.53383</text:p>
          </table:table-cell>
          <table:table-cell office:value-type="float" office:value="1120" calcext:value-type="float">
            <text:p>1120</text:p>
          </table:table-cell>
          <table:table-cell table:formula="of:=[.B1400]-[.B$2]" office:value-type="float" office:value="42.5335788726807" calcext:value-type="float">
            <text:p>42.5335788727</text:p>
          </table:table-cell>
          <table:table-cell table:formula="of:=[.C1400]/([.D1400]-[.D1399])" office:value-type="float" office:value="101211.282802603" calcext:value-type="float">
            <text:p>101211.282802603</text:p>
          </table:table-cell>
          <table:table-cell/>
          <table:table-cell office:value-type="float" office:value="1456447402.6615" calcext:value-type="float">
            <text:p>1456447402.6615</text:p>
          </table:table-cell>
          <table:table-cell table:formula="of:=[.G1400]-[.B1400]" office:value-type="float" office:value="0.127667427062988" calcext:value-type="float">
            <text:p>0.1276674271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56447402.5449" calcext:value-type="float">
            <text:p>1456447402.5449</text:p>
          </table:table-cell>
          <table:table-cell office:value-type="float" office:value="1120" calcext:value-type="float">
            <text:p>1120</text:p>
          </table:table-cell>
          <table:table-cell table:formula="of:=[.B1401]-[.B$2]" office:value-type="float" office:value="42.5446467399597" calcext:value-type="float">
            <text:p>42.54464674</text:p>
          </table:table-cell>
          <table:table-cell table:formula="of:=[.C1401]/([.D1401]-[.D1400])" office:value-type="float" office:value="101193.84085132" calcext:value-type="float">
            <text:p>101193.84085132</text:p>
          </table:table-cell>
          <table:table-cell/>
          <table:table-cell office:value-type="float" office:value="1456447402.68322" calcext:value-type="float">
            <text:p>1456447402.68322</text:p>
          </table:table-cell>
          <table:table-cell table:formula="of:=[.G1401]-[.B1401]" office:value-type="float" office:value="0.138319492340088" calcext:value-type="float">
            <text:p>0.1383194923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56447402.55597" calcext:value-type="float">
            <text:p>1456447402.55597</text:p>
          </table:table-cell>
          <table:table-cell office:value-type="float" office:value="1120" calcext:value-type="float">
            <text:p>1120</text:p>
          </table:table-cell>
          <table:table-cell table:formula="of:=[.B1402]-[.B$2]" office:value-type="float" office:value="42.5557134151459" calcext:value-type="float">
            <text:p>42.5557134151</text:p>
          </table:table-cell>
          <table:table-cell table:formula="of:=[.C1402]/([.D1402]-[.D1401])" office:value-type="float" office:value="101204.74136631" calcext:value-type="float">
            <text:p>101204.74136631</text:p>
          </table:table-cell>
          <table:table-cell/>
          <table:table-cell office:value-type="float" office:value="1456447402.69448" calcext:value-type="float">
            <text:p>1456447402.69448</text:p>
          </table:table-cell>
          <table:table-cell table:formula="of:=[.G1402]-[.B1402]" office:value-type="float" office:value="0.138512849807739" calcext:value-type="float">
            <text:p>0.1385128498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56447402.56704" calcext:value-type="float">
            <text:p>1456447402.56704</text:p>
          </table:table-cell>
          <table:table-cell office:value-type="float" office:value="1120" calcext:value-type="float">
            <text:p>1120</text:p>
          </table:table-cell>
          <table:table-cell table:formula="of:=[.B1403]-[.B$2]" office:value-type="float" office:value="42.5667855739594" calcext:value-type="float">
            <text:p>42.566785574</text:p>
          </table:table-cell>
          <table:table-cell table:formula="of:=[.C1403]/([.D1403]-[.D1402])" office:value-type="float" office:value="101154.618432386" calcext:value-type="float">
            <text:p>101154.618432386</text:p>
          </table:table-cell>
          <table:table-cell/>
          <table:table-cell office:value-type="float" office:value="1456447402.70531" calcext:value-type="float">
            <text:p>1456447402.70531</text:p>
          </table:table-cell>
          <table:table-cell table:formula="of:=[.G1403]-[.B1403]" office:value-type="float" office:value="0.138270854949951" calcext:value-type="float">
            <text:p>0.1382708549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56447402.57811" calcext:value-type="float">
            <text:p>1456447402.57811</text:p>
          </table:table-cell>
          <table:table-cell office:value-type="float" office:value="1120" calcext:value-type="float">
            <text:p>1120</text:p>
          </table:table-cell>
          <table:table-cell table:formula="of:=[.B1404]-[.B$2]" office:value-type="float" office:value="42.5778548717499" calcext:value-type="float">
            <text:p>42.5778548717</text:p>
          </table:table-cell>
          <table:table-cell table:formula="of:=[.C1404]/([.D1404]-[.D1403])" office:value-type="float" office:value="101180.763332472" calcext:value-type="float">
            <text:p>101180.763332472</text:p>
          </table:table-cell>
          <table:table-cell/>
          <table:table-cell office:value-type="float" office:value="1456447402.71644" calcext:value-type="float">
            <text:p>1456447402.71644</text:p>
          </table:table-cell>
          <table:table-cell table:formula="of:=[.G1404]-[.B1404]" office:value-type="float" office:value="0.138331413269043" calcext:value-type="float">
            <text:p>0.1383314133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56447402.58918" calcext:value-type="float">
            <text:p>1456447402.58918</text:p>
          </table:table-cell>
          <table:table-cell office:value-type="float" office:value="1120" calcext:value-type="float">
            <text:p>1120</text:p>
          </table:table-cell>
          <table:table-cell table:formula="of:=[.B1405]-[.B$2]" office:value-type="float" office:value="42.588921546936" calcext:value-type="float">
            <text:p>42.5889215469</text:p>
          </table:table-cell>
          <table:table-cell table:formula="of:=[.C1405]/([.D1405]-[.D1404])" office:value-type="float" office:value="101204.74136631" calcext:value-type="float">
            <text:p>101204.74136631</text:p>
          </table:table-cell>
          <table:table-cell/>
          <table:table-cell office:value-type="float" office:value="1456447402.72753" calcext:value-type="float">
            <text:p>1456447402.72753</text:p>
          </table:table-cell>
          <table:table-cell table:formula="of:=[.G1405]-[.B1405]" office:value-type="float" office:value="0.138354778289795" calcext:value-type="float">
            <text:p>0.1383547783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456447402.60024" calcext:value-type="float">
            <text:p>1456447402.60024</text:p>
          </table:table-cell>
          <table:table-cell office:value-type="float" office:value="1120" calcext:value-type="float">
            <text:p>1120</text:p>
          </table:table-cell>
          <table:table-cell table:formula="of:=[.B1406]-[.B$2]" office:value-type="float" office:value="42.5999891757965" calcext:value-type="float">
            <text:p>42.5999891758</text:p>
          </table:table-cell>
          <table:table-cell table:formula="of:=[.C1406]/([.D1406]-[.D1405])" office:value-type="float" office:value="101196.020766463" calcext:value-type="float">
            <text:p>101196.020766463</text:p>
          </table:table-cell>
          <table:table-cell/>
          <table:table-cell office:value-type="float" office:value="1456447402.7387" calcext:value-type="float">
            <text:p>1456447402.7387</text:p>
          </table:table-cell>
          <table:table-cell table:formula="of:=[.G1406]-[.B1406]" office:value-type="float" office:value="0.13845705986023" calcext:value-type="float">
            <text:p>0.1384570599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56447402.61131" calcext:value-type="float">
            <text:p>1456447402.61131</text:p>
          </table:table-cell>
          <table:table-cell office:value-type="float" office:value="1120" calcext:value-type="float">
            <text:p>1120</text:p>
          </table:table-cell>
          <table:table-cell table:formula="of:=[.B1407]-[.B$2]" office:value-type="float" office:value="42.6110570430756" calcext:value-type="float">
            <text:p>42.6110570431</text:p>
          </table:table-cell>
          <table:table-cell table:formula="of:=[.C1407]/([.D1407]-[.D1406])" office:value-type="float" office:value="101193.84085132" calcext:value-type="float">
            <text:p>101193.84085132</text:p>
          </table:table-cell>
          <table:table-cell/>
          <table:table-cell office:value-type="float" office:value="1456447402.7498" calcext:value-type="float">
            <text:p>1456447402.7498</text:p>
          </table:table-cell>
          <table:table-cell table:formula="of:=[.G1407]-[.B1407]" office:value-type="float" office:value="0.138489246368408" calcext:value-type="float">
            <text:p>0.1384892464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56447402.62238" calcext:value-type="float">
            <text:p>1456447402.62238</text:p>
          </table:table-cell>
          <table:table-cell office:value-type="float" office:value="1120" calcext:value-type="float">
            <text:p>1120</text:p>
          </table:table-cell>
          <table:table-cell table:formula="of:=[.B1408]-[.B$2]" office:value-type="float" office:value="42.6221244335175" calcext:value-type="float">
            <text:p>42.6221244335</text:p>
          </table:table-cell>
          <table:table-cell table:formula="of:=[.C1408]/([.D1408]-[.D1407])" office:value-type="float" office:value="101198.200775528" calcext:value-type="float">
            <text:p>101198.200775528</text:p>
          </table:table-cell>
          <table:table-cell/>
          <table:table-cell office:value-type="float" office:value="1456447402.76096" calcext:value-type="float">
            <text:p>1456447402.76096</text:p>
          </table:table-cell>
          <table:table-cell table:formula="of:=[.G1408]-[.B1408]" office:value-type="float" office:value="0.138581991195679" calcext:value-type="float">
            <text:p>0.1385819912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56447402.63344" calcext:value-type="float">
            <text:p>1456447402.63344</text:p>
          </table:table-cell>
          <table:table-cell office:value-type="float" office:value="1120" calcext:value-type="float">
            <text:p>1120</text:p>
          </table:table-cell>
          <table:table-cell table:formula="of:=[.B1409]-[.B$2]" office:value-type="float" office:value="42.6331906318665" calcext:value-type="float">
            <text:p>42.6331906319</text:p>
          </table:table-cell>
          <table:table-cell table:formula="of:=[.C1409]/([.D1409]-[.D1408])" office:value-type="float" office:value="101209.102229883" calcext:value-type="float">
            <text:p>101209.102229883</text:p>
          </table:table-cell>
          <table:table-cell/>
          <table:table-cell office:value-type="float" office:value="1456447402.772" calcext:value-type="float">
            <text:p>1456447402.772</text:p>
          </table:table-cell>
          <table:table-cell table:formula="of:=[.G1409]-[.B1409]" office:value-type="float" office:value="0.138555765151978" calcext:value-type="float">
            <text:p>0.1385557652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56447402.64452" calcext:value-type="float">
            <text:p>1456447402.64452</text:p>
          </table:table-cell>
          <table:table-cell office:value-type="float" office:value="1120" calcext:value-type="float">
            <text:p>1120</text:p>
          </table:table-cell>
          <table:table-cell table:formula="of:=[.B1410]-[.B$2]" office:value-type="float" office:value="42.6442663669586" calcext:value-type="float">
            <text:p>42.644266367</text:p>
          </table:table-cell>
          <table:table-cell table:formula="of:=[.C1410]/([.D1410]-[.D1409])" office:value-type="float" office:value="101121.956301797" calcext:value-type="float">
            <text:p>101121.956301797</text:p>
          </table:table-cell>
          <table:table-cell/>
          <table:table-cell office:value-type="float" office:value="1456447402.78297" calcext:value-type="float">
            <text:p>1456447402.78297</text:p>
          </table:table-cell>
          <table:table-cell table:formula="of:=[.G1410]-[.B1410]" office:value-type="float" office:value="0.138449907302856" calcext:value-type="float">
            <text:p>0.1384499073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456447402.65559" calcext:value-type="float">
            <text:p>1456447402.65559</text:p>
          </table:table-cell>
          <table:table-cell office:value-type="float" office:value="1120" calcext:value-type="float">
            <text:p>1120</text:p>
          </table:table-cell>
          <table:table-cell table:formula="of:=[.B1411]-[.B$2]" office:value-type="float" office:value="42.6553366184235" calcext:value-type="float">
            <text:p>42.6553366184</text:p>
          </table:table-cell>
          <table:table-cell table:formula="of:=[.C1411]/([.D1411]-[.D1410])" office:value-type="float" office:value="101172.046864232" calcext:value-type="float">
            <text:p>101172.046864232</text:p>
          </table:table-cell>
          <table:table-cell/>
          <table:table-cell office:value-type="float" office:value="1456447402.79433" calcext:value-type="float">
            <text:p>1456447402.79433</text:p>
          </table:table-cell>
          <table:table-cell table:formula="of:=[.G1411]-[.B1411]" office:value-type="float" office:value="0.138739585876465" calcext:value-type="float">
            <text:p>0.1387395859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56447402.66666" calcext:value-type="float">
            <text:p>1456447402.66666</text:p>
          </table:table-cell>
          <table:table-cell office:value-type="float" office:value="1120" calcext:value-type="float">
            <text:p>1120</text:p>
          </table:table-cell>
          <table:table-cell table:formula="of:=[.B1412]-[.B$2]" office:value-type="float" office:value="42.6664042472839" calcext:value-type="float">
            <text:p>42.6664042473</text:p>
          </table:table-cell>
          <table:table-cell table:formula="of:=[.C1412]/([.D1412]-[.D1411])" office:value-type="float" office:value="101196.020766463" calcext:value-type="float">
            <text:p>101196.020766463</text:p>
          </table:table-cell>
          <table:table-cell/>
          <table:table-cell office:value-type="float" office:value="1456447402.81645" calcext:value-type="float">
            <text:p>1456447402.81645</text:p>
          </table:table-cell>
          <table:table-cell table:formula="of:=[.G1412]-[.B1412]" office:value-type="float" office:value="0.149792194366455" calcext:value-type="float">
            <text:p>0.1497921944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56447402.67773" calcext:value-type="float">
            <text:p>1456447402.67773</text:p>
          </table:table-cell>
          <table:table-cell office:value-type="float" office:value="1120" calcext:value-type="float">
            <text:p>1120</text:p>
          </table:table-cell>
          <table:table-cell table:formula="of:=[.B1413]-[.B$2]" office:value-type="float" office:value="42.6774780750275" calcext:value-type="float">
            <text:p>42.677478075</text:p>
          </table:table-cell>
          <table:table-cell table:formula="of:=[.C1413]/([.D1413]-[.D1412])" office:value-type="float" office:value="101139.37347945" calcext:value-type="float">
            <text:p>101139.37347945</text:p>
          </table:table-cell>
          <table:table-cell/>
          <table:table-cell office:value-type="float" office:value="1456447402.82747" calcext:value-type="float">
            <text:p>1456447402.82747</text:p>
          </table:table-cell>
          <table:table-cell table:formula="of:=[.G1413]-[.B1413]" office:value-type="float" office:value="0.149738311767578" calcext:value-type="float">
            <text:p>0.1497383118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56447402.6888" calcext:value-type="float">
            <text:p>1456447402.6888</text:p>
          </table:table-cell>
          <table:table-cell office:value-type="float" office:value="1120" calcext:value-type="float">
            <text:p>1120</text:p>
          </table:table-cell>
          <table:table-cell table:formula="of:=[.B1414]-[.B$2]" office:value-type="float" office:value="42.6885488033295" calcext:value-type="float">
            <text:p>42.6885488033</text:p>
          </table:table-cell>
          <table:table-cell table:formula="of:=[.C1414]/([.D1414]-[.D1413])" office:value-type="float" office:value="101167.689193264" calcext:value-type="float">
            <text:p>101167.689193264</text:p>
          </table:table-cell>
          <table:table-cell/>
          <table:table-cell office:value-type="float" office:value="1456447402.83858" calcext:value-type="float">
            <text:p>1456447402.83858</text:p>
          </table:table-cell>
          <table:table-cell table:formula="of:=[.G1414]-[.B1414]" office:value-type="float" office:value="0.149777412414551" calcext:value-type="float">
            <text:p>0.1497774124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56447402.69983" calcext:value-type="float">
            <text:p>1456447402.69983</text:p>
          </table:table-cell>
          <table:table-cell office:value-type="float" office:value="1120" calcext:value-type="float">
            <text:p>1120</text:p>
          </table:table-cell>
          <table:table-cell table:formula="of:=[.B1415]-[.B$2]" office:value-type="float" office:value="42.6995799541473" calcext:value-type="float">
            <text:p>42.6995799541</text:p>
          </table:table-cell>
          <table:table-cell table:formula="of:=[.C1415]/([.D1415]-[.D1414])" office:value-type="float" office:value="101530.657906112" calcext:value-type="float">
            <text:p>101530.657906112</text:p>
          </table:table-cell>
          <table:table-cell/>
          <table:table-cell office:value-type="float" office:value="1456447402.84967" calcext:value-type="float">
            <text:p>1456447402.84967</text:p>
          </table:table-cell>
          <table:table-cell table:formula="of:=[.G1415]-[.B1415]" office:value-type="float" office:value="0.149836301803589" calcext:value-type="float">
            <text:p>0.1498363018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56447402.7109" calcext:value-type="float">
            <text:p>1456447402.7109</text:p>
          </table:table-cell>
          <table:table-cell office:value-type="float" office:value="1120" calcext:value-type="float">
            <text:p>1120</text:p>
          </table:table-cell>
          <table:table-cell table:formula="of:=[.B1416]-[.B$2]" office:value-type="float" office:value="42.7106506824493" calcext:value-type="float">
            <text:p>42.7106506824</text:p>
          </table:table-cell>
          <table:table-cell table:formula="of:=[.C1416]/([.D1416]-[.D1415])" office:value-type="float" office:value="101167.689193264" calcext:value-type="float">
            <text:p>101167.689193264</text:p>
          </table:table-cell>
          <table:table-cell/>
          <table:table-cell office:value-type="float" office:value="1456447402.86078" calcext:value-type="float">
            <text:p>1456447402.86078</text:p>
          </table:table-cell>
          <table:table-cell table:formula="of:=[.G1416]-[.B1416]" office:value-type="float" office:value="0.149875640869141" calcext:value-type="float">
            <text:p>0.1498756409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56447402.72197" calcext:value-type="float">
            <text:p>1456447402.72197</text:p>
          </table:table-cell>
          <table:table-cell office:value-type="float" office:value="1120" calcext:value-type="float">
            <text:p>1120</text:p>
          </table:table-cell>
          <table:table-cell table:formula="of:=[.B1417]-[.B$2]" office:value-type="float" office:value="42.7217206954956" calcext:value-type="float">
            <text:p>42.7217206955</text:p>
          </table:table-cell>
          <table:table-cell table:formula="of:=[.C1417]/([.D1417]-[.D1416])" office:value-type="float" office:value="101174.225840495" calcext:value-type="float">
            <text:p>101174.225840495</text:p>
          </table:table-cell>
          <table:table-cell/>
          <table:table-cell office:value-type="float" office:value="1456447402.87194" calcext:value-type="float">
            <text:p>1456447402.87194</text:p>
          </table:table-cell>
          <table:table-cell table:formula="of:=[.G1417]-[.B1417]" office:value-type="float" office:value="0.149965524673462" calcext:value-type="float">
            <text:p>0.1499655247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56447402.73304" calcext:value-type="float">
            <text:p>1456447402.73304</text:p>
          </table:table-cell>
          <table:table-cell office:value-type="float" office:value="1120" calcext:value-type="float">
            <text:p>1120</text:p>
          </table:table-cell>
          <table:table-cell table:formula="of:=[.B1418]-[.B$2]" office:value-type="float" office:value="42.7327890396118" calcext:value-type="float">
            <text:p>42.7327890396</text:p>
          </table:table-cell>
          <table:table-cell table:formula="of:=[.C1418]/([.D1418]-[.D1417])" office:value-type="float" office:value="101189.481302774" calcext:value-type="float">
            <text:p>101189.481302774</text:p>
          </table:table-cell>
          <table:table-cell/>
          <table:table-cell office:value-type="float" office:value="1456447402.88302" calcext:value-type="float">
            <text:p>1456447402.88302</text:p>
          </table:table-cell>
          <table:table-cell table:formula="of:=[.G1418]-[.B1418]" office:value-type="float" office:value="0.149977207183838" calcext:value-type="float">
            <text:p>0.1499772072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56447402.74411" calcext:value-type="float">
            <text:p>1456447402.74411</text:p>
          </table:table-cell>
          <table:table-cell office:value-type="float" office:value="1120" calcext:value-type="float">
            <text:p>1120</text:p>
          </table:table-cell>
          <table:table-cell table:formula="of:=[.B1419]-[.B$2]" office:value-type="float" office:value="42.7438592910767" calcext:value-type="float">
            <text:p>42.7438592911</text:p>
          </table:table-cell>
          <table:table-cell table:formula="of:=[.C1419]/([.D1419]-[.D1418])" office:value-type="float" office:value="101172.046864232" calcext:value-type="float">
            <text:p>101172.046864232</text:p>
          </table:table-cell>
          <table:table-cell/>
          <table:table-cell office:value-type="float" office:value="1456447402.89419" calcext:value-type="float">
            <text:p>1456447402.89419</text:p>
          </table:table-cell>
          <table:table-cell table:formula="of:=[.G1419]-[.B1419]" office:value-type="float" office:value="0.150077104568481" calcext:value-type="float">
            <text:p>0.1500771046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56447402.75518" calcext:value-type="float">
            <text:p>1456447402.75518</text:p>
          </table:table-cell>
          <table:table-cell office:value-type="float" office:value="1120" calcext:value-type="float">
            <text:p>1120</text:p>
          </table:table-cell>
          <table:table-cell table:formula="of:=[.B1420]-[.B$2]" office:value-type="float" office:value="42.7549290657043" calcext:value-type="float">
            <text:p>42.7549290657</text:p>
          </table:table-cell>
          <table:table-cell table:formula="of:=[.C1420]/([.D1420]-[.D1419])" office:value-type="float" office:value="101176.404910618" calcext:value-type="float">
            <text:p>101176.404910618</text:p>
          </table:table-cell>
          <table:table-cell/>
          <table:table-cell office:value-type="float" office:value="1456447402.90526" calcext:value-type="float">
            <text:p>1456447402.90526</text:p>
          </table:table-cell>
          <table:table-cell table:formula="of:=[.G1420]-[.B1420]" office:value-type="float" office:value="0.150077342987061" calcext:value-type="float">
            <text:p>0.150077343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56447402.76625" calcext:value-type="float">
            <text:p>1456447402.76625</text:p>
          </table:table-cell>
          <table:table-cell office:value-type="float" office:value="1120" calcext:value-type="float">
            <text:p>1120</text:p>
          </table:table-cell>
          <table:table-cell table:formula="of:=[.B1421]-[.B$2]" office:value-type="float" office:value="42.7659990787506" calcext:value-type="float">
            <text:p>42.7659990788</text:p>
          </table:table-cell>
          <table:table-cell table:formula="of:=[.C1421]/([.D1421]-[.D1420])" office:value-type="float" office:value="101174.225840495" calcext:value-type="float">
            <text:p>101174.225840495</text:p>
          </table:table-cell>
          <table:table-cell/>
          <table:table-cell office:value-type="float" office:value="1456447402.91625" calcext:value-type="float">
            <text:p>1456447402.91625</text:p>
          </table:table-cell>
          <table:table-cell table:formula="of:=[.G1421]-[.B1421]" office:value-type="float" office:value="0.149997234344482" calcext:value-type="float">
            <text:p>0.1499972343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56447402.77732" calcext:value-type="float">
            <text:p>1456447402.77732</text:p>
          </table:table-cell>
          <table:table-cell office:value-type="float" office:value="1120" calcext:value-type="float">
            <text:p>1120</text:p>
          </table:table-cell>
          <table:table-cell table:formula="of:=[.B1422]-[.B$2]" office:value-type="float" office:value="42.7770669460297" calcext:value-type="float">
            <text:p>42.777066946</text:p>
          </table:table-cell>
          <table:table-cell table:formula="of:=[.C1422]/([.D1422]-[.D1421])" office:value-type="float" office:value="101193.84085132" calcext:value-type="float">
            <text:p>101193.84085132</text:p>
          </table:table-cell>
          <table:table-cell/>
          <table:table-cell office:value-type="float" office:value="1456447402.92721" calcext:value-type="float">
            <text:p>1456447402.92721</text:p>
          </table:table-cell>
          <table:table-cell table:formula="of:=[.G1422]-[.B1422]" office:value-type="float" office:value="0.149889469146729" calcext:value-type="float">
            <text:p>0.1498894691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456447402.78839" calcext:value-type="float">
            <text:p>1456447402.78839</text:p>
          </table:table-cell>
          <table:table-cell office:value-type="float" office:value="1120" calcext:value-type="float">
            <text:p>1120</text:p>
          </table:table-cell>
          <table:table-cell table:formula="of:=[.B1423]-[.B$2]" office:value-type="float" office:value="42.7881348133087" calcext:value-type="float">
            <text:p>42.7881348133</text:p>
          </table:table-cell>
          <table:table-cell table:formula="of:=[.C1423]/([.D1423]-[.D1422])" office:value-type="float" office:value="101193.84085132" calcext:value-type="float">
            <text:p>101193.84085132</text:p>
          </table:table-cell>
          <table:table-cell/>
          <table:table-cell office:value-type="float" office:value="1456447402.94924" calcext:value-type="float">
            <text:p>1456447402.94924</text:p>
          </table:table-cell>
          <table:table-cell table:formula="of:=[.G1423]-[.B1423]" office:value-type="float" office:value="0.16085147857666" calcext:value-type="float">
            <text:p>0.1608514786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56447402.79946" calcext:value-type="float">
            <text:p>1456447402.79946</text:p>
          </table:table-cell>
          <table:table-cell office:value-type="float" office:value="1120" calcext:value-type="float">
            <text:p>1120</text:p>
          </table:table-cell>
          <table:table-cell table:formula="of:=[.B1424]-[.B$2]" office:value-type="float" office:value="42.7992012500763" calcext:value-type="float">
            <text:p>42.7992012501</text:p>
          </table:table-cell>
          <table:table-cell table:formula="of:=[.C1424]/([.D1424]-[.D1423])" office:value-type="float" office:value="101206.92175112" calcext:value-type="float">
            <text:p>101206.92175112</text:p>
          </table:table-cell>
          <table:table-cell/>
          <table:table-cell office:value-type="float" office:value="1456447402.96043" calcext:value-type="float">
            <text:p>1456447402.96043</text:p>
          </table:table-cell>
          <table:table-cell table:formula="of:=[.G1424]-[.B1424]" office:value-type="float" office:value="0.160974979400635" calcext:value-type="float">
            <text:p>0.1609749794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456447402.81052" calcext:value-type="float">
            <text:p>1456447402.81052</text:p>
          </table:table-cell>
          <table:table-cell office:value-type="float" office:value="1120" calcext:value-type="float">
            <text:p>1120</text:p>
          </table:table-cell>
          <table:table-cell table:formula="of:=[.B1425]-[.B$2]" office:value-type="float" office:value="42.8102686405182" calcext:value-type="float">
            <text:p>42.8102686405</text:p>
          </table:table-cell>
          <table:table-cell table:formula="of:=[.C1425]/([.D1425]-[.D1424])" office:value-type="float" office:value="101198.200775528" calcext:value-type="float">
            <text:p>101198.200775528</text:p>
          </table:table-cell>
          <table:table-cell/>
          <table:table-cell office:value-type="float" office:value="1456447402.97146" calcext:value-type="float">
            <text:p>1456447402.97146</text:p>
          </table:table-cell>
          <table:table-cell table:formula="of:=[.G1425]-[.B1425]" office:value-type="float" office:value="0.160937786102295" calcext:value-type="float">
            <text:p>0.1609377861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56447402.8216" calcext:value-type="float">
            <text:p>1456447402.8216</text:p>
          </table:table-cell>
          <table:table-cell office:value-type="float" office:value="1120" calcext:value-type="float">
            <text:p>1120</text:p>
          </table:table-cell>
          <table:table-cell table:formula="of:=[.B1426]-[.B$2]" office:value-type="float" office:value="42.8213415145874" calcext:value-type="float">
            <text:p>42.8213415146</text:p>
          </table:table-cell>
          <table:table-cell table:formula="of:=[.C1426]/([.D1426]-[.D1425])" office:value-type="float" office:value="101148.084318412" calcext:value-type="float">
            <text:p>101148.084318412</text:p>
          </table:table-cell>
          <table:table-cell/>
          <table:table-cell office:value-type="float" office:value="1456447402.9826" calcext:value-type="float">
            <text:p>1456447402.9826</text:p>
          </table:table-cell>
          <table:table-cell table:formula="of:=[.G1426]-[.B1426]" office:value-type="float" office:value="0.161004781723022" calcext:value-type="float">
            <text:p>0.1610047817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56447402.83267" calcext:value-type="float">
            <text:p>1456447402.83267</text:p>
          </table:table-cell>
          <table:table-cell office:value-type="float" office:value="1120" calcext:value-type="float">
            <text:p>1120</text:p>
          </table:table-cell>
          <table:table-cell table:formula="of:=[.B1427]-[.B$2]" office:value-type="float" office:value="42.8324165344238" calcext:value-type="float">
            <text:p>42.8324165344</text:p>
          </table:table-cell>
          <table:table-cell table:formula="of:=[.C1427]/([.D1427]-[.D1426])" office:value-type="float" office:value="101128.487040386" calcext:value-type="float">
            <text:p>101128.487040386</text:p>
          </table:table-cell>
          <table:table-cell/>
          <table:table-cell office:value-type="float" office:value="1456447402.99362" calcext:value-type="float">
            <text:p>1456447402.99362</text:p>
          </table:table-cell>
          <table:table-cell table:formula="of:=[.G1427]-[.B1427]" office:value-type="float" office:value="0.16094970703125" calcext:value-type="float">
            <text:p>0.160949707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456447402.84374" calcext:value-type="float">
            <text:p>1456447402.84374</text:p>
          </table:table-cell>
          <table:table-cell office:value-type="float" office:value="1120" calcext:value-type="float">
            <text:p>1120</text:p>
          </table:table-cell>
          <table:table-cell table:formula="of:=[.B1428]-[.B$2]" office:value-type="float" office:value="42.8434884548187" calcext:value-type="float">
            <text:p>42.8434884548</text:p>
          </table:table-cell>
          <table:table-cell table:formula="of:=[.C1428]/([.D1428]-[.D1427])" office:value-type="float" office:value="101156.796657981" calcext:value-type="float">
            <text:p>101156.796657981</text:p>
          </table:table-cell>
          <table:table-cell/>
          <table:table-cell office:value-type="float" office:value="1456447403.00482" calcext:value-type="float">
            <text:p>1456447403.00482</text:p>
          </table:table-cell>
          <table:table-cell table:formula="of:=[.G1428]-[.B1428]" office:value-type="float" office:value="0.161077976226807" calcext:value-type="float">
            <text:p>0.1610779762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56447402.85481" calcext:value-type="float">
            <text:p>1456447402.85481</text:p>
          </table:table-cell>
          <table:table-cell office:value-type="float" office:value="1120" calcext:value-type="float">
            <text:p>1120</text:p>
          </table:table-cell>
          <table:table-cell table:formula="of:=[.B1429]-[.B$2]" office:value-type="float" office:value="42.8545570373535" calcext:value-type="float">
            <text:p>42.8545570374</text:p>
          </table:table-cell>
          <table:table-cell table:formula="of:=[.C1429]/([.D1429]-[.D1428])" office:value-type="float" office:value="101187.301669359" calcext:value-type="float">
            <text:p>101187.301669359</text:p>
          </table:table-cell>
          <table:table-cell/>
          <table:table-cell office:value-type="float" office:value="1456447403.02604" calcext:value-type="float">
            <text:p>1456447403.02604</text:p>
          </table:table-cell>
          <table:table-cell table:formula="of:=[.G1429]-[.B1429]" office:value-type="float" office:value="0.171229362487793" calcext:value-type="float">
            <text:p>0.1712293625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456447402.86588" calcext:value-type="float">
            <text:p>1456447402.86588</text:p>
          </table:table-cell>
          <table:table-cell office:value-type="float" office:value="1120" calcext:value-type="float">
            <text:p>1120</text:p>
          </table:table-cell>
          <table:table-cell table:formula="of:=[.B1430]-[.B$2]" office:value-type="float" office:value="42.8656237125397" calcext:value-type="float">
            <text:p>42.8656237125</text:p>
          </table:table-cell>
          <table:table-cell table:formula="of:=[.C1430]/([.D1430]-[.D1429])" office:value-type="float" office:value="101204.74136631" calcext:value-type="float">
            <text:p>101204.74136631</text:p>
          </table:table-cell>
          <table:table-cell/>
          <table:table-cell office:value-type="float" office:value="1456447403.03001" calcext:value-type="float">
            <text:p>1456447403.03001</text:p>
          </table:table-cell>
          <table:table-cell table:formula="of:=[.G1430]-[.B1430]" office:value-type="float" office:value="0.164132595062256" calcext:value-type="float">
            <text:p>0.1641325951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456447402.87695" calcext:value-type="float">
            <text:p>1456447402.87695</text:p>
          </table:table-cell>
          <table:table-cell office:value-type="float" office:value="1120" calcext:value-type="float">
            <text:p>1120</text:p>
          </table:table-cell>
          <table:table-cell table:formula="of:=[.B1431]-[.B$2]" office:value-type="float" office:value="42.8766958713532" calcext:value-type="float">
            <text:p>42.8766958714</text:p>
          </table:table-cell>
          <table:table-cell table:formula="of:=[.C1431]/([.D1431]-[.D1430])" office:value-type="float" office:value="101154.618432386" calcext:value-type="float">
            <text:p>101154.618432386</text:p>
          </table:table-cell>
          <table:table-cell/>
          <table:table-cell office:value-type="float" office:value="1456447403.04599" calcext:value-type="float">
            <text:p>1456447403.04599</text:p>
          </table:table-cell>
          <table:table-cell table:formula="of:=[.G1431]-[.B1431]" office:value-type="float" office:value="0.169040441513062" calcext:value-type="float">
            <text:p>0.1690404415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456447402.88806" calcext:value-type="float">
            <text:p>1456447402.88806</text:p>
          </table:table-cell>
          <table:table-cell office:value-type="float" office:value="1120" calcext:value-type="float">
            <text:p>1120</text:p>
          </table:table-cell>
          <table:table-cell table:formula="of:=[.B1432]-[.B$2]" office:value-type="float" office:value="42.8878033161163" calcext:value-type="float">
            <text:p>42.8878033161</text:p>
          </table:table-cell>
          <table:table-cell table:formula="of:=[.C1432]/([.D1432]-[.D1431])" office:value-type="float" office:value="100833.272087233" calcext:value-type="float">
            <text:p>100833.272087233</text:p>
          </table:table-cell>
          <table:table-cell/>
          <table:table-cell office:value-type="float" office:value="1456447403.04999" calcext:value-type="float">
            <text:p>1456447403.04999</text:p>
          </table:table-cell>
          <table:table-cell table:formula="of:=[.G1432]-[.B1432]" office:value-type="float" office:value="0.161932945251465" calcext:value-type="float">
            <text:p>0.1619329453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56447402.89914" calcext:value-type="float">
            <text:p>1456447402.89914</text:p>
          </table:table-cell>
          <table:table-cell office:value-type="float" office:value="1120" calcext:value-type="float">
            <text:p>1120</text:p>
          </table:table-cell>
          <table:table-cell table:formula="of:=[.B1433]-[.B$2]" office:value-type="float" office:value="42.8988876342774" calcext:value-type="float">
            <text:p>42.8988876343</text:p>
          </table:table-cell>
          <table:table-cell table:formula="of:=[.C1433]/([.D1433]-[.D1432])" office:value-type="float" office:value="101043.653180185" calcext:value-type="float">
            <text:p>101043.653180185</text:p>
          </table:table-cell>
          <table:table-cell/>
          <table:table-cell office:value-type="float" office:value="1456447403.05399" calcext:value-type="float">
            <text:p>1456447403.05399</text:p>
          </table:table-cell>
          <table:table-cell table:formula="of:=[.G1433]-[.B1433]" office:value-type="float" office:value="0.154848575592041" calcext:value-type="float">
            <text:p>0.1548485756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456447402.91021" calcext:value-type="float">
            <text:p>1456447402.91021</text:p>
          </table:table-cell>
          <table:table-cell office:value-type="float" office:value="1120" calcext:value-type="float">
            <text:p>1120</text:p>
          </table:table-cell>
          <table:table-cell table:formula="of:=[.B1434]-[.B$2]" office:value-type="float" office:value="42.9099607467651" calcext:value-type="float">
            <text:p>42.9099607468</text:p>
          </table:table-cell>
          <table:table-cell table:formula="of:=[.C1434]/([.D1434]-[.D1433])" office:value-type="float" office:value="101145.906468004" calcext:value-type="float">
            <text:p>101145.906468004</text:p>
          </table:table-cell>
          <table:table-cell/>
          <table:table-cell office:value-type="float" office:value="1456447403.06034" calcext:value-type="float">
            <text:p>1456447403.06034</text:p>
          </table:table-cell>
          <table:table-cell table:formula="of:=[.G1434]-[.B1434]" office:value-type="float" office:value="0.150125503540039" calcext:value-type="float">
            <text:p>0.1501255035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56447402.92129" calcext:value-type="float">
            <text:p>1456447402.92129</text:p>
          </table:table-cell>
          <table:table-cell office:value-type="float" office:value="1120" calcext:value-type="float">
            <text:p>1120</text:p>
          </table:table-cell>
          <table:table-cell table:formula="of:=[.B1435]-[.B$2]" office:value-type="float" office:value="42.92103266716" calcext:value-type="float">
            <text:p>42.9210326672</text:p>
          </table:table-cell>
          <table:table-cell table:formula="of:=[.C1435]/([.D1435]-[.D1434])" office:value-type="float" office:value="101156.796657981" calcext:value-type="float">
            <text:p>101156.796657981</text:p>
          </table:table-cell>
          <table:table-cell/>
          <table:table-cell office:value-type="float" office:value="1456447403.07128" calcext:value-type="float">
            <text:p>1456447403.07128</text:p>
          </table:table-cell>
          <table:table-cell table:formula="of:=[.G1435]-[.B1435]" office:value-type="float" office:value="0.149993658065796" calcext:value-type="float">
            <text:p>0.1499936581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456447402.93236" calcext:value-type="float">
            <text:p>1456447402.93236</text:p>
          </table:table-cell>
          <table:table-cell office:value-type="float" office:value="1120" calcext:value-type="float">
            <text:p>1120</text:p>
          </table:table-cell>
          <table:table-cell table:formula="of:=[.B1436]-[.B$2]" office:value-type="float" office:value="42.932101726532" calcext:value-type="float">
            <text:p>42.9321017265</text:p>
          </table:table-cell>
          <table:table-cell table:formula="of:=[.C1436]/([.D1436]-[.D1435])" office:value-type="float" office:value="101182.942684214" calcext:value-type="float">
            <text:p>101182.942684214</text:p>
          </table:table-cell>
          <table:table-cell/>
          <table:table-cell office:value-type="float" office:value="1456447403.07522" calcext:value-type="float">
            <text:p>1456447403.07522</text:p>
          </table:table-cell>
          <table:table-cell table:formula="of:=[.G1436]-[.B1436]" office:value-type="float" office:value="0.14286470413208" calcext:value-type="float">
            <text:p>0.1428647041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456447402.94343" calcext:value-type="float">
            <text:p>1456447402.94343</text:p>
          </table:table-cell>
          <table:table-cell office:value-type="float" office:value="1120" calcext:value-type="float">
            <text:p>1120</text:p>
          </table:table-cell>
          <table:table-cell table:formula="of:=[.B1437]-[.B$2]" office:value-type="float" office:value="42.9431753158569" calcext:value-type="float">
            <text:p>42.9431753159</text:p>
          </table:table-cell>
          <table:table-cell table:formula="of:=[.C1437]/([.D1437]-[.D1436])" office:value-type="float" office:value="101141.551048529" calcext:value-type="float">
            <text:p>101141.551048529</text:p>
          </table:table-cell>
          <table:table-cell/>
          <table:table-cell office:value-type="float" office:value="1456447403.07914" calcext:value-type="float">
            <text:p>1456447403.07914</text:p>
          </table:table-cell>
          <table:table-cell table:formula="of:=[.G1437]-[.B1437]" office:value-type="float" office:value="0.135710954666138" calcext:value-type="float">
            <text:p>0.1357109547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456447402.95451" calcext:value-type="float">
            <text:p>1456447402.95451</text:p>
          </table:table-cell>
          <table:table-cell office:value-type="float" office:value="1120" calcext:value-type="float">
            <text:p>1120</text:p>
          </table:table-cell>
          <table:table-cell table:formula="of:=[.B1438]-[.B$2]" office:value-type="float" office:value="42.9542515277863" calcext:value-type="float">
            <text:p>42.9542515278</text:p>
          </table:table-cell>
          <table:table-cell table:formula="of:=[.C1438]/([.D1438]-[.D1437])" office:value-type="float" office:value="101117.602944659" calcext:value-type="float">
            <text:p>101117.602944659</text:p>
          </table:table-cell>
          <table:table-cell/>
          <table:table-cell office:value-type="float" office:value="1456447403.08301" calcext:value-type="float">
            <text:p>1456447403.08301</text:p>
          </table:table-cell>
          <table:table-cell table:formula="of:=[.G1438]-[.B1438]" office:value-type="float" office:value="0.128504753112793" calcext:value-type="float">
            <text:p>0.1285047531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456447402.96558" calcext:value-type="float">
            <text:p>1456447402.96558</text:p>
          </table:table-cell>
          <table:table-cell office:value-type="float" office:value="1120" calcext:value-type="float">
            <text:p>1120</text:p>
          </table:table-cell>
          <table:table-cell table:formula="of:=[.B1439]-[.B$2]" office:value-type="float" office:value="42.965322971344" calcext:value-type="float">
            <text:p>42.9653229713</text:p>
          </table:table-cell>
          <table:table-cell table:formula="of:=[.C1439]/([.D1439]-[.D1438])" office:value-type="float" office:value="101161.153390615" calcext:value-type="float">
            <text:p>101161.153390615</text:p>
          </table:table-cell>
          <table:table-cell/>
          <table:table-cell office:value-type="float" office:value="1456447403.08692" calcext:value-type="float">
            <text:p>1456447403.08692</text:p>
          </table:table-cell>
          <table:table-cell table:formula="of:=[.G1439]-[.B1439]" office:value-type="float" office:value="0.121343374252319" calcext:value-type="float">
            <text:p>0.1213433743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456447402.97665" calcext:value-type="float">
            <text:p>1456447402.97665</text:p>
          </table:table-cell>
          <table:table-cell office:value-type="float" office:value="1120" calcext:value-type="float">
            <text:p>1120</text:p>
          </table:table-cell>
          <table:table-cell table:formula="of:=[.B1440]-[.B$2]" office:value-type="float" office:value="42.9763920307159" calcext:value-type="float">
            <text:p>42.9763920307</text:p>
          </table:table-cell>
          <table:table-cell table:formula="of:=[.C1440]/([.D1440]-[.D1439])" office:value-type="float" office:value="101182.942684214" calcext:value-type="float">
            <text:p>101182.942684214</text:p>
          </table:table-cell>
          <table:table-cell/>
          <table:table-cell office:value-type="float" office:value="1456447403.09081" calcext:value-type="float">
            <text:p>1456447403.09081</text:p>
          </table:table-cell>
          <table:table-cell table:formula="of:=[.G1440]-[.B1440]" office:value-type="float" office:value="0.114164352416992" calcext:value-type="float">
            <text:p>0.1141643524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456447402.98775" calcext:value-type="float">
            <text:p>1456447402.98775</text:p>
          </table:table-cell>
          <table:table-cell office:value-type="float" office:value="1120" calcext:value-type="float">
            <text:p>1120</text:p>
          </table:table-cell>
          <table:table-cell table:formula="of:=[.B1441]-[.B$2]" office:value-type="float" office:value="42.9874999523163" calcext:value-type="float">
            <text:p>42.9874999523</text:p>
          </table:table-cell>
          <table:table-cell table:formula="of:=[.C1441]/([.D1441]-[.D1440])" office:value-type="float" office:value="100828.943550118" calcext:value-type="float">
            <text:p>100828.943550118</text:p>
          </table:table-cell>
          <table:table-cell/>
          <table:table-cell office:value-type="float" office:value="1456447403.09471" calcext:value-type="float">
            <text:p>1456447403.09471</text:p>
          </table:table-cell>
          <table:table-cell table:formula="of:=[.G1441]-[.B1441]" office:value-type="float" office:value="0.106956481933594" calcext:value-type="float">
            <text:p>0.1069564819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56447402.99884" calcext:value-type="float">
            <text:p>1456447402.99884</text:p>
          </table:table-cell>
          <table:table-cell office:value-type="float" office:value="1120" calcext:value-type="float">
            <text:p>1120</text:p>
          </table:table-cell>
          <table:table-cell table:formula="of:=[.B1442]-[.B$2]" office:value-type="float" office:value="42.9985902309418" calcext:value-type="float">
            <text:p>42.9985902309</text:p>
          </table:table-cell>
          <table:table-cell table:formula="of:=[.C1442]/([.D1442]-[.D1441])" office:value-type="float" office:value="100989.347321352" calcext:value-type="float">
            <text:p>100989.347321352</text:p>
          </table:table-cell>
          <table:table-cell/>
          <table:table-cell office:value-type="float" office:value="1456447403.09862" calcext:value-type="float">
            <text:p>1456447403.09862</text:p>
          </table:table-cell>
          <table:table-cell table:formula="of:=[.G1442]-[.B1442]" office:value-type="float" office:value="0.099776029586792" calcext:value-type="float">
            <text:p>0.0997760296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56447403.01019" calcext:value-type="float">
            <text:p>1456447403.01019</text:p>
          </table:table-cell>
          <table:table-cell office:value-type="float" office:value="1120" calcext:value-type="float">
            <text:p>1120</text:p>
          </table:table-cell>
          <table:table-cell table:formula="of:=[.B1443]-[.B$2]" office:value-type="float" office:value="43.0099339485169" calcext:value-type="float">
            <text:p>43.0099339485</text:p>
          </table:table-cell>
          <table:table-cell table:formula="of:=[.C1443]/([.D1443]-[.D1442])" office:value-type="float" office:value="98733.0645873179" calcext:value-type="float">
            <text:p>98733.0645873179</text:p>
          </table:table-cell>
          <table:table-cell/>
          <table:table-cell office:value-type="float" office:value="1456447403.10251" calcext:value-type="float">
            <text:p>1456447403.10251</text:p>
          </table:table-cell>
          <table:table-cell table:formula="of:=[.G1443]-[.B1443]" office:value-type="float" office:value="0.0923223495483398" calcext:value-type="float">
            <text:p>0.0923223495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456447403.0216" calcext:value-type="float">
            <text:p>1456447403.0216</text:p>
          </table:table-cell>
          <table:table-cell office:value-type="float" office:value="1120" calcext:value-type="float">
            <text:p>1120</text:p>
          </table:table-cell>
          <table:table-cell table:formula="of:=[.B1444]-[.B$2]" office:value-type="float" office:value="43.0213494300842" calcext:value-type="float">
            <text:p>43.0213494301</text:p>
          </table:table-cell>
          <table:table-cell table:formula="of:=[.C1444]/([.D1444]-[.D1443])" office:value-type="float" office:value="98112.3742690058" calcext:value-type="float">
            <text:p>98112.3742690058</text:p>
          </table:table-cell>
          <table:table-cell/>
          <table:table-cell office:value-type="float" office:value="1456447403.1064" calcext:value-type="float">
            <text:p>1456447403.1064</text:p>
          </table:table-cell>
          <table:table-cell table:formula="of:=[.G1444]-[.B1444]" office:value-type="float" office:value="0.0847969055175781" calcext:value-type="float">
            <text:p>0.0847969055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456447403.03297" calcext:value-type="float">
            <text:p>1456447403.03297</text:p>
          </table:table-cell>
          <table:table-cell office:value-type="float" office:value="1120" calcext:value-type="float">
            <text:p>1120</text:p>
          </table:table-cell>
          <table:table-cell table:formula="of:=[.B1445]-[.B$2]" office:value-type="float" office:value="43.0327141284943" calcext:value-type="float">
            <text:p>43.0327141285</text:p>
          </table:table-cell>
          <table:table-cell table:formula="of:=[.C1445]/([.D1445]-[.D1444])" office:value-type="float" office:value="98550.7894350389" calcext:value-type="float">
            <text:p>98550.7894350389</text:p>
          </table:table-cell>
          <table:table-cell/>
          <table:table-cell office:value-type="float" office:value="1456447403.11027" calcext:value-type="float">
            <text:p>1456447403.11027</text:p>
          </table:table-cell>
          <table:table-cell table:formula="of:=[.G1445]-[.B1445]" office:value-type="float" office:value="0.0773022174835205" calcext:value-type="float">
            <text:p>0.0773022175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56447403.04431" calcext:value-type="float">
            <text:p>1456447403.04431</text:p>
          </table:table-cell>
          <table:table-cell office:value-type="float" office:value="1120" calcext:value-type="float">
            <text:p>1120</text:p>
          </table:table-cell>
          <table:table-cell table:formula="of:=[.B1446]-[.B$2]" office:value-type="float" office:value="43.0440599918366" calcext:value-type="float">
            <text:p>43.0440599918</text:p>
          </table:table-cell>
          <table:table-cell table:formula="of:=[.C1446]/([.D1446]-[.D1445])" office:value-type="float" office:value="98714.391863495" calcext:value-type="float">
            <text:p>98714.391863495</text:p>
          </table:table-cell>
          <table:table-cell/>
          <table:table-cell office:value-type="float" office:value="1456447403.11677" calcext:value-type="float">
            <text:p>1456447403.11677</text:p>
          </table:table-cell>
          <table:table-cell table:formula="of:=[.G1446]-[.B1446]" office:value-type="float" office:value="0.0724563598632813" calcext:value-type="float">
            <text:p>0.0724563599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456447403.05569" calcext:value-type="float">
            <text:p>1456447403.05569</text:p>
          </table:table-cell>
          <table:table-cell office:value-type="float" office:value="1120" calcext:value-type="float">
            <text:p>1120</text:p>
          </table:table-cell>
          <table:table-cell table:formula="of:=[.B1447]-[.B$2]" office:value-type="float" office:value="43.055431842804" calcext:value-type="float">
            <text:p>43.0554318428</text:p>
          </table:table-cell>
          <table:table-cell table:formula="of:=[.C1447]/([.D1447]-[.D1446])" office:value-type="float" office:value="98488.8039080026" calcext:value-type="float">
            <text:p>98488.8039080026</text:p>
          </table:table-cell>
          <table:table-cell/>
          <table:table-cell office:value-type="float" office:value="1456447403.1281" calcext:value-type="float">
            <text:p>1456447403.1281</text:p>
          </table:table-cell>
          <table:table-cell table:formula="of:=[.G1447]-[.B1447]" office:value-type="float" office:value="0.0724143981933594" calcext:value-type="float">
            <text:p>0.0724143982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456447403.06703" calcext:value-type="float">
            <text:p>1456447403.06703</text:p>
          </table:table-cell>
          <table:table-cell office:value-type="float" office:value="1120" calcext:value-type="float">
            <text:p>1120</text:p>
          </table:table-cell>
          <table:table-cell table:formula="of:=[.B1448]-[.B$2]" office:value-type="float" office:value="43.066778421402" calcext:value-type="float">
            <text:p>43.0667784214</text:p>
          </table:table-cell>
          <table:table-cell table:formula="of:=[.C1448]/([.D1448]-[.D1447])" office:value-type="float" office:value="98708.1691916539" calcext:value-type="float">
            <text:p>98708.1691916539</text:p>
          </table:table-cell>
          <table:table-cell/>
          <table:table-cell office:value-type="float" office:value="1456447403.13945" calcext:value-type="float">
            <text:p>1456447403.13945</text:p>
          </table:table-cell>
          <table:table-cell table:formula="of:=[.G1448]-[.B1448]" office:value-type="float" office:value="0.0724179744720459" calcext:value-type="float">
            <text:p>0.0724179745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456447403.07837" calcext:value-type="float">
            <text:p>1456447403.07837</text:p>
          </table:table-cell>
          <table:table-cell office:value-type="float" office:value="1120" calcext:value-type="float">
            <text:p>1120</text:p>
          </table:table-cell>
          <table:table-cell table:formula="of:=[.B1449]-[.B$2]" office:value-type="float" office:value="43.0781152248383" calcext:value-type="float">
            <text:p>43.0781152248</text:p>
          </table:table-cell>
          <table:table-cell table:formula="of:=[.C1449]/([.D1449]-[.D1448])" office:value-type="float" office:value="98793.2803364879" calcext:value-type="float">
            <text:p>98793.2803364879</text:p>
          </table:table-cell>
          <table:table-cell/>
          <table:table-cell office:value-type="float" office:value="1456447403.15079" calcext:value-type="float">
            <text:p>1456447403.15079</text:p>
          </table:table-cell>
          <table:table-cell table:formula="of:=[.G1449]-[.B1449]" office:value-type="float" office:value="0.0724210739135742" calcext:value-type="float">
            <text:p>0.0724210739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56447403.08983" calcext:value-type="float">
            <text:p>1456447403.08983</text:p>
          </table:table-cell>
          <table:table-cell office:value-type="float" office:value="1120" calcext:value-type="float">
            <text:p>1120</text:p>
          </table:table-cell>
          <table:table-cell table:formula="of:=[.B1450]-[.B$2]" office:value-type="float" office:value="43.0895767211914" calcext:value-type="float">
            <text:p>43.0895767212</text:p>
          </table:table-cell>
          <table:table-cell table:formula="of:=[.C1450]/([.D1450]-[.D1449])" office:value-type="float" office:value="97718.4798119527" calcext:value-type="float">
            <text:p>97718.4798119527</text:p>
          </table:table-cell>
          <table:table-cell/>
          <table:table-cell office:value-type="float" office:value="1456447403.16227" calcext:value-type="float">
            <text:p>1456447403.16227</text:p>
          </table:table-cell>
          <table:table-cell table:formula="of:=[.G1450]-[.B1450]" office:value-type="float" office:value="0.0724396705627441" calcext:value-type="float">
            <text:p>0.0724396706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56447403.10117" calcext:value-type="float">
            <text:p>1456447403.10117</text:p>
          </table:table-cell>
          <table:table-cell office:value-type="float" office:value="1120" calcext:value-type="float">
            <text:p>1120</text:p>
          </table:table-cell>
          <table:table-cell table:formula="of:=[.B1451]-[.B$2]" office:value-type="float" office:value="43.100919008255" calcext:value-type="float">
            <text:p>43.1009190083</text:p>
          </table:table-cell>
          <table:table-cell table:formula="of:=[.C1451]/([.D1451]-[.D1450])" office:value-type="float" office:value="98745.5169949341" calcext:value-type="float">
            <text:p>98745.5169949341</text:p>
          </table:table-cell>
          <table:table-cell/>
          <table:table-cell office:value-type="float" office:value="1456447403.17357" calcext:value-type="float">
            <text:p>1456447403.17357</text:p>
          </table:table-cell>
          <table:table-cell table:formula="of:=[.G1451]-[.B1451]" office:value-type="float" office:value="0.0723972320556641" calcext:value-type="float">
            <text:p>0.0723972321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56447403.11251" calcext:value-type="float">
            <text:p>1456447403.11251</text:p>
          </table:table-cell>
          <table:table-cell office:value-type="float" office:value="1120" calcext:value-type="float">
            <text:p>1120</text:p>
          </table:table-cell>
          <table:table-cell table:formula="of:=[.B1452]-[.B$2]" office:value-type="float" office:value="43.112256526947" calcext:value-type="float">
            <text:p>43.1122565269</text:p>
          </table:table-cell>
          <table:table-cell table:formula="of:=[.C1452]/([.D1452]-[.D1451])" office:value-type="float" office:value="98787.047715181" calcext:value-type="float">
            <text:p>98787.047715181</text:p>
          </table:table-cell>
          <table:table-cell/>
          <table:table-cell office:value-type="float" office:value="1456447403.18754" calcext:value-type="float">
            <text:p>1456447403.18754</text:p>
          </table:table-cell>
          <table:table-cell table:formula="of:=[.G1452]-[.B1452]" office:value-type="float" office:value="0.0750298500061035" calcext:value-type="float">
            <text:p>0.07502985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456447403.12384" calcext:value-type="float">
            <text:p>1456447403.12384</text:p>
          </table:table-cell>
          <table:table-cell office:value-type="float" office:value="1120" calcext:value-type="float">
            <text:p>1120</text:p>
          </table:table-cell>
          <table:table-cell table:formula="of:=[.B1453]-[.B$2]" office:value-type="float" office:value="43.123587846756" calcext:value-type="float">
            <text:p>43.1235878468</text:p>
          </table:table-cell>
          <table:table-cell table:formula="of:=[.C1453]/([.D1453]-[.D1452])" office:value-type="float" office:value="98841.0899067898" calcext:value-type="float">
            <text:p>98841.0899067898</text:p>
          </table:table-cell>
          <table:table-cell/>
          <table:table-cell office:value-type="float" office:value="1456447403.19646" calcext:value-type="float">
            <text:p>1456447403.19646</text:p>
          </table:table-cell>
          <table:table-cell table:formula="of:=[.G1453]-[.B1453]" office:value-type="float" office:value="0.0726184844970703" calcext:value-type="float">
            <text:p>0.0726184845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456447403.13517" calcext:value-type="float">
            <text:p>1456447403.13517</text:p>
          </table:table-cell>
          <table:table-cell office:value-type="float" office:value="1120" calcext:value-type="float">
            <text:p>1120</text:p>
          </table:table-cell>
          <table:table-cell table:formula="of:=[.B1454]-[.B$2]" office:value-type="float" office:value="43.1349186897278" calcext:value-type="float">
            <text:p>43.1349186897</text:p>
          </table:table-cell>
          <table:table-cell table:formula="of:=[.C1454]/([.D1454]-[.D1453])" office:value-type="float" office:value="98845.2494476591" calcext:value-type="float">
            <text:p>98845.2494476591</text:p>
          </table:table-cell>
          <table:table-cell/>
          <table:table-cell office:value-type="float" office:value="1456447403.20757" calcext:value-type="float">
            <text:p>1456447403.20757</text:p>
          </table:table-cell>
          <table:table-cell table:formula="of:=[.G1454]-[.B1454]" office:value-type="float" office:value="0.0723977088928223" calcext:value-type="float">
            <text:p>0.0723977089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56447403.14653" calcext:value-type="float">
            <text:p>1456447403.14653</text:p>
          </table:table-cell>
          <table:table-cell office:value-type="float" office:value="1120" calcext:value-type="float">
            <text:p>1120</text:p>
          </table:table-cell>
          <table:table-cell table:formula="of:=[.B1455]-[.B$2]" office:value-type="float" office:value="43.1462745666504" calcext:value-type="float">
            <text:p>43.1462745667</text:p>
          </table:table-cell>
          <table:table-cell table:formula="of:=[.C1455]/([.D1455]-[.D1454])" office:value-type="float" office:value="98627.3457904682" calcext:value-type="float">
            <text:p>98627.3457904682</text:p>
          </table:table-cell>
          <table:table-cell/>
          <table:table-cell office:value-type="float" office:value="1456447403.21902" calcext:value-type="float">
            <text:p>1456447403.21902</text:p>
          </table:table-cell>
          <table:table-cell table:formula="of:=[.G1455]-[.B1455]" office:value-type="float" office:value="0.0724916458129883" calcext:value-type="float">
            <text:p>0.0724916458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456447403.15787" calcext:value-type="float">
            <text:p>1456447403.15787</text:p>
          </table:table-cell>
          <table:table-cell office:value-type="float" office:value="1120" calcext:value-type="float">
            <text:p>1120</text:p>
          </table:table-cell>
          <table:table-cell table:formula="of:=[.B1456]-[.B$2]" office:value-type="float" office:value="43.1576142311096" calcext:value-type="float">
            <text:p>43.1576142311</text:p>
          </table:table-cell>
          <table:table-cell table:formula="of:=[.C1456]/([.D1456]-[.D1455])" office:value-type="float" office:value="98768.3545687734" calcext:value-type="float">
            <text:p>98768.3545687734</text:p>
          </table:table-cell>
          <table:table-cell/>
          <table:table-cell office:value-type="float" office:value="1456447403.2303" calcext:value-type="float">
            <text:p>1456447403.2303</text:p>
          </table:table-cell>
          <table:table-cell table:formula="of:=[.G1456]-[.B1456]" office:value-type="float" office:value="0.0724320411682129" calcext:value-type="float">
            <text:p>0.0724320412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56447403.16921" calcext:value-type="float">
            <text:p>1456447403.16921</text:p>
          </table:table-cell>
          <table:table-cell office:value-type="float" office:value="1120" calcext:value-type="float">
            <text:p>1120</text:p>
          </table:table-cell>
          <table:table-cell table:formula="of:=[.B1457]-[.B$2]" office:value-type="float" office:value="43.1689522266388" calcext:value-type="float">
            <text:p>43.1689522266</text:p>
          </table:table-cell>
          <table:table-cell table:formula="of:=[.C1457]/([.D1457]-[.D1456])" office:value-type="float" office:value="98782.8930711807" calcext:value-type="float">
            <text:p>98782.8930711807</text:p>
          </table:table-cell>
          <table:table-cell/>
          <table:table-cell office:value-type="float" office:value="1456447403.24156" calcext:value-type="float">
            <text:p>1456447403.24156</text:p>
          </table:table-cell>
          <table:table-cell table:formula="of:=[.G1457]-[.B1457]" office:value-type="float" office:value="0.0723540782928467" calcext:value-type="float">
            <text:p>0.0723540783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456447403.18054" calcext:value-type="float">
            <text:p>1456447403.18054</text:p>
          </table:table-cell>
          <table:table-cell office:value-type="float" office:value="1120" calcext:value-type="float">
            <text:p>1120</text:p>
          </table:table-cell>
          <table:table-cell table:formula="of:=[.B1458]-[.B$2]" office:value-type="float" office:value="43.1802861690521" calcext:value-type="float">
            <text:p>43.1802861691</text:p>
          </table:table-cell>
          <table:table-cell table:formula="of:=[.C1458]/([.D1458]-[.D1457])" office:value-type="float" office:value="98818.2186882073" calcext:value-type="float">
            <text:p>98818.2186882073</text:p>
          </table:table-cell>
          <table:table-cell/>
          <table:table-cell office:value-type="float" office:value="1456447403.25289" calcext:value-type="float">
            <text:p>1456447403.25289</text:p>
          </table:table-cell>
          <table:table-cell table:formula="of:=[.G1458]-[.B1458]" office:value-type="float" office:value="0.0723502635955811" calcext:value-type="float">
            <text:p>0.0723502636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456447403.19189" calcext:value-type="float">
            <text:p>1456447403.19189</text:p>
          </table:table-cell>
          <table:table-cell office:value-type="float" office:value="1120" calcext:value-type="float">
            <text:p>1120</text:p>
          </table:table-cell>
          <table:table-cell table:formula="of:=[.B1459]-[.B$2]" office:value-type="float" office:value="43.1916372776032" calcext:value-type="float">
            <text:p>43.1916372776</text:p>
          </table:table-cell>
          <table:table-cell table:formula="of:=[.C1459]/([.D1459]-[.D1458])" office:value-type="float" office:value="98668.777147658" calcext:value-type="float">
            <text:p>98668.777147658</text:p>
          </table:table-cell>
          <table:table-cell/>
          <table:table-cell office:value-type="float" office:value="1456447403.26432" calcext:value-type="float">
            <text:p>1456447403.26432</text:p>
          </table:table-cell>
          <table:table-cell table:formula="of:=[.G1459]-[.B1459]" office:value-type="float" office:value="0.0724289417266846" calcext:value-type="float">
            <text:p>0.0724289417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456447403.20323" calcext:value-type="float">
            <text:p>1456447403.20323</text:p>
          </table:table-cell>
          <table:table-cell office:value-type="float" office:value="1120" calcext:value-type="float">
            <text:p>1120</text:p>
          </table:table-cell>
          <table:table-cell table:formula="of:=[.B1460]-[.B$2]" office:value-type="float" office:value="43.2029800415039" calcext:value-type="float">
            <text:p>43.2029800415</text:p>
          </table:table-cell>
          <table:table-cell table:formula="of:=[.C1460]/([.D1460]-[.D1459])" office:value-type="float" office:value="98741.3658434052" calcext:value-type="float">
            <text:p>98741.3658434052</text:p>
          </table:table-cell>
          <table:table-cell/>
          <table:table-cell office:value-type="float" office:value="1456447403.27578" calcext:value-type="float">
            <text:p>1456447403.27578</text:p>
          </table:table-cell>
          <table:table-cell table:formula="of:=[.G1460]-[.B1460]" office:value-type="float" office:value="0.0725462436676025" calcext:value-type="float">
            <text:p>0.0725462437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456447403.21457" calcext:value-type="float">
            <text:p>1456447403.21457</text:p>
          </table:table-cell>
          <table:table-cell office:value-type="float" office:value="1120" calcext:value-type="float">
            <text:p>1120</text:p>
          </table:table-cell>
          <table:table-cell table:formula="of:=[.B1461]-[.B$2]" office:value-type="float" office:value="43.2143211364746" calcext:value-type="float">
            <text:p>43.2143211365</text:p>
          </table:table-cell>
          <table:table-cell table:formula="of:=[.C1461]/([.D1461]-[.D1460])" office:value-type="float" office:value="98755.8964009418" calcext:value-type="float">
            <text:p>98755.8964009418</text:p>
          </table:table-cell>
          <table:table-cell/>
          <table:table-cell office:value-type="float" office:value="1456447403.28698" calcext:value-type="float">
            <text:p>1456447403.28698</text:p>
          </table:table-cell>
          <table:table-cell table:formula="of:=[.G1461]-[.B1461]" office:value-type="float" office:value="0.0724050998687744" calcext:value-type="float">
            <text:p>0.0724050999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456447403.22591" calcext:value-type="float">
            <text:p>1456447403.22591</text:p>
          </table:table-cell>
          <table:table-cell office:value-type="float" office:value="1120" calcext:value-type="float">
            <text:p>1120</text:p>
          </table:table-cell>
          <table:table-cell table:formula="of:=[.B1462]-[.B$2]" office:value-type="float" office:value="43.2256591320038" calcext:value-type="float">
            <text:p>43.225659132</text:p>
          </table:table-cell>
          <table:table-cell table:formula="of:=[.C1462]/([.D1462]-[.D1461])" office:value-type="float" office:value="98782.8930711807" calcext:value-type="float">
            <text:p>98782.8930711807</text:p>
          </table:table-cell>
          <table:table-cell/>
          <table:table-cell office:value-type="float" office:value="1456447403.29826" calcext:value-type="float">
            <text:p>1456447403.29826</text:p>
          </table:table-cell>
          <table:table-cell table:formula="of:=[.G1462]-[.B1462]" office:value-type="float" office:value="0.0723471641540527" calcext:value-type="float">
            <text:p>0.0723471642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56447403.23725" calcext:value-type="float">
            <text:p>1456447403.23725</text:p>
          </table:table-cell>
          <table:table-cell office:value-type="float" office:value="1120" calcext:value-type="float">
            <text:p>1120</text:p>
          </table:table-cell>
          <table:table-cell table:formula="of:=[.B1463]-[.B$2]" office:value-type="float" office:value="43.2369949817658" calcext:value-type="float">
            <text:p>43.2369949818</text:p>
          </table:table-cell>
          <table:table-cell table:formula="of:=[.C1463]/([.D1463]-[.D1462])" office:value-type="float" office:value="98801.5917217011" calcext:value-type="float">
            <text:p>98801.5917217011</text:p>
          </table:table-cell>
          <table:table-cell/>
          <table:table-cell office:value-type="float" office:value="1456447403.3096" calcext:value-type="float">
            <text:p>1456447403.3096</text:p>
          </table:table-cell>
          <table:table-cell table:formula="of:=[.G1463]-[.B1463]" office:value-type="float" office:value="0.0723514556884766" calcext:value-type="float">
            <text:p>0.0723514557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456447403.24858" calcext:value-type="float">
            <text:p>1456447403.24858</text:p>
          </table:table-cell>
          <table:table-cell office:value-type="float" office:value="1120" calcext:value-type="float">
            <text:p>1120</text:p>
          </table:table-cell>
          <table:table-cell table:formula="of:=[.B1464]-[.B$2]" office:value-type="float" office:value="43.2483258247376" calcext:value-type="float">
            <text:p>43.2483258247</text:p>
          </table:table-cell>
          <table:table-cell table:formula="of:=[.C1464]/([.D1464]-[.D1463])" office:value-type="float" office:value="98845.2494476591" calcext:value-type="float">
            <text:p>98845.2494476591</text:p>
          </table:table-cell>
          <table:table-cell/>
          <table:table-cell office:value-type="float" office:value="1456447403.32093" calcext:value-type="float">
            <text:p>1456447403.32093</text:p>
          </table:table-cell>
          <table:table-cell table:formula="of:=[.G1464]-[.B1464]" office:value-type="float" office:value="0.0723505020141602" calcext:value-type="float">
            <text:p>0.072350502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456447403.25987" calcext:value-type="float">
            <text:p>1456447403.25987</text:p>
          </table:table-cell>
          <table:table-cell office:value-type="float" office:value="1120" calcext:value-type="float">
            <text:p>1120</text:p>
          </table:table-cell>
          <table:table-cell table:formula="of:=[.B1465]-[.B$2]" office:value-type="float" office:value="43.2596192359924" calcext:value-type="float">
            <text:p>43.259619236</text:p>
          </table:table-cell>
          <table:table-cell table:formula="of:=[.C1465]/([.D1465]-[.D1464])" office:value-type="float" office:value="99172.8694477284" calcext:value-type="float">
            <text:p>99172.8694477284</text:p>
          </table:table-cell>
          <table:table-cell/>
          <table:table-cell office:value-type="float" office:value="1456447403.33226" calcext:value-type="float">
            <text:p>1456447403.33226</text:p>
          </table:table-cell>
          <table:table-cell table:formula="of:=[.G1465]-[.B1465]" office:value-type="float" office:value="0.0723869800567627" calcext:value-type="float">
            <text:p>0.0723869801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456447403.2712" calcext:value-type="float">
            <text:p>1456447403.2712</text:p>
          </table:table-cell>
          <table:table-cell office:value-type="float" office:value="1120" calcext:value-type="float">
            <text:p>1120</text:p>
          </table:table-cell>
          <table:table-cell table:formula="of:=[.B1466]-[.B$2]" office:value-type="float" office:value="43.2709493637085" calcext:value-type="float">
            <text:p>43.2709493637</text:p>
          </table:table-cell>
          <table:table-cell table:formula="of:=[.C1466]/([.D1466]-[.D1465])" office:value-type="float" office:value="98851.4894154286" calcext:value-type="float">
            <text:p>98851.4894154286</text:p>
          </table:table-cell>
          <table:table-cell/>
          <table:table-cell office:value-type="float" office:value="1456447403.34377" calcext:value-type="float">
            <text:p>1456447403.34377</text:p>
          </table:table-cell>
          <table:table-cell table:formula="of:=[.G1466]-[.B1466]" office:value-type="float" office:value="0.0725669860839844" calcext:value-type="float">
            <text:p>0.0725669861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456447403.28253" calcext:value-type="float">
            <text:p>1456447403.28253</text:p>
          </table:table-cell>
          <table:table-cell office:value-type="float" office:value="1120" calcext:value-type="float">
            <text:p>1120</text:p>
          </table:table-cell>
          <table:table-cell table:formula="of:=[.B1467]-[.B$2]" office:value-type="float" office:value="43.2822794914246" calcext:value-type="float">
            <text:p>43.2822794914</text:p>
          </table:table-cell>
          <table:table-cell table:formula="of:=[.C1467]/([.D1467]-[.D1466])" office:value-type="float" office:value="98851.4894154286" calcext:value-type="float">
            <text:p>98851.4894154286</text:p>
          </table:table-cell>
          <table:table-cell/>
          <table:table-cell office:value-type="float" office:value="1456447403.35498" calcext:value-type="float">
            <text:p>1456447403.35498</text:p>
          </table:table-cell>
          <table:table-cell table:formula="of:=[.G1467]-[.B1467]" office:value-type="float" office:value="0.0724468231201172" calcext:value-type="float">
            <text:p>0.0724468231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456447403.29386" calcext:value-type="float">
            <text:p>1456447403.29386</text:p>
          </table:table-cell>
          <table:table-cell office:value-type="float" office:value="1120" calcext:value-type="float">
            <text:p>1120</text:p>
          </table:table-cell>
          <table:table-cell table:formula="of:=[.B1468]-[.B$2]" office:value-type="float" office:value="43.293609380722" calcext:value-type="float">
            <text:p>43.2936093807</text:p>
          </table:table-cell>
          <table:table-cell table:formula="of:=[.C1468]/([.D1468]-[.D1467])" office:value-type="float" office:value="98853.5695797647" calcext:value-type="float">
            <text:p>98853.5695797647</text:p>
          </table:table-cell>
          <table:table-cell/>
          <table:table-cell office:value-type="float" office:value="1456447403.36625" calcext:value-type="float">
            <text:p>1456447403.36625</text:p>
          </table:table-cell>
          <table:table-cell table:formula="of:=[.G1468]-[.B1468]" office:value-type="float" office:value="0.0723869800567627" calcext:value-type="float">
            <text:p>0.0723869801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456447403.30519" calcext:value-type="float">
            <text:p>1456447403.30519</text:p>
          </table:table-cell>
          <table:table-cell office:value-type="float" office:value="1120" calcext:value-type="float">
            <text:p>1120</text:p>
          </table:table-cell>
          <table:table-cell table:formula="of:=[.B1469]-[.B$2]" office:value-type="float" office:value="43.3049395084381" calcext:value-type="float">
            <text:p>43.3049395084</text:p>
          </table:table-cell>
          <table:table-cell table:formula="of:=[.C1469]/([.D1469]-[.D1468])" office:value-type="float" office:value="98851.4894154286" calcext:value-type="float">
            <text:p>98851.4894154286</text:p>
          </table:table-cell>
          <table:table-cell/>
          <table:table-cell office:value-type="float" office:value="1456447403.3776" calcext:value-type="float">
            <text:p>1456447403.3776</text:p>
          </table:table-cell>
          <table:table-cell table:formula="of:=[.G1469]-[.B1469]" office:value-type="float" office:value="0.0724067687988281" calcext:value-type="float">
            <text:p>0.0724067688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456447403.31652" calcext:value-type="float">
            <text:p>1456447403.31652</text:p>
          </table:table-cell>
          <table:table-cell office:value-type="float" office:value="1120" calcext:value-type="float">
            <text:p>1120</text:p>
          </table:table-cell>
          <table:table-cell table:formula="of:=[.B1470]-[.B$2]" office:value-type="float" office:value="43.3162677288055" calcext:value-type="float">
            <text:p>43.3162677288</text:p>
          </table:table-cell>
          <table:table-cell table:formula="of:=[.C1470]/([.D1470]-[.D1469])" office:value-type="float" office:value="98868.133181799" calcext:value-type="float">
            <text:p>98868.133181799</text:p>
          </table:table-cell>
          <table:table-cell/>
          <table:table-cell office:value-type="float" office:value="1456447403.38881" calcext:value-type="float">
            <text:p>1456447403.38881</text:p>
          </table:table-cell>
          <table:table-cell table:formula="of:=[.G1470]-[.B1470]" office:value-type="float" office:value="0.0722885131835938" calcext:value-type="float">
            <text:p>0.0722885132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456447403.32785" calcext:value-type="float">
            <text:p>1456447403.32785</text:p>
          </table:table-cell>
          <table:table-cell office:value-type="float" office:value="1120" calcext:value-type="float">
            <text:p>1120</text:p>
          </table:table-cell>
          <table:table-cell table:formula="of:=[.B1471]-[.B$2]" office:value-type="float" office:value="43.3275969028473" calcext:value-type="float">
            <text:p>43.3275969028</text:p>
          </table:table-cell>
          <table:table-cell table:formula="of:=[.C1471]/([.D1471]-[.D1470])" office:value-type="float" office:value="98859.8105980891" calcext:value-type="float">
            <text:p>98859.8105980891</text:p>
          </table:table-cell>
          <table:table-cell/>
          <table:table-cell office:value-type="float" office:value="1456447403.40025" calcext:value-type="float">
            <text:p>1456447403.40025</text:p>
          </table:table-cell>
          <table:table-cell table:formula="of:=[.G1471]-[.B1471]" office:value-type="float" office:value="0.072399377822876" calcext:value-type="float">
            <text:p>0.0723993778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456447403.33919" calcext:value-type="float">
            <text:p>1456447403.33919</text:p>
          </table:table-cell>
          <table:table-cell office:value-type="float" office:value="1120" calcext:value-type="float">
            <text:p>1120</text:p>
          </table:table-cell>
          <table:table-cell table:formula="of:=[.B1472]-[.B$2]" office:value-type="float" office:value="43.3389344215393" calcext:value-type="float">
            <text:p>43.3389344215</text:p>
          </table:table-cell>
          <table:table-cell table:formula="of:=[.C1472]/([.D1472]-[.D1471])" office:value-type="float" office:value="98787.047715181" calcext:value-type="float">
            <text:p>98787.047715181</text:p>
          </table:table-cell>
          <table:table-cell/>
          <table:table-cell office:value-type="float" office:value="1456447403.41162" calcext:value-type="float">
            <text:p>1456447403.41162</text:p>
          </table:table-cell>
          <table:table-cell table:formula="of:=[.G1472]-[.B1472]" office:value-type="float" office:value="0.0724318027496338" calcext:value-type="float">
            <text:p>0.0724318027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456447403.35052" calcext:value-type="float">
            <text:p>1456447403.35052</text:p>
          </table:table-cell>
          <table:table-cell office:value-type="float" office:value="1120" calcext:value-type="float">
            <text:p>1120</text:p>
          </table:table-cell>
          <table:table-cell table:formula="of:=[.B1473]-[.B$2]" office:value-type="float" office:value="43.3502662181854" calcext:value-type="float">
            <text:p>43.3502662182</text:p>
          </table:table-cell>
          <table:table-cell table:formula="of:=[.C1473]/([.D1473]-[.D1472])" office:value-type="float" office:value="98836.9307159839" calcext:value-type="float">
            <text:p>98836.9307159839</text:p>
          </table:table-cell>
          <table:table-cell/>
          <table:table-cell office:value-type="float" office:value="1456447403.42298" calcext:value-type="float">
            <text:p>1456447403.42298</text:p>
          </table:table-cell>
          <table:table-cell table:formula="of:=[.G1473]-[.B1473]" office:value-type="float" office:value="0.0724601745605469" calcext:value-type="float">
            <text:p>0.0724601746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456447403.36206" calcext:value-type="float">
            <text:p>1456447403.36206</text:p>
          </table:table-cell>
          <table:table-cell office:value-type="float" office:value="1120" calcext:value-type="float">
            <text:p>1120</text:p>
          </table:table-cell>
          <table:table-cell table:formula="of:=[.B1474]-[.B$2]" office:value-type="float" office:value="43.361802816391" calcext:value-type="float">
            <text:p>43.3618028164</text:p>
          </table:table-cell>
          <table:table-cell table:formula="of:=[.C1474]/([.D1474]-[.D1473])" office:value-type="float" office:value="97082.3443829049" calcext:value-type="float">
            <text:p>97082.3443829049</text:p>
          </table:table-cell>
          <table:table-cell/>
          <table:table-cell office:value-type="float" office:value="1456447403.43445" calcext:value-type="float">
            <text:p>1456447403.43445</text:p>
          </table:table-cell>
          <table:table-cell table:formula="of:=[.G1474]-[.B1474]" office:value-type="float" office:value="0.0723934173583984" calcext:value-type="float">
            <text:p>0.0723934174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456447403.3734" calcext:value-type="float">
            <text:p>1456447403.3734</text:p>
          </table:table-cell>
          <table:table-cell office:value-type="float" office:value="1120" calcext:value-type="float">
            <text:p>1120</text:p>
          </table:table-cell>
          <table:table-cell table:formula="of:=[.B1475]-[.B$2]" office:value-type="float" office:value="43.3731443881989" calcext:value-type="float">
            <text:p>43.3731443882</text:p>
          </table:table-cell>
          <table:table-cell table:formula="of:=[.C1475]/([.D1475]-[.D1474])" office:value-type="float" office:value="98751.744376708" calcext:value-type="float">
            <text:p>98751.744376708</text:p>
          </table:table-cell>
          <table:table-cell/>
          <table:table-cell office:value-type="float" office:value="1456447403.44602" calcext:value-type="float">
            <text:p>1456447403.44602</text:p>
          </table:table-cell>
          <table:table-cell table:formula="of:=[.G1475]-[.B1475]" office:value-type="float" office:value="0.0726218223571777" calcext:value-type="float">
            <text:p>0.0726218224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456447403.38474" calcext:value-type="float">
            <text:p>1456447403.38474</text:p>
          </table:table-cell>
          <table:table-cell office:value-type="float" office:value="1120" calcext:value-type="float">
            <text:p>1120</text:p>
          </table:table-cell>
          <table:table-cell table:formula="of:=[.B1476]-[.B$2]" office:value-type="float" office:value="43.3844816684723" calcext:value-type="float">
            <text:p>43.3844816685</text:p>
          </table:table-cell>
          <table:table-cell table:formula="of:=[.C1476]/([.D1476]-[.D1475])" office:value-type="float" office:value="98789.1251682369" calcext:value-type="float">
            <text:p>98789.1251682369</text:p>
          </table:table-cell>
          <table:table-cell/>
          <table:table-cell office:value-type="float" office:value="1456447403.45704" calcext:value-type="float">
            <text:p>1456447403.45704</text:p>
          </table:table-cell>
          <table:table-cell table:formula="of:=[.G1476]-[.B1476]" office:value-type="float" office:value="0.0723047256469727" calcext:value-type="float">
            <text:p>0.0723047256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456447403.39607" calcext:value-type="float">
            <text:p>1456447403.39607</text:p>
          </table:table-cell>
          <table:table-cell office:value-type="float" office:value="1120" calcext:value-type="float">
            <text:p>1120</text:p>
          </table:table-cell>
          <table:table-cell table:formula="of:=[.B1477]-[.B$2]" office:value-type="float" office:value="43.3958148956299" calcext:value-type="float">
            <text:p>43.3958148956</text:p>
          </table:table-cell>
          <table:table-cell table:formula="of:=[.C1477]/([.D1477]-[.D1476])" office:value-type="float" office:value="98824.4552435048" calcext:value-type="float">
            <text:p>98824.4552435048</text:p>
          </table:table-cell>
          <table:table-cell/>
          <table:table-cell office:value-type="float" office:value="1456447403.46843" calcext:value-type="float">
            <text:p>1456447403.46843</text:p>
          </table:table-cell>
          <table:table-cell table:formula="of:=[.G1477]-[.B1477]" office:value-type="float" office:value="0.0723614692687988" calcext:value-type="float">
            <text:p>0.0723614693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456447403.4074" calcext:value-type="float">
            <text:p>1456447403.4074</text:p>
          </table:table-cell>
          <table:table-cell office:value-type="float" office:value="1120" calcext:value-type="float">
            <text:p>1120</text:p>
          </table:table-cell>
          <table:table-cell table:formula="of:=[.B1478]-[.B$2]" office:value-type="float" office:value="43.4071474075317" calcext:value-type="float">
            <text:p>43.4071474075</text:p>
          </table:table-cell>
          <table:table-cell table:formula="of:=[.C1478]/([.D1478]-[.D1477])" office:value-type="float" office:value="98830.6925860473" calcext:value-type="float">
            <text:p>98830.6925860473</text:p>
          </table:table-cell>
          <table:table-cell/>
          <table:table-cell office:value-type="float" office:value="1456447403.47984" calcext:value-type="float">
            <text:p>1456447403.47984</text:p>
          </table:table-cell>
          <table:table-cell table:formula="of:=[.G1478]-[.B1478]" office:value-type="float" office:value="0.0724389553070068" calcext:value-type="float">
            <text:p>0.0724389553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456447403.41873" calcext:value-type="float">
            <text:p>1456447403.41873</text:p>
          </table:table-cell>
          <table:table-cell office:value-type="float" office:value="1120" calcext:value-type="float">
            <text:p>1120</text:p>
          </table:table-cell>
          <table:table-cell table:formula="of:=[.B1479]-[.B$2]" office:value-type="float" office:value="43.4184792041779" calcext:value-type="float">
            <text:p>43.4184792042</text:p>
          </table:table-cell>
          <table:table-cell table:formula="of:=[.C1479]/([.D1479]-[.D1478])" office:value-type="float" office:value="98836.9307159839" calcext:value-type="float">
            <text:p>98836.9307159839</text:p>
          </table:table-cell>
          <table:table-cell/>
          <table:table-cell office:value-type="float" office:value="1456447403.4912" calcext:value-type="float">
            <text:p>1456447403.4912</text:p>
          </table:table-cell>
          <table:table-cell table:formula="of:=[.G1479]-[.B1479]" office:value-type="float" office:value="0.0724670886993408" calcext:value-type="float">
            <text:p>0.0724670887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456447403.43003" calcext:value-type="float">
            <text:p>1456447403.43003</text:p>
          </table:table-cell>
          <table:table-cell office:value-type="float" office:value="1120" calcext:value-type="float">
            <text:p>1120</text:p>
          </table:table-cell>
          <table:table-cell table:formula="of:=[.B1480]-[.B$2]" office:value-type="float" office:value="43.4297716617584" calcext:value-type="float">
            <text:p>43.4297716618</text:p>
          </table:table-cell>
          <table:table-cell table:formula="of:=[.C1480]/([.D1480]-[.D1479])" office:value-type="float" office:value="99181.244827295" calcext:value-type="float">
            <text:p>99181.244827295</text:p>
          </table:table-cell>
          <table:table-cell/>
          <table:table-cell office:value-type="float" office:value="1456447403.50246" calcext:value-type="float">
            <text:p>1456447403.50246</text:p>
          </table:table-cell>
          <table:table-cell table:formula="of:=[.G1480]-[.B1480]" office:value-type="float" office:value="0.072434663772583" calcext:value-type="float">
            <text:p>0.0724346638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456447403.44136" calcext:value-type="float">
            <text:p>1456447403.44136</text:p>
          </table:table-cell>
          <table:table-cell office:value-type="float" office:value="1120" calcext:value-type="float">
            <text:p>1120</text:p>
          </table:table-cell>
          <table:table-cell table:formula="of:=[.B1481]-[.B$2]" office:value-type="float" office:value="43.4411015510559" calcext:value-type="float">
            <text:p>43.4411015511</text:p>
          </table:table-cell>
          <table:table-cell table:formula="of:=[.C1481]/([.D1481]-[.D1480])" office:value-type="float" office:value="98853.5695797647" calcext:value-type="float">
            <text:p>98853.5695797647</text:p>
          </table:table-cell>
          <table:table-cell/>
          <table:table-cell office:value-type="float" office:value="1456447403.51377" calcext:value-type="float">
            <text:p>1456447403.51377</text:p>
          </table:table-cell>
          <table:table-cell table:formula="of:=[.G1481]-[.B1481]" office:value-type="float" office:value="0.0724148750305176" calcext:value-type="float">
            <text:p>0.072414875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456447403.45269" calcext:value-type="float">
            <text:p>1456447403.45269</text:p>
          </table:table-cell>
          <table:table-cell office:value-type="float" office:value="1120" calcext:value-type="float">
            <text:p>1120</text:p>
          </table:table-cell>
          <table:table-cell table:formula="of:=[.B1482]-[.B$2]" office:value-type="float" office:value="43.452431678772" calcext:value-type="float">
            <text:p>43.4524316788</text:p>
          </table:table-cell>
          <table:table-cell table:formula="of:=[.C1482]/([.D1482]-[.D1481])" office:value-type="float" office:value="98851.4894154286" calcext:value-type="float">
            <text:p>98851.4894154286</text:p>
          </table:table-cell>
          <table:table-cell/>
          <table:table-cell office:value-type="float" office:value="1456447403.52511" calcext:value-type="float">
            <text:p>1456447403.52511</text:p>
          </table:table-cell>
          <table:table-cell table:formula="of:=[.G1482]-[.B1482]" office:value-type="float" office:value="0.0724246501922607" calcext:value-type="float">
            <text:p>0.0724246502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456447403.46402" calcext:value-type="float">
            <text:p>1456447403.46402</text:p>
          </table:table-cell>
          <table:table-cell office:value-type="float" office:value="1120" calcext:value-type="float">
            <text:p>1120</text:p>
          </table:table-cell>
          <table:table-cell table:formula="of:=[.B1483]-[.B$2]" office:value-type="float" office:value="43.4637689590454" calcext:value-type="float">
            <text:p>43.463768959</text:p>
          </table:table-cell>
          <table:table-cell table:formula="of:=[.C1483]/([.D1483]-[.D1482])" office:value-type="float" office:value="98789.1251682369" calcext:value-type="float">
            <text:p>98789.1251682369</text:p>
          </table:table-cell>
          <table:table-cell/>
          <table:table-cell office:value-type="float" office:value="1456447403.53656" calcext:value-type="float">
            <text:p>1456447403.53656</text:p>
          </table:table-cell>
          <table:table-cell table:formula="of:=[.G1483]-[.B1483]" office:value-type="float" office:value="0.0725374221801758" calcext:value-type="float">
            <text:p>0.0725374222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456447403.47535" calcext:value-type="float">
            <text:p>1456447403.47535</text:p>
          </table:table-cell>
          <table:table-cell office:value-type="float" office:value="1120" calcext:value-type="float">
            <text:p>1120</text:p>
          </table:table-cell>
          <table:table-cell table:formula="of:=[.B1484]-[.B$2]" office:value-type="float" office:value="43.4750995635986" calcext:value-type="float">
            <text:p>43.4750995636</text:p>
          </table:table-cell>
          <table:table-cell table:formula="of:=[.C1484]/([.D1484]-[.D1483])" office:value-type="float" office:value="98847.3293493814" calcext:value-type="float">
            <text:p>98847.3293493814</text:p>
          </table:table-cell>
          <table:table-cell/>
          <table:table-cell office:value-type="float" office:value="1456447403.54778" calcext:value-type="float">
            <text:p>1456447403.54778</text:p>
          </table:table-cell>
          <table:table-cell table:formula="of:=[.G1484]-[.B1484]" office:value-type="float" office:value="0.0724267959594727" calcext:value-type="float">
            <text:p>0.072426796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456447403.48668" calcext:value-type="float">
            <text:p>1456447403.48668</text:p>
          </table:table-cell>
          <table:table-cell office:value-type="float" office:value="1120" calcext:value-type="float">
            <text:p>1120</text:p>
          </table:table-cell>
          <table:table-cell table:formula="of:=[.B1485]-[.B$2]" office:value-type="float" office:value="43.4864308834076" calcext:value-type="float">
            <text:p>43.4864308834</text:p>
          </table:table-cell>
          <table:table-cell table:formula="of:=[.C1485]/([.D1485]-[.D1484])" office:value-type="float" office:value="98841.0899067898" calcext:value-type="float">
            <text:p>98841.0899067898</text:p>
          </table:table-cell>
          <table:table-cell/>
          <table:table-cell office:value-type="float" office:value="1456447403.55903" calcext:value-type="float">
            <text:p>1456447403.55903</text:p>
          </table:table-cell>
          <table:table-cell table:formula="of:=[.G1485]-[.B1485]" office:value-type="float" office:value="0.072345495223999" calcext:value-type="float">
            <text:p>0.0723454952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456447403.49802" calcext:value-type="float">
            <text:p>1456447403.49802</text:p>
          </table:table-cell>
          <table:table-cell office:value-type="float" office:value="1120" calcext:value-type="float">
            <text:p>1120</text:p>
          </table:table-cell>
          <table:table-cell table:formula="of:=[.B1486]-[.B$2]" office:value-type="float" office:value="43.4977622032166" calcext:value-type="float">
            <text:p>43.4977622032</text:p>
          </table:table-cell>
          <table:table-cell table:formula="of:=[.C1486]/([.D1486]-[.D1485])" office:value-type="float" office:value="98841.0899067898" calcext:value-type="float">
            <text:p>98841.0899067898</text:p>
          </table:table-cell>
          <table:table-cell/>
          <table:table-cell office:value-type="float" office:value="1456447403.57031" calcext:value-type="float">
            <text:p>1456447403.57031</text:p>
          </table:table-cell>
          <table:table-cell table:formula="of:=[.G1486]-[.B1486]" office:value-type="float" office:value="0.0722942352294922" calcext:value-type="float">
            <text:p>0.0722942352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456447403.50935" calcext:value-type="float">
            <text:p>1456447403.50935</text:p>
          </table:table-cell>
          <table:table-cell office:value-type="float" office:value="1120" calcext:value-type="float">
            <text:p>1120</text:p>
          </table:table-cell>
          <table:table-cell table:formula="of:=[.B1487]-[.B$2]" office:value-type="float" office:value="43.5090916156769" calcext:value-type="float">
            <text:p>43.5090916157</text:p>
          </table:table-cell>
          <table:table-cell table:formula="of:=[.C1487]/([.D1487]-[.D1486])" office:value-type="float" office:value="98857.7301710895" calcext:value-type="float">
            <text:p>98857.7301710895</text:p>
          </table:table-cell>
          <table:table-cell/>
          <table:table-cell office:value-type="float" office:value="1456447403.58163" calcext:value-type="float">
            <text:p>1456447403.58163</text:p>
          </table:table-cell>
          <table:table-cell table:formula="of:=[.G1487]-[.B1487]" office:value-type="float" office:value="0.0722846984863281" calcext:value-type="float">
            <text:p>0.0722846985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456447403.52067" calcext:value-type="float">
            <text:p>1456447403.52067</text:p>
          </table:table-cell>
          <table:table-cell office:value-type="float" office:value="1120" calcext:value-type="float">
            <text:p>1120</text:p>
          </table:table-cell>
          <table:table-cell table:formula="of:=[.B1488]-[.B$2]" office:value-type="float" office:value="43.5204212665558" calcext:value-type="float">
            <text:p>43.5204212666</text:p>
          </table:table-cell>
          <table:table-cell table:formula="of:=[.C1488]/([.D1488]-[.D1487])" office:value-type="float" office:value="98855.6498316498" calcext:value-type="float">
            <text:p>98855.6498316498</text:p>
          </table:table-cell>
          <table:table-cell/>
          <table:table-cell office:value-type="float" office:value="1456447403.59296" calcext:value-type="float">
            <text:p>1456447403.59296</text:p>
          </table:table-cell>
          <table:table-cell table:formula="of:=[.G1488]-[.B1488]" office:value-type="float" office:value="0.0722849369049072" calcext:value-type="float">
            <text:p>0.0722849369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456447403.532" calcext:value-type="float">
            <text:p>1456447403.532</text:p>
          </table:table-cell>
          <table:table-cell office:value-type="float" office:value="1120" calcext:value-type="float">
            <text:p>1120</text:p>
          </table:table-cell>
          <table:table-cell table:formula="of:=[.B1489]-[.B$2]" office:value-type="float" office:value="43.5317506790161" calcext:value-type="float">
            <text:p>43.531750679</text:p>
          </table:table-cell>
          <table:table-cell table:formula="of:=[.C1489]/([.D1489]-[.D1488])" office:value-type="float" office:value="98857.7301710895" calcext:value-type="float">
            <text:p>98857.7301710895</text:p>
          </table:table-cell>
          <table:table-cell/>
          <table:table-cell office:value-type="float" office:value="1456447403.60432" calcext:value-type="float">
            <text:p>1456447403.60432</text:p>
          </table:table-cell>
          <table:table-cell table:formula="of:=[.G1489]-[.B1489]" office:value-type="float" office:value="0.0723156929016113" calcext:value-type="float">
            <text:p>0.0723156929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456447403.54333" calcext:value-type="float">
            <text:p>1456447403.54333</text:p>
          </table:table-cell>
          <table:table-cell office:value-type="float" office:value="1120" calcext:value-type="float">
            <text:p>1120</text:p>
          </table:table-cell>
          <table:table-cell table:formula="of:=[.B1490]-[.B$2]" office:value-type="float" office:value="43.5430810451508" calcext:value-type="float">
            <text:p>43.5430810452</text:p>
          </table:table-cell>
          <table:table-cell table:formula="of:=[.C1490]/([.D1490]-[.D1489])" office:value-type="float" office:value="98849.409338636" calcext:value-type="float">
            <text:p>98849.409338636</text:p>
          </table:table-cell>
          <table:table-cell/>
          <table:table-cell office:value-type="float" office:value="1456447403.61597" calcext:value-type="float">
            <text:p>1456447403.61597</text:p>
          </table:table-cell>
          <table:table-cell table:formula="of:=[.G1490]-[.B1490]" office:value-type="float" office:value="0.0726351737976074" calcext:value-type="float">
            <text:p>0.0726351738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456447403.55466" calcext:value-type="float">
            <text:p>1456447403.55466</text:p>
          </table:table-cell>
          <table:table-cell office:value-type="float" office:value="1120" calcext:value-type="float">
            <text:p>1120</text:p>
          </table:table-cell>
          <table:table-cell table:formula="of:=[.B1491]-[.B$2]" office:value-type="float" office:value="43.5544095039368" calcext:value-type="float">
            <text:p>43.5544095039</text:p>
          </table:table-cell>
          <table:table-cell table:formula="of:=[.C1491]/([.D1491]-[.D1490])" office:value-type="float" office:value="98866.0524045038" calcext:value-type="float">
            <text:p>98866.0524045038</text:p>
          </table:table-cell>
          <table:table-cell/>
          <table:table-cell office:value-type="float" office:value="1456447403.62707" calcext:value-type="float">
            <text:p>1456447403.62707</text:p>
          </table:table-cell>
          <table:table-cell table:formula="of:=[.G1491]-[.B1491]" office:value-type="float" office:value="0.0724067687988281" calcext:value-type="float">
            <text:p>0.0724067688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456447403.56599" calcext:value-type="float">
            <text:p>1456447403.56599</text:p>
          </table:table-cell>
          <table:table-cell office:value-type="float" office:value="1120" calcext:value-type="float">
            <text:p>1120</text:p>
          </table:table-cell>
          <table:table-cell table:formula="of:=[.B1492]-[.B$2]" office:value-type="float" office:value="43.5657384395599" calcext:value-type="float">
            <text:p>43.5657384396</text:p>
          </table:table-cell>
          <table:table-cell table:formula="of:=[.C1492]/([.D1492]-[.D1491])" office:value-type="float" office:value="98861.8911126544" calcext:value-type="float">
            <text:p>98861.8911126544</text:p>
          </table:table-cell>
          <table:table-cell/>
          <table:table-cell office:value-type="float" office:value="1456447403.63852" calcext:value-type="float">
            <text:p>1456447403.63852</text:p>
          </table:table-cell>
          <table:table-cell table:formula="of:=[.G1492]-[.B1492]" office:value-type="float" office:value="0.0725278854370117" calcext:value-type="float">
            <text:p>0.0725278854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456447403.57732" calcext:value-type="float">
            <text:p>1456447403.57732</text:p>
          </table:table-cell>
          <table:table-cell office:value-type="float" office:value="1120" calcext:value-type="float">
            <text:p>1120</text:p>
          </table:table-cell>
          <table:table-cell table:formula="of:=[.B1493]-[.B$2]" office:value-type="float" office:value="43.577066898346" calcext:value-type="float">
            <text:p>43.5770668983</text:p>
          </table:table-cell>
          <table:table-cell table:formula="of:=[.C1493]/([.D1493]-[.D1492])" office:value-type="float" office:value="98866.0524045038" calcext:value-type="float">
            <text:p>98866.0524045038</text:p>
          </table:table-cell>
          <table:table-cell/>
          <table:table-cell office:value-type="float" office:value="1456447403.64991" calcext:value-type="float">
            <text:p>1456447403.64991</text:p>
          </table:table-cell>
          <table:table-cell table:formula="of:=[.G1493]-[.B1493]" office:value-type="float" office:value="0.0725893974304199" calcext:value-type="float">
            <text:p>0.0725893974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456447403.58865" calcext:value-type="float">
            <text:p>1456447403.58865</text:p>
          </table:table-cell>
          <table:table-cell office:value-type="float" office:value="1120" calcext:value-type="float">
            <text:p>1120</text:p>
          </table:table-cell>
          <table:table-cell table:formula="of:=[.B1494]-[.B$2]" office:value-type="float" office:value="43.5883960723877" calcext:value-type="float">
            <text:p>43.5883960724</text:p>
          </table:table-cell>
          <table:table-cell table:formula="of:=[.C1494]/([.D1494]-[.D1493])" office:value-type="float" office:value="98859.8105980891" calcext:value-type="float">
            <text:p>98859.8105980891</text:p>
          </table:table-cell>
          <table:table-cell/>
          <table:table-cell office:value-type="float" office:value="1456447403.66112" calcext:value-type="float">
            <text:p>1456447403.66112</text:p>
          </table:table-cell>
          <table:table-cell table:formula="of:=[.G1494]-[.B1494]" office:value-type="float" office:value="0.0724701881408691" calcext:value-type="float">
            <text:p>0.0724701881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456447403.59994" calcext:value-type="float">
            <text:p>1456447403.59994</text:p>
          </table:table-cell>
          <table:table-cell office:value-type="float" office:value="1120" calcext:value-type="float">
            <text:p>1120</text:p>
          </table:table-cell>
          <table:table-cell table:formula="of:=[.B1495]-[.B$2]" office:value-type="float" office:value="43.5996897220612" calcext:value-type="float">
            <text:p>43.5996897221</text:p>
          </table:table-cell>
          <table:table-cell table:formula="of:=[.C1495]/([.D1495]-[.D1494])" office:value-type="float" office:value="99170.775823851" calcext:value-type="float">
            <text:p>99170.775823851</text:p>
          </table:table-cell>
          <table:table-cell/>
          <table:table-cell office:value-type="float" office:value="1456447403.67234" calcext:value-type="float">
            <text:p>1456447403.67234</text:p>
          </table:table-cell>
          <table:table-cell table:formula="of:=[.G1495]-[.B1495]" office:value-type="float" office:value="0.0723965167999268" calcext:value-type="float">
            <text:p>0.0723965168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456447403.61128" calcext:value-type="float">
            <text:p>1456447403.61128</text:p>
          </table:table-cell>
          <table:table-cell office:value-type="float" office:value="1120" calcext:value-type="float">
            <text:p>1120</text:p>
          </table:table-cell>
          <table:table-cell table:formula="of:=[.B1496]-[.B$2]" office:value-type="float" office:value="43.6110239028931" calcext:value-type="float">
            <text:p>43.6110239029</text:p>
          </table:table-cell>
          <table:table-cell table:formula="of:=[.C1496]/([.D1496]-[.D1495])" office:value-type="float" office:value="98816.1400113591" calcext:value-type="float">
            <text:p>98816.1400113591</text:p>
          </table:table-cell>
          <table:table-cell/>
          <table:table-cell office:value-type="float" office:value="1456447403.68366" calcext:value-type="float">
            <text:p>1456447403.68366</text:p>
          </table:table-cell>
          <table:table-cell table:formula="of:=[.G1496]-[.B1496]" office:value-type="float" office:value="0.0723824501037598" calcext:value-type="float">
            <text:p>0.0723824501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456447403.62261" calcext:value-type="float">
            <text:p>1456447403.62261</text:p>
          </table:table-cell>
          <table:table-cell office:value-type="float" office:value="1120" calcext:value-type="float">
            <text:p>1120</text:p>
          </table:table-cell>
          <table:table-cell table:formula="of:=[.B1497]-[.B$2]" office:value-type="float" office:value="43.6223542690277" calcext:value-type="float">
            <text:p>43.622354269</text:p>
          </table:table-cell>
          <table:table-cell table:formula="of:=[.C1497]/([.D1497]-[.D1496])" office:value-type="float" office:value="98849.409338636" calcext:value-type="float">
            <text:p>98849.409338636</text:p>
          </table:table-cell>
          <table:table-cell/>
          <table:table-cell office:value-type="float" office:value="1456447403.69493" calcext:value-type="float">
            <text:p>1456447403.69493</text:p>
          </table:table-cell>
          <table:table-cell table:formula="of:=[.G1497]-[.B1497]" office:value-type="float" office:value="0.0723221302032471" calcext:value-type="float">
            <text:p>0.0723221302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456447403.63394" calcext:value-type="float">
            <text:p>1456447403.63394</text:p>
          </table:table-cell>
          <table:table-cell office:value-type="float" office:value="1120" calcext:value-type="float">
            <text:p>1120</text:p>
          </table:table-cell>
          <table:table-cell table:formula="of:=[.B1498]-[.B$2]" office:value-type="float" office:value="43.633683681488" calcext:value-type="float">
            <text:p>43.6336836815</text:p>
          </table:table-cell>
          <table:table-cell table:formula="of:=[.C1498]/([.D1498]-[.D1497])" office:value-type="float" office:value="98857.7301710895" calcext:value-type="float">
            <text:p>98857.7301710895</text:p>
          </table:table-cell>
          <table:table-cell/>
          <table:table-cell office:value-type="float" office:value="1456447403.70623" calcext:value-type="float">
            <text:p>1456447403.70623</text:p>
          </table:table-cell>
          <table:table-cell table:formula="of:=[.G1498]-[.B1498]" office:value-type="float" office:value="0.0722925662994385" calcext:value-type="float">
            <text:p>0.0722925663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456447403.64527" calcext:value-type="float">
            <text:p>1456447403.64527</text:p>
          </table:table-cell>
          <table:table-cell office:value-type="float" office:value="1120" calcext:value-type="float">
            <text:p>1120</text:p>
          </table:table-cell>
          <table:table-cell table:formula="of:=[.B1499]-[.B$2]" office:value-type="float" office:value="43.6450181007385" calcext:value-type="float">
            <text:p>43.6450181007</text:p>
          </table:table-cell>
          <table:table-cell table:formula="of:=[.C1499]/([.D1499]-[.D1498])" office:value-type="float" office:value="98814.0614219605" calcext:value-type="float">
            <text:p>98814.0614219605</text:p>
          </table:table-cell>
          <table:table-cell/>
          <table:table-cell office:value-type="float" office:value="1456447403.71762" calcext:value-type="float">
            <text:p>1456447403.71762</text:p>
          </table:table-cell>
          <table:table-cell table:formula="of:=[.G1499]-[.B1499]" office:value-type="float" office:value="0.0723481178283691" calcext:value-type="float">
            <text:p>0.0723481178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456447403.65661" calcext:value-type="float">
            <text:p>1456447403.65661</text:p>
          </table:table-cell>
          <table:table-cell office:value-type="float" office:value="1120" calcext:value-type="float">
            <text:p>1120</text:p>
          </table:table-cell>
          <table:table-cell table:formula="of:=[.B1500]-[.B$2]" office:value-type="float" office:value="43.6563515663147" calcext:value-type="float">
            <text:p>43.6563515663</text:p>
          </table:table-cell>
          <table:table-cell table:formula="of:=[.C1500]/([.D1500]-[.D1499])" office:value-type="float" office:value="98822.3763042747" calcext:value-type="float">
            <text:p>98822.3763042747</text:p>
          </table:table-cell>
          <table:table-cell/>
          <table:table-cell office:value-type="float" office:value="1456447403.72889" calcext:value-type="float">
            <text:p>1456447403.72889</text:p>
          </table:table-cell>
          <table:table-cell table:formula="of:=[.G1500]-[.B1500]" office:value-type="float" office:value="0.0722846984863281" calcext:value-type="float">
            <text:p>0.0722846985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456447403.66794" calcext:value-type="float">
            <text:p>1456447403.66794</text:p>
          </table:table-cell>
          <table:table-cell office:value-type="float" office:value="1120" calcext:value-type="float">
            <text:p>1120</text:p>
          </table:table-cell>
          <table:table-cell table:formula="of:=[.B1501]-[.B$2]" office:value-type="float" office:value="43.6676831245422" calcext:value-type="float">
            <text:p>43.6676831245</text:p>
          </table:table-cell>
          <table:table-cell table:formula="of:=[.C1501]/([.D1501]-[.D1500])" office:value-type="float" office:value="98839.0102676317" calcext:value-type="float">
            <text:p>98839.0102676317</text:p>
          </table:table-cell>
          <table:table-cell/>
          <table:table-cell office:value-type="float" office:value="1456447403.74021" calcext:value-type="float">
            <text:p>1456447403.74021</text:p>
          </table:table-cell>
          <table:table-cell table:formula="of:=[.G1501]-[.B1501]" office:value-type="float" office:value="0.0722732543945313" calcext:value-type="float">
            <text:p>0.0722732544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56447403.67927" calcext:value-type="float">
            <text:p>1456447403.67927</text:p>
          </table:table-cell>
          <table:table-cell office:value-type="float" office:value="1120" calcext:value-type="float">
            <text:p>1120</text:p>
          </table:table-cell>
          <table:table-cell table:formula="of:=[.B1502]-[.B$2]" office:value-type="float" office:value="43.6790187358856" calcext:value-type="float">
            <text:p>43.6790187359</text:p>
          </table:table-cell>
          <table:table-cell table:formula="of:=[.C1502]/([.D1502]-[.D1501])" office:value-type="float" office:value="98803.669786518" calcext:value-type="float">
            <text:p>98803.669786518</text:p>
          </table:table-cell>
          <table:table-cell/>
          <table:table-cell office:value-type="float" office:value="1456447403.75163" calcext:value-type="float">
            <text:p>1456447403.75163</text:p>
          </table:table-cell>
          <table:table-cell table:formula="of:=[.G1502]-[.B1502]" office:value-type="float" office:value="0.0723576545715332" calcext:value-type="float">
            <text:p>0.0723576546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456447403.6906" calcext:value-type="float">
            <text:p>1456447403.6906</text:p>
          </table:table-cell>
          <table:table-cell office:value-type="float" office:value="1120" calcext:value-type="float">
            <text:p>1120</text:p>
          </table:table-cell>
          <table:table-cell table:formula="of:=[.B1503]-[.B$2]" office:value-type="float" office:value="43.6903495788574" calcext:value-type="float">
            <text:p>43.6903495789</text:p>
          </table:table-cell>
          <table:table-cell table:formula="of:=[.C1503]/([.D1503]-[.D1502])" office:value-type="float" office:value="98845.2494476591" calcext:value-type="float">
            <text:p>98845.2494476591</text:p>
          </table:table-cell>
          <table:table-cell/>
          <table:table-cell office:value-type="float" office:value="1456447403.76312" calcext:value-type="float">
            <text:p>1456447403.76312</text:p>
          </table:table-cell>
          <table:table-cell table:formula="of:=[.G1503]-[.B1503]" office:value-type="float" office:value="0.0725166797637939" calcext:value-type="float">
            <text:p>0.0725166798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456447403.70193" calcext:value-type="float">
            <text:p>1456447403.70193</text:p>
          </table:table-cell>
          <table:table-cell office:value-type="float" office:value="1120" calcext:value-type="float">
            <text:p>1120</text:p>
          </table:table-cell>
          <table:table-cell table:formula="of:=[.B1504]-[.B$2]" office:value-type="float" office:value="43.7016789913178" calcext:value-type="float">
            <text:p>43.7016789913</text:p>
          </table:table-cell>
          <table:table-cell table:formula="of:=[.C1504]/([.D1504]-[.D1503])" office:value-type="float" office:value="98857.7301710895" calcext:value-type="float">
            <text:p>98857.7301710895</text:p>
          </table:table-cell>
          <table:table-cell/>
          <table:table-cell office:value-type="float" office:value="1456447403.77452" calcext:value-type="float">
            <text:p>1456447403.77452</text:p>
          </table:table-cell>
          <table:table-cell table:formula="of:=[.G1504]-[.B1504]" office:value-type="float" office:value="0.072587251663208" calcext:value-type="float">
            <text:p>0.0725872517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456447403.71326" calcext:value-type="float">
            <text:p>1456447403.71326</text:p>
          </table:table-cell>
          <table:table-cell office:value-type="float" office:value="1120" calcext:value-type="float">
            <text:p>1120</text:p>
          </table:table-cell>
          <table:table-cell table:formula="of:=[.B1505]-[.B$2]" office:value-type="float" office:value="43.7130103111267" calcext:value-type="float">
            <text:p>43.7130103111</text:p>
          </table:table-cell>
          <table:table-cell table:formula="of:=[.C1505]/([.D1505]-[.D1504])" office:value-type="float" office:value="98841.0899067898" calcext:value-type="float">
            <text:p>98841.0899067898</text:p>
          </table:table-cell>
          <table:table-cell/>
          <table:table-cell office:value-type="float" office:value="1456447403.78608" calcext:value-type="float">
            <text:p>1456447403.78608</text:p>
          </table:table-cell>
          <table:table-cell table:formula="of:=[.G1505]-[.B1505]" office:value-type="float" office:value="0.0728158950805664" calcext:value-type="float">
            <text:p>0.0728158951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456447403.7246" calcext:value-type="float">
            <text:p>1456447403.7246</text:p>
          </table:table-cell>
          <table:table-cell office:value-type="float" office:value="1120" calcext:value-type="float">
            <text:p>1120</text:p>
          </table:table-cell>
          <table:table-cell table:formula="of:=[.B1506]-[.B$2]" office:value-type="float" office:value="43.72434425354" calcext:value-type="float">
            <text:p>43.7243442535</text:p>
          </table:table-cell>
          <table:table-cell table:formula="of:=[.C1506]/([.D1506]-[.D1505])" office:value-type="float" office:value="98818.2186882073" calcext:value-type="float">
            <text:p>98818.2186882073</text:p>
          </table:table-cell>
          <table:table-cell/>
          <table:table-cell office:value-type="float" office:value="1456447403.79703" calcext:value-type="float">
            <text:p>1456447403.79703</text:p>
          </table:table-cell>
          <table:table-cell table:formula="of:=[.G1506]-[.B1506]" office:value-type="float" office:value="0.0724320411682129" calcext:value-type="float">
            <text:p>0.0724320412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456447403.73593" calcext:value-type="float">
            <text:p>1456447403.73593</text:p>
          </table:table-cell>
          <table:table-cell office:value-type="float" office:value="1120" calcext:value-type="float">
            <text:p>1120</text:p>
          </table:table-cell>
          <table:table-cell table:formula="of:=[.B1507]-[.B$2]" office:value-type="float" office:value="43.7356762886047" calcext:value-type="float">
            <text:p>43.7356762886</text:p>
          </table:table-cell>
          <table:table-cell table:formula="of:=[.C1507]/([.D1507]-[.D1506])" office:value-type="float" office:value="98834.8512518409" calcext:value-type="float">
            <text:p>98834.8512518409</text:p>
          </table:table-cell>
          <table:table-cell/>
          <table:table-cell office:value-type="float" office:value="1456447403.80827" calcext:value-type="float">
            <text:p>1456447403.80827</text:p>
          </table:table-cell>
          <table:table-cell table:formula="of:=[.G1507]-[.B1507]" office:value-type="float" office:value="0.0723400115966797" calcext:value-type="float">
            <text:p>0.0723400116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456447403.74726" calcext:value-type="float">
            <text:p>1456447403.74726</text:p>
          </table:table-cell>
          <table:table-cell office:value-type="float" office:value="1120" calcext:value-type="float">
            <text:p>1120</text:p>
          </table:table-cell>
          <table:table-cell table:formula="of:=[.B1508]-[.B$2]" office:value-type="float" office:value="43.7470088005066" calcext:value-type="float">
            <text:p>43.7470088005</text:p>
          </table:table-cell>
          <table:table-cell table:formula="of:=[.C1508]/([.D1508]-[.D1507])" office:value-type="float" office:value="98830.6925860473" calcext:value-type="float">
            <text:p>98830.6925860473</text:p>
          </table:table-cell>
          <table:table-cell/>
          <table:table-cell office:value-type="float" office:value="1456447403.81963" calcext:value-type="float">
            <text:p>1456447403.81963</text:p>
          </table:table-cell>
          <table:table-cell table:formula="of:=[.G1508]-[.B1508]" office:value-type="float" office:value="0.0723674297332764" calcext:value-type="float">
            <text:p>0.0723674297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456447403.7586" calcext:value-type="float">
            <text:p>1456447403.7586</text:p>
          </table:table-cell>
          <table:table-cell office:value-type="float" office:value="1120" calcext:value-type="float">
            <text:p>1120</text:p>
          </table:table-cell>
          <table:table-cell table:formula="of:=[.B1509]-[.B$2]" office:value-type="float" office:value="43.758341550827" calcext:value-type="float">
            <text:p>43.7583415508</text:p>
          </table:table-cell>
          <table:table-cell table:formula="of:=[.C1509]/([.D1509]-[.D1508])" office:value-type="float" office:value="98828.6133843856" calcext:value-type="float">
            <text:p>98828.6133843856</text:p>
          </table:table-cell>
          <table:table-cell/>
          <table:table-cell office:value-type="float" office:value="1456447403.83091" calcext:value-type="float">
            <text:p>1456447403.83091</text:p>
          </table:table-cell>
          <table:table-cell table:formula="of:=[.G1509]-[.B1509]" office:value-type="float" office:value="0.0723147392272949" calcext:value-type="float">
            <text:p>0.0723147392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456447403.76989" calcext:value-type="float">
            <text:p>1456447403.76989</text:p>
          </table:table-cell>
          <table:table-cell office:value-type="float" office:value="1120" calcext:value-type="float">
            <text:p>1120</text:p>
          </table:table-cell>
          <table:table-cell table:formula="of:=[.B1510]-[.B$2]" office:value-type="float" office:value="43.7696344852448" calcext:value-type="float">
            <text:p>43.7696344852</text:p>
          </table:table-cell>
          <table:table-cell table:formula="of:=[.C1510]/([.D1510]-[.D1509])" office:value-type="float" office:value="99177.0569606891" calcext:value-type="float">
            <text:p>99177.0569606891</text:p>
          </table:table-cell>
          <table:table-cell/>
          <table:table-cell office:value-type="float" office:value="1456447403.84218" calcext:value-type="float">
            <text:p>1456447403.84218</text:p>
          </table:table-cell>
          <table:table-cell table:formula="of:=[.G1510]-[.B1510]" office:value-type="float" office:value="0.0722918510437012" calcext:value-type="float">
            <text:p>0.072291851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456447403.78122" calcext:value-type="float">
            <text:p>1456447403.78122</text:p>
          </table:table-cell>
          <table:table-cell office:value-type="float" office:value="1120" calcext:value-type="float">
            <text:p>1120</text:p>
          </table:table-cell>
          <table:table-cell table:formula="of:=[.B1511]-[.B$2]" office:value-type="float" office:value="43.7809669971466" calcext:value-type="float">
            <text:p>43.7809669971</text:p>
          </table:table-cell>
          <table:table-cell table:formula="of:=[.C1511]/([.D1511]-[.D1510])" office:value-type="float" office:value="98830.6925860473" calcext:value-type="float">
            <text:p>98830.6925860473</text:p>
          </table:table-cell>
          <table:table-cell/>
          <table:table-cell office:value-type="float" office:value="1456447403.85352" calcext:value-type="float">
            <text:p>1456447403.85352</text:p>
          </table:table-cell>
          <table:table-cell table:formula="of:=[.G1511]-[.B1511]" office:value-type="float" office:value="0.0722992420196533" calcext:value-type="float">
            <text:p>0.072299242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456447403.79255" calcext:value-type="float">
            <text:p>1456447403.79255</text:p>
          </table:table-cell>
          <table:table-cell office:value-type="float" office:value="1120" calcext:value-type="float">
            <text:p>1120</text:p>
          </table:table-cell>
          <table:table-cell table:formula="of:=[.B1512]-[.B$2]" office:value-type="float" office:value="43.7922973632813" calcext:value-type="float">
            <text:p>43.7922973633</text:p>
          </table:table-cell>
          <table:table-cell table:formula="of:=[.C1512]/([.D1512]-[.D1511])" office:value-type="float" office:value="98849.409338636" calcext:value-type="float">
            <text:p>98849.409338636</text:p>
          </table:table-cell>
          <table:table-cell/>
          <table:table-cell office:value-type="float" office:value="1456447403.86483" calcext:value-type="float">
            <text:p>1456447403.86483</text:p>
          </table:table-cell>
          <table:table-cell table:formula="of:=[.G1512]-[.B1512]" office:value-type="float" office:value="0.0722789764404297" calcext:value-type="float">
            <text:p>0.0722789764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456447403.80388" calcext:value-type="float">
            <text:p>1456447403.80388</text:p>
          </table:table-cell>
          <table:table-cell office:value-type="float" office:value="1120" calcext:value-type="float">
            <text:p>1120</text:p>
          </table:table-cell>
          <table:table-cell table:formula="of:=[.B1513]-[.B$2]" office:value-type="float" office:value="43.803626537323" calcext:value-type="float">
            <text:p>43.8036265373</text:p>
          </table:table-cell>
          <table:table-cell table:formula="of:=[.C1513]/([.D1513]-[.D1512])" office:value-type="float" office:value="98859.8105980891" calcext:value-type="float">
            <text:p>98859.8105980891</text:p>
          </table:table-cell>
          <table:table-cell/>
          <table:table-cell office:value-type="float" office:value="1456447403.87624" calcext:value-type="float">
            <text:p>1456447403.87624</text:p>
          </table:table-cell>
          <table:table-cell table:formula="of:=[.G1513]-[.B1513]" office:value-type="float" office:value="0.0723598003387451" calcext:value-type="float">
            <text:p>0.0723598003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456447403.81521" calcext:value-type="float">
            <text:p>1456447403.81521</text:p>
          </table:table-cell>
          <table:table-cell office:value-type="float" office:value="1120" calcext:value-type="float">
            <text:p>1120</text:p>
          </table:table-cell>
          <table:table-cell table:formula="of:=[.B1514]-[.B$2]" office:value-type="float" office:value="43.8149564266205" calcext:value-type="float">
            <text:p>43.8149564266</text:p>
          </table:table-cell>
          <table:table-cell table:formula="of:=[.C1514]/([.D1514]-[.D1513])" office:value-type="float" office:value="98853.5695797647" calcext:value-type="float">
            <text:p>98853.5695797647</text:p>
          </table:table-cell>
          <table:table-cell/>
          <table:table-cell office:value-type="float" office:value="1456447403.8875" calcext:value-type="float">
            <text:p>1456447403.8875</text:p>
          </table:table-cell>
          <table:table-cell table:formula="of:=[.G1514]-[.B1514]" office:value-type="float" office:value="0.0722899436950684" calcext:value-type="float">
            <text:p>0.0722899437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456447403.82654" calcext:value-type="float">
            <text:p>1456447403.82654</text:p>
          </table:table-cell>
          <table:table-cell office:value-type="float" office:value="1120" calcext:value-type="float">
            <text:p>1120</text:p>
          </table:table-cell>
          <table:table-cell table:formula="of:=[.B1515]-[.B$2]" office:value-type="float" office:value="43.8262891769409" calcext:value-type="float">
            <text:p>43.8262891769</text:p>
          </table:table-cell>
          <table:table-cell table:formula="of:=[.C1515]/([.D1515]-[.D1514])" office:value-type="float" office:value="98828.6133843856" calcext:value-type="float">
            <text:p>98828.6133843856</text:p>
          </table:table-cell>
          <table:table-cell/>
          <table:table-cell office:value-type="float" office:value="1456447403.89903" calcext:value-type="float">
            <text:p>1456447403.89903</text:p>
          </table:table-cell>
          <table:table-cell table:formula="of:=[.G1515]-[.B1515]" office:value-type="float" office:value="0.0724871158599854" calcext:value-type="float">
            <text:p>0.0724871159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456447403.83788" calcext:value-type="float">
            <text:p>1456447403.83788</text:p>
          </table:table-cell>
          <table:table-cell office:value-type="float" office:value="1120" calcext:value-type="float">
            <text:p>1120</text:p>
          </table:table-cell>
          <table:table-cell table:formula="of:=[.B1516]-[.B$2]" office:value-type="float" office:value="43.8376216888428" calcext:value-type="float">
            <text:p>43.8376216888</text:p>
          </table:table-cell>
          <table:table-cell table:formula="of:=[.C1516]/([.D1516]-[.D1515])" office:value-type="float" office:value="98830.6925860473" calcext:value-type="float">
            <text:p>98830.6925860473</text:p>
          </table:table-cell>
          <table:table-cell/>
          <table:table-cell office:value-type="float" office:value="1456447403.91044" calcext:value-type="float">
            <text:p>1456447403.91044</text:p>
          </table:table-cell>
          <table:table-cell table:formula="of:=[.G1516]-[.B1516]" office:value-type="float" office:value="0.0725646018981934" calcext:value-type="float">
            <text:p>0.0725646019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456447403.84924" calcext:value-type="float">
            <text:p>1456447403.84924</text:p>
          </table:table-cell>
          <table:table-cell office:value-type="float" office:value="1120" calcext:value-type="float">
            <text:p>1120</text:p>
          </table:table-cell>
          <table:table-cell table:formula="of:=[.B1517]-[.B$2]" office:value-type="float" office:value="43.8489897251129" calcext:value-type="float">
            <text:p>43.8489897251</text:p>
          </table:table-cell>
          <table:table-cell table:formula="of:=[.C1517]/([.D1517]-[.D1516])" office:value-type="float" office:value="98521.8531490531" calcext:value-type="float">
            <text:p>98521.8531490531</text:p>
          </table:table-cell>
          <table:table-cell/>
          <table:table-cell office:value-type="float" office:value="1456447403.92188" calcext:value-type="float">
            <text:p>1456447403.92188</text:p>
          </table:table-cell>
          <table:table-cell table:formula="of:=[.G1517]-[.B1517]" office:value-type="float" office:value="0.072636604309082" calcext:value-type="float">
            <text:p>0.0726366043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456447403.86059" calcext:value-type="float">
            <text:p>1456447403.86059</text:p>
          </table:table-cell>
          <table:table-cell office:value-type="float" office:value="1120" calcext:value-type="float">
            <text:p>1120</text:p>
          </table:table-cell>
          <table:table-cell table:formula="of:=[.B1518]-[.B$2]" office:value-type="float" office:value="43.8603360652924" calcext:value-type="float">
            <text:p>43.8603360653</text:p>
          </table:table-cell>
          <table:table-cell table:formula="of:=[.C1518]/([.D1518]-[.D1517])" office:value-type="float" office:value="98710.2433284303" calcext:value-type="float">
            <text:p>98710.2433284303</text:p>
          </table:table-cell>
          <table:table-cell/>
          <table:table-cell office:value-type="float" office:value="1456447403.93315" calcext:value-type="float">
            <text:p>1456447403.93315</text:p>
          </table:table-cell>
          <table:table-cell table:formula="of:=[.G1518]-[.B1518]" office:value-type="float" office:value="0.0725603103637695" calcext:value-type="float">
            <text:p>0.0725603104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456447403.87193" calcext:value-type="float">
            <text:p>1456447403.87193</text:p>
          </table:table-cell>
          <table:table-cell office:value-type="float" office:value="1120" calcext:value-type="float">
            <text:p>1120</text:p>
          </table:table-cell>
          <table:table-cell table:formula="of:=[.B1519]-[.B$2]" office:value-type="float" office:value="43.8716723918915" calcext:value-type="float">
            <text:p>43.8716723919</text:p>
          </table:table-cell>
          <table:table-cell table:formula="of:=[.C1519]/([.D1519]-[.D1518])" office:value-type="float" office:value="98797.4358542946" calcext:value-type="float">
            <text:p>98797.4358542946</text:p>
          </table:table-cell>
          <table:table-cell/>
          <table:table-cell office:value-type="float" office:value="1456447403.94428" calcext:value-type="float">
            <text:p>1456447403.94428</text:p>
          </table:table-cell>
          <table:table-cell table:formula="of:=[.G1519]-[.B1519]" office:value-type="float" office:value="0.0723538398742676" calcext:value-type="float">
            <text:p>0.0723538399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456447403.88326" calcext:value-type="float">
            <text:p>1456447403.88326</text:p>
          </table:table-cell>
          <table:table-cell office:value-type="float" office:value="1120" calcext:value-type="float">
            <text:p>1120</text:p>
          </table:table-cell>
          <table:table-cell table:formula="of:=[.B1520]-[.B$2]" office:value-type="float" office:value="43.8830080032349" calcext:value-type="float">
            <text:p>43.8830080032</text:p>
          </table:table-cell>
          <table:table-cell table:formula="of:=[.C1520]/([.D1520]-[.D1519])" office:value-type="float" office:value="98803.669786518" calcext:value-type="float">
            <text:p>98803.669786518</text:p>
          </table:table-cell>
          <table:table-cell/>
          <table:table-cell office:value-type="float" office:value="1456447403.95556" calcext:value-type="float">
            <text:p>1456447403.95556</text:p>
          </table:table-cell>
          <table:table-cell table:formula="of:=[.G1520]-[.B1520]" office:value-type="float" office:value="0.0722982883453369" calcext:value-type="float">
            <text:p>0.0722982883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456447403.89459" calcext:value-type="float">
            <text:p>1456447403.89459</text:p>
          </table:table-cell>
          <table:table-cell office:value-type="float" office:value="1120" calcext:value-type="float">
            <text:p>1120</text:p>
          </table:table-cell>
          <table:table-cell table:formula="of:=[.B1521]-[.B$2]" office:value-type="float" office:value="43.8943409919739" calcext:value-type="float">
            <text:p>43.894340992</text:p>
          </table:table-cell>
          <table:table-cell table:formula="of:=[.C1521]/([.D1521]-[.D1520])" office:value-type="float" office:value="98826.5342702066" calcext:value-type="float">
            <text:p>98826.5342702066</text:p>
          </table:table-cell>
          <table:table-cell/>
          <table:table-cell office:value-type="float" office:value="1456447403.96691" calcext:value-type="float">
            <text:p>1456447403.96691</text:p>
          </table:table-cell>
          <table:table-cell table:formula="of:=[.G1521]-[.B1521]" office:value-type="float" office:value="0.0723152160644531" calcext:value-type="float">
            <text:p>0.0723152161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456447403.90596" calcext:value-type="float">
            <text:p>1456447403.90596</text:p>
          </table:table-cell>
          <table:table-cell office:value-type="float" office:value="1120" calcext:value-type="float">
            <text:p>1120</text:p>
          </table:table-cell>
          <table:table-cell table:formula="of:=[.B1522]-[.B$2]" office:value-type="float" office:value="43.9057064056397" calcext:value-type="float">
            <text:p>43.9057064056</text:p>
          </table:table-cell>
          <table:table-cell table:formula="of:=[.C1522]/([.D1522]-[.D1521])" office:value-type="float" office:value="98544.5873715125" calcext:value-type="float">
            <text:p>98544.5873715125</text:p>
          </table:table-cell>
          <table:table-cell/>
          <table:table-cell office:value-type="float" office:value="1456447403.97831" calcext:value-type="float">
            <text:p>1456447403.97831</text:p>
          </table:table-cell>
          <table:table-cell table:formula="of:=[.G1522]-[.B1522]" office:value-type="float" office:value="0.072350025177002" calcext:value-type="float">
            <text:p>0.0723500252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456447403.91731" calcext:value-type="float">
            <text:p>1456447403.91731</text:p>
          </table:table-cell>
          <table:table-cell office:value-type="float" office:value="1120" calcext:value-type="float">
            <text:p>1120</text:p>
          </table:table-cell>
          <table:table-cell table:formula="of:=[.B1523]-[.B$2]" office:value-type="float" office:value="43.9170560836792" calcext:value-type="float">
            <text:p>43.9170560837</text:p>
          </table:table-cell>
          <table:table-cell table:formula="of:=[.C1523]/([.D1523]-[.D1522])" office:value-type="float" office:value="98681.2133434165" calcext:value-type="float">
            <text:p>98681.2133434165</text:p>
          </table:table-cell>
          <table:table-cell/>
          <table:table-cell office:value-type="float" office:value="1456447403.98966" calcext:value-type="float">
            <text:p>1456447403.98966</text:p>
          </table:table-cell>
          <table:table-cell table:formula="of:=[.G1523]-[.B1523]" office:value-type="float" office:value="0.0723502635955811" calcext:value-type="float">
            <text:p>0.0723502636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456447403.92865" calcext:value-type="float">
            <text:p>1456447403.92865</text:p>
          </table:table-cell>
          <table:table-cell office:value-type="float" office:value="1120" calcext:value-type="float">
            <text:p>1120</text:p>
          </table:table-cell>
          <table:table-cell table:formula="of:=[.B1524]-[.B$2]" office:value-type="float" office:value="43.9283936023712" calcext:value-type="float">
            <text:p>43.9283936024</text:p>
          </table:table-cell>
          <table:table-cell table:formula="of:=[.C1524]/([.D1524]-[.D1523])" office:value-type="float" office:value="98787.047715181" calcext:value-type="float">
            <text:p>98787.047715181</text:p>
          </table:table-cell>
          <table:table-cell/>
          <table:table-cell office:value-type="float" office:value="1456447404.00296" calcext:value-type="float">
            <text:p>1456447404.00296</text:p>
          </table:table-cell>
          <table:table-cell table:formula="of:=[.G1524]-[.B1524]" office:value-type="float" office:value="0.074312686920166" calcext:value-type="float">
            <text:p>0.0743126869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456447403.93994" calcext:value-type="float">
            <text:p>1456447403.93994</text:p>
          </table:table-cell>
          <table:table-cell office:value-type="float" office:value="1120" calcext:value-type="float">
            <text:p>1120</text:p>
          </table:table-cell>
          <table:table-cell table:formula="of:=[.B1525]-[.B$2]" office:value-type="float" office:value="43.9396870136261" calcext:value-type="float">
            <text:p>43.9396870136</text:p>
          </table:table-cell>
          <table:table-cell table:formula="of:=[.C1525]/([.D1525]-[.D1524])" office:value-type="float" office:value="99172.8694477284" calcext:value-type="float">
            <text:p>99172.8694477284</text:p>
          </table:table-cell>
          <table:table-cell/>
          <table:table-cell office:value-type="float" office:value="1456447404.0125" calcext:value-type="float">
            <text:p>1456447404.0125</text:p>
          </table:table-cell>
          <table:table-cell table:formula="of:=[.G1525]-[.B1525]" office:value-type="float" office:value="0.0725593566894531" calcext:value-type="float">
            <text:p>0.0725593567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456447403.95127" calcext:value-type="float">
            <text:p>1456447403.95127</text:p>
          </table:table-cell>
          <table:table-cell office:value-type="float" office:value="1120" calcext:value-type="float">
            <text:p>1120</text:p>
          </table:table-cell>
          <table:table-cell table:formula="of:=[.B1526]-[.B$2]" office:value-type="float" office:value="43.9510202407837" calcext:value-type="float">
            <text:p>43.9510202408</text:p>
          </table:table-cell>
          <table:table-cell table:formula="of:=[.C1526]/([.D1526]-[.D1525])" office:value-type="float" office:value="98824.4552435048" calcext:value-type="float">
            <text:p>98824.4552435048</text:p>
          </table:table-cell>
          <table:table-cell/>
          <table:table-cell office:value-type="float" office:value="1456447404.02385" calcext:value-type="float">
            <text:p>1456447404.02385</text:p>
          </table:table-cell>
          <table:table-cell table:formula="of:=[.G1526]-[.B1526]" office:value-type="float" office:value="0.0725760459899902" calcext:value-type="float">
            <text:p>0.072576046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456447403.9626" calcext:value-type="float">
            <text:p>1456447403.9626</text:p>
          </table:table-cell>
          <table:table-cell office:value-type="float" office:value="1120" calcext:value-type="float">
            <text:p>1120</text:p>
          </table:table-cell>
          <table:table-cell table:formula="of:=[.B1527]-[.B$2]" office:value-type="float" office:value="43.9623501300812" calcext:value-type="float">
            <text:p>43.9623501301</text:p>
          </table:table-cell>
          <table:table-cell table:formula="of:=[.C1527]/([.D1527]-[.D1526])" office:value-type="float" office:value="98853.5695797647" calcext:value-type="float">
            <text:p>98853.5695797647</text:p>
          </table:table-cell>
          <table:table-cell/>
          <table:table-cell office:value-type="float" office:value="1456447404.04702" calcext:value-type="float">
            <text:p>1456447404.04702</text:p>
          </table:table-cell>
          <table:table-cell table:formula="of:=[.G1527]-[.B1527]" office:value-type="float" office:value="0.0844161510467529" calcext:value-type="float">
            <text:p>0.084416151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456447403.97393" calcext:value-type="float">
            <text:p>1456447403.97393</text:p>
          </table:table-cell>
          <table:table-cell office:value-type="float" office:value="1120" calcext:value-type="float">
            <text:p>1120</text:p>
          </table:table-cell>
          <table:table-cell table:formula="of:=[.B1528]-[.B$2]" office:value-type="float" office:value="43.9736804962158" calcext:value-type="float">
            <text:p>43.9736804962</text:p>
          </table:table-cell>
          <table:table-cell table:formula="of:=[.C1528]/([.D1528]-[.D1527])" office:value-type="float" office:value="98849.409338636" calcext:value-type="float">
            <text:p>98849.409338636</text:p>
          </table:table-cell>
          <table:table-cell/>
          <table:table-cell office:value-type="float" office:value="1456447404.05096" calcext:value-type="float">
            <text:p>1456447404.05096</text:p>
          </table:table-cell>
          <table:table-cell table:formula="of:=[.G1528]-[.B1528]" office:value-type="float" office:value="0.0770258903503418" calcext:value-type="float">
            <text:p>0.0770258904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456447403.98527" calcext:value-type="float">
            <text:p>1456447403.98527</text:p>
          </table:table-cell>
          <table:table-cell office:value-type="float" office:value="1120" calcext:value-type="float">
            <text:p>1120</text:p>
          </table:table-cell>
          <table:table-cell table:formula="of:=[.B1529]-[.B$2]" office:value-type="float" office:value="43.9850182533264" calcext:value-type="float">
            <text:p>43.9850182533</text:p>
          </table:table-cell>
          <table:table-cell table:formula="of:=[.C1529]/([.D1529]-[.D1528])" office:value-type="float" office:value="98784.9703494974" calcext:value-type="float">
            <text:p>98784.9703494974</text:p>
          </table:table-cell>
          <table:table-cell/>
          <table:table-cell office:value-type="float" office:value="1456447404.0578" calcext:value-type="float">
            <text:p>1456447404.0578</text:p>
          </table:table-cell>
          <table:table-cell table:formula="of:=[.G1529]-[.B1529]" office:value-type="float" office:value="0.0725281238555908" calcext:value-type="float">
            <text:p>0.0725281239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456447403.99662" calcext:value-type="float">
            <text:p>1456447403.99662</text:p>
          </table:table-cell>
          <table:table-cell office:value-type="float" office:value="1120" calcext:value-type="float">
            <text:p>1120</text:p>
          </table:table-cell>
          <table:table-cell table:formula="of:=[.B1530]-[.B$2]" office:value-type="float" office:value="43.9963617324829" calcext:value-type="float">
            <text:p>43.9963617325</text:p>
          </table:table-cell>
          <table:table-cell table:formula="of:=[.C1530]/([.D1530]-[.D1529])" office:value-type="float" office:value="98735.1397704822" calcext:value-type="float">
            <text:p>98735.1397704822</text:p>
          </table:table-cell>
          <table:table-cell/>
          <table:table-cell office:value-type="float" office:value="1456447404.0691" calcext:value-type="float">
            <text:p>1456447404.0691</text:p>
          </table:table-cell>
          <table:table-cell table:formula="of:=[.G1530]-[.B1530]" office:value-type="float" office:value="0.0724844932556152" calcext:value-type="float">
            <text:p>0.0724844933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456447404.00802" calcext:value-type="float">
            <text:p>1456447404.00802</text:p>
          </table:table-cell>
          <table:table-cell office:value-type="float" office:value="1120" calcext:value-type="float">
            <text:p>1120</text:p>
          </table:table-cell>
          <table:table-cell table:formula="of:=[.B1531]-[.B$2]" office:value-type="float" office:value="44.007762670517" calcext:value-type="float">
            <text:p>44.0077626705</text:p>
          </table:table-cell>
          <table:table-cell table:formula="of:=[.C1531]/([.D1531]-[.D1530])" office:value-type="float" office:value="98237.5306886384" calcext:value-type="float">
            <text:p>98237.5306886384</text:p>
          </table:table-cell>
          <table:table-cell/>
          <table:table-cell office:value-type="float" office:value="1456447404.08478" calcext:value-type="float">
            <text:p>1456447404.08478</text:p>
          </table:table-cell>
          <table:table-cell table:formula="of:=[.G1531]-[.B1531]" office:value-type="float" office:value="0.0767636299133301" calcext:value-type="float">
            <text:p>0.0767636299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456447404.01942" calcext:value-type="float">
            <text:p>1456447404.01942</text:p>
          </table:table-cell>
          <table:table-cell office:value-type="float" office:value="1120" calcext:value-type="float">
            <text:p>1120</text:p>
          </table:table-cell>
          <table:table-cell table:formula="of:=[.B1532]-[.B$2]" office:value-type="float" office:value="44.0191624164581" calcext:value-type="float">
            <text:p>44.0191624165</text:p>
          </table:table-cell>
          <table:table-cell table:formula="of:=[.C1532]/([.D1532]-[.D1531])" office:value-type="float" office:value="98247.8035721755" calcext:value-type="float">
            <text:p>98247.8035721755</text:p>
          </table:table-cell>
          <table:table-cell/>
          <table:table-cell office:value-type="float" office:value="1456447404.09598" calcext:value-type="float">
            <text:p>1456447404.09598</text:p>
          </table:table-cell>
          <table:table-cell table:formula="of:=[.G1532]-[.B1532]" office:value-type="float" office:value="0.076563835144043" calcext:value-type="float">
            <text:p>0.0765638351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456447404.03073" calcext:value-type="float">
            <text:p>1456447404.03073</text:p>
          </table:table-cell>
          <table:table-cell office:value-type="float" office:value="1120" calcext:value-type="float">
            <text:p>1120</text:p>
          </table:table-cell>
          <table:table-cell table:formula="of:=[.B1533]-[.B$2]" office:value-type="float" office:value="44.0304760932922" calcext:value-type="float">
            <text:p>44.0304760933</text:p>
          </table:table-cell>
          <table:table-cell table:formula="of:=[.C1533]/([.D1533]-[.D1532])" office:value-type="float" office:value="98995.2264345774" calcext:value-type="float">
            <text:p>98995.2264345774</text:p>
          </table:table-cell>
          <table:table-cell/>
          <table:table-cell office:value-type="float" office:value="1456447404.10739" calcext:value-type="float">
            <text:p>1456447404.10739</text:p>
          </table:table-cell>
          <table:table-cell table:formula="of:=[.G1533]-[.B1533]" office:value-type="float" office:value="0.07666015625" calcext:value-type="float">
            <text:p>0.0766601563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456447404.04202" calcext:value-type="float">
            <text:p>1456447404.04202</text:p>
          </table:table-cell>
          <table:table-cell office:value-type="float" office:value="1120" calcext:value-type="float">
            <text:p>1120</text:p>
          </table:table-cell>
          <table:table-cell table:formula="of:=[.B1534]-[.B$2]" office:value-type="float" office:value="44.0417692661285" calcext:value-type="float">
            <text:p>44.0417692661</text:p>
          </table:table-cell>
          <table:table-cell table:formula="of:=[.C1534]/([.D1534]-[.D1533])" office:value-type="float" office:value="99174.9631600059" calcext:value-type="float">
            <text:p>99174.9631600059</text:p>
          </table:table-cell>
          <table:table-cell/>
          <table:table-cell office:value-type="float" office:value="1456447404.12587" calcext:value-type="float">
            <text:p>1456447404.12587</text:p>
          </table:table-cell>
          <table:table-cell table:formula="of:=[.G1534]-[.B1534]" office:value-type="float" office:value="0.0838470458984375" calcext:value-type="float">
            <text:p>0.0838470459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456447404.05334" calcext:value-type="float">
            <text:p>1456447404.05334</text:p>
          </table:table-cell>
          <table:table-cell office:value-type="float" office:value="1120" calcext:value-type="float">
            <text:p>1120</text:p>
          </table:table-cell>
          <table:table-cell table:formula="of:=[.B1535]-[.B$2]" office:value-type="float" office:value="44.0530822277069" calcext:value-type="float">
            <text:p>44.0530822277</text:p>
          </table:table-cell>
          <table:table-cell table:formula="of:=[.C1535]/([.D1535]-[.D1534])" office:value-type="float" office:value="99001.4853530032" calcext:value-type="float">
            <text:p>99001.4853530032</text:p>
          </table:table-cell>
          <table:table-cell/>
          <table:table-cell office:value-type="float" office:value="1456447404.13705" calcext:value-type="float">
            <text:p>1456447404.13705</text:p>
          </table:table-cell>
          <table:table-cell table:formula="of:=[.G1535]-[.B1535]" office:value-type="float" office:value="0.0837140083312988" calcext:value-type="float">
            <text:p>0.0837140083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456447404.06463" calcext:value-type="float">
            <text:p>1456447404.06463</text:p>
          </table:table-cell>
          <table:table-cell office:value-type="float" office:value="1120" calcext:value-type="float">
            <text:p>1120</text:p>
          </table:table-cell>
          <table:table-cell table:formula="of:=[.B1536]-[.B$2]" office:value-type="float" office:value="44.0643749237061" calcext:value-type="float">
            <text:p>44.0643749237</text:p>
          </table:table-cell>
          <table:table-cell table:formula="of:=[.C1536]/([.D1536]-[.D1535])" office:value-type="float" office:value="99179.1508497836" calcext:value-type="float">
            <text:p>99179.1508497836</text:p>
          </table:table-cell>
          <table:table-cell/>
          <table:table-cell office:value-type="float" office:value="1456447404.14871" calcext:value-type="float">
            <text:p>1456447404.14871</text:p>
          </table:table-cell>
          <table:table-cell table:formula="of:=[.G1536]-[.B1536]" office:value-type="float" office:value="0.0840814113616943" calcext:value-type="float">
            <text:p>0.0840814114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456447404.07591" calcext:value-type="float">
            <text:p>1456447404.07591</text:p>
          </table:table-cell>
          <table:table-cell office:value-type="float" office:value="1120" calcext:value-type="float">
            <text:p>1120</text:p>
          </table:table-cell>
          <table:table-cell table:formula="of:=[.B1537]-[.B$2]" office:value-type="float" office:value="44.075656414032" calcext:value-type="float">
            <text:p>44.075656414</text:p>
          </table:table-cell>
          <table:table-cell table:formula="of:=[.C1537]/([.D1537]-[.D1536])" office:value-type="float" office:value="99277.6634684475" calcext:value-type="float">
            <text:p>99277.6634684475</text:p>
          </table:table-cell>
          <table:table-cell/>
          <table:table-cell office:value-type="float" office:value="1456447404.15963" calcext:value-type="float">
            <text:p>1456447404.15963</text:p>
          </table:table-cell>
          <table:table-cell table:formula="of:=[.G1537]-[.B1537]" office:value-type="float" office:value="0.0837199687957764" calcext:value-type="float">
            <text:p>0.0837199688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456447404.08719" calcext:value-type="float">
            <text:p>1456447404.08719</text:p>
          </table:table-cell>
          <table:table-cell office:value-type="float" office:value="1120" calcext:value-type="float">
            <text:p>1120</text:p>
          </table:table-cell>
          <table:table-cell table:formula="of:=[.B1538]-[.B$2]" office:value-type="float" office:value="44.0869362354279" calcext:value-type="float">
            <text:p>44.0869362354</text:p>
          </table:table-cell>
          <table:table-cell table:formula="of:=[.C1538]/([.D1538]-[.D1537])" office:value-type="float" office:value="99292.3523070745" calcext:value-type="float">
            <text:p>99292.3523070745</text:p>
          </table:table-cell>
          <table:table-cell/>
          <table:table-cell office:value-type="float" office:value="1456447404.17086" calcext:value-type="float">
            <text:p>1456447404.17086</text:p>
          </table:table-cell>
          <table:table-cell table:formula="of:=[.G1538]-[.B1538]" office:value-type="float" office:value="0.0836701393127441" calcext:value-type="float">
            <text:p>0.0836701393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456447404.09847" calcext:value-type="float">
            <text:p>1456447404.09847</text:p>
          </table:table-cell>
          <table:table-cell office:value-type="float" office:value="1120" calcext:value-type="float">
            <text:p>1120</text:p>
          </table:table-cell>
          <table:table-cell table:formula="of:=[.B1539]-[.B$2]" office:value-type="float" office:value="44.0982115268707" calcext:value-type="float">
            <text:p>44.0982115269</text:p>
          </table:table-cell>
          <table:table-cell table:formula="of:=[.C1539]/([.D1539]-[.D1538])" office:value-type="float" office:value="99332.2439313203" calcext:value-type="float">
            <text:p>99332.2439313203</text:p>
          </table:table-cell>
          <table:table-cell/>
          <table:table-cell office:value-type="float" office:value="1456447404.18666" calcext:value-type="float">
            <text:p>1456447404.18666</text:p>
          </table:table-cell>
          <table:table-cell table:formula="of:=[.G1539]-[.B1539]" office:value-type="float" office:value="0.0881948471069336" calcext:value-type="float">
            <text:p>0.0881948471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456447404.10978" calcext:value-type="float">
            <text:p>1456447404.10978</text:p>
          </table:table-cell>
          <table:table-cell office:value-type="float" office:value="1120" calcext:value-type="float">
            <text:p>1120</text:p>
          </table:table-cell>
          <table:table-cell table:formula="of:=[.B1540]-[.B$2]" office:value-type="float" office:value="44.1095252037048" calcext:value-type="float">
            <text:p>44.1095252037</text:p>
          </table:table-cell>
          <table:table-cell table:formula="of:=[.C1540]/([.D1540]-[.D1539])" office:value-type="float" office:value="98995.2264345774" calcext:value-type="float">
            <text:p>98995.2264345774</text:p>
          </table:table-cell>
          <table:table-cell/>
          <table:table-cell office:value-type="float" office:value="1456447404.19796" calcext:value-type="float">
            <text:p>1456447404.19796</text:p>
          </table:table-cell>
          <table:table-cell table:formula="of:=[.G1540]-[.B1540]" office:value-type="float" office:value="0.0881810188293457" calcext:value-type="float">
            <text:p>0.0881810188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456447404.12106" calcext:value-type="float">
            <text:p>1456447404.12106</text:p>
          </table:table-cell>
          <table:table-cell office:value-type="float" office:value="1120" calcext:value-type="float">
            <text:p>1120</text:p>
          </table:table-cell>
          <table:table-cell table:formula="of:=[.B1541]-[.B$2]" office:value-type="float" office:value="44.1208045482636" calcext:value-type="float">
            <text:p>44.1208045483</text:p>
          </table:table-cell>
          <table:table-cell table:formula="of:=[.C1541]/([.D1541]-[.D1540])" office:value-type="float" office:value="99296.5499165064" calcext:value-type="float">
            <text:p>99296.5499165064</text:p>
          </table:table-cell>
          <table:table-cell/>
          <table:table-cell office:value-type="float" office:value="1456447404.20934" calcext:value-type="float">
            <text:p>1456447404.20934</text:p>
          </table:table-cell>
          <table:table-cell table:formula="of:=[.G1541]-[.B1541]" office:value-type="float" office:value="0.0882818698883057" calcext:value-type="float">
            <text:p>0.0882818699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456447404.13236" calcext:value-type="float">
            <text:p>1456447404.13236</text:p>
          </table:table-cell>
          <table:table-cell office:value-type="float" office:value="1120" calcext:value-type="float">
            <text:p>1120</text:p>
          </table:table-cell>
          <table:table-cell table:formula="of:=[.B1542]-[.B$2]" office:value-type="float" office:value="44.1321053504944" calcext:value-type="float">
            <text:p>44.1321053505</text:p>
          </table:table-cell>
          <table:table-cell table:formula="of:=[.C1542]/([.D1542]-[.D1541])" office:value-type="float" office:value="99108.0081858267" calcext:value-type="float">
            <text:p>99108.0081858267</text:p>
          </table:table-cell>
          <table:table-cell/>
          <table:table-cell office:value-type="float" office:value="1456447404.22042" calcext:value-type="float">
            <text:p>1456447404.22042</text:p>
          </table:table-cell>
          <table:table-cell table:formula="of:=[.G1542]-[.B1542]" office:value-type="float" office:value="0.0880608558654785" calcext:value-type="float">
            <text:p>0.0880608559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456447404.14365" calcext:value-type="float">
            <text:p>1456447404.14365</text:p>
          </table:table-cell>
          <table:table-cell office:value-type="float" office:value="1120" calcext:value-type="float">
            <text:p>1120</text:p>
          </table:table-cell>
          <table:table-cell table:formula="of:=[.B1543]-[.B$2]" office:value-type="float" office:value="44.1433951854706" calcext:value-type="float">
            <text:p>44.1433951855</text:p>
          </table:table-cell>
          <table:table-cell table:formula="of:=[.C1543]/([.D1543]-[.D1542])" office:value-type="float" office:value="99204.284417038" calcext:value-type="float">
            <text:p>99204.284417038</text:p>
          </table:table-cell>
          <table:table-cell/>
          <table:table-cell office:value-type="float" office:value="1456447404.23851" calcext:value-type="float">
            <text:p>1456447404.23851</text:p>
          </table:table-cell>
          <table:table-cell table:formula="of:=[.G1543]-[.B1543]" office:value-type="float" office:value="0.0948610305786133" calcext:value-type="float">
            <text:p>0.0948610306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456447404.15493" calcext:value-type="float">
            <text:p>1456447404.15493</text:p>
          </table:table-cell>
          <table:table-cell office:value-type="float" office:value="1120" calcext:value-type="float">
            <text:p>1120</text:p>
          </table:table-cell>
          <table:table-cell table:formula="of:=[.B1544]-[.B$2]" office:value-type="float" office:value="44.1546785831451" calcext:value-type="float">
            <text:p>44.1546785831</text:p>
          </table:table-cell>
          <table:table-cell table:formula="of:=[.C1544]/([.D1544]-[.D1543])" office:value-type="float" office:value="99260.8815450281" calcext:value-type="float">
            <text:p>99260.8815450281</text:p>
          </table:table-cell>
          <table:table-cell/>
          <table:table-cell office:value-type="float" office:value="1456447404.24989" calcext:value-type="float">
            <text:p>1456447404.24989</text:p>
          </table:table-cell>
          <table:table-cell table:formula="of:=[.G1544]-[.B1544]" office:value-type="float" office:value="0.0949578285217285" calcext:value-type="float">
            <text:p>0.0949578285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456447404.16621" calcext:value-type="float">
            <text:p>1456447404.16621</text:p>
          </table:table-cell>
          <table:table-cell office:value-type="float" office:value="1120" calcext:value-type="float">
            <text:p>1120</text:p>
          </table:table-cell>
          <table:table-cell table:formula="of:=[.B1545]-[.B$2]" office:value-type="float" office:value="44.1659564971924" calcext:value-type="float">
            <text:p>44.1659564972</text:p>
          </table:table-cell>
          <table:table-cell table:formula="of:=[.C1545]/([.D1545]-[.D1544])" office:value-type="float" office:value="99309.1448745323" calcext:value-type="float">
            <text:p>99309.1448745323</text:p>
          </table:table-cell>
          <table:table-cell/>
          <table:table-cell office:value-type="float" office:value="1456447404.26111" calcext:value-type="float">
            <text:p>1456447404.26111</text:p>
          </table:table-cell>
          <table:table-cell table:formula="of:=[.G1545]-[.B1545]" office:value-type="float" office:value="0.0948998928070068" calcext:value-type="float">
            <text:p>0.0948998928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456447404.17752" calcext:value-type="float">
            <text:p>1456447404.17752</text:p>
          </table:table-cell>
          <table:table-cell office:value-type="float" office:value="1120" calcext:value-type="float">
            <text:p>1120</text:p>
          </table:table-cell>
          <table:table-cell table:formula="of:=[.B1546]-[.B$2]" office:value-type="float" office:value="44.1772644519806" calcext:value-type="float">
            <text:p>44.177264452</text:p>
          </table:table-cell>
          <table:table-cell table:formula="of:=[.C1546]/([.D1546]-[.D1545])" office:value-type="float" office:value="99045.3199519281" calcext:value-type="float">
            <text:p>99045.3199519281</text:p>
          </table:table-cell>
          <table:table-cell/>
          <table:table-cell office:value-type="float" office:value="1456447404.27244" calcext:value-type="float">
            <text:p>1456447404.27244</text:p>
          </table:table-cell>
          <table:table-cell table:formula="of:=[.G1546]-[.B1546]" office:value-type="float" office:value="0.0949218273162842" calcext:value-type="float">
            <text:p>0.0949218273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456447404.18881" calcext:value-type="float">
            <text:p>1456447404.18881</text:p>
          </table:table-cell>
          <table:table-cell office:value-type="float" office:value="1120" calcext:value-type="float">
            <text:p>1120</text:p>
          </table:table-cell>
          <table:table-cell table:formula="of:=[.B1547]-[.B$2]" office:value-type="float" office:value="44.1885511875153" calcext:value-type="float">
            <text:p>44.1885511875</text:p>
          </table:table-cell>
          <table:table-cell table:formula="of:=[.C1547]/([.D1547]-[.D1546])" office:value-type="float" office:value="99231.5268272074" calcext:value-type="float">
            <text:p>99231.5268272074</text:p>
          </table:table-cell>
          <table:table-cell/>
          <table:table-cell office:value-type="float" office:value="1456447404.28368" calcext:value-type="float">
            <text:p>1456447404.28368</text:p>
          </table:table-cell>
          <table:table-cell table:formula="of:=[.G1547]-[.B1547]" office:value-type="float" office:value="0.0948750972747803" calcext:value-type="float">
            <text:p>0.0948750973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456447404.20005" calcext:value-type="float">
            <text:p>1456447404.20005</text:p>
          </table:table-cell>
          <table:table-cell office:value-type="float" office:value="1120" calcext:value-type="float">
            <text:p>1120</text:p>
          </table:table-cell>
          <table:table-cell table:formula="of:=[.B1548]-[.B$2]" office:value-type="float" office:value="44.1997916698456" calcext:value-type="float">
            <text:p>44.1997916698</text:p>
          </table:table-cell>
          <table:table-cell table:formula="of:=[.C1548]/([.D1548]-[.D1547])" office:value-type="float" office:value="99639.8523734781" calcext:value-type="float">
            <text:p>99639.8523734781</text:p>
          </table:table-cell>
          <table:table-cell/>
          <table:table-cell office:value-type="float" office:value="1456447404.29978" calcext:value-type="float">
            <text:p>1456447404.29978</text:p>
          </table:table-cell>
          <table:table-cell table:formula="of:=[.G1548]-[.B1548]" office:value-type="float" office:value="0.0997345447540283" calcext:value-type="float">
            <text:p>0.0997345448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456447404.21132" calcext:value-type="float">
            <text:p>1456447404.21132</text:p>
          </table:table-cell>
          <table:table-cell office:value-type="float" office:value="1120" calcext:value-type="float">
            <text:p>1120</text:p>
          </table:table-cell>
          <table:table-cell table:formula="of:=[.B1549]-[.B$2]" office:value-type="float" office:value="44.2110693454742" calcext:value-type="float">
            <text:p>44.2110693455</text:p>
          </table:table-cell>
          <table:table-cell table:formula="of:=[.C1549]/([.D1549]-[.D1548])" office:value-type="float" office:value="99311.244344848" calcext:value-type="float">
            <text:p>99311.244344848</text:p>
          </table:table-cell>
          <table:table-cell/>
          <table:table-cell office:value-type="float" office:value="1456447404.31113" calcext:value-type="float">
            <text:p>1456447404.31113</text:p>
          </table:table-cell>
          <table:table-cell table:formula="of:=[.G1549]-[.B1549]" office:value-type="float" office:value="0.0998070240020752" calcext:value-type="float">
            <text:p>0.099807024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456447404.2226" calcext:value-type="float">
            <text:p>1456447404.2226</text:p>
          </table:table-cell>
          <table:table-cell office:value-type="float" office:value="1120" calcext:value-type="float">
            <text:p>1120</text:p>
          </table:table-cell>
          <table:table-cell table:formula="of:=[.B1550]-[.B$2]" office:value-type="float" office:value="44.2223463058472" calcext:value-type="float">
            <text:p>44.2223463058</text:p>
          </table:table-cell>
          <table:table-cell table:formula="of:=[.C1550]/([.D1550]-[.D1549])" office:value-type="float" office:value="99317.5432884416" calcext:value-type="float">
            <text:p>99317.5432884416</text:p>
          </table:table-cell>
          <table:table-cell/>
          <table:table-cell office:value-type="float" office:value="1456447404.32252" calcext:value-type="float">
            <text:p>1456447404.32252</text:p>
          </table:table-cell>
          <table:table-cell table:formula="of:=[.G1550]-[.B1550]" office:value-type="float" office:value="0.0999200344085693" calcext:value-type="float">
            <text:p>0.0999200344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456447404.23388" calcext:value-type="float">
            <text:p>1456447404.23388</text:p>
          </table:table-cell>
          <table:table-cell office:value-type="float" office:value="1120" calcext:value-type="float">
            <text:p>1120</text:p>
          </table:table-cell>
          <table:table-cell table:formula="of:=[.B1551]-[.B$2]" office:value-type="float" office:value="44.2336299419403" calcext:value-type="float">
            <text:p>44.2336299419</text:p>
          </table:table-cell>
          <table:table-cell table:formula="of:=[.C1551]/([.D1551]-[.D1550])" office:value-type="float" office:value="99258.7842035202" calcext:value-type="float">
            <text:p>99258.7842035202</text:p>
          </table:table-cell>
          <table:table-cell/>
          <table:table-cell office:value-type="float" office:value="1456447404.34015" calcext:value-type="float">
            <text:p>1456447404.34015</text:p>
          </table:table-cell>
          <table:table-cell table:formula="of:=[.G1551]-[.B1551]" office:value-type="float" office:value="0.106266498565674" calcext:value-type="float">
            <text:p>0.1062664986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456447404.24516" calcext:value-type="float">
            <text:p>1456447404.24516</text:p>
          </table:table-cell>
          <table:table-cell office:value-type="float" office:value="1120" calcext:value-type="float">
            <text:p>1120</text:p>
          </table:table-cell>
          <table:table-cell table:formula="of:=[.B1552]-[.B$2]" office:value-type="float" office:value="44.2449090480804" calcext:value-type="float">
            <text:p>44.2449090481</text:p>
          </table:table-cell>
          <table:table-cell table:formula="of:=[.C1552]/([.D1552]-[.D1551])" office:value-type="float" office:value="99298.6488543164" calcext:value-type="float">
            <text:p>99298.6488543164</text:p>
          </table:table-cell>
          <table:table-cell/>
          <table:table-cell office:value-type="float" office:value="1456447404.35145" calcext:value-type="float">
            <text:p>1456447404.35145</text:p>
          </table:table-cell>
          <table:table-cell table:formula="of:=[.G1552]-[.B1552]" office:value-type="float" office:value="0.106287240982056" calcext:value-type="float">
            <text:p>0.106287241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456447404.25644" calcext:value-type="float">
            <text:p>1456447404.25644</text:p>
          </table:table-cell>
          <table:table-cell office:value-type="float" office:value="1120" calcext:value-type="float">
            <text:p>1120</text:p>
          </table:table-cell>
          <table:table-cell table:formula="of:=[.B1553]-[.B$2]" office:value-type="float" office:value="44.2561843395233" calcext:value-type="float">
            <text:p>44.2561843395</text:p>
          </table:table-cell>
          <table:table-cell table:formula="of:=[.C1553]/([.D1553]-[.D1552])" office:value-type="float" office:value="99332.2439313203" calcext:value-type="float">
            <text:p>99332.2439313203</text:p>
          </table:table-cell>
          <table:table-cell/>
          <table:table-cell office:value-type="float" office:value="1456447404.3627" calcext:value-type="float">
            <text:p>1456447404.3627</text:p>
          </table:table-cell>
          <table:table-cell table:formula="of:=[.G1553]-[.B1553]" office:value-type="float" office:value="0.106261968612671" calcext:value-type="float">
            <text:p>0.1062619686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456447404.26771" calcext:value-type="float">
            <text:p>1456447404.26771</text:p>
          </table:table-cell>
          <table:table-cell office:value-type="float" office:value="1120" calcext:value-type="float">
            <text:p>1120</text:p>
          </table:table-cell>
          <table:table-cell table:formula="of:=[.B1554]-[.B$2]" office:value-type="float" office:value="44.267459154129" calcext:value-type="float">
            <text:p>44.2674591541</text:p>
          </table:table-cell>
          <table:table-cell table:formula="of:=[.C1554]/([.D1554]-[.D1553])" office:value-type="float" office:value="99336.4449143582" calcext:value-type="float">
            <text:p>99336.4449143582</text:p>
          </table:table-cell>
          <table:table-cell/>
          <table:table-cell office:value-type="float" office:value="1456447404.37386" calcext:value-type="float">
            <text:p>1456447404.37386</text:p>
          </table:table-cell>
          <table:table-cell table:formula="of:=[.G1554]-[.B1554]" office:value-type="float" office:value="0.106147050857544" calcext:value-type="float">
            <text:p>0.1061470509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456447404.27899" calcext:value-type="float">
            <text:p>1456447404.27899</text:p>
          </table:table-cell>
          <table:table-cell office:value-type="float" office:value="1120" calcext:value-type="float">
            <text:p>1120</text:p>
          </table:table-cell>
          <table:table-cell table:formula="of:=[.B1555]-[.B$2]" office:value-type="float" office:value="44.2787327766419" calcext:value-type="float">
            <text:p>44.2787327766</text:p>
          </table:table-cell>
          <table:table-cell table:formula="of:=[.C1555]/([.D1555]-[.D1554])" office:value-type="float" office:value="99346.948926721" calcext:value-type="float">
            <text:p>99346.948926721</text:p>
          </table:table-cell>
          <table:table-cell/>
          <table:table-cell office:value-type="float" office:value="1456447404.3851" calcext:value-type="float">
            <text:p>1456447404.3851</text:p>
          </table:table-cell>
          <table:table-cell table:formula="of:=[.G1555]-[.B1555]" office:value-type="float" office:value="0.106113433837891" calcext:value-type="float">
            <text:p>0.1061134338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456447404.29026" calcext:value-type="float">
            <text:p>1456447404.29026</text:p>
          </table:table-cell>
          <table:table-cell office:value-type="float" office:value="1120" calcext:value-type="float">
            <text:p>1120</text:p>
          </table:table-cell>
          <table:table-cell table:formula="of:=[.B1556]-[.B$2]" office:value-type="float" office:value="44.2900047302246" calcext:value-type="float">
            <text:p>44.2900047302</text:p>
          </table:table-cell>
          <table:table-cell table:formula="of:=[.C1556]/([.D1556]-[.D1555])" office:value-type="float" office:value="99361.6582765768" calcext:value-type="float">
            <text:p>99361.6582765768</text:p>
          </table:table-cell>
          <table:table-cell/>
          <table:table-cell office:value-type="float" office:value="1456447404.40139" calcext:value-type="float">
            <text:p>1456447404.40139</text:p>
          </table:table-cell>
          <table:table-cell table:formula="of:=[.G1556]-[.B1556]" office:value-type="float" office:value="0.11113166809082" calcext:value-type="float">
            <text:p>0.1111316681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456447404.30153" calcext:value-type="float">
            <text:p>1456447404.30153</text:p>
          </table:table-cell>
          <table:table-cell office:value-type="float" office:value="1120" calcext:value-type="float">
            <text:p>1120</text:p>
          </table:table-cell>
          <table:table-cell table:formula="of:=[.B1557]-[.B$2]" office:value-type="float" office:value="44.301276922226" calcext:value-type="float">
            <text:p>44.3012769222</text:p>
          </table:table-cell>
          <table:table-cell table:formula="of:=[.C1557]/([.D1557]-[.D1556])" office:value-type="float" office:value="99359.5566742106" calcext:value-type="float">
            <text:p>99359.5566742106</text:p>
          </table:table-cell>
          <table:table-cell/>
          <table:table-cell office:value-type="float" office:value="1456447404.41267" calcext:value-type="float">
            <text:p>1456447404.41267</text:p>
          </table:table-cell>
          <table:table-cell table:formula="of:=[.G1557]-[.B1557]" office:value-type="float" office:value="0.111139297485352" calcext:value-type="float">
            <text:p>0.1111392975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456447404.3128" calcext:value-type="float">
            <text:p>1456447404.3128</text:p>
          </table:table-cell>
          <table:table-cell office:value-type="float" office:value="1120" calcext:value-type="float">
            <text:p>1120</text:p>
          </table:table-cell>
          <table:table-cell table:formula="of:=[.B1558]-[.B$2]" office:value-type="float" office:value="44.3125503063202" calcext:value-type="float">
            <text:p>44.3125503063</text:p>
          </table:table-cell>
          <table:table-cell table:formula="of:=[.C1558]/([.D1558]-[.D1557])" office:value-type="float" office:value="99349.0499957702" calcext:value-type="float">
            <text:p>99349.0499957702</text:p>
          </table:table-cell>
          <table:table-cell/>
          <table:table-cell office:value-type="float" office:value="1456447404.42399" calcext:value-type="float">
            <text:p>1456447404.42399</text:p>
          </table:table-cell>
          <table:table-cell table:formula="of:=[.G1558]-[.B1558]" office:value-type="float" office:value="0.111186027526855" calcext:value-type="float">
            <text:p>0.1111860275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456447404.32408" calcext:value-type="float">
            <text:p>1456447404.32408</text:p>
          </table:table-cell>
          <table:table-cell office:value-type="float" office:value="1120" calcext:value-type="float">
            <text:p>1120</text:p>
          </table:table-cell>
          <table:table-cell table:formula="of:=[.B1559]-[.B$2]" office:value-type="float" office:value="44.323823928833" calcext:value-type="float">
            <text:p>44.3238239288</text:p>
          </table:table-cell>
          <table:table-cell table:formula="of:=[.C1559]/([.D1559]-[.D1558])" office:value-type="float" office:value="99346.948926721" calcext:value-type="float">
            <text:p>99346.948926721</text:p>
          </table:table-cell>
          <table:table-cell/>
          <table:table-cell office:value-type="float" office:value="1456447404.43544" calcext:value-type="float">
            <text:p>1456447404.43544</text:p>
          </table:table-cell>
          <table:table-cell table:formula="of:=[.G1559]-[.B1559]" office:value-type="float" office:value="0.111362457275391" calcext:value-type="float">
            <text:p>0.1113624573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456447404.33535" calcext:value-type="float">
            <text:p>1456447404.33535</text:p>
          </table:table-cell>
          <table:table-cell office:value-type="float" office:value="1120" calcext:value-type="float">
            <text:p>1120</text:p>
          </table:table-cell>
          <table:table-cell table:formula="of:=[.B1560]-[.B$2]" office:value-type="float" office:value="44.3350982666016" calcext:value-type="float">
            <text:p>44.3350982666</text:p>
          </table:table-cell>
          <table:table-cell table:formula="of:=[.C1560]/([.D1560]-[.D1559])" office:value-type="float" office:value="99340.6462527491" calcext:value-type="float">
            <text:p>99340.6462527491</text:p>
          </table:table-cell>
          <table:table-cell/>
          <table:table-cell office:value-type="float" office:value="1456447404.45295" calcext:value-type="float">
            <text:p>1456447404.45295</text:p>
          </table:table-cell>
          <table:table-cell table:formula="of:=[.G1560]-[.B1560]" office:value-type="float" office:value="0.117598056793213" calcext:value-type="float">
            <text:p>0.1175980568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456447404.34663" calcext:value-type="float">
            <text:p>1456447404.34663</text:p>
          </table:table-cell>
          <table:table-cell office:value-type="float" office:value="1120" calcext:value-type="float">
            <text:p>1120</text:p>
          </table:table-cell>
          <table:table-cell table:formula="of:=[.B1561]-[.B$2]" office:value-type="float" office:value="44.3463771343231" calcext:value-type="float">
            <text:p>44.3463771343</text:p>
          </table:table-cell>
          <table:table-cell table:formula="of:=[.C1561]/([.D1561]-[.D1560])" office:value-type="float" office:value="99300.7478808633" calcext:value-type="float">
            <text:p>99300.7478808633</text:p>
          </table:table-cell>
          <table:table-cell/>
          <table:table-cell office:value-type="float" office:value="1456447404.46424" calcext:value-type="float">
            <text:p>1456447404.46424</text:p>
          </table:table-cell>
          <table:table-cell table:formula="of:=[.G1561]-[.B1561]" office:value-type="float" office:value="0.117609262466431" calcext:value-type="float">
            <text:p>0.1176092625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456447404.3579" calcext:value-type="float">
            <text:p>1456447404.3579</text:p>
          </table:table-cell>
          <table:table-cell office:value-type="float" office:value="1120" calcext:value-type="float">
            <text:p>1120</text:p>
          </table:table-cell>
          <table:table-cell table:formula="of:=[.B1562]-[.B$2]" office:value-type="float" office:value="44.3576509952545" calcext:value-type="float">
            <text:p>44.3576509953</text:p>
          </table:table-cell>
          <table:table-cell table:formula="of:=[.C1562]/([.D1562]-[.D1561])" office:value-type="float" office:value="99344.8479465381" calcext:value-type="float">
            <text:p>99344.8479465381</text:p>
          </table:table-cell>
          <table:table-cell/>
          <table:table-cell office:value-type="float" office:value="1456447404.47548" calcext:value-type="float">
            <text:p>1456447404.47548</text:p>
          </table:table-cell>
          <table:table-cell table:formula="of:=[.G1562]-[.B1562]" office:value-type="float" office:value="0.117575407028198" calcext:value-type="float">
            <text:p>0.117575407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456447404.3692" calcext:value-type="float">
            <text:p>1456447404.3692</text:p>
          </table:table-cell>
          <table:table-cell office:value-type="float" office:value="1120" calcext:value-type="float">
            <text:p>1120</text:p>
          </table:table-cell>
          <table:table-cell table:formula="of:=[.B1563]-[.B$2]" office:value-type="float" office:value="44.368950843811" calcext:value-type="float">
            <text:p>44.3689508438</text:p>
          </table:table-cell>
          <table:table-cell table:formula="of:=[.C1563]/([.D1563]-[.D1562])" office:value-type="float" office:value="99116.3726131449" calcext:value-type="float">
            <text:p>99116.3726131449</text:p>
          </table:table-cell>
          <table:table-cell/>
          <table:table-cell office:value-type="float" office:value="1456447404.48675" calcext:value-type="float">
            <text:p>1456447404.48675</text:p>
          </table:table-cell>
          <table:table-cell table:formula="of:=[.G1563]-[.B1563]" office:value-type="float" office:value="0.117545366287231" calcext:value-type="float">
            <text:p>0.1175453663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456447404.38049" calcext:value-type="float">
            <text:p>1456447404.38049</text:p>
          </table:table-cell>
          <table:table-cell office:value-type="float" office:value="1120" calcext:value-type="float">
            <text:p>1120</text:p>
          </table:table-cell>
          <table:table-cell table:formula="of:=[.B1564]-[.B$2]" office:value-type="float" office:value="44.3802349567413" calcext:value-type="float">
            <text:p>44.3802349567</text:p>
          </table:table-cell>
          <table:table-cell table:formula="of:=[.C1564]/([.D1564]-[.D1563])" office:value-type="float" office:value="99254.5897863889" calcext:value-type="float">
            <text:p>99254.5897863889</text:p>
          </table:table-cell>
          <table:table-cell/>
          <table:table-cell office:value-type="float" office:value="1456447404.50318" calcext:value-type="float">
            <text:p>1456447404.50318</text:p>
          </table:table-cell>
          <table:table-cell table:formula="of:=[.G1564]-[.B1564]" office:value-type="float" office:value="0.12269139289856" calcext:value-type="float">
            <text:p>0.1226913929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456447404.39177" calcext:value-type="float">
            <text:p>1456447404.39177</text:p>
          </table:table-cell>
          <table:table-cell office:value-type="float" office:value="1120" calcext:value-type="float">
            <text:p>1120</text:p>
          </table:table-cell>
          <table:table-cell table:formula="of:=[.B1565]-[.B$2]" office:value-type="float" office:value="44.3915121555328" calcext:value-type="float">
            <text:p>44.3915121555</text:p>
          </table:table-cell>
          <table:table-cell table:formula="of:=[.C1565]/([.D1565]-[.D1564])" office:value-type="float" office:value="99315.4435517971" calcext:value-type="float">
            <text:p>99315.4435517971</text:p>
          </table:table-cell>
          <table:table-cell/>
          <table:table-cell office:value-type="float" office:value="1456447404.5145" calcext:value-type="float">
            <text:p>1456447404.5145</text:p>
          </table:table-cell>
          <table:table-cell table:formula="of:=[.G1565]-[.B1565]" office:value-type="float" office:value="0.122734069824219" calcext:value-type="float">
            <text:p>0.1227340698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456447404.40304" calcext:value-type="float">
            <text:p>1456447404.40304</text:p>
          </table:table-cell>
          <table:table-cell office:value-type="float" office:value="1120" calcext:value-type="float">
            <text:p>1120</text:p>
          </table:table-cell>
          <table:table-cell table:formula="of:=[.B1566]-[.B$2]" office:value-type="float" office:value="44.4027876853943" calcext:value-type="float">
            <text:p>44.4027876854</text:p>
          </table:table-cell>
          <table:table-cell table:formula="of:=[.C1566]/([.D1566]-[.D1565])" office:value-type="float" office:value="99330.1435730446" calcext:value-type="float">
            <text:p>99330.1435730446</text:p>
          </table:table-cell>
          <table:table-cell/>
          <table:table-cell office:value-type="float" office:value="1456447404.52593" calcext:value-type="float">
            <text:p>1456447404.52593</text:p>
          </table:table-cell>
          <table:table-cell table:formula="of:=[.G1566]-[.B1566]" office:value-type="float" office:value="0.122888565063477" calcext:value-type="float">
            <text:p>0.1228885651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456447404.41432" calcext:value-type="float">
            <text:p>1456447404.41432</text:p>
          </table:table-cell>
          <table:table-cell office:value-type="float" office:value="1120" calcext:value-type="float">
            <text:p>1120</text:p>
          </table:table-cell>
          <table:table-cell table:formula="of:=[.B1567]-[.B$2]" office:value-type="float" office:value="44.4140620231628" calcext:value-type="float">
            <text:p>44.4140620232</text:p>
          </table:table-cell>
          <table:table-cell table:formula="of:=[.C1567]/([.D1567]-[.D1566])" office:value-type="float" office:value="99340.6462527491" calcext:value-type="float">
            <text:p>99340.6462527491</text:p>
          </table:table-cell>
          <table:table-cell/>
          <table:table-cell office:value-type="float" office:value="1456447404.53713" calcext:value-type="float">
            <text:p>1456447404.53713</text:p>
          </table:table-cell>
          <table:table-cell table:formula="of:=[.G1567]-[.B1567]" office:value-type="float" office:value="0.122814416885376" calcext:value-type="float">
            <text:p>0.1228144169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456447404.42559" calcext:value-type="float">
            <text:p>1456447404.42559</text:p>
          </table:table-cell>
          <table:table-cell office:value-type="float" office:value="1120" calcext:value-type="float">
            <text:p>1120</text:p>
          </table:table-cell>
          <table:table-cell table:formula="of:=[.B1568]-[.B$2]" office:value-type="float" office:value="44.4253363609314" calcext:value-type="float">
            <text:p>44.4253363609</text:p>
          </table:table-cell>
          <table:table-cell table:formula="of:=[.C1568]/([.D1568]-[.D1567])" office:value-type="float" office:value="99340.6462527491" calcext:value-type="float">
            <text:p>99340.6462527491</text:p>
          </table:table-cell>
          <table:table-cell/>
          <table:table-cell office:value-type="float" office:value="1456447404.55432" calcext:value-type="float">
            <text:p>1456447404.55432</text:p>
          </table:table-cell>
          <table:table-cell table:formula="of:=[.G1568]-[.B1568]" office:value-type="float" office:value="0.128730058670044" calcext:value-type="float">
            <text:p>0.1287300587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456447404.43686" calcext:value-type="float">
            <text:p>1456447404.43686</text:p>
          </table:table-cell>
          <table:table-cell office:value-type="float" office:value="1120" calcext:value-type="float">
            <text:p>1120</text:p>
          </table:table-cell>
          <table:table-cell table:formula="of:=[.B1569]-[.B$2]" office:value-type="float" office:value="44.4366090297699" calcext:value-type="float">
            <text:p>44.4366090298</text:p>
          </table:table-cell>
          <table:table-cell table:formula="of:=[.C1569]/([.D1569]-[.D1568])" office:value-type="float" office:value="99355.3537361731" calcext:value-type="float">
            <text:p>99355.3537361731</text:p>
          </table:table-cell>
          <table:table-cell/>
          <table:table-cell office:value-type="float" office:value="1456447404.56553" calcext:value-type="float">
            <text:p>1456447404.56553</text:p>
          </table:table-cell>
          <table:table-cell table:formula="of:=[.G1569]-[.B1569]" office:value-type="float" office:value="0.12866735458374" calcext:value-type="float">
            <text:p>0.1286673546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456447404.44814" calcext:value-type="float">
            <text:p>1456447404.44814</text:p>
          </table:table-cell>
          <table:table-cell office:value-type="float" office:value="1120" calcext:value-type="float">
            <text:p>1120</text:p>
          </table:table-cell>
          <table:table-cell table:formula="of:=[.B1570]-[.B$2]" office:value-type="float" office:value="44.4478821754456" calcext:value-type="float">
            <text:p>44.4478821754</text:p>
          </table:table-cell>
          <table:table-cell table:formula="of:=[.C1570]/([.D1570]-[.D1569])" office:value-type="float" office:value="99351.1511536916" calcext:value-type="float">
            <text:p>99351.1511536916</text:p>
          </table:table-cell>
          <table:table-cell/>
          <table:table-cell office:value-type="float" office:value="1456447404.5768" calcext:value-type="float">
            <text:p>1456447404.5768</text:p>
          </table:table-cell>
          <table:table-cell table:formula="of:=[.G1570]-[.B1570]" office:value-type="float" office:value="0.128664255142212" calcext:value-type="float">
            <text:p>0.1286642551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456447404.45941" calcext:value-type="float">
            <text:p>1456447404.45941</text:p>
          </table:table-cell>
          <table:table-cell office:value-type="float" office:value="1120" calcext:value-type="float">
            <text:p>1120</text:p>
          </table:table-cell>
          <table:table-cell table:formula="of:=[.B1571]-[.B$2]" office:value-type="float" office:value="44.4591562747955" calcext:value-type="float">
            <text:p>44.4591562748</text:p>
          </table:table-cell>
          <table:table-cell table:formula="of:=[.C1571]/([.D1571]-[.D1570])" office:value-type="float" office:value="99342.747055216" calcext:value-type="float">
            <text:p>99342.747055216</text:p>
          </table:table-cell>
          <table:table-cell/>
          <table:table-cell office:value-type="float" office:value="1456447404.58807" calcext:value-type="float">
            <text:p>1456447404.58807</text:p>
          </table:table-cell>
          <table:table-cell table:formula="of:=[.G1571]-[.B1571]" office:value-type="float" office:value="0.128659963607788" calcext:value-type="float">
            <text:p>0.1286599636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456447404.47068" calcext:value-type="float">
            <text:p>1456447404.47068</text:p>
          </table:table-cell>
          <table:table-cell office:value-type="float" office:value="1120" calcext:value-type="float">
            <text:p>1120</text:p>
          </table:table-cell>
          <table:table-cell table:formula="of:=[.B1572]-[.B$2]" office:value-type="float" office:value="44.4704291820526" calcext:value-type="float">
            <text:p>44.4704291821</text:p>
          </table:table-cell>
          <table:table-cell table:formula="of:=[.C1572]/([.D1572]-[.D1571])" office:value-type="float" office:value="99353.2524004907" calcext:value-type="float">
            <text:p>99353.2524004907</text:p>
          </table:table-cell>
          <table:table-cell/>
          <table:table-cell office:value-type="float" office:value="1456447404.59946" calcext:value-type="float">
            <text:p>1456447404.59946</text:p>
          </table:table-cell>
          <table:table-cell table:formula="of:=[.G1572]-[.B1572]" office:value-type="float" office:value="0.128777027130127" calcext:value-type="float">
            <text:p>0.1287770271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456447404.48196" calcext:value-type="float">
            <text:p>1456447404.48196</text:p>
          </table:table-cell>
          <table:table-cell office:value-type="float" office:value="1120" calcext:value-type="float">
            <text:p>1120</text:p>
          </table:table-cell>
          <table:table-cell table:formula="of:=[.B1573]-[.B$2]" office:value-type="float" office:value="44.4817025661469" calcext:value-type="float">
            <text:p>44.4817025661</text:p>
          </table:table-cell>
          <table:table-cell table:formula="of:=[.C1573]/([.D1573]-[.D1572])" office:value-type="float" office:value="99349.0499957702" calcext:value-type="float">
            <text:p>99349.0499957702</text:p>
          </table:table-cell>
          <table:table-cell/>
          <table:table-cell office:value-type="float" office:value="1456447404.61632" calcext:value-type="float">
            <text:p>1456447404.61632</text:p>
          </table:table-cell>
          <table:table-cell table:formula="of:=[.G1573]-[.B1573]" office:value-type="float" office:value="0.134363651275635" calcext:value-type="float">
            <text:p>0.1343636513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456447404.49324" calcext:value-type="float">
            <text:p>1456447404.49324</text:p>
          </table:table-cell>
          <table:table-cell office:value-type="float" office:value="1120" calcext:value-type="float">
            <text:p>1120</text:p>
          </table:table-cell>
          <table:table-cell table:formula="of:=[.B1574]-[.B$2]" office:value-type="float" office:value="44.4929819107056" calcext:value-type="float">
            <text:p>44.4929819107</text:p>
          </table:table-cell>
          <table:table-cell table:formula="of:=[.C1574]/([.D1574]-[.D1573])" office:value-type="float" office:value="99296.5499165064" calcext:value-type="float">
            <text:p>99296.5499165064</text:p>
          </table:table-cell>
          <table:table-cell/>
          <table:table-cell office:value-type="float" office:value="1456447404.62762" calcext:value-type="float">
            <text:p>1456447404.62762</text:p>
          </table:table-cell>
          <table:table-cell table:formula="of:=[.G1574]-[.B1574]" office:value-type="float" office:value="0.134384393692017" calcext:value-type="float">
            <text:p>0.1343843937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456447404.50451" calcext:value-type="float">
            <text:p>1456447404.50451</text:p>
          </table:table-cell>
          <table:table-cell office:value-type="float" office:value="1120" calcext:value-type="float">
            <text:p>1120</text:p>
          </table:table-cell>
          <table:table-cell table:formula="of:=[.B1575]-[.B$2]" office:value-type="float" office:value="44.5042595863342" calcext:value-type="float">
            <text:p>44.5042595863</text:p>
          </table:table-cell>
          <table:table-cell table:formula="of:=[.C1575]/([.D1575]-[.D1574])" office:value-type="float" office:value="99311.244344848" calcext:value-type="float">
            <text:p>99311.244344848</text:p>
          </table:table-cell>
          <table:table-cell/>
          <table:table-cell office:value-type="float" office:value="1456447404.63915" calcext:value-type="float">
            <text:p>1456447404.63915</text:p>
          </table:table-cell>
          <table:table-cell table:formula="of:=[.G1575]-[.B1575]" office:value-type="float" office:value="0.134636640548706" calcext:value-type="float">
            <text:p>0.1346366405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456447404.51579" calcext:value-type="float">
            <text:p>1456447404.51579</text:p>
          </table:table-cell>
          <table:table-cell office:value-type="float" office:value="1120" calcext:value-type="float">
            <text:p>1120</text:p>
          </table:table-cell>
          <table:table-cell table:formula="of:=[.B1576]-[.B$2]" office:value-type="float" office:value="44.5155348777771" calcext:value-type="float">
            <text:p>44.5155348778</text:p>
          </table:table-cell>
          <table:table-cell table:formula="of:=[.C1576]/([.D1576]-[.D1575])" office:value-type="float" office:value="99332.2439313203" calcext:value-type="float">
            <text:p>99332.2439313203</text:p>
          </table:table-cell>
          <table:table-cell/>
          <table:table-cell office:value-type="float" office:value="1456447404.65023" calcext:value-type="float">
            <text:p>1456447404.65023</text:p>
          </table:table-cell>
          <table:table-cell table:formula="of:=[.G1576]-[.B1576]" office:value-type="float" office:value="0.134441375732422" calcext:value-type="float">
            <text:p>0.1344413757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456447404.52706" calcext:value-type="float">
            <text:p>1456447404.52706</text:p>
          </table:table-cell>
          <table:table-cell office:value-type="float" office:value="1120" calcext:value-type="float">
            <text:p>1120</text:p>
          </table:table-cell>
          <table:table-cell table:formula="of:=[.B1577]-[.B$2]" office:value-type="float" office:value="44.5268094539642" calcext:value-type="float">
            <text:p>44.526809454</text:p>
          </table:table-cell>
          <table:table-cell table:formula="of:=[.C1577]/([.D1577]-[.D1576])" office:value-type="float" office:value="99338.5455391317" calcext:value-type="float">
            <text:p>99338.5455391317</text:p>
          </table:table-cell>
          <table:table-cell/>
          <table:table-cell office:value-type="float" office:value="1456447404.66707" calcext:value-type="float">
            <text:p>1456447404.66707</text:p>
          </table:table-cell>
          <table:table-cell table:formula="of:=[.G1577]-[.B1577]" office:value-type="float" office:value="0.14000678062439" calcext:value-type="float">
            <text:p>0.1400067806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456447404.53834" calcext:value-type="float">
            <text:p>1456447404.53834</text:p>
          </table:table-cell>
          <table:table-cell office:value-type="float" office:value="1120" calcext:value-type="float">
            <text:p>1120</text:p>
          </table:table-cell>
          <table:table-cell table:formula="of:=[.B1578]-[.B$2]" office:value-type="float" office:value="44.5380828380585" calcext:value-type="float">
            <text:p>44.5380828381</text:p>
          </table:table-cell>
          <table:table-cell table:formula="of:=[.C1578]/([.D1578]-[.D1577])" office:value-type="float" office:value="99349.0499957702" calcext:value-type="float">
            <text:p>99349.0499957702</text:p>
          </table:table-cell>
          <table:table-cell/>
          <table:table-cell office:value-type="float" office:value="1456447404.67829" calcext:value-type="float">
            <text:p>1456447404.67829</text:p>
          </table:table-cell>
          <table:table-cell table:formula="of:=[.G1578]-[.B1578]" office:value-type="float" office:value="0.139953374862671" calcext:value-type="float">
            <text:p>0.1399533749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456447404.54961" calcext:value-type="float">
            <text:p>1456447404.54961</text:p>
          </table:table-cell>
          <table:table-cell office:value-type="float" office:value="1120" calcext:value-type="float">
            <text:p>1120</text:p>
          </table:table-cell>
          <table:table-cell table:formula="of:=[.B1579]-[.B$2]" office:value-type="float" office:value="44.5493559837341" calcext:value-type="float">
            <text:p>44.5493559837</text:p>
          </table:table-cell>
          <table:table-cell table:formula="of:=[.C1579]/([.D1579]-[.D1578])" office:value-type="float" office:value="99351.1511536916" calcext:value-type="float">
            <text:p>99351.1511536916</text:p>
          </table:table-cell>
          <table:table-cell/>
          <table:table-cell office:value-type="float" office:value="1456447404.6897" calcext:value-type="float">
            <text:p>1456447404.6897</text:p>
          </table:table-cell>
          <table:table-cell table:formula="of:=[.G1579]-[.B1579]" office:value-type="float" office:value="0.140090227127075" calcext:value-type="float">
            <text:p>0.1400902271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456447404.56088" calcext:value-type="float">
            <text:p>1456447404.56088</text:p>
          </table:table-cell>
          <table:table-cell office:value-type="float" office:value="1120" calcext:value-type="float">
            <text:p>1120</text:p>
          </table:table-cell>
          <table:table-cell table:formula="of:=[.B1580]-[.B$2]" office:value-type="float" office:value="44.5606300830841" calcext:value-type="float">
            <text:p>44.5606300831</text:p>
          </table:table-cell>
          <table:table-cell table:formula="of:=[.C1580]/([.D1580]-[.D1579])" office:value-type="float" office:value="99342.747055216" calcext:value-type="float">
            <text:p>99342.747055216</text:p>
          </table:table-cell>
          <table:table-cell/>
          <table:table-cell office:value-type="float" office:value="1456447404.70089" calcext:value-type="float">
            <text:p>1456447404.70089</text:p>
          </table:table-cell>
          <table:table-cell table:formula="of:=[.G1580]-[.B1580]" office:value-type="float" office:value="0.140006303787231" calcext:value-type="float">
            <text:p>0.1400063038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456447404.57216" calcext:value-type="float">
            <text:p>1456447404.57216</text:p>
          </table:table-cell>
          <table:table-cell office:value-type="float" office:value="1120" calcext:value-type="float">
            <text:p>1120</text:p>
          </table:table-cell>
          <table:table-cell table:formula="of:=[.B1581]-[.B$2]" office:value-type="float" office:value="44.5719051361084" calcext:value-type="float">
            <text:p>44.5719051361</text:p>
          </table:table-cell>
          <table:table-cell table:formula="of:=[.C1581]/([.D1581]-[.D1580])" office:value-type="float" office:value="99334.344378423" calcext:value-type="float">
            <text:p>99334.344378423</text:p>
          </table:table-cell>
          <table:table-cell/>
          <table:table-cell office:value-type="float" office:value="1456447404.71815" calcext:value-type="float">
            <text:p>1456447404.71815</text:p>
          </table:table-cell>
          <table:table-cell table:formula="of:=[.G1581]-[.B1581]" office:value-type="float" office:value="0.145991086959839" calcext:value-type="float">
            <text:p>0.145991087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456447404.58343" calcext:value-type="float">
            <text:p>1456447404.58343</text:p>
          </table:table-cell>
          <table:table-cell office:value-type="float" office:value="1120" calcext:value-type="float">
            <text:p>1120</text:p>
          </table:table-cell>
          <table:table-cell table:formula="of:=[.B1582]-[.B$2]" office:value-type="float" office:value="44.5831789970398" calcext:value-type="float">
            <text:p>44.583178997</text:p>
          </table:table-cell>
          <table:table-cell table:formula="of:=[.C1582]/([.D1582]-[.D1581])" office:value-type="float" office:value="99344.8479465381" calcext:value-type="float">
            <text:p>99344.8479465381</text:p>
          </table:table-cell>
          <table:table-cell/>
          <table:table-cell office:value-type="float" office:value="1456447404.7298" calcext:value-type="float">
            <text:p>1456447404.7298</text:p>
          </table:table-cell>
          <table:table-cell table:formula="of:=[.G1582]-[.B1582]" office:value-type="float" office:value="0.146367311477661" calcext:value-type="float">
            <text:p>0.1463673115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456447404.59471" calcext:value-type="float">
            <text:p>1456447404.59471</text:p>
          </table:table-cell>
          <table:table-cell office:value-type="float" office:value="1120" calcext:value-type="float">
            <text:p>1120</text:p>
          </table:table-cell>
          <table:table-cell table:formula="of:=[.B1583]-[.B$2]" office:value-type="float" office:value="44.5944528579712" calcext:value-type="float">
            <text:p>44.594452858</text:p>
          </table:table-cell>
          <table:table-cell table:formula="of:=[.C1583]/([.D1583]-[.D1582])" office:value-type="float" office:value="99344.8479465381" calcext:value-type="float">
            <text:p>99344.8479465381</text:p>
          </table:table-cell>
          <table:table-cell/>
          <table:table-cell office:value-type="float" office:value="1456447404.74088" calcext:value-type="float">
            <text:p>1456447404.74088</text:p>
          </table:table-cell>
          <table:table-cell table:formula="of:=[.G1583]-[.B1583]" office:value-type="float" office:value="0.146173477172852" calcext:value-type="float">
            <text:p>0.1461734772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456447404.60598" calcext:value-type="float">
            <text:p>1456447404.60598</text:p>
          </table:table-cell>
          <table:table-cell office:value-type="float" office:value="1120" calcext:value-type="float">
            <text:p>1120</text:p>
          </table:table-cell>
          <table:table-cell table:formula="of:=[.B1584]-[.B$2]" office:value-type="float" office:value="44.6057255268097" calcext:value-type="float">
            <text:p>44.6057255268</text:p>
          </table:table-cell>
          <table:table-cell table:formula="of:=[.C1584]/([.D1584]-[.D1583])" office:value-type="float" office:value="99355.3537361731" calcext:value-type="float">
            <text:p>99355.3537361731</text:p>
          </table:table-cell>
          <table:table-cell/>
          <table:table-cell office:value-type="float" office:value="1456447404.75213" calcext:value-type="float">
            <text:p>1456447404.75213</text:p>
          </table:table-cell>
          <table:table-cell table:formula="of:=[.G1584]-[.B1584]" office:value-type="float" office:value="0.146150827407837" calcext:value-type="float">
            <text:p>0.1461508274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456447404.61728" calcext:value-type="float">
            <text:p>1456447404.61728</text:p>
          </table:table-cell>
          <table:table-cell office:value-type="float" office:value="1120" calcext:value-type="float">
            <text:p>1120</text:p>
          </table:table-cell>
          <table:table-cell table:formula="of:=[.B1585]-[.B$2]" office:value-type="float" office:value="44.6170303821564" calcext:value-type="float">
            <text:p>44.6170303822</text:p>
          </table:table-cell>
          <table:table-cell table:formula="of:=[.C1585]/([.D1585]-[.D1584])" office:value-type="float" office:value="99072.4751138856" calcext:value-type="float">
            <text:p>99072.4751138856</text:p>
          </table:table-cell>
          <table:table-cell/>
          <table:table-cell office:value-type="float" office:value="1456447404.76351" calcext:value-type="float">
            <text:p>1456447404.76351</text:p>
          </table:table-cell>
          <table:table-cell table:formula="of:=[.G1585]-[.B1585]" office:value-type="float" office:value="0.146225929260254" calcext:value-type="float">
            <text:p>0.1462259293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456447404.62857" calcext:value-type="float">
            <text:p>1456447404.62857</text:p>
          </table:table-cell>
          <table:table-cell office:value-type="float" office:value="1120" calcext:value-type="float">
            <text:p>1120</text:p>
          </table:table-cell>
          <table:table-cell table:formula="of:=[.B1586]-[.B$2]" office:value-type="float" office:value="44.6283180713654" calcext:value-type="float">
            <text:p>44.6283180714</text:p>
          </table:table-cell>
          <table:table-cell table:formula="of:=[.C1586]/([.D1586]-[.D1585])" office:value-type="float" office:value="99223.1429537006" calcext:value-type="float">
            <text:p>99223.1429537006</text:p>
          </table:table-cell>
          <table:table-cell/>
          <table:table-cell office:value-type="float" office:value="1456447404.77994" calcext:value-type="float">
            <text:p>1456447404.77994</text:p>
          </table:table-cell>
          <table:table-cell table:formula="of:=[.G1586]-[.B1586]" office:value-type="float" office:value="0.151368141174316" calcext:value-type="float">
            <text:p>0.1513681412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456447404.63981" calcext:value-type="float">
            <text:p>1456447404.63981</text:p>
          </table:table-cell>
          <table:table-cell office:value-type="float" office:value="1120" calcext:value-type="float">
            <text:p>1120</text:p>
          </table:table-cell>
          <table:table-cell table:formula="of:=[.B1587]-[.B$2]" office:value-type="float" office:value="44.6395573616028" calcext:value-type="float">
            <text:p>44.6395573616</text:p>
          </table:table-cell>
          <table:table-cell table:formula="of:=[.C1587]/([.D1587]-[.D1586])" office:value-type="float" office:value="99650.4206529348" calcext:value-type="float">
            <text:p>99650.4206529348</text:p>
          </table:table-cell>
          <table:table-cell/>
          <table:table-cell office:value-type="float" office:value="1456447404.79122" calcext:value-type="float">
            <text:p>1456447404.79122</text:p>
          </table:table-cell>
          <table:table-cell table:formula="of:=[.G1587]-[.B1587]" office:value-type="float" office:value="0.151408910751343" calcext:value-type="float">
            <text:p>0.1514089108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456447404.65109" calcext:value-type="float">
            <text:p>1456447404.65109</text:p>
          </table:table-cell>
          <table:table-cell office:value-type="float" office:value="1120" calcext:value-type="float">
            <text:p>1120</text:p>
          </table:table-cell>
          <table:table-cell table:formula="of:=[.B1588]-[.B$2]" office:value-type="float" office:value="44.6508378982544" calcext:value-type="float">
            <text:p>44.6508378983</text:p>
          </table:table-cell>
          <table:table-cell table:formula="of:=[.C1588]/([.D1588]-[.D1587])" office:value-type="float" office:value="99286.0565583126" calcext:value-type="float">
            <text:p>99286.0565583126</text:p>
          </table:table-cell>
          <table:table-cell/>
          <table:table-cell office:value-type="float" office:value="1456447404.80234" calcext:value-type="float">
            <text:p>1456447404.80234</text:p>
          </table:table-cell>
          <table:table-cell table:formula="of:=[.G1588]-[.B1588]" office:value-type="float" office:value="0.151248455047607" calcext:value-type="float">
            <text:p>0.151248455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456447404.66237" calcext:value-type="float">
            <text:p>1456447404.66237</text:p>
          </table:table-cell>
          <table:table-cell office:value-type="float" office:value="1120" calcext:value-type="float">
            <text:p>1120</text:p>
          </table:table-cell>
          <table:table-cell table:formula="of:=[.B1589]-[.B$2]" office:value-type="float" office:value="44.6621162891388" calcext:value-type="float">
            <text:p>44.6621162891</text:p>
          </table:table-cell>
          <table:table-cell table:formula="of:=[.C1589]/([.D1589]-[.D1588])" office:value-type="float" office:value="99304.9462001903" calcext:value-type="float">
            <text:p>99304.9462001903</text:p>
          </table:table-cell>
          <table:table-cell/>
          <table:table-cell office:value-type="float" office:value="1456447404.81362" calcext:value-type="float">
            <text:p>1456447404.81362</text:p>
          </table:table-cell>
          <table:table-cell table:formula="of:=[.G1589]-[.B1589]" office:value-type="float" office:value="0.151250123977661" calcext:value-type="float">
            <text:p>0.151250124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456447404.67365" calcext:value-type="float">
            <text:p>1456447404.67365</text:p>
          </table:table-cell>
          <table:table-cell office:value-type="float" office:value="1120" calcext:value-type="float">
            <text:p>1120</text:p>
          </table:table-cell>
          <table:table-cell table:formula="of:=[.B1590]-[.B$2]" office:value-type="float" office:value="44.6733975410461" calcext:value-type="float">
            <text:p>44.673397541</text:p>
          </table:table-cell>
          <table:table-cell table:formula="of:=[.C1590]/([.D1590]-[.D1589])" office:value-type="float" office:value="99279.7616078788" calcext:value-type="float">
            <text:p>99279.7616078788</text:p>
          </table:table-cell>
          <table:table-cell/>
          <table:table-cell office:value-type="float" office:value="1456447404.83126" calcext:value-type="float">
            <text:p>1456447404.83126</text:p>
          </table:table-cell>
          <table:table-cell table:formula="of:=[.G1590]-[.B1590]" office:value-type="float" office:value="0.1576087474823" calcext:value-type="float">
            <text:p>0.1576087475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456447404.68493" calcext:value-type="float">
            <text:p>1456447404.68493</text:p>
          </table:table-cell>
          <table:table-cell office:value-type="float" office:value="1120" calcext:value-type="float">
            <text:p>1120</text:p>
          </table:table-cell>
          <table:table-cell table:formula="of:=[.B1591]-[.B$2]" office:value-type="float" office:value="44.6846780776978" calcext:value-type="float">
            <text:p>44.6846780777</text:p>
          </table:table-cell>
          <table:table-cell table:formula="of:=[.C1591]/([.D1591]-[.D1590])" office:value-type="float" office:value="99286.0565583126" calcext:value-type="float">
            <text:p>99286.0565583126</text:p>
          </table:table-cell>
          <table:table-cell/>
          <table:table-cell office:value-type="float" office:value="1456447404.8425" calcext:value-type="float">
            <text:p>1456447404.8425</text:p>
          </table:table-cell>
          <table:table-cell table:formula="of:=[.G1591]-[.B1591]" office:value-type="float" office:value="0.157568216323853" calcext:value-type="float">
            <text:p>0.1575682163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456447404.69621" calcext:value-type="float">
            <text:p>1456447404.69621</text:p>
          </table:table-cell>
          <table:table-cell office:value-type="float" office:value="1120" calcext:value-type="float">
            <text:p>1120</text:p>
          </table:table-cell>
          <table:table-cell table:formula="of:=[.B1592]-[.B$2]" office:value-type="float" office:value="44.6959552764893" calcext:value-type="float">
            <text:p>44.6959552765</text:p>
          </table:table-cell>
          <table:table-cell table:formula="of:=[.C1592]/([.D1592]-[.D1591])" office:value-type="float" office:value="99315.4435517971" calcext:value-type="float">
            <text:p>99315.4435517971</text:p>
          </table:table-cell>
          <table:table-cell/>
          <table:table-cell office:value-type="float" office:value="1456447404.8539" calcext:value-type="float">
            <text:p>1456447404.8539</text:p>
          </table:table-cell>
          <table:table-cell table:formula="of:=[.G1592]-[.B1592]" office:value-type="float" office:value="0.15769100189209" calcext:value-type="float">
            <text:p>0.1576910019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456447404.70748" calcext:value-type="float">
            <text:p>1456447404.70748</text:p>
          </table:table-cell>
          <table:table-cell office:value-type="float" office:value="1120" calcext:value-type="float">
            <text:p>1120</text:p>
          </table:table-cell>
          <table:table-cell table:formula="of:=[.B1593]-[.B$2]" office:value-type="float" office:value="44.7072296142578" calcext:value-type="float">
            <text:p>44.7072296143</text:p>
          </table:table-cell>
          <table:table-cell table:formula="of:=[.C1593]/([.D1593]-[.D1592])" office:value-type="float" office:value="99340.6462527491" calcext:value-type="float">
            <text:p>99340.6462527491</text:p>
          </table:table-cell>
          <table:table-cell/>
          <table:table-cell office:value-type="float" office:value="1456447404.86545" calcext:value-type="float">
            <text:p>1456447404.86545</text:p>
          </table:table-cell>
          <table:table-cell table:formula="of:=[.G1593]-[.B1593]" office:value-type="float" office:value="0.157966613769531" calcext:value-type="float">
            <text:p>0.1579666138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456447404.71876" calcext:value-type="float">
            <text:p>1456447404.71876</text:p>
          </table:table-cell>
          <table:table-cell office:value-type="float" office:value="1120" calcext:value-type="float">
            <text:p>1120</text:p>
          </table:table-cell>
          <table:table-cell table:formula="of:=[.B1594]-[.B$2]" office:value-type="float" office:value="44.7185029983521" calcext:value-type="float">
            <text:p>44.7185029984</text:p>
          </table:table-cell>
          <table:table-cell table:formula="of:=[.C1594]/([.D1594]-[.D1593])" office:value-type="float" office:value="99349.0499957702" calcext:value-type="float">
            <text:p>99349.0499957702</text:p>
          </table:table-cell>
          <table:table-cell/>
          <table:table-cell office:value-type="float" office:value="1456447404.88138" calcext:value-type="float">
            <text:p>1456447404.88138</text:p>
          </table:table-cell>
          <table:table-cell table:formula="of:=[.G1594]-[.B1594]" office:value-type="float" office:value="0.162623405456543" calcext:value-type="float">
            <text:p>0.1626234055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456447404.72999" calcext:value-type="float">
            <text:p>1456447404.72999</text:p>
          </table:table-cell>
          <table:table-cell office:value-type="float" office:value="1120" calcext:value-type="float">
            <text:p>1120</text:p>
          </table:table-cell>
          <table:table-cell table:formula="of:=[.B1595]-[.B$2]" office:value-type="float" office:value="44.7297401428223" calcext:value-type="float">
            <text:p>44.7297401428</text:p>
          </table:table-cell>
          <table:table-cell table:formula="of:=[.C1595]/([.D1595]-[.D1594])" office:value-type="float" office:value="99669.4492064839" calcext:value-type="float">
            <text:p>99669.4492064839</text:p>
          </table:table-cell>
          <table:table-cell/>
          <table:table-cell office:value-type="float" office:value="1456447404.89288" calcext:value-type="float">
            <text:p>1456447404.89288</text:p>
          </table:table-cell>
          <table:table-cell table:formula="of:=[.G1595]-[.B1595]" office:value-type="float" office:value="0.162886142730713" calcext:value-type="float">
            <text:p>0.1628861427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456447404.74127" calcext:value-type="float">
            <text:p>1456447404.74127</text:p>
          </table:table-cell>
          <table:table-cell office:value-type="float" office:value="1120" calcext:value-type="float">
            <text:p>1120</text:p>
          </table:table-cell>
          <table:table-cell table:formula="of:=[.B1596]-[.B$2]" office:value-type="float" office:value="44.7410175800323" calcext:value-type="float">
            <text:p>44.74101758</text:p>
          </table:table-cell>
          <table:table-cell table:formula="of:=[.C1596]/([.D1596]-[.D1595])" office:value-type="float" office:value="99313.3439039344" calcext:value-type="float">
            <text:p>99313.3439039344</text:p>
          </table:table-cell>
          <table:table-cell/>
          <table:table-cell office:value-type="float" office:value="1456447404.90409" calcext:value-type="float">
            <text:p>1456447404.90409</text:p>
          </table:table-cell>
          <table:table-cell table:formula="of:=[.G1596]-[.B1596]" office:value-type="float" office:value="0.162818670272827" calcext:value-type="float">
            <text:p>0.1628186703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456447404.75255" calcext:value-type="float">
            <text:p>1456447404.75255</text:p>
          </table:table-cell>
          <table:table-cell office:value-type="float" office:value="1120" calcext:value-type="float">
            <text:p>1120</text:p>
          </table:table-cell>
          <table:table-cell table:formula="of:=[.B1597]-[.B$2]" office:value-type="float" office:value="44.7522983551025" calcext:value-type="float">
            <text:p>44.7522983551</text:p>
          </table:table-cell>
          <table:table-cell table:formula="of:=[.C1597]/([.D1597]-[.D1596])" office:value-type="float" office:value="99283.9581528057" calcext:value-type="float">
            <text:p>99283.9581528057</text:p>
          </table:table-cell>
          <table:table-cell/>
          <table:table-cell office:value-type="float" office:value="1456447404.91535" calcext:value-type="float">
            <text:p>1456447404.91535</text:p>
          </table:table-cell>
          <table:table-cell table:formula="of:=[.G1597]-[.B1597]" office:value-type="float" office:value="0.162797927856445" calcext:value-type="float">
            <text:p>0.1627979279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456447404.76383" calcext:value-type="float">
            <text:p>1456447404.76383</text:p>
          </table:table-cell>
          <table:table-cell office:value-type="float" office:value="1120" calcext:value-type="float">
            <text:p>1120</text:p>
          </table:table-cell>
          <table:table-cell table:formula="of:=[.B1598]-[.B$2]" office:value-type="float" office:value="44.7635748386383" calcext:value-type="float">
            <text:p>44.7635748386</text:p>
          </table:table-cell>
          <table:table-cell table:formula="of:=[.C1598]/([.D1598]-[.D1597])" office:value-type="float" office:value="99321.743028099" calcext:value-type="float">
            <text:p>99321.743028099</text:p>
          </table:table-cell>
          <table:table-cell/>
          <table:table-cell office:value-type="float" office:value="1456447404.93319" calcext:value-type="float">
            <text:p>1456447404.93319</text:p>
          </table:table-cell>
          <table:table-cell table:formula="of:=[.G1598]-[.B1598]" office:value-type="float" office:value="0.169361591339111" calcext:value-type="float">
            <text:p>0.1693615913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456447404.7751" calcext:value-type="float">
            <text:p>1456447404.7751</text:p>
          </table:table-cell>
          <table:table-cell office:value-type="float" office:value="1120" calcext:value-type="float">
            <text:p>1120</text:p>
          </table:table-cell>
          <table:table-cell table:formula="of:=[.B1599]-[.B$2]" office:value-type="float" office:value="44.7748501300812" calcext:value-type="float">
            <text:p>44.7748501301</text:p>
          </table:table-cell>
          <table:table-cell table:formula="of:=[.C1599]/([.D1599]-[.D1598])" office:value-type="float" office:value="99332.2439313203" calcext:value-type="float">
            <text:p>99332.2439313203</text:p>
          </table:table-cell>
          <table:table-cell/>
          <table:table-cell office:value-type="float" office:value="1456447404.94451" calcext:value-type="float">
            <text:p>1456447404.94451</text:p>
          </table:table-cell>
          <table:table-cell table:formula="of:=[.G1599]-[.B1599]" office:value-type="float" office:value="0.169406175613403" calcext:value-type="float">
            <text:p>0.1694061756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456447404.78638" calcext:value-type="float">
            <text:p>1456447404.78638</text:p>
          </table:table-cell>
          <table:table-cell office:value-type="float" office:value="1120" calcext:value-type="float">
            <text:p>1120</text:p>
          </table:table-cell>
          <table:table-cell table:formula="of:=[.B1600]-[.B$2]" office:value-type="float" office:value="44.7861249446869" calcext:value-type="float">
            <text:p>44.7861249447</text:p>
          </table:table-cell>
          <table:table-cell table:formula="of:=[.C1600]/([.D1600]-[.D1599])" office:value-type="float" office:value="99336.4449143582" calcext:value-type="float">
            <text:p>99336.4449143582</text:p>
          </table:table-cell>
          <table:table-cell/>
          <table:table-cell office:value-type="float" office:value="1456447404.95583" calcext:value-type="float">
            <text:p>1456447404.95583</text:p>
          </table:table-cell>
          <table:table-cell table:formula="of:=[.G1600]-[.B1600]" office:value-type="float" office:value="0.169451475143433" calcext:value-type="float">
            <text:p>0.1694514751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456447404.79765" calcext:value-type="float">
            <text:p>1456447404.79765</text:p>
          </table:table-cell>
          <table:table-cell office:value-type="float" office:value="1120" calcext:value-type="float">
            <text:p>1120</text:p>
          </table:table-cell>
          <table:table-cell table:formula="of:=[.B1601]-[.B$2]" office:value-type="float" office:value="44.7973983287811" calcext:value-type="float">
            <text:p>44.7973983288</text:p>
          </table:table-cell>
          <table:table-cell table:formula="of:=[.C1601]/([.D1601]-[.D1600])" office:value-type="float" office:value="99349.0499957702" calcext:value-type="float">
            <text:p>99349.0499957702</text:p>
          </table:table-cell>
          <table:table-cell/>
          <table:table-cell office:value-type="float" office:value="1456447404.967" calcext:value-type="float">
            <text:p>1456447404.967</text:p>
          </table:table-cell>
          <table:table-cell table:formula="of:=[.G1601]-[.B1601]" office:value-type="float" office:value="0.169348001480103" calcext:value-type="float">
            <text:p>0.1693480015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56447404.80893" calcext:value-type="float">
            <text:p>1456447404.80893</text:p>
          </table:table-cell>
          <table:table-cell office:value-type="float" office:value="1120" calcext:value-type="float">
            <text:p>1120</text:p>
          </table:table-cell>
          <table:table-cell table:formula="of:=[.B1602]-[.B$2]" office:value-type="float" office:value="44.8086743354797" calcext:value-type="float">
            <text:p>44.8086743355</text:p>
          </table:table-cell>
          <table:table-cell table:formula="of:=[.C1602]/([.D1602]-[.D1601])" office:value-type="float" office:value="99325.9431229517" calcext:value-type="float">
            <text:p>99325.9431229517</text:p>
          </table:table-cell>
          <table:table-cell/>
          <table:table-cell office:value-type="float" office:value="1456447404.97827" calcext:value-type="float">
            <text:p>1456447404.97827</text:p>
          </table:table-cell>
          <table:table-cell table:formula="of:=[.G1602]-[.B1602]" office:value-type="float" office:value="0.169342041015625" calcext:value-type="float">
            <text:p>0.169342041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456447404.82031" calcext:value-type="float">
            <text:p>1456447404.82031</text:p>
          </table:table-cell>
          <table:table-cell office:value-type="float" office:value="1120" calcext:value-type="float">
            <text:p>1120</text:p>
          </table:table-cell>
          <table:table-cell table:formula="of:=[.B1603]-[.B$2]" office:value-type="float" office:value="44.8200578689575" calcext:value-type="float">
            <text:p>44.820057869</text:p>
          </table:table-cell>
          <table:table-cell table:formula="of:=[.C1603]/([.D1603]-[.D1602])" office:value-type="float" office:value="98387.728396096" calcext:value-type="float">
            <text:p>98387.728396096</text:p>
          </table:table-cell>
          <table:table-cell/>
          <table:table-cell office:value-type="float" office:value="1456447404.99409" calcext:value-type="float">
            <text:p>1456447404.99409</text:p>
          </table:table-cell>
          <table:table-cell table:formula="of:=[.G1603]-[.B1603]" office:value-type="float" office:value="0.173778533935547" calcext:value-type="float">
            <text:p>0.1737785339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456447404.83159" calcext:value-type="float">
            <text:p>1456447404.83159</text:p>
          </table:table-cell>
          <table:table-cell office:value-type="float" office:value="1120" calcext:value-type="float">
            <text:p>1120</text:p>
          </table:table-cell>
          <table:table-cell table:formula="of:=[.B1604]-[.B$2]" office:value-type="float" office:value="44.8313369750977" calcext:value-type="float">
            <text:p>44.8313369751</text:p>
          </table:table-cell>
          <table:table-cell table:formula="of:=[.C1604]/([.D1604]-[.D1603])" office:value-type="float" office:value="99298.6488543164" calcext:value-type="float">
            <text:p>99298.6488543164</text:p>
          </table:table-cell>
          <table:table-cell/>
          <table:table-cell office:value-type="float" office:value="1456447405.00945" calcext:value-type="float">
            <text:p>1456447405.00945</text:p>
          </table:table-cell>
          <table:table-cell table:formula="of:=[.G1604]-[.B1604]" office:value-type="float" office:value="0.177859306335449" calcext:value-type="float">
            <text:p>0.1778593063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456447404.84287" calcext:value-type="float">
            <text:p>1456447404.84287</text:p>
          </table:table-cell>
          <table:table-cell office:value-type="float" office:value="1120" calcext:value-type="float">
            <text:p>1120</text:p>
          </table:table-cell>
          <table:table-cell table:formula="of:=[.B1605]-[.B$2]" office:value-type="float" office:value="44.8426139354706" calcext:value-type="float">
            <text:p>44.8426139355</text:p>
          </table:table-cell>
          <table:table-cell table:formula="of:=[.C1605]/([.D1605]-[.D1604])" office:value-type="float" office:value="99317.5432884416" calcext:value-type="float">
            <text:p>99317.5432884416</text:p>
          </table:table-cell>
          <table:table-cell/>
          <table:table-cell office:value-type="float" office:value="1456447405.02598" calcext:value-type="float">
            <text:p>1456447405.02598</text:p>
          </table:table-cell>
          <table:table-cell table:formula="of:=[.G1605]-[.B1605]" office:value-type="float" office:value="0.183112382888794" calcext:value-type="float">
            <text:p>0.1831123829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456447404.85414" calcext:value-type="float">
            <text:p>1456447404.85414</text:p>
          </table:table-cell>
          <table:table-cell office:value-type="float" office:value="1120" calcext:value-type="float">
            <text:p>1120</text:p>
          </table:table-cell>
          <table:table-cell table:formula="of:=[.B1606]-[.B$2]" office:value-type="float" office:value="44.8538882732391" calcext:value-type="float">
            <text:p>44.8538882732</text:p>
          </table:table-cell>
          <table:table-cell table:formula="of:=[.C1606]/([.D1606]-[.D1605])" office:value-type="float" office:value="99340.6462527491" calcext:value-type="float">
            <text:p>99340.6462527491</text:p>
          </table:table-cell>
          <table:table-cell/>
          <table:table-cell office:value-type="float" office:value="1456447405.02968" calcext:value-type="float">
            <text:p>1456447405.02968</text:p>
          </table:table-cell>
          <table:table-cell table:formula="of:=[.G1606]-[.B1606]" office:value-type="float" office:value="0.175538063049316" calcext:value-type="float">
            <text:p>0.175538063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456447404.86542" calcext:value-type="float">
            <text:p>1456447404.86542</text:p>
          </table:table-cell>
          <table:table-cell office:value-type="float" office:value="1120" calcext:value-type="float">
            <text:p>1120</text:p>
          </table:table-cell>
          <table:table-cell table:formula="of:=[.B1607]-[.B$2]" office:value-type="float" office:value="44.8651623725891" calcext:value-type="float">
            <text:p>44.8651623726</text:p>
          </table:table-cell>
          <table:table-cell table:formula="of:=[.C1607]/([.D1607]-[.D1606])" office:value-type="float" office:value="99342.747055216" calcext:value-type="float">
            <text:p>99342.747055216</text:p>
          </table:table-cell>
          <table:table-cell/>
          <table:table-cell office:value-type="float" office:value="1456447405.0333" calcext:value-type="float">
            <text:p>1456447405.0333</text:p>
          </table:table-cell>
          <table:table-cell table:formula="of:=[.G1607]-[.B1607]" office:value-type="float" office:value="0.16788387298584" calcext:value-type="float">
            <text:p>0.167883873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456447404.8767" calcext:value-type="float">
            <text:p>1456447404.8767</text:p>
          </table:table-cell>
          <table:table-cell office:value-type="float" office:value="1120" calcext:value-type="float">
            <text:p>1120</text:p>
          </table:table-cell>
          <table:table-cell table:formula="of:=[.B1608]-[.B$2]" office:value-type="float" office:value="44.8764417171478" calcext:value-type="float">
            <text:p>44.8764417171</text:p>
          </table:table-cell>
          <table:table-cell table:formula="of:=[.C1608]/([.D1608]-[.D1607])" office:value-type="float" office:value="99296.5499165064" calcext:value-type="float">
            <text:p>99296.5499165064</text:p>
          </table:table-cell>
          <table:table-cell/>
          <table:table-cell office:value-type="float" office:value="1456447405.03689" calcext:value-type="float">
            <text:p>1456447405.03689</text:p>
          </table:table-cell>
          <table:table-cell table:formula="of:=[.G1608]-[.B1608]" office:value-type="float" office:value="0.160194635391235" calcext:value-type="float">
            <text:p>0.1601946354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456447404.88797" calcext:value-type="float">
            <text:p>1456447404.88797</text:p>
          </table:table-cell>
          <table:table-cell office:value-type="float" office:value="1120" calcext:value-type="float">
            <text:p>1120</text:p>
          </table:table-cell>
          <table:table-cell table:formula="of:=[.B1609]-[.B$2]" office:value-type="float" office:value="44.8877196311951" calcext:value-type="float">
            <text:p>44.8877196312</text:p>
          </table:table-cell>
          <table:table-cell table:formula="of:=[.C1609]/([.D1609]-[.D1608])" office:value-type="float" office:value="99309.1448745323" calcext:value-type="float">
            <text:p>99309.1448745323</text:p>
          </table:table-cell>
          <table:table-cell/>
          <table:table-cell office:value-type="float" office:value="1456447405.04611" calcext:value-type="float">
            <text:p>1456447405.04611</text:p>
          </table:table-cell>
          <table:table-cell table:formula="of:=[.G1609]-[.B1609]" office:value-type="float" office:value="0.158136606216431" calcext:value-type="float">
            <text:p>0.1581366062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456447404.89925" calcext:value-type="float">
            <text:p>1456447404.89925</text:p>
          </table:table-cell>
          <table:table-cell office:value-type="float" office:value="1120" calcext:value-type="float">
            <text:p>1120</text:p>
          </table:table-cell>
          <table:table-cell table:formula="of:=[.B1610]-[.B$2]" office:value-type="float" office:value="44.8989953994751" calcext:value-type="float">
            <text:p>44.8989953995</text:p>
          </table:table-cell>
          <table:table-cell table:formula="of:=[.C1610]/([.D1610]-[.D1609])" office:value-type="float" office:value="99328.0433035903" calcext:value-type="float">
            <text:p>99328.0433035903</text:p>
          </table:table-cell>
          <table:table-cell/>
          <table:table-cell office:value-type="float" office:value="1456447405.04988" calcext:value-type="float">
            <text:p>1456447405.04988</text:p>
          </table:table-cell>
          <table:table-cell table:formula="of:=[.G1610]-[.B1610]" office:value-type="float" office:value="0.150630950927734" calcext:value-type="float">
            <text:p>0.1506309509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456447404.91052" calcext:value-type="float">
            <text:p>1456447404.91052</text:p>
          </table:table-cell>
          <table:table-cell office:value-type="float" office:value="1120" calcext:value-type="float">
            <text:p>1120</text:p>
          </table:table-cell>
          <table:table-cell table:formula="of:=[.B1611]-[.B$2]" office:value-type="float" office:value="44.9102711677551" calcext:value-type="float">
            <text:p>44.9102711678</text:p>
          </table:table-cell>
          <table:table-cell table:formula="of:=[.C1611]/([.D1611]-[.D1610])" office:value-type="float" office:value="99328.0433035903" calcext:value-type="float">
            <text:p>99328.0433035903</text:p>
          </table:table-cell>
          <table:table-cell/>
          <table:table-cell office:value-type="float" office:value="1456447405.05729" calcext:value-type="float">
            <text:p>1456447405.05729</text:p>
          </table:table-cell>
          <table:table-cell table:formula="of:=[.G1611]-[.B1611]" office:value-type="float" office:value="0.146765232086182" calcext:value-type="float">
            <text:p>0.1467652321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456447404.9218" calcext:value-type="float">
            <text:p>1456447404.9218</text:p>
          </table:table-cell>
          <table:table-cell office:value-type="float" office:value="1120" calcext:value-type="float">
            <text:p>1120</text:p>
          </table:table-cell>
          <table:table-cell table:formula="of:=[.B1612]-[.B$2]" office:value-type="float" office:value="44.9215486049652" calcext:value-type="float">
            <text:p>44.921548605</text:p>
          </table:table-cell>
          <table:table-cell table:formula="of:=[.C1612]/([.D1612]-[.D1611])" office:value-type="float" office:value="99313.3439039344" calcext:value-type="float">
            <text:p>99313.3439039344</text:p>
          </table:table-cell>
          <table:table-cell/>
          <table:table-cell office:value-type="float" office:value="1456447405.06093" calcext:value-type="float">
            <text:p>1456447405.06093</text:p>
          </table:table-cell>
          <table:table-cell table:formula="of:=[.G1612]-[.B1612]" office:value-type="float" office:value="0.139127731323242" calcext:value-type="float">
            <text:p>0.1391277313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456447404.93308" calcext:value-type="float">
            <text:p>1456447404.93308</text:p>
          </table:table-cell>
          <table:table-cell office:value-type="float" office:value="1120" calcext:value-type="float">
            <text:p>1120</text:p>
          </table:table-cell>
          <table:table-cell table:formula="of:=[.B1613]-[.B$2]" office:value-type="float" office:value="44.9328236579895" calcext:value-type="float">
            <text:p>44.932823658</text:p>
          </table:table-cell>
          <table:table-cell table:formula="of:=[.C1613]/([.D1613]-[.D1612])" office:value-type="float" office:value="99334.344378423" calcext:value-type="float">
            <text:p>99334.344378423</text:p>
          </table:table-cell>
          <table:table-cell/>
          <table:table-cell office:value-type="float" office:value="1456447405.06455" calcext:value-type="float">
            <text:p>1456447405.06455</text:p>
          </table:table-cell>
          <table:table-cell table:formula="of:=[.G1613]-[.B1613]" office:value-type="float" office:value="0.131472587585449" calcext:value-type="float">
            <text:p>0.1314725876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456447404.94435" calcext:value-type="float">
            <text:p>1456447404.94435</text:p>
          </table:table-cell>
          <table:table-cell office:value-type="float" office:value="1120" calcext:value-type="float">
            <text:p>1120</text:p>
          </table:table-cell>
          <table:table-cell table:formula="of:=[.B1614]-[.B$2]" office:value-type="float" office:value="44.944099187851" calcext:value-type="float">
            <text:p>44.9440991879</text:p>
          </table:table-cell>
          <table:table-cell table:formula="of:=[.C1614]/([.D1614]-[.D1613])" office:value-type="float" office:value="99330.1435730446" calcext:value-type="float">
            <text:p>99330.1435730446</text:p>
          </table:table-cell>
          <table:table-cell/>
          <table:table-cell office:value-type="float" office:value="1456447405.07108" calcext:value-type="float">
            <text:p>1456447405.07108</text:p>
          </table:table-cell>
          <table:table-cell table:formula="of:=[.G1614]-[.B1614]" office:value-type="float" office:value="0.126727104187012" calcext:value-type="float">
            <text:p>0.1267271042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456447404.95563" calcext:value-type="float">
            <text:p>1456447404.95563</text:p>
          </table:table-cell>
          <table:table-cell office:value-type="float" office:value="1120" calcext:value-type="float">
            <text:p>1120</text:p>
          </table:table-cell>
          <table:table-cell table:formula="of:=[.B1615]-[.B$2]" office:value-type="float" office:value="44.9553740024567" calcext:value-type="float">
            <text:p>44.9553740025</text:p>
          </table:table-cell>
          <table:table-cell table:formula="of:=[.C1615]/([.D1615]-[.D1614])" office:value-type="float" office:value="99336.4449143582" calcext:value-type="float">
            <text:p>99336.4449143582</text:p>
          </table:table-cell>
          <table:table-cell/>
          <table:table-cell office:value-type="float" office:value="1456447405.07464" calcext:value-type="float">
            <text:p>1456447405.07464</text:p>
          </table:table-cell>
          <table:table-cell table:formula="of:=[.G1615]-[.B1615]" office:value-type="float" office:value="0.119012355804443" calcext:value-type="float">
            <text:p>0.1190123558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456447404.9669" calcext:value-type="float">
            <text:p>1456447404.9669</text:p>
          </table:table-cell>
          <table:table-cell office:value-type="float" office:value="1120" calcext:value-type="float">
            <text:p>1120</text:p>
          </table:table-cell>
          <table:table-cell table:formula="of:=[.B1616]-[.B$2]" office:value-type="float" office:value="44.9666485786438" calcext:value-type="float">
            <text:p>44.9666485786</text:p>
          </table:table-cell>
          <table:table-cell table:formula="of:=[.C1616]/([.D1616]-[.D1615])" office:value-type="float" office:value="99338.5455391317" calcext:value-type="float">
            <text:p>99338.5455391317</text:p>
          </table:table-cell>
          <table:table-cell/>
          <table:table-cell office:value-type="float" office:value="1456447405.07825" calcext:value-type="float">
            <text:p>1456447405.07825</text:p>
          </table:table-cell>
          <table:table-cell table:formula="of:=[.G1616]-[.B1616]" office:value-type="float" office:value="0.111347675323486" calcext:value-type="float">
            <text:p>0.1113476753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456447404.97818" calcext:value-type="float">
            <text:p>1456447404.97818</text:p>
          </table:table-cell>
          <table:table-cell office:value-type="float" office:value="1120" calcext:value-type="float">
            <text:p>1120</text:p>
          </table:table-cell>
          <table:table-cell table:formula="of:=[.B1617]-[.B$2]" office:value-type="float" office:value="44.9779231548309" calcext:value-type="float">
            <text:p>44.9779231548</text:p>
          </table:table-cell>
          <table:table-cell table:formula="of:=[.C1617]/([.D1617]-[.D1616])" office:value-type="float" office:value="99338.5455391317" calcext:value-type="float">
            <text:p>99338.5455391317</text:p>
          </table:table-cell>
          <table:table-cell/>
          <table:table-cell office:value-type="float" office:value="1456447405.08439" calcext:value-type="float">
            <text:p>1456447405.08439</text:p>
          </table:table-cell>
          <table:table-cell table:formula="of:=[.G1617]-[.B1617]" office:value-type="float" office:value="0.106213092803955" calcext:value-type="float">
            <text:p>0.1062130928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456447404.98945" calcext:value-type="float">
            <text:p>1456447404.98945</text:p>
          </table:table-cell>
          <table:table-cell office:value-type="float" office:value="1120" calcext:value-type="float">
            <text:p>1120</text:p>
          </table:table-cell>
          <table:table-cell table:formula="of:=[.B1618]-[.B$2]" office:value-type="float" office:value="44.9891965389252" calcext:value-type="float">
            <text:p>44.9891965389</text:p>
          </table:table-cell>
          <table:table-cell table:formula="of:=[.C1618]/([.D1618]-[.D1617])" office:value-type="float" office:value="99349.0499957702" calcext:value-type="float">
            <text:p>99349.0499957702</text:p>
          </table:table-cell>
          <table:table-cell/>
          <table:table-cell office:value-type="float" office:value="1456447405.088" calcext:value-type="float">
            <text:p>1456447405.088</text:p>
          </table:table-cell>
          <table:table-cell table:formula="of:=[.G1618]-[.B1618]" office:value-type="float" office:value="0.0985498428344727" calcext:value-type="float">
            <text:p>0.0985498428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456447405.00205" calcext:value-type="float">
            <text:p>1456447405.00205</text:p>
          </table:table-cell>
          <table:table-cell office:value-type="float" office:value="1120" calcext:value-type="float">
            <text:p>1120</text:p>
          </table:table-cell>
          <table:table-cell table:formula="of:=[.B1619]-[.B$2]" office:value-type="float" office:value="45.0017943382263" calcext:value-type="float">
            <text:p>45.0017943382</text:p>
          </table:table-cell>
          <table:table-cell table:formula="of:=[.C1619]/([.D1619]-[.D1618])" office:value-type="float" office:value="88904.4168133386" calcext:value-type="float">
            <text:p>88904.4168133386</text:p>
          </table:table-cell>
          <table:table-cell/>
          <table:table-cell office:value-type="float" office:value="1456447405.09157" calcext:value-type="float">
            <text:p>1456447405.09157</text:p>
          </table:table-cell>
          <table:table-cell table:formula="of:=[.G1619]-[.B1619]" office:value-type="float" office:value="0.0895218849182129" calcext:value-type="float">
            <text:p>0.0895218849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456447405.01293" calcext:value-type="float">
            <text:p>1456447405.01293</text:p>
          </table:table-cell>
          <table:table-cell office:value-type="float" office:value="1120" calcext:value-type="float">
            <text:p>1120</text:p>
          </table:table-cell>
          <table:table-cell table:formula="of:=[.B1620]-[.B$2]" office:value-type="float" office:value="45.012678861618" calcext:value-type="float">
            <text:p>45.0126788616</text:p>
          </table:table-cell>
          <table:table-cell table:formula="of:=[.C1620]/([.D1620]-[.D1619])" office:value-type="float" office:value="102898.396162355" calcext:value-type="float">
            <text:p>102898.396162355</text:p>
          </table:table-cell>
          <table:table-cell/>
          <table:table-cell office:value-type="float" office:value="1456447405.09514" calcext:value-type="float">
            <text:p>1456447405.09514</text:p>
          </table:table-cell>
          <table:table-cell table:formula="of:=[.G1620]-[.B1620]" office:value-type="float" office:value="0.0822074413299561" calcext:value-type="float">
            <text:p>0.0822074413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456447405.02383" calcext:value-type="float">
            <text:p>1456447405.02383</text:p>
          </table:table-cell>
          <table:table-cell office:value-type="float" office:value="1120" calcext:value-type="float">
            <text:p>1120</text:p>
          </table:table-cell>
          <table:table-cell table:formula="of:=[.B1621]-[.B$2]" office:value-type="float" office:value="45.0235753059387" calcext:value-type="float">
            <text:p>45.0235753059</text:p>
          </table:table-cell>
          <table:table-cell table:formula="of:=[.C1621]/([.D1621]-[.D1620])" office:value-type="float" office:value="102785.823250115" calcext:value-type="float">
            <text:p>102785.823250115</text:p>
          </table:table-cell>
          <table:table-cell/>
          <table:table-cell office:value-type="float" office:value="1456447405.10161" calcext:value-type="float">
            <text:p>1456447405.10161</text:p>
          </table:table-cell>
          <table:table-cell table:formula="of:=[.G1621]-[.B1621]" office:value-type="float" office:value="0.0777809619903564" calcext:value-type="float">
            <text:p>0.077780962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456447405.03466" calcext:value-type="float">
            <text:p>1456447405.03466</text:p>
          </table:table-cell>
          <table:table-cell office:value-type="float" office:value="1120" calcext:value-type="float">
            <text:p>1120</text:p>
          </table:table-cell>
          <table:table-cell table:formula="of:=[.B1622]-[.B$2]" office:value-type="float" office:value="45.03440284729" calcext:value-type="float">
            <text:p>45.0344028473</text:p>
          </table:table-cell>
          <table:table-cell table:formula="of:=[.C1622]/([.D1622]-[.D1621])" office:value-type="float" office:value="103439.918967719" calcext:value-type="float">
            <text:p>103439.918967719</text:p>
          </table:table-cell>
          <table:table-cell/>
          <table:table-cell office:value-type="float" office:value="1456447405.11244" calcext:value-type="float">
            <text:p>1456447405.11244</text:p>
          </table:table-cell>
          <table:table-cell table:formula="of:=[.G1622]-[.B1622]" office:value-type="float" office:value="0.0777835845947266" calcext:value-type="float">
            <text:p>0.0777835846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456447405.04547" calcext:value-type="float">
            <text:p>1456447405.04547</text:p>
          </table:table-cell>
          <table:table-cell office:value-type="float" office:value="1120" calcext:value-type="float">
            <text:p>1120</text:p>
          </table:table-cell>
          <table:table-cell table:formula="of:=[.B1623]-[.B$2]" office:value-type="float" office:value="45.0452122688293" calcext:value-type="float">
            <text:p>45.0452122688</text:p>
          </table:table-cell>
          <table:table-cell table:formula="of:=[.C1623]/([.D1623]-[.D1622])" office:value-type="float" office:value="103613.315099916" calcext:value-type="float">
            <text:p>103613.315099916</text:p>
          </table:table-cell>
          <table:table-cell/>
          <table:table-cell office:value-type="float" office:value="1456447405.12312" calcext:value-type="float">
            <text:p>1456447405.12312</text:p>
          </table:table-cell>
          <table:table-cell table:formula="of:=[.G1623]-[.B1623]" office:value-type="float" office:value="0.0776541233062744" calcext:value-type="float">
            <text:p>0.0776541233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456447405.05627" calcext:value-type="float">
            <text:p>1456447405.05627</text:p>
          </table:table-cell>
          <table:table-cell office:value-type="float" office:value="1120" calcext:value-type="float">
            <text:p>1120</text:p>
          </table:table-cell>
          <table:table-cell table:formula="of:=[.B1624]-[.B$2]" office:value-type="float" office:value="45.0560202598572" calcext:value-type="float">
            <text:p>45.0560202599</text:p>
          </table:table-cell>
          <table:table-cell table:formula="of:=[.C1624]/([.D1624]-[.D1623])" office:value-type="float" office:value="103627.029030266" calcext:value-type="float">
            <text:p>103627.029030266</text:p>
          </table:table-cell>
          <table:table-cell/>
          <table:table-cell office:value-type="float" office:value="1456447405.13404" calcext:value-type="float">
            <text:p>1456447405.13404</text:p>
          </table:table-cell>
          <table:table-cell table:formula="of:=[.G1624]-[.B1624]" office:value-type="float" office:value="0.0777661800384522" calcext:value-type="float">
            <text:p>0.07776618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456447405.06708" calcext:value-type="float">
            <text:p>1456447405.06708</text:p>
          </table:table-cell>
          <table:table-cell office:value-type="float" office:value="1120" calcext:value-type="float">
            <text:p>1120</text:p>
          </table:table-cell>
          <table:table-cell table:formula="of:=[.B1625]-[.B$2]" office:value-type="float" office:value="45.0668241977692" calcext:value-type="float">
            <text:p>45.0668241978</text:p>
          </table:table-cell>
          <table:table-cell table:formula="of:=[.C1625]/([.D1625]-[.D1624])" office:value-type="float" office:value="103665.904888006" calcext:value-type="float">
            <text:p>103665.904888006</text:p>
          </table:table-cell>
          <table:table-cell/>
          <table:table-cell office:value-type="float" office:value="1456447405.14481" calcext:value-type="float">
            <text:p>1456447405.14481</text:p>
          </table:table-cell>
          <table:table-cell table:formula="of:=[.G1625]-[.B1625]" office:value-type="float" office:value="0.0777320861816406" calcext:value-type="float">
            <text:p>0.0777320862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456447405.07788" calcext:value-type="float">
            <text:p>1456447405.07788</text:p>
          </table:table-cell>
          <table:table-cell office:value-type="float" office:value="1120" calcext:value-type="float">
            <text:p>1120</text:p>
          </table:table-cell>
          <table:table-cell table:formula="of:=[.B1626]-[.B$2]" office:value-type="float" office:value="45.0776252746582" calcext:value-type="float">
            <text:p>45.0776252747</text:p>
          </table:table-cell>
          <table:table-cell table:formula="of:=[.C1626]/([.D1626]-[.D1625])" office:value-type="float" office:value="103693.364236364" calcext:value-type="float">
            <text:p>103693.364236364</text:p>
          </table:table-cell>
          <table:table-cell/>
          <table:table-cell office:value-type="float" office:value="1456447405.15652" calcext:value-type="float">
            <text:p>1456447405.15652</text:p>
          </table:table-cell>
          <table:table-cell table:formula="of:=[.G1626]-[.B1626]" office:value-type="float" office:value="0.0786409378051758" calcext:value-type="float">
            <text:p>0.0786409378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456447405.08873" calcext:value-type="float">
            <text:p>1456447405.08873</text:p>
          </table:table-cell>
          <table:table-cell office:value-type="float" office:value="1120" calcext:value-type="float">
            <text:p>1120</text:p>
          </table:table-cell>
          <table:table-cell table:formula="of:=[.B1627]-[.B$2]" office:value-type="float" office:value="45.0884749889374" calcext:value-type="float">
            <text:p>45.0884749889</text:p>
          </table:table-cell>
          <table:table-cell table:formula="of:=[.C1627]/([.D1627]-[.D1626])" office:value-type="float" office:value="103228.524842332" calcext:value-type="float">
            <text:p>103228.524842332</text:p>
          </table:table-cell>
          <table:table-cell/>
          <table:table-cell office:value-type="float" office:value="1456447405.16745" calcext:value-type="float">
            <text:p>1456447405.16745</text:p>
          </table:table-cell>
          <table:table-cell table:formula="of:=[.G1627]-[.B1627]" office:value-type="float" office:value="0.078721284866333" calcext:value-type="float">
            <text:p>0.0787212849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456447405.09955" calcext:value-type="float">
            <text:p>1456447405.09955</text:p>
          </table:table-cell>
          <table:table-cell office:value-type="float" office:value="1120" calcext:value-type="float">
            <text:p>1120</text:p>
          </table:table-cell>
          <table:table-cell table:formula="of:=[.B1628]-[.B$2]" office:value-type="float" office:value="45.099294424057" calcext:value-type="float">
            <text:p>45.0992944241</text:p>
          </table:table-cell>
          <table:table-cell table:formula="of:=[.C1628]/([.D1628]-[.D1627])" office:value-type="float" office:value="103517.419127369" calcext:value-type="float">
            <text:p>103517.419127369</text:p>
          </table:table-cell>
          <table:table-cell/>
          <table:table-cell office:value-type="float" office:value="1456447405.17848" calcext:value-type="float">
            <text:p>1456447405.17848</text:p>
          </table:table-cell>
          <table:table-cell table:formula="of:=[.G1628]-[.B1628]" office:value-type="float" office:value="0.0789318084716797" calcext:value-type="float">
            <text:p>0.0789318085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456447405.11036" calcext:value-type="float">
            <text:p>1456447405.11036</text:p>
          </table:table-cell>
          <table:table-cell office:value-type="float" office:value="1120" calcext:value-type="float">
            <text:p>1120</text:p>
          </table:table-cell>
          <table:table-cell table:formula="of:=[.B1629]-[.B$2]" office:value-type="float" office:value="45.1101045608521" calcext:value-type="float">
            <text:p>45.1101045609</text:p>
          </table:table-cell>
          <table:table-cell table:formula="of:=[.C1629]/([.D1629]-[.D1628])" office:value-type="float" office:value="103606.459495821" calcext:value-type="float">
            <text:p>103606.459495821</text:p>
          </table:table-cell>
          <table:table-cell/>
          <table:table-cell office:value-type="float" office:value="1456447405.18946" calcext:value-type="float">
            <text:p>1456447405.18946</text:p>
          </table:table-cell>
          <table:table-cell table:formula="of:=[.G1629]-[.B1629]" office:value-type="float" office:value="0.0791018009185791" calcext:value-type="float">
            <text:p>0.0791018009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456447405.12116" calcext:value-type="float">
            <text:p>1456447405.12116</text:p>
          </table:table-cell>
          <table:table-cell office:value-type="float" office:value="1120" calcext:value-type="float">
            <text:p>1120</text:p>
          </table:table-cell>
          <table:table-cell table:formula="of:=[.B1630]-[.B$2]" office:value-type="float" office:value="45.1209053993225" calcext:value-type="float">
            <text:p>45.1209053993</text:p>
          </table:table-cell>
          <table:table-cell table:formula="of:=[.C1630]/([.D1630]-[.D1629])" office:value-type="float" office:value="103695.653172045" calcext:value-type="float">
            <text:p>103695.653172045</text:p>
          </table:table-cell>
          <table:table-cell/>
          <table:table-cell office:value-type="float" office:value="1456447405.20029" calcext:value-type="float">
            <text:p>1456447405.20029</text:p>
          </table:table-cell>
          <table:table-cell table:formula="of:=[.G1630]-[.B1630]" office:value-type="float" office:value="0.0791308879852295" calcext:value-type="float">
            <text:p>0.079130888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456447405.13197" calcext:value-type="float">
            <text:p>1456447405.13197</text:p>
          </table:table-cell>
          <table:table-cell office:value-type="float" office:value="1120" calcext:value-type="float">
            <text:p>1120</text:p>
          </table:table-cell>
          <table:table-cell table:formula="of:=[.B1631]-[.B$2]" office:value-type="float" office:value="45.1317126750946" calcext:value-type="float">
            <text:p>45.1317126751</text:p>
          </table:table-cell>
          <table:table-cell table:formula="of:=[.C1631]/([.D1631]-[.D1630])" office:value-type="float" office:value="103633.88735688" calcext:value-type="float">
            <text:p>103633.88735688</text:p>
          </table:table-cell>
          <table:table-cell/>
          <table:table-cell office:value-type="float" office:value="1456447405.2054" calcext:value-type="float">
            <text:p>1456447405.2054</text:p>
          </table:table-cell>
          <table:table-cell table:formula="of:=[.G1631]-[.B1631]" office:value-type="float" office:value="0.0734336376190186" calcext:value-type="float">
            <text:p>0.0734336376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456447405.14277" calcext:value-type="float">
            <text:p>1456447405.14277</text:p>
          </table:table-cell>
          <table:table-cell office:value-type="float" office:value="1120" calcext:value-type="float">
            <text:p>1120</text:p>
          </table:table-cell>
          <table:table-cell table:formula="of:=[.B1632]-[.B$2]" office:value-type="float" office:value="45.1425135135651" calcext:value-type="float">
            <text:p>45.1425135136</text:p>
          </table:table-cell>
          <table:table-cell table:formula="of:=[.C1632]/([.D1632]-[.D1631])" office:value-type="float" office:value="103695.653172045" calcext:value-type="float">
            <text:p>103695.653172045</text:p>
          </table:table-cell>
          <table:table-cell/>
          <table:table-cell office:value-type="float" office:value="1456447405.21524" calcext:value-type="float">
            <text:p>1456447405.21524</text:p>
          </table:table-cell>
          <table:table-cell table:formula="of:=[.G1632]-[.B1632]" office:value-type="float" office:value="0.0724728107452393" calcext:value-type="float">
            <text:p>0.0724728107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456447405.15356" calcext:value-type="float">
            <text:p>1456447405.15356</text:p>
          </table:table-cell>
          <table:table-cell office:value-type="float" office:value="1120" calcext:value-type="float">
            <text:p>1120</text:p>
          </table:table-cell>
          <table:table-cell table:formula="of:=[.B1633]-[.B$2]" office:value-type="float" office:value="45.1533088684082" calcext:value-type="float">
            <text:p>45.1533088684</text:p>
          </table:table-cell>
          <table:table-cell table:formula="of:=[.C1633]/([.D1633]-[.D1632])" office:value-type="float" office:value="103748.326597319" calcext:value-type="float">
            <text:p>103748.326597319</text:p>
          </table:table-cell>
          <table:table-cell/>
          <table:table-cell office:value-type="float" office:value="1456447405.22604" calcext:value-type="float">
            <text:p>1456447405.22604</text:p>
          </table:table-cell>
          <table:table-cell table:formula="of:=[.G1633]-[.B1633]" office:value-type="float" office:value="0.0724773406982422" calcext:value-type="float">
            <text:p>0.0724773407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456447405.16436" calcext:value-type="float">
            <text:p>1456447405.16436</text:p>
          </table:table-cell>
          <table:table-cell office:value-type="float" office:value="1120" calcext:value-type="float">
            <text:p>1120</text:p>
          </table:table-cell>
          <table:table-cell table:formula="of:=[.B1634]-[.B$2]" office:value-type="float" office:value="45.1641049385071" calcext:value-type="float">
            <text:p>45.1641049385</text:p>
          </table:table-cell>
          <table:table-cell table:formula="of:=[.C1634]/([.D1634]-[.D1633])" office:value-type="float" office:value="103741.453116028" calcext:value-type="float">
            <text:p>103741.453116028</text:p>
          </table:table-cell>
          <table:table-cell/>
          <table:table-cell office:value-type="float" office:value="1456447405.23665" calcext:value-type="float">
            <text:p>1456447405.23665</text:p>
          </table:table-cell>
          <table:table-cell table:formula="of:=[.G1634]-[.B1634]" office:value-type="float" office:value="0.072291374206543" calcext:value-type="float">
            <text:p>0.0722913742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456447405.17515" calcext:value-type="float">
            <text:p>1456447405.17515</text:p>
          </table:table-cell>
          <table:table-cell office:value-type="float" office:value="1120" calcext:value-type="float">
            <text:p>1120</text:p>
          </table:table-cell>
          <table:table-cell table:formula="of:=[.B1635]-[.B$2]" office:value-type="float" office:value="45.174901008606" calcext:value-type="float">
            <text:p>45.1749010086</text:p>
          </table:table-cell>
          <table:table-cell table:formula="of:=[.C1635]/([.D1635]-[.D1634])" office:value-type="float" office:value="103741.453116028" calcext:value-type="float">
            <text:p>103741.453116028</text:p>
          </table:table-cell>
          <table:table-cell/>
          <table:table-cell office:value-type="float" office:value="1456447405.24744" calcext:value-type="float">
            <text:p>1456447405.24744</text:p>
          </table:table-cell>
          <table:table-cell table:formula="of:=[.G1635]-[.B1635]" office:value-type="float" office:value="0.0722854137420654" calcext:value-type="float">
            <text:p>0.0722854137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456447405.18595" calcext:value-type="float">
            <text:p>1456447405.18595</text:p>
          </table:table-cell>
          <table:table-cell office:value-type="float" office:value="1120" calcext:value-type="float">
            <text:p>1120</text:p>
          </table:table-cell>
          <table:table-cell table:formula="of:=[.B1636]-[.B$2]" office:value-type="float" office:value="45.1856958866119" calcext:value-type="float">
            <text:p>45.1856958866</text:p>
          </table:table-cell>
          <table:table-cell table:formula="of:=[.C1636]/([.D1636]-[.D1635])" office:value-type="float" office:value="103752.909424211" calcext:value-type="float">
            <text:p>103752.909424211</text:p>
          </table:table-cell>
          <table:table-cell/>
          <table:table-cell office:value-type="float" office:value="1456447405.25823" calcext:value-type="float">
            <text:p>1456447405.25823</text:p>
          </table:table-cell>
          <table:table-cell table:formula="of:=[.G1636]-[.B1636]" office:value-type="float" office:value="0.0722804069519043" calcext:value-type="float">
            <text:p>0.072280407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456447405.19674" calcext:value-type="float">
            <text:p>1456447405.19674</text:p>
          </table:table-cell>
          <table:table-cell office:value-type="float" office:value="1120" calcext:value-type="float">
            <text:p>1120</text:p>
          </table:table-cell>
          <table:table-cell table:formula="of:=[.B1637]-[.B$2]" office:value-type="float" office:value="45.1964902877808" calcext:value-type="float">
            <text:p>45.1964902878</text:p>
          </table:table-cell>
          <table:table-cell table:formula="of:=[.C1637]/([.D1637]-[.D1636])" office:value-type="float" office:value="103757.492655991" calcext:value-type="float">
            <text:p>103757.492655991</text:p>
          </table:table-cell>
          <table:table-cell/>
          <table:table-cell office:value-type="float" office:value="1456447405.2691" calcext:value-type="float">
            <text:p>1456447405.2691</text:p>
          </table:table-cell>
          <table:table-cell table:formula="of:=[.G1637]-[.B1637]" office:value-type="float" office:value="0.0723559856414795" calcext:value-type="float">
            <text:p>0.0723559856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456447405.20754" calcext:value-type="float">
            <text:p>1456447405.20754</text:p>
          </table:table-cell>
          <table:table-cell office:value-type="float" office:value="1120" calcext:value-type="float">
            <text:p>1120</text:p>
          </table:table-cell>
          <table:table-cell table:formula="of:=[.B1638]-[.B$2]" office:value-type="float" office:value="45.207288980484" calcext:value-type="float">
            <text:p>45.2072889805</text:p>
          </table:table-cell>
          <table:table-cell table:formula="of:=[.C1638]/([.D1638]-[.D1637])" office:value-type="float" office:value="103716.258141435" calcext:value-type="float">
            <text:p>103716.258141435</text:p>
          </table:table-cell>
          <table:table-cell/>
          <table:table-cell office:value-type="float" office:value="1456447405.27989" calcext:value-type="float">
            <text:p>1456447405.27989</text:p>
          </table:table-cell>
          <table:table-cell table:formula="of:=[.G1638]-[.B1638]" office:value-type="float" office:value="0.0723474025726318" calcext:value-type="float">
            <text:p>0.0723474026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456447405.21834" calcext:value-type="float">
            <text:p>1456447405.21834</text:p>
          </table:table-cell>
          <table:table-cell office:value-type="float" office:value="1120" calcext:value-type="float">
            <text:p>1120</text:p>
          </table:table-cell>
          <table:table-cell table:formula="of:=[.B1639]-[.B$2]" office:value-type="float" office:value="45.2180895805359" calcext:value-type="float">
            <text:p>45.2180895805</text:p>
          </table:table-cell>
          <table:table-cell table:formula="of:=[.C1639]/([.D1639]-[.D1638])" office:value-type="float" office:value="103697.942208781" calcext:value-type="float">
            <text:p>103697.942208781</text:p>
          </table:table-cell>
          <table:table-cell/>
          <table:table-cell office:value-type="float" office:value="1456447405.29079" calcext:value-type="float">
            <text:p>1456447405.29079</text:p>
          </table:table-cell>
          <table:table-cell table:formula="of:=[.G1639]-[.B1639]" office:value-type="float" office:value="0.0724468231201172" calcext:value-type="float">
            <text:p>0.0724468231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456447405.22914" calcext:value-type="float">
            <text:p>1456447405.22914</text:p>
          </table:table-cell>
          <table:table-cell office:value-type="float" office:value="1120" calcext:value-type="float">
            <text:p>1120</text:p>
          </table:table-cell>
          <table:table-cell table:formula="of:=[.B1640]-[.B$2]" office:value-type="float" office:value="45.2288882732391" calcext:value-type="float">
            <text:p>45.2288882732</text:p>
          </table:table-cell>
          <table:table-cell table:formula="of:=[.C1640]/([.D1640]-[.D1639])" office:value-type="float" office:value="103716.258141435" calcext:value-type="float">
            <text:p>103716.258141435</text:p>
          </table:table-cell>
          <table:table-cell/>
          <table:table-cell office:value-type="float" office:value="1456447405.3084" calcext:value-type="float">
            <text:p>1456447405.3084</text:p>
          </table:table-cell>
          <table:table-cell table:formula="of:=[.G1640]-[.B1640]" office:value-type="float" office:value="0.0792579650878906" calcext:value-type="float">
            <text:p>0.0792579651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456447405.23993" calcext:value-type="float">
            <text:p>1456447405.23993</text:p>
          </table:table-cell>
          <table:table-cell office:value-type="float" office:value="1120" calcext:value-type="float">
            <text:p>1120</text:p>
          </table:table-cell>
          <table:table-cell table:formula="of:=[.B1641]-[.B$2]" office:value-type="float" office:value="45.2396738529205" calcext:value-type="float">
            <text:p>45.2396738529</text:p>
          </table:table-cell>
          <table:table-cell table:formula="of:=[.C1641]/([.D1641]-[.D1640])" office:value-type="float" office:value="103842.355541801" calcext:value-type="float">
            <text:p>103842.355541801</text:p>
          </table:table-cell>
          <table:table-cell/>
          <table:table-cell office:value-type="float" office:value="1456447405.32072" calcext:value-type="float">
            <text:p>1456447405.32072</text:p>
          </table:table-cell>
          <table:table-cell table:formula="of:=[.G1641]-[.B1641]" office:value-type="float" office:value="0.0807924270629883" calcext:value-type="float">
            <text:p>0.0807924271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456447405.25074" calcext:value-type="float">
            <text:p>1456447405.25074</text:p>
          </table:table-cell>
          <table:table-cell office:value-type="float" office:value="1120" calcext:value-type="float">
            <text:p>1120</text:p>
          </table:table-cell>
          <table:table-cell table:formula="of:=[.B1642]-[.B$2]" office:value-type="float" office:value="45.2504856586456" calcext:value-type="float">
            <text:p>45.2504856586</text:p>
          </table:table-cell>
          <table:table-cell table:formula="of:=[.C1642]/([.D1642]-[.D1641])" office:value-type="float" office:value="103590.466613743" calcext:value-type="float">
            <text:p>103590.466613743</text:p>
          </table:table-cell>
          <table:table-cell/>
          <table:table-cell office:value-type="float" office:value="1456447405.33013" calcext:value-type="float">
            <text:p>1456447405.33013</text:p>
          </table:table-cell>
          <table:table-cell table:formula="of:=[.G1642]-[.B1642]" office:value-type="float" office:value="0.0793907642364502" calcext:value-type="float">
            <text:p>0.0793907642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456447405.26155" calcext:value-type="float">
            <text:p>1456447405.26155</text:p>
          </table:table-cell>
          <table:table-cell office:value-type="float" office:value="1120" calcext:value-type="float">
            <text:p>1120</text:p>
          </table:table-cell>
          <table:table-cell table:formula="of:=[.B1643]-[.B$2]" office:value-type="float" office:value="45.2612972259522" calcext:value-type="float">
            <text:p>45.261297226</text:p>
          </table:table-cell>
          <table:table-cell table:formula="of:=[.C1643]/([.D1643]-[.D1642])" office:value-type="float" office:value="103592.751008887" calcext:value-type="float">
            <text:p>103592.751008887</text:p>
          </table:table-cell>
          <table:table-cell/>
          <table:table-cell office:value-type="float" office:value="1456447405.34091" calcext:value-type="float">
            <text:p>1456447405.34091</text:p>
          </table:table-cell>
          <table:table-cell table:formula="of:=[.G1643]-[.B1643]" office:value-type="float" office:value="0.0793590545654297" calcext:value-type="float">
            <text:p>0.0793590546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456447405.27236" calcext:value-type="float">
            <text:p>1456447405.27236</text:p>
          </table:table-cell>
          <table:table-cell office:value-type="float" office:value="1120" calcext:value-type="float">
            <text:p>1120</text:p>
          </table:table-cell>
          <table:table-cell table:formula="of:=[.B1644]-[.B$2]" office:value-type="float" office:value="45.2721016407013" calcext:value-type="float">
            <text:p>45.2721016407</text:p>
          </table:table-cell>
          <table:table-cell table:formula="of:=[.C1644]/([.D1644]-[.D1643])" office:value-type="float" office:value="103661.329743805" calcext:value-type="float">
            <text:p>103661.329743805</text:p>
          </table:table-cell>
          <table:table-cell/>
          <table:table-cell office:value-type="float" office:value="1456447405.3518" calcext:value-type="float">
            <text:p>1456447405.3518</text:p>
          </table:table-cell>
          <table:table-cell table:formula="of:=[.G1644]-[.B1644]" office:value-type="float" office:value="0.0794446468353272" calcext:value-type="float">
            <text:p>0.0794446468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456447405.28316" calcext:value-type="float">
            <text:p>1456447405.28316</text:p>
          </table:table-cell>
          <table:table-cell office:value-type="float" office:value="1120" calcext:value-type="float">
            <text:p>1120</text:p>
          </table:table-cell>
          <table:table-cell table:formula="of:=[.B1645]-[.B$2]" office:value-type="float" office:value="45.282901763916" calcext:value-type="float">
            <text:p>45.2829017639</text:p>
          </table:table-cell>
          <table:table-cell table:formula="of:=[.C1645]/([.D1645]-[.D1644])" office:value-type="float" office:value="103702.520585443" calcext:value-type="float">
            <text:p>103702.520585443</text:p>
          </table:table-cell>
          <table:table-cell/>
          <table:table-cell office:value-type="float" office:value="1456447405.36249" calcext:value-type="float">
            <text:p>1456447405.36249</text:p>
          </table:table-cell>
          <table:table-cell table:formula="of:=[.G1645]-[.B1645]" office:value-type="float" office:value="0.0793344974517822" calcext:value-type="float">
            <text:p>0.0793344975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456447405.29395" calcext:value-type="float">
            <text:p>1456447405.29395</text:p>
          </table:table-cell>
          <table:table-cell office:value-type="float" office:value="1120" calcext:value-type="float">
            <text:p>1120</text:p>
          </table:table-cell>
          <table:table-cell table:formula="of:=[.B1646]-[.B$2]" office:value-type="float" office:value="45.2936995029449" calcext:value-type="float">
            <text:p>45.2936995029</text:p>
          </table:table-cell>
          <table:table-cell table:formula="of:=[.C1646]/([.D1646]-[.D1645])" office:value-type="float" office:value="103725.418534302" calcext:value-type="float">
            <text:p>103725.418534302</text:p>
          </table:table-cell>
          <table:table-cell/>
          <table:table-cell office:value-type="float" office:value="1456447405.37323" calcext:value-type="float">
            <text:p>1456447405.37323</text:p>
          </table:table-cell>
          <table:table-cell table:formula="of:=[.G1646]-[.B1646]" office:value-type="float" office:value="0.0792768001556397" calcext:value-type="float">
            <text:p>0.0792768002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456447405.30475" calcext:value-type="float">
            <text:p>1456447405.30475</text:p>
          </table:table-cell>
          <table:table-cell office:value-type="float" office:value="1120" calcext:value-type="float">
            <text:p>1120</text:p>
          </table:table-cell>
          <table:table-cell table:formula="of:=[.B1647]-[.B$2]" office:value-type="float" office:value="45.3044967651367" calcext:value-type="float">
            <text:p>45.3044967651</text:p>
          </table:table-cell>
          <table:table-cell table:formula="of:=[.C1647]/([.D1647]-[.D1646])" office:value-type="float" office:value="103729.999337558" calcext:value-type="float">
            <text:p>103729.999337558</text:p>
          </table:table-cell>
          <table:table-cell/>
          <table:table-cell office:value-type="float" office:value="1456447405.38399" calcext:value-type="float">
            <text:p>1456447405.38399</text:p>
          </table:table-cell>
          <table:table-cell table:formula="of:=[.G1647]-[.B1647]" office:value-type="float" office:value="0.0792396068572998" calcext:value-type="float">
            <text:p>0.0792396069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456447405.31559" calcext:value-type="float">
            <text:p>1456447405.31559</text:p>
          </table:table-cell>
          <table:table-cell office:value-type="float" office:value="1120" calcext:value-type="float">
            <text:p>1120</text:p>
          </table:table-cell>
          <table:table-cell table:formula="of:=[.B1648]-[.B$2]" office:value-type="float" office:value="45.3153314590454" calcext:value-type="float">
            <text:p>45.315331459</text:p>
          </table:table-cell>
          <table:table-cell table:formula="of:=[.C1648]/([.D1648]-[.D1647])" office:value-type="float" office:value="103371.632778805" calcext:value-type="float">
            <text:p>103371.632778805</text:p>
          </table:table-cell>
          <table:table-cell/>
          <table:table-cell office:value-type="float" office:value="1456447405.39495" calcext:value-type="float">
            <text:p>1456447405.39495</text:p>
          </table:table-cell>
          <table:table-cell table:formula="of:=[.G1648]-[.B1648]" office:value-type="float" office:value="0.0793647766113281" calcext:value-type="float">
            <text:p>0.0793647766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456447405.3264" calcext:value-type="float">
            <text:p>1456447405.3264</text:p>
          </table:table-cell>
          <table:table-cell office:value-type="float" office:value="1120" calcext:value-type="float">
            <text:p>1120</text:p>
          </table:table-cell>
          <table:table-cell table:formula="of:=[.B1649]-[.B$2]" office:value-type="float" office:value="45.3261435031891" calcext:value-type="float">
            <text:p>45.3261435032</text:p>
          </table:table-cell>
          <table:table-cell table:formula="of:=[.C1649]/([.D1649]-[.D1648])" office:value-type="float" office:value="103588.182319346" calcext:value-type="float">
            <text:p>103588.182319346</text:p>
          </table:table-cell>
          <table:table-cell/>
          <table:table-cell office:value-type="float" office:value="1456447405.40594" calcext:value-type="float">
            <text:p>1456447405.40594</text:p>
          </table:table-cell>
          <table:table-cell table:formula="of:=[.G1649]-[.B1649]" office:value-type="float" office:value="0.079542875289917" calcext:value-type="float">
            <text:p>0.0795428753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456447405.3372" calcext:value-type="float">
            <text:p>1456447405.3372</text:p>
          </table:table-cell>
          <table:table-cell office:value-type="float" office:value="1120" calcext:value-type="float">
            <text:p>1120</text:p>
          </table:table-cell>
          <table:table-cell table:formula="of:=[.B1650]-[.B$2]" office:value-type="float" office:value="45.3369476795197" calcext:value-type="float">
            <text:p>45.3369476795</text:p>
          </table:table-cell>
          <table:table-cell table:formula="of:=[.C1650]/([.D1650]-[.D1649])" office:value-type="float" office:value="103663.617265425" calcext:value-type="float">
            <text:p>103663.617265425</text:p>
          </table:table-cell>
          <table:table-cell/>
          <table:table-cell office:value-type="float" office:value="1456447405.41661" calcext:value-type="float">
            <text:p>1456447405.41661</text:p>
          </table:table-cell>
          <table:table-cell table:formula="of:=[.G1650]-[.B1650]" office:value-type="float" office:value="0.0794086456298828" calcext:value-type="float">
            <text:p>0.0794086456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456447405.34801" calcext:value-type="float">
            <text:p>1456447405.34801</text:p>
          </table:table-cell>
          <table:table-cell office:value-type="float" office:value="1120" calcext:value-type="float">
            <text:p>1120</text:p>
          </table:table-cell>
          <table:table-cell table:formula="of:=[.B1651]-[.B$2]" office:value-type="float" office:value="45.3477523326874" calcext:value-type="float">
            <text:p>45.3477523327</text:p>
          </table:table-cell>
          <table:table-cell table:formula="of:=[.C1651]/([.D1651]-[.D1650])" office:value-type="float" office:value="103659.042323139" calcext:value-type="float">
            <text:p>103659.042323139</text:p>
          </table:table-cell>
          <table:table-cell/>
          <table:table-cell office:value-type="float" office:value="1456447405.42749" calcext:value-type="float">
            <text:p>1456447405.42749</text:p>
          </table:table-cell>
          <table:table-cell table:formula="of:=[.G1651]-[.B1651]" office:value-type="float" office:value="0.0794839859008789" calcext:value-type="float">
            <text:p>0.0794839859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456447405.35881" calcext:value-type="float">
            <text:p>1456447405.35881</text:p>
          </table:table-cell>
          <table:table-cell office:value-type="float" office:value="1120" calcext:value-type="float">
            <text:p>1120</text:p>
          </table:table-cell>
          <table:table-cell table:formula="of:=[.B1652]-[.B$2]" office:value-type="float" office:value="45.3585524559021" calcext:value-type="float">
            <text:p>45.3585524559</text:p>
          </table:table-cell>
          <table:table-cell table:formula="of:=[.C1652]/([.D1652]-[.D1651])" office:value-type="float" office:value="103702.520585443" calcext:value-type="float">
            <text:p>103702.520585443</text:p>
          </table:table-cell>
          <table:table-cell/>
          <table:table-cell office:value-type="float" office:value="1456447405.43834" calcext:value-type="float">
            <text:p>1456447405.43834</text:p>
          </table:table-cell>
          <table:table-cell table:formula="of:=[.G1652]-[.B1652]" office:value-type="float" office:value="0.0795338153839111" calcext:value-type="float">
            <text:p>0.0795338154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456447405.36963" calcext:value-type="float">
            <text:p>1456447405.36963</text:p>
          </table:table-cell>
          <table:table-cell office:value-type="float" office:value="1120" calcext:value-type="float">
            <text:p>1120</text:p>
          </table:table-cell>
          <table:table-cell table:formula="of:=[.B1653]-[.B$2]" office:value-type="float" office:value="45.3693754673004" calcext:value-type="float">
            <text:p>45.3693754673</text:p>
          </table:table-cell>
          <table:table-cell table:formula="of:=[.C1653]/([.D1653]-[.D1652])" office:value-type="float" office:value="103483.213569776" calcext:value-type="float">
            <text:p>103483.213569776</text:p>
          </table:table-cell>
          <table:table-cell/>
          <table:table-cell office:value-type="float" office:value="1456447405.44192" calcext:value-type="float">
            <text:p>1456447405.44192</text:p>
          </table:table-cell>
          <table:table-cell table:formula="of:=[.G1653]-[.B1653]" office:value-type="float" office:value="0.0722908973693848" calcext:value-type="float">
            <text:p>0.0722908974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456447405.38043" calcext:value-type="float">
            <text:p>1456447405.38043</text:p>
          </table:table-cell>
          <table:table-cell office:value-type="float" office:value="1120" calcext:value-type="float">
            <text:p>1120</text:p>
          </table:table-cell>
          <table:table-cell table:formula="of:=[.B1654]-[.B$2]" office:value-type="float" office:value="45.3801798820496" calcext:value-type="float">
            <text:p>45.380179882</text:p>
          </table:table-cell>
          <table:table-cell table:formula="of:=[.C1654]/([.D1654]-[.D1653])" office:value-type="float" office:value="103661.329743805" calcext:value-type="float">
            <text:p>103661.329743805</text:p>
          </table:table-cell>
          <table:table-cell/>
          <table:table-cell office:value-type="float" office:value="1456447405.45513" calcext:value-type="float">
            <text:p>1456447405.45513</text:p>
          </table:table-cell>
          <table:table-cell table:formula="of:=[.G1654]-[.B1654]" office:value-type="float" office:value="0.0746965408325195" calcext:value-type="float">
            <text:p>0.0746965408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456447405.39124" calcext:value-type="float">
            <text:p>1456447405.39124</text:p>
          </table:table-cell>
          <table:table-cell office:value-type="float" office:value="1120" calcext:value-type="float">
            <text:p>1120</text:p>
          </table:table-cell>
          <table:table-cell table:formula="of:=[.B1655]-[.B$2]" office:value-type="float" office:value="45.3909869194031" calcext:value-type="float">
            <text:p>45.3909869194</text:p>
          </table:table-cell>
          <table:table-cell table:formula="of:=[.C1655]/([.D1655]-[.D1654])" office:value-type="float" office:value="103636.17366749" calcext:value-type="float">
            <text:p>103636.17366749</text:p>
          </table:table-cell>
          <table:table-cell/>
          <table:table-cell office:value-type="float" office:value="1456447405.46368" calcext:value-type="float">
            <text:p>1456447405.46368</text:p>
          </table:table-cell>
          <table:table-cell table:formula="of:=[.G1655]-[.B1655]" office:value-type="float" office:value="0.072439432144165" calcext:value-type="float">
            <text:p>0.0724394321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456447405.40204" calcext:value-type="float">
            <text:p>1456447405.40204</text:p>
          </table:table-cell>
          <table:table-cell office:value-type="float" office:value="1120" calcext:value-type="float">
            <text:p>1120</text:p>
          </table:table-cell>
          <table:table-cell table:formula="of:=[.B1656]-[.B$2]" office:value-type="float" office:value="45.401787519455" calcext:value-type="float">
            <text:p>45.4017875195</text:p>
          </table:table-cell>
          <table:table-cell table:formula="of:=[.C1656]/([.D1656]-[.D1655])" office:value-type="float" office:value="103697.942208781" calcext:value-type="float">
            <text:p>103697.942208781</text:p>
          </table:table-cell>
          <table:table-cell/>
          <table:table-cell office:value-type="float" office:value="1456447405.47449" calcext:value-type="float">
            <text:p>1456447405.47449</text:p>
          </table:table-cell>
          <table:table-cell table:formula="of:=[.G1656]-[.B1656]" office:value-type="float" office:value="0.07244873046875" calcext:value-type="float">
            <text:p>0.0724487305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456447405.41284" calcext:value-type="float">
            <text:p>1456447405.41284</text:p>
          </table:table-cell>
          <table:table-cell office:value-type="float" office:value="1120" calcext:value-type="float">
            <text:p>1120</text:p>
          </table:table-cell>
          <table:table-cell table:formula="of:=[.B1657]-[.B$2]" office:value-type="float" office:value="45.4125869274139" calcext:value-type="float">
            <text:p>45.4125869274</text:p>
          </table:table-cell>
          <table:table-cell table:formula="of:=[.C1657]/([.D1657]-[.D1656])" office:value-type="float" office:value="103709.388908513" calcext:value-type="float">
            <text:p>103709.388908513</text:p>
          </table:table-cell>
          <table:table-cell/>
          <table:table-cell office:value-type="float" office:value="1456447405.48531" calcext:value-type="float">
            <text:p>1456447405.48531</text:p>
          </table:table-cell>
          <table:table-cell table:formula="of:=[.G1657]-[.B1657]" office:value-type="float" office:value="0.0724694728851318" calcext:value-type="float">
            <text:p>0.0724694729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456447405.42364" calcext:value-type="float">
            <text:p>1456447405.42364</text:p>
          </table:table-cell>
          <table:table-cell office:value-type="float" office:value="1120" calcext:value-type="float">
            <text:p>1120</text:p>
          </table:table-cell>
          <table:table-cell table:formula="of:=[.B1658]-[.B$2]" office:value-type="float" office:value="45.4233837127686" calcext:value-type="float">
            <text:p>45.4233837128</text:p>
          </table:table-cell>
          <table:table-cell table:formula="of:=[.C1658]/([.D1658]-[.D1657])" office:value-type="float" office:value="103734.580545434" calcext:value-type="float">
            <text:p>103734.580545434</text:p>
          </table:table-cell>
          <table:table-cell/>
          <table:table-cell office:value-type="float" office:value="1456447405.49618" calcext:value-type="float">
            <text:p>1456447405.49618</text:p>
          </table:table-cell>
          <table:table-cell table:formula="of:=[.G1658]-[.B1658]" office:value-type="float" office:value="0.072542667388916" calcext:value-type="float">
            <text:p>0.0725426674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456447405.43443" calcext:value-type="float">
            <text:p>1456447405.43443</text:p>
          </table:table-cell>
          <table:table-cell office:value-type="float" office:value="1120" calcext:value-type="float">
            <text:p>1120</text:p>
          </table:table-cell>
          <table:table-cell table:formula="of:=[.B1659]-[.B$2]" office:value-type="float" office:value="45.434180021286" calcext:value-type="float">
            <text:p>45.4341800213</text:p>
          </table:table-cell>
          <table:table-cell table:formula="of:=[.C1659]/([.D1659]-[.D1658])" office:value-type="float" office:value="103739.162157984" calcext:value-type="float">
            <text:p>103739.162157984</text:p>
          </table:table-cell>
          <table:table-cell/>
          <table:table-cell office:value-type="float" office:value="1456447405.50679" calcext:value-type="float">
            <text:p>1456447405.50679</text:p>
          </table:table-cell>
          <table:table-cell table:formula="of:=[.G1659]-[.B1659]" office:value-type="float" office:value="0.0723562240600586" calcext:value-type="float">
            <text:p>0.0723562241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456447405.44523" calcext:value-type="float">
            <text:p>1456447405.44523</text:p>
          </table:table-cell>
          <table:table-cell office:value-type="float" office:value="1120" calcext:value-type="float">
            <text:p>1120</text:p>
          </table:table-cell>
          <table:table-cell table:formula="of:=[.B1660]-[.B$2]" office:value-type="float" office:value="45.4449782371521" calcext:value-type="float">
            <text:p>45.4449782372</text:p>
          </table:table-cell>
          <table:table-cell table:formula="of:=[.C1660]/([.D1660]-[.D1659])" office:value-type="float" office:value="103720.838135612" calcext:value-type="float">
            <text:p>103720.838135612</text:p>
          </table:table-cell>
          <table:table-cell/>
          <table:table-cell office:value-type="float" office:value="1456447405.51764" calcext:value-type="float">
            <text:p>1456447405.51764</text:p>
          </table:table-cell>
          <table:table-cell table:formula="of:=[.G1660]-[.B1660]" office:value-type="float" office:value="0.0724081993103027" calcext:value-type="float">
            <text:p>0.0724081993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456447405.45603" calcext:value-type="float">
            <text:p>1456447405.45603</text:p>
          </table:table-cell>
          <table:table-cell office:value-type="float" office:value="1120" calcext:value-type="float">
            <text:p>1120</text:p>
          </table:table-cell>
          <table:table-cell table:formula="of:=[.B1661]-[.B$2]" office:value-type="float" office:value="45.455775976181" calcext:value-type="float">
            <text:p>45.4557759762</text:p>
          </table:table-cell>
          <table:table-cell table:formula="of:=[.C1661]/([.D1661]-[.D1660])" office:value-type="float" office:value="103725.418534302" calcext:value-type="float">
            <text:p>103725.418534302</text:p>
          </table:table-cell>
          <table:table-cell/>
          <table:table-cell office:value-type="float" office:value="1456447405.53582" calcext:value-type="float">
            <text:p>1456447405.53582</text:p>
          </table:table-cell>
          <table:table-cell table:formula="of:=[.G1661]-[.B1661]" office:value-type="float" office:value="0.0797903537750244" calcext:value-type="float">
            <text:p>0.0797903538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456447405.46683" calcext:value-type="float">
            <text:p>1456447405.46683</text:p>
          </table:table-cell>
          <table:table-cell office:value-type="float" office:value="1120" calcext:value-type="float">
            <text:p>1120</text:p>
          </table:table-cell>
          <table:table-cell table:formula="of:=[.B1662]-[.B$2]" office:value-type="float" office:value="45.46657371521" calcext:value-type="float">
            <text:p>45.4665737152</text:p>
          </table:table-cell>
          <table:table-cell table:formula="of:=[.C1662]/([.D1662]-[.D1661])" office:value-type="float" office:value="103725.418534302" calcext:value-type="float">
            <text:p>103725.418534302</text:p>
          </table:table-cell>
          <table:table-cell/>
          <table:table-cell office:value-type="float" office:value="1456447405.54638" calcext:value-type="float">
            <text:p>1456447405.54638</text:p>
          </table:table-cell>
          <table:table-cell table:formula="of:=[.G1662]-[.B1662]" office:value-type="float" office:value="0.0795526504516602" calcext:value-type="float">
            <text:p>0.0795526505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456447405.47762" calcext:value-type="float">
            <text:p>1456447405.47762</text:p>
          </table:table-cell>
          <table:table-cell office:value-type="float" office:value="1120" calcext:value-type="float">
            <text:p>1120</text:p>
          </table:table-cell>
          <table:table-cell table:formula="of:=[.B1663]-[.B$2]" office:value-type="float" office:value="45.4773693084717" calcext:value-type="float">
            <text:p>45.4773693085</text:p>
          </table:table-cell>
          <table:table-cell table:formula="of:=[.C1663]/([.D1663]-[.D1662])" office:value-type="float" office:value="103746.035335689" calcext:value-type="float">
            <text:p>103746.035335689</text:p>
          </table:table-cell>
          <table:table-cell/>
          <table:table-cell office:value-type="float" office:value="1456447405.55731" calcext:value-type="float">
            <text:p>1456447405.55731</text:p>
          </table:table-cell>
          <table:table-cell table:formula="of:=[.G1663]-[.B1663]" office:value-type="float" office:value="0.0796871185302734" calcext:value-type="float">
            <text:p>0.0796871185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456447405.48842" calcext:value-type="float">
            <text:p>1456447405.48842</text:p>
          </table:table-cell>
          <table:table-cell office:value-type="float" office:value="1120" calcext:value-type="float">
            <text:p>1120</text:p>
          </table:table-cell>
          <table:table-cell table:formula="of:=[.B1664]-[.B$2]" office:value-type="float" office:value="45.4881663322449" calcext:value-type="float">
            <text:p>45.4881663322</text:p>
          </table:table-cell>
          <table:table-cell table:formula="of:=[.C1664]/([.D1664]-[.D1663])" office:value-type="float" office:value="103732.289890916" calcext:value-type="float">
            <text:p>103732.289890916</text:p>
          </table:table-cell>
          <table:table-cell/>
          <table:table-cell office:value-type="float" office:value="1456447405.56816" calcext:value-type="float">
            <text:p>1456447405.56816</text:p>
          </table:table-cell>
          <table:table-cell table:formula="of:=[.G1664]-[.B1664]" office:value-type="float" office:value="0.079740047454834" calcext:value-type="float">
            <text:p>0.0797400475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456447405.49922" calcext:value-type="float">
            <text:p>1456447405.49922</text:p>
          </table:table-cell>
          <table:table-cell office:value-type="float" office:value="1120" calcext:value-type="float">
            <text:p>1120</text:p>
          </table:table-cell>
          <table:table-cell table:formula="of:=[.B1665]-[.B$2]" office:value-type="float" office:value="45.498961687088" calcext:value-type="float">
            <text:p>45.4989616871</text:p>
          </table:table-cell>
          <table:table-cell table:formula="of:=[.C1665]/([.D1665]-[.D1664])" office:value-type="float" office:value="103748.326597319" calcext:value-type="float">
            <text:p>103748.326597319</text:p>
          </table:table-cell>
          <table:table-cell/>
          <table:table-cell office:value-type="float" office:value="1456447405.579" calcext:value-type="float">
            <text:p>1456447405.579</text:p>
          </table:table-cell>
          <table:table-cell table:formula="of:=[.G1665]-[.B1665]" office:value-type="float" office:value="0.079784631729126" calcext:value-type="float">
            <text:p>0.0797846317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456447405.50997" calcext:value-type="float">
            <text:p>1456447405.50997</text:p>
          </table:table-cell>
          <table:table-cell office:value-type="float" office:value="1120" calcext:value-type="float">
            <text:p>1120</text:p>
          </table:table-cell>
          <table:table-cell table:formula="of:=[.B1666]-[.B$2]" office:value-type="float" office:value="45.50972032547" calcext:value-type="float">
            <text:p>45.5097203255</text:p>
          </table:table-cell>
          <table:table-cell table:formula="of:=[.C1666]/([.D1666]-[.D1665])" office:value-type="float" office:value="104102.392908587" calcext:value-type="float">
            <text:p>104102.392908587</text:p>
          </table:table-cell>
          <table:table-cell/>
          <table:table-cell office:value-type="float" office:value="1456447405.58978" calcext:value-type="float">
            <text:p>1456447405.58978</text:p>
          </table:table-cell>
          <table:table-cell table:formula="of:=[.G1666]-[.B1666]" office:value-type="float" office:value="0.0798060894012451" calcext:value-type="float">
            <text:p>0.0798060894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456447405.52077" calcext:value-type="float">
            <text:p>1456447405.52077</text:p>
          </table:table-cell>
          <table:table-cell office:value-type="float" office:value="1120" calcext:value-type="float">
            <text:p>1120</text:p>
          </table:table-cell>
          <table:table-cell table:formula="of:=[.B1667]-[.B$2]" office:value-type="float" office:value="45.5205204486847" calcext:value-type="float">
            <text:p>45.5205204487</text:p>
          </table:table-cell>
          <table:table-cell table:formula="of:=[.C1667]/([.D1667]-[.D1666])" office:value-type="float" office:value="103702.520585443" calcext:value-type="float">
            <text:p>103702.520585443</text:p>
          </table:table-cell>
          <table:table-cell/>
          <table:table-cell office:value-type="float" office:value="1456447405.60093" calcext:value-type="float">
            <text:p>1456447405.60093</text:p>
          </table:table-cell>
          <table:table-cell table:formula="of:=[.G1667]-[.B1667]" office:value-type="float" office:value="0.0801558494567871" calcext:value-type="float">
            <text:p>0.0801558495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456447405.53157" calcext:value-type="float">
            <text:p>1456447405.53157</text:p>
          </table:table-cell>
          <table:table-cell office:value-type="float" office:value="1120" calcext:value-type="float">
            <text:p>1120</text:p>
          </table:table-cell>
          <table:table-cell table:formula="of:=[.B1668]-[.B$2]" office:value-type="float" office:value="45.5313186645508" calcext:value-type="float">
            <text:p>45.5313186646</text:p>
          </table:table-cell>
          <table:table-cell table:formula="of:=[.C1668]/([.D1668]-[.D1667])" office:value-type="float" office:value="103720.838135612" calcext:value-type="float">
            <text:p>103720.838135612</text:p>
          </table:table-cell>
          <table:table-cell/>
          <table:table-cell office:value-type="float" office:value="1456447405.61152" calcext:value-type="float">
            <text:p>1456447405.61152</text:p>
          </table:table-cell>
          <table:table-cell table:formula="of:=[.G1668]-[.B1668]" office:value-type="float" office:value="0.0799477100372314" calcext:value-type="float">
            <text:p>0.07994771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456447405.54237" calcext:value-type="float">
            <text:p>1456447405.54237</text:p>
          </table:table-cell>
          <table:table-cell office:value-type="float" office:value="1120" calcext:value-type="float">
            <text:p>1120</text:p>
          </table:table-cell>
          <table:table-cell table:formula="of:=[.B1669]-[.B$2]" office:value-type="float" office:value="45.5421166419983" calcext:value-type="float">
            <text:p>45.542116642</text:p>
          </table:table-cell>
          <table:table-cell table:formula="of:=[.C1669]/([.D1669]-[.D1668])" office:value-type="float" office:value="103723.12828439" calcext:value-type="float">
            <text:p>103723.12828439</text:p>
          </table:table-cell>
          <table:table-cell/>
          <table:table-cell office:value-type="float" office:value="1456447405.62229" calcext:value-type="float">
            <text:p>1456447405.62229</text:p>
          </table:table-cell>
          <table:table-cell table:formula="of:=[.G1669]-[.B1669]" office:value-type="float" office:value="0.0799195766448975" calcext:value-type="float">
            <text:p>0.0799195766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456447405.55317" calcext:value-type="float">
            <text:p>1456447405.55317</text:p>
          </table:table-cell>
          <table:table-cell office:value-type="float" office:value="1120" calcext:value-type="float">
            <text:p>1120</text:p>
          </table:table-cell>
          <table:table-cell table:formula="of:=[.B1670]-[.B$2]" office:value-type="float" office:value="45.5529136657715" calcext:value-type="float">
            <text:p>45.5529136658</text:p>
          </table:table-cell>
          <table:table-cell table:formula="of:=[.C1670]/([.D1670]-[.D1669])" office:value-type="float" office:value="103732.289890916" calcext:value-type="float">
            <text:p>103732.289890916</text:p>
          </table:table-cell>
          <table:table-cell/>
          <table:table-cell office:value-type="float" office:value="1456447405.63323" calcext:value-type="float">
            <text:p>1456447405.63323</text:p>
          </table:table-cell>
          <table:table-cell table:formula="of:=[.G1670]-[.B1670]" office:value-type="float" office:value="0.0800626277923584" calcext:value-type="float">
            <text:p>0.0800626278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456447405.56396" calcext:value-type="float">
            <text:p>1456447405.56396</text:p>
          </table:table-cell>
          <table:table-cell office:value-type="float" office:value="1120" calcext:value-type="float">
            <text:p>1120</text:p>
          </table:table-cell>
          <table:table-cell table:formula="of:=[.B1671]-[.B$2]" office:value-type="float" office:value="45.5637099742889" calcext:value-type="float">
            <text:p>45.5637099743</text:p>
          </table:table-cell>
          <table:table-cell table:formula="of:=[.C1671]/([.D1671]-[.D1670])" office:value-type="float" office:value="103739.162157984" calcext:value-type="float">
            <text:p>103739.162157984</text:p>
          </table:table-cell>
          <table:table-cell/>
          <table:table-cell office:value-type="float" office:value="1456447405.644" calcext:value-type="float">
            <text:p>1456447405.644</text:p>
          </table:table-cell>
          <table:table-cell table:formula="of:=[.G1671]-[.B1671]" office:value-type="float" office:value="0.0800364017486572" calcext:value-type="float">
            <text:p>0.0800364017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456447405.57476" calcext:value-type="float">
            <text:p>1456447405.57476</text:p>
          </table:table-cell>
          <table:table-cell office:value-type="float" office:value="1120" calcext:value-type="float">
            <text:p>1120</text:p>
          </table:table-cell>
          <table:table-cell table:formula="of:=[.B1672]-[.B$2]" office:value-type="float" office:value="45.5745062828064" calcext:value-type="float">
            <text:p>45.5745062828</text:p>
          </table:table-cell>
          <table:table-cell table:formula="of:=[.C1672]/([.D1672]-[.D1671])" office:value-type="float" office:value="103739.162157984" calcext:value-type="float">
            <text:p>103739.162157984</text:p>
          </table:table-cell>
          <table:table-cell/>
          <table:table-cell office:value-type="float" office:value="1456447405.65471" calcext:value-type="float">
            <text:p>1456447405.65471</text:p>
          </table:table-cell>
          <table:table-cell table:formula="of:=[.G1672]-[.B1672]" office:value-type="float" office:value="0.0799500942230225" calcext:value-type="float">
            <text:p>0.0799500942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456447405.58556" calcext:value-type="float">
            <text:p>1456447405.58556</text:p>
          </table:table-cell>
          <table:table-cell office:value-type="float" office:value="1120" calcext:value-type="float">
            <text:p>1120</text:p>
          </table:table-cell>
          <table:table-cell table:formula="of:=[.B1673]-[.B$2]" office:value-type="float" office:value="45.5853028297424" calcext:value-type="float">
            <text:p>45.5853028297</text:p>
          </table:table-cell>
          <table:table-cell table:formula="of:=[.C1673]/([.D1673]-[.D1672])" office:value-type="float" office:value="103736.871301122" calcext:value-type="float">
            <text:p>103736.871301122</text:p>
          </table:table-cell>
          <table:table-cell/>
          <table:table-cell office:value-type="float" office:value="1456447405.66542" calcext:value-type="float">
            <text:p>1456447405.66542</text:p>
          </table:table-cell>
          <table:table-cell table:formula="of:=[.G1673]-[.B1673]" office:value-type="float" office:value="0.0798635482788086" calcext:value-type="float">
            <text:p>0.0798635483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456447405.59635" calcext:value-type="float">
            <text:p>1456447405.59635</text:p>
          </table:table-cell>
          <table:table-cell office:value-type="float" office:value="1120" calcext:value-type="float">
            <text:p>1120</text:p>
          </table:table-cell>
          <table:table-cell table:formula="of:=[.B1674]-[.B$2]" office:value-type="float" office:value="45.5961000919342" calcext:value-type="float">
            <text:p>45.5961000919</text:p>
          </table:table-cell>
          <table:table-cell table:formula="of:=[.C1674]/([.D1674]-[.D1673])" office:value-type="float" office:value="103729.999337558" calcext:value-type="float">
            <text:p>103729.999337558</text:p>
          </table:table-cell>
          <table:table-cell/>
          <table:table-cell office:value-type="float" office:value="1456447405.67651" calcext:value-type="float">
            <text:p>1456447405.67651</text:p>
          </table:table-cell>
          <table:table-cell table:formula="of:=[.G1674]-[.B1674]" office:value-type="float" office:value="0.0801563262939453" calcext:value-type="float">
            <text:p>0.0801563263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456447405.60715" calcext:value-type="float">
            <text:p>1456447405.60715</text:p>
          </table:table-cell>
          <table:table-cell office:value-type="float" office:value="1120" calcext:value-type="float">
            <text:p>1120</text:p>
          </table:table-cell>
          <table:table-cell table:formula="of:=[.B1675]-[.B$2]" office:value-type="float" office:value="45.6068966388702" calcext:value-type="float">
            <text:p>45.6068966389</text:p>
          </table:table-cell>
          <table:table-cell table:formula="of:=[.C1675]/([.D1675]-[.D1674])" office:value-type="float" office:value="103736.871301122" calcext:value-type="float">
            <text:p>103736.871301122</text:p>
          </table:table-cell>
          <table:table-cell/>
          <table:table-cell office:value-type="float" office:value="1456447405.68007" calcext:value-type="float">
            <text:p>1456447405.68007</text:p>
          </table:table-cell>
          <table:table-cell table:formula="of:=[.G1675]-[.B1675]" office:value-type="float" office:value="0.0729196071624756" calcext:value-type="float">
            <text:p>0.0729196072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456447405.61798" calcext:value-type="float">
            <text:p>1456447405.61798</text:p>
          </table:table-cell>
          <table:table-cell office:value-type="float" office:value="1120" calcext:value-type="float">
            <text:p>1120</text:p>
          </table:table-cell>
          <table:table-cell table:formula="of:=[.B1676]-[.B$2]" office:value-type="float" office:value="45.6177222728729" calcext:value-type="float">
            <text:p>45.6177222729</text:p>
          </table:table-cell>
          <table:table-cell table:formula="of:=[.C1676]/([.D1676]-[.D1675])" office:value-type="float" office:value="103458.14385764" calcext:value-type="float">
            <text:p>103458.14385764</text:p>
          </table:table-cell>
          <table:table-cell/>
          <table:table-cell office:value-type="float" office:value="1456447405.69034" calcext:value-type="float">
            <text:p>1456447405.69034</text:p>
          </table:table-cell>
          <table:table-cell table:formula="of:=[.G1676]-[.B1676]" office:value-type="float" office:value="0.0723640918731689" calcext:value-type="float">
            <text:p>0.0723640919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456447405.62879" calcext:value-type="float">
            <text:p>1456447405.62879</text:p>
          </table:table-cell>
          <table:table-cell office:value-type="float" office:value="1120" calcext:value-type="float">
            <text:p>1120</text:p>
          </table:table-cell>
          <table:table-cell table:formula="of:=[.B1677]-[.B$2]" office:value-type="float" office:value="45.6285333633423" calcext:value-type="float">
            <text:p>45.6285333633</text:p>
          </table:table-cell>
          <table:table-cell table:formula="of:=[.C1677]/([.D1677]-[.D1676])" office:value-type="float" office:value="103597.320101444" calcext:value-type="float">
            <text:p>103597.320101444</text:p>
          </table:table-cell>
          <table:table-cell/>
          <table:table-cell office:value-type="float" office:value="1456447405.7011" calcext:value-type="float">
            <text:p>1456447405.7011</text:p>
          </table:table-cell>
          <table:table-cell table:formula="of:=[.G1677]-[.B1677]" office:value-type="float" office:value="0.0723130702972412" calcext:value-type="float">
            <text:p>0.0723130703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456447405.6396" calcext:value-type="float">
            <text:p>1456447405.6396</text:p>
          </table:table-cell>
          <table:table-cell office:value-type="float" office:value="1120" calcext:value-type="float">
            <text:p>1120</text:p>
          </table:table-cell>
          <table:table-cell table:formula="of:=[.B1678]-[.B$2]" office:value-type="float" office:value="45.6393439769745" calcext:value-type="float">
            <text:p>45.639343977</text:p>
          </table:table-cell>
          <table:table-cell table:formula="of:=[.C1678]/([.D1678]-[.D1677])" office:value-type="float" office:value="103601.889597071" calcext:value-type="float">
            <text:p>103601.889597071</text:p>
          </table:table-cell>
          <table:table-cell/>
          <table:table-cell office:value-type="float" office:value="1456447405.7119" calcext:value-type="float">
            <text:p>1456447405.7119</text:p>
          </table:table-cell>
          <table:table-cell table:formula="of:=[.G1678]-[.B1678]" office:value-type="float" office:value="0.0723023414611816" calcext:value-type="float">
            <text:p>0.0723023415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456447405.6504" calcext:value-type="float">
            <text:p>1456447405.6504</text:p>
          </table:table-cell>
          <table:table-cell office:value-type="float" office:value="1120" calcext:value-type="float">
            <text:p>1120</text:p>
          </table:table-cell>
          <table:table-cell table:formula="of:=[.B1679]-[.B$2]" office:value-type="float" office:value="45.6501505374908" calcext:value-type="float">
            <text:p>45.6501505375</text:p>
          </table:table-cell>
          <table:table-cell table:formula="of:=[.C1679]/([.D1679]-[.D1678])" office:value-type="float" office:value="103640.74659136" calcext:value-type="float">
            <text:p>103640.74659136</text:p>
          </table:table-cell>
          <table:table-cell/>
          <table:table-cell office:value-type="float" office:value="1456447405.72269" calcext:value-type="float">
            <text:p>1456447405.72269</text:p>
          </table:table-cell>
          <table:table-cell table:formula="of:=[.G1679]-[.B1679]" office:value-type="float" office:value="0.0722858905792236" calcext:value-type="float">
            <text:p>0.0722858906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456447405.66121" calcext:value-type="float">
            <text:p>1456447405.66121</text:p>
          </table:table-cell>
          <table:table-cell office:value-type="float" office:value="1120" calcext:value-type="float">
            <text:p>1120</text:p>
          </table:table-cell>
          <table:table-cell table:formula="of:=[.B1680]-[.B$2]" office:value-type="float" office:value="45.6609528064728" calcext:value-type="float">
            <text:p>45.6609528065</text:p>
          </table:table-cell>
          <table:table-cell table:formula="of:=[.C1680]/([.D1680]-[.D1679])" office:value-type="float" office:value="103681.921073541" calcext:value-type="float">
            <text:p>103681.921073541</text:p>
          </table:table-cell>
          <table:table-cell/>
          <table:table-cell office:value-type="float" office:value="1456447405.73534" calcext:value-type="float">
            <text:p>1456447405.73534</text:p>
          </table:table-cell>
          <table:table-cell table:formula="of:=[.G1680]-[.B1680]" office:value-type="float" office:value="0.0741336345672607" calcext:value-type="float">
            <text:p>0.0741336346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456447405.67202" calcext:value-type="float">
            <text:p>1456447405.67202</text:p>
          </table:table-cell>
          <table:table-cell office:value-type="float" office:value="1120" calcext:value-type="float">
            <text:p>1120</text:p>
          </table:table-cell>
          <table:table-cell table:formula="of:=[.B1681]-[.B$2]" office:value-type="float" office:value="45.6717624664307" calcext:value-type="float">
            <text:p>45.6717624664</text:p>
          </table:table-cell>
          <table:table-cell table:formula="of:=[.C1681]/([.D1681]-[.D1680])" office:value-type="float" office:value="103611.029797746" calcext:value-type="float">
            <text:p>103611.029797746</text:p>
          </table:table-cell>
          <table:table-cell/>
          <table:table-cell office:value-type="float" office:value="1456447405.75243" calcext:value-type="float">
            <text:p>1456447405.75243</text:p>
          </table:table-cell>
          <table:table-cell table:formula="of:=[.G1681]-[.B1681]" office:value-type="float" office:value="0.080413818359375" calcext:value-type="float">
            <text:p>0.0804138184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456447405.68282" calcext:value-type="float">
            <text:p>1456447405.68282</text:p>
          </table:table-cell>
          <table:table-cell office:value-type="float" office:value="1120" calcext:value-type="float">
            <text:p>1120</text:p>
          </table:table-cell>
          <table:table-cell table:formula="of:=[.B1682]-[.B$2]" office:value-type="float" office:value="45.6825642585754" calcext:value-type="float">
            <text:p>45.6825642586</text:p>
          </table:table-cell>
          <table:table-cell table:formula="of:=[.C1682]/([.D1682]-[.D1681])" office:value-type="float" office:value="103686.49803558" calcext:value-type="float">
            <text:p>103686.49803558</text:p>
          </table:table-cell>
          <table:table-cell/>
          <table:table-cell office:value-type="float" office:value="1456447405.76328" calcext:value-type="float">
            <text:p>1456447405.76328</text:p>
          </table:table-cell>
          <table:table-cell table:formula="of:=[.G1682]-[.B1682]" office:value-type="float" office:value="0.0804619789123535" calcext:value-type="float">
            <text:p>0.0804619789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456447405.69361" calcext:value-type="float">
            <text:p>1456447405.69361</text:p>
          </table:table-cell>
          <table:table-cell office:value-type="float" office:value="1120" calcext:value-type="float">
            <text:p>1120</text:p>
          </table:table-cell>
          <table:table-cell table:formula="of:=[.B1683]-[.B$2]" office:value-type="float" office:value="45.6933610439301" calcext:value-type="float">
            <text:p>45.6933610439</text:p>
          </table:table-cell>
          <table:table-cell table:formula="of:=[.C1683]/([.D1683]-[.D1682])" office:value-type="float" office:value="103734.580545434" calcext:value-type="float">
            <text:p>103734.580545434</text:p>
          </table:table-cell>
          <table:table-cell/>
          <table:table-cell office:value-type="float" office:value="1456447405.77406" calcext:value-type="float">
            <text:p>1456447405.77406</text:p>
          </table:table-cell>
          <table:table-cell table:formula="of:=[.G1683]-[.B1683]" office:value-type="float" office:value="0.0804452896118164" calcext:value-type="float">
            <text:p>0.0804452896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456447405.70441" calcext:value-type="float">
            <text:p>1456447405.70441</text:p>
          </table:table-cell>
          <table:table-cell office:value-type="float" office:value="1120" calcext:value-type="float">
            <text:p>1120</text:p>
          </table:table-cell>
          <table:table-cell table:formula="of:=[.B1684]-[.B$2]" office:value-type="float" office:value="45.7041563987732" calcext:value-type="float">
            <text:p>45.7041563988</text:p>
          </table:table-cell>
          <table:table-cell table:formula="of:=[.C1684]/([.D1684]-[.D1683])" office:value-type="float" office:value="103748.326597319" calcext:value-type="float">
            <text:p>103748.326597319</text:p>
          </table:table-cell>
          <table:table-cell/>
          <table:table-cell office:value-type="float" office:value="1456447405.78476" calcext:value-type="float">
            <text:p>1456447405.78476</text:p>
          </table:table-cell>
          <table:table-cell table:formula="of:=[.G1684]-[.B1684]" office:value-type="float" office:value="0.0803499221801758" calcext:value-type="float">
            <text:p>0.0803499222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456447405.71521" calcext:value-type="float">
            <text:p>1456447405.71521</text:p>
          </table:table-cell>
          <table:table-cell office:value-type="float" office:value="1120" calcext:value-type="float">
            <text:p>1120</text:p>
          </table:table-cell>
          <table:table-cell table:formula="of:=[.B1685]-[.B$2]" office:value-type="float" office:value="45.7149531841278" calcext:value-type="float">
            <text:p>45.7149531841</text:p>
          </table:table-cell>
          <table:table-cell table:formula="of:=[.C1685]/([.D1685]-[.D1684])" office:value-type="float" office:value="103734.580545434" calcext:value-type="float">
            <text:p>103734.580545434</text:p>
          </table:table-cell>
          <table:table-cell/>
          <table:table-cell office:value-type="float" office:value="1456447405.79578" calcext:value-type="float">
            <text:p>1456447405.79578</text:p>
          </table:table-cell>
          <table:table-cell table:formula="of:=[.G1685]-[.B1685]" office:value-type="float" office:value="0.0805730819702148" calcext:value-type="float">
            <text:p>0.080573082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456447405.726" calcext:value-type="float">
            <text:p>1456447405.726</text:p>
          </table:table-cell>
          <table:table-cell office:value-type="float" office:value="1120" calcext:value-type="float">
            <text:p>1120</text:p>
          </table:table-cell>
          <table:table-cell table:formula="of:=[.B1686]-[.B$2]" office:value-type="float" office:value="45.7257506847382" calcext:value-type="float">
            <text:p>45.7257506847</text:p>
          </table:table-cell>
          <table:table-cell table:formula="of:=[.C1686]/([.D1686]-[.D1685])" office:value-type="float" office:value="103727.708885356" calcext:value-type="float">
            <text:p>103727.708885356</text:p>
          </table:table-cell>
          <table:table-cell/>
          <table:table-cell office:value-type="float" office:value="1456447405.80666" calcext:value-type="float">
            <text:p>1456447405.80666</text:p>
          </table:table-cell>
          <table:table-cell table:formula="of:=[.G1686]-[.B1686]" office:value-type="float" office:value="0.080655574798584" calcext:value-type="float">
            <text:p>0.0806555748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456447405.7368" calcext:value-type="float">
            <text:p>1456447405.7368</text:p>
          </table:table-cell>
          <table:table-cell office:value-type="float" office:value="1120" calcext:value-type="float">
            <text:p>1120</text:p>
          </table:table-cell>
          <table:table-cell table:formula="of:=[.B1687]-[.B$2]" office:value-type="float" office:value="45.7365505695343" calcext:value-type="float">
            <text:p>45.7365505695</text:p>
          </table:table-cell>
          <table:table-cell table:formula="of:=[.C1687]/([.D1687]-[.D1686])" office:value-type="float" office:value="103704.809925383" calcext:value-type="float">
            <text:p>103704.809925383</text:p>
          </table:table-cell>
          <table:table-cell/>
          <table:table-cell office:value-type="float" office:value="1456447405.81735" calcext:value-type="float">
            <text:p>1456447405.81735</text:p>
          </table:table-cell>
          <table:table-cell table:formula="of:=[.G1687]-[.B1687]" office:value-type="float" office:value="0.0805456638336182" calcext:value-type="float">
            <text:p>0.0805456638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456447405.74761" calcext:value-type="float">
            <text:p>1456447405.74761</text:p>
          </table:table-cell>
          <table:table-cell office:value-type="float" office:value="1120" calcext:value-type="float">
            <text:p>1120</text:p>
          </table:table-cell>
          <table:table-cell table:formula="of:=[.B1688]-[.B$2]" office:value-type="float" office:value="45.7473526000977" calcext:value-type="float">
            <text:p>45.7473526001</text:p>
          </table:table-cell>
          <table:table-cell table:formula="of:=[.C1688]/([.D1688]-[.D1687])" office:value-type="float" office:value="103684.20950405" calcext:value-type="float">
            <text:p>103684.20950405</text:p>
          </table:table-cell>
          <table:table-cell/>
          <table:table-cell office:value-type="float" office:value="1456447405.82807" calcext:value-type="float">
            <text:p>1456447405.82807</text:p>
          </table:table-cell>
          <table:table-cell table:formula="of:=[.G1688]-[.B1688]" office:value-type="float" office:value="0.0804636478424072" calcext:value-type="float">
            <text:p>0.0804636478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456447405.75841" calcext:value-type="float">
            <text:p>1456447405.75841</text:p>
          </table:table-cell>
          <table:table-cell office:value-type="float" office:value="1120" calcext:value-type="float">
            <text:p>1120</text:p>
          </table:table-cell>
          <table:table-cell table:formula="of:=[.B1689]-[.B$2]" office:value-type="float" office:value="45.7581520080566" calcext:value-type="float">
            <text:p>45.7581520081</text:p>
          </table:table-cell>
          <table:table-cell table:formula="of:=[.C1689]/([.D1689]-[.D1688])" office:value-type="float" office:value="103709.388908513" calcext:value-type="float">
            <text:p>103709.388908513</text:p>
          </table:table-cell>
          <table:table-cell/>
          <table:table-cell office:value-type="float" office:value="1456447405.83887" calcext:value-type="float">
            <text:p>1456447405.83887</text:p>
          </table:table-cell>
          <table:table-cell table:formula="of:=[.G1689]-[.B1689]" office:value-type="float" office:value="0.0804643630981445" calcext:value-type="float">
            <text:p>0.0804643631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456447405.76926" calcext:value-type="float">
            <text:p>1456447405.76926</text:p>
          </table:table-cell>
          <table:table-cell office:value-type="float" office:value="1120" calcext:value-type="float">
            <text:p>1120</text:p>
          </table:table-cell>
          <table:table-cell table:formula="of:=[.B1690]-[.B$2]" office:value-type="float" office:value="45.7690093517303" calcext:value-type="float">
            <text:p>45.7690093517</text:p>
          </table:table-cell>
          <table:table-cell table:formula="of:=[.C1690]/([.D1690]-[.D1689])" office:value-type="float" office:value="103155.986736643" calcext:value-type="float">
            <text:p>103155.986736643</text:p>
          </table:table-cell>
          <table:table-cell/>
          <table:table-cell office:value-type="float" office:value="1456447405.84983" calcext:value-type="float">
            <text:p>1456447405.84983</text:p>
          </table:table-cell>
          <table:table-cell table:formula="of:=[.G1690]-[.B1690]" office:value-type="float" office:value="0.0805668830871582" calcext:value-type="float">
            <text:p>0.0805668831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456447405.78002" calcext:value-type="float">
            <text:p>1456447405.78002</text:p>
          </table:table-cell>
          <table:table-cell office:value-type="float" office:value="1120" calcext:value-type="float">
            <text:p>1120</text:p>
          </table:table-cell>
          <table:table-cell table:formula="of:=[.B1691]-[.B$2]" office:value-type="float" office:value="45.7797703742981" calcext:value-type="float">
            <text:p>45.7797703743</text:p>
          </table:table-cell>
          <table:table-cell table:formula="of:=[.C1691]/([.D1691]-[.D1690])" office:value-type="float" office:value="104079.32823751" calcext:value-type="float">
            <text:p>104079.32823751</text:p>
          </table:table-cell>
          <table:table-cell/>
          <table:table-cell office:value-type="float" office:value="1456447405.8606" calcext:value-type="float">
            <text:p>1456447405.8606</text:p>
          </table:table-cell>
          <table:table-cell table:formula="of:=[.G1691]-[.B1691]" office:value-type="float" office:value="0.0805759429931641" calcext:value-type="float">
            <text:p>0.080575943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456447405.79082" calcext:value-type="float">
            <text:p>1456447405.79082</text:p>
          </table:table-cell>
          <table:table-cell office:value-type="float" office:value="1120" calcext:value-type="float">
            <text:p>1120</text:p>
          </table:table-cell>
          <table:table-cell table:formula="of:=[.B1692]-[.B$2]" office:value-type="float" office:value="45.7905671596527" calcext:value-type="float">
            <text:p>45.7905671597</text:p>
          </table:table-cell>
          <table:table-cell table:formula="of:=[.C1692]/([.D1692]-[.D1691])" office:value-type="float" office:value="103734.580545434" calcext:value-type="float">
            <text:p>103734.580545434</text:p>
          </table:table-cell>
          <table:table-cell/>
          <table:table-cell office:value-type="float" office:value="1456447405.87152" calcext:value-type="float">
            <text:p>1456447405.87152</text:p>
          </table:table-cell>
          <table:table-cell table:formula="of:=[.G1692]-[.B1692]" office:value-type="float" office:value="0.0806992053985596" calcext:value-type="float">
            <text:p>0.0806992054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456447405.80162" calcext:value-type="float">
            <text:p>1456447405.80162</text:p>
          </table:table-cell>
          <table:table-cell office:value-type="float" office:value="1120" calcext:value-type="float">
            <text:p>1120</text:p>
          </table:table-cell>
          <table:table-cell table:formula="of:=[.B1693]-[.B$2]" office:value-type="float" office:value="45.8013634681702" calcext:value-type="float">
            <text:p>45.8013634682</text:p>
          </table:table-cell>
          <table:table-cell table:formula="of:=[.C1693]/([.D1693]-[.D1692])" office:value-type="float" office:value="103739.162157984" calcext:value-type="float">
            <text:p>103739.162157984</text:p>
          </table:table-cell>
          <table:table-cell/>
          <table:table-cell office:value-type="float" office:value="1456447405.88236" calcext:value-type="float">
            <text:p>1456447405.88236</text:p>
          </table:table-cell>
          <table:table-cell table:formula="of:=[.G1693]-[.B1693]" office:value-type="float" office:value="0.0807428359985352" calcext:value-type="float">
            <text:p>0.080742836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456447405.81241" calcext:value-type="float">
            <text:p>1456447405.81241</text:p>
          </table:table-cell>
          <table:table-cell office:value-type="float" office:value="1120" calcext:value-type="float">
            <text:p>1120</text:p>
          </table:table-cell>
          <table:table-cell table:formula="of:=[.B1694]-[.B$2]" office:value-type="float" office:value="45.8121602535248" calcext:value-type="float">
            <text:p>45.8121602535</text:p>
          </table:table-cell>
          <table:table-cell table:formula="of:=[.C1694]/([.D1694]-[.D1693])" office:value-type="float" office:value="103734.580545434" calcext:value-type="float">
            <text:p>103734.580545434</text:p>
          </table:table-cell>
          <table:table-cell/>
          <table:table-cell office:value-type="float" office:value="1456447405.89327" calcext:value-type="float">
            <text:p>1456447405.89327</text:p>
          </table:table-cell>
          <table:table-cell table:formula="of:=[.G1694]-[.B1694]" office:value-type="float" office:value="0.0808560848236084" calcext:value-type="float">
            <text:p>0.0808560848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456447405.82322" calcext:value-type="float">
            <text:p>1456447405.82322</text:p>
          </table:table-cell>
          <table:table-cell office:value-type="float" office:value="1120" calcext:value-type="float">
            <text:p>1120</text:p>
          </table:table-cell>
          <table:table-cell table:formula="of:=[.B1695]-[.B$2]" office:value-type="float" office:value="45.8229615688324" calcext:value-type="float">
            <text:p>45.8229615688</text:p>
          </table:table-cell>
          <table:table-cell table:formula="of:=[.C1695]/([.D1695]-[.D1694])" office:value-type="float" office:value="103691.075401731" calcext:value-type="float">
            <text:p>103691.075401731</text:p>
          </table:table-cell>
          <table:table-cell/>
          <table:table-cell office:value-type="float" office:value="1456447405.90406" calcext:value-type="float">
            <text:p>1456447405.90406</text:p>
          </table:table-cell>
          <table:table-cell table:formula="of:=[.G1695]-[.B1695]" office:value-type="float" office:value="0.0808446407318115" calcext:value-type="float">
            <text:p>0.0808446407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456447405.83401" calcext:value-type="float">
            <text:p>1456447405.83401</text:p>
          </table:table-cell>
          <table:table-cell office:value-type="float" office:value="1120" calcext:value-type="float">
            <text:p>1120</text:p>
          </table:table-cell>
          <table:table-cell table:formula="of:=[.B1696]-[.B$2]" office:value-type="float" office:value="45.8337609767914" calcext:value-type="float">
            <text:p>45.8337609768</text:p>
          </table:table-cell>
          <table:table-cell table:formula="of:=[.C1696]/([.D1696]-[.D1695])" office:value-type="float" office:value="103709.388908513" calcext:value-type="float">
            <text:p>103709.388908513</text:p>
          </table:table-cell>
          <table:table-cell/>
          <table:table-cell office:value-type="float" office:value="1456447405.91489" calcext:value-type="float">
            <text:p>1456447405.91489</text:p>
          </table:table-cell>
          <table:table-cell table:formula="of:=[.G1696]-[.B1696]" office:value-type="float" office:value="0.0808753967285156" calcext:value-type="float">
            <text:p>0.0808753967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456447405.84481" calcext:value-type="float">
            <text:p>1456447405.84481</text:p>
          </table:table-cell>
          <table:table-cell office:value-type="float" office:value="1120" calcext:value-type="float">
            <text:p>1120</text:p>
          </table:table-cell>
          <table:table-cell table:formula="of:=[.B1697]-[.B$2]" office:value-type="float" office:value="45.8445596694946" calcext:value-type="float">
            <text:p>45.8445596695</text:p>
          </table:table-cell>
          <table:table-cell table:formula="of:=[.C1697]/([.D1697]-[.D1696])" office:value-type="float" office:value="103716.258141435" calcext:value-type="float">
            <text:p>103716.258141435</text:p>
          </table:table-cell>
          <table:table-cell/>
          <table:table-cell office:value-type="float" office:value="1456447405.91847" calcext:value-type="float">
            <text:p>1456447405.91847</text:p>
          </table:table-cell>
          <table:table-cell table:formula="of:=[.G1697]-[.B1697]" office:value-type="float" office:value="0.0736565589904785" calcext:value-type="float">
            <text:p>0.073656559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456447405.85561" calcext:value-type="float">
            <text:p>1456447405.85561</text:p>
          </table:table-cell>
          <table:table-cell office:value-type="float" office:value="1120" calcext:value-type="float">
            <text:p>1120</text:p>
          </table:table-cell>
          <table:table-cell table:formula="of:=[.B1698]-[.B$2]" office:value-type="float" office:value="45.8553578853607" calcext:value-type="float">
            <text:p>45.8553578854</text:p>
          </table:table-cell>
          <table:table-cell table:formula="of:=[.C1698]/([.D1698]-[.D1697])" office:value-type="float" office:value="103720.838135612" calcext:value-type="float">
            <text:p>103720.838135612</text:p>
          </table:table-cell>
          <table:table-cell/>
          <table:table-cell office:value-type="float" office:value="1456447405.92791" calcext:value-type="float">
            <text:p>1456447405.92791</text:p>
          </table:table-cell>
          <table:table-cell table:formula="of:=[.G1698]-[.B1698]" office:value-type="float" office:value="0.072298526763916" calcext:value-type="float">
            <text:p>0.0722985268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456447405.86641" calcext:value-type="float">
            <text:p>1456447405.86641</text:p>
          </table:table-cell>
          <table:table-cell office:value-type="float" office:value="1120" calcext:value-type="float">
            <text:p>1120</text:p>
          </table:table-cell>
          <table:table-cell table:formula="of:=[.B1699]-[.B$2]" office:value-type="float" office:value="45.8661551475525" calcext:value-type="float">
            <text:p>45.8661551476</text:p>
          </table:table-cell>
          <table:table-cell table:formula="of:=[.C1699]/([.D1699]-[.D1698])" office:value-type="float" office:value="103729.999337558" calcext:value-type="float">
            <text:p>103729.999337558</text:p>
          </table:table-cell>
          <table:table-cell/>
          <table:table-cell office:value-type="float" office:value="1456447405.93872" calcext:value-type="float">
            <text:p>1456447405.93872</text:p>
          </table:table-cell>
          <table:table-cell table:formula="of:=[.G1699]-[.B1699]" office:value-type="float" office:value="0.0723111629486084" calcext:value-type="float">
            <text:p>0.0723111629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456447405.87721" calcext:value-type="float">
            <text:p>1456447405.87721</text:p>
          </table:table-cell>
          <table:table-cell office:value-type="float" office:value="1120" calcext:value-type="float">
            <text:p>1120</text:p>
          </table:table-cell>
          <table:table-cell table:formula="of:=[.B1700]-[.B$2]" office:value-type="float" office:value="45.87695145607" calcext:value-type="float">
            <text:p>45.8769514561</text:p>
          </table:table-cell>
          <table:table-cell table:formula="of:=[.C1700]/([.D1700]-[.D1699])" office:value-type="float" office:value="103739.162157984" calcext:value-type="float">
            <text:p>103739.162157984</text:p>
          </table:table-cell>
          <table:table-cell/>
          <table:table-cell office:value-type="float" office:value="1456447405.94953" calcext:value-type="float">
            <text:p>1456447405.94953</text:p>
          </table:table-cell>
          <table:table-cell table:formula="of:=[.G1700]-[.B1700]" office:value-type="float" office:value="0.0723247528076172" calcext:value-type="float">
            <text:p>0.0723247528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456447405.888" calcext:value-type="float">
            <text:p>1456447405.888</text:p>
          </table:table-cell>
          <table:table-cell office:value-type="float" office:value="1120" calcext:value-type="float">
            <text:p>1120</text:p>
          </table:table-cell>
          <table:table-cell table:formula="of:=[.B1701]-[.B$2]" office:value-type="float" office:value="45.8877475261688" calcext:value-type="float">
            <text:p>45.8877475262</text:p>
          </table:table-cell>
          <table:table-cell table:formula="of:=[.C1701]/([.D1701]-[.D1700])" office:value-type="float" office:value="103741.453116028" calcext:value-type="float">
            <text:p>103741.453116028</text:p>
          </table:table-cell>
          <table:table-cell/>
          <table:table-cell office:value-type="float" office:value="1456447405.96893" calcext:value-type="float">
            <text:p>1456447405.96893</text:p>
          </table:table-cell>
          <table:table-cell table:formula="of:=[.G1701]-[.B1701]" office:value-type="float" office:value="0.0809288024902344" calcext:value-type="float">
            <text:p>0.0809288025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56447405.8988" calcext:value-type="float">
            <text:p>1456447405.8988</text:p>
          </table:table-cell>
          <table:table-cell office:value-type="float" office:value="1120" calcext:value-type="float">
            <text:p>1120</text:p>
          </table:table-cell>
          <table:table-cell table:formula="of:=[.B1702]-[.B$2]" office:value-type="float" office:value="45.8985486030579" calcext:value-type="float">
            <text:p>45.8985486031</text:p>
          </table:table-cell>
          <table:table-cell table:formula="of:=[.C1702]/([.D1702]-[.D1701])" office:value-type="float" office:value="103693.364236364" calcext:value-type="float">
            <text:p>103693.364236364</text:p>
          </table:table-cell>
          <table:table-cell/>
          <table:table-cell office:value-type="float" office:value="1456447405.97984" calcext:value-type="float">
            <text:p>1456447405.97984</text:p>
          </table:table-cell>
          <table:table-cell table:formula="of:=[.G1702]-[.B1702]" office:value-type="float" office:value="0.0810377597808838" calcext:value-type="float">
            <text:p>0.0810377598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456447405.90963" calcext:value-type="float">
            <text:p>1456447405.90963</text:p>
          </table:table-cell>
          <table:table-cell office:value-type="float" office:value="1120" calcext:value-type="float">
            <text:p>1120</text:p>
          </table:table-cell>
          <table:table-cell table:formula="of:=[.B1703]-[.B$2]" office:value-type="float" office:value="45.9093809127808" calcext:value-type="float">
            <text:p>45.9093809128</text:p>
          </table:table-cell>
          <table:table-cell table:formula="of:=[.C1703]/([.D1703]-[.D1702])" office:value-type="float" office:value="103394.38482194" calcext:value-type="float">
            <text:p>103394.38482194</text:p>
          </table:table-cell>
          <table:table-cell/>
          <table:table-cell office:value-type="float" office:value="1456447405.99062" calcext:value-type="float">
            <text:p>1456447405.99062</text:p>
          </table:table-cell>
          <table:table-cell table:formula="of:=[.G1703]-[.B1703]" office:value-type="float" office:value="0.0809853076934814" calcext:value-type="float">
            <text:p>0.0809853077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456447405.92045" calcext:value-type="float">
            <text:p>1456447405.92045</text:p>
          </table:table-cell>
          <table:table-cell office:value-type="float" office:value="1120" calcext:value-type="float">
            <text:p>1120</text:p>
          </table:table-cell>
          <table:table-cell table:formula="of:=[.B1704]-[.B$2]" office:value-type="float" office:value="45.9201939105988" calcext:value-type="float">
            <text:p>45.9201939106</text:p>
          </table:table-cell>
          <table:table-cell table:formula="of:=[.C1704]/([.D1704]-[.D1703])" office:value-type="float" office:value="103579.046149097" calcext:value-type="float">
            <text:p>103579.046149097</text:p>
          </table:table-cell>
          <table:table-cell/>
          <table:table-cell office:value-type="float" office:value="1456447406.00297" calcext:value-type="float">
            <text:p>1456447406.00297</text:p>
          </table:table-cell>
          <table:table-cell table:formula="of:=[.G1704]-[.B1704]" office:value-type="float" office:value="0.0825223922729492" calcext:value-type="float">
            <text:p>0.0825223923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456447405.93125" calcext:value-type="float">
            <text:p>1456447405.93125</text:p>
          </table:table-cell>
          <table:table-cell office:value-type="float" office:value="1120" calcext:value-type="float">
            <text:p>1120</text:p>
          </table:table-cell>
          <table:table-cell table:formula="of:=[.B1705]-[.B$2]" office:value-type="float" office:value="45.9310002326965" calcext:value-type="float">
            <text:p>45.9310002327</text:p>
          </table:table-cell>
          <table:table-cell table:formula="of:=[.C1705]/([.D1705]-[.D1704])" office:value-type="float" office:value="103643.033204633" calcext:value-type="float">
            <text:p>103643.033204633</text:p>
          </table:table-cell>
          <table:table-cell/>
          <table:table-cell office:value-type="float" office:value="1456447406.0172" calcext:value-type="float">
            <text:p>1456447406.0172</text:p>
          </table:table-cell>
          <table:table-cell table:formula="of:=[.G1705]-[.B1705]" office:value-type="float" office:value="0.0859460830688477" calcext:value-type="float">
            <text:p>0.0859460831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456447405.94205" calcext:value-type="float">
            <text:p>1456447405.94205</text:p>
          </table:table-cell>
          <table:table-cell office:value-type="float" office:value="1120" calcext:value-type="float">
            <text:p>1120</text:p>
          </table:table-cell>
          <table:table-cell table:formula="of:=[.B1706]-[.B$2]" office:value-type="float" office:value="45.9418008327484" calcext:value-type="float">
            <text:p>45.9418008327</text:p>
          </table:table-cell>
          <table:table-cell table:formula="of:=[.C1706]/([.D1706]-[.D1705])" office:value-type="float" office:value="103697.942208781" calcext:value-type="float">
            <text:p>103697.942208781</text:p>
          </table:table-cell>
          <table:table-cell/>
          <table:table-cell office:value-type="float" office:value="1456447406.0329" calcext:value-type="float">
            <text:p>1456447406.0329</text:p>
          </table:table-cell>
          <table:table-cell table:formula="of:=[.G1706]-[.B1706]" office:value-type="float" office:value="0.0908455848693848" calcext:value-type="float">
            <text:p>0.0908455849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456447405.95285" calcext:value-type="float">
            <text:p>1456447405.95285</text:p>
          </table:table-cell>
          <table:table-cell office:value-type="float" office:value="1120" calcext:value-type="float">
            <text:p>1120</text:p>
          </table:table-cell>
          <table:table-cell table:formula="of:=[.B1707]-[.B$2]" office:value-type="float" office:value="45.9525995254517" calcext:value-type="float">
            <text:p>45.9525995255</text:p>
          </table:table-cell>
          <table:table-cell table:formula="of:=[.C1707]/([.D1707]-[.D1706])" office:value-type="float" office:value="103716.258141435" calcext:value-type="float">
            <text:p>103716.258141435</text:p>
          </table:table-cell>
          <table:table-cell/>
          <table:table-cell office:value-type="float" office:value="1456447406.03625" calcext:value-type="float">
            <text:p>1456447406.03625</text:p>
          </table:table-cell>
          <table:table-cell table:formula="of:=[.G1707]-[.B1707]" office:value-type="float" office:value="0.0833969116210938" calcext:value-type="float">
            <text:p>0.0833969116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456447405.96365" calcext:value-type="float">
            <text:p>1456447405.96365</text:p>
          </table:table-cell>
          <table:table-cell office:value-type="float" office:value="1120" calcext:value-type="float">
            <text:p>1120</text:p>
          </table:table-cell>
          <table:table-cell table:formula="of:=[.B1708]-[.B$2]" office:value-type="float" office:value="45.9633963108063" calcext:value-type="float">
            <text:p>45.9633963108</text:p>
          </table:table-cell>
          <table:table-cell table:formula="of:=[.C1708]/([.D1708]-[.D1707])" office:value-type="float" office:value="103734.580545434" calcext:value-type="float">
            <text:p>103734.580545434</text:p>
          </table:table-cell>
          <table:table-cell/>
          <table:table-cell office:value-type="float" office:value="1456447406.03969" calcext:value-type="float">
            <text:p>1456447406.03969</text:p>
          </table:table-cell>
          <table:table-cell table:formula="of:=[.G1708]-[.B1708]" office:value-type="float" office:value="0.0760400295257568" calcext:value-type="float">
            <text:p>0.0760400295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456447405.97445" calcext:value-type="float">
            <text:p>1456447405.97445</text:p>
          </table:table-cell>
          <table:table-cell office:value-type="float" office:value="1120" calcext:value-type="float">
            <text:p>1120</text:p>
          </table:table-cell>
          <table:table-cell table:formula="of:=[.B1709]-[.B$2]" office:value-type="float" office:value="45.9741947650909" calcext:value-type="float">
            <text:p>45.9741947651</text:p>
          </table:table-cell>
          <table:table-cell table:formula="of:=[.C1709]/([.D1709]-[.D1708])" office:value-type="float" office:value="103718.548087963" calcext:value-type="float">
            <text:p>103718.548087963</text:p>
          </table:table-cell>
          <table:table-cell/>
          <table:table-cell office:value-type="float" office:value="1456447406.05647" calcext:value-type="float">
            <text:p>1456447406.05647</text:p>
          </table:table-cell>
          <table:table-cell table:formula="of:=[.G1709]-[.B1709]" office:value-type="float" office:value="0.0820214748382568" calcext:value-type="float">
            <text:p>0.0820214748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456447405.98525" calcext:value-type="float">
            <text:p>1456447405.98525</text:p>
          </table:table-cell>
          <table:table-cell office:value-type="float" office:value="1120" calcext:value-type="float">
            <text:p>1120</text:p>
          </table:table-cell>
          <table:table-cell table:formula="of:=[.B1710]-[.B$2]" office:value-type="float" office:value="45.9849925041199" calcext:value-type="float">
            <text:p>45.9849925041</text:p>
          </table:table-cell>
          <table:table-cell table:formula="of:=[.C1710]/([.D1710]-[.D1709])" office:value-type="float" office:value="103725.418534302" calcext:value-type="float">
            <text:p>103725.418534302</text:p>
          </table:table-cell>
          <table:table-cell/>
          <table:table-cell office:value-type="float" office:value="1456447406.0726" calcext:value-type="float">
            <text:p>1456447406.0726</text:p>
          </table:table-cell>
          <table:table-cell table:formula="of:=[.G1710]-[.B1710]" office:value-type="float" office:value="0.0873537063598633" calcext:value-type="float">
            <text:p>0.0873537064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456447405.99605" calcext:value-type="float">
            <text:p>1456447405.99605</text:p>
          </table:table-cell>
          <table:table-cell office:value-type="float" office:value="1120" calcext:value-type="float">
            <text:p>1120</text:p>
          </table:table-cell>
          <table:table-cell table:formula="of:=[.B1711]-[.B$2]" office:value-type="float" office:value="45.9957993030548" calcext:value-type="float">
            <text:p>45.9957993031</text:p>
          </table:table-cell>
          <table:table-cell table:formula="of:=[.C1711]/([.D1711]-[.D1710])" office:value-type="float" office:value="103638.460078982" calcext:value-type="float">
            <text:p>103638.460078982</text:p>
          </table:table-cell>
          <table:table-cell/>
          <table:table-cell office:value-type="float" office:value="1456447406.07741" calcext:value-type="float">
            <text:p>1456447406.07741</text:p>
          </table:table-cell>
          <table:table-cell table:formula="of:=[.G1711]-[.B1711]" office:value-type="float" office:value="0.0813570022583008" calcext:value-type="float">
            <text:p>0.0813570023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456447406.00676" calcext:value-type="float">
            <text:p>1456447406.00676</text:p>
          </table:table-cell>
          <table:table-cell office:value-type="float" office:value="1120" calcext:value-type="float">
            <text:p>1120</text:p>
          </table:table-cell>
          <table:table-cell table:formula="of:=[.B1712]-[.B$2]" office:value-type="float" office:value="46.0065023899078" calcext:value-type="float">
            <text:p>46.0065023899</text:p>
          </table:table-cell>
          <table:table-cell table:formula="of:=[.C1712]/([.D1712]-[.D1711])" office:value-type="float" office:value="104642.708723158" calcext:value-type="float">
            <text:p>104642.708723158</text:p>
          </table:table-cell>
          <table:table-cell/>
          <table:table-cell office:value-type="float" office:value="1456447406.08763" calcext:value-type="float">
            <text:p>1456447406.08763</text:p>
          </table:table-cell>
          <table:table-cell table:formula="of:=[.G1712]-[.B1712]" office:value-type="float" office:value="0.080873966217041" calcext:value-type="float">
            <text:p>0.0808739662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456447406.01717" calcext:value-type="float">
            <text:p>1456447406.01717</text:p>
          </table:table-cell>
          <table:table-cell office:value-type="float" office:value="1120" calcext:value-type="float">
            <text:p>1120</text:p>
          </table:table-cell>
          <table:table-cell table:formula="of:=[.B1713]-[.B$2]" office:value-type="float" office:value="46.016916513443" calcext:value-type="float">
            <text:p>46.0169165134</text:p>
          </table:table-cell>
          <table:table-cell table:formula="of:=[.C1713]/([.D1713]-[.D1712])" office:value-type="float" office:value="107546.256410256" calcext:value-type="float">
            <text:p>107546.256410256</text:p>
          </table:table-cell>
          <table:table-cell/>
          <table:table-cell office:value-type="float" office:value="1456447406.09789" calcext:value-type="float">
            <text:p>1456447406.09789</text:p>
          </table:table-cell>
          <table:table-cell table:formula="of:=[.G1713]-[.B1713]" office:value-type="float" office:value="0.0807197093963623" calcext:value-type="float">
            <text:p>0.0807197094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456447406.02756" calcext:value-type="float">
            <text:p>1456447406.02756</text:p>
          </table:table-cell>
          <table:table-cell office:value-type="float" office:value="1120" calcext:value-type="float">
            <text:p>1120</text:p>
          </table:table-cell>
          <table:table-cell table:formula="of:=[.B1714]-[.B$2]" office:value-type="float" office:value="46.0273053646088" calcext:value-type="float">
            <text:p>46.0273053646</text:p>
          </table:table-cell>
          <table:table-cell table:formula="of:=[.C1714]/([.D1714]-[.D1713])" office:value-type="float" office:value="107807.87809244" calcext:value-type="float">
            <text:p>107807.87809244</text:p>
          </table:table-cell>
          <table:table-cell/>
          <table:table-cell office:value-type="float" office:value="1456447406.10837" calcext:value-type="float">
            <text:p>1456447406.10837</text:p>
          </table:table-cell>
          <table:table-cell table:formula="of:=[.G1714]-[.B1714]" office:value-type="float" office:value="0.0808110237121582" calcext:value-type="float">
            <text:p>0.0808110237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456447406.0379" calcext:value-type="float">
            <text:p>1456447406.0379</text:p>
          </table:table-cell>
          <table:table-cell office:value-type="float" office:value="1120" calcext:value-type="float">
            <text:p>1120</text:p>
          </table:table-cell>
          <table:table-cell table:formula="of:=[.B1715]-[.B$2]" office:value-type="float" office:value="46.0376439094543" calcext:value-type="float">
            <text:p>46.0376439095</text:p>
          </table:table-cell>
          <table:table-cell table:formula="of:=[.C1715]/([.D1715]-[.D1714])" office:value-type="float" office:value="108332.460392501" calcext:value-type="float">
            <text:p>108332.460392501</text:p>
          </table:table-cell>
          <table:table-cell/>
          <table:table-cell office:value-type="float" office:value="1456447406.11168" calcext:value-type="float">
            <text:p>1456447406.11168</text:p>
          </table:table-cell>
          <table:table-cell table:formula="of:=[.G1715]-[.B1715]" office:value-type="float" office:value="0.0737824440002441" calcext:value-type="float">
            <text:p>0.073782444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456447406.04823" calcext:value-type="float">
            <text:p>1456447406.04823</text:p>
          </table:table-cell>
          <table:table-cell office:value-type="float" office:value="1120" calcext:value-type="float">
            <text:p>1120</text:p>
          </table:table-cell>
          <table:table-cell table:formula="of:=[.B1716]-[.B$2]" office:value-type="float" office:value="46.0479733943939" calcext:value-type="float">
            <text:p>46.0479733944</text:p>
          </table:table-cell>
          <table:table-cell table:formula="of:=[.C1716]/([.D1716]-[.D1715])" office:value-type="float" office:value="108427.477899596" calcext:value-type="float">
            <text:p>108427.477899596</text:p>
          </table:table-cell>
          <table:table-cell/>
          <table:table-cell office:value-type="float" office:value="1456447406.12059" calcext:value-type="float">
            <text:p>1456447406.12059</text:p>
          </table:table-cell>
          <table:table-cell table:formula="of:=[.G1716]-[.B1716]" office:value-type="float" office:value="0.0723628997802734" calcext:value-type="float">
            <text:p>0.0723628998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456447406.05855" calcext:value-type="float">
            <text:p>1456447406.05855</text:p>
          </table:table-cell>
          <table:table-cell office:value-type="float" office:value="1120" calcext:value-type="float">
            <text:p>1120</text:p>
          </table:table-cell>
          <table:table-cell table:formula="of:=[.B1717]-[.B$2]" office:value-type="float" office:value="46.0582940578461" calcext:value-type="float">
            <text:p>46.0582940578</text:p>
          </table:table-cell>
          <table:table-cell table:formula="of:=[.C1717]/([.D1717]-[.D1716])" office:value-type="float" office:value="108520.155239327" calcext:value-type="float">
            <text:p>108520.155239327</text:p>
          </table:table-cell>
          <table:table-cell/>
          <table:table-cell office:value-type="float" office:value="1456447406.13924" calcext:value-type="float">
            <text:p>1456447406.13924</text:p>
          </table:table-cell>
          <table:table-cell table:formula="of:=[.G1717]-[.B1717]" office:value-type="float" office:value="0.0806922912597656" calcext:value-type="float">
            <text:p>0.0806922913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456447406.06886" calcext:value-type="float">
            <text:p>1456447406.06886</text:p>
          </table:table-cell>
          <table:table-cell office:value-type="float" office:value="1120" calcext:value-type="float">
            <text:p>1120</text:p>
          </table:table-cell>
          <table:table-cell table:formula="of:=[.B1718]-[.B$2]" office:value-type="float" office:value="46.0686097145081" calcext:value-type="float">
            <text:p>46.0686097145</text:p>
          </table:table-cell>
          <table:table-cell table:formula="of:=[.C1718]/([.D1718]-[.D1717])" office:value-type="float" office:value="108572.826403495" calcext:value-type="float">
            <text:p>108572.826403495</text:p>
          </table:table-cell>
          <table:table-cell/>
          <table:table-cell office:value-type="float" office:value="1456447406.14963" calcext:value-type="float">
            <text:p>1456447406.14963</text:p>
          </table:table-cell>
          <table:table-cell table:formula="of:=[.G1718]-[.B1718]" office:value-type="float" office:value="0.0807666778564453" calcext:value-type="float">
            <text:p>0.0807666779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456447406.07923" calcext:value-type="float">
            <text:p>1456447406.07923</text:p>
          </table:table-cell>
          <table:table-cell office:value-type="float" office:value="1120" calcext:value-type="float">
            <text:p>1120</text:p>
          </table:table-cell>
          <table:table-cell table:formula="of:=[.B1719]-[.B$2]" office:value-type="float" office:value="46.0789752006531" calcext:value-type="float">
            <text:p>46.0789752007</text:p>
          </table:table-cell>
          <table:table-cell table:formula="of:=[.C1719]/([.D1719]-[.D1718])" office:value-type="float" office:value="108050.889686264" calcext:value-type="float">
            <text:p>108050.889686264</text:p>
          </table:table-cell>
          <table:table-cell/>
          <table:table-cell office:value-type="float" office:value="1456447406.16001" calcext:value-type="float">
            <text:p>1456447406.16001</text:p>
          </table:table-cell>
          <table:table-cell table:formula="of:=[.G1719]-[.B1719]" office:value-type="float" office:value="0.0807812213897705" calcext:value-type="float">
            <text:p>0.0807812214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456447406.08956" calcext:value-type="float">
            <text:p>1456447406.08956</text:p>
          </table:table-cell>
          <table:table-cell office:value-type="float" office:value="1120" calcext:value-type="float">
            <text:p>1120</text:p>
          </table:table-cell>
          <table:table-cell table:formula="of:=[.B1720]-[.B$2]" office:value-type="float" office:value="46.0893070697784" calcext:value-type="float">
            <text:p>46.0893070698</text:p>
          </table:table-cell>
          <table:table-cell table:formula="of:=[.C1720]/([.D1720]-[.D1719])" office:value-type="float" office:value="108402.457136264" calcext:value-type="float">
            <text:p>108402.457136264</text:p>
          </table:table-cell>
          <table:table-cell/>
          <table:table-cell office:value-type="float" office:value="1456447406.17307" calcext:value-type="float">
            <text:p>1456447406.17307</text:p>
          </table:table-cell>
          <table:table-cell table:formula="of:=[.G1720]-[.B1720]" office:value-type="float" office:value="0.0835092067718506" calcext:value-type="float">
            <text:p>0.0835092068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456447406.09985" calcext:value-type="float">
            <text:p>1456447406.09985</text:p>
          </table:table-cell>
          <table:table-cell office:value-type="float" office:value="1120" calcext:value-type="float">
            <text:p>1120</text:p>
          </table:table-cell>
          <table:table-cell table:formula="of:=[.B1721]-[.B$2]" office:value-type="float" office:value="46.0995965003967" calcext:value-type="float">
            <text:p>46.0995965004</text:p>
          </table:table-cell>
          <table:table-cell table:formula="of:=[.C1721]/([.D1721]-[.D1720])" office:value-type="float" office:value="108849.560442107" calcext:value-type="float">
            <text:p>108849.560442107</text:p>
          </table:table-cell>
          <table:table-cell/>
          <table:table-cell office:value-type="float" office:value="1456447406.18105" calcext:value-type="float">
            <text:p>1456447406.18105</text:p>
          </table:table-cell>
          <table:table-cell table:formula="of:=[.G1721]-[.B1721]" office:value-type="float" office:value="0.0811998844146729" calcext:value-type="float">
            <text:p>0.0811998844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456447406.11016" calcext:value-type="float">
            <text:p>1456447406.11016</text:p>
          </table:table-cell>
          <table:table-cell office:value-type="float" office:value="1120" calcext:value-type="float">
            <text:p>1120</text:p>
          </table:table-cell>
          <table:table-cell table:formula="of:=[.B1722]-[.B$2]" office:value-type="float" office:value="46.1099104881287" calcext:value-type="float">
            <text:p>46.1099104881</text:p>
          </table:table-cell>
          <table:table-cell table:formula="of:=[.C1722]/([.D1722]-[.D1721])" office:value-type="float" office:value="108590.394822006" calcext:value-type="float">
            <text:p>108590.394822006</text:p>
          </table:table-cell>
          <table:table-cell/>
          <table:table-cell office:value-type="float" office:value="1456447406.19145" calcext:value-type="float">
            <text:p>1456447406.19145</text:p>
          </table:table-cell>
          <table:table-cell table:formula="of:=[.G1722]-[.B1722]" office:value-type="float" office:value="0.0812859535217285" calcext:value-type="float">
            <text:p>0.0812859535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456447406.12048" calcext:value-type="float">
            <text:p>1456447406.12048</text:p>
          </table:table-cell>
          <table:table-cell office:value-type="float" office:value="1120" calcext:value-type="float">
            <text:p>1120</text:p>
          </table:table-cell>
          <table:table-cell table:formula="of:=[.B1723]-[.B$2]" office:value-type="float" office:value="46.120224237442" calcext:value-type="float">
            <text:p>46.1202242374</text:p>
          </table:table-cell>
          <table:table-cell table:formula="of:=[.C1723]/([.D1723]-[.D1722])" office:value-type="float" office:value="108592.905060219" calcext:value-type="float">
            <text:p>108592.905060219</text:p>
          </table:table-cell>
          <table:table-cell/>
          <table:table-cell office:value-type="float" office:value="1456447406.20173" calcext:value-type="float">
            <text:p>1456447406.20173</text:p>
          </table:table-cell>
          <table:table-cell table:formula="of:=[.G1723]-[.B1723]" office:value-type="float" office:value="0.0812520980834961" calcext:value-type="float">
            <text:p>0.0812520981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456447406.13079" calcext:value-type="float">
            <text:p>1456447406.13079</text:p>
          </table:table-cell>
          <table:table-cell office:value-type="float" office:value="1120" calcext:value-type="float">
            <text:p>1120</text:p>
          </table:table-cell>
          <table:table-cell table:formula="of:=[.B1724]-[.B$2]" office:value-type="float" office:value="46.1305370330811" calcext:value-type="float">
            <text:p>46.1305370331</text:p>
          </table:table-cell>
          <table:table-cell table:formula="of:=[.C1724]/([.D1724]-[.D1723])" office:value-type="float" office:value="108602.947173737" calcext:value-type="float">
            <text:p>108602.947173737</text:p>
          </table:table-cell>
          <table:table-cell/>
          <table:table-cell office:value-type="float" office:value="1456447406.21201" calcext:value-type="float">
            <text:p>1456447406.21201</text:p>
          </table:table-cell>
          <table:table-cell table:formula="of:=[.G1724]-[.B1724]" office:value-type="float" office:value="0.0812191963195801" calcext:value-type="float">
            <text:p>0.0812191963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456447406.1411" calcext:value-type="float">
            <text:p>1456447406.1411</text:p>
          </table:table-cell>
          <table:table-cell office:value-type="float" office:value="1120" calcext:value-type="float">
            <text:p>1120</text:p>
          </table:table-cell>
          <table:table-cell table:formula="of:=[.B1725]-[.B$2]" office:value-type="float" office:value="46.1408495903015" calcext:value-type="float">
            <text:p>46.1408495903</text:p>
          </table:table-cell>
          <table:table-cell table:formula="of:=[.C1725]/([.D1725]-[.D1724])" office:value-type="float" office:value="108605.457992324" calcext:value-type="float">
            <text:p>108605.457992324</text:p>
          </table:table-cell>
          <table:table-cell/>
          <table:table-cell office:value-type="float" office:value="1456447406.2222" calcext:value-type="float">
            <text:p>1456447406.2222</text:p>
          </table:table-cell>
          <table:table-cell table:formula="of:=[.G1725]-[.B1725]" office:value-type="float" office:value="0.0810966491699219" calcext:value-type="float">
            <text:p>0.0810966492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456447406.15141" calcext:value-type="float">
            <text:p>1456447406.15141</text:p>
          </table:table-cell>
          <table:table-cell office:value-type="float" office:value="1120" calcext:value-type="float">
            <text:p>1120</text:p>
          </table:table-cell>
          <table:table-cell table:formula="of:=[.B1726]-[.B$2]" office:value-type="float" office:value="46.1511607170105" calcext:value-type="float">
            <text:p>46.151160717</text:p>
          </table:table-cell>
          <table:table-cell table:formula="of:=[.C1726]/([.D1726]-[.D1725])" office:value-type="float" office:value="108620.525342212" calcext:value-type="float">
            <text:p>108620.525342212</text:p>
          </table:table-cell>
          <table:table-cell/>
          <table:table-cell office:value-type="float" office:value="1456447406.22551" calcext:value-type="float">
            <text:p>1456447406.22551</text:p>
          </table:table-cell>
          <table:table-cell table:formula="of:=[.G1726]-[.B1726]" office:value-type="float" office:value="0.0740954875946045" calcext:value-type="float">
            <text:p>0.0740954876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456447406.16173" calcext:value-type="float">
            <text:p>1456447406.16173</text:p>
          </table:table-cell>
          <table:table-cell office:value-type="float" office:value="1120" calcext:value-type="float">
            <text:p>1120</text:p>
          </table:table-cell>
          <table:table-cell table:formula="of:=[.B1727]-[.B$2]" office:value-type="float" office:value="46.1614799499512" calcext:value-type="float">
            <text:p>46.16147995</text:p>
          </table:table-cell>
          <table:table-cell table:formula="of:=[.C1727]/([.D1727]-[.D1726])" office:value-type="float" office:value="108535.198927961" calcext:value-type="float">
            <text:p>108535.198927961</text:p>
          </table:table-cell>
          <table:table-cell/>
          <table:table-cell office:value-type="float" office:value="1456447406.23403" calcext:value-type="float">
            <text:p>1456447406.23403</text:p>
          </table:table-cell>
          <table:table-cell table:formula="of:=[.G1727]-[.B1727]" office:value-type="float" office:value="0.0722963809967041" calcext:value-type="float">
            <text:p>0.072296381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456447406.17205" calcext:value-type="float">
            <text:p>1456447406.17205</text:p>
          </table:table-cell>
          <table:table-cell office:value-type="float" office:value="1120" calcext:value-type="float">
            <text:p>1120</text:p>
          </table:table-cell>
          <table:table-cell table:formula="of:=[.B1728]-[.B$2]" office:value-type="float" office:value="46.1717927455902" calcext:value-type="float">
            <text:p>46.1717927456</text:p>
          </table:table-cell>
          <table:table-cell table:formula="of:=[.C1728]/([.D1728]-[.D1727])" office:value-type="float" office:value="108602.947173737" calcext:value-type="float">
            <text:p>108602.947173737</text:p>
          </table:table-cell>
          <table:table-cell/>
          <table:table-cell office:value-type="float" office:value="1456447406.25311" calcext:value-type="float">
            <text:p>1456447406.25311</text:p>
          </table:table-cell>
          <table:table-cell table:formula="of:=[.G1728]-[.B1728]" office:value-type="float" office:value="0.0810635089874268" calcext:value-type="float">
            <text:p>0.081063509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456447406.18236" calcext:value-type="float">
            <text:p>1456447406.18236</text:p>
          </table:table-cell>
          <table:table-cell office:value-type="float" office:value="1120" calcext:value-type="float">
            <text:p>1120</text:p>
          </table:table-cell>
          <table:table-cell table:formula="of:=[.B1729]-[.B$2]" office:value-type="float" office:value="46.1821064949036" calcext:value-type="float">
            <text:p>46.1821064949</text:p>
          </table:table-cell>
          <table:table-cell table:formula="of:=[.C1729]/([.D1729]-[.D1728])" office:value-type="float" office:value="108592.905060219" calcext:value-type="float">
            <text:p>108592.905060219</text:p>
          </table:table-cell>
          <table:table-cell/>
          <table:table-cell office:value-type="float" office:value="1456447406.26349" calcext:value-type="float">
            <text:p>1456447406.26349</text:p>
          </table:table-cell>
          <table:table-cell table:formula="of:=[.G1729]-[.B1729]" office:value-type="float" office:value="0.081129789352417" calcext:value-type="float">
            <text:p>0.0811297894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456447406.19267" calcext:value-type="float">
            <text:p>1456447406.19267</text:p>
          </table:table-cell>
          <table:table-cell office:value-type="float" office:value="1120" calcext:value-type="float">
            <text:p>1120</text:p>
          </table:table-cell>
          <table:table-cell table:formula="of:=[.B1730]-[.B$2]" office:value-type="float" office:value="46.1924180984497" calcext:value-type="float">
            <text:p>46.1924180984</text:p>
          </table:table-cell>
          <table:table-cell table:formula="of:=[.C1730]/([.D1730]-[.D1729])" office:value-type="float" office:value="108615.502427746" calcext:value-type="float">
            <text:p>108615.502427746</text:p>
          </table:table-cell>
          <table:table-cell/>
          <table:table-cell office:value-type="float" office:value="1456447406.27384" calcext:value-type="float">
            <text:p>1456447406.27384</text:p>
          </table:table-cell>
          <table:table-cell table:formula="of:=[.G1730]-[.B1730]" office:value-type="float" office:value="0.0811681747436523" calcext:value-type="float">
            <text:p>0.0811681747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456447406.20298" calcext:value-type="float">
            <text:p>1456447406.20298</text:p>
          </table:table-cell>
          <table:table-cell office:value-type="float" office:value="1120" calcext:value-type="float">
            <text:p>1120</text:p>
          </table:table-cell>
          <table:table-cell table:formula="of:=[.B1731]-[.B$2]" office:value-type="float" office:value="46.2027292251587" calcext:value-type="float">
            <text:p>46.2027292252</text:p>
          </table:table-cell>
          <table:table-cell table:formula="of:=[.C1731]/([.D1731]-[.D1730])" office:value-type="float" office:value="108620.525342212" calcext:value-type="float">
            <text:p>108620.525342212</text:p>
          </table:table-cell>
          <table:table-cell/>
          <table:table-cell office:value-type="float" office:value="1456447406.28416" calcext:value-type="float">
            <text:p>1456447406.28416</text:p>
          </table:table-cell>
          <table:table-cell table:formula="of:=[.G1731]-[.B1731]" office:value-type="float" office:value="0.0811769962310791" calcext:value-type="float">
            <text:p>0.0811769962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456447406.21329" calcext:value-type="float">
            <text:p>1456447406.21329</text:p>
          </table:table-cell>
          <table:table-cell office:value-type="float" office:value="1120" calcext:value-type="float">
            <text:p>1120</text:p>
          </table:table-cell>
          <table:table-cell table:formula="of:=[.B1732]-[.B$2]" office:value-type="float" office:value="46.2130398750305" calcext:value-type="float">
            <text:p>46.213039875</text:p>
          </table:table-cell>
          <table:table-cell table:formula="of:=[.C1732]/([.D1732]-[.D1731])" office:value-type="float" office:value="108625.548721269" calcext:value-type="float">
            <text:p>108625.548721269</text:p>
          </table:table-cell>
          <table:table-cell/>
          <table:table-cell office:value-type="float" office:value="1456447406.29472" calcext:value-type="float">
            <text:p>1456447406.29472</text:p>
          </table:table-cell>
          <table:table-cell table:formula="of:=[.G1732]-[.B1732]" office:value-type="float" office:value="0.0814263820648193" calcext:value-type="float">
            <text:p>0.0814263821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456447406.2236" calcext:value-type="float">
            <text:p>1456447406.2236</text:p>
          </table:table-cell>
          <table:table-cell office:value-type="float" office:value="1120" calcext:value-type="float">
            <text:p>1120</text:p>
          </table:table-cell>
          <table:table-cell table:formula="of:=[.B1733]-[.B$2]" office:value-type="float" office:value="46.2233505249023" calcext:value-type="float">
            <text:p>46.2233505249</text:p>
          </table:table-cell>
          <table:table-cell table:formula="of:=[.C1733]/([.D1733]-[.D1732])" office:value-type="float" office:value="108625.548721269" calcext:value-type="float">
            <text:p>108625.548721269</text:p>
          </table:table-cell>
          <table:table-cell/>
          <table:table-cell office:value-type="float" office:value="1456447406.30512" calcext:value-type="float">
            <text:p>1456447406.30512</text:p>
          </table:table-cell>
          <table:table-cell table:formula="of:=[.G1733]-[.B1733]" office:value-type="float" office:value="0.0815157890319824" calcext:value-type="float">
            <text:p>0.081515789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456447406.23392" calcext:value-type="float">
            <text:p>1456447406.23392</text:p>
          </table:table-cell>
          <table:table-cell office:value-type="float" office:value="1120" calcext:value-type="float">
            <text:p>1120</text:p>
          </table:table-cell>
          <table:table-cell table:formula="of:=[.B1734]-[.B$2]" office:value-type="float" office:value="46.2336618900299" calcext:value-type="float">
            <text:p>46.23366189</text:p>
          </table:table-cell>
          <table:table-cell table:formula="of:=[.C1734]/([.D1734]-[.D1733])" office:value-type="float" office:value="108618.013826909" calcext:value-type="float">
            <text:p>108618.013826909</text:p>
          </table:table-cell>
          <table:table-cell/>
          <table:table-cell office:value-type="float" office:value="1456447406.31974" calcext:value-type="float">
            <text:p>1456447406.31974</text:p>
          </table:table-cell>
          <table:table-cell table:formula="of:=[.G1734]-[.B1734]" office:value-type="float" office:value="0.0858244895935059" calcext:value-type="float">
            <text:p>0.0858244896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456447406.24423" calcext:value-type="float">
            <text:p>1456447406.24423</text:p>
          </table:table-cell>
          <table:table-cell office:value-type="float" office:value="1120" calcext:value-type="float">
            <text:p>1120</text:p>
          </table:table-cell>
          <table:table-cell table:formula="of:=[.B1735]-[.B$2]" office:value-type="float" office:value="46.2439725399017" calcext:value-type="float">
            <text:p>46.2439725399</text:p>
          </table:table-cell>
          <table:table-cell table:formula="of:=[.C1735]/([.D1735]-[.D1734])" office:value-type="float" office:value="108625.548721269" calcext:value-type="float">
            <text:p>108625.548721269</text:p>
          </table:table-cell>
          <table:table-cell/>
          <table:table-cell office:value-type="float" office:value="1456447406.32611" calcext:value-type="float">
            <text:p>1456447406.32611</text:p>
          </table:table-cell>
          <table:table-cell table:formula="of:=[.G1735]-[.B1735]" office:value-type="float" office:value="0.0818836688995361" calcext:value-type="float">
            <text:p>0.0818836689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456447406.25454" calcext:value-type="float">
            <text:p>1456447406.25454</text:p>
          </table:table-cell>
          <table:table-cell office:value-type="float" office:value="1120" calcext:value-type="float">
            <text:p>1120</text:p>
          </table:table-cell>
          <table:table-cell table:formula="of:=[.B1736]-[.B$2]" office:value-type="float" office:value="46.2542831897736" calcext:value-type="float">
            <text:p>46.2542831898</text:p>
          </table:table-cell>
          <table:table-cell table:formula="of:=[.C1736]/([.D1736]-[.D1735])" office:value-type="float" office:value="108625.548721269" calcext:value-type="float">
            <text:p>108625.548721269</text:p>
          </table:table-cell>
          <table:table-cell/>
          <table:table-cell office:value-type="float" office:value="1456447406.3362" calcext:value-type="float">
            <text:p>1456447406.3362</text:p>
          </table:table-cell>
          <table:table-cell table:formula="of:=[.G1736]-[.B1736]" office:value-type="float" office:value="0.0816631317138672" calcext:value-type="float">
            <text:p>0.0816631317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456447406.26485" calcext:value-type="float">
            <text:p>1456447406.26485</text:p>
          </table:table-cell>
          <table:table-cell office:value-type="float" office:value="1120" calcext:value-type="float">
            <text:p>1120</text:p>
          </table:table-cell>
          <table:table-cell table:formula="of:=[.B1737]-[.B$2]" office:value-type="float" office:value="46.2645938396454" calcext:value-type="float">
            <text:p>46.2645938396</text:p>
          </table:table-cell>
          <table:table-cell table:formula="of:=[.C1737]/([.D1737]-[.D1736])" office:value-type="float" office:value="108625.548721269" calcext:value-type="float">
            <text:p>108625.548721269</text:p>
          </table:table-cell>
          <table:table-cell/>
          <table:table-cell office:value-type="float" office:value="1456447406.33955" calcext:value-type="float">
            <text:p>1456447406.33955</text:p>
          </table:table-cell>
          <table:table-cell table:formula="of:=[.G1737]-[.B1737]" office:value-type="float" office:value="0.0747025012969971" calcext:value-type="float">
            <text:p>0.0747025013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456447406.27516" calcext:value-type="float">
            <text:p>1456447406.27516</text:p>
          </table:table-cell>
          <table:table-cell office:value-type="float" office:value="1120" calcext:value-type="float">
            <text:p>1120</text:p>
          </table:table-cell>
          <table:table-cell table:formula="of:=[.B1738]-[.B$2]" office:value-type="float" office:value="46.2749030590057" calcext:value-type="float">
            <text:p>46.274903059</text:p>
          </table:table-cell>
          <table:table-cell table:formula="of:=[.C1738]/([.D1738]-[.D1737])" office:value-type="float" office:value="108640.621646624" calcext:value-type="float">
            <text:p>108640.621646624</text:p>
          </table:table-cell>
          <table:table-cell/>
          <table:table-cell office:value-type="float" office:value="1456447406.34756" calcext:value-type="float">
            <text:p>1456447406.34756</text:p>
          </table:table-cell>
          <table:table-cell table:formula="of:=[.G1738]-[.B1738]" office:value-type="float" office:value="0.0724031925201416" calcext:value-type="float">
            <text:p>0.0724031925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456447406.28547" calcext:value-type="float">
            <text:p>1456447406.28547</text:p>
          </table:table-cell>
          <table:table-cell office:value-type="float" office:value="1120" calcext:value-type="float">
            <text:p>1120</text:p>
          </table:table-cell>
          <table:table-cell table:formula="of:=[.B1739]-[.B$2]" office:value-type="float" office:value="46.2852206230164" calcext:value-type="float">
            <text:p>46.285220623</text:p>
          </table:table-cell>
          <table:table-cell table:formula="of:=[.C1739]/([.D1739]-[.D1738])" office:value-type="float" office:value="108552.755170422" calcext:value-type="float">
            <text:p>108552.755170422</text:p>
          </table:table-cell>
          <table:table-cell/>
          <table:table-cell office:value-type="float" office:value="1456447406.36715" calcext:value-type="float">
            <text:p>1456447406.36715</text:p>
          </table:table-cell>
          <table:table-cell table:formula="of:=[.G1739]-[.B1739]" office:value-type="float" office:value="0.0816757678985596" calcext:value-type="float">
            <text:p>0.0816757679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456447406.29579" calcext:value-type="float">
            <text:p>1456447406.29579</text:p>
          </table:table-cell>
          <table:table-cell office:value-type="float" office:value="1120" calcext:value-type="float">
            <text:p>1120</text:p>
          </table:table-cell>
          <table:table-cell table:formula="of:=[.B1740]-[.B$2]" office:value-type="float" office:value="46.2955327033997" calcext:value-type="float">
            <text:p>46.2955327034</text:p>
          </table:table-cell>
          <table:table-cell table:formula="of:=[.C1740]/([.D1740]-[.D1739])" office:value-type="float" office:value="108610.479977805" calcext:value-type="float">
            <text:p>108610.479977805</text:p>
          </table:table-cell>
          <table:table-cell/>
          <table:table-cell office:value-type="float" office:value="1456447406.37738" calcext:value-type="float">
            <text:p>1456447406.37738</text:p>
          </table:table-cell>
          <table:table-cell table:formula="of:=[.G1740]-[.B1740]" office:value-type="float" office:value="0.0815935134887695" calcext:value-type="float">
            <text:p>0.0815935135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456447406.3061" calcext:value-type="float">
            <text:p>1456447406.3061</text:p>
          </table:table-cell>
          <table:table-cell office:value-type="float" office:value="1120" calcext:value-type="float">
            <text:p>1120</text:p>
          </table:table-cell>
          <table:table-cell table:formula="of:=[.B1741]-[.B$2]" office:value-type="float" office:value="46.3058443069458" calcext:value-type="float">
            <text:p>46.3058443069</text:p>
          </table:table-cell>
          <table:table-cell table:formula="of:=[.C1741]/([.D1741]-[.D1740])" office:value-type="float" office:value="108615.502427746" calcext:value-type="float">
            <text:p>108615.502427746</text:p>
          </table:table-cell>
          <table:table-cell/>
          <table:table-cell office:value-type="float" office:value="1456447406.38766" calcext:value-type="float">
            <text:p>1456447406.38766</text:p>
          </table:table-cell>
          <table:table-cell table:formula="of:=[.G1741]-[.B1741]" office:value-type="float" office:value="0.0815620422363281" calcext:value-type="float">
            <text:p>0.0815620422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456447406.31641" calcext:value-type="float">
            <text:p>1456447406.31641</text:p>
          </table:table-cell>
          <table:table-cell office:value-type="float" office:value="1120" calcext:value-type="float">
            <text:p>1120</text:p>
          </table:table-cell>
          <table:table-cell table:formula="of:=[.B1742]-[.B$2]" office:value-type="float" office:value="46.3161609172821" calcext:value-type="float">
            <text:p>46.3161609173</text:p>
          </table:table-cell>
          <table:table-cell table:formula="of:=[.C1742]/([.D1742]-[.D1741])" office:value-type="float" office:value="108562.789859259" calcext:value-type="float">
            <text:p>108562.789859259</text:p>
          </table:table-cell>
          <table:table-cell/>
          <table:table-cell office:value-type="float" office:value="1456447406.3981" calcext:value-type="float">
            <text:p>1456447406.3981</text:p>
          </table:table-cell>
          <table:table-cell table:formula="of:=[.G1742]-[.B1742]" office:value-type="float" office:value="0.0816853046417236" calcext:value-type="float">
            <text:p>0.0816853046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456447406.32673" calcext:value-type="float">
            <text:p>1456447406.32673</text:p>
          </table:table-cell>
          <table:table-cell office:value-type="float" office:value="1120" calcext:value-type="float">
            <text:p>1120</text:p>
          </table:table-cell>
          <table:table-cell table:formula="of:=[.B1743]-[.B$2]" office:value-type="float" office:value="46.3264744281769" calcext:value-type="float">
            <text:p>46.3264744282</text:p>
          </table:table-cell>
          <table:table-cell table:formula="of:=[.C1743]/([.D1743]-[.D1742])" office:value-type="float" office:value="108595.41541449" calcext:value-type="float">
            <text:p>108595.41541449</text:p>
          </table:table-cell>
          <table:table-cell/>
          <table:table-cell office:value-type="float" office:value="1456447406.40841" calcext:value-type="float">
            <text:p>1456447406.40841</text:p>
          </table:table-cell>
          <table:table-cell table:formula="of:=[.G1743]-[.B1743]" office:value-type="float" office:value="0.0816819667816162" calcext:value-type="float">
            <text:p>0.0816819668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456447406.33704" calcext:value-type="float">
            <text:p>1456447406.33704</text:p>
          </table:table-cell>
          <table:table-cell office:value-type="float" office:value="1120" calcext:value-type="float">
            <text:p>1120</text:p>
          </table:table-cell>
          <table:table-cell table:formula="of:=[.B1744]-[.B$2]" office:value-type="float" office:value="46.3367867469788" calcext:value-type="float">
            <text:p>46.336786747</text:p>
          </table:table-cell>
          <table:table-cell table:formula="of:=[.C1744]/([.D1744]-[.D1743])" office:value-type="float" office:value="108607.968927011" calcext:value-type="float">
            <text:p>108607.968927011</text:p>
          </table:table-cell>
          <table:table-cell/>
          <table:table-cell office:value-type="float" office:value="1456447406.41888" calcext:value-type="float">
            <text:p>1456447406.41888</text:p>
          </table:table-cell>
          <table:table-cell table:formula="of:=[.G1744]-[.B1744]" office:value-type="float" office:value="0.0818395614624023" calcext:value-type="float">
            <text:p>0.0818395615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456447406.34735" calcext:value-type="float">
            <text:p>1456447406.34735</text:p>
          </table:table-cell>
          <table:table-cell office:value-type="float" office:value="1120" calcext:value-type="float">
            <text:p>1120</text:p>
          </table:table-cell>
          <table:table-cell table:formula="of:=[.B1745]-[.B$2]" office:value-type="float" office:value="46.3470973968506" calcext:value-type="float">
            <text:p>46.3470973969</text:p>
          </table:table-cell>
          <table:table-cell table:formula="of:=[.C1745]/([.D1745]-[.D1744])" office:value-type="float" office:value="108625.548721269" calcext:value-type="float">
            <text:p>108625.548721269</text:p>
          </table:table-cell>
          <table:table-cell/>
          <table:table-cell office:value-type="float" office:value="1456447406.42926" calcext:value-type="float">
            <text:p>1456447406.42926</text:p>
          </table:table-cell>
          <table:table-cell table:formula="of:=[.G1745]-[.B1745]" office:value-type="float" office:value="0.0819089412689209" calcext:value-type="float">
            <text:p>0.0819089413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456447406.35766" calcext:value-type="float">
            <text:p>1456447406.35766</text:p>
          </table:table-cell>
          <table:table-cell office:value-type="float" office:value="1120" calcext:value-type="float">
            <text:p>1120</text:p>
          </table:table-cell>
          <table:table-cell table:formula="of:=[.B1746]-[.B$2]" office:value-type="float" office:value="46.3574092388153" calcext:value-type="float">
            <text:p>46.3574092388</text:p>
          </table:table-cell>
          <table:table-cell table:formula="of:=[.C1746]/([.D1746]-[.D1745])" office:value-type="float" office:value="108612.991144713" calcext:value-type="float">
            <text:p>108612.991144713</text:p>
          </table:table-cell>
          <table:table-cell/>
          <table:table-cell office:value-type="float" office:value="1456447406.43966" calcext:value-type="float">
            <text:p>1456447406.43966</text:p>
          </table:table-cell>
          <table:table-cell table:formula="of:=[.G1746]-[.B1746]" office:value-type="float" office:value="0.0819971561431885" calcext:value-type="float">
            <text:p>0.0819971561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456447406.368" calcext:value-type="float">
            <text:p>1456447406.368</text:p>
          </table:table-cell>
          <table:table-cell office:value-type="float" office:value="1120" calcext:value-type="float">
            <text:p>1120</text:p>
          </table:table-cell>
          <table:table-cell table:formula="of:=[.B1747]-[.B$2]" office:value-type="float" office:value="46.3677439689636" calcext:value-type="float">
            <text:p>46.367743969</text:p>
          </table:table-cell>
          <table:table-cell table:formula="of:=[.C1747]/([.D1747]-[.D1746])" office:value-type="float" office:value="108372.447458878" calcext:value-type="float">
            <text:p>108372.447458878</text:p>
          </table:table-cell>
          <table:table-cell/>
          <table:table-cell office:value-type="float" office:value="1456447406.45001" calcext:value-type="float">
            <text:p>1456447406.45001</text:p>
          </table:table-cell>
          <table:table-cell table:formula="of:=[.G1747]-[.B1747]" office:value-type="float" office:value="0.082012414932251" calcext:value-type="float">
            <text:p>0.0820124149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456447406.37832" calcext:value-type="float">
            <text:p>1456447406.37832</text:p>
          </table:table-cell>
          <table:table-cell office:value-type="float" office:value="1120" calcext:value-type="float">
            <text:p>1120</text:p>
          </table:table-cell>
          <table:table-cell table:formula="of:=[.B1748]-[.B$2]" office:value-type="float" office:value="46.3780660629273" calcext:value-type="float">
            <text:p>46.3780660629</text:p>
          </table:table-cell>
          <table:table-cell table:formula="of:=[.C1748]/([.D1748]-[.D1747])" office:value-type="float" office:value="108505.115720423" calcext:value-type="float">
            <text:p>108505.115720423</text:p>
          </table:table-cell>
          <table:table-cell/>
          <table:table-cell office:value-type="float" office:value="1456447406.45505" calcext:value-type="float">
            <text:p>1456447406.45505</text:p>
          </table:table-cell>
          <table:table-cell table:formula="of:=[.G1748]-[.B1748]" office:value-type="float" office:value="0.0767302513122559" calcext:value-type="float">
            <text:p>0.0767302513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456447406.38864" calcext:value-type="float">
            <text:p>1456447406.38864</text:p>
          </table:table-cell>
          <table:table-cell office:value-type="float" office:value="1120" calcext:value-type="float">
            <text:p>1120</text:p>
          </table:table-cell>
          <table:table-cell table:formula="of:=[.B1749]-[.B$2]" office:value-type="float" office:value="46.3883817195892" calcext:value-type="float">
            <text:p>46.3883817196</text:p>
          </table:table-cell>
          <table:table-cell table:formula="of:=[.C1749]/([.D1749]-[.D1748])" office:value-type="float" office:value="108572.826403495" calcext:value-type="float">
            <text:p>108572.826403495</text:p>
          </table:table-cell>
          <table:table-cell/>
          <table:table-cell office:value-type="float" office:value="1456447406.47071" calcext:value-type="float">
            <text:p>1456447406.47071</text:p>
          </table:table-cell>
          <table:table-cell table:formula="of:=[.G1749]-[.B1749]" office:value-type="float" office:value="0.0820746421813965" calcext:value-type="float">
            <text:p>0.0820746422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456447406.39895" calcext:value-type="float">
            <text:p>1456447406.39895</text:p>
          </table:table-cell>
          <table:table-cell office:value-type="float" office:value="1120" calcext:value-type="float">
            <text:p>1120</text:p>
          </table:table-cell>
          <table:table-cell table:formula="of:=[.B1750]-[.B$2]" office:value-type="float" office:value="46.3986959457398" calcext:value-type="float">
            <text:p>46.3986959457</text:p>
          </table:table-cell>
          <table:table-cell table:formula="of:=[.C1750]/([.D1750]-[.D1749])" office:value-type="float" office:value="108587.884699845" calcext:value-type="float">
            <text:p>108587.884699845</text:p>
          </table:table-cell>
          <table:table-cell/>
          <table:table-cell office:value-type="float" office:value="1456447406.48104" calcext:value-type="float">
            <text:p>1456447406.48104</text:p>
          </table:table-cell>
          <table:table-cell table:formula="of:=[.G1750]-[.B1750]" office:value-type="float" office:value="0.0820903778076172" calcext:value-type="float">
            <text:p>0.0820903778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456447406.40926" calcext:value-type="float">
            <text:p>1456447406.40926</text:p>
          </table:table-cell>
          <table:table-cell office:value-type="float" office:value="1120" calcext:value-type="float">
            <text:p>1120</text:p>
          </table:table-cell>
          <table:table-cell table:formula="of:=[.B1751]-[.B$2]" office:value-type="float" office:value="46.4090082645416" calcext:value-type="float">
            <text:p>46.4090082645</text:p>
          </table:table-cell>
          <table:table-cell table:formula="of:=[.C1751]/([.D1751]-[.D1750])" office:value-type="float" office:value="108607.968927011" calcext:value-type="float">
            <text:p>108607.968927011</text:p>
          </table:table-cell>
          <table:table-cell/>
          <table:table-cell office:value-type="float" office:value="1456447406.49137" calcext:value-type="float">
            <text:p>1456447406.49137</text:p>
          </table:table-cell>
          <table:table-cell table:formula="of:=[.G1751]-[.B1751]" office:value-type="float" office:value="0.0821080207824707" calcext:value-type="float">
            <text:p>0.0821080208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456447406.41958" calcext:value-type="float">
            <text:p>1456447406.41958</text:p>
          </table:table-cell>
          <table:table-cell office:value-type="float" office:value="1120" calcext:value-type="float">
            <text:p>1120</text:p>
          </table:table-cell>
          <table:table-cell table:formula="of:=[.B1752]-[.B$2]" office:value-type="float" office:value="46.4193279743195" calcext:value-type="float">
            <text:p>46.4193279743</text:p>
          </table:table-cell>
          <table:table-cell table:formula="of:=[.C1752]/([.D1752]-[.D1751])" office:value-type="float" office:value="108530.183901673" calcext:value-type="float">
            <text:p>108530.183901673</text:p>
          </table:table-cell>
          <table:table-cell/>
          <table:table-cell office:value-type="float" office:value="1456447406.50155" calcext:value-type="float">
            <text:p>1456447406.50155</text:p>
          </table:table-cell>
          <table:table-cell table:formula="of:=[.G1752]-[.B1752]" office:value-type="float" office:value="0.0819683074951172" calcext:value-type="float">
            <text:p>0.0819683075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456447406.42986" calcext:value-type="float">
            <text:p>1456447406.42986</text:p>
          </table:table-cell>
          <table:table-cell office:value-type="float" office:value="1120" calcext:value-type="float">
            <text:p>1120</text:p>
          </table:table-cell>
          <table:table-cell table:formula="of:=[.B1753]-[.B$2]" office:value-type="float" office:value="46.4296066761017" calcext:value-type="float">
            <text:p>46.4296066761</text:p>
          </table:table-cell>
          <table:table-cell table:formula="of:=[.C1753]/([.D1753]-[.D1752])" office:value-type="float" office:value="108963.176841715" calcext:value-type="float">
            <text:p>108963.176841715</text:p>
          </table:table-cell>
          <table:table-cell/>
          <table:table-cell office:value-type="float" office:value="1456447406.51196" calcext:value-type="float">
            <text:p>1456447406.51196</text:p>
          </table:table-cell>
          <table:table-cell table:formula="of:=[.G1753]-[.B1753]" office:value-type="float" office:value="0.0820996761322022" calcext:value-type="float">
            <text:p>0.0820996761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456447406.44017" calcext:value-type="float">
            <text:p>1456447406.44017</text:p>
          </table:table-cell>
          <table:table-cell office:value-type="float" office:value="1120" calcext:value-type="float">
            <text:p>1120</text:p>
          </table:table-cell>
          <table:table-cell table:formula="of:=[.B1754]-[.B$2]" office:value-type="float" office:value="46.4399206638336" calcext:value-type="float">
            <text:p>46.4399206638</text:p>
          </table:table-cell>
          <table:table-cell table:formula="of:=[.C1754]/([.D1754]-[.D1753])" office:value-type="float" office:value="108590.394822006" calcext:value-type="float">
            <text:p>108590.394822006</text:p>
          </table:table-cell>
          <table:table-cell/>
          <table:table-cell office:value-type="float" office:value="1456447406.52227" calcext:value-type="float">
            <text:p>1456447406.52227</text:p>
          </table:table-cell>
          <table:table-cell table:formula="of:=[.G1754]-[.B1754]" office:value-type="float" office:value="0.0820956230163574" calcext:value-type="float">
            <text:p>0.082095623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456447406.45049" calcext:value-type="float">
            <text:p>1456447406.45049</text:p>
          </table:table-cell>
          <table:table-cell office:value-type="float" office:value="1120" calcext:value-type="float">
            <text:p>1120</text:p>
          </table:table-cell>
          <table:table-cell table:formula="of:=[.B1755]-[.B$2]" office:value-type="float" office:value="46.4502329826355" calcext:value-type="float">
            <text:p>46.4502329826</text:p>
          </table:table-cell>
          <table:table-cell table:formula="of:=[.C1755]/([.D1755]-[.D1754])" office:value-type="float" office:value="108607.968927011" calcext:value-type="float">
            <text:p>108607.968927011</text:p>
          </table:table-cell>
          <table:table-cell/>
          <table:table-cell office:value-type="float" office:value="1456447406.53262" calcext:value-type="float">
            <text:p>1456447406.53262</text:p>
          </table:table-cell>
          <table:table-cell table:formula="of:=[.G1755]-[.B1755]" office:value-type="float" office:value="0.0821332931518555" calcext:value-type="float">
            <text:p>0.0821332932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456447406.4608" calcext:value-type="float">
            <text:p>1456447406.4608</text:p>
          </table:table-cell>
          <table:table-cell office:value-type="float" office:value="1120" calcext:value-type="float">
            <text:p>1120</text:p>
          </table:table-cell>
          <table:table-cell table:formula="of:=[.B1756]-[.B$2]" office:value-type="float" office:value="46.4605441093445" calcext:value-type="float">
            <text:p>46.4605441093</text:p>
          </table:table-cell>
          <table:table-cell table:formula="of:=[.C1756]/([.D1756]-[.D1755])" office:value-type="float" office:value="108620.525342212" calcext:value-type="float">
            <text:p>108620.525342212</text:p>
          </table:table-cell>
          <table:table-cell/>
          <table:table-cell office:value-type="float" office:value="1456447406.54294" calcext:value-type="float">
            <text:p>1456447406.54294</text:p>
          </table:table-cell>
          <table:table-cell table:formula="of:=[.G1756]-[.B1756]" office:value-type="float" office:value="0.0821421146392822" calcext:value-type="float">
            <text:p>0.0821421146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456447406.47111" calcext:value-type="float">
            <text:p>1456447406.47111</text:p>
          </table:table-cell>
          <table:table-cell office:value-type="float" office:value="1120" calcext:value-type="float">
            <text:p>1120</text:p>
          </table:table-cell>
          <table:table-cell table:formula="of:=[.B1757]-[.B$2]" office:value-type="float" office:value="46.4708549976349" calcext:value-type="float">
            <text:p>46.4708549976</text:p>
          </table:table-cell>
          <table:table-cell table:formula="of:=[.C1757]/([.D1757]-[.D1756])" office:value-type="float" office:value="108623.036973663" calcext:value-type="float">
            <text:p>108623.036973663</text:p>
          </table:table-cell>
          <table:table-cell/>
          <table:table-cell office:value-type="float" office:value="1456447406.55335" calcext:value-type="float">
            <text:p>1456447406.55335</text:p>
          </table:table-cell>
          <table:table-cell table:formula="of:=[.G1757]-[.B1757]" office:value-type="float" office:value="0.0822412967681885" calcext:value-type="float">
            <text:p>0.0822412968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456447406.48142" calcext:value-type="float">
            <text:p>1456447406.48142</text:p>
          </table:table-cell>
          <table:table-cell office:value-type="float" office:value="1120" calcext:value-type="float">
            <text:p>1120</text:p>
          </table:table-cell>
          <table:table-cell table:formula="of:=[.B1758]-[.B$2]" office:value-type="float" office:value="46.4811663627625" calcext:value-type="float">
            <text:p>46.4811663628</text:p>
          </table:table-cell>
          <table:table-cell table:formula="of:=[.C1758]/([.D1758]-[.D1757])" office:value-type="float" office:value="108618.013826909" calcext:value-type="float">
            <text:p>108618.013826909</text:p>
          </table:table-cell>
          <table:table-cell/>
          <table:table-cell office:value-type="float" office:value="1456447406.56373" calcext:value-type="float">
            <text:p>1456447406.56373</text:p>
          </table:table-cell>
          <table:table-cell table:formula="of:=[.G1758]-[.B1758]" office:value-type="float" office:value="0.0823099613189697" calcext:value-type="float">
            <text:p>0.0823099613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456447406.49173" calcext:value-type="float">
            <text:p>1456447406.49173</text:p>
          </table:table-cell>
          <table:table-cell office:value-type="float" office:value="1120" calcext:value-type="float">
            <text:p>1120</text:p>
          </table:table-cell>
          <table:table-cell table:formula="of:=[.B1759]-[.B$2]" office:value-type="float" office:value="46.4914774894714" calcext:value-type="float">
            <text:p>46.4914774895</text:p>
          </table:table-cell>
          <table:table-cell table:formula="of:=[.C1759]/([.D1759]-[.D1758])" office:value-type="float" office:value="108620.525342212" calcext:value-type="float">
            <text:p>108620.525342212</text:p>
          </table:table-cell>
          <table:table-cell/>
          <table:table-cell office:value-type="float" office:value="1456447406.57416" calcext:value-type="float">
            <text:p>1456447406.57416</text:p>
          </table:table-cell>
          <table:table-cell table:formula="of:=[.G1759]-[.B1759]" office:value-type="float" office:value="0.0824289321899414" calcext:value-type="float">
            <text:p>0.0824289322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456447406.50204" calcext:value-type="float">
            <text:p>1456447406.50204</text:p>
          </table:table-cell>
          <table:table-cell office:value-type="float" office:value="1120" calcext:value-type="float">
            <text:p>1120</text:p>
          </table:table-cell>
          <table:table-cell table:formula="of:=[.B1760]-[.B$2]" office:value-type="float" office:value="46.5017886161804" calcext:value-type="float">
            <text:p>46.5017886162</text:p>
          </table:table-cell>
          <table:table-cell table:formula="of:=[.C1760]/([.D1760]-[.D1759])" office:value-type="float" office:value="108620.525342212" calcext:value-type="float">
            <text:p>108620.525342212</text:p>
          </table:table-cell>
          <table:table-cell/>
          <table:table-cell office:value-type="float" office:value="1456447406.58441" calcext:value-type="float">
            <text:p>1456447406.58441</text:p>
          </table:table-cell>
          <table:table-cell table:formula="of:=[.G1760]-[.B1760]" office:value-type="float" office:value="0.0823676586151123" calcext:value-type="float">
            <text:p>0.0823676586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456447406.51235" calcext:value-type="float">
            <text:p>1456447406.51235</text:p>
          </table:table-cell>
          <table:table-cell office:value-type="float" office:value="1120" calcext:value-type="float">
            <text:p>1120</text:p>
          </table:table-cell>
          <table:table-cell table:formula="of:=[.B1761]-[.B$2]" office:value-type="float" office:value="46.5120992660522" calcext:value-type="float">
            <text:p>46.5120992661</text:p>
          </table:table-cell>
          <table:table-cell table:formula="of:=[.C1761]/([.D1761]-[.D1760])" office:value-type="float" office:value="108625.548721269" calcext:value-type="float">
            <text:p>108625.548721269</text:p>
          </table:table-cell>
          <table:table-cell/>
          <table:table-cell office:value-type="float" office:value="1456447406.5947" calcext:value-type="float">
            <text:p>1456447406.5947</text:p>
          </table:table-cell>
          <table:table-cell table:formula="of:=[.G1761]-[.B1761]" office:value-type="float" office:value="0.0823471546173096" calcext:value-type="float">
            <text:p>0.0823471546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456447406.52266" calcext:value-type="float">
            <text:p>1456447406.52266</text:p>
          </table:table-cell>
          <table:table-cell office:value-type="float" office:value="1120" calcext:value-type="float">
            <text:p>1120</text:p>
          </table:table-cell>
          <table:table-cell table:formula="of:=[.B1762]-[.B$2]" office:value-type="float" office:value="46.5224106311798" calcext:value-type="float">
            <text:p>46.5224106312</text:p>
          </table:table-cell>
          <table:table-cell table:formula="of:=[.C1762]/([.D1762]-[.D1761])" office:value-type="float" office:value="108618.013826909" calcext:value-type="float">
            <text:p>108618.013826909</text:p>
          </table:table-cell>
          <table:table-cell/>
          <table:table-cell office:value-type="float" office:value="1456447406.6053" calcext:value-type="float">
            <text:p>1456447406.6053</text:p>
          </table:table-cell>
          <table:table-cell table:formula="of:=[.G1762]-[.B1762]" office:value-type="float" office:value="0.0826356410980225" calcext:value-type="float">
            <text:p>0.0826356411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456447406.53298" calcext:value-type="float">
            <text:p>1456447406.53298</text:p>
          </table:table-cell>
          <table:table-cell office:value-type="float" office:value="1120" calcext:value-type="float">
            <text:p>1120</text:p>
          </table:table-cell>
          <table:table-cell table:formula="of:=[.B1763]-[.B$2]" office:value-type="float" office:value="46.5327215194702" calcext:value-type="float">
            <text:p>46.5327215195</text:p>
          </table:table-cell>
          <table:table-cell table:formula="of:=[.C1763]/([.D1763]-[.D1762])" office:value-type="float" office:value="108623.036973663" calcext:value-type="float">
            <text:p>108623.036973663</text:p>
          </table:table-cell>
          <table:table-cell/>
          <table:table-cell office:value-type="float" office:value="1456447406.61552" calcext:value-type="float">
            <text:p>1456447406.61552</text:p>
          </table:table-cell>
          <table:table-cell table:formula="of:=[.G1763]-[.B1763]" office:value-type="float" office:value="0.0825448036193848" calcext:value-type="float">
            <text:p>0.0825448036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456447406.54329" calcext:value-type="float">
            <text:p>1456447406.54329</text:p>
          </table:table-cell>
          <table:table-cell office:value-type="float" office:value="1120" calcext:value-type="float">
            <text:p>1120</text:p>
          </table:table-cell>
          <table:table-cell table:formula="of:=[.B1764]-[.B$2]" office:value-type="float" office:value="46.5430364608765" calcext:value-type="float">
            <text:p>46.5430364609</text:p>
          </table:table-cell>
          <table:table-cell table:formula="of:=[.C1764]/([.D1764]-[.D1763])" office:value-type="float" office:value="108580.355029586" calcext:value-type="float">
            <text:p>108580.355029586</text:p>
          </table:table-cell>
          <table:table-cell/>
          <table:table-cell office:value-type="float" office:value="1456447406.62597" calcext:value-type="float">
            <text:p>1456447406.62597</text:p>
          </table:table-cell>
          <table:table-cell table:formula="of:=[.G1764]-[.B1764]" office:value-type="float" office:value="0.0826797485351563" calcext:value-type="float">
            <text:p>0.0826797485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456447406.5536" calcext:value-type="float">
            <text:p>1456447406.5536</text:p>
          </table:table-cell>
          <table:table-cell office:value-type="float" office:value="1120" calcext:value-type="float">
            <text:p>1120</text:p>
          </table:table-cell>
          <table:table-cell table:formula="of:=[.B1765]-[.B$2]" office:value-type="float" office:value="46.5533487796783" calcext:value-type="float">
            <text:p>46.5533487797</text:p>
          </table:table-cell>
          <table:table-cell table:formula="of:=[.C1765]/([.D1765]-[.D1764])" office:value-type="float" office:value="108607.968927011" calcext:value-type="float">
            <text:p>108607.968927011</text:p>
          </table:table-cell>
          <table:table-cell/>
          <table:table-cell office:value-type="float" office:value="1456447406.6362" calcext:value-type="float">
            <text:p>1456447406.6362</text:p>
          </table:table-cell>
          <table:table-cell table:formula="of:=[.G1765]-[.B1765]" office:value-type="float" office:value="0.0825974941253662" calcext:value-type="float">
            <text:p>0.0825974941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456447406.56392" calcext:value-type="float">
            <text:p>1456447406.56392</text:p>
          </table:table-cell>
          <table:table-cell office:value-type="float" office:value="1120" calcext:value-type="float">
            <text:p>1120</text:p>
          </table:table-cell>
          <table:table-cell table:formula="of:=[.B1766]-[.B$2]" office:value-type="float" office:value="46.5636615753174" calcext:value-type="float">
            <text:p>46.5636615753</text:p>
          </table:table-cell>
          <table:table-cell table:formula="of:=[.C1766]/([.D1766]-[.D1765])" office:value-type="float" office:value="108602.947173737" calcext:value-type="float">
            <text:p>108602.947173737</text:p>
          </table:table-cell>
          <table:table-cell/>
          <table:table-cell office:value-type="float" office:value="1456447406.6464" calcext:value-type="float">
            <text:p>1456447406.6464</text:p>
          </table:table-cell>
          <table:table-cell table:formula="of:=[.G1766]-[.B1766]" office:value-type="float" office:value="0.0824847221374512" calcext:value-type="float">
            <text:p>0.0824847221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456447406.57423" calcext:value-type="float">
            <text:p>1456447406.57423</text:p>
          </table:table-cell>
          <table:table-cell office:value-type="float" office:value="1120" calcext:value-type="float">
            <text:p>1120</text:p>
          </table:table-cell>
          <table:table-cell table:formula="of:=[.B1767]-[.B$2]" office:value-type="float" office:value="46.5739727020264" calcext:value-type="float">
            <text:p>46.573972702</text:p>
          </table:table-cell>
          <table:table-cell table:formula="of:=[.C1767]/([.D1767]-[.D1766])" office:value-type="float" office:value="108620.525342212" calcext:value-type="float">
            <text:p>108620.525342212</text:p>
          </table:table-cell>
          <table:table-cell/>
          <table:table-cell office:value-type="float" office:value="1456447406.65674" calcext:value-type="float">
            <text:p>1456447406.65674</text:p>
          </table:table-cell>
          <table:table-cell table:formula="of:=[.G1767]-[.B1767]" office:value-type="float" office:value="0.0825135707855225" calcext:value-type="float">
            <text:p>0.0825135708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456447406.58454" calcext:value-type="float">
            <text:p>1456447406.58454</text:p>
          </table:table-cell>
          <table:table-cell office:value-type="float" office:value="1120" calcext:value-type="float">
            <text:p>1120</text:p>
          </table:table-cell>
          <table:table-cell table:formula="of:=[.B1768]-[.B$2]" office:value-type="float" office:value="46.5842833518982" calcext:value-type="float">
            <text:p>46.5842833519</text:p>
          </table:table-cell>
          <table:table-cell table:formula="of:=[.C1768]/([.D1768]-[.D1767])" office:value-type="float" office:value="108625.548721269" calcext:value-type="float">
            <text:p>108625.548721269</text:p>
          </table:table-cell>
          <table:table-cell/>
          <table:table-cell office:value-type="float" office:value="1456447406.66703" calcext:value-type="float">
            <text:p>1456447406.66703</text:p>
          </table:table-cell>
          <table:table-cell table:formula="of:=[.G1768]-[.B1768]" office:value-type="float" office:value="0.0824930667877197" calcext:value-type="float">
            <text:p>0.0824930668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456447406.59485" calcext:value-type="float">
            <text:p>1456447406.59485</text:p>
          </table:table-cell>
          <table:table-cell office:value-type="float" office:value="1120" calcext:value-type="float">
            <text:p>1120</text:p>
          </table:table-cell>
          <table:table-cell table:formula="of:=[.B1769]-[.B$2]" office:value-type="float" office:value="46.59459400177" calcext:value-type="float">
            <text:p>46.5945940018</text:p>
          </table:table-cell>
          <table:table-cell table:formula="of:=[.C1769]/([.D1769]-[.D1768])" office:value-type="float" office:value="108625.548721269" calcext:value-type="float">
            <text:p>108625.548721269</text:p>
          </table:table-cell>
          <table:table-cell/>
          <table:table-cell office:value-type="float" office:value="1456447406.67749" calcext:value-type="float">
            <text:p>1456447406.67749</text:p>
          </table:table-cell>
          <table:table-cell table:formula="of:=[.G1769]-[.B1769]" office:value-type="float" office:value="0.0826423168182373" calcext:value-type="float">
            <text:p>0.0826423168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456447406.60516" calcext:value-type="float">
            <text:p>1456447406.60516</text:p>
          </table:table-cell>
          <table:table-cell office:value-type="float" office:value="1120" calcext:value-type="float">
            <text:p>1120</text:p>
          </table:table-cell>
          <table:table-cell table:formula="of:=[.B1770]-[.B$2]" office:value-type="float" office:value="46.6049058437347" calcext:value-type="float">
            <text:p>46.6049058437</text:p>
          </table:table-cell>
          <table:table-cell table:formula="of:=[.C1770]/([.D1770]-[.D1769])" office:value-type="float" office:value="108612.991144713" calcext:value-type="float">
            <text:p>108612.991144713</text:p>
          </table:table-cell>
          <table:table-cell/>
          <table:table-cell office:value-type="float" office:value="1456447406.68783" calcext:value-type="float">
            <text:p>1456447406.68783</text:p>
          </table:table-cell>
          <table:table-cell table:formula="of:=[.G1770]-[.B1770]" office:value-type="float" office:value="0.0826704502105713" calcext:value-type="float">
            <text:p>0.0826704502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456447406.61547" calcext:value-type="float">
            <text:p>1456447406.61547</text:p>
          </table:table-cell>
          <table:table-cell office:value-type="float" office:value="1120" calcext:value-type="float">
            <text:p>1120</text:p>
          </table:table-cell>
          <table:table-cell table:formula="of:=[.B1771]-[.B$2]" office:value-type="float" office:value="46.6152153015137" calcext:value-type="float">
            <text:p>46.6152153015</text:p>
          </table:table-cell>
          <table:table-cell table:formula="of:=[.C1771]/([.D1771]-[.D1770])" office:value-type="float" office:value="108638.109201915" calcext:value-type="float">
            <text:p>108638.109201915</text:p>
          </table:table-cell>
          <table:table-cell/>
          <table:table-cell office:value-type="float" office:value="1456447406.69113" calcext:value-type="float">
            <text:p>1456447406.69113</text:p>
          </table:table-cell>
          <table:table-cell table:formula="of:=[.G1771]-[.B1771]" office:value-type="float" office:value="0.0756609439849854" calcext:value-type="float">
            <text:p>0.075660944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456447406.62578" calcext:value-type="float">
            <text:p>1456447406.62578</text:p>
          </table:table-cell>
          <table:table-cell office:value-type="float" office:value="1120" calcext:value-type="float">
            <text:p>1120</text:p>
          </table:table-cell>
          <table:table-cell table:formula="of:=[.B1772]-[.B$2]" office:value-type="float" office:value="46.6255288124084" calcext:value-type="float">
            <text:p>46.6255288124</text:p>
          </table:table-cell>
          <table:table-cell table:formula="of:=[.C1772]/([.D1772]-[.D1771])" office:value-type="float" office:value="108595.41541449" calcext:value-type="float">
            <text:p>108595.41541449</text:p>
          </table:table-cell>
          <table:table-cell/>
          <table:table-cell office:value-type="float" office:value="1456447406.69812" calcext:value-type="float">
            <text:p>1456447406.69812</text:p>
          </table:table-cell>
          <table:table-cell table:formula="of:=[.G1772]-[.B1772]" office:value-type="float" office:value="0.0723376274108887" calcext:value-type="float">
            <text:p>0.0723376274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456447406.6361" calcext:value-type="float">
            <text:p>1456447406.6361</text:p>
          </table:table-cell>
          <table:table-cell office:value-type="float" office:value="1120" calcext:value-type="float">
            <text:p>1120</text:p>
          </table:table-cell>
          <table:table-cell table:formula="of:=[.B1773]-[.B$2]" office:value-type="float" office:value="46.6358425617218" calcext:value-type="float">
            <text:p>46.6358425617</text:p>
          </table:table-cell>
          <table:table-cell table:formula="of:=[.C1773]/([.D1773]-[.D1772])" office:value-type="float" office:value="108592.905060219" calcext:value-type="float">
            <text:p>108592.905060219</text:p>
          </table:table-cell>
          <table:table-cell/>
          <table:table-cell office:value-type="float" office:value="1456447406.70843" calcext:value-type="float">
            <text:p>1456447406.70843</text:p>
          </table:table-cell>
          <table:table-cell table:formula="of:=[.G1773]-[.B1773]" office:value-type="float" office:value="0.0723338127136231" calcext:value-type="float">
            <text:p>0.0723338127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456447406.64642" calcext:value-type="float">
            <text:p>1456447406.64642</text:p>
          </table:table-cell>
          <table:table-cell office:value-type="float" office:value="1120" calcext:value-type="float">
            <text:p>1120</text:p>
          </table:table-cell>
          <table:table-cell table:formula="of:=[.B1774]-[.B$2]" office:value-type="float" office:value="46.6461617946625" calcext:value-type="float">
            <text:p>46.6461617947</text:p>
          </table:table-cell>
          <table:table-cell table:formula="of:=[.C1774]/([.D1774]-[.D1773])" office:value-type="float" office:value="108535.198927961" calcext:value-type="float">
            <text:p>108535.198927961</text:p>
          </table:table-cell>
          <table:table-cell/>
          <table:table-cell office:value-type="float" office:value="1456447406.71873" calcext:value-type="float">
            <text:p>1456447406.71873</text:p>
          </table:table-cell>
          <table:table-cell table:formula="of:=[.G1774]-[.B1774]" office:value-type="float" office:value="0.0723145008087158" calcext:value-type="float">
            <text:p>0.0723145008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456447406.65673" calcext:value-type="float">
            <text:p>1456447406.65673</text:p>
          </table:table-cell>
          <table:table-cell office:value-type="float" office:value="1120" calcext:value-type="float">
            <text:p>1120</text:p>
          </table:table-cell>
          <table:table-cell table:formula="of:=[.B1775]-[.B$2]" office:value-type="float" office:value="46.6564757823944" calcext:value-type="float">
            <text:p>46.6564757824</text:p>
          </table:table-cell>
          <table:table-cell table:formula="of:=[.C1775]/([.D1775]-[.D1774])" office:value-type="float" office:value="108590.394822006" calcext:value-type="float">
            <text:p>108590.394822006</text:p>
          </table:table-cell>
          <table:table-cell/>
          <table:table-cell office:value-type="float" office:value="1456447406.72903" calcext:value-type="float">
            <text:p>1456447406.72903</text:p>
          </table:table-cell>
          <table:table-cell table:formula="of:=[.G1775]-[.B1775]" office:value-type="float" office:value="0.0723004341125488" calcext:value-type="float">
            <text:p>0.0723004341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456447406.66705" calcext:value-type="float">
            <text:p>1456447406.66705</text:p>
          </table:table-cell>
          <table:table-cell office:value-type="float" office:value="1120" calcext:value-type="float">
            <text:p>1120</text:p>
          </table:table-cell>
          <table:table-cell table:formula="of:=[.B1776]-[.B$2]" office:value-type="float" office:value="46.6667945384979" calcext:value-type="float">
            <text:p>46.6667945385</text:p>
          </table:table-cell>
          <table:table-cell table:formula="of:=[.C1776]/([.D1776]-[.D1775])" office:value-type="float" office:value="108540.214417745" calcext:value-type="float">
            <text:p>108540.214417745</text:p>
          </table:table-cell>
          <table:table-cell/>
          <table:table-cell office:value-type="float" office:value="1456447406.73947" calcext:value-type="float">
            <text:p>1456447406.73947</text:p>
          </table:table-cell>
          <table:table-cell table:formula="of:=[.G1776]-[.B1776]" office:value-type="float" office:value="0.0724217891693115" calcext:value-type="float">
            <text:p>0.0724217892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456447406.67737" calcext:value-type="float">
            <text:p>1456447406.67737</text:p>
          </table:table-cell>
          <table:table-cell office:value-type="float" office:value="1120" calcext:value-type="float">
            <text:p>1120</text:p>
          </table:table-cell>
          <table:table-cell table:formula="of:=[.B1777]-[.B$2]" office:value-type="float" office:value="46.6771159172058" calcext:value-type="float">
            <text:p>46.6771159172</text:p>
          </table:table-cell>
          <table:table-cell table:formula="of:=[.C1777]/([.D1777]-[.D1776])" office:value-type="float" office:value="108512.634958767" calcext:value-type="float">
            <text:p>108512.634958767</text:p>
          </table:table-cell>
          <table:table-cell/>
          <table:table-cell office:value-type="float" office:value="1456447406.74977" calcext:value-type="float">
            <text:p>1456447406.74977</text:p>
          </table:table-cell>
          <table:table-cell table:formula="of:=[.G1777]-[.B1777]" office:value-type="float" office:value="0.0724003314971924" calcext:value-type="float">
            <text:p>0.0724003315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456447406.68769" calcext:value-type="float">
            <text:p>1456447406.68769</text:p>
          </table:table-cell>
          <table:table-cell office:value-type="float" office:value="1120" calcext:value-type="float">
            <text:p>1120</text:p>
          </table:table-cell>
          <table:table-cell table:formula="of:=[.B1778]-[.B$2]" office:value-type="float" office:value="46.6874315738678" calcext:value-type="float">
            <text:p>46.6874315739</text:p>
          </table:table-cell>
          <table:table-cell table:formula="of:=[.C1778]/([.D1778]-[.D1777])" office:value-type="float" office:value="108572.826403495" calcext:value-type="float">
            <text:p>108572.826403495</text:p>
          </table:table-cell>
          <table:table-cell/>
          <table:table-cell office:value-type="float" office:value="1456447406.76015" calcext:value-type="float">
            <text:p>1456447406.76015</text:p>
          </table:table-cell>
          <table:table-cell table:formula="of:=[.G1778]-[.B1778]" office:value-type="float" office:value="0.0724647045135498" calcext:value-type="float">
            <text:p>0.0724647045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456447406.698" calcext:value-type="float">
            <text:p>1456447406.698</text:p>
          </table:table-cell>
          <table:table-cell office:value-type="float" office:value="1120" calcext:value-type="float">
            <text:p>1120</text:p>
          </table:table-cell>
          <table:table-cell table:formula="of:=[.B1779]-[.B$2]" office:value-type="float" office:value="46.6977436542511" calcext:value-type="float">
            <text:p>46.6977436543</text:p>
          </table:table-cell>
          <table:table-cell table:formula="of:=[.C1779]/([.D1779]-[.D1778])" office:value-type="float" office:value="108610.479977805" calcext:value-type="float">
            <text:p>108610.479977805</text:p>
          </table:table-cell>
          <table:table-cell/>
          <table:table-cell office:value-type="float" office:value="1456447406.77058" calcext:value-type="float">
            <text:p>1456447406.77058</text:p>
          </table:table-cell>
          <table:table-cell table:formula="of:=[.G1779]-[.B1779]" office:value-type="float" office:value="0.0725827217102051" calcext:value-type="float">
            <text:p>0.0725827217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456447406.70831" calcext:value-type="float">
            <text:p>1456447406.70831</text:p>
          </table:table-cell>
          <table:table-cell office:value-type="float" office:value="1120" calcext:value-type="float">
            <text:p>1120</text:p>
          </table:table-cell>
          <table:table-cell table:formula="of:=[.B1780]-[.B$2]" office:value-type="float" office:value="46.7080557346344" calcext:value-type="float">
            <text:p>46.7080557346</text:p>
          </table:table-cell>
          <table:table-cell table:formula="of:=[.C1780]/([.D1780]-[.D1779])" office:value-type="float" office:value="108610.479977805" calcext:value-type="float">
            <text:p>108610.479977805</text:p>
          </table:table-cell>
          <table:table-cell/>
          <table:table-cell office:value-type="float" office:value="1456447406.78079" calcext:value-type="float">
            <text:p>1456447406.78079</text:p>
          </table:table-cell>
          <table:table-cell table:formula="of:=[.G1780]-[.B1780]" office:value-type="float" office:value="0.0724806785583496" calcext:value-type="float">
            <text:p>0.0724806786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456447406.71862" calcext:value-type="float">
            <text:p>1456447406.71862</text:p>
          </table:table-cell>
          <table:table-cell office:value-type="float" office:value="1120" calcext:value-type="float">
            <text:p>1120</text:p>
          </table:table-cell>
          <table:table-cell table:formula="of:=[.B1781]-[.B$2]" office:value-type="float" office:value="46.7183661460876" calcext:value-type="float">
            <text:p>46.7183661461</text:p>
          </table:table-cell>
          <table:table-cell table:formula="of:=[.C1781]/([.D1781]-[.D1780])" office:value-type="float" office:value="108628.060585039" calcext:value-type="float">
            <text:p>108628.060585039</text:p>
          </table:table-cell>
          <table:table-cell/>
          <table:table-cell office:value-type="float" office:value="1456447406.79109" calcext:value-type="float">
            <text:p>1456447406.79109</text:p>
          </table:table-cell>
          <table:table-cell table:formula="of:=[.G1781]-[.B1781]" office:value-type="float" office:value="0.0724701881408691" calcext:value-type="float">
            <text:p>0.0724701881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456447406.72893" calcext:value-type="float">
            <text:p>1456447406.72893</text:p>
          </table:table-cell>
          <table:table-cell office:value-type="float" office:value="1120" calcext:value-type="float">
            <text:p>1120</text:p>
          </table:table-cell>
          <table:table-cell table:formula="of:=[.B1782]-[.B$2]" office:value-type="float" office:value="46.7286772727966" calcext:value-type="float">
            <text:p>46.7286772728</text:p>
          </table:table-cell>
          <table:table-cell table:formula="of:=[.C1782]/([.D1782]-[.D1781])" office:value-type="float" office:value="108620.525342212" calcext:value-type="float">
            <text:p>108620.525342212</text:p>
          </table:table-cell>
          <table:table-cell/>
          <table:table-cell office:value-type="float" office:value="1456447406.80129" calcext:value-type="float">
            <text:p>1456447406.80129</text:p>
          </table:table-cell>
          <table:table-cell table:formula="of:=[.G1782]-[.B1782]" office:value-type="float" office:value="0.0723590850830078" calcext:value-type="float">
            <text:p>0.0723590851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456447406.73925" calcext:value-type="float">
            <text:p>1456447406.73925</text:p>
          </table:table-cell>
          <table:table-cell office:value-type="float" office:value="1120" calcext:value-type="float">
            <text:p>1120</text:p>
          </table:table-cell>
          <table:table-cell table:formula="of:=[.B1783]-[.B$2]" office:value-type="float" office:value="46.7389938831329" calcext:value-type="float">
            <text:p>46.7389938831</text:p>
          </table:table-cell>
          <table:table-cell table:formula="of:=[.C1783]/([.D1783]-[.D1782])" office:value-type="float" office:value="108562.789859259" calcext:value-type="float">
            <text:p>108562.789859259</text:p>
          </table:table-cell>
          <table:table-cell/>
          <table:table-cell office:value-type="float" office:value="1456447406.8116" calcext:value-type="float">
            <text:p>1456447406.8116</text:p>
          </table:table-cell>
          <table:table-cell table:formula="of:=[.G1783]-[.B1783]" office:value-type="float" office:value="0.072352409362793" calcext:value-type="float">
            <text:p>0.0723524094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456447406.74956" calcext:value-type="float">
            <text:p>1456447406.74956</text:p>
          </table:table-cell>
          <table:table-cell office:value-type="float" office:value="1120" calcext:value-type="float">
            <text:p>1120</text:p>
          </table:table-cell>
          <table:table-cell table:formula="of:=[.B1784]-[.B$2]" office:value-type="float" office:value="46.7493069171906" calcext:value-type="float">
            <text:p>46.7493069172</text:p>
          </table:table-cell>
          <table:table-cell table:formula="of:=[.C1784]/([.D1784]-[.D1783])" office:value-type="float" office:value="108600.436471241" calcext:value-type="float">
            <text:p>108600.436471241</text:p>
          </table:table-cell>
          <table:table-cell/>
          <table:table-cell office:value-type="float" office:value="1456447406.82189" calcext:value-type="float">
            <text:p>1456447406.82189</text:p>
          </table:table-cell>
          <table:table-cell table:formula="of:=[.G1784]-[.B1784]" office:value-type="float" office:value="0.0723295211791992" calcext:value-type="float">
            <text:p>0.0723295212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456447406.75983" calcext:value-type="float">
            <text:p>1456447406.75983</text:p>
          </table:table-cell>
          <table:table-cell office:value-type="float" office:value="1120" calcext:value-type="float">
            <text:p>1120</text:p>
          </table:table-cell>
          <table:table-cell table:formula="of:=[.B1785]-[.B$2]" office:value-type="float" office:value="46.7595801353455" calcext:value-type="float">
            <text:p>46.7595801353</text:p>
          </table:table-cell>
          <table:table-cell table:formula="of:=[.C1785]/([.D1785]-[.D1784])" office:value-type="float" office:value="109021.339088863" calcext:value-type="float">
            <text:p>109021.339088863</text:p>
          </table:table-cell>
          <table:table-cell/>
          <table:table-cell office:value-type="float" office:value="1456447406.83215" calcext:value-type="float">
            <text:p>1456447406.83215</text:p>
          </table:table-cell>
          <table:table-cell table:formula="of:=[.G1785]-[.B1785]" office:value-type="float" office:value="0.0723161697387695" calcext:value-type="float">
            <text:p>0.0723161697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456447406.77014" calcext:value-type="float">
            <text:p>1456447406.77014</text:p>
          </table:table-cell>
          <table:table-cell office:value-type="float" office:value="1120" calcext:value-type="float">
            <text:p>1120</text:p>
          </table:table-cell>
          <table:table-cell table:formula="of:=[.B1786]-[.B$2]" office:value-type="float" office:value="46.7698910236359" calcext:value-type="float">
            <text:p>46.7698910236</text:p>
          </table:table-cell>
          <table:table-cell table:formula="of:=[.C1786]/([.D1786]-[.D1785])" office:value-type="float" office:value="108623.036973663" calcext:value-type="float">
            <text:p>108623.036973663</text:p>
          </table:table-cell>
          <table:table-cell/>
          <table:table-cell office:value-type="float" office:value="1456447406.84244" calcext:value-type="float">
            <text:p>1456447406.84244</text:p>
          </table:table-cell>
          <table:table-cell table:formula="of:=[.G1786]-[.B1786]" office:value-type="float" office:value="0.0722951889038086" calcext:value-type="float">
            <text:p>0.0722951889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456447406.78046" calcext:value-type="float">
            <text:p>1456447406.78046</text:p>
          </table:table-cell>
          <table:table-cell office:value-type="float" office:value="1120" calcext:value-type="float">
            <text:p>1120</text:p>
          </table:table-cell>
          <table:table-cell table:formula="of:=[.B1787]-[.B$2]" office:value-type="float" office:value="46.7802019119263" calcext:value-type="float">
            <text:p>46.7802019119</text:p>
          </table:table-cell>
          <table:table-cell table:formula="of:=[.C1787]/([.D1787]-[.D1786])" office:value-type="float" office:value="108623.036973663" calcext:value-type="float">
            <text:p>108623.036973663</text:p>
          </table:table-cell>
          <table:table-cell/>
          <table:table-cell office:value-type="float" office:value="1456447406.85285" calcext:value-type="float">
            <text:p>1456447406.85285</text:p>
          </table:table-cell>
          <table:table-cell table:formula="of:=[.G1787]-[.B1787]" office:value-type="float" office:value="0.0723943710327148" calcext:value-type="float">
            <text:p>0.072394371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456447406.79077" calcext:value-type="float">
            <text:p>1456447406.79077</text:p>
          </table:table-cell>
          <table:table-cell office:value-type="float" office:value="1120" calcext:value-type="float">
            <text:p>1120</text:p>
          </table:table-cell>
          <table:table-cell table:formula="of:=[.B1788]-[.B$2]" office:value-type="float" office:value="46.790513753891" calcext:value-type="float">
            <text:p>46.7905137539</text:p>
          </table:table-cell>
          <table:table-cell table:formula="of:=[.C1788]/([.D1788]-[.D1787])" office:value-type="float" office:value="108612.991144713" calcext:value-type="float">
            <text:p>108612.991144713</text:p>
          </table:table-cell>
          <table:table-cell/>
          <table:table-cell office:value-type="float" office:value="1456447406.86305" calcext:value-type="float">
            <text:p>1456447406.86305</text:p>
          </table:table-cell>
          <table:table-cell table:formula="of:=[.G1788]-[.B1788]" office:value-type="float" office:value="0.0722825527191162" calcext:value-type="float">
            <text:p>0.0722825527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456447406.80108" calcext:value-type="float">
            <text:p>1456447406.80108</text:p>
          </table:table-cell>
          <table:table-cell office:value-type="float" office:value="1120" calcext:value-type="float">
            <text:p>1120</text:p>
          </table:table-cell>
          <table:table-cell table:formula="of:=[.B1789]-[.B$2]" office:value-type="float" office:value="46.800829410553" calcext:value-type="float">
            <text:p>46.8008294106</text:p>
          </table:table-cell>
          <table:table-cell table:formula="of:=[.C1789]/([.D1789]-[.D1788])" office:value-type="float" office:value="108572.826403495" calcext:value-type="float">
            <text:p>108572.826403495</text:p>
          </table:table-cell>
          <table:table-cell/>
          <table:table-cell office:value-type="float" office:value="1456447406.8735" calcext:value-type="float">
            <text:p>1456447406.8735</text:p>
          </table:table-cell>
          <table:table-cell table:formula="of:=[.G1789]-[.B1789]" office:value-type="float" office:value="0.0724170207977295" calcext:value-type="float">
            <text:p>0.0724170208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456447406.8114" calcext:value-type="float">
            <text:p>1456447406.8114</text:p>
          </table:table-cell>
          <table:table-cell office:value-type="float" office:value="1120" calcext:value-type="float">
            <text:p>1120</text:p>
          </table:table-cell>
          <table:table-cell table:formula="of:=[.B1790]-[.B$2]" office:value-type="float" office:value="46.8111431598663" calcext:value-type="float">
            <text:p>46.8111431599</text:p>
          </table:table-cell>
          <table:table-cell table:formula="of:=[.C1790]/([.D1790]-[.D1789])" office:value-type="float" office:value="108592.905060219" calcext:value-type="float">
            <text:p>108592.905060219</text:p>
          </table:table-cell>
          <table:table-cell/>
          <table:table-cell office:value-type="float" office:value="1456447406.88386" calcext:value-type="float">
            <text:p>1456447406.88386</text:p>
          </table:table-cell>
          <table:table-cell table:formula="of:=[.G1790]-[.B1790]" office:value-type="float" office:value="0.0724632740020752" calcext:value-type="float">
            <text:p>0.072463274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456447406.82171" calcext:value-type="float">
            <text:p>1456447406.82171</text:p>
          </table:table-cell>
          <table:table-cell office:value-type="float" office:value="1120" calcext:value-type="float">
            <text:p>1120</text:p>
          </table:table-cell>
          <table:table-cell table:formula="of:=[.B1791]-[.B$2]" office:value-type="float" office:value="46.8214602470398" calcext:value-type="float">
            <text:p>46.821460247</text:p>
          </table:table-cell>
          <table:table-cell table:formula="of:=[.C1791]/([.D1791]-[.D1790])" office:value-type="float" office:value="108557.772282948" calcext:value-type="float">
            <text:p>108557.772282948</text:p>
          </table:table-cell>
          <table:table-cell/>
          <table:table-cell office:value-type="float" office:value="1456447406.89427" calcext:value-type="float">
            <text:p>1456447406.89427</text:p>
          </table:table-cell>
          <table:table-cell table:formula="of:=[.G1791]-[.B1791]" office:value-type="float" office:value="0.0725560188293457" calcext:value-type="float">
            <text:p>0.0725560188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456447406.83263" calcext:value-type="float">
            <text:p>1456447406.83263</text:p>
          </table:table-cell>
          <table:table-cell office:value-type="float" office:value="1120" calcext:value-type="float">
            <text:p>1120</text:p>
          </table:table-cell>
          <table:table-cell table:formula="of:=[.B1792]-[.B$2]" office:value-type="float" office:value="46.8323810100555" calcext:value-type="float">
            <text:p>46.8323810101</text:p>
          </table:table-cell>
          <table:table-cell table:formula="of:=[.C1792]/([.D1792]-[.D1791])" office:value-type="float" office:value="102556.936578976" calcext:value-type="float">
            <text:p>102556.936578976</text:p>
          </table:table-cell>
          <table:table-cell/>
          <table:table-cell office:value-type="float" office:value="1456447406.90519" calcext:value-type="float">
            <text:p>1456447406.90519</text:p>
          </table:table-cell>
          <table:table-cell table:formula="of:=[.G1792]-[.B1792]" office:value-type="float" office:value="0.0725553035736084" calcext:value-type="float">
            <text:p>0.0725553036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456447406.84297" calcext:value-type="float">
            <text:p>1456447406.84297</text:p>
          </table:table-cell>
          <table:table-cell office:value-type="float" office:value="1120" calcext:value-type="float">
            <text:p>1120</text:p>
          </table:table-cell>
          <table:table-cell table:formula="of:=[.B1793]-[.B$2]" office:value-type="float" office:value="46.8427131175995" calcext:value-type="float">
            <text:p>46.8427131176</text:p>
          </table:table-cell>
          <table:table-cell table:formula="of:=[.C1793]/([.D1793]-[.D1792])" office:value-type="float" office:value="108399.955695034" calcext:value-type="float">
            <text:p>108399.955695034</text:p>
          </table:table-cell>
          <table:table-cell/>
          <table:table-cell office:value-type="float" office:value="1456447406.91552" calcext:value-type="float">
            <text:p>1456447406.91552</text:p>
          </table:table-cell>
          <table:table-cell table:formula="of:=[.G1793]-[.B1793]" office:value-type="float" office:value="0.0725531578063965" calcext:value-type="float">
            <text:p>0.0725531578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456447406.85329" calcext:value-type="float">
            <text:p>1456447406.85329</text:p>
          </table:table-cell>
          <table:table-cell office:value-type="float" office:value="1120" calcext:value-type="float">
            <text:p>1120</text:p>
          </table:table-cell>
          <table:table-cell table:formula="of:=[.B1794]-[.B$2]" office:value-type="float" office:value="46.8530330657959" calcext:value-type="float">
            <text:p>46.8530330658</text:p>
          </table:table-cell>
          <table:table-cell table:formula="of:=[.C1794]/([.D1794]-[.D1793])" office:value-type="float" office:value="108527.67656232" calcext:value-type="float">
            <text:p>108527.67656232</text:p>
          </table:table-cell>
          <table:table-cell/>
          <table:table-cell office:value-type="float" office:value="1456447406.92592" calcext:value-type="float">
            <text:p>1456447406.92592</text:p>
          </table:table-cell>
          <table:table-cell table:formula="of:=[.G1794]-[.B1794]" office:value-type="float" office:value="0.0726332664489746" calcext:value-type="float">
            <text:p>0.0726332664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456447406.8636" calcext:value-type="float">
            <text:p>1456447406.8636</text:p>
          </table:table-cell>
          <table:table-cell office:value-type="float" office:value="1120" calcext:value-type="float">
            <text:p>1120</text:p>
          </table:table-cell>
          <table:table-cell table:formula="of:=[.B1795]-[.B$2]" office:value-type="float" office:value="46.8633501529694" calcext:value-type="float">
            <text:p>46.863350153</text:p>
          </table:table-cell>
          <table:table-cell table:formula="of:=[.C1795]/([.D1795]-[.D1794])" office:value-type="float" office:value="108557.772282948" calcext:value-type="float">
            <text:p>108557.772282948</text:p>
          </table:table-cell>
          <table:table-cell/>
          <table:table-cell office:value-type="float" office:value="1456447406.93597" calcext:value-type="float">
            <text:p>1456447406.93597</text:p>
          </table:table-cell>
          <table:table-cell table:formula="of:=[.G1795]-[.B1795]" office:value-type="float" office:value="0.0723662376403809" calcext:value-type="float">
            <text:p>0.0723662376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456447406.87392" calcext:value-type="float">
            <text:p>1456447406.87392</text:p>
          </table:table-cell>
          <table:table-cell office:value-type="float" office:value="1120" calcext:value-type="float">
            <text:p>1120</text:p>
          </table:table-cell>
          <table:table-cell table:formula="of:=[.B1796]-[.B$2]" office:value-type="float" office:value="46.8736643791199" calcext:value-type="float">
            <text:p>46.8736643791</text:p>
          </table:table-cell>
          <table:table-cell table:formula="of:=[.C1796]/([.D1796]-[.D1795])" office:value-type="float" office:value="108587.884699845" calcext:value-type="float">
            <text:p>108587.884699845</text:p>
          </table:table-cell>
          <table:table-cell/>
          <table:table-cell office:value-type="float" office:value="1456447406.9462" calcext:value-type="float">
            <text:p>1456447406.9462</text:p>
          </table:table-cell>
          <table:table-cell table:formula="of:=[.G1796]-[.B1796]" office:value-type="float" office:value="0.0722818374633789" calcext:value-type="float">
            <text:p>0.0722818375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456447406.88423" calcext:value-type="float">
            <text:p>1456447406.88423</text:p>
          </table:table-cell>
          <table:table-cell office:value-type="float" office:value="1120" calcext:value-type="float">
            <text:p>1120</text:p>
          </table:table-cell>
          <table:table-cell table:formula="of:=[.B1797]-[.B$2]" office:value-type="float" office:value="46.8839766979218" calcext:value-type="float">
            <text:p>46.8839766979</text:p>
          </table:table-cell>
          <table:table-cell table:formula="of:=[.C1797]/([.D1797]-[.D1796])" office:value-type="float" office:value="108607.968927011" calcext:value-type="float">
            <text:p>108607.968927011</text:p>
          </table:table-cell>
          <table:table-cell/>
          <table:table-cell office:value-type="float" office:value="1456447406.95659" calcext:value-type="float">
            <text:p>1456447406.95659</text:p>
          </table:table-cell>
          <table:table-cell table:formula="of:=[.G1797]-[.B1797]" office:value-type="float" office:value="0.072359561920166" calcext:value-type="float">
            <text:p>0.0723595619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456447406.89454" calcext:value-type="float">
            <text:p>1456447406.89454</text:p>
          </table:table-cell>
          <table:table-cell office:value-type="float" office:value="1120" calcext:value-type="float">
            <text:p>1120</text:p>
          </table:table-cell>
          <table:table-cell table:formula="of:=[.B1798]-[.B$2]" office:value-type="float" office:value="46.8942873477936" calcext:value-type="float">
            <text:p>46.8942873478</text:p>
          </table:table-cell>
          <table:table-cell table:formula="of:=[.C1798]/([.D1798]-[.D1797])" office:value-type="float" office:value="108625.548721269" calcext:value-type="float">
            <text:p>108625.548721269</text:p>
          </table:table-cell>
          <table:table-cell/>
          <table:table-cell office:value-type="float" office:value="1456447406.96685" calcext:value-type="float">
            <text:p>1456447406.96685</text:p>
          </table:table-cell>
          <table:table-cell table:formula="of:=[.G1798]-[.B1798]" office:value-type="float" office:value="0.0723090171813965" calcext:value-type="float">
            <text:p>0.0723090172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456447406.90485" calcext:value-type="float">
            <text:p>1456447406.90485</text:p>
          </table:table-cell>
          <table:table-cell office:value-type="float" office:value="1120" calcext:value-type="float">
            <text:p>1120</text:p>
          </table:table-cell>
          <table:table-cell table:formula="of:=[.B1799]-[.B$2]" office:value-type="float" office:value="46.9045991897583" calcext:value-type="float">
            <text:p>46.9045991898</text:p>
          </table:table-cell>
          <table:table-cell table:formula="of:=[.C1799]/([.D1799]-[.D1798])" office:value-type="float" office:value="108612.991144713" calcext:value-type="float">
            <text:p>108612.991144713</text:p>
          </table:table-cell>
          <table:table-cell/>
          <table:table-cell office:value-type="float" office:value="1456447406.97714" calcext:value-type="float">
            <text:p>1456447406.97714</text:p>
          </table:table-cell>
          <table:table-cell table:formula="of:=[.G1799]-[.B1799]" office:value-type="float" office:value="0.0722870826721191" calcext:value-type="float">
            <text:p>0.0722870827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456447406.91516" calcext:value-type="float">
            <text:p>1456447406.91516</text:p>
          </table:table-cell>
          <table:table-cell office:value-type="float" office:value="1120" calcext:value-type="float">
            <text:p>1120</text:p>
          </table:table-cell>
          <table:table-cell table:formula="of:=[.B1800]-[.B$2]" office:value-type="float" office:value="46.9149105548859" calcext:value-type="float">
            <text:p>46.9149105549</text:p>
          </table:table-cell>
          <table:table-cell table:formula="of:=[.C1800]/([.D1800]-[.D1799])" office:value-type="float" office:value="108618.013826909" calcext:value-type="float">
            <text:p>108618.013826909</text:p>
          </table:table-cell>
          <table:table-cell/>
          <table:table-cell office:value-type="float" office:value="1456447406.98745" calcext:value-type="float">
            <text:p>1456447406.98745</text:p>
          </table:table-cell>
          <table:table-cell table:formula="of:=[.G1800]-[.B1800]" office:value-type="float" office:value="0.0722856521606445" calcext:value-type="float">
            <text:p>0.0722856522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456447406.92548" calcext:value-type="float">
            <text:p>1456447406.92548</text:p>
          </table:table-cell>
          <table:table-cell office:value-type="float" office:value="1120" calcext:value-type="float">
            <text:p>1120</text:p>
          </table:table-cell>
          <table:table-cell table:formula="of:=[.B1801]-[.B$2]" office:value-type="float" office:value="46.9252300262451" calcext:value-type="float">
            <text:p>46.9252300262</text:p>
          </table:table-cell>
          <table:table-cell table:formula="of:=[.C1801]/([.D1801]-[.D1800])" office:value-type="float" office:value="108532.691356884" calcext:value-type="float">
            <text:p>108532.691356884</text:p>
          </table:table-cell>
          <table:table-cell/>
          <table:table-cell office:value-type="float" office:value="1456447406.99777" calcext:value-type="float">
            <text:p>1456447406.99777</text:p>
          </table:table-cell>
          <table:table-cell table:formula="of:=[.G1801]-[.B1801]" office:value-type="float" office:value="0.0722863674163818" calcext:value-type="float">
            <text:p>0.0722863674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56447406.9358" calcext:value-type="float">
            <text:p>1456447406.9358</text:p>
          </table:table-cell>
          <table:table-cell office:value-type="float" office:value="1120" calcext:value-type="float">
            <text:p>1120</text:p>
          </table:table-cell>
          <table:table-cell table:formula="of:=[.B1802]-[.B$2]" office:value-type="float" office:value="46.9355490207672" calcext:value-type="float">
            <text:p>46.9355490208</text:p>
          </table:table-cell>
          <table:table-cell table:formula="of:=[.C1802]/([.D1802]-[.D1801])" office:value-type="float" office:value="108537.706614912" calcext:value-type="float">
            <text:p>108537.706614912</text:p>
          </table:table-cell>
          <table:table-cell/>
          <table:table-cell office:value-type="float" office:value="1456447410.00157" calcext:value-type="float">
            <text:p>1456447410.00157</text:p>
          </table:table-cell>
          <table:table-cell table:formula="of:=[.G1802]-[.B1802]" office:value-type="float" office:value="3.06576728820801" calcext:value-type="float">
            <text:p>3.0657672882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456447406.94612" calcext:value-type="float">
            <text:p>1456447406.94612</text:p>
          </table:table-cell>
          <table:table-cell office:value-type="float" office:value="1120" calcext:value-type="float">
            <text:p>1120</text:p>
          </table:table-cell>
          <table:table-cell table:formula="of:=[.B1803]-[.B$2]" office:value-type="float" office:value="46.9458632469177" calcext:value-type="float">
            <text:p>46.9458632469</text:p>
          </table:table-cell>
          <table:table-cell table:formula="of:=[.C1803]/([.D1803]-[.D1802])" office:value-type="float" office:value="108587.884699845" calcext:value-type="float">
            <text:p>108587.884699845</text:p>
          </table:table-cell>
          <table:table-cell/>
          <table:table-cell office:value-type="float" office:value="1456447410.00646" calcext:value-type="float">
            <text:p>1456447410.00646</text:p>
          </table:table-cell>
          <table:table-cell table:formula="of:=[.G1803]-[.B1803]" office:value-type="float" office:value="3.06034302711487" calcext:value-type="float">
            <text:p>3.0603430271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456447406.95643" calcext:value-type="float">
            <text:p>1456447406.95643</text:p>
          </table:table-cell>
          <table:table-cell office:value-type="float" office:value="1120" calcext:value-type="float">
            <text:p>1120</text:p>
          </table:table-cell>
          <table:table-cell table:formula="of:=[.B1804]-[.B$2]" office:value-type="float" office:value="46.956175327301" calcext:value-type="float">
            <text:p>46.9561753273</text:p>
          </table:table-cell>
          <table:table-cell table:formula="of:=[.C1804]/([.D1804]-[.D1803])" office:value-type="float" office:value="108610.479977805" calcext:value-type="float">
            <text:p>108610.479977805</text:p>
          </table:table-cell>
          <table:table-cell/>
          <table:table-cell office:value-type="float" office:value="1456447410.01138" calcext:value-type="float">
            <text:p>1456447410.01138</text:p>
          </table:table-cell>
          <table:table-cell table:formula="of:=[.G1804]-[.B1804]" office:value-type="float" office:value="3.05495095252991" calcext:value-type="float">
            <text:p>3.0549509525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456447406.96674" calcext:value-type="float">
            <text:p>1456447406.96674</text:p>
          </table:table-cell>
          <table:table-cell office:value-type="float" office:value="1120" calcext:value-type="float">
            <text:p>1120</text:p>
          </table:table-cell>
          <table:table-cell table:formula="of:=[.B1805]-[.B$2]" office:value-type="float" office:value="46.9664881229401" calcext:value-type="float">
            <text:p>46.9664881229</text:p>
          </table:table-cell>
          <table:table-cell table:formula="of:=[.C1805]/([.D1805]-[.D1804])" office:value-type="float" office:value="108602.947173737" calcext:value-type="float">
            <text:p>108602.947173737</text:p>
          </table:table-cell>
          <table:table-cell/>
          <table:table-cell office:value-type="float" office:value="1456447410.01624" calcext:value-type="float">
            <text:p>1456447410.01624</text:p>
          </table:table-cell>
          <table:table-cell table:formula="of:=[.G1805]-[.B1805]" office:value-type="float" office:value="3.04949808120728" calcext:value-type="float">
            <text:p>3.0494980812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456447406.97705" calcext:value-type="float">
            <text:p>1456447406.97705</text:p>
          </table:table-cell>
          <table:table-cell office:value-type="float" office:value="1120" calcext:value-type="float">
            <text:p>1120</text:p>
          </table:table-cell>
          <table:table-cell table:formula="of:=[.B1806]-[.B$2]" office:value-type="float" office:value="46.9768006801605" calcext:value-type="float">
            <text:p>46.9768006802</text:p>
          </table:table-cell>
          <table:table-cell table:formula="of:=[.C1806]/([.D1806]-[.D1805])" office:value-type="float" office:value="108605.457992324" calcext:value-type="float">
            <text:p>108605.457992324</text:p>
          </table:table-cell>
          <table:table-cell/>
          <table:table-cell office:value-type="float" office:value="1456447410.59237" calcext:value-type="float">
            <text:p>1456447410.59237</text:p>
          </table:table-cell>
          <table:table-cell table:formula="of:=[.G1806]-[.B1806]" office:value-type="float" office:value="3.61531567573547" calcext:value-type="float">
            <text:p>3.6153156757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456447406.98741" calcext:value-type="float">
            <text:p>1456447406.98741</text:p>
          </table:table-cell>
          <table:table-cell office:value-type="float" office:value="1120" calcext:value-type="float">
            <text:p>1120</text:p>
          </table:table-cell>
          <table:table-cell table:formula="of:=[.B1807]-[.B$2]" office:value-type="float" office:value="46.9871561527252" calcext:value-type="float">
            <text:p>46.9871561527</text:p>
          </table:table-cell>
          <table:table-cell table:formula="of:=[.C1807]/([.D1807]-[.D1806])" office:value-type="float" office:value="108155.373209928" calcext:value-type="float">
            <text:p>108155.373209928</text:p>
          </table:table-cell>
          <table:table-cell/>
          <table:table-cell office:value-type="float" office:value="1456447410.59722" calcext:value-type="float">
            <text:p>1456447410.59722</text:p>
          </table:table-cell>
          <table:table-cell table:formula="of:=[.G1807]-[.B1807]" office:value-type="float" office:value="3.60981011390686" calcext:value-type="float">
            <text:p>3.6098101139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456447406.99775" calcext:value-type="float">
            <text:p>1456447406.99775</text:p>
          </table:table-cell>
          <table:table-cell office:value-type="float" office:value="1120" calcext:value-type="float">
            <text:p>1120</text:p>
          </table:table-cell>
          <table:table-cell table:formula="of:=[.B1808]-[.B$2]" office:value-type="float" office:value="46.997492313385" calcext:value-type="float">
            <text:p>46.9974923134</text:p>
          </table:table-cell>
          <table:table-cell table:formula="of:=[.C1808]/([.D1808]-[.D1807])" office:value-type="float" office:value="108357.448850137" calcext:value-type="float">
            <text:p>108357.448850137</text:p>
          </table:table-cell>
          <table:table-cell/>
          <table:table-cell office:value-type="float" office:value="1456447410.6021" calcext:value-type="float">
            <text:p>1456447410.6021</text:p>
          </table:table-cell>
          <table:table-cell table:formula="of:=[.G1808]-[.B1808]" office:value-type="float" office:value="3.60435390472412" calcext:value-type="float">
            <text:p>3.6043539047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456447420.0111" calcext:value-type="float">
            <text:p>1456447420.0111</text:p>
          </table:table-cell>
          <table:table-cell office:value-type="float" office:value="1120" calcext:value-type="float">
            <text:p>1120</text:p>
          </table:table-cell>
          <table:table-cell table:formula="of:=[.B1809]-[.B$2]" office:value-type="float" office:value="60.0108451843262" calcext:value-type="float">
            <text:p>60.0108451843</text:p>
          </table:table-cell>
          <table:table-cell table:formula="of:=[.C1809]/([.D1809]-[.D1808])" office:value-type="float" office:value="86.0654445558732" calcext:value-type="float">
            <text:p>86.0654445559</text:p>
          </table:table-cell>
          <table:table-cell/>
          <table:table-cell office:value-type="float" office:value="1456447420.08377" calcext:value-type="float">
            <text:p>1456447420.08377</text:p>
          </table:table-cell>
          <table:table-cell table:formula="of:=[.G1809]-[.B1809]" office:value-type="float" office:value="0.0726711750030518" calcext:value-type="float">
            <text:p>0.0726711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5T16:48:24.425865565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26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2.132cm" svg:height="20.785cm" xlink:href=".." xlink:type="simple" chart:class="chart:scatter" chart:style-name="ch1">
        <chart:plot-area chart:style-name="ch2" table:cell-range-address="Sheet1.D2:Sheet1.E1809" svg:x="0.642cm" svg:y="0.415cm" svg:width="30.848cm" svg:height="19.955cm">
          <chartooo:coordinate-region svg:x="2.163cm" svg:y="0.645cm" svg:width="29.114cm" svg:height="19.01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1809" chart:class="chart:scatter">
            <chart:domain table:cell-range-address="Sheet1.D2:Sheet1.D1809"/>
            <chart:data-point chart:repeated="180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1809</svg:desc>
                </draw:g>
              </table:table-cell>
              <table:table-cell office:value-type="float" office:value="0">
                <text:p>0</text:p>
                <draw:g>
                  <svg:desc>Sheet1.E2:Sheet1.E18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2347812652588">
                <text:p>0.0142347812652588</text:p>
              </table:table-cell>
              <table:table-cell office:value-type="float" office:value="78680.5205594171">
                <text:p>78680.5205594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4547805786133">
                <text:p>0.0284547805786133</text:p>
              </table:table-cell>
              <table:table-cell office:value-type="float" office:value="78762.3104136278">
                <text:p>78762.3104136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26192283630371">
                <text:p>0.0426192283630371</text:p>
              </table:table-cell>
              <table:table-cell office:value-type="float" office:value="79071.2082141054">
                <text:p>79071.2082141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67610263824463">
                <text:p>0.0567610263824463</text:p>
              </table:table-cell>
              <table:table-cell office:value-type="float" office:value="79197.8501222288">
                <text:p>79197.8501222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8992481231689">
                <text:p>0.0708992481231689</text:p>
              </table:table-cell>
              <table:table-cell office:value-type="float" office:value="79217.8833052277">
                <text:p>79217.8833052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50350856781006">
                <text:p>0.0850350856781006</text:p>
              </table:table-cell>
              <table:table-cell office:value-type="float" office:value="79231.2443919717">
                <text:p>79231.2443919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91668701171875">
                <text:p>0.0991668701171875</text:p>
              </table:table-cell>
              <table:table-cell office:value-type="float" office:value="79253.9685860341">
                <text:p>79253.96858603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3300323486328">
                <text:p>0.113300323486328</text:p>
              </table:table-cell>
              <table:table-cell office:value-type="float" office:value="79244.6099865047">
                <text:p>79244.6099865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7433776855469">
                <text:p>0.127433776855469</text:p>
              </table:table-cell>
              <table:table-cell office:value-type="float" office:value="79244.6099865047">
                <text:p>79244.6099865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1564846038818">
                <text:p>0.141564846038818</text:p>
              </table:table-cell>
              <table:table-cell office:value-type="float" office:value="79257.9800911085">
                <text:p>79257.9800911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570330619812">
                <text:p>0.15570330619812</text:p>
              </table:table-cell>
              <table:table-cell office:value-type="float" office:value="79216.5474443939">
                <text:p>79216.54744439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9837713241577">
                <text:p>0.169837713241577</text:p>
              </table:table-cell>
              <table:table-cell office:value-type="float" office:value="79239.2632076108">
                <text:p>79239.2632076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3969259262085">
                <text:p>0.183969259262085</text:p>
              </table:table-cell>
              <table:table-cell office:value-type="float" office:value="79255.3057092725">
                <text:p>79255.30570927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8100328445435">
                <text:p>0.198100328445435</text:p>
              </table:table-cell>
              <table:table-cell office:value-type="float" office:value="79257.9800911085">
                <text:p>79257.9800911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2232112884521">
                <text:p>0.212232112884521</text:p>
              </table:table-cell>
              <table:table-cell office:value-type="float" office:value="79253.9685860341">
                <text:p>79253.96858603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6361036300659">
                <text:p>0.226361036300659</text:p>
              </table:table-cell>
              <table:table-cell office:value-type="float" office:value="79270.0170432494">
                <text:p>79270.01704324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0490913391113">
                <text:p>0.240490913391113</text:p>
              </table:table-cell>
              <table:table-cell office:value-type="float" office:value="79264.6668354003">
                <text:p>79264.6668354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4672288894653">
                <text:p>0.254672288894653</text:p>
              </table:table-cell>
              <table:table-cell office:value-type="float" office:value="78976.8241959617">
                <text:p>78976.82419596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8821477890015">
                <text:p>0.268821477890015</text:p>
              </table:table-cell>
              <table:table-cell office:value-type="float" office:value="79156.480301958">
                <text:p>79156.480301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2961368560791">
                <text:p>0.282961368560791</text:p>
              </table:table-cell>
              <table:table-cell office:value-type="float" office:value="79208.5332254203">
                <text:p>79208.53322542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97101497650146">
                <text:p>0.297101497650146</text:p>
              </table:table-cell>
              <table:table-cell office:value-type="float" office:value="79207.1976799083">
                <text:p>79207.19767990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1235666275024">
                <text:p>0.311235666275024</text:p>
              </table:table-cell>
              <table:table-cell office:value-type="float" office:value="79240.5998346912">
                <text:p>79240.59983469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5368404388428">
                <text:p>0.325368404388428</text:p>
              </table:table-cell>
              <table:table-cell office:value-type="float" office:value="79248.6205442246">
                <text:p>79248.62054422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9527606964111">
                <text:p>0.339527606964111</text:p>
              </table:table-cell>
              <table:table-cell office:value-type="float" office:value="79100.4997642621">
                <text:p>79100.49976426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3660106658936">
                <text:p>0.353660106658936</text:p>
              </table:table-cell>
              <table:table-cell office:value-type="float" office:value="79249.9574870099">
                <text:p>79249.95748700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781644821167">
                <text:p>0.36781644821167</text:p>
              </table:table-cell>
              <table:table-cell office:value-type="float" office:value="79116.486122339">
                <text:p>79116.4861223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19580078125">
                <text:p>0.3819580078125</text:p>
              </table:table-cell>
              <table:table-cell office:value-type="float" office:value="79199.1853525306">
                <text:p>79199.1853525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96090984344482">
                <text:p>0.396090984344482</text:p>
              </table:table-cell>
              <table:table-cell office:value-type="float" office:value="79247.2836465468">
                <text:p>79247.28364654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0222053527832">
                <text:p>0.410222053527832</text:p>
              </table:table-cell>
              <table:table-cell office:value-type="float" office:value="79257.9800911085">
                <text:p>79257.98009110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4359083175659">
                <text:p>0.424359083175659</text:p>
              </table:table-cell>
              <table:table-cell office:value-type="float" office:value="79224.5632852686">
                <text:p>79224.56328526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38494205474854">
                <text:p>0.438494205474854</text:p>
              </table:table-cell>
              <table:table-cell office:value-type="float" office:value="79235.2535969099">
                <text:p>79235.25359690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52627182006836">
                <text:p>0.452627182006836</text:p>
              </table:table-cell>
              <table:table-cell office:value-type="float" office:value="79247.2836465468">
                <text:p>79247.28364654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66774940490723">
                <text:p>0.466774940490723</text:p>
              </table:table-cell>
              <table:table-cell office:value-type="float" office:value="79164.4839905629">
                <text:p>79164.48399056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0911254882813">
                <text:p>0.480911254882813</text:p>
              </table:table-cell>
              <table:table-cell office:value-type="float" office:value="79228.5718140727">
                <text:p>79228.57181407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95043277740479">
                <text:p>0.495043277740479</text:p>
              </table:table-cell>
              <table:table-cell office:value-type="float" office:value="79252.6315079124">
                <text:p>79252.63150791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09175062179565">
                <text:p>0.509175062179565</text:p>
              </table:table-cell>
              <table:table-cell office:value-type="float" office:value="79253.9685860341">
                <text:p>79253.96858603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331018447876">
                <text:p>0.52331018447876</text:p>
              </table:table-cell>
              <table:table-cell office:value-type="float" office:value="79235.2535969099">
                <text:p>79235.25359690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37459850311279">
                <text:p>0.537459850311279</text:p>
              </table:table-cell>
              <table:table-cell office:value-type="float" office:value="79153.8127653838">
                <text:p>79153.8127653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51603555679321">
                <text:p>0.551603555679321</text:p>
              </table:table-cell>
              <table:table-cell office:value-type="float" office:value="79187.1699003759">
                <text:p>79187.16990037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65742254257202">
                <text:p>0.565742254257202</text:p>
              </table:table-cell>
              <table:table-cell office:value-type="float" office:value="79215.2116286129">
                <text:p>79215.21162861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79873323440552">
                <text:p>0.579873323440552</text:p>
              </table:table-cell>
              <table:table-cell office:value-type="float" office:value="79257.9800911085">
                <text:p>79257.9800911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3999624252319">
                <text:p>0.593999624252319</text:p>
              </table:table-cell>
              <table:table-cell office:value-type="float" office:value="79284.7338396624">
                <text:p>79284.73383966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08171224594116">
                <text:p>0.608171224594116</text:p>
              </table:table-cell>
              <table:table-cell office:value-type="float" office:value="79031.3001345895">
                <text:p>79031.30013458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22314691543579">
                <text:p>0.622314691543579</text:p>
              </table:table-cell>
              <table:table-cell office:value-type="float" office:value="79188.5047705742">
                <text:p>79188.50477057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36453628540039">
                <text:p>0.636453628540039</text:p>
              </table:table-cell>
              <table:table-cell office:value-type="float" office:value="79213.8758578824">
                <text:p>79213.87585788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50593280792236">
                <text:p>0.650593280792236</text:p>
              </table:table-cell>
              <table:table-cell office:value-type="float" office:value="79209.8688159714">
                <text:p>79209.86881597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6472864151001">
                <text:p>0.66472864151001</text:p>
              </table:table-cell>
              <table:table-cell office:value-type="float" office:value="79233.9171501822">
                <text:p>79233.9171501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78870916366577">
                <text:p>0.678870916366577</text:p>
              </table:table-cell>
              <table:table-cell office:value-type="float" office:value="79195.1797966856">
                <text:p>79195.17979668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9300651550293">
                <text:p>0.69300651550293</text:p>
              </table:table-cell>
              <table:table-cell office:value-type="float" office:value="79232.5807485368">
                <text:p>79232.58074853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07140922546387">
                <text:p>0.707140922546387</text:p>
              </table:table-cell>
              <table:table-cell office:value-type="float" office:value="79239.2632076108">
                <text:p>79239.26320761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1271991729736">
                <text:p>0.721271991729736</text:p>
              </table:table-cell>
              <table:table-cell office:value-type="float" office:value="79257.9800911085">
                <text:p>79257.98009110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35403299331665">
                <text:p>0.735403299331665</text:p>
              </table:table-cell>
              <table:table-cell office:value-type="float" office:value="79256.6428776299">
                <text:p>79256.64287762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49546527862549">
                <text:p>0.749546527862549</text:p>
              </table:table-cell>
              <table:table-cell office:value-type="float" office:value="79189.8396857774">
                <text:p>79189.83968577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63681173324585">
                <text:p>0.763681173324585</text:p>
              </table:table-cell>
              <table:table-cell office:value-type="float" office:value="79237.926625622">
                <text:p>79237.9266256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77812004089356">
                <text:p>0.777812004089356</text:p>
              </table:table-cell>
              <table:table-cell office:value-type="float" office:value="79259.3173497107">
                <text:p>79259.31734971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9194188117981">
                <text:p>0.79194188117981</text:p>
              </table:table-cell>
              <table:table-cell office:value-type="float" office:value="79264.6668354003">
                <text:p>79264.66683540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06076765060425">
                <text:p>0.806076765060425</text:p>
              </table:table-cell>
              <table:table-cell office:value-type="float" office:value="79236.5900887225">
                <text:p>79236.59008872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20180654525757">
                <text:p>0.820180654525757</text:p>
              </table:table-cell>
              <table:table-cell office:value-type="float" office:value="79410.7187774697">
                <text:p>79410.71877746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34316492080689">
                <text:p>0.834316492080689</text:p>
              </table:table-cell>
              <table:table-cell office:value-type="float" office:value="79231.2443919717">
                <text:p>79231.24439197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48449230194092">
                <text:p>0.848449230194092</text:p>
              </table:table-cell>
              <table:table-cell office:value-type="float" office:value="79248.6205442246">
                <text:p>79248.62054422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62581729888916">
                <text:p>0.862581729888916</text:p>
              </table:table-cell>
              <table:table-cell office:value-type="float" office:value="79249.9574870099">
                <text:p>79249.95748700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76714468002319">
                <text:p>0.876714468002319</text:p>
              </table:table-cell>
              <table:table-cell office:value-type="float" office:value="79248.6205442246">
                <text:p>79248.62054422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90845060348511">
                <text:p>0.890845060348511</text:p>
              </table:table-cell>
              <table:table-cell office:value-type="float" office:value="79260.6546534386">
                <text:p>79260.65465343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04975414276123">
                <text:p>0.904975414276123</text:p>
              </table:table-cell>
              <table:table-cell office:value-type="float" office:value="79261.9920022947">
                <text:p>79261.99200229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19110774993897">
                <text:p>0.919110774993897</text:p>
              </table:table-cell>
              <table:table-cell office:value-type="float" office:value="79233.9171501822">
                <text:p>79233.91715018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3249235153198">
                <text:p>0.933249235153198</text:p>
              </table:table-cell>
              <table:table-cell office:value-type="float" office:value="79216.5474443939">
                <text:p>79216.54744439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47383403778076">
                <text:p>0.947383403778076</text:p>
              </table:table-cell>
              <table:table-cell office:value-type="float" office:value="79240.5998346912">
                <text:p>79240.59983469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61515665054321">
                <text:p>0.961515665054321</text:p>
              </table:table-cell>
              <table:table-cell office:value-type="float" office:value="79251.2944749051">
                <text:p>79251.29447490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75645542144775">
                <text:p>0.975645542144775</text:p>
              </table:table-cell>
              <table:table-cell office:value-type="float" office:value="79264.6668354003">
                <text:p>79264.66683540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8974609375">
                <text:p>0.98974609375</text:p>
              </table:table-cell>
              <table:table-cell office:value-type="float" office:value="79429.5167562815">
                <text:p>79429.51675628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369572639465">
                <text:p>1.00369572639465</text:p>
              </table:table-cell>
              <table:table-cell office:value-type="float" office:value="80288.8526551471">
                <text:p>80288.85265514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1709318161011">
                <text:p>1.01709318161011</text:p>
              </table:table-cell>
              <table:table-cell office:value-type="float" office:value="83597.9655829018">
                <text:p>83597.96558290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3046250343323">
                <text:p>1.03046250343323</text:p>
              </table:table-cell>
              <table:table-cell office:value-type="float" office:value="83773.8828354882">
                <text:p>83773.88283548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4379749298096">
                <text:p>1.04379749298096</text:p>
              </table:table-cell>
              <table:table-cell office:value-type="float" office:value="83989.5671452325">
                <text:p>83989.56714523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571277141571">
                <text:p>1.0571277141571</text:p>
              </table:table-cell>
              <table:table-cell office:value-type="float" office:value="84019.6111677487">
                <text:p>84019.61116774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7044291496277">
                <text:p>1.07044291496277</text:p>
              </table:table-cell>
              <table:table-cell office:value-type="float" office:value="84114.3904884687">
                <text:p>84114.39048846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8375453948975">
                <text:p>1.08375453948975</text:p>
              </table:table-cell>
              <table:table-cell office:value-type="float" office:value="84136.9885193344">
                <text:p>84136.98851933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970618724823">
                <text:p>1.0970618724823</text:p>
              </table:table-cell>
              <table:table-cell office:value-type="float" office:value="84164.1221893756">
                <text:p>84164.12218937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1037111282349">
                <text:p>1.11037111282349</text:p>
              </table:table-cell>
              <table:table-cell office:value-type="float" office:value="84152.0606201745">
                <text:p>84152.06062017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2367820739746">
                <text:p>1.12367820739746</text:p>
              </table:table-cell>
              <table:table-cell office:value-type="float" office:value="84165.6301286416">
                <text:p>84165.63012864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3698577880859">
                <text:p>1.13698577880859</text:p>
              </table:table-cell>
              <table:table-cell office:value-type="float" office:value="84162.6143041422">
                <text:p>84162.61430414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5029191970825">
                <text:p>1.15029191970825</text:p>
              </table:table-cell>
              <table:table-cell office:value-type="float" office:value="84171.6624260885">
                <text:p>84171.66242608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6359829902649">
                <text:p>1.16359829902649</text:p>
              </table:table-cell>
              <table:table-cell office:value-type="float" office:value="84170.1542706635">
                <text:p>84170.15427066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7690324783325">
                <text:p>1.17690324783325</text:p>
              </table:table-cell>
              <table:table-cell office:value-type="float" office:value="84179.2040139772">
                <text:p>84179.20401397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9021224975586">
                <text:p>1.19021224975586</text:p>
              </table:table-cell>
              <table:table-cell office:value-type="float" office:value="84153.5681272616">
                <text:p>84153.56812726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0352149009705">
                <text:p>1.20352149009705</text:p>
              </table:table-cell>
              <table:table-cell office:value-type="float" office:value="84152.0606201745">
                <text:p>84152.06062017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1683216094971">
                <text:p>1.21683216094971</text:p>
              </table:table-cell>
              <table:table-cell office:value-type="float" office:value="84143.0167117448">
                <text:p>84143.01671174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3013854026794">
                <text:p>1.23013854026794</text:p>
              </table:table-cell>
              <table:table-cell office:value-type="float" office:value="84170.1542706635">
                <text:p>84170.15427066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434778213501">
                <text:p>1.2434778213501</text:p>
              </table:table-cell>
              <table:table-cell office:value-type="float" office:value="83962.545890007">
                <text:p>83962.5458900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5682878494263">
                <text:p>1.25682878494263</text:p>
              </table:table-cell>
              <table:table-cell office:value-type="float" office:value="83889.07603843">
                <text:p>83889.076038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7015161514282">
                <text:p>1.27015161514282</text:p>
              </table:table-cell>
              <table:table-cell office:value-type="float" office:value="84066.2219040802">
                <text:p>84066.22190408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8346419334412">
                <text:p>1.28346419334412</text:p>
              </table:table-cell>
              <table:table-cell office:value-type="float" office:value="84130.9611906084">
                <text:p>84130.96119060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9677557945251">
                <text:p>1.29677557945251</text:p>
              </table:table-cell>
              <table:table-cell office:value-type="float" office:value="84138.4954864594">
                <text:p>84138.49548645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100893497467">
                <text:p>1.3100893497467</text:p>
              </table:table-cell>
              <table:table-cell office:value-type="float" office:value="84123.4282439741">
                <text:p>84123.42824397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2339882850647">
                <text:p>1.32339882850647</text:p>
              </table:table-cell>
              <table:table-cell office:value-type="float" office:value="84150.5531670966">
                <text:p>84150.55316709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3670663833618">
                <text:p>1.33670663833618</text:p>
              </table:table-cell>
              <table:table-cell office:value-type="float" office:value="84161.1064729383">
                <text:p>84161.10647293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5001707077026">
                <text:p>1.35001707077026</text:p>
              </table:table-cell>
              <table:table-cell office:value-type="float" office:value="84144.5238948198">
                <text:p>84144.52389481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6334824562073">
                <text:p>1.36334824562073</text:p>
              </table:table-cell>
              <table:table-cell office:value-type="float" office:value="84013.6006438344">
                <text:p>84013.60064383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7666344642639">
                <text:p>1.37666344642639</text:p>
              </table:table-cell>
              <table:table-cell office:value-type="float" office:value="84114.3904884687">
                <text:p>84114.39048846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8997197151184">
                <text:p>1.38997197151184</text:p>
              </table:table-cell>
              <table:table-cell office:value-type="float" office:value="84156.5833034755">
                <text:p>84156.58330347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40328073501587">
                <text:p>1.40328073501587</text:p>
              </table:table-cell>
              <table:table-cell office:value-type="float" office:value="84155.075688361">
                <text:p>84155.0756883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41658759117126">
                <text:p>1.41658759117126</text:p>
              </table:table-cell>
              <table:table-cell office:value-type="float" office:value="84167.1381219429">
                <text:p>84167.13812194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42989420890808">
                <text:p>1.42989420890808</text:p>
              </table:table-cell>
              <table:table-cell office:value-type="float" office:value="84168.6461692826">
                <text:p>84168.64616928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4320797920227">
                <text:p>1.44320797920227</text:p>
              </table:table-cell>
              <table:table-cell office:value-type="float" office:value="84123.4282439741">
                <text:p>84123.42824397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5651626586914">
                <text:p>1.45651626586914</text:p>
              </table:table-cell>
              <table:table-cell office:value-type="float" office:value="84158.0909726079">
                <text:p>84158.09097260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6978545188904">
                <text:p>1.46978545188904</text:p>
              </table:table-cell>
              <table:table-cell office:value-type="float" office:value="84406.081753661">
                <text:p>84406.0817536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8309254646301">
                <text:p>1.48309254646301</text:p>
              </table:table-cell>
              <table:table-cell office:value-type="float" office:value="84165.6301286416">
                <text:p>84165.63012864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9639892578125">
                <text:p>1.49639892578125</text:p>
              </table:table-cell>
              <table:table-cell office:value-type="float" office:value="84170.1542706635">
                <text:p>84170.15427066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50966668128967">
                <text:p>1.50966668128967</text:p>
              </table:table-cell>
              <table:table-cell office:value-type="float" office:value="84415.1823033658">
                <text:p>84415.18230336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2297210693359">
                <text:p>1.52297210693359</text:p>
              </table:table-cell>
              <table:table-cell office:value-type="float" office:value="84176.1872166574">
                <text:p>84176.18721665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3627824783325">
                <text:p>1.53627824783325</text:p>
              </table:table-cell>
              <table:table-cell office:value-type="float" office:value="84171.6624260885">
                <text:p>84171.66242608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4953837394714">
                <text:p>1.54953837394714</text:p>
              </table:table-cell>
              <table:table-cell office:value-type="float" office:value="84463.751730586">
                <text:p>84463.7517305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6284379959106">
                <text:p>1.56284379959106</text:p>
              </table:table-cell>
              <table:table-cell office:value-type="float" office:value="84176.1872166574">
                <text:p>84176.18721665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7615327835083">
                <text:p>1.57615327835083</text:p>
              </table:table-cell>
              <table:table-cell office:value-type="float" office:value="84150.5531670966">
                <text:p>84150.55316709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895049571991">
                <text:p>1.5895049571991</text:p>
              </table:table-cell>
              <table:table-cell office:value-type="float" office:value="83884.5820610346">
                <text:p>83884.58206103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60281324386597">
                <text:p>1.60281324386597</text:p>
              </table:table-cell>
              <table:table-cell office:value-type="float" office:value="84158.0909726079">
                <text:p>84158.09097260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61612010002136">
                <text:p>1.61612010002136</text:p>
              </table:table-cell>
              <table:table-cell office:value-type="float" office:value="84167.1381219429">
                <text:p>84167.13812194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62942576408386">
                <text:p>1.62942576408386</text:p>
              </table:table-cell>
              <table:table-cell office:value-type="float" office:value="84174.6788990826">
                <text:p>84174.67889908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4273881912231">
                <text:p>1.64273881912231</text:p>
              </table:table-cell>
              <table:table-cell office:value-type="float" office:value="84127.947850069">
                <text:p>84127.9478500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5604972839355">
                <text:p>1.65604972839355</text:p>
              </table:table-cell>
              <table:table-cell office:value-type="float" office:value="84141.5095826616">
                <text:p>84141.50958266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6935920715332">
                <text:p>1.66935920715332</text:p>
              </table:table-cell>
              <table:table-cell office:value-type="float" office:value="84150.5531670966">
                <text:p>84150.55316709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8267130851746">
                <text:p>1.68267130851746</text:p>
              </table:table-cell>
              <table:table-cell office:value-type="float" office:value="84133.9747470225">
                <text:p>84133.97474702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9598627090454">
                <text:p>1.69598627090454</text:p>
              </table:table-cell>
              <table:table-cell office:value-type="float" office:value="84115.8966461941">
                <text:p>84115.89664619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70929551124573">
                <text:p>1.70929551124573</text:p>
              </table:table-cell>
              <table:table-cell office:value-type="float" office:value="84152.0606201745">
                <text:p>84152.06062017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2260499000549">
                <text:p>1.72260499000549</text:p>
              </table:table-cell>
              <table:table-cell office:value-type="float" office:value="84150.5531670966">
                <text:p>84150.55316709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73594427108765">
                <text:p>1.73594427108765</text:p>
              </table:table-cell>
              <table:table-cell office:value-type="float" office:value="83962.545890007">
                <text:p>83962.5458900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74927234649658">
                <text:p>1.74927234649658</text:p>
              </table:table-cell>
              <table:table-cell office:value-type="float" office:value="84033.1379914851">
                <text:p>84033.13799148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76259016990662">
                <text:p>1.76259016990662</text:p>
              </table:table-cell>
              <table:table-cell office:value-type="float" office:value="84097.8263126802">
                <text:p>84097.82631268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77591109275818">
                <text:p>1.77591109275818</text:p>
              </table:table-cell>
              <table:table-cell office:value-type="float" office:value="84078.2588774341">
                <text:p>84078.25887743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8922510147095">
                <text:p>1.78922510147095</text:p>
              </table:table-cell>
              <table:table-cell office:value-type="float" office:value="84121.9218165213">
                <text:p>84121.92181652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80253434181213">
                <text:p>1.80253434181213</text:p>
              </table:table-cell>
              <table:table-cell office:value-type="float" office:value="84152.0606201745">
                <text:p>84152.06062017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81584167480469">
                <text:p>1.81584167480469</text:p>
              </table:table-cell>
              <table:table-cell office:value-type="float" office:value="84164.1221893756">
                <text:p>84164.12218937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82916188240051">
                <text:p>1.82916188240051</text:p>
              </table:table-cell>
              <table:table-cell office:value-type="float" office:value="84082.7736311729">
                <text:p>84082.77363117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84247374534607">
                <text:p>1.84247374534607</text:p>
              </table:table-cell>
              <table:table-cell office:value-type="float" office:value="84135.4816061898">
                <text:p>84135.48160618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85578298568726">
                <text:p>1.85578298568726</text:p>
              </table:table-cell>
              <table:table-cell office:value-type="float" office:value="84152.0606201745">
                <text:p>84152.06062017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6908984184265">
                <text:p>1.86908984184265</text:p>
              </table:table-cell>
              <table:table-cell office:value-type="float" office:value="84167.1381219429">
                <text:p>84167.13812194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88239574432373">
                <text:p>1.88239574432373</text:p>
              </table:table-cell>
              <table:table-cell office:value-type="float" office:value="84173.1706355606">
                <text:p>84173.17063556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89570212364197">
                <text:p>1.89570212364197</text:p>
              </table:table-cell>
              <table:table-cell office:value-type="float" office:value="84170.1542706635">
                <text:p>84170.15427066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0900778770447">
                <text:p>1.90900778770447</text:p>
              </table:table-cell>
              <table:table-cell office:value-type="float" office:value="84174.6788990826">
                <text:p>84174.67889908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2231392860413">
                <text:p>1.92231392860413</text:p>
              </table:table-cell>
              <table:table-cell office:value-type="float" office:value="84171.6624260885">
                <text:p>84171.66242608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3562054634094">
                <text:p>1.93562054634094</text:p>
              </table:table-cell>
              <table:table-cell office:value-type="float" office:value="84168.6461692826">
                <text:p>84168.64616928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4889235496521">
                <text:p>1.94889235496521</text:p>
              </table:table-cell>
              <table:table-cell office:value-type="float" office:value="84389.4025078145">
                <text:p>84389.40250781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622015953064">
                <text:p>1.9622015953064</text:p>
              </table:table-cell>
              <table:table-cell office:value-type="float" office:value="84152.0606201745">
                <text:p>84152.06062017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97551012039185">
                <text:p>1.97551012039185</text:p>
              </table:table-cell>
              <table:table-cell office:value-type="float" office:value="84156.5833034755">
                <text:p>84156.58330347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98881769180298">
                <text:p>1.98881769180298</text:p>
              </table:table-cell>
              <table:table-cell office:value-type="float" office:value="84162.6143041422">
                <text:p>84162.61430414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00181913375854">
                <text:p>2.00181913375854</text:p>
              </table:table-cell>
              <table:table-cell office:value-type="float" office:value="86144.2910584611">
                <text:p>86144.29105846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01298713684082">
                <text:p>2.01298713684082</text:p>
              </table:table-cell>
              <table:table-cell office:value-type="float" office:value="100286.505273046">
                <text:p>100286.5052730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02416491508484">
                <text:p>2.02416491508484</text:p>
              </table:table-cell>
              <table:table-cell office:value-type="float" office:value="100198.802977625">
                <text:p>100198.8029776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03526401519775">
                <text:p>2.03526401519775</text:p>
              </table:table-cell>
              <table:table-cell office:value-type="float" office:value="100909.081691835">
                <text:p>100909.0816918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4635238647461">
                <text:p>2.04635238647461</text:p>
              </table:table-cell>
              <table:table-cell office:value-type="float" office:value="101006.71884407">
                <text:p>101006.718844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05742931365967">
                <text:p>2.05742931365967</text:p>
              </table:table-cell>
              <table:table-cell office:value-type="float" office:value="101111.073611709">
                <text:p>101111.0736117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06850218772888">
                <text:p>2.06850218772888</text:p>
              </table:table-cell>
              <table:table-cell office:value-type="float" office:value="101148.084318412">
                <text:p>101148.0843184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07955741882324">
                <text:p>2.07955741882324</text:p>
              </table:table-cell>
              <table:table-cell office:value-type="float" office:value="101309.505919903">
                <text:p>101309.5059199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09063172340393">
                <text:p>2.09063172340393</text:p>
              </table:table-cell>
              <table:table-cell office:value-type="float" office:value="101135.018622575">
                <text:p>101135.0186225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10170245170593">
                <text:p>2.10170245170593</text:p>
              </table:table-cell>
              <table:table-cell office:value-type="float" office:value="101167.689193264">
                <text:p>101167.6891932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11277079582214">
                <text:p>2.11277079582214</text:p>
              </table:table-cell>
              <table:table-cell office:value-type="float" office:value="101189.481302774">
                <text:p>101189.4813027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2383770942688">
                <text:p>2.12383770942688</text:p>
              </table:table-cell>
              <table:table-cell office:value-type="float" office:value="101202.561075445">
                <text:p>101202.5610754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3490462303162">
                <text:p>2.13490462303162</text:p>
              </table:table-cell>
              <table:table-cell office:value-type="float" office:value="101202.561075445">
                <text:p>101202.5610754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14597201347351">
                <text:p>2.14597201347351</text:p>
              </table:table-cell>
              <table:table-cell office:value-type="float" office:value="101198.200775528">
                <text:p>101198.2007755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15703845024109">
                <text:p>2.15703845024109</text:p>
              </table:table-cell>
              <table:table-cell office:value-type="float" office:value="101206.92175112">
                <text:p>101206.921751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16810464859009">
                <text:p>2.16810464859009</text:p>
              </table:table-cell>
              <table:table-cell office:value-type="float" office:value="101209.102229883">
                <text:p>101209.1022298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17917132377625">
                <text:p>2.17917132377625</text:p>
              </table:table-cell>
              <table:table-cell office:value-type="float" office:value="101204.74136631">
                <text:p>101204.741366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1902391910553">
                <text:p>2.1902391910553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20130729675293">
                <text:p>2.20130729675293</text:p>
              </table:table-cell>
              <table:table-cell office:value-type="float" office:value="101191.661030093">
                <text:p>101191.6610300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21237945556641">
                <text:p>2.21237945556641</text:p>
              </table:table-cell>
              <table:table-cell office:value-type="float" office:value="101154.618432386">
                <text:p>101154.6184323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22347450256348">
                <text:p>2.22347450256348</text:p>
              </table:table-cell>
              <table:table-cell office:value-type="float" office:value="100945.944645006">
                <text:p>100945.9446450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23455309867859">
                <text:p>2.23455309867859</text:p>
              </table:table-cell>
              <table:table-cell office:value-type="float" office:value="101095.841780188">
                <text:p>101095.8417801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24562931060791">
                <text:p>2.24562931060791</text:p>
              </table:table-cell>
              <table:table-cell office:value-type="float" office:value="101117.602944659">
                <text:p>101117.6029446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25670218467712">
                <text:p>2.25670218467712</text:p>
              </table:table-cell>
              <table:table-cell office:value-type="float" office:value="101148.084318412">
                <text:p>101148.0843184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26780915260315">
                <text:p>2.26780915260315</text:p>
              </table:table-cell>
              <table:table-cell office:value-type="float" office:value="100837.600996007">
                <text:p>100837.6009960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27889537811279">
                <text:p>2.27889537811279</text:p>
              </table:table-cell>
              <table:table-cell office:value-type="float" office:value="101026.26895202">
                <text:p>101026.268952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28996920585632">
                <text:p>2.28996920585632</text:p>
              </table:table-cell>
              <table:table-cell office:value-type="float" office:value="101139.37347945">
                <text:p>101139.373479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30104231834412">
                <text:p>2.30104231834412</text:p>
              </table:table-cell>
              <table:table-cell office:value-type="float" office:value="101145.906468004">
                <text:p>101145.9064680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31211018562317">
                <text:p>2.31211018562317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32317781448364">
                <text:p>2.32317781448364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33425283432007">
                <text:p>2.33425283432007</text:p>
              </table:table-cell>
              <table:table-cell office:value-type="float" office:value="101128.487040386">
                <text:p>101128.4870403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34532356262207">
                <text:p>2.34532356262207</text:p>
              </table:table-cell>
              <table:table-cell office:value-type="float" office:value="101167.689193264">
                <text:p>101167.6891932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35639095306396">
                <text:p>2.35639095306396</text:p>
              </table:table-cell>
              <table:table-cell office:value-type="float" office:value="101198.200775528">
                <text:p>101198.2007755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36748266220093">
                <text:p>2.36748266220093</text:p>
              </table:table-cell>
              <table:table-cell office:value-type="float" office:value="100976.32260006">
                <text:p>100976.322600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37855768203735">
                <text:p>2.37855768203735</text:p>
              </table:table-cell>
              <table:table-cell office:value-type="float" office:value="101128.487040386">
                <text:p>101128.4870403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38959288597107">
                <text:p>2.38959288597107</text:p>
              </table:table-cell>
              <table:table-cell office:value-type="float" office:value="101493.366749487">
                <text:p>101493.3667494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40066313743591">
                <text:p>2.40066313743591</text:p>
              </table:table-cell>
              <table:table-cell office:value-type="float" office:value="101172.046864232">
                <text:p>101172.0468642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41173076629639">
                <text:p>2.41173076629639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42279767990112">
                <text:p>2.42279767990112</text:p>
              </table:table-cell>
              <table:table-cell office:value-type="float" office:value="101202.561075445">
                <text:p>101202.5610754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43386602401733">
                <text:p>2.43386602401733</text:p>
              </table:table-cell>
              <table:table-cell office:value-type="float" office:value="101189.481302774">
                <text:p>101189.4813027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44493174552917">
                <text:p>2.44493174552917</text:p>
              </table:table-cell>
              <table:table-cell office:value-type="float" office:value="101213.463469287">
                <text:p>101213.4634692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45599794387817">
                <text:p>2.45599794387817</text:p>
              </table:table-cell>
              <table:table-cell office:value-type="float" office:value="101209.102229883">
                <text:p>101209.1022298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46707153320312">
                <text:p>2.46707153320312</text:p>
              </table:table-cell>
              <table:table-cell office:value-type="float" office:value="101141.551048529">
                <text:p>101141.5510485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47814178466797">
                <text:p>2.47814178466797</text:p>
              </table:table-cell>
              <table:table-cell office:value-type="float" office:value="101172.046864232">
                <text:p>101172.0468642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48921036720276">
                <text:p>2.48921036720276</text:p>
              </table:table-cell>
              <table:table-cell office:value-type="float" office:value="101187.301669359">
                <text:p>101187.3016693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50027775764465">
                <text:p>2.50027775764465</text:p>
              </table:table-cell>
              <table:table-cell office:value-type="float" office:value="101198.200775528">
                <text:p>101198.2007755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51134443283081">
                <text:p>2.51134443283081</text:p>
              </table:table-cell>
              <table:table-cell office:value-type="float" office:value="101204.74136631">
                <text:p>101204.741366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52241110801697">
                <text:p>2.52241110801697</text:p>
              </table:table-cell>
              <table:table-cell office:value-type="float" office:value="101204.74136631">
                <text:p>101204.741366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5334780216217">
                <text:p>2.5334780216217</text:p>
              </table:table-cell>
              <table:table-cell office:value-type="float" office:value="101202.561075445">
                <text:p>101202.5610754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54454398155212">
                <text:p>2.54454398155212</text:p>
              </table:table-cell>
              <table:table-cell office:value-type="float" office:value="101211.282802603">
                <text:p>101211.2828026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55560946464539">
                <text:p>2.55560946464539</text:p>
              </table:table-cell>
              <table:table-cell office:value-type="float" office:value="101215.644229941">
                <text:p>101215.6442299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56667566299438">
                <text:p>2.56667566299438</text:p>
              </table:table-cell>
              <table:table-cell office:value-type="float" office:value="101209.102229883">
                <text:p>101209.1022298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5777428150177">
                <text:p>2.5777428150177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58880925178528">
                <text:p>2.58880925178528</text:p>
              </table:table-cell>
              <table:table-cell office:value-type="float" office:value="101206.92175112">
                <text:p>101206.921751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5998797416687">
                <text:p>2.5998797416687</text:p>
              </table:table-cell>
              <table:table-cell office:value-type="float" office:value="101169.867981823">
                <text:p>101169.8679818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61094880104065">
                <text:p>2.61094880104065</text:p>
              </table:table-cell>
              <table:table-cell office:value-type="float" office:value="101182.942684214">
                <text:p>101182.9426842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62202262878418">
                <text:p>2.62202262878418</text:p>
              </table:table-cell>
              <table:table-cell office:value-type="float" office:value="101139.37347945">
                <text:p>101139.373479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63309073448181">
                <text:p>2.63309073448181</text:p>
              </table:table-cell>
              <table:table-cell office:value-type="float" office:value="101191.661030093">
                <text:p>101191.6610300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64416527748108">
                <text:p>2.64416527748108</text:p>
              </table:table-cell>
              <table:table-cell office:value-type="float" office:value="101132.841334769">
                <text:p>101132.8413347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6552357673645">
                <text:p>2.6552357673645</text:p>
              </table:table-cell>
              <table:table-cell office:value-type="float" office:value="101169.867981823">
                <text:p>101169.8679818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66630458831787">
                <text:p>2.66630458831787</text:p>
              </table:table-cell>
              <table:table-cell office:value-type="float" office:value="101185.122129841">
                <text:p>101185.1221298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6773784160614">
                <text:p>2.6773784160614</text:p>
              </table:table-cell>
              <table:table-cell office:value-type="float" office:value="101139.37347945">
                <text:p>101139.373479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68844866752625">
                <text:p>2.68844866752625</text:p>
              </table:table-cell>
              <table:table-cell office:value-type="float" office:value="101172.046864232">
                <text:p>101172.0468642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69954085350037">
                <text:p>2.69954085350037</text:p>
              </table:table-cell>
              <table:table-cell office:value-type="float" office:value="100971.981772848">
                <text:p>100971.9817728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710608959198">
                <text:p>2.710608959198</text:p>
              </table:table-cell>
              <table:table-cell office:value-type="float" office:value="101191.661030093">
                <text:p>101191.6610300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72167992591858">
                <text:p>2.72167992591858</text:p>
              </table:table-cell>
              <table:table-cell office:value-type="float" office:value="101165.510498546">
                <text:p>101165.5104985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73275089263916">
                <text:p>2.73275089263916</text:p>
              </table:table-cell>
              <table:table-cell office:value-type="float" office:value="101165.510498546">
                <text:p>101165.5104985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74382448196411">
                <text:p>2.74382448196411</text:p>
              </table:table-cell>
              <table:table-cell office:value-type="float" office:value="101141.551048529">
                <text:p>101141.5510485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75489592552185">
                <text:p>2.75489592552185</text:p>
              </table:table-cell>
              <table:table-cell office:value-type="float" office:value="101161.153390615">
                <text:p>101161.1533906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7659637928009">
                <text:p>2.7659637928009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77703142166138">
                <text:p>2.77703142166138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78809833526611">
                <text:p>2.78809833526611</text:p>
              </table:table-cell>
              <table:table-cell office:value-type="float" office:value="101202.561075445">
                <text:p>101202.5610754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79916596412659">
                <text:p>2.79916596412659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8102331161499">
                <text:p>2.8102331161499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82130646705627">
                <text:p>2.82130646705627</text:p>
              </table:table-cell>
              <table:table-cell office:value-type="float" office:value="101143.728711379">
                <text:p>101143.7287113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83237814903259">
                <text:p>2.83237814903259</text:p>
              </table:table-cell>
              <table:table-cell office:value-type="float" office:value="101158.974977389">
                <text:p>101158.9749773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84344792366028">
                <text:p>2.84344792366028</text:p>
              </table:table-cell>
              <table:table-cell office:value-type="float" office:value="101176.404910618">
                <text:p>101176.4049106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8545184135437">
                <text:p>2.8545184135437</text:p>
              </table:table-cell>
              <table:table-cell office:value-type="float" office:value="101169.867981823">
                <text:p>101169.8679818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86558866500854">
                <text:p>2.86558866500854</text:p>
              </table:table-cell>
              <table:table-cell office:value-type="float" office:value="101172.046864232">
                <text:p>101172.0468642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8766565322876">
                <text:p>2.8766565322876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8877260684967">
                <text:p>2.8877260684967</text:p>
              </table:table-cell>
              <table:table-cell office:value-type="float" office:value="101178.584074609">
                <text:p>101178.5840746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89879369735718">
                <text:p>2.89879369735718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90986013412476">
                <text:p>2.90986013412476</text:p>
              </table:table-cell>
              <table:table-cell office:value-type="float" office:value="101206.92175112">
                <text:p>101206.921751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92092704772949">
                <text:p>2.92092704772949</text:p>
              </table:table-cell>
              <table:table-cell office:value-type="float" office:value="101202.561075445">
                <text:p>101202.5610754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93199348449707">
                <text:p>2.93199348449707</text:p>
              </table:table-cell>
              <table:table-cell office:value-type="float" office:value="101206.92175112">
                <text:p>101206.921751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94306039810181">
                <text:p>2.94306039810181</text:p>
              </table:table-cell>
              <table:table-cell office:value-type="float" office:value="101202.561075445">
                <text:p>101202.5610754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95412707328796">
                <text:p>2.95412707328796</text:p>
              </table:table-cell>
              <table:table-cell office:value-type="float" office:value="101204.74136631">
                <text:p>101204.741366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96519303321838">
                <text:p>2.96519303321838</text:p>
              </table:table-cell>
              <table:table-cell office:value-type="float" office:value="101211.282802603">
                <text:p>101211.2828026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97626686096191">
                <text:p>2.97626686096191</text:p>
              </table:table-cell>
              <table:table-cell office:value-type="float" office:value="101139.37347945">
                <text:p>101139.373479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98733901977539">
                <text:p>2.98733901977539</text:p>
              </table:table-cell>
              <table:table-cell office:value-type="float" office:value="101154.618432386">
                <text:p>101154.6184323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9984142780304">
                <text:p>2.9984142780304</text:p>
              </table:table-cell>
              <table:table-cell office:value-type="float" office:value="101126.310033798">
                <text:p>101126.3100337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00981044769287">
                <text:p>3.00981044769287</text:p>
              </table:table-cell>
              <table:table-cell office:value-type="float" office:value="98278.6351178895">
                <text:p>98278.63511788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02122664451599">
                <text:p>3.02122664451599</text:p>
              </table:table-cell>
              <table:table-cell office:value-type="float" office:value="98106.2272622852">
                <text:p>98106.22726228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03259229660034">
                <text:p>3.03259229660034</text:p>
              </table:table-cell>
              <table:table-cell office:value-type="float" office:value="98542.5201904722">
                <text:p>98542.52019047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04394221305847">
                <text:p>3.04394221305847</text:p>
              </table:table-cell>
              <table:table-cell office:value-type="float" office:value="98679.1404264258">
                <text:p>98679.14042642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0552806854248">
                <text:p>3.0552806854248</text:p>
              </table:table-cell>
              <table:table-cell office:value-type="float" office:value="98778.7387766259">
                <text:p>98778.73877662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0666184425354">
                <text:p>3.0666184425354</text:p>
              </table:table-cell>
              <table:table-cell office:value-type="float" office:value="98784.9703494974">
                <text:p>98784.97034949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07794904708862">
                <text:p>3.07794904708862</text:p>
              </table:table-cell>
              <table:table-cell office:value-type="float" office:value="98847.3293493814">
                <text:p>98847.32934938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08928036689758">
                <text:p>3.08928036689758</text:p>
              </table:table-cell>
              <table:table-cell office:value-type="float" office:value="98841.0899067898">
                <text:p>98841.08990678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10061025619507">
                <text:p>3.10061025619507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11195158958435">
                <text:p>3.11195158958435</text:p>
              </table:table-cell>
              <table:table-cell office:value-type="float" office:value="98753.8203451828">
                <text:p>98753.82034518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12328577041626">
                <text:p>3.12328577041626</text:p>
              </table:table-cell>
              <table:table-cell office:value-type="float" office:value="98816.1400113591">
                <text:p>98816.14001135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13461709022522">
                <text:p>3.13461709022522</text:p>
              </table:table-cell>
              <table:table-cell office:value-type="float" office:value="98841.0899067898">
                <text:p>98841.08990678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14594674110413">
                <text:p>3.14594674110413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15727663040161">
                <text:p>3.15727663040161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16860628128052">
                <text:p>3.16860628128052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17993569374084">
                <text:p>3.17993569374084</text:p>
              </table:table-cell>
              <table:table-cell office:value-type="float" office:value="98857.7301710895">
                <text:p>98857.73017108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19126605987549">
                <text:p>3.19126605987549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20259404182434">
                <text:p>3.20259404182434</text:p>
              </table:table-cell>
              <table:table-cell office:value-type="float" office:value="98870.214046682">
                <text:p>98870.2140466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21392297744751">
                <text:p>3.21392297744751</text:p>
              </table:table-cell>
              <table:table-cell office:value-type="float" office:value="98861.8911126544">
                <text:p>98861.89111265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22525238990784">
                <text:p>3.22525238990784</text:p>
              </table:table-cell>
              <table:table-cell office:value-type="float" office:value="98857.7301710895">
                <text:p>98857.73017108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23661255836487">
                <text:p>3.23661255836487</text:p>
              </table:table-cell>
              <table:table-cell office:value-type="float" office:value="98590.0873069174">
                <text:p>98590.08730691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24799680709839">
                <text:p>3.24799680709839</text:p>
              </table:table-cell>
              <table:table-cell office:value-type="float" office:value="98381.5468386773">
                <text:p>98381.54683867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2593469619751">
                <text:p>3.2593469619751</text:p>
              </table:table-cell>
              <table:table-cell office:value-type="float" office:value="98677.0675965214">
                <text:p>98677.06759652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27068543434143">
                <text:p>3.27068543434143</text:p>
              </table:table-cell>
              <table:table-cell office:value-type="float" office:value="98778.7387766259">
                <text:p>98778.73877662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28202176094055">
                <text:p>3.28202176094055</text:p>
              </table:table-cell>
              <table:table-cell office:value-type="float" office:value="98797.4358542946">
                <text:p>98797.43585429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2933554649353">
                <text:p>3.2933554649353</text:p>
              </table:table-cell>
              <table:table-cell office:value-type="float" office:value="98820.2974525107">
                <text:p>98820.29745251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3046875">
                <text:p>3.3046875</text:p>
              </table:table-cell>
              <table:table-cell office:value-type="float" office:value="98834.8512518409">
                <text:p>98834.85125184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31601643562317">
                <text:p>3.31601643562317</text:p>
              </table:table-cell>
              <table:table-cell office:value-type="float" office:value="98861.8911126544">
                <text:p>98861.89111265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32734537124634">
                <text:p>3.32734537124634</text:p>
              </table:table-cell>
              <table:table-cell office:value-type="float" office:value="98861.8911126544">
                <text:p>98861.89111265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33867502212524">
                <text:p>3.33867502212524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35000681877136">
                <text:p>3.35000681877136</text:p>
              </table:table-cell>
              <table:table-cell office:value-type="float" office:value="98836.9307159839">
                <text:p>98836.93071598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36134600639343">
                <text:p>3.36134600639343</text:p>
              </table:table-cell>
              <table:table-cell office:value-type="float" office:value="98772.5079899075">
                <text:p>98772.50798990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37269687652588">
                <text:p>3.37269687652588</text:p>
              </table:table-cell>
              <table:table-cell office:value-type="float" office:value="98670.8496292718">
                <text:p>98670.84962927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38403391838074">
                <text:p>3.38403391838074</text:p>
              </table:table-cell>
              <table:table-cell office:value-type="float" office:value="98791.2027086707">
                <text:p>98791.20270867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39536833763123">
                <text:p>3.39536833763123</text:p>
              </table:table-cell>
              <table:table-cell office:value-type="float" office:value="98814.0614219605">
                <text:p>98814.06142196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40670013427734">
                <text:p>3.40670013427734</text:p>
              </table:table-cell>
              <table:table-cell office:value-type="float" office:value="98836.9307159839">
                <text:p>98836.93071598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41803169250488">
                <text:p>3.41803169250488</text:p>
              </table:table-cell>
              <table:table-cell office:value-type="float" office:value="98839.0102676317">
                <text:p>98839.01026763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42936277389526">
                <text:p>3.42936277389526</text:p>
              </table:table-cell>
              <table:table-cell office:value-type="float" office:value="98843.1696334638">
                <text:p>98843.16963346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44069314002991">
                <text:p>3.44069314002991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45202302932739">
                <text:p>3.45202302932739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46335244178772">
                <text:p>3.46335244178772</text:p>
              </table:table-cell>
              <table:table-cell office:value-type="float" office:value="98857.7301710895">
                <text:p>98857.73017108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47468423843384">
                <text:p>3.47468423843384</text:p>
              </table:table-cell>
              <table:table-cell office:value-type="float" office:value="98836.9307159839">
                <text:p>98836.93071598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48601508140564">
                <text:p>3.48601508140564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49734950065613">
                <text:p>3.49734950065613</text:p>
              </table:table-cell>
              <table:table-cell office:value-type="float" office:value="98814.0614219605">
                <text:p>98814.06142196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50868344306946">
                <text:p>3.50868344306946</text:p>
              </table:table-cell>
              <table:table-cell office:value-type="float" office:value="98818.2186882073">
                <text:p>98818.21868820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52001333236694">
                <text:p>3.52001333236694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53134441375732">
                <text:p>3.53134441375732</text:p>
              </table:table-cell>
              <table:table-cell office:value-type="float" office:value="98843.1696334638">
                <text:p>98843.16963346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54267334938049">
                <text:p>3.54267334938049</text:p>
              </table:table-cell>
              <table:table-cell office:value-type="float" office:value="98861.8911126544">
                <text:p>98861.89111265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55400347709656">
                <text:p>3.55400347709656</text:p>
              </table:table-cell>
              <table:table-cell office:value-type="float" office:value="98851.4894154286">
                <text:p>98851.48941542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56533336639404">
                <text:p>3.56533336639404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57666301727295">
                <text:p>3.57666301727295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58799123764038">
                <text:p>3.58799123764038</text:p>
              </table:table-cell>
              <table:table-cell office:value-type="float" office:value="98868.133181799">
                <text:p>98868.1331817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59931945800781">
                <text:p>3.59931945800781</text:p>
              </table:table-cell>
              <table:table-cell office:value-type="float" office:value="98868.133181799">
                <text:p>98868.1331817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61064863204956">
                <text:p>3.61064863204956</text:p>
              </table:table-cell>
              <table:table-cell office:value-type="float" office:value="98859.8105980891">
                <text:p>98859.81059808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62198138237">
                <text:p>3.62198138237</text:p>
              </table:table-cell>
              <table:table-cell office:value-type="float" office:value="98828.6133843856">
                <text:p>98828.61338438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63331127166748">
                <text:p>3.63331127166748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64464855194092">
                <text:p>3.64464855194092</text:p>
              </table:table-cell>
              <table:table-cell office:value-type="float" office:value="98789.1251682369">
                <text:p>98789.12516823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65598106384277">
                <text:p>3.65598106384277</text:p>
              </table:table-cell>
              <table:table-cell office:value-type="float" office:value="98830.6925860473">
                <text:p>98830.69258604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66731190681458">
                <text:p>3.66731190681458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67864942550659">
                <text:p>3.67864942550659</text:p>
              </table:table-cell>
              <table:table-cell office:value-type="float" office:value="98787.047715181">
                <text:p>98787.0477151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68998074531555">
                <text:p>3.68998074531555</text:p>
              </table:table-cell>
              <table:table-cell office:value-type="float" office:value="98841.0899067898">
                <text:p>98841.08990678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70131158828735">
                <text:p>3.70131158828735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71264219284058">
                <text:p>3.71264219284058</text:p>
              </table:table-cell>
              <table:table-cell office:value-type="float" office:value="98847.3293493814">
                <text:p>98847.32934938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72397136688232">
                <text:p>3.72397136688232</text:p>
              </table:table-cell>
              <table:table-cell office:value-type="float" office:value="98859.8105980891">
                <text:p>98859.81059808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7353343963623">
                <text:p>3.7353343963623</text:p>
              </table:table-cell>
              <table:table-cell office:value-type="float" office:value="98565.2639530004">
                <text:p>98565.26395300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74668979644775">
                <text:p>3.74668979644775</text:p>
              </table:table-cell>
              <table:table-cell office:value-type="float" office:value="98631.4873603763">
                <text:p>98631.48736037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75803089141846">
                <text:p>3.75803089141846</text:p>
              </table:table-cell>
              <table:table-cell office:value-type="float" office:value="98755.8964009418">
                <text:p>98755.89640094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76936459541321">
                <text:p>3.76936459541321</text:p>
              </table:table-cell>
              <table:table-cell office:value-type="float" office:value="98820.2974525107">
                <text:p>98820.29745251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78069853782654">
                <text:p>3.78069853782654</text:p>
              </table:table-cell>
              <table:table-cell office:value-type="float" office:value="98818.2186882073">
                <text:p>98818.21868820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79202842712402">
                <text:p>3.79202842712402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80335998535156">
                <text:p>3.80335998535156</text:p>
              </table:table-cell>
              <table:table-cell office:value-type="float" office:value="98839.0102676317">
                <text:p>98839.01026763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81468963623047">
                <text:p>3.81468963623047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82602691650391">
                <text:p>3.82602691650391</text:p>
              </table:table-cell>
              <table:table-cell office:value-type="float" office:value="98789.1251682369">
                <text:p>98789.12516823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83735942840576">
                <text:p>3.83735942840576</text:p>
              </table:table-cell>
              <table:table-cell office:value-type="float" office:value="98830.6925860473">
                <text:p>98830.69258604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84869074821472">
                <text:p>3.84869074821472</text:p>
              </table:table-cell>
              <table:table-cell office:value-type="float" office:value="98841.0899067898">
                <text:p>98841.08990678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86002039909363">
                <text:p>3.86002039909363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87135553359985">
                <text:p>3.87135553359985</text:p>
              </table:table-cell>
              <table:table-cell office:value-type="float" office:value="98807.8261784069">
                <text:p>98807.82617840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8826916217804">
                <text:p>3.8826916217804</text:p>
              </table:table-cell>
              <table:table-cell office:value-type="float" office:value="98799.5137442951">
                <text:p>98799.51374429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89402318000793">
                <text:p>3.89402318000793</text:p>
              </table:table-cell>
              <table:table-cell office:value-type="float" office:value="98839.0102676317">
                <text:p>98839.01026763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90535283088684">
                <text:p>3.90535283088684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91668272018433">
                <text:p>3.91668272018433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92801189422607">
                <text:p>3.92801189422607</text:p>
              </table:table-cell>
              <table:table-cell office:value-type="float" office:value="98859.8105980891">
                <text:p>98859.81059808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93934273719788">
                <text:p>3.93934273719788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9506733417511">
                <text:p>3.9506733417511</text:p>
              </table:table-cell>
              <table:table-cell office:value-type="float" office:value="98847.3293493814">
                <text:p>98847.32934938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96200370788574">
                <text:p>3.96200370788574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97333407402039">
                <text:p>3.97333407402039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98466491699219">
                <text:p>3.98466491699219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99600172042847">
                <text:p>3.99600172042847</text:p>
              </table:table-cell>
              <table:table-cell office:value-type="float" office:value="98793.2803364879">
                <text:p>98793.28033648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00741720199585">
                <text:p>4.00741720199585</text:p>
              </table:table-cell>
              <table:table-cell office:value-type="float" office:value="98112.3742690058">
                <text:p>98112.37426900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0187828540802">
                <text:p>4.0187828540802</text:p>
              </table:table-cell>
              <table:table-cell office:value-type="float" office:value="98542.5201904722">
                <text:p>98542.52019047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03012084960938">
                <text:p>4.03012084960938</text:p>
              </table:table-cell>
              <table:table-cell office:value-type="float" office:value="98782.8930711807">
                <text:p>98782.89307118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04142546653748">
                <text:p>4.04142546653748</text:p>
              </table:table-cell>
              <table:table-cell office:value-type="float" office:value="99074.564589265">
                <text:p>99074.56458926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05271100997925">
                <text:p>4.05271100997925</text:p>
              </table:table-cell>
              <table:table-cell office:value-type="float" office:value="99242.0086616668">
                <text:p>99242.00866166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06399393081665">
                <text:p>4.06399393081665</text:p>
              </table:table-cell>
              <table:table-cell office:value-type="float" office:value="99265.0764939566">
                <text:p>99265.07649395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0752739906311">
                <text:p>4.0752739906311</text:p>
              </table:table-cell>
              <table:table-cell office:value-type="float" office:value="99290.2536354413">
                <text:p>99290.25363544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08655285835266">
                <text:p>4.08655285835266</text:p>
              </table:table-cell>
              <table:table-cell office:value-type="float" office:value="99300.7478808633">
                <text:p>99300.74788086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0978274345398">
                <text:p>4.0978274345398</text:p>
              </table:table-cell>
              <table:table-cell office:value-type="float" office:value="99338.5455391317">
                <text:p>99338.54553913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10910034179688">
                <text:p>4.10910034179688</text:p>
              </table:table-cell>
              <table:table-cell office:value-type="float" office:value="99353.2524004907">
                <text:p>99353.25240049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12037539482117">
                <text:p>4.12037539482117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13165974617004">
                <text:p>4.13165974617004</text:p>
              </table:table-cell>
              <table:table-cell office:value-type="float" office:value="99252.4927107543">
                <text:p>99252.49271075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14293718338013">
                <text:p>4.14293718338013</text:p>
              </table:table-cell>
              <table:table-cell office:value-type="float" office:value="99313.3439039344">
                <text:p>99313.34390393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15421319007874">
                <text:p>4.15421319007874</text:p>
              </table:table-cell>
              <table:table-cell office:value-type="float" office:value="99325.9431229517">
                <text:p>99325.94312295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16548705101013">
                <text:p>4.16548705101013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1767635345459">
                <text:p>4.1767635345459</text:p>
              </table:table-cell>
              <table:table-cell office:value-type="float" office:value="99321.743028099">
                <text:p>99321.7430280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1880373954773">
                <text:p>4.1880373954773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19931077957153">
                <text:p>4.19931077957153</text:p>
              </table:table-cell>
              <table:table-cell office:value-type="float" office:value="99349.0499957702">
                <text:p>99349.04999577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21058344841003">
                <text:p>4.21058344841003</text:p>
              </table:table-cell>
              <table:table-cell office:value-type="float" office:value="99355.3537361731">
                <text:p>99355.35373617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22185754776001">
                <text:p>4.22185754776001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23313140869141">
                <text:p>4.23313140869141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24440407752991">
                <text:p>4.24440407752991</text:p>
              </table:table-cell>
              <table:table-cell office:value-type="float" office:value="99355.3537361731">
                <text:p>99355.353736173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25568294525147">
                <text:p>4.25568294525147</text:p>
              </table:table-cell>
              <table:table-cell office:value-type="float" office:value="99300.7478808633">
                <text:p>99300.74788086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26695847511292">
                <text:p>4.26695847511292</text:p>
              </table:table-cell>
              <table:table-cell office:value-type="float" office:value="99330.1435730446">
                <text:p>99330.14357304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27823209762573">
                <text:p>4.27823209762573</text:p>
              </table:table-cell>
              <table:table-cell office:value-type="float" office:value="99346.948926721">
                <text:p>99346.9489267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28953742980957">
                <text:p>4.28953742980957</text:p>
              </table:table-cell>
              <table:table-cell office:value-type="float" office:value="99068.296427517">
                <text:p>99068.2964275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30081152915955">
                <text:p>4.30081152915955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3120858669281">
                <text:p>4.3120858669281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32335925102234">
                <text:p>4.32335925102234</text:p>
              </table:table-cell>
              <table:table-cell office:value-type="float" office:value="99349.0499957702">
                <text:p>99349.04999577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33463382720947">
                <text:p>4.33463382720947</text:p>
              </table:table-cell>
              <table:table-cell office:value-type="float" office:value="99338.5455391317">
                <text:p>99338.54553913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34590792655945">
                <text:p>4.34590792655945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35718107223511">
                <text:p>4.35718107223511</text:p>
              </table:table-cell>
              <table:table-cell office:value-type="float" office:value="99351.1511536916">
                <text:p>99351.15115369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36847972869873">
                <text:p>4.36847972869873</text:p>
              </table:table-cell>
              <table:table-cell office:value-type="float" office:value="99126.8301329395">
                <text:p>99126.83013293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37972569465637">
                <text:p>4.37972569465637</text:p>
              </table:table-cell>
              <table:table-cell office:value-type="float" office:value="99591.2671457949">
                <text:p>99591.26714579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39100790023804">
                <text:p>4.39100790023804</text:p>
              </table:table-cell>
              <table:table-cell office:value-type="float" office:value="99271.3695822151">
                <text:p>99271.36958221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4022855758667">
                <text:p>4.4022855758667</text:p>
              </table:table-cell>
              <table:table-cell office:value-type="float" office:value="99311.244344848">
                <text:p>99311.2443448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41356325149536">
                <text:p>4.41356325149536</text:p>
              </table:table-cell>
              <table:table-cell office:value-type="float" office:value="99311.244344848">
                <text:p>99311.2443448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42483687400818">
                <text:p>4.42483687400818</text:p>
              </table:table-cell>
              <table:table-cell office:value-type="float" office:value="99346.948926721">
                <text:p>99346.9489267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43611764907837">
                <text:p>4.43611764907837</text:p>
              </table:table-cell>
              <table:table-cell office:value-type="float" office:value="99283.9581528057">
                <text:p>99283.95815280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44739413261414">
                <text:p>4.44739413261414</text:p>
              </table:table-cell>
              <table:table-cell office:value-type="float" office:value="99321.743028099">
                <text:p>99321.7430280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45866918563843">
                <text:p>4.45866918563843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46994352340698">
                <text:p>4.46994352340698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48121881484985">
                <text:p>4.48121881484985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49249386787415">
                <text:p>4.49249386787415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50376844406128">
                <text:p>4.50376844406128</text:p>
              </table:table-cell>
              <table:table-cell office:value-type="float" office:value="99338.5455391317">
                <text:p>99338.54553913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51504945755005">
                <text:p>4.51504945755005</text:p>
              </table:table-cell>
              <table:table-cell office:value-type="float" office:value="99281.8598359963">
                <text:p>99281.85983599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52632474899292">
                <text:p>4.52632474899292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.53760004043579">
                <text:p>4.53760004043579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.54887461662293">
                <text:p>4.54887461662293</text:p>
              </table:table-cell>
              <table:table-cell office:value-type="float" office:value="99338.5455391317">
                <text:p>99338.54553913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.56014943122864">
                <text:p>4.56014943122864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57142472267151">
                <text:p>4.57142472267151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.58269762992859">
                <text:p>4.58269762992859</text:p>
              </table:table-cell>
              <table:table-cell office:value-type="float" office:value="99353.2524004907">
                <text:p>99353.25240049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.59397959709168">
                <text:p>4.59397959709168</text:p>
              </table:table-cell>
              <table:table-cell office:value-type="float" office:value="99273.4674556213">
                <text:p>99273.46745562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60527563095093">
                <text:p>4.60527563095093</text:p>
              </table:table-cell>
              <table:table-cell office:value-type="float" office:value="99149.8444458516">
                <text:p>99149.84444585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61656141281128">
                <text:p>4.61656141281128</text:p>
              </table:table-cell>
              <table:table-cell office:value-type="float" office:value="99239.9121176272">
                <text:p>99239.91211762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62784218788147">
                <text:p>4.62784218788147</text:p>
              </table:table-cell>
              <table:table-cell office:value-type="float" office:value="99283.9581528057">
                <text:p>99283.95815280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63912844657898">
                <text:p>4.63912844657898</text:p>
              </table:table-cell>
              <table:table-cell office:value-type="float" office:value="99235.7192952808">
                <text:p>99235.71929528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6504111289978">
                <text:p>4.6504111289978</text:p>
              </table:table-cell>
              <table:table-cell office:value-type="float" office:value="99267.1741013883">
                <text:p>99267.17410138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66168975830078">
                <text:p>4.66168975830078</text:p>
              </table:table-cell>
              <table:table-cell office:value-type="float" office:value="99302.8469961527">
                <text:p>99302.846996152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67304158210754">
                <text:p>4.67304158210754</text:p>
              </table:table-cell>
              <table:table-cell office:value-type="float" office:value="98662.5602251486">
                <text:p>98662.56022514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6843204498291">
                <text:p>4.6843204498291</text:p>
              </table:table-cell>
              <table:table-cell office:value-type="float" office:value="99300.7478808633">
                <text:p>99300.74788086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69559574127197">
                <text:p>4.69559574127197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70687103271484">
                <text:p>4.70687103271484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71814465522766">
                <text:p>4.71814465522766</text:p>
              </table:table-cell>
              <table:table-cell office:value-type="float" office:value="99346.948926721">
                <text:p>99346.9489267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7294180393219">
                <text:p>4.7294180393219</text:p>
              </table:table-cell>
              <table:table-cell office:value-type="float" office:value="99349.0499957702">
                <text:p>99349.04999577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74069571495056">
                <text:p>4.74069571495056</text:p>
              </table:table-cell>
              <table:table-cell office:value-type="float" office:value="99311.244344848">
                <text:p>99311.2443448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75197434425354">
                <text:p>4.75197434425354</text:p>
              </table:table-cell>
              <table:table-cell office:value-type="float" office:value="99302.8469961527">
                <text:p>99302.846996152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7632486820221">
                <text:p>4.7632486820221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77452993392944">
                <text:p>4.77452993392944</text:p>
              </table:table-cell>
              <table:table-cell office:value-type="float" office:value="99279.7616078788">
                <text:p>99279.76160787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78580665588379">
                <text:p>4.78580665588379</text:p>
              </table:table-cell>
              <table:table-cell office:value-type="float" office:value="99319.6431138737">
                <text:p>99319.64311387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79708170890808">
                <text:p>4.79708170890808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80835628509522">
                <text:p>4.80835628509522</text:p>
              </table:table-cell>
              <table:table-cell office:value-type="float" office:value="99338.5455391317">
                <text:p>99338.54553913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82009291648865">
                <text:p>4.82009291648865</text:p>
              </table:table-cell>
              <table:table-cell office:value-type="float" office:value="95427.7221849798">
                <text:p>95427.72218497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83136916160584">
                <text:p>4.83136916160584</text:p>
              </table:table-cell>
              <table:table-cell office:value-type="float" office:value="99323.8430311231">
                <text:p>99323.84303112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84264540672302">
                <text:p>4.84264540672302</text:p>
              </table:table-cell>
              <table:table-cell office:value-type="float" office:value="99323.8430311231">
                <text:p>99323.84303112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85392093658447">
                <text:p>4.85392093658447</text:p>
              </table:table-cell>
              <table:table-cell office:value-type="float" office:value="99330.1435730446">
                <text:p>99330.14357304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86519885063171">
                <text:p>4.86519885063171</text:p>
              </table:table-cell>
              <table:table-cell office:value-type="float" office:value="99309.1448745323">
                <text:p>99309.14487453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87647366523743">
                <text:p>4.87647366523743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88774752616882">
                <text:p>4.88774752616882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8990273475647">
                <text:p>4.8990273475647</text:p>
              </table:table-cell>
              <table:table-cell office:value-type="float" office:value="99292.3523070745">
                <text:p>99292.35230707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91030311584473">
                <text:p>4.91030311584473</text:p>
              </table:table-cell>
              <table:table-cell office:value-type="float" office:value="99328.0433035903">
                <text:p>99328.04330359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92157959938049">
                <text:p>4.92157959938049</text:p>
              </table:table-cell>
              <table:table-cell office:value-type="float" office:value="99321.743028099">
                <text:p>99321.7430280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93285465240479">
                <text:p>4.93285465240479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94412779808044">
                <text:p>4.94412779808044</text:p>
              </table:table-cell>
              <table:table-cell office:value-type="float" office:value="99351.1511536916">
                <text:p>99351.15115369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95540046691895">
                <text:p>4.95540046691895</text:p>
              </table:table-cell>
              <table:table-cell office:value-type="float" office:value="99355.3537361731">
                <text:p>99355.353736173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9666736125946">
                <text:p>4.9666736125946</text:p>
              </table:table-cell>
              <table:table-cell office:value-type="float" office:value="99351.1511536916">
                <text:p>99351.15115369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977947473526">
                <text:p>4.977947473526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98922085762024">
                <text:p>4.98922085762024</text:p>
              </table:table-cell>
              <table:table-cell office:value-type="float" office:value="99349.0499957702">
                <text:p>99349.04999577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00171399116516">
                <text:p>5.00171399116516</text:p>
              </table:table-cell>
              <table:table-cell office:value-type="float" office:value="89649.2458015267">
                <text:p>89649.24580152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01264095306397">
                <text:p>5.01264095306397</text:p>
              </table:table-cell>
              <table:table-cell office:value-type="float" office:value="102498.755863935">
                <text:p>102498.7558639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02354526519775">
                <text:p>5.02354526519775</text:p>
              </table:table-cell>
              <table:table-cell office:value-type="float" office:value="102711.659961518">
                <text:p>102711.6599615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03437447547913">
                <text:p>5.03437447547913</text:p>
              </table:table-cell>
              <table:table-cell office:value-type="float" office:value="103423.977455362">
                <text:p>103423.9774553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04519104957581">
                <text:p>5.04519104957581</text:p>
              </table:table-cell>
              <table:table-cell office:value-type="float" office:value="103544.799858931">
                <text:p>103544.79985893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0559995174408">
                <text:p>5.0559995174408</text:p>
              </table:table-cell>
              <table:table-cell office:value-type="float" office:value="103622.457316804">
                <text:p>103622.4573168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06680059432983">
                <text:p>5.06680059432983</text:p>
              </table:table-cell>
              <table:table-cell office:value-type="float" office:value="103693.364236364">
                <text:p>103693.3642363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07760000228882">
                <text:p>5.07760000228882</text:p>
              </table:table-cell>
              <table:table-cell office:value-type="float" office:value="103709.388908513">
                <text:p>103709.3889085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08839845657349">
                <text:p>5.08839845657349</text:p>
              </table:table-cell>
              <table:table-cell office:value-type="float" office:value="103718.548087963">
                <text:p>103718.548087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09919404983521">
                <text:p>5.09919404983521</text:p>
              </table:table-cell>
              <table:table-cell office:value-type="float" office:value="103746.035335689">
                <text:p>103746.0353356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10999178886414">
                <text:p>5.10999178886414</text:p>
              </table:table-cell>
              <table:table-cell office:value-type="float" office:value="103725.418534302">
                <text:p>103725.4185343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.12078976631165">
                <text:p>5.12078976631165</text:p>
              </table:table-cell>
              <table:table-cell office:value-type="float" office:value="103723.12828439">
                <text:p>103723.1282843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.13158631324768">
                <text:p>5.13158631324768</text:p>
              </table:table-cell>
              <table:table-cell office:value-type="float" office:value="103736.871301122">
                <text:p>103736.87130112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14238333702087">
                <text:p>5.14238333702087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1531879901886">
                <text:p>5.1531879901886</text:p>
              </table:table-cell>
              <table:table-cell office:value-type="float" office:value="103659.042323139">
                <text:p>103659.04232313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.16398882865906">
                <text:p>5.16398882865906</text:p>
              </table:table-cell>
              <table:table-cell office:value-type="float" office:value="103695.653172045">
                <text:p>103695.6531720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17478680610657">
                <text:p>5.17478680610657</text:p>
              </table:table-cell>
              <table:table-cell office:value-type="float" office:value="103723.12828439">
                <text:p>103723.128284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.18558645248413">
                <text:p>5.18558645248413</text:p>
              </table:table-cell>
              <table:table-cell office:value-type="float" office:value="103707.099366404">
                <text:p>103707.0993664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1963837146759">
                <text:p>5.1963837146759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20718169212341">
                <text:p>5.20718169212341</text:p>
              </table:table-cell>
              <table:table-cell office:value-type="float" office:value="103723.12828439">
                <text:p>103723.1282843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21798086166382">
                <text:p>5.21798086166382</text:p>
              </table:table-cell>
              <table:table-cell office:value-type="float" office:value="103711.678551717">
                <text:p>103711.6785517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.22877812385559">
                <text:p>5.22877812385559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23966121673584">
                <text:p>5.23966121673584</text:p>
              </table:table-cell>
              <table:table-cell office:value-type="float" office:value="102911.921484435">
                <text:p>102911.9214844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.25047707557678">
                <text:p>5.25047707557678</text:p>
              </table:table-cell>
              <table:table-cell office:value-type="float" office:value="103551.647305191">
                <text:p>103551.6473051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26128220558167">
                <text:p>5.26128220558167</text:p>
              </table:table-cell>
              <table:table-cell office:value-type="float" office:value="103654.467784643">
                <text:p>103654.4677846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.27208161354065">
                <text:p>5.27208161354065</text:p>
              </table:table-cell>
              <table:table-cell office:value-type="float" office:value="103709.388908513">
                <text:p>103709.3889085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.28288817405701">
                <text:p>5.28288817405701</text:p>
              </table:table-cell>
              <table:table-cell office:value-type="float" office:value="103640.74659136">
                <text:p>103640.746591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.29368686676025">
                <text:p>5.29368686676025</text:p>
              </table:table-cell>
              <table:table-cell office:value-type="float" office:value="103716.258141435">
                <text:p>103716.2581414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.30448317527771">
                <text:p>5.30448317527771</text:p>
              </table:table-cell>
              <table:table-cell office:value-type="float" office:value="103739.162157984">
                <text:p>103739.1621579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.31527829170227">
                <text:p>5.31527829170227</text:p>
              </table:table-cell>
              <table:table-cell office:value-type="float" office:value="103750.617960157">
                <text:p>103750.61796015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.32607460021973">
                <text:p>5.32607460021973</text:p>
              </table:table-cell>
              <table:table-cell office:value-type="float" office:value="103739.162157984">
                <text:p>103739.1621579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.33686995506287">
                <text:p>5.33686995506287</text:p>
              </table:table-cell>
              <table:table-cell office:value-type="float" office:value="103748.326597319">
                <text:p>103748.3265973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.34766483306885">
                <text:p>5.34766483306885</text:p>
              </table:table-cell>
              <table:table-cell office:value-type="float" office:value="103752.909424211">
                <text:p>103752.9094242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.35846090316772">
                <text:p>5.35846090316772</text:p>
              </table:table-cell>
              <table:table-cell office:value-type="float" office:value="103741.453116028">
                <text:p>103741.4531160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.36928033828735">
                <text:p>5.36928033828735</text:p>
              </table:table-cell>
              <table:table-cell office:value-type="float" office:value="103517.419127369">
                <text:p>103517.4191273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.3800835609436">
                <text:p>5.3800835609436</text:p>
              </table:table-cell>
              <table:table-cell office:value-type="float" office:value="103672.768361582">
                <text:p>103672.76836158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.39088177680969">
                <text:p>5.39088177680969</text:p>
              </table:table-cell>
              <table:table-cell office:value-type="float" office:value="103720.838135612">
                <text:p>103720.8381356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.40167951583862">
                <text:p>5.40167951583862</text:p>
              </table:table-cell>
              <table:table-cell office:value-type="float" office:value="103725.418534302">
                <text:p>103725.4185343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.41248273849487">
                <text:p>5.41248273849487</text:p>
              </table:table-cell>
              <table:table-cell office:value-type="float" office:value="103672.768361582">
                <text:p>103672.7683615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.42328214645386">
                <text:p>5.42328214645386</text:p>
              </table:table-cell>
              <table:table-cell office:value-type="float" office:value="103709.388908513">
                <text:p>103709.3889085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.43407964706421">
                <text:p>5.43407964706421</text:p>
              </table:table-cell>
              <table:table-cell office:value-type="float" office:value="103727.708885356">
                <text:p>103727.7088853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.44487571716309">
                <text:p>5.44487571716309</text:p>
              </table:table-cell>
              <table:table-cell office:value-type="float" office:value="103741.453116028">
                <text:p>103741.4531160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.45567154884338">
                <text:p>5.45567154884338</text:p>
              </table:table-cell>
              <table:table-cell office:value-type="float" office:value="103743.744175261">
                <text:p>103743.7441752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.46646738052368">
                <text:p>5.46646738052368</text:p>
              </table:table-cell>
              <table:table-cell office:value-type="float" office:value="103743.744175261">
                <text:p>103743.7441752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.47726392745972">
                <text:p>5.47726392745972</text:p>
              </table:table-cell>
              <table:table-cell office:value-type="float" office:value="103736.871301122">
                <text:p>103736.8713011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.48806047439575">
                <text:p>5.48806047439575</text:p>
              </table:table-cell>
              <table:table-cell office:value-type="float" office:value="103736.871301122">
                <text:p>103736.8713011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.49885702133179">
                <text:p>5.49885702133179</text:p>
              </table:table-cell>
              <table:table-cell office:value-type="float" office:value="103736.871301122">
                <text:p>103736.8713011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.50961422920227">
                <text:p>5.50961422920227</text:p>
              </table:table-cell>
              <table:table-cell office:value-type="float" office:value="104116.236618719">
                <text:p>104116.2366187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.52040958404541">
                <text:p>5.52040958404541</text:p>
              </table:table-cell>
              <table:table-cell office:value-type="float" office:value="103748.326597319">
                <text:p>103748.3265973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.53120636940002">
                <text:p>5.53120636940002</text:p>
              </table:table-cell>
              <table:table-cell office:value-type="float" office:value="103734.580545434">
                <text:p>103734.58054543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.54200744628906">
                <text:p>5.54200744628906</text:p>
              </table:table-cell>
              <table:table-cell office:value-type="float" office:value="103693.364236364">
                <text:p>103693.3642363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.55280661582947">
                <text:p>5.55280661582947</text:p>
              </table:table-cell>
              <table:table-cell office:value-type="float" office:value="103711.678551717">
                <text:p>103711.6785517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.56360268592835">
                <text:p>5.56360268592835</text:p>
              </table:table-cell>
              <table:table-cell office:value-type="float" office:value="103741.453116028">
                <text:p>103741.4531160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.57439827919006">
                <text:p>5.57439827919006</text:p>
              </table:table-cell>
              <table:table-cell office:value-type="float" office:value="103746.035335689">
                <text:p>103746.03533568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.58519387245178">
                <text:p>5.58519387245178</text:p>
              </table:table-cell>
              <table:table-cell office:value-type="float" office:value="103746.035335689">
                <text:p>103746.0353356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.59603047370911">
                <text:p>5.59603047370911</text:p>
              </table:table-cell>
              <table:table-cell office:value-type="float" office:value="103353.438352548">
                <text:p>103353.4383525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.60684323310852">
                <text:p>5.60684323310852</text:p>
              </table:table-cell>
              <table:table-cell office:value-type="float" office:value="103581.330040572">
                <text:p>103581.3300405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.61764812469482">
                <text:p>5.61764812469482</text:p>
              </table:table-cell>
              <table:table-cell office:value-type="float" office:value="103656.75500342">
                <text:p>103656.755003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.62844848632813">
                <text:p>5.62844848632813</text:p>
              </table:table-cell>
              <table:table-cell office:value-type="float" office:value="103700.231346578">
                <text:p>103700.23134657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.63925647735596">
                <text:p>5.63925647735596</text:p>
              </table:table-cell>
              <table:table-cell office:value-type="float" office:value="103627.029030266">
                <text:p>103627.0290302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.65005660057068">
                <text:p>5.65005660057068</text:p>
              </table:table-cell>
              <table:table-cell office:value-type="float" office:value="103702.520585443">
                <text:p>103702.52058544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.66085577011108">
                <text:p>5.66085577011108</text:p>
              </table:table-cell>
              <table:table-cell office:value-type="float" office:value="103711.678551717">
                <text:p>103711.6785517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.67165780067444">
                <text:p>5.67165780067444</text:p>
              </table:table-cell>
              <table:table-cell office:value-type="float" office:value="103684.20950405">
                <text:p>103684.2095040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.6824631690979">
                <text:p>5.6824631690979</text:p>
              </table:table-cell>
              <table:table-cell office:value-type="float" office:value="103652.180666799">
                <text:p>103652.1806667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.69326424598694">
                <text:p>5.69326424598694</text:p>
              </table:table-cell>
              <table:table-cell office:value-type="float" office:value="103693.364236364">
                <text:p>103693.3642363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.70406103134155">
                <text:p>5.70406103134155</text:p>
              </table:table-cell>
              <table:table-cell office:value-type="float" office:value="103734.580545434">
                <text:p>103734.58054543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.71485805511475">
                <text:p>5.71485805511475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.7256543636322">
                <text:p>5.7256543636322</text:p>
              </table:table-cell>
              <table:table-cell office:value-type="float" office:value="103739.162157984">
                <text:p>103739.16215798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.73645067214966">
                <text:p>5.73645067214966</text:p>
              </table:table-cell>
              <table:table-cell office:value-type="float" office:value="103739.162157984">
                <text:p>103739.1621579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.74725151062012">
                <text:p>5.74725151062012</text:p>
              </table:table-cell>
              <table:table-cell office:value-type="float" office:value="103695.653172045">
                <text:p>103695.65317204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.75804853439331">
                <text:p>5.75804853439331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.76884531974793">
                <text:p>5.76884531974793</text:p>
              </table:table-cell>
              <table:table-cell office:value-type="float" office:value="103734.580545434">
                <text:p>103734.5805454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77960443496704">
                <text:p>5.77960443496704</text:p>
              </table:table-cell>
              <table:table-cell office:value-type="float" office:value="104097.779156602">
                <text:p>104097.7791566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.79039931297302">
                <text:p>5.79039931297302</text:p>
              </table:table-cell>
              <table:table-cell office:value-type="float" office:value="103752.909424211">
                <text:p>103752.9094242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.80119919776917">
                <text:p>5.80119919776917</text:p>
              </table:table-cell>
              <table:table-cell office:value-type="float" office:value="103704.809925383">
                <text:p>103704.8099253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.81199789047241">
                <text:p>5.81199789047241</text:p>
              </table:table-cell>
              <table:table-cell office:value-type="float" office:value="103716.258141435">
                <text:p>103716.2581414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.8228006362915">
                <text:p>5.8228006362915</text:p>
              </table:table-cell>
              <table:table-cell office:value-type="float" office:value="103677.344515559">
                <text:p>103677.3445155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83359956741333">
                <text:p>5.83359956741333</text:p>
              </table:table-cell>
              <table:table-cell office:value-type="float" office:value="103713.968296022">
                <text:p>103713.96829602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84439849853516">
                <text:p>5.84439849853516</text:p>
              </table:table-cell>
              <table:table-cell office:value-type="float" office:value="103713.968296022">
                <text:p>103713.96829602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.85519456863403">
                <text:p>5.85519456863403</text:p>
              </table:table-cell>
              <table:table-cell office:value-type="float" office:value="103741.453116028">
                <text:p>103741.4531160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.86598968505859">
                <text:p>5.86598968505859</text:p>
              </table:table-cell>
              <table:table-cell office:value-type="float" office:value="103750.617960157">
                <text:p>103750.61796015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87678527832031">
                <text:p>5.87678527832031</text:p>
              </table:table-cell>
              <table:table-cell office:value-type="float" office:value="103746.035335689">
                <text:p>103746.0353356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88758015632629">
                <text:p>5.88758015632629</text:p>
              </table:table-cell>
              <table:table-cell office:value-type="float" office:value="103752.909424211">
                <text:p>103752.90942421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89837574958801">
                <text:p>5.89837574958801</text:p>
              </table:table-cell>
              <table:table-cell office:value-type="float" office:value="103746.035335689">
                <text:p>103746.0353356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90917062759399">
                <text:p>5.90917062759399</text:p>
              </table:table-cell>
              <table:table-cell office:value-type="float" office:value="103752.909424211">
                <text:p>103752.9094242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91996598243713">
                <text:p>5.91996598243713</text:p>
              </table:table-cell>
              <table:table-cell office:value-type="float" office:value="103748.326597319">
                <text:p>103748.3265973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93076539039612">
                <text:p>5.93076539039612</text:p>
              </table:table-cell>
              <table:table-cell office:value-type="float" office:value="103709.388908513">
                <text:p>103709.38890851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94156384468079">
                <text:p>5.94156384468079</text:p>
              </table:table-cell>
              <table:table-cell office:value-type="float" office:value="103718.548087963">
                <text:p>103718.5480879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95236015319824">
                <text:p>5.95236015319824</text:p>
              </table:table-cell>
              <table:table-cell office:value-type="float" office:value="103739.162157984">
                <text:p>103739.1621579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96315550804138">
                <text:p>5.96315550804138</text:p>
              </table:table-cell>
              <table:table-cell office:value-type="float" office:value="103748.326597319">
                <text:p>103748.3265973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97395491600037">
                <text:p>5.97395491600037</text:p>
              </table:table-cell>
              <table:table-cell office:value-type="float" office:value="103709.388908513">
                <text:p>103709.38890851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98475456237793">
                <text:p>5.98475456237793</text:p>
              </table:table-cell>
              <table:table-cell office:value-type="float" office:value="103707.099366404">
                <text:p>103707.0993664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99555563926697">
                <text:p>5.99555563926697</text:p>
              </table:table-cell>
              <table:table-cell office:value-type="float" office:value="103693.364236364">
                <text:p>103693.3642363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.00614905357361">
                <text:p>6.00614905357361</text:p>
              </table:table-cell>
              <table:table-cell office:value-type="float" office:value="105726.064097947">
                <text:p>105726.0640979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.01662302017212">
                <text:p>6.01662302017212</text:p>
              </table:table-cell>
              <table:table-cell office:value-type="float" office:value="106931.790307528">
                <text:p>106931.7903075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.02702736854553">
                <text:p>6.02702736854553</text:p>
              </table:table-cell>
              <table:table-cell office:value-type="float" office:value="107647.298975687">
                <text:p>107647.29897568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.03736782073975">
                <text:p>6.03736782073975</text:p>
              </table:table-cell>
              <table:table-cell office:value-type="float" office:value="108312.477923036">
                <text:p>108312.47792303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.04769706726074">
                <text:p>6.04769706726074</text:p>
              </table:table-cell>
              <table:table-cell office:value-type="float" office:value="108429.980611209">
                <text:p>108429.98061120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.05802249908447">
                <text:p>6.05802249908447</text:p>
              </table:table-cell>
              <table:table-cell office:value-type="float" office:value="108470.039715526">
                <text:p>108470.0397155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.06834220886231">
                <text:p>6.06834220886231</text:p>
              </table:table-cell>
              <table:table-cell office:value-type="float" office:value="108530.183901673">
                <text:p>108530.18390167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.07870721817017">
                <text:p>6.07870721817017</text:p>
              </table:table-cell>
              <table:table-cell office:value-type="float" office:value="108055.86051433">
                <text:p>108055.860514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.08903670310974">
                <text:p>6.08903670310974</text:p>
              </table:table-cell>
              <table:table-cell office:value-type="float" office:value="108427.477899596">
                <text:p>108427.47789959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.0993537902832">
                <text:p>6.0993537902832</text:p>
              </table:table-cell>
              <table:table-cell office:value-type="float" office:value="108557.772282948">
                <text:p>108557.77228294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.1096293926239">
                <text:p>6.1096293926239</text:p>
              </table:table-cell>
              <table:table-cell office:value-type="float" office:value="108996.043527692">
                <text:p>108996.0435276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.11994099617004">
                <text:p>6.11994099617004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.13025283813477">
                <text:p>6.13025283813477</text:p>
              </table:table-cell>
              <table:table-cell office:value-type="float" office:value="108612.991144713">
                <text:p>108612.9911447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.14056491851807">
                <text:p>6.14056491851807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.15087604522705">
                <text:p>6.15087604522705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.16118955612183">
                <text:p>6.16118955612183</text:p>
              </table:table-cell>
              <table:table-cell office:value-type="float" office:value="108595.41541449">
                <text:p>108595.4154144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.17150115966797">
                <text:p>6.17150115966797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.18182110786438">
                <text:p>6.18182110786438</text:p>
              </table:table-cell>
              <table:table-cell office:value-type="float" office:value="108527.67656232">
                <text:p>108527.676562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.19213557243347">
                <text:p>6.19213557243347</text:p>
              </table:table-cell>
              <table:table-cell office:value-type="float" office:value="108585.374693727">
                <text:p>108585.3746937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.20323419570923">
                <text:p>6.20323419570923</text:p>
              </table:table-cell>
              <table:table-cell office:value-type="float" office:value="100913.417112414">
                <text:p>100913.4171124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.21356749534607">
                <text:p>6.21356749534607</text:p>
              </table:table-cell>
              <table:table-cell office:value-type="float" office:value="108387.450220346">
                <text:p>108387.45022034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.22388982772827">
                <text:p>6.22388982772827</text:p>
              </table:table-cell>
              <table:table-cell office:value-type="float" office:value="108502.609539208">
                <text:p>108502.60953920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.23420977592468">
                <text:p>6.23420977592468</text:p>
              </table:table-cell>
              <table:table-cell office:value-type="float" office:value="108527.67656232">
                <text:p>108527.6765623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.2445216178894">
                <text:p>6.2445216178894</text:p>
              </table:table-cell>
              <table:table-cell office:value-type="float" office:value="108612.991144713">
                <text:p>108612.9911447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.25483465194702">
                <text:p>6.25483465194702</text:p>
              </table:table-cell>
              <table:table-cell office:value-type="float" office:value="108600.436471241">
                <text:p>108600.43647124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.26514554023743">
                <text:p>6.26514554023743</text:p>
              </table:table-cell>
              <table:table-cell office:value-type="float" office:value="108623.036973663">
                <text:p>108623.0369736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.27545666694641">
                <text:p>6.27545666694641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.28576731681824">
                <text:p>6.28576731681824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.2960786819458">
                <text:p>6.2960786819458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.30639791488647">
                <text:p>6.30639791488647</text:p>
              </table:table-cell>
              <table:table-cell office:value-type="float" office:value="108535.198927961">
                <text:p>108535.19892796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.31671214103699">
                <text:p>6.31671214103699</text:p>
              </table:table-cell>
              <table:table-cell office:value-type="float" office:value="108587.884699845">
                <text:p>108587.8846998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.32702541351318">
                <text:p>6.32702541351318</text:p>
              </table:table-cell>
              <table:table-cell office:value-type="float" office:value="108597.925884828">
                <text:p>108597.9258848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.33733677864075">
                <text:p>6.33733677864075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.34765100479126">
                <text:p>6.34765100479126</text:p>
              </table:table-cell>
              <table:table-cell office:value-type="float" office:value="108587.884699845">
                <text:p>108587.8846998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.3579626083374">
                <text:p>6.3579626083374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.36829900741577">
                <text:p>6.36829900741577</text:p>
              </table:table-cell>
              <table:table-cell office:value-type="float" office:value="108354.94948563">
                <text:p>108354.949485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.37862133979797">
                <text:p>6.37862133979797</text:p>
              </table:table-cell>
              <table:table-cell office:value-type="float" office:value="108502.609539208">
                <text:p>108502.60953920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.38893437385559">
                <text:p>6.38893437385559</text:p>
              </table:table-cell>
              <table:table-cell office:value-type="float" office:value="108600.436471241">
                <text:p>108600.43647124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.39924812316895">
                <text:p>6.39924812316895</text:p>
              </table:table-cell>
              <table:table-cell office:value-type="float" office:value="108592.905060219">
                <text:p>108592.9050602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.40953779220581">
                <text:p>6.40953779220581</text:p>
              </table:table-cell>
              <table:table-cell office:value-type="float" office:value="108847.038324297">
                <text:p>108847.03832429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.41984939575195">
                <text:p>6.41984939575195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.43016147613525">
                <text:p>6.43016147613525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.44047927856445">
                <text:p>6.44047927856445</text:p>
              </table:table-cell>
              <table:table-cell office:value-type="float" office:value="108550.246788058">
                <text:p>108550.24678805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.45079374313355">
                <text:p>6.45079374313355</text:p>
              </table:table-cell>
              <table:table-cell office:value-type="float" office:value="108585.374693727">
                <text:p>108585.3746937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.46110773086548">
                <text:p>6.46110773086548</text:p>
              </table:table-cell>
              <table:table-cell office:value-type="float" office:value="108590.394822006">
                <text:p>108590.3948220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.47142028808594">
                <text:p>6.47142028808594</text:p>
              </table:table-cell>
              <table:table-cell office:value-type="float" office:value="108605.457992324">
                <text:p>108605.4579923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.48173236846924">
                <text:p>6.48173236846924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.49204444885254">
                <text:p>6.49204444885254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.50235605239868">
                <text:p>6.50235605239868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.51266765594482">
                <text:p>6.51266765594482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.52298092842102">
                <text:p>6.52298092842102</text:p>
              </table:table-cell>
              <table:table-cell office:value-type="float" office:value="108597.925884828">
                <text:p>108597.9258848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.53329372406006">
                <text:p>6.53329372406006</text:p>
              </table:table-cell>
              <table:table-cell office:value-type="float" office:value="108602.947173737">
                <text:p>108602.94717373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.54360485076904">
                <text:p>6.54360485076904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.55391526222229">
                <text:p>6.55391526222229</text:p>
              </table:table-cell>
              <table:table-cell office:value-type="float" office:value="108628.060585039">
                <text:p>108628.06058503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.56423091888428">
                <text:p>6.56423091888428</text:p>
              </table:table-cell>
              <table:table-cell office:value-type="float" office:value="108572.826403495">
                <text:p>108572.82640349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.57454490661621">
                <text:p>6.57454490661621</text:p>
              </table:table-cell>
              <table:table-cell office:value-type="float" office:value="108590.394822006">
                <text:p>108590.39482200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.58485722541809">
                <text:p>6.58485722541809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.59517002105713">
                <text:p>6.59517002105713</text:p>
              </table:table-cell>
              <table:table-cell office:value-type="float" office:value="108602.947173737">
                <text:p>108602.94717373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.60548186302185">
                <text:p>6.60548186302185</text:p>
              </table:table-cell>
              <table:table-cell office:value-type="float" office:value="108612.991144713">
                <text:p>108612.9911447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.61579251289368">
                <text:p>6.61579251289368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.62610340118408">
                <text:p>6.62610340118408</text:p>
              </table:table-cell>
              <table:table-cell office:value-type="float" office:value="108623.036973663">
                <text:p>108623.03697366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.63641500473022">
                <text:p>6.63641500473022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.64673495292664">
                <text:p>6.64673495292664</text:p>
              </table:table-cell>
              <table:table-cell office:value-type="float" office:value="108527.67656232">
                <text:p>108527.676562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.65705180168152">
                <text:p>6.65705180168152</text:p>
              </table:table-cell>
              <table:table-cell office:value-type="float" office:value="108560.281013126">
                <text:p>108560.28101312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.66736507415772">
                <text:p>6.66736507415772</text:p>
              </table:table-cell>
              <table:table-cell office:value-type="float" office:value="108597.925884828">
                <text:p>108597.9258848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.67768287658691">
                <text:p>6.67768287658691</text:p>
              </table:table-cell>
              <table:table-cell office:value-type="float" office:value="108550.246788058">
                <text:p>108550.24678805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.68799710273743">
                <text:p>6.68799710273743</text:p>
              </table:table-cell>
              <table:table-cell office:value-type="float" office:value="108587.884699845">
                <text:p>108587.88469984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.69831609725952">
                <text:p>6.69831609725952</text:p>
              </table:table-cell>
              <table:table-cell office:value-type="float" office:value="108537.706614912">
                <text:p>108537.70661491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.70863223075867">
                <text:p>6.70863223075867</text:p>
              </table:table-cell>
              <table:table-cell office:value-type="float" office:value="108567.80789942">
                <text:p>108567.8078994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.71894860267639">
                <text:p>6.71894860267639</text:p>
              </table:table-cell>
              <table:table-cell office:value-type="float" office:value="108565.298821354">
                <text:p>108565.29882135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.72930717468262">
                <text:p>6.72930717468262</text:p>
              </table:table-cell>
              <table:table-cell office:value-type="float" office:value="108123.011485258">
                <text:p>108123.01148525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.7396228313446">
                <text:p>6.7396228313446</text:p>
              </table:table-cell>
              <table:table-cell office:value-type="float" office:value="108572.826403495">
                <text:p>108572.82640349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.74994707107544">
                <text:p>6.74994707107544</text:p>
              </table:table-cell>
              <table:table-cell office:value-type="float" office:value="108482.564256518">
                <text:p>108482.56425651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.76026177406311">
                <text:p>6.76026177406311</text:p>
              </table:table-cell>
              <table:table-cell office:value-type="float" office:value="108582.864803643">
                <text:p>108582.86480364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.77057456970215">
                <text:p>6.77057456970215</text:p>
              </table:table-cell>
              <table:table-cell office:value-type="float" office:value="108602.947173737">
                <text:p>108602.94717373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.78088665008545">
                <text:p>6.78088665008545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.79119873046875">
                <text:p>6.79119873046875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.80150938034058">
                <text:p>6.80150938034058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.81181979179382">
                <text:p>6.81181979179382</text:p>
              </table:table-cell>
              <table:table-cell office:value-type="float" office:value="108628.060585039">
                <text:p>108628.0605850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.82214140892029">
                <text:p>6.82214140892029</text:p>
              </table:table-cell>
              <table:table-cell office:value-type="float" office:value="108510.128430195">
                <text:p>108510.12843019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.83245849609375">
                <text:p>6.83245849609375</text:p>
              </table:table-cell>
              <table:table-cell office:value-type="float" office:value="108557.772282948">
                <text:p>108557.77228294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.8427722454071">
                <text:p>6.8427722454071</text:p>
              </table:table-cell>
              <table:table-cell office:value-type="float" office:value="108592.905060219">
                <text:p>108592.9050602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.85308527946472">
                <text:p>6.85308527946472</text:p>
              </table:table-cell>
              <table:table-cell office:value-type="float" office:value="108600.436471241">
                <text:p>108600.43647124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.86339616775513">
                <text:p>6.86339616775513</text:p>
              </table:table-cell>
              <table:table-cell office:value-type="float" office:value="108623.036973663">
                <text:p>108623.03697366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.87370681762695">
                <text:p>6.87370681762695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.88401818275452">
                <text:p>6.88401818275452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.89432978630066">
                <text:p>6.89432978630066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.9046413898468">
                <text:p>6.9046413898468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.91495227813721">
                <text:p>6.91495227813721</text:p>
              </table:table-cell>
              <table:table-cell office:value-type="float" office:value="108623.036973663">
                <text:p>108623.0369736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.92526292800903">
                <text:p>6.92526292800903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.9355742931366">
                <text:p>6.9355742931366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.94585704803467">
                <text:p>6.94585704803467</text:p>
              </table:table-cell>
              <table:table-cell office:value-type="float" office:value="108920.227225301">
                <text:p>108920.22722530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.95617127418518">
                <text:p>6.95617127418518</text:p>
              </table:table-cell>
              <table:table-cell office:value-type="float" office:value="108587.884699845">
                <text:p>108587.8846998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.96648502349854">
                <text:p>6.96648502349854</text:p>
              </table:table-cell>
              <table:table-cell office:value-type="float" office:value="108592.905060219">
                <text:p>108592.9050602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.97679829597473">
                <text:p>6.97679829597473</text:p>
              </table:table-cell>
              <table:table-cell office:value-type="float" office:value="108597.925884828">
                <text:p>108597.9258848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98711037635803">
                <text:p>6.98711037635803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99742937088013">
                <text:p>6.99742937088013</text:p>
              </table:table-cell>
              <table:table-cell office:value-type="float" office:value="108537.706614912">
                <text:p>108537.7066149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.010769367218">
                <text:p>20.010769367218</text:p>
              </table:table-cell>
              <table:table-cell office:value-type="float" office:value="86.0655297037641">
                <text:p>86.065529703764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.0249929428101">
                <text:p>20.0249929428101</text:p>
              </table:table-cell>
              <table:table-cell office:value-type="float" office:value="78742.5069563177">
                <text:p>78742.506956317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.0391540527344">
                <text:p>20.0391540527344</text:p>
              </table:table-cell>
              <table:table-cell office:value-type="float" office:value="79089.8457808607">
                <text:p>79089.845780860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.053302526474">
                <text:p>20.053302526474</text:p>
              </table:table-cell>
              <table:table-cell office:value-type="float" office:value="79160.481943953">
                <text:p>79160.48194395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.0674397945404">
                <text:p>20.0674397945404</text:p>
              </table:table-cell>
              <table:table-cell office:value-type="float" office:value="79223.2271991365">
                <text:p>79223.22719913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.0815761089325">
                <text:p>20.0815761089325</text:p>
              </table:table-cell>
              <table:table-cell office:value-type="float" office:value="79228.5718140727">
                <text:p>79228.571814072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.0957081317902">
                <text:p>20.0957081317902</text:p>
              </table:table-cell>
              <table:table-cell office:value-type="float" office:value="79252.6315079124">
                <text:p>79252.631507912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.1098387241363">
                <text:p>20.1098387241363</text:p>
              </table:table-cell>
              <table:table-cell office:value-type="float" office:value="79260.6546534386">
                <text:p>79260.65465343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.1239702701569">
                <text:p>20.1239702701569</text:p>
              </table:table-cell>
              <table:table-cell office:value-type="float" office:value="79255.3057092725">
                <text:p>79255.30570927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.138100862503">
                <text:p>20.138100862503</text:p>
              </table:table-cell>
              <table:table-cell office:value-type="float" office:value="79260.6546534386">
                <text:p>79260.654653438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1522388458252">
                <text:p>20.1522388458252</text:p>
              </table:table-cell>
              <table:table-cell office:value-type="float" office:value="79219.2192111166">
                <text:p>79219.21921111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.1663725376129">
                <text:p>20.1663725376129</text:p>
              </table:table-cell>
              <table:table-cell office:value-type="float" office:value="79243.2732241359">
                <text:p>79243.273224135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.1805057525635">
                <text:p>20.1805057525635</text:p>
              </table:table-cell>
              <table:table-cell office:value-type="float" office:value="79245.9467939743">
                <text:p>79245.946793974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.1946365833282">
                <text:p>20.1946365833282</text:p>
              </table:table-cell>
              <table:table-cell office:value-type="float" office:value="79259.3173497107">
                <text:p>79259.317349710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.2087678909302">
                <text:p>20.2087678909302</text:p>
              </table:table-cell>
              <table:table-cell office:value-type="float" office:value="79256.6428776299">
                <text:p>79256.642877629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.222897529602">
                <text:p>20.222897529602</text:p>
              </table:table-cell>
              <table:table-cell office:value-type="float" office:value="79266.0043196544">
                <text:p>79266.004319654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.2370271682739">
                <text:p>20.2370271682739</text:p>
              </table:table-cell>
              <table:table-cell office:value-type="float" office:value="79266.0043196544">
                <text:p>79266.004319654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.2511570453644">
                <text:p>20.2511570453644</text:p>
              </table:table-cell>
              <table:table-cell office:value-type="float" office:value="79264.6668354003">
                <text:p>79264.666835400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.2653245925903">
                <text:p>20.2653245925903</text:p>
              </table:table-cell>
              <table:table-cell office:value-type="float" office:value="79053.909765579">
                <text:p>79053.9097655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.2795414924622">
                <text:p>20.2795414924622</text:p>
              </table:table-cell>
              <table:table-cell office:value-type="float" office:value="78779.4814690592">
                <text:p>78779.481469059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.2936775684357">
                <text:p>20.2936775684357</text:p>
              </table:table-cell>
              <table:table-cell office:value-type="float" office:value="79229.9080804844">
                <text:p>79229.908080484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.3078098297119">
                <text:p>20.3078098297119</text:p>
              </table:table-cell>
              <table:table-cell office:value-type="float" office:value="79251.2944749051">
                <text:p>79251.294474905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.3219404220581">
                <text:p>20.3219404220581</text:p>
              </table:table-cell>
              <table:table-cell office:value-type="float" office:value="79260.6546534386">
                <text:p>79260.65465343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.3360712528229">
                <text:p>20.3360712528229</text:p>
              </table:table-cell>
              <table:table-cell office:value-type="float" office:value="79259.3173497107">
                <text:p>79259.317349710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.3501992225647">
                <text:p>20.3501992225647</text:p>
              </table:table-cell>
              <table:table-cell office:value-type="float" office:value="79275.367973404">
                <text:p>79275.3679734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.364349603653">
                <text:p>20.364349603653</text:p>
              </table:table-cell>
              <table:table-cell office:value-type="float" office:value="79149.8117976108">
                <text:p>79149.811797610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.3784892559052">
                <text:p>20.3784892559052</text:p>
              </table:table-cell>
              <table:table-cell office:value-type="float" office:value="79209.8688159714">
                <text:p>79209.868815971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.3926219940186">
                <text:p>20.3926219940186</text:p>
              </table:table-cell>
              <table:table-cell office:value-type="float" office:value="79248.6205442246">
                <text:p>79248.620544224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.4067597389221">
                <text:p>20.4067597389221</text:p>
              </table:table-cell>
              <table:table-cell office:value-type="float" office:value="79220.5551620628">
                <text:p>79220.555162062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.4208934307098">
                <text:p>20.4208934307098</text:p>
              </table:table-cell>
              <table:table-cell office:value-type="float" office:value="79243.2732241359">
                <text:p>79243.273224135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.4350242614746">
                <text:p>20.4350242614746</text:p>
              </table:table-cell>
              <table:table-cell office:value-type="float" office:value="79259.3173497107">
                <text:p>79259.31734971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.449197769165">
                <text:p>20.449197769165</text:p>
              </table:table-cell>
              <table:table-cell office:value-type="float" office:value="79020.6647826672">
                <text:p>79020.664782667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.4633452892303">
                <text:p>20.4633452892303</text:p>
              </table:table-cell>
              <table:table-cell office:value-type="float" office:value="79165.8180960245">
                <text:p>79165.818096024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.4774806499481">
                <text:p>20.4774806499481</text:p>
              </table:table-cell>
              <table:table-cell office:value-type="float" office:value="79233.9171501822">
                <text:p>79233.91715018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.4916257858276">
                <text:p>20.4916257858276</text:p>
              </table:table-cell>
              <table:table-cell office:value-type="float" office:value="79179.1616241636">
                <text:p>79179.161624163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.5057609081268">
                <text:p>20.5057609081268</text:p>
              </table:table-cell>
              <table:table-cell office:value-type="float" office:value="79235.2535969099">
                <text:p>79235.25359690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.5198919773102">
                <text:p>20.5198919773102</text:p>
              </table:table-cell>
              <table:table-cell office:value-type="float" office:value="79257.9800911085">
                <text:p>79257.980091108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.5340292453766">
                <text:p>20.5340292453766</text:p>
              </table:table-cell>
              <table:table-cell office:value-type="float" office:value="79223.2271991365">
                <text:p>79223.227199136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.5481615066528">
                <text:p>20.5481615066528</text:p>
              </table:table-cell>
              <table:table-cell office:value-type="float" office:value="79251.2944749051">
                <text:p>79251.294474905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.5622928142548">
                <text:p>20.5622928142548</text:p>
              </table:table-cell>
              <table:table-cell office:value-type="float" office:value="79256.6428776299">
                <text:p>79256.642877629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.5764255523682">
                <text:p>20.5764255523682</text:p>
              </table:table-cell>
              <table:table-cell office:value-type="float" office:value="79248.6205442246">
                <text:p>79248.620544224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.5905561447144">
                <text:p>20.5905561447144</text:p>
              </table:table-cell>
              <table:table-cell office:value-type="float" office:value="79260.6546534386">
                <text:p>79260.654653438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.6047146320343">
                <text:p>20.6047146320343</text:p>
              </table:table-cell>
              <table:table-cell office:value-type="float" office:value="79104.4957480845">
                <text:p>79104.495748084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.6188743114471">
                <text:p>20.6188743114471</text:p>
              </table:table-cell>
              <table:table-cell office:value-type="float" office:value="79097.8359993265">
                <text:p>79097.83599932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.6330192089081">
                <text:p>20.6330192089081</text:p>
              </table:table-cell>
              <table:table-cell office:value-type="float" office:value="79180.4962243797">
                <text:p>79180.496224379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.6471617221832">
                <text:p>20.6471617221832</text:p>
              </table:table-cell>
              <table:table-cell office:value-type="float" office:value="79193.8447014397">
                <text:p>79193.844701439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.661304473877">
                <text:p>20.661304473877</text:p>
              </table:table-cell>
              <table:table-cell office:value-type="float" office:value="79192.5096512079">
                <text:p>79192.509651207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.6754472255707">
                <text:p>20.6754472255707</text:p>
              </table:table-cell>
              <table:table-cell office:value-type="float" office:value="79192.5096512079">
                <text:p>79192.509651207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.6895427703857">
                <text:p>20.6895427703857</text:p>
              </table:table-cell>
              <table:table-cell office:value-type="float" office:value="79457.7304172798">
                <text:p>79457.730417279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.7036757469177">
                <text:p>20.7036757469177</text:p>
              </table:table-cell>
              <table:table-cell office:value-type="float" office:value="79247.2836465468">
                <text:p>79247.283646546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.7178089618683">
                <text:p>20.7178089618683</text:p>
              </table:table-cell>
              <table:table-cell office:value-type="float" office:value="79245.9467939743">
                <text:p>79245.946793974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.7319412231445">
                <text:p>20.7319412231445</text:p>
              </table:table-cell>
              <table:table-cell office:value-type="float" office:value="79251.2944749051">
                <text:p>79251.29447490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.7460749149322">
                <text:p>20.7460749149322</text:p>
              </table:table-cell>
              <table:table-cell office:value-type="float" office:value="79243.2732241359">
                <text:p>79243.273224135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.7602083683014">
                <text:p>20.7602083683014</text:p>
              </table:table-cell>
              <table:table-cell office:value-type="float" office:value="79244.6099865047">
                <text:p>79244.60998650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.7743403911591">
                <text:p>20.7743403911591</text:p>
              </table:table-cell>
              <table:table-cell office:value-type="float" office:value="79252.6315079124">
                <text:p>79252.631507912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.7884757518768">
                <text:p>20.7884757518768</text:p>
              </table:table-cell>
              <table:table-cell office:value-type="float" office:value="79233.9171501822">
                <text:p>79233.917150182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.8026103973389">
                <text:p>20.8026103973389</text:p>
              </table:table-cell>
              <table:table-cell office:value-type="float" office:value="79237.926625622">
                <text:p>79237.9266256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.816746711731">
                <text:p>20.816746711731</text:p>
              </table:table-cell>
              <table:table-cell office:value-type="float" office:value="79228.5718140727">
                <text:p>79228.57181407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.8308825492859">
                <text:p>20.8308825492859</text:p>
              </table:table-cell>
              <table:table-cell office:value-type="float" office:value="79231.2443919717">
                <text:p>79231.244391971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.8450148105621">
                <text:p>20.8450148105621</text:p>
              </table:table-cell>
              <table:table-cell office:value-type="float" office:value="79251.2944749051">
                <text:p>79251.294474905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.8591454029083">
                <text:p>20.8591454029083</text:p>
              </table:table-cell>
              <table:table-cell office:value-type="float" office:value="79260.6546534386">
                <text:p>79260.654653438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.8732767105103">
                <text:p>20.8732767105103</text:p>
              </table:table-cell>
              <table:table-cell office:value-type="float" office:value="79256.6428776299">
                <text:p>79256.642877629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.8874065876007">
                <text:p>20.8874065876007</text:p>
              </table:table-cell>
              <table:table-cell office:value-type="float" office:value="79264.6668354003">
                <text:p>79264.666835400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.9015657901764">
                <text:p>20.9015657901764</text:p>
              </table:table-cell>
              <table:table-cell office:value-type="float" office:value="79100.4997642621">
                <text:p>79100.499764262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.9157128334045">
                <text:p>20.9157128334045</text:p>
              </table:table-cell>
              <table:table-cell office:value-type="float" office:value="79168.4864418491">
                <text:p>79168.486441849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.9298512935638">
                <text:p>20.9298512935638</text:p>
              </table:table-cell>
              <table:table-cell office:value-type="float" office:value="79216.5474443939">
                <text:p>79216.547444393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.9439873695374">
                <text:p>20.9439873695374</text:p>
              </table:table-cell>
              <table:table-cell office:value-type="float" office:value="79229.9080804844">
                <text:p>79229.908080484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.9581172466278">
                <text:p>20.9581172466278</text:p>
              </table:table-cell>
              <table:table-cell office:value-type="float" office:value="79264.6668354003">
                <text:p>79264.666835400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.9722499847412">
                <text:p>20.9722499847412</text:p>
              </table:table-cell>
              <table:table-cell office:value-type="float" office:value="79248.6205442246">
                <text:p>79248.62054422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.9863803386688">
                <text:p>20.9863803386688</text:p>
              </table:table-cell>
              <table:table-cell office:value-type="float" office:value="79261.9920022947">
                <text:p>79261.992002294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1.0025472640991">
                <text:p>21.0025472640991</text:p>
              </table:table-cell>
              <table:table-cell office:value-type="float" office:value="69277.2416640859">
                <text:p>69277.241664085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.0159714221954">
                <text:p>21.0159714221954</text:p>
              </table:table-cell>
              <table:table-cell office:value-type="float" office:value="83431.6753396679">
                <text:p>83431.675339667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1.0293824672699">
                <text:p>21.0293824672699</text:p>
              </table:table-cell>
              <table:table-cell office:value-type="float" office:value="83513.2529777778">
                <text:p>83513.25297777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1.0427286624908">
                <text:p>21.0427286624908</text:p>
              </table:table-cell>
              <table:table-cell office:value-type="float" office:value="83919.0481975062">
                <text:p>83919.04819750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1.0560541152954">
                <text:p>21.0560541152954</text:p>
              </table:table-cell>
              <table:table-cell office:value-type="float" office:value="84049.6766921329">
                <text:p>84049.676692132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1.0693693161011">
                <text:p>21.0693693161011</text:p>
              </table:table-cell>
              <table:table-cell office:value-type="float" office:value="84114.3904884687">
                <text:p>84114.390488468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1.0827262401581">
                <text:p>21.0827262401581</text:p>
              </table:table-cell>
              <table:table-cell office:value-type="float" office:value="83851.6409331882">
                <text:p>83851.640933188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.0960536003113">
                <text:p>21.0960536003113</text:p>
              </table:table-cell>
              <table:table-cell office:value-type="float" office:value="84037.647900678">
                <text:p>84037.64790067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1.109367609024">
                <text:p>21.109367609024</text:p>
              </table:table-cell>
              <table:table-cell office:value-type="float" office:value="84121.9218165213">
                <text:p>84121.92181652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1.1226799488068">
                <text:p>21.1226799488068</text:p>
              </table:table-cell>
              <table:table-cell office:value-type="float" office:value="84132.4679418296">
                <text:p>84132.467941829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.1359894275665">
                <text:p>21.1359894275665</text:p>
              </table:table-cell>
              <table:table-cell office:value-type="float" office:value="84150.5531670966">
                <text:p>84150.553167096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1.1492967605591">
                <text:p>21.1492967605591</text:p>
              </table:table-cell>
              <table:table-cell office:value-type="float" office:value="84164.1221893756">
                <text:p>84164.12218937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.1626031398773">
                <text:p>21.1626031398773</text:p>
              </table:table-cell>
              <table:table-cell office:value-type="float" office:value="84170.1542706635">
                <text:p>84170.154270663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.1759164333343">
                <text:p>21.1759164333343</text:p>
              </table:table-cell>
              <table:table-cell office:value-type="float" office:value="84126.441260745">
                <text:p>84126.44126074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1.1892251968384">
                <text:p>21.1892251968384</text:p>
              </table:table-cell>
              <table:table-cell office:value-type="float" office:value="84155.075688361">
                <text:p>84155.07568836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1.2025339603424">
                <text:p>21.2025339603424</text:p>
              </table:table-cell>
              <table:table-cell office:value-type="float" office:value="84155.075688361">
                <text:p>84155.07568836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1.2158815860748">
                <text:p>21.2158815860748</text:p>
              </table:table-cell>
              <table:table-cell office:value-type="float" office:value="83910.0543012289">
                <text:p>83910.054301228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1.2292006015778">
                <text:p>21.2292006015778</text:p>
              </table:table-cell>
              <table:table-cell office:value-type="float" office:value="84090.2992982959">
                <text:p>84090.299298295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1.2425150871277">
                <text:p>21.2425150871277</text:p>
              </table:table-cell>
              <table:table-cell office:value-type="float" office:value="84118.9091234667">
                <text:p>84118.909123466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1.2558274269104">
                <text:p>21.2558274269104</text:p>
              </table:table-cell>
              <table:table-cell office:value-type="float" office:value="84132.4679418296">
                <text:p>84132.467941829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1.2691357135773">
                <text:p>21.2691357135773</text:p>
              </table:table-cell>
              <table:table-cell office:value-type="float" office:value="84158.0909726079">
                <text:p>84158.090972607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1.2824444770813">
                <text:p>21.2824444770813</text:p>
              </table:table-cell>
              <table:table-cell office:value-type="float" office:value="84155.075688361">
                <text:p>84155.07568836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1.2957515716553">
                <text:p>21.2957515716553</text:p>
              </table:table-cell>
              <table:table-cell office:value-type="float" office:value="84165.6301286416">
                <text:p>84165.63012864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1.3090651035309">
                <text:p>21.3090651035309</text:p>
              </table:table-cell>
              <table:table-cell office:value-type="float" office:value="84124.934725381">
                <text:p>84124.93472538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1.3223750591278">
                <text:p>21.3223750591278</text:p>
              </table:table-cell>
              <table:table-cell office:value-type="float" office:value="84147.538422957">
                <text:p>84147.5384229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1.3356833457947">
                <text:p>21.3356833457947</text:p>
              </table:table-cell>
              <table:table-cell office:value-type="float" office:value="84158.0909726079">
                <text:p>84158.090972607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1.3489892482758">
                <text:p>21.3489892482758</text:p>
              </table:table-cell>
              <table:table-cell office:value-type="float" office:value="84173.1706355606">
                <text:p>84173.170635560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1.362318277359">
                <text:p>21.362318277359</text:p>
              </table:table-cell>
              <table:table-cell office:value-type="float" office:value="84027.1255321432">
                <text:p>84027.12553214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1.3756337165832">
                <text:p>21.3756337165832</text:p>
              </table:table-cell>
              <table:table-cell office:value-type="float" office:value="84112.8843846801">
                <text:p>84112.884384680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1.3889458179474">
                <text:p>21.3889458179474</text:p>
              </table:table-cell>
              <table:table-cell office:value-type="float" office:value="84133.9747470225">
                <text:p>84133.97474702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1.4022526741028">
                <text:p>21.4022526741028</text:p>
              </table:table-cell>
              <table:table-cell office:value-type="float" office:value="84167.1381219429">
                <text:p>84167.138121942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1.4155583381653">
                <text:p>21.4155583381653</text:p>
              </table:table-cell>
              <table:table-cell office:value-type="float" office:value="84174.6788990826">
                <text:p>84174.678899082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1.4288728237152">
                <text:p>21.4288728237152</text:p>
              </table:table-cell>
              <table:table-cell office:value-type="float" office:value="84118.9091234667">
                <text:p>84118.909123466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1.4421832561493">
                <text:p>21.4421832561493</text:p>
              </table:table-cell>
              <table:table-cell office:value-type="float" office:value="84144.5238948198">
                <text:p>84144.523894819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1.4554936885834">
                <text:p>21.4554936885834</text:p>
              </table:table-cell>
              <table:table-cell office:value-type="float" office:value="84144.5238948198">
                <text:p>84144.523894819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1.4688007831573">
                <text:p>21.4688007831573</text:p>
              </table:table-cell>
              <table:table-cell office:value-type="float" office:value="84165.6301286416">
                <text:p>84165.63012864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1.4821064472198">
                <text:p>21.4821064472198</text:p>
              </table:table-cell>
              <table:table-cell office:value-type="float" office:value="84174.6788990826">
                <text:p>84174.678899082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1.4954125881195">
                <text:p>21.4954125881195</text:p>
              </table:table-cell>
              <table:table-cell office:value-type="float" office:value="84171.6624260885">
                <text:p>84171.662426088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1.5087196826935">
                <text:p>21.5087196826935</text:p>
              </table:table-cell>
              <table:table-cell office:value-type="float" office:value="84165.6301286416">
                <text:p>84165.63012864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1.5220267772675">
                <text:p>21.5220267772675</text:p>
              </table:table-cell>
              <table:table-cell office:value-type="float" office:value="84165.6301286416">
                <text:p>84165.63012864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1.5353329181671">
                <text:p>21.5353329181671</text:p>
              </table:table-cell>
              <table:table-cell office:value-type="float" office:value="84171.6624260885">
                <text:p>84171.662426088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1.5486381053925">
                <text:p>21.5486381053925</text:p>
              </table:table-cell>
              <table:table-cell office:value-type="float" office:value="84177.695588288">
                <text:p>84177.69558828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1.5619466304779">
                <text:p>21.5619466304779</text:p>
              </table:table-cell>
              <table:table-cell office:value-type="float" office:value="84156.5833034755">
                <text:p>84156.583303475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1.5752544403076">
                <text:p>21.5752544403076</text:p>
              </table:table-cell>
              <table:table-cell office:value-type="float" office:value="84161.1064729383">
                <text:p>84161.106472938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1.5885605812073">
                <text:p>21.5885605812073</text:p>
              </table:table-cell>
              <table:table-cell office:value-type="float" office:value="84171.6624260885">
                <text:p>84171.662426088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1.60187292099">
                <text:p>21.60187292099</text:p>
              </table:table-cell>
              <table:table-cell office:value-type="float" office:value="84132.4679418296">
                <text:p>84132.467941829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1.6151823997498">
                <text:p>21.6151823997498</text:p>
              </table:table-cell>
              <table:table-cell office:value-type="float" office:value="84150.5531670966">
                <text:p>84150.553167096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1.6284892559052">
                <text:p>21.6284892559052</text:p>
              </table:table-cell>
              <table:table-cell office:value-type="float" office:value="84167.1381219429">
                <text:p>84167.138121942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1.6418044567108">
                <text:p>21.6418044567108</text:p>
              </table:table-cell>
              <table:table-cell office:value-type="float" office:value="84114.3904884687">
                <text:p>84114.390488468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1.6551127433777">
                <text:p>21.6551127433777</text:p>
              </table:table-cell>
              <table:table-cell office:value-type="float" office:value="84158.0909726079">
                <text:p>84158.090972607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1.6684193611145">
                <text:p>21.6684193611145</text:p>
              </table:table-cell>
              <table:table-cell office:value-type="float" office:value="84168.6461692826">
                <text:p>84168.646169282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1.6817374229431">
                <text:p>21.6817374229431</text:p>
              </table:table-cell>
              <table:table-cell office:value-type="float" office:value="84096.320802005">
                <text:p>84096.32080200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1.6950514316559">
                <text:p>21.6950514316559</text:p>
              </table:table-cell>
              <table:table-cell office:value-type="float" office:value="84121.9218165213">
                <text:p>84121.921816521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1.7083592414856">
                <text:p>21.7083592414856</text:p>
              </table:table-cell>
              <table:table-cell office:value-type="float" office:value="84161.1064729383">
                <text:p>84161.106472938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1.7216656208038">
                <text:p>21.7216656208038</text:p>
              </table:table-cell>
              <table:table-cell office:value-type="float" office:value="84170.1542706635">
                <text:p>84170.154270663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1.7350063323975">
                <text:p>21.7350063323975</text:p>
              </table:table-cell>
              <table:table-cell office:value-type="float" office:value="83953.5426682155">
                <text:p>83953.542668215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1.7483329772949">
                <text:p>21.7483329772949</text:p>
              </table:table-cell>
              <table:table-cell office:value-type="float" office:value="84042.1582939745">
                <text:p>84042.158293974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1.7616491317749">
                <text:p>21.7616491317749</text:p>
              </table:table-cell>
              <table:table-cell office:value-type="float" office:value="84108.3663969061">
                <text:p>84108.366396906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1.7749586105347">
                <text:p>21.7749586105347</text:p>
              </table:table-cell>
              <table:table-cell office:value-type="float" office:value="84150.5531670966">
                <text:p>84150.553167096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1.7882783412933">
                <text:p>21.7882783412933</text:p>
              </table:table-cell>
              <table:table-cell office:value-type="float" office:value="84085.7837363739">
                <text:p>84085.783736373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1.8015892505646">
                <text:p>21.8015892505646</text:p>
              </table:table-cell>
              <table:table-cell office:value-type="float" office:value="84141.5095826616">
                <text:p>84141.509582661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1.8149046897888">
                <text:p>21.8149046897888</text:p>
              </table:table-cell>
              <table:table-cell office:value-type="float" office:value="84112.8843846801">
                <text:p>84112.884384680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1.8282189369202">
                <text:p>21.8282189369202</text:p>
              </table:table-cell>
              <table:table-cell office:value-type="float" office:value="84120.4154430198">
                <text:p>84120.415443019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1.8415305614471">
                <text:p>21.8415305614471</text:p>
              </table:table-cell>
              <table:table-cell office:value-type="float" office:value="84136.9885193344">
                <text:p>84136.988519334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1.8548383712769">
                <text:p>21.8548383712769</text:p>
              </table:table-cell>
              <table:table-cell office:value-type="float" office:value="84161.1064729383">
                <text:p>84161.106472938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1.8681464195251">
                <text:p>21.8681464195251</text:p>
              </table:table-cell>
              <table:table-cell office:value-type="float" office:value="84159.5986957612">
                <text:p>84159.598695761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1.8814532756805">
                <text:p>21.8814532756805</text:p>
              </table:table-cell>
              <table:table-cell office:value-type="float" office:value="84167.1381219429">
                <text:p>84167.138121942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1.8947598934174">
                <text:p>21.8947598934174</text:p>
              </table:table-cell>
              <table:table-cell office:value-type="float" office:value="84168.6461692826">
                <text:p>84168.646169282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1.908066034317">
                <text:p>21.908066034317</text:p>
              </table:table-cell>
              <table:table-cell office:value-type="float" office:value="84171.6624260885">
                <text:p>84171.662426088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1.9213714599609">
                <text:p>21.9213714599609</text:p>
              </table:table-cell>
              <table:table-cell office:value-type="float" office:value="84176.1872166574">
                <text:p>84176.187216657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1.9346776008606">
                <text:p>21.9346776008606</text:p>
              </table:table-cell>
              <table:table-cell office:value-type="float" office:value="84171.6624260885">
                <text:p>84171.662426088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1.9479875564575">
                <text:p>21.9479875564575</text:p>
              </table:table-cell>
              <table:table-cell office:value-type="float" office:value="84147.538422957">
                <text:p>84147.53842295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1.9612991809845">
                <text:p>21.9612991809845</text:p>
              </table:table-cell>
              <table:table-cell office:value-type="float" office:value="84136.9885193344">
                <text:p>84136.988519334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1.9746084213257">
                <text:p>21.9746084213257</text:p>
              </table:table-cell>
              <table:table-cell office:value-type="float" office:value="84152.0606201745">
                <text:p>84152.060620174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1.9879188537598">
                <text:p>21.9879188537598</text:p>
              </table:table-cell>
              <table:table-cell office:value-type="float" office:value="84144.5238948198">
                <text:p>84144.523894819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2.001704454422">
                <text:p>22.001704454422</text:p>
              </table:table-cell>
              <table:table-cell office:value-type="float" office:value="81244.1929402812">
                <text:p>81244.192940281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2.0128798484802">
                <text:p>22.0128798484802</text:p>
              </table:table-cell>
              <table:table-cell office:value-type="float" office:value="100220.179634331">
                <text:p>100220.17963433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2.0240471363068">
                <text:p>22.0240471363068</text:p>
              </table:table-cell>
              <table:table-cell office:value-type="float" office:value="100292.928542454">
                <text:p>100292.92854245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2.0351467132568">
                <text:p>22.0351467132568</text:p>
              </table:table-cell>
              <table:table-cell office:value-type="float" office:value="100904.746643755">
                <text:p>100904.7466437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2.0462281703949">
                <text:p>22.0462281703949</text:p>
              </table:table-cell>
              <table:table-cell office:value-type="float" office:value="101069.740743131">
                <text:p>101069.74074313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2.0573110580444">
                <text:p>22.0573110580444</text:p>
              </table:table-cell>
              <table:table-cell office:value-type="float" office:value="101056.695278047">
                <text:p>101056.6952780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2.0683946609497">
                <text:p>22.0683946609497</text:p>
              </table:table-cell>
              <table:table-cell office:value-type="float" office:value="101050.173808295">
                <text:p>101050.17380829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2.0795021057129">
                <text:p>22.0795021057129</text:p>
              </table:table-cell>
              <table:table-cell office:value-type="float" office:value="100833.272087233">
                <text:p>100833.27208723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2.0905737876892">
                <text:p>22.0905737876892</text:p>
              </table:table-cell>
              <table:table-cell office:value-type="float" office:value="101158.974977389">
                <text:p>101158.97497738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2.1016452312469">
                <text:p>22.1016452312469</text:p>
              </table:table-cell>
              <table:table-cell office:value-type="float" office:value="101161.153390615">
                <text:p>101161.1533906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2.1127135753632">
                <text:p>22.1127135753632</text:p>
              </table:table-cell>
              <table:table-cell office:value-type="float" office:value="101189.481302774">
                <text:p>101189.48130277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2.1237790584564">
                <text:p>22.1237790584564</text:p>
              </table:table-cell>
              <table:table-cell office:value-type="float" office:value="101215.644229941">
                <text:p>101215.64422994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2.1348457336426">
                <text:p>22.1348457336426</text:p>
              </table:table-cell>
              <table:table-cell office:value-type="float" office:value="101204.74136631">
                <text:p>101204.7413663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2.1459112167358">
                <text:p>22.1459112167358</text:p>
              </table:table-cell>
              <table:table-cell office:value-type="float" office:value="101215.644229941">
                <text:p>101215.64422994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2.1569783687592">
                <text:p>22.1569783687592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2.1680455207825">
                <text:p>22.1680455207825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2.1791126728058">
                <text:p>22.1791126728058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2.1901795864105">
                <text:p>22.1901795864105</text:p>
              </table:table-cell>
              <table:table-cell office:value-type="float" office:value="101202.561075445">
                <text:p>101202.56107544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2.2012512683868">
                <text:p>22.2012512683868</text:p>
              </table:table-cell>
              <table:table-cell office:value-type="float" office:value="101158.974977389">
                <text:p>101158.97497738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2.2123217582703">
                <text:p>22.2123217582703</text:p>
              </table:table-cell>
              <table:table-cell office:value-type="float" office:value="101169.867981823">
                <text:p>101169.86798182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2.2234253883362">
                <text:p>22.2234253883362</text:p>
              </table:table-cell>
              <table:table-cell office:value-type="float" office:value="100867.913767929">
                <text:p>100867.91376792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2.2345113754272">
                <text:p>22.2345113754272</text:p>
              </table:table-cell>
              <table:table-cell office:value-type="float" office:value="101028.441653404">
                <text:p>101028.4416534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2.245587348938">
                <text:p>22.245587348938</text:p>
              </table:table-cell>
              <table:table-cell office:value-type="float" office:value="101119.779576373">
                <text:p>101119.77957637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2.2566587924957">
                <text:p>22.2566587924957</text:p>
              </table:table-cell>
              <table:table-cell office:value-type="float" office:value="101161.153390615">
                <text:p>101161.1533906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2.2677280902863">
                <text:p>22.2677280902863</text:p>
              </table:table-cell>
              <table:table-cell office:value-type="float" office:value="101180.763332472">
                <text:p>101180.76333247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2.278796672821">
                <text:p>22.278796672821</text:p>
              </table:table-cell>
              <table:table-cell office:value-type="float" office:value="101187.301669359">
                <text:p>101187.30166935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2.2898659706116">
                <text:p>22.2898659706116</text:p>
              </table:table-cell>
              <table:table-cell office:value-type="float" office:value="101180.763332472">
                <text:p>101180.76333247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2.3009331226349">
                <text:p>22.3009331226349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2.3120048046112">
                <text:p>22.3120048046112</text:p>
              </table:table-cell>
              <table:table-cell office:value-type="float" office:value="101158.974977389">
                <text:p>101158.97497738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2.3230817317963">
                <text:p>22.3230817317963</text:p>
              </table:table-cell>
              <table:table-cell office:value-type="float" office:value="101111.073611709">
                <text:p>101111.07361170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2.3341519832611">
                <text:p>22.3341519832611</text:p>
              </table:table-cell>
              <table:table-cell office:value-type="float" office:value="101172.046864232">
                <text:p>101172.04686423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2.3452215194702">
                <text:p>22.3452215194702</text:p>
              </table:table-cell>
              <table:table-cell office:value-type="float" office:value="101178.584074609">
                <text:p>101178.58407460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2.356290102005">
                <text:p>22.356290102005</text:p>
              </table:table-cell>
              <table:table-cell office:value-type="float" office:value="101187.301669359">
                <text:p>101187.30166935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2.367383480072">
                <text:p>22.367383480072</text:p>
              </table:table-cell>
              <table:table-cell office:value-type="float" office:value="100961.131337445">
                <text:p>100961.13133744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2.3784599304199">
                <text:p>22.3784599304199</text:p>
              </table:table-cell>
              <table:table-cell office:value-type="float" office:value="101115.426406647">
                <text:p>101115.42640664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2.3895404338837">
                <text:p>22.3895404338837</text:p>
              </table:table-cell>
              <table:table-cell office:value-type="float" office:value="101078.439591178">
                <text:p>101078.43959117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2.4006090164185">
                <text:p>22.4006090164185</text:p>
              </table:table-cell>
              <table:table-cell office:value-type="float" office:value="101187.301669359">
                <text:p>101187.30166935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2.4116771221161">
                <text:p>22.4116771221161</text:p>
              </table:table-cell>
              <table:table-cell office:value-type="float" office:value="101191.661030093">
                <text:p>101191.66103009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2.4227440357208">
                <text:p>22.4227440357208</text:p>
              </table:table-cell>
              <table:table-cell office:value-type="float" office:value="101202.561075445">
                <text:p>101202.56107544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2.4338114261627">
                <text:p>22.4338114261627</text:p>
              </table:table-cell>
              <table:table-cell office:value-type="float" office:value="101198.200775528">
                <text:p>101198.20077552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2.4448788166046">
                <text:p>22.4448788166046</text:p>
              </table:table-cell>
              <table:table-cell office:value-type="float" office:value="101198.200775528">
                <text:p>101198.20077552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2.4559535980225">
                <text:p>22.4559535980225</text:p>
              </table:table-cell>
              <table:table-cell office:value-type="float" office:value="101130.664140707">
                <text:p>101130.66414070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.4670252799988">
                <text:p>22.4670252799988</text:p>
              </table:table-cell>
              <table:table-cell office:value-type="float" office:value="101158.974977389">
                <text:p>101158.97497738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2.4780948162079">
                <text:p>22.4780948162079</text:p>
              </table:table-cell>
              <table:table-cell office:value-type="float" office:value="101178.584074609">
                <text:p>101178.58407460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2.4891617298126">
                <text:p>22.4891617298126</text:p>
              </table:table-cell>
              <table:table-cell office:value-type="float" office:value="101202.561075445">
                <text:p>101202.56107544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2.5002284049988">
                <text:p>22.5002284049988</text:p>
              </table:table-cell>
              <table:table-cell office:value-type="float" office:value="101204.74136631">
                <text:p>101204.7413663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2.5112946033478">
                <text:p>22.5112946033478</text:p>
              </table:table-cell>
              <table:table-cell office:value-type="float" office:value="101209.102229883">
                <text:p>101209.10222988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2.5223610401154">
                <text:p>22.5223610401154</text:p>
              </table:table-cell>
              <table:table-cell office:value-type="float" office:value="101206.92175112">
                <text:p>101206.921751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2.5334286689758">
                <text:p>22.5334286689758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2.5444960594177">
                <text:p>22.5444960594177</text:p>
              </table:table-cell>
              <table:table-cell office:value-type="float" office:value="101198.200775528">
                <text:p>101198.20077552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2.555563211441">
                <text:p>22.555563211441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2.5666298866272">
                <text:p>22.5666298866272</text:p>
              </table:table-cell>
              <table:table-cell office:value-type="float" office:value="101204.74136631">
                <text:p>101204.7413663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2.577662229538">
                <text:p>22.577662229538</text:p>
              </table:table-cell>
              <table:table-cell office:value-type="float" office:value="101519.687074536">
                <text:p>101519.68707453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2.5887315273285">
                <text:p>22.5887315273285</text:p>
              </table:table-cell>
              <table:table-cell office:value-type="float" office:value="101180.763332472">
                <text:p>101180.76333247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2.5997612476349">
                <text:p>22.5997612476349</text:p>
              </table:table-cell>
              <table:table-cell office:value-type="float" office:value="101543.826034326">
                <text:p>101543.82603432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2.6108291149139">
                <text:p>22.6108291149139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2.6218953132629">
                <text:p>22.6218953132629</text:p>
              </table:table-cell>
              <table:table-cell office:value-type="float" office:value="101209.102229883">
                <text:p>101209.10222988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2.6329624652863">
                <text:p>22.6329624652863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2.6440420150757">
                <text:p>22.6440420150757</text:p>
              </table:table-cell>
              <table:table-cell office:value-type="float" office:value="101087.139936735">
                <text:p>101087.1399367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2.6551153659821">
                <text:p>22.6551153659821</text:p>
              </table:table-cell>
              <table:table-cell office:value-type="float" office:value="101143.728711379">
                <text:p>101143.72871137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2.6661849021912">
                <text:p>22.6661849021912</text:p>
              </table:table-cell>
              <table:table-cell office:value-type="float" office:value="101178.584074609">
                <text:p>101178.58407460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2.6772601604462">
                <text:p>22.6772601604462</text:p>
              </table:table-cell>
              <table:table-cell office:value-type="float" office:value="101126.310033798">
                <text:p>101126.31003379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2.6883318424225">
                <text:p>22.6883318424225</text:p>
              </table:table-cell>
              <table:table-cell office:value-type="float" office:value="101158.974977389">
                <text:p>101158.97497738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2.6994001865387">
                <text:p>22.6994001865387</text:p>
              </table:table-cell>
              <table:table-cell office:value-type="float" office:value="101189.481302774">
                <text:p>101189.48130277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2.7104730606079">
                <text:p>22.7104730606079</text:p>
              </table:table-cell>
              <table:table-cell office:value-type="float" office:value="101148.084318412">
                <text:p>101148.0843184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2.7215421199799">
                <text:p>22.7215421199799</text:p>
              </table:table-cell>
              <table:table-cell office:value-type="float" office:value="101182.942684214">
                <text:p>101182.94268421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2.7326109409332">
                <text:p>22.7326109409332</text:p>
              </table:table-cell>
              <table:table-cell office:value-type="float" office:value="101185.122129841">
                <text:p>101185.12212984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2.7436802387238">
                <text:p>22.7436802387238</text:p>
              </table:table-cell>
              <table:table-cell office:value-type="float" office:value="101180.763332472">
                <text:p>101180.76333247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2.7547509670258">
                <text:p>22.7547509670258</text:p>
              </table:table-cell>
              <table:table-cell office:value-type="float" office:value="101167.689193264">
                <text:p>101167.68919326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2.7658200263977">
                <text:p>22.7658200263977</text:p>
              </table:table-cell>
              <table:table-cell office:value-type="float" office:value="101182.942684214">
                <text:p>101182.94268421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2.7768867015839">
                <text:p>22.7768867015839</text:p>
              </table:table-cell>
              <table:table-cell office:value-type="float" office:value="101204.74136631">
                <text:p>101204.7413663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2.7879524230957">
                <text:p>22.7879524230957</text:p>
              </table:table-cell>
              <table:table-cell office:value-type="float" office:value="101213.463469287">
                <text:p>101213.46346928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2.7990183830261">
                <text:p>22.7990183830261</text:p>
              </table:table-cell>
              <table:table-cell office:value-type="float" office:value="101211.282802603">
                <text:p>101211.28280260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2.8100855350494">
                <text:p>22.8100855350494</text:p>
              </table:table-cell>
              <table:table-cell office:value-type="float" office:value="101200.38087852">
                <text:p>101200.3808785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2.8211598396301">
                <text:p>22.8211598396301</text:p>
              </table:table-cell>
              <table:table-cell office:value-type="float" office:value="101135.018622575">
                <text:p>101135.01862257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2.8322303295135">
                <text:p>22.8322303295135</text:p>
              </table:table-cell>
              <table:table-cell office:value-type="float" office:value="101169.867981823">
                <text:p>101169.8679818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2.8433036804199">
                <text:p>22.8433036804199</text:p>
              </table:table-cell>
              <table:table-cell office:value-type="float" office:value="101143.728711379">
                <text:p>101143.72871137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2.8543744087219">
                <text:p>22.8543744087219</text:p>
              </table:table-cell>
              <table:table-cell office:value-type="float" office:value="101167.689193264">
                <text:p>101167.68919326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2.8654441833496">
                <text:p>22.8654441833496</text:p>
              </table:table-cell>
              <table:table-cell office:value-type="float" office:value="101176.404910618">
                <text:p>101176.40491061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2.8765103816986">
                <text:p>22.8765103816986</text:p>
              </table:table-cell>
              <table:table-cell office:value-type="float" office:value="101209.102229883">
                <text:p>101209.10222988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2.8876175880432">
                <text:p>22.8876175880432</text:p>
              </table:table-cell>
              <table:table-cell office:value-type="float" office:value="100835.43649516">
                <text:p>100835.436495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2.89870429039">
                <text:p>22.89870429039</text:p>
              </table:table-cell>
              <table:table-cell office:value-type="float" office:value="101021.923829595">
                <text:p>101021.92382959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2.9097416400909">
                <text:p>22.9097416400909</text:p>
              </table:table-cell>
              <table:table-cell office:value-type="float" office:value="101473.635460319">
                <text:p>101473.6354603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2.9208171367645">
                <text:p>22.9208171367645</text:p>
              </table:table-cell>
              <table:table-cell office:value-type="float" office:value="101124.133120937">
                <text:p>101124.13312093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2.9318871498108">
                <text:p>22.9318871498108</text:p>
              </table:table-cell>
              <table:table-cell office:value-type="float" office:value="101174.225840495">
                <text:p>101174.22584049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2.9429564476013">
                <text:p>22.9429564476013</text:p>
              </table:table-cell>
              <table:table-cell office:value-type="float" office:value="101180.763332472">
                <text:p>101180.76333247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2.9540266990662">
                <text:p>22.9540266990662</text:p>
              </table:table-cell>
              <table:table-cell office:value-type="float" office:value="101172.046864232">
                <text:p>101172.04686423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2.9651024341583">
                <text:p>22.9651024341583</text:p>
              </table:table-cell>
              <table:table-cell office:value-type="float" office:value="101121.956301797">
                <text:p>101121.95630179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2.9761779308319">
                <text:p>22.9761779308319</text:p>
              </table:table-cell>
              <table:table-cell office:value-type="float" office:value="101124.133120937">
                <text:p>101124.13312093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2.9872498512268">
                <text:p>22.9872498512268</text:p>
              </table:table-cell>
              <table:table-cell office:value-type="float" office:value="101156.796657981">
                <text:p>101156.79665798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2.998327255249">
                <text:p>22.998327255249</text:p>
              </table:table-cell>
              <table:table-cell office:value-type="float" office:value="101106.721191511">
                <text:p>101106.72119151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3.0098068714142">
                <text:p>23.0098068714142</text:p>
              </table:table-cell>
              <table:table-cell office:value-type="float" office:value="97564.2376788719">
                <text:p>97564.23767887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3.0212206840515">
                <text:p>23.0212206840515</text:p>
              </table:table-cell>
              <table:table-cell office:value-type="float" office:value="98126.7202807428">
                <text:p>98126.720280742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3.0325829982758">
                <text:p>23.0325829982758</text:p>
              </table:table-cell>
              <table:table-cell office:value-type="float" office:value="98571.4686195103">
                <text:p>98571.468619510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3.0439298152924">
                <text:p>23.0439298152924</text:p>
              </table:table-cell>
              <table:table-cell office:value-type="float" office:value="98706.0951420407">
                <text:p>98706.095142040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3.0552699565887">
                <text:p>23.0552699565887</text:p>
              </table:table-cell>
              <table:table-cell office:value-type="float" office:value="98764.2014969305">
                <text:p>98764.201496930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3.0666060447693">
                <text:p>23.0666060447693</text:p>
              </table:table-cell>
              <table:table-cell office:value-type="float" office:value="98799.5137442951">
                <text:p>98799.513744295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3.0779392719269">
                <text:p>23.0779392719269</text:p>
              </table:table-cell>
              <table:table-cell office:value-type="float" office:value="98824.4552435048">
                <text:p>98824.45524350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3.0892705917358">
                <text:p>23.0892705917358</text:p>
              </table:table-cell>
              <table:table-cell office:value-type="float" office:value="98841.0899067898">
                <text:p>98841.089906789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3.1006083488464">
                <text:p>23.1006083488464</text:p>
              </table:table-cell>
              <table:table-cell office:value-type="float" office:value="98784.9703494974">
                <text:p>98784.970349497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3.1119410991669">
                <text:p>23.1119410991669</text:p>
              </table:table-cell>
              <table:table-cell office:value-type="float" office:value="98828.6133843856">
                <text:p>98828.613384385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3.1232731342316">
                <text:p>23.1232731342316</text:p>
              </table:table-cell>
              <table:table-cell office:value-type="float" office:value="98834.8512518409">
                <text:p>98834.851251840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3.1346051692963">
                <text:p>23.1346051692963</text:p>
              </table:table-cell>
              <table:table-cell office:value-type="float" office:value="98834.8512518409">
                <text:p>98834.851251840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3.1459374427795">
                <text:p>23.1459374427795</text:p>
              </table:table-cell>
              <table:table-cell office:value-type="float" office:value="98832.7718751972">
                <text:p>98832.771875197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3.1572678089142">
                <text:p>23.1572678089142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3.1685962677002">
                <text:p>23.1685962677002</text:p>
              </table:table-cell>
              <table:table-cell office:value-type="float" office:value="98866.0524045038">
                <text:p>98866.052404503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3.179927110672">
                <text:p>23.179927110672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3.1912968158722">
                <text:p>23.1912968158722</text:p>
              </table:table-cell>
              <table:table-cell office:value-type="float" office:value="98507.3913772857">
                <text:p>98507.391377285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3.2026469707489">
                <text:p>23.2026469707489</text:p>
              </table:table-cell>
              <table:table-cell office:value-type="float" office:value="98677.0675965214">
                <text:p>98677.067596521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3.2139863967895">
                <text:p>23.2139863967895</text:p>
              </table:table-cell>
              <table:table-cell office:value-type="float" office:value="98770.4312356763">
                <text:p>98770.431235676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3.2253262996674">
                <text:p>23.2253262996674</text:p>
              </table:table-cell>
              <table:table-cell office:value-type="float" office:value="98766.2779891933">
                <text:p>98766.277989193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3.2366614341736">
                <text:p>23.2366614341736</text:p>
              </table:table-cell>
              <table:table-cell office:value-type="float" office:value="98807.8261784069">
                <text:p>98807.826178406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3.2480294704437">
                <text:p>23.2480294704437</text:p>
              </table:table-cell>
              <table:table-cell office:value-type="float" office:value="98521.8531490531">
                <text:p>98521.853149053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3.2593755722046">
                <text:p>23.2593755722046</text:p>
              </table:table-cell>
              <table:table-cell office:value-type="float" office:value="98712.3175523755">
                <text:p>98712.317552375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3.2707118988037">
                <text:p>23.2707118988037</text:p>
              </table:table-cell>
              <table:table-cell office:value-type="float" office:value="98797.4358542946">
                <text:p>98797.435854294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3.2820470333099">
                <text:p>23.2820470333099</text:p>
              </table:table-cell>
              <table:table-cell office:value-type="float" office:value="98807.8261784069">
                <text:p>98807.826178406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3.2933807373047">
                <text:p>23.2933807373047</text:p>
              </table:table-cell>
              <table:table-cell office:value-type="float" office:value="98820.2974525107">
                <text:p>98820.297452510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3.304713010788">
                <text:p>23.304713010788</text:p>
              </table:table-cell>
              <table:table-cell office:value-type="float" office:value="98832.7718751972">
                <text:p>98832.771875197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3.3160467147827">
                <text:p>23.3160467147827</text:p>
              </table:table-cell>
              <table:table-cell office:value-type="float" office:value="98820.2974525107">
                <text:p>98820.297452510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3.3273766040802">
                <text:p>23.3273766040802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3.338707447052">
                <text:p>23.338707447052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3.3500444889069">
                <text:p>23.3500444889069</text:p>
              </table:table-cell>
              <table:table-cell office:value-type="float" office:value="98791.2027086707">
                <text:p>98791.202708670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3.3613820075989">
                <text:p>23.3613820075989</text:p>
              </table:table-cell>
              <table:table-cell office:value-type="float" office:value="98787.047715181">
                <text:p>98787.04771518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3.372730255127">
                <text:p>23.372730255127</text:p>
              </table:table-cell>
              <table:table-cell office:value-type="float" office:value="98693.6526744821">
                <text:p>98693.652674482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3.3840684890747">
                <text:p>23.3840684890747</text:p>
              </table:table-cell>
              <table:table-cell office:value-type="float" office:value="98780.8158802254">
                <text:p>98780.815880225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3.395402431488">
                <text:p>23.395402431488</text:p>
              </table:table-cell>
              <table:table-cell office:value-type="float" office:value="98818.2186882073">
                <text:p>98818.218688207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3.4067335128784">
                <text:p>23.4067335128784</text:p>
              </table:table-cell>
              <table:table-cell office:value-type="float" office:value="98843.1696334638">
                <text:p>98843.169633463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3.4180624485016">
                <text:p>23.4180624485016</text:p>
              </table:table-cell>
              <table:table-cell office:value-type="float" office:value="98861.8911126544">
                <text:p>98861.891112654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3.4293925762177">
                <text:p>23.4293925762177</text:p>
              </table:table-cell>
              <table:table-cell office:value-type="float" office:value="98851.4894154286">
                <text:p>98851.489415428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3.4407205581665">
                <text:p>23.4407205581665</text:p>
              </table:table-cell>
              <table:table-cell office:value-type="float" office:value="98870.214046682">
                <text:p>98870.21404668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3.4520492553711">
                <text:p>23.4520492553711</text:p>
              </table:table-cell>
              <table:table-cell office:value-type="float" office:value="98863.9717147908">
                <text:p>98863.971714790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3.4634068012238">
                <text:p>23.4634068012238</text:p>
              </table:table-cell>
              <table:table-cell office:value-type="float" office:value="98612.853034406">
                <text:p>98612.85303440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3.4747149944305">
                <text:p>23.4747149944305</text:p>
              </table:table-cell>
              <table:table-cell office:value-type="float" office:value="99043.2317098883">
                <text:p>99043.231709888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3.4860534667969">
                <text:p>23.4860534667969</text:p>
              </table:table-cell>
              <table:table-cell office:value-type="float" office:value="98778.7387766259">
                <text:p>98778.738776625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3.4973888397217">
                <text:p>23.4973888397217</text:p>
              </table:table-cell>
              <table:table-cell office:value-type="float" office:value="98805.7479387515">
                <text:p>98805.74793875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3.5087201595306">
                <text:p>23.5087201595306</text:p>
              </table:table-cell>
              <table:table-cell office:value-type="float" office:value="98841.0899067898">
                <text:p>98841.089906789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3.5200500488281">
                <text:p>23.5200500488281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3.5313804149628">
                <text:p>23.5313804149628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3.5427117347717">
                <text:p>23.5427117347717</text:p>
              </table:table-cell>
              <table:table-cell office:value-type="float" office:value="98841.0899067898">
                <text:p>98841.089906789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3.5540409088135">
                <text:p>23.5540409088135</text:p>
              </table:table-cell>
              <table:table-cell office:value-type="float" office:value="98859.8105980891">
                <text:p>98859.810598089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3.5653703212738">
                <text:p>23.5653703212738</text:p>
              </table:table-cell>
              <table:table-cell office:value-type="float" office:value="98857.7301710895">
                <text:p>98857.730171089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3.5766999721527">
                <text:p>23.5766999721527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3.5880305767059">
                <text:p>23.5880305767059</text:p>
              </table:table-cell>
              <table:table-cell office:value-type="float" office:value="98847.3293493814">
                <text:p>98847.329349381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3.5993599891663">
                <text:p>23.5993599891663</text:p>
              </table:table-cell>
              <table:table-cell office:value-type="float" office:value="98857.7301710895">
                <text:p>98857.730171089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3.610701084137">
                <text:p>23.610701084137</text:p>
              </table:table-cell>
              <table:table-cell office:value-type="float" office:value="98755.8964009418">
                <text:p>98755.896400941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3.6220378875732">
                <text:p>23.6220378875732</text:p>
              </table:table-cell>
              <table:table-cell office:value-type="float" office:value="98793.2803364879">
                <text:p>98793.280336487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3.6333692073822">
                <text:p>23.6333692073822</text:p>
              </table:table-cell>
              <table:table-cell office:value-type="float" office:value="98841.0899067898">
                <text:p>98841.089906789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3.6447038650513">
                <text:p>23.6447038650513</text:p>
              </table:table-cell>
              <table:table-cell office:value-type="float" office:value="98811.9829200059">
                <text:p>98811.982920005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3.6560387611389">
                <text:p>23.6560387611389</text:p>
              </table:table-cell>
              <table:table-cell office:value-type="float" office:value="98809.9045054899">
                <text:p>98809.904505489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3.667370557785">
                <text:p>23.667370557785</text:p>
              </table:table-cell>
              <table:table-cell office:value-type="float" office:value="98836.9307159839">
                <text:p>98836.930715983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3.678708076477">
                <text:p>23.678708076477</text:p>
              </table:table-cell>
              <table:table-cell office:value-type="float" office:value="98787.047715181">
                <text:p>98787.04771518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3.6900401115417">
                <text:p>23.6900401115417</text:p>
              </table:table-cell>
              <table:table-cell office:value-type="float" office:value="98834.8512518409">
                <text:p>98834.851251840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3.7013697624207">
                <text:p>23.7013697624207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3.712700843811">
                <text:p>23.712700843811</text:p>
              </table:table-cell>
              <table:table-cell office:value-type="float" office:value="98843.1696334638">
                <text:p>98843.169633463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3.7240312099457">
                <text:p>23.7240312099457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3.7353873252869">
                <text:p>23.7353873252869</text:p>
              </table:table-cell>
              <table:table-cell office:value-type="float" office:value="98625.2751359409">
                <text:p>98625.275135940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3.7467367649078">
                <text:p>23.7467367649078</text:p>
              </table:table-cell>
              <table:table-cell office:value-type="float" office:value="98683.2863474991">
                <text:p>98683.286347499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3.7580757141113">
                <text:p>23.7580757141113</text:p>
              </table:table-cell>
              <table:table-cell office:value-type="float" office:value="98774.5848314725">
                <text:p>98774.584831472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3.7694091796875">
                <text:p>23.7694091796875</text:p>
              </table:table-cell>
              <table:table-cell office:value-type="float" office:value="98822.3763042747">
                <text:p>98822.376304274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3.780740737915">
                <text:p>23.780740737915</text:p>
              </table:table-cell>
              <table:table-cell office:value-type="float" office:value="98839.0102676317">
                <text:p>98839.010267631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3.7920706272125">
                <text:p>23.7920706272125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3.8034002780914">
                <text:p>23.8034002780914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3.8147311210632">
                <text:p>23.8147311210632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3.8260643482208">
                <text:p>23.8260643482208</text:p>
              </table:table-cell>
              <table:table-cell office:value-type="float" office:value="98824.4552435048">
                <text:p>98824.455243504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3.8373975753784">
                <text:p>23.8373975753784</text:p>
              </table:table-cell>
              <table:table-cell office:value-type="float" office:value="98824.4552435048">
                <text:p>98824.455243504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3.8487286567688">
                <text:p>23.8487286567688</text:p>
              </table:table-cell>
              <table:table-cell office:value-type="float" office:value="98843.1696334638">
                <text:p>98843.169633463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3.8600625991821">
                <text:p>23.8600625991821</text:p>
              </table:table-cell>
              <table:table-cell office:value-type="float" office:value="98818.2186882073">
                <text:p>98818.218688207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3.8713979721069">
                <text:p>23.8713979721069</text:p>
              </table:table-cell>
              <table:table-cell office:value-type="float" office:value="98805.7479387515">
                <text:p>98805.74793875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3.8827321529388">
                <text:p>23.8827321529388</text:p>
              </table:table-cell>
              <table:table-cell office:value-type="float" office:value="98816.1400113591">
                <text:p>98816.140011359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3.8940644264221">
                <text:p>23.8940644264221</text:p>
              </table:table-cell>
              <table:table-cell office:value-type="float" office:value="98832.7718751972">
                <text:p>98832.771875197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3.9053955078125">
                <text:p>23.9053955078125</text:p>
              </table:table-cell>
              <table:table-cell office:value-type="float" office:value="98843.1696334638">
                <text:p>98843.169633463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3.9167249202728">
                <text:p>23.9167249202728</text:p>
              </table:table-cell>
              <table:table-cell office:value-type="float" office:value="98857.7301710895">
                <text:p>98857.730171089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3.9280548095703">
                <text:p>23.9280548095703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3.9393820762634">
                <text:p>23.9393820762634</text:p>
              </table:table-cell>
              <table:table-cell office:value-type="float" office:value="98876.4571669122">
                <text:p>98876.457166912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3.9507117271423">
                <text:p>23.9507117271423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3.9620399475098">
                <text:p>23.9620399475098</text:p>
              </table:table-cell>
              <table:table-cell office:value-type="float" office:value="98868.133181799">
                <text:p>98868.13318179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3.9733686447144">
                <text:p>23.9733686447144</text:p>
              </table:table-cell>
              <table:table-cell office:value-type="float" office:value="98863.9717147908">
                <text:p>98863.971714790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3.9846987724304">
                <text:p>23.9846987724304</text:p>
              </table:table-cell>
              <table:table-cell office:value-type="float" office:value="98851.4894154286">
                <text:p>98851.489415428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3.9960374832153">
                <text:p>23.9960374832153</text:p>
              </table:table-cell>
              <table:table-cell office:value-type="float" office:value="98776.6617603768">
                <text:p>98776.661760376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4.0074789524078">
                <text:p>24.0074789524078</text:p>
              </table:table-cell>
              <table:table-cell office:value-type="float" office:value="97889.5263497885">
                <text:p>97889.526349788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4.018857717514">
                <text:p>24.018857717514</text:p>
              </table:table-cell>
              <table:table-cell office:value-type="float" office:value="98428.958638897">
                <text:p>98428.95863889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4.0301744937897">
                <text:p>24.0301744937897</text:p>
              </table:table-cell>
              <table:table-cell office:value-type="float" office:value="98968.1135971011">
                <text:p>98968.113597101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4.041473865509">
                <text:p>24.041473865509</text:p>
              </table:table-cell>
              <table:table-cell office:value-type="float" office:value="99120.5553562762">
                <text:p>99120.555356276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4.0527856349945">
                <text:p>24.0527856349945</text:p>
              </table:table-cell>
              <table:table-cell office:value-type="float" office:value="99011.9186426388">
                <text:p>99011.918642638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4.0640723705292">
                <text:p>24.0640723705292</text:p>
              </table:table-cell>
              <table:table-cell office:value-type="float" office:value="99231.5268272074">
                <text:p>99231.526827207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4.0753555297852">
                <text:p>24.0753555297852</text:p>
              </table:table-cell>
              <table:table-cell office:value-type="float" office:value="99262.9789751717">
                <text:p>99262.978975171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4.0866334438324">
                <text:p>24.0866334438324</text:p>
              </table:table-cell>
              <table:table-cell office:value-type="float" office:value="99309.1448745323">
                <text:p>99309.144874532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4.0979087352753">
                <text:p>24.0979087352753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4.1091828346252">
                <text:p>24.1091828346252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4.1204648017883">
                <text:p>24.1204648017883</text:p>
              </table:table-cell>
              <table:table-cell office:value-type="float" office:value="99273.4674556213">
                <text:p>99273.467455621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4.1317720413208">
                <text:p>24.1317720413208</text:p>
              </table:table-cell>
              <table:table-cell office:value-type="float" office:value="99051.5852064268">
                <text:p>99051.58520642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4.1430587768555">
                <text:p>24.1430587768555</text:p>
              </table:table-cell>
              <table:table-cell office:value-type="float" office:value="99231.5268272074">
                <text:p>99231.526827207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4.1543383598328">
                <text:p>24.1543383598328</text:p>
              </table:table-cell>
              <table:table-cell office:value-type="float" office:value="99294.4510674276">
                <text:p>99294.451067427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4.1656172275543">
                <text:p>24.1656172275543</text:p>
              </table:table-cell>
              <table:table-cell office:value-type="float" office:value="99300.7478808633">
                <text:p>99300.747880863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4.1769227981567">
                <text:p>24.1769227981567</text:p>
              </table:table-cell>
              <table:table-cell office:value-type="float" office:value="99066.2072165166">
                <text:p>99066.207216516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4.1882076263428">
                <text:p>24.1882076263428</text:p>
              </table:table-cell>
              <table:table-cell office:value-type="float" office:value="99248.298825319">
                <text:p>99248.29882531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4.1995463371277">
                <text:p>24.1995463371277</text:p>
              </table:table-cell>
              <table:table-cell office:value-type="float" office:value="98776.6617603768">
                <text:p>98776.661760376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4.2108242511749">
                <text:p>24.2108242511749</text:p>
              </table:table-cell>
              <table:table-cell office:value-type="float" office:value="99309.1448745323">
                <text:p>99309.144874532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4.2220990657806">
                <text:p>24.2220990657806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4.2333741188049">
                <text:p>24.2333741188049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4.2446539402008">
                <text:p>24.2446539402008</text:p>
              </table:table-cell>
              <table:table-cell office:value-type="float" office:value="99292.3523070745">
                <text:p>99292.352307074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4.2559325695038">
                <text:p>24.2559325695038</text:p>
              </table:table-cell>
              <table:table-cell office:value-type="float" office:value="99302.8469961527">
                <text:p>99302.846996152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4.2672109603882">
                <text:p>24.2672109603882</text:p>
              </table:table-cell>
              <table:table-cell office:value-type="float" office:value="99304.9462001903">
                <text:p>99304.946200190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4.2784860134125">
                <text:p>24.2784860134125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4.2897226810455">
                <text:p>24.2897226810455</text:p>
              </table:table-cell>
              <table:table-cell office:value-type="float" office:value="99673.6787608742">
                <text:p>99673.678760874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4.3009989261627">
                <text:p>24.3009989261627</text:p>
              </table:table-cell>
              <table:table-cell office:value-type="float" office:value="99323.8430311231">
                <text:p>99323.843031123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4.3122735023499">
                <text:p>24.3122735023499</text:p>
              </table:table-cell>
              <table:table-cell office:value-type="float" office:value="99338.5455391317">
                <text:p>99338.545539131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4.3235468864441">
                <text:p>24.3235468864441</text:p>
              </table:table-cell>
              <table:table-cell office:value-type="float" office:value="99349.0499957702">
                <text:p>99349.049995770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4.3348207473755">
                <text:p>24.3348207473755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4.3460974693298">
                <text:p>24.3460974693298</text:p>
              </table:table-cell>
              <table:table-cell office:value-type="float" office:value="99319.6431138737">
                <text:p>99319.643113873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4.3573722839355">
                <text:p>24.3573722839355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4.368670463562">
                <text:p>24.368670463562</text:p>
              </table:table-cell>
              <table:table-cell office:value-type="float" office:value="99131.0137587575">
                <text:p>99131.013758757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4.3799576759338">
                <text:p>24.3799576759338</text:p>
              </table:table-cell>
              <table:table-cell office:value-type="float" office:value="99227.3347133624">
                <text:p>99227.334713362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4.3912391662598">
                <text:p>24.3912391662598</text:p>
              </table:table-cell>
              <table:table-cell office:value-type="float" office:value="99277.6634684475">
                <text:p>99277.663468447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4.4025180339813">
                <text:p>24.4025180339813</text:p>
              </table:table-cell>
              <table:table-cell office:value-type="float" office:value="99300.7478808633">
                <text:p>99300.747880863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4.4137938022614">
                <text:p>24.4137938022614</text:p>
              </table:table-cell>
              <table:table-cell office:value-type="float" office:value="99328.0433035903">
                <text:p>99328.043303590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4.4250688552856">
                <text:p>24.4250688552856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4.4363431930542">
                <text:p>24.4363431930542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4.4476182460785">
                <text:p>24.4476182460785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4.4588921070099">
                <text:p>24.4588921070099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4.4701662063599">
                <text:p>24.4701662063599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4.4814393520355">
                <text:p>24.4814393520355</text:p>
              </table:table-cell>
              <table:table-cell office:value-type="float" office:value="99351.1511536916">
                <text:p>99351.151153691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4.4927134513855">
                <text:p>24.4927134513855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4.5039937496185">
                <text:p>24.5039937496185</text:p>
              </table:table-cell>
              <table:table-cell office:value-type="float" office:value="99288.1550525226">
                <text:p>99288.155052522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4.5152702331543">
                <text:p>24.5152702331543</text:p>
              </table:table-cell>
              <table:table-cell office:value-type="float" office:value="99321.743028099">
                <text:p>99321.74302809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4.5265443325043">
                <text:p>24.5265443325043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4.53782081604">
                <text:p>24.53782081604</text:p>
              </table:table-cell>
              <table:table-cell office:value-type="float" office:value="99321.743028099">
                <text:p>99321.74302809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4.5490958690643">
                <text:p>24.5490958690643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4.5603697299957">
                <text:p>24.5603697299957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4.5716457366943">
                <text:p>24.5716457366943</text:p>
              </table:table-cell>
              <table:table-cell office:value-type="float" office:value="99325.9431229517">
                <text:p>99325.943122951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4.5829198360443">
                <text:p>24.5829198360443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4.5942327976227">
                <text:p>24.5942327976227</text:p>
              </table:table-cell>
              <table:table-cell office:value-type="float" office:value="99001.4853530032">
                <text:p>99001.485353003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4.6055269241333">
                <text:p>24.6055269241333</text:p>
              </table:table-cell>
              <table:table-cell office:value-type="float" office:value="99166.5888412742">
                <text:p>99166.588841274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4.6168265342712">
                <text:p>24.6168265342712</text:p>
              </table:table-cell>
              <table:table-cell office:value-type="float" office:value="99118.4639405832">
                <text:p>99118.463940583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4.6281185150146">
                <text:p>24.6281185150146</text:p>
              </table:table-cell>
              <table:table-cell office:value-type="float" office:value="99185.4330475909">
                <text:p>99185.433047590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4.6394112110138">
                <text:p>24.6394112110138</text:p>
              </table:table-cell>
              <table:table-cell office:value-type="float" office:value="99179.1508497836">
                <text:p>99179.150849783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4.6506929397583">
                <text:p>24.6506929397583</text:p>
              </table:table-cell>
              <table:table-cell office:value-type="float" office:value="99275.5654176969">
                <text:p>99275.565417696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4.6619696617126">
                <text:p>24.6619696617126</text:p>
              </table:table-cell>
              <table:table-cell office:value-type="float" office:value="99319.6431138737">
                <text:p>99319.643113873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4.6732528209686">
                <text:p>24.6732528209686</text:p>
              </table:table-cell>
              <table:table-cell office:value-type="float" office:value="99262.9789751717">
                <text:p>99262.978975171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4.6845345497131">
                <text:p>24.6845345497131</text:p>
              </table:table-cell>
              <table:table-cell office:value-type="float" office:value="99275.5654176969">
                <text:p>99275.565417696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4.6958112716675">
                <text:p>24.6958112716675</text:p>
              </table:table-cell>
              <table:table-cell office:value-type="float" office:value="99319.6431138737">
                <text:p>99319.643113873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4.7070887088776">
                <text:p>24.7070887088776</text:p>
              </table:table-cell>
              <table:table-cell office:value-type="float" office:value="99313.3439039344">
                <text:p>99313.343903934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4.7183635234833">
                <text:p>24.7183635234833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4.7295997142792">
                <text:p>24.7295997142792</text:p>
              </table:table-cell>
              <table:table-cell office:value-type="float" office:value="99677.9086742489">
                <text:p>99677.908674248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4.7408776283264">
                <text:p>24.7408776283264</text:p>
              </table:table-cell>
              <table:table-cell office:value-type="float" office:value="99309.1448745323">
                <text:p>99309.144874532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4.7521550655365">
                <text:p>24.7521550655365</text:p>
              </table:table-cell>
              <table:table-cell office:value-type="float" office:value="99313.3439039344">
                <text:p>99313.343903934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4.7634365558624">
                <text:p>24.7634365558624</text:p>
              </table:table-cell>
              <table:table-cell office:value-type="float" office:value="99277.6634684475">
                <text:p>99277.663468447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4.7747132778168">
                <text:p>24.7747132778168</text:p>
              </table:table-cell>
              <table:table-cell office:value-type="float" office:value="99319.6431138737">
                <text:p>99319.643113873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4.7859880924225">
                <text:p>24.7859880924225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4.7972617149353">
                <text:p>24.7972617149353</text:p>
              </table:table-cell>
              <table:table-cell office:value-type="float" office:value="99346.948926721">
                <text:p>99346.94892672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4.8085358142853">
                <text:p>24.8085358142853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4.8200523853302">
                <text:p>24.8200523853302</text:p>
              </table:table-cell>
              <table:table-cell office:value-type="float" office:value="97251.1692613448">
                <text:p>97251.169261344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4.8313312530518">
                <text:p>24.8313312530518</text:p>
              </table:table-cell>
              <table:table-cell office:value-type="float" office:value="99300.7478808633">
                <text:p>99300.747880863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4.8426060676575">
                <text:p>24.8426060676575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4.8538799285889">
                <text:p>24.8538799285889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4.8651547431946">
                <text:p>24.8651547431946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4.8764646053314">
                <text:p>24.8764646053314</text:p>
              </table:table-cell>
              <table:table-cell office:value-type="float" office:value="99028.6164808061">
                <text:p>99028.616480806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4.887757062912">
                <text:p>24.887757062912</text:p>
              </table:table-cell>
              <table:table-cell office:value-type="float" office:value="99181.244827295">
                <text:p>99181.24482729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4.8990404605865">
                <text:p>24.8990404605865</text:p>
              </table:table-cell>
              <table:table-cell office:value-type="float" office:value="99260.8815450281">
                <text:p>99260.881545028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4.9103164672852">
                <text:p>24.9103164672852</text:p>
              </table:table-cell>
              <table:table-cell office:value-type="float" office:value="99325.9431229517">
                <text:p>99325.943122951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4.9215924739838">
                <text:p>24.9215924739838</text:p>
              </table:table-cell>
              <table:table-cell office:value-type="float" office:value="99325.9431229517">
                <text:p>99325.943122951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4.932865858078">
                <text:p>24.932865858078</text:p>
              </table:table-cell>
              <table:table-cell office:value-type="float" office:value="99349.0499957702">
                <text:p>99349.049995770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4.9441413879395">
                <text:p>24.9441413879395</text:p>
              </table:table-cell>
              <table:table-cell office:value-type="float" office:value="99330.1435730446">
                <text:p>99330.143573044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4.9554522037506">
                <text:p>24.9554522037506</text:p>
              </table:table-cell>
              <table:table-cell office:value-type="float" office:value="99020.2668577813">
                <text:p>99020.266857781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4.9667418003082">
                <text:p>24.9667418003082</text:p>
              </table:table-cell>
              <table:table-cell office:value-type="float" office:value="99206.3794559892">
                <text:p>99206.379455989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4.9780220985413">
                <text:p>24.9780220985413</text:p>
              </table:table-cell>
              <table:table-cell office:value-type="float" office:value="99288.1550525226">
                <text:p>99288.155052522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4.9892995357513">
                <text:p>24.9892995357513</text:p>
              </table:table-cell>
              <table:table-cell office:value-type="float" office:value="99313.3439039344">
                <text:p>99313.343903934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5.0016984939575">
                <text:p>25.0016984939575</text:p>
              </table:table-cell>
              <table:table-cell office:value-type="float" office:value="90330.1697913662">
                <text:p>90330.169791366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5.01256275177">
                <text:p>25.01256275177</text:p>
              </table:table-cell>
              <table:table-cell office:value-type="float" office:value="103090.337078652">
                <text:p>103090.33707865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5.0234594345093">
                <text:p>25.0234594345093</text:p>
              </table:table-cell>
              <table:table-cell office:value-type="float" office:value="102783.574304218">
                <text:p>102783.57430421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5.0342888832092">
                <text:p>25.0342888832092</text:p>
              </table:table-cell>
              <table:table-cell office:value-type="float" office:value="103421.700497556">
                <text:p>103421.70049755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5.04509806633">
                <text:p>25.04509806633</text:p>
              </table:table-cell>
              <table:table-cell office:value-type="float" office:value="103615.600502901">
                <text:p>103615.60050290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5.0559065341949">
                <text:p>25.0559065341949</text:p>
              </table:table-cell>
              <table:table-cell office:value-type="float" office:value="103622.457316804">
                <text:p>103622.45731680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5.0667111873627">
                <text:p>25.0667111873627</text:p>
              </table:table-cell>
              <table:table-cell office:value-type="float" office:value="103659.042323139">
                <text:p>103659.04232313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5.0775127410889">
                <text:p>25.0775127410889</text:p>
              </table:table-cell>
              <table:table-cell office:value-type="float" office:value="103688.786668138">
                <text:p>103688.78666813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5.088310956955">
                <text:p>25.088310956955</text:p>
              </table:table-cell>
              <table:table-cell office:value-type="float" office:value="103720.838135612">
                <text:p>103720.83813561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5.0991077423096">
                <text:p>25.0991077423096</text:p>
              </table:table-cell>
              <table:table-cell office:value-type="float" office:value="103734.580545434">
                <text:p>103734.58054543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5.1099238395691">
                <text:p>25.1099238395691</text:p>
              </table:table-cell>
              <table:table-cell office:value-type="float" office:value="103549.364722479">
                <text:p>103549.36472247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5.1207447052002">
                <text:p>25.1207447052002</text:p>
              </table:table-cell>
              <table:table-cell office:value-type="float" office:value="103503.73419116">
                <text:p>103503.7341911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5.1315498352051">
                <text:p>25.1315498352051</text:p>
              </table:table-cell>
              <table:table-cell office:value-type="float" office:value="103654.467784643">
                <text:p>103654.46778464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5.1423623561859">
                <text:p>25.1423623561859</text:p>
              </table:table-cell>
              <table:table-cell office:value-type="float" office:value="103583.614032767">
                <text:p>103583.61403276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5.1531646251678">
                <text:p>25.1531646251678</text:p>
              </table:table-cell>
              <table:table-cell office:value-type="float" office:value="103681.921073541">
                <text:p>103681.92107354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5.1639626026154">
                <text:p>25.1639626026154</text:p>
              </table:table-cell>
              <table:table-cell office:value-type="float" office:value="103723.12828439">
                <text:p>103723.1282843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5.1747589111328">
                <text:p>25.1747589111328</text:p>
              </table:table-cell>
              <table:table-cell office:value-type="float" office:value="103739.162157984">
                <text:p>103739.16215798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5.1855556964874">
                <text:p>25.1855556964874</text:p>
              </table:table-cell>
              <table:table-cell office:value-type="float" office:value="103734.580545434">
                <text:p>103734.58054543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5.1963522434235">
                <text:p>25.1963522434235</text:p>
              </table:table-cell>
              <table:table-cell office:value-type="float" office:value="103736.871301122">
                <text:p>103736.87130112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5.2071492671967">
                <text:p>25.2071492671967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5.2179484367371">
                <text:p>25.2179484367371</text:p>
              </table:table-cell>
              <table:table-cell office:value-type="float" office:value="103711.678551717">
                <text:p>103711.67855171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5.2287464141846">
                <text:p>25.2287464141846</text:p>
              </table:table-cell>
              <table:table-cell office:value-type="float" office:value="103723.12828439">
                <text:p>103723.1282843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5.2395377159119">
                <text:p>25.2395377159119</text:p>
              </table:table-cell>
              <table:table-cell office:value-type="float" office:value="103787.293535416">
                <text:p>103787.29353541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5.2503690719604">
                <text:p>25.2503690719604</text:p>
              </table:table-cell>
              <table:table-cell office:value-type="float" office:value="103403.48844376">
                <text:p>103403.4884437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5.2611799240112">
                <text:p>25.2611799240112</text:p>
              </table:table-cell>
              <table:table-cell office:value-type="float" office:value="103599.604798871">
                <text:p>103599.60479887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5.2719912528992">
                <text:p>25.2719912528992</text:p>
              </table:table-cell>
              <table:table-cell office:value-type="float" office:value="103595.035504785">
                <text:p>103595.03550478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5.2827956676483">
                <text:p>25.2827956676483</text:p>
              </table:table-cell>
              <table:table-cell office:value-type="float" office:value="103661.329743805">
                <text:p>103661.32974380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5.2935948371887">
                <text:p>25.2935948371887</text:p>
              </table:table-cell>
              <table:table-cell office:value-type="float" office:value="103711.678551717">
                <text:p>103711.67855171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5.3043918609619">
                <text:p>25.3043918609619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5.3151884078979">
                <text:p>25.3151884078979</text:p>
              </table:table-cell>
              <table:table-cell office:value-type="float" office:value="103736.871301122">
                <text:p>103736.87130112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5.3259844779968">
                <text:p>25.3259844779968</text:p>
              </table:table-cell>
              <table:table-cell office:value-type="float" office:value="103741.453116028">
                <text:p>103741.45311602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5.3367805480957">
                <text:p>25.3367805480957</text:p>
              </table:table-cell>
              <table:table-cell office:value-type="float" office:value="103741.453116028">
                <text:p>103741.45311602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5.3475773334503">
                <text:p>25.3475773334503</text:p>
              </table:table-cell>
              <table:table-cell office:value-type="float" office:value="103734.580545434">
                <text:p>103734.58054543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5.3583734035492">
                <text:p>25.3583734035492</text:p>
              </table:table-cell>
              <table:table-cell office:value-type="float" office:value="103741.453116028">
                <text:p>103741.45311602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5.3691926002502">
                <text:p>25.3691926002502</text:p>
              </table:table-cell>
              <table:table-cell office:value-type="float" office:value="103519.700301902">
                <text:p>103519.70030190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5.3799965381622">
                <text:p>25.3799965381622</text:p>
              </table:table-cell>
              <table:table-cell office:value-type="float" office:value="103665.904888006">
                <text:p>103665.90488800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5.3907952308655">
                <text:p>25.3907952308655</text:p>
              </table:table-cell>
              <table:table-cell office:value-type="float" office:value="103716.258141435">
                <text:p>103716.25814143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5.4015998840332">
                <text:p>25.4015998840332</text:p>
              </table:table-cell>
              <table:table-cell office:value-type="float" office:value="103659.042323139">
                <text:p>103659.04232313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5.4124004840851">
                <text:p>25.4124004840851</text:p>
              </table:table-cell>
              <table:table-cell office:value-type="float" office:value="103697.942208781">
                <text:p>103697.94220878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5.4231977462769">
                <text:p>25.4231977462769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5.4339940547943">
                <text:p>25.4339940547943</text:p>
              </table:table-cell>
              <table:table-cell office:value-type="float" office:value="103739.162157984">
                <text:p>103739.16215798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5.4447913169861">
                <text:p>25.4447913169861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5.4556186199188">
                <text:p>25.4556186199188</text:p>
              </table:table-cell>
              <table:table-cell office:value-type="float" office:value="103442.196727809">
                <text:p>103442.19672780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5.4664280414581">
                <text:p>25.4664280414581</text:p>
              </table:table-cell>
              <table:table-cell office:value-type="float" office:value="103613.315099916">
                <text:p>103613.31509991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5.4772307872772">
                <text:p>25.4772307872772</text:p>
              </table:table-cell>
              <table:table-cell office:value-type="float" office:value="103677.344515559">
                <text:p>103677.34451555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5.4880306720734">
                <text:p>25.4880306720734</text:p>
              </table:table-cell>
              <table:table-cell office:value-type="float" office:value="103704.809925383">
                <text:p>103704.80992538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5.498829126358">
                <text:p>25.498829126358</text:p>
              </table:table-cell>
              <table:table-cell office:value-type="float" office:value="103718.548087963">
                <text:p>103718.54808796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5.5095870494843">
                <text:p>25.5095870494843</text:p>
              </table:table-cell>
              <table:table-cell office:value-type="float" office:value="104109.314303444">
                <text:p>104109.31430344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5.5203821659088">
                <text:p>25.5203821659088</text:p>
              </table:table-cell>
              <table:table-cell office:value-type="float" office:value="103750.617960157">
                <text:p>103750.61796015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5.5311851501465">
                <text:p>25.5311851501465</text:p>
              </table:table-cell>
              <table:table-cell office:value-type="float" office:value="103675.056388074">
                <text:p>103675.05638807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5.5419874191284">
                <text:p>25.5419874191284</text:p>
              </table:table-cell>
              <table:table-cell office:value-type="float" office:value="103681.921073541">
                <text:p>103681.92107354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5.5527851581573">
                <text:p>25.5527851581573</text:p>
              </table:table-cell>
              <table:table-cell office:value-type="float" office:value="103725.418534302">
                <text:p>103725.41853430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5.5635814666748">
                <text:p>25.5635814666748</text:p>
              </table:table-cell>
              <table:table-cell office:value-type="float" office:value="103739.162157984">
                <text:p>103739.16215798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5.5743780136108">
                <text:p>25.5743780136108</text:p>
              </table:table-cell>
              <table:table-cell office:value-type="float" office:value="103736.871301122">
                <text:p>103736.87130112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5.5851743221283">
                <text:p>25.5851743221283</text:p>
              </table:table-cell>
              <table:table-cell office:value-type="float" office:value="103739.162157984">
                <text:p>103739.16215798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5.5960073471069">
                <text:p>25.5960073471069</text:p>
              </table:table-cell>
              <table:table-cell office:value-type="float" office:value="103387.558157449">
                <text:p>103387.55815744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5.6068222522736">
                <text:p>25.6068222522736</text:p>
              </table:table-cell>
              <table:table-cell office:value-type="float" office:value="103560.778642446">
                <text:p>103560.77864244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5.6176474094391">
                <text:p>25.6176474094391</text:p>
              </table:table-cell>
              <table:table-cell office:value-type="float" office:value="103462.701083605">
                <text:p>103462.70108360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5.6284561157227">
                <text:p>25.6284561157227</text:p>
              </table:table-cell>
              <table:table-cell office:value-type="float" office:value="103620.171611338">
                <text:p>103620.17161133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5.6392676830292">
                <text:p>25.6392676830292</text:p>
              </table:table-cell>
              <table:table-cell office:value-type="float" office:value="103592.751008887">
                <text:p>103592.75100888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5.6500692367554">
                <text:p>25.6500692367554</text:p>
              </table:table-cell>
              <table:table-cell office:value-type="float" office:value="103688.786668138">
                <text:p>103688.78666813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5.6608741283417">
                <text:p>25.6608741283417</text:p>
              </table:table-cell>
              <table:table-cell office:value-type="float" office:value="103656.75500342">
                <text:p>103656.7550034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5.6716740131378">
                <text:p>25.6716740131378</text:p>
              </table:table-cell>
              <table:table-cell office:value-type="float" office:value="103704.809925383">
                <text:p>103704.80992538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5.6824774742126">
                <text:p>25.6824774742126</text:p>
              </table:table-cell>
              <table:table-cell office:value-type="float" office:value="103670.480436078">
                <text:p>103670.48043607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5.6932768821716">
                <text:p>25.6932768821716</text:p>
              </table:table-cell>
              <table:table-cell office:value-type="float" office:value="103709.388908513">
                <text:p>103709.38890851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5.7040741443634">
                <text:p>25.7040741443634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5.7148721218109">
                <text:p>25.7148721218109</text:p>
              </table:table-cell>
              <table:table-cell office:value-type="float" office:value="103723.12828439">
                <text:p>103723.1282843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5.7256693840027">
                <text:p>25.7256693840027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5.7364666461945">
                <text:p>25.7364666461945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5.7472689151764">
                <text:p>25.7472689151764</text:p>
              </table:table-cell>
              <table:table-cell office:value-type="float" office:value="103681.921073541">
                <text:p>103681.92107354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5.7580671310425">
                <text:p>25.7580671310425</text:p>
              </table:table-cell>
              <table:table-cell office:value-type="float" office:value="103720.838135612">
                <text:p>103720.83813561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5.76886677742">
                <text:p>25.76886677742</text:p>
              </table:table-cell>
              <table:table-cell office:value-type="float" office:value="103707.099366404">
                <text:p>103707.09936640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5.7796258926392">
                <text:p>25.7796258926392</text:p>
              </table:table-cell>
              <table:table-cell office:value-type="float" office:value="104097.779156602">
                <text:p>104097.77915660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5.7904303073883">
                <text:p>25.7904303073883</text:p>
              </table:table-cell>
              <table:table-cell office:value-type="float" office:value="103661.329743805">
                <text:p>103661.32974380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5.8012320995331">
                <text:p>25.8012320995331</text:p>
              </table:table-cell>
              <table:table-cell office:value-type="float" office:value="103686.49803558">
                <text:p>103686.4980355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5.8120305538177">
                <text:p>25.8120305538177</text:p>
              </table:table-cell>
              <table:table-cell office:value-type="float" office:value="103718.548087963">
                <text:p>103718.54808796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5.8228325843811">
                <text:p>25.8228325843811</text:p>
              </table:table-cell>
              <table:table-cell office:value-type="float" office:value="103684.20950405">
                <text:p>103684.2095040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5.8336317539215">
                <text:p>25.8336317539215</text:p>
              </table:table-cell>
              <table:table-cell office:value-type="float" office:value="103711.678551717">
                <text:p>103711.67855171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5.8444278240204">
                <text:p>25.8444278240204</text:p>
              </table:table-cell>
              <table:table-cell office:value-type="float" office:value="103741.453116028">
                <text:p>103741.45311602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5.8552248477936">
                <text:p>25.8552248477936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5.8660225868225">
                <text:p>25.8660225868225</text:p>
              </table:table-cell>
              <table:table-cell office:value-type="float" office:value="103725.418534302">
                <text:p>103725.41853430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5.8768193721771">
                <text:p>25.8768193721771</text:p>
              </table:table-cell>
              <table:table-cell office:value-type="float" office:value="103734.580545434">
                <text:p>103734.58054543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5.8876554965973">
                <text:p>25.8876554965973</text:p>
              </table:table-cell>
              <table:table-cell office:value-type="float" office:value="103357.986358636">
                <text:p>103357.98635863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5.8984708786011">
                <text:p>25.8984708786011</text:p>
              </table:table-cell>
              <table:table-cell office:value-type="float" office:value="103556.212772524">
                <text:p>103556.21277252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5.9092426300049">
                <text:p>25.9092426300049</text:p>
              </table:table-cell>
              <table:table-cell office:value-type="float" office:value="103975.66356795">
                <text:p>103975.6635679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5.9200463294983">
                <text:p>25.9200463294983</text:p>
              </table:table-cell>
              <table:table-cell office:value-type="float" office:value="103668.192611555">
                <text:p>103668.19261155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5.930846452713">
                <text:p>25.930846452713</text:p>
              </table:table-cell>
              <table:table-cell office:value-type="float" office:value="103702.520585443">
                <text:p>103702.52058544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5.9416437149048">
                <text:p>25.9416437149048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5.952440738678">
                <text:p>25.952440738678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5.9632382392883">
                <text:p>25.9632382392883</text:p>
              </table:table-cell>
              <table:table-cell office:value-type="float" office:value="103727.708885356">
                <text:p>103727.70888535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5.9740352630615">
                <text:p>25.9740352630615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5.9848327636719">
                <text:p>25.9848327636719</text:p>
              </table:table-cell>
              <table:table-cell office:value-type="float" office:value="103727.708885356">
                <text:p>103727.70888535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5.9956388473511">
                <text:p>25.9956388473511</text:p>
              </table:table-cell>
              <table:table-cell office:value-type="float" office:value="103645.319918807">
                <text:p>103645.31991880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6.0062253475189">
                <text:p>26.0062253475189</text:p>
              </table:table-cell>
              <table:table-cell office:value-type="float" office:value="105795.114744499">
                <text:p>105795.11474449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6.0166428089142">
                <text:p>26.0166428089142</text:p>
              </table:table-cell>
              <table:table-cell office:value-type="float" office:value="107511.797500801">
                <text:p>107511.79750080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6.0270590782166">
                <text:p>26.0270590782166</text:p>
              </table:table-cell>
              <table:table-cell office:value-type="float" office:value="107524.101718968">
                <text:p>107524.10171896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6.0373702049255">
                <text:p>26.0373702049255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6.0477032661438">
                <text:p>26.0477032661438</text:p>
              </table:table-cell>
              <table:table-cell office:value-type="float" office:value="108389.951084449">
                <text:p>108389.95108444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6.0580277442932">
                <text:p>26.0580277442932</text:p>
              </table:table-cell>
              <table:table-cell office:value-type="float" office:value="108480.059116941">
                <text:p>108480.05911694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6.0683448314667">
                <text:p>26.0683448314667</text:p>
              </table:table-cell>
              <table:table-cell office:value-type="float" office:value="108557.772282948">
                <text:p>108557.77228294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6.0787098407745">
                <text:p>26.0787098407745</text:p>
              </table:table-cell>
              <table:table-cell office:value-type="float" office:value="108055.86051433">
                <text:p>108055.8605143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6.089067697525">
                <text:p>26.089067697525</text:p>
              </table:table-cell>
              <table:table-cell office:value-type="float" office:value="108130.477856551">
                <text:p>108130.47785655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6.0993993282318">
                <text:p>26.0993993282318</text:p>
              </table:table-cell>
              <table:table-cell office:value-type="float" office:value="108404.958692943">
                <text:p>108404.95869294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6.1096804141998">
                <text:p>26.1096804141998</text:p>
              </table:table-cell>
              <table:table-cell office:value-type="float" office:value="108937.908260285">
                <text:p>108937.90826028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6.1199955940247">
                <text:p>26.1199955940247</text:p>
              </table:table-cell>
              <table:table-cell office:value-type="float" office:value="108577.845371547">
                <text:p>108577.84537154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6.1303081512451">
                <text:p>26.1303081512451</text:p>
              </table:table-cell>
              <table:table-cell office:value-type="float" office:value="108605.457992324">
                <text:p>108605.45799232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6.1406214237213">
                <text:p>26.1406214237213</text:p>
              </table:table-cell>
              <table:table-cell office:value-type="float" office:value="108597.925884828">
                <text:p>108597.92588482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6.1509335041046">
                <text:p>26.1509335041046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6.1612448692322">
                <text:p>26.1612448692322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6.1715626716614">
                <text:p>26.1715626716614</text:p>
              </table:table-cell>
              <table:table-cell office:value-type="float" office:value="108550.246788058">
                <text:p>108550.24678805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6.1818768978119">
                <text:p>26.1818768978119</text:p>
              </table:table-cell>
              <table:table-cell office:value-type="float" office:value="108587.884699845">
                <text:p>108587.88469984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6.192191362381">
                <text:p>26.192191362381</text:p>
              </table:table-cell>
              <table:table-cell office:value-type="float" office:value="108585.374693727">
                <text:p>108585.37469372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6.2025036811829">
                <text:p>26.2025036811829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6.2130861282349">
                <text:p>26.2130861282349</text:p>
              </table:table-cell>
              <table:table-cell office:value-type="float" office:value="105835.634659577">
                <text:p>105835.63465957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6.2234115600586">
                <text:p>26.2234115600586</text:p>
              </table:table-cell>
              <table:table-cell office:value-type="float" office:value="108470.039715526">
                <text:p>108470.03971552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6.2337317466736">
                <text:p>26.2337317466736</text:p>
              </table:table-cell>
              <table:table-cell office:value-type="float" office:value="108525.169338816">
                <text:p>108525.16933881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6.2440507411957">
                <text:p>26.2440507411957</text:p>
              </table:table-cell>
              <table:table-cell office:value-type="float" office:value="108537.706614912">
                <text:p>108537.70661491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6.2544038295746">
                <text:p>26.2544038295746</text:p>
              </table:table-cell>
              <table:table-cell office:value-type="float" office:value="108180.280029477">
                <text:p>108180.28002947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6.2647297382355">
                <text:p>26.2647297382355</text:p>
              </table:table-cell>
              <table:table-cell office:value-type="float" office:value="108465.030708843">
                <text:p>108465.03070884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6.2750475406647">
                <text:p>26.2750475406647</text:p>
              </table:table-cell>
              <table:table-cell office:value-type="float" office:value="108550.246788058">
                <text:p>108550.24678805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6.2853608131409">
                <text:p>26.2853608131409</text:p>
              </table:table-cell>
              <table:table-cell office:value-type="float" office:value="108597.925884828">
                <text:p>108597.92588482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6.2956826686859">
                <text:p>26.2956826686859</text:p>
              </table:table-cell>
              <table:table-cell office:value-type="float" office:value="108507.622017416">
                <text:p>108507.62201741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6.3059992790222">
                <text:p>26.3059992790222</text:p>
              </table:table-cell>
              <table:table-cell office:value-type="float" office:value="108562.789859259">
                <text:p>108562.78985925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6.3163130283356">
                <text:p>26.3163130283356</text:p>
              </table:table-cell>
              <table:table-cell office:value-type="float" office:value="108592.905060219">
                <text:p>108592.90506021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6.3266253471375">
                <text:p>26.3266253471375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6.3369369506836">
                <text:p>26.3369369506836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6.347247838974">
                <text:p>26.347247838974</text:p>
              </table:table-cell>
              <table:table-cell office:value-type="float" office:value="108623.036973663">
                <text:p>108623.03697366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6.357558965683">
                <text:p>26.357558965683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6.3678929805756">
                <text:p>26.3678929805756</text:p>
              </table:table-cell>
              <table:table-cell office:value-type="float" office:value="108379.948320413">
                <text:p>108379.94832041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6.3782136440277">
                <text:p>26.3782136440277</text:p>
              </table:table-cell>
              <table:table-cell office:value-type="float" office:value="108520.155239327">
                <text:p>108520.15523932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6.3885295391083">
                <text:p>26.3885295391083</text:p>
              </table:table-cell>
              <table:table-cell office:value-type="float" office:value="108570.317093464">
                <text:p>108570.31709346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6.3988432884216">
                <text:p>26.3988432884216</text:p>
              </table:table-cell>
              <table:table-cell office:value-type="float" office:value="108592.905060219">
                <text:p>108592.90506021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6.4091546535492">
                <text:p>26.4091546535492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6.4194910526276">
                <text:p>26.4194910526276</text:p>
              </table:table-cell>
              <table:table-cell office:value-type="float" office:value="108354.94948563">
                <text:p>108354.9494856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6.4297697544098">
                <text:p>26.4297697544098</text:p>
              </table:table-cell>
              <table:table-cell office:value-type="float" office:value="108963.176841715">
                <text:p>108963.17684171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6.440084695816">
                <text:p>26.440084695816</text:p>
              </table:table-cell>
              <table:table-cell office:value-type="float" office:value="108580.355029586">
                <text:p>108580.35502958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6.4503979682922">
                <text:p>26.4503979682922</text:p>
              </table:table-cell>
              <table:table-cell office:value-type="float" office:value="108597.925884828">
                <text:p>108597.92588482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6.4607117176056">
                <text:p>26.4607117176056</text:p>
              </table:table-cell>
              <table:table-cell office:value-type="float" office:value="108592.905060219">
                <text:p>108592.90506021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6.4710235595703">
                <text:p>26.4710235595703</text:p>
              </table:table-cell>
              <table:table-cell office:value-type="float" office:value="108612.991144713">
                <text:p>108612.99114471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6.4813358783722">
                <text:p>26.4813358783722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6.4916472434998">
                <text:p>26.4916472434998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6.5019593238831">
                <text:p>26.5019593238831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6.5122702121735">
                <text:p>26.5122702121735</text:p>
              </table:table-cell>
              <table:table-cell office:value-type="float" office:value="108623.036973663">
                <text:p>108623.03697366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6.5225801467896">
                <text:p>26.5225801467896</text:p>
              </table:table-cell>
              <table:table-cell office:value-type="float" office:value="108633.084661101">
                <text:p>108633.08466110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6.5328905582428">
                <text:p>26.5328905582428</text:p>
              </table:table-cell>
              <table:table-cell office:value-type="float" office:value="108628.060585039">
                <text:p>108628.06058503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6.543200969696">
                <text:p>26.543200969696</text:p>
              </table:table-cell>
              <table:table-cell office:value-type="float" office:value="108628.060585039">
                <text:p>108628.06058503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6.553516626358">
                <text:p>26.553516626358</text:p>
              </table:table-cell>
              <table:table-cell office:value-type="float" office:value="108572.826403495">
                <text:p>108572.82640349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6.5638291835785">
                <text:p>26.5638291835785</text:p>
              </table:table-cell>
              <table:table-cell office:value-type="float" office:value="108605.457992324">
                <text:p>108605.45799232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6.5741403102875">
                <text:p>26.5741403102875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6.5844519138336">
                <text:p>26.5844519138336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6.5947642326355">
                <text:p>26.5947642326355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6.6050755977631">
                <text:p>26.6050755977631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6.6153857707977">
                <text:p>26.6153857707977</text:p>
              </table:table-cell>
              <table:table-cell office:value-type="float" office:value="108630.57256498">
                <text:p>108630.5725649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6.6256959438324">
                <text:p>26.6256959438324</text:p>
              </table:table-cell>
              <table:table-cell office:value-type="float" office:value="108630.57256498">
                <text:p>108630.5725649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6.6360063552856">
                <text:p>26.6360063552856</text:p>
              </table:table-cell>
              <table:table-cell office:value-type="float" office:value="108628.060585039">
                <text:p>108628.06058503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6.6463248729706">
                <text:p>26.6463248729706</text:p>
              </table:table-cell>
              <table:table-cell office:value-type="float" office:value="108542.722336468">
                <text:p>108542.72233646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6.6566393375397">
                <text:p>26.6566393375397</text:p>
              </table:table-cell>
              <table:table-cell office:value-type="float" office:value="108585.374693727">
                <text:p>108585.37469372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6.6669526100159">
                <text:p>26.6669526100159</text:p>
              </table:table-cell>
              <table:table-cell office:value-type="float" office:value="108597.925884828">
                <text:p>108597.92588482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6.677276134491">
                <text:p>26.677276134491</text:p>
              </table:table-cell>
              <table:table-cell office:value-type="float" office:value="108490.080369515">
                <text:p>108490.08036951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6.6875965595245">
                <text:p>26.6875965595245</text:p>
              </table:table-cell>
              <table:table-cell office:value-type="float" office:value="108522.662231155">
                <text:p>108522.66223115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6.6979126930237">
                <text:p>26.6979126930237</text:p>
              </table:table-cell>
              <table:table-cell office:value-type="float" office:value="108567.80789942">
                <text:p>108567.8078994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6.708224773407">
                <text:p>26.708224773407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6.7185370922089">
                <text:p>26.7185370922089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6.7288961410522">
                <text:p>26.7288961410522</text:p>
              </table:table-cell>
              <table:table-cell office:value-type="float" office:value="108118.034477203">
                <text:p>108118.03447720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6.739230632782">
                <text:p>26.739230632782</text:p>
              </table:table-cell>
              <table:table-cell office:value-type="float" office:value="108374.947630693">
                <text:p>108374.94763069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6.7496213912964">
                <text:p>26.7496213912964</text:p>
              </table:table-cell>
              <table:table-cell office:value-type="float" office:value="107788.088660456">
                <text:p>107788.08866045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6.7599391937256">
                <text:p>26.7599391937256</text:p>
              </table:table-cell>
              <table:table-cell office:value-type="float" office:value="108550.246788058">
                <text:p>108550.24678805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6.7702538967133">
                <text:p>26.7702538967133</text:p>
              </table:table-cell>
              <table:table-cell office:value-type="float" office:value="108582.864803643">
                <text:p>108582.86480364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6.7805669307709">
                <text:p>26.7805669307709</text:p>
              </table:table-cell>
              <table:table-cell office:value-type="float" office:value="108600.436471241">
                <text:p>108600.43647124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6.7909140586853">
                <text:p>26.7909140586853</text:p>
              </table:table-cell>
              <table:table-cell office:value-type="float" office:value="108242.597294869">
                <text:p>108242.59729486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6.8012404441833">
                <text:p>26.8012404441833</text:p>
              </table:table-cell>
              <table:table-cell office:value-type="float" office:value="108460.022164758">
                <text:p>108460.02216475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6.811564207077">
                <text:p>26.811564207077</text:p>
              </table:table-cell>
              <table:table-cell office:value-type="float" office:value="108487.574882797">
                <text:p>108487.57488279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6.8218908309937">
                <text:p>26.8218908309937</text:p>
              </table:table-cell>
              <table:table-cell office:value-type="float" office:value="108457.51806617">
                <text:p>108457.5180661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6.83220744133">
                <text:p>26.83220744133</text:p>
              </table:table-cell>
              <table:table-cell office:value-type="float" office:value="108562.789859259">
                <text:p>108562.78985925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6.8425223827362">
                <text:p>26.8425223827362</text:p>
              </table:table-cell>
              <table:table-cell office:value-type="float" office:value="108580.355029586">
                <text:p>108580.35502958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6.8528337478638">
                <text:p>26.8528337478638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6.8631446361542">
                <text:p>26.8631446361542</text:p>
              </table:table-cell>
              <table:table-cell office:value-type="float" office:value="108623.036973663">
                <text:p>108623.03697366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6.8734569549561">
                <text:p>26.8734569549561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6.8837673664093">
                <text:p>26.8837673664093</text:p>
              </table:table-cell>
              <table:table-cell office:value-type="float" office:value="108628.060585039">
                <text:p>108628.06058503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6.8940770626068">
                <text:p>26.8940770626068</text:p>
              </table:table-cell>
              <table:table-cell office:value-type="float" office:value="108635.59687341">
                <text:p>108635.5968734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6.9043867588043">
                <text:p>26.9043867588043</text:p>
              </table:table-cell>
              <table:table-cell office:value-type="float" office:value="108635.59687341">
                <text:p>108635.5968734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6.9146974086761">
                <text:p>26.9146974086761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6.925009727478">
                <text:p>26.925009727478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6.9353265762329">
                <text:p>26.9353265762329</text:p>
              </table:table-cell>
              <table:table-cell office:value-type="float" office:value="108560.281013126">
                <text:p>108560.28101312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6.9456400871277">
                <text:p>26.9456400871277</text:p>
              </table:table-cell>
              <table:table-cell office:value-type="float" office:value="108595.41541449">
                <text:p>108595.4154144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6.9559512138367">
                <text:p>26.9559512138367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6.9662637710571">
                <text:p>26.9662637710571</text:p>
              </table:table-cell>
              <table:table-cell office:value-type="float" office:value="108605.457992324">
                <text:p>108605.45799232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6.9765756130219">
                <text:p>26.9765756130219</text:p>
              </table:table-cell>
              <table:table-cell office:value-type="float" office:value="108612.991144713">
                <text:p>108612.99114471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6.9868876934051">
                <text:p>26.9868876934051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6.9972393512726">
                <text:p>26.9972393512726</text:p>
              </table:table-cell>
              <table:table-cell office:value-type="float" office:value="108195.229628265">
                <text:p>108195.22962826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0.0105397701263">
                <text:p>40.0105397701263</text:p>
              </table:table-cell>
              <table:table-cell office:value-type="float" office:value="86.0657914557429">
                <text:p>86.065791455742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0.0247571468353">
                <text:p>40.0247571468353</text:p>
              </table:table-cell>
              <table:table-cell office:value-type="float" office:value="78776.839280923">
                <text:p>78776.83928092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0.0389137268066">
                <text:p>40.0389137268066</text:p>
              </table:table-cell>
              <table:table-cell office:value-type="float" office:value="79115.153679034">
                <text:p>79115.15367903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0.053058385849">
                <text:p>40.053058385849</text:p>
              </table:table-cell>
              <table:table-cell office:value-type="float" office:value="79181.8308695872">
                <text:p>79181.830869587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0.0671951770782">
                <text:p>40.0671951770782</text:p>
              </table:table-cell>
              <table:table-cell office:value-type="float" office:value="79225.8994164671">
                <text:p>79225.899416467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0.0813281536102">
                <text:p>40.0813281536102</text:p>
              </table:table-cell>
              <table:table-cell office:value-type="float" office:value="79247.2836465468">
                <text:p>79247.283646546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0.0955100059509">
                <text:p>40.0955100059509</text:p>
              </table:table-cell>
              <table:table-cell office:value-type="float" office:value="78974.1687540978">
                <text:p>78974.168754097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0.1096186637878">
                <text:p>40.1096186637878</text:p>
              </table:table-cell>
              <table:table-cell office:value-type="float" office:value="79383.8799513316">
                <text:p>79383.879951331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0.1237573623657">
                <text:p>40.1237573623657</text:p>
              </table:table-cell>
              <table:table-cell office:value-type="float" office:value="79215.2116286129">
                <text:p>79215.211628612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0.1379013061523">
                <text:p>40.1379013061523</text:p>
              </table:table-cell>
              <table:table-cell office:value-type="float" office:value="79185.8350751804">
                <text:p>79185.835075180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0.1520338058472">
                <text:p>40.1520338058472</text:p>
              </table:table-cell>
              <table:table-cell office:value-type="float" office:value="79249.9574870099">
                <text:p>79249.957487009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0.1661660671234">
                <text:p>40.1661660671234</text:p>
              </table:table-cell>
              <table:table-cell office:value-type="float" office:value="79251.2944749051">
                <text:p>79251.294474905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0.1802959442139">
                <text:p>40.1802959442139</text:p>
              </table:table-cell>
              <table:table-cell office:value-type="float" office:value="79264.6668354003">
                <text:p>79264.666835400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0.1944253444672">
                <text:p>40.1944253444672</text:p>
              </table:table-cell>
              <table:table-cell office:value-type="float" office:value="79267.3418490458">
                <text:p>79267.341849045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0.2085566520691">
                <text:p>40.2085566520691</text:p>
              </table:table-cell>
              <table:table-cell office:value-type="float" office:value="79256.6428776299">
                <text:p>79256.642877629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0.2226860523224">
                <text:p>40.2226860523224</text:p>
              </table:table-cell>
              <table:table-cell office:value-type="float" office:value="79267.3418490458">
                <text:p>79267.341849045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0.2368159294128">
                <text:p>40.2368159294128</text:p>
              </table:table-cell>
              <table:table-cell office:value-type="float" office:value="79264.6668354003">
                <text:p>79264.666835400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0.2509453296661">
                <text:p>40.2509453296661</text:p>
              </table:table-cell>
              <table:table-cell office:value-type="float" office:value="79267.3418490458">
                <text:p>79267.341849045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0.2650799751282">
                <text:p>40.2650799751282</text:p>
              </table:table-cell>
              <table:table-cell office:value-type="float" office:value="79237.926625622">
                <text:p>79237.92662562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0.279212474823">
                <text:p>40.279212474823</text:p>
              </table:table-cell>
              <table:table-cell office:value-type="float" office:value="79249.9574870099">
                <text:p>79249.957487009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0.2933433055878">
                <text:p>40.2933433055878</text:p>
              </table:table-cell>
              <table:table-cell office:value-type="float" office:value="79259.3173497107">
                <text:p>79259.317349710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0.3074722290039">
                <text:p>40.3074722290039</text:p>
              </table:table-cell>
              <table:table-cell office:value-type="float" office:value="79270.0170432494">
                <text:p>79270.017043249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0.3216025829315">
                <text:p>40.3216025829315</text:p>
              </table:table-cell>
              <table:table-cell office:value-type="float" office:value="79261.9920022947">
                <text:p>79261.992002294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0.3357322216034">
                <text:p>40.3357322216034</text:p>
              </table:table-cell>
              <table:table-cell office:value-type="float" office:value="79266.0043196544">
                <text:p>79266.004319654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0.3498613834381">
                <text:p>40.3498613834381</text:p>
              </table:table-cell>
              <table:table-cell office:value-type="float" office:value="79268.6794235767">
                <text:p>79268.679423576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0.3640158176422">
                <text:p>40.3640158176422</text:p>
              </table:table-cell>
              <table:table-cell office:value-type="float" office:value="79127.1472847325">
                <text:p>79127.147284732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0.3781530857086">
                <text:p>40.3781530857086</text:p>
              </table:table-cell>
              <table:table-cell office:value-type="float" office:value="79223.2271991365">
                <text:p>79223.227199136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0.3922913074493">
                <text:p>40.3922913074493</text:p>
              </table:table-cell>
              <table:table-cell office:value-type="float" office:value="79217.8833052277">
                <text:p>79217.883305227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0.4064264297485">
                <text:p>40.4064264297485</text:p>
              </table:table-cell>
              <table:table-cell office:value-type="float" office:value="79235.2535969099">
                <text:p>79235.253596909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0.4205565452576">
                <text:p>40.4205565452576</text:p>
              </table:table-cell>
              <table:table-cell office:value-type="float" office:value="79263.3293962812">
                <text:p>79263.329396281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0.4346871376038">
                <text:p>40.4346871376038</text:p>
              </table:table-cell>
              <table:table-cell office:value-type="float" office:value="79260.6546534386">
                <text:p>79260.654653438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0.4488155841827">
                <text:p>40.4488155841827</text:p>
              </table:table-cell>
              <table:table-cell office:value-type="float" office:value="79272.6924180293">
                <text:p>79272.692418029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0.4629764556885">
                <text:p>40.4629764556885</text:p>
              </table:table-cell>
              <table:table-cell office:value-type="float" office:value="79091.1773718327">
                <text:p>79091.177371832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0.477121591568">
                <text:p>40.477121591568</text:p>
              </table:table-cell>
              <table:table-cell office:value-type="float" office:value="79179.1616241636">
                <text:p>79179.161624163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0.4912586212158">
                <text:p>40.4912586212158</text:p>
              </table:table-cell>
              <table:table-cell office:value-type="float" office:value="79224.5632852686">
                <text:p>79224.563285268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0.5054068565369">
                <text:p>40.5054068565369</text:p>
              </table:table-cell>
              <table:table-cell office:value-type="float" office:value="79161.8159145293">
                <text:p>79161.815914529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0.519552230835">
                <text:p>40.519552230835</text:p>
              </table:table-cell>
              <table:table-cell office:value-type="float" office:value="79177.8270689365">
                <text:p>79177.827068936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0.5336866378784">
                <text:p>40.5336866378784</text:p>
              </table:table-cell>
              <table:table-cell office:value-type="float" office:value="79239.2632076108">
                <text:p>79239.263207610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0.5478188991547">
                <text:p>40.5478188991547</text:p>
              </table:table-cell>
              <table:table-cell office:value-type="float" office:value="79251.2944749051">
                <text:p>79251.294474905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0.5619494915009">
                <text:p>40.5619494915009</text:p>
              </table:table-cell>
              <table:table-cell office:value-type="float" office:value="79260.6546534386">
                <text:p>79260.654653438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0.5760793685913">
                <text:p>40.5760793685913</text:p>
              </table:table-cell>
              <table:table-cell office:value-type="float" office:value="79264.6668354003">
                <text:p>79264.666835400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0.590208530426">
                <text:p>40.590208530426</text:p>
              </table:table-cell>
              <table:table-cell office:value-type="float" office:value="79268.6794235767">
                <text:p>79268.679423576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0.6043374538422">
                <text:p>40.6043374538422</text:p>
              </table:table-cell>
              <table:table-cell office:value-type="float" office:value="79270.0170432494">
                <text:p>79270.017043249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0.6184968948364">
                <text:p>40.6184968948364</text:p>
              </table:table-cell>
              <table:table-cell office:value-type="float" office:value="79099.1678593679">
                <text:p>79099.167859367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0.6326384544373">
                <text:p>40.6326384544373</text:p>
              </table:table-cell>
              <table:table-cell office:value-type="float" office:value="79199.1853525306">
                <text:p>79199.185352530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0.646785736084">
                <text:p>40.646785736084</text:p>
              </table:table-cell>
              <table:table-cell office:value-type="float" office:value="79167.1522464525">
                <text:p>79167.152246452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0.6609230041504">
                <text:p>40.6609230041504</text:p>
              </table:table-cell>
              <table:table-cell office:value-type="float" office:value="79223.2271991365">
                <text:p>79223.227199136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0.6750638484955">
                <text:p>40.6750638484955</text:p>
              </table:table-cell>
              <table:table-cell office:value-type="float" office:value="79203.1913135843">
                <text:p>79203.191313584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0.689197063446">
                <text:p>40.689197063446</text:p>
              </table:table-cell>
              <table:table-cell office:value-type="float" office:value="79245.9467939743">
                <text:p>79245.946793974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0.7033281326294">
                <text:p>40.7033281326294</text:p>
              </table:table-cell>
              <table:table-cell office:value-type="float" office:value="79257.9800911085">
                <text:p>79257.980091108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0.7174577713013">
                <text:p>40.7174577713013</text:p>
              </table:table-cell>
              <table:table-cell office:value-type="float" office:value="79266.0043196544">
                <text:p>79266.004319654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0.7315866947174">
                <text:p>40.7315866947174</text:p>
              </table:table-cell>
              <table:table-cell office:value-type="float" office:value="79270.0170432494">
                <text:p>79270.017043249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0.745721578598">
                <text:p>40.745721578598</text:p>
              </table:table-cell>
              <table:table-cell office:value-type="float" office:value="79236.5900887225">
                <text:p>79236.590088722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0.75985455513">
                <text:p>40.75985455513</text:p>
              </table:table-cell>
              <table:table-cell office:value-type="float" office:value="79247.2836465468">
                <text:p>79247.283646546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0.773996591568">
                <text:p>40.773996591568</text:p>
              </table:table-cell>
              <table:table-cell office:value-type="float" office:value="79196.5149369479">
                <text:p>79196.514936947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0.7881305217743">
                <text:p>40.7881305217743</text:p>
              </table:table-cell>
              <table:table-cell office:value-type="float" office:value="79241.9365068655">
                <text:p>79241.936506865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0.8022632598877">
                <text:p>40.8022632598877</text:p>
              </table:table-cell>
              <table:table-cell office:value-type="float" office:value="79248.6205442246">
                <text:p>79248.620544224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0.8163933753967">
                <text:p>40.8163933753967</text:p>
              </table:table-cell>
              <table:table-cell office:value-type="float" office:value="79263.3293962812">
                <text:p>79263.329396281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0.8305287361145">
                <text:p>40.8305287361145</text:p>
              </table:table-cell>
              <table:table-cell office:value-type="float" office:value="79233.9171501822">
                <text:p>79233.917150182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0.8446617126465">
                <text:p>40.8446617126465</text:p>
              </table:table-cell>
              <table:table-cell office:value-type="float" office:value="79247.2836465468">
                <text:p>79247.283646546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0.8587925434113">
                <text:p>40.8587925434113</text:p>
              </table:table-cell>
              <table:table-cell office:value-type="float" office:value="79259.3173497107">
                <text:p>79259.317349710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0.8729224205017">
                <text:p>40.8729224205017</text:p>
              </table:table-cell>
              <table:table-cell office:value-type="float" office:value="79264.6668354003">
                <text:p>79264.666835400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0.8870532512665">
                <text:p>40.8870532512665</text:p>
              </table:table-cell>
              <table:table-cell office:value-type="float" office:value="79259.3173497107">
                <text:p>79259.317349710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0.9012186527252">
                <text:p>40.9012186527252</text:p>
              </table:table-cell>
              <table:table-cell office:value-type="float" office:value="79065.8848082943">
                <text:p>79065.884808294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0.9153831005096">
                <text:p>40.9153831005096</text:p>
              </table:table-cell>
              <table:table-cell office:value-type="float" office:value="79071.2082141054">
                <text:p>79071.208214105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0.9295883178711">
                <text:p>40.9295883178711</text:p>
              </table:table-cell>
              <table:table-cell office:value-type="float" office:value="78844.2704889143">
                <text:p>78844.270488914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0.9437227249146">
                <text:p>40.9437227249146</text:p>
              </table:table-cell>
              <table:table-cell office:value-type="float" office:value="79239.2632076108">
                <text:p>79239.263207610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0.957855463028">
                <text:p>40.957855463028</text:p>
              </table:table-cell>
              <table:table-cell office:value-type="float" office:value="79248.6205442246">
                <text:p>79248.620544224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0.9719865322113">
                <text:p>40.9719865322113</text:p>
              </table:table-cell>
              <table:table-cell office:value-type="float" office:value="79257.9800911085">
                <text:p>79257.980091108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0.9861176013947">
                <text:p>40.9861176013947</text:p>
              </table:table-cell>
              <table:table-cell office:value-type="float" office:value="79257.9800911085">
                <text:p>79257.980091108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1.0017087459564">
                <text:p>41.0017087459564</text:p>
              </table:table-cell>
              <table:table-cell office:value-type="float" office:value="71835.6497538">
                <text:p>71835.649753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1.0151662826538">
                <text:p>41.0151662826538</text:p>
              </table:table-cell>
              <table:table-cell office:value-type="float" office:value="83224.7405438923">
                <text:p>83224.740543892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1.0285179615021">
                <text:p>41.0285179615021</text:p>
              </table:table-cell>
              <table:table-cell office:value-type="float" office:value="83884.5820610346">
                <text:p>83884.582061034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1.041855096817">
                <text:p>41.041855096817</text:p>
              </table:table-cell>
              <table:table-cell office:value-type="float" office:value="83976.0543439399">
                <text:p>83976.054343939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1.0551719665527">
                <text:p>41.0551719665527</text:p>
              </table:table-cell>
              <table:table-cell office:value-type="float" office:value="84103.8488944589">
                <text:p>84103.848894458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1.0684888362885">
                <text:p>41.0684888362885</text:p>
              </table:table-cell>
              <table:table-cell office:value-type="float" office:value="84103.8488944589">
                <text:p>84103.848894458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1.0818350315094">
                <text:p>41.0818350315094</text:p>
              </table:table-cell>
              <table:table-cell office:value-type="float" office:value="83919.0481975062">
                <text:p>83919.048197506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1.0951578617096">
                <text:p>41.0951578617096</text:p>
              </table:table-cell>
              <table:table-cell office:value-type="float" office:value="84066.2219040802">
                <text:p>84066.221904080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1.1084728240967">
                <text:p>41.1084728240967</text:p>
              </table:table-cell>
              <table:table-cell office:value-type="float" office:value="84115.8966461941">
                <text:p>84115.896646194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1.1217837333679">
                <text:p>41.1217837333679</text:p>
              </table:table-cell>
              <table:table-cell office:value-type="float" office:value="84141.5095826616">
                <text:p>84141.509582661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1.1350917816162">
                <text:p>41.1350917816162</text:p>
              </table:table-cell>
              <table:table-cell office:value-type="float" office:value="84159.5986957612">
                <text:p>84159.598695761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1.1483981609345">
                <text:p>41.1483981609345</text:p>
              </table:table-cell>
              <table:table-cell office:value-type="float" office:value="84170.1542706635">
                <text:p>84170.154270663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1.1617112159729">
                <text:p>41.1617112159729</text:p>
              </table:table-cell>
              <table:table-cell office:value-type="float" office:value="84127.947850069">
                <text:p>84127.94785006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1.175021648407">
                <text:p>41.175021648407</text:p>
              </table:table-cell>
              <table:table-cell office:value-type="float" office:value="84144.5238948198">
                <text:p>84144.523894819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1.1883299350739">
                <text:p>41.1883299350739</text:p>
              </table:table-cell>
              <table:table-cell office:value-type="float" office:value="84158.0909726079">
                <text:p>84158.090972607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1.201639175415">
                <text:p>41.201639175415</text:p>
              </table:table-cell>
              <table:table-cell office:value-type="float" office:value="84152.0606201745">
                <text:p>84152.060620174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1.2149479389191">
                <text:p>41.2149479389191</text:p>
              </table:table-cell>
              <table:table-cell office:value-type="float" office:value="84155.075688361">
                <text:p>84155.07568836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1.2282543182373">
                <text:p>41.2282543182373</text:p>
              </table:table-cell>
              <table:table-cell office:value-type="float" office:value="84170.1542706635">
                <text:p>84170.154270663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1.2415599822998">
                <text:p>41.2415599822998</text:p>
              </table:table-cell>
              <table:table-cell office:value-type="float" office:value="84174.6788990826">
                <text:p>84174.678899082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1.2548666000366">
                <text:p>41.2548666000366</text:p>
              </table:table-cell>
              <table:table-cell office:value-type="float" office:value="84168.6461692826">
                <text:p>84168.646169282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1.2681720256805">
                <text:p>41.2681720256805</text:p>
              </table:table-cell>
              <table:table-cell office:value-type="float" office:value="84176.1872166574">
                <text:p>84176.187216657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1.2814784049988">
                <text:p>41.2814784049988</text:p>
              </table:table-cell>
              <table:table-cell office:value-type="float" office:value="84170.1542706635">
                <text:p>84170.154270663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1.2947883605957">
                <text:p>41.2947883605957</text:p>
              </table:table-cell>
              <table:table-cell office:value-type="float" office:value="84147.538422957">
                <text:p>84147.53842295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1.3080973625183">
                <text:p>41.3080973625183</text:p>
              </table:table-cell>
              <table:table-cell office:value-type="float" office:value="84153.5681272616">
                <text:p>84153.568127261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1.3214032649994">
                <text:p>41.3214032649994</text:p>
              </table:table-cell>
              <table:table-cell office:value-type="float" office:value="84173.1706355606">
                <text:p>84173.170635560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1.3347101211548">
                <text:p>41.3347101211548</text:p>
              </table:table-cell>
              <table:table-cell office:value-type="float" office:value="84167.1381219429">
                <text:p>84167.138121942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1.3480167388916">
                <text:p>41.3480167388916</text:p>
              </table:table-cell>
              <table:table-cell office:value-type="float" office:value="84168.6461692826">
                <text:p>84168.646169282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1.3613233566284">
                <text:p>41.3613233566284</text:p>
              </table:table-cell>
              <table:table-cell office:value-type="float" office:value="84168.6461692826">
                <text:p>84168.646169282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1.3746464252472">
                <text:p>41.3746464252472</text:p>
              </table:table-cell>
              <table:table-cell office:value-type="float" office:value="84064.7175247401">
                <text:p>84064.717524740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1.3879587650299">
                <text:p>41.3879587650299</text:p>
              </table:table-cell>
              <table:table-cell office:value-type="float" office:value="84132.4679418296">
                <text:p>84132.467941829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1.4012682437897">
                <text:p>41.4012682437897</text:p>
              </table:table-cell>
              <table:table-cell office:value-type="float" office:value="84150.5531670966">
                <text:p>84150.553167096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1.4145822525024">
                <text:p>41.4145822525024</text:p>
              </table:table-cell>
              <table:table-cell office:value-type="float" office:value="84121.9218165213">
                <text:p>84121.921816521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1.4278926849365">
                <text:p>41.4278926849365</text:p>
              </table:table-cell>
              <table:table-cell office:value-type="float" office:value="84144.5238948198">
                <text:p>84144.523894819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1.4412002563477">
                <text:p>41.4412002563477</text:p>
              </table:table-cell>
              <table:table-cell office:value-type="float" office:value="84162.6143041422">
                <text:p>84162.614304142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1.4545063972473">
                <text:p>41.4545063972473</text:p>
              </table:table-cell>
              <table:table-cell office:value-type="float" office:value="84171.6624260885">
                <text:p>84171.662426088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1.4678103923798">
                <text:p>41.4678103923798</text:p>
              </table:table-cell>
              <table:table-cell office:value-type="float" office:value="84185.2382573789">
                <text:p>84185.238257378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1.481116771698">
                <text:p>41.481116771698</text:p>
              </table:table-cell>
              <table:table-cell office:value-type="float" office:value="84170.1542706635">
                <text:p>84170.154270663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1.4944217205048">
                <text:p>41.4944217205048</text:p>
              </table:table-cell>
              <table:table-cell office:value-type="float" office:value="84179.2040139772">
                <text:p>84179.204013977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1.507728099823">
                <text:p>41.507728099823</text:p>
              </table:table-cell>
              <table:table-cell office:value-type="float" office:value="84170.1542706635">
                <text:p>84170.154270663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1.5210340023041">
                <text:p>41.5210340023041</text:p>
              </table:table-cell>
              <table:table-cell office:value-type="float" office:value="84173.1706355606">
                <text:p>84173.170635560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1.5343401432037">
                <text:p>41.5343401432037</text:p>
              </table:table-cell>
              <table:table-cell office:value-type="float" office:value="84171.6624260885">
                <text:p>84171.662426088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1.5476517677307">
                <text:p>41.5476517677307</text:p>
              </table:table-cell>
              <table:table-cell office:value-type="float" office:value="84136.9885193344">
                <text:p>84136.988519334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1.5609593391419">
                <text:p>41.5609593391419</text:p>
              </table:table-cell>
              <table:table-cell office:value-type="float" office:value="84162.6143041422">
                <text:p>84162.614304142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1.5742671489716">
                <text:p>41.5742671489716</text:p>
              </table:table-cell>
              <table:table-cell office:value-type="float" office:value="84161.1064729383">
                <text:p>84161.106472938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1.5875730514526">
                <text:p>41.5875730514526</text:p>
              </table:table-cell>
              <table:table-cell office:value-type="float" office:value="84173.1706355606">
                <text:p>84173.170635560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1.6008787155151">
                <text:p>41.6008787155151</text:p>
              </table:table-cell>
              <table:table-cell office:value-type="float" office:value="84174.6788990826">
                <text:p>84174.678899082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1.614185333252">
                <text:p>41.614185333252</text:p>
              </table:table-cell>
              <table:table-cell office:value-type="float" office:value="84168.6461692826">
                <text:p>84168.646169282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1.6274917125702">
                <text:p>41.6274917125702</text:p>
              </table:table-cell>
              <table:table-cell office:value-type="float" office:value="84170.1542706635">
                <text:p>84170.154270663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1.64080286026">
                <text:p>41.64080286026</text:p>
              </table:table-cell>
              <table:table-cell office:value-type="float" office:value="84140.0025075675">
                <text:p>84140.002507567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1.6541128158569">
                <text:p>41.6541128158569</text:p>
              </table:table-cell>
              <table:table-cell office:value-type="float" office:value="84147.538422957">
                <text:p>84147.53842295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1.6674208641052">
                <text:p>41.6674208641052</text:p>
              </table:table-cell>
              <table:table-cell office:value-type="float" office:value="84159.5986957612">
                <text:p>84159.598695761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1.6807341575623">
                <text:p>41.6807341575623</text:p>
              </table:table-cell>
              <table:table-cell office:value-type="float" office:value="84126.441260745">
                <text:p>84126.44126074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1.6940441131592">
                <text:p>41.6940441131592</text:p>
              </table:table-cell>
              <table:table-cell office:value-type="float" office:value="84147.538422957">
                <text:p>84147.53842295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1.7073521614075">
                <text:p>41.7073521614075</text:p>
              </table:table-cell>
              <table:table-cell office:value-type="float" office:value="84159.5986957612">
                <text:p>84159.598695761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1.7206597328186">
                <text:p>41.7206597328186</text:p>
              </table:table-cell>
              <table:table-cell office:value-type="float" office:value="84162.6143041422">
                <text:p>84162.614304142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1.733964920044">
                <text:p>41.733964920044</text:p>
              </table:table-cell>
              <table:table-cell office:value-type="float" office:value="84177.695588288">
                <text:p>84177.69558828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1.7472748756409">
                <text:p>41.7472748756409</text:p>
              </table:table-cell>
              <table:table-cell office:value-type="float" office:value="84147.538422957">
                <text:p>84147.53842295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1.760585308075">
                <text:p>41.760585308075</text:p>
              </table:table-cell>
              <table:table-cell office:value-type="float" office:value="84144.5238948198">
                <text:p>84144.523894819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1.7738935947418">
                <text:p>41.7738935947418</text:p>
              </table:table-cell>
              <table:table-cell office:value-type="float" office:value="84158.0909726079">
                <text:p>84158.090972607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1.7871994972229">
                <text:p>41.7871994972229</text:p>
              </table:table-cell>
              <table:table-cell office:value-type="float" office:value="84173.1706355606">
                <text:p>84173.170635560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1.8005132675171">
                <text:p>41.8005132675171</text:p>
              </table:table-cell>
              <table:table-cell office:value-type="float" office:value="84123.4282439741">
                <text:p>84123.428243974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1.8138229846954">
                <text:p>41.8138229846954</text:p>
              </table:table-cell>
              <table:table-cell office:value-type="float" office:value="84149.0457680251">
                <text:p>84149.045768025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1.8271322250366">
                <text:p>41.8271322250366</text:p>
              </table:table-cell>
              <table:table-cell office:value-type="float" office:value="84152.0606201745">
                <text:p>84152.060620174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1.8404421806335">
                <text:p>41.8404421806335</text:p>
              </table:table-cell>
              <table:table-cell office:value-type="float" office:value="84147.538422957">
                <text:p>84147.53842295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1.8537819385529">
                <text:p>41.8537819385529</text:p>
              </table:table-cell>
              <table:table-cell office:value-type="float" office:value="83959.5446015263">
                <text:p>83959.544601526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1.8671071529388">
                <text:p>41.8671071529388</text:p>
              </table:table-cell>
              <table:table-cell office:value-type="float" office:value="84051.1805331902">
                <text:p>84051.180533190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1.8804223537445">
                <text:p>41.8804223537445</text:p>
              </table:table-cell>
              <table:table-cell office:value-type="float" office:value="84114.3904884687">
                <text:p>84114.390488468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1.8937330245972">
                <text:p>41.8937330245972</text:p>
              </table:table-cell>
              <table:table-cell office:value-type="float" office:value="84143.0167117448">
                <text:p>84143.016711744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1.907041311264">
                <text:p>41.907041311264</text:p>
              </table:table-cell>
              <table:table-cell office:value-type="float" office:value="84158.0909726079">
                <text:p>84158.090972607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1.9203536510468">
                <text:p>41.9203536510468</text:p>
              </table:table-cell>
              <table:table-cell office:value-type="float" office:value="84132.4679418296">
                <text:p>84132.467941829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1.9336674213409">
                <text:p>41.9336674213409</text:p>
              </table:table-cell>
              <table:table-cell office:value-type="float" office:value="84123.4282439741">
                <text:p>84123.428243974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1.9469752311707">
                <text:p>41.9469752311707</text:p>
              </table:table-cell>
              <table:table-cell office:value-type="float" office:value="84161.1064729383">
                <text:p>84161.106472938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1.960282087326">
                <text:p>41.960282087326</text:p>
              </table:table-cell>
              <table:table-cell office:value-type="float" office:value="84167.1381219429">
                <text:p>84167.138121942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1.9735891819">
                <text:p>41.9735891819</text:p>
              </table:table-cell>
              <table:table-cell office:value-type="float" office:value="84165.6301286416">
                <text:p>84165.630128641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1.9869375228882">
                <text:p>41.9869375228882</text:p>
              </table:table-cell>
              <table:table-cell office:value-type="float" office:value="83905.5580759819">
                <text:p>83905.558075981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2.0017108917236">
                <text:p>42.0017108917236</text:p>
              </table:table-cell>
              <table:table-cell office:value-type="float" office:value="75812.0921825576">
                <text:p>75812.092182557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2.0128762722015">
                <text:p>42.0128762722015</text:p>
              </table:table-cell>
              <table:table-cell office:value-type="float" office:value="100310.061284192">
                <text:p>100310.06128419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2.0240480899811">
                <text:p>42.0240480899811</text:p>
              </table:table-cell>
              <table:table-cell office:value-type="float" office:value="100252.26172692">
                <text:p>100252.2617269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2.0351462364197">
                <text:p>42.0351462364197</text:p>
              </table:table-cell>
              <table:table-cell office:value-type="float" office:value="100917.75290554">
                <text:p>100917.7529055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2.0462300777435">
                <text:p>42.0462300777435</text:p>
              </table:table-cell>
              <table:table-cell office:value-type="float" office:value="101048.000172084">
                <text:p>101048.00017208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2.0573194026947">
                <text:p>42.0573194026947</text:p>
              </table:table-cell>
              <table:table-cell office:value-type="float" office:value="100998.032335741">
                <text:p>100998.03233574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2.0683960914612">
                <text:p>42.0683960914612</text:p>
              </table:table-cell>
              <table:table-cell office:value-type="float" office:value="101113.249962332">
                <text:p>101113.24996233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2.0796077251434">
                <text:p>42.0796077251434</text:p>
              </table:table-cell>
              <table:table-cell office:value-type="float" office:value="99896.2356193514">
                <text:p>99896.235619351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2.0906927585602">
                <text:p>42.0906927585602</text:p>
              </table:table-cell>
              <table:table-cell office:value-type="float" office:value="101037.133393556">
                <text:p>101037.13339355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2.1017708778381">
                <text:p>42.1017708778381</text:p>
              </table:table-cell>
              <table:table-cell office:value-type="float" office:value="101100.193263747">
                <text:p>101100.19326374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2.1128432750702">
                <text:p>42.1128432750702</text:p>
              </table:table-cell>
              <table:table-cell office:value-type="float" office:value="101152.440300596">
                <text:p>101152.44030059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2.1239140033722">
                <text:p>42.1239140033722</text:p>
              </table:table-cell>
              <table:table-cell office:value-type="float" office:value="101167.689193264">
                <text:p>101167.68919326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2.1349833011627">
                <text:p>42.1349833011627</text:p>
              </table:table-cell>
              <table:table-cell office:value-type="float" office:value="101180.763332472">
                <text:p>101180.76333247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2.1460521221161">
                <text:p>42.1460521221161</text:p>
              </table:table-cell>
              <table:table-cell office:value-type="float" office:value="101185.122129841">
                <text:p>101185.12212984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2.1571183204651">
                <text:p>42.1571183204651</text:p>
              </table:table-cell>
              <table:table-cell office:value-type="float" office:value="101209.102229883">
                <text:p>101209.10222988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2.1681852340698">
                <text:p>42.1681852340698</text:p>
              </table:table-cell>
              <table:table-cell office:value-type="float" office:value="101202.561075445">
                <text:p>101202.56107544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2.1792528629303">
                <text:p>42.1792528629303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2.1903250217438">
                <text:p>42.1903250217438</text:p>
              </table:table-cell>
              <table:table-cell office:value-type="float" office:value="101154.618432386">
                <text:p>101154.61843238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2.2013940811157">
                <text:p>42.2013940811157</text:p>
              </table:table-cell>
              <table:table-cell office:value-type="float" office:value="101182.942684214">
                <text:p>101182.94268421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2.2124629020691">
                <text:p>42.2124629020691</text:p>
              </table:table-cell>
              <table:table-cell office:value-type="float" office:value="101185.122129841">
                <text:p>101185.12212984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2.2235307693481">
                <text:p>42.2235307693481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2.2345974445343">
                <text:p>42.2345974445343</text:p>
              </table:table-cell>
              <table:table-cell office:value-type="float" office:value="101204.74136631">
                <text:p>101204.7413663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2.2456638813019">
                <text:p>42.2456638813019</text:p>
              </table:table-cell>
              <table:table-cell office:value-type="float" office:value="101206.92175112">
                <text:p>101206.9217511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2.2567307949066">
                <text:p>42.2567307949066</text:p>
              </table:table-cell>
              <table:table-cell office:value-type="float" office:value="101202.561075445">
                <text:p>101202.56107544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2.2677965164185">
                <text:p>42.2677965164185</text:p>
              </table:table-cell>
              <table:table-cell office:value-type="float" office:value="101213.463469287">
                <text:p>101213.46346928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2.2788624763489">
                <text:p>42.2788624763489</text:p>
              </table:table-cell>
              <table:table-cell office:value-type="float" office:value="101211.282802603">
                <text:p>101211.28280260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2.289929151535">
                <text:p>42.289929151535</text:p>
              </table:table-cell>
              <table:table-cell office:value-type="float" office:value="101204.74136631">
                <text:p>101204.7413663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2.3009977340698">
                <text:p>42.3009977340698</text:p>
              </table:table-cell>
              <table:table-cell office:value-type="float" office:value="101187.301669359">
                <text:p>101187.30166935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2.3120687007904">
                <text:p>42.3120687007904</text:p>
              </table:table-cell>
              <table:table-cell office:value-type="float" office:value="101165.510498546">
                <text:p>101165.51049854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2.3231656551361">
                <text:p>42.3231656551361</text:p>
              </table:table-cell>
              <table:table-cell office:value-type="float" office:value="100928.594018563">
                <text:p>100928.59401856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2.3342480659485">
                <text:p>42.3342480659485</text:p>
              </table:table-cell>
              <table:table-cell office:value-type="float" office:value="101061.043392208">
                <text:p>101061.04339220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2.3453254699707">
                <text:p>42.3453254699707</text:p>
              </table:table-cell>
              <table:table-cell office:value-type="float" office:value="101106.721191511">
                <text:p>101106.72119151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2.3563976287842">
                <text:p>42.3563976287842</text:p>
              </table:table-cell>
              <table:table-cell office:value-type="float" office:value="101154.618432386">
                <text:p>101154.61843238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2.3674890995026">
                <text:p>42.3674890995026</text:p>
              </table:table-cell>
              <table:table-cell office:value-type="float" office:value="100978.49315363">
                <text:p>100978.4931536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2.3785650730133">
                <text:p>42.3785650730133</text:p>
              </table:table-cell>
              <table:table-cell office:value-type="float" office:value="101119.779576373">
                <text:p>101119.77957637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2.389660358429">
                <text:p>42.389660358429</text:p>
              </table:table-cell>
              <table:table-cell office:value-type="float" office:value="100943.77549047">
                <text:p>100943.7754904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2.4007420539856">
                <text:p>42.4007420539856</text:p>
              </table:table-cell>
              <table:table-cell office:value-type="float" office:value="101067.56626506">
                <text:p>101067.5662650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2.4118180274963">
                <text:p>42.4118180274963</text:p>
              </table:table-cell>
              <table:table-cell office:value-type="float" office:value="101119.779576373">
                <text:p>101119.77957637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2.4228904247284">
                <text:p>42.4228904247284</text:p>
              </table:table-cell>
              <table:table-cell office:value-type="float" office:value="101152.440300596">
                <text:p>101152.44030059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2.433961391449">
                <text:p>42.433961391449</text:p>
              </table:table-cell>
              <table:table-cell office:value-type="float" office:value="101165.510498546">
                <text:p>101165.51049854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2.4450385570526">
                <text:p>42.4450385570526</text:p>
              </table:table-cell>
              <table:table-cell office:value-type="float" office:value="101108.897354771">
                <text:p>101108.89735477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2.4561097621918">
                <text:p>42.4561097621918</text:p>
              </table:table-cell>
              <table:table-cell office:value-type="float" office:value="101163.331897666">
                <text:p>101163.33189766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2.4671790599823">
                <text:p>42.4671790599823</text:p>
              </table:table-cell>
              <table:table-cell office:value-type="float" office:value="101180.763332472">
                <text:p>101180.76333247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2.4782474040985">
                <text:p>42.4782474040985</text:p>
              </table:table-cell>
              <table:table-cell office:value-type="float" office:value="101189.481302774">
                <text:p>101189.48130277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2.4893138408661">
                <text:p>42.4893138408661</text:p>
              </table:table-cell>
              <table:table-cell office:value-type="float" office:value="101206.92175112">
                <text:p>101206.9217511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2.5003805160523">
                <text:p>42.5003805160523</text:p>
              </table:table-cell>
              <table:table-cell office:value-type="float" office:value="101204.74136631">
                <text:p>101204.7413663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2.5114469528198">
                <text:p>42.5114469528198</text:p>
              </table:table-cell>
              <table:table-cell office:value-type="float" office:value="101206.92175112">
                <text:p>101206.9217511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2.5225129127503">
                <text:p>42.5225129127503</text:p>
              </table:table-cell>
              <table:table-cell office:value-type="float" office:value="101211.282802603">
                <text:p>101211.28280260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2.5335788726807">
                <text:p>42.5335788726807</text:p>
              </table:table-cell>
              <table:table-cell office:value-type="float" office:value="101211.282802603">
                <text:p>101211.28280260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2.5446467399597">
                <text:p>42.5446467399597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2.5557134151459">
                <text:p>42.5557134151459</text:p>
              </table:table-cell>
              <table:table-cell office:value-type="float" office:value="101204.74136631">
                <text:p>101204.7413663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2.5667855739594">
                <text:p>42.5667855739594</text:p>
              </table:table-cell>
              <table:table-cell office:value-type="float" office:value="101154.618432386">
                <text:p>101154.61843238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2.5778548717499">
                <text:p>42.5778548717499</text:p>
              </table:table-cell>
              <table:table-cell office:value-type="float" office:value="101180.763332472">
                <text:p>101180.76333247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2.588921546936">
                <text:p>42.588921546936</text:p>
              </table:table-cell>
              <table:table-cell office:value-type="float" office:value="101204.74136631">
                <text:p>101204.7413663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2.5999891757965">
                <text:p>42.5999891757965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2.6110570430756">
                <text:p>42.6110570430756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2.6221244335175">
                <text:p>42.6221244335175</text:p>
              </table:table-cell>
              <table:table-cell office:value-type="float" office:value="101198.200775528">
                <text:p>101198.20077552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2.6331906318665">
                <text:p>42.6331906318665</text:p>
              </table:table-cell>
              <table:table-cell office:value-type="float" office:value="101209.102229883">
                <text:p>101209.10222988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2.6442663669586">
                <text:p>42.6442663669586</text:p>
              </table:table-cell>
              <table:table-cell office:value-type="float" office:value="101121.956301797">
                <text:p>101121.95630179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2.6553366184235">
                <text:p>42.6553366184235</text:p>
              </table:table-cell>
              <table:table-cell office:value-type="float" office:value="101172.046864232">
                <text:p>101172.04686423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2.6664042472839">
                <text:p>42.6664042472839</text:p>
              </table:table-cell>
              <table:table-cell office:value-type="float" office:value="101196.020766463">
                <text:p>101196.02076646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2.6774780750275">
                <text:p>42.6774780750275</text:p>
              </table:table-cell>
              <table:table-cell office:value-type="float" office:value="101139.37347945">
                <text:p>101139.3734794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2.6885488033295">
                <text:p>42.6885488033295</text:p>
              </table:table-cell>
              <table:table-cell office:value-type="float" office:value="101167.689193264">
                <text:p>101167.68919326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2.6995799541473">
                <text:p>42.6995799541473</text:p>
              </table:table-cell>
              <table:table-cell office:value-type="float" office:value="101530.657906112">
                <text:p>101530.65790611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2.7106506824493">
                <text:p>42.7106506824493</text:p>
              </table:table-cell>
              <table:table-cell office:value-type="float" office:value="101167.689193264">
                <text:p>101167.68919326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2.7217206954956">
                <text:p>42.7217206954956</text:p>
              </table:table-cell>
              <table:table-cell office:value-type="float" office:value="101174.225840495">
                <text:p>101174.22584049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2.7327890396118">
                <text:p>42.7327890396118</text:p>
              </table:table-cell>
              <table:table-cell office:value-type="float" office:value="101189.481302774">
                <text:p>101189.48130277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2.7438592910767">
                <text:p>42.7438592910767</text:p>
              </table:table-cell>
              <table:table-cell office:value-type="float" office:value="101172.046864232">
                <text:p>101172.04686423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2.7549290657043">
                <text:p>42.7549290657043</text:p>
              </table:table-cell>
              <table:table-cell office:value-type="float" office:value="101176.404910618">
                <text:p>101176.40491061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2.7659990787506">
                <text:p>42.7659990787506</text:p>
              </table:table-cell>
              <table:table-cell office:value-type="float" office:value="101174.225840495">
                <text:p>101174.22584049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2.7770669460297">
                <text:p>42.7770669460297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2.7881348133087">
                <text:p>42.7881348133087</text:p>
              </table:table-cell>
              <table:table-cell office:value-type="float" office:value="101193.84085132">
                <text:p>101193.8408513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2.7992012500763">
                <text:p>42.7992012500763</text:p>
              </table:table-cell>
              <table:table-cell office:value-type="float" office:value="101206.92175112">
                <text:p>101206.9217511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2.8102686405182">
                <text:p>42.8102686405182</text:p>
              </table:table-cell>
              <table:table-cell office:value-type="float" office:value="101198.200775528">
                <text:p>101198.20077552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2.8213415145874">
                <text:p>42.8213415145874</text:p>
              </table:table-cell>
              <table:table-cell office:value-type="float" office:value="101148.084318412">
                <text:p>101148.08431841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2.8324165344238">
                <text:p>42.8324165344238</text:p>
              </table:table-cell>
              <table:table-cell office:value-type="float" office:value="101128.487040386">
                <text:p>101128.48704038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2.8434884548187">
                <text:p>42.8434884548187</text:p>
              </table:table-cell>
              <table:table-cell office:value-type="float" office:value="101156.796657981">
                <text:p>101156.79665798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2.8545570373535">
                <text:p>42.8545570373535</text:p>
              </table:table-cell>
              <table:table-cell office:value-type="float" office:value="101187.301669359">
                <text:p>101187.30166935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2.8656237125397">
                <text:p>42.8656237125397</text:p>
              </table:table-cell>
              <table:table-cell office:value-type="float" office:value="101204.74136631">
                <text:p>101204.7413663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2.8766958713532">
                <text:p>42.8766958713532</text:p>
              </table:table-cell>
              <table:table-cell office:value-type="float" office:value="101154.618432386">
                <text:p>101154.61843238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2.8878033161163">
                <text:p>42.8878033161163</text:p>
              </table:table-cell>
              <table:table-cell office:value-type="float" office:value="100833.272087233">
                <text:p>100833.27208723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2.8988876342774">
                <text:p>42.8988876342774</text:p>
              </table:table-cell>
              <table:table-cell office:value-type="float" office:value="101043.653180185">
                <text:p>101043.65318018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2.9099607467651">
                <text:p>42.9099607467651</text:p>
              </table:table-cell>
              <table:table-cell office:value-type="float" office:value="101145.906468004">
                <text:p>101145.90646800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2.92103266716">
                <text:p>42.92103266716</text:p>
              </table:table-cell>
              <table:table-cell office:value-type="float" office:value="101156.796657981">
                <text:p>101156.79665798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2.932101726532">
                <text:p>42.932101726532</text:p>
              </table:table-cell>
              <table:table-cell office:value-type="float" office:value="101182.942684214">
                <text:p>101182.94268421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2.9431753158569">
                <text:p>42.9431753158569</text:p>
              </table:table-cell>
              <table:table-cell office:value-type="float" office:value="101141.551048529">
                <text:p>101141.55104852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2.9542515277863">
                <text:p>42.9542515277863</text:p>
              </table:table-cell>
              <table:table-cell office:value-type="float" office:value="101117.602944659">
                <text:p>101117.60294465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2.965322971344">
                <text:p>42.965322971344</text:p>
              </table:table-cell>
              <table:table-cell office:value-type="float" office:value="101161.153390615">
                <text:p>101161.15339061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2.9763920307159">
                <text:p>42.9763920307159</text:p>
              </table:table-cell>
              <table:table-cell office:value-type="float" office:value="101182.942684214">
                <text:p>101182.94268421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2.9874999523163">
                <text:p>42.9874999523163</text:p>
              </table:table-cell>
              <table:table-cell office:value-type="float" office:value="100828.943550118">
                <text:p>100828.94355011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2.9985902309418">
                <text:p>42.9985902309418</text:p>
              </table:table-cell>
              <table:table-cell office:value-type="float" office:value="100989.347321352">
                <text:p>100989.34732135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3.0099339485169">
                <text:p>43.0099339485169</text:p>
              </table:table-cell>
              <table:table-cell office:value-type="float" office:value="98733.0645873179">
                <text:p>98733.064587317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3.0213494300842">
                <text:p>43.0213494300842</text:p>
              </table:table-cell>
              <table:table-cell office:value-type="float" office:value="98112.3742690058">
                <text:p>98112.374269005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3.0327141284943">
                <text:p>43.0327141284943</text:p>
              </table:table-cell>
              <table:table-cell office:value-type="float" office:value="98550.7894350389">
                <text:p>98550.789435038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3.0440599918366">
                <text:p>43.0440599918366</text:p>
              </table:table-cell>
              <table:table-cell office:value-type="float" office:value="98714.391863495">
                <text:p>98714.39186349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3.055431842804">
                <text:p>43.055431842804</text:p>
              </table:table-cell>
              <table:table-cell office:value-type="float" office:value="98488.8039080026">
                <text:p>98488.803908002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3.066778421402">
                <text:p>43.066778421402</text:p>
              </table:table-cell>
              <table:table-cell office:value-type="float" office:value="98708.1691916539">
                <text:p>98708.169191653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3.0781152248383">
                <text:p>43.0781152248383</text:p>
              </table:table-cell>
              <table:table-cell office:value-type="float" office:value="98793.2803364879">
                <text:p>98793.280336487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3.0895767211914">
                <text:p>43.0895767211914</text:p>
              </table:table-cell>
              <table:table-cell office:value-type="float" office:value="97718.4798119527">
                <text:p>97718.479811952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3.100919008255">
                <text:p>43.100919008255</text:p>
              </table:table-cell>
              <table:table-cell office:value-type="float" office:value="98745.5169949341">
                <text:p>98745.516994934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3.112256526947">
                <text:p>43.112256526947</text:p>
              </table:table-cell>
              <table:table-cell office:value-type="float" office:value="98787.047715181">
                <text:p>98787.04771518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3.123587846756">
                <text:p>43.123587846756</text:p>
              </table:table-cell>
              <table:table-cell office:value-type="float" office:value="98841.0899067898">
                <text:p>98841.089906789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3.1349186897278">
                <text:p>43.1349186897278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3.1462745666504">
                <text:p>43.1462745666504</text:p>
              </table:table-cell>
              <table:table-cell office:value-type="float" office:value="98627.3457904682">
                <text:p>98627.345790468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3.1576142311096">
                <text:p>43.1576142311096</text:p>
              </table:table-cell>
              <table:table-cell office:value-type="float" office:value="98768.3545687734">
                <text:p>98768.354568773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3.1689522266388">
                <text:p>43.1689522266388</text:p>
              </table:table-cell>
              <table:table-cell office:value-type="float" office:value="98782.8930711807">
                <text:p>98782.893071180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3.1802861690521">
                <text:p>43.1802861690521</text:p>
              </table:table-cell>
              <table:table-cell office:value-type="float" office:value="98818.2186882073">
                <text:p>98818.218688207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3.1916372776032">
                <text:p>43.1916372776032</text:p>
              </table:table-cell>
              <table:table-cell office:value-type="float" office:value="98668.777147658">
                <text:p>98668.77714765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3.2029800415039">
                <text:p>43.2029800415039</text:p>
              </table:table-cell>
              <table:table-cell office:value-type="float" office:value="98741.3658434052">
                <text:p>98741.365843405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3.2143211364746">
                <text:p>43.2143211364746</text:p>
              </table:table-cell>
              <table:table-cell office:value-type="float" office:value="98755.8964009418">
                <text:p>98755.896400941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3.2256591320038">
                <text:p>43.2256591320038</text:p>
              </table:table-cell>
              <table:table-cell office:value-type="float" office:value="98782.8930711807">
                <text:p>98782.893071180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3.2369949817658">
                <text:p>43.2369949817658</text:p>
              </table:table-cell>
              <table:table-cell office:value-type="float" office:value="98801.5917217011">
                <text:p>98801.591721701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3.2483258247376">
                <text:p>43.2483258247376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3.2596192359924">
                <text:p>43.2596192359924</text:p>
              </table:table-cell>
              <table:table-cell office:value-type="float" office:value="99172.8694477284">
                <text:p>99172.869447728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3.2709493637085">
                <text:p>43.2709493637085</text:p>
              </table:table-cell>
              <table:table-cell office:value-type="float" office:value="98851.4894154286">
                <text:p>98851.489415428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3.2822794914246">
                <text:p>43.2822794914246</text:p>
              </table:table-cell>
              <table:table-cell office:value-type="float" office:value="98851.4894154286">
                <text:p>98851.489415428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3.293609380722">
                <text:p>43.293609380722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3.3049395084381">
                <text:p>43.3049395084381</text:p>
              </table:table-cell>
              <table:table-cell office:value-type="float" office:value="98851.4894154286">
                <text:p>98851.489415428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3.3162677288055">
                <text:p>43.3162677288055</text:p>
              </table:table-cell>
              <table:table-cell office:value-type="float" office:value="98868.133181799">
                <text:p>98868.13318179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3.3275969028473">
                <text:p>43.3275969028473</text:p>
              </table:table-cell>
              <table:table-cell office:value-type="float" office:value="98859.8105980891">
                <text:p>98859.810598089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3.3389344215393">
                <text:p>43.3389344215393</text:p>
              </table:table-cell>
              <table:table-cell office:value-type="float" office:value="98787.047715181">
                <text:p>98787.04771518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3.3502662181854">
                <text:p>43.3502662181854</text:p>
              </table:table-cell>
              <table:table-cell office:value-type="float" office:value="98836.9307159839">
                <text:p>98836.930715983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3.361802816391">
                <text:p>43.361802816391</text:p>
              </table:table-cell>
              <table:table-cell office:value-type="float" office:value="97082.3443829049">
                <text:p>97082.344382904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3.3731443881989">
                <text:p>43.3731443881989</text:p>
              </table:table-cell>
              <table:table-cell office:value-type="float" office:value="98751.744376708">
                <text:p>98751.74437670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3.3844816684723">
                <text:p>43.3844816684723</text:p>
              </table:table-cell>
              <table:table-cell office:value-type="float" office:value="98789.1251682369">
                <text:p>98789.125168236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3.3958148956299">
                <text:p>43.3958148956299</text:p>
              </table:table-cell>
              <table:table-cell office:value-type="float" office:value="98824.4552435048">
                <text:p>98824.455243504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3.4071474075317">
                <text:p>43.4071474075317</text:p>
              </table:table-cell>
              <table:table-cell office:value-type="float" office:value="98830.6925860473">
                <text:p>98830.692586047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3.4184792041779">
                <text:p>43.4184792041779</text:p>
              </table:table-cell>
              <table:table-cell office:value-type="float" office:value="98836.9307159839">
                <text:p>98836.930715983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3.4297716617584">
                <text:p>43.4297716617584</text:p>
              </table:table-cell>
              <table:table-cell office:value-type="float" office:value="99181.244827295">
                <text:p>99181.24482729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3.4411015510559">
                <text:p>43.4411015510559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3.452431678772">
                <text:p>43.452431678772</text:p>
              </table:table-cell>
              <table:table-cell office:value-type="float" office:value="98851.4894154286">
                <text:p>98851.489415428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3.4637689590454">
                <text:p>43.4637689590454</text:p>
              </table:table-cell>
              <table:table-cell office:value-type="float" office:value="98789.1251682369">
                <text:p>98789.125168236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3.4750995635986">
                <text:p>43.4750995635986</text:p>
              </table:table-cell>
              <table:table-cell office:value-type="float" office:value="98847.3293493814">
                <text:p>98847.329349381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3.4864308834076">
                <text:p>43.4864308834076</text:p>
              </table:table-cell>
              <table:table-cell office:value-type="float" office:value="98841.0899067898">
                <text:p>98841.089906789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3.4977622032166">
                <text:p>43.4977622032166</text:p>
              </table:table-cell>
              <table:table-cell office:value-type="float" office:value="98841.0899067898">
                <text:p>98841.089906789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3.5090916156769">
                <text:p>43.5090916156769</text:p>
              </table:table-cell>
              <table:table-cell office:value-type="float" office:value="98857.7301710895">
                <text:p>98857.730171089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3.5204212665558">
                <text:p>43.5204212665558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3.5317506790161">
                <text:p>43.5317506790161</text:p>
              </table:table-cell>
              <table:table-cell office:value-type="float" office:value="98857.7301710895">
                <text:p>98857.730171089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3.5430810451508">
                <text:p>43.5430810451508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3.5544095039368">
                <text:p>43.5544095039368</text:p>
              </table:table-cell>
              <table:table-cell office:value-type="float" office:value="98866.0524045038">
                <text:p>98866.052404503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3.5657384395599">
                <text:p>43.5657384395599</text:p>
              </table:table-cell>
              <table:table-cell office:value-type="float" office:value="98861.8911126544">
                <text:p>98861.891112654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3.577066898346">
                <text:p>43.577066898346</text:p>
              </table:table-cell>
              <table:table-cell office:value-type="float" office:value="98866.0524045038">
                <text:p>98866.052404503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3.5883960723877">
                <text:p>43.5883960723877</text:p>
              </table:table-cell>
              <table:table-cell office:value-type="float" office:value="98859.8105980891">
                <text:p>98859.810598089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3.5996897220612">
                <text:p>43.5996897220612</text:p>
              </table:table-cell>
              <table:table-cell office:value-type="float" office:value="99170.775823851">
                <text:p>99170.77582385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3.6110239028931">
                <text:p>43.6110239028931</text:p>
              </table:table-cell>
              <table:table-cell office:value-type="float" office:value="98816.1400113591">
                <text:p>98816.140011359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3.6223542690277">
                <text:p>43.6223542690277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3.633683681488">
                <text:p>43.633683681488</text:p>
              </table:table-cell>
              <table:table-cell office:value-type="float" office:value="98857.7301710895">
                <text:p>98857.730171089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3.6450181007385">
                <text:p>43.6450181007385</text:p>
              </table:table-cell>
              <table:table-cell office:value-type="float" office:value="98814.0614219605">
                <text:p>98814.061421960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3.6563515663147">
                <text:p>43.6563515663147</text:p>
              </table:table-cell>
              <table:table-cell office:value-type="float" office:value="98822.3763042747">
                <text:p>98822.376304274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3.6676831245422">
                <text:p>43.6676831245422</text:p>
              </table:table-cell>
              <table:table-cell office:value-type="float" office:value="98839.0102676317">
                <text:p>98839.0102676317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3.6790187358856">
                <text:p>43.6790187358856</text:p>
              </table:table-cell>
              <table:table-cell office:value-type="float" office:value="98803.669786518">
                <text:p>98803.66978651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3.6903495788574">
                <text:p>43.6903495788574</text:p>
              </table:table-cell>
              <table:table-cell office:value-type="float" office:value="98845.2494476591">
                <text:p>98845.249447659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3.7016789913178">
                <text:p>43.7016789913178</text:p>
              </table:table-cell>
              <table:table-cell office:value-type="float" office:value="98857.7301710895">
                <text:p>98857.730171089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3.7130103111267">
                <text:p>43.7130103111267</text:p>
              </table:table-cell>
              <table:table-cell office:value-type="float" office:value="98841.0899067898">
                <text:p>98841.089906789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3.72434425354">
                <text:p>43.72434425354</text:p>
              </table:table-cell>
              <table:table-cell office:value-type="float" office:value="98818.2186882073">
                <text:p>98818.218688207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3.7356762886047">
                <text:p>43.7356762886047</text:p>
              </table:table-cell>
              <table:table-cell office:value-type="float" office:value="98834.8512518409">
                <text:p>98834.851251840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3.7470088005066">
                <text:p>43.7470088005066</text:p>
              </table:table-cell>
              <table:table-cell office:value-type="float" office:value="98830.6925860473">
                <text:p>98830.692586047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3.758341550827">
                <text:p>43.758341550827</text:p>
              </table:table-cell>
              <table:table-cell office:value-type="float" office:value="98828.6133843856">
                <text:p>98828.613384385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3.7696344852448">
                <text:p>43.7696344852448</text:p>
              </table:table-cell>
              <table:table-cell office:value-type="float" office:value="99177.0569606891">
                <text:p>99177.056960689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3.7809669971466">
                <text:p>43.7809669971466</text:p>
              </table:table-cell>
              <table:table-cell office:value-type="float" office:value="98830.6925860473">
                <text:p>98830.692586047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3.7922973632813">
                <text:p>43.7922973632813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3.803626537323">
                <text:p>43.803626537323</text:p>
              </table:table-cell>
              <table:table-cell office:value-type="float" office:value="98859.8105980891">
                <text:p>98859.810598089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3.8149564266205">
                <text:p>43.8149564266205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3.8262891769409">
                <text:p>43.8262891769409</text:p>
              </table:table-cell>
              <table:table-cell office:value-type="float" office:value="98828.6133843856">
                <text:p>98828.613384385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3.8376216888428">
                <text:p>43.8376216888428</text:p>
              </table:table-cell>
              <table:table-cell office:value-type="float" office:value="98830.6925860473">
                <text:p>98830.692586047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3.8489897251129">
                <text:p>43.8489897251129</text:p>
              </table:table-cell>
              <table:table-cell office:value-type="float" office:value="98521.8531490531">
                <text:p>98521.853149053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3.8603360652924">
                <text:p>43.8603360652924</text:p>
              </table:table-cell>
              <table:table-cell office:value-type="float" office:value="98710.2433284303">
                <text:p>98710.243328430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3.8716723918915">
                <text:p>43.8716723918915</text:p>
              </table:table-cell>
              <table:table-cell office:value-type="float" office:value="98797.4358542946">
                <text:p>98797.435854294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3.8830080032349">
                <text:p>43.8830080032349</text:p>
              </table:table-cell>
              <table:table-cell office:value-type="float" office:value="98803.669786518">
                <text:p>98803.66978651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3.8943409919739">
                <text:p>43.8943409919739</text:p>
              </table:table-cell>
              <table:table-cell office:value-type="float" office:value="98826.5342702066">
                <text:p>98826.534270206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3.9057064056397">
                <text:p>43.9057064056397</text:p>
              </table:table-cell>
              <table:table-cell office:value-type="float" office:value="98544.5873715125">
                <text:p>98544.587371512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3.9170560836792">
                <text:p>43.9170560836792</text:p>
              </table:table-cell>
              <table:table-cell office:value-type="float" office:value="98681.2133434165">
                <text:p>98681.213343416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3.9283936023712">
                <text:p>43.9283936023712</text:p>
              </table:table-cell>
              <table:table-cell office:value-type="float" office:value="98787.047715181">
                <text:p>98787.04771518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3.9396870136261">
                <text:p>43.9396870136261</text:p>
              </table:table-cell>
              <table:table-cell office:value-type="float" office:value="99172.8694477284">
                <text:p>99172.869447728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3.9510202407837">
                <text:p>43.9510202407837</text:p>
              </table:table-cell>
              <table:table-cell office:value-type="float" office:value="98824.4552435048">
                <text:p>98824.455243504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3.9623501300812">
                <text:p>43.9623501300812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3.9736804962158">
                <text:p>43.9736804962158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3.9850182533264">
                <text:p>43.9850182533264</text:p>
              </table:table-cell>
              <table:table-cell office:value-type="float" office:value="98784.9703494974">
                <text:p>98784.970349497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3.9963617324829">
                <text:p>43.9963617324829</text:p>
              </table:table-cell>
              <table:table-cell office:value-type="float" office:value="98735.1397704822">
                <text:p>98735.139770482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4.007762670517">
                <text:p>44.007762670517</text:p>
              </table:table-cell>
              <table:table-cell office:value-type="float" office:value="98237.5306886384">
                <text:p>98237.530688638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4.0191624164581">
                <text:p>44.0191624164581</text:p>
              </table:table-cell>
              <table:table-cell office:value-type="float" office:value="98247.8035721755">
                <text:p>98247.803572175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4.0304760932922">
                <text:p>44.0304760932922</text:p>
              </table:table-cell>
              <table:table-cell office:value-type="float" office:value="98995.2264345774">
                <text:p>98995.226434577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4.0417692661285">
                <text:p>44.0417692661285</text:p>
              </table:table-cell>
              <table:table-cell office:value-type="float" office:value="99174.9631600059">
                <text:p>99174.963160005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4.0530822277069">
                <text:p>44.0530822277069</text:p>
              </table:table-cell>
              <table:table-cell office:value-type="float" office:value="99001.4853530032">
                <text:p>99001.485353003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4.0643749237061">
                <text:p>44.0643749237061</text:p>
              </table:table-cell>
              <table:table-cell office:value-type="float" office:value="99179.1508497836">
                <text:p>99179.150849783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4.075656414032">
                <text:p>44.075656414032</text:p>
              </table:table-cell>
              <table:table-cell office:value-type="float" office:value="99277.6634684475">
                <text:p>99277.663468447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4.0869362354279">
                <text:p>44.0869362354279</text:p>
              </table:table-cell>
              <table:table-cell office:value-type="float" office:value="99292.3523070745">
                <text:p>99292.352307074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4.0982115268707">
                <text:p>44.0982115268707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4.1095252037048">
                <text:p>44.1095252037048</text:p>
              </table:table-cell>
              <table:table-cell office:value-type="float" office:value="98995.2264345774">
                <text:p>98995.2264345774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4.1208045482636">
                <text:p>44.1208045482636</text:p>
              </table:table-cell>
              <table:table-cell office:value-type="float" office:value="99296.5499165064">
                <text:p>99296.549916506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4.1321053504944">
                <text:p>44.1321053504944</text:p>
              </table:table-cell>
              <table:table-cell office:value-type="float" office:value="99108.0081858267">
                <text:p>99108.008185826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4.1433951854706">
                <text:p>44.1433951854706</text:p>
              </table:table-cell>
              <table:table-cell office:value-type="float" office:value="99204.284417038">
                <text:p>99204.28441703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4.1546785831451">
                <text:p>44.1546785831451</text:p>
              </table:table-cell>
              <table:table-cell office:value-type="float" office:value="99260.8815450281">
                <text:p>99260.881545028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4.1659564971924">
                <text:p>44.1659564971924</text:p>
              </table:table-cell>
              <table:table-cell office:value-type="float" office:value="99309.1448745323">
                <text:p>99309.144874532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4.1772644519806">
                <text:p>44.1772644519806</text:p>
              </table:table-cell>
              <table:table-cell office:value-type="float" office:value="99045.3199519281">
                <text:p>99045.319951928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4.1885511875153">
                <text:p>44.1885511875153</text:p>
              </table:table-cell>
              <table:table-cell office:value-type="float" office:value="99231.5268272074">
                <text:p>99231.526827207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4.1997916698456">
                <text:p>44.1997916698456</text:p>
              </table:table-cell>
              <table:table-cell office:value-type="float" office:value="99639.8523734781">
                <text:p>99639.852373478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4.2110693454742">
                <text:p>44.2110693454742</text:p>
              </table:table-cell>
              <table:table-cell office:value-type="float" office:value="99311.244344848">
                <text:p>99311.24434484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4.2223463058472">
                <text:p>44.2223463058472</text:p>
              </table:table-cell>
              <table:table-cell office:value-type="float" office:value="99317.5432884416">
                <text:p>99317.543288441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44.2336299419403">
                <text:p>44.2336299419403</text:p>
              </table:table-cell>
              <table:table-cell office:value-type="float" office:value="99258.7842035202">
                <text:p>99258.784203520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4.2449090480804">
                <text:p>44.2449090480804</text:p>
              </table:table-cell>
              <table:table-cell office:value-type="float" office:value="99298.6488543164">
                <text:p>99298.648854316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4.2561843395233">
                <text:p>44.2561843395233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4.267459154129">
                <text:p>44.267459154129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4.2787327766419">
                <text:p>44.2787327766419</text:p>
              </table:table-cell>
              <table:table-cell office:value-type="float" office:value="99346.948926721">
                <text:p>99346.94892672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4.2900047302246">
                <text:p>44.2900047302246</text:p>
              </table:table-cell>
              <table:table-cell office:value-type="float" office:value="99361.6582765768">
                <text:p>99361.658276576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4.301276922226">
                <text:p>44.301276922226</text:p>
              </table:table-cell>
              <table:table-cell office:value-type="float" office:value="99359.5566742106">
                <text:p>99359.556674210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4.3125503063202">
                <text:p>44.3125503063202</text:p>
              </table:table-cell>
              <table:table-cell office:value-type="float" office:value="99349.0499957702">
                <text:p>99349.049995770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4.323823928833">
                <text:p>44.323823928833</text:p>
              </table:table-cell>
              <table:table-cell office:value-type="float" office:value="99346.948926721">
                <text:p>99346.94892672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4.3350982666016">
                <text:p>44.3350982666016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4.3463771343231">
                <text:p>44.3463771343231</text:p>
              </table:table-cell>
              <table:table-cell office:value-type="float" office:value="99300.7478808633">
                <text:p>99300.747880863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4.3576509952545">
                <text:p>44.3576509952545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4.368950843811">
                <text:p>44.368950843811</text:p>
              </table:table-cell>
              <table:table-cell office:value-type="float" office:value="99116.3726131449">
                <text:p>99116.372613144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4.3802349567413">
                <text:p>44.3802349567413</text:p>
              </table:table-cell>
              <table:table-cell office:value-type="float" office:value="99254.5897863889">
                <text:p>99254.589786388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4.3915121555328">
                <text:p>44.3915121555328</text:p>
              </table:table-cell>
              <table:table-cell office:value-type="float" office:value="99315.4435517971">
                <text:p>99315.443551797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4.4027876853943">
                <text:p>44.4027876853943</text:p>
              </table:table-cell>
              <table:table-cell office:value-type="float" office:value="99330.1435730446">
                <text:p>99330.143573044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4.4140620231628">
                <text:p>44.4140620231628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4.4253363609314">
                <text:p>44.4253363609314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4.4366090297699">
                <text:p>44.4366090297699</text:p>
              </table:table-cell>
              <table:table-cell office:value-type="float" office:value="99355.3537361731">
                <text:p>99355.353736173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4.4478821754456">
                <text:p>44.4478821754456</text:p>
              </table:table-cell>
              <table:table-cell office:value-type="float" office:value="99351.1511536916">
                <text:p>99351.151153691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4.4591562747955">
                <text:p>44.4591562747955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4.4704291820526">
                <text:p>44.4704291820526</text:p>
              </table:table-cell>
              <table:table-cell office:value-type="float" office:value="99353.2524004907">
                <text:p>99353.252400490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44.4817025661469">
                <text:p>44.4817025661469</text:p>
              </table:table-cell>
              <table:table-cell office:value-type="float" office:value="99349.0499957702">
                <text:p>99349.049995770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4.4929819107056">
                <text:p>44.4929819107056</text:p>
              </table:table-cell>
              <table:table-cell office:value-type="float" office:value="99296.5499165064">
                <text:p>99296.549916506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4.5042595863342">
                <text:p>44.5042595863342</text:p>
              </table:table-cell>
              <table:table-cell office:value-type="float" office:value="99311.244344848">
                <text:p>99311.24434484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4.5155348777771">
                <text:p>44.5155348777771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4.5268094539642">
                <text:p>44.5268094539642</text:p>
              </table:table-cell>
              <table:table-cell office:value-type="float" office:value="99338.5455391317">
                <text:p>99338.5455391317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4.5380828380585">
                <text:p>44.5380828380585</text:p>
              </table:table-cell>
              <table:table-cell office:value-type="float" office:value="99349.0499957702">
                <text:p>99349.049995770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44.5493559837341">
                <text:p>44.5493559837341</text:p>
              </table:table-cell>
              <table:table-cell office:value-type="float" office:value="99351.1511536916">
                <text:p>99351.151153691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4.5606300830841">
                <text:p>44.5606300830841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4.5719051361084">
                <text:p>44.5719051361084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4.5831789970398">
                <text:p>44.5831789970398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4.5944528579712">
                <text:p>44.5944528579712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44.6057255268097">
                <text:p>44.6057255268097</text:p>
              </table:table-cell>
              <table:table-cell office:value-type="float" office:value="99355.3537361731">
                <text:p>99355.353736173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44.6170303821564">
                <text:p>44.6170303821564</text:p>
              </table:table-cell>
              <table:table-cell office:value-type="float" office:value="99072.4751138856">
                <text:p>99072.475113885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4.6283180713654">
                <text:p>44.6283180713654</text:p>
              </table:table-cell>
              <table:table-cell office:value-type="float" office:value="99223.1429537006">
                <text:p>99223.142953700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4.6395573616028">
                <text:p>44.6395573616028</text:p>
              </table:table-cell>
              <table:table-cell office:value-type="float" office:value="99650.4206529348">
                <text:p>99650.420652934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44.6508378982544">
                <text:p>44.6508378982544</text:p>
              </table:table-cell>
              <table:table-cell office:value-type="float" office:value="99286.0565583126">
                <text:p>99286.056558312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4.6621162891388">
                <text:p>44.6621162891388</text:p>
              </table:table-cell>
              <table:table-cell office:value-type="float" office:value="99304.9462001903">
                <text:p>99304.946200190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4.6733975410461">
                <text:p>44.6733975410461</text:p>
              </table:table-cell>
              <table:table-cell office:value-type="float" office:value="99279.7616078788">
                <text:p>99279.761607878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4.6846780776978">
                <text:p>44.6846780776978</text:p>
              </table:table-cell>
              <table:table-cell office:value-type="float" office:value="99286.0565583126">
                <text:p>99286.056558312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44.6959552764893">
                <text:p>44.6959552764893</text:p>
              </table:table-cell>
              <table:table-cell office:value-type="float" office:value="99315.4435517971">
                <text:p>99315.443551797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4.7072296142578">
                <text:p>44.7072296142578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4.7185029983521">
                <text:p>44.7185029983521</text:p>
              </table:table-cell>
              <table:table-cell office:value-type="float" office:value="99349.0499957702">
                <text:p>99349.049995770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4.7297401428223">
                <text:p>44.7297401428223</text:p>
              </table:table-cell>
              <table:table-cell office:value-type="float" office:value="99669.4492064839">
                <text:p>99669.449206483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4.7410175800323">
                <text:p>44.7410175800323</text:p>
              </table:table-cell>
              <table:table-cell office:value-type="float" office:value="99313.3439039344">
                <text:p>99313.3439039344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4.7522983551025">
                <text:p>44.7522983551025</text:p>
              </table:table-cell>
              <table:table-cell office:value-type="float" office:value="99283.9581528057">
                <text:p>99283.9581528057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4.7635748386383">
                <text:p>44.7635748386383</text:p>
              </table:table-cell>
              <table:table-cell office:value-type="float" office:value="99321.743028099">
                <text:p>99321.74302809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4.7748501300812">
                <text:p>44.7748501300812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4.7861249446869">
                <text:p>44.7861249446869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44.7973983287811">
                <text:p>44.7973983287811</text:p>
              </table:table-cell>
              <table:table-cell office:value-type="float" office:value="99349.0499957702">
                <text:p>99349.0499957702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4.8086743354797">
                <text:p>44.8086743354797</text:p>
              </table:table-cell>
              <table:table-cell office:value-type="float" office:value="99325.9431229517">
                <text:p>99325.943122951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4.8200578689575">
                <text:p>44.8200578689575</text:p>
              </table:table-cell>
              <table:table-cell office:value-type="float" office:value="98387.728396096">
                <text:p>98387.72839609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4.8313369750977">
                <text:p>44.8313369750977</text:p>
              </table:table-cell>
              <table:table-cell office:value-type="float" office:value="99298.6488543164">
                <text:p>99298.648854316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4.8426139354706">
                <text:p>44.8426139354706</text:p>
              </table:table-cell>
              <table:table-cell office:value-type="float" office:value="99317.5432884416">
                <text:p>99317.5432884416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4.8538882732391">
                <text:p>44.8538882732391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4.8651623725891">
                <text:p>44.8651623725891</text:p>
              </table:table-cell>
              <table:table-cell office:value-type="float" office:value="99342.747055216">
                <text:p>99342.74705521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4.8764417171478">
                <text:p>44.8764417171478</text:p>
              </table:table-cell>
              <table:table-cell office:value-type="float" office:value="99296.5499165064">
                <text:p>99296.549916506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4.8877196311951">
                <text:p>44.8877196311951</text:p>
              </table:table-cell>
              <table:table-cell office:value-type="float" office:value="99309.1448745323">
                <text:p>99309.144874532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4.8989953994751">
                <text:p>44.8989953994751</text:p>
              </table:table-cell>
              <table:table-cell office:value-type="float" office:value="99328.0433035903">
                <text:p>99328.043303590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4.9102711677551">
                <text:p>44.9102711677551</text:p>
              </table:table-cell>
              <table:table-cell office:value-type="float" office:value="99328.0433035903">
                <text:p>99328.043303590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4.9215486049652">
                <text:p>44.9215486049652</text:p>
              </table:table-cell>
              <table:table-cell office:value-type="float" office:value="99313.3439039344">
                <text:p>99313.343903934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4.9328236579895">
                <text:p>44.9328236579895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4.944099187851">
                <text:p>44.944099187851</text:p>
              </table:table-cell>
              <table:table-cell office:value-type="float" office:value="99330.1435730446">
                <text:p>99330.143573044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4.9553740024567">
                <text:p>44.9553740024567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4.9666485786438">
                <text:p>44.9666485786438</text:p>
              </table:table-cell>
              <table:table-cell office:value-type="float" office:value="99338.5455391317">
                <text:p>99338.545539131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4.9779231548309">
                <text:p>44.9779231548309</text:p>
              </table:table-cell>
              <table:table-cell office:value-type="float" office:value="99338.5455391317">
                <text:p>99338.545539131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4.9891965389252">
                <text:p>44.9891965389252</text:p>
              </table:table-cell>
              <table:table-cell office:value-type="float" office:value="99349.0499957702">
                <text:p>99349.049995770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5.0017943382263">
                <text:p>45.0017943382263</text:p>
              </table:table-cell>
              <table:table-cell office:value-type="float" office:value="88904.4168133386">
                <text:p>88904.416813338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5.012678861618">
                <text:p>45.012678861618</text:p>
              </table:table-cell>
              <table:table-cell office:value-type="float" office:value="102898.396162355">
                <text:p>102898.39616235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5.0235753059387">
                <text:p>45.0235753059387</text:p>
              </table:table-cell>
              <table:table-cell office:value-type="float" office:value="102785.823250115">
                <text:p>102785.82325011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5.03440284729">
                <text:p>45.03440284729</text:p>
              </table:table-cell>
              <table:table-cell office:value-type="float" office:value="103439.918967719">
                <text:p>103439.91896771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5.0452122688293">
                <text:p>45.0452122688293</text:p>
              </table:table-cell>
              <table:table-cell office:value-type="float" office:value="103613.315099916">
                <text:p>103613.315099916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5.0560202598572">
                <text:p>45.0560202598572</text:p>
              </table:table-cell>
              <table:table-cell office:value-type="float" office:value="103627.029030266">
                <text:p>103627.02903026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5.0668241977692">
                <text:p>45.0668241977692</text:p>
              </table:table-cell>
              <table:table-cell office:value-type="float" office:value="103665.904888006">
                <text:p>103665.90488800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5.0776252746582">
                <text:p>45.0776252746582</text:p>
              </table:table-cell>
              <table:table-cell office:value-type="float" office:value="103693.364236364">
                <text:p>103693.364236364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5.0884749889374">
                <text:p>45.0884749889374</text:p>
              </table:table-cell>
              <table:table-cell office:value-type="float" office:value="103228.524842332">
                <text:p>103228.52484233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5.099294424057">
                <text:p>45.099294424057</text:p>
              </table:table-cell>
              <table:table-cell office:value-type="float" office:value="103517.419127369">
                <text:p>103517.41912736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5.1101045608521">
                <text:p>45.1101045608521</text:p>
              </table:table-cell>
              <table:table-cell office:value-type="float" office:value="103606.459495821">
                <text:p>103606.45949582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5.1209053993225">
                <text:p>45.1209053993225</text:p>
              </table:table-cell>
              <table:table-cell office:value-type="float" office:value="103695.653172045">
                <text:p>103695.65317204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5.1317126750946">
                <text:p>45.1317126750946</text:p>
              </table:table-cell>
              <table:table-cell office:value-type="float" office:value="103633.88735688">
                <text:p>103633.88735688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5.1425135135651">
                <text:p>45.1425135135651</text:p>
              </table:table-cell>
              <table:table-cell office:value-type="float" office:value="103695.653172045">
                <text:p>103695.65317204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5.1533088684082">
                <text:p>45.1533088684082</text:p>
              </table:table-cell>
              <table:table-cell office:value-type="float" office:value="103748.326597319">
                <text:p>103748.32659731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5.1641049385071">
                <text:p>45.1641049385071</text:p>
              </table:table-cell>
              <table:table-cell office:value-type="float" office:value="103741.453116028">
                <text:p>103741.45311602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5.174901008606">
                <text:p>45.174901008606</text:p>
              </table:table-cell>
              <table:table-cell office:value-type="float" office:value="103741.453116028">
                <text:p>103741.45311602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5.1856958866119">
                <text:p>45.1856958866119</text:p>
              </table:table-cell>
              <table:table-cell office:value-type="float" office:value="103752.909424211">
                <text:p>103752.909424211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5.1964902877808">
                <text:p>45.1964902877808</text:p>
              </table:table-cell>
              <table:table-cell office:value-type="float" office:value="103757.492655991">
                <text:p>103757.49265599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5.207288980484">
                <text:p>45.207288980484</text:p>
              </table:table-cell>
              <table:table-cell office:value-type="float" office:value="103716.258141435">
                <text:p>103716.25814143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5.2180895805359">
                <text:p>45.2180895805359</text:p>
              </table:table-cell>
              <table:table-cell office:value-type="float" office:value="103697.942208781">
                <text:p>103697.94220878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5.2288882732391">
                <text:p>45.2288882732391</text:p>
              </table:table-cell>
              <table:table-cell office:value-type="float" office:value="103716.258141435">
                <text:p>103716.25814143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5.2396738529205">
                <text:p>45.2396738529205</text:p>
              </table:table-cell>
              <table:table-cell office:value-type="float" office:value="103842.355541801">
                <text:p>103842.35554180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5.2504856586456">
                <text:p>45.2504856586456</text:p>
              </table:table-cell>
              <table:table-cell office:value-type="float" office:value="103590.466613743">
                <text:p>103590.46661374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5.2612972259522">
                <text:p>45.2612972259522</text:p>
              </table:table-cell>
              <table:table-cell office:value-type="float" office:value="103592.751008887">
                <text:p>103592.75100888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45.2721016407013">
                <text:p>45.2721016407013</text:p>
              </table:table-cell>
              <table:table-cell office:value-type="float" office:value="103661.329743805">
                <text:p>103661.32974380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5.282901763916">
                <text:p>45.282901763916</text:p>
              </table:table-cell>
              <table:table-cell office:value-type="float" office:value="103702.520585443">
                <text:p>103702.52058544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5.2936995029449">
                <text:p>45.2936995029449</text:p>
              </table:table-cell>
              <table:table-cell office:value-type="float" office:value="103725.418534302">
                <text:p>103725.41853430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5.3044967651367">
                <text:p>45.3044967651367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5.3153314590454">
                <text:p>45.3153314590454</text:p>
              </table:table-cell>
              <table:table-cell office:value-type="float" office:value="103371.632778805">
                <text:p>103371.63277880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5.3261435031891">
                <text:p>45.3261435031891</text:p>
              </table:table-cell>
              <table:table-cell office:value-type="float" office:value="103588.182319346">
                <text:p>103588.182319346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5.3369476795197">
                <text:p>45.3369476795197</text:p>
              </table:table-cell>
              <table:table-cell office:value-type="float" office:value="103663.617265425">
                <text:p>103663.61726542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5.3477523326874">
                <text:p>45.3477523326874</text:p>
              </table:table-cell>
              <table:table-cell office:value-type="float" office:value="103659.042323139">
                <text:p>103659.04232313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5.3585524559021">
                <text:p>45.3585524559021</text:p>
              </table:table-cell>
              <table:table-cell office:value-type="float" office:value="103702.520585443">
                <text:p>103702.52058544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5.3693754673004">
                <text:p>45.3693754673004</text:p>
              </table:table-cell>
              <table:table-cell office:value-type="float" office:value="103483.213569776">
                <text:p>103483.21356977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5.3801798820496">
                <text:p>45.3801798820496</text:p>
              </table:table-cell>
              <table:table-cell office:value-type="float" office:value="103661.329743805">
                <text:p>103661.32974380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5.3909869194031">
                <text:p>45.3909869194031</text:p>
              </table:table-cell>
              <table:table-cell office:value-type="float" office:value="103636.17366749">
                <text:p>103636.1736674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5.401787519455">
                <text:p>45.401787519455</text:p>
              </table:table-cell>
              <table:table-cell office:value-type="float" office:value="103697.942208781">
                <text:p>103697.94220878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5.4125869274139">
                <text:p>45.4125869274139</text:p>
              </table:table-cell>
              <table:table-cell office:value-type="float" office:value="103709.388908513">
                <text:p>103709.38890851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5.4233837127686">
                <text:p>45.4233837127686</text:p>
              </table:table-cell>
              <table:table-cell office:value-type="float" office:value="103734.580545434">
                <text:p>103734.58054543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5.434180021286">
                <text:p>45.434180021286</text:p>
              </table:table-cell>
              <table:table-cell office:value-type="float" office:value="103739.162157984">
                <text:p>103739.16215798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5.4449782371521">
                <text:p>45.4449782371521</text:p>
              </table:table-cell>
              <table:table-cell office:value-type="float" office:value="103720.838135612">
                <text:p>103720.83813561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5.455775976181">
                <text:p>45.455775976181</text:p>
              </table:table-cell>
              <table:table-cell office:value-type="float" office:value="103725.418534302">
                <text:p>103725.418534302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5.46657371521">
                <text:p>45.46657371521</text:p>
              </table:table-cell>
              <table:table-cell office:value-type="float" office:value="103725.418534302">
                <text:p>103725.41853430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5.4773693084717">
                <text:p>45.4773693084717</text:p>
              </table:table-cell>
              <table:table-cell office:value-type="float" office:value="103746.035335689">
                <text:p>103746.035335689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5.4881663322449">
                <text:p>45.4881663322449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5.498961687088">
                <text:p>45.498961687088</text:p>
              </table:table-cell>
              <table:table-cell office:value-type="float" office:value="103748.326597319">
                <text:p>103748.32659731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5.50972032547">
                <text:p>45.50972032547</text:p>
              </table:table-cell>
              <table:table-cell office:value-type="float" office:value="104102.392908587">
                <text:p>104102.39290858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5.5205204486847">
                <text:p>45.5205204486847</text:p>
              </table:table-cell>
              <table:table-cell office:value-type="float" office:value="103702.520585443">
                <text:p>103702.52058544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5.5313186645508">
                <text:p>45.5313186645508</text:p>
              </table:table-cell>
              <table:table-cell office:value-type="float" office:value="103720.838135612">
                <text:p>103720.83813561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5.5421166419983">
                <text:p>45.5421166419983</text:p>
              </table:table-cell>
              <table:table-cell office:value-type="float" office:value="103723.12828439">
                <text:p>103723.1282843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5.5529136657715">
                <text:p>45.5529136657715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5.5637099742889">
                <text:p>45.5637099742889</text:p>
              </table:table-cell>
              <table:table-cell office:value-type="float" office:value="103739.162157984">
                <text:p>103739.16215798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5.5745062828064">
                <text:p>45.5745062828064</text:p>
              </table:table-cell>
              <table:table-cell office:value-type="float" office:value="103739.162157984">
                <text:p>103739.16215798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5.5853028297424">
                <text:p>45.5853028297424</text:p>
              </table:table-cell>
              <table:table-cell office:value-type="float" office:value="103736.871301122">
                <text:p>103736.87130112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5.5961000919342">
                <text:p>45.5961000919342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5.6068966388702">
                <text:p>45.6068966388702</text:p>
              </table:table-cell>
              <table:table-cell office:value-type="float" office:value="103736.871301122">
                <text:p>103736.87130112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5.6177222728729">
                <text:p>45.6177222728729</text:p>
              </table:table-cell>
              <table:table-cell office:value-type="float" office:value="103458.14385764">
                <text:p>103458.14385764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5.6285333633423">
                <text:p>45.6285333633423</text:p>
              </table:table-cell>
              <table:table-cell office:value-type="float" office:value="103597.320101444">
                <text:p>103597.32010144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5.6393439769745">
                <text:p>45.6393439769745</text:p>
              </table:table-cell>
              <table:table-cell office:value-type="float" office:value="103601.889597071">
                <text:p>103601.88959707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5.6501505374908">
                <text:p>45.6501505374908</text:p>
              </table:table-cell>
              <table:table-cell office:value-type="float" office:value="103640.74659136">
                <text:p>103640.7465913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5.6609528064728">
                <text:p>45.6609528064728</text:p>
              </table:table-cell>
              <table:table-cell office:value-type="float" office:value="103681.921073541">
                <text:p>103681.92107354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5.6717624664307">
                <text:p>45.6717624664307</text:p>
              </table:table-cell>
              <table:table-cell office:value-type="float" office:value="103611.029797746">
                <text:p>103611.02979774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5.6825642585754">
                <text:p>45.6825642585754</text:p>
              </table:table-cell>
              <table:table-cell office:value-type="float" office:value="103686.49803558">
                <text:p>103686.4980355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5.6933610439301">
                <text:p>45.6933610439301</text:p>
              </table:table-cell>
              <table:table-cell office:value-type="float" office:value="103734.580545434">
                <text:p>103734.58054543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5.7041563987732">
                <text:p>45.7041563987732</text:p>
              </table:table-cell>
              <table:table-cell office:value-type="float" office:value="103748.326597319">
                <text:p>103748.326597319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5.7149531841278">
                <text:p>45.7149531841278</text:p>
              </table:table-cell>
              <table:table-cell office:value-type="float" office:value="103734.580545434">
                <text:p>103734.58054543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5.7257506847382">
                <text:p>45.7257506847382</text:p>
              </table:table-cell>
              <table:table-cell office:value-type="float" office:value="103727.708885356">
                <text:p>103727.70888535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5.7365505695343">
                <text:p>45.7365505695343</text:p>
              </table:table-cell>
              <table:table-cell office:value-type="float" office:value="103704.809925383">
                <text:p>103704.80992538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5.7473526000977">
                <text:p>45.7473526000977</text:p>
              </table:table-cell>
              <table:table-cell office:value-type="float" office:value="103684.20950405">
                <text:p>103684.2095040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5.7581520080566">
                <text:p>45.7581520080566</text:p>
              </table:table-cell>
              <table:table-cell office:value-type="float" office:value="103709.388908513">
                <text:p>103709.388908513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5.7690093517303">
                <text:p>45.7690093517303</text:p>
              </table:table-cell>
              <table:table-cell office:value-type="float" office:value="103155.986736643">
                <text:p>103155.98673664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5.7797703742981">
                <text:p>45.7797703742981</text:p>
              </table:table-cell>
              <table:table-cell office:value-type="float" office:value="104079.32823751">
                <text:p>104079.3282375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5.7905671596527">
                <text:p>45.7905671596527</text:p>
              </table:table-cell>
              <table:table-cell office:value-type="float" office:value="103734.580545434">
                <text:p>103734.58054543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5.8013634681702">
                <text:p>45.8013634681702</text:p>
              </table:table-cell>
              <table:table-cell office:value-type="float" office:value="103739.162157984">
                <text:p>103739.16215798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5.8121602535248">
                <text:p>45.8121602535248</text:p>
              </table:table-cell>
              <table:table-cell office:value-type="float" office:value="103734.580545434">
                <text:p>103734.58054543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5.8229615688324">
                <text:p>45.8229615688324</text:p>
              </table:table-cell>
              <table:table-cell office:value-type="float" office:value="103691.075401731">
                <text:p>103691.07540173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5.8337609767914">
                <text:p>45.8337609767914</text:p>
              </table:table-cell>
              <table:table-cell office:value-type="float" office:value="103709.388908513">
                <text:p>103709.38890851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5.8445596694946">
                <text:p>45.8445596694946</text:p>
              </table:table-cell>
              <table:table-cell office:value-type="float" office:value="103716.258141435">
                <text:p>103716.25814143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5.8553578853607">
                <text:p>45.8553578853607</text:p>
              </table:table-cell>
              <table:table-cell office:value-type="float" office:value="103720.838135612">
                <text:p>103720.83813561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5.8661551475525">
                <text:p>45.8661551475525</text:p>
              </table:table-cell>
              <table:table-cell office:value-type="float" office:value="103729.999337558">
                <text:p>103729.99933755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5.87695145607">
                <text:p>45.87695145607</text:p>
              </table:table-cell>
              <table:table-cell office:value-type="float" office:value="103739.162157984">
                <text:p>103739.16215798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5.8877475261688">
                <text:p>45.8877475261688</text:p>
              </table:table-cell>
              <table:table-cell office:value-type="float" office:value="103741.453116028">
                <text:p>103741.453116028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5.8985486030579">
                <text:p>45.8985486030579</text:p>
              </table:table-cell>
              <table:table-cell office:value-type="float" office:value="103693.364236364">
                <text:p>103693.36423636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5.9093809127808">
                <text:p>45.9093809127808</text:p>
              </table:table-cell>
              <table:table-cell office:value-type="float" office:value="103394.38482194">
                <text:p>103394.3848219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5.9201939105988">
                <text:p>45.9201939105988</text:p>
              </table:table-cell>
              <table:table-cell office:value-type="float" office:value="103579.046149097">
                <text:p>103579.046149097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45.9310002326965">
                <text:p>45.9310002326965</text:p>
              </table:table-cell>
              <table:table-cell office:value-type="float" office:value="103643.033204633">
                <text:p>103643.03320463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5.9418008327484">
                <text:p>45.9418008327484</text:p>
              </table:table-cell>
              <table:table-cell office:value-type="float" office:value="103697.942208781">
                <text:p>103697.94220878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5.9525995254517">
                <text:p>45.9525995254517</text:p>
              </table:table-cell>
              <table:table-cell office:value-type="float" office:value="103716.258141435">
                <text:p>103716.25814143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5.9633963108063">
                <text:p>45.9633963108063</text:p>
              </table:table-cell>
              <table:table-cell office:value-type="float" office:value="103734.580545434">
                <text:p>103734.58054543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5.9741947650909">
                <text:p>45.9741947650909</text:p>
              </table:table-cell>
              <table:table-cell office:value-type="float" office:value="103718.548087963">
                <text:p>103718.54808796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5.9849925041199">
                <text:p>45.9849925041199</text:p>
              </table:table-cell>
              <table:table-cell office:value-type="float" office:value="103725.418534302">
                <text:p>103725.41853430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5.9957993030548">
                <text:p>45.9957993030548</text:p>
              </table:table-cell>
              <table:table-cell office:value-type="float" office:value="103638.460078982">
                <text:p>103638.46007898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46.0065023899078">
                <text:p>46.0065023899078</text:p>
              </table:table-cell>
              <table:table-cell office:value-type="float" office:value="104642.708723158">
                <text:p>104642.70872315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6.016916513443">
                <text:p>46.016916513443</text:p>
              </table:table-cell>
              <table:table-cell office:value-type="float" office:value="107546.256410256">
                <text:p>107546.25641025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6.0273053646088">
                <text:p>46.0273053646088</text:p>
              </table:table-cell>
              <table:table-cell office:value-type="float" office:value="107807.87809244">
                <text:p>107807.8780924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6.0376439094543">
                <text:p>46.0376439094543</text:p>
              </table:table-cell>
              <table:table-cell office:value-type="float" office:value="108332.460392501">
                <text:p>108332.46039250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6.0479733943939">
                <text:p>46.0479733943939</text:p>
              </table:table-cell>
              <table:table-cell office:value-type="float" office:value="108427.477899596">
                <text:p>108427.47789959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6.0582940578461">
                <text:p>46.0582940578461</text:p>
              </table:table-cell>
              <table:table-cell office:value-type="float" office:value="108520.155239327">
                <text:p>108520.15523932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6.0686097145081">
                <text:p>46.0686097145081</text:p>
              </table:table-cell>
              <table:table-cell office:value-type="float" office:value="108572.826403495">
                <text:p>108572.82640349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46.0789752006531">
                <text:p>46.0789752006531</text:p>
              </table:table-cell>
              <table:table-cell office:value-type="float" office:value="108050.889686264">
                <text:p>108050.88968626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6.0893070697784">
                <text:p>46.0893070697784</text:p>
              </table:table-cell>
              <table:table-cell office:value-type="float" office:value="108402.457136264">
                <text:p>108402.45713626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6.0995965003967">
                <text:p>46.0995965003967</text:p>
              </table:table-cell>
              <table:table-cell office:value-type="float" office:value="108849.560442107">
                <text:p>108849.56044210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6.1099104881287">
                <text:p>46.1099104881287</text:p>
              </table:table-cell>
              <table:table-cell office:value-type="float" office:value="108590.394822006">
                <text:p>108590.39482200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6.120224237442">
                <text:p>46.120224237442</text:p>
              </table:table-cell>
              <table:table-cell office:value-type="float" office:value="108592.905060219">
                <text:p>108592.90506021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6.1305370330811">
                <text:p>46.1305370330811</text:p>
              </table:table-cell>
              <table:table-cell office:value-type="float" office:value="108602.947173737">
                <text:p>108602.94717373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6.1408495903015">
                <text:p>46.1408495903015</text:p>
              </table:table-cell>
              <table:table-cell office:value-type="float" office:value="108605.457992324">
                <text:p>108605.45799232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6.1511607170105">
                <text:p>46.1511607170105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6.1614799499512">
                <text:p>46.1614799499512</text:p>
              </table:table-cell>
              <table:table-cell office:value-type="float" office:value="108535.198927961">
                <text:p>108535.19892796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6.1717927455902">
                <text:p>46.1717927455902</text:p>
              </table:table-cell>
              <table:table-cell office:value-type="float" office:value="108602.947173737">
                <text:p>108602.94717373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6.1821064949036">
                <text:p>46.1821064949036</text:p>
              </table:table-cell>
              <table:table-cell office:value-type="float" office:value="108592.905060219">
                <text:p>108592.90506021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6.1924180984497">
                <text:p>46.1924180984497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46.2027292251587">
                <text:p>46.2027292251587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6.2130398750305">
                <text:p>46.2130398750305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46.2233505249023">
                <text:p>46.2233505249023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6.2336618900299">
                <text:p>46.2336618900299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6.2439725399017">
                <text:p>46.2439725399017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6.2542831897736">
                <text:p>46.2542831897736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46.2645938396454">
                <text:p>46.2645938396454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6.2749030590057">
                <text:p>46.2749030590057</text:p>
              </table:table-cell>
              <table:table-cell office:value-type="float" office:value="108640.621646624">
                <text:p>108640.621646624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6.2852206230164">
                <text:p>46.2852206230164</text:p>
              </table:table-cell>
              <table:table-cell office:value-type="float" office:value="108552.755170422">
                <text:p>108552.75517042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46.2955327033997">
                <text:p>46.2955327033997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46.3058443069458">
                <text:p>46.3058443069458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6.3161609172821">
                <text:p>46.3161609172821</text:p>
              </table:table-cell>
              <table:table-cell office:value-type="float" office:value="108562.789859259">
                <text:p>108562.78985925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46.3264744281769">
                <text:p>46.3264744281769</text:p>
              </table:table-cell>
              <table:table-cell office:value-type="float" office:value="108595.41541449">
                <text:p>108595.4154144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6.3367867469788">
                <text:p>46.3367867469788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6.3470973968506">
                <text:p>46.3470973968506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6.3574092388153">
                <text:p>46.3574092388153</text:p>
              </table:table-cell>
              <table:table-cell office:value-type="float" office:value="108612.991144713">
                <text:p>108612.99114471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6.3677439689636">
                <text:p>46.3677439689636</text:p>
              </table:table-cell>
              <table:table-cell office:value-type="float" office:value="108372.447458878">
                <text:p>108372.44745887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6.3780660629273">
                <text:p>46.3780660629273</text:p>
              </table:table-cell>
              <table:table-cell office:value-type="float" office:value="108505.115720423">
                <text:p>108505.11572042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6.3883817195892">
                <text:p>46.3883817195892</text:p>
              </table:table-cell>
              <table:table-cell office:value-type="float" office:value="108572.826403495">
                <text:p>108572.82640349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6.3986959457398">
                <text:p>46.3986959457398</text:p>
              </table:table-cell>
              <table:table-cell office:value-type="float" office:value="108587.884699845">
                <text:p>108587.88469984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6.4090082645416">
                <text:p>46.4090082645416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6.4193279743195">
                <text:p>46.4193279743195</text:p>
              </table:table-cell>
              <table:table-cell office:value-type="float" office:value="108530.183901673">
                <text:p>108530.18390167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6.4296066761017">
                <text:p>46.4296066761017</text:p>
              </table:table-cell>
              <table:table-cell office:value-type="float" office:value="108963.176841715">
                <text:p>108963.17684171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6.4399206638336">
                <text:p>46.4399206638336</text:p>
              </table:table-cell>
              <table:table-cell office:value-type="float" office:value="108590.394822006">
                <text:p>108590.39482200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6.4502329826355">
                <text:p>46.4502329826355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6.4605441093445">
                <text:p>46.4605441093445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6.4708549976349">
                <text:p>46.4708549976349</text:p>
              </table:table-cell>
              <table:table-cell office:value-type="float" office:value="108623.036973663">
                <text:p>108623.03697366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6.4811663627625">
                <text:p>46.4811663627625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6.4914774894714">
                <text:p>46.4914774894714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6.5017886161804">
                <text:p>46.5017886161804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6.5120992660522">
                <text:p>46.5120992660522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6.5224106311798">
                <text:p>46.5224106311798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6.5327215194702">
                <text:p>46.5327215194702</text:p>
              </table:table-cell>
              <table:table-cell office:value-type="float" office:value="108623.036973663">
                <text:p>108623.03697366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6.5430364608765">
                <text:p>46.5430364608765</text:p>
              </table:table-cell>
              <table:table-cell office:value-type="float" office:value="108580.355029586">
                <text:p>108580.35502958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46.5533487796783">
                <text:p>46.5533487796783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6.5636615753174">
                <text:p>46.5636615753174</text:p>
              </table:table-cell>
              <table:table-cell office:value-type="float" office:value="108602.947173737">
                <text:p>108602.94717373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6.5739727020264">
                <text:p>46.5739727020264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6.5842833518982">
                <text:p>46.5842833518982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6.59459400177">
                <text:p>46.59459400177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6.6049058437347">
                <text:p>46.6049058437347</text:p>
              </table:table-cell>
              <table:table-cell office:value-type="float" office:value="108612.991144713">
                <text:p>108612.99114471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6.6152153015137">
                <text:p>46.6152153015137</text:p>
              </table:table-cell>
              <table:table-cell office:value-type="float" office:value="108638.109201915">
                <text:p>108638.10920191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6.6255288124084">
                <text:p>46.6255288124084</text:p>
              </table:table-cell>
              <table:table-cell office:value-type="float" office:value="108595.41541449">
                <text:p>108595.4154144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6.6358425617218">
                <text:p>46.6358425617218</text:p>
              </table:table-cell>
              <table:table-cell office:value-type="float" office:value="108592.905060219">
                <text:p>108592.90506021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6.6461617946625">
                <text:p>46.6461617946625</text:p>
              </table:table-cell>
              <table:table-cell office:value-type="float" office:value="108535.198927961">
                <text:p>108535.19892796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6.6564757823944">
                <text:p>46.6564757823944</text:p>
              </table:table-cell>
              <table:table-cell office:value-type="float" office:value="108590.394822006">
                <text:p>108590.39482200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6.6667945384979">
                <text:p>46.6667945384979</text:p>
              </table:table-cell>
              <table:table-cell office:value-type="float" office:value="108540.214417745">
                <text:p>108540.21441774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6.6771159172058">
                <text:p>46.6771159172058</text:p>
              </table:table-cell>
              <table:table-cell office:value-type="float" office:value="108512.634958767">
                <text:p>108512.634958767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6.6874315738678">
                <text:p>46.6874315738678</text:p>
              </table:table-cell>
              <table:table-cell office:value-type="float" office:value="108572.826403495">
                <text:p>108572.82640349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6.6977436542511">
                <text:p>46.6977436542511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6.7080557346344">
                <text:p>46.7080557346344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6.7183661460876">
                <text:p>46.7183661460876</text:p>
              </table:table-cell>
              <table:table-cell office:value-type="float" office:value="108628.060585039">
                <text:p>108628.060585039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6.7286772727966">
                <text:p>46.7286772727966</text:p>
              </table:table-cell>
              <table:table-cell office:value-type="float" office:value="108620.525342212">
                <text:p>108620.52534221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6.7389938831329">
                <text:p>46.7389938831329</text:p>
              </table:table-cell>
              <table:table-cell office:value-type="float" office:value="108562.789859259">
                <text:p>108562.78985925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6.7493069171906">
                <text:p>46.7493069171906</text:p>
              </table:table-cell>
              <table:table-cell office:value-type="float" office:value="108600.436471241">
                <text:p>108600.436471241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6.7595801353455">
                <text:p>46.7595801353455</text:p>
              </table:table-cell>
              <table:table-cell office:value-type="float" office:value="109021.339088863">
                <text:p>109021.33908886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6.7698910236359">
                <text:p>46.7698910236359</text:p>
              </table:table-cell>
              <table:table-cell office:value-type="float" office:value="108623.036973663">
                <text:p>108623.03697366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6.7802019119263">
                <text:p>46.7802019119263</text:p>
              </table:table-cell>
              <table:table-cell office:value-type="float" office:value="108623.036973663">
                <text:p>108623.03697366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6.790513753891">
                <text:p>46.790513753891</text:p>
              </table:table-cell>
              <table:table-cell office:value-type="float" office:value="108612.991144713">
                <text:p>108612.99114471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6.800829410553">
                <text:p>46.800829410553</text:p>
              </table:table-cell>
              <table:table-cell office:value-type="float" office:value="108572.826403495">
                <text:p>108572.82640349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6.8111431598663">
                <text:p>46.8111431598663</text:p>
              </table:table-cell>
              <table:table-cell office:value-type="float" office:value="108592.905060219">
                <text:p>108592.90506021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6.8214602470398">
                <text:p>46.8214602470398</text:p>
              </table:table-cell>
              <table:table-cell office:value-type="float" office:value="108557.772282948">
                <text:p>108557.77228294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6.8323810100555">
                <text:p>46.8323810100555</text:p>
              </table:table-cell>
              <table:table-cell office:value-type="float" office:value="102556.936578976">
                <text:p>102556.93657897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6.8427131175995">
                <text:p>46.8427131175995</text:p>
              </table:table-cell>
              <table:table-cell office:value-type="float" office:value="108399.955695034">
                <text:p>108399.955695034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6.8530330657959">
                <text:p>46.8530330657959</text:p>
              </table:table-cell>
              <table:table-cell office:value-type="float" office:value="108527.67656232">
                <text:p>108527.6765623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6.8633501529694">
                <text:p>46.8633501529694</text:p>
              </table:table-cell>
              <table:table-cell office:value-type="float" office:value="108557.772282948">
                <text:p>108557.77228294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6.8736643791199">
                <text:p>46.8736643791199</text:p>
              </table:table-cell>
              <table:table-cell office:value-type="float" office:value="108587.884699845">
                <text:p>108587.88469984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6.8839766979218">
                <text:p>46.8839766979218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6.8942873477936">
                <text:p>46.8942873477936</text:p>
              </table:table-cell>
              <table:table-cell office:value-type="float" office:value="108625.548721269">
                <text:p>108625.54872126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6.9045991897583">
                <text:p>46.9045991897583</text:p>
              </table:table-cell>
              <table:table-cell office:value-type="float" office:value="108612.991144713">
                <text:p>108612.99114471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6.9149105548859">
                <text:p>46.9149105548859</text:p>
              </table:table-cell>
              <table:table-cell office:value-type="float" office:value="108618.013826909">
                <text:p>108618.013826909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6.9252300262451">
                <text:p>46.9252300262451</text:p>
              </table:table-cell>
              <table:table-cell office:value-type="float" office:value="108532.691356884">
                <text:p>108532.69135688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46.9355490207672">
                <text:p>46.9355490207672</text:p>
              </table:table-cell>
              <table:table-cell office:value-type="float" office:value="108537.706614912">
                <text:p>108537.70661491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6.9458632469177">
                <text:p>46.9458632469177</text:p>
              </table:table-cell>
              <table:table-cell office:value-type="float" office:value="108587.884699845">
                <text:p>108587.88469984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46.956175327301">
                <text:p>46.956175327301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46.9664881229401">
                <text:p>46.9664881229401</text:p>
              </table:table-cell>
              <table:table-cell office:value-type="float" office:value="108602.947173737">
                <text:p>108602.947173737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6.9768006801605">
                <text:p>46.9768006801605</text:p>
              </table:table-cell>
              <table:table-cell office:value-type="float" office:value="108605.457992324">
                <text:p>108605.457992324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6.9871561527252">
                <text:p>46.9871561527252</text:p>
              </table:table-cell>
              <table:table-cell office:value-type="float" office:value="108155.373209928">
                <text:p>108155.37320992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6.997492313385">
                <text:p>46.997492313385</text:p>
              </table:table-cell>
              <table:table-cell office:value-type="float" office:value="108357.448850137">
                <text:p>108357.448850137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0.0108451843262">
                <text:p>60.0108451843262</text:p>
              </table:table-cell>
              <table:table-cell office:value-type="float" office:value="86.0654445558732">
                <text:p>86.0654445558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